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Pictures/1000000000000001000000156481E2D4.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1" svg:font-family="Helvetica"/>
    <style:font-face style:name="Symbol1" svg:font-family="Symbol"/>
    <style:font-face style:name="Helvetica" svg:font-family="Helvetica" style:font-pitch="variable"/>
    <style:font-face style:name="Liberation Serif1" svg:font-family="'Liberation Serif'" style:font-pitch="variable"/>
    <style:font-face style:name="Symbol" svg:font-family="Symbol"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svg:stroke-width="0.037cm" svg:stroke-color="#ffffff" draw:stroke-linejoin="round" svg:stroke-linecap="round" draw:fill="solid" draw:fill-color="#ffffff" fo:padding-top="0.018cm" fo:padding-bottom="0.018cm" fo:padding-left="0.018cm" fo:padding-right="0.018cm"/>
    </style:style>
    <style:style style:name="gr2" style:family="graphic" style:parent-style-name="standard">
      <style:graphic-properties draw:stroke="none" draw:fill="solid" draw:fill-color="#ffffff"/>
    </style:style>
    <style:style style:name="gr3" style:family="graphic" style:parent-style-name="standard">
      <style:graphic-properties draw:stroke="solid" svg:stroke-width="0.037cm" svg:stroke-color="#fafafa" draw:stroke-linejoin="round" svg:stroke-linecap="butt" draw:fill="none" fo:padding-top="0.018cm" fo:padding-bottom="0.018cm" fo:padding-left="0.018cm" fo:padding-right="0.018cm"/>
    </style:style>
    <style:style style:name="gr4" style:family="graphic" style:parent-style-name="standard">
      <style:graphic-properties draw:stroke="solid" svg:stroke-width="0.015cm" svg:stroke-color="#e5e5e5" draw:stroke-linejoin="round" svg:stroke-linecap="butt" draw:fill="none" fo:padding-top="0.007cm" fo:padding-bottom="0.007cm" fo:padding-left="0.007cm" fo:padding-right="0.007cm"/>
    </style:style>
    <style:style style:name="gr5" style:family="graphic" style:parent-style-name="standard">
      <style:graphic-properties draw:stroke="none" draw:fill="solid" draw:fill-color="#6765b0" draw:opacity="30%"/>
    </style:style>
    <style:style style:name="gr6" style:family="graphic" style:parent-style-name="standard">
      <style:graphic-properties draw:stroke="solid" svg:stroke-width="0.025cm" svg:stroke-color="#6765b0" svg:stroke-opacity="30%" draw:stroke-linejoin="round" svg:stroke-linecap="round" draw:fill="none" fo:padding-top="0.012cm" fo:padding-bottom="0.012cm" fo:padding-left="0.012cm" fo:padding-right="0.012cm"/>
    </style:style>
    <style:style style:name="gr7" style:family="graphic" style:parent-style-name="standard">
      <style:graphic-properties draw:stroke="none" draw:fill="solid" draw:fill-color="#403397" draw:opacity="30%"/>
    </style:style>
    <style:style style:name="gr8" style:family="graphic" style:parent-style-name="standard">
      <style:graphic-properties draw:stroke="solid" svg:stroke-width="0.025cm" svg:stroke-color="#403397" svg:stroke-opacity="30%" draw:stroke-linejoin="round" svg:stroke-linecap="round" draw:fill="none" fo:padding-top="0.012cm" fo:padding-bottom="0.012cm" fo:padding-left="0.012cm" fo:padding-right="0.012cm"/>
    </style:style>
    <style:style style:name="gr9" style:family="graphic" style:parent-style-name="standard">
      <style:graphic-properties draw:stroke="none" draw:fill="solid" draw:fill-color="#493d9c" draw:opacity="30%"/>
    </style:style>
    <style:style style:name="gr10" style:family="graphic" style:parent-style-name="standard">
      <style:graphic-properties draw:stroke="solid" svg:stroke-width="0.025cm" svg:stroke-color="#493d9c" svg:stroke-opacity="30%" draw:stroke-linejoin="round" svg:stroke-linecap="round" draw:fill="none" fo:padding-top="0.012cm" fo:padding-bottom="0.012cm" fo:padding-left="0.012cm" fo:padding-right="0.012cm"/>
    </style:style>
    <style:style style:name="gr11" style:family="graphic" style:parent-style-name="standard">
      <style:graphic-properties draw:stroke="none" draw:fill="solid" draw:fill-color="#4b3f9d" draw:opacity="30%"/>
    </style:style>
    <style:style style:name="gr12" style:family="graphic" style:parent-style-name="standard">
      <style:graphic-properties draw:stroke="solid" svg:stroke-width="0.025cm" svg:stroke-color="#4b3f9d" svg:stroke-opacity="30%" draw:stroke-linejoin="round" svg:stroke-linecap="round" draw:fill="none" fo:padding-top="0.012cm" fo:padding-bottom="0.012cm" fo:padding-left="0.012cm" fo:padding-right="0.012cm"/>
    </style:style>
    <style:style style:name="gr13" style:family="graphic" style:parent-style-name="standard">
      <style:graphic-properties draw:stroke="none" draw:fill="solid" draw:fill-color="#4f44a0" draw:opacity="30%"/>
    </style:style>
    <style:style style:name="gr14" style:family="graphic" style:parent-style-name="standard">
      <style:graphic-properties draw:stroke="solid" svg:stroke-width="0.025cm" svg:stroke-color="#4f44a0" svg:stroke-opacity="30%" draw:stroke-linejoin="round" svg:stroke-linecap="round" draw:fill="none" fo:padding-top="0.012cm" fo:padding-bottom="0.012cm" fo:padding-left="0.012cm" fo:padding-right="0.012cm"/>
    </style:style>
    <style:style style:name="gr15" style:family="graphic" style:parent-style-name="standard">
      <style:graphic-properties draw:stroke="none" draw:fill="solid" draw:fill-color="#5e59aa" draw:opacity="30%"/>
    </style:style>
    <style:style style:name="gr16" style:family="graphic" style:parent-style-name="standard">
      <style:graphic-properties draw:stroke="solid" svg:stroke-width="0.025cm" svg:stroke-color="#5e59aa" svg:stroke-opacity="30%" draw:stroke-linejoin="round" svg:stroke-linecap="round" draw:fill="none" fo:padding-top="0.012cm" fo:padding-bottom="0.012cm" fo:padding-left="0.012cm" fo:padding-right="0.012cm"/>
    </style:style>
    <style:style style:name="gr17" style:family="graphic" style:parent-style-name="standard">
      <style:graphic-properties draw:stroke="none" draw:fill="solid" draw:fill-color="#8897c8" draw:opacity="30%"/>
    </style:style>
    <style:style style:name="gr18" style:family="graphic" style:parent-style-name="standard">
      <style:graphic-properties draw:stroke="solid" svg:stroke-width="0.025cm" svg:stroke-color="#8897c8" svg:stroke-opacity="30%" draw:stroke-linejoin="round" svg:stroke-linecap="round" draw:fill="none" fo:padding-top="0.012cm" fo:padding-bottom="0.012cm" fo:padding-left="0.012cm" fo:padding-right="0.012cm"/>
    </style:style>
    <style:style style:name="gr19" style:family="graphic" style:parent-style-name="standard">
      <style:graphic-properties draw:stroke="none" draw:fill="solid" draw:fill-color="#000080" draw:opacity="30%"/>
    </style:style>
    <style:style style:name="gr20" style:family="graphic" style:parent-style-name="standard">
      <style:graphic-properties draw:stroke="solid" svg:stroke-width="0.025cm" svg:stroke-color="#000080" svg:stroke-opacity="30%" draw:stroke-linejoin="round" svg:stroke-linecap="round" draw:fill="none" fo:padding-top="0.012cm" fo:padding-bottom="0.012cm" fo:padding-left="0.012cm" fo:padding-right="0.012cm"/>
    </style:style>
    <style:style style:name="gr21" style:family="graphic" style:parent-style-name="standard">
      <style:graphic-properties draw:stroke="none" draw:fill="solid" draw:fill-color="#554ca3" draw:opacity="30%"/>
    </style:style>
    <style:style style:name="gr22" style:family="graphic" style:parent-style-name="standard">
      <style:graphic-properties draw:stroke="solid" svg:stroke-width="0.025cm" svg:stroke-color="#554ca3" svg:stroke-opacity="30%" draw:stroke-linejoin="round" svg:stroke-linecap="round" draw:fill="none" fo:padding-top="0.012cm" fo:padding-bottom="0.012cm" fo:padding-left="0.012cm" fo:padding-right="0.012cm"/>
    </style:style>
    <style:style style:name="gr23" style:family="graphic" style:parent-style-name="standard">
      <style:graphic-properties draw:stroke="none" draw:fill="solid" draw:fill-color="#838fc4" draw:opacity="30%"/>
    </style:style>
    <style:style style:name="gr24" style:family="graphic" style:parent-style-name="standard">
      <style:graphic-properties draw:stroke="solid" svg:stroke-width="0.025cm" svg:stroke-color="#838fc4" svg:stroke-opacity="30%" draw:stroke-linejoin="round" svg:stroke-linecap="round" draw:fill="none" fo:padding-top="0.012cm" fo:padding-bottom="0.012cm" fo:padding-left="0.012cm" fo:padding-right="0.012cm"/>
    </style:style>
    <style:style style:name="gr25" style:family="graphic" style:parent-style-name="standard">
      <style:graphic-properties draw:stroke="none" draw:fill="solid" draw:fill-color="#96afd3" draw:opacity="30%"/>
    </style:style>
    <style:style style:name="gr26" style:family="graphic" style:parent-style-name="standard">
      <style:graphic-properties draw:stroke="solid" svg:stroke-width="0.025cm" svg:stroke-color="#96afd3" svg:stroke-opacity="30%" draw:stroke-linejoin="round" svg:stroke-linecap="round" draw:fill="none" fo:padding-top="0.012cm" fo:padding-bottom="0.012cm" fo:padding-left="0.012cm" fo:padding-right="0.012cm"/>
    </style:style>
    <style:style style:name="gr27" style:family="graphic" style:parent-style-name="standard">
      <style:graphic-properties draw:stroke="none" draw:fill="solid" draw:fill-color="#3b2d94" draw:opacity="30%"/>
    </style:style>
    <style:style style:name="gr28" style:family="graphic" style:parent-style-name="standard">
      <style:graphic-properties draw:stroke="solid" svg:stroke-width="0.025cm" svg:stroke-color="#3b2d94" svg:stroke-opacity="30%" draw:stroke-linejoin="round" svg:stroke-linecap="round" draw:fill="none" fo:padding-top="0.012cm" fo:padding-bottom="0.012cm" fo:padding-left="0.012cm" fo:padding-right="0.012cm"/>
    </style:style>
    <style:style style:name="gr29" style:family="graphic" style:parent-style-name="standard">
      <style:graphic-properties draw:stroke="none" draw:fill="solid" draw:fill-color="#2d1f8d" draw:opacity="30%"/>
    </style:style>
    <style:style style:name="gr30" style:family="graphic" style:parent-style-name="standard">
      <style:graphic-properties draw:stroke="solid" svg:stroke-width="0.025cm" svg:stroke-color="#2d1f8d" svg:stroke-opacity="30%" draw:stroke-linejoin="round" svg:stroke-linecap="round" draw:fill="none" fo:padding-top="0.012cm" fo:padding-bottom="0.012cm" fo:padding-left="0.012cm" fo:padding-right="0.012cm"/>
    </style:style>
    <style:style style:name="gr31" style:family="graphic" style:parent-style-name="standard">
      <style:graphic-properties draw:stroke="none" draw:fill="solid" draw:fill-color="#635fad" draw:opacity="30%"/>
    </style:style>
    <style:style style:name="gr32" style:family="graphic" style:parent-style-name="standard">
      <style:graphic-properties draw:stroke="solid" svg:stroke-width="0.025cm" svg:stroke-color="#635fad" svg:stroke-opacity="30%" draw:stroke-linejoin="round" svg:stroke-linecap="round" draw:fill="none" fo:padding-top="0.012cm" fo:padding-bottom="0.012cm" fo:padding-left="0.012cm" fo:padding-right="0.012cm"/>
    </style:style>
    <style:style style:name="gr33" style:family="graphic" style:parent-style-name="standard">
      <style:graphic-properties draw:stroke="none" draw:fill="solid" draw:fill-color="#777cbb" draw:opacity="30%"/>
    </style:style>
    <style:style style:name="gr34" style:family="graphic" style:parent-style-name="standard">
      <style:graphic-properties draw:stroke="solid" svg:stroke-width="0.025cm" svg:stroke-color="#777cbb" svg:stroke-opacity="30%" draw:stroke-linejoin="round" svg:stroke-linecap="round" draw:fill="none" fo:padding-top="0.012cm" fo:padding-bottom="0.012cm" fo:padding-left="0.012cm" fo:padding-right="0.012cm"/>
    </style:style>
    <style:style style:name="gr35" style:family="graphic" style:parent-style-name="standard">
      <style:graphic-properties draw:stroke="none" draw:fill="solid" draw:fill-color="#7d86c0" draw:opacity="30%"/>
    </style:style>
    <style:style style:name="gr36" style:family="graphic" style:parent-style-name="standard">
      <style:graphic-properties draw:stroke="solid" svg:stroke-width="0.025cm" svg:stroke-color="#7d86c0" svg:stroke-opacity="30%" draw:stroke-linejoin="round" svg:stroke-linecap="round" draw:fill="none" fo:padding-top="0.012cm" fo:padding-bottom="0.012cm" fo:padding-left="0.012cm" fo:padding-right="0.012cm"/>
    </style:style>
    <style:style style:name="gr37" style:family="graphic" style:parent-style-name="standard">
      <style:graphic-properties draw:stroke="none" draw:fill="solid" draw:fill-color="#211488" draw:opacity="30%"/>
    </style:style>
    <style:style style:name="gr38" style:family="graphic" style:parent-style-name="standard">
      <style:graphic-properties draw:stroke="solid" svg:stroke-width="0.025cm" svg:stroke-color="#211488" svg:stroke-opacity="30%" draw:stroke-linejoin="round" svg:stroke-linecap="round" draw:fill="none" fo:padding-top="0.012cm" fo:padding-bottom="0.012cm" fo:padding-left="0.012cm" fo:padding-right="0.012cm"/>
    </style:style>
    <style:style style:name="gr39" style:family="graphic" style:parent-style-name="standard">
      <style:graphic-properties draw:stroke="none" draw:fill="solid" draw:fill-color="#2a1c8b" draw:opacity="30%"/>
    </style:style>
    <style:style style:name="gr40" style:family="graphic" style:parent-style-name="standard">
      <style:graphic-properties draw:stroke="solid" svg:stroke-width="0.025cm" svg:stroke-color="#2a1c8b" svg:stroke-opacity="30%" draw:stroke-linejoin="round" svg:stroke-linecap="round" draw:fill="none" fo:padding-top="0.012cm" fo:padding-bottom="0.012cm" fo:padding-left="0.012cm" fo:padding-right="0.012cm"/>
    </style:style>
    <style:style style:name="gr41" style:family="graphic" style:parent-style-name="standard">
      <style:graphic-properties draw:stroke="none" draw:fill="solid" draw:fill-color="#473b9b" draw:opacity="30%"/>
    </style:style>
    <style:style style:name="gr42" style:family="graphic" style:parent-style-name="standard">
      <style:graphic-properties draw:stroke="solid" svg:stroke-width="0.025cm" svg:stroke-color="#473b9b" svg:stroke-opacity="30%" draw:stroke-linejoin="round" svg:stroke-linecap="round" draw:fill="none" fo:padding-top="0.012cm" fo:padding-bottom="0.012cm" fo:padding-left="0.012cm" fo:padding-right="0.012cm"/>
    </style:style>
    <style:style style:name="gr43" style:family="graphic" style:parent-style-name="standard">
      <style:graphic-properties draw:stroke="none" draw:fill="solid" draw:fill-color="#a4c7df" draw:opacity="30%"/>
    </style:style>
    <style:style style:name="gr44" style:family="graphic" style:parent-style-name="standard">
      <style:graphic-properties draw:stroke="solid" svg:stroke-width="0.025cm" svg:stroke-color="#a4c7df" svg:stroke-opacity="30%" draw:stroke-linejoin="round" svg:stroke-linecap="round" draw:fill="none" fo:padding-top="0.012cm" fo:padding-bottom="0.012cm" fo:padding-left="0.012cm" fo:padding-right="0.012cm"/>
    </style:style>
    <style:style style:name="gr45" style:family="graphic" style:parent-style-name="standard">
      <style:graphic-properties draw:stroke="none" draw:fill="solid" draw:fill-color="#8694c7" draw:opacity="30%"/>
    </style:style>
    <style:style style:name="gr46" style:family="graphic" style:parent-style-name="standard">
      <style:graphic-properties draw:stroke="solid" svg:stroke-width="0.025cm" svg:stroke-color="#8694c7" svg:stroke-opacity="30%" draw:stroke-linejoin="round" svg:stroke-linecap="round" draw:fill="none" fo:padding-top="0.012cm" fo:padding-bottom="0.012cm" fo:padding-left="0.012cm" fo:padding-right="0.012cm"/>
    </style:style>
    <style:style style:name="gr47" style:family="graphic" style:parent-style-name="standard">
      <style:graphic-properties draw:stroke="none" draw:fill="solid" draw:fill-color="#6968b2" draw:opacity="30%"/>
    </style:style>
    <style:style style:name="gr48" style:family="graphic" style:parent-style-name="standard">
      <style:graphic-properties draw:stroke="solid" svg:stroke-width="0.025cm" svg:stroke-color="#6968b2" svg:stroke-opacity="30%" draw:stroke-linejoin="round" svg:stroke-linecap="round" draw:fill="none" fo:padding-top="0.012cm" fo:padding-bottom="0.012cm" fo:padding-left="0.012cm" fo:padding-right="0.012cm"/>
    </style:style>
    <style:style style:name="gr49" style:family="graphic" style:parent-style-name="standard">
      <style:graphic-properties draw:stroke="none" draw:fill="solid" draw:fill-color="#5951a6" draw:opacity="30%"/>
    </style:style>
    <style:style style:name="gr50" style:family="graphic" style:parent-style-name="standard">
      <style:graphic-properties draw:stroke="solid" svg:stroke-width="0.025cm" svg:stroke-color="#5951a6" svg:stroke-opacity="30%" draw:stroke-linejoin="round" svg:stroke-linecap="round" draw:fill="none" fo:padding-top="0.012cm" fo:padding-bottom="0.012cm" fo:padding-left="0.012cm" fo:padding-right="0.012cm"/>
    </style:style>
    <style:style style:name="gr51" style:family="graphic" style:parent-style-name="standard">
      <style:graphic-properties draw:stroke="none" draw:fill="solid" draw:fill-color="#201488" draw:opacity="30%"/>
    </style:style>
    <style:style style:name="gr52" style:family="graphic" style:parent-style-name="standard">
      <style:graphic-properties draw:stroke="solid" svg:stroke-width="0.025cm" svg:stroke-color="#201488" svg:stroke-opacity="30%" draw:stroke-linejoin="round" svg:stroke-linecap="round" draw:fill="none" fo:padding-top="0.012cm" fo:padding-bottom="0.012cm" fo:padding-left="0.012cm" fo:padding-right="0.012cm"/>
    </style:style>
    <style:style style:name="gr53" style:family="graphic" style:parent-style-name="standard">
      <style:graphic-properties draw:stroke="none" draw:fill="solid" draw:fill-color="#7c84bf" draw:opacity="30%"/>
    </style:style>
    <style:style style:name="gr54" style:family="graphic" style:parent-style-name="standard">
      <style:graphic-properties draw:stroke="solid" svg:stroke-width="0.025cm" svg:stroke-color="#7c84bf" svg:stroke-opacity="30%" draw:stroke-linejoin="round" svg:stroke-linecap="round" draw:fill="none" fo:padding-top="0.012cm" fo:padding-bottom="0.012cm" fo:padding-left="0.012cm" fo:padding-right="0.012cm"/>
    </style:style>
    <style:style style:name="gr55" style:family="graphic" style:parent-style-name="standard">
      <style:graphic-properties draw:stroke="none" draw:fill="solid" draw:fill-color="#6c6cb3" draw:opacity="30%"/>
    </style:style>
    <style:style style:name="gr56" style:family="graphic" style:parent-style-name="standard">
      <style:graphic-properties draw:stroke="solid" svg:stroke-width="0.025cm" svg:stroke-color="#6c6cb3" svg:stroke-opacity="30%" draw:stroke-linejoin="round" svg:stroke-linecap="round" draw:fill="none" fo:padding-top="0.012cm" fo:padding-bottom="0.012cm" fo:padding-left="0.012cm" fo:padding-right="0.012cm"/>
    </style:style>
    <style:style style:name="gr57" style:family="graphic" style:parent-style-name="standard">
      <style:graphic-properties draw:stroke="none" draw:fill="solid" draw:fill-color="#4d429f" draw:opacity="30%"/>
    </style:style>
    <style:style style:name="gr58" style:family="graphic" style:parent-style-name="standard">
      <style:graphic-properties draw:stroke="solid" svg:stroke-width="0.025cm" svg:stroke-color="#4d429f" svg:stroke-opacity="30%" draw:stroke-linejoin="round" svg:stroke-linecap="round" draw:fill="none" fo:padding-top="0.012cm" fo:padding-bottom="0.012cm" fo:padding-left="0.012cm" fo:padding-right="0.012cm"/>
    </style:style>
    <style:style style:name="gr59" style:family="graphic" style:parent-style-name="standard">
      <style:graphic-properties draw:stroke="none" draw:fill="solid" draw:fill-color="#797fbd" draw:opacity="30%"/>
    </style:style>
    <style:style style:name="gr60" style:family="graphic" style:parent-style-name="standard">
      <style:graphic-properties draw:stroke="solid" svg:stroke-width="0.025cm" svg:stroke-color="#797fbd" svg:stroke-opacity="30%" draw:stroke-linejoin="round" svg:stroke-linecap="round" draw:fill="none" fo:padding-top="0.012cm" fo:padding-bottom="0.012cm" fo:padding-left="0.012cm" fo:padding-right="0.012cm"/>
    </style:style>
    <style:style style:name="gr61" style:family="graphic" style:parent-style-name="standard">
      <style:graphic-properties draw:stroke="none" draw:fill="solid" draw:fill-color="#140a84" draw:opacity="30%"/>
    </style:style>
    <style:style style:name="gr62" style:family="graphic" style:parent-style-name="standard">
      <style:graphic-properties draw:stroke="solid" svg:stroke-width="0.025cm" svg:stroke-color="#140a84" svg:stroke-opacity="30%" draw:stroke-linejoin="round" svg:stroke-linecap="round" draw:fill="none" fo:padding-top="0.012cm" fo:padding-bottom="0.012cm" fo:padding-left="0.012cm" fo:padding-right="0.012cm"/>
    </style:style>
    <style:style style:name="gr63" style:family="graphic" style:parent-style-name="standard">
      <style:graphic-properties draw:stroke="none" draw:fill="solid" draw:fill-color="#423598" draw:opacity="30%"/>
    </style:style>
    <style:style style:name="gr64" style:family="graphic" style:parent-style-name="standard">
      <style:graphic-properties draw:stroke="solid" svg:stroke-width="0.025cm" svg:stroke-color="#423598" svg:stroke-opacity="30%" draw:stroke-linejoin="round" svg:stroke-linecap="round" draw:fill="none" fo:padding-top="0.012cm" fo:padding-bottom="0.012cm" fo:padding-left="0.012cm" fo:padding-right="0.012cm"/>
    </style:style>
    <style:style style:name="gr65" style:family="graphic" style:parent-style-name="standard">
      <style:graphic-properties draw:stroke="none" draw:fill="solid" draw:fill-color="#2b1d8c" draw:opacity="30%"/>
    </style:style>
    <style:style style:name="gr66" style:family="graphic" style:parent-style-name="standard">
      <style:graphic-properties draw:stroke="solid" svg:stroke-width="0.025cm" svg:stroke-color="#2b1d8c" svg:stroke-opacity="30%" draw:stroke-linejoin="round" svg:stroke-linecap="round" draw:fill="none" fo:padding-top="0.012cm" fo:padding-bottom="0.012cm" fo:padding-left="0.012cm" fo:padding-right="0.012cm"/>
    </style:style>
    <style:style style:name="gr67" style:family="graphic" style:parent-style-name="standard">
      <style:graphic-properties draw:stroke="none" draw:fill="solid" draw:fill-color="#1d1186" draw:opacity="30%"/>
    </style:style>
    <style:style style:name="gr68" style:family="graphic" style:parent-style-name="standard">
      <style:graphic-properties draw:stroke="solid" svg:stroke-width="0.025cm" svg:stroke-color="#1d1186" svg:stroke-opacity="30%" draw:stroke-linejoin="round" svg:stroke-linecap="round" draw:fill="none" fo:padding-top="0.012cm" fo:padding-bottom="0.012cm" fo:padding-left="0.012cm" fo:padding-right="0.012cm"/>
    </style:style>
    <style:style style:name="gr69" style:family="graphic" style:parent-style-name="standard">
      <style:graphic-properties draw:stroke="none" draw:fill="solid" draw:fill-color="#6f6fb5" draw:opacity="30%"/>
    </style:style>
    <style:style style:name="gr70" style:family="graphic" style:parent-style-name="standard">
      <style:graphic-properties draw:stroke="solid" svg:stroke-width="0.025cm" svg:stroke-color="#6f6fb5" svg:stroke-opacity="30%" draw:stroke-linejoin="round" svg:stroke-linecap="round" draw:fill="none" fo:padding-top="0.012cm" fo:padding-bottom="0.012cm" fo:padding-left="0.012cm" fo:padding-right="0.012cm"/>
    </style:style>
    <style:style style:name="gr71" style:family="graphic" style:parent-style-name="standard">
      <style:graphic-properties draw:stroke="none" draw:fill="solid" draw:fill-color="#615cac" draw:opacity="30%"/>
    </style:style>
    <style:style style:name="gr72" style:family="graphic" style:parent-style-name="standard">
      <style:graphic-properties draw:stroke="solid" svg:stroke-width="0.025cm" svg:stroke-color="#615cac" svg:stroke-opacity="30%" draw:stroke-linejoin="round" svg:stroke-linecap="round" draw:fill="none" fo:padding-top="0.012cm" fo:padding-bottom="0.012cm" fo:padding-left="0.012cm" fo:padding-right="0.012cm"/>
    </style:style>
    <style:style style:name="gr73" style:family="graphic" style:parent-style-name="standard">
      <style:graphic-properties draw:stroke="none" draw:fill="solid" draw:fill-color="#5b54a8" draw:opacity="30%"/>
    </style:style>
    <style:style style:name="gr74" style:family="graphic" style:parent-style-name="standard">
      <style:graphic-properties draw:stroke="solid" svg:stroke-width="0.025cm" svg:stroke-color="#5b54a8" svg:stroke-opacity="30%" draw:stroke-linejoin="round" svg:stroke-linecap="round" draw:fill="none" fo:padding-top="0.012cm" fo:padding-bottom="0.012cm" fo:padding-left="0.012cm" fo:padding-right="0.012cm"/>
    </style:style>
    <style:style style:name="gr75" style:family="graphic" style:parent-style-name="standard">
      <style:graphic-properties draw:stroke="none" draw:fill="solid" draw:fill-color="#3a2c93" draw:opacity="30%"/>
    </style:style>
    <style:style style:name="gr76" style:family="graphic" style:parent-style-name="standard">
      <style:graphic-properties draw:stroke="solid" svg:stroke-width="0.025cm" svg:stroke-color="#3a2c93" svg:stroke-opacity="30%" draw:stroke-linejoin="round" svg:stroke-linecap="round" draw:fill="none" fo:padding-top="0.012cm" fo:padding-bottom="0.012cm" fo:padding-left="0.012cm" fo:padding-right="0.012cm"/>
    </style:style>
    <style:style style:name="gr77" style:family="graphic" style:parent-style-name="standard">
      <style:graphic-properties draw:stroke="none" draw:fill="solid" draw:fill-color="#332590" draw:opacity="30%"/>
    </style:style>
    <style:style style:name="gr78" style:family="graphic" style:parent-style-name="standard">
      <style:graphic-properties draw:stroke="solid" svg:stroke-width="0.025cm" svg:stroke-color="#332590" svg:stroke-opacity="30%" draw:stroke-linejoin="round" svg:stroke-linecap="round" draw:fill="none" fo:padding-top="0.012cm" fo:padding-bottom="0.012cm" fo:padding-left="0.012cm" fo:padding-right="0.012cm"/>
    </style:style>
    <style:style style:name="gr79" style:family="graphic" style:parent-style-name="standard">
      <style:graphic-properties draw:stroke="none" draw:fill="solid" draw:fill-color="#9bb7d7" draw:opacity="30%"/>
    </style:style>
    <style:style style:name="gr80" style:family="graphic" style:parent-style-name="standard">
      <style:graphic-properties draw:stroke="solid" svg:stroke-width="0.025cm" svg:stroke-color="#9bb7d7" svg:stroke-opacity="30%" draw:stroke-linejoin="round" svg:stroke-linecap="round" draw:fill="none" fo:padding-top="0.012cm" fo:padding-bottom="0.012cm" fo:padding-left="0.012cm" fo:padding-right="0.012cm"/>
    </style:style>
    <style:style style:name="gr81" style:family="graphic" style:parent-style-name="standard">
      <style:graphic-properties draw:stroke="none" draw:fill="solid" draw:fill-color="#7579ba" draw:opacity="30%"/>
    </style:style>
    <style:style style:name="gr82" style:family="graphic" style:parent-style-name="standard">
      <style:graphic-properties draw:stroke="solid" svg:stroke-width="0.025cm" svg:stroke-color="#7579ba" svg:stroke-opacity="30%" draw:stroke-linejoin="round" svg:stroke-linecap="round" draw:fill="none" fo:padding-top="0.012cm" fo:padding-bottom="0.012cm" fo:padding-left="0.012cm" fo:padding-right="0.012cm"/>
    </style:style>
    <style:style style:name="gr83" style:family="graphic" style:parent-style-name="standard">
      <style:graphic-properties draw:stroke="none" draw:fill="solid" draw:fill-color="#7e87c1" draw:opacity="30%"/>
    </style:style>
    <style:style style:name="gr84" style:family="graphic" style:parent-style-name="standard">
      <style:graphic-properties draw:stroke="solid" svg:stroke-width="0.025cm" svg:stroke-color="#7e87c1" svg:stroke-opacity="30%" draw:stroke-linejoin="round" svg:stroke-linecap="round" draw:fill="none" fo:padding-top="0.012cm" fo:padding-bottom="0.012cm" fo:padding-left="0.012cm" fo:padding-right="0.012cm"/>
    </style:style>
    <style:style style:name="gr85" style:family="graphic" style:parent-style-name="standard">
      <style:graphic-properties draw:stroke="none" draw:fill="solid" draw:fill-color="#7174b7" draw:opacity="30%"/>
    </style:style>
    <style:style style:name="gr86" style:family="graphic" style:parent-style-name="standard">
      <style:graphic-properties draw:stroke="solid" svg:stroke-width="0.025cm" svg:stroke-color="#7174b7" svg:stroke-opacity="30%" draw:stroke-linejoin="round" svg:stroke-linecap="round" draw:fill="none" fo:padding-top="0.012cm" fo:padding-bottom="0.012cm" fo:padding-left="0.012cm" fo:padding-right="0.012cm"/>
    </style:style>
    <style:style style:name="gr87" style:family="graphic" style:parent-style-name="standard">
      <style:graphic-properties draw:stroke="none" draw:fill="solid" draw:fill-color="#6664af" draw:opacity="30%"/>
    </style:style>
    <style:style style:name="gr88" style:family="graphic" style:parent-style-name="standard">
      <style:graphic-properties draw:stroke="solid" svg:stroke-width="0.025cm" svg:stroke-color="#6664af" svg:stroke-opacity="30%" draw:stroke-linejoin="round" svg:stroke-linecap="round" draw:fill="none" fo:padding-top="0.012cm" fo:padding-bottom="0.012cm" fo:padding-left="0.012cm" fo:padding-right="0.012cm"/>
    </style:style>
    <style:style style:name="gr89" style:family="graphic" style:parent-style-name="standard">
      <style:graphic-properties draw:stroke="none" draw:fill="solid" draw:fill-color="#818cc3" draw:opacity="30%"/>
    </style:style>
    <style:style style:name="gr90" style:family="graphic" style:parent-style-name="standard">
      <style:graphic-properties draw:stroke="solid" svg:stroke-width="0.025cm" svg:stroke-color="#818cc3" svg:stroke-opacity="30%" draw:stroke-linejoin="round" svg:stroke-linecap="round" draw:fill="none" fo:padding-top="0.012cm" fo:padding-bottom="0.012cm" fo:padding-left="0.012cm" fo:padding-right="0.012cm"/>
    </style:style>
    <style:style style:name="gr91" style:family="graphic" style:parent-style-name="standard">
      <style:graphic-properties draw:stroke="none" draw:fill="solid" draw:fill-color="#7477b9" draw:opacity="30%"/>
    </style:style>
    <style:style style:name="gr92" style:family="graphic" style:parent-style-name="standard">
      <style:graphic-properties draw:stroke="solid" svg:stroke-width="0.025cm" svg:stroke-color="#7477b9" svg:stroke-opacity="30%" draw:stroke-linejoin="round" svg:stroke-linecap="round" draw:fill="none" fo:padding-top="0.012cm" fo:padding-bottom="0.012cm" fo:padding-left="0.012cm" fo:padding-right="0.012cm"/>
    </style:style>
    <style:style style:name="gr93" style:family="graphic" style:parent-style-name="standard">
      <style:graphic-properties draw:stroke="none" draw:fill="solid" draw:fill-color="#5e58aa" draw:opacity="30%"/>
    </style:style>
    <style:style style:name="gr94" style:family="graphic" style:parent-style-name="standard">
      <style:graphic-properties draw:stroke="solid" svg:stroke-width="0.025cm" svg:stroke-color="#5e58aa" svg:stroke-opacity="30%" draw:stroke-linejoin="round" svg:stroke-linecap="round" draw:fill="none" fo:padding-top="0.012cm" fo:padding-bottom="0.012cm" fo:padding-left="0.012cm" fo:padding-right="0.012cm"/>
    </style:style>
    <style:style style:name="gr95" style:family="graphic" style:parent-style-name="standard">
      <style:graphic-properties draw:stroke="none" draw:fill="solid" draw:fill-color="#342690" draw:opacity="30%"/>
    </style:style>
    <style:style style:name="gr96" style:family="graphic" style:parent-style-name="standard">
      <style:graphic-properties draw:stroke="solid" svg:stroke-width="0.025cm" svg:stroke-color="#342690" svg:stroke-opacity="30%" draw:stroke-linejoin="round" svg:stroke-linecap="round" draw:fill="none" fo:padding-top="0.012cm" fo:padding-bottom="0.012cm" fo:padding-left="0.012cm" fo:padding-right="0.012cm"/>
    </style:style>
    <style:style style:name="gr97" style:family="graphic" style:parent-style-name="standard">
      <style:graphic-properties draw:stroke="none" draw:fill="solid" draw:fill-color="#26188a" draw:opacity="30%"/>
    </style:style>
    <style:style style:name="gr98" style:family="graphic" style:parent-style-name="standard">
      <style:graphic-properties draw:stroke="solid" svg:stroke-width="0.025cm" svg:stroke-color="#26188a" svg:stroke-opacity="30%" draw:stroke-linejoin="round" svg:stroke-linecap="round" draw:fill="none" fo:padding-top="0.012cm" fo:padding-bottom="0.012cm" fo:padding-left="0.012cm" fo:padding-right="0.012cm"/>
    </style:style>
    <style:style style:name="gr99" style:family="graphic" style:parent-style-name="standard">
      <style:graphic-properties draw:stroke="none" draw:fill="solid" draw:fill-color="#403297" draw:opacity="30%"/>
    </style:style>
    <style:style style:name="gr100" style:family="graphic" style:parent-style-name="standard">
      <style:graphic-properties draw:stroke="solid" svg:stroke-width="0.025cm" svg:stroke-color="#403297" svg:stroke-opacity="30%" draw:stroke-linejoin="round" svg:stroke-linecap="round" draw:fill="none" fo:padding-top="0.012cm" fo:padding-bottom="0.012cm" fo:padding-left="0.012cm" fo:padding-right="0.012cm"/>
    </style:style>
    <style:style style:name="gr101" style:family="graphic" style:parent-style-name="standard">
      <style:graphic-properties draw:stroke="none" draw:fill="solid" draw:fill-color="#8c9fcc" draw:opacity="30%"/>
    </style:style>
    <style:style style:name="gr102" style:family="graphic" style:parent-style-name="standard">
      <style:graphic-properties draw:stroke="solid" svg:stroke-width="0.025cm" svg:stroke-color="#8c9fcc" svg:stroke-opacity="30%" draw:stroke-linejoin="round" svg:stroke-linecap="round" draw:fill="none" fo:padding-top="0.012cm" fo:padding-bottom="0.012cm" fo:padding-left="0.012cm" fo:padding-right="0.012cm"/>
    </style:style>
    <style:style style:name="gr103" style:family="graphic" style:parent-style-name="standard">
      <style:graphic-properties draw:stroke="none" draw:fill="solid" draw:fill-color="#534aa2" draw:opacity="30%"/>
    </style:style>
    <style:style style:name="gr104" style:family="graphic" style:parent-style-name="standard">
      <style:graphic-properties draw:stroke="solid" svg:stroke-width="0.025cm" svg:stroke-color="#534aa2" svg:stroke-opacity="30%" draw:stroke-linejoin="round" svg:stroke-linecap="round" draw:fill="none" fo:padding-top="0.012cm" fo:padding-bottom="0.012cm" fo:padding-left="0.012cm" fo:padding-right="0.012cm"/>
    </style:style>
    <style:style style:name="gr105" style:family="graphic" style:parent-style-name="standard">
      <style:graphic-properties draw:stroke="none" draw:fill="solid" draw:fill-color="#5a52a7" draw:opacity="30%"/>
    </style:style>
    <style:style style:name="gr106" style:family="graphic" style:parent-style-name="standard">
      <style:graphic-properties draw:stroke="solid" svg:stroke-width="0.025cm" svg:stroke-color="#5a52a7" svg:stroke-opacity="30%" draw:stroke-linejoin="round" svg:stroke-linecap="round" draw:fill="none" fo:padding-top="0.012cm" fo:padding-bottom="0.012cm" fo:padding-left="0.012cm" fo:padding-right="0.012cm"/>
    </style:style>
    <style:style style:name="gr107" style:family="graphic" style:parent-style-name="standard">
      <style:graphic-properties draw:stroke="none" draw:fill="solid" draw:fill-color="#120883" draw:opacity="30%"/>
    </style:style>
    <style:style style:name="gr108" style:family="graphic" style:parent-style-name="standard">
      <style:graphic-properties draw:stroke="solid" svg:stroke-width="0.025cm" svg:stroke-color="#120883" svg:stroke-opacity="30%" draw:stroke-linejoin="round" svg:stroke-linecap="round" draw:fill="none" fo:padding-top="0.012cm" fo:padding-bottom="0.012cm" fo:padding-left="0.012cm" fo:padding-right="0.012cm"/>
    </style:style>
    <style:style style:name="gr109" style:family="graphic" style:parent-style-name="standard">
      <style:graphic-properties draw:stroke="none" draw:fill="solid" draw:fill-color="#32248f" draw:opacity="30%"/>
    </style:style>
    <style:style style:name="gr110" style:family="graphic" style:parent-style-name="standard">
      <style:graphic-properties draw:stroke="solid" svg:stroke-width="0.025cm" svg:stroke-color="#32248f" svg:stroke-opacity="30%" draw:stroke-linejoin="round" svg:stroke-linecap="round" draw:fill="none" fo:padding-top="0.012cm" fo:padding-bottom="0.012cm" fo:padding-left="0.012cm" fo:padding-right="0.012cm"/>
    </style:style>
    <style:style style:name="gr111" style:family="graphic" style:parent-style-name="standard">
      <style:graphic-properties draw:stroke="none" draw:fill="solid" draw:fill-color="#45399a" draw:opacity="30%"/>
    </style:style>
    <style:style style:name="gr112" style:family="graphic" style:parent-style-name="standard">
      <style:graphic-properties draw:stroke="solid" svg:stroke-width="0.025cm" svg:stroke-color="#45399a" svg:stroke-opacity="30%" draw:stroke-linejoin="round" svg:stroke-linecap="round" draw:fill="none" fo:padding-top="0.012cm" fo:padding-bottom="0.012cm" fo:padding-left="0.012cm" fo:padding-right="0.012cm"/>
    </style:style>
    <style:style style:name="gr113" style:family="graphic" style:parent-style-name="standard">
      <style:graphic-properties draw:stroke="none" draw:fill="solid" draw:fill-color="#add8e6" draw:opacity="30%"/>
    </style:style>
    <style:style style:name="gr114" style:family="graphic" style:parent-style-name="standard">
      <style:graphic-properties draw:stroke="solid" svg:stroke-width="0.025cm" svg:stroke-color="#add8e6" svg:stroke-opacity="30%" draw:stroke-linejoin="round" svg:stroke-linecap="round" draw:fill="none" fo:padding-top="0.012cm" fo:padding-bottom="0.012cm" fo:padding-left="0.012cm" fo:padding-right="0.012cm"/>
    </style:style>
    <style:style style:name="gr115" style:family="graphic" style:parent-style-name="standard">
      <style:graphic-properties draw:stroke="none" draw:fill="solid" draw:fill-color="#6460ae" draw:opacity="30%"/>
    </style:style>
    <style:style style:name="gr116" style:family="graphic" style:parent-style-name="standard">
      <style:graphic-properties draw:stroke="solid" svg:stroke-width="0.025cm" svg:stroke-color="#6460ae" svg:stroke-opacity="30%" draw:stroke-linejoin="round" svg:stroke-linecap="round" draw:fill="none" fo:padding-top="0.012cm" fo:padding-bottom="0.012cm" fo:padding-left="0.012cm" fo:padding-right="0.012cm"/>
    </style:style>
    <style:style style:name="gr117" style:family="graphic" style:parent-style-name="standard">
      <style:graphic-properties draw:stroke="none" draw:fill="solid" draw:fill-color="#9fbfdb" draw:opacity="30%"/>
    </style:style>
    <style:style style:name="gr118" style:family="graphic" style:parent-style-name="standard">
      <style:graphic-properties draw:stroke="solid" svg:stroke-width="0.025cm" svg:stroke-color="#9fbfdb" svg:stroke-opacity="30%" draw:stroke-linejoin="round" svg:stroke-linecap="round" draw:fill="none" fo:padding-top="0.012cm" fo:padding-bottom="0.012cm" fo:padding-left="0.012cm" fo:padding-right="0.012cm"/>
    </style:style>
    <style:style style:name="gr119" style:family="graphic" style:parent-style-name="standard">
      <style:graphic-properties draw:stroke="none" draw:fill="solid" draw:fill-color="#5045a0" draw:opacity="30%"/>
    </style:style>
    <style:style style:name="gr120" style:family="graphic" style:parent-style-name="standard">
      <style:graphic-properties draw:stroke="solid" svg:stroke-width="0.025cm" svg:stroke-color="#5045a0" svg:stroke-opacity="30%" draw:stroke-linejoin="round" svg:stroke-linecap="round" draw:fill="none" fo:padding-top="0.012cm" fo:padding-bottom="0.012cm" fo:padding-left="0.012cm" fo:padding-right="0.012cm"/>
    </style:style>
    <style:style style:name="gr121" style:family="graphic" style:parent-style-name="standard">
      <style:graphic-properties draw:stroke="none" draw:fill="solid" draw:fill-color="#150a84" draw:opacity="30%"/>
    </style:style>
    <style:style style:name="gr122" style:family="graphic" style:parent-style-name="standard">
      <style:graphic-properties draw:stroke="solid" svg:stroke-width="0.025cm" svg:stroke-color="#150a84" svg:stroke-opacity="30%" draw:stroke-linejoin="round" svg:stroke-linecap="round" draw:fill="none" fo:padding-top="0.012cm" fo:padding-bottom="0.012cm" fo:padding-left="0.012cm" fo:padding-right="0.012cm"/>
    </style:style>
    <style:style style:name="gr123" style:family="graphic" style:parent-style-name="standard">
      <style:graphic-properties draw:stroke="none" draw:fill="solid" draw:fill-color="#554ca4" draw:opacity="30%"/>
    </style:style>
    <style:style style:name="gr124" style:family="graphic" style:parent-style-name="standard">
      <style:graphic-properties draw:stroke="solid" svg:stroke-width="0.025cm" svg:stroke-color="#554ca4" svg:stroke-opacity="30%" draw:stroke-linejoin="round" svg:stroke-linecap="round" draw:fill="none" fo:padding-top="0.012cm" fo:padding-bottom="0.012cm" fo:padding-left="0.012cm" fo:padding-right="0.012cm"/>
    </style:style>
    <style:style style:name="gr125" style:family="graphic" style:parent-style-name="standard">
      <style:graphic-properties draw:stroke="none" draw:fill="solid" draw:fill-color="#a8d0e2" draw:opacity="30%"/>
    </style:style>
    <style:style style:name="gr126" style:family="graphic" style:parent-style-name="standard">
      <style:graphic-properties draw:stroke="solid" svg:stroke-width="0.025cm" svg:stroke-color="#a8d0e2" svg:stroke-opacity="30%" draw:stroke-linejoin="round" svg:stroke-linecap="round" draw:fill="none" fo:padding-top="0.012cm" fo:padding-bottom="0.012cm" fo:padding-left="0.012cm" fo:padding-right="0.012cm"/>
    </style:style>
    <style:style style:name="gr127" style:family="graphic" style:parent-style-name="standard">
      <style:graphic-properties draw:stroke="none" draw:fill="solid" draw:fill-color="#91a7d0" draw:opacity="30%"/>
    </style:style>
    <style:style style:name="gr128" style:family="graphic" style:parent-style-name="standard">
      <style:graphic-properties draw:stroke="solid" svg:stroke-width="0.025cm" svg:stroke-color="#91a7d0" svg:stroke-opacity="30%" draw:stroke-linejoin="round" svg:stroke-linecap="round" draw:fill="none" fo:padding-top="0.012cm" fo:padding-bottom="0.012cm" fo:padding-left="0.012cm" fo:padding-right="0.012cm"/>
    </style:style>
    <style:style style:name="gr129" style:family="graphic" style:parent-style-name="standard">
      <style:graphic-properties draw:stroke="none" draw:fill="solid" draw:fill-color="#7072b7" draw:opacity="30%"/>
    </style:style>
    <style:style style:name="gr130" style:family="graphic" style:parent-style-name="standard">
      <style:graphic-properties draw:stroke="solid" svg:stroke-width="0.025cm" svg:stroke-color="#7072b7" svg:stroke-opacity="30%" draw:stroke-linejoin="round" svg:stroke-linecap="round" draw:fill="none" fo:padding-top="0.012cm" fo:padding-bottom="0.012cm" fo:padding-left="0.012cm" fo:padding-right="0.012cm"/>
    </style:style>
    <style:style style:name="gr131" style:family="graphic" style:parent-style-name="standard">
      <style:graphic-properties draw:stroke="none" draw:fill="solid" draw:fill-color="#999999" draw:opacity="40%"/>
    </style:style>
    <style:style style:name="gr132" style:family="graphic" style:parent-style-name="standard">
      <style:graphic-properties draw:stroke="solid" svg:stroke-width="0.075cm" svg:stroke-color="#3366ff" svg:stroke-opacity="40%" draw:stroke-linejoin="round" svg:stroke-linecap="butt" draw:fill="none" fo:padding-top="0.037cm" fo:padding-bottom="0.037cm" fo:padding-left="0.037cm" fo:padding-right="0.037cm"/>
    </style:style>
    <style:style style:name="gr133" style:family="graphic" style:parent-style-name="standard">
      <style:graphic-properties draw:stroke="solid" svg:stroke-width="0.037cm" svg:stroke-color="#7f7f7f" svg:stroke-opacity="40%" draw:stroke-linejoin="round" svg:stroke-linecap="round" draw:fill="none" fo:padding-top="0.018cm" fo:padding-bottom="0.018cm" fo:padding-left="0.018cm" fo:padding-right="0.018cm"/>
    </style:style>
    <style:style style:name="gr134" style:family="graphic" style:parent-style-name="standard">
      <style:graphic-properties draw:stroke="none" draw:fill="none" draw:textarea-horizontal-align="left" draw:textarea-vertical-align="top" draw:auto-grow-height="true" draw:auto-grow-width="true" fo:min-height="0.352cm" fo:min-width="0.352cm" fo:padding-top="0cm" fo:padding-bottom="0cm" fo:padding-left="0cm" fo:padding-right="0cm"/>
    </style:style>
    <style:style style:name="gr135" style:family="graphic" style:parent-style-name="standard">
      <style:graphic-properties draw:stroke="solid" svg:stroke-width="0.037cm" svg:stroke-color="#000000" draw:stroke-linejoin="round" svg:stroke-linecap="butt" draw:fill="none" fo:padding-top="0.018cm" fo:padding-bottom="0.018cm" fo:padding-left="0.018cm" fo:padding-right="0.018cm"/>
    </style:style>
    <style:style style:name="gr136" style:family="graphic" style:parent-style-name="standard">
      <style:graphic-properties draw:stroke="none" draw:fill="solid" draw:fill-color="#fff68f" draw:opacity="40%"/>
    </style:style>
    <style:style style:name="gr137" style:family="graphic" style:parent-style-name="standard">
      <style:graphic-properties draw:stroke="solid" svg:stroke-width="0.075cm" svg:stroke-color="#4d4d4d" svg:stroke-opacity="40%" draw:stroke-linejoin="round" svg:stroke-linecap="butt" draw:fill="none" fo:padding-top="0.037cm" fo:padding-bottom="0.037cm" fo:padding-left="0.037cm" fo:padding-right="0.037cm"/>
    </style:style>
    <style:style style:name="gr138" style:family="graphic" style:parent-style-name="standard">
      <style:graphic-properties draw:stroke="none" draw:fill="solid" draw:fill-color="#222222" draw:opacity="40%"/>
    </style:style>
    <style:style style:name="gr139"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style:style>
    <style:style style:name="gr140" style:family="graphic" style:parent-style-name="standard">
      <style:graphic-properties draw:stroke="solid" svg:stroke-width="0.013cm" svg:stroke-color="#ffffff" draw:stroke-linejoin="round" svg:stroke-linecap="butt" draw:fill="none" fo:padding-top="0.006cm" fo:padding-bottom="0.006cm" fo:padding-left="0.006cm" fo:padding-right="0.006cm"/>
    </style:style>
    <style:style style:name="gr141" style:family="graphic" style:parent-style-name="standard">
      <style:graphic-properties draw:stroke="none" draw:fill="none" draw:textarea-horizontal-align="left" draw:textarea-vertical-align="top" draw:auto-grow-height="true" draw:auto-grow-width="true" fo:min-height="0.281cm" fo:min-width="0.281cm" fo:padding-top="0cm" fo:padding-bottom="0cm" fo:padding-left="0cm" fo:padding-right="0cm"/>
    </style:style>
    <style:style style:name="gr142" style:family="graphic" style:parent-style-name="standard">
      <style:graphic-properties draw:stroke="solid" svg:stroke-width="0.037cm" svg:stroke-color="#cccccc" draw:stroke-linejoin="round" svg:stroke-linecap="round" draw:fill="solid" draw:fill-color="#ffffff" fo:padding-top="0.018cm" fo:padding-bottom="0.018cm" fo:padding-left="0.018cm" fo:padding-right="0.018cm"/>
    </style:style>
    <style:style style:name="gr143" style:family="graphic" style:parent-style-name="standard">
      <style:graphic-properties draw:stroke="none" draw:fill="none" draw:textarea-horizontal-align="left" draw:textarea-vertical-align="top" draw:auto-grow-height="true" draw:auto-grow-width="true" fo:min-height="0.424cm" fo:min-width="2.373cm" fo:padding-top="0cm" fo:padding-bottom="0cm" fo:padding-left="0cm" fo:padding-right="0cm"/>
    </style:style>
    <style:style style:name="gr144" style:family="graphic" style:parent-style-name="standard">
      <style:graphic-properties draw:stroke="none" draw:fill="none" draw:textarea-horizontal-align="left" draw:textarea-vertical-align="top" draw:auto-grow-height="true" draw:auto-grow-width="true" fo:min-height="0.352cm" fo:min-width="0.747cm" fo:padding-top="0cm" fo:padding-bottom="0cm" fo:padding-left="0cm" fo:padding-right="0cm"/>
    </style:style>
    <style:style style:name="gr145"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146" style:family="graphic" style:parent-style-name="standard">
      <style:graphic-properties draw:stroke="none" draw:fill="none" draw:textarea-horizontal-align="left" draw:textarea-vertical-align="top" draw:auto-grow-height="true" draw:auto-grow-width="true" fo:min-height="0.352cm" fo:min-width="0.764cm" fo:padding-top="0cm" fo:padding-bottom="0cm" fo:padding-left="0cm" fo:padding-right="0cm"/>
    </style:style>
    <style:style style:name="gr147" style:family="graphic" style:parent-style-name="standard">
      <style:graphic-properties draw:stroke="none" draw:fill="none" draw:textarea-horizontal-align="left" draw:textarea-vertical-align="top" draw:auto-grow-height="true" draw:auto-grow-width="true" fo:min-height="0.424cm" fo:min-width="2.893cm" fo:padding-top="0cm" fo:padding-bottom="0cm" fo:padding-left="0cm" fo:padding-right="0cm"/>
    </style:style>
    <style:style style:name="gr148" style:family="graphic" style:parent-style-name="standard">
      <style:graphic-properties draw:stroke="none" svg:stroke-color="#000000" draw:fill="none" draw:fill-color="#ffffff" draw:textarea-horizontal-align="left" draw:auto-grow-height="true" draw:auto-grow-width="false" fo:min-height="0.945cm" fo:min-width="0cm"/>
    </style:style>
    <style:style style:name="P1" style:family="paragraph">
      <loext:graphic-properties draw:fill="solid" draw:fill-color="#ffffff"/>
    </style:style>
    <style:style style:name="P2" style:family="paragraph">
      <loext:graphic-properties draw:fill="none"/>
    </style:style>
    <style:style style:name="P3" style:family="paragraph">
      <loext:graphic-properties draw:fill="solid" draw:fill-color="#6765b0" draw:opacity="30%"/>
    </style:style>
    <style:style style:name="P4" style:family="paragraph">
      <loext:graphic-properties draw:fill="solid" draw:fill-color="#403397" draw:opacity="30%"/>
    </style:style>
    <style:style style:name="P5" style:family="paragraph">
      <loext:graphic-properties draw:fill="solid" draw:fill-color="#493d9c" draw:opacity="30%"/>
    </style:style>
    <style:style style:name="P6" style:family="paragraph">
      <loext:graphic-properties draw:fill="solid" draw:fill-color="#4b3f9d" draw:opacity="30%"/>
    </style:style>
    <style:style style:name="P7" style:family="paragraph">
      <loext:graphic-properties draw:fill="solid" draw:fill-color="#4f44a0" draw:opacity="30%"/>
    </style:style>
    <style:style style:name="P8" style:family="paragraph">
      <loext:graphic-properties draw:fill="solid" draw:fill-color="#5e59aa" draw:opacity="30%"/>
    </style:style>
    <style:style style:name="P9" style:family="paragraph">
      <loext:graphic-properties draw:fill="solid" draw:fill-color="#8897c8" draw:opacity="30%"/>
    </style:style>
    <style:style style:name="P10" style:family="paragraph">
      <loext:graphic-properties draw:fill="solid" draw:fill-color="#000080" draw:opacity="30%"/>
    </style:style>
    <style:style style:name="P11" style:family="paragraph">
      <loext:graphic-properties draw:fill="solid" draw:fill-color="#554ca3" draw:opacity="30%"/>
    </style:style>
    <style:style style:name="P12" style:family="paragraph">
      <loext:graphic-properties draw:fill="solid" draw:fill-color="#838fc4" draw:opacity="30%"/>
    </style:style>
    <style:style style:name="P13" style:family="paragraph">
      <loext:graphic-properties draw:fill="solid" draw:fill-color="#96afd3" draw:opacity="30%"/>
    </style:style>
    <style:style style:name="P14" style:family="paragraph">
      <loext:graphic-properties draw:fill="solid" draw:fill-color="#3b2d94" draw:opacity="30%"/>
    </style:style>
    <style:style style:name="P15" style:family="paragraph">
      <loext:graphic-properties draw:fill="solid" draw:fill-color="#2d1f8d" draw:opacity="30%"/>
    </style:style>
    <style:style style:name="P16" style:family="paragraph">
      <loext:graphic-properties draw:fill="solid" draw:fill-color="#635fad" draw:opacity="30%"/>
    </style:style>
    <style:style style:name="P17" style:family="paragraph">
      <loext:graphic-properties draw:fill="solid" draw:fill-color="#777cbb" draw:opacity="30%"/>
    </style:style>
    <style:style style:name="P18" style:family="paragraph">
      <loext:graphic-properties draw:fill="solid" draw:fill-color="#7d86c0" draw:opacity="30%"/>
    </style:style>
    <style:style style:name="P19" style:family="paragraph">
      <loext:graphic-properties draw:fill="solid" draw:fill-color="#211488" draw:opacity="30%"/>
    </style:style>
    <style:style style:name="P20" style:family="paragraph">
      <loext:graphic-properties draw:fill="solid" draw:fill-color="#2a1c8b" draw:opacity="30%"/>
    </style:style>
    <style:style style:name="P21" style:family="paragraph">
      <loext:graphic-properties draw:fill="solid" draw:fill-color="#473b9b" draw:opacity="30%"/>
    </style:style>
    <style:style style:name="P22" style:family="paragraph">
      <loext:graphic-properties draw:fill="solid" draw:fill-color="#a4c7df" draw:opacity="30%"/>
    </style:style>
    <style:style style:name="P23" style:family="paragraph">
      <loext:graphic-properties draw:fill="solid" draw:fill-color="#8694c7" draw:opacity="30%"/>
    </style:style>
    <style:style style:name="P24" style:family="paragraph">
      <loext:graphic-properties draw:fill="solid" draw:fill-color="#6968b2" draw:opacity="30%"/>
    </style:style>
    <style:style style:name="P25" style:family="paragraph">
      <loext:graphic-properties draw:fill="solid" draw:fill-color="#5951a6" draw:opacity="30%"/>
    </style:style>
    <style:style style:name="P26" style:family="paragraph">
      <loext:graphic-properties draw:fill="solid" draw:fill-color="#201488" draw:opacity="30%"/>
    </style:style>
    <style:style style:name="P27" style:family="paragraph">
      <loext:graphic-properties draw:fill="solid" draw:fill-color="#7c84bf" draw:opacity="30%"/>
    </style:style>
    <style:style style:name="P28" style:family="paragraph">
      <loext:graphic-properties draw:fill="solid" draw:fill-color="#6c6cb3" draw:opacity="30%"/>
    </style:style>
    <style:style style:name="P29" style:family="paragraph">
      <loext:graphic-properties draw:fill="solid" draw:fill-color="#4d429f" draw:opacity="30%"/>
    </style:style>
    <style:style style:name="P30" style:family="paragraph">
      <loext:graphic-properties draw:fill="solid" draw:fill-color="#797fbd" draw:opacity="30%"/>
    </style:style>
    <style:style style:name="P31" style:family="paragraph">
      <loext:graphic-properties draw:fill="solid" draw:fill-color="#140a84" draw:opacity="30%"/>
    </style:style>
    <style:style style:name="P32" style:family="paragraph">
      <loext:graphic-properties draw:fill="solid" draw:fill-color="#423598" draw:opacity="30%"/>
    </style:style>
    <style:style style:name="P33" style:family="paragraph">
      <loext:graphic-properties draw:fill="solid" draw:fill-color="#2b1d8c" draw:opacity="30%"/>
    </style:style>
    <style:style style:name="P34" style:family="paragraph">
      <loext:graphic-properties draw:fill="solid" draw:fill-color="#1d1186" draw:opacity="30%"/>
    </style:style>
    <style:style style:name="P35" style:family="paragraph">
      <loext:graphic-properties draw:fill="solid" draw:fill-color="#6f6fb5" draw:opacity="30%"/>
    </style:style>
    <style:style style:name="P36" style:family="paragraph">
      <loext:graphic-properties draw:fill="solid" draw:fill-color="#615cac" draw:opacity="30%"/>
    </style:style>
    <style:style style:name="P37" style:family="paragraph">
      <loext:graphic-properties draw:fill="solid" draw:fill-color="#5b54a8" draw:opacity="30%"/>
    </style:style>
    <style:style style:name="P38" style:family="paragraph">
      <loext:graphic-properties draw:fill="solid" draw:fill-color="#3a2c93" draw:opacity="30%"/>
    </style:style>
    <style:style style:name="P39" style:family="paragraph">
      <loext:graphic-properties draw:fill="solid" draw:fill-color="#332590" draw:opacity="30%"/>
    </style:style>
    <style:style style:name="P40" style:family="paragraph">
      <loext:graphic-properties draw:fill="solid" draw:fill-color="#9bb7d7" draw:opacity="30%"/>
    </style:style>
    <style:style style:name="P41" style:family="paragraph">
      <loext:graphic-properties draw:fill="solid" draw:fill-color="#7579ba" draw:opacity="30%"/>
    </style:style>
    <style:style style:name="P42" style:family="paragraph">
      <loext:graphic-properties draw:fill="solid" draw:fill-color="#7e87c1" draw:opacity="30%"/>
    </style:style>
    <style:style style:name="P43" style:family="paragraph">
      <loext:graphic-properties draw:fill="solid" draw:fill-color="#7174b7" draw:opacity="30%"/>
    </style:style>
    <style:style style:name="P44" style:family="paragraph">
      <loext:graphic-properties draw:fill="solid" draw:fill-color="#6664af" draw:opacity="30%"/>
    </style:style>
    <style:style style:name="P45" style:family="paragraph">
      <loext:graphic-properties draw:fill="solid" draw:fill-color="#818cc3" draw:opacity="30%"/>
    </style:style>
    <style:style style:name="P46" style:family="paragraph">
      <loext:graphic-properties draw:fill="solid" draw:fill-color="#7477b9" draw:opacity="30%"/>
    </style:style>
    <style:style style:name="P47" style:family="paragraph">
      <loext:graphic-properties draw:fill="solid" draw:fill-color="#5e58aa" draw:opacity="30%"/>
    </style:style>
    <style:style style:name="P48" style:family="paragraph">
      <loext:graphic-properties draw:fill="solid" draw:fill-color="#342690" draw:opacity="30%"/>
    </style:style>
    <style:style style:name="P49" style:family="paragraph">
      <loext:graphic-properties draw:fill="solid" draw:fill-color="#26188a" draw:opacity="30%"/>
    </style:style>
    <style:style style:name="P50" style:family="paragraph">
      <loext:graphic-properties draw:fill="solid" draw:fill-color="#403297" draw:opacity="30%"/>
    </style:style>
    <style:style style:name="P51" style:family="paragraph">
      <loext:graphic-properties draw:fill="solid" draw:fill-color="#8c9fcc" draw:opacity="30%"/>
    </style:style>
    <style:style style:name="P52" style:family="paragraph">
      <loext:graphic-properties draw:fill="solid" draw:fill-color="#534aa2" draw:opacity="30%"/>
    </style:style>
    <style:style style:name="P53" style:family="paragraph">
      <loext:graphic-properties draw:fill="solid" draw:fill-color="#5a52a7" draw:opacity="30%"/>
    </style:style>
    <style:style style:name="P54" style:family="paragraph">
      <loext:graphic-properties draw:fill="solid" draw:fill-color="#120883" draw:opacity="30%"/>
    </style:style>
    <style:style style:name="P55" style:family="paragraph">
      <loext:graphic-properties draw:fill="solid" draw:fill-color="#32248f" draw:opacity="30%"/>
    </style:style>
    <style:style style:name="P56" style:family="paragraph">
      <loext:graphic-properties draw:fill="solid" draw:fill-color="#45399a" draw:opacity="30%"/>
    </style:style>
    <style:style style:name="P57" style:family="paragraph">
      <loext:graphic-properties draw:fill="solid" draw:fill-color="#add8e6" draw:opacity="30%"/>
    </style:style>
    <style:style style:name="P58" style:family="paragraph">
      <loext:graphic-properties draw:fill="solid" draw:fill-color="#6460ae" draw:opacity="30%"/>
    </style:style>
    <style:style style:name="P59" style:family="paragraph">
      <loext:graphic-properties draw:fill="solid" draw:fill-color="#9fbfdb" draw:opacity="30%"/>
    </style:style>
    <style:style style:name="P60" style:family="paragraph">
      <loext:graphic-properties draw:fill="solid" draw:fill-color="#5045a0" draw:opacity="30%"/>
    </style:style>
    <style:style style:name="P61" style:family="paragraph">
      <loext:graphic-properties draw:fill="solid" draw:fill-color="#150a84" draw:opacity="30%"/>
    </style:style>
    <style:style style:name="P62" style:family="paragraph">
      <loext:graphic-properties draw:fill="solid" draw:fill-color="#554ca4" draw:opacity="30%"/>
    </style:style>
    <style:style style:name="P63" style:family="paragraph">
      <loext:graphic-properties draw:fill="solid" draw:fill-color="#a8d0e2" draw:opacity="30%"/>
    </style:style>
    <style:style style:name="P64" style:family="paragraph">
      <loext:graphic-properties draw:fill="solid" draw:fill-color="#91a7d0" draw:opacity="30%"/>
    </style:style>
    <style:style style:name="P65" style:family="paragraph">
      <loext:graphic-properties draw:fill="solid" draw:fill-color="#7072b7" draw:opacity="30%"/>
    </style:style>
    <style:style style:name="P66" style:family="paragraph">
      <loext:graphic-properties draw:fill="solid" draw:fill-color="#999999" draw:opacity="40%"/>
    </style:style>
    <style:style style:name="P67" style:family="paragraph">
      <style:paragraph-properties fo:text-align="start" style:writing-mode="lr-tb"/>
    </style:style>
    <style:style style:name="P68" style:family="paragraph">
      <loext:graphic-properties draw:fill="none"/>
      <style:text-properties fo:font-size="10pt" style:font-size-asian="10pt" style:font-size-complex="10pt"/>
    </style:style>
    <style:style style:name="P69" style:family="paragraph">
      <loext:graphic-properties draw:fill="solid" draw:fill-color="#fff68f" draw:opacity="40%"/>
    </style:style>
    <style:style style:name="P70" style:family="paragraph">
      <loext:graphic-properties draw:fill="solid" draw:fill-color="#222222" draw:opacity="40%"/>
    </style:style>
    <style:style style:name="P71" style:family="paragraph">
      <loext:graphic-properties draw:fill="none"/>
      <style:text-properties fo:font-size="12pt" style:font-size-asian="12pt" style:font-size-complex="12pt"/>
    </style:style>
    <style:style style:name="P72" style:family="paragraph">
      <loext:graphic-properties draw:fill="none"/>
      <style:paragraph-properties fo:text-align="start" style:writing-mode="lr-tb"/>
      <style:text-properties fo:font-size="10pt" style:font-size-asian="10pt" style:font-size-complex="10pt"/>
    </style:style>
    <style:style style:name="P73" style:family="paragraph">
      <loext:graphic-properties draw:fill="none"/>
      <style:paragraph-properties fo:text-align="start" style:writing-mode="lr-tb"/>
      <style:text-properties fo:font-size="12pt" style:font-size-asian="12pt" style:font-size-complex="12pt"/>
    </style:style>
    <style:style style:name="P74" style:family="paragraph">
      <loext:graphic-properties draw:fill="none"/>
      <style:paragraph-properties fo:text-align="start" style:writing-mode="lr-tb"/>
      <style:text-properties fo:font-size="8pt" style:font-size-asian="8pt" style:font-size-complex="8pt"/>
    </style:style>
    <style:style style:name="P75" style:family="paragraph">
      <loext:graphic-properties draw:fill="none" draw:fill-color="#ffffff"/>
      <style:text-properties style:font-name="Liberation Sans1"/>
    </style:style>
    <style:style style:name="T1" style:family="text">
      <style:text-properties fo:color="#000000" style:font-name="Helvetica1" fo:font-size="10pt" style:font-size-asian="10pt" style:font-name-complex="Helvetica1" style:font-size-complex="10pt"/>
    </style:style>
    <style:style style:name="T2" style:family="text">
      <style:text-properties fo:color="#000000" style:font-name="Helvetica1" fo:font-size="12pt" style:font-size-asian="12pt" style:font-name-complex="Helvetica1" style:font-size-complex="12pt"/>
    </style:style>
    <style:style style:name="T3" style:family="text">
      <style:text-properties fo:color="#000000" style:font-name="Symbol1" fo:font-size="12pt" style:font-size-asian="12pt" style:font-name-complex="Symbol1" style:font-size-complex="12pt"/>
    </style:style>
    <style:style style:name="T4" style:family="text">
      <style:text-properties fo:color="#000000" style:font-name="Helvetica1" fo:font-size="8pt" style:font-size-asian="8pt" style:font-name-complex="Helvetica1" style:font-size-complex="8pt"/>
    </style:style>
    <style:style style:name="T5" style:family="text">
      <style:text-properties fo:color="#000000" style:font-name="Symbol1" fo:font-size="8pt" style:font-size-asian="8pt" style:font-name-complex="Symbol1" style:font-size-complex="8pt"/>
    </style:style>
    <style:style style:name="T6" style:family="text">
      <style:text-properties style:font-name="Liberation Sans1"/>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6.36cm" svg:height="5.455cm" svg:x="0cm" svg:y="-0.006cm" svg:viewBox="0 0 6361 5456" draw:points="0,5456 6361,5456 6361,0 0,0">
          <text:p/>
        </draw:polygon>
        <draw:polygon draw:style-name="gr2" draw:text-style-name="P1" draw:layer="layout" svg:width="4.627cm" svg:height="4.927cm" svg:x="1.522cm" svg:y="0.205cm" svg:viewBox="0 0 4628 4928" draw:points="0,4928 4628,4928 4628,0 0,0">
          <text:p/>
        </draw:polygon>
        <draw:line draw:style-name="gr3" draw:text-style-name="P2" draw:layer="layout" svg:x1="1.522cm" svg:y1="4.432cm" svg:x2="6.149cm" svg:y2="4.432cm">
          <text:p/>
        </draw:line>
        <draw:line draw:style-name="gr3" draw:text-style-name="P2" draw:layer="layout" svg:x1="1.522cm" svg:y1="3.479cm" svg:x2="6.149cm" svg:y2="3.479cm">
          <text:p/>
        </draw:line>
        <draw:line draw:style-name="gr3" draw:text-style-name="P2" draw:layer="layout" svg:x1="1.522cm" svg:y1="2.525cm" svg:x2="6.149cm" svg:y2="2.525cm">
          <text:p/>
        </draw:line>
        <draw:line draw:style-name="gr3" draw:text-style-name="P2" draw:layer="layout" svg:x1="1.522cm" svg:y1="1.573cm" svg:x2="6.149cm" svg:y2="1.573cm">
          <text:p/>
        </draw:line>
        <draw:line draw:style-name="gr3" draw:text-style-name="P2" draw:layer="layout" svg:x1="1.522cm" svg:y1="0.619cm" svg:x2="6.149cm" svg:y2="0.619cm">
          <text:p/>
        </draw:line>
        <draw:line draw:style-name="gr3" draw:text-style-name="P2" draw:layer="layout" svg:x1="2.258cm" svg:y1="5.132cm" svg:x2="2.258cm" svg:y2="0.205cm">
          <text:p/>
        </draw:line>
        <draw:line draw:style-name="gr3" draw:text-style-name="P2" draw:layer="layout" svg:x1="3.31cm" svg:y1="5.132cm" svg:x2="3.31cm" svg:y2="0.205cm">
          <text:p/>
        </draw:line>
        <draw:line draw:style-name="gr3" draw:text-style-name="P2" draw:layer="layout" svg:x1="4.362cm" svg:y1="5.132cm" svg:x2="4.362cm" svg:y2="0.205cm">
          <text:p/>
        </draw:line>
        <draw:line draw:style-name="gr3" draw:text-style-name="P2" draw:layer="layout" svg:x1="5.413cm" svg:y1="5.132cm" svg:x2="5.413cm" svg:y2="0.205cm">
          <text:p/>
        </draw:line>
        <draw:line draw:style-name="gr4" draw:text-style-name="P2" draw:layer="layout" svg:x1="1.522cm" svg:y1="4.908cm" svg:x2="6.149cm" svg:y2="4.908cm">
          <text:p/>
        </draw:line>
        <draw:line draw:style-name="gr4" draw:text-style-name="P2" draw:layer="layout" svg:x1="1.522cm" svg:y1="3.955cm" svg:x2="6.149cm" svg:y2="3.955cm">
          <text:p/>
        </draw:line>
        <draw:line draw:style-name="gr4" draw:text-style-name="P2" draw:layer="layout" svg:x1="1.522cm" svg:y1="3.002cm" svg:x2="6.149cm" svg:y2="3.002cm">
          <text:p/>
        </draw:line>
        <draw:line draw:style-name="gr4" draw:text-style-name="P2" draw:layer="layout" svg:x1="1.522cm" svg:y1="2.049cm" svg:x2="6.149cm" svg:y2="2.049cm">
          <text:p/>
        </draw:line>
        <draw:line draw:style-name="gr4" draw:text-style-name="P2" draw:layer="layout" svg:x1="1.522cm" svg:y1="1.096cm" svg:x2="6.149cm" svg:y2="1.096cm">
          <text:p/>
        </draw:line>
        <draw:line draw:style-name="gr4" draw:text-style-name="P2" draw:layer="layout" svg:x1="1.733cm" svg:y1="5.132cm" svg:x2="1.733cm" svg:y2="0.205cm">
          <text:p/>
        </draw:line>
        <draw:line draw:style-name="gr4" draw:text-style-name="P2" draw:layer="layout" svg:x1="2.784cm" svg:y1="5.132cm" svg:x2="2.784cm" svg:y2="0.205cm">
          <text:p/>
        </draw:line>
        <draw:line draw:style-name="gr4" draw:text-style-name="P2" draw:layer="layout" svg:x1="3.836cm" svg:y1="5.132cm" svg:x2="3.836cm" svg:y2="0.205cm">
          <text:p/>
        </draw:line>
        <draw:line draw:style-name="gr4" draw:text-style-name="P2" draw:layer="layout" svg:x1="4.887cm" svg:y1="5.132cm" svg:x2="4.887cm" svg:y2="0.205cm">
          <text:p/>
        </draw:line>
        <draw:line draw:style-name="gr4" draw:text-style-name="P2" draw:layer="layout" svg:x1="5.939cm" svg:y1="5.132cm" svg:x2="5.939cm" svg:y2="0.205cm">
          <text:p/>
        </draw:line>
        <draw:path draw:style-name="gr5" draw:text-style-name="P3" draw:layer="layout" svg:width="0.251cm" svg:height="0.25cm" svg:x="3.842cm" svg:y="3.83cm" svg:viewBox="0 0 252 251" svg:d="M0 126c0-69 57-126 126-126s126 57 126 126-57 125-126 125-126-56-126-125z">
          <text:p/>
        </draw:path>
        <draw:path draw:style-name="gr6" draw:text-style-name="P2" draw:layer="layout" svg:width="0.251cm" svg:height="0.25cm" svg:x="3.842cm" svg:y="3.83cm" svg:viewBox="0 0 252 251" svg:d="M0 126c0-69 57-126 126-126s126 57 126 126-57 125-126 125-126-56-126-125z">
          <text:p/>
        </draw:path>
        <draw:path draw:style-name="gr5" draw:text-style-name="P3" draw:layer="layout" svg:width="0.251cm" svg:height="0.251cm" svg:x="3.842cm" svg:y="3.734cm" svg:viewBox="0 0 252 252" svg:d="M0 126c0-69 57-126 126-126s126 57 126 126c0 70-57 126-126 126s-126-56-126-126z">
          <text:p/>
        </draw:path>
        <draw:path draw:style-name="gr6" draw:text-style-name="P2" draw:layer="layout" svg:width="0.251cm" svg:height="0.251cm" svg:x="3.842cm" svg:y="3.734cm" svg:viewBox="0 0 252 252" svg:d="M0 126c0-69 57-126 126-126s126 57 126 126c0 70-57 126-126 126s-126-56-126-126z">
          <text:p/>
        </draw:path>
        <draw:path draw:style-name="gr5" draw:text-style-name="P3" draw:layer="layout" svg:width="0.251cm" svg:height="0.251cm" svg:x="3.842cm" svg:y="3.782cm" svg:viewBox="0 0 252 252" svg:d="M0 127c0-71 57-127 126-127s126 56 126 127c0 68-57 125-126 125s-126-57-126-125z">
          <text:p/>
        </draw:path>
        <draw:path draw:style-name="gr6" draw:text-style-name="P2" draw:layer="layout" svg:width="0.251cm" svg:height="0.251cm" svg:x="3.842cm" svg:y="3.782cm" svg:viewBox="0 0 252 252" svg:d="M0 127c0-71 57-127 126-127s126 56 126 127c0 68-57 125-126 125s-126-57-126-125z">
          <text:p/>
        </draw:path>
        <draw:path draw:style-name="gr5" draw:text-style-name="P3" draw:layer="layout" svg:width="0.251cm" svg:height="0.251cm" svg:x="3.842cm" svg:y="3.563cm" svg:viewBox="0 0 252 252" svg:d="M0 126c0-70 57-126 126-126s126 56 126 126c0 69-57 126-126 126s-126-57-126-126z">
          <text:p/>
        </draw:path>
        <draw:path draw:style-name="gr6" draw:text-style-name="P2" draw:layer="layout" svg:width="0.251cm" svg:height="0.251cm" svg:x="3.842cm" svg:y="3.563cm" svg:viewBox="0 0 252 252" svg:d="M0 126c0-70 57-126 126-126s126 56 126 126c0 69-57 126-126 126s-126-57-126-126z">
          <text:p/>
        </draw:path>
        <draw:path draw:style-name="gr7" draw:text-style-name="P4" draw:layer="layout" svg:width="0.251cm" svg:height="0.251cm" svg:x="4.879cm" svg:y="4.049cm" svg:viewBox="0 0 252 252" svg:d="M0 126c0-70 56-126 125-126s127 56 127 126c0 69-58 126-127 126s-125-57-125-126z">
          <text:p/>
        </draw:path>
        <draw:path draw:style-name="gr8" draw:text-style-name="P2" draw:layer="layout" svg:width="0.251cm" svg:height="0.251cm" svg:x="4.879cm" svg:y="4.049cm" svg:viewBox="0 0 252 252" svg:d="M0 126c0-70 56-126 125-126s127 56 127 126c0 69-58 126-127 126s-125-57-125-126z">
          <text:p/>
        </draw:path>
        <draw:path draw:style-name="gr7" draw:text-style-name="P4" draw:layer="layout" svg:width="0.251cm" svg:height="0.251cm" svg:x="4.879cm" svg:y="3.963cm" svg:viewBox="0 0 252 252" svg:d="M0 126c0-69 56-126 125-126s127 57 127 126c0 70-58 126-127 126s-125-56-125-126z">
          <text:p/>
        </draw:path>
        <draw:path draw:style-name="gr8" draw:text-style-name="P2" draw:layer="layout" svg:width="0.251cm" svg:height="0.251cm" svg:x="4.879cm" svg:y="3.963cm" svg:viewBox="0 0 252 252" svg:d="M0 126c0-69 56-126 125-126s127 57 127 126c0 70-58 126-127 126s-125-56-125-126z">
          <text:p/>
        </draw:path>
        <draw:path draw:style-name="gr9" draw:text-style-name="P5" draw:layer="layout" svg:width="0.251cm" svg:height="0.252cm" svg:x="4.681cm" svg:y="3.124cm" svg:viewBox="0 0 252 253" svg:d="M0 127c0-69 57-127 125-127 71 0 127 58 127 127s-56 126-127 126c-68 0-125-57-125-126z">
          <text:p/>
        </draw:path>
        <draw:path draw:style-name="gr10" draw:text-style-name="P2" draw:layer="layout" svg:width="0.251cm" svg:height="0.252cm" svg:x="4.681cm" svg:y="3.124cm" svg:viewBox="0 0 252 253" svg:d="M0 127c0-69 57-127 125-127 71 0 127 58 127 127s-56 126-127 126c-68 0-125-57-125-126z">
          <text:p/>
        </draw:path>
        <draw:path draw:style-name="gr9" draw:text-style-name="P5" draw:layer="layout" svg:width="0.251cm" svg:height="0.251cm" svg:x="4.681cm" svg:y="3.191cm" svg:viewBox="0 0 252 252" svg:d="M0 126c0-69 57-126 125-126 71 0 127 57 127 126s-56 126-127 126c-68 0-125-57-125-126z">
          <text:p/>
        </draw:path>
        <draw:path draw:style-name="gr10" draw:text-style-name="P2" draw:layer="layout" svg:width="0.251cm" svg:height="0.251cm" svg:x="4.681cm" svg:y="3.191cm" svg:viewBox="0 0 252 252" svg:d="M0 126c0-69 57-126 125-126 71 0 127 57 127 126s-56 126-127 126c-68 0-125-57-125-126z">
          <text:p/>
        </draw:path>
        <draw:path draw:style-name="gr9" draw:text-style-name="P5" draw:layer="layout" svg:width="0.251cm" svg:height="0.251cm" svg:x="4.681cm" svg:y="3.401cm" svg:viewBox="0 0 252 252" svg:d="M0 125c0-69 57-125 125-125 71 0 127 56 127 125s-56 127-127 127c-68 0-125-58-125-127z">
          <text:p/>
        </draw:path>
        <draw:path draw:style-name="gr10" draw:text-style-name="P2" draw:layer="layout" svg:width="0.251cm" svg:height="0.251cm" svg:x="4.681cm" svg:y="3.401cm" svg:viewBox="0 0 252 252" svg:d="M0 125c0-69 57-125 125-125 71 0 127 56 127 125s-56 127-127 127c-68 0-125-58-125-127z">
          <text:p/>
        </draw:path>
        <draw:path draw:style-name="gr9" draw:text-style-name="P5" draw:layer="layout" svg:width="0.251cm" svg:height="0.251cm" svg:x="4.681cm" svg:y="3.248cm" svg:viewBox="0 0 252 252" svg:d="M0 126c0-69 57-126 125-126 71 0 127 57 127 126 0 70-56 126-127 126-68 0-125-56-125-126z">
          <text:p/>
        </draw:path>
        <draw:path draw:style-name="gr10" draw:text-style-name="P2" draw:layer="layout" svg:width="0.251cm" svg:height="0.251cm" svg:x="4.681cm" svg:y="3.248cm" svg:viewBox="0 0 252 252" svg:d="M0 126c0-69 57-126 125-126 71 0 127 57 127 126 0 70-56 126-127 126-68 0-125-56-125-126z">
          <text:p/>
        </draw:path>
        <draw:path draw:style-name="gr11" draw:text-style-name="P6" draw:layer="layout" svg:width="0.251cm" svg:height="0.251cm" svg:x="4.63cm" svg:y="4.011cm" svg:viewBox="0 0 252 252" svg:d="M0 126c0-70 57-126 126-126s126 56 126 126c0 69-57 126-126 126s-126-57-126-126z">
          <text:p/>
        </draw:path>
        <draw:path draw:style-name="gr12" draw:text-style-name="P2" draw:layer="layout" svg:width="0.251cm" svg:height="0.251cm" svg:x="4.63cm" svg:y="4.011cm" svg:viewBox="0 0 252 252" svg:d="M0 126c0-70 57-126 126-126s126 56 126 126c0 69-57 126-126 126s-126-57-126-126z">
          <text:p/>
        </draw:path>
        <draw:path draw:style-name="gr11" draw:text-style-name="P6" draw:layer="layout" svg:width="0.251cm" svg:height="0.251cm" svg:x="4.63cm" svg:y="4.087cm" svg:viewBox="0 0 252 252" svg:d="M0 126c0-68 57-126 126-126s126 58 126 126c0 70-57 126-126 126s-126-56-126-126z">
          <text:p/>
        </draw:path>
        <draw:path draw:style-name="gr12" draw:text-style-name="P2" draw:layer="layout" svg:width="0.251cm" svg:height="0.251cm" svg:x="4.63cm" svg:y="4.087cm" svg:viewBox="0 0 252 252" svg:d="M0 126c0-68 57-126 126-126s126 58 126 126c0 70-57 126-126 126s-126-56-126-126z">
          <text:p/>
        </draw:path>
        <draw:path draw:style-name="gr11" draw:text-style-name="P6" draw:layer="layout" svg:width="0.251cm" svg:height="0.25cm" svg:x="4.63cm" svg:y="4.059cm" svg:viewBox="0 0 252 251" svg:d="M0 126c0-70 57-126 126-126s126 56 126 126c0 69-57 125-126 125s-126-56-126-125z">
          <text:p/>
        </draw:path>
        <draw:path draw:style-name="gr12" draw:text-style-name="P2" draw:layer="layout" svg:width="0.251cm" svg:height="0.25cm" svg:x="4.63cm" svg:y="4.059cm" svg:viewBox="0 0 252 251" svg:d="M0 126c0-70 57-126 126-126s126 56 126 126c0 69-57 125-126 125s-126-56-126-125z">
          <text:p/>
        </draw:path>
        <draw:path draw:style-name="gr11" draw:text-style-name="P6" draw:layer="layout" svg:width="0.251cm" svg:height="0.25cm" svg:x="4.63cm" svg:y="4.097cm" svg:viewBox="0 0 252 251" svg:d="M0 126c0-69 57-126 126-126s126 57 126 126-57 125-126 125-126-56-126-125z">
          <text:p/>
        </draw:path>
        <draw:path draw:style-name="gr12" draw:text-style-name="P2" draw:layer="layout" svg:width="0.251cm" svg:height="0.25cm" svg:x="4.63cm" svg:y="4.097cm" svg:viewBox="0 0 252 251" svg:d="M0 126c0-69 57-126 126-126s126 57 126 126-57 125-126 125-126-56-126-125z">
          <text:p/>
        </draw:path>
        <draw:path draw:style-name="gr11" draw:text-style-name="P6" draw:layer="layout" svg:width="0.251cm" svg:height="0.251cm" svg:x="4.63cm" svg:y="4.049cm" svg:viewBox="0 0 252 252" svg:d="M0 126c0-70 57-126 126-126s126 56 126 126c0 69-57 126-126 126s-126-57-126-126z">
          <text:p/>
        </draw:path>
        <draw:path draw:style-name="gr12" draw:text-style-name="P2" draw:layer="layout" svg:width="0.251cm" svg:height="0.251cm" svg:x="4.63cm" svg:y="4.049cm" svg:viewBox="0 0 252 252" svg:d="M0 126c0-70 57-126 126-126s126 56 126 126c0 69-57 126-126 126s-126-57-126-126z">
          <text:p/>
        </draw:path>
        <draw:path draw:style-name="gr13" draw:text-style-name="P7" draw:layer="layout" svg:width="0.251cm" svg:height="0.251cm" svg:x="4.519cm" svg:y="3.296cm" svg:viewBox="0 0 252 252" svg:d="M0 126c0-70 57-126 127-126 69 0 125 56 125 126 0 69-56 126-125 126-70 0-127-57-127-126z">
          <text:p/>
        </draw:path>
        <draw:path draw:style-name="gr14" draw:text-style-name="P2" draw:layer="layout" svg:width="0.251cm" svg:height="0.251cm" svg:x="4.519cm" svg:y="3.296cm" svg:viewBox="0 0 252 252" svg:d="M0 126c0-70 57-126 127-126 69 0 125 56 125 126 0 69-56 126-125 126-70 0-127-57-127-126z">
          <text:p/>
        </draw:path>
        <draw:path draw:style-name="gr15" draw:text-style-name="P8" draw:layer="layout" svg:width="0.251cm" svg:height="0.251cm" svg:x="4.1cm" svg:y="4.22cm" svg:viewBox="0 0 252 252" svg:d="M0 126c0-69 57-126 126-126s126 57 126 126c0 70-57 126-126 126s-126-56-126-126z">
          <text:p/>
        </draw:path>
        <draw:path draw:style-name="gr16" draw:text-style-name="P2" draw:layer="layout" svg:width="0.251cm" svg:height="0.251cm" svg:x="4.1cm" svg:y="4.22cm" svg:viewBox="0 0 252 252" svg:d="M0 126c0-69 57-126 126-126s126 57 126 126c0 70-57 126-126 126s-126-56-126-126z">
          <text:p/>
        </draw:path>
        <draw:path draw:style-name="gr15" draw:text-style-name="P8" draw:layer="layout" svg:width="0.251cm" svg:height="0.251cm" svg:x="4.1cm" svg:y="4.22cm" svg:viewBox="0 0 252 252" svg:d="M0 126c0-69 57-126 126-126s126 57 126 126c0 70-57 126-126 126s-126-56-126-126z">
          <text:p/>
        </draw:path>
        <draw:path draw:style-name="gr16" draw:text-style-name="P2" draw:layer="layout" svg:width="0.251cm" svg:height="0.251cm" svg:x="4.1cm" svg:y="4.22cm" svg:viewBox="0 0 252 252" svg:d="M0 126c0-69 57-126 126-126s126 57 126 126c0 70-57 126-126 126s-126-56-126-126z">
          <text:p/>
        </draw:path>
        <draw:path draw:style-name="gr15" draw:text-style-name="P8" draw:layer="layout" svg:width="0.251cm" svg:height="0.251cm" svg:x="4.1cm" svg:y="4.144cm" svg:viewBox="0 0 252 252" svg:d="M0 126c0-69 57-126 126-126s126 57 126 126-57 126-126 126-126-57-126-126z">
          <text:p/>
        </draw:path>
        <draw:path draw:style-name="gr16" draw:text-style-name="P2" draw:layer="layout" svg:width="0.251cm" svg:height="0.251cm" svg:x="4.1cm" svg:y="4.144cm" svg:viewBox="0 0 252 252" svg:d="M0 126c0-69 57-126 126-126s126 57 126 126-57 126-126 126-126-57-126-126z">
          <text:p/>
        </draw:path>
        <draw:path draw:style-name="gr15" draw:text-style-name="P8" draw:layer="layout" svg:width="0.251cm" svg:height="0.251cm" svg:x="4.1cm" svg:y="3.973cm" svg:viewBox="0 0 252 252" svg:d="M0 125c0-69 57-125 126-125s126 56 126 125c0 70-57 127-126 127s-126-57-126-127z">
          <text:p/>
        </draw:path>
        <draw:path draw:style-name="gr16" draw:text-style-name="P2" draw:layer="layout" svg:width="0.251cm" svg:height="0.251cm" svg:x="4.1cm" svg:y="3.973cm" svg:viewBox="0 0 252 252" svg:d="M0 125c0-69 57-125 126-125s126 56 126 125c0 70-57 127-126 127s-126-57-126-127z">
          <text:p/>
        </draw:path>
        <draw:path draw:style-name="gr17" draw:text-style-name="P9" draw:layer="layout" svg:width="0.251cm" svg:height="0.251cm" svg:x="2.853cm" svg:y="2.314cm" svg:viewBox="0 0 252 252" svg:d="M0 127c0-70 58-127 127-127s125 57 125 127c0 69-56 125-125 125s-127-56-127-125z">
          <text:p/>
        </draw:path>
        <draw:path draw:style-name="gr18" draw:text-style-name="P2" draw:layer="layout" svg:width="0.251cm" svg:height="0.251cm" svg:x="2.853cm" svg:y="2.314cm" svg:viewBox="0 0 252 252" svg:d="M0 127c0-70 58-127 127-127s125 57 125 127c0 69-56 125-125 125s-127-56-127-125z">
          <text:p/>
        </draw:path>
        <draw:path draw:style-name="gr19" draw:text-style-name="P10" draw:layer="layout" svg:width="0.25cm" svg:height="0.25cm" svg:x="5.814cm" svg:y="3.02cm" svg:viewBox="0 0 251 251" svg:d="M0 126c0-70 56-126 126-126 69 0 125 56 125 126 0 69-56 125-125 125-70 0-126-56-126-125z">
          <text:p/>
        </draw:path>
        <draw:path draw:style-name="gr20" draw:text-style-name="P2" draw:layer="layout" svg:width="0.25cm" svg:height="0.25cm" svg:x="5.814cm" svg:y="3.02cm" svg:viewBox="0 0 251 251" svg:d="M0 126c0-70 56-126 126-126 69 0 125 56 125 126 0 69-56 125-125 125-70 0-126-56-126-125z">
          <text:p/>
        </draw:path>
        <draw:path draw:style-name="gr21" draw:text-style-name="P11" draw:layer="layout" svg:width="0.25cm" svg:height="0.251cm" svg:x="4.368cm" svg:y="3.582cm" svg:viewBox="0 0 251 252" svg:d="M0 126c0-69 57-126 126-126s125 57 125 126-56 126-125 126-126-57-126-126z">
          <text:p/>
        </draw:path>
        <draw:path draw:style-name="gr22" draw:text-style-name="P2" draw:layer="layout" svg:width="0.25cm" svg:height="0.251cm" svg:x="4.368cm" svg:y="3.582cm" svg:viewBox="0 0 251 252" svg:d="M0 126c0-69 57-126 126-126s125 57 125 126-56 126-125 126-126-57-126-126z">
          <text:p/>
        </draw:path>
        <draw:path draw:style-name="gr23" draw:text-style-name="P12" draw:layer="layout" svg:width="0.251cm" svg:height="0.25cm" svg:x="3.009cm" svg:y="2.572cm" svg:viewBox="0 0 252 251" svg:d="M0 126c0-69 57-126 127-126 69 0 125 57 125 126s-56 125-125 125c-70 0-127-56-127-125z">
          <text:p/>
        </draw:path>
        <draw:path draw:style-name="gr24" draw:text-style-name="P2" draw:layer="layout" svg:width="0.251cm" svg:height="0.25cm" svg:x="3.009cm" svg:y="2.572cm" svg:viewBox="0 0 252 251" svg:d="M0 126c0-69 57-126 127-126 69 0 125 57 125 126s-56 125-125 125c-70 0-127-56-127-125z">
          <text:p/>
        </draw:path>
        <draw:path draw:style-name="gr25" draw:text-style-name="P13" draw:layer="layout" svg:width="0.251cm" svg:height="0.251cm" svg:x="2.386cm" svg:y="2.667cm" svg:viewBox="0 0 252 252" svg:d="M0 125c0-69 56-125 126-125 68 0 126 56 126 125s-58 127-126 127c-70 0-126-58-126-127z">
          <text:p/>
        </draw:path>
        <draw:path draw:style-name="gr26" draw:text-style-name="P2" draw:layer="layout" svg:width="0.251cm" svg:height="0.251cm" svg:x="2.386cm" svg:y="2.667cm" svg:viewBox="0 0 252 252" svg:d="M0 125c0-69 56-125 126-125 68 0 126 56 126 125s-58 127-126 127c-70 0-126-58-126-127z">
          <text:p/>
        </draw:path>
        <draw:path draw:style-name="gr27" draw:text-style-name="P14" draw:layer="layout" svg:width="0.251cm" svg:height="0.251cm" svg:x="5.005cm" svg:y="4.125cm" svg:viewBox="0 0 252 252" svg:d="M0 125c0-68 56-125 126-125 69 0 126 57 126 125 0 70-57 127-126 127-70 0-126-57-126-127z">
          <text:p/>
        </draw:path>
        <draw:path draw:style-name="gr28" draw:text-style-name="P2" draw:layer="layout" svg:width="0.251cm" svg:height="0.251cm" svg:x="5.005cm" svg:y="4.125cm" svg:viewBox="0 0 252 252" svg:d="M0 125c0-68 56-125 126-125 69 0 126 57 126 125 0 70-57 127-126 127-70 0-126-57-126-127z">
          <text:p/>
        </draw:path>
        <draw:path draw:style-name="gr29" draw:text-style-name="P15" draw:layer="layout" svg:width="0.25cm" svg:height="0.251cm" svg:x="5.288cm" svg:y="2.219cm" svg:viewBox="0 0 251 252" svg:d="M0 125c0-68 56-125 126-125 69 0 125 57 125 125 0 71-56 127-125 127-70 0-126-56-126-127z">
          <text:p/>
        </draw:path>
        <draw:path draw:style-name="gr30" draw:text-style-name="P2" draw:layer="layout" svg:width="0.25cm" svg:height="0.251cm" svg:x="5.288cm" svg:y="2.219cm" svg:viewBox="0 0 251 252" svg:d="M0 125c0-68 56-125 126-125 69 0 125 57 125 125 0 71-56 127-125 127-70 0-126-56-126-127z">
          <text:p/>
        </draw:path>
        <draw:path draw:style-name="gr31" draw:text-style-name="P16" draw:layer="layout" svg:width="0.251cm" svg:height="0.25cm" svg:x="3.973cm" svg:y="4.097cm" svg:viewBox="0 0 252 251" svg:d="M0 126c0-69 57-126 126-126 70 0 126 57 126 126s-56 125-126 125c-69 0-126-56-126-125z">
          <text:p/>
        </draw:path>
        <draw:path draw:style-name="gr32" draw:text-style-name="P2" draw:layer="layout" svg:width="0.251cm" svg:height="0.25cm" svg:x="3.973cm" svg:y="4.097cm" svg:viewBox="0 0 252 251" svg:d="M0 126c0-69 57-126 126-126 70 0 126 57 126 126s-56 125-126 125c-69 0-126-56-126-125z">
          <text:p/>
        </draw:path>
        <draw:path draw:style-name="gr9" draw:text-style-name="P5" draw:layer="layout" svg:width="0.251cm" svg:height="0.251cm" svg:x="4.681cm" svg:y="3.353cm" svg:viewBox="0 0 252 252" svg:d="M0 127c0-70 57-127 125-127 71 0 127 57 127 127 0 69-56 125-127 125-68 0-125-56-125-125z">
          <text:p/>
        </draw:path>
        <draw:path draw:style-name="gr10" draw:text-style-name="P2" draw:layer="layout" svg:width="0.251cm" svg:height="0.251cm" svg:x="4.681cm" svg:y="3.353cm" svg:viewBox="0 0 252 252" svg:d="M0 127c0-70 57-127 125-127 71 0 127 57 127 127 0 69-56 125-127 125-68 0-125-56-125-125z">
          <text:p/>
        </draw:path>
        <draw:path draw:style-name="gr33" draw:text-style-name="P17" draw:layer="layout" svg:width="0.251cm" svg:height="0.25cm" svg:x="3.387cm" svg:y="2.534cm" svg:viewBox="0 0 252 251" svg:d="M0 126c0-70 56-126 125-126s127 56 127 126c0 69-58 125-127 125s-125-56-125-125z">
          <text:p/>
        </draw:path>
        <draw:path draw:style-name="gr34" draw:text-style-name="P2" draw:layer="layout" svg:width="0.251cm" svg:height="0.25cm" svg:x="3.387cm" svg:y="2.534cm" svg:viewBox="0 0 252 251" svg:d="M0 126c0-70 56-126 125-126s127 56 127 126c0 69-58 125-127 125s-125-56-125-125z">
          <text:p/>
        </draw:path>
        <draw:path draw:style-name="gr7" draw:text-style-name="P4" draw:layer="layout" svg:width="0.251cm" svg:height="0.251cm" svg:x="4.879cm" svg:y="4.116cm" svg:viewBox="0 0 252 252" svg:d="M0 126c0-69 56-126 125-126s127 57 127 126-58 126-127 126-125-57-125-126z">
          <text:p/>
        </draw:path>
        <draw:path draw:style-name="gr8" draw:text-style-name="P2" draw:layer="layout" svg:width="0.251cm" svg:height="0.251cm" svg:x="4.879cm" svg:y="4.116cm" svg:viewBox="0 0 252 252" svg:d="M0 126c0-69 56-126 125-126s127 57 127 126-58 126-127 126-125-57-125-126z">
          <text:p/>
        </draw:path>
        <draw:path draw:style-name="gr35" draw:text-style-name="P18" draw:layer="layout" svg:width="0.252cm" svg:height="0.25cm" svg:x="3.184cm" svg:y="3.02cm" svg:viewBox="0 0 253 251" svg:d="M0 126c0-70 57-126 126-126s127 56 127 126c0 69-58 125-127 125s-126-56-126-125z">
          <text:p/>
        </draw:path>
        <draw:path draw:style-name="gr36" draw:text-style-name="P2" draw:layer="layout" svg:width="0.252cm" svg:height="0.25cm" svg:x="3.184cm" svg:y="3.02cm" svg:viewBox="0 0 253 251" svg:d="M0 126c0-70 57-126 126-126s127 56 127 126c0 69-58 125-127 125s-126-56-126-125z">
          <text:p/>
        </draw:path>
        <draw:path draw:style-name="gr35" draw:text-style-name="P18" draw:layer="layout" svg:width="0.252cm" svg:height="0.251cm" svg:x="3.184cm" svg:y="3.382cm" svg:viewBox="0 0 253 252" svg:d="M0 125c0-69 57-125 126-125s127 56 127 125-58 127-127 127-126-58-126-127z">
          <text:p/>
        </draw:path>
        <draw:path draw:style-name="gr36" draw:text-style-name="P2" draw:layer="layout" svg:width="0.252cm" svg:height="0.251cm" svg:x="3.184cm" svg:y="3.382cm" svg:viewBox="0 0 253 252" svg:d="M0 125c0-69 57-125 126-125s127 56 127 125-58 127-127 127-126-58-126-127z">
          <text:p/>
        </draw:path>
        <draw:path draw:style-name="gr7" draw:text-style-name="P4" draw:layer="layout" svg:width="0.251cm" svg:height="0.25cm" svg:x="4.879cm" svg:y="3.849cm" svg:viewBox="0 0 252 251" svg:d="M0 126c0-69 56-126 125-126s127 57 127 126-58 125-127 125-125-56-125-125z">
          <text:p/>
        </draw:path>
        <draw:path draw:style-name="gr8" draw:text-style-name="P2" draw:layer="layout" svg:width="0.251cm" svg:height="0.25cm" svg:x="4.879cm" svg:y="3.849cm" svg:viewBox="0 0 252 251" svg:d="M0 126c0-69 56-126 125-126s127 57 127 126-58 125-127 125-125-56-125-125z">
          <text:p/>
        </draw:path>
        <draw:path draw:style-name="gr37" draw:text-style-name="P19" draw:layer="layout" svg:width="0.251cm" svg:height="0.251cm" svg:x="5.49cm" svg:y="2.877cm" svg:viewBox="0 0 252 252" svg:d="M0 125c0-69 57-125 125-125 71 0 127 56 127 125s-56 127-127 127c-68 0-125-58-125-127z">
          <text:p/>
        </draw:path>
        <draw:path draw:style-name="gr38" draw:text-style-name="P2" draw:layer="layout" svg:width="0.251cm" svg:height="0.251cm" svg:x="5.49cm" svg:y="2.877cm" svg:viewBox="0 0 252 252" svg:d="M0 125c0-69 57-125 125-125 71 0 127 56 127 125s-56 127-127 127c-68 0-125-58-125-127z">
          <text:p/>
        </draw:path>
        <draw:path draw:style-name="gr37" draw:text-style-name="P19" draw:layer="layout" svg:width="0.251cm" svg:height="0.25cm" svg:x="5.49cm" svg:y="2.982cm" svg:viewBox="0 0 252 251" svg:d="M0 125c0-69 57-125 125-125 71 0 127 56 127 125 0 70-56 126-127 126-68 0-125-56-125-126z">
          <text:p/>
        </draw:path>
        <draw:path draw:style-name="gr38" draw:text-style-name="P2" draw:layer="layout" svg:width="0.251cm" svg:height="0.25cm" svg:x="5.49cm" svg:y="2.982cm" svg:viewBox="0 0 252 251" svg:d="M0 125c0-69 57-125 125-125 71 0 127 56 127 125 0 70-56 126-127 126-68 0-125-56-125-126z">
          <text:p/>
        </draw:path>
        <draw:path draw:style-name="gr37" draw:text-style-name="P19" draw:layer="layout" svg:width="0.251cm" svg:height="0.251cm" svg:x="5.49cm" svg:y="2.772cm" svg:viewBox="0 0 252 252" svg:d="M0 126c0-70 57-126 125-126 71 0 127 56 127 126 0 69-56 126-127 126-68 0-125-57-125-126z">
          <text:p/>
        </draw:path>
        <draw:path draw:style-name="gr38" draw:text-style-name="P2" draw:layer="layout" svg:width="0.251cm" svg:height="0.251cm" svg:x="5.49cm" svg:y="2.772cm" svg:viewBox="0 0 252 252" svg:d="M0 126c0-70 57-126 125-126 71 0 127 56 127 126 0 69-56 126-127 126-68 0-125-57-125-126z">
          <text:p/>
        </draw:path>
        <draw:path draw:style-name="gr39" draw:text-style-name="P20" draw:layer="layout" svg:width="0.251cm" svg:height="0.251cm" svg:x="5.346cm" svg:y="2.886cm" svg:viewBox="0 0 252 252" svg:d="M0 126c0-69 58-126 126-126 70 0 126 57 126 126s-56 126-126 126c-68 0-126-57-126-126z">
          <text:p/>
        </draw:path>
        <draw:path draw:style-name="gr40" draw:text-style-name="P2" draw:layer="layout" svg:width="0.251cm" svg:height="0.251cm" svg:x="5.346cm" svg:y="2.886cm" svg:viewBox="0 0 252 252" svg:d="M0 126c0-69 58-126 126-126 70 0 126 57 126 126s-56 126-126 126c-68 0-126-57-126-126z">
          <text:p/>
        </draw:path>
        <draw:path draw:style-name="gr41" draw:text-style-name="P21" draw:layer="layout" svg:width="0.251cm" svg:height="0.25cm" svg:x="4.723cm" svg:y="4.44cm" svg:viewBox="0 0 252 251" svg:d="M0 125c0-69 56-125 125-125 71 0 127 56 127 125 0 70-56 126-127 126-69 0-125-56-125-126z">
          <text:p/>
        </draw:path>
        <draw:path draw:style-name="gr42" draw:text-style-name="P2" draw:layer="layout" svg:width="0.251cm" svg:height="0.25cm" svg:x="4.723cm" svg:y="4.44cm" svg:viewBox="0 0 252 251" svg:d="M0 125c0-69 56-125 125-125 71 0 127 56 127 125 0 70-56 126-127 126-69 0-125-56-125-126z">
          <text:p/>
        </draw:path>
        <draw:path draw:style-name="gr13" draw:text-style-name="P7" draw:layer="layout" svg:width="0.251cm" svg:height="0.251cm" svg:x="4.519cm" svg:y="3.229cm" svg:viewBox="0 0 252 252" svg:d="M0 126c0-69 57-126 127-126 69 0 125 57 125 126 0 70-56 126-125 126-70 0-127-56-127-126z">
          <text:p/>
        </draw:path>
        <draw:path draw:style-name="gr14" draw:text-style-name="P2" draw:layer="layout" svg:width="0.251cm" svg:height="0.251cm" svg:x="4.519cm" svg:y="3.229cm" svg:viewBox="0 0 252 252" svg:d="M0 126c0-69 57-126 127-126 69 0 125 57 125 126 0 70-56 126-125 126-70 0-127-56-127-126z">
          <text:p/>
        </draw:path>
        <draw:path draw:style-name="gr13" draw:text-style-name="P7" draw:layer="layout" svg:width="0.251cm" svg:height="0.251cm" svg:x="4.519cm" svg:y="3.391cm" svg:viewBox="0 0 252 252" svg:d="M0 126c0-69 57-126 127-126 69 0 125 57 125 126s-56 126-125 126c-70 0-127-57-127-126z">
          <text:p/>
        </draw:path>
        <draw:path draw:style-name="gr14" draw:text-style-name="P2" draw:layer="layout" svg:width="0.251cm" svg:height="0.251cm" svg:x="4.519cm" svg:y="3.391cm" svg:viewBox="0 0 252 252" svg:d="M0 126c0-69 57-126 127-126 69 0 125 57 125 126s-56 126-125 126c-70 0-127-57-127-126z">
          <text:p/>
        </draw:path>
        <draw:path draw:style-name="gr13" draw:text-style-name="P7" draw:layer="layout" svg:width="0.251cm" svg:height="0.252cm" svg:x="4.519cm" svg:y="3.343cm" svg:viewBox="0 0 252 253" svg:d="M0 127c0-69 57-127 127-127 69 0 125 58 125 127s-56 126-125 126c-70 0-127-57-127-126z">
          <text:p/>
        </draw:path>
        <draw:path draw:style-name="gr14" draw:text-style-name="P2" draw:layer="layout" svg:width="0.251cm" svg:height="0.252cm" svg:x="4.519cm" svg:y="3.343cm" svg:viewBox="0 0 252 253" svg:d="M0 127c0-69 57-127 127-127 69 0 125 58 125 127s-56 126-125 126c-70 0-127-57-127-126z">
          <text:p/>
        </draw:path>
        <draw:path draw:style-name="gr13" draw:text-style-name="P7" draw:layer="layout" svg:width="0.251cm" svg:height="0.252cm" svg:x="4.519cm" svg:y="3.324cm" svg:viewBox="0 0 252 253" svg:d="M0 127c0-70 57-127 127-127 69 0 125 57 125 127 0 69-56 126-125 126-70 0-127-57-127-126z">
          <text:p/>
        </draw:path>
        <draw:path draw:style-name="gr14" draw:text-style-name="P2" draw:layer="layout" svg:width="0.251cm" svg:height="0.252cm" svg:x="4.519cm" svg:y="3.324cm" svg:viewBox="0 0 252 253" svg:d="M0 127c0-70 57-127 127-127 69 0 125 57 125 127 0 69-56 126-125 126-70 0-127-57-127-126z">
          <text:p/>
        </draw:path>
        <draw:path draw:style-name="gr43" draw:text-style-name="P22" draw:layer="layout" svg:width="0.25cm" svg:height="0.251cm" svg:x="1.919cm" svg:y="2.457cm" svg:viewBox="0 0 251 252" svg:d="M0 126c0-69 56-126 125-126s126 57 126 126c0 70-57 126-126 126s-125-56-125-126z">
          <text:p/>
        </draw:path>
        <draw:path draw:style-name="gr44" draw:text-style-name="P2" draw:layer="layout" svg:width="0.25cm" svg:height="0.251cm" svg:x="1.919cm" svg:y="2.457cm" svg:viewBox="0 0 251 252" svg:d="M0 126c0-69 56-126 125-126s126 57 126 126c0 70-57 126-126 126s-125-56-125-126z">
          <text:p/>
        </draw:path>
        <draw:path draw:style-name="gr45" draw:text-style-name="P23" draw:layer="layout" svg:width="0.251cm" svg:height="0.251cm" svg:x="2.901cm" svg:y="3.229cm" svg:viewBox="0 0 252 252" svg:d="M0 126c0-69 57-126 126-126s126 57 126 126c0 70-57 126-126 126s-126-56-126-126z">
          <text:p/>
        </draw:path>
        <draw:path draw:style-name="gr46" draw:text-style-name="P2" draw:layer="layout" svg:width="0.251cm" svg:height="0.251cm" svg:x="2.901cm" svg:y="3.229cm" svg:viewBox="0 0 252 252" svg:d="M0 126c0-69 57-126 126-126s126 57 126 126c0 70-57 126-126 126s-126-56-126-126z">
          <text:p/>
        </draw:path>
        <draw:path draw:style-name="gr47" draw:text-style-name="P24" draw:layer="layout" svg:width="0.251cm" svg:height="0.251cm" svg:x="3.788cm" svg:y="3.858cm" svg:viewBox="0 0 252 252" svg:d="M0 127c0-69 57-127 127-127 69 0 125 58 125 127s-56 125-125 125c-70 0-127-56-127-125z">
          <text:p/>
        </draw:path>
        <draw:path draw:style-name="gr48" draw:text-style-name="P2" draw:layer="layout" svg:width="0.251cm" svg:height="0.251cm" svg:x="3.788cm" svg:y="3.858cm" svg:viewBox="0 0 252 252" svg:d="M0 127c0-69 57-127 127-127 69 0 125 58 125 127s-56 125-125 125c-70 0-127-56-127-125z">
          <text:p/>
        </draw:path>
        <draw:path draw:style-name="gr45" draw:text-style-name="P23" draw:layer="layout" svg:width="0.251cm" svg:height="0.25cm" svg:x="2.901cm" svg:y="3.163cm" svg:viewBox="0 0 252 251" svg:d="M0 125c0-69 57-125 126-125s126 56 126 125-57 126-126 126-126-57-126-126z">
          <text:p/>
        </draw:path>
        <draw:path draw:style-name="gr46" draw:text-style-name="P2" draw:layer="layout" svg:width="0.251cm" svg:height="0.25cm" svg:x="2.901cm" svg:y="3.163cm" svg:viewBox="0 0 252 251" svg:d="M0 125c0-69 57-125 126-125s126 56 126 125-57 126-126 126-126-57-126-126z">
          <text:p/>
        </draw:path>
        <draw:path draw:style-name="gr43" draw:text-style-name="P22" draw:layer="layout" svg:width="0.25cm" svg:height="0.251cm" svg:x="1.919cm" svg:y="2.686cm" svg:viewBox="0 0 251 252" svg:d="M0 125c0-69 56-125 125-125s126 56 126 125c0 70-57 127-126 127s-125-57-125-127z">
          <text:p/>
        </draw:path>
        <draw:path draw:style-name="gr44" draw:text-style-name="P2" draw:layer="layout" svg:width="0.25cm" svg:height="0.251cm" svg:x="1.919cm" svg:y="2.686cm" svg:viewBox="0 0 251 252" svg:d="M0 125c0-69 56-125 125-125s126 56 126 125c0 70-57 127-126 127s-125-57-125-127z">
          <text:p/>
        </draw:path>
        <draw:path draw:style-name="gr45" draw:text-style-name="P23" draw:layer="layout" svg:width="0.251cm" svg:height="0.251cm" svg:x="2.901cm" svg:y="3.077cm" svg:viewBox="0 0 252 252" svg:d="M0 126c0-69 57-126 126-126s126 57 126 126-57 126-126 126-126-57-126-126z">
          <text:p/>
        </draw:path>
        <draw:path draw:style-name="gr46" draw:text-style-name="P2" draw:layer="layout" svg:width="0.251cm" svg:height="0.251cm" svg:x="2.901cm" svg:y="3.077cm" svg:viewBox="0 0 252 252" svg:d="M0 126c0-69 57-126 126-126s126 57 126 126-57 126-126 126-126-57-126-126z">
          <text:p/>
        </draw:path>
        <draw:path draw:style-name="gr45" draw:text-style-name="P23" draw:layer="layout" svg:width="0.251cm" svg:height="0.251cm" svg:x="2.901cm" svg:y="2.972cm" svg:viewBox="0 0 252 252" svg:d="M0 125c0-69 57-125 126-125s126 56 126 125c0 70-57 127-126 127s-126-57-126-127z">
          <text:p/>
        </draw:path>
        <draw:path draw:style-name="gr46" draw:text-style-name="P2" draw:layer="layout" svg:width="0.251cm" svg:height="0.251cm" svg:x="2.901cm" svg:y="2.972cm" svg:viewBox="0 0 252 252" svg:d="M0 125c0-69 57-125 126-125s126 56 126 125c0 70-57 127-126 127s-126-57-126-127z">
          <text:p/>
        </draw:path>
        <draw:path draw:style-name="gr49" draw:text-style-name="P25" draw:layer="layout" svg:width="0.251cm" svg:height="0.251cm" svg:x="4.256cm" svg:y="4.287cm" svg:viewBox="0 0 252 252" svg:d="M0 127c0-70 56-127 126-127 69 0 126 57 126 127 0 69-57 125-126 125-70 0-126-56-126-125z">
          <text:p/>
        </draw:path>
        <draw:path draw:style-name="gr50" draw:text-style-name="P2" draw:layer="layout" svg:width="0.251cm" svg:height="0.251cm" svg:x="4.256cm" svg:y="4.287cm" svg:viewBox="0 0 252 252" svg:d="M0 127c0-70 56-127 126-127 69 0 126 57 126 127 0 69-57 125-126 125-70 0-126-56-126-125z">
          <text:p/>
        </draw:path>
        <draw:path draw:style-name="gr49" draw:text-style-name="P25" draw:layer="layout" svg:width="0.251cm" svg:height="0.251cm" svg:x="4.256cm" svg:y="4.144cm" svg:viewBox="0 0 252 252" svg:d="M0 126c0-69 56-126 126-126 69 0 126 57 126 126s-57 126-126 126c-70 0-126-57-126-126z">
          <text:p/>
        </draw:path>
        <draw:path draw:style-name="gr50" draw:text-style-name="P2" draw:layer="layout" svg:width="0.251cm" svg:height="0.251cm" svg:x="4.256cm" svg:y="4.144cm" svg:viewBox="0 0 252 252" svg:d="M0 126c0-69 56-126 126-126 69 0 126 57 126 126s-57 126-126 126c-70 0-126-57-126-126z">
          <text:p/>
        </draw:path>
        <draw:path draw:style-name="gr33" draw:text-style-name="P17" draw:layer="layout" svg:width="0.251cm" svg:height="0.251cm" svg:x="3.387cm" svg:y="2.667cm" svg:viewBox="0 0 252 252" svg:d="M0 125c0-69 56-125 125-125s127 56 127 125-58 127-127 127-125-58-125-127z">
          <text:p/>
        </draw:path>
        <draw:path draw:style-name="gr34" draw:text-style-name="P2" draw:layer="layout" svg:width="0.251cm" svg:height="0.251cm" svg:x="3.387cm" svg:y="2.667cm" svg:viewBox="0 0 252 252" svg:d="M0 125c0-69 56-125 125-125s127 56 127 125-58 127-127 127-125-58-125-127z">
          <text:p/>
        </draw:path>
        <draw:path draw:style-name="gr51" draw:text-style-name="P26" draw:layer="layout" svg:width="0.251cm" svg:height="0.251cm" svg:x="5.502cm" svg:y="2.467cm" svg:viewBox="0 0 252 252" svg:d="M0 125c0-69 57-125 126-125 70 0 126 56 126 125 0 70-56 127-126 127-69 0-126-57-126-127z">
          <text:p/>
        </draw:path>
        <draw:path draw:style-name="gr52" draw:text-style-name="P2" draw:layer="layout" svg:width="0.251cm" svg:height="0.251cm" svg:x="5.502cm" svg:y="2.467cm" svg:viewBox="0 0 252 252" svg:d="M0 125c0-69 57-125 126-125 70 0 126 56 126 125 0 70-56 127-126 127-69 0-126-57-126-127z">
          <text:p/>
        </draw:path>
        <draw:path draw:style-name="gr49" draw:text-style-name="P25" draw:layer="layout" svg:width="0.251cm" svg:height="0.25cm" svg:x="4.256cm" svg:y="4.24cm" svg:viewBox="0 0 252 251" svg:d="M0 125c0-69 56-125 126-125 69 0 126 56 126 125 0 70-57 126-126 126-70 0-126-56-126-126z">
          <text:p/>
        </draw:path>
        <draw:path draw:style-name="gr50" draw:text-style-name="P2" draw:layer="layout" svg:width="0.251cm" svg:height="0.25cm" svg:x="4.256cm" svg:y="4.24cm" svg:viewBox="0 0 252 251" svg:d="M0 125c0-69 56-125 126-125 69 0 126 56 126 125 0 70-57 126-126 126-70 0-126-56-126-126z">
          <text:p/>
        </draw:path>
        <draw:path draw:style-name="gr49" draw:text-style-name="P25" draw:layer="layout" svg:width="0.251cm" svg:height="0.25cm" svg:x="4.256cm" svg:y="4.059cm" svg:viewBox="0 0 252 251" svg:d="M0 126c0-70 56-126 126-126 69 0 126 56 126 126 0 69-57 125-126 125-70 0-126-56-126-125z">
          <text:p/>
        </draw:path>
        <draw:path draw:style-name="gr50" draw:text-style-name="P2" draw:layer="layout" svg:width="0.251cm" svg:height="0.25cm" svg:x="4.256cm" svg:y="4.059cm" svg:viewBox="0 0 252 251" svg:d="M0 126c0-70 56-126 126-126 69 0 126 56 126 126 0 69-57 125-126 125-70 0-126-56-126-125z">
          <text:p/>
        </draw:path>
        <draw:path draw:style-name="gr49" draw:text-style-name="P25" draw:layer="layout" svg:width="0.251cm" svg:height="0.251cm" svg:x="4.256cm" svg:y="3.982cm" svg:viewBox="0 0 252 252" svg:d="M0 126c0-69 56-126 126-126 69 0 126 57 126 126 0 70-57 126-126 126-70 0-126-56-126-126z">
          <text:p/>
        </draw:path>
        <draw:path draw:style-name="gr50" draw:text-style-name="P2" draw:layer="layout" svg:width="0.251cm" svg:height="0.251cm" svg:x="4.256cm" svg:y="3.982cm" svg:viewBox="0 0 252 252" svg:d="M0 126c0-69 56-126 126-126 69 0 126 57 126 126 0 70-57 126-126 126-70 0-126-56-126-126z">
          <text:p/>
        </draw:path>
        <draw:path draw:style-name="gr19" draw:text-style-name="P10" draw:layer="layout" svg:width="0.25cm" svg:height="0.251cm" svg:x="5.814cm" svg:y="0.932cm" svg:viewBox="0 0 251 252" svg:d="M0 126c0-69 56-126 126-126 69 0 125 57 125 126 0 70-56 126-125 126-70 0-126-56-126-126z">
          <text:p/>
        </draw:path>
        <draw:path draw:style-name="gr20" draw:text-style-name="P2" draw:layer="layout" svg:width="0.25cm" svg:height="0.251cm" svg:x="5.814cm" svg:y="0.932cm" svg:viewBox="0 0 251 252" svg:d="M0 126c0-69 56-126 126-126 69 0 125 57 125 126 0 70-56 126-125 126-70 0-126-56-126-126z">
          <text:p/>
        </draw:path>
        <draw:path draw:style-name="gr53" draw:text-style-name="P27" draw:layer="layout" svg:width="0.251cm" svg:height="0.251cm" svg:x="3.225cm" svg:y="2.524cm" svg:viewBox="0 0 252 252" svg:d="M0 127c0-71 56-127 126-127 69 0 126 56 126 127 0 68-57 125-126 125-70 0-126-57-126-125z">
          <text:p/>
        </draw:path>
        <draw:path draw:style-name="gr54" draw:text-style-name="P2" draw:layer="layout" svg:width="0.251cm" svg:height="0.251cm" svg:x="3.225cm" svg:y="2.524cm" svg:viewBox="0 0 252 252" svg:d="M0 127c0-71 56-127 126-127 69 0 126 56 126 127 0 68-57 125-126 125-70 0-126-57-126-125z">
          <text:p/>
        </draw:path>
        <draw:path draw:style-name="gr53" draw:text-style-name="P27" draw:layer="layout" svg:width="0.251cm" svg:height="0.251cm" svg:x="3.225cm" svg:y="2.896cm" svg:viewBox="0 0 252 252" svg:d="M0 125c0-69 56-125 126-125 69 0 126 56 126 125s-57 127-126 127c-70 0-126-58-126-127z">
          <text:p/>
        </draw:path>
        <draw:path draw:style-name="gr54" draw:text-style-name="P2" draw:layer="layout" svg:width="0.251cm" svg:height="0.251cm" svg:x="3.225cm" svg:y="2.896cm" svg:viewBox="0 0 252 252" svg:d="M0 125c0-69 56-125 126-125 69 0 126 56 126 125s-57 127-126 127c-70 0-126-58-126-127z">
          <text:p/>
        </draw:path>
        <draw:path draw:style-name="gr53" draw:text-style-name="P27" draw:layer="layout" svg:width="0.251cm" svg:height="0.25cm" svg:x="3.225cm" svg:y="2.534cm" svg:viewBox="0 0 252 251" svg:d="M0 126c0-70 56-126 126-126 69 0 126 56 126 126 0 69-57 125-126 125-70 0-126-56-126-125z">
          <text:p/>
        </draw:path>
        <draw:path draw:style-name="gr54" draw:text-style-name="P2" draw:layer="layout" svg:width="0.251cm" svg:height="0.25cm" svg:x="3.225cm" svg:y="2.534cm" svg:viewBox="0 0 252 251" svg:d="M0 126c0-70 56-126 126-126 69 0 126 56 126 126 0 69-57 125-126 125-70 0-126-56-126-125z">
          <text:p/>
        </draw:path>
        <draw:path draw:style-name="gr55" draw:text-style-name="P28" draw:layer="layout" svg:width="0.251cm" svg:height="0.251cm" svg:x="3.71cm" svg:y="3.105cm" svg:viewBox="0 0 252 252" svg:d="M0 127c0-69 57-127 126-127 70 0 126 58 126 127s-56 125-126 125c-69 0-126-56-126-125z">
          <text:p/>
        </draw:path>
        <draw:path draw:style-name="gr56" draw:text-style-name="P2" draw:layer="layout" svg:width="0.251cm" svg:height="0.251cm" svg:x="3.71cm" svg:y="3.105cm" svg:viewBox="0 0 252 252" svg:d="M0 127c0-69 57-127 126-127 70 0 126 58 126 127s-56 125-126 125c-69 0-126-56-126-125z">
          <text:p/>
        </draw:path>
        <draw:path draw:style-name="gr25" draw:text-style-name="P13" draw:layer="layout" svg:width="0.251cm" svg:height="0.25cm" svg:x="2.386cm" svg:y="2.553cm" svg:viewBox="0 0 252 251" svg:d="M0 126c0-70 56-126 126-126 68 0 126 56 126 126 0 69-58 125-126 125-70 0-126-56-126-125z">
          <text:p/>
        </draw:path>
        <draw:path draw:style-name="gr26" draw:text-style-name="P2" draw:layer="layout" svg:width="0.251cm" svg:height="0.25cm" svg:x="2.386cm" svg:y="2.553cm" svg:viewBox="0 0 252 251" svg:d="M0 126c0-70 56-126 126-126 68 0 126 56 126 126 0 69-58 125-126 125-70 0-126-56-126-125z">
          <text:p/>
        </draw:path>
        <draw:path draw:style-name="gr57" draw:text-style-name="P29" draw:layer="layout" svg:width="0.251cm" svg:height="0.251cm" svg:x="4.567cm" svg:y="4.144cm" svg:viewBox="0 0 252 252" svg:d="M0 126c0-69 57-126 127-126 69 0 125 57 125 126s-56 126-125 126c-70 0-127-57-127-126z">
          <text:p/>
        </draw:path>
        <draw:path draw:style-name="gr58" draw:text-style-name="P2" draw:layer="layout" svg:width="0.251cm" svg:height="0.251cm" svg:x="4.567cm" svg:y="4.144cm" svg:viewBox="0 0 252 252" svg:d="M0 126c0-69 57-126 127-126 69 0 125 57 125 126s-56 126-125 126c-70 0-127-57-127-126z">
          <text:p/>
        </draw:path>
        <draw:path draw:style-name="gr55" draw:text-style-name="P28" draw:layer="layout" svg:width="0.251cm" svg:height="0.251cm" svg:x="3.71cm" svg:y="3.067cm" svg:viewBox="0 0 252 252" svg:d="M0 127c0-70 57-127 126-127 70 0 126 57 126 127 0 69-56 125-126 125-69 0-126-56-126-125z">
          <text:p/>
        </draw:path>
        <draw:path draw:style-name="gr56" draw:text-style-name="P2" draw:layer="layout" svg:width="0.251cm" svg:height="0.251cm" svg:x="3.71cm" svg:y="3.067cm" svg:viewBox="0 0 252 252" svg:d="M0 127c0-70 57-127 126-127 70 0 126 57 126 127 0 69-56 125-126 125-69 0-126-56-126-125z">
          <text:p/>
        </draw:path>
        <draw:path draw:style-name="gr25" draw:text-style-name="P13" draw:layer="layout" svg:width="0.251cm" svg:height="0.251cm" svg:x="2.386cm" svg:y="2.762cm" svg:viewBox="0 0 252 252" svg:d="M0 127c0-70 56-127 126-127 68 0 126 57 126 127 0 69-58 125-126 125-70 0-126-56-126-125z">
          <text:p/>
        </draw:path>
        <draw:path draw:style-name="gr26" draw:text-style-name="P2" draw:layer="layout" svg:width="0.251cm" svg:height="0.251cm" svg:x="2.386cm" svg:y="2.762cm" svg:viewBox="0 0 252 252" svg:d="M0 127c0-70 56-127 126-127 68 0 126 57 126 127 0 69-58 125-126 125-70 0-126-56-126-125z">
          <text:p/>
        </draw:path>
        <draw:path draw:style-name="gr57" draw:text-style-name="P29" draw:layer="layout" svg:width="0.251cm" svg:height="0.251cm" svg:x="4.567cm" svg:y="4.363cm" svg:viewBox="0 0 252 252" svg:d="M0 127c0-69 57-127 127-127 69 0 125 58 125 127s-56 125-125 125c-70 0-127-56-127-125z">
          <text:p/>
        </draw:path>
        <draw:path draw:style-name="gr58" draw:text-style-name="P2" draw:layer="layout" svg:width="0.251cm" svg:height="0.251cm" svg:x="4.567cm" svg:y="4.363cm" svg:viewBox="0 0 252 252" svg:d="M0 127c0-69 57-127 127-127 69 0 125 58 125 127s-56 125-125 125c-70 0-127-56-127-125z">
          <text:p/>
        </draw:path>
        <draw:path draw:style-name="gr25" draw:text-style-name="P13" draw:layer="layout" svg:width="0.251cm" svg:height="0.25cm" svg:x="2.386cm" svg:y="2.591cm" svg:viewBox="0 0 252 251" svg:d="M0 126c0-69 56-126 126-126 68 0 126 57 126 126s-58 125-126 125c-70 0-126-56-126-125z">
          <text:p/>
        </draw:path>
        <draw:path draw:style-name="gr26" draw:text-style-name="P2" draw:layer="layout" svg:width="0.251cm" svg:height="0.25cm" svg:x="2.386cm" svg:y="2.591cm" svg:viewBox="0 0 252 251" svg:d="M0 126c0-69 56-126 126-126 68 0 126 57 126 126s-58 125-126 125c-70 0-126-56-126-125z">
          <text:p/>
        </draw:path>
        <draw:path draw:style-name="gr57" draw:text-style-name="P29" draw:layer="layout" svg:width="0.251cm" svg:height="0.251cm" svg:x="4.567cm" svg:y="4.268cm" svg:viewBox="0 0 252 252" svg:d="M0 127c0-70 57-127 127-127 69 0 125 57 125 127 0 68-56 125-125 125-70 0-127-57-127-125z">
          <text:p/>
        </draw:path>
        <draw:path draw:style-name="gr58" draw:text-style-name="P2" draw:layer="layout" svg:width="0.251cm" svg:height="0.251cm" svg:x="4.567cm" svg:y="4.268cm" svg:viewBox="0 0 252 252" svg:d="M0 127c0-70 57-127 127-127 69 0 125 57 125 127 0 68-56 125-125 125-70 0-127-57-127-125z">
          <text:p/>
        </draw:path>
        <draw:path draw:style-name="gr59" draw:text-style-name="P30" draw:layer="layout" svg:width="0.251cm" svg:height="0.251cm" svg:x="3.321cm" svg:y="2.743cm" svg:viewBox="0 0 252 252" svg:d="M0 126c0-70 57-126 126-126s126 56 126 126-57 126-126 126-126-56-126-126z">
          <text:p/>
        </draw:path>
        <draw:path draw:style-name="gr60" draw:text-style-name="P2" draw:layer="layout" svg:width="0.251cm" svg:height="0.251cm" svg:x="3.321cm" svg:y="2.743cm" svg:viewBox="0 0 252 252" svg:d="M0 126c0-70 57-126 126-126s126 56 126 126-57 126-126 126-126-56-126-126z">
          <text:p/>
        </draw:path>
        <draw:path draw:style-name="gr19" draw:text-style-name="P10" draw:layer="layout" svg:width="0.25cm" svg:height="0.251cm" svg:x="5.814cm" svg:y="0.961cm" svg:viewBox="0 0 251 252" svg:d="M0 125c0-69 56-125 126-125 69 0 125 56 125 125 0 71-56 127-125 127-70 0-126-56-126-127z">
          <text:p/>
        </draw:path>
        <draw:path draw:style-name="gr20" draw:text-style-name="P2" draw:layer="layout" svg:width="0.25cm" svg:height="0.251cm" svg:x="5.814cm" svg:y="0.961cm" svg:viewBox="0 0 251 252" svg:d="M0 125c0-69 56-125 126-125 69 0 125 56 125 125 0 71-56 127-125 127-70 0-126-56-126-127z">
          <text:p/>
        </draw:path>
        <draw:path draw:style-name="gr61" draw:text-style-name="P31" draw:layer="layout" svg:width="0.251cm" svg:height="0.251cm" svg:x="5.658cm" svg:y="0.542cm" svg:viewBox="0 0 252 252" svg:d="M0 126c0-70 56-126 125-126s127 56 127 126c0 69-58 126-127 126s-125-57-125-126z">
          <text:p/>
        </draw:path>
        <draw:path draw:style-name="gr62" draw:text-style-name="P2" draw:layer="layout" svg:width="0.251cm" svg:height="0.251cm" svg:x="5.658cm" svg:y="0.542cm" svg:viewBox="0 0 252 252" svg:d="M0 126c0-70 56-126 125-126s127 56 127 126c0 69-58 126-127 126s-125-57-125-126z">
          <text:p/>
        </draw:path>
        <draw:path draw:style-name="gr63" draw:text-style-name="P32" draw:layer="layout" svg:width="0.251cm" svg:height="0.25cm" svg:x="4.843cm" svg:y="4.097cm" svg:viewBox="0 0 252 251" svg:d="M0 126c0-69 57-126 126-126s126 57 126 126-57 125-126 125-126-56-126-125z">
          <text:p/>
        </draw:path>
        <draw:path draw:style-name="gr64" draw:text-style-name="P2" draw:layer="layout" svg:width="0.251cm" svg:height="0.25cm" svg:x="4.843cm" svg:y="4.097cm" svg:viewBox="0 0 252 251" svg:d="M0 126c0-69 57-126 126-126s126 57 126 126-57 125-126 125-126-56-126-125z">
          <text:p/>
        </draw:path>
        <draw:path draw:style-name="gr63" draw:text-style-name="P32" draw:layer="layout" svg:width="0.251cm" svg:height="0.251cm" svg:x="4.843cm" svg:y="4.297cm" svg:viewBox="0 0 252 252" svg:d="M0 126c0-70 57-126 126-126s126 56 126 126c0 69-57 126-126 126s-126-57-126-126z">
          <text:p/>
        </draw:path>
        <draw:path draw:style-name="gr64" draw:text-style-name="P2" draw:layer="layout" svg:width="0.251cm" svg:height="0.251cm" svg:x="4.843cm" svg:y="4.297cm" svg:viewBox="0 0 252 252" svg:d="M0 126c0-70 57-126 126-126s126 56 126 126c0 69-57 126-126 126s-126-57-126-126z">
          <text:p/>
        </draw:path>
        <draw:path draw:style-name="gr65" draw:text-style-name="P33" draw:layer="layout" svg:width="0.251cm" svg:height="0.251cm" svg:x="5.328cm" svg:y="3.315cm" svg:viewBox="0 0 252 252" svg:d="M0 126c0-70 58-126 127-126s125 56 125 126-56 126-125 126-127-56-127-126z">
          <text:p/>
        </draw:path>
        <draw:path draw:style-name="gr66" draw:text-style-name="P2" draw:layer="layout" svg:width="0.251cm" svg:height="0.251cm" svg:x="5.328cm" svg:y="3.315cm" svg:viewBox="0 0 252 252" svg:d="M0 126c0-70 58-126 127-126s125 56 125 126-56 126-125 126-127-56-127-126z">
          <text:p/>
        </draw:path>
        <draw:path draw:style-name="gr63" draw:text-style-name="P32" draw:layer="layout" svg:width="0.251cm" svg:height="0.251cm" svg:x="4.843cm" svg:y="4.173cm" svg:viewBox="0 0 252 252" svg:d="M0 125c0-69 57-125 126-125s126 56 126 125-57 127-126 127-126-58-126-127z">
          <text:p/>
        </draw:path>
        <draw:path draw:style-name="gr64" draw:text-style-name="P2" draw:layer="layout" svg:width="0.251cm" svg:height="0.251cm" svg:x="4.843cm" svg:y="4.173cm" svg:viewBox="0 0 252 252" svg:d="M0 125c0-69 57-125 126-125s126 56 126 125-57 127-126 127-126-58-126-127z">
          <text:p/>
        </draw:path>
        <draw:path draw:style-name="gr67" draw:text-style-name="P34" draw:layer="layout" svg:width="0.251cm" svg:height="0.251cm" svg:x="5.551cm" svg:y="1.142cm" svg:viewBox="0 0 252 252" svg:d="M0 125c0-68 56-125 126-125 69 0 126 57 126 125 0 70-57 127-126 127-70 0-126-57-126-127z">
          <text:p/>
        </draw:path>
        <draw:path draw:style-name="gr68" draw:text-style-name="P2" draw:layer="layout" svg:width="0.251cm" svg:height="0.251cm" svg:x="5.551cm" svg:y="1.142cm" svg:viewBox="0 0 252 252" svg:d="M0 125c0-68 56-125 126-125 69 0 126 57 126 125 0 70-57 127-126 127-70 0-126-57-126-127z">
          <text:p/>
        </draw:path>
        <draw:path draw:style-name="gr69" draw:text-style-name="P35" draw:layer="layout" svg:width="0.251cm" svg:height="0.25cm" svg:x="3.632cm" svg:y="4.097cm" svg:viewBox="0 0 252 251" svg:d="M0 126c0-69 57-126 126-126s126 57 126 126-57 125-126 125-126-56-126-125z">
          <text:p/>
        </draw:path>
        <draw:path draw:style-name="gr70" draw:text-style-name="P2" draw:layer="layout" svg:width="0.251cm" svg:height="0.25cm" svg:x="3.632cm" svg:y="4.097cm" svg:viewBox="0 0 252 251" svg:d="M0 126c0-69 57-126 126-126s126 57 126 126-57 125-126 125-126-56-126-125z">
          <text:p/>
        </draw:path>
        <draw:path draw:style-name="gr69" draw:text-style-name="P35" draw:layer="layout" svg:width="0.251cm" svg:height="0.251cm" svg:x="3.632cm" svg:y="4.087cm" svg:viewBox="0 0 252 252" svg:d="M0 126c0-68 57-126 126-126s126 58 126 126c0 70-57 126-126 126s-126-56-126-126z">
          <text:p/>
        </draw:path>
        <draw:path draw:style-name="gr70" draw:text-style-name="P2" draw:layer="layout" svg:width="0.251cm" svg:height="0.251cm" svg:x="3.632cm" svg:y="4.087cm" svg:viewBox="0 0 252 252" svg:d="M0 126c0-68 57-126 126-126s126 58 126 126c0 70-57 126-126 126s-126-56-126-126z">
          <text:p/>
        </draw:path>
        <draw:path draw:style-name="gr71" draw:text-style-name="P36" draw:layer="layout" svg:width="0.251cm" svg:height="0.251cm" svg:x="4.034cm" svg:y="3.305cm" svg:viewBox="0 0 252 252" svg:d="M0 127c0-70 56-127 126-127 69 0 126 57 126 127 0 69-57 125-126 125-70 0-126-56-126-125z">
          <text:p/>
        </draw:path>
        <draw:path draw:style-name="gr72" draw:text-style-name="P2" draw:layer="layout" svg:width="0.251cm" svg:height="0.251cm" svg:x="4.034cm" svg:y="3.305cm" svg:viewBox="0 0 252 252" svg:d="M0 127c0-70 56-127 126-127 69 0 126 57 126 127 0 69-57 125-126 125-70 0-126-56-126-125z">
          <text:p/>
        </draw:path>
        <draw:path draw:style-name="gr73" draw:text-style-name="P37" draw:layer="layout" svg:width="0.251cm" svg:height="0.251cm" svg:x="4.196cm" svg:y="3.21cm" svg:viewBox="0 0 252 252" svg:d="M0 126c0-69 56-126 125-126 70 0 127 57 127 126 0 70-57 126-127 126-69 0-125-56-125-126z">
          <text:p/>
        </draw:path>
        <draw:path draw:style-name="gr74" draw:text-style-name="P2" draw:layer="layout" svg:width="0.251cm" svg:height="0.251cm" svg:x="4.196cm" svg:y="3.21cm" svg:viewBox="0 0 252 252" svg:d="M0 126c0-69 56-126 125-126 70 0 127 57 127 126 0 70-57 126-127 126-69 0-125-56-125-126z">
          <text:p/>
        </draw:path>
        <draw:path draw:style-name="gr73" draw:text-style-name="P37" draw:layer="layout" svg:width="0.251cm" svg:height="0.251cm" svg:x="4.196cm" svg:y="3.229cm" svg:viewBox="0 0 252 252" svg:d="M0 126c0-69 56-126 125-126 70 0 127 57 127 126 0 70-57 126-127 126-69 0-125-56-125-126z">
          <text:p/>
        </draw:path>
        <draw:path draw:style-name="gr74" draw:text-style-name="P2" draw:layer="layout" svg:width="0.251cm" svg:height="0.251cm" svg:x="4.196cm" svg:y="3.229cm" svg:viewBox="0 0 252 252" svg:d="M0 126c0-69 56-126 125-126 70 0 127 57 127 126 0 70-57 126-127 126-69 0-125-56-125-126z">
          <text:p/>
        </draw:path>
        <draw:path draw:style-name="gr73" draw:text-style-name="P37" draw:layer="layout" svg:width="0.251cm" svg:height="0.251cm" svg:x="4.196cm" svg:y="3.534cm" svg:viewBox="0 0 252 252" svg:d="M0 127c0-70 56-127 125-127 70 0 127 57 127 127 0 69-57 125-127 125-69 0-125-56-125-125z">
          <text:p/>
        </draw:path>
        <draw:path draw:style-name="gr74" draw:text-style-name="P2" draw:layer="layout" svg:width="0.251cm" svg:height="0.251cm" svg:x="4.196cm" svg:y="3.534cm" svg:viewBox="0 0 252 252" svg:d="M0 127c0-70 56-127 125-127 70 0 127 57 127 127 0 69-57 125-127 125-69 0-125-56-125-125z">
          <text:p/>
        </draw:path>
        <draw:path draw:style-name="gr73" draw:text-style-name="P37" draw:layer="layout" svg:width="0.251cm" svg:height="0.251cm" svg:x="4.196cm" svg:y="3.239cm" svg:viewBox="0 0 252 252" svg:d="M0 125c0-69 56-125 125-125 70 0 127 56 127 125 0 70-57 127-127 127-69 0-125-57-125-127z">
          <text:p/>
        </draw:path>
        <draw:path draw:style-name="gr74" draw:text-style-name="P2" draw:layer="layout" svg:width="0.251cm" svg:height="0.251cm" svg:x="4.196cm" svg:y="3.239cm" svg:viewBox="0 0 252 252" svg:d="M0 125c0-69 56-125 125-125 70 0 127 56 127 125 0 70-57 127-127 127-69 0-125-57-125-127z">
          <text:p/>
        </draw:path>
        <draw:path draw:style-name="gr73" draw:text-style-name="P37" draw:layer="layout" svg:width="0.251cm" svg:height="0.251cm" svg:x="4.196cm" svg:y="3.506cm" svg:viewBox="0 0 252 252" svg:d="M0 126c0-70 56-126 125-126 70 0 127 56 127 126 0 69-57 126-127 126-69 0-125-57-125-126z">
          <text:p/>
        </draw:path>
        <draw:path draw:style-name="gr74" draw:text-style-name="P2" draw:layer="layout" svg:width="0.251cm" svg:height="0.251cm" svg:x="4.196cm" svg:y="3.506cm" svg:viewBox="0 0 252 252" svg:d="M0 126c0-70 56-126 125-126 70 0 127 56 127 126 0 69-57 126-127 126-69 0-125-57-125-126z">
          <text:p/>
        </draw:path>
        <draw:path draw:style-name="gr53" draw:text-style-name="P27" draw:layer="layout" svg:width="0.251cm" svg:height="0.251cm" svg:x="3.225cm" svg:y="2.6cm" svg:viewBox="0 0 252 252" svg:d="M0 127c0-69 56-127 126-127 69 0 126 58 126 127s-57 125-126 125c-70 0-126-56-126-125z">
          <text:p/>
        </draw:path>
        <draw:path draw:style-name="gr54" draw:text-style-name="P2" draw:layer="layout" svg:width="0.251cm" svg:height="0.251cm" svg:x="3.225cm" svg:y="2.6cm" svg:viewBox="0 0 252 252" svg:d="M0 127c0-69 56-127 126-127 69 0 126 58 126 127s-57 125-126 125c-70 0-126-56-126-125z">
          <text:p/>
        </draw:path>
        <draw:path draw:style-name="gr75" draw:text-style-name="P38" draw:layer="layout" svg:width="0.251cm" svg:height="0.251cm" svg:x="5.025cm" svg:y="3.591cm" svg:viewBox="0 0 252 252" svg:d="M0 127c0-69 56-127 126-127 69 0 126 58 126 127s-57 125-126 125c-70 0-126-56-126-125z">
          <text:p/>
        </draw:path>
        <draw:path draw:style-name="gr76" draw:text-style-name="P2" draw:layer="layout" svg:width="0.251cm" svg:height="0.251cm" svg:x="5.025cm" svg:y="3.591cm" svg:viewBox="0 0 252 252" svg:d="M0 127c0-69 56-127 126-127 69 0 126 58 126 127s-57 125-126 125c-70 0-126-56-126-125z">
          <text:p/>
        </draw:path>
        <draw:path draw:style-name="gr75" draw:text-style-name="P38" draw:layer="layout" svg:width="0.251cm" svg:height="0.251cm" svg:x="5.025cm" svg:y="3.563cm" svg:viewBox="0 0 252 252" svg:d="M0 126c0-70 56-126 126-126 69 0 126 56 126 126 0 69-57 126-126 126-70 0-126-57-126-126z">
          <text:p/>
        </draw:path>
        <draw:path draw:style-name="gr76" draw:text-style-name="P2" draw:layer="layout" svg:width="0.251cm" svg:height="0.251cm" svg:x="5.025cm" svg:y="3.563cm" svg:viewBox="0 0 252 252" svg:d="M0 126c0-70 56-126 126-126 69 0 126 56 126 126 0 69-57 126-126 126-70 0-126-57-126-126z">
          <text:p/>
        </draw:path>
        <draw:path draw:style-name="gr75" draw:text-style-name="P38" draw:layer="layout" svg:width="0.251cm" svg:height="0.251cm" svg:x="5.025cm" svg:y="3.601cm" svg:viewBox="0 0 252 252" svg:d="M0 126c0-69 56-126 126-126 69 0 126 57 126 126s-57 126-126 126c-70 0-126-57-126-126z">
          <text:p/>
        </draw:path>
        <draw:path draw:style-name="gr76" draw:text-style-name="P2" draw:layer="layout" svg:width="0.251cm" svg:height="0.251cm" svg:x="5.025cm" svg:y="3.601cm" svg:viewBox="0 0 252 252" svg:d="M0 126c0-69 56-126 126-126 69 0 126 57 126 126s-57 126-126 126c-70 0-126-57-126-126z">
          <text:p/>
        </draw:path>
        <draw:path draw:style-name="gr53" draw:text-style-name="P27" draw:layer="layout" svg:width="0.251cm" svg:height="0.251cm" svg:x="3.225cm" svg:y="2.61cm" svg:viewBox="0 0 252 252" svg:d="M0 126c0-69 56-126 126-126 69 0 126 57 126 126s-57 126-126 126c-70 0-126-57-126-126z">
          <text:p/>
        </draw:path>
        <draw:path draw:style-name="gr54" draw:text-style-name="P2" draw:layer="layout" svg:width="0.251cm" svg:height="0.251cm" svg:x="3.225cm" svg:y="2.61cm" svg:viewBox="0 0 252 252" svg:d="M0 126c0-69 56-126 126-126 69 0 126 57 126 126s-57 126-126 126c-70 0-126-57-126-126z">
          <text:p/>
        </draw:path>
        <draw:path draw:style-name="gr75" draw:text-style-name="P38" draw:layer="layout" svg:width="0.251cm" svg:height="0.25cm" svg:x="5.025cm" svg:y="3.201cm" svg:viewBox="0 0 252 251" svg:d="M0 125c0-69 56-125 126-125 69 0 126 56 126 125 0 70-57 126-126 126-70 0-126-56-126-126z">
          <text:p/>
        </draw:path>
        <draw:path draw:style-name="gr76" draw:text-style-name="P2" draw:layer="layout" svg:width="0.251cm" svg:height="0.25cm" svg:x="5.025cm" svg:y="3.201cm" svg:viewBox="0 0 252 251" svg:d="M0 125c0-69 56-125 126-125 69 0 126 56 126 125 0 70-57 126-126 126-70 0-126-56-126-126z">
          <text:p/>
        </draw:path>
        <draw:path draw:style-name="gr75" draw:text-style-name="P38" draw:layer="layout" svg:width="0.251cm" svg:height="0.251cm" svg:x="5.025cm" svg:y="3.772cm" svg:viewBox="0 0 252 252" svg:d="M0 127c0-70 56-127 126-127 69 0 126 57 126 127 0 69-57 125-126 125-70 0-126-56-126-125z">
          <text:p/>
        </draw:path>
        <draw:path draw:style-name="gr76" draw:text-style-name="P2" draw:layer="layout" svg:width="0.251cm" svg:height="0.251cm" svg:x="5.025cm" svg:y="3.772cm" svg:viewBox="0 0 252 252" svg:d="M0 127c0-70 56-127 126-127 69 0 126 57 126 127 0 69-57 125-126 125-70 0-126-56-126-125z">
          <text:p/>
        </draw:path>
        <draw:path draw:style-name="gr77" draw:text-style-name="P39" draw:layer="layout" svg:width="0.251cm" svg:height="0.251cm" svg:x="5.166cm" svg:y="3.877cm" svg:viewBox="0 0 252 252" svg:d="M0 126c0-69 57-126 126-126s126 57 126 126-57 126-126 126-126-57-126-126z">
          <text:p/>
        </draw:path>
        <draw:path draw:style-name="gr78" draw:text-style-name="P2" draw:layer="layout" svg:width="0.251cm" svg:height="0.251cm" svg:x="5.166cm" svg:y="3.877cm" svg:viewBox="0 0 252 252" svg:d="M0 126c0-69 57-126 126-126s126 57 126 126-57 126-126 126-126-57-126-126z">
          <text:p/>
        </draw:path>
        <draw:path draw:style-name="gr79" draw:text-style-name="P40" draw:layer="layout" svg:width="0.251cm" svg:height="0.251cm" svg:x="2.23cm" svg:y="2.943cm" svg:viewBox="0 0 252 252" svg:d="M0 126c0-69 57-126 126-126 70 0 126 57 126 126 0 70-56 126-126 126-69 0-126-56-126-126z">
          <text:p/>
        </draw:path>
        <draw:path draw:style-name="gr80" draw:text-style-name="P2" draw:layer="layout" svg:width="0.251cm" svg:height="0.251cm" svg:x="2.23cm" svg:y="2.943cm" svg:viewBox="0 0 252 252" svg:d="M0 126c0-69 57-126 126-126 70 0 126 57 126 126 0 70-56 126-126 126-69 0-126-56-126-126z">
          <text:p/>
        </draw:path>
        <draw:path draw:style-name="gr29" draw:text-style-name="P15" draw:layer="layout" svg:width="0.25cm" svg:height="0.251cm" svg:x="5.288cm" svg:y="2.295cm" svg:viewBox="0 0 251 252" svg:d="M0 127c0-70 56-127 126-127 69 0 125 57 125 127 0 69-56 125-125 125-70 0-126-56-126-125z">
          <text:p/>
        </draw:path>
        <draw:path draw:style-name="gr30" draw:text-style-name="P2" draw:layer="layout" svg:width="0.25cm" svg:height="0.251cm" svg:x="5.288cm" svg:y="2.295cm" svg:viewBox="0 0 251 252" svg:d="M0 127c0-70 56-127 126-127 69 0 125 57 125 127 0 69-56 125-125 125-70 0-126-56-126-125z">
          <text:p/>
        </draw:path>
        <draw:path draw:style-name="gr15" draw:text-style-name="P8" draw:layer="layout" svg:width="0.251cm" svg:height="0.251cm" svg:x="4.1cm" svg:y="4.049cm" svg:viewBox="0 0 252 252" svg:d="M0 126c0-70 57-126 126-126s126 56 126 126c0 69-57 126-126 126s-126-57-126-126z">
          <text:p/>
        </draw:path>
        <draw:path draw:style-name="gr16" draw:text-style-name="P2" draw:layer="layout" svg:width="0.251cm" svg:height="0.251cm" svg:x="4.1cm" svg:y="4.049cm" svg:viewBox="0 0 252 252" svg:d="M0 126c0-70 57-126 126-126s126 56 126 126c0 69-57 126-126 126s-126-57-126-126z">
          <text:p/>
        </draw:path>
        <draw:path draw:style-name="gr77" draw:text-style-name="P39" draw:layer="layout" svg:width="0.251cm" svg:height="0.251cm" svg:x="5.166cm" svg:y="3.734cm" svg:viewBox="0 0 252 252" svg:d="M0 126c0-69 57-126 126-126s126 57 126 126c0 70-57 126-126 126s-126-56-126-126z">
          <text:p/>
        </draw:path>
        <draw:path draw:style-name="gr78" draw:text-style-name="P2" draw:layer="layout" svg:width="0.251cm" svg:height="0.251cm" svg:x="5.166cm" svg:y="3.734cm" svg:viewBox="0 0 252 252" svg:d="M0 126c0-69 57-126 126-126s126 57 126 126c0 70-57 126-126 126s-126-56-126-126z">
          <text:p/>
        </draw:path>
        <draw:path draw:style-name="gr77" draw:text-style-name="P39" draw:layer="layout" svg:width="0.251cm" svg:height="0.25cm" svg:x="5.166cm" svg:y="3.83cm" svg:viewBox="0 0 252 251" svg:d="M0 126c0-69 57-126 126-126s126 57 126 126-57 125-126 125-126-56-126-125z">
          <text:p/>
        </draw:path>
        <draw:path draw:style-name="gr78" draw:text-style-name="P2" draw:layer="layout" svg:width="0.251cm" svg:height="0.25cm" svg:x="5.166cm" svg:y="3.83cm" svg:viewBox="0 0 252 251" svg:d="M0 126c0-69 57-126 126-126s126 57 126 126-57 125-126 125-126-56-126-125z">
          <text:p/>
        </draw:path>
        <draw:path draw:style-name="gr77" draw:text-style-name="P39" draw:layer="layout" svg:width="0.251cm" svg:height="0.251cm" svg:x="5.166cm" svg:y="3.868cm" svg:viewBox="0 0 252 252" svg:d="M0 126c0-69 57-126 126-126s126 57 126 126-57 126-126 126-126-57-126-126z">
          <text:p/>
        </draw:path>
        <draw:path draw:style-name="gr78" draw:text-style-name="P2" draw:layer="layout" svg:width="0.251cm" svg:height="0.251cm" svg:x="5.166cm" svg:y="3.868cm" svg:viewBox="0 0 252 252" svg:d="M0 126c0-69 57-126 126-126s126 57 126 126-57 126-126 126-126-57-126-126z">
          <text:p/>
        </draw:path>
        <draw:path draw:style-name="gr23" draw:text-style-name="P12" draw:layer="layout" svg:width="0.251cm" svg:height="0.251cm" svg:x="3.009cm" svg:y="2.438cm" svg:viewBox="0 0 252 252" svg:d="M0 125c0-68 57-125 127-125 69 0 125 57 125 125 0 71-56 127-125 127-70 0-127-56-127-127z">
          <text:p/>
        </draw:path>
        <draw:path draw:style-name="gr24" draw:text-style-name="P2" draw:layer="layout" svg:width="0.251cm" svg:height="0.251cm" svg:x="3.009cm" svg:y="2.438cm" svg:viewBox="0 0 252 252" svg:d="M0 125c0-68 57-125 127-125 69 0 125 57 125 125 0 71-56 127-125 127-70 0-127-56-127-127z">
          <text:p/>
        </draw:path>
        <draw:path draw:style-name="gr81" draw:text-style-name="P41" draw:layer="layout" svg:width="0.25cm" svg:height="0.251cm" svg:x="3.448cm" svg:y="2.905cm" svg:viewBox="0 0 251 252" svg:d="M0 126c0-69 56-126 125-126 70 0 126 57 126 126s-56 126-126 126c-69 0-125-57-125-126z">
          <text:p/>
        </draw:path>
        <draw:path draw:style-name="gr82" draw:text-style-name="P2" draw:layer="layout" svg:width="0.25cm" svg:height="0.251cm" svg:x="3.448cm" svg:y="2.905cm" svg:viewBox="0 0 251 252" svg:d="M0 126c0-69 56-126 125-126 70 0 126 57 126 126s-56 126-126 126c-69 0-125-57-125-126z">
          <text:p/>
        </draw:path>
        <draw:path draw:style-name="gr83" draw:text-style-name="P42" draw:layer="layout" svg:width="0.251cm" svg:height="0.251cm" svg:x="3.165cm" svg:y="2.019cm" svg:viewBox="0 0 252 252" svg:d="M0 126c0-70 56-126 126-126 68 0 126 56 126 126 0 69-58 126-126 126-70 0-126-57-126-126z">
          <text:p/>
        </draw:path>
        <draw:path draw:style-name="gr84" draw:text-style-name="P2" draw:layer="layout" svg:width="0.251cm" svg:height="0.251cm" svg:x="3.165cm" svg:y="2.019cm" svg:viewBox="0 0 252 252" svg:d="M0 126c0-70 56-126 126-126 68 0 126 56 126 126 0 69-58 126-126 126-70 0-126-57-126-126z">
          <text:p/>
        </draw:path>
        <draw:path draw:style-name="gr25" draw:text-style-name="P13" draw:layer="layout" svg:width="0.251cm" svg:height="0.251cm" svg:x="2.386cm" svg:y="2.362cm" svg:viewBox="0 0 252 252" svg:d="M0 126c0-69 56-126 126-126 68 0 126 57 126 126s-58 126-126 126c-70 0-126-57-126-126z">
          <text:p/>
        </draw:path>
        <draw:path draw:style-name="gr26" draw:text-style-name="P2" draw:layer="layout" svg:width="0.251cm" svg:height="0.251cm" svg:x="2.386cm" svg:y="2.362cm" svg:viewBox="0 0 252 252" svg:d="M0 126c0-69 56-126 126-126 68 0 126 57 126 126s-58 126-126 126c-70 0-126-57-126-126z">
          <text:p/>
        </draw:path>
        <draw:path draw:style-name="gr55" draw:text-style-name="P28" draw:layer="layout" svg:width="0.251cm" svg:height="0.251cm" svg:x="3.71cm" svg:y="3.477cm" svg:viewBox="0 0 252 252" svg:d="M0 125c0-68 57-125 126-125 70 0 126 57 126 125 0 71-56 127-126 127-69 0-126-56-126-127z">
          <text:p/>
        </draw:path>
        <draw:path draw:style-name="gr56" draw:text-style-name="P2" draw:layer="layout" svg:width="0.251cm" svg:height="0.251cm" svg:x="3.71cm" svg:y="3.477cm" svg:viewBox="0 0 252 252" svg:d="M0 125c0-68 57-125 126-125 70 0 126 57 126 125 0 71-56 127-126 127-69 0-126-56-126-127z">
          <text:p/>
        </draw:path>
        <draw:path draw:style-name="gr55" draw:text-style-name="P28" draw:layer="layout" svg:width="0.251cm" svg:height="0.251cm" svg:x="3.71cm" svg:y="3.391cm" svg:viewBox="0 0 252 252" svg:d="M0 126c0-69 57-126 126-126 70 0 126 57 126 126s-56 126-126 126c-69 0-126-57-126-126z">
          <text:p/>
        </draw:path>
        <draw:path draw:style-name="gr56" draw:text-style-name="P2" draw:layer="layout" svg:width="0.251cm" svg:height="0.251cm" svg:x="3.71cm" svg:y="3.391cm" svg:viewBox="0 0 252 252" svg:d="M0 126c0-69 57-126 126-126 70 0 126 57 126 126s-56 126-126 126c-69 0-126-57-126-126z">
          <text:p/>
        </draw:path>
        <draw:path draw:style-name="gr55" draw:text-style-name="P28" draw:layer="layout" svg:width="0.251cm" svg:height="0.251cm" svg:x="3.71cm" svg:y="3.391cm" svg:viewBox="0 0 252 252" svg:d="M0 126c0-69 57-126 126-126 70 0 126 57 126 126s-56 126-126 126c-69 0-126-57-126-126z">
          <text:p/>
        </draw:path>
        <draw:path draw:style-name="gr56" draw:text-style-name="P2" draw:layer="layout" svg:width="0.251cm" svg:height="0.251cm" svg:x="3.71cm" svg:y="3.391cm" svg:viewBox="0 0 252 252" svg:d="M0 126c0-69 57-126 126-126 70 0 126 57 126 126s-56 126-126 126c-69 0-126-57-126-126z">
          <text:p/>
        </draw:path>
        <draw:path draw:style-name="gr55" draw:text-style-name="P28" draw:layer="layout" svg:width="0.251cm" svg:height="0.251cm" svg:x="3.71cm" svg:y="3.458cm" svg:viewBox="0 0 252 252" svg:d="M0 125c0-68 57-125 126-125 70 0 126 57 126 125 0 71-56 127-126 127-69 0-126-56-126-127z">
          <text:p/>
        </draw:path>
        <draw:path draw:style-name="gr56" draw:text-style-name="P2" draw:layer="layout" svg:width="0.251cm" svg:height="0.251cm" svg:x="3.71cm" svg:y="3.458cm" svg:viewBox="0 0 252 252" svg:d="M0 125c0-68 57-125 126-125 70 0 126 57 126 125 0 71-56 127-126 127-69 0-126-56-126-127z">
          <text:p/>
        </draw:path>
        <draw:path draw:style-name="gr55" draw:text-style-name="P28" draw:layer="layout" svg:width="0.251cm" svg:height="0.251cm" svg:x="3.71cm" svg:y="3.515cm" svg:viewBox="0 0 252 252" svg:d="M0 127c0-70 57-127 126-127 70 0 126 57 126 127 0 69-56 125-126 125-69 0-126-56-126-125z">
          <text:p/>
        </draw:path>
        <draw:path draw:style-name="gr56" draw:text-style-name="P2" draw:layer="layout" svg:width="0.251cm" svg:height="0.251cm" svg:x="3.71cm" svg:y="3.515cm" svg:viewBox="0 0 252 252" svg:d="M0 127c0-70 57-127 126-127 70 0 126 57 126 127 0 69-56 125-126 125-69 0-126-56-126-125z">
          <text:p/>
        </draw:path>
        <draw:path draw:style-name="gr85" draw:text-style-name="P43" draw:layer="layout" svg:width="0.251cm" svg:height="0.251cm" svg:x="3.548cm" svg:y="3.62cm" svg:viewBox="0 0 252 252" svg:d="M0 126c0-68 57-126 127-126 69 0 125 58 125 126 0 69-56 126-125 126-70 0-127-57-127-126z">
          <text:p/>
        </draw:path>
        <draw:path draw:style-name="gr86" draw:text-style-name="P2" draw:layer="layout" svg:width="0.251cm" svg:height="0.251cm" svg:x="3.548cm" svg:y="3.62cm" svg:viewBox="0 0 252 252" svg:d="M0 126c0-68 57-126 127-126 69 0 125 58 125 126 0 69-56 126-125 126-70 0-127-57-127-126z">
          <text:p/>
        </draw:path>
        <draw:path draw:style-name="gr85" draw:text-style-name="P43" draw:layer="layout" svg:width="0.251cm" svg:height="0.251cm" svg:x="3.548cm" svg:y="3.439cm" svg:viewBox="0 0 252 252" svg:d="M0 125c0-68 57-125 127-125 69 0 125 57 125 125 0 70-56 127-125 127-70 0-127-57-127-127z">
          <text:p/>
        </draw:path>
        <draw:path draw:style-name="gr86" draw:text-style-name="P2" draw:layer="layout" svg:width="0.251cm" svg:height="0.251cm" svg:x="3.548cm" svg:y="3.439cm" svg:viewBox="0 0 252 252" svg:d="M0 125c0-68 57-125 127-125 69 0 125 57 125 125 0 70-56 127-125 127-70 0-127-57-127-127z">
          <text:p/>
        </draw:path>
        <draw:path draw:style-name="gr85" draw:text-style-name="P43" draw:layer="layout" svg:width="0.251cm" svg:height="0.251cm" svg:x="3.548cm" svg:y="3.677cm" svg:viewBox="0 0 252 252" svg:d="M0 126c0-69 57-126 127-126 69 0 125 57 125 126s-56 126-125 126c-70 0-127-57-127-126z">
          <text:p/>
        </draw:path>
        <draw:path draw:style-name="gr86" draw:text-style-name="P2" draw:layer="layout" svg:width="0.251cm" svg:height="0.251cm" svg:x="3.548cm" svg:y="3.677cm" svg:viewBox="0 0 252 252" svg:d="M0 126c0-69 57-126 127-126 69 0 125 57 125 126s-56 126-125 126c-70 0-127-57-127-126z">
          <text:p/>
        </draw:path>
        <draw:path draw:style-name="gr85" draw:text-style-name="P43" draw:layer="layout" svg:width="0.251cm" svg:height="0.25cm" svg:x="3.548cm" svg:y="3.792cm" svg:viewBox="0 0 252 251" svg:d="M0 126c0-70 57-126 127-126 69 0 125 56 125 126 0 69-56 125-125 125-70 0-127-56-127-125z">
          <text:p/>
        </draw:path>
        <draw:path draw:style-name="gr86" draw:text-style-name="P2" draw:layer="layout" svg:width="0.251cm" svg:height="0.25cm" svg:x="3.548cm" svg:y="3.792cm" svg:viewBox="0 0 252 251" svg:d="M0 126c0-70 57-126 127-126 69 0 125 56 125 126 0 69-56 125-125 125-70 0-127-56-127-125z">
          <text:p/>
        </draw:path>
        <draw:path draw:style-name="gr85" draw:text-style-name="P43" draw:layer="layout" svg:width="0.251cm" svg:height="0.25cm" svg:x="3.548cm" svg:y="3.63cm" svg:viewBox="0 0 252 251" svg:d="M0 125c0-69 57-125 127-125 69 0 125 56 125 125s-56 126-125 126c-70 0-127-57-127-126z">
          <text:p/>
        </draw:path>
        <draw:path draw:style-name="gr86" draw:text-style-name="P2" draw:layer="layout" svg:width="0.251cm" svg:height="0.25cm" svg:x="3.548cm" svg:y="3.63cm" svg:viewBox="0 0 252 251" svg:d="M0 125c0-69 57-125 127-125 69 0 125 56 125 125s-56 126-125 126c-70 0-127-57-127-126z">
          <text:p/>
        </draw:path>
        <draw:path draw:style-name="gr57" draw:text-style-name="P29" draw:layer="layout" svg:width="0.251cm" svg:height="0.25cm" svg:x="4.567cm" svg:y="4.421cm" svg:viewBox="0 0 252 251" svg:d="M0 125c0-69 57-125 127-125 69 0 125 56 125 125s-56 126-125 126c-70 0-127-57-127-126z">
          <text:p/>
        </draw:path>
        <draw:path draw:style-name="gr58" draw:text-style-name="P2" draw:layer="layout" svg:width="0.251cm" svg:height="0.25cm" svg:x="4.567cm" svg:y="4.421cm" svg:viewBox="0 0 252 251" svg:d="M0 125c0-69 57-125 127-125 69 0 125 56 125 125s-56 126-125 126c-70 0-127-57-127-126z">
          <text:p/>
        </draw:path>
        <draw:path draw:style-name="gr51" draw:text-style-name="P26" draw:layer="layout" svg:width="0.251cm" svg:height="0.25cm" svg:x="5.502cm" svg:y="2.782cm" svg:viewBox="0 0 252 251" svg:d="M0 126c0-70 57-126 126-126 70 0 126 56 126 126 0 69-56 125-126 125-69 0-126-56-126-125z">
          <text:p/>
        </draw:path>
        <draw:path draw:style-name="gr52" draw:text-style-name="P2" draw:layer="layout" svg:width="0.251cm" svg:height="0.25cm" svg:x="5.502cm" svg:y="2.782cm" svg:viewBox="0 0 252 251" svg:d="M0 126c0-70 57-126 126-126 70 0 126 56 126 126 0 69-56 125-126 125-69 0-126-56-126-125z">
          <text:p/>
        </draw:path>
        <draw:path draw:style-name="gr19" draw:text-style-name="P10" draw:layer="layout" svg:width="0.25cm" svg:height="0.25cm" svg:x="5.814cm" svg:y="0.523cm" svg:viewBox="0 0 251 251" svg:d="M0 126c0-70 56-126 126-126 69 0 125 56 125 126 0 69-56 125-125 125-70 0-126-56-126-125z">
          <text:p/>
        </draw:path>
        <draw:path draw:style-name="gr20" draw:text-style-name="P2" draw:layer="layout" svg:width="0.25cm" svg:height="0.25cm" svg:x="5.814cm" svg:y="0.523cm" svg:viewBox="0 0 251 251" svg:d="M0 126c0-70 56-126 126-126 69 0 125 56 125 126 0 69-56 125-125 125-70 0-126-56-126-125z">
          <text:p/>
        </draw:path>
        <draw:path draw:style-name="gr87" draw:text-style-name="P44" draw:layer="layout" svg:width="0.251cm" svg:height="0.251cm" svg:x="3.872cm" svg:y="3.477cm" svg:viewBox="0 0 252 252" svg:d="M0 125c0-68 58-125 127-125s125 57 125 125c0 71-56 127-125 127s-127-56-127-127z">
          <text:p/>
        </draw:path>
        <draw:path draw:style-name="gr88" draw:text-style-name="P2" draw:layer="layout" svg:width="0.251cm" svg:height="0.251cm" svg:x="3.872cm" svg:y="3.477cm" svg:viewBox="0 0 252 252" svg:d="M0 125c0-68 58-125 127-125s125 57 125 125c0 71-56 127-125 127s-127-56-127-127z">
          <text:p/>
        </draw:path>
        <draw:path draw:style-name="gr87" draw:text-style-name="P44" draw:layer="layout" svg:width="0.251cm" svg:height="0.251cm" svg:x="3.872cm" svg:y="3.372cm" svg:viewBox="0 0 252 252" svg:d="M0 127c0-69 58-127 127-127s125 58 125 127-56 125-125 125-127-56-127-125z">
          <text:p/>
        </draw:path>
        <draw:path draw:style-name="gr88" draw:text-style-name="P2" draw:layer="layout" svg:width="0.251cm" svg:height="0.251cm" svg:x="3.872cm" svg:y="3.372cm" svg:viewBox="0 0 252 252" svg:d="M0 127c0-69 58-127 127-127s125 58 125 127-56 125-125 125-127-56-127-125z">
          <text:p/>
        </draw:path>
        <draw:path draw:style-name="gr87" draw:text-style-name="P44" draw:layer="layout" svg:width="0.251cm" svg:height="0.251cm" svg:x="3.872cm" svg:y="3.553cm" svg:viewBox="0 0 252 252" svg:d="M0 127c0-70 58-127 127-127s125 57 125 127c0 69-56 125-125 125s-127-56-127-125z">
          <text:p/>
        </draw:path>
        <draw:path draw:style-name="gr88" draw:text-style-name="P2" draw:layer="layout" svg:width="0.251cm" svg:height="0.251cm" svg:x="3.872cm" svg:y="3.553cm" svg:viewBox="0 0 252 252" svg:d="M0 127c0-70 58-127 127-127s125 57 125 127c0 69-56 125-125 125s-127-56-127-125z">
          <text:p/>
        </draw:path>
        <draw:path draw:style-name="gr87" draw:text-style-name="P44" draw:layer="layout" svg:width="0.251cm" svg:height="0.251cm" svg:x="3.872cm" svg:y="3.601cm" svg:viewBox="0 0 252 252" svg:d="M0 126c0-69 58-126 127-126s125 57 125 126-56 126-125 126-127-57-127-126z">
          <text:p/>
        </draw:path>
        <draw:path draw:style-name="gr88" draw:text-style-name="P2" draw:layer="layout" svg:width="0.251cm" svg:height="0.251cm" svg:x="3.872cm" svg:y="3.601cm" svg:viewBox="0 0 252 252" svg:d="M0 126c0-69 58-126 127-126s125 57 125 126-56 126-125 126-127-57-127-126z">
          <text:p/>
        </draw:path>
        <draw:path draw:style-name="gr87" draw:text-style-name="P44" draw:layer="layout" svg:width="0.251cm" svg:height="0.251cm" svg:x="3.872cm" svg:y="3.525cm" svg:viewBox="0 0 252 252" svg:d="M0 126c0-70 58-126 127-126s125 56 125 126c0 69-56 126-125 126s-127-57-127-126z">
          <text:p/>
        </draw:path>
        <draw:path draw:style-name="gr88" draw:text-style-name="P2" draw:layer="layout" svg:width="0.251cm" svg:height="0.251cm" svg:x="3.872cm" svg:y="3.525cm" svg:viewBox="0 0 252 252" svg:d="M0 126c0-70 58-126 127-126s125 56 125 126c0 69-56 126-125 126s-127-57-127-126z">
          <text:p/>
        </draw:path>
        <draw:path draw:style-name="gr89" draw:text-style-name="P45" draw:layer="layout" svg:width="0.251cm" svg:height="0.251cm" svg:x="3.063cm" svg:y="2.877cm" svg:viewBox="0 0 252 252" svg:d="M0 125c0-69 56-125 127-125 69 0 125 56 125 125s-56 127-125 127c-71 0-127-58-127-127z">
          <text:p/>
        </draw:path>
        <draw:path draw:style-name="gr90" draw:text-style-name="P2" draw:layer="layout" svg:width="0.251cm" svg:height="0.251cm" svg:x="3.063cm" svg:y="2.877cm" svg:viewBox="0 0 252 252" svg:d="M0 125c0-69 56-125 127-125 69 0 125 56 125 125s-56 127-125 127c-71 0-127-58-127-127z">
          <text:p/>
        </draw:path>
        <draw:path draw:style-name="gr89" draw:text-style-name="P45" draw:layer="layout" svg:width="0.251cm" svg:height="0.251cm" svg:x="3.063cm" svg:y="3.086cm" svg:viewBox="0 0 252 252" svg:d="M0 127c0-69 56-127 127-127 69 0 125 58 125 127s-56 125-125 125c-71 0-127-56-127-125z">
          <text:p/>
        </draw:path>
        <draw:path draw:style-name="gr90" draw:text-style-name="P2" draw:layer="layout" svg:width="0.251cm" svg:height="0.251cm" svg:x="3.063cm" svg:y="3.086cm" svg:viewBox="0 0 252 252" svg:d="M0 127c0-69 56-127 127-127 69 0 125 58 125 127s-56 125-125 125c-71 0-127-56-127-125z">
          <text:p/>
        </draw:path>
        <draw:path draw:style-name="gr89" draw:text-style-name="P45" draw:layer="layout" svg:width="0.251cm" svg:height="0.251cm" svg:x="3.063cm" svg:y="3.029cm" svg:viewBox="0 0 252 252" svg:d="M0 126c0-69 56-126 127-126 69 0 125 57 125 126 0 70-56 126-125 126-71 0-127-56-127-126z">
          <text:p/>
        </draw:path>
        <draw:path draw:style-name="gr90" draw:text-style-name="P2" draw:layer="layout" svg:width="0.251cm" svg:height="0.251cm" svg:x="3.063cm" svg:y="3.029cm" svg:viewBox="0 0 252 252" svg:d="M0 126c0-69 56-126 127-126 69 0 125 57 125 126 0 70-56 126-125 126-71 0-127-56-127-126z">
          <text:p/>
        </draw:path>
        <draw:path draw:style-name="gr55" draw:text-style-name="P28" draw:layer="layout" svg:width="0.251cm" svg:height="0.251cm" svg:x="3.71cm" svg:y="3.258cm" svg:viewBox="0 0 252 252" svg:d="M0 126c0-70 57-126 126-126 70 0 126 56 126 126 0 69-56 126-126 126-69 0-126-57-126-126z">
          <text:p/>
        </draw:path>
        <draw:path draw:style-name="gr56" draw:text-style-name="P2" draw:layer="layout" svg:width="0.251cm" svg:height="0.251cm" svg:x="3.71cm" svg:y="3.258cm" svg:viewBox="0 0 252 252" svg:d="M0 126c0-70 57-126 126-126 70 0 126 56 126 126 0 69-56 126-126 126-69 0-126-57-126-126z">
          <text:p/>
        </draw:path>
        <draw:path draw:style-name="gr89" draw:text-style-name="P45" draw:layer="layout" svg:width="0.251cm" svg:height="0.251cm" svg:x="3.063cm" svg:y="2.81cm" svg:viewBox="0 0 252 252" svg:d="M0 126c0-69 56-126 127-126 69 0 125 57 125 126s-56 126-125 126c-71 0-127-57-127-126z">
          <text:p/>
        </draw:path>
        <draw:path draw:style-name="gr90" draw:text-style-name="P2" draw:layer="layout" svg:width="0.251cm" svg:height="0.251cm" svg:x="3.063cm" svg:y="2.81cm" svg:viewBox="0 0 252 252" svg:d="M0 126c0-69 56-126 127-126 69 0 125 57 125 126s-56 126-125 126c-71 0-127-57-127-126z">
          <text:p/>
        </draw:path>
        <draw:path draw:style-name="gr89" draw:text-style-name="P45" draw:layer="layout" svg:width="0.251cm" svg:height="0.251cm" svg:x="3.063cm" svg:y="2.896cm" svg:viewBox="0 0 252 252" svg:d="M0 125c0-69 56-125 127-125 69 0 125 56 125 125s-56 127-125 127c-71 0-127-58-127-127z">
          <text:p/>
        </draw:path>
        <draw:path draw:style-name="gr90" draw:text-style-name="P2" draw:layer="layout" svg:width="0.251cm" svg:height="0.251cm" svg:x="3.063cm" svg:y="2.896cm" svg:viewBox="0 0 252 252" svg:d="M0 125c0-69 56-125 127-125 69 0 125 56 125 125s-56 127-125 127c-71 0-127-58-127-127z">
          <text:p/>
        </draw:path>
        <draw:path draw:style-name="gr39" draw:text-style-name="P20" draw:layer="layout" svg:width="0.251cm" svg:height="0.25cm" svg:x="5.346cm" svg:y="2.801cm" svg:viewBox="0 0 252 251" svg:d="M0 126c0-70 58-126 126-126 70 0 126 56 126 126 0 69-56 125-126 125-68 0-126-56-126-125z">
          <text:p/>
        </draw:path>
        <draw:path draw:style-name="gr40" draw:text-style-name="P2" draw:layer="layout" svg:width="0.251cm" svg:height="0.25cm" svg:x="5.346cm" svg:y="2.801cm" svg:viewBox="0 0 252 251" svg:d="M0 126c0-70 58-126 126-126 70 0 126 56 126 126 0 69-56 125-126 125-68 0-126-56-126-125z">
          <text:p/>
        </draw:path>
        <draw:path draw:style-name="gr39" draw:text-style-name="P20" draw:layer="layout" svg:width="0.251cm" svg:height="0.251cm" svg:x="5.346cm" svg:y="2.915cm" svg:viewBox="0 0 252 252" svg:d="M0 125c0-69 58-125 126-125 70 0 126 56 126 125s-56 127-126 127c-68 0-126-58-126-127z">
          <text:p/>
        </draw:path>
        <draw:path draw:style-name="gr40" draw:text-style-name="P2" draw:layer="layout" svg:width="0.251cm" svg:height="0.251cm" svg:x="5.346cm" svg:y="2.915cm" svg:viewBox="0 0 252 252" svg:d="M0 125c0-69 58-125 126-125 70 0 126 56 126 125s-56 127-126 127c-68 0-126-58-126-127z">
          <text:p/>
        </draw:path>
        <draw:path draw:style-name="gr39" draw:text-style-name="P20" draw:layer="layout" svg:width="0.251cm" svg:height="0.251cm" svg:x="5.346cm" svg:y="2.791cm" svg:viewBox="0 0 252 252" svg:d="M0 126c0-70 58-126 126-126 70 0 126 56 126 126 0 69-56 126-126 126-68 0-126-57-126-126z">
          <text:p/>
        </draw:path>
        <draw:path draw:style-name="gr40" draw:text-style-name="P2" draw:layer="layout" svg:width="0.251cm" svg:height="0.251cm" svg:x="5.346cm" svg:y="2.791cm" svg:viewBox="0 0 252 252" svg:d="M0 126c0-70 58-126 126-126 70 0 126 56 126 126 0 69-56 126-126 126-68 0-126-57-126-126z">
          <text:p/>
        </draw:path>
        <draw:path draw:style-name="gr39" draw:text-style-name="P20" draw:layer="layout" svg:width="0.251cm" svg:height="0.25cm" svg:x="5.346cm" svg:y="2.553cm" svg:viewBox="0 0 252 251" svg:d="M0 126c0-70 58-126 126-126 70 0 126 56 126 126 0 69-56 125-126 125-68 0-126-56-126-125z">
          <text:p/>
        </draw:path>
        <draw:path draw:style-name="gr40" draw:text-style-name="P2" draw:layer="layout" svg:width="0.251cm" svg:height="0.25cm" svg:x="5.346cm" svg:y="2.553cm" svg:viewBox="0 0 252 251" svg:d="M0 126c0-70 58-126 126-126 70 0 126 56 126 126 0 69-56 125-126 125-68 0-126-56-126-125z">
          <text:p/>
        </draw:path>
        <draw:path draw:style-name="gr91" draw:text-style-name="P46" draw:layer="layout" svg:width="0.252cm" svg:height="0.251cm" svg:x="3.476cm" svg:y="3.515cm" svg:viewBox="0 0 253 252" svg:d="M0 127c0-70 57-127 126-127 70 0 127 57 127 127 0 69-57 125-127 125-69 0-126-56-126-125z">
          <text:p/>
        </draw:path>
        <draw:path draw:style-name="gr92" draw:text-style-name="P2" draw:layer="layout" svg:width="0.252cm" svg:height="0.251cm" svg:x="3.476cm" svg:y="3.515cm" svg:viewBox="0 0 253 252" svg:d="M0 127c0-70 57-127 126-127 70 0 127 57 127 127 0 69-57 125-127 125-69 0-126-56-126-125z">
          <text:p/>
        </draw:path>
        <draw:path draw:style-name="gr93" draw:text-style-name="P47" draw:layer="layout" svg:width="0.251cm" svg:height="0.251cm" svg:x="4.105cm" svg:y="3.954cm" svg:viewBox="0 0 252 252" svg:d="M0 125c0-69 57-125 126-125s126 56 126 125c0 70-57 127-126 127s-126-57-126-127z">
          <text:p/>
        </draw:path>
        <draw:path draw:style-name="gr94" draw:text-style-name="P2" draw:layer="layout" svg:width="0.251cm" svg:height="0.251cm" svg:x="4.105cm" svg:y="3.954cm" svg:viewBox="0 0 252 252" svg:d="M0 125c0-69 57-125 126-125s126 56 126 125c0 70-57 127-126 127s-126-57-126-127z">
          <text:p/>
        </draw:path>
        <draw:path draw:style-name="gr95" draw:text-style-name="P48" draw:layer="layout" svg:width="0.251cm" svg:height="0.251cm" svg:x="5.156cm" svg:y="3.267cm" svg:viewBox="0 0 252 252" svg:d="M0 127c0-70 57-127 126-127s126 57 126 127c0 69-57 125-126 125s-126-56-126-125z">
          <text:p/>
        </draw:path>
        <draw:path draw:style-name="gr96" draw:text-style-name="P2" draw:layer="layout" svg:width="0.251cm" svg:height="0.251cm" svg:x="5.156cm" svg:y="3.267cm" svg:viewBox="0 0 252 252" svg:d="M0 127c0-70 57-127 126-127s126 57 126 127c0 69-57 125-126 125s-126-56-126-125z">
          <text:p/>
        </draw:path>
        <draw:path draw:style-name="gr95" draw:text-style-name="P48" draw:layer="layout" svg:width="0.251cm" svg:height="0.25cm" svg:x="5.156cm" svg:y="3.182cm" svg:viewBox="0 0 252 251" svg:d="M0 125c0-69 57-125 126-125s126 56 126 125c0 70-57 126-126 126s-126-56-126-126z">
          <text:p/>
        </draw:path>
        <draw:path draw:style-name="gr96" draw:text-style-name="P2" draw:layer="layout" svg:width="0.251cm" svg:height="0.25cm" svg:x="5.156cm" svg:y="3.182cm" svg:viewBox="0 0 252 251" svg:d="M0 125c0-69 57-125 126-125s126 56 126 125c0 70-57 126-126 126s-126-56-126-126z">
          <text:p/>
        </draw:path>
        <draw:path draw:style-name="gr95" draw:text-style-name="P48" draw:layer="layout" svg:width="0.251cm" svg:height="0.251cm" svg:x="5.156cm" svg:y="3.305cm" svg:viewBox="0 0 252 252" svg:d="M0 127c0-70 57-127 126-127s126 57 126 127c0 69-57 125-126 125s-126-56-126-125z">
          <text:p/>
        </draw:path>
        <draw:path draw:style-name="gr96" draw:text-style-name="P2" draw:layer="layout" svg:width="0.251cm" svg:height="0.251cm" svg:x="5.156cm" svg:y="3.305cm" svg:viewBox="0 0 252 252" svg:d="M0 127c0-70 57-127 126-127s126 57 126 127c0 69-57 125-126 125s-126-56-126-125z">
          <text:p/>
        </draw:path>
        <draw:path draw:style-name="gr95" draw:text-style-name="P48" draw:layer="layout" svg:width="0.251cm" svg:height="0.251cm" svg:x="5.156cm" svg:y="3.296cm" svg:viewBox="0 0 252 252" svg:d="M0 126c0-70 57-126 126-126s126 56 126 126c0 69-57 126-126 126s-126-57-126-126z">
          <text:p/>
        </draw:path>
        <draw:path draw:style-name="gr96" draw:text-style-name="P2" draw:layer="layout" svg:width="0.251cm" svg:height="0.251cm" svg:x="5.156cm" svg:y="3.296cm" svg:viewBox="0 0 252 252" svg:d="M0 126c0-70 57-126 126-126s126 56 126 126c0 69-57 126-126 126s-126-57-126-126z">
          <text:p/>
        </draw:path>
        <draw:path draw:style-name="gr95" draw:text-style-name="P48" draw:layer="layout" svg:width="0.251cm" svg:height="0.25cm" svg:x="5.156cm" svg:y="3.163cm" svg:viewBox="0 0 252 251" svg:d="M0 125c0-69 57-125 126-125s126 56 126 125-57 126-126 126-126-57-126-126z">
          <text:p/>
        </draw:path>
        <draw:path draw:style-name="gr96" draw:text-style-name="P2" draw:layer="layout" svg:width="0.251cm" svg:height="0.25cm" svg:x="5.156cm" svg:y="3.163cm" svg:viewBox="0 0 252 251" svg:d="M0 125c0-69 57-125 126-125s126 56 126 125-57 126-126 126-126-57-126-126z">
          <text:p/>
        </draw:path>
        <draw:path draw:style-name="gr51" draw:text-style-name="P26" draw:layer="layout" svg:width="0.251cm" svg:height="0.251cm" svg:x="5.502cm" svg:y="2.562cm" svg:viewBox="0 0 252 252" svg:d="M0 127c0-70 57-127 126-127 70 0 126 57 126 127 0 68-56 125-126 125-69 0-126-57-126-125z">
          <text:p/>
        </draw:path>
        <draw:path draw:style-name="gr52" draw:text-style-name="P2" draw:layer="layout" svg:width="0.251cm" svg:height="0.251cm" svg:x="5.502cm" svg:y="2.562cm" svg:viewBox="0 0 252 252" svg:d="M0 127c0-70 57-127 126-127 70 0 126 57 126 127 0 68-56 125-126 125-69 0-126-57-126-125z">
          <text:p/>
        </draw:path>
        <draw:path draw:style-name="gr19" draw:text-style-name="P10" draw:layer="layout" svg:width="0.25cm" svg:height="0.251cm" svg:x="5.814cm" svg:y="1.171cm" svg:viewBox="0 0 251 252" svg:d="M0 125c0-69 56-125 126-125 69 0 125 56 125 125s-56 127-125 127c-70 0-126-58-126-127z">
          <text:p/>
        </draw:path>
        <draw:path draw:style-name="gr20" draw:text-style-name="P2" draw:layer="layout" svg:width="0.25cm" svg:height="0.251cm" svg:x="5.814cm" svg:y="1.171cm" svg:viewBox="0 0 251 252" svg:d="M0 125c0-69 56-125 126-125 69 0 125 56 125 125s-56 127-125 127c-70 0-126-58-126-127z">
          <text:p/>
        </draw:path>
        <draw:path draw:style-name="gr19" draw:text-style-name="P10" draw:layer="layout" svg:width="0.25cm" svg:height="0.25cm" svg:x="5.814cm" svg:y="1.133cm" svg:viewBox="0 0 251 251" svg:d="M0 125c0-69 56-125 126-125 69 0 125 56 125 125s-56 126-125 126c-70 0-126-57-126-126z">
          <text:p/>
        </draw:path>
        <draw:path draw:style-name="gr20" draw:text-style-name="P2" draw:layer="layout" svg:width="0.25cm" svg:height="0.25cm" svg:x="5.814cm" svg:y="1.133cm" svg:viewBox="0 0 251 251" svg:d="M0 125c0-69 56-125 126-125 69 0 125 56 125 125s-56 126-125 126c-70 0-126-57-126-126z">
          <text:p/>
        </draw:path>
        <draw:path draw:style-name="gr47" draw:text-style-name="P24" draw:layer="layout" svg:width="0.251cm" svg:height="0.25cm" svg:x="3.788cm" svg:y="3.811cm" svg:viewBox="0 0 252 251" svg:d="M0 126c0-70 57-126 127-126 69 0 125 56 125 126 0 69-56 125-125 125-70 0-127-56-127-125z">
          <text:p/>
        </draw:path>
        <draw:path draw:style-name="gr48" draw:text-style-name="P2" draw:layer="layout" svg:width="0.251cm" svg:height="0.25cm" svg:x="3.788cm" svg:y="3.811cm" svg:viewBox="0 0 252 251" svg:d="M0 126c0-70 57-126 127-126 69 0 125 56 125 126 0 69-56 125-125 125-70 0-127-56-127-125z">
          <text:p/>
        </draw:path>
        <draw:path draw:style-name="gr19" draw:text-style-name="P10" draw:layer="layout" svg:width="0.25cm" svg:height="0.251cm" svg:x="5.814cm" svg:y="1.018cm" svg:viewBox="0 0 251 252" svg:d="M0 127c0-70 56-127 126-127 69 0 125 57 125 127 0 69-56 125-125 125-70 0-126-56-126-125z">
          <text:p/>
        </draw:path>
        <draw:path draw:style-name="gr20" draw:text-style-name="P2" draw:layer="layout" svg:width="0.25cm" svg:height="0.251cm" svg:x="5.814cm" svg:y="1.018cm" svg:viewBox="0 0 251 252" svg:d="M0 127c0-70 56-127 126-127 69 0 125 57 125 127 0 69-56 125-125 125-70 0-126-56-126-125z">
          <text:p/>
        </draw:path>
        <draw:path draw:style-name="gr19" draw:text-style-name="P10" draw:layer="layout" svg:width="0.25cm" svg:height="0.251cm" svg:x="5.814cm" svg:y="0.799cm" svg:viewBox="0 0 251 252" svg:d="M0 126c0-70 56-126 126-126 69 0 125 56 125 126 0 69-56 126-125 126-70 0-126-57-126-126z">
          <text:p/>
        </draw:path>
        <draw:path draw:style-name="gr20" draw:text-style-name="P2" draw:layer="layout" svg:width="0.25cm" svg:height="0.251cm" svg:x="5.814cm" svg:y="0.799cm" svg:viewBox="0 0 251 252" svg:d="M0 126c0-70 56-126 126-126 69 0 125 56 125 126 0 69-56 126-125 126-70 0-126-57-126-126z">
          <text:p/>
        </draw:path>
        <draw:path draw:style-name="gr51" draw:text-style-name="P26" draw:layer="layout" svg:width="0.251cm" svg:height="0.251cm" svg:x="5.502cm" svg:y="2.695cm" svg:viewBox="0 0 252 252" svg:d="M0 126c0-69 57-126 126-126 70 0 126 57 126 126 0 70-56 126-126 126-69 0-126-56-126-126z">
          <text:p/>
        </draw:path>
        <draw:path draw:style-name="gr52" draw:text-style-name="P2" draw:layer="layout" svg:width="0.251cm" svg:height="0.251cm" svg:x="5.502cm" svg:y="2.695cm" svg:viewBox="0 0 252 252" svg:d="M0 126c0-69 57-126 126-126 70 0 126 57 126 126 0 70-56 126-126 126-69 0-126-56-126-126z">
          <text:p/>
        </draw:path>
        <draw:path draw:style-name="gr51" draw:text-style-name="P26" draw:layer="layout" svg:width="0.251cm" svg:height="0.25cm" svg:x="5.502cm" svg:y="2.534cm" svg:viewBox="0 0 252 251" svg:d="M0 126c0-70 57-126 126-126 70 0 126 56 126 126 0 69-56 125-126 125-69 0-126-56-126-125z">
          <text:p/>
        </draw:path>
        <draw:path draw:style-name="gr52" draw:text-style-name="P2" draw:layer="layout" svg:width="0.251cm" svg:height="0.25cm" svg:x="5.502cm" svg:y="2.534cm" svg:viewBox="0 0 252 251" svg:d="M0 126c0-70 57-126 126-126 70 0 126 56 126 126 0 69-56 125-126 125-69 0-126-56-126-125z">
          <text:p/>
        </draw:path>
        <draw:path draw:style-name="gr97" draw:text-style-name="P49" draw:layer="layout" svg:width="0.251cm" svg:height="0.251cm" svg:x="5.419cm" svg:y="2.2cm" svg:viewBox="0 0 252 252" svg:d="M0 125c0-68 57-125 125-125 70 0 127 57 127 125 0 71-57 127-127 127-68 0-125-56-125-127z">
          <text:p/>
        </draw:path>
        <draw:path draw:style-name="gr98" draw:text-style-name="P2" draw:layer="layout" svg:width="0.251cm" svg:height="0.251cm" svg:x="5.419cm" svg:y="2.2cm" svg:viewBox="0 0 252 252" svg:d="M0 125c0-68 57-125 125-125 70 0 127 57 127 125 0 71-57 127-127 127-68 0-125-56-125-127z">
          <text:p/>
        </draw:path>
        <draw:path draw:style-name="gr97" draw:text-style-name="P49" draw:layer="layout" svg:width="0.251cm" svg:height="0.251cm" svg:x="5.419cm" svg:y="2.133cm" svg:viewBox="0 0 252 252" svg:d="M0 126c0-69 57-126 125-126 70 0 127 57 127 126s-57 126-127 126c-68 0-125-57-125-126z">
          <text:p/>
        </draw:path>
        <draw:path draw:style-name="gr98" draw:text-style-name="P2" draw:layer="layout" svg:width="0.251cm" svg:height="0.251cm" svg:x="5.419cm" svg:y="2.133cm" svg:viewBox="0 0 252 252" svg:d="M0 126c0-69 57-126 125-126 70 0 127 57 127 126s-57 126-127 126c-68 0-125-57-125-126z">
          <text:p/>
        </draw:path>
        <draw:path draw:style-name="gr97" draw:text-style-name="P49" draw:layer="layout" svg:width="0.251cm" svg:height="0.251cm" svg:x="5.419cm" svg:y="2.133cm" svg:viewBox="0 0 252 252" svg:d="M0 126c0-69 57-126 125-126 70 0 127 57 127 126s-57 126-127 126c-68 0-125-57-125-126z">
          <text:p/>
        </draw:path>
        <draw:path draw:style-name="gr98" draw:text-style-name="P2" draw:layer="layout" svg:width="0.251cm" svg:height="0.251cm" svg:x="5.419cm" svg:y="2.133cm" svg:viewBox="0 0 252 252" svg:d="M0 126c0-69 57-126 125-126 70 0 127 57 127 126s-57 126-127 126c-68 0-125-57-125-126z">
          <text:p/>
        </draw:path>
        <draw:path draw:style-name="gr97" draw:text-style-name="P49" draw:layer="layout" svg:width="0.251cm" svg:height="0.251cm" svg:x="5.419cm" svg:y="2.305cm" svg:viewBox="0 0 252 252" svg:d="M0 126c0-70 57-126 125-126 70 0 127 56 127 126 0 69-57 126-127 126-68 0-125-57-125-126z">
          <text:p/>
        </draw:path>
        <draw:path draw:style-name="gr98" draw:text-style-name="P2" draw:layer="layout" svg:width="0.251cm" svg:height="0.251cm" svg:x="5.419cm" svg:y="2.305cm" svg:viewBox="0 0 252 252" svg:d="M0 126c0-70 57-126 125-126 70 0 127 56 127 126 0 69-57 126-127 126-68 0-125-57-125-126z">
          <text:p/>
        </draw:path>
        <draw:path draw:style-name="gr97" draw:text-style-name="P49" draw:layer="layout" svg:width="0.251cm" svg:height="0.251cm" svg:x="5.419cm" svg:y="2.028cm" svg:viewBox="0 0 252 252" svg:d="M0 127c0-70 57-127 125-127 70 0 127 57 127 127 0 69-57 125-127 125-68 0-125-56-125-125z">
          <text:p/>
        </draw:path>
        <draw:path draw:style-name="gr98" draw:text-style-name="P2" draw:layer="layout" svg:width="0.251cm" svg:height="0.251cm" svg:x="5.419cm" svg:y="2.028cm" svg:viewBox="0 0 252 252" svg:d="M0 127c0-70 57-127 125-127 70 0 127 57 127 127 0 69-57 125-127 125-68 0-125-56-125-125z">
          <text:p/>
        </draw:path>
        <draw:path draw:style-name="gr63" draw:text-style-name="P32" draw:layer="layout" svg:width="0.251cm" svg:height="0.251cm" svg:x="4.843cm" svg:y="4.287cm" svg:viewBox="0 0 252 252" svg:d="M0 127c0-70 57-127 126-127s126 57 126 127c0 69-57 125-126 125s-126-56-126-125z">
          <text:p/>
        </draw:path>
        <draw:path draw:style-name="gr64" draw:text-style-name="P2" draw:layer="layout" svg:width="0.251cm" svg:height="0.251cm" svg:x="4.843cm" svg:y="4.287cm" svg:viewBox="0 0 252 252" svg:d="M0 127c0-70 57-127 126-127s126 57 126 127c0 69-57 125-126 125s-126-56-126-125z">
          <text:p/>
        </draw:path>
        <draw:path draw:style-name="gr7" draw:text-style-name="P4" draw:layer="layout" svg:width="0.251cm" svg:height="0.251cm" svg:x="4.879cm" svg:y="4.316cm" svg:viewBox="0 0 252 252" svg:d="M0 126c0-70 56-126 125-126s127 56 127 126c0 69-58 126-127 126s-125-57-125-126z">
          <text:p/>
        </draw:path>
        <draw:path draw:style-name="gr8" draw:text-style-name="P2" draw:layer="layout" svg:width="0.251cm" svg:height="0.251cm" svg:x="4.879cm" svg:y="4.316cm" svg:viewBox="0 0 252 252" svg:d="M0 126c0-70 56-126 125-126s127 56 127 126c0 69-58 126-127 126s-125-57-125-126z">
          <text:p/>
        </draw:path>
        <draw:path draw:style-name="gr57" draw:text-style-name="P29" draw:layer="layout" svg:width="0.251cm" svg:height="0.25cm" svg:x="4.567cm" svg:y="4.24cm" svg:viewBox="0 0 252 251" svg:d="M0 125c0-69 57-125 127-125 69 0 125 56 125 125 0 70-56 126-125 126-70 0-127-56-127-126z">
          <text:p/>
        </draw:path>
        <draw:path draw:style-name="gr58" draw:text-style-name="P2" draw:layer="layout" svg:width="0.251cm" svg:height="0.25cm" svg:x="4.567cm" svg:y="4.24cm" svg:viewBox="0 0 252 251" svg:d="M0 125c0-69 57-125 127-125 69 0 125 56 125 125 0 70-56 126-125 126-70 0-127-56-127-126z">
          <text:p/>
        </draw:path>
        <draw:path draw:style-name="gr55" draw:text-style-name="P28" draw:layer="layout" svg:width="0.251cm" svg:height="0.251cm" svg:x="3.71cm" svg:y="3.058cm" svg:viewBox="0 0 252 252" svg:d="M0 126c0-70 57-126 126-126 70 0 126 56 126 126 0 69-56 126-126 126-69 0-126-57-126-126z">
          <text:p/>
        </draw:path>
        <draw:path draw:style-name="gr56" draw:text-style-name="P2" draw:layer="layout" svg:width="0.251cm" svg:height="0.251cm" svg:x="3.71cm" svg:y="3.058cm" svg:viewBox="0 0 252 252" svg:d="M0 126c0-70 57-126 126-126 70 0 126 56 126 126 0 69-56 126-126 126-69 0-126-57-126-126z">
          <text:p/>
        </draw:path>
        <draw:path draw:style-name="gr99" draw:text-style-name="P50" draw:layer="layout" svg:width="0.251cm" svg:height="0.251cm" svg:x="4.893cm" svg:y="3.973cm" svg:viewBox="0 0 252 252" svg:d="M0 125c0-69 58-125 127-125s125 56 125 125c0 70-56 127-125 127s-127-57-127-127z">
          <text:p/>
        </draw:path>
        <draw:path draw:style-name="gr100" draw:text-style-name="P2" draw:layer="layout" svg:width="0.251cm" svg:height="0.251cm" svg:x="4.893cm" svg:y="3.973cm" svg:viewBox="0 0 252 252" svg:d="M0 125c0-69 58-125 127-125s125 56 125 125c0 70-56 127-125 127s-127-57-127-127z">
          <text:p/>
        </draw:path>
        <draw:path draw:style-name="gr99" draw:text-style-name="P50" draw:layer="layout" svg:width="0.251cm" svg:height="0.25cm" svg:x="4.893cm" svg:y="4.097cm" svg:viewBox="0 0 252 251" svg:d="M0 126c0-69 58-126 127-126s125 57 125 126-56 125-125 125-127-56-127-125z">
          <text:p/>
        </draw:path>
        <draw:path draw:style-name="gr100" draw:text-style-name="P2" draw:layer="layout" svg:width="0.251cm" svg:height="0.25cm" svg:x="4.893cm" svg:y="4.097cm" svg:viewBox="0 0 252 251" svg:d="M0 126c0-69 58-126 127-126s125 57 125 126-56 125-125 125-127-56-127-125z">
          <text:p/>
        </draw:path>
        <draw:path draw:style-name="gr99" draw:text-style-name="P50" draw:layer="layout" svg:width="0.251cm" svg:height="0.251cm" svg:x="4.893cm" svg:y="3.954cm" svg:viewBox="0 0 252 252" svg:d="M0 125c0-69 58-125 127-125s125 56 125 125c0 70-56 127-125 127s-127-57-127-127z">
          <text:p/>
        </draw:path>
        <draw:path draw:style-name="gr100" draw:text-style-name="P2" draw:layer="layout" svg:width="0.251cm" svg:height="0.251cm" svg:x="4.893cm" svg:y="3.954cm" svg:viewBox="0 0 252 252" svg:d="M0 125c0-69 58-125 127-125s125 56 125 125c0 70-56 127-125 127s-127-57-127-127z">
          <text:p/>
        </draw:path>
        <draw:path draw:style-name="gr99" draw:text-style-name="P50" draw:layer="layout" svg:width="0.251cm" svg:height="0.251cm" svg:x="4.893cm" svg:y="3.725cm" svg:viewBox="0 0 252 252" svg:d="M0 125c0-69 58-125 127-125s125 56 125 125c0 70-56 127-125 127s-127-57-127-127z">
          <text:p/>
        </draw:path>
        <draw:path draw:style-name="gr100" draw:text-style-name="P2" draw:layer="layout" svg:width="0.251cm" svg:height="0.251cm" svg:x="4.893cm" svg:y="3.725cm" svg:viewBox="0 0 252 252" svg:d="M0 125c0-69 58-125 127-125s125 56 125 125c0 70-56 127-125 127s-127-57-127-127z">
          <text:p/>
        </draw:path>
        <draw:path draw:style-name="gr99" draw:text-style-name="P50" draw:layer="layout" svg:width="0.251cm" svg:height="0.251cm" svg:x="4.893cm" svg:y="3.763cm" svg:viewBox="0 0 252 252" svg:d="M0 127c0-71 58-127 127-127s125 56 125 127c0 68-56 125-125 125s-127-57-127-125z">
          <text:p/>
        </draw:path>
        <draw:path draw:style-name="gr100" draw:text-style-name="P2" draw:layer="layout" svg:width="0.251cm" svg:height="0.251cm" svg:x="4.893cm" svg:y="3.763cm" svg:viewBox="0 0 252 252" svg:d="M0 127c0-71 58-127 127-127s125 56 125 127c0 68-56 125-125 125s-127-57-127-125z">
          <text:p/>
        </draw:path>
        <draw:path draw:style-name="gr101" draw:text-style-name="P51" draw:layer="layout" svg:width="0.25cm" svg:height="0.25cm" svg:x="2.698cm" svg:y="1.905cm" svg:viewBox="0 0 251 251" svg:d="M0 125c0-69 56-125 125-125 70 0 126 56 126 125s-56 126-126 126c-69 0-125-57-125-126z">
          <text:p/>
        </draw:path>
        <draw:path draw:style-name="gr102" draw:text-style-name="P2" draw:layer="layout" svg:width="0.25cm" svg:height="0.25cm" svg:x="2.698cm" svg:y="1.905cm" svg:viewBox="0 0 251 251" svg:d="M0 125c0-69 56-125 125-125 70 0 126 56 126 125s-56 126-126 126c-69 0-125-57-125-126z">
          <text:p/>
        </draw:path>
        <draw:path draw:style-name="gr103" draw:text-style-name="P52" draw:layer="layout" svg:width="0.251cm" svg:height="0.251cm" svg:x="4.411cm" svg:y="4.173cm" svg:viewBox="0 0 252 252" svg:d="M0 125c0-69 57-125 126-125s126 56 126 125-57 127-126 127-126-58-126-127z">
          <text:p/>
        </draw:path>
        <draw:path draw:style-name="gr104" draw:text-style-name="P2" draw:layer="layout" svg:width="0.251cm" svg:height="0.251cm" svg:x="4.411cm" svg:y="4.173cm" svg:viewBox="0 0 252 252" svg:d="M0 125c0-69 57-125 126-125s126 56 126 125-57 127-126 127-126-58-126-127z">
          <text:p/>
        </draw:path>
        <draw:path draw:style-name="gr105" draw:text-style-name="P53" draw:layer="layout" svg:width="0.251cm" svg:height="0.251cm" svg:x="4.236cm" svg:y="3.534cm" svg:viewBox="0 0 252 252" svg:d="M0 127c0-70 56-127 126-127 69 0 126 57 126 127 0 69-57 125-126 125-70 0-126-56-126-125z">
          <text:p/>
        </draw:path>
        <draw:path draw:style-name="gr106" draw:text-style-name="P2" draw:layer="layout" svg:width="0.251cm" svg:height="0.251cm" svg:x="4.236cm" svg:y="3.534cm" svg:viewBox="0 0 252 252" svg:d="M0 127c0-70 56-127 126-127 69 0 126 57 126 127 0 69-57 125-126 125-70 0-126-56-126-125z">
          <text:p/>
        </draw:path>
        <draw:path draw:style-name="gr105" draw:text-style-name="P53" draw:layer="layout" svg:width="0.251cm" svg:height="0.251cm" svg:x="4.236cm" svg:y="3.382cm" svg:viewBox="0 0 252 252" svg:d="M0 125c0-69 56-125 126-125 69 0 126 56 126 125s-57 127-126 127c-70 0-126-58-126-127z">
          <text:p/>
        </draw:path>
        <draw:path draw:style-name="gr106" draw:text-style-name="P2" draw:layer="layout" svg:width="0.251cm" svg:height="0.251cm" svg:x="4.236cm" svg:y="3.382cm" svg:viewBox="0 0 252 252" svg:d="M0 125c0-69 56-125 126-125 69 0 126 56 126 125s-57 127-126 127c-70 0-126-58-126-127z">
          <text:p/>
        </draw:path>
        <draw:path draw:style-name="gr105" draw:text-style-name="P53" draw:layer="layout" svg:width="0.251cm" svg:height="0.25cm" svg:x="4.236cm" svg:y="3.468cm" svg:viewBox="0 0 252 251" svg:d="M0 125c0-69 56-125 126-125 69 0 126 56 126 125 0 70-57 126-126 126-70 0-126-56-126-126z">
          <text:p/>
        </draw:path>
        <draw:path draw:style-name="gr106" draw:text-style-name="P2" draw:layer="layout" svg:width="0.251cm" svg:height="0.25cm" svg:x="4.236cm" svg:y="3.468cm" svg:viewBox="0 0 252 251" svg:d="M0 125c0-69 56-125 126-125 69 0 126 56 126 125 0 70-57 126-126 126-70 0-126-56-126-126z">
          <text:p/>
        </draw:path>
        <draw:path draw:style-name="gr105" draw:text-style-name="P53" draw:layer="layout" svg:width="0.251cm" svg:height="0.25cm" svg:x="4.236cm" svg:y="3.449cm" svg:viewBox="0 0 252 251" svg:d="M0 125c0-69 56-125 126-125 69 0 126 56 126 125 0 70-57 126-126 126-70 0-126-56-126-126z">
          <text:p/>
        </draw:path>
        <draw:path draw:style-name="gr106" draw:text-style-name="P2" draw:layer="layout" svg:width="0.251cm" svg:height="0.25cm" svg:x="4.236cm" svg:y="3.449cm" svg:viewBox="0 0 252 251" svg:d="M0 125c0-69 56-125 126-125 69 0 126 56 126 125 0 70-57 126-126 126-70 0-126-56-126-126z">
          <text:p/>
        </draw:path>
        <draw:path draw:style-name="gr105" draw:text-style-name="P53" draw:layer="layout" svg:width="0.251cm" svg:height="0.251cm" svg:x="4.236cm" svg:y="3.382cm" svg:viewBox="0 0 252 252" svg:d="M0 125c0-69 56-125 126-125 69 0 126 56 126 125s-57 127-126 127c-70 0-126-58-126-127z">
          <text:p/>
        </draw:path>
        <draw:path draw:style-name="gr106" draw:text-style-name="P2" draw:layer="layout" svg:width="0.251cm" svg:height="0.251cm" svg:x="4.236cm" svg:y="3.382cm" svg:viewBox="0 0 252 252" svg:d="M0 125c0-69 56-125 126-125 69 0 126 56 126 125s-57 127-126 127c-70 0-126-58-126-127z">
          <text:p/>
        </draw:path>
        <draw:path draw:style-name="gr43" draw:text-style-name="P22" draw:layer="layout" svg:width="0.25cm" svg:height="0.251cm" svg:x="1.919cm" svg:y="2.686cm" svg:viewBox="0 0 251 252" svg:d="M0 125c0-69 56-125 125-125s126 56 126 125c0 70-57 127-126 127s-125-57-125-127z">
          <text:p/>
        </draw:path>
        <draw:path draw:style-name="gr44" draw:text-style-name="P2" draw:layer="layout" svg:width="0.25cm" svg:height="0.251cm" svg:x="1.919cm" svg:y="2.686cm" svg:viewBox="0 0 251 252" svg:d="M0 125c0-69 56-125 125-125s126 56 126 125c0 70-57 127-126 127s-125-57-125-127z">
          <text:p/>
        </draw:path>
        <draw:path draw:style-name="gr107" draw:text-style-name="P54" draw:layer="layout" svg:width="0.251cm" svg:height="0.251cm" svg:x="5.682cm" svg:y="0.98cm" svg:viewBox="0 0 252 252" svg:d="M0 125c0-69 56-125 126-125 69 0 126 56 126 125 0 71-57 127-126 127-70 0-126-56-126-127z">
          <text:p/>
        </draw:path>
        <draw:path draw:style-name="gr108" draw:text-style-name="P2" draw:layer="layout" svg:width="0.251cm" svg:height="0.251cm" svg:x="5.682cm" svg:y="0.98cm" svg:viewBox="0 0 252 252" svg:d="M0 125c0-69 56-125 126-125 69 0 126 56 126 125 0 71-57 127-126 127-70 0-126-56-126-127z">
          <text:p/>
        </draw:path>
        <draw:path draw:style-name="gr107" draw:text-style-name="P54" draw:layer="layout" svg:width="0.251cm" svg:height="0.25cm" svg:x="5.682cm" svg:y="0.885cm" svg:viewBox="0 0 252 251" svg:d="M0 125c0-69 56-125 126-125 69 0 126 56 126 125s-57 126-126 126c-70 0-126-57-126-126z">
          <text:p/>
        </draw:path>
        <draw:path draw:style-name="gr108" draw:text-style-name="P2" draw:layer="layout" svg:width="0.251cm" svg:height="0.25cm" svg:x="5.682cm" svg:y="0.885cm" svg:viewBox="0 0 252 251" svg:d="M0 125c0-69 56-125 126-125 69 0 126 56 126 125s-57 126-126 126c-70 0-126-57-126-126z">
          <text:p/>
        </draw:path>
        <draw:path draw:style-name="gr59" draw:text-style-name="P30" draw:layer="layout" svg:width="0.251cm" svg:height="0.251cm" svg:x="3.316cm" svg:y="3.687cm" svg:viewBox="0 0 252 252" svg:d="M0 125c0-69 56-125 127-125 68 0 125 56 125 125 0 70-57 127-125 127-71 0-127-57-127-127z">
          <text:p/>
        </draw:path>
        <draw:path draw:style-name="gr60" draw:text-style-name="P2" draw:layer="layout" svg:width="0.251cm" svg:height="0.251cm" svg:x="3.316cm" svg:y="3.687cm" svg:viewBox="0 0 252 252" svg:d="M0 125c0-69 56-125 127-125 68 0 125 56 125 125 0 70-57 127-125 127-71 0-127-57-127-127z">
          <text:p/>
        </draw:path>
        <draw:path draw:style-name="gr103" draw:text-style-name="P52" draw:layer="layout" svg:width="0.251cm" svg:height="0.251cm" svg:x="4.411cm" svg:y="4.316cm" svg:viewBox="0 0 252 252" svg:d="M0 126c0-70 57-126 126-126s126 56 126 126c0 69-57 126-126 126s-126-57-126-126z">
          <text:p/>
        </draw:path>
        <draw:path draw:style-name="gr104" draw:text-style-name="P2" draw:layer="layout" svg:width="0.251cm" svg:height="0.251cm" svg:x="4.411cm" svg:y="4.316cm" svg:viewBox="0 0 252 252" svg:d="M0 126c0-70 57-126 126-126s126 56 126 126c0 69-57 126-126 126s-126-57-126-126z">
          <text:p/>
        </draw:path>
        <draw:path draw:style-name="gr107" draw:text-style-name="P54" draw:layer="layout" svg:width="0.251cm" svg:height="0.25cm" svg:x="5.682cm" svg:y="0.847cm" svg:viewBox="0 0 252 251" svg:d="M0 126c0-69 56-126 126-126 69 0 126 57 126 126s-57 125-126 125c-70 0-126-56-126-125z">
          <text:p/>
        </draw:path>
        <draw:path draw:style-name="gr108" draw:text-style-name="P2" draw:layer="layout" svg:width="0.251cm" svg:height="0.25cm" svg:x="5.682cm" svg:y="0.847cm" svg:viewBox="0 0 252 251" svg:d="M0 126c0-69 56-126 126-126 69 0 126 57 126 126s-57 125-126 125c-70 0-126-56-126-125z">
          <text:p/>
        </draw:path>
        <draw:path draw:style-name="gr63" draw:text-style-name="P32" draw:layer="layout" svg:width="0.251cm" svg:height="0.251cm" svg:x="4.843cm" svg:y="4.363cm" svg:viewBox="0 0 252 252" svg:d="M0 127c0-69 57-127 126-127s126 58 126 127-57 125-126 125-126-56-126-125z">
          <text:p/>
        </draw:path>
        <draw:path draw:style-name="gr64" draw:text-style-name="P2" draw:layer="layout" svg:width="0.251cm" svg:height="0.251cm" svg:x="4.843cm" svg:y="4.363cm" svg:viewBox="0 0 252 252" svg:d="M0 127c0-69 57-127 126-127s126 58 126 127-57 125-126 125-126-56-126-125z">
          <text:p/>
        </draw:path>
        <draw:path draw:style-name="gr107" draw:text-style-name="P54" draw:layer="layout" svg:width="0.251cm" svg:height="0.25cm" svg:x="5.682cm" svg:y="0.704cm" svg:viewBox="0 0 252 251" svg:d="M0 125c0-69 56-125 126-125 69 0 126 56 126 125 0 70-57 126-126 126-70 0-126-56-126-126z">
          <text:p/>
        </draw:path>
        <draw:path draw:style-name="gr108" draw:text-style-name="P2" draw:layer="layout" svg:width="0.251cm" svg:height="0.25cm" svg:x="5.682cm" svg:y="0.704cm" svg:viewBox="0 0 252 251" svg:d="M0 125c0-69 56-125 126-125 69 0 126 56 126 125 0 70-57 126-126 126-70 0-126-56-126-126z">
          <text:p/>
        </draw:path>
        <draw:path draw:style-name="gr107" draw:text-style-name="P54" draw:layer="layout" svg:width="0.251cm" svg:height="0.251cm" svg:x="5.682cm" svg:y="1.028cm" svg:viewBox="0 0 252 252" svg:d="M0 126c0-70 56-126 126-126 69 0 126 56 126 126 0 69-57 126-126 126-70 0-126-57-126-126z">
          <text:p/>
        </draw:path>
        <draw:path draw:style-name="gr108" draw:text-style-name="P2" draw:layer="layout" svg:width="0.251cm" svg:height="0.251cm" svg:x="5.682cm" svg:y="1.028cm" svg:viewBox="0 0 252 252" svg:d="M0 126c0-70 56-126 126-126 69 0 126 56 126 126 0 69-57 126-126 126-70 0-126-57-126-126z">
          <text:p/>
        </draw:path>
        <draw:path draw:style-name="gr31" draw:text-style-name="P16" draw:layer="layout" svg:width="0.251cm" svg:height="0.252cm" svg:x="3.973cm" svg:y="3.915cm" svg:viewBox="0 0 252 253" svg:d="M0 126c0-69 57-126 126-126 70 0 126 57 126 126s-56 127-126 127c-69 0-126-58-126-127z">
          <text:p/>
        </draw:path>
        <draw:path draw:style-name="gr32" draw:text-style-name="P2" draw:layer="layout" svg:width="0.251cm" svg:height="0.252cm" svg:x="3.973cm" svg:y="3.915cm" svg:viewBox="0 0 252 253" svg:d="M0 126c0-69 57-126 126-126 70 0 126 57 126 126s-56 127-126 127c-69 0-126-58-126-127z">
          <text:p/>
        </draw:path>
        <draw:path draw:style-name="gr31" draw:text-style-name="P16" draw:layer="layout" svg:width="0.251cm" svg:height="0.251cm" svg:x="3.973cm" svg:y="3.982cm" svg:viewBox="0 0 252 252" svg:d="M0 126c0-69 57-126 126-126 70 0 126 57 126 126 0 70-56 126-126 126-69 0-126-56-126-126z">
          <text:p/>
        </draw:path>
        <draw:path draw:style-name="gr32" draw:text-style-name="P2" draw:layer="layout" svg:width="0.251cm" svg:height="0.251cm" svg:x="3.973cm" svg:y="3.982cm" svg:viewBox="0 0 252 252" svg:d="M0 126c0-69 57-126 126-126 70 0 126 57 126 126 0 70-56 126-126 126-69 0-126-56-126-126z">
          <text:p/>
        </draw:path>
        <draw:path draw:style-name="gr31" draw:text-style-name="P16" draw:layer="layout" svg:width="0.251cm" svg:height="0.251cm" svg:x="3.973cm" svg:y="4.125cm" svg:viewBox="0 0 252 252" svg:d="M0 125c0-68 57-125 126-125 70 0 126 57 126 125 0 70-56 127-126 127-69 0-126-57-126-127z">
          <text:p/>
        </draw:path>
        <draw:path draw:style-name="gr32" draw:text-style-name="P2" draw:layer="layout" svg:width="0.251cm" svg:height="0.251cm" svg:x="3.973cm" svg:y="4.125cm" svg:viewBox="0 0 252 252" svg:d="M0 125c0-68 57-125 126-125 70 0 126 57 126 125 0 70-56 127-126 127-69 0-126-57-126-127z">
          <text:p/>
        </draw:path>
        <draw:path draw:style-name="gr31" draw:text-style-name="P16" draw:layer="layout" svg:width="0.251cm" svg:height="0.25cm" svg:x="3.973cm" svg:y="4.097cm" svg:viewBox="0 0 252 251" svg:d="M0 126c0-69 57-126 126-126 70 0 126 57 126 126s-56 125-126 125c-69 0-126-56-126-125z">
          <text:p/>
        </draw:path>
        <draw:path draw:style-name="gr32" draw:text-style-name="P2" draw:layer="layout" svg:width="0.251cm" svg:height="0.25cm" svg:x="3.973cm" svg:y="4.097cm" svg:viewBox="0 0 252 251" svg:d="M0 126c0-69 57-126 126-126 70 0 126 57 126 126s-56 125-126 125c-69 0-126-56-126-125z">
          <text:p/>
        </draw:path>
        <draw:path draw:style-name="gr43" draw:text-style-name="P22" draw:layer="layout" svg:width="0.25cm" svg:height="0.251cm" svg:x="1.919cm" svg:y="2.495cm" svg:viewBox="0 0 251 252" svg:d="M0 126c0-69 56-126 125-126s126 57 126 126c0 70-57 126-126 126s-125-56-125-126z">
          <text:p/>
        </draw:path>
        <draw:path draw:style-name="gr44" draw:text-style-name="P2" draw:layer="layout" svg:width="0.25cm" svg:height="0.251cm" svg:x="1.919cm" svg:y="2.495cm" svg:viewBox="0 0 251 252" svg:d="M0 126c0-69 56-126 125-126s126 57 126 126c0 70-57 126-126 126s-125-56-125-126z">
          <text:p/>
        </draw:path>
        <draw:path draw:style-name="gr29" draw:text-style-name="P15" draw:layer="layout" svg:width="0.25cm" svg:height="0.251cm" svg:x="5.288cm" svg:y="2.505cm" svg:viewBox="0 0 251 252" svg:d="M0 127c0-71 56-127 126-127 69 0 125 56 125 127 0 68-56 125-125 125-70 0-126-57-126-125z">
          <text:p/>
        </draw:path>
        <draw:path draw:style-name="gr30" draw:text-style-name="P2" draw:layer="layout" svg:width="0.25cm" svg:height="0.251cm" svg:x="5.288cm" svg:y="2.505cm" svg:viewBox="0 0 251 252" svg:d="M0 127c0-71 56-127 126-127 69 0 125 56 125 127 0 68-56 125-125 125-70 0-126-57-126-125z">
          <text:p/>
        </draw:path>
        <draw:path draw:style-name="gr33" draw:text-style-name="P17" draw:layer="layout" svg:width="0.251cm" svg:height="0.251cm" svg:x="3.387cm" svg:y="2.829cm" svg:viewBox="0 0 252 252" svg:d="M0 126c0-68 56-126 125-126s127 58 127 126c0 70-58 126-127 126s-125-56-125-126z">
          <text:p/>
        </draw:path>
        <draw:path draw:style-name="gr34" draw:text-style-name="P2" draw:layer="layout" svg:width="0.251cm" svg:height="0.251cm" svg:x="3.387cm" svg:y="2.829cm" svg:viewBox="0 0 252 252" svg:d="M0 126c0-68 56-126 125-126s127 58 127 126c0 70-58 126-127 126s-125-56-125-126z">
          <text:p/>
        </draw:path>
        <draw:path draw:style-name="gr33" draw:text-style-name="P17" draw:layer="layout" svg:width="0.251cm" svg:height="0.251cm" svg:x="3.387cm" svg:y="2.724cm" svg:viewBox="0 0 252 252" svg:d="M0 126c0-70 56-126 125-126s127 56 127 126-58 126-127 126-125-56-125-126z">
          <text:p/>
        </draw:path>
        <draw:path draw:style-name="gr34" draw:text-style-name="P2" draw:layer="layout" svg:width="0.251cm" svg:height="0.251cm" svg:x="3.387cm" svg:y="2.724cm" svg:viewBox="0 0 252 252" svg:d="M0 126c0-70 56-126 125-126s127 56 127 126-58 126-127 126-125-56-125-126z">
          <text:p/>
        </draw:path>
        <draw:path draw:style-name="gr43" draw:text-style-name="P22" draw:layer="layout" svg:width="0.25cm" svg:height="0.251cm" svg:x="1.919cm" svg:y="2.181cm" svg:viewBox="0 0 251 252" svg:d="M0 125c0-68 56-125 125-125s126 57 126 125c0 70-57 127-126 127s-125-57-125-127z">
          <text:p/>
        </draw:path>
        <draw:path draw:style-name="gr44" draw:text-style-name="P2" draw:layer="layout" svg:width="0.25cm" svg:height="0.251cm" svg:x="1.919cm" svg:y="2.181cm" svg:viewBox="0 0 251 252" svg:d="M0 125c0-68 56-125 125-125s126 57 126 125c0 70-57 127-126 127s-125-57-125-127z">
          <text:p/>
        </draw:path>
        <draw:path draw:style-name="gr41" draw:text-style-name="P21" draw:layer="layout" svg:width="0.251cm" svg:height="0.251cm" svg:x="4.723cm" svg:y="4.173cm" svg:viewBox="0 0 252 252" svg:d="M0 125c0-69 56-125 125-125 71 0 127 56 127 125s-56 127-127 127c-69 0-125-58-125-127z">
          <text:p/>
        </draw:path>
        <draw:path draw:style-name="gr42" draw:text-style-name="P2" draw:layer="layout" svg:width="0.251cm" svg:height="0.251cm" svg:x="4.723cm" svg:y="4.173cm" svg:viewBox="0 0 252 252" svg:d="M0 125c0-69 56-125 125-125 71 0 127 56 127 125s-56 127-127 127c-69 0-125-58-125-127z">
          <text:p/>
        </draw:path>
        <draw:path draw:style-name="gr79" draw:text-style-name="P40" draw:layer="layout" svg:width="0.251cm" svg:height="0.251cm" svg:x="2.23cm" svg:y="3.029cm" svg:viewBox="0 0 252 252" svg:d="M0 126c0-69 57-126 126-126 70 0 126 57 126 126 0 70-56 126-126 126-69 0-126-56-126-126z">
          <text:p/>
        </draw:path>
        <draw:path draw:style-name="gr80" draw:text-style-name="P2" draw:layer="layout" svg:width="0.251cm" svg:height="0.251cm" svg:x="2.23cm" svg:y="3.029cm" svg:viewBox="0 0 252 252" svg:d="M0 126c0-69 57-126 126-126 70 0 126 57 126 126 0 70-56 126-126 126-69 0-126-56-126-126z">
          <text:p/>
        </draw:path>
        <draw:path draw:style-name="gr79" draw:text-style-name="P40" draw:layer="layout" svg:width="0.251cm" svg:height="0.25cm" svg:x="2.23cm" svg:y="2.839cm" svg:viewBox="0 0 252 251" svg:d="M0 126c0-69 57-126 126-126 70 0 126 57 126 126s-56 125-126 125c-69 0-126-56-126-125z">
          <text:p/>
        </draw:path>
        <draw:path draw:style-name="gr80" draw:text-style-name="P2" draw:layer="layout" svg:width="0.251cm" svg:height="0.25cm" svg:x="2.23cm" svg:y="2.839cm" svg:viewBox="0 0 252 251" svg:d="M0 126c0-69 57-126 126-126 70 0 126 57 126 126s-56 125-126 125c-69 0-126-56-126-125z">
          <text:p/>
        </draw:path>
        <draw:path draw:style-name="gr33" draw:text-style-name="P17" draw:layer="layout" svg:width="0.251cm" svg:height="0.251cm" svg:x="3.387cm" svg:y="2.848cm" svg:viewBox="0 0 252 252" svg:d="M0 126c0-68 56-126 125-126s127 58 127 126c0 70-58 126-127 126s-125-56-125-126z">
          <text:p/>
        </draw:path>
        <draw:path draw:style-name="gr34" draw:text-style-name="P2" draw:layer="layout" svg:width="0.251cm" svg:height="0.251cm" svg:x="3.387cm" svg:y="2.848cm" svg:viewBox="0 0 252 252" svg:d="M0 126c0-68 56-126 125-126s127 58 127 126c0 70-58 126-127 126s-125-56-125-126z">
          <text:p/>
        </draw:path>
        <draw:path draw:style-name="gr79" draw:text-style-name="P40" draw:layer="layout" svg:width="0.251cm" svg:height="0.251cm" svg:x="2.23cm" svg:y="2.915cm" svg:viewBox="0 0 252 252" svg:d="M0 125c0-69 57-125 126-125 70 0 126 56 126 125s-56 127-126 127c-69 0-126-58-126-127z">
          <text:p/>
        </draw:path>
        <draw:path draw:style-name="gr80" draw:text-style-name="P2" draw:layer="layout" svg:width="0.251cm" svg:height="0.251cm" svg:x="2.23cm" svg:y="2.915cm" svg:viewBox="0 0 252 252" svg:d="M0 125c0-69 57-125 126-125 70 0 126 56 126 125s-56 127-126 127c-69 0-126-58-126-127z">
          <text:p/>
        </draw:path>
        <draw:path draw:style-name="gr109" draw:text-style-name="P55" draw:layer="layout" svg:width="0.251cm" svg:height="0.251cm" svg:x="5.19cm" svg:y="3.039cm" svg:viewBox="0 0 252 252" svg:d="M0 126c0-70 57-126 126-126 70 0 126 56 126 126 0 69-56 126-126 126-69 0-126-57-126-126z">
          <text:p/>
        </draw:path>
        <draw:path draw:style-name="gr110" draw:text-style-name="P2" draw:layer="layout" svg:width="0.251cm" svg:height="0.251cm" svg:x="5.19cm" svg:y="3.039cm" svg:viewBox="0 0 252 252" svg:d="M0 126c0-70 57-126 126-126 70 0 126 56 126 126 0 69-56 126-126 126-69 0-126-57-126-126z">
          <text:p/>
        </draw:path>
        <draw:path draw:style-name="gr111" draw:text-style-name="P56" draw:layer="layout" svg:width="0.251cm" svg:height="0.251cm" svg:x="4.762cm" svg:y="4.211cm" svg:viewBox="0 0 252 252" svg:d="M0 125c0-69 56-125 126-125 69 0 126 56 126 125 0 70-57 127-126 127-70 0-126-57-126-127z">
          <text:p/>
        </draw:path>
        <draw:path draw:style-name="gr112" draw:text-style-name="P2" draw:layer="layout" svg:width="0.251cm" svg:height="0.251cm" svg:x="4.762cm" svg:y="4.211cm" svg:viewBox="0 0 252 252" svg:d="M0 125c0-69 56-125 126-125 69 0 126 56 126 125 0 70-57 127-126 127-70 0-126-57-126-127z">
          <text:p/>
        </draw:path>
        <draw:path draw:style-name="gr109" draw:text-style-name="P55" draw:layer="layout" svg:width="0.251cm" svg:height="0.251cm" svg:x="5.19cm" svg:y="3.086cm" svg:viewBox="0 0 252 252" svg:d="M0 127c0-69 57-127 126-127 70 0 126 58 126 127s-56 125-126 125c-69 0-126-56-126-125z">
          <text:p/>
        </draw:path>
        <draw:path draw:style-name="gr110" draw:text-style-name="P2" draw:layer="layout" svg:width="0.251cm" svg:height="0.251cm" svg:x="5.19cm" svg:y="3.086cm" svg:viewBox="0 0 252 252" svg:d="M0 127c0-69 57-127 126-127 70 0 126 58 126 127s-56 125-126 125c-69 0-126-56-126-125z">
          <text:p/>
        </draw:path>
        <draw:path draw:style-name="gr109" draw:text-style-name="P55" draw:layer="layout" svg:width="0.251cm" svg:height="0.251cm" svg:x="5.19cm" svg:y="3.086cm" svg:viewBox="0 0 252 252" svg:d="M0 127c0-69 57-127 126-127 70 0 126 58 126 127s-56 125-126 125c-69 0-126-56-126-125z">
          <text:p/>
        </draw:path>
        <draw:path draw:style-name="gr110" draw:text-style-name="P2" draw:layer="layout" svg:width="0.251cm" svg:height="0.251cm" svg:x="5.19cm" svg:y="3.086cm" svg:viewBox="0 0 252 252" svg:d="M0 127c0-69 57-127 126-127 70 0 126 58 126 127s-56 125-126 125c-69 0-126-56-126-125z">
          <text:p/>
        </draw:path>
        <draw:path draw:style-name="gr109" draw:text-style-name="P55" draw:layer="layout" svg:width="0.251cm" svg:height="0.251cm" svg:x="5.19cm" svg:y="3.153cm" svg:viewBox="0 0 252 252" svg:d="M0 126c0-70 57-126 126-126 70 0 126 56 126 126 0 68-56 126-126 126-69 0-126-58-126-126z">
          <text:p/>
        </draw:path>
        <draw:path draw:style-name="gr110" draw:text-style-name="P2" draw:layer="layout" svg:width="0.251cm" svg:height="0.251cm" svg:x="5.19cm" svg:y="3.153cm" svg:viewBox="0 0 252 252" svg:d="M0 126c0-70 57-126 126-126 70 0 126 56 126 126 0 68-56 126-126 126-69 0-126-58-126-126z">
          <text:p/>
        </draw:path>
        <draw:path draw:style-name="gr103" draw:text-style-name="P52" draw:layer="layout" svg:width="0.251cm" svg:height="0.251cm" svg:x="4.411cm" svg:y="4.249cm" svg:viewBox="0 0 252 252" svg:d="M0 127c0-70 57-127 126-127s126 57 126 127c0 68-57 125-126 125s-126-57-126-125z">
          <text:p/>
        </draw:path>
        <draw:path draw:style-name="gr104" draw:text-style-name="P2" draw:layer="layout" svg:width="0.251cm" svg:height="0.251cm" svg:x="4.411cm" svg:y="4.249cm" svg:viewBox="0 0 252 252" svg:d="M0 127c0-70 57-127 126-127s126 57 126 127c0 68-57 125-126 125s-126-57-126-125z">
          <text:p/>
        </draw:path>
        <draw:path draw:style-name="gr113" draw:text-style-name="P57" draw:layer="layout" svg:width="0.251cm" svg:height="0.25cm" svg:x="1.607cm" svg:y="3.449cm" svg:viewBox="0 0 252 251" svg:d="M0 125c0-69 58-125 127-125 68 0 125 56 125 125 0 70-57 126-125 126-69 0-127-56-127-126z">
          <text:p/>
        </draw:path>
        <draw:path draw:style-name="gr114" draw:text-style-name="P2" draw:layer="layout" svg:width="0.251cm" svg:height="0.25cm" svg:x="1.607cm" svg:y="3.449cm" svg:viewBox="0 0 252 251" svg:d="M0 125c0-69 58-125 127-125 68 0 125 56 125 125 0 70-57 126-125 126-69 0-127-56-127-126z">
          <text:p/>
        </draw:path>
        <draw:path draw:style-name="gr29" draw:text-style-name="P15" draw:layer="layout" svg:width="0.25cm" svg:height="0.251cm" svg:x="5.288cm" svg:y="2.276cm" svg:viewBox="0 0 251 252" svg:d="M0 127c0-70 56-127 126-127 69 0 125 57 125 127 0 69-56 125-125 125-70 0-126-56-126-125z">
          <text:p/>
        </draw:path>
        <draw:path draw:style-name="gr30" draw:text-style-name="P2" draw:layer="layout" svg:width="0.25cm" svg:height="0.251cm" svg:x="5.288cm" svg:y="2.276cm" svg:viewBox="0 0 251 252" svg:d="M0 127c0-70 56-127 126-127 69 0 125 57 125 127 0 69-56 125-125 125-70 0-126-56-126-125z">
          <text:p/>
        </draw:path>
        <draw:path draw:style-name="gr75" draw:text-style-name="P38" draw:layer="layout" svg:width="0.251cm" svg:height="0.251cm" svg:x="5.035cm" svg:y="3.677cm" svg:viewBox="0 0 252 252" svg:d="M0 126c0-69 56-126 126-126 69 0 126 57 126 126s-57 126-126 126c-70 0-126-57-126-126z">
          <text:p/>
        </draw:path>
        <draw:path draw:style-name="gr76" draw:text-style-name="P2" draw:layer="layout" svg:width="0.251cm" svg:height="0.251cm" svg:x="5.035cm" svg:y="3.677cm" svg:viewBox="0 0 252 252" svg:d="M0 126c0-69 56-126 126-126 69 0 126 57 126 126s-57 126-126 126c-70 0-126-57-126-126z">
          <text:p/>
        </draw:path>
        <draw:path draw:style-name="gr75" draw:text-style-name="P38" draw:layer="layout" svg:width="0.251cm" svg:height="0.251cm" svg:x="5.035cm" svg:y="3.868cm" svg:viewBox="0 0 252 252" svg:d="M0 126c0-69 56-126 126-126 69 0 126 57 126 126s-57 126-126 126c-70 0-126-57-126-126z">
          <text:p/>
        </draw:path>
        <draw:path draw:style-name="gr76" draw:text-style-name="P2" draw:layer="layout" svg:width="0.251cm" svg:height="0.251cm" svg:x="5.035cm" svg:y="3.868cm" svg:viewBox="0 0 252 252" svg:d="M0 126c0-69 56-126 126-126 69 0 126 57 126 126s-57 126-126 126c-70 0-126-57-126-126z">
          <text:p/>
        </draw:path>
        <draw:path draw:style-name="gr23" draw:text-style-name="P12" draw:layer="layout" svg:width="0.251cm" svg:height="0.251cm" svg:x="3.009cm" svg:y="2.581cm" svg:viewBox="0 0 252 252" svg:d="M0 127c0-69 57-127 127-127 69 0 125 58 125 127s-56 125-125 125c-70 0-127-56-127-125z">
          <text:p/>
        </draw:path>
        <draw:path draw:style-name="gr24" draw:text-style-name="P2" draw:layer="layout" svg:width="0.251cm" svg:height="0.251cm" svg:x="3.009cm" svg:y="2.581cm" svg:viewBox="0 0 252 252" svg:d="M0 127c0-69 57-127 127-127 69 0 125 58 125 127s-56 125-125 125c-70 0-127-56-127-125z">
          <text:p/>
        </draw:path>
        <draw:path draw:style-name="gr111" draw:text-style-name="P56" draw:layer="layout" svg:width="0.251cm" svg:height="0.251cm" svg:x="4.762cm" svg:y="4.135cm" svg:viewBox="0 0 252 252" svg:d="M0 125c0-69 56-125 126-125 69 0 126 56 126 125s-57 127-126 127c-70 0-126-58-126-127z">
          <text:p/>
        </draw:path>
        <draw:path draw:style-name="gr112" draw:text-style-name="P2" draw:layer="layout" svg:width="0.251cm" svg:height="0.251cm" svg:x="4.762cm" svg:y="4.135cm" svg:viewBox="0 0 252 252" svg:d="M0 125c0-69 56-125 126-125 69 0 126 56 126 125s-57 127-126 127c-70 0-126-58-126-127z">
          <text:p/>
        </draw:path>
        <draw:path draw:style-name="gr75" draw:text-style-name="P38" draw:layer="layout" svg:width="0.251cm" svg:height="0.251cm" svg:x="5.035cm" svg:y="4.011cm" svg:viewBox="0 0 252 252" svg:d="M0 126c0-70 56-126 126-126 69 0 126 56 126 126 0 69-57 126-126 126-70 0-126-57-126-126z">
          <text:p/>
        </draw:path>
        <draw:path draw:style-name="gr76" draw:text-style-name="P2" draw:layer="layout" svg:width="0.251cm" svg:height="0.251cm" svg:x="5.035cm" svg:y="4.011cm" svg:viewBox="0 0 252 252" svg:d="M0 126c0-70 56-126 126-126 69 0 126 56 126 126 0 69-57 126-126 126-70 0-126-57-126-126z">
          <text:p/>
        </draw:path>
        <draw:path draw:style-name="gr75" draw:text-style-name="P38" draw:layer="layout" svg:width="0.251cm" svg:height="0.251cm" svg:x="5.035cm" svg:y="3.925cm" svg:viewBox="0 0 252 252" svg:d="M0 125c0-69 56-125 126-125 69 0 126 56 126 125 0 70-57 127-126 127-70 0-126-57-126-127z">
          <text:p/>
        </draw:path>
        <draw:path draw:style-name="gr76" draw:text-style-name="P2" draw:layer="layout" svg:width="0.251cm" svg:height="0.251cm" svg:x="5.035cm" svg:y="3.925cm" svg:viewBox="0 0 252 252" svg:d="M0 125c0-69 56-125 126-125 69 0 126 56 126 125 0 70-57 127-126 127-70 0-126-57-126-127z">
          <text:p/>
        </draw:path>
        <draw:path draw:style-name="gr75" draw:text-style-name="P38" draw:layer="layout" svg:width="0.251cm" svg:height="0.251cm" svg:x="5.035cm" svg:y="4.106cm" svg:viewBox="0 0 252 252" svg:d="M0 126c0-68 56-126 126-126 69 0 126 58 126 126 0 70-57 126-126 126-70 0-126-56-126-126z">
          <text:p/>
        </draw:path>
        <draw:path draw:style-name="gr76" draw:text-style-name="P2" draw:layer="layout" svg:width="0.251cm" svg:height="0.251cm" svg:x="5.035cm" svg:y="4.106cm" svg:viewBox="0 0 252 252" svg:d="M0 126c0-68 56-126 126-126 69 0 126 58 126 126 0 70-57 126-126 126-70 0-126-56-126-126z">
          <text:p/>
        </draw:path>
        <draw:path draw:style-name="gr111" draw:text-style-name="P56" draw:layer="layout" svg:width="0.251cm" svg:height="0.25cm" svg:x="4.762cm" svg:y="4.259cm" svg:viewBox="0 0 252 251" svg:d="M0 126c0-70 56-126 126-126 69 0 126 56 126 126 0 69-57 125-126 125-70 0-126-56-126-125z">
          <text:p/>
        </draw:path>
        <draw:path draw:style-name="gr112" draw:text-style-name="P2" draw:layer="layout" svg:width="0.251cm" svg:height="0.25cm" svg:x="4.762cm" svg:y="4.259cm" svg:viewBox="0 0 252 251" svg:d="M0 126c0-70 56-126 126-126 69 0 126 56 126 126 0 69-57 125-126 125-70 0-126-56-126-125z">
          <text:p/>
        </draw:path>
        <draw:path draw:style-name="gr111" draw:text-style-name="P56" draw:layer="layout" svg:width="0.251cm" svg:height="0.251cm" svg:x="4.762cm" svg:y="4.106cm" svg:viewBox="0 0 252 252" svg:d="M0 126c0-68 56-126 126-126 69 0 126 58 126 126 0 70-57 126-126 126-70 0-126-56-126-126z">
          <text:p/>
        </draw:path>
        <draw:path draw:style-name="gr112" draw:text-style-name="P2" draw:layer="layout" svg:width="0.251cm" svg:height="0.251cm" svg:x="4.762cm" svg:y="4.106cm" svg:viewBox="0 0 252 252" svg:d="M0 126c0-68 56-126 126-126 69 0 126 58 126 126 0 70-57 126-126 126-70 0-126-56-126-126z">
          <text:p/>
        </draw:path>
        <draw:path draw:style-name="gr115" draw:text-style-name="P58" draw:layer="layout" svg:width="0.251cm" svg:height="0.251cm" svg:x="3.944cm" svg:y="4.106cm" svg:viewBox="0 0 252 252" svg:d="M0 126c0-68 56-126 125-126 70 0 127 58 127 126 0 70-57 126-127 126-69 0-125-56-125-126z">
          <text:p/>
        </draw:path>
        <draw:path draw:style-name="gr116" draw:text-style-name="P2" draw:layer="layout" svg:width="0.251cm" svg:height="0.251cm" svg:x="3.944cm" svg:y="4.106cm" svg:viewBox="0 0 252 252" svg:d="M0 126c0-68 56-126 125-126 70 0 127 58 127 126 0 70-57 126-127 126-69 0-125-56-125-126z">
          <text:p/>
        </draw:path>
        <draw:path draw:style-name="gr115" draw:text-style-name="P58" draw:layer="layout" svg:width="0.251cm" svg:height="0.251cm" svg:x="3.944cm" svg:y="3.963cm" svg:viewBox="0 0 252 252" svg:d="M0 126c0-69 56-126 125-126 70 0 127 57 127 126 0 70-57 126-127 126-69 0-125-56-125-126z">
          <text:p/>
        </draw:path>
        <draw:path draw:style-name="gr116" draw:text-style-name="P2" draw:layer="layout" svg:width="0.251cm" svg:height="0.251cm" svg:x="3.944cm" svg:y="3.963cm" svg:viewBox="0 0 252 252" svg:d="M0 126c0-69 56-126 125-126 70 0 127 57 127 126 0 70-57 126-127 126-69 0-125-56-125-126z">
          <text:p/>
        </draw:path>
        <draw:path draw:style-name="gr115" draw:text-style-name="P58" draw:layer="layout" svg:width="0.251cm" svg:height="0.252cm" svg:x="3.944cm" svg:y="3.934cm" svg:viewBox="0 0 252 253" svg:d="M0 126c0-69 56-126 125-126 70 0 127 57 127 126s-57 127-127 127c-69 0-125-58-125-127z">
          <text:p/>
        </draw:path>
        <draw:path draw:style-name="gr116" draw:text-style-name="P2" draw:layer="layout" svg:width="0.251cm" svg:height="0.252cm" svg:x="3.944cm" svg:y="3.934cm" svg:viewBox="0 0 252 253" svg:d="M0 126c0-69 56-126 125-126 70 0 127 57 127 126s-57 127-127 127c-69 0-125-58-125-127z">
          <text:p/>
        </draw:path>
        <draw:path draw:style-name="gr115" draw:text-style-name="P58" draw:layer="layout" svg:width="0.251cm" svg:height="0.251cm" svg:x="3.944cm" svg:y="4.211cm" svg:viewBox="0 0 252 252" svg:d="M0 125c0-69 56-125 125-125 70 0 127 56 127 125 0 70-57 127-127 127-69 0-125-57-125-127z">
          <text:p/>
        </draw:path>
        <draw:path draw:style-name="gr116" draw:text-style-name="P2" draw:layer="layout" svg:width="0.251cm" svg:height="0.251cm" svg:x="3.944cm" svg:y="4.211cm" svg:viewBox="0 0 252 252" svg:d="M0 125c0-69 56-125 125-125 70 0 127 56 127 125 0 70-57 127-127 127-69 0-125-57-125-127z">
          <text:p/>
        </draw:path>
        <draw:path draw:style-name="gr111" draw:text-style-name="P56" draw:layer="layout" svg:width="0.251cm" svg:height="0.251cm" svg:x="4.762cm" svg:y="3.944cm" svg:viewBox="0 0 252 252" svg:d="M0 125c0-69 56-125 126-125 69 0 126 56 126 125 0 70-57 127-126 127-70 0-126-57-126-127z">
          <text:p/>
        </draw:path>
        <draw:path draw:style-name="gr112" draw:text-style-name="P2" draw:layer="layout" svg:width="0.251cm" svg:height="0.251cm" svg:x="4.762cm" svg:y="3.944cm" svg:viewBox="0 0 252 252" svg:d="M0 125c0-69 56-125 126-125 69 0 126 56 126 125 0 70-57 127-126 127-70 0-126-57-126-127z">
          <text:p/>
        </draw:path>
        <draw:path draw:style-name="gr45" draw:text-style-name="P23" draw:layer="layout" svg:width="0.251cm" svg:height="0.251cm" svg:x="2.901cm" svg:y="3.029cm" svg:viewBox="0 0 252 252" svg:d="M0 126c0-69 57-126 126-126s126 57 126 126c0 70-57 126-126 126s-126-56-126-126z">
          <text:p/>
        </draw:path>
        <draw:path draw:style-name="gr46" draw:text-style-name="P2" draw:layer="layout" svg:width="0.251cm" svg:height="0.251cm" svg:x="2.901cm" svg:y="3.029cm" svg:viewBox="0 0 252 252" svg:d="M0 126c0-69 57-126 126-126s126 57 126 126c0 70-57 126-126 126s-126-56-126-126z">
          <text:p/>
        </draw:path>
        <draw:path draw:style-name="gr89" draw:text-style-name="P45" draw:layer="layout" svg:width="0.251cm" svg:height="0.25cm" svg:x="3.053cm" svg:y="3.182cm" svg:viewBox="0 0 252 251" svg:d="M0 125c0-69 57-125 126-125 70 0 126 56 126 125 0 70-56 126-126 126-69 0-126-56-126-126z">
          <text:p/>
        </draw:path>
        <draw:path draw:style-name="gr90" draw:text-style-name="P2" draw:layer="layout" svg:width="0.251cm" svg:height="0.25cm" svg:x="3.053cm" svg:y="3.182cm" svg:viewBox="0 0 252 251" svg:d="M0 125c0-69 57-125 126-125 70 0 126 56 126 125 0 70-56 126-126 126-69 0-126-56-126-126z">
          <text:p/>
        </draw:path>
        <draw:path draw:style-name="gr109" draw:text-style-name="P55" draw:layer="layout" svg:width="0.251cm" svg:height="0.251cm" svg:x="5.19cm" svg:y="2.877cm" svg:viewBox="0 0 252 252" svg:d="M0 125c0-69 57-125 126-125 70 0 126 56 126 125s-56 127-126 127c-69 0-126-58-126-127z">
          <text:p/>
        </draw:path>
        <draw:path draw:style-name="gr110" draw:text-style-name="P2" draw:layer="layout" svg:width="0.251cm" svg:height="0.251cm" svg:x="5.19cm" svg:y="2.877cm" svg:viewBox="0 0 252 252" svg:d="M0 125c0-69 57-125 126-125 70 0 126 56 126 125s-56 127-126 127c-69 0-126-58-126-127z">
          <text:p/>
        </draw:path>
        <draw:path draw:style-name="gr117" draw:text-style-name="P59" draw:layer="layout" svg:width="0.25cm" svg:height="0.251cm" svg:x="2.075cm" svg:y="2.676cm" svg:viewBox="0 0 251 252" svg:d="M0 126c0-69 57-126 126-126s125 57 125 126-56 126-125 126-126-57-126-126z">
          <text:p/>
        </draw:path>
        <draw:path draw:style-name="gr118" draw:text-style-name="P2" draw:layer="layout" svg:width="0.25cm" svg:height="0.251cm" svg:x="2.075cm" svg:y="2.676cm" svg:viewBox="0 0 251 252" svg:d="M0 126c0-69 57-126 126-126s125 57 125 126-56 126-125 126-126-57-126-126z">
          <text:p/>
        </draw:path>
        <draw:path draw:style-name="gr113" draw:text-style-name="P57" draw:layer="layout" svg:width="0.251cm" svg:height="0.251cm" svg:x="1.607cm" svg:y="3.772cm" svg:viewBox="0 0 252 252" svg:d="M0 127c0-70 58-127 127-127 68 0 125 57 125 127 0 69-57 125-125 125-69 0-127-56-127-125z">
          <text:p/>
        </draw:path>
        <draw:path draw:style-name="gr114" draw:text-style-name="P2" draw:layer="layout" svg:width="0.251cm" svg:height="0.251cm" svg:x="1.607cm" svg:y="3.772cm" svg:viewBox="0 0 252 252" svg:d="M0 127c0-70 58-127 127-127 68 0 125 57 125 127 0 69-57 125-125 125-69 0-127-56-127-125z">
          <text:p/>
        </draw:path>
        <draw:path draw:style-name="gr119" draw:text-style-name="P60" draw:layer="layout" svg:width="0.251cm" svg:height="0.251cm" svg:x="4.499cm" svg:y="4.335cm" svg:viewBox="0 0 252 252" svg:d="M0 126c0-69 57-126 125-126 71 0 127 57 127 126s-56 126-127 126c-68 0-125-57-125-126z">
          <text:p/>
        </draw:path>
        <draw:path draw:style-name="gr120" draw:text-style-name="P2" draw:layer="layout" svg:width="0.251cm" svg:height="0.251cm" svg:x="4.499cm" svg:y="4.335cm" svg:viewBox="0 0 252 252" svg:d="M0 126c0-69 57-126 125-126 71 0 127 57 127 126s-56 126-127 126c-68 0-125-57-125-126z">
          <text:p/>
        </draw:path>
        <draw:path draw:style-name="gr121" draw:text-style-name="P61" draw:layer="layout" svg:width="0.251cm" svg:height="0.251cm" svg:x="5.652cm" svg:y="3.134cm" svg:viewBox="0 0 252 252" svg:d="M0 126c0-70 56-126 125-126s127 56 127 126c0 68-58 126-127 126s-125-58-125-126z">
          <text:p/>
        </draw:path>
        <draw:path draw:style-name="gr122" draw:text-style-name="P2" draw:layer="layout" svg:width="0.251cm" svg:height="0.251cm" svg:x="5.652cm" svg:y="3.134cm" svg:viewBox="0 0 252 252" svg:d="M0 126c0-70 56-126 125-126s127 56 127 126c0 68-58 126-127 126s-125-58-125-126z">
          <text:p/>
        </draw:path>
        <draw:path draw:style-name="gr119" draw:text-style-name="P60" draw:layer="layout" svg:width="0.251cm" svg:height="0.251cm" svg:x="4.499cm" svg:y="4.335cm" svg:viewBox="0 0 252 252" svg:d="M0 126c0-69 57-126 125-126 71 0 127 57 127 126s-56 126-127 126c-68 0-125-57-125-126z">
          <text:p/>
        </draw:path>
        <draw:path draw:style-name="gr120" draw:text-style-name="P2" draw:layer="layout" svg:width="0.251cm" svg:height="0.251cm" svg:x="4.499cm" svg:y="4.335cm" svg:viewBox="0 0 252 252" svg:d="M0 126c0-69 57-126 125-126 71 0 127 57 127 126s-56 126-127 126c-68 0-125-57-125-126z">
          <text:p/>
        </draw:path>
        <draw:path draw:style-name="gr119" draw:text-style-name="P60" draw:layer="layout" svg:width="0.251cm" svg:height="0.251cm" svg:x="4.499cm" svg:y="4.325cm" svg:viewBox="0 0 252 252" svg:d="M0 127c0-69 57-127 125-127 71 0 127 58 127 127s-56 125-127 125c-68 0-125-56-125-125z">
          <text:p/>
        </draw:path>
        <draw:path draw:style-name="gr120" draw:text-style-name="P2" draw:layer="layout" svg:width="0.251cm" svg:height="0.251cm" svg:x="4.499cm" svg:y="4.325cm" svg:viewBox="0 0 252 252" svg:d="M0 127c0-69 57-127 125-127 71 0 127 58 127 127s-56 125-127 125c-68 0-125-56-125-125z">
          <text:p/>
        </draw:path>
        <draw:path draw:style-name="gr117" draw:text-style-name="P59" draw:layer="layout" svg:width="0.25cm" svg:height="0.251cm" svg:x="2.075cm" svg:y="2.714cm" svg:viewBox="0 0 251 252" svg:d="M0 126c0-69 57-126 126-126s125 57 125 126c0 70-56 126-125 126s-126-56-126-126z">
          <text:p/>
        </draw:path>
        <draw:path draw:style-name="gr118" draw:text-style-name="P2" draw:layer="layout" svg:width="0.25cm" svg:height="0.251cm" svg:x="2.075cm" svg:y="2.714cm" svg:viewBox="0 0 251 252" svg:d="M0 126c0-69 57-126 126-126s125 57 125 126c0 70-56 126-125 126s-126-56-126-126z">
          <text:p/>
        </draw:path>
        <draw:path draw:style-name="gr117" draw:text-style-name="P59" draw:layer="layout" svg:width="0.25cm" svg:height="0.251cm" svg:x="2.075cm" svg:y="2.467cm" svg:viewBox="0 0 251 252" svg:d="M0 125c0-69 57-125 126-125s125 56 125 125c0 70-56 127-125 127s-126-57-126-127z">
          <text:p/>
        </draw:path>
        <draw:path draw:style-name="gr118" draw:text-style-name="P2" draw:layer="layout" svg:width="0.25cm" svg:height="0.251cm" svg:x="2.075cm" svg:y="2.467cm" svg:viewBox="0 0 251 252" svg:d="M0 125c0-69 57-125 126-125s125 56 125 125c0 70-56 127-125 127s-126-57-126-127z">
          <text:p/>
        </draw:path>
        <draw:path draw:style-name="gr29" draw:text-style-name="P15" draw:layer="layout" svg:width="0.25cm" svg:height="0.251cm" svg:x="5.288cm" svg:y="2.295cm" svg:viewBox="0 0 251 252" svg:d="M0 127c0-70 56-127 126-127 69 0 125 57 125 127 0 69-56 125-125 125-70 0-126-56-126-125z">
          <text:p/>
        </draw:path>
        <draw:path draw:style-name="gr30" draw:text-style-name="P2" draw:layer="layout" svg:width="0.25cm" svg:height="0.251cm" svg:x="5.288cm" svg:y="2.295cm" svg:viewBox="0 0 251 252" svg:d="M0 127c0-70 56-127 126-127 69 0 125 57 125 127 0 69-56 125-125 125-70 0-126-56-126-125z">
          <text:p/>
        </draw:path>
        <draw:path draw:style-name="gr65" draw:text-style-name="P33" draw:layer="layout" svg:width="0.251cm" svg:height="0.251cm" svg:x="5.328cm" svg:y="3.506cm" svg:viewBox="0 0 252 252" svg:d="M0 126c0-70 58-126 127-126s125 56 125 126c0 69-56 126-125 126s-127-57-127-126z">
          <text:p/>
        </draw:path>
        <draw:path draw:style-name="gr66" draw:text-style-name="P2" draw:layer="layout" svg:width="0.251cm" svg:height="0.251cm" svg:x="5.328cm" svg:y="3.506cm" svg:viewBox="0 0 252 252" svg:d="M0 126c0-70 58-126 127-126s125 56 125 126c0 69-56 126-125 126s-127-57-127-126z">
          <text:p/>
        </draw:path>
        <draw:path draw:style-name="gr67" draw:text-style-name="P34" draw:layer="layout" svg:width="0.251cm" svg:height="0.251cm" svg:x="5.551cm" svg:y="1.447cm" svg:viewBox="0 0 252 252" svg:d="M0 126c0-70 56-126 126-126 69 0 126 56 126 126 0 69-57 126-126 126-70 0-126-57-126-126z">
          <text:p/>
        </draw:path>
        <draw:path draw:style-name="gr68" draw:text-style-name="P2" draw:layer="layout" svg:width="0.251cm" svg:height="0.251cm" svg:x="5.551cm" svg:y="1.447cm" svg:viewBox="0 0 252 252" svg:d="M0 126c0-70 56-126 126-126 69 0 126 56 126 126 0 69-57 126-126 126-70 0-126-57-126-126z">
          <text:p/>
        </draw:path>
        <draw:path draw:style-name="gr67" draw:text-style-name="P34" draw:layer="layout" svg:width="0.251cm" svg:height="0.251cm" svg:x="5.551cm" svg:y="0.827cm" svg:viewBox="0 0 252 252" svg:d="M0 127c0-69 56-127 126-127 69 0 126 58 126 127s-57 125-126 125c-70 0-126-56-126-125z">
          <text:p/>
        </draw:path>
        <draw:path draw:style-name="gr68" draw:text-style-name="P2" draw:layer="layout" svg:width="0.251cm" svg:height="0.251cm" svg:x="5.551cm" svg:y="0.827cm" svg:viewBox="0 0 252 252" svg:d="M0 127c0-69 56-127 126-127 69 0 126 58 126 127s-57 125-126 125c-70 0-126-56-126-125z">
          <text:p/>
        </draw:path>
        <draw:path draw:style-name="gr67" draw:text-style-name="P34" draw:layer="layout" svg:width="0.251cm" svg:height="0.251cm" svg:x="5.551cm" svg:y="1.18cm" svg:viewBox="0 0 252 252" svg:d="M0 125c0-68 56-125 126-125 69 0 126 57 126 125 0 71-57 127-126 127-70 0-126-56-126-127z">
          <text:p/>
        </draw:path>
        <draw:path draw:style-name="gr68" draw:text-style-name="P2" draw:layer="layout" svg:width="0.251cm" svg:height="0.251cm" svg:x="5.551cm" svg:y="1.18cm" svg:viewBox="0 0 252 252" svg:d="M0 125c0-68 56-125 126-125 69 0 126 57 126 125 0 71-57 127-126 127-70 0-126-56-126-127z">
          <text:p/>
        </draw:path>
        <draw:path draw:style-name="gr41" draw:text-style-name="P21" draw:layer="layout" svg:width="0.251cm" svg:height="0.251cm" svg:x="4.723cm" svg:y="4.392cm" svg:viewBox="0 0 252 252" svg:d="M0 126c0-70 56-126 125-126 71 0 127 56 127 126 0 68-56 126-127 126-69 0-125-58-125-126z">
          <text:p/>
        </draw:path>
        <draw:path draw:style-name="gr42" draw:text-style-name="P2" draw:layer="layout" svg:width="0.251cm" svg:height="0.251cm" svg:x="4.723cm" svg:y="4.392cm" svg:viewBox="0 0 252 252" svg:d="M0 126c0-70 56-126 125-126 71 0 127 56 127 126 0 68-56 126-127 126-69 0-125-58-125-126z">
          <text:p/>
        </draw:path>
        <draw:path draw:style-name="gr67" draw:text-style-name="P34" draw:layer="layout" svg:width="0.251cm" svg:height="0.25cm" svg:x="5.551cm" svg:y="1.152cm" svg:viewBox="0 0 252 251" svg:d="M0 125c0-69 56-125 126-125 69 0 126 56 126 125s-57 126-126 126c-70 0-126-57-126-126z">
          <text:p/>
        </draw:path>
        <draw:path draw:style-name="gr68" draw:text-style-name="P2" draw:layer="layout" svg:width="0.251cm" svg:height="0.25cm" svg:x="5.551cm" svg:y="1.152cm" svg:viewBox="0 0 252 251" svg:d="M0 125c0-69 56-125 126-125 69 0 126 56 126 125s-57 126-126 126c-70 0-126-57-126-126z">
          <text:p/>
        </draw:path>
        <draw:path draw:style-name="gr117" draw:text-style-name="P59" draw:layer="layout" svg:width="0.25cm" svg:height="0.251cm" svg:x="2.075cm" svg:y="2.543cm" svg:viewBox="0 0 251 252" svg:d="M0 127c0-71 57-127 126-127s125 56 125 127c0 68-56 125-125 125s-126-57-126-125z">
          <text:p/>
        </draw:path>
        <draw:path draw:style-name="gr118" draw:text-style-name="P2" draw:layer="layout" svg:width="0.25cm" svg:height="0.251cm" svg:x="2.075cm" svg:y="2.543cm" svg:viewBox="0 0 251 252" svg:d="M0 127c0-71 57-127 126-127s125 56 125 127c0 68-56 125-125 125s-126-57-126-125z">
          <text:p/>
        </draw:path>
        <draw:path draw:style-name="gr119" draw:text-style-name="P60" draw:layer="layout" svg:width="0.251cm" svg:height="0.251cm" svg:x="4.499cm" svg:y="4.116cm" svg:viewBox="0 0 252 252" svg:d="M0 126c0-69 57-126 125-126 71 0 127 57 127 126s-56 126-127 126c-68 0-125-57-125-126z">
          <text:p/>
        </draw:path>
        <draw:path draw:style-name="gr120" draw:text-style-name="P2" draw:layer="layout" svg:width="0.251cm" svg:height="0.251cm" svg:x="4.499cm" svg:y="4.116cm" svg:viewBox="0 0 252 252" svg:d="M0 126c0-69 57-126 125-126 71 0 127 57 127 126s-56 126-127 126c-68 0-125-57-125-126z">
          <text:p/>
        </draw:path>
        <draw:path draw:style-name="gr93" draw:text-style-name="P47" draw:layer="layout" svg:width="0.251cm" svg:height="0.251cm" svg:x="4.105cm" svg:y="3.82cm" svg:viewBox="0 0 252 252" svg:d="M0 127c0-69 57-127 126-127s126 58 126 127c0 68-57 125-126 125s-126-57-126-125z">
          <text:p/>
        </draw:path>
        <draw:path draw:style-name="gr94" draw:text-style-name="P2" draw:layer="layout" svg:width="0.251cm" svg:height="0.251cm" svg:x="4.105cm" svg:y="3.82cm" svg:viewBox="0 0 252 252" svg:d="M0 127c0-69 57-127 126-127s126 58 126 127c0 68-57 125-126 125s-126-57-126-125z">
          <text:p/>
        </draw:path>
        <draw:path draw:style-name="gr93" draw:text-style-name="P47" draw:layer="layout" svg:width="0.251cm" svg:height="0.251cm" svg:x="4.105cm" svg:y="3.782cm" svg:viewBox="0 0 252 252" svg:d="M0 127c0-71 57-127 126-127s126 56 126 127c0 68-57 125-126 125s-126-57-126-125z">
          <text:p/>
        </draw:path>
        <draw:path draw:style-name="gr94" draw:text-style-name="P2" draw:layer="layout" svg:width="0.251cm" svg:height="0.251cm" svg:x="4.105cm" svg:y="3.782cm" svg:viewBox="0 0 252 252" svg:d="M0 127c0-71 57-127 126-127s126 56 126 127c0 68-57 125-126 125s-126-57-126-125z">
          <text:p/>
        </draw:path>
        <draw:path draw:style-name="gr19" draw:text-style-name="P10" draw:layer="layout" svg:width="0.25cm" svg:height="0.25cm" svg:x="5.814cm" svg:y="0.466cm" svg:viewBox="0 0 251 251" svg:d="M0 125c0-69 56-125 126-125 69 0 125 56 125 125 0 70-56 126-125 126-70 0-126-56-126-126z">
          <text:p/>
        </draw:path>
        <draw:path draw:style-name="gr20" draw:text-style-name="P2" draw:layer="layout" svg:width="0.25cm" svg:height="0.25cm" svg:x="5.814cm" svg:y="0.466cm" svg:viewBox="0 0 251 251" svg:d="M0 125c0-69 56-125 126-125 69 0 125 56 125 125 0 70-56 126-125 126-70 0-126-56-126-126z">
          <text:p/>
        </draw:path>
        <draw:path draw:style-name="gr93" draw:text-style-name="P47" draw:layer="layout" svg:width="0.251cm" svg:height="0.25cm" svg:x="4.105cm" svg:y="4.24cm" svg:viewBox="0 0 252 251" svg:d="M0 125c0-69 57-125 126-125s126 56 126 125c0 70-57 126-126 126s-126-56-126-126z">
          <text:p/>
        </draw:path>
        <draw:path draw:style-name="gr94" draw:text-style-name="P2" draw:layer="layout" svg:width="0.251cm" svg:height="0.25cm" svg:x="4.105cm" svg:y="4.24cm" svg:viewBox="0 0 252 251" svg:d="M0 125c0-69 57-125 126-125s126 56 126 125c0 70-57 126-126 126s-126-56-126-126z">
          <text:p/>
        </draw:path>
        <draw:path draw:style-name="gr113" draw:text-style-name="P57" draw:layer="layout" svg:width="0.251cm" svg:height="0.251cm" svg:x="1.607cm" svg:y="4.154cm" svg:viewBox="0 0 252 252" svg:d="M0 125c0-69 58-125 127-125 68 0 125 56 125 125s-57 127-125 127c-69 0-127-58-127-127z">
          <text:p/>
        </draw:path>
        <draw:path draw:style-name="gr114" draw:text-style-name="P2" draw:layer="layout" svg:width="0.251cm" svg:height="0.251cm" svg:x="1.607cm" svg:y="4.154cm" svg:viewBox="0 0 252 252" svg:d="M0 125c0-69 58-125 127-125 68 0 125 56 125 125s-57 127-125 127c-69 0-127-58-127-127z">
          <text:p/>
        </draw:path>
        <draw:path draw:style-name="gr93" draw:text-style-name="P47" draw:layer="layout" svg:width="0.251cm" svg:height="0.251cm" svg:x="4.105cm" svg:y="4.23cm" svg:viewBox="0 0 252 252" svg:d="M0 126c0-70 57-126 126-126s126 56 126 126c0 69-57 126-126 126s-126-57-126-126z">
          <text:p/>
        </draw:path>
        <draw:path draw:style-name="gr94" draw:text-style-name="P2" draw:layer="layout" svg:width="0.251cm" svg:height="0.251cm" svg:x="4.105cm" svg:y="4.23cm" svg:viewBox="0 0 252 252" svg:d="M0 126c0-70 57-126 126-126s126 56 126 126c0 69-57 126-126 126s-126-57-126-126z">
          <text:p/>
        </draw:path>
        <draw:path draw:style-name="gr119" draw:text-style-name="P60" draw:layer="layout" svg:width="0.251cm" svg:height="0.251cm" svg:x="4.499cm" svg:y="4.154cm" svg:viewBox="0 0 252 252" svg:d="M0 125c0-69 57-125 125-125 71 0 127 56 127 125s-56 127-127 127c-68 0-125-58-125-127z">
          <text:p/>
        </draw:path>
        <draw:path draw:style-name="gr120" draw:text-style-name="P2" draw:layer="layout" svg:width="0.251cm" svg:height="0.251cm" svg:x="4.499cm" svg:y="4.154cm" svg:viewBox="0 0 252 252" svg:d="M0 125c0-69 57-125 125-125 71 0 127 56 127 125s-56 127-127 127c-68 0-125-58-125-127z">
          <text:p/>
        </draw:path>
        <draw:path draw:style-name="gr123" draw:text-style-name="P62" draw:layer="layout" svg:width="0.251cm" svg:height="0.25cm" svg:x="4.357cm" svg:y="3.182cm" svg:viewBox="0 0 252 251" svg:d="M0 125c0-69 58-125 127-125s125 56 125 125c0 70-56 126-125 126s-127-56-127-126z">
          <text:p/>
        </draw:path>
        <draw:path draw:style-name="gr124" draw:text-style-name="P2" draw:layer="layout" svg:width="0.251cm" svg:height="0.25cm" svg:x="4.357cm" svg:y="3.182cm" svg:viewBox="0 0 252 251" svg:d="M0 125c0-69 58-125 127-125s125 56 125 125c0 70-56 126-125 126s-127-56-127-126z">
          <text:p/>
        </draw:path>
        <draw:path draw:style-name="gr123" draw:text-style-name="P62" draw:layer="layout" svg:width="0.251cm" svg:height="0.252cm" svg:x="4.357cm" svg:y="3.124cm" svg:viewBox="0 0 252 253" svg:d="M0 127c0-69 58-127 127-127s125 58 125 127-56 126-125 126-127-57-127-126z">
          <text:p/>
        </draw:path>
        <draw:path draw:style-name="gr124" draw:text-style-name="P2" draw:layer="layout" svg:width="0.251cm" svg:height="0.252cm" svg:x="4.357cm" svg:y="3.124cm" svg:viewBox="0 0 252 253" svg:d="M0 127c0-69 58-127 127-127s125 58 125 127-56 126-125 126-127-57-127-126z">
          <text:p/>
        </draw:path>
        <draw:path draw:style-name="gr123" draw:text-style-name="P62" draw:layer="layout" svg:width="0.251cm" svg:height="0.25cm" svg:x="4.357cm" svg:y="3.163cm" svg:viewBox="0 0 252 251" svg:d="M0 125c0-69 58-125 127-125s125 56 125 125-56 126-125 126-127-57-127-126z">
          <text:p/>
        </draw:path>
        <draw:path draw:style-name="gr124" draw:text-style-name="P2" draw:layer="layout" svg:width="0.251cm" svg:height="0.25cm" svg:x="4.357cm" svg:y="3.163cm" svg:viewBox="0 0 252 251" svg:d="M0 125c0-69 58-125 127-125s125 56 125 125-56 126-125 126-127-57-127-126z">
          <text:p/>
        </draw:path>
        <draw:path draw:style-name="gr125" draw:text-style-name="P63" draw:layer="layout" svg:width="0.251cm" svg:height="0.251cm" svg:x="1.763cm" svg:y="3.296cm" svg:viewBox="0 0 252 252" svg:d="M0 126c0-70 56-126 126-126 69 0 126 56 126 126 0 69-57 126-126 126-70 0-126-57-126-126z">
          <text:p/>
        </draw:path>
        <draw:path draw:style-name="gr126" draw:text-style-name="P2" draw:layer="layout" svg:width="0.251cm" svg:height="0.251cm" svg:x="1.763cm" svg:y="3.296cm" svg:viewBox="0 0 252 252" svg:d="M0 126c0-70 56-126 126-126 69 0 126 56 126 126 0 69-57 126-126 126-70 0-126-57-126-126z">
          <text:p/>
        </draw:path>
        <draw:path draw:style-name="gr115" draw:text-style-name="P58" draw:layer="layout" svg:width="0.251cm" svg:height="0.251cm" svg:x="3.944cm" svg:y="4.02cm" svg:viewBox="0 0 252 252" svg:d="M0 127c0-70 56-127 125-127 70 0 127 57 127 127 0 69-57 125-127 125-69 0-125-56-125-125z">
          <text:p/>
        </draw:path>
        <draw:path draw:style-name="gr116" draw:text-style-name="P2" draw:layer="layout" svg:width="0.251cm" svg:height="0.251cm" svg:x="3.944cm" svg:y="4.02cm" svg:viewBox="0 0 252 252" svg:d="M0 127c0-70 56-127 125-127 70 0 127 57 127 127 0 69-57 125-127 125-69 0-125-56-125-125z">
          <text:p/>
        </draw:path>
        <draw:path draw:style-name="gr125" draw:text-style-name="P63" draw:layer="layout" svg:width="0.251cm" svg:height="0.25cm" svg:x="1.763cm" svg:y="3.22cm" svg:viewBox="0 0 252 251" svg:d="M0 125c0-69 56-125 126-125 69 0 126 56 126 125 0 70-57 126-126 126-70 0-126-56-126-126z">
          <text:p/>
        </draw:path>
        <draw:path draw:style-name="gr126" draw:text-style-name="P2" draw:layer="layout" svg:width="0.251cm" svg:height="0.25cm" svg:x="1.763cm" svg:y="3.22cm" svg:viewBox="0 0 252 251" svg:d="M0 125c0-69 56-125 126-125 69 0 126 56 126 125 0 70-57 126-126 126-70 0-126-56-126-126z">
          <text:p/>
        </draw:path>
        <draw:path draw:style-name="gr125" draw:text-style-name="P63" draw:layer="layout" svg:width="0.251cm" svg:height="0.251cm" svg:x="1.763cm" svg:y="2.791cm" svg:viewBox="0 0 252 252" svg:d="M0 126c0-70 56-126 126-126 69 0 126 56 126 126 0 69-57 126-126 126-70 0-126-57-126-126z">
          <text:p/>
        </draw:path>
        <draw:path draw:style-name="gr126" draw:text-style-name="P2" draw:layer="layout" svg:width="0.251cm" svg:height="0.251cm" svg:x="1.763cm" svg:y="2.791cm" svg:viewBox="0 0 252 252" svg:d="M0 126c0-70 56-126 126-126 69 0 126 56 126 126 0 69-57 126-126 126-70 0-126-57-126-126z">
          <text:p/>
        </draw:path>
        <draw:path draw:style-name="gr103" draw:text-style-name="P52" draw:layer="layout" svg:width="0.251cm" svg:height="0.251cm" svg:x="4.411cm" svg:y="3.925cm" svg:viewBox="0 0 252 252" svg:d="M0 125c0-69 57-125 126-125s126 56 126 125c0 70-57 127-126 127s-126-57-126-127z">
          <text:p/>
        </draw:path>
        <draw:path draw:style-name="gr104" draw:text-style-name="P2" draw:layer="layout" svg:width="0.251cm" svg:height="0.251cm" svg:x="4.411cm" svg:y="3.925cm" svg:viewBox="0 0 252 252" svg:d="M0 125c0-69 57-125 126-125s126 56 126 125c0 70-57 127-126 127s-126-57-126-127z">
          <text:p/>
        </draw:path>
        <draw:path draw:style-name="gr125" draw:text-style-name="P63" draw:layer="layout" svg:width="0.251cm" svg:height="0.251cm" svg:x="1.763cm" svg:y="2.886cm" svg:viewBox="0 0 252 252" svg:d="M0 126c0-69 56-126 126-126 69 0 126 57 126 126s-57 126-126 126c-70 0-126-57-126-126z">
          <text:p/>
        </draw:path>
        <draw:path draw:style-name="gr126" draw:text-style-name="P2" draw:layer="layout" svg:width="0.251cm" svg:height="0.251cm" svg:x="1.763cm" svg:y="2.886cm" svg:viewBox="0 0 252 252" svg:d="M0 126c0-69 56-126 126-126 69 0 126 57 126 126s-57 126-126 126c-70 0-126-57-126-126z">
          <text:p/>
        </draw:path>
        <draw:path draw:style-name="gr113" draw:text-style-name="P57" draw:layer="layout" svg:width="0.251cm" svg:height="0.251cm" svg:x="1.607cm" svg:y="3.487cm" svg:viewBox="0 0 252 252" svg:d="M0 125c0-69 58-125 127-125 68 0 125 56 125 125 0 70-57 127-125 127-69 0-127-57-127-127z">
          <text:p/>
        </draw:path>
        <draw:path draw:style-name="gr114" draw:text-style-name="P2" draw:layer="layout" svg:width="0.251cm" svg:height="0.251cm" svg:x="1.607cm" svg:y="3.487cm" svg:viewBox="0 0 252 252" svg:d="M0 125c0-69 58-125 127-125 68 0 125 56 125 125 0 70-57 127-125 127-69 0-127-57-127-127z">
          <text:p/>
        </draw:path>
        <draw:path draw:style-name="gr113" draw:text-style-name="P57" draw:layer="layout" svg:width="0.251cm" svg:height="0.251cm" svg:x="1.607cm" svg:y="3.534cm" svg:viewBox="0 0 252 252" svg:d="M0 127c0-70 58-127 127-127 68 0 125 57 125 127 0 69-57 125-125 125-69 0-127-56-127-125z">
          <text:p/>
        </draw:path>
        <draw:path draw:style-name="gr114" draw:text-style-name="P2" draw:layer="layout" svg:width="0.251cm" svg:height="0.251cm" svg:x="1.607cm" svg:y="3.534cm" svg:viewBox="0 0 252 252" svg:d="M0 127c0-70 58-127 127-127 68 0 125 57 125 127 0 69-57 125-125 125-69 0-127-56-127-125z">
          <text:p/>
        </draw:path>
        <draw:path draw:style-name="gr55" draw:text-style-name="P28" draw:layer="layout" svg:width="0.251cm" svg:height="0.25cm" svg:x="3.71cm" svg:y="3.201cm" svg:viewBox="0 0 252 251" svg:d="M0 125c0-69 57-125 126-125 70 0 126 56 126 125 0 70-56 126-126 126-69 0-126-56-126-126z">
          <text:p/>
        </draw:path>
        <draw:path draw:style-name="gr56" draw:text-style-name="P2" draw:layer="layout" svg:width="0.251cm" svg:height="0.25cm" svg:x="3.71cm" svg:y="3.201cm" svg:viewBox="0 0 252 251" svg:d="M0 125c0-69 57-125 126-125 70 0 126 56 126 125 0 70-56 126-126 126-69 0-126-56-126-126z">
          <text:p/>
        </draw:path>
        <draw:path draw:style-name="gr113" draw:text-style-name="P57" draw:layer="layout" svg:width="0.251cm" svg:height="0.251cm" svg:x="1.607cm" svg:y="3.382cm" svg:viewBox="0 0 252 252" svg:d="M0 125c0-69 58-125 127-125 68 0 125 56 125 125s-57 127-125 127c-69 0-127-58-127-127z">
          <text:p/>
        </draw:path>
        <draw:path draw:style-name="gr114" draw:text-style-name="P2" draw:layer="layout" svg:width="0.251cm" svg:height="0.251cm" svg:x="1.607cm" svg:y="3.382cm" svg:viewBox="0 0 252 252" svg:d="M0 125c0-69 58-125 127-125 68 0 125 56 125 125s-57 127-125 127c-69 0-127-58-127-127z">
          <text:p/>
        </draw:path>
        <draw:path draw:style-name="gr113" draw:text-style-name="P57" draw:layer="layout" svg:width="0.251cm" svg:height="0.251cm" svg:x="1.607cm" svg:y="3.296cm" svg:viewBox="0 0 252 252" svg:d="M0 126c0-70 58-126 127-126 68 0 125 56 125 126 0 69-57 126-125 126-69 0-127-57-127-126z">
          <text:p/>
        </draw:path>
        <draw:path draw:style-name="gr114" draw:text-style-name="P2" draw:layer="layout" svg:width="0.251cm" svg:height="0.251cm" svg:x="1.607cm" svg:y="3.296cm" svg:viewBox="0 0 252 252" svg:d="M0 126c0-70 58-126 127-126 68 0 125 56 125 126 0 69-57 126-125 126-69 0-127-57-127-126z">
          <text:p/>
        </draw:path>
        <draw:path draw:style-name="gr41" draw:text-style-name="P21" draw:layer="layout" svg:width="0.251cm" svg:height="0.251cm" svg:x="4.723cm" svg:y="4.154cm" svg:viewBox="0 0 252 252" svg:d="M0 125c0-69 56-125 125-125 71 0 127 56 127 125s-56 127-127 127c-69 0-125-58-125-127z">
          <text:p/>
        </draw:path>
        <draw:path draw:style-name="gr42" draw:text-style-name="P2" draw:layer="layout" svg:width="0.251cm" svg:height="0.251cm" svg:x="4.723cm" svg:y="4.154cm" svg:viewBox="0 0 252 252" svg:d="M0 125c0-69 56-125 125-125 71 0 127 56 127 125s-56 127-127 127c-69 0-125-58-125-127z">
          <text:p/>
        </draw:path>
        <draw:path draw:style-name="gr127" draw:text-style-name="P64" draw:layer="layout" svg:width="0.251cm" svg:height="0.251cm" svg:x="2.542cm" svg:y="1.819cm" svg:viewBox="0 0 252 252" svg:d="M0 126c0-69 56-126 126-126 69 0 126 57 126 126s-57 126-126 126c-70 0-126-57-126-126z">
          <text:p/>
        </draw:path>
        <draw:path draw:style-name="gr128" draw:text-style-name="P2" draw:layer="layout" svg:width="0.251cm" svg:height="0.251cm" svg:x="2.542cm" svg:y="1.819cm" svg:viewBox="0 0 252 252" svg:d="M0 126c0-69 56-126 126-126 69 0 126 57 126 126s-57 126-126 126c-70 0-126-57-126-126z">
          <text:p/>
        </draw:path>
        <draw:path draw:style-name="gr127" draw:text-style-name="P64" draw:layer="layout" svg:width="0.251cm" svg:height="0.251cm" svg:x="2.542cm" svg:y="1.685cm" svg:viewBox="0 0 252 252" svg:d="M0 126c0-69 56-126 126-126 69 0 126 57 126 126 0 70-57 126-126 126-70 0-126-56-126-126z">
          <text:p/>
        </draw:path>
        <draw:path draw:style-name="gr128" draw:text-style-name="P2" draw:layer="layout" svg:width="0.251cm" svg:height="0.251cm" svg:x="2.542cm" svg:y="1.685cm" svg:viewBox="0 0 252 252" svg:d="M0 126c0-69 56-126 126-126 69 0 126 57 126 126 0 70-57 126-126 126-70 0-126-56-126-126z">
          <text:p/>
        </draw:path>
        <draw:path draw:style-name="gr127" draw:text-style-name="P64" draw:layer="layout" svg:width="0.251cm" svg:height="0.251cm" svg:x="2.542cm" svg:y="1.619cm" svg:viewBox="0 0 252 252" svg:d="M0 126c0-69 56-126 126-126 69 0 126 57 126 126s-57 126-126 126c-70 0-126-57-126-126z">
          <text:p/>
        </draw:path>
        <draw:path draw:style-name="gr128" draw:text-style-name="P2" draw:layer="layout" svg:width="0.251cm" svg:height="0.251cm" svg:x="2.542cm" svg:y="1.619cm" svg:viewBox="0 0 252 252" svg:d="M0 126c0-69 56-126 126-126 69 0 126 57 126 126s-57 126-126 126c-70 0-126-57-126-126z">
          <text:p/>
        </draw:path>
        <draw:path draw:style-name="gr127" draw:text-style-name="P64" draw:layer="layout" svg:width="0.251cm" svg:height="0.251cm" svg:x="2.542cm" svg:y="1.714cm" svg:viewBox="0 0 252 252" svg:d="M0 125c0-69 56-125 126-125 69 0 126 56 126 125 0 70-57 127-126 127-70 0-126-57-126-127z">
          <text:p/>
        </draw:path>
        <draw:path draw:style-name="gr128" draw:text-style-name="P2" draw:layer="layout" svg:width="0.251cm" svg:height="0.251cm" svg:x="2.542cm" svg:y="1.714cm" svg:viewBox="0 0 252 252" svg:d="M0 125c0-69 56-125 126-125 69 0 126 56 126 125 0 70-57 127-126 127-70 0-126-57-126-127z">
          <text:p/>
        </draw:path>
        <draw:path draw:style-name="gr127" draw:text-style-name="P64" draw:layer="layout" svg:width="0.251cm" svg:height="0.251cm" svg:x="2.542cm" svg:y="1.571cm" svg:viewBox="0 0 252 252" svg:d="M0 126c0-70 56-126 126-126 69 0 126 56 126 126s-57 126-126 126c-70 0-126-56-126-126z">
          <text:p/>
        </draw:path>
        <draw:path draw:style-name="gr128" draw:text-style-name="P2" draw:layer="layout" svg:width="0.251cm" svg:height="0.251cm" svg:x="2.542cm" svg:y="1.571cm" svg:viewBox="0 0 252 252" svg:d="M0 126c0-70 56-126 126-126 69 0 126 56 126 126s-57 126-126 126c-70 0-126-56-126-126z">
          <text:p/>
        </draw:path>
        <draw:path draw:style-name="gr117" draw:text-style-name="P59" draw:layer="layout" svg:width="0.25cm" svg:height="0.251cm" svg:x="2.075cm" svg:y="2.314cm" svg:viewBox="0 0 251 252" svg:d="M0 127c0-70 57-127 126-127s125 57 125 127c0 69-56 125-125 125s-126-56-126-125z">
          <text:p/>
        </draw:path>
        <draw:path draw:style-name="gr118" draw:text-style-name="P2" draw:layer="layout" svg:width="0.25cm" svg:height="0.251cm" svg:x="2.075cm" svg:y="2.314cm" svg:viewBox="0 0 251 252" svg:d="M0 127c0-70 57-127 126-127s125 57 125 127c0 69-56 125-125 125s-126-56-126-125z">
          <text:p/>
        </draw:path>
        <draw:path draw:style-name="gr41" draw:text-style-name="P21" draw:layer="layout" svg:width="0.251cm" svg:height="0.251cm" svg:x="4.723cm" svg:y="4.297cm" svg:viewBox="0 0 252 252" svg:d="M0 126c0-70 56-126 125-126 71 0 127 56 127 126 0 69-56 126-127 126-69 0-125-57-125-126z">
          <text:p/>
        </draw:path>
        <draw:path draw:style-name="gr42" draw:text-style-name="P2" draw:layer="layout" svg:width="0.251cm" svg:height="0.251cm" svg:x="4.723cm" svg:y="4.297cm" svg:viewBox="0 0 252 252" svg:d="M0 126c0-70 56-126 125-126 71 0 127 56 127 126 0 69-56 126-127 126-69 0-125-57-125-126z">
          <text:p/>
        </draw:path>
        <draw:path draw:style-name="gr101" draw:text-style-name="P51" draw:layer="layout" svg:width="0.25cm" svg:height="0.251cm" svg:x="2.698cm" svg:y="2.085cm" svg:viewBox="0 0 251 252" svg:d="M0 127c0-69 56-127 125-127 70 0 126 58 126 127s-56 125-126 125c-69 0-125-56-125-125z">
          <text:p/>
        </draw:path>
        <draw:path draw:style-name="gr102" draw:text-style-name="P2" draw:layer="layout" svg:width="0.25cm" svg:height="0.251cm" svg:x="2.698cm" svg:y="2.085cm" svg:viewBox="0 0 251 252" svg:d="M0 127c0-69 56-127 125-127 70 0 126 58 126 127s-56 125-126 125c-69 0-125-56-125-125z">
          <text:p/>
        </draw:path>
        <draw:path draw:style-name="gr101" draw:text-style-name="P51" draw:layer="layout" svg:width="0.25cm" svg:height="0.251cm" svg:x="2.698cm" svg:y="1.99cm" svg:viewBox="0 0 251 252" svg:d="M0 126c0-69 56-126 125-126 70 0 126 57 126 126 0 70-56 126-126 126-69 0-125-56-125-126z">
          <text:p/>
        </draw:path>
        <draw:path draw:style-name="gr102" draw:text-style-name="P2" draw:layer="layout" svg:width="0.25cm" svg:height="0.251cm" svg:x="2.698cm" svg:y="1.99cm" svg:viewBox="0 0 251 252" svg:d="M0 126c0-69 56-126 125-126 70 0 126 57 126 126 0 70-56 126-126 126-69 0-125-56-125-126z">
          <text:p/>
        </draw:path>
        <draw:path draw:style-name="gr101" draw:text-style-name="P51" draw:layer="layout" svg:width="0.25cm" svg:height="0.251cm" svg:x="2.698cm" svg:y="1.838cm" svg:viewBox="0 0 251 252" svg:d="M0 126c0-69 56-126 125-126 70 0 126 57 126 126s-56 126-126 126c-69 0-125-57-125-126z">
          <text:p/>
        </draw:path>
        <draw:path draw:style-name="gr102" draw:text-style-name="P2" draw:layer="layout" svg:width="0.25cm" svg:height="0.251cm" svg:x="2.698cm" svg:y="1.838cm" svg:viewBox="0 0 251 252" svg:d="M0 126c0-69 56-126 125-126 70 0 126 57 126 126s-56 126-126 126c-69 0-125-57-125-126z">
          <text:p/>
        </draw:path>
        <draw:path draw:style-name="gr101" draw:text-style-name="P51" draw:layer="layout" svg:width="0.25cm" svg:height="0.251cm" svg:x="2.698cm" svg:y="1.857cm" svg:viewBox="0 0 251 252" svg:d="M0 126c0-69 56-126 125-126 70 0 126 57 126 126s-56 126-126 126c-69 0-125-57-125-126z">
          <text:p/>
        </draw:path>
        <draw:path draw:style-name="gr102" draw:text-style-name="P2" draw:layer="layout" svg:width="0.25cm" svg:height="0.251cm" svg:x="2.698cm" svg:y="1.857cm" svg:viewBox="0 0 251 252" svg:d="M0 126c0-69 56-126 125-126 70 0 126 57 126 126s-56 126-126 126c-69 0-125-57-125-126z">
          <text:p/>
        </draw:path>
        <draw:path draw:style-name="gr129" draw:text-style-name="P65" draw:layer="layout" svg:width="0.251cm" svg:height="0.251cm" svg:x="3.579cm" svg:y="2.943cm" svg:viewBox="0 0 252 252" svg:d="M0 126c0-69 57-126 126-126s126 57 126 126c0 70-57 126-126 126s-126-56-126-126z">
          <text:p/>
        </draw:path>
        <draw:path draw:style-name="gr130" draw:text-style-name="P2" draw:layer="layout" svg:width="0.251cm" svg:height="0.251cm" svg:x="3.579cm" svg:y="2.943cm" svg:viewBox="0 0 252 252" svg:d="M0 126c0-69 57-126 126-126s126 57 126 126c0 70-57 126-126 126s-126-56-126-126z">
          <text:p/>
        </draw:path>
        <draw:path draw:style-name="gr129" draw:text-style-name="P65" draw:layer="layout" svg:width="0.251cm" svg:height="0.251cm" svg:x="3.579cm" svg:y="2.753cm" svg:viewBox="0 0 252 252" svg:d="M0 125c0-69 57-125 126-125s126 56 126 125c0 70-57 127-126 127s-126-57-126-127z">
          <text:p/>
        </draw:path>
        <draw:path draw:style-name="gr130" draw:text-style-name="P2" draw:layer="layout" svg:width="0.251cm" svg:height="0.251cm" svg:x="3.579cm" svg:y="2.753cm" svg:viewBox="0 0 252 252" svg:d="M0 125c0-69 57-125 126-125s126 56 126 125c0 70-57 127-126 127s-126-57-126-127z">
          <text:p/>
        </draw:path>
        <draw:polygon draw:style-name="gr131" draw:text-style-name="P66" draw:layer="layout" svg:width="4.206cm" svg:height="3.485cm" svg:x="1.733cm" svg:y="0.763cm" svg:viewBox="0 0 4207 3486" draw:points="0,2303 53,2255 106,2210 159,2167 212,2127 266,2090 319,2056 373,2024 427,1995 480,1969 533,1945 586,1924 640,1905 693,1889 746,1876 799,1865 853,1857 906,1853 959,1852 1012,1857 1065,1868 1119,1886 1172,1909 1225,1937 1278,1968 1332,2004 1385,2042 1438,2084 1492,2127 1545,2172 1598,2217 1651,2263 1704,2309 1758,2358 1811,2413 1864,2473 1917,2535 1971,2598 2024,2660 2077,2719 2130,2774 2184,2824 2237,2868 2290,2912 2343,2959 2397,3006 2450,3050 2503,3090 2556,3124 2609,3150 2663,3172 2716,3200 2769,3229 2823,3256 2876,3274 2929,3281 2982,3274 3036,3250 3089,3217 3142,3177 3195,3129 3249,3070 3302,3001 3355,2919 3408,2825 3461,2719 3515,2603 3568,2478 3621,2342 3675,2194 3728,2033 3781,1859 3834,1673 3888,1473 3941,1260 3994,1033 4047,793 4100,541 4154,277 4207,0 4207,414 4154,649 4100,876 4047,1095 3994,1304 3941,1506 3888,1698 3834,1882 3781,2058 3728,2224 3675,2381 3621,2527 3568,2663 3515,2790 3461,2908 3408,3017 3355,3113 3302,3196 3249,3267 3195,3328 3142,3380 3089,3423 3036,3458 2982,3482 2929,3486 2876,3475 2823,3456 2769,3432 2716,3406 2663,3382 2609,3361 2556,3332 2503,3296 2450,3254 2397,3210 2343,3166 2290,3123 2237,3081 2184,3036 2130,2984 2077,2928 2024,2868 1971,2807 1917,2747 1864,2688 1811,2633 1758,2581 1704,2534 1651,2489 1598,2443 1545,2398 1492,2353 1438,2310 1385,2269 1332,2231 1278,2196 1225,2164 1172,2137 1119,2115 1065,2097 1012,2086 959,2080 906,2081 853,2086 799,2095 746,2108 693,2125 640,2147 586,2173 533,2204 480,2239 427,2279 373,2324 319,2374 266,2429 212,2489 159,2554 106,2624 53,2699 0,2778">
          <text:p/>
        </draw:polygon>
        <draw:polyline draw:style-name="gr132" draw:text-style-name="P2" draw:layer="layout" svg:width="4.206cm" svg:height="3.176cm" svg:x="1.733cm" svg:y="0.97cm" svg:viewBox="0 0 4207 3177" draw:points="0,2334 53,2270 106,2210 159,2154 212,2101 266,2053 319,2008 373,1967 427,1930 480,1897 533,1867 586,1841 640,1819 693,1800 746,1785 799,1773 853,1765 906,1760 959,1759 1012,1764 1065,1776 1119,1793 1172,1816 1225,1844 1278,1875 1332,1910 1385,1949 1438,1990 1492,2033 1545,2077 1598,2123 1651,2169 1704,2215 1758,2263 1811,2316 1864,2374 1917,2434 1971,2496 2024,2557 2077,2616 2130,2672 2184,2723 2237,2767 2290,2811 2343,2856 2397,2901 2450,2945 2503,2986 2556,3021 2609,3048 2663,3070 2716,3096 2769,3123 2823,3149 2876,3168 2929,3177 2982,3171 3036,3147 3089,3113 3142,3071 3195,3021 3249,2962 3302,2892 3355,2809 3408,2714 3461,2606 3515,2490 3568,2364 3621,2227 3675,2080 3728,1922 3781,1751 3834,1571 3888,1379 3941,1176 3994,962 4047,738 4100,502 4154,256 4207,0">
          <text:p/>
        </draw:polyline>
        <draw:polygon draw:style-name="gr133" draw:text-style-name="P2" draw:layer="layout" svg:width="4.627cm" svg:height="4.927cm" svg:x="1.522cm" svg:y="0.205cm" svg:viewBox="0 0 4628 4928" draw:points="0,4928 4628,4928 4628,0 0,0">
          <text:p/>
        </draw:polygon>
        <draw:frame draw:style-name="gr134" draw:text-style-name="P68" draw:layer="layout" svg:width="0.59cm" svg:height="0.352cm" svg:x="0.744cm" svg:y="4.764cm">
          <draw:text-box>
            <text:p text:style-name="P67"><text:span text:style-name="T1">400</text:span></text:p>
          </draw:text-box>
        </draw:frame>
        <draw:frame draw:style-name="gr134" draw:text-style-name="P68" draw:layer="layout" svg:width="0.59cm" svg:height="0.352cm" svg:x="0.744cm" svg:y="3.811cm">
          <draw:text-box>
            <text:p text:style-name="P67"><text:span text:style-name="T1">500</text:span></text:p>
          </draw:text-box>
        </draw:frame>
        <draw:frame draw:style-name="gr134" draw:text-style-name="P68" draw:layer="layout" svg:width="0.59cm" svg:height="0.352cm" svg:x="0.744cm" svg:y="2.858cm">
          <draw:text-box>
            <text:p text:style-name="P67"><text:span text:style-name="T1">600</text:span></text:p>
          </draw:text-box>
        </draw:frame>
        <draw:frame draw:style-name="gr134" draw:text-style-name="P68" draw:layer="layout" svg:width="0.59cm" svg:height="0.352cm" svg:x="0.744cm" svg:y="1.905cm">
          <draw:text-box>
            <text:p text:style-name="P67"><text:span text:style-name="T1">700</text:span></text:p>
          </draw:text-box>
        </draw:frame>
        <draw:line draw:style-name="gr135" draw:text-style-name="P2" draw:layer="layout" svg:x1="1.417cm" svg:y1="4.908cm" svg:x2="1.522cm" svg:y2="4.908cm">
          <text:p/>
        </draw:line>
        <draw:line draw:style-name="gr135" draw:text-style-name="P2" draw:layer="layout" svg:x1="1.417cm" svg:y1="3.955cm" svg:x2="1.522cm" svg:y2="3.955cm">
          <text:p/>
        </draw:line>
        <draw:line draw:style-name="gr135" draw:text-style-name="P2" draw:layer="layout" svg:x1="1.417cm" svg:y1="3.002cm" svg:x2="1.522cm" svg:y2="3.002cm">
          <text:p/>
        </draw:line>
        <draw:line draw:style-name="gr135" draw:text-style-name="P2" draw:layer="layout" svg:x1="1.417cm" svg:y1="2.049cm" svg:x2="1.522cm" svg:y2="2.049cm">
          <text:p/>
        </draw:line>
        <draw:line draw:style-name="gr135" draw:text-style-name="P2" draw:layer="layout" svg:x1="1.417cm" svg:y1="1.096cm" svg:x2="1.522cm" svg:y2="1.096cm">
          <text:p/>
        </draw:line>
        <draw:line draw:style-name="gr135" draw:text-style-name="P2" draw:layer="layout" svg:x1="1.733cm" svg:y1="5.238cm" svg:x2="1.733cm" svg:y2="5.132cm">
          <text:p/>
        </draw:line>
        <draw:line draw:style-name="gr135" draw:text-style-name="P2" draw:layer="layout" svg:x1="2.784cm" svg:y1="5.238cm" svg:x2="2.784cm" svg:y2="5.132cm">
          <text:p/>
        </draw:line>
        <draw:line draw:style-name="gr135" draw:text-style-name="P2" draw:layer="layout" svg:x1="3.836cm" svg:y1="5.238cm" svg:x2="3.836cm" svg:y2="5.132cm">
          <text:p/>
        </draw:line>
        <draw:line draw:style-name="gr135" draw:text-style-name="P2" draw:layer="layout" svg:x1="4.887cm" svg:y1="5.238cm" svg:x2="4.887cm" svg:y2="5.132cm">
          <text:p/>
        </draw:line>
        <draw:line draw:style-name="gr135" draw:text-style-name="P2" draw:layer="layout" svg:x1="5.939cm" svg:y1="5.238cm" svg:x2="5.939cm" svg:y2="5.132cm">
          <text:p/>
        </draw:line>
        <draw:frame draw:style-name="gr134" draw:text-style-name="P68" draw:layer="layout" svg:width="0.59cm" svg:height="0.352cm" svg:x="0.744cm" svg:y="0.951cm">
          <draw:text-box>
            <text:p text:style-name="P67"><text:span text:style-name="T1">800</text:span></text:p>
          </draw:text-box>
        </draw:frame>
        <draw:polygon draw:style-name="gr1" draw:text-style-name="P1" draw:layer="layout" svg:width="5.214cm" svg:height="5.455cm" svg:x="6.36cm" svg:y="-0.006cm" svg:viewBox="0 0 5215 5456" draw:points="0,5456 5215,5456 5215,0 0,0">
          <text:p/>
        </draw:polygon>
        <draw:polygon draw:style-name="gr2" draw:text-style-name="P1" draw:layer="layout" svg:width="4.686cm" svg:height="4.927cm" svg:x="6.677cm" svg:y="0.205cm" svg:viewBox="0 0 4687 4928" draw:points="0,4928 4687,4928 4687,0 0,0">
          <text:p/>
        </draw:polygon>
        <draw:line draw:style-name="gr3" draw:text-style-name="P2" draw:layer="layout" svg:x1="6.677cm" svg:y1="4.432cm" svg:x2="11.363cm" svg:y2="4.432cm">
          <text:p/>
        </draw:line>
        <draw:line draw:style-name="gr3" draw:text-style-name="P2" draw:layer="layout" svg:x1="6.677cm" svg:y1="3.479cm" svg:x2="11.363cm" svg:y2="3.479cm">
          <text:p/>
        </draw:line>
        <draw:line draw:style-name="gr3" draw:text-style-name="P2" draw:layer="layout" svg:x1="6.677cm" svg:y1="2.525cm" svg:x2="11.363cm" svg:y2="2.525cm">
          <text:p/>
        </draw:line>
        <draw:line draw:style-name="gr3" draw:text-style-name="P2" draw:layer="layout" svg:x1="6.677cm" svg:y1="1.573cm" svg:x2="11.363cm" svg:y2="1.573cm">
          <text:p/>
        </draw:line>
        <draw:line draw:style-name="gr3" draw:text-style-name="P2" draw:layer="layout" svg:x1="6.677cm" svg:y1="0.619cm" svg:x2="11.363cm" svg:y2="0.619cm">
          <text:p/>
        </draw:line>
        <draw:line draw:style-name="gr3" draw:text-style-name="P2" draw:layer="layout" svg:x1="7.681cm" svg:y1="5.132cm" svg:x2="7.681cm" svg:y2="0.205cm">
          <text:p/>
        </draw:line>
        <draw:line draw:style-name="gr3" draw:text-style-name="P2" draw:layer="layout" svg:x1="9.335cm" svg:y1="5.132cm" svg:x2="9.335cm" svg:y2="0.205cm">
          <text:p/>
        </draw:line>
        <draw:line draw:style-name="gr3" draw:text-style-name="P2" draw:layer="layout" svg:x1="10.989cm" svg:y1="5.132cm" svg:x2="10.989cm" svg:y2="0.205cm">
          <text:p/>
        </draw:line>
        <draw:line draw:style-name="gr4" draw:text-style-name="P2" draw:layer="layout" svg:x1="6.677cm" svg:y1="4.908cm" svg:x2="11.363cm" svg:y2="4.908cm">
          <text:p/>
        </draw:line>
        <draw:line draw:style-name="gr4" draw:text-style-name="P2" draw:layer="layout" svg:x1="6.677cm" svg:y1="3.955cm" svg:x2="11.363cm" svg:y2="3.955cm">
          <text:p/>
        </draw:line>
        <draw:line draw:style-name="gr4" draw:text-style-name="P2" draw:layer="layout" svg:x1="6.677cm" svg:y1="3.002cm" svg:x2="11.363cm" svg:y2="3.002cm">
          <text:p/>
        </draw:line>
        <draw:line draw:style-name="gr4" draw:text-style-name="P2" draw:layer="layout" svg:x1="6.677cm" svg:y1="2.049cm" svg:x2="11.363cm" svg:y2="2.049cm">
          <text:p/>
        </draw:line>
        <draw:line draw:style-name="gr4" draw:text-style-name="P2" draw:layer="layout" svg:x1="6.677cm" svg:y1="1.096cm" svg:x2="11.363cm" svg:y2="1.096cm">
          <text:p/>
        </draw:line>
        <draw:line draw:style-name="gr4" draw:text-style-name="P2" draw:layer="layout" svg:x1="6.854cm" svg:y1="5.132cm" svg:x2="6.854cm" svg:y2="0.205cm">
          <text:p/>
        </draw:line>
        <draw:line draw:style-name="gr4" draw:text-style-name="P2" draw:layer="layout" svg:x1="8.508cm" svg:y1="5.132cm" svg:x2="8.508cm" svg:y2="0.205cm">
          <text:p/>
        </draw:line>
        <draw:line draw:style-name="gr4" draw:text-style-name="P2" draw:layer="layout" svg:x1="10.162cm" svg:y1="5.132cm" svg:x2="10.162cm" svg:y2="0.205cm">
          <text:p/>
        </draw:line>
        <draw:path draw:style-name="gr25" draw:text-style-name="P13" draw:layer="layout" svg:width="0.251cm" svg:height="0.251cm" svg:x="6.945cm" svg:y="2.667cm" svg:viewBox="0 0 252 252" svg:d="M0 125c0-69 56-125 125-125 70 0 127 56 127 125s-57 127-127 127c-69 0-125-58-125-127z">
          <text:p/>
        </draw:path>
        <draw:path draw:style-name="gr26" draw:text-style-name="P2" draw:layer="layout" svg:width="0.251cm" svg:height="0.251cm" svg:x="6.945cm" svg:y="2.667cm" svg:viewBox="0 0 252 252" svg:d="M0 125c0-69 56-125 125-125 70 0 127 56 127 125s-57 127-127 127c-69 0-125-58-125-127z">
          <text:p/>
        </draw:path>
        <draw:path draw:style-name="gr43" draw:text-style-name="P22" draw:layer="layout" svg:width="0.251cm" svg:height="0.251cm" svg:x="9.457cm" svg:y="2.457cm" svg:viewBox="0 0 252 252" svg:d="M0 126c0-69 57-126 126-126 70 0 126 57 126 126 0 70-56 126-126 126-69 0-126-56-126-126z">
          <text:p/>
        </draw:path>
        <draw:path draw:style-name="gr44" draw:text-style-name="P2" draw:layer="layout" svg:width="0.251cm" svg:height="0.251cm" svg:x="9.457cm" svg:y="2.457cm" svg:viewBox="0 0 252 252" svg:d="M0 126c0-69 57-126 126-126 70 0 126 57 126 126 0 70-56 126-126 126-69 0-126-56-126-126z">
          <text:p/>
        </draw:path>
        <draw:path draw:style-name="gr43" draw:text-style-name="P22" draw:layer="layout" svg:width="0.251cm" svg:height="0.251cm" svg:x="9.457cm" svg:y="2.686cm" svg:viewBox="0 0 252 252" svg:d="M0 125c0-69 57-125 126-125 70 0 126 56 126 125 0 70-56 127-126 127-69 0-126-57-126-127z">
          <text:p/>
        </draw:path>
        <draw:path draw:style-name="gr44" draw:text-style-name="P2" draw:layer="layout" svg:width="0.251cm" svg:height="0.251cm" svg:x="9.457cm" svg:y="2.686cm" svg:viewBox="0 0 252 252" svg:d="M0 125c0-69 57-125 126-125 70 0 126 56 126 125 0 70-56 127-126 127-69 0-126-57-126-127z">
          <text:p/>
        </draw:path>
        <draw:path draw:style-name="gr25" draw:text-style-name="P13" draw:layer="layout" svg:width="0.251cm" svg:height="0.25cm" svg:x="6.945cm" svg:y="2.553cm" svg:viewBox="0 0 252 251" svg:d="M0 126c0-70 56-126 125-126 70 0 127 56 127 126 0 69-57 125-127 125-69 0-125-56-125-125z">
          <text:p/>
        </draw:path>
        <draw:path draw:style-name="gr26" draw:text-style-name="P2" draw:layer="layout" svg:width="0.251cm" svg:height="0.25cm" svg:x="6.945cm" svg:y="2.553cm" svg:viewBox="0 0 252 251" svg:d="M0 126c0-70 56-126 125-126 70 0 127 56 127 126 0 69-57 125-127 125-69 0-125-56-125-125z">
          <text:p/>
        </draw:path>
        <draw:path draw:style-name="gr25" draw:text-style-name="P13" draw:layer="layout" svg:width="0.251cm" svg:height="0.251cm" svg:x="6.945cm" svg:y="2.762cm" svg:viewBox="0 0 252 252" svg:d="M0 127c0-70 56-127 125-127 70 0 127 57 127 127 0 69-57 125-127 125-69 0-125-56-125-125z">
          <text:p/>
        </draw:path>
        <draw:path draw:style-name="gr26" draw:text-style-name="P2" draw:layer="layout" svg:width="0.251cm" svg:height="0.251cm" svg:x="6.945cm" svg:y="2.762cm" svg:viewBox="0 0 252 252" svg:d="M0 127c0-70 56-127 125-127 70 0 127 57 127 127 0 69-57 125-127 125-69 0-125-56-125-125z">
          <text:p/>
        </draw:path>
        <draw:path draw:style-name="gr25" draw:text-style-name="P13" draw:layer="layout" svg:width="0.251cm" svg:height="0.25cm" svg:x="6.945cm" svg:y="2.591cm" svg:viewBox="0 0 252 251" svg:d="M0 126c0-69 56-126 125-126 70 0 127 57 127 126s-57 125-127 125c-69 0-125-56-125-125z">
          <text:p/>
        </draw:path>
        <draw:path draw:style-name="gr26" draw:text-style-name="P2" draw:layer="layout" svg:width="0.251cm" svg:height="0.25cm" svg:x="6.945cm" svg:y="2.591cm" svg:viewBox="0 0 252 251" svg:d="M0 126c0-69 56-126 125-126 70 0 127 57 127 126s-57 125-127 125c-69 0-125-56-125-125z">
          <text:p/>
        </draw:path>
        <draw:path draw:style-name="gr79" draw:text-style-name="P40" draw:layer="layout" svg:width="0.251cm" svg:height="0.251cm" svg:x="7.267cm" svg:y="2.943cm" svg:viewBox="0 0 252 252" svg:d="M0 126c0-69 57-126 127-126 69 0 125 57 125 126 0 70-56 126-125 126-70 0-127-56-127-126z">
          <text:p/>
        </draw:path>
        <draw:path draw:style-name="gr80" draw:text-style-name="P2" draw:layer="layout" svg:width="0.251cm" svg:height="0.251cm" svg:x="7.267cm" svg:y="2.943cm" svg:viewBox="0 0 252 252" svg:d="M0 126c0-69 57-126 127-126 69 0 125 57 125 126 0 70-56 126-125 126-70 0-127-56-127-126z">
          <text:p/>
        </draw:path>
        <draw:path draw:style-name="gr25" draw:text-style-name="P13" draw:layer="layout" svg:width="0.251cm" svg:height="0.251cm" svg:x="6.945cm" svg:y="2.362cm" svg:viewBox="0 0 252 252" svg:d="M0 126c0-69 56-126 125-126 70 0 127 57 127 126s-57 126-127 126c-69 0-125-57-125-126z">
          <text:p/>
        </draw:path>
        <draw:path draw:style-name="gr26" draw:text-style-name="P2" draw:layer="layout" svg:width="0.251cm" svg:height="0.251cm" svg:x="6.945cm" svg:y="2.362cm" svg:viewBox="0 0 252 252" svg:d="M0 126c0-69 56-126 125-126 70 0 127 57 127 126s-57 126-127 126c-69 0-125-57-125-126z">
          <text:p/>
        </draw:path>
        <draw:path draw:style-name="gr101" draw:text-style-name="P51" draw:layer="layout" svg:width="0.251cm" svg:height="0.25cm" svg:x="6.764cm" svg:y="1.905cm" svg:viewBox="0 0 252 251" svg:d="M0 125c0-69 56-125 127-125 68 0 125 56 125 125s-57 126-125 126c-71 0-127-57-127-126z">
          <text:p/>
        </draw:path>
        <draw:path draw:style-name="gr102" draw:text-style-name="P2" draw:layer="layout" svg:width="0.251cm" svg:height="0.25cm" svg:x="6.764cm" svg:y="1.905cm" svg:viewBox="0 0 252 251" svg:d="M0 125c0-69 56-125 127-125 68 0 125 56 125 125s-57 126-125 126c-71 0-127-57-127-126z">
          <text:p/>
        </draw:path>
        <draw:path draw:style-name="gr43" draw:text-style-name="P22" draw:layer="layout" svg:width="0.251cm" svg:height="0.251cm" svg:x="9.457cm" svg:y="2.686cm" svg:viewBox="0 0 252 252" svg:d="M0 125c0-69 57-125 126-125 70 0 126 56 126 125 0 70-56 127-126 127-69 0-126-57-126-127z">
          <text:p/>
        </draw:path>
        <draw:path draw:style-name="gr44" draw:text-style-name="P2" draw:layer="layout" svg:width="0.251cm" svg:height="0.251cm" svg:x="9.457cm" svg:y="2.686cm" svg:viewBox="0 0 252 252" svg:d="M0 125c0-69 57-125 126-125 70 0 126 56 126 125 0 70-56 127-126 127-69 0-126-57-126-127z">
          <text:p/>
        </draw:path>
        <draw:path draw:style-name="gr43" draw:text-style-name="P22" draw:layer="layout" svg:width="0.251cm" svg:height="0.251cm" svg:x="9.457cm" svg:y="2.495cm" svg:viewBox="0 0 252 252" svg:d="M0 126c0-69 57-126 126-126 70 0 126 57 126 126 0 70-56 126-126 126-69 0-126-56-126-126z">
          <text:p/>
        </draw:path>
        <draw:path draw:style-name="gr44" draw:text-style-name="P2" draw:layer="layout" svg:width="0.251cm" svg:height="0.251cm" svg:x="9.457cm" svg:y="2.495cm" svg:viewBox="0 0 252 252" svg:d="M0 126c0-69 57-126 126-126 70 0 126 57 126 126 0 70-56 126-126 126-69 0-126-56-126-126z">
          <text:p/>
        </draw:path>
        <draw:path draw:style-name="gr43" draw:text-style-name="P22" draw:layer="layout" svg:width="0.251cm" svg:height="0.251cm" svg:x="9.457cm" svg:y="2.181cm" svg:viewBox="0 0 252 252" svg:d="M0 125c0-68 57-125 126-125 70 0 126 57 126 125 0 70-56 127-126 127-69 0-126-57-126-127z">
          <text:p/>
        </draw:path>
        <draw:path draw:style-name="gr44" draw:text-style-name="P2" draw:layer="layout" svg:width="0.251cm" svg:height="0.251cm" svg:x="9.457cm" svg:y="2.181cm" svg:viewBox="0 0 252 252" svg:d="M0 125c0-68 57-125 126-125 70 0 126 57 126 125 0 70-56 127-126 127-69 0-126-57-126-127z">
          <text:p/>
        </draw:path>
        <draw:path draw:style-name="gr79" draw:text-style-name="P40" draw:layer="layout" svg:width="0.251cm" svg:height="0.251cm" svg:x="7.267cm" svg:y="3.029cm" svg:viewBox="0 0 252 252" svg:d="M0 126c0-69 57-126 127-126 69 0 125 57 125 126 0 70-56 126-125 126-70 0-127-56-127-126z">
          <text:p/>
        </draw:path>
        <draw:path draw:style-name="gr80" draw:text-style-name="P2" draw:layer="layout" svg:width="0.251cm" svg:height="0.251cm" svg:x="7.267cm" svg:y="3.029cm" svg:viewBox="0 0 252 252" svg:d="M0 126c0-69 57-126 127-126 69 0 125 57 125 126 0 70-56 126-125 126-70 0-127-56-127-126z">
          <text:p/>
        </draw:path>
        <draw:path draw:style-name="gr79" draw:text-style-name="P40" draw:layer="layout" svg:width="0.251cm" svg:height="0.25cm" svg:x="7.267cm" svg:y="2.839cm" svg:viewBox="0 0 252 251" svg:d="M0 126c0-69 57-126 127-126 69 0 125 57 125 126s-56 125-125 125c-70 0-127-56-127-125z">
          <text:p/>
        </draw:path>
        <draw:path draw:style-name="gr80" draw:text-style-name="P2" draw:layer="layout" svg:width="0.251cm" svg:height="0.25cm" svg:x="7.267cm" svg:y="2.839cm" svg:viewBox="0 0 252 251" svg:d="M0 126c0-69 57-126 127-126 69 0 125 57 125 126s-56 125-125 125c-70 0-127-56-127-125z">
          <text:p/>
        </draw:path>
        <draw:path draw:style-name="gr79" draw:text-style-name="P40" draw:layer="layout" svg:width="0.251cm" svg:height="0.251cm" svg:x="7.267cm" svg:y="2.915cm" svg:viewBox="0 0 252 252" svg:d="M0 125c0-69 57-125 127-125 69 0 125 56 125 125s-56 127-125 127c-70 0-127-58-127-127z">
          <text:p/>
        </draw:path>
        <draw:path draw:style-name="gr80" draw:text-style-name="P2" draw:layer="layout" svg:width="0.251cm" svg:height="0.251cm" svg:x="7.267cm" svg:y="2.915cm" svg:viewBox="0 0 252 252" svg:d="M0 125c0-69 57-125 127-125 69 0 125 56 125 125s-56 127-125 127c-70 0-127-58-127-127z">
          <text:p/>
        </draw:path>
        <draw:path draw:style-name="gr113" draw:text-style-name="P57" draw:layer="layout" svg:width="0.251cm" svg:height="0.25cm" svg:x="9.777cm" svg:y="3.449cm" svg:viewBox="0 0 252 251" svg:d="M0 125c0-69 57-125 127-125 69 0 125 56 125 125 0 70-56 126-125 126-70 0-127-56-127-126z">
          <text:p/>
        </draw:path>
        <draw:path draw:style-name="gr114" draw:text-style-name="P2" draw:layer="layout" svg:width="0.251cm" svg:height="0.25cm" svg:x="9.777cm" svg:y="3.449cm" svg:viewBox="0 0 252 251" svg:d="M0 125c0-69 57-125 127-125 69 0 125 56 125 125 0 70-56 126-125 126-70 0-127-56-127-126z">
          <text:p/>
        </draw:path>
        <draw:path draw:style-name="gr117" draw:text-style-name="P59" draw:layer="layout" svg:width="0.25cm" svg:height="0.251cm" svg:x="7.59cm" svg:y="2.676cm" svg:viewBox="0 0 251 252" svg:d="M0 126c0-69 57-126 126-126s125 57 125 126-56 126-125 126-126-57-126-126z">
          <text:p/>
        </draw:path>
        <draw:path draw:style-name="gr118" draw:text-style-name="P2" draw:layer="layout" svg:width="0.25cm" svg:height="0.251cm" svg:x="7.59cm" svg:y="2.676cm" svg:viewBox="0 0 251 252" svg:d="M0 126c0-69 57-126 126-126s125 57 125 126-56 126-125 126-126-57-126-126z">
          <text:p/>
        </draw:path>
        <draw:path draw:style-name="gr113" draw:text-style-name="P57" draw:layer="layout" svg:width="0.251cm" svg:height="0.251cm" svg:x="9.777cm" svg:y="3.772cm" svg:viewBox="0 0 252 252" svg:d="M0 127c0-70 57-127 127-127 69 0 125 57 125 127 0 69-56 125-125 125-70 0-127-56-127-125z">
          <text:p/>
        </draw:path>
        <draw:path draw:style-name="gr114" draw:text-style-name="P2" draw:layer="layout" svg:width="0.251cm" svg:height="0.251cm" svg:x="9.777cm" svg:y="3.772cm" svg:viewBox="0 0 252 252" svg:d="M0 127c0-70 57-127 127-127 69 0 125 57 125 127 0 69-56 125-125 125-70 0-127-56-127-125z">
          <text:p/>
        </draw:path>
        <draw:path draw:style-name="gr117" draw:text-style-name="P59" draw:layer="layout" svg:width="0.25cm" svg:height="0.251cm" svg:x="7.59cm" svg:y="2.714cm" svg:viewBox="0 0 251 252" svg:d="M0 126c0-69 57-126 126-126s125 57 125 126c0 70-56 126-125 126s-126-56-126-126z">
          <text:p/>
        </draw:path>
        <draw:path draw:style-name="gr118" draw:text-style-name="P2" draw:layer="layout" svg:width="0.25cm" svg:height="0.251cm" svg:x="7.59cm" svg:y="2.714cm" svg:viewBox="0 0 251 252" svg:d="M0 126c0-69 57-126 126-126s125 57 125 126c0 70-56 126-125 126s-126-56-126-126z">
          <text:p/>
        </draw:path>
        <draw:path draw:style-name="gr117" draw:text-style-name="P59" draw:layer="layout" svg:width="0.25cm" svg:height="0.251cm" svg:x="7.59cm" svg:y="2.467cm" svg:viewBox="0 0 251 252" svg:d="M0 125c0-69 57-125 126-125s125 56 125 125c0 70-56 127-125 127s-126-57-126-127z">
          <text:p/>
        </draw:path>
        <draw:path draw:style-name="gr118" draw:text-style-name="P2" draw:layer="layout" svg:width="0.25cm" svg:height="0.251cm" svg:x="7.59cm" svg:y="2.467cm" svg:viewBox="0 0 251 252" svg:d="M0 125c0-69 57-125 126-125s125 56 125 125c0 70-56 127-125 127s-126-57-126-127z">
          <text:p/>
        </draw:path>
        <draw:path draw:style-name="gr117" draw:text-style-name="P59" draw:layer="layout" svg:width="0.25cm" svg:height="0.251cm" svg:x="7.59cm" svg:y="2.543cm" svg:viewBox="0 0 251 252" svg:d="M0 127c0-71 57-127 126-127s125 56 125 127c0 68-56 125-125 125s-126-57-126-125z">
          <text:p/>
        </draw:path>
        <draw:path draw:style-name="gr118" draw:text-style-name="P2" draw:layer="layout" svg:width="0.25cm" svg:height="0.251cm" svg:x="7.59cm" svg:y="2.543cm" svg:viewBox="0 0 251 252" svg:d="M0 127c0-71 57-127 126-127s125 56 125 127c0 68-56 125-125 125s-126-57-126-125z">
          <text:p/>
        </draw:path>
        <draw:path draw:style-name="gr113" draw:text-style-name="P57" draw:layer="layout" svg:width="0.251cm" svg:height="0.251cm" svg:x="9.777cm" svg:y="4.154cm" svg:viewBox="0 0 252 252" svg:d="M0 125c0-69 57-125 127-125 69 0 125 56 125 125s-56 127-125 127c-70 0-127-58-127-127z">
          <text:p/>
        </draw:path>
        <draw:path draw:style-name="gr114" draw:text-style-name="P2" draw:layer="layout" svg:width="0.251cm" svg:height="0.251cm" svg:x="9.777cm" svg:y="4.154cm" svg:viewBox="0 0 252 252" svg:d="M0 125c0-69 57-125 127-125 69 0 125 56 125 125s-56 127-125 127c-70 0-127-58-127-127z">
          <text:p/>
        </draw:path>
        <draw:path draw:style-name="gr125" draw:text-style-name="P63" draw:layer="layout" svg:width="0.25cm" svg:height="0.251cm" svg:x="11.025cm" svg:y="3.296cm" svg:viewBox="0 0 251 252" svg:d="M0 126c0-70 56-126 126-126 69 0 125 56 125 126 0 69-56 126-125 126-70 0-126-57-126-126z">
          <text:p/>
        </draw:path>
        <draw:path draw:style-name="gr126" draw:text-style-name="P2" draw:layer="layout" svg:width="0.25cm" svg:height="0.251cm" svg:x="11.025cm" svg:y="3.296cm" svg:viewBox="0 0 251 252" svg:d="M0 126c0-70 56-126 126-126 69 0 125 56 125 126 0 69-56 126-125 126-70 0-126-57-126-126z">
          <text:p/>
        </draw:path>
        <draw:path draw:style-name="gr125" draw:text-style-name="P63" draw:layer="layout" svg:width="0.25cm" svg:height="0.25cm" svg:x="11.025cm" svg:y="3.22cm" svg:viewBox="0 0 251 251" svg:d="M0 125c0-69 56-125 126-125 69 0 125 56 125 125 0 70-56 126-125 126-70 0-126-56-126-126z">
          <text:p/>
        </draw:path>
        <draw:path draw:style-name="gr126" draw:text-style-name="P2" draw:layer="layout" svg:width="0.25cm" svg:height="0.25cm" svg:x="11.025cm" svg:y="3.22cm" svg:viewBox="0 0 251 251" svg:d="M0 125c0-69 56-125 126-125 69 0 125 56 125 125 0 70-56 126-125 126-70 0-126-56-126-126z">
          <text:p/>
        </draw:path>
        <draw:path draw:style-name="gr125" draw:text-style-name="P63" draw:layer="layout" svg:width="0.25cm" svg:height="0.251cm" svg:x="11.025cm" svg:y="2.791cm" svg:viewBox="0 0 251 252" svg:d="M0 126c0-70 56-126 126-126 69 0 125 56 125 126 0 69-56 126-125 126-70 0-126-57-126-126z">
          <text:p/>
        </draw:path>
        <draw:path draw:style-name="gr126" draw:text-style-name="P2" draw:layer="layout" svg:width="0.25cm" svg:height="0.251cm" svg:x="11.025cm" svg:y="2.791cm" svg:viewBox="0 0 251 252" svg:d="M0 126c0-70 56-126 126-126 69 0 125 56 125 126 0 69-56 126-125 126-70 0-126-57-126-126z">
          <text:p/>
        </draw:path>
        <draw:path draw:style-name="gr125" draw:text-style-name="P63" draw:layer="layout" svg:width="0.25cm" svg:height="0.251cm" svg:x="11.025cm" svg:y="2.886cm" svg:viewBox="0 0 251 252" svg:d="M0 126c0-69 56-126 126-126 69 0 125 57 125 126s-56 126-125 126c-70 0-126-57-126-126z">
          <text:p/>
        </draw:path>
        <draw:path draw:style-name="gr126" draw:text-style-name="P2" draw:layer="layout" svg:width="0.25cm" svg:height="0.251cm" svg:x="11.025cm" svg:y="2.886cm" svg:viewBox="0 0 251 252" svg:d="M0 126c0-69 56-126 126-126 69 0 125 57 125 126s-56 126-125 126c-70 0-126-57-126-126z">
          <text:p/>
        </draw:path>
        <draw:path draw:style-name="gr113" draw:text-style-name="P57" draw:layer="layout" svg:width="0.251cm" svg:height="0.251cm" svg:x="9.777cm" svg:y="3.487cm" svg:viewBox="0 0 252 252" svg:d="M0 125c0-69 57-125 127-125 69 0 125 56 125 125 0 70-56 127-125 127-70 0-127-57-127-127z">
          <text:p/>
        </draw:path>
        <draw:path draw:style-name="gr114" draw:text-style-name="P2" draw:layer="layout" svg:width="0.251cm" svg:height="0.251cm" svg:x="9.777cm" svg:y="3.487cm" svg:viewBox="0 0 252 252" svg:d="M0 125c0-69 57-125 127-125 69 0 125 56 125 125 0 70-56 127-125 127-70 0-127-57-127-127z">
          <text:p/>
        </draw:path>
        <draw:path draw:style-name="gr113" draw:text-style-name="P57" draw:layer="layout" svg:width="0.251cm" svg:height="0.251cm" svg:x="9.777cm" svg:y="3.534cm" svg:viewBox="0 0 252 252" svg:d="M0 127c0-70 57-127 127-127 69 0 125 57 125 127 0 69-56 125-125 125-70 0-127-56-127-125z">
          <text:p/>
        </draw:path>
        <draw:path draw:style-name="gr114" draw:text-style-name="P2" draw:layer="layout" svg:width="0.251cm" svg:height="0.251cm" svg:x="9.777cm" svg:y="3.534cm" svg:viewBox="0 0 252 252" svg:d="M0 127c0-70 57-127 127-127 69 0 125 57 125 127 0 69-56 125-125 125-70 0-127-56-127-125z">
          <text:p/>
        </draw:path>
        <draw:path draw:style-name="gr113" draw:text-style-name="P57" draw:layer="layout" svg:width="0.251cm" svg:height="0.251cm" svg:x="9.777cm" svg:y="3.382cm" svg:viewBox="0 0 252 252" svg:d="M0 125c0-69 57-125 127-125 69 0 125 56 125 125s-56 127-125 127c-70 0-127-58-127-127z">
          <text:p/>
        </draw:path>
        <draw:path draw:style-name="gr114" draw:text-style-name="P2" draw:layer="layout" svg:width="0.251cm" svg:height="0.251cm" svg:x="9.777cm" svg:y="3.382cm" svg:viewBox="0 0 252 252" svg:d="M0 125c0-69 57-125 127-125 69 0 125 56 125 125s-56 127-125 127c-70 0-127-58-127-127z">
          <text:p/>
        </draw:path>
        <draw:path draw:style-name="gr113" draw:text-style-name="P57" draw:layer="layout" svg:width="0.251cm" svg:height="0.251cm" svg:x="9.777cm" svg:y="3.296cm" svg:viewBox="0 0 252 252" svg:d="M0 126c0-70 57-126 127-126 69 0 125 56 125 126 0 69-56 126-125 126-70 0-127-57-127-126z">
          <text:p/>
        </draw:path>
        <draw:path draw:style-name="gr114" draw:text-style-name="P2" draw:layer="layout" svg:width="0.251cm" svg:height="0.251cm" svg:x="9.777cm" svg:y="3.296cm" svg:viewBox="0 0 252 252" svg:d="M0 126c0-70 57-126 127-126 69 0 125 56 125 126 0 69-56 126-125 126-70 0-127-57-127-126z">
          <text:p/>
        </draw:path>
        <draw:path draw:style-name="gr127" draw:text-style-name="P64" draw:layer="layout" svg:width="0.25cm" svg:height="0.251cm" svg:x="6.842cm" svg:y="1.819cm" svg:viewBox="0 0 251 252" svg:d="M0 126c0-69 57-126 126-126s125 57 125 126-56 126-125 126-126-57-126-126z">
          <text:p/>
        </draw:path>
        <draw:path draw:style-name="gr128" draw:text-style-name="P2" draw:layer="layout" svg:width="0.25cm" svg:height="0.251cm" svg:x="6.842cm" svg:y="1.819cm" svg:viewBox="0 0 251 252" svg:d="M0 126c0-69 57-126 126-126s125 57 125 126-56 126-125 126-126-57-126-126z">
          <text:p/>
        </draw:path>
        <draw:path draw:style-name="gr127" draw:text-style-name="P64" draw:layer="layout" svg:width="0.25cm" svg:height="0.251cm" svg:x="6.842cm" svg:y="1.685cm" svg:viewBox="0 0 251 252" svg:d="M0 126c0-69 57-126 126-126s125 57 125 126c0 70-56 126-125 126s-126-56-126-126z">
          <text:p/>
        </draw:path>
        <draw:path draw:style-name="gr128" draw:text-style-name="P2" draw:layer="layout" svg:width="0.25cm" svg:height="0.251cm" svg:x="6.842cm" svg:y="1.685cm" svg:viewBox="0 0 251 252" svg:d="M0 126c0-69 57-126 126-126s125 57 125 126c0 70-56 126-125 126s-126-56-126-126z">
          <text:p/>
        </draw:path>
        <draw:path draw:style-name="gr127" draw:text-style-name="P64" draw:layer="layout" svg:width="0.25cm" svg:height="0.251cm" svg:x="6.842cm" svg:y="1.619cm" svg:viewBox="0 0 251 252" svg:d="M0 126c0-69 57-126 126-126s125 57 125 126-56 126-125 126-126-57-126-126z">
          <text:p/>
        </draw:path>
        <draw:path draw:style-name="gr128" draw:text-style-name="P2" draw:layer="layout" svg:width="0.25cm" svg:height="0.251cm" svg:x="6.842cm" svg:y="1.619cm" svg:viewBox="0 0 251 252" svg:d="M0 126c0-69 57-126 126-126s125 57 125 126-56 126-125 126-126-57-126-126z">
          <text:p/>
        </draw:path>
        <draw:path draw:style-name="gr127" draw:text-style-name="P64" draw:layer="layout" svg:width="0.25cm" svg:height="0.251cm" svg:x="6.842cm" svg:y="1.714cm" svg:viewBox="0 0 251 252" svg:d="M0 125c0-69 57-125 126-125s125 56 125 125c0 70-56 127-125 127s-126-57-126-127z">
          <text:p/>
        </draw:path>
        <draw:path draw:style-name="gr128" draw:text-style-name="P2" draw:layer="layout" svg:width="0.25cm" svg:height="0.251cm" svg:x="6.842cm" svg:y="1.714cm" svg:viewBox="0 0 251 252" svg:d="M0 125c0-69 57-125 126-125s125 56 125 125c0 70-56 127-125 127s-126-57-126-127z">
          <text:p/>
        </draw:path>
        <draw:path draw:style-name="gr127" draw:text-style-name="P64" draw:layer="layout" svg:width="0.25cm" svg:height="0.251cm" svg:x="6.842cm" svg:y="1.571cm" svg:viewBox="0 0 251 252" svg:d="M0 126c0-70 57-126 126-126s125 56 125 126-56 126-125 126-126-56-126-126z">
          <text:p/>
        </draw:path>
        <draw:path draw:style-name="gr128" draw:text-style-name="P2" draw:layer="layout" svg:width="0.25cm" svg:height="0.251cm" svg:x="6.842cm" svg:y="1.571cm" svg:viewBox="0 0 251 252" svg:d="M0 126c0-70 57-126 126-126s125 56 125 126-56 126-125 126-126-56-126-126z">
          <text:p/>
        </draw:path>
        <draw:path draw:style-name="gr117" draw:text-style-name="P59" draw:layer="layout" svg:width="0.25cm" svg:height="0.251cm" svg:x="7.59cm" svg:y="2.314cm" svg:viewBox="0 0 251 252" svg:d="M0 127c0-70 57-127 126-127s125 57 125 127c0 69-56 125-125 125s-126-56-126-125z">
          <text:p/>
        </draw:path>
        <draw:path draw:style-name="gr118" draw:text-style-name="P2" draw:layer="layout" svg:width="0.25cm" svg:height="0.251cm" svg:x="7.59cm" svg:y="2.314cm" svg:viewBox="0 0 251 252" svg:d="M0 127c0-70 57-127 126-127s125 57 125 127c0 69-56 125-125 125s-126-56-126-125z">
          <text:p/>
        </draw:path>
        <draw:path draw:style-name="gr101" draw:text-style-name="P51" draw:layer="layout" svg:width="0.251cm" svg:height="0.251cm" svg:x="6.764cm" svg:y="2.085cm" svg:viewBox="0 0 252 252" svg:d="M0 127c0-69 56-127 127-127 68 0 125 58 125 127s-57 125-125 125c-71 0-127-56-127-125z">
          <text:p/>
        </draw:path>
        <draw:path draw:style-name="gr102" draw:text-style-name="P2" draw:layer="layout" svg:width="0.251cm" svg:height="0.251cm" svg:x="6.764cm" svg:y="2.085cm" svg:viewBox="0 0 252 252" svg:d="M0 127c0-69 56-127 127-127 68 0 125 58 125 127s-57 125-125 125c-71 0-127-56-127-125z">
          <text:p/>
        </draw:path>
        <draw:path draw:style-name="gr101" draw:text-style-name="P51" draw:layer="layout" svg:width="0.251cm" svg:height="0.251cm" svg:x="6.764cm" svg:y="1.99cm" svg:viewBox="0 0 252 252" svg:d="M0 126c0-69 56-126 127-126 68 0 125 57 125 126 0 70-57 126-125 126-71 0-127-56-127-126z">
          <text:p/>
        </draw:path>
        <draw:path draw:style-name="gr102" draw:text-style-name="P2" draw:layer="layout" svg:width="0.251cm" svg:height="0.251cm" svg:x="6.764cm" svg:y="1.99cm" svg:viewBox="0 0 252 252" svg:d="M0 126c0-69 56-126 127-126 68 0 125 57 125 126 0 70-57 126-125 126-71 0-127-56-127-126z">
          <text:p/>
        </draw:path>
        <draw:path draw:style-name="gr101" draw:text-style-name="P51" draw:layer="layout" svg:width="0.251cm" svg:height="0.251cm" svg:x="6.764cm" svg:y="1.838cm" svg:viewBox="0 0 252 252" svg:d="M0 126c0-69 56-126 127-126 68 0 125 57 125 126s-57 126-125 126c-71 0-127-57-127-126z">
          <text:p/>
        </draw:path>
        <draw:path draw:style-name="gr102" draw:text-style-name="P2" draw:layer="layout" svg:width="0.251cm" svg:height="0.251cm" svg:x="6.764cm" svg:y="1.838cm" svg:viewBox="0 0 252 252" svg:d="M0 126c0-69 56-126 127-126 68 0 125 57 125 126s-57 126-125 126c-71 0-127-57-127-126z">
          <text:p/>
        </draw:path>
        <draw:path draw:style-name="gr101" draw:text-style-name="P51" draw:layer="layout" svg:width="0.251cm" svg:height="0.251cm" svg:x="6.764cm" svg:y="1.857cm" svg:viewBox="0 0 252 252" svg:d="M0 126c0-69 56-126 127-126 68 0 125 57 125 126s-57 126-125 126c-71 0-127-57-127-126z">
          <text:p/>
        </draw:path>
        <draw:path draw:style-name="gr102" draw:text-style-name="P2" draw:layer="layout" svg:width="0.251cm" svg:height="0.251cm" svg:x="6.764cm" svg:y="1.857cm" svg:viewBox="0 0 252 252" svg:d="M0 126c0-69 56-126 127-126 68 0 125 57 125 126s-57 126-125 126c-71 0-127-57-127-126z">
          <text:p/>
        </draw:path>
        <draw:polygon draw:style-name="gr136" draw:text-style-name="P69" draw:layer="layout" svg:width="4.26cm" svg:height="1.729cm" svg:x="6.89cm" svg:y="2.129cm" svg:viewBox="0 0 4261 1730" draw:points="0,0 54,19 108,38 161,57 215,75 269,94 323,112 377,131 431,149 485,167 539,185 593,203 647,221 701,239 755,257 809,274 862,291 916,309 970,325 1024,342 1078,359 1132,375 1186,391 1240,408 1294,424 1348,439 1402,455 1456,471 1509,486 1563,501 1617,516 1671,530 1725,545 1779,559 1833,573 1887,587 1941,600 1995,614 2049,627 2103,640 2157,653 2210,666 2264,679 2318,691 2372,704 2426,716 2480,728 2534,740 2588,752 2642,764 2696,776 2750,788 2804,799 2858,810 2912,822 2966,833 3020,845 3073,856 3127,867 3181,878 3235,889 3289,900 3343,911 3397,922 3451,933 3505,943 3559,954 3613,965 3667,976 3721,986 3776,997 3830,1007 3884,1018 3937,1029 3991,1039 4045,1049 4099,1060 4153,1070 4207,1081 4261,1091 4261,1730 4207,1710 4153,1690 4099,1671 4045,1650 3991,1631 3937,1611 3884,1591 3830,1571 3776,1552 3721,1532 3667,1512 3613,1493 3559,1473 3505,1454 3451,1434 3397,1414 3343,1395 3289,1376 3235,1356 3181,1337 3127,1318 3073,1299 3020,1280 2966,1261 2912,1242 2858,1223 2804,1204 2750,1185 2696,1166 2642,1148 2588,1129 2534,1111 2480,1093 2426,1075 2372,1057 2318,1039 2264,1021 2210,1003 2157,986 2103,969 2049,952 1995,935 1941,918 1887,901 1833,885 1779,868 1725,852 1671,836 1617,820 1563,805 1509,789 1456,774 1402,759 1348,745 1294,730 1240,715 1186,701 1132,687 1078,673 1024,660 970,646 916,633 862,620 809,607 755,594 701,581 647,568 593,556 539,544 485,531 431,519 377,507 323,495 269,484 215,472 161,460 108,448 54,436 0,425">
          <text:p/>
        </draw:polygon>
        <draw:polyline draw:style-name="gr137" draw:text-style-name="P2" draw:layer="layout" svg:width="4.26cm" svg:height="1.197cm" svg:x="6.89cm" svg:y="2.342cm" svg:viewBox="0 0 4261 1198" draw:points="0,0 54,15 108,30 161,45 215,60 269,75 323,90 377,105 431,121 485,136 539,151 593,166 647,181 701,196 755,212 809,227 862,242 916,257 970,272 1024,287 1078,303 1132,318 1186,333 1240,348 1294,363 1348,378 1402,394 1456,409 1509,424 1563,439 1617,454 1671,469 1725,484 1779,499 1833,515 1887,530 1941,545 1995,560 2049,575 2103,590 2157,606 2210,621 2264,636 2318,652 2372,667 2426,683 2480,698 2534,713 2588,728 2642,743 2696,758 2750,773 2804,788 2858,804 2912,819 2966,834 3020,849 3073,864 3127,879 3181,895 3235,910 3289,925 3343,940 3397,955 3451,970 3505,986 3559,1001 3613,1016 3667,1031 3721,1046 3776,1061 3830,1077 3884,1092 3937,1107 3991,1122 4045,1137 4099,1152 4153,1167 4207,1182 4261,1198">
          <text:p/>
        </draw:polyline>
        <draw:polygon draw:style-name="gr133" draw:text-style-name="P2" draw:layer="layout" svg:width="4.686cm" svg:height="4.927cm" svg:x="6.677cm" svg:y="0.205cm" svg:viewBox="0 0 4687 4928" draw:points="0,4928 4687,4928 4687,0 0,0">
          <text:p/>
        </draw:polygon>
        <draw:line draw:style-name="gr135" draw:text-style-name="P2" draw:layer="layout" svg:x1="6.571cm" svg:y1="4.908cm" svg:x2="6.677cm" svg:y2="4.908cm">
          <text:p/>
        </draw:line>
        <draw:line draw:style-name="gr135" draw:text-style-name="P2" draw:layer="layout" svg:x1="6.571cm" svg:y1="3.955cm" svg:x2="6.677cm" svg:y2="3.955cm">
          <text:p/>
        </draw:line>
        <draw:line draw:style-name="gr135" draw:text-style-name="P2" draw:layer="layout" svg:x1="6.571cm" svg:y1="3.002cm" svg:x2="6.677cm" svg:y2="3.002cm">
          <text:p/>
        </draw:line>
        <draw:line draw:style-name="gr135" draw:text-style-name="P2" draw:layer="layout" svg:x1="6.571cm" svg:y1="2.049cm" svg:x2="6.677cm" svg:y2="2.049cm">
          <text:p/>
        </draw:line>
        <draw:line draw:style-name="gr135" draw:text-style-name="P2" draw:layer="layout" svg:x1="6.571cm" svg:y1="1.096cm" svg:x2="6.677cm" svg:y2="1.096cm">
          <text:p/>
        </draw:line>
        <draw:line draw:style-name="gr135" draw:text-style-name="P2" draw:layer="layout" svg:x1="6.854cm" svg:y1="5.238cm" svg:x2="6.854cm" svg:y2="5.132cm">
          <text:p/>
        </draw:line>
        <draw:line draw:style-name="gr135" draw:text-style-name="P2" draw:layer="layout" svg:x1="8.508cm" svg:y1="5.238cm" svg:x2="8.508cm" svg:y2="5.132cm">
          <text:p/>
        </draw:line>
        <draw:line draw:style-name="gr135" draw:text-style-name="P2" draw:layer="layout" svg:x1="10.162cm" svg:y1="5.238cm" svg:x2="10.162cm" svg:y2="5.132cm">
          <text:p/>
        </draw:line>
        <draw:polygon draw:style-name="gr1" draw:text-style-name="P1" draw:layer="layout" svg:width="5.213cm" svg:height="5.455cm" svg:x="11.574cm" svg:y="-0.006cm" svg:viewBox="0 0 5214 5456" draw:points="0,5456 5214,5456 5214,0 0,0">
          <text:p/>
        </draw:polygon>
        <draw:polygon draw:style-name="gr2" draw:text-style-name="P1" draw:layer="layout" svg:width="4.687cm" svg:height="4.927cm" svg:x="11.89cm" svg:y="0.205cm" svg:viewBox="0 0 4688 4928" draw:points="0,4928 4688,4928 4688,0 0,0">
          <text:p/>
        </draw:polygon>
        <draw:line draw:style-name="gr3" draw:text-style-name="P2" draw:layer="layout" svg:x1="11.89cm" svg:y1="4.432cm" svg:x2="16.577cm" svg:y2="4.432cm">
          <text:p/>
        </draw:line>
        <draw:line draw:style-name="gr3" draw:text-style-name="P2" draw:layer="layout" svg:x1="11.89cm" svg:y1="3.479cm" svg:x2="16.577cm" svg:y2="3.479cm">
          <text:p/>
        </draw:line>
        <draw:line draw:style-name="gr3" draw:text-style-name="P2" draw:layer="layout" svg:x1="11.89cm" svg:y1="2.525cm" svg:x2="16.577cm" svg:y2="2.525cm">
          <text:p/>
        </draw:line>
        <draw:line draw:style-name="gr3" draw:text-style-name="P2" draw:layer="layout" svg:x1="11.89cm" svg:y1="1.573cm" svg:x2="16.577cm" svg:y2="1.573cm">
          <text:p/>
        </draw:line>
        <draw:line draw:style-name="gr3" draw:text-style-name="P2" draw:layer="layout" svg:x1="11.89cm" svg:y1="0.619cm" svg:x2="16.577cm" svg:y2="0.619cm">
          <text:p/>
        </draw:line>
        <draw:line draw:style-name="gr3" draw:text-style-name="P2" draw:layer="layout" svg:x1="13.85cm" svg:y1="5.132cm" svg:x2="13.85cm" svg:y2="0.205cm">
          <text:p/>
        </draw:line>
        <draw:line draw:style-name="gr3" draw:text-style-name="P2" draw:layer="layout" svg:x1="15.905cm" svg:y1="5.132cm" svg:x2="15.905cm" svg:y2="0.205cm">
          <text:p/>
        </draw:line>
        <draw:line draw:style-name="gr4" draw:text-style-name="P2" draw:layer="layout" svg:x1="11.89cm" svg:y1="4.908cm" svg:x2="16.577cm" svg:y2="4.908cm">
          <text:p/>
        </draw:line>
        <draw:line draw:style-name="gr4" draw:text-style-name="P2" draw:layer="layout" svg:x1="11.89cm" svg:y1="3.955cm" svg:x2="16.577cm" svg:y2="3.955cm">
          <text:p/>
        </draw:line>
        <draw:line draw:style-name="gr4" draw:text-style-name="P2" draw:layer="layout" svg:x1="11.89cm" svg:y1="3.002cm" svg:x2="16.577cm" svg:y2="3.002cm">
          <text:p/>
        </draw:line>
        <draw:line draw:style-name="gr4" draw:text-style-name="P2" draw:layer="layout" svg:x1="11.89cm" svg:y1="2.049cm" svg:x2="16.577cm" svg:y2="2.049cm">
          <text:p/>
        </draw:line>
        <draw:line draw:style-name="gr4" draw:text-style-name="P2" draw:layer="layout" svg:x1="11.89cm" svg:y1="1.096cm" svg:x2="16.577cm" svg:y2="1.096cm">
          <text:p/>
        </draw:line>
        <draw:line draw:style-name="gr4" draw:text-style-name="P2" draw:layer="layout" svg:x1="12.822cm" svg:y1="5.132cm" svg:x2="12.822cm" svg:y2="0.205cm">
          <text:p/>
        </draw:line>
        <draw:line draw:style-name="gr4" draw:text-style-name="P2" draw:layer="layout" svg:x1="14.878cm" svg:y1="5.132cm" svg:x2="14.878cm" svg:y2="0.205cm">
          <text:p/>
        </draw:line>
        <draw:path draw:style-name="gr5" draw:text-style-name="P3" draw:layer="layout" svg:width="0.251cm" svg:height="0.25cm" svg:x="13.736cm" svg:y="3.83cm" svg:viewBox="0 0 252 251" svg:d="M0 126c0-69 56-126 126-126s126 57 126 126-56 125-126 125-126-56-126-125z">
          <text:p/>
        </draw:path>
        <draw:path draw:style-name="gr6" draw:text-style-name="P2" draw:layer="layout" svg:width="0.251cm" svg:height="0.25cm" svg:x="13.736cm" svg:y="3.83cm" svg:viewBox="0 0 252 251" svg:d="M0 126c0-69 56-126 126-126s126 57 126 126-56 125-126 125-126-56-126-125z">
          <text:p/>
        </draw:path>
        <draw:path draw:style-name="gr5" draw:text-style-name="P3" draw:layer="layout" svg:width="0.251cm" svg:height="0.251cm" svg:x="13.736cm" svg:y="3.734cm" svg:viewBox="0 0 252 252" svg:d="M0 126c0-69 56-126 126-126s126 57 126 126c0 70-56 126-126 126s-126-56-126-126z">
          <text:p/>
        </draw:path>
        <draw:path draw:style-name="gr6" draw:text-style-name="P2" draw:layer="layout" svg:width="0.251cm" svg:height="0.251cm" svg:x="13.736cm" svg:y="3.734cm" svg:viewBox="0 0 252 252" svg:d="M0 126c0-69 56-126 126-126s126 57 126 126c0 70-56 126-126 126s-126-56-126-126z">
          <text:p/>
        </draw:path>
        <draw:path draw:style-name="gr5" draw:text-style-name="P3" draw:layer="layout" svg:width="0.251cm" svg:height="0.251cm" svg:x="13.736cm" svg:y="3.782cm" svg:viewBox="0 0 252 252" svg:d="M0 127c0-71 56-127 126-127s126 56 126 127c0 68-56 125-126 125s-126-57-126-125z">
          <text:p/>
        </draw:path>
        <draw:path draw:style-name="gr6" draw:text-style-name="P2" draw:layer="layout" svg:width="0.251cm" svg:height="0.251cm" svg:x="13.736cm" svg:y="3.782cm" svg:viewBox="0 0 252 252" svg:d="M0 127c0-71 56-127 126-127s126 56 126 127c0 68-56 125-126 125s-126-57-126-125z">
          <text:p/>
        </draw:path>
        <draw:path draw:style-name="gr5" draw:text-style-name="P3" draw:layer="layout" svg:width="0.251cm" svg:height="0.251cm" svg:x="13.736cm" svg:y="3.563cm" svg:viewBox="0 0 252 252" svg:d="M0 126c0-70 56-126 126-126s126 56 126 126c0 69-56 126-126 126s-126-57-126-126z">
          <text:p/>
        </draw:path>
        <draw:path draw:style-name="gr6" draw:text-style-name="P2" draw:layer="layout" svg:width="0.251cm" svg:height="0.251cm" svg:x="13.736cm" svg:y="3.563cm" svg:viewBox="0 0 252 252" svg:d="M0 126c0-70 56-126 126-126s126 56 126 126c0 69-56 126-126 126s-126-57-126-126z">
          <text:p/>
        </draw:path>
        <draw:path draw:style-name="gr7" draw:text-style-name="P4" draw:layer="layout" svg:width="0.251cm" svg:height="0.251cm" svg:x="12.751cm" svg:y="4.049cm" svg:viewBox="0 0 252 252" svg:d="M0 126c0-70 56-126 127-126 68 0 125 56 125 126 0 69-57 126-125 126-71 0-127-57-127-126z">
          <text:p/>
        </draw:path>
        <draw:path draw:style-name="gr8" draw:text-style-name="P2" draw:layer="layout" svg:width="0.251cm" svg:height="0.251cm" svg:x="12.751cm" svg:y="4.049cm" svg:viewBox="0 0 252 252" svg:d="M0 126c0-70 56-126 127-126 68 0 125 56 125 126 0 69-57 126-125 126-71 0-127-57-127-126z">
          <text:p/>
        </draw:path>
        <draw:path draw:style-name="gr7" draw:text-style-name="P4" draw:layer="layout" svg:width="0.251cm" svg:height="0.251cm" svg:x="12.751cm" svg:y="3.963cm" svg:viewBox="0 0 252 252" svg:d="M0 126c0-69 56-126 127-126 68 0 125 57 125 126 0 70-57 126-125 126-71 0-127-56-127-126z">
          <text:p/>
        </draw:path>
        <draw:path draw:style-name="gr8" draw:text-style-name="P2" draw:layer="layout" svg:width="0.251cm" svg:height="0.251cm" svg:x="12.751cm" svg:y="3.963cm" svg:viewBox="0 0 252 252" svg:d="M0 126c0-69 56-126 127-126 68 0 125 57 125 126 0 70-57 126-125 126-71 0-127-56-127-126z">
          <text:p/>
        </draw:path>
        <draw:path draw:style-name="gr9" draw:text-style-name="P5" draw:layer="layout" svg:width="0.251cm" svg:height="0.252cm" svg:x="12.561cm" svg:y="3.124cm" svg:viewBox="0 0 252 253" svg:d="M0 127c0-69 56-127 126-127 69 0 126 58 126 127s-57 126-126 126c-70 0-126-57-126-126z">
          <text:p/>
        </draw:path>
        <draw:path draw:style-name="gr10" draw:text-style-name="P2" draw:layer="layout" svg:width="0.251cm" svg:height="0.252cm" svg:x="12.561cm" svg:y="3.124cm" svg:viewBox="0 0 252 253" svg:d="M0 127c0-69 56-127 126-127 69 0 126 58 126 127s-57 126-126 126c-70 0-126-57-126-126z">
          <text:p/>
        </draw:path>
        <draw:path draw:style-name="gr9" draw:text-style-name="P5" draw:layer="layout" svg:width="0.251cm" svg:height="0.251cm" svg:x="12.561cm" svg:y="3.191cm" svg:viewBox="0 0 252 252" svg:d="M0 126c0-69 56-126 126-126 69 0 126 57 126 126s-57 126-126 126c-70 0-126-57-126-126z">
          <text:p/>
        </draw:path>
        <draw:path draw:style-name="gr10" draw:text-style-name="P2" draw:layer="layout" svg:width="0.251cm" svg:height="0.251cm" svg:x="12.561cm" svg:y="3.191cm" svg:viewBox="0 0 252 252" svg:d="M0 126c0-69 56-126 126-126 69 0 126 57 126 126s-57 126-126 126c-70 0-126-57-126-126z">
          <text:p/>
        </draw:path>
        <draw:path draw:style-name="gr9" draw:text-style-name="P5" draw:layer="layout" svg:width="0.251cm" svg:height="0.251cm" svg:x="12.561cm" svg:y="3.401cm" svg:viewBox="0 0 252 252" svg:d="M0 125c0-69 56-125 126-125 69 0 126 56 126 125s-57 127-126 127c-70 0-126-58-126-127z">
          <text:p/>
        </draw:path>
        <draw:path draw:style-name="gr10" draw:text-style-name="P2" draw:layer="layout" svg:width="0.251cm" svg:height="0.251cm" svg:x="12.561cm" svg:y="3.401cm" svg:viewBox="0 0 252 252" svg:d="M0 125c0-69 56-125 126-125 69 0 126 56 126 125s-57 127-126 127c-70 0-126-58-126-127z">
          <text:p/>
        </draw:path>
        <draw:path draw:style-name="gr9" draw:text-style-name="P5" draw:layer="layout" svg:width="0.251cm" svg:height="0.251cm" svg:x="12.561cm" svg:y="3.248cm" svg:viewBox="0 0 252 252" svg:d="M0 126c0-69 56-126 126-126 69 0 126 57 126 126 0 70-57 126-126 126-70 0-126-56-126-126z">
          <text:p/>
        </draw:path>
        <draw:path draw:style-name="gr10" draw:text-style-name="P2" draw:layer="layout" svg:width="0.251cm" svg:height="0.251cm" svg:x="12.561cm" svg:y="3.248cm" svg:viewBox="0 0 252 252" svg:d="M0 126c0-69 56-126 126-126 69 0 126 57 126 126 0 70-57 126-126 126-70 0-126-56-126-126z">
          <text:p/>
        </draw:path>
        <draw:path draw:style-name="gr11" draw:text-style-name="P6" draw:layer="layout" svg:width="0.251cm" svg:height="0.251cm" svg:x="12.873cm" svg:y="4.011cm" svg:viewBox="0 0 252 252" svg:d="M0 126c0-70 58-126 127-126s125 56 125 126c0 69-56 126-125 126s-127-57-127-126z">
          <text:p/>
        </draw:path>
        <draw:path draw:style-name="gr12" draw:text-style-name="P2" draw:layer="layout" svg:width="0.251cm" svg:height="0.251cm" svg:x="12.873cm" svg:y="4.011cm" svg:viewBox="0 0 252 252" svg:d="M0 126c0-70 58-126 127-126s125 56 125 126c0 69-56 126-125 126s-127-57-127-126z">
          <text:p/>
        </draw:path>
        <draw:path draw:style-name="gr11" draw:text-style-name="P6" draw:layer="layout" svg:width="0.251cm" svg:height="0.251cm" svg:x="12.873cm" svg:y="4.087cm" svg:viewBox="0 0 252 252" svg:d="M0 126c0-68 58-126 127-126s125 58 125 126c0 70-56 126-125 126s-127-56-127-126z">
          <text:p/>
        </draw:path>
        <draw:path draw:style-name="gr12" draw:text-style-name="P2" draw:layer="layout" svg:width="0.251cm" svg:height="0.251cm" svg:x="12.873cm" svg:y="4.087cm" svg:viewBox="0 0 252 252" svg:d="M0 126c0-68 58-126 127-126s125 58 125 126c0 70-56 126-125 126s-127-56-127-126z">
          <text:p/>
        </draw:path>
        <draw:path draw:style-name="gr11" draw:text-style-name="P6" draw:layer="layout" svg:width="0.251cm" svg:height="0.25cm" svg:x="12.873cm" svg:y="4.059cm" svg:viewBox="0 0 252 251" svg:d="M0 126c0-70 58-126 127-126s125 56 125 126c0 69-56 125-125 125s-127-56-127-125z">
          <text:p/>
        </draw:path>
        <draw:path draw:style-name="gr12" draw:text-style-name="P2" draw:layer="layout" svg:width="0.251cm" svg:height="0.25cm" svg:x="12.873cm" svg:y="4.059cm" svg:viewBox="0 0 252 251" svg:d="M0 126c0-70 58-126 127-126s125 56 125 126c0 69-56 125-125 125s-127-56-127-125z">
          <text:p/>
        </draw:path>
        <draw:path draw:style-name="gr11" draw:text-style-name="P6" draw:layer="layout" svg:width="0.251cm" svg:height="0.25cm" svg:x="12.873cm" svg:y="4.097cm" svg:viewBox="0 0 252 251" svg:d="M0 126c0-69 58-126 127-126s125 57 125 126-56 125-125 125-127-56-127-125z">
          <text:p/>
        </draw:path>
        <draw:path draw:style-name="gr12" draw:text-style-name="P2" draw:layer="layout" svg:width="0.251cm" svg:height="0.25cm" svg:x="12.873cm" svg:y="4.097cm" svg:viewBox="0 0 252 251" svg:d="M0 126c0-69 58-126 127-126s125 57 125 126-56 125-125 125-127-56-127-125z">
          <text:p/>
        </draw:path>
        <draw:path draw:style-name="gr11" draw:text-style-name="P6" draw:layer="layout" svg:width="0.251cm" svg:height="0.251cm" svg:x="12.873cm" svg:y="4.049cm" svg:viewBox="0 0 252 252" svg:d="M0 126c0-70 58-126 127-126s125 56 125 126c0 69-56 126-125 126s-127-57-127-126z">
          <text:p/>
        </draw:path>
        <draw:path draw:style-name="gr12" draw:text-style-name="P2" draw:layer="layout" svg:width="0.251cm" svg:height="0.251cm" svg:x="12.873cm" svg:y="4.049cm" svg:viewBox="0 0 252 252" svg:d="M0 126c0-70 58-126 127-126s125 56 125 126c0 69-56 126-125 126s-127-57-127-126z">
          <text:p/>
        </draw:path>
        <draw:path draw:style-name="gr13" draw:text-style-name="P7" draw:layer="layout" svg:width="0.251cm" svg:height="0.251cm" svg:x="13.086cm" svg:y="3.296cm" svg:viewBox="0 0 252 252" svg:d="M0 126c0-70 57-126 126-126s126 56 126 126c0 69-57 126-126 126s-126-57-126-126z">
          <text:p/>
        </draw:path>
        <draw:path draw:style-name="gr14" draw:text-style-name="P2" draw:layer="layout" svg:width="0.251cm" svg:height="0.251cm" svg:x="13.086cm" svg:y="3.296cm" svg:viewBox="0 0 252 252" svg:d="M0 126c0-70 57-126 126-126s126 56 126 126c0 69-57 126-126 126s-126-57-126-126z">
          <text:p/>
        </draw:path>
        <draw:path draw:style-name="gr15" draw:text-style-name="P8" draw:layer="layout" svg:width="0.251cm" svg:height="0.251cm" svg:x="13.753cm" svg:y="4.22cm" svg:viewBox="0 0 252 252" svg:d="M0 126c0-69 57-126 127-126 69 0 125 57 125 126 0 70-56 126-125 126-70 0-127-56-127-126z">
          <text:p/>
        </draw:path>
        <draw:path draw:style-name="gr16" draw:text-style-name="P2" draw:layer="layout" svg:width="0.251cm" svg:height="0.251cm" svg:x="13.753cm" svg:y="4.22cm" svg:viewBox="0 0 252 252" svg:d="M0 126c0-69 57-126 127-126 69 0 125 57 125 126 0 70-56 126-125 126-70 0-127-56-127-126z">
          <text:p/>
        </draw:path>
        <draw:path draw:style-name="gr15" draw:text-style-name="P8" draw:layer="layout" svg:width="0.251cm" svg:height="0.251cm" svg:x="13.753cm" svg:y="4.22cm" svg:viewBox="0 0 252 252" svg:d="M0 126c0-69 57-126 127-126 69 0 125 57 125 126 0 70-56 126-125 126-70 0-127-56-127-126z">
          <text:p/>
        </draw:path>
        <draw:path draw:style-name="gr16" draw:text-style-name="P2" draw:layer="layout" svg:width="0.251cm" svg:height="0.251cm" svg:x="13.753cm" svg:y="4.22cm" svg:viewBox="0 0 252 252" svg:d="M0 126c0-69 57-126 127-126 69 0 125 57 125 126 0 70-56 126-125 126-70 0-127-56-127-126z">
          <text:p/>
        </draw:path>
        <draw:path draw:style-name="gr15" draw:text-style-name="P8" draw:layer="layout" svg:width="0.251cm" svg:height="0.251cm" svg:x="13.753cm" svg:y="4.144cm" svg:viewBox="0 0 252 252" svg:d="M0 126c0-69 57-126 127-126 69 0 125 57 125 126s-56 126-125 126c-70 0-127-57-127-126z">
          <text:p/>
        </draw:path>
        <draw:path draw:style-name="gr16" draw:text-style-name="P2" draw:layer="layout" svg:width="0.251cm" svg:height="0.251cm" svg:x="13.753cm" svg:y="4.144cm" svg:viewBox="0 0 252 252" svg:d="M0 126c0-69 57-126 127-126 69 0 125 57 125 126s-56 126-125 126c-70 0-127-57-127-126z">
          <text:p/>
        </draw:path>
        <draw:path draw:style-name="gr15" draw:text-style-name="P8" draw:layer="layout" svg:width="0.251cm" svg:height="0.251cm" svg:x="13.753cm" svg:y="3.973cm" svg:viewBox="0 0 252 252" svg:d="M0 125c0-69 57-125 127-125 69 0 125 56 125 125 0 70-56 127-125 127-70 0-127-57-127-127z">
          <text:p/>
        </draw:path>
        <draw:path draw:style-name="gr16" draw:text-style-name="P2" draw:layer="layout" svg:width="0.251cm" svg:height="0.251cm" svg:x="13.753cm" svg:y="3.973cm" svg:viewBox="0 0 252 252" svg:d="M0 125c0-69 57-125 127-125 69 0 125 56 125 125 0 70-56 127-125 127-70 0-127-57-127-127z">
          <text:p/>
        </draw:path>
        <draw:path draw:style-name="gr17" draw:text-style-name="P9" draw:layer="layout" svg:width="0.251cm" svg:height="0.251cm" svg:x="13.987cm" svg:y="2.314cm" svg:viewBox="0 0 252 252" svg:d="M0 127c0-70 57-127 126-127 70 0 126 57 126 127 0 69-56 125-126 125-69 0-126-56-126-125z">
          <text:p/>
        </draw:path>
        <draw:path draw:style-name="gr18" draw:text-style-name="P2" draw:layer="layout" svg:width="0.251cm" svg:height="0.251cm" svg:x="13.987cm" svg:y="2.314cm" svg:viewBox="0 0 252 252" svg:d="M0 127c0-70 57-127 126-127 70 0 126 57 126 127 0 69-56 125-126 125-69 0-126-56-126-125z">
          <text:p/>
        </draw:path>
        <draw:path draw:style-name="gr19" draw:text-style-name="P10" draw:layer="layout" svg:width="0.251cm" svg:height="0.25cm" svg:x="12.969cm" svg:y="3.02cm" svg:viewBox="0 0 252 251" svg:d="M0 126c0-70 57-126 126-126 70 0 126 56 126 126 0 69-56 125-126 125-69 0-126-56-126-125z">
          <text:p/>
        </draw:path>
        <draw:path draw:style-name="gr20" draw:text-style-name="P2" draw:layer="layout" svg:width="0.251cm" svg:height="0.25cm" svg:x="12.969cm" svg:y="3.02cm" svg:viewBox="0 0 252 251" svg:d="M0 126c0-70 57-126 126-126 70 0 126 56 126 126 0 69-56 125-126 125-69 0-126-56-126-125z">
          <text:p/>
        </draw:path>
        <draw:path draw:style-name="gr21" draw:text-style-name="P11" draw:layer="layout" svg:width="0.25cm" svg:height="0.251cm" svg:x="13.19cm" svg:y="3.582cm" svg:viewBox="0 0 251 252" svg:d="M0 126c0-69 56-126 125-126 70 0 126 57 126 126s-56 126-126 126c-69 0-125-57-125-126z">
          <text:p/>
        </draw:path>
        <draw:path draw:style-name="gr22" draw:text-style-name="P2" draw:layer="layout" svg:width="0.25cm" svg:height="0.251cm" svg:x="13.19cm" svg:y="3.582cm" svg:viewBox="0 0 251 252" svg:d="M0 126c0-69 56-126 125-126 70 0 126 57 126 126s-56 126-126 126c-69 0-125-57-125-126z">
          <text:p/>
        </draw:path>
        <draw:path draw:style-name="gr23" draw:text-style-name="P12" draw:layer="layout" svg:width="0.251cm" svg:height="0.25cm" svg:x="14.039cm" svg:y="2.572cm" svg:viewBox="0 0 252 251" svg:d="M0 126c0-69 56-126 127-126 68 0 125 57 125 126s-57 125-125 125c-71 0-127-56-127-125z">
          <text:p/>
        </draw:path>
        <draw:path draw:style-name="gr24" draw:text-style-name="P2" draw:layer="layout" svg:width="0.251cm" svg:height="0.25cm" svg:x="14.039cm" svg:y="2.572cm" svg:viewBox="0 0 252 251" svg:d="M0 126c0-69 56-126 127-126 68 0 125 57 125 126s-57 125-125 125c-71 0-127-56-127-125z">
          <text:p/>
        </draw:path>
        <draw:path draw:style-name="gr25" draw:text-style-name="P13" draw:layer="layout" svg:width="0.251cm" svg:height="0.251cm" svg:x="14.301cm" svg:y="2.667cm" svg:viewBox="0 0 252 252" svg:d="M0 125c0-69 57-125 127-125 69 0 125 56 125 125s-56 127-125 127c-70 0-127-58-127-127z">
          <text:p/>
        </draw:path>
        <draw:path draw:style-name="gr26" draw:text-style-name="P2" draw:layer="layout" svg:width="0.251cm" svg:height="0.251cm" svg:x="14.301cm" svg:y="2.667cm" svg:viewBox="0 0 252 252" svg:d="M0 125c0-69 57-125 127-125 69 0 125 56 125 125s-56 127-125 127c-70 0-127-58-127-127z">
          <text:p/>
        </draw:path>
        <draw:path draw:style-name="gr27" draw:text-style-name="P14" draw:layer="layout" svg:width="0.251cm" svg:height="0.251cm" svg:x="12.622cm" svg:y="4.125cm" svg:viewBox="0 0 252 252" svg:d="M0 125c0-68 58-125 126-125 70 0 126 57 126 125 0 70-56 127-126 127-68 0-126-57-126-127z">
          <text:p/>
        </draw:path>
        <draw:path draw:style-name="gr28" draw:text-style-name="P2" draw:layer="layout" svg:width="0.251cm" svg:height="0.251cm" svg:x="12.622cm" svg:y="4.125cm" svg:viewBox="0 0 252 252" svg:d="M0 125c0-68 58-125 126-125 70 0 126 57 126 125 0 70-56 127-126 127-68 0-126-57-126-127z">
          <text:p/>
        </draw:path>
        <draw:path draw:style-name="gr29" draw:text-style-name="P15" draw:layer="layout" svg:width="0.251cm" svg:height="0.251cm" svg:x="12.57cm" svg:y="2.219cm" svg:viewBox="0 0 252 252" svg:d="M0 125c0-68 58-125 127-125s125 57 125 125c0 71-56 127-125 127s-127-56-127-127z">
          <text:p/>
        </draw:path>
        <draw:path draw:style-name="gr30" draw:text-style-name="P2" draw:layer="layout" svg:width="0.251cm" svg:height="0.251cm" svg:x="12.57cm" svg:y="2.219cm" svg:viewBox="0 0 252 252" svg:d="M0 125c0-68 58-125 127-125s125 57 125 125c0 71-56 127-125 127s-127-56-127-127z">
          <text:p/>
        </draw:path>
        <draw:path draw:style-name="gr31" draw:text-style-name="P16" draw:layer="layout" svg:width="0.251cm" svg:height="0.25cm" svg:x="13.822cm" svg:y="4.097cm" svg:viewBox="0 0 252 251" svg:d="M0 126c0-69 57-126 126-126s126 57 126 126-57 125-126 125-126-56-126-125z">
          <text:p/>
        </draw:path>
        <draw:path draw:style-name="gr32" draw:text-style-name="P2" draw:layer="layout" svg:width="0.251cm" svg:height="0.25cm" svg:x="13.822cm" svg:y="4.097cm" svg:viewBox="0 0 252 251" svg:d="M0 126c0-69 57-126 126-126s126 57 126 126-57 125-126 125-126-56-126-125z">
          <text:p/>
        </draw:path>
        <draw:path draw:style-name="gr9" draw:text-style-name="P5" draw:layer="layout" svg:width="0.251cm" svg:height="0.251cm" svg:x="12.561cm" svg:y="3.353cm" svg:viewBox="0 0 252 252" svg:d="M0 127c0-70 56-127 126-127 69 0 126 57 126 127 0 69-57 125-126 125-70 0-126-56-126-125z">
          <text:p/>
        </draw:path>
        <draw:path draw:style-name="gr10" draw:text-style-name="P2" draw:layer="layout" svg:width="0.251cm" svg:height="0.251cm" svg:x="12.561cm" svg:y="3.353cm" svg:viewBox="0 0 252 252" svg:d="M0 127c0-70 56-127 126-127 69 0 126 57 126 127 0 69-57 125-126 125-70 0-126-56-126-125z">
          <text:p/>
        </draw:path>
        <draw:path draw:style-name="gr33" draw:text-style-name="P17" draw:layer="layout" svg:width="0.251cm" svg:height="0.25cm" svg:x="13.919cm" svg:y="2.534cm" svg:viewBox="0 0 252 251" svg:d="M0 126c0-70 56-126 125-126s127 56 127 126c0 69-58 125-127 125s-125-56-125-125z">
          <text:p/>
        </draw:path>
        <draw:path draw:style-name="gr34" draw:text-style-name="P2" draw:layer="layout" svg:width="0.251cm" svg:height="0.25cm" svg:x="13.919cm" svg:y="2.534cm" svg:viewBox="0 0 252 251" svg:d="M0 126c0-70 56-126 125-126s127 56 127 126c0 69-58 125-127 125s-125-56-125-125z">
          <text:p/>
        </draw:path>
        <draw:path draw:style-name="gr7" draw:text-style-name="P4" draw:layer="layout" svg:width="0.251cm" svg:height="0.251cm" svg:x="12.751cm" svg:y="4.116cm" svg:viewBox="0 0 252 252" svg:d="M0 126c0-69 56-126 127-126 68 0 125 57 125 126s-57 126-125 126c-71 0-127-57-127-126z">
          <text:p/>
        </draw:path>
        <draw:path draw:style-name="gr8" draw:text-style-name="P2" draw:layer="layout" svg:width="0.251cm" svg:height="0.251cm" svg:x="12.751cm" svg:y="4.116cm" svg:viewBox="0 0 252 252" svg:d="M0 126c0-69 56-126 127-126 68 0 125 57 125 126s-57 126-125 126c-71 0-127-57-127-126z">
          <text:p/>
        </draw:path>
        <draw:path draw:style-name="gr35" draw:text-style-name="P18" draw:layer="layout" svg:width="0.251cm" svg:height="0.25cm" svg:x="13.793cm" svg:y="3.02cm" svg:viewBox="0 0 252 251" svg:d="M0 126c0-70 57-126 126-126s126 56 126 126c0 69-57 125-126 125s-126-56-126-125z">
          <text:p/>
        </draw:path>
        <draw:path draw:style-name="gr36" draw:text-style-name="P2" draw:layer="layout" svg:width="0.251cm" svg:height="0.25cm" svg:x="13.793cm" svg:y="3.02cm" svg:viewBox="0 0 252 251" svg:d="M0 126c0-70 57-126 126-126s126 56 126 126c0 69-57 125-126 125s-126-56-126-125z">
          <text:p/>
        </draw:path>
        <draw:path draw:style-name="gr35" draw:text-style-name="P18" draw:layer="layout" svg:width="0.251cm" svg:height="0.251cm" svg:x="13.793cm" svg:y="3.382cm" svg:viewBox="0 0 252 252" svg:d="M0 125c0-69 57-125 126-125s126 56 126 125-57 127-126 127-126-58-126-127z">
          <text:p/>
        </draw:path>
        <draw:path draw:style-name="gr36" draw:text-style-name="P2" draw:layer="layout" svg:width="0.251cm" svg:height="0.251cm" svg:x="13.793cm" svg:y="3.382cm" svg:viewBox="0 0 252 252" svg:d="M0 125c0-69 57-125 126-125s126 56 126 125-57 127-126 127-126-58-126-127z">
          <text:p/>
        </draw:path>
        <draw:path draw:style-name="gr7" draw:text-style-name="P4" draw:layer="layout" svg:width="0.251cm" svg:height="0.25cm" svg:x="12.751cm" svg:y="3.849cm" svg:viewBox="0 0 252 251" svg:d="M0 126c0-69 56-126 127-126 68 0 125 57 125 126s-57 125-125 125c-71 0-127-56-127-125z">
          <text:p/>
        </draw:path>
        <draw:path draw:style-name="gr8" draw:text-style-name="P2" draw:layer="layout" svg:width="0.251cm" svg:height="0.25cm" svg:x="12.751cm" svg:y="3.849cm" svg:viewBox="0 0 252 251" svg:d="M0 126c0-69 56-126 127-126 68 0 125 57 125 126s-57 125-125 125c-71 0-127-56-127-125z">
          <text:p/>
        </draw:path>
        <draw:path draw:style-name="gr37" draw:text-style-name="P19" draw:layer="layout" svg:width="0.251cm" svg:height="0.251cm" svg:x="13.229cm" svg:y="2.877cm" svg:viewBox="0 0 252 252" svg:d="M0 125c0-69 56-125 125-125 70 0 127 56 127 125s-57 127-127 127c-69 0-125-58-125-127z">
          <text:p/>
        </draw:path>
        <draw:path draw:style-name="gr38" draw:text-style-name="P2" draw:layer="layout" svg:width="0.251cm" svg:height="0.251cm" svg:x="13.229cm" svg:y="2.877cm" svg:viewBox="0 0 252 252" svg:d="M0 125c0-69 56-125 125-125 70 0 127 56 127 125s-57 127-127 127c-69 0-125-58-125-127z">
          <text:p/>
        </draw:path>
        <draw:path draw:style-name="gr37" draw:text-style-name="P19" draw:layer="layout" svg:width="0.251cm" svg:height="0.25cm" svg:x="13.229cm" svg:y="2.982cm" svg:viewBox="0 0 252 251" svg:d="M0 125c0-69 56-125 125-125 70 0 127 56 127 125 0 70-57 126-127 126-69 0-125-56-125-126z">
          <text:p/>
        </draw:path>
        <draw:path draw:style-name="gr38" draw:text-style-name="P2" draw:layer="layout" svg:width="0.251cm" svg:height="0.25cm" svg:x="13.229cm" svg:y="2.982cm" svg:viewBox="0 0 252 251" svg:d="M0 125c0-69 56-125 125-125 70 0 127 56 127 125 0 70-57 126-127 126-69 0-125-56-125-126z">
          <text:p/>
        </draw:path>
        <draw:path draw:style-name="gr37" draw:text-style-name="P19" draw:layer="layout" svg:width="0.251cm" svg:height="0.251cm" svg:x="13.229cm" svg:y="2.772cm" svg:viewBox="0 0 252 252" svg:d="M0 126c0-70 56-126 125-126 70 0 127 56 127 126 0 69-57 126-127 126-69 0-125-57-125-126z">
          <text:p/>
        </draw:path>
        <draw:path draw:style-name="gr38" draw:text-style-name="P2" draw:layer="layout" svg:width="0.251cm" svg:height="0.251cm" svg:x="13.229cm" svg:y="2.772cm" svg:viewBox="0 0 252 252" svg:d="M0 126c0-70 56-126 125-126 70 0 127 56 127 126 0 69-57 126-127 126-69 0-125-57-125-126z">
          <text:p/>
        </draw:path>
        <draw:path draw:style-name="gr39" draw:text-style-name="P20" draw:layer="layout" svg:width="0.251cm" svg:height="0.251cm" svg:x="12.608cm" svg:y="2.886cm" svg:viewBox="0 0 252 252" svg:d="M0 126c0-69 57-126 126-126s126 57 126 126-57 126-126 126-126-57-126-126z">
          <text:p/>
        </draw:path>
        <draw:path draw:style-name="gr40" draw:text-style-name="P2" draw:layer="layout" svg:width="0.251cm" svg:height="0.251cm" svg:x="12.608cm" svg:y="2.886cm" svg:viewBox="0 0 252 252" svg:d="M0 126c0-69 57-126 126-126s126 57 126 126-57 126-126 126-126-57-126-126z">
          <text:p/>
        </draw:path>
        <draw:path draw:style-name="gr41" draw:text-style-name="P21" draw:layer="layout" svg:width="0.251cm" svg:height="0.25cm" svg:x="13.043cm" svg:y="4.44cm" svg:viewBox="0 0 252 251" svg:d="M0 125c0-69 57-125 127-125 69 0 125 56 125 125 0 70-56 126-125 126-70 0-127-56-127-126z">
          <text:p/>
        </draw:path>
        <draw:path draw:style-name="gr42" draw:text-style-name="P2" draw:layer="layout" svg:width="0.251cm" svg:height="0.25cm" svg:x="13.043cm" svg:y="4.44cm" svg:viewBox="0 0 252 251" svg:d="M0 125c0-69 57-125 127-125 69 0 125 56 125 125 0 70-56 126-125 126-70 0-127-56-127-126z">
          <text:p/>
        </draw:path>
        <draw:path draw:style-name="gr13" draw:text-style-name="P7" draw:layer="layout" svg:width="0.251cm" svg:height="0.251cm" svg:x="13.086cm" svg:y="3.229cm" svg:viewBox="0 0 252 252" svg:d="M0 126c0-69 57-126 126-126s126 57 126 126c0 70-57 126-126 126s-126-56-126-126z">
          <text:p/>
        </draw:path>
        <draw:path draw:style-name="gr14" draw:text-style-name="P2" draw:layer="layout" svg:width="0.251cm" svg:height="0.251cm" svg:x="13.086cm" svg:y="3.229cm" svg:viewBox="0 0 252 252" svg:d="M0 126c0-69 57-126 126-126s126 57 126 126c0 70-57 126-126 126s-126-56-126-126z">
          <text:p/>
        </draw:path>
        <draw:path draw:style-name="gr13" draw:text-style-name="P7" draw:layer="layout" svg:width="0.251cm" svg:height="0.251cm" svg:x="13.086cm" svg:y="3.391cm" svg:viewBox="0 0 252 252" svg:d="M0 126c0-69 57-126 126-126s126 57 126 126-57 126-126 126-126-57-126-126z">
          <text:p/>
        </draw:path>
        <draw:path draw:style-name="gr14" draw:text-style-name="P2" draw:layer="layout" svg:width="0.251cm" svg:height="0.251cm" svg:x="13.086cm" svg:y="3.391cm" svg:viewBox="0 0 252 252" svg:d="M0 126c0-69 57-126 126-126s126 57 126 126-57 126-126 126-126-57-126-126z">
          <text:p/>
        </draw:path>
        <draw:path draw:style-name="gr13" draw:text-style-name="P7" draw:layer="layout" svg:width="0.251cm" svg:height="0.252cm" svg:x="13.086cm" svg:y="3.343cm" svg:viewBox="0 0 252 253" svg:d="M0 127c0-69 57-127 126-127s126 58 126 127-57 126-126 126-126-57-126-126z">
          <text:p/>
        </draw:path>
        <draw:path draw:style-name="gr14" draw:text-style-name="P2" draw:layer="layout" svg:width="0.251cm" svg:height="0.252cm" svg:x="13.086cm" svg:y="3.343cm" svg:viewBox="0 0 252 253" svg:d="M0 127c0-69 57-127 126-127s126 58 126 127-57 126-126 126-126-57-126-126z">
          <text:p/>
        </draw:path>
        <draw:path draw:style-name="gr13" draw:text-style-name="P7" draw:layer="layout" svg:width="0.251cm" svg:height="0.252cm" svg:x="13.086cm" svg:y="3.324cm" svg:viewBox="0 0 252 253" svg:d="M0 127c0-70 57-127 126-127s126 57 126 127c0 69-57 126-126 126s-126-57-126-126z">
          <text:p/>
        </draw:path>
        <draw:path draw:style-name="gr14" draw:text-style-name="P2" draw:layer="layout" svg:width="0.251cm" svg:height="0.252cm" svg:x="13.086cm" svg:y="3.324cm" svg:viewBox="0 0 252 253" svg:d="M0 127c0-70 57-127 126-127s126 57 126 127c0 69-57 126-126 126s-126-57-126-126z">
          <text:p/>
        </draw:path>
        <draw:path draw:style-name="gr43" draw:text-style-name="P22" draw:layer="layout" svg:width="0.251cm" svg:height="0.251cm" svg:x="14.69cm" svg:y="2.457cm" svg:viewBox="0 0 252 252" svg:d="M0 126c0-69 57-126 126-126 70 0 126 57 126 126 0 70-56 126-126 126-69 0-126-56-126-126z">
          <text:p/>
        </draw:path>
        <draw:path draw:style-name="gr44" draw:text-style-name="P2" draw:layer="layout" svg:width="0.251cm" svg:height="0.251cm" svg:x="14.69cm" svg:y="2.457cm" svg:viewBox="0 0 252 252" svg:d="M0 126c0-69 57-126 126-126 70 0 126 57 126 126 0 70-56 126-126 126-69 0-126-56-126-126z">
          <text:p/>
        </draw:path>
        <draw:path draw:style-name="gr45" draw:text-style-name="P23" draw:layer="layout" svg:width="0.251cm" svg:height="0.251cm" svg:x="13.869cm" svg:y="3.229cm" svg:viewBox="0 0 252 252" svg:d="M0 126c0-69 58-126 127-126s125 57 125 126c0 70-56 126-125 126s-127-56-127-126z">
          <text:p/>
        </draw:path>
        <draw:path draw:style-name="gr46" draw:text-style-name="P2" draw:layer="layout" svg:width="0.251cm" svg:height="0.251cm" svg:x="13.869cm" svg:y="3.229cm" svg:viewBox="0 0 252 252" svg:d="M0 126c0-69 58-126 127-126s125 57 125 126c0 70-56 126-125 126s-127-56-127-126z">
          <text:p/>
        </draw:path>
        <draw:path draw:style-name="gr47" draw:text-style-name="P24" draw:layer="layout" svg:width="0.251cm" svg:height="0.251cm" svg:x="14.464cm" svg:y="3.858cm" svg:viewBox="0 0 252 252" svg:d="M0 127c0-69 57-127 126-127 70 0 126 58 126 127s-56 125-126 125c-69 0-126-56-126-125z">
          <text:p/>
        </draw:path>
        <draw:path draw:style-name="gr48" draw:text-style-name="P2" draw:layer="layout" svg:width="0.251cm" svg:height="0.251cm" svg:x="14.464cm" svg:y="3.858cm" svg:viewBox="0 0 252 252" svg:d="M0 127c0-69 57-127 126-127 70 0 126 58 126 127s-56 125-126 125c-69 0-126-56-126-125z">
          <text:p/>
        </draw:path>
        <draw:path draw:style-name="gr45" draw:text-style-name="P23" draw:layer="layout" svg:width="0.251cm" svg:height="0.25cm" svg:x="13.869cm" svg:y="3.163cm" svg:viewBox="0 0 252 251" svg:d="M0 125c0-69 58-125 127-125s125 56 125 125-56 126-125 126-127-57-127-126z">
          <text:p/>
        </draw:path>
        <draw:path draw:style-name="gr46" draw:text-style-name="P2" draw:layer="layout" svg:width="0.251cm" svg:height="0.25cm" svg:x="13.869cm" svg:y="3.163cm" svg:viewBox="0 0 252 251" svg:d="M0 125c0-69 58-125 127-125s125 56 125 125-56 126-125 126-127-57-127-126z">
          <text:p/>
        </draw:path>
        <draw:path draw:style-name="gr43" draw:text-style-name="P22" draw:layer="layout" svg:width="0.251cm" svg:height="0.251cm" svg:x="14.69cm" svg:y="2.686cm" svg:viewBox="0 0 252 252" svg:d="M0 125c0-69 57-125 126-125 70 0 126 56 126 125 0 70-56 127-126 127-69 0-126-57-126-127z">
          <text:p/>
        </draw:path>
        <draw:path draw:style-name="gr44" draw:text-style-name="P2" draw:layer="layout" svg:width="0.251cm" svg:height="0.251cm" svg:x="14.69cm" svg:y="2.686cm" svg:viewBox="0 0 252 252" svg:d="M0 125c0-69 57-125 126-125 70 0 126 56 126 125 0 70-56 127-126 127-69 0-126-57-126-127z">
          <text:p/>
        </draw:path>
        <draw:path draw:style-name="gr45" draw:text-style-name="P23" draw:layer="layout" svg:width="0.251cm" svg:height="0.251cm" svg:x="13.869cm" svg:y="3.077cm" svg:viewBox="0 0 252 252" svg:d="M0 126c0-69 58-126 127-126s125 57 125 126-56 126-125 126-127-57-127-126z">
          <text:p/>
        </draw:path>
        <draw:path draw:style-name="gr46" draw:text-style-name="P2" draw:layer="layout" svg:width="0.251cm" svg:height="0.251cm" svg:x="13.869cm" svg:y="3.077cm" svg:viewBox="0 0 252 252" svg:d="M0 126c0-69 58-126 127-126s125 57 125 126-56 126-125 126-127-57-127-126z">
          <text:p/>
        </draw:path>
        <draw:path draw:style-name="gr45" draw:text-style-name="P23" draw:layer="layout" svg:width="0.251cm" svg:height="0.251cm" svg:x="13.869cm" svg:y="2.972cm" svg:viewBox="0 0 252 252" svg:d="M0 125c0-69 58-125 127-125s125 56 125 125c0 70-56 127-125 127s-127-57-127-127z">
          <text:p/>
        </draw:path>
        <draw:path draw:style-name="gr46" draw:text-style-name="P2" draw:layer="layout" svg:width="0.251cm" svg:height="0.251cm" svg:x="13.869cm" svg:y="2.972cm" svg:viewBox="0 0 252 252" svg:d="M0 125c0-69 58-125 127-125s125 56 125 125c0 70-56 127-125 127s-127-57-127-127z">
          <text:p/>
        </draw:path>
        <draw:path draw:style-name="gr49" draw:text-style-name="P25" draw:layer="layout" svg:width="0.251cm" svg:height="0.251cm" svg:x="13.409cm" svg:y="4.287cm" svg:viewBox="0 0 252 252" svg:d="M0 127c0-70 56-127 126-127 68 0 126 57 126 127 0 69-58 125-126 125-70 0-126-56-126-125z">
          <text:p/>
        </draw:path>
        <draw:path draw:style-name="gr50" draw:text-style-name="P2" draw:layer="layout" svg:width="0.251cm" svg:height="0.251cm" svg:x="13.409cm" svg:y="4.287cm" svg:viewBox="0 0 252 252" svg:d="M0 127c0-70 56-127 126-127 68 0 126 57 126 127 0 69-58 125-126 125-70 0-126-56-126-125z">
          <text:p/>
        </draw:path>
        <draw:path draw:style-name="gr49" draw:text-style-name="P25" draw:layer="layout" svg:width="0.251cm" svg:height="0.251cm" svg:x="13.409cm" svg:y="4.144cm" svg:viewBox="0 0 252 252" svg:d="M0 126c0-69 56-126 126-126 68 0 126 57 126 126s-58 126-126 126c-70 0-126-57-126-126z">
          <text:p/>
        </draw:path>
        <draw:path draw:style-name="gr50" draw:text-style-name="P2" draw:layer="layout" svg:width="0.251cm" svg:height="0.251cm" svg:x="13.409cm" svg:y="4.144cm" svg:viewBox="0 0 252 252" svg:d="M0 126c0-69 56-126 126-126 68 0 126 57 126 126s-58 126-126 126c-70 0-126-57-126-126z">
          <text:p/>
        </draw:path>
        <draw:path draw:style-name="gr33" draw:text-style-name="P17" draw:layer="layout" svg:width="0.251cm" svg:height="0.251cm" svg:x="13.919cm" svg:y="2.667cm" svg:viewBox="0 0 252 252" svg:d="M0 125c0-69 56-125 125-125s127 56 127 125-58 127-127 127-125-58-125-127z">
          <text:p/>
        </draw:path>
        <draw:path draw:style-name="gr34" draw:text-style-name="P2" draw:layer="layout" svg:width="0.251cm" svg:height="0.251cm" svg:x="13.919cm" svg:y="2.667cm" svg:viewBox="0 0 252 252" svg:d="M0 125c0-69 56-125 125-125s127 56 127 125-58 127-127 127-125-58-125-127z">
          <text:p/>
        </draw:path>
        <draw:path draw:style-name="gr51" draw:text-style-name="P26" draw:layer="layout" svg:width="0.251cm" svg:height="0.251cm" svg:x="13.017cm" svg:y="2.467cm" svg:viewBox="0 0 252 252" svg:d="M0 125c0-69 56-125 126-125 69 0 126 56 126 125 0 70-57 127-126 127-70 0-126-57-126-127z">
          <text:p/>
        </draw:path>
        <draw:path draw:style-name="gr52" draw:text-style-name="P2" draw:layer="layout" svg:width="0.251cm" svg:height="0.251cm" svg:x="13.017cm" svg:y="2.467cm" svg:viewBox="0 0 252 252" svg:d="M0 125c0-69 56-125 126-125 69 0 126 56 126 125 0 70-57 127-126 127-70 0-126-57-126-127z">
          <text:p/>
        </draw:path>
        <draw:path draw:style-name="gr49" draw:text-style-name="P25" draw:layer="layout" svg:width="0.251cm" svg:height="0.25cm" svg:x="13.409cm" svg:y="4.24cm" svg:viewBox="0 0 252 251" svg:d="M0 125c0-69 56-125 126-125 68 0 126 56 126 125 0 70-58 126-126 126-70 0-126-56-126-126z">
          <text:p/>
        </draw:path>
        <draw:path draw:style-name="gr50" draw:text-style-name="P2" draw:layer="layout" svg:width="0.251cm" svg:height="0.25cm" svg:x="13.409cm" svg:y="4.24cm" svg:viewBox="0 0 252 251" svg:d="M0 125c0-69 56-125 126-125 68 0 126 56 126 125 0 70-58 126-126 126-70 0-126-56-126-126z">
          <text:p/>
        </draw:path>
        <draw:path draw:style-name="gr49" draw:text-style-name="P25" draw:layer="layout" svg:width="0.251cm" svg:height="0.25cm" svg:x="13.409cm" svg:y="4.059cm" svg:viewBox="0 0 252 251" svg:d="M0 126c0-70 56-126 126-126 68 0 126 56 126 126 0 69-58 125-126 125-70 0-126-56-126-125z">
          <text:p/>
        </draw:path>
        <draw:path draw:style-name="gr50" draw:text-style-name="P2" draw:layer="layout" svg:width="0.251cm" svg:height="0.25cm" svg:x="13.409cm" svg:y="4.059cm" svg:viewBox="0 0 252 251" svg:d="M0 126c0-70 56-126 126-126 68 0 126 56 126 126 0 69-58 125-126 125-70 0-126-56-126-125z">
          <text:p/>
        </draw:path>
        <draw:path draw:style-name="gr49" draw:text-style-name="P25" draw:layer="layout" svg:width="0.251cm" svg:height="0.251cm" svg:x="13.409cm" svg:y="3.982cm" svg:viewBox="0 0 252 252" svg:d="M0 126c0-69 56-126 126-126 68 0 126 57 126 126 0 70-58 126-126 126-70 0-126-56-126-126z">
          <text:p/>
        </draw:path>
        <draw:path draw:style-name="gr50" draw:text-style-name="P2" draw:layer="layout" svg:width="0.251cm" svg:height="0.251cm" svg:x="13.409cm" svg:y="3.982cm" svg:viewBox="0 0 252 252" svg:d="M0 126c0-69 56-126 126-126 68 0 126 57 126 126 0 70-58 126-126 126-70 0-126-56-126-126z">
          <text:p/>
        </draw:path>
        <draw:path draw:style-name="gr19" draw:text-style-name="P10" draw:layer="layout" svg:width="0.251cm" svg:height="0.251cm" svg:x="12.969cm" svg:y="0.932cm" svg:viewBox="0 0 252 252" svg:d="M0 126c0-69 57-126 126-126 70 0 126 57 126 126 0 70-56 126-126 126-69 0-126-56-126-126z">
          <text:p/>
        </draw:path>
        <draw:path draw:style-name="gr20" draw:text-style-name="P2" draw:layer="layout" svg:width="0.251cm" svg:height="0.251cm" svg:x="12.969cm" svg:y="0.932cm" svg:viewBox="0 0 252 252" svg:d="M0 126c0-69 57-126 126-126 70 0 126 57 126 126 0 70-56 126-126 126-69 0-126-56-126-126z">
          <text:p/>
        </draw:path>
        <draw:path draw:style-name="gr53" draw:text-style-name="P27" draw:layer="layout" svg:width="0.251cm" svg:height="0.251cm" svg:x="13.606cm" svg:y="2.524cm" svg:viewBox="0 0 252 252" svg:d="M0 127c0-71 58-127 126-127 70 0 126 56 126 127 0 68-56 125-126 125-68 0-126-57-126-125z">
          <text:p/>
        </draw:path>
        <draw:path draw:style-name="gr54" draw:text-style-name="P2" draw:layer="layout" svg:width="0.251cm" svg:height="0.251cm" svg:x="13.606cm" svg:y="2.524cm" svg:viewBox="0 0 252 252" svg:d="M0 127c0-71 58-127 126-127 70 0 126 56 126 127 0 68-56 125-126 125-68 0-126-57-126-125z">
          <text:p/>
        </draw:path>
        <draw:path draw:style-name="gr53" draw:text-style-name="P27" draw:layer="layout" svg:width="0.251cm" svg:height="0.251cm" svg:x="13.606cm" svg:y="2.896cm" svg:viewBox="0 0 252 252" svg:d="M0 125c0-69 58-125 126-125 70 0 126 56 126 125s-56 127-126 127c-68 0-126-58-126-127z">
          <text:p/>
        </draw:path>
        <draw:path draw:style-name="gr54" draw:text-style-name="P2" draw:layer="layout" svg:width="0.251cm" svg:height="0.251cm" svg:x="13.606cm" svg:y="2.896cm" svg:viewBox="0 0 252 252" svg:d="M0 125c0-69 58-125 126-125 70 0 126 56 126 125s-56 127-126 127c-68 0-126-58-126-127z">
          <text:p/>
        </draw:path>
        <draw:path draw:style-name="gr53" draw:text-style-name="P27" draw:layer="layout" svg:width="0.251cm" svg:height="0.25cm" svg:x="13.606cm" svg:y="2.534cm" svg:viewBox="0 0 252 251" svg:d="M0 126c0-70 58-126 126-126 70 0 126 56 126 126 0 69-56 125-126 125-68 0-126-56-126-125z">
          <text:p/>
        </draw:path>
        <draw:path draw:style-name="gr54" draw:text-style-name="P2" draw:layer="layout" svg:width="0.251cm" svg:height="0.25cm" svg:x="13.606cm" svg:y="2.534cm" svg:viewBox="0 0 252 251" svg:d="M0 126c0-70 58-126 126-126 70 0 126 56 126 126 0 69-56 125-126 125-68 0-126-56-126-125z">
          <text:p/>
        </draw:path>
        <draw:path draw:style-name="gr55" draw:text-style-name="P28" draw:layer="layout" svg:width="0.251cm" svg:height="0.251cm" svg:x="13.409cm" svg:y="3.105cm" svg:viewBox="0 0 252 252" svg:d="M0 127c0-69 57-127 126-127s126 58 126 127-57 125-126 125-126-56-126-125z">
          <text:p/>
        </draw:path>
        <draw:path draw:style-name="gr56" draw:text-style-name="P2" draw:layer="layout" svg:width="0.251cm" svg:height="0.251cm" svg:x="13.409cm" svg:y="3.105cm" svg:viewBox="0 0 252 252" svg:d="M0 127c0-69 57-127 126-127s126 58 126 127-57 125-126 125-126-56-126-125z">
          <text:p/>
        </draw:path>
        <draw:path draw:style-name="gr25" draw:text-style-name="P13" draw:layer="layout" svg:width="0.251cm" svg:height="0.25cm" svg:x="14.301cm" svg:y="2.553cm" svg:viewBox="0 0 252 251" svg:d="M0 126c0-70 57-126 127-126 69 0 125 56 125 126 0 69-56 125-125 125-70 0-127-56-127-125z">
          <text:p/>
        </draw:path>
        <draw:path draw:style-name="gr26" draw:text-style-name="P2" draw:layer="layout" svg:width="0.251cm" svg:height="0.25cm" svg:x="14.301cm" svg:y="2.553cm" svg:viewBox="0 0 252 251" svg:d="M0 126c0-70 57-126 127-126 69 0 125 56 125 126 0 69-56 125-125 125-70 0-127-56-127-125z">
          <text:p/>
        </draw:path>
        <draw:path draw:style-name="gr57" draw:text-style-name="P29" draw:layer="layout" svg:width="0.251cm" svg:height="0.251cm" svg:x="13.104cm" svg:y="4.144cm" svg:viewBox="0 0 252 252" svg:d="M0 126c0-69 58-126 127-126s125 57 125 126-56 126-125 126-127-57-127-126z">
          <text:p/>
        </draw:path>
        <draw:path draw:style-name="gr58" draw:text-style-name="P2" draw:layer="layout" svg:width="0.251cm" svg:height="0.251cm" svg:x="13.104cm" svg:y="4.144cm" svg:viewBox="0 0 252 252" svg:d="M0 126c0-69 58-126 127-126s125 57 125 126-56 126-125 126-127-57-127-126z">
          <text:p/>
        </draw:path>
        <draw:path draw:style-name="gr55" draw:text-style-name="P28" draw:layer="layout" svg:width="0.251cm" svg:height="0.251cm" svg:x="13.409cm" svg:y="3.067cm" svg:viewBox="0 0 252 252" svg:d="M0 127c0-70 57-127 126-127s126 57 126 127c0 69-57 125-126 125s-126-56-126-125z">
          <text:p/>
        </draw:path>
        <draw:path draw:style-name="gr56" draw:text-style-name="P2" draw:layer="layout" svg:width="0.251cm" svg:height="0.251cm" svg:x="13.409cm" svg:y="3.067cm" svg:viewBox="0 0 252 252" svg:d="M0 127c0-70 57-127 126-127s126 57 126 127c0 69-57 125-126 125s-126-56-126-125z">
          <text:p/>
        </draw:path>
        <draw:path draw:style-name="gr25" draw:text-style-name="P13" draw:layer="layout" svg:width="0.251cm" svg:height="0.251cm" svg:x="14.301cm" svg:y="2.762cm" svg:viewBox="0 0 252 252" svg:d="M0 127c0-70 57-127 127-127 69 0 125 57 125 127 0 69-56 125-125 125-70 0-127-56-127-125z">
          <text:p/>
        </draw:path>
        <draw:path draw:style-name="gr26" draw:text-style-name="P2" draw:layer="layout" svg:width="0.251cm" svg:height="0.251cm" svg:x="14.301cm" svg:y="2.762cm" svg:viewBox="0 0 252 252" svg:d="M0 127c0-70 57-127 127-127 69 0 125 57 125 127 0 69-56 125-125 125-70 0-127-56-127-125z">
          <text:p/>
        </draw:path>
        <draw:path draw:style-name="gr57" draw:text-style-name="P29" draw:layer="layout" svg:width="0.251cm" svg:height="0.251cm" svg:x="13.104cm" svg:y="4.363cm" svg:viewBox="0 0 252 252" svg:d="M0 127c0-69 58-127 127-127s125 58 125 127-56 125-125 125-127-56-127-125z">
          <text:p/>
        </draw:path>
        <draw:path draw:style-name="gr58" draw:text-style-name="P2" draw:layer="layout" svg:width="0.251cm" svg:height="0.251cm" svg:x="13.104cm" svg:y="4.363cm" svg:viewBox="0 0 252 252" svg:d="M0 127c0-69 58-127 127-127s125 58 125 127-56 125-125 125-127-56-127-125z">
          <text:p/>
        </draw:path>
        <draw:path draw:style-name="gr25" draw:text-style-name="P13" draw:layer="layout" svg:width="0.251cm" svg:height="0.25cm" svg:x="14.301cm" svg:y="2.591cm" svg:viewBox="0 0 252 251" svg:d="M0 126c0-69 57-126 127-126 69 0 125 57 125 126s-56 125-125 125c-70 0-127-56-127-125z">
          <text:p/>
        </draw:path>
        <draw:path draw:style-name="gr26" draw:text-style-name="P2" draw:layer="layout" svg:width="0.251cm" svg:height="0.25cm" svg:x="14.301cm" svg:y="2.591cm" svg:viewBox="0 0 252 251" svg:d="M0 126c0-69 57-126 127-126 69 0 125 57 125 126s-56 125-125 125c-70 0-127-56-127-125z">
          <text:p/>
        </draw:path>
        <draw:path draw:style-name="gr57" draw:text-style-name="P29" draw:layer="layout" svg:width="0.251cm" svg:height="0.251cm" svg:x="13.104cm" svg:y="4.268cm" svg:viewBox="0 0 252 252" svg:d="M0 127c0-70 58-127 127-127s125 57 125 127c0 68-56 125-125 125s-127-57-127-125z">
          <text:p/>
        </draw:path>
        <draw:path draw:style-name="gr58" draw:text-style-name="P2" draw:layer="layout" svg:width="0.251cm" svg:height="0.251cm" svg:x="13.104cm" svg:y="4.268cm" svg:viewBox="0 0 252 252" svg:d="M0 127c0-70 58-127 127-127s125 57 125 127c0 68-56 125-125 125s-127-57-127-125z">
          <text:p/>
        </draw:path>
        <draw:path draw:style-name="gr59" draw:text-style-name="P30" draw:layer="layout" svg:width="0.251cm" svg:height="0.251cm" svg:x="13.574cm" svg:y="2.743cm" svg:viewBox="0 0 252 252" svg:d="M0 126c0-70 57-126 127-126 68 0 125 56 125 126s-57 126-125 126c-70 0-127-56-127-126z">
          <text:p/>
        </draw:path>
        <draw:path draw:style-name="gr60" draw:text-style-name="P2" draw:layer="layout" svg:width="0.251cm" svg:height="0.251cm" svg:x="13.574cm" svg:y="2.743cm" svg:viewBox="0 0 252 252" svg:d="M0 126c0-70 57-126 127-126 68 0 125 56 125 126s-57 126-125 126c-70 0-127-56-127-126z">
          <text:p/>
        </draw:path>
        <draw:path draw:style-name="gr19" draw:text-style-name="P10" draw:layer="layout" svg:width="0.251cm" svg:height="0.251cm" svg:x="12.969cm" svg:y="0.961cm" svg:viewBox="0 0 252 252" svg:d="M0 125c0-69 57-125 126-125 70 0 126 56 126 125 0 71-56 127-126 127-69 0-126-56-126-127z">
          <text:p/>
        </draw:path>
        <draw:path draw:style-name="gr20" draw:text-style-name="P2" draw:layer="layout" svg:width="0.251cm" svg:height="0.251cm" svg:x="12.969cm" svg:y="0.961cm" svg:viewBox="0 0 252 252" svg:d="M0 125c0-69 57-125 126-125 70 0 126 56 126 125 0 71-56 127-126 127-69 0-126-56-126-127z">
          <text:p/>
        </draw:path>
        <draw:path draw:style-name="gr61" draw:text-style-name="P31" draw:layer="layout" svg:width="0.251cm" svg:height="0.251cm" svg:x="11.978cm" svg:y="0.542cm" svg:viewBox="0 0 252 252" svg:d="M0 126c0-70 56-126 125-126 70 0 127 56 127 126 0 69-57 126-127 126-69 0-125-57-125-126z">
          <text:p/>
        </draw:path>
        <draw:path draw:style-name="gr62" draw:text-style-name="P2" draw:layer="layout" svg:width="0.251cm" svg:height="0.251cm" svg:x="11.978cm" svg:y="0.542cm" svg:viewBox="0 0 252 252" svg:d="M0 126c0-70 56-126 125-126 70 0 127 56 127 126 0 69-57 126-127 126-69 0-125-57-125-126z">
          <text:p/>
        </draw:path>
        <draw:path draw:style-name="gr63" draw:text-style-name="P32" draw:layer="layout" svg:width="0.251cm" svg:height="0.25cm" svg:x="12.29cm" svg:y="4.097cm" svg:viewBox="0 0 252 251" svg:d="M0 126c0-69 57-126 127-126 69 0 125 57 125 126s-56 125-125 125c-70 0-127-56-127-125z">
          <text:p/>
        </draw:path>
        <draw:path draw:style-name="gr64" draw:text-style-name="P2" draw:layer="layout" svg:width="0.251cm" svg:height="0.25cm" svg:x="12.29cm" svg:y="4.097cm" svg:viewBox="0 0 252 251" svg:d="M0 126c0-69 57-126 127-126 69 0 125 57 125 126s-56 125-125 125c-70 0-127-56-127-125z">
          <text:p/>
        </draw:path>
        <draw:path draw:style-name="gr63" draw:text-style-name="P32" draw:layer="layout" svg:width="0.251cm" svg:height="0.251cm" svg:x="12.29cm" svg:y="4.297cm" svg:viewBox="0 0 252 252" svg:d="M0 126c0-70 57-126 127-126 69 0 125 56 125 126 0 69-56 126-125 126-70 0-127-57-127-126z">
          <text:p/>
        </draw:path>
        <draw:path draw:style-name="gr64" draw:text-style-name="P2" draw:layer="layout" svg:width="0.251cm" svg:height="0.251cm" svg:x="12.29cm" svg:y="4.297cm" svg:viewBox="0 0 252 252" svg:d="M0 126c0-70 57-126 127-126 69 0 125 56 125 126 0 69-56 126-125 126-70 0-127-57-127-126z">
          <text:p/>
        </draw:path>
        <draw:path draw:style-name="gr65" draw:text-style-name="P33" draw:layer="layout" svg:width="0.251cm" svg:height="0.251cm" svg:x="12.57cm" svg:y="3.315cm" svg:viewBox="0 0 252 252" svg:d="M0 126c0-70 58-126 127-126s125 56 125 126-56 126-125 126-127-56-127-126z">
          <text:p/>
        </draw:path>
        <draw:path draw:style-name="gr66" draw:text-style-name="P2" draw:layer="layout" svg:width="0.251cm" svg:height="0.251cm" svg:x="12.57cm" svg:y="3.315cm" svg:viewBox="0 0 252 252" svg:d="M0 126c0-70 58-126 127-126s125 56 125 126-56 126-125 126-127-56-127-126z">
          <text:p/>
        </draw:path>
        <draw:path draw:style-name="gr63" draw:text-style-name="P32" draw:layer="layout" svg:width="0.251cm" svg:height="0.251cm" svg:x="12.29cm" svg:y="4.173cm" svg:viewBox="0 0 252 252" svg:d="M0 125c0-69 57-125 127-125 69 0 125 56 125 125s-56 127-125 127c-70 0-127-58-127-127z">
          <text:p/>
        </draw:path>
        <draw:path draw:style-name="gr64" draw:text-style-name="P2" draw:layer="layout" svg:width="0.251cm" svg:height="0.251cm" svg:x="12.29cm" svg:y="4.173cm" svg:viewBox="0 0 252 252" svg:d="M0 125c0-69 57-125 127-125 69 0 125 56 125 125s-56 127-125 127c-70 0-127-58-127-127z">
          <text:p/>
        </draw:path>
        <draw:path draw:style-name="gr67" draw:text-style-name="P34" draw:layer="layout" svg:width="0.25cm" svg:height="0.251cm" svg:x="13.18cm" svg:y="1.142cm" svg:viewBox="0 0 251 252" svg:d="M0 125c0-68 56-125 125-125s126 57 126 125c0 70-57 127-126 127s-125-57-125-127z">
          <text:p/>
        </draw:path>
        <draw:path draw:style-name="gr68" draw:text-style-name="P2" draw:layer="layout" svg:width="0.25cm" svg:height="0.251cm" svg:x="13.18cm" svg:y="1.142cm" svg:viewBox="0 0 251 252" svg:d="M0 125c0-68 56-125 125-125s126 57 126 125c0 70-57 127-126 127s-125-57-125-127z">
          <text:p/>
        </draw:path>
        <draw:path draw:style-name="gr69" draw:text-style-name="P35" draw:layer="layout" svg:width="0.251cm" svg:height="0.25cm" svg:x="14.227cm" svg:y="4.097cm" svg:viewBox="0 0 252 251" svg:d="M0 126c0-69 57-126 126-126 70 0 126 57 126 126s-56 125-126 125c-69 0-126-56-126-125z">
          <text:p/>
        </draw:path>
        <draw:path draw:style-name="gr70" draw:text-style-name="P2" draw:layer="layout" svg:width="0.251cm" svg:height="0.25cm" svg:x="14.227cm" svg:y="4.097cm" svg:viewBox="0 0 252 251" svg:d="M0 126c0-69 57-126 126-126 70 0 126 57 126 126s-56 125-126 125c-69 0-126-56-126-125z">
          <text:p/>
        </draw:path>
        <draw:path draw:style-name="gr69" draw:text-style-name="P35" draw:layer="layout" svg:width="0.251cm" svg:height="0.251cm" svg:x="14.227cm" svg:y="4.087cm" svg:viewBox="0 0 252 252" svg:d="M0 126c0-68 57-126 126-126 70 0 126 58 126 126 0 70-56 126-126 126-69 0-126-56-126-126z">
          <text:p/>
        </draw:path>
        <draw:path draw:style-name="gr70" draw:text-style-name="P2" draw:layer="layout" svg:width="0.251cm" svg:height="0.251cm" svg:x="14.227cm" svg:y="4.087cm" svg:viewBox="0 0 252 252" svg:d="M0 126c0-68 57-126 126-126 70 0 126 58 126 126 0 70-56 126-126 126-69 0-126-56-126-126z">
          <text:p/>
        </draw:path>
        <draw:path draw:style-name="gr71" draw:text-style-name="P36" draw:layer="layout" svg:width="0.251cm" svg:height="0.251cm" svg:x="13.871cm" svg:y="3.305cm" svg:viewBox="0 0 252 252" svg:d="M0 127c0-70 58-127 126-127 69 0 126 57 126 127 0 69-57 125-126 125-68 0-126-56-126-125z">
          <text:p/>
        </draw:path>
        <draw:path draw:style-name="gr72" draw:text-style-name="P2" draw:layer="layout" svg:width="0.251cm" svg:height="0.251cm" svg:x="13.871cm" svg:y="3.305cm" svg:viewBox="0 0 252 252" svg:d="M0 127c0-70 58-127 126-127 69 0 126 57 126 127 0 69-57 125-126 125-68 0-126-56-126-125z">
          <text:p/>
        </draw:path>
        <draw:path draw:style-name="gr73" draw:text-style-name="P37" draw:layer="layout" svg:width="0.251cm" svg:height="0.251cm" svg:x="13.782cm" svg:y="3.21cm" svg:viewBox="0 0 252 252" svg:d="M0 126c0-69 56-126 126-126 69 0 126 57 126 126 0 70-57 126-126 126-70 0-126-56-126-126z">
          <text:p/>
        </draw:path>
        <draw:path draw:style-name="gr74" draw:text-style-name="P2" draw:layer="layout" svg:width="0.251cm" svg:height="0.251cm" svg:x="13.782cm" svg:y="3.21cm" svg:viewBox="0 0 252 252" svg:d="M0 126c0-69 56-126 126-126 69 0 126 57 126 126 0 70-57 126-126 126-70 0-126-56-126-126z">
          <text:p/>
        </draw:path>
        <draw:path draw:style-name="gr73" draw:text-style-name="P37" draw:layer="layout" svg:width="0.251cm" svg:height="0.251cm" svg:x="13.782cm" svg:y="3.229cm" svg:viewBox="0 0 252 252" svg:d="M0 126c0-69 56-126 126-126 69 0 126 57 126 126 0 70-57 126-126 126-70 0-126-56-126-126z">
          <text:p/>
        </draw:path>
        <draw:path draw:style-name="gr74" draw:text-style-name="P2" draw:layer="layout" svg:width="0.251cm" svg:height="0.251cm" svg:x="13.782cm" svg:y="3.229cm" svg:viewBox="0 0 252 252" svg:d="M0 126c0-69 56-126 126-126 69 0 126 57 126 126 0 70-57 126-126 126-70 0-126-56-126-126z">
          <text:p/>
        </draw:path>
        <draw:path draw:style-name="gr73" draw:text-style-name="P37" draw:layer="layout" svg:width="0.251cm" svg:height="0.251cm" svg:x="13.782cm" svg:y="3.534cm" svg:viewBox="0 0 252 252" svg:d="M0 127c0-70 56-127 126-127 69 0 126 57 126 127 0 69-57 125-126 125-70 0-126-56-126-125z">
          <text:p/>
        </draw:path>
        <draw:path draw:style-name="gr74" draw:text-style-name="P2" draw:layer="layout" svg:width="0.251cm" svg:height="0.251cm" svg:x="13.782cm" svg:y="3.534cm" svg:viewBox="0 0 252 252" svg:d="M0 127c0-70 56-127 126-127 69 0 126 57 126 127 0 69-57 125-126 125-70 0-126-56-126-125z">
          <text:p/>
        </draw:path>
        <draw:path draw:style-name="gr73" draw:text-style-name="P37" draw:layer="layout" svg:width="0.251cm" svg:height="0.251cm" svg:x="13.782cm" svg:y="3.239cm" svg:viewBox="0 0 252 252" svg:d="M0 125c0-69 56-125 126-125 69 0 126 56 126 125 0 70-57 127-126 127-70 0-126-57-126-127z">
          <text:p/>
        </draw:path>
        <draw:path draw:style-name="gr74" draw:text-style-name="P2" draw:layer="layout" svg:width="0.251cm" svg:height="0.251cm" svg:x="13.782cm" svg:y="3.239cm" svg:viewBox="0 0 252 252" svg:d="M0 125c0-69 56-125 126-125 69 0 126 56 126 125 0 70-57 127-126 127-70 0-126-57-126-127z">
          <text:p/>
        </draw:path>
        <draw:path draw:style-name="gr73" draw:text-style-name="P37" draw:layer="layout" svg:width="0.251cm" svg:height="0.251cm" svg:x="13.782cm" svg:y="3.506cm" svg:viewBox="0 0 252 252" svg:d="M0 126c0-70 56-126 126-126 69 0 126 56 126 126 0 69-57 126-126 126-70 0-126-57-126-126z">
          <text:p/>
        </draw:path>
        <draw:path draw:style-name="gr74" draw:text-style-name="P2" draw:layer="layout" svg:width="0.251cm" svg:height="0.251cm" svg:x="13.782cm" svg:y="3.506cm" svg:viewBox="0 0 252 252" svg:d="M0 126c0-70 56-126 126-126 69 0 126 56 126 126 0 69-57 126-126 126-70 0-126-57-126-126z">
          <text:p/>
        </draw:path>
        <draw:path draw:style-name="gr53" draw:text-style-name="P27" draw:layer="layout" svg:width="0.251cm" svg:height="0.251cm" svg:x="13.606cm" svg:y="2.6cm" svg:viewBox="0 0 252 252" svg:d="M0 127c0-69 58-127 126-127 70 0 126 58 126 127s-56 125-126 125c-68 0-126-56-126-125z">
          <text:p/>
        </draw:path>
        <draw:path draw:style-name="gr54" draw:text-style-name="P2" draw:layer="layout" svg:width="0.251cm" svg:height="0.251cm" svg:x="13.606cm" svg:y="2.6cm" svg:viewBox="0 0 252 252" svg:d="M0 127c0-69 58-127 126-127 70 0 126 58 126 127s-56 125-126 125c-68 0-126-56-126-125z">
          <text:p/>
        </draw:path>
        <draw:path draw:style-name="gr75" draw:text-style-name="P38" draw:layer="layout" svg:width="0.251cm" svg:height="0.251cm" svg:x="12.706cm" svg:y="3.591cm" svg:viewBox="0 0 252 252" svg:d="M0 127c0-69 57-127 125-127 71 0 127 58 127 127s-56 125-127 125c-68 0-125-56-125-125z">
          <text:p/>
        </draw:path>
        <draw:path draw:style-name="gr76" draw:text-style-name="P2" draw:layer="layout" svg:width="0.251cm" svg:height="0.251cm" svg:x="12.706cm" svg:y="3.591cm" svg:viewBox="0 0 252 252" svg:d="M0 127c0-69 57-127 125-127 71 0 127 58 127 127s-56 125-127 125c-68 0-125-56-125-125z">
          <text:p/>
        </draw:path>
        <draw:path draw:style-name="gr75" draw:text-style-name="P38" draw:layer="layout" svg:width="0.251cm" svg:height="0.251cm" svg:x="12.706cm" svg:y="3.563cm" svg:viewBox="0 0 252 252" svg:d="M0 126c0-70 57-126 125-126 71 0 127 56 127 126 0 69-56 126-127 126-68 0-125-57-125-126z">
          <text:p/>
        </draw:path>
        <draw:path draw:style-name="gr76" draw:text-style-name="P2" draw:layer="layout" svg:width="0.251cm" svg:height="0.251cm" svg:x="12.706cm" svg:y="3.563cm" svg:viewBox="0 0 252 252" svg:d="M0 126c0-70 57-126 125-126 71 0 127 56 127 126 0 69-56 126-127 126-68 0-125-57-125-126z">
          <text:p/>
        </draw:path>
        <draw:path draw:style-name="gr75" draw:text-style-name="P38" draw:layer="layout" svg:width="0.251cm" svg:height="0.251cm" svg:x="12.706cm" svg:y="3.601cm" svg:viewBox="0 0 252 252" svg:d="M0 126c0-69 57-126 125-126 71 0 127 57 127 126s-56 126-127 126c-68 0-125-57-125-126z">
          <text:p/>
        </draw:path>
        <draw:path draw:style-name="gr76" draw:text-style-name="P2" draw:layer="layout" svg:width="0.251cm" svg:height="0.251cm" svg:x="12.706cm" svg:y="3.601cm" svg:viewBox="0 0 252 252" svg:d="M0 126c0-69 57-126 125-126 71 0 127 57 127 126s-56 126-127 126c-68 0-125-57-125-126z">
          <text:p/>
        </draw:path>
        <draw:path draw:style-name="gr53" draw:text-style-name="P27" draw:layer="layout" svg:width="0.251cm" svg:height="0.251cm" svg:x="13.606cm" svg:y="2.61cm" svg:viewBox="0 0 252 252" svg:d="M0 126c0-69 58-126 126-126 70 0 126 57 126 126s-56 126-126 126c-68 0-126-57-126-126z">
          <text:p/>
        </draw:path>
        <draw:path draw:style-name="gr54" draw:text-style-name="P2" draw:layer="layout" svg:width="0.251cm" svg:height="0.251cm" svg:x="13.606cm" svg:y="2.61cm" svg:viewBox="0 0 252 252" svg:d="M0 126c0-69 58-126 126-126 70 0 126 57 126 126s-56 126-126 126c-68 0-126-57-126-126z">
          <text:p/>
        </draw:path>
        <draw:path draw:style-name="gr75" draw:text-style-name="P38" draw:layer="layout" svg:width="0.251cm" svg:height="0.25cm" svg:x="12.706cm" svg:y="3.201cm" svg:viewBox="0 0 252 251" svg:d="M0 125c0-69 57-125 125-125 71 0 127 56 127 125 0 70-56 126-127 126-68 0-125-56-125-126z">
          <text:p/>
        </draw:path>
        <draw:path draw:style-name="gr76" draw:text-style-name="P2" draw:layer="layout" svg:width="0.251cm" svg:height="0.25cm" svg:x="12.706cm" svg:y="3.201cm" svg:viewBox="0 0 252 251" svg:d="M0 125c0-69 57-125 125-125 71 0 127 56 127 125 0 70-56 126-127 126-68 0-125-56-125-126z">
          <text:p/>
        </draw:path>
        <draw:path draw:style-name="gr75" draw:text-style-name="P38" draw:layer="layout" svg:width="0.251cm" svg:height="0.251cm" svg:x="12.706cm" svg:y="3.772cm" svg:viewBox="0 0 252 252" svg:d="M0 127c0-70 57-127 125-127 71 0 127 57 127 127 0 69-56 125-127 125-68 0-125-56-125-125z">
          <text:p/>
        </draw:path>
        <draw:path draw:style-name="gr76" draw:text-style-name="P2" draw:layer="layout" svg:width="0.251cm" svg:height="0.251cm" svg:x="12.706cm" svg:y="3.772cm" svg:viewBox="0 0 252 252" svg:d="M0 127c0-70 57-127 125-127 71 0 127 57 127 127 0 69-56 125-127 125-68 0-125-56-125-125z">
          <text:p/>
        </draw:path>
        <draw:path draw:style-name="gr77" draw:text-style-name="P39" draw:layer="layout" svg:width="0.251cm" svg:height="0.251cm" svg:x="12.558cm" svg:y="3.877cm" svg:viewBox="0 0 252 252" svg:d="M0 126c0-69 56-126 126-126 69 0 126 57 126 126s-57 126-126 126c-70 0-126-57-126-126z">
          <text:p/>
        </draw:path>
        <draw:path draw:style-name="gr78" draw:text-style-name="P2" draw:layer="layout" svg:width="0.251cm" svg:height="0.251cm" svg:x="12.558cm" svg:y="3.877cm" svg:viewBox="0 0 252 252" svg:d="M0 126c0-69 56-126 126-126 69 0 126 57 126 126s-57 126-126 126c-70 0-126-57-126-126z">
          <text:p/>
        </draw:path>
        <draw:path draw:style-name="gr79" draw:text-style-name="P40" draw:layer="layout" svg:width="0.251cm" svg:height="0.251cm" svg:x="14.276cm" svg:y="2.943cm" svg:viewBox="0 0 252 252" svg:d="M0 126c0-69 57-126 127-126 69 0 125 57 125 126 0 70-56 126-125 126-70 0-127-56-127-126z">
          <text:p/>
        </draw:path>
        <draw:path draw:style-name="gr80" draw:text-style-name="P2" draw:layer="layout" svg:width="0.251cm" svg:height="0.251cm" svg:x="14.276cm" svg:y="2.943cm" svg:viewBox="0 0 252 252" svg:d="M0 126c0-69 57-126 127-126 69 0 125 57 125 126 0 70-56 126-125 126-70 0-127-56-127-126z">
          <text:p/>
        </draw:path>
        <draw:path draw:style-name="gr29" draw:text-style-name="P15" draw:layer="layout" svg:width="0.251cm" svg:height="0.251cm" svg:x="12.57cm" svg:y="2.295cm" svg:viewBox="0 0 252 252" svg:d="M0 127c0-70 58-127 127-127s125 57 125 127c0 69-56 125-125 125s-127-56-127-125z">
          <text:p/>
        </draw:path>
        <draw:path draw:style-name="gr30" draw:text-style-name="P2" draw:layer="layout" svg:width="0.251cm" svg:height="0.251cm" svg:x="12.57cm" svg:y="2.295cm" svg:viewBox="0 0 252 252" svg:d="M0 127c0-70 58-127 127-127s125 57 125 127c0 69-56 125-125 125s-127-56-127-125z">
          <text:p/>
        </draw:path>
        <draw:path draw:style-name="gr15" draw:text-style-name="P8" draw:layer="layout" svg:width="0.251cm" svg:height="0.251cm" svg:x="13.753cm" svg:y="4.049cm" svg:viewBox="0 0 252 252" svg:d="M0 126c0-70 57-126 127-126 69 0 125 56 125 126 0 69-56 126-125 126-70 0-127-57-127-126z">
          <text:p/>
        </draw:path>
        <draw:path draw:style-name="gr16" draw:text-style-name="P2" draw:layer="layout" svg:width="0.251cm" svg:height="0.251cm" svg:x="13.753cm" svg:y="4.049cm" svg:viewBox="0 0 252 252" svg:d="M0 126c0-70 57-126 127-126 69 0 125 56 125 126 0 69-56 126-125 126-70 0-127-57-127-126z">
          <text:p/>
        </draw:path>
        <draw:path draw:style-name="gr77" draw:text-style-name="P39" draw:layer="layout" svg:width="0.251cm" svg:height="0.251cm" svg:x="12.558cm" svg:y="3.734cm" svg:viewBox="0 0 252 252" svg:d="M0 126c0-69 56-126 126-126 69 0 126 57 126 126 0 70-57 126-126 126-70 0-126-56-126-126z">
          <text:p/>
        </draw:path>
        <draw:path draw:style-name="gr78" draw:text-style-name="P2" draw:layer="layout" svg:width="0.251cm" svg:height="0.251cm" svg:x="12.558cm" svg:y="3.734cm" svg:viewBox="0 0 252 252" svg:d="M0 126c0-69 56-126 126-126 69 0 126 57 126 126 0 70-57 126-126 126-70 0-126-56-126-126z">
          <text:p/>
        </draw:path>
        <draw:path draw:style-name="gr77" draw:text-style-name="P39" draw:layer="layout" svg:width="0.251cm" svg:height="0.25cm" svg:x="12.558cm" svg:y="3.83cm" svg:viewBox="0 0 252 251" svg:d="M0 126c0-69 56-126 126-126 69 0 126 57 126 126s-57 125-126 125c-70 0-126-56-126-125z">
          <text:p/>
        </draw:path>
        <draw:path draw:style-name="gr78" draw:text-style-name="P2" draw:layer="layout" svg:width="0.251cm" svg:height="0.25cm" svg:x="12.558cm" svg:y="3.83cm" svg:viewBox="0 0 252 251" svg:d="M0 126c0-69 56-126 126-126 69 0 126 57 126 126s-57 125-126 125c-70 0-126-56-126-125z">
          <text:p/>
        </draw:path>
        <draw:path draw:style-name="gr77" draw:text-style-name="P39" draw:layer="layout" svg:width="0.251cm" svg:height="0.251cm" svg:x="12.558cm" svg:y="3.868cm" svg:viewBox="0 0 252 252" svg:d="M0 126c0-69 56-126 126-126 69 0 126 57 126 126s-57 126-126 126c-70 0-126-57-126-126z">
          <text:p/>
        </draw:path>
        <draw:path draw:style-name="gr78" draw:text-style-name="P2" draw:layer="layout" svg:width="0.251cm" svg:height="0.251cm" svg:x="12.558cm" svg:y="3.868cm" svg:viewBox="0 0 252 252" svg:d="M0 126c0-69 56-126 126-126 69 0 126 57 126 126s-57 126-126 126c-70 0-126-57-126-126z">
          <text:p/>
        </draw:path>
        <draw:path draw:style-name="gr23" draw:text-style-name="P12" draw:layer="layout" svg:width="0.251cm" svg:height="0.251cm" svg:x="14.039cm" svg:y="2.438cm" svg:viewBox="0 0 252 252" svg:d="M0 125c0-68 56-125 127-125 68 0 125 57 125 125 0 71-57 127-125 127-71 0-127-56-127-127z">
          <text:p/>
        </draw:path>
        <draw:path draw:style-name="gr24" draw:text-style-name="P2" draw:layer="layout" svg:width="0.251cm" svg:height="0.251cm" svg:x="14.039cm" svg:y="2.438cm" svg:viewBox="0 0 252 252" svg:d="M0 125c0-68 56-125 127-125 68 0 125 57 125 125 0 71-57 127-125 127-71 0-127-56-127-127z">
          <text:p/>
        </draw:path>
        <draw:path draw:style-name="gr81" draw:text-style-name="P41" draw:layer="layout" svg:width="0.251cm" svg:height="0.251cm" svg:x="14.147cm" svg:y="2.905cm" svg:viewBox="0 0 252 252" svg:d="M0 126c0-69 57-126 126-126s126 57 126 126-57 126-126 126-126-57-126-126z">
          <text:p/>
        </draw:path>
        <draw:path draw:style-name="gr82" draw:text-style-name="P2" draw:layer="layout" svg:width="0.251cm" svg:height="0.251cm" svg:x="14.147cm" svg:y="2.905cm" svg:viewBox="0 0 252 252" svg:d="M0 126c0-69 57-126 126-126s126 57 126 126-57 126-126 126-126-57-126-126z">
          <text:p/>
        </draw:path>
        <draw:path draw:style-name="gr83" draw:text-style-name="P42" draw:layer="layout" svg:width="0.25cm" svg:height="0.251cm" svg:x="13.948cm" svg:y="2.019cm" svg:viewBox="0 0 251 252" svg:d="M0 126c0-70 56-126 125-126 70 0 126 56 126 126 0 69-56 126-126 126-69 0-125-57-125-126z">
          <text:p/>
        </draw:path>
        <draw:path draw:style-name="gr84" draw:text-style-name="P2" draw:layer="layout" svg:width="0.25cm" svg:height="0.251cm" svg:x="13.948cm" svg:y="2.019cm" svg:viewBox="0 0 251 252" svg:d="M0 126c0-70 56-126 125-126 70 0 126 56 126 126 0 69-56 126-126 126-69 0-125-57-125-126z">
          <text:p/>
        </draw:path>
        <draw:path draw:style-name="gr25" draw:text-style-name="P13" draw:layer="layout" svg:width="0.251cm" svg:height="0.251cm" svg:x="14.301cm" svg:y="2.362cm" svg:viewBox="0 0 252 252" svg:d="M0 126c0-69 57-126 127-126 69 0 125 57 125 126s-56 126-125 126c-70 0-127-57-127-126z">
          <text:p/>
        </draw:path>
        <draw:path draw:style-name="gr26" draw:text-style-name="P2" draw:layer="layout" svg:width="0.251cm" svg:height="0.251cm" svg:x="14.301cm" svg:y="2.362cm" svg:viewBox="0 0 252 252" svg:d="M0 126c0-69 57-126 127-126 69 0 125 57 125 126s-56 126-125 126c-70 0-127-57-127-126z">
          <text:p/>
        </draw:path>
        <draw:path draw:style-name="gr55" draw:text-style-name="P28" draw:layer="layout" svg:width="0.251cm" svg:height="0.251cm" svg:x="13.409cm" svg:y="3.477cm" svg:viewBox="0 0 252 252" svg:d="M0 125c0-68 57-125 126-125s126 57 126 125c0 71-57 127-126 127s-126-56-126-127z">
          <text:p/>
        </draw:path>
        <draw:path draw:style-name="gr56" draw:text-style-name="P2" draw:layer="layout" svg:width="0.251cm" svg:height="0.251cm" svg:x="13.409cm" svg:y="3.477cm" svg:viewBox="0 0 252 252" svg:d="M0 125c0-68 57-125 126-125s126 57 126 125c0 71-57 127-126 127s-126-56-126-127z">
          <text:p/>
        </draw:path>
        <draw:path draw:style-name="gr55" draw:text-style-name="P28" draw:layer="layout" svg:width="0.251cm" svg:height="0.251cm" svg:x="13.409cm" svg:y="3.391cm" svg:viewBox="0 0 252 252" svg:d="M0 126c0-69 57-126 126-126s126 57 126 126-57 126-126 126-126-57-126-126z">
          <text:p/>
        </draw:path>
        <draw:path draw:style-name="gr56" draw:text-style-name="P2" draw:layer="layout" svg:width="0.251cm" svg:height="0.251cm" svg:x="13.409cm" svg:y="3.391cm" svg:viewBox="0 0 252 252" svg:d="M0 126c0-69 57-126 126-126s126 57 126 126-57 126-126 126-126-57-126-126z">
          <text:p/>
        </draw:path>
        <draw:path draw:style-name="gr55" draw:text-style-name="P28" draw:layer="layout" svg:width="0.251cm" svg:height="0.251cm" svg:x="13.409cm" svg:y="3.391cm" svg:viewBox="0 0 252 252" svg:d="M0 126c0-69 57-126 126-126s126 57 126 126-57 126-126 126-126-57-126-126z">
          <text:p/>
        </draw:path>
        <draw:path draw:style-name="gr56" draw:text-style-name="P2" draw:layer="layout" svg:width="0.251cm" svg:height="0.251cm" svg:x="13.409cm" svg:y="3.391cm" svg:viewBox="0 0 252 252" svg:d="M0 126c0-69 57-126 126-126s126 57 126 126-57 126-126 126-126-57-126-126z">
          <text:p/>
        </draw:path>
        <draw:path draw:style-name="gr55" draw:text-style-name="P28" draw:layer="layout" svg:width="0.251cm" svg:height="0.251cm" svg:x="13.409cm" svg:y="3.458cm" svg:viewBox="0 0 252 252" svg:d="M0 125c0-68 57-125 126-125s126 57 126 125c0 71-57 127-126 127s-126-56-126-127z">
          <text:p/>
        </draw:path>
        <draw:path draw:style-name="gr56" draw:text-style-name="P2" draw:layer="layout" svg:width="0.251cm" svg:height="0.251cm" svg:x="13.409cm" svg:y="3.458cm" svg:viewBox="0 0 252 252" svg:d="M0 125c0-68 57-125 126-125s126 57 126 125c0 71-57 127-126 127s-126-56-126-127z">
          <text:p/>
        </draw:path>
        <draw:path draw:style-name="gr55" draw:text-style-name="P28" draw:layer="layout" svg:width="0.251cm" svg:height="0.251cm" svg:x="13.409cm" svg:y="3.515cm" svg:viewBox="0 0 252 252" svg:d="M0 127c0-70 57-127 126-127s126 57 126 127c0 69-57 125-126 125s-126-56-126-125z">
          <text:p/>
        </draw:path>
        <draw:path draw:style-name="gr56" draw:text-style-name="P2" draw:layer="layout" svg:width="0.251cm" svg:height="0.251cm" svg:x="13.409cm" svg:y="3.515cm" svg:viewBox="0 0 252 252" svg:d="M0 127c0-70 57-127 126-127s126 57 126 127c0 69-57 125-126 125s-126-56-126-125z">
          <text:p/>
        </draw:path>
        <draw:path draw:style-name="gr85" draw:text-style-name="P43" draw:layer="layout" svg:width="0.251cm" svg:height="0.251cm" svg:x="14.346cm" svg:y="3.62cm" svg:viewBox="0 0 252 252" svg:d="M0 126c0-68 57-126 126-126s126 58 126 126c0 69-57 126-126 126s-126-57-126-126z">
          <text:p/>
        </draw:path>
        <draw:path draw:style-name="gr86" draw:text-style-name="P2" draw:layer="layout" svg:width="0.251cm" svg:height="0.251cm" svg:x="14.346cm" svg:y="3.62cm" svg:viewBox="0 0 252 252" svg:d="M0 126c0-68 57-126 126-126s126 58 126 126c0 69-57 126-126 126s-126-57-126-126z">
          <text:p/>
        </draw:path>
        <draw:path draw:style-name="gr85" draw:text-style-name="P43" draw:layer="layout" svg:width="0.251cm" svg:height="0.251cm" svg:x="14.346cm" svg:y="3.439cm" svg:viewBox="0 0 252 252" svg:d="M0 125c0-68 57-125 126-125s126 57 126 125c0 70-57 127-126 127s-126-57-126-127z">
          <text:p/>
        </draw:path>
        <draw:path draw:style-name="gr86" draw:text-style-name="P2" draw:layer="layout" svg:width="0.251cm" svg:height="0.251cm" svg:x="14.346cm" svg:y="3.439cm" svg:viewBox="0 0 252 252" svg:d="M0 125c0-68 57-125 126-125s126 57 126 125c0 70-57 127-126 127s-126-57-126-127z">
          <text:p/>
        </draw:path>
        <draw:path draw:style-name="gr85" draw:text-style-name="P43" draw:layer="layout" svg:width="0.251cm" svg:height="0.251cm" svg:x="14.346cm" svg:y="3.677cm" svg:viewBox="0 0 252 252" svg:d="M0 126c0-69 57-126 126-126s126 57 126 126-57 126-126 126-126-57-126-126z">
          <text:p/>
        </draw:path>
        <draw:path draw:style-name="gr86" draw:text-style-name="P2" draw:layer="layout" svg:width="0.251cm" svg:height="0.251cm" svg:x="14.346cm" svg:y="3.677cm" svg:viewBox="0 0 252 252" svg:d="M0 126c0-69 57-126 126-126s126 57 126 126-57 126-126 126-126-57-126-126z">
          <text:p/>
        </draw:path>
        <draw:path draw:style-name="gr85" draw:text-style-name="P43" draw:layer="layout" svg:width="0.251cm" svg:height="0.25cm" svg:x="14.346cm" svg:y="3.792cm" svg:viewBox="0 0 252 251" svg:d="M0 126c0-70 57-126 126-126s126 56 126 126c0 69-57 125-126 125s-126-56-126-125z">
          <text:p/>
        </draw:path>
        <draw:path draw:style-name="gr86" draw:text-style-name="P2" draw:layer="layout" svg:width="0.251cm" svg:height="0.25cm" svg:x="14.346cm" svg:y="3.792cm" svg:viewBox="0 0 252 251" svg:d="M0 126c0-70 57-126 126-126s126 56 126 126c0 69-57 125-126 125s-126-56-126-125z">
          <text:p/>
        </draw:path>
        <draw:path draw:style-name="gr85" draw:text-style-name="P43" draw:layer="layout" svg:width="0.251cm" svg:height="0.25cm" svg:x="14.346cm" svg:y="3.63cm" svg:viewBox="0 0 252 251" svg:d="M0 125c0-69 57-125 126-125s126 56 126 125-57 126-126 126-126-57-126-126z">
          <text:p/>
        </draw:path>
        <draw:path draw:style-name="gr86" draw:text-style-name="P2" draw:layer="layout" svg:width="0.251cm" svg:height="0.25cm" svg:x="14.346cm" svg:y="3.63cm" svg:viewBox="0 0 252 251" svg:d="M0 125c0-69 57-125 126-125s126 56 126 125-57 126-126 126-126-57-126-126z">
          <text:p/>
        </draw:path>
        <draw:path draw:style-name="gr57" draw:text-style-name="P29" draw:layer="layout" svg:width="0.251cm" svg:height="0.25cm" svg:x="13.104cm" svg:y="4.421cm" svg:viewBox="0 0 252 251" svg:d="M0 125c0-69 58-125 127-125s125 56 125 125-56 126-125 126-127-57-127-126z">
          <text:p/>
        </draw:path>
        <draw:path draw:style-name="gr58" draw:text-style-name="P2" draw:layer="layout" svg:width="0.251cm" svg:height="0.25cm" svg:x="13.104cm" svg:y="4.421cm" svg:viewBox="0 0 252 251" svg:d="M0 125c0-69 58-125 127-125s125 56 125 125-56 126-125 126-127-57-127-126z">
          <text:p/>
        </draw:path>
        <draw:path draw:style-name="gr51" draw:text-style-name="P26" draw:layer="layout" svg:width="0.251cm" svg:height="0.25cm" svg:x="13.017cm" svg:y="2.782cm" svg:viewBox="0 0 252 251" svg:d="M0 126c0-70 56-126 126-126 69 0 126 56 126 126 0 69-57 125-126 125-70 0-126-56-126-125z">
          <text:p/>
        </draw:path>
        <draw:path draw:style-name="gr52" draw:text-style-name="P2" draw:layer="layout" svg:width="0.251cm" svg:height="0.25cm" svg:x="13.017cm" svg:y="2.782cm" svg:viewBox="0 0 252 251" svg:d="M0 126c0-70 56-126 126-126 69 0 126 56 126 126 0 69-57 125-126 125-70 0-126-56-126-125z">
          <text:p/>
        </draw:path>
        <draw:path draw:style-name="gr19" draw:text-style-name="P10" draw:layer="layout" svg:width="0.251cm" svg:height="0.25cm" svg:x="12.969cm" svg:y="0.523cm" svg:viewBox="0 0 252 251" svg:d="M0 126c0-70 57-126 126-126 70 0 126 56 126 126 0 69-56 125-126 125-69 0-126-56-126-125z">
          <text:p/>
        </draw:path>
        <draw:path draw:style-name="gr20" draw:text-style-name="P2" draw:layer="layout" svg:width="0.251cm" svg:height="0.25cm" svg:x="12.969cm" svg:y="0.523cm" svg:viewBox="0 0 252 251" svg:d="M0 126c0-70 57-126 126-126 70 0 126 56 126 126 0 69-56 125-126 125-69 0-126-56-126-125z">
          <text:p/>
        </draw:path>
        <draw:path draw:style-name="gr87" draw:text-style-name="P44" draw:layer="layout" svg:width="0.251cm" svg:height="0.251cm" svg:x="13.74cm" svg:y="3.477cm" svg:viewBox="0 0 252 252" svg:d="M0 125c0-68 57-125 126-125 70 0 126 57 126 125 0 71-56 127-126 127-69 0-126-56-126-127z">
          <text:p/>
        </draw:path>
        <draw:path draw:style-name="gr88" draw:text-style-name="P2" draw:layer="layout" svg:width="0.251cm" svg:height="0.251cm" svg:x="13.74cm" svg:y="3.477cm" svg:viewBox="0 0 252 252" svg:d="M0 125c0-68 57-125 126-125 70 0 126 57 126 125 0 71-56 127-126 127-69 0-126-56-126-127z">
          <text:p/>
        </draw:path>
        <draw:path draw:style-name="gr87" draw:text-style-name="P44" draw:layer="layout" svg:width="0.251cm" svg:height="0.251cm" svg:x="13.74cm" svg:y="3.372cm" svg:viewBox="0 0 252 252" svg:d="M0 127c0-69 57-127 126-127 70 0 126 58 126 127s-56 125-126 125c-69 0-126-56-126-125z">
          <text:p/>
        </draw:path>
        <draw:path draw:style-name="gr88" draw:text-style-name="P2" draw:layer="layout" svg:width="0.251cm" svg:height="0.251cm" svg:x="13.74cm" svg:y="3.372cm" svg:viewBox="0 0 252 252" svg:d="M0 127c0-69 57-127 126-127 70 0 126 58 126 127s-56 125-126 125c-69 0-126-56-126-125z">
          <text:p/>
        </draw:path>
        <draw:path draw:style-name="gr87" draw:text-style-name="P44" draw:layer="layout" svg:width="0.251cm" svg:height="0.251cm" svg:x="13.74cm" svg:y="3.553cm" svg:viewBox="0 0 252 252" svg:d="M0 127c0-70 57-127 126-127 70 0 126 57 126 127 0 69-56 125-126 125-69 0-126-56-126-125z">
          <text:p/>
        </draw:path>
        <draw:path draw:style-name="gr88" draw:text-style-name="P2" draw:layer="layout" svg:width="0.251cm" svg:height="0.251cm" svg:x="13.74cm" svg:y="3.553cm" svg:viewBox="0 0 252 252" svg:d="M0 127c0-70 57-127 126-127 70 0 126 57 126 127 0 69-56 125-126 125-69 0-126-56-126-125z">
          <text:p/>
        </draw:path>
        <draw:path draw:style-name="gr87" draw:text-style-name="P44" draw:layer="layout" svg:width="0.251cm" svg:height="0.251cm" svg:x="13.74cm" svg:y="3.601cm" svg:viewBox="0 0 252 252" svg:d="M0 126c0-69 57-126 126-126 70 0 126 57 126 126s-56 126-126 126c-69 0-126-57-126-126z">
          <text:p/>
        </draw:path>
        <draw:path draw:style-name="gr88" draw:text-style-name="P2" draw:layer="layout" svg:width="0.251cm" svg:height="0.251cm" svg:x="13.74cm" svg:y="3.601cm" svg:viewBox="0 0 252 252" svg:d="M0 126c0-69 57-126 126-126 70 0 126 57 126 126s-56 126-126 126c-69 0-126-57-126-126z">
          <text:p/>
        </draw:path>
        <draw:path draw:style-name="gr87" draw:text-style-name="P44" draw:layer="layout" svg:width="0.251cm" svg:height="0.251cm" svg:x="13.74cm" svg:y="3.525cm" svg:viewBox="0 0 252 252" svg:d="M0 126c0-70 57-126 126-126 70 0 126 56 126 126 0 69-56 126-126 126-69 0-126-57-126-126z">
          <text:p/>
        </draw:path>
        <draw:path draw:style-name="gr88" draw:text-style-name="P2" draw:layer="layout" svg:width="0.251cm" svg:height="0.251cm" svg:x="13.74cm" svg:y="3.525cm" svg:viewBox="0 0 252 252" svg:d="M0 126c0-70 57-126 126-126 70 0 126 56 126 126 0 69-56 126-126 126-69 0-126-57-126-126z">
          <text:p/>
        </draw:path>
        <draw:path draw:style-name="gr89" draw:text-style-name="P45" draw:layer="layout" svg:width="0.251cm" svg:height="0.251cm" svg:x="13.683cm" svg:y="2.877cm" svg:viewBox="0 0 252 252" svg:d="M0 125c0-69 56-125 125-125 70 0 127 56 127 125s-57 127-127 127c-69 0-125-58-125-127z">
          <text:p/>
        </draw:path>
        <draw:path draw:style-name="gr90" draw:text-style-name="P2" draw:layer="layout" svg:width="0.251cm" svg:height="0.251cm" svg:x="13.683cm" svg:y="2.877cm" svg:viewBox="0 0 252 252" svg:d="M0 125c0-69 56-125 125-125 70 0 127 56 127 125s-57 127-127 127c-69 0-125-58-125-127z">
          <text:p/>
        </draw:path>
        <draw:path draw:style-name="gr89" draw:text-style-name="P45" draw:layer="layout" svg:width="0.251cm" svg:height="0.251cm" svg:x="13.683cm" svg:y="3.086cm" svg:viewBox="0 0 252 252" svg:d="M0 127c0-69 56-127 125-127 70 0 127 58 127 127s-57 125-127 125c-69 0-125-56-125-125z">
          <text:p/>
        </draw:path>
        <draw:path draw:style-name="gr90" draw:text-style-name="P2" draw:layer="layout" svg:width="0.251cm" svg:height="0.251cm" svg:x="13.683cm" svg:y="3.086cm" svg:viewBox="0 0 252 252" svg:d="M0 127c0-69 56-127 125-127 70 0 127 58 127 127s-57 125-127 125c-69 0-125-56-125-125z">
          <text:p/>
        </draw:path>
        <draw:path draw:style-name="gr89" draw:text-style-name="P45" draw:layer="layout" svg:width="0.251cm" svg:height="0.251cm" svg:x="13.683cm" svg:y="3.029cm" svg:viewBox="0 0 252 252" svg:d="M0 126c0-69 56-126 125-126 70 0 127 57 127 126 0 70-57 126-127 126-69 0-125-56-125-126z">
          <text:p/>
        </draw:path>
        <draw:path draw:style-name="gr90" draw:text-style-name="P2" draw:layer="layout" svg:width="0.251cm" svg:height="0.251cm" svg:x="13.683cm" svg:y="3.029cm" svg:viewBox="0 0 252 252" svg:d="M0 126c0-69 56-126 125-126 70 0 127 57 127 126 0 70-57 126-127 126-69 0-125-56-125-126z">
          <text:p/>
        </draw:path>
        <draw:path draw:style-name="gr55" draw:text-style-name="P28" draw:layer="layout" svg:width="0.251cm" svg:height="0.251cm" svg:x="13.409cm" svg:y="3.258cm" svg:viewBox="0 0 252 252" svg:d="M0 126c0-70 57-126 126-126s126 56 126 126c0 69-57 126-126 126s-126-57-126-126z">
          <text:p/>
        </draw:path>
        <draw:path draw:style-name="gr56" draw:text-style-name="P2" draw:layer="layout" svg:width="0.251cm" svg:height="0.251cm" svg:x="13.409cm" svg:y="3.258cm" svg:viewBox="0 0 252 252" svg:d="M0 126c0-70 57-126 126-126s126 56 126 126c0 69-57 126-126 126s-126-57-126-126z">
          <text:p/>
        </draw:path>
        <draw:path draw:style-name="gr89" draw:text-style-name="P45" draw:layer="layout" svg:width="0.251cm" svg:height="0.251cm" svg:x="13.683cm" svg:y="2.81cm" svg:viewBox="0 0 252 252" svg:d="M0 126c0-69 56-126 125-126 70 0 127 57 127 126s-57 126-127 126c-69 0-125-57-125-126z">
          <text:p/>
        </draw:path>
        <draw:path draw:style-name="gr90" draw:text-style-name="P2" draw:layer="layout" svg:width="0.251cm" svg:height="0.251cm" svg:x="13.683cm" svg:y="2.81cm" svg:viewBox="0 0 252 252" svg:d="M0 126c0-69 56-126 125-126 70 0 127 57 127 126s-57 126-127 126c-69 0-125-57-125-126z">
          <text:p/>
        </draw:path>
        <draw:path draw:style-name="gr89" draw:text-style-name="P45" draw:layer="layout" svg:width="0.251cm" svg:height="0.251cm" svg:x="13.683cm" svg:y="2.896cm" svg:viewBox="0 0 252 252" svg:d="M0 125c0-69 56-125 125-125 70 0 127 56 127 125s-57 127-127 127c-69 0-125-58-125-127z">
          <text:p/>
        </draw:path>
        <draw:path draw:style-name="gr90" draw:text-style-name="P2" draw:layer="layout" svg:width="0.251cm" svg:height="0.251cm" svg:x="13.683cm" svg:y="2.896cm" svg:viewBox="0 0 252 252" svg:d="M0 125c0-69 56-125 125-125 70 0 127 56 127 125s-57 127-127 127c-69 0-125-58-125-127z">
          <text:p/>
        </draw:path>
        <draw:path draw:style-name="gr39" draw:text-style-name="P20" draw:layer="layout" svg:width="0.251cm" svg:height="0.25cm" svg:x="12.608cm" svg:y="2.801cm" svg:viewBox="0 0 252 251" svg:d="M0 126c0-70 57-126 126-126s126 56 126 126c0 69-57 125-126 125s-126-56-126-125z">
          <text:p/>
        </draw:path>
        <draw:path draw:style-name="gr40" draw:text-style-name="P2" draw:layer="layout" svg:width="0.251cm" svg:height="0.25cm" svg:x="12.608cm" svg:y="2.801cm" svg:viewBox="0 0 252 251" svg:d="M0 126c0-70 57-126 126-126s126 56 126 126c0 69-57 125-126 125s-126-56-126-125z">
          <text:p/>
        </draw:path>
        <draw:path draw:style-name="gr39" draw:text-style-name="P20" draw:layer="layout" svg:width="0.251cm" svg:height="0.251cm" svg:x="12.608cm" svg:y="2.915cm" svg:viewBox="0 0 252 252" svg:d="M0 125c0-69 57-125 126-125s126 56 126 125-57 127-126 127-126-58-126-127z">
          <text:p/>
        </draw:path>
        <draw:path draw:style-name="gr40" draw:text-style-name="P2" draw:layer="layout" svg:width="0.251cm" svg:height="0.251cm" svg:x="12.608cm" svg:y="2.915cm" svg:viewBox="0 0 252 252" svg:d="M0 125c0-69 57-125 126-125s126 56 126 125-57 127-126 127-126-58-126-127z">
          <text:p/>
        </draw:path>
        <draw:path draw:style-name="gr39" draw:text-style-name="P20" draw:layer="layout" svg:width="0.251cm" svg:height="0.251cm" svg:x="12.608cm" svg:y="2.791cm" svg:viewBox="0 0 252 252" svg:d="M0 126c0-70 57-126 126-126s126 56 126 126c0 69-57 126-126 126s-126-57-126-126z">
          <text:p/>
        </draw:path>
        <draw:path draw:style-name="gr40" draw:text-style-name="P2" draw:layer="layout" svg:width="0.251cm" svg:height="0.251cm" svg:x="12.608cm" svg:y="2.791cm" svg:viewBox="0 0 252 252" svg:d="M0 126c0-70 57-126 126-126s126 56 126 126c0 69-57 126-126 126s-126-57-126-126z">
          <text:p/>
        </draw:path>
        <draw:path draw:style-name="gr39" draw:text-style-name="P20" draw:layer="layout" svg:width="0.251cm" svg:height="0.25cm" svg:x="12.608cm" svg:y="2.553cm" svg:viewBox="0 0 252 251" svg:d="M0 126c0-70 57-126 126-126s126 56 126 126c0 69-57 125-126 125s-126-56-126-125z">
          <text:p/>
        </draw:path>
        <draw:path draw:style-name="gr40" draw:text-style-name="P2" draw:layer="layout" svg:width="0.251cm" svg:height="0.25cm" svg:x="12.608cm" svg:y="2.553cm" svg:viewBox="0 0 252 251" svg:d="M0 126c0-70 57-126 126-126s126 56 126 126c0 69-57 125-126 125s-126-56-126-125z">
          <text:p/>
        </draw:path>
        <draw:path draw:style-name="gr91" draw:text-style-name="P46" draw:layer="layout" svg:width="0.251cm" svg:height="0.251cm" svg:x="13.493cm" svg:y="3.515cm" svg:viewBox="0 0 252 252" svg:d="M0 127c0-70 57-127 126-127 70 0 126 57 126 127 0 69-56 125-126 125-69 0-126-56-126-125z">
          <text:p/>
        </draw:path>
        <draw:path draw:style-name="gr92" draw:text-style-name="P2" draw:layer="layout" svg:width="0.251cm" svg:height="0.251cm" svg:x="13.493cm" svg:y="3.515cm" svg:viewBox="0 0 252 252" svg:d="M0 127c0-70 57-127 126-127 70 0 126 57 126 127 0 69-56 125-126 125-69 0-126-56-126-125z">
          <text:p/>
        </draw:path>
        <draw:path draw:style-name="gr93" draw:text-style-name="P47" draw:layer="layout" svg:width="0.252cm" svg:height="0.251cm" svg:x="13.617cm" svg:y="3.954cm" svg:viewBox="0 0 253 252" svg:d="M0 125c0-69 57-125 127-125 69 0 126 56 126 125 0 70-57 127-126 127-70 0-127-57-127-127z">
          <text:p/>
        </draw:path>
        <draw:path draw:style-name="gr94" draw:text-style-name="P2" draw:layer="layout" svg:width="0.252cm" svg:height="0.251cm" svg:x="13.617cm" svg:y="3.954cm" svg:viewBox="0 0 253 252" svg:d="M0 125c0-69 57-125 127-125 69 0 126 56 126 125 0 70-57 127-126 127-70 0-127-57-127-127z">
          <text:p/>
        </draw:path>
        <draw:path draw:style-name="gr95" draw:text-style-name="P48" draw:layer="layout" svg:width="0.251cm" svg:height="0.251cm" svg:x="12.583cm" svg:y="3.267cm" svg:viewBox="0 0 252 252" svg:d="M0 127c0-70 58-127 127-127s125 57 125 127c0 69-56 125-125 125s-127-56-127-125z">
          <text:p/>
        </draw:path>
        <draw:path draw:style-name="gr96" draw:text-style-name="P2" draw:layer="layout" svg:width="0.251cm" svg:height="0.251cm" svg:x="12.583cm" svg:y="3.267cm" svg:viewBox="0 0 252 252" svg:d="M0 127c0-70 58-127 127-127s125 57 125 127c0 69-56 125-125 125s-127-56-127-125z">
          <text:p/>
        </draw:path>
        <draw:path draw:style-name="gr95" draw:text-style-name="P48" draw:layer="layout" svg:width="0.251cm" svg:height="0.25cm" svg:x="12.583cm" svg:y="3.182cm" svg:viewBox="0 0 252 251" svg:d="M0 125c0-69 58-125 127-125s125 56 125 125c0 70-56 126-125 126s-127-56-127-126z">
          <text:p/>
        </draw:path>
        <draw:path draw:style-name="gr96" draw:text-style-name="P2" draw:layer="layout" svg:width="0.251cm" svg:height="0.25cm" svg:x="12.583cm" svg:y="3.182cm" svg:viewBox="0 0 252 251" svg:d="M0 125c0-69 58-125 127-125s125 56 125 125c0 70-56 126-125 126s-127-56-127-126z">
          <text:p/>
        </draw:path>
        <draw:path draw:style-name="gr95" draw:text-style-name="P48" draw:layer="layout" svg:width="0.251cm" svg:height="0.251cm" svg:x="12.583cm" svg:y="3.305cm" svg:viewBox="0 0 252 252" svg:d="M0 127c0-70 58-127 127-127s125 57 125 127c0 69-56 125-125 125s-127-56-127-125z">
          <text:p/>
        </draw:path>
        <draw:path draw:style-name="gr96" draw:text-style-name="P2" draw:layer="layout" svg:width="0.251cm" svg:height="0.251cm" svg:x="12.583cm" svg:y="3.305cm" svg:viewBox="0 0 252 252" svg:d="M0 127c0-70 58-127 127-127s125 57 125 127c0 69-56 125-125 125s-127-56-127-125z">
          <text:p/>
        </draw:path>
        <draw:path draw:style-name="gr95" draw:text-style-name="P48" draw:layer="layout" svg:width="0.251cm" svg:height="0.251cm" svg:x="12.583cm" svg:y="3.296cm" svg:viewBox="0 0 252 252" svg:d="M0 126c0-70 58-126 127-126s125 56 125 126c0 69-56 126-125 126s-127-57-127-126z">
          <text:p/>
        </draw:path>
        <draw:path draw:style-name="gr96" draw:text-style-name="P2" draw:layer="layout" svg:width="0.251cm" svg:height="0.251cm" svg:x="12.583cm" svg:y="3.296cm" svg:viewBox="0 0 252 252" svg:d="M0 126c0-70 58-126 127-126s125 56 125 126c0 69-56 126-125 126s-127-57-127-126z">
          <text:p/>
        </draw:path>
        <draw:path draw:style-name="gr95" draw:text-style-name="P48" draw:layer="layout" svg:width="0.251cm" svg:height="0.25cm" svg:x="12.583cm" svg:y="3.163cm" svg:viewBox="0 0 252 251" svg:d="M0 125c0-69 58-125 127-125s125 56 125 125-56 126-125 126-127-57-127-126z">
          <text:p/>
        </draw:path>
        <draw:path draw:style-name="gr96" draw:text-style-name="P2" draw:layer="layout" svg:width="0.251cm" svg:height="0.25cm" svg:x="12.583cm" svg:y="3.163cm" svg:viewBox="0 0 252 251" svg:d="M0 125c0-69 58-125 127-125s125 56 125 125-56 126-125 126-127-57-127-126z">
          <text:p/>
        </draw:path>
        <draw:path draw:style-name="gr51" draw:text-style-name="P26" draw:layer="layout" svg:width="0.251cm" svg:height="0.251cm" svg:x="13.017cm" svg:y="2.562cm" svg:viewBox="0 0 252 252" svg:d="M0 127c0-70 56-127 126-127 69 0 126 57 126 127 0 68-57 125-126 125-70 0-126-57-126-125z">
          <text:p/>
        </draw:path>
        <draw:path draw:style-name="gr52" draw:text-style-name="P2" draw:layer="layout" svg:width="0.251cm" svg:height="0.251cm" svg:x="13.017cm" svg:y="2.562cm" svg:viewBox="0 0 252 252" svg:d="M0 127c0-70 56-127 126-127 69 0 126 57 126 127 0 68-57 125-126 125-70 0-126-57-126-125z">
          <text:p/>
        </draw:path>
        <draw:path draw:style-name="gr19" draw:text-style-name="P10" draw:layer="layout" svg:width="0.251cm" svg:height="0.251cm" svg:x="12.969cm" svg:y="1.171cm" svg:viewBox="0 0 252 252" svg:d="M0 125c0-69 57-125 126-125 70 0 126 56 126 125s-56 127-126 127c-69 0-126-58-126-127z">
          <text:p/>
        </draw:path>
        <draw:path draw:style-name="gr20" draw:text-style-name="P2" draw:layer="layout" svg:width="0.251cm" svg:height="0.251cm" svg:x="12.969cm" svg:y="1.171cm" svg:viewBox="0 0 252 252" svg:d="M0 125c0-69 57-125 126-125 70 0 126 56 126 125s-56 127-126 127c-69 0-126-58-126-127z">
          <text:p/>
        </draw:path>
        <draw:path draw:style-name="gr19" draw:text-style-name="P10" draw:layer="layout" svg:width="0.251cm" svg:height="0.25cm" svg:x="12.969cm" svg:y="1.133cm" svg:viewBox="0 0 252 251" svg:d="M0 125c0-69 57-125 126-125 70 0 126 56 126 125s-56 126-126 126c-69 0-126-57-126-126z">
          <text:p/>
        </draw:path>
        <draw:path draw:style-name="gr20" draw:text-style-name="P2" draw:layer="layout" svg:width="0.251cm" svg:height="0.25cm" svg:x="12.969cm" svg:y="1.133cm" svg:viewBox="0 0 252 251" svg:d="M0 125c0-69 57-125 126-125 70 0 126 56 126 125s-56 126-126 126c-69 0-126-57-126-126z">
          <text:p/>
        </draw:path>
        <draw:path draw:style-name="gr47" draw:text-style-name="P24" draw:layer="layout" svg:width="0.251cm" svg:height="0.25cm" svg:x="14.464cm" svg:y="3.811cm" svg:viewBox="0 0 252 251" svg:d="M0 126c0-70 57-126 126-126 70 0 126 56 126 126 0 69-56 125-126 125-69 0-126-56-126-125z">
          <text:p/>
        </draw:path>
        <draw:path draw:style-name="gr48" draw:text-style-name="P2" draw:layer="layout" svg:width="0.251cm" svg:height="0.25cm" svg:x="14.464cm" svg:y="3.811cm" svg:viewBox="0 0 252 251" svg:d="M0 126c0-70 57-126 126-126 70 0 126 56 126 126 0 69-56 125-126 125-69 0-126-56-126-125z">
          <text:p/>
        </draw:path>
        <draw:path draw:style-name="gr19" draw:text-style-name="P10" draw:layer="layout" svg:width="0.251cm" svg:height="0.251cm" svg:x="12.969cm" svg:y="1.018cm" svg:viewBox="0 0 252 252" svg:d="M0 127c0-70 57-127 126-127 70 0 126 57 126 127 0 69-56 125-126 125-69 0-126-56-126-125z">
          <text:p/>
        </draw:path>
        <draw:path draw:style-name="gr20" draw:text-style-name="P2" draw:layer="layout" svg:width="0.251cm" svg:height="0.251cm" svg:x="12.969cm" svg:y="1.018cm" svg:viewBox="0 0 252 252" svg:d="M0 127c0-70 57-127 126-127 70 0 126 57 126 127 0 69-56 125-126 125-69 0-126-56-126-125z">
          <text:p/>
        </draw:path>
        <draw:path draw:style-name="gr19" draw:text-style-name="P10" draw:layer="layout" svg:width="0.251cm" svg:height="0.251cm" svg:x="12.969cm" svg:y="0.799cm" svg:viewBox="0 0 252 252" svg:d="M0 126c0-70 57-126 126-126 70 0 126 56 126 126 0 69-56 126-126 126-69 0-126-57-126-126z">
          <text:p/>
        </draw:path>
        <draw:path draw:style-name="gr20" draw:text-style-name="P2" draw:layer="layout" svg:width="0.251cm" svg:height="0.251cm" svg:x="12.969cm" svg:y="0.799cm" svg:viewBox="0 0 252 252" svg:d="M0 126c0-70 57-126 126-126 70 0 126 56 126 126 0 69-56 126-126 126-69 0-126-57-126-126z">
          <text:p/>
        </draw:path>
        <draw:path draw:style-name="gr51" draw:text-style-name="P26" draw:layer="layout" svg:width="0.251cm" svg:height="0.251cm" svg:x="13.017cm" svg:y="2.695cm" svg:viewBox="0 0 252 252" svg:d="M0 126c0-69 56-126 126-126 69 0 126 57 126 126 0 70-57 126-126 126-70 0-126-56-126-126z">
          <text:p/>
        </draw:path>
        <draw:path draw:style-name="gr52" draw:text-style-name="P2" draw:layer="layout" svg:width="0.251cm" svg:height="0.251cm" svg:x="13.017cm" svg:y="2.695cm" svg:viewBox="0 0 252 252" svg:d="M0 126c0-69 56-126 126-126 69 0 126 57 126 126 0 70-57 126-126 126-70 0-126-56-126-126z">
          <text:p/>
        </draw:path>
        <draw:path draw:style-name="gr51" draw:text-style-name="P26" draw:layer="layout" svg:width="0.251cm" svg:height="0.25cm" svg:x="13.017cm" svg:y="2.534cm" svg:viewBox="0 0 252 251" svg:d="M0 126c0-70 56-126 126-126 69 0 126 56 126 126 0 69-57 125-126 125-70 0-126-56-126-125z">
          <text:p/>
        </draw:path>
        <draw:path draw:style-name="gr52" draw:text-style-name="P2" draw:layer="layout" svg:width="0.251cm" svg:height="0.25cm" svg:x="13.017cm" svg:y="2.534cm" svg:viewBox="0 0 252 251" svg:d="M0 126c0-70 56-126 126-126 69 0 126 56 126 126 0 69-57 125-126 125-70 0-126-56-126-125z">
          <text:p/>
        </draw:path>
        <draw:path draw:style-name="gr97" draw:text-style-name="P49" draw:layer="layout" svg:width="0.251cm" svg:height="0.251cm" svg:x="12.971cm" svg:y="2.2cm" svg:viewBox="0 0 252 252" svg:d="M0 125c0-68 57-125 126-125 70 0 126 57 126 125 0 71-56 127-126 127-69 0-126-56-126-127z">
          <text:p/>
        </draw:path>
        <draw:path draw:style-name="gr98" draw:text-style-name="P2" draw:layer="layout" svg:width="0.251cm" svg:height="0.251cm" svg:x="12.971cm" svg:y="2.2cm" svg:viewBox="0 0 252 252" svg:d="M0 125c0-68 57-125 126-125 70 0 126 57 126 125 0 71-56 127-126 127-69 0-126-56-126-127z">
          <text:p/>
        </draw:path>
        <draw:path draw:style-name="gr97" draw:text-style-name="P49" draw:layer="layout" svg:width="0.251cm" svg:height="0.251cm" svg:x="12.971cm" svg:y="2.133cm" svg:viewBox="0 0 252 252" svg:d="M0 126c0-69 57-126 126-126 70 0 126 57 126 126s-56 126-126 126c-69 0-126-57-126-126z">
          <text:p/>
        </draw:path>
        <draw:path draw:style-name="gr98" draw:text-style-name="P2" draw:layer="layout" svg:width="0.251cm" svg:height="0.251cm" svg:x="12.971cm" svg:y="2.133cm" svg:viewBox="0 0 252 252" svg:d="M0 126c0-69 57-126 126-126 70 0 126 57 126 126s-56 126-126 126c-69 0-126-57-126-126z">
          <text:p/>
        </draw:path>
        <draw:path draw:style-name="gr97" draw:text-style-name="P49" draw:layer="layout" svg:width="0.251cm" svg:height="0.251cm" svg:x="12.971cm" svg:y="2.133cm" svg:viewBox="0 0 252 252" svg:d="M0 126c0-69 57-126 126-126 70 0 126 57 126 126s-56 126-126 126c-69 0-126-57-126-126z">
          <text:p/>
        </draw:path>
        <draw:path draw:style-name="gr98" draw:text-style-name="P2" draw:layer="layout" svg:width="0.251cm" svg:height="0.251cm" svg:x="12.971cm" svg:y="2.133cm" svg:viewBox="0 0 252 252" svg:d="M0 126c0-69 57-126 126-126 70 0 126 57 126 126s-56 126-126 126c-69 0-126-57-126-126z">
          <text:p/>
        </draw:path>
        <draw:path draw:style-name="gr97" draw:text-style-name="P49" draw:layer="layout" svg:width="0.251cm" svg:height="0.251cm" svg:x="12.971cm" svg:y="2.305cm" svg:viewBox="0 0 252 252" svg:d="M0 126c0-70 57-126 126-126 70 0 126 56 126 126 0 69-56 126-126 126-69 0-126-57-126-126z">
          <text:p/>
        </draw:path>
        <draw:path draw:style-name="gr98" draw:text-style-name="P2" draw:layer="layout" svg:width="0.251cm" svg:height="0.251cm" svg:x="12.971cm" svg:y="2.305cm" svg:viewBox="0 0 252 252" svg:d="M0 126c0-70 57-126 126-126 70 0 126 56 126 126 0 69-56 126-126 126-69 0-126-57-126-126z">
          <text:p/>
        </draw:path>
        <draw:path draw:style-name="gr97" draw:text-style-name="P49" draw:layer="layout" svg:width="0.251cm" svg:height="0.251cm" svg:x="12.971cm" svg:y="2.028cm" svg:viewBox="0 0 252 252" svg:d="M0 127c0-70 57-127 126-127 70 0 126 57 126 127 0 69-56 125-126 125-69 0-126-56-126-125z">
          <text:p/>
        </draw:path>
        <draw:path draw:style-name="gr98" draw:text-style-name="P2" draw:layer="layout" svg:width="0.251cm" svg:height="0.251cm" svg:x="12.971cm" svg:y="2.028cm" svg:viewBox="0 0 252 252" svg:d="M0 127c0-70 57-127 126-127 70 0 126 57 126 127 0 69-56 125-126 125-69 0-126-56-126-125z">
          <text:p/>
        </draw:path>
        <draw:path draw:style-name="gr63" draw:text-style-name="P32" draw:layer="layout" svg:width="0.251cm" svg:height="0.251cm" svg:x="12.29cm" svg:y="4.287cm" svg:viewBox="0 0 252 252" svg:d="M0 127c0-70 57-127 127-127 69 0 125 57 125 127 0 69-56 125-125 125-70 0-127-56-127-125z">
          <text:p/>
        </draw:path>
        <draw:path draw:style-name="gr64" draw:text-style-name="P2" draw:layer="layout" svg:width="0.251cm" svg:height="0.251cm" svg:x="12.29cm" svg:y="4.287cm" svg:viewBox="0 0 252 252" svg:d="M0 127c0-70 57-127 127-127 69 0 125 57 125 127 0 69-56 125-125 125-70 0-127-56-127-125z">
          <text:p/>
        </draw:path>
        <draw:path draw:style-name="gr7" draw:text-style-name="P4" draw:layer="layout" svg:width="0.251cm" svg:height="0.251cm" svg:x="12.751cm" svg:y="4.316cm" svg:viewBox="0 0 252 252" svg:d="M0 126c0-70 56-126 127-126 68 0 125 56 125 126 0 69-57 126-125 126-71 0-127-57-127-126z">
          <text:p/>
        </draw:path>
        <draw:path draw:style-name="gr8" draw:text-style-name="P2" draw:layer="layout" svg:width="0.251cm" svg:height="0.251cm" svg:x="12.751cm" svg:y="4.316cm" svg:viewBox="0 0 252 252" svg:d="M0 126c0-70 56-126 127-126 68 0 125 56 125 126 0 69-57 126-125 126-71 0-127-57-127-126z">
          <text:p/>
        </draw:path>
        <draw:path draw:style-name="gr57" draw:text-style-name="P29" draw:layer="layout" svg:width="0.251cm" svg:height="0.25cm" svg:x="13.104cm" svg:y="4.24cm" svg:viewBox="0 0 252 251" svg:d="M0 125c0-69 58-125 127-125s125 56 125 125c0 70-56 126-125 126s-127-56-127-126z">
          <text:p/>
        </draw:path>
        <draw:path draw:style-name="gr58" draw:text-style-name="P2" draw:layer="layout" svg:width="0.251cm" svg:height="0.25cm" svg:x="13.104cm" svg:y="4.24cm" svg:viewBox="0 0 252 251" svg:d="M0 125c0-69 58-125 127-125s125 56 125 125c0 70-56 126-125 126s-127-56-127-126z">
          <text:p/>
        </draw:path>
        <draw:path draw:style-name="gr55" draw:text-style-name="P28" draw:layer="layout" svg:width="0.251cm" svg:height="0.251cm" svg:x="13.409cm" svg:y="3.058cm" svg:viewBox="0 0 252 252" svg:d="M0 126c0-70 57-126 126-126s126 56 126 126c0 69-57 126-126 126s-126-57-126-126z">
          <text:p/>
        </draw:path>
        <draw:path draw:style-name="gr56" draw:text-style-name="P2" draw:layer="layout" svg:width="0.251cm" svg:height="0.251cm" svg:x="13.409cm" svg:y="3.058cm" svg:viewBox="0 0 252 252" svg:d="M0 126c0-70 57-126 126-126s126 56 126 126c0 69-57 126-126 126s-126-57-126-126z">
          <text:p/>
        </draw:path>
        <draw:path draw:style-name="gr99" draw:text-style-name="P50" draw:layer="layout" svg:width="0.251cm" svg:height="0.251cm" svg:x="13.053cm" svg:y="3.973cm" svg:viewBox="0 0 252 252" svg:d="M0 125c0-69 57-125 127-125 69 0 125 56 125 125 0 70-56 127-125 127-70 0-127-57-127-127z">
          <text:p/>
        </draw:path>
        <draw:path draw:style-name="gr100" draw:text-style-name="P2" draw:layer="layout" svg:width="0.251cm" svg:height="0.251cm" svg:x="13.053cm" svg:y="3.973cm" svg:viewBox="0 0 252 252" svg:d="M0 125c0-69 57-125 127-125 69 0 125 56 125 125 0 70-56 127-125 127-70 0-127-57-127-127z">
          <text:p/>
        </draw:path>
        <draw:path draw:style-name="gr99" draw:text-style-name="P50" draw:layer="layout" svg:width="0.251cm" svg:height="0.25cm" svg:x="13.053cm" svg:y="4.097cm" svg:viewBox="0 0 252 251" svg:d="M0 126c0-69 57-126 127-126 69 0 125 57 125 126s-56 125-125 125c-70 0-127-56-127-125z">
          <text:p/>
        </draw:path>
        <draw:path draw:style-name="gr100" draw:text-style-name="P2" draw:layer="layout" svg:width="0.251cm" svg:height="0.25cm" svg:x="13.053cm" svg:y="4.097cm" svg:viewBox="0 0 252 251" svg:d="M0 126c0-69 57-126 127-126 69 0 125 57 125 126s-56 125-125 125c-70 0-127-56-127-125z">
          <text:p/>
        </draw:path>
        <draw:path draw:style-name="gr99" draw:text-style-name="P50" draw:layer="layout" svg:width="0.251cm" svg:height="0.251cm" svg:x="13.053cm" svg:y="3.954cm" svg:viewBox="0 0 252 252" svg:d="M0 125c0-69 57-125 127-125 69 0 125 56 125 125 0 70-56 127-125 127-70 0-127-57-127-127z">
          <text:p/>
        </draw:path>
        <draw:path draw:style-name="gr100" draw:text-style-name="P2" draw:layer="layout" svg:width="0.251cm" svg:height="0.251cm" svg:x="13.053cm" svg:y="3.954cm" svg:viewBox="0 0 252 252" svg:d="M0 125c0-69 57-125 127-125 69 0 125 56 125 125 0 70-56 127-125 127-70 0-127-57-127-127z">
          <text:p/>
        </draw:path>
        <draw:path draw:style-name="gr99" draw:text-style-name="P50" draw:layer="layout" svg:width="0.251cm" svg:height="0.251cm" svg:x="13.053cm" svg:y="3.725cm" svg:viewBox="0 0 252 252" svg:d="M0 125c0-69 57-125 127-125 69 0 125 56 125 125 0 70-56 127-125 127-70 0-127-57-127-127z">
          <text:p/>
        </draw:path>
        <draw:path draw:style-name="gr100" draw:text-style-name="P2" draw:layer="layout" svg:width="0.251cm" svg:height="0.251cm" svg:x="13.053cm" svg:y="3.725cm" svg:viewBox="0 0 252 252" svg:d="M0 125c0-69 57-125 127-125 69 0 125 56 125 125 0 70-56 127-125 127-70 0-127-57-127-127z">
          <text:p/>
        </draw:path>
        <draw:path draw:style-name="gr99" draw:text-style-name="P50" draw:layer="layout" svg:width="0.251cm" svg:height="0.251cm" svg:x="13.053cm" svg:y="3.763cm" svg:viewBox="0 0 252 252" svg:d="M0 127c0-71 57-127 127-127 69 0 125 56 125 127 0 68-56 125-125 125-70 0-127-57-127-125z">
          <text:p/>
        </draw:path>
        <draw:path draw:style-name="gr100" draw:text-style-name="P2" draw:layer="layout" svg:width="0.251cm" svg:height="0.251cm" svg:x="13.053cm" svg:y="3.763cm" svg:viewBox="0 0 252 252" svg:d="M0 127c0-71 57-127 127-127 69 0 125 56 125 127 0 68-56 125-125 125-70 0-127-57-127-125z">
          <text:p/>
        </draw:path>
        <draw:path draw:style-name="gr101" draw:text-style-name="P51" draw:layer="layout" svg:width="0.25cm" svg:height="0.25cm" svg:x="14.092cm" svg:y="1.905cm" svg:viewBox="0 0 251 251" svg:d="M0 125c0-69 57-125 126-125s125 56 125 125-56 126-125 126-126-57-126-126z">
          <text:p/>
        </draw:path>
        <draw:path draw:style-name="gr102" draw:text-style-name="P2" draw:layer="layout" svg:width="0.25cm" svg:height="0.25cm" svg:x="14.092cm" svg:y="1.905cm" svg:viewBox="0 0 251 251" svg:d="M0 125c0-69 57-125 126-125s125 56 125 125-56 126-125 126-126-57-126-126z">
          <text:p/>
        </draw:path>
        <draw:path draw:style-name="gr103" draw:text-style-name="P52" draw:layer="layout" svg:width="0.25cm" svg:height="0.251cm" svg:x="13.265cm" svg:y="4.173cm" svg:viewBox="0 0 251 252" svg:d="M0 125c0-69 56-125 126-125 69 0 125 56 125 125s-56 127-125 127c-70 0-126-58-126-127z">
          <text:p/>
        </draw:path>
        <draw:path draw:style-name="gr104" draw:text-style-name="P2" draw:layer="layout" svg:width="0.25cm" svg:height="0.251cm" svg:x="13.265cm" svg:y="4.173cm" svg:viewBox="0 0 251 252" svg:d="M0 125c0-69 56-125 126-125 69 0 125 56 125 125s-56 127-125 127c-70 0-126-58-126-127z">
          <text:p/>
        </draw:path>
        <draw:path draw:style-name="gr105" draw:text-style-name="P53" draw:layer="layout" svg:width="0.25cm" svg:height="0.251cm" svg:x="13.615cm" svg:y="3.534cm" svg:viewBox="0 0 251 252" svg:d="M0 127c0-70 57-127 126-127s125 57 125 127c0 69-56 125-125 125s-126-56-126-125z">
          <text:p/>
        </draw:path>
        <draw:path draw:style-name="gr106" draw:text-style-name="P2" draw:layer="layout" svg:width="0.25cm" svg:height="0.251cm" svg:x="13.615cm" svg:y="3.534cm" svg:viewBox="0 0 251 252" svg:d="M0 127c0-70 57-127 126-127s125 57 125 127c0 69-56 125-125 125s-126-56-126-125z">
          <text:p/>
        </draw:path>
        <draw:path draw:style-name="gr105" draw:text-style-name="P53" draw:layer="layout" svg:width="0.25cm" svg:height="0.251cm" svg:x="13.615cm" svg:y="3.382cm" svg:viewBox="0 0 251 252" svg:d="M0 125c0-69 57-125 126-125s125 56 125 125-56 127-125 127-126-58-126-127z">
          <text:p/>
        </draw:path>
        <draw:path draw:style-name="gr106" draw:text-style-name="P2" draw:layer="layout" svg:width="0.25cm" svg:height="0.251cm" svg:x="13.615cm" svg:y="3.382cm" svg:viewBox="0 0 251 252" svg:d="M0 125c0-69 57-125 126-125s125 56 125 125-56 127-125 127-126-58-126-127z">
          <text:p/>
        </draw:path>
        <draw:path draw:style-name="gr105" draw:text-style-name="P53" draw:layer="layout" svg:width="0.25cm" svg:height="0.25cm" svg:x="13.615cm" svg:y="3.468cm" svg:viewBox="0 0 251 251" svg:d="M0 125c0-69 57-125 126-125s125 56 125 125c0 70-56 126-125 126s-126-56-126-126z">
          <text:p/>
        </draw:path>
        <draw:path draw:style-name="gr106" draw:text-style-name="P2" draw:layer="layout" svg:width="0.25cm" svg:height="0.25cm" svg:x="13.615cm" svg:y="3.468cm" svg:viewBox="0 0 251 251" svg:d="M0 125c0-69 57-125 126-125s125 56 125 125c0 70-56 126-125 126s-126-56-126-126z">
          <text:p/>
        </draw:path>
        <draw:path draw:style-name="gr105" draw:text-style-name="P53" draw:layer="layout" svg:width="0.25cm" svg:height="0.25cm" svg:x="13.615cm" svg:y="3.449cm" svg:viewBox="0 0 251 251" svg:d="M0 125c0-69 57-125 126-125s125 56 125 125c0 70-56 126-125 126s-126-56-126-126z">
          <text:p/>
        </draw:path>
        <draw:path draw:style-name="gr106" draw:text-style-name="P2" draw:layer="layout" svg:width="0.25cm" svg:height="0.25cm" svg:x="13.615cm" svg:y="3.449cm" svg:viewBox="0 0 251 251" svg:d="M0 125c0-69 57-125 126-125s125 56 125 125c0 70-56 126-125 126s-126-56-126-126z">
          <text:p/>
        </draw:path>
        <draw:path draw:style-name="gr105" draw:text-style-name="P53" draw:layer="layout" svg:width="0.25cm" svg:height="0.251cm" svg:x="13.615cm" svg:y="3.382cm" svg:viewBox="0 0 251 252" svg:d="M0 125c0-69 57-125 126-125s125 56 125 125-56 127-125 127-126-58-126-127z">
          <text:p/>
        </draw:path>
        <draw:path draw:style-name="gr106" draw:text-style-name="P2" draw:layer="layout" svg:width="0.25cm" svg:height="0.251cm" svg:x="13.615cm" svg:y="3.382cm" svg:viewBox="0 0 251 252" svg:d="M0 125c0-69 57-125 126-125s125 56 125 125-56 127-125 127-126-58-126-127z">
          <text:p/>
        </draw:path>
        <draw:path draw:style-name="gr43" draw:text-style-name="P22" draw:layer="layout" svg:width="0.251cm" svg:height="0.251cm" svg:x="14.69cm" svg:y="2.686cm" svg:viewBox="0 0 252 252" svg:d="M0 125c0-69 57-125 126-125 70 0 126 56 126 125 0 70-56 127-126 127-69 0-126-57-126-127z">
          <text:p/>
        </draw:path>
        <draw:path draw:style-name="gr44" draw:text-style-name="P2" draw:layer="layout" svg:width="0.251cm" svg:height="0.251cm" svg:x="14.69cm" svg:y="2.686cm" svg:viewBox="0 0 252 252" svg:d="M0 125c0-69 57-125 126-125 70 0 126 56 126 125 0 70-56 127-126 127-69 0-126-57-126-127z">
          <text:p/>
        </draw:path>
        <draw:path draw:style-name="gr107" draw:text-style-name="P54" draw:layer="layout" svg:width="0.251cm" svg:height="0.251cm" svg:x="11.978cm" svg:y="0.98cm" svg:viewBox="0 0 252 252" svg:d="M0 125c0-69 56-125 125-125 70 0 127 56 127 125 0 71-57 127-127 127-69 0-125-56-125-127z">
          <text:p/>
        </draw:path>
        <draw:path draw:style-name="gr108" draw:text-style-name="P2" draw:layer="layout" svg:width="0.251cm" svg:height="0.251cm" svg:x="11.978cm" svg:y="0.98cm" svg:viewBox="0 0 252 252" svg:d="M0 125c0-69 56-125 125-125 70 0 127 56 127 125 0 71-57 127-127 127-69 0-125-56-125-127z">
          <text:p/>
        </draw:path>
        <draw:path draw:style-name="gr107" draw:text-style-name="P54" draw:layer="layout" svg:width="0.251cm" svg:height="0.25cm" svg:x="11.978cm" svg:y="0.885cm" svg:viewBox="0 0 252 251" svg:d="M0 125c0-69 56-125 125-125 70 0 127 56 127 125s-57 126-127 126c-69 0-125-57-125-126z">
          <text:p/>
        </draw:path>
        <draw:path draw:style-name="gr108" draw:text-style-name="P2" draw:layer="layout" svg:width="0.251cm" svg:height="0.25cm" svg:x="11.978cm" svg:y="0.885cm" svg:viewBox="0 0 252 251" svg:d="M0 125c0-69 56-125 125-125 70 0 127 56 127 125s-57 126-127 126c-69 0-125-57-125-126z">
          <text:p/>
        </draw:path>
        <draw:path draw:style-name="gr59" draw:text-style-name="P30" draw:layer="layout" svg:width="0.251cm" svg:height="0.251cm" svg:x="13.59cm" svg:y="3.687cm" svg:viewBox="0 0 252 252" svg:d="M0 125c0-69 58-125 127-125s125 56 125 125c0 70-56 127-125 127s-127-57-127-127z">
          <text:p/>
        </draw:path>
        <draw:path draw:style-name="gr60" draw:text-style-name="P2" draw:layer="layout" svg:width="0.251cm" svg:height="0.251cm" svg:x="13.59cm" svg:y="3.687cm" svg:viewBox="0 0 252 252" svg:d="M0 125c0-69 58-125 127-125s125 56 125 125c0 70-56 127-125 127s-127-57-127-127z">
          <text:p/>
        </draw:path>
        <draw:path draw:style-name="gr103" draw:text-style-name="P52" draw:layer="layout" svg:width="0.25cm" svg:height="0.251cm" svg:x="13.265cm" svg:y="4.316cm" svg:viewBox="0 0 251 252" svg:d="M0 126c0-70 56-126 126-126 69 0 125 56 125 126 0 69-56 126-125 126-70 0-126-57-126-126z">
          <text:p/>
        </draw:path>
        <draw:path draw:style-name="gr104" draw:text-style-name="P2" draw:layer="layout" svg:width="0.25cm" svg:height="0.251cm" svg:x="13.265cm" svg:y="4.316cm" svg:viewBox="0 0 251 252" svg:d="M0 126c0-70 56-126 126-126 69 0 125 56 125 126 0 69-56 126-125 126-70 0-126-57-126-126z">
          <text:p/>
        </draw:path>
        <draw:path draw:style-name="gr107" draw:text-style-name="P54" draw:layer="layout" svg:width="0.251cm" svg:height="0.25cm" svg:x="11.978cm" svg:y="0.847cm" svg:viewBox="0 0 252 251" svg:d="M0 126c0-69 56-126 125-126 70 0 127 57 127 126s-57 125-127 125c-69 0-125-56-125-125z">
          <text:p/>
        </draw:path>
        <draw:path draw:style-name="gr108" draw:text-style-name="P2" draw:layer="layout" svg:width="0.251cm" svg:height="0.25cm" svg:x="11.978cm" svg:y="0.847cm" svg:viewBox="0 0 252 251" svg:d="M0 126c0-69 56-126 125-126 70 0 127 57 127 126s-57 125-127 125c-69 0-125-56-125-125z">
          <text:p/>
        </draw:path>
        <draw:path draw:style-name="gr63" draw:text-style-name="P32" draw:layer="layout" svg:width="0.251cm" svg:height="0.251cm" svg:x="12.29cm" svg:y="4.363cm" svg:viewBox="0 0 252 252" svg:d="M0 127c0-69 57-127 127-127 69 0 125 58 125 127s-56 125-125 125c-70 0-127-56-127-125z">
          <text:p/>
        </draw:path>
        <draw:path draw:style-name="gr64" draw:text-style-name="P2" draw:layer="layout" svg:width="0.251cm" svg:height="0.251cm" svg:x="12.29cm" svg:y="4.363cm" svg:viewBox="0 0 252 252" svg:d="M0 127c0-69 57-127 127-127 69 0 125 58 125 127s-56 125-125 125c-70 0-127-56-127-125z">
          <text:p/>
        </draw:path>
        <draw:path draw:style-name="gr107" draw:text-style-name="P54" draw:layer="layout" svg:width="0.251cm" svg:height="0.25cm" svg:x="11.978cm" svg:y="0.704cm" svg:viewBox="0 0 252 251" svg:d="M0 125c0-69 56-125 125-125 70 0 127 56 127 125 0 70-57 126-127 126-69 0-125-56-125-126z">
          <text:p/>
        </draw:path>
        <draw:path draw:style-name="gr108" draw:text-style-name="P2" draw:layer="layout" svg:width="0.251cm" svg:height="0.25cm" svg:x="11.978cm" svg:y="0.704cm" svg:viewBox="0 0 252 251" svg:d="M0 125c0-69 56-125 125-125 70 0 127 56 127 125 0 70-57 126-127 126-69 0-125-56-125-126z">
          <text:p/>
        </draw:path>
        <draw:path draw:style-name="gr107" draw:text-style-name="P54" draw:layer="layout" svg:width="0.251cm" svg:height="0.251cm" svg:x="11.978cm" svg:y="1.028cm" svg:viewBox="0 0 252 252" svg:d="M0 126c0-70 56-126 125-126 70 0 127 56 127 126 0 69-57 126-127 126-69 0-125-57-125-126z">
          <text:p/>
        </draw:path>
        <draw:path draw:style-name="gr108" draw:text-style-name="P2" draw:layer="layout" svg:width="0.251cm" svg:height="0.251cm" svg:x="11.978cm" svg:y="1.028cm" svg:viewBox="0 0 252 252" svg:d="M0 126c0-70 56-126 125-126 70 0 127 56 127 126 0 69-57 126-127 126-69 0-125-57-125-126z">
          <text:p/>
        </draw:path>
        <draw:path draw:style-name="gr31" draw:text-style-name="P16" draw:layer="layout" svg:width="0.251cm" svg:height="0.252cm" svg:x="13.822cm" svg:y="3.915cm" svg:viewBox="0 0 252 253" svg:d="M0 126c0-69 57-126 126-126s126 57 126 126-57 127-126 127-126-58-126-127z">
          <text:p/>
        </draw:path>
        <draw:path draw:style-name="gr32" draw:text-style-name="P2" draw:layer="layout" svg:width="0.251cm" svg:height="0.252cm" svg:x="13.822cm" svg:y="3.915cm" svg:viewBox="0 0 252 253" svg:d="M0 126c0-69 57-126 126-126s126 57 126 126-57 127-126 127-126-58-126-127z">
          <text:p/>
        </draw:path>
        <draw:path draw:style-name="gr31" draw:text-style-name="P16" draw:layer="layout" svg:width="0.251cm" svg:height="0.251cm" svg:x="13.822cm" svg:y="3.982cm" svg:viewBox="0 0 252 252" svg:d="M0 126c0-69 57-126 126-126s126 57 126 126c0 70-57 126-126 126s-126-56-126-126z">
          <text:p/>
        </draw:path>
        <draw:path draw:style-name="gr32" draw:text-style-name="P2" draw:layer="layout" svg:width="0.251cm" svg:height="0.251cm" svg:x="13.822cm" svg:y="3.982cm" svg:viewBox="0 0 252 252" svg:d="M0 126c0-69 57-126 126-126s126 57 126 126c0 70-57 126-126 126s-126-56-126-126z">
          <text:p/>
        </draw:path>
        <draw:path draw:style-name="gr31" draw:text-style-name="P16" draw:layer="layout" svg:width="0.251cm" svg:height="0.251cm" svg:x="13.822cm" svg:y="4.125cm" svg:viewBox="0 0 252 252" svg:d="M0 125c0-68 57-125 126-125s126 57 126 125c0 70-57 127-126 127s-126-57-126-127z">
          <text:p/>
        </draw:path>
        <draw:path draw:style-name="gr32" draw:text-style-name="P2" draw:layer="layout" svg:width="0.251cm" svg:height="0.251cm" svg:x="13.822cm" svg:y="4.125cm" svg:viewBox="0 0 252 252" svg:d="M0 125c0-68 57-125 126-125s126 57 126 125c0 70-57 127-126 127s-126-57-126-127z">
          <text:p/>
        </draw:path>
        <draw:path draw:style-name="gr31" draw:text-style-name="P16" draw:layer="layout" svg:width="0.251cm" svg:height="0.25cm" svg:x="13.822cm" svg:y="4.097cm" svg:viewBox="0 0 252 251" svg:d="M0 126c0-69 57-126 126-126s126 57 126 126-57 125-126 125-126-56-126-125z">
          <text:p/>
        </draw:path>
        <draw:path draw:style-name="gr32" draw:text-style-name="P2" draw:layer="layout" svg:width="0.251cm" svg:height="0.25cm" svg:x="13.822cm" svg:y="4.097cm" svg:viewBox="0 0 252 251" svg:d="M0 126c0-69 57-126 126-126s126 57 126 126-57 125-126 125-126-56-126-125z">
          <text:p/>
        </draw:path>
        <draw:path draw:style-name="gr43" draw:text-style-name="P22" draw:layer="layout" svg:width="0.251cm" svg:height="0.251cm" svg:x="14.69cm" svg:y="2.495cm" svg:viewBox="0 0 252 252" svg:d="M0 126c0-69 57-126 126-126 70 0 126 57 126 126 0 70-56 126-126 126-69 0-126-56-126-126z">
          <text:p/>
        </draw:path>
        <draw:path draw:style-name="gr44" draw:text-style-name="P2" draw:layer="layout" svg:width="0.251cm" svg:height="0.251cm" svg:x="14.69cm" svg:y="2.495cm" svg:viewBox="0 0 252 252" svg:d="M0 126c0-69 57-126 126-126 70 0 126 57 126 126 0 70-56 126-126 126-69 0-126-56-126-126z">
          <text:p/>
        </draw:path>
        <draw:path draw:style-name="gr29" draw:text-style-name="P15" draw:layer="layout" svg:width="0.251cm" svg:height="0.251cm" svg:x="12.57cm" svg:y="2.505cm" svg:viewBox="0 0 252 252" svg:d="M0 127c0-71 58-127 127-127s125 56 125 127c0 68-56 125-125 125s-127-57-127-125z">
          <text:p/>
        </draw:path>
        <draw:path draw:style-name="gr30" draw:text-style-name="P2" draw:layer="layout" svg:width="0.251cm" svg:height="0.251cm" svg:x="12.57cm" svg:y="2.505cm" svg:viewBox="0 0 252 252" svg:d="M0 127c0-71 58-127 127-127s125 56 125 127c0 68-56 125-125 125s-127-57-127-125z">
          <text:p/>
        </draw:path>
        <draw:path draw:style-name="gr33" draw:text-style-name="P17" draw:layer="layout" svg:width="0.251cm" svg:height="0.251cm" svg:x="13.919cm" svg:y="2.829cm" svg:viewBox="0 0 252 252" svg:d="M0 126c0-68 56-126 125-126s127 58 127 126c0 70-58 126-127 126s-125-56-125-126z">
          <text:p/>
        </draw:path>
        <draw:path draw:style-name="gr34" draw:text-style-name="P2" draw:layer="layout" svg:width="0.251cm" svg:height="0.251cm" svg:x="13.919cm" svg:y="2.829cm" svg:viewBox="0 0 252 252" svg:d="M0 126c0-68 56-126 125-126s127 58 127 126c0 70-58 126-127 126s-125-56-125-126z">
          <text:p/>
        </draw:path>
        <draw:path draw:style-name="gr33" draw:text-style-name="P17" draw:layer="layout" svg:width="0.251cm" svg:height="0.251cm" svg:x="13.919cm" svg:y="2.724cm" svg:viewBox="0 0 252 252" svg:d="M0 126c0-70 56-126 125-126s127 56 127 126-58 126-127 126-125-56-125-126z">
          <text:p/>
        </draw:path>
        <draw:path draw:style-name="gr34" draw:text-style-name="P2" draw:layer="layout" svg:width="0.251cm" svg:height="0.251cm" svg:x="13.919cm" svg:y="2.724cm" svg:viewBox="0 0 252 252" svg:d="M0 126c0-70 56-126 125-126s127 56 127 126-58 126-127 126-125-56-125-126z">
          <text:p/>
        </draw:path>
        <draw:path draw:style-name="gr43" draw:text-style-name="P22" draw:layer="layout" svg:width="0.251cm" svg:height="0.251cm" svg:x="14.69cm" svg:y="2.181cm" svg:viewBox="0 0 252 252" svg:d="M0 125c0-68 57-125 126-125 70 0 126 57 126 125 0 70-56 127-126 127-69 0-126-57-126-127z">
          <text:p/>
        </draw:path>
        <draw:path draw:style-name="gr44" draw:text-style-name="P2" draw:layer="layout" svg:width="0.251cm" svg:height="0.251cm" svg:x="14.69cm" svg:y="2.181cm" svg:viewBox="0 0 252 252" svg:d="M0 125c0-68 57-125 126-125 70 0 126 57 126 125 0 70-56 127-126 127-69 0-126-57-126-127z">
          <text:p/>
        </draw:path>
        <draw:path draw:style-name="gr41" draw:text-style-name="P21" draw:layer="layout" svg:width="0.251cm" svg:height="0.251cm" svg:x="13.043cm" svg:y="4.173cm" svg:viewBox="0 0 252 252" svg:d="M0 125c0-69 57-125 127-125 69 0 125 56 125 125s-56 127-125 127c-70 0-127-58-127-127z">
          <text:p/>
        </draw:path>
        <draw:path draw:style-name="gr42" draw:text-style-name="P2" draw:layer="layout" svg:width="0.251cm" svg:height="0.251cm" svg:x="13.043cm" svg:y="4.173cm" svg:viewBox="0 0 252 252" svg:d="M0 125c0-69 57-125 127-125 69 0 125 56 125 125s-56 127-125 127c-70 0-127-58-127-127z">
          <text:p/>
        </draw:path>
        <draw:path draw:style-name="gr79" draw:text-style-name="P40" draw:layer="layout" svg:width="0.251cm" svg:height="0.251cm" svg:x="14.276cm" svg:y="3.029cm" svg:viewBox="0 0 252 252" svg:d="M0 126c0-69 57-126 127-126 69 0 125 57 125 126 0 70-56 126-125 126-70 0-127-56-127-126z">
          <text:p/>
        </draw:path>
        <draw:path draw:style-name="gr80" draw:text-style-name="P2" draw:layer="layout" svg:width="0.251cm" svg:height="0.251cm" svg:x="14.276cm" svg:y="3.029cm" svg:viewBox="0 0 252 252" svg:d="M0 126c0-69 57-126 127-126 69 0 125 57 125 126 0 70-56 126-125 126-70 0-127-56-127-126z">
          <text:p/>
        </draw:path>
        <draw:path draw:style-name="gr79" draw:text-style-name="P40" draw:layer="layout" svg:width="0.251cm" svg:height="0.25cm" svg:x="14.276cm" svg:y="2.839cm" svg:viewBox="0 0 252 251" svg:d="M0 126c0-69 57-126 127-126 69 0 125 57 125 126s-56 125-125 125c-70 0-127-56-127-125z">
          <text:p/>
        </draw:path>
        <draw:path draw:style-name="gr80" draw:text-style-name="P2" draw:layer="layout" svg:width="0.251cm" svg:height="0.25cm" svg:x="14.276cm" svg:y="2.839cm" svg:viewBox="0 0 252 251" svg:d="M0 126c0-69 57-126 127-126 69 0 125 57 125 126s-56 125-125 125c-70 0-127-56-127-125z">
          <text:p/>
        </draw:path>
        <draw:path draw:style-name="gr33" draw:text-style-name="P17" draw:layer="layout" svg:width="0.251cm" svg:height="0.251cm" svg:x="13.919cm" svg:y="2.848cm" svg:viewBox="0 0 252 252" svg:d="M0 126c0-68 56-126 125-126s127 58 127 126c0 70-58 126-127 126s-125-56-125-126z">
          <text:p/>
        </draw:path>
        <draw:path draw:style-name="gr34" draw:text-style-name="P2" draw:layer="layout" svg:width="0.251cm" svg:height="0.251cm" svg:x="13.919cm" svg:y="2.848cm" svg:viewBox="0 0 252 252" svg:d="M0 126c0-68 56-126 125-126s127 58 127 126c0 70-58 126-127 126s-125-56-125-126z">
          <text:p/>
        </draw:path>
        <draw:path draw:style-name="gr79" draw:text-style-name="P40" draw:layer="layout" svg:width="0.251cm" svg:height="0.251cm" svg:x="14.276cm" svg:y="2.915cm" svg:viewBox="0 0 252 252" svg:d="M0 125c0-69 57-125 127-125 69 0 125 56 125 125s-56 127-125 127c-70 0-127-58-127-127z">
          <text:p/>
        </draw:path>
        <draw:path draw:style-name="gr80" draw:text-style-name="P2" draw:layer="layout" svg:width="0.251cm" svg:height="0.251cm" svg:x="14.276cm" svg:y="2.915cm" svg:viewBox="0 0 252 252" svg:d="M0 125c0-69 57-125 127-125 69 0 125 56 125 125s-56 127-125 127c-70 0-127-58-127-127z">
          <text:p/>
        </draw:path>
        <draw:path draw:style-name="gr109" draw:text-style-name="P55" draw:layer="layout" svg:width="0.25cm" svg:height="0.251cm" svg:x="12.532cm" svg:y="3.039cm" svg:viewBox="0 0 251 252" svg:d="M0 126c0-70 56-126 126-126 69 0 125 56 125 126 0 69-56 126-125 126-70 0-126-57-126-126z">
          <text:p/>
        </draw:path>
        <draw:path draw:style-name="gr110" draw:text-style-name="P2" draw:layer="layout" svg:width="0.25cm" svg:height="0.251cm" svg:x="12.532cm" svg:y="3.039cm" svg:viewBox="0 0 251 252" svg:d="M0 126c0-70 56-126 126-126 69 0 125 56 125 126 0 69-56 126-125 126-70 0-126-57-126-126z">
          <text:p/>
        </draw:path>
        <draw:path draw:style-name="gr111" draw:text-style-name="P56" draw:layer="layout" svg:width="0.25cm" svg:height="0.251cm" svg:x="13.184cm" svg:y="4.211cm" svg:viewBox="0 0 251 252" svg:d="M0 125c0-69 56-125 125-125 70 0 126 56 126 125 0 70-56 127-126 127-69 0-125-57-125-127z">
          <text:p/>
        </draw:path>
        <draw:path draw:style-name="gr112" draw:text-style-name="P2" draw:layer="layout" svg:width="0.25cm" svg:height="0.251cm" svg:x="13.184cm" svg:y="4.211cm" svg:viewBox="0 0 251 252" svg:d="M0 125c0-69 56-125 125-125 70 0 126 56 126 125 0 70-56 127-126 127-69 0-125-57-125-127z">
          <text:p/>
        </draw:path>
        <draw:path draw:style-name="gr109" draw:text-style-name="P55" draw:layer="layout" svg:width="0.25cm" svg:height="0.251cm" svg:x="12.532cm" svg:y="3.086cm" svg:viewBox="0 0 251 252" svg:d="M0 127c0-69 56-127 126-127 69 0 125 58 125 127s-56 125-125 125c-70 0-126-56-126-125z">
          <text:p/>
        </draw:path>
        <draw:path draw:style-name="gr110" draw:text-style-name="P2" draw:layer="layout" svg:width="0.25cm" svg:height="0.251cm" svg:x="12.532cm" svg:y="3.086cm" svg:viewBox="0 0 251 252" svg:d="M0 127c0-69 56-127 126-127 69 0 125 58 125 127s-56 125-125 125c-70 0-126-56-126-125z">
          <text:p/>
        </draw:path>
        <draw:path draw:style-name="gr109" draw:text-style-name="P55" draw:layer="layout" svg:width="0.25cm" svg:height="0.251cm" svg:x="12.532cm" svg:y="3.086cm" svg:viewBox="0 0 251 252" svg:d="M0 127c0-69 56-127 126-127 69 0 125 58 125 127s-56 125-125 125c-70 0-126-56-126-125z">
          <text:p/>
        </draw:path>
        <draw:path draw:style-name="gr110" draw:text-style-name="P2" draw:layer="layout" svg:width="0.25cm" svg:height="0.251cm" svg:x="12.532cm" svg:y="3.086cm" svg:viewBox="0 0 251 252" svg:d="M0 127c0-69 56-127 126-127 69 0 125 58 125 127s-56 125-125 125c-70 0-126-56-126-125z">
          <text:p/>
        </draw:path>
        <draw:path draw:style-name="gr109" draw:text-style-name="P55" draw:layer="layout" svg:width="0.25cm" svg:height="0.251cm" svg:x="12.532cm" svg:y="3.153cm" svg:viewBox="0 0 251 252" svg:d="M0 126c0-70 56-126 126-126 69 0 125 56 125 126 0 68-56 126-125 126-70 0-126-58-126-126z">
          <text:p/>
        </draw:path>
        <draw:path draw:style-name="gr110" draw:text-style-name="P2" draw:layer="layout" svg:width="0.25cm" svg:height="0.251cm" svg:x="12.532cm" svg:y="3.153cm" svg:viewBox="0 0 251 252" svg:d="M0 126c0-70 56-126 126-126 69 0 125 56 125 126 0 68-56 126-125 126-70 0-126-58-126-126z">
          <text:p/>
        </draw:path>
        <draw:path draw:style-name="gr103" draw:text-style-name="P52" draw:layer="layout" svg:width="0.25cm" svg:height="0.251cm" svg:x="13.265cm" svg:y="4.249cm" svg:viewBox="0 0 251 252" svg:d="M0 127c0-70 56-127 126-127 69 0 125 57 125 127 0 68-56 125-125 125-70 0-126-57-126-125z">
          <text:p/>
        </draw:path>
        <draw:path draw:style-name="gr104" draw:text-style-name="P2" draw:layer="layout" svg:width="0.25cm" svg:height="0.251cm" svg:x="13.265cm" svg:y="4.249cm" svg:viewBox="0 0 251 252" svg:d="M0 127c0-70 56-127 126-127 69 0 125 57 125 127 0 68-56 125-125 125-70 0-126-57-126-125z">
          <text:p/>
        </draw:path>
        <draw:path draw:style-name="gr113" draw:text-style-name="P57" draw:layer="layout" svg:width="0.251cm" svg:height="0.25cm" svg:x="16.238cm" svg:y="3.449cm" svg:viewBox="0 0 252 251" svg:d="M0 125c0-69 57-125 126-125 70 0 126 56 126 125 0 70-56 126-126 126-69 0-126-56-126-126z">
          <text:p/>
        </draw:path>
        <draw:path draw:style-name="gr114" draw:text-style-name="P2" draw:layer="layout" svg:width="0.251cm" svg:height="0.25cm" svg:x="16.238cm" svg:y="3.449cm" svg:viewBox="0 0 252 251" svg:d="M0 125c0-69 57-125 126-125 70 0 126 56 126 125 0 70-56 126-126 126-69 0-126-56-126-126z">
          <text:p/>
        </draw:path>
        <draw:path draw:style-name="gr29" draw:text-style-name="P15" draw:layer="layout" svg:width="0.251cm" svg:height="0.251cm" svg:x="12.57cm" svg:y="2.276cm" svg:viewBox="0 0 252 252" svg:d="M0 127c0-70 58-127 127-127s125 57 125 127c0 69-56 125-125 125s-127-56-127-125z">
          <text:p/>
        </draw:path>
        <draw:path draw:style-name="gr30" draw:text-style-name="P2" draw:layer="layout" svg:width="0.251cm" svg:height="0.251cm" svg:x="12.57cm" svg:y="2.276cm" svg:viewBox="0 0 252 252" svg:d="M0 127c0-70 58-127 127-127s125 57 125 127c0 69-56 125-125 125s-127-56-127-125z">
          <text:p/>
        </draw:path>
        <draw:path draw:style-name="gr75" draw:text-style-name="P38" draw:layer="layout" svg:width="0.251cm" svg:height="0.251cm" svg:x="12.783cm" svg:y="3.677cm" svg:viewBox="0 0 252 252" svg:d="M0 126c0-69 57-126 126-126s126 57 126 126-57 126-126 126-126-57-126-126z">
          <text:p/>
        </draw:path>
        <draw:path draw:style-name="gr76" draw:text-style-name="P2" draw:layer="layout" svg:width="0.251cm" svg:height="0.251cm" svg:x="12.783cm" svg:y="3.677cm" svg:viewBox="0 0 252 252" svg:d="M0 126c0-69 57-126 126-126s126 57 126 126-57 126-126 126-126-57-126-126z">
          <text:p/>
        </draw:path>
        <draw:path draw:style-name="gr75" draw:text-style-name="P38" draw:layer="layout" svg:width="0.251cm" svg:height="0.251cm" svg:x="12.783cm" svg:y="3.868cm" svg:viewBox="0 0 252 252" svg:d="M0 126c0-69 57-126 126-126s126 57 126 126-57 126-126 126-126-57-126-126z">
          <text:p/>
        </draw:path>
        <draw:path draw:style-name="gr76" draw:text-style-name="P2" draw:layer="layout" svg:width="0.251cm" svg:height="0.251cm" svg:x="12.783cm" svg:y="3.868cm" svg:viewBox="0 0 252 252" svg:d="M0 126c0-69 57-126 126-126s126 57 126 126-57 126-126 126-126-57-126-126z">
          <text:p/>
        </draw:path>
        <draw:path draw:style-name="gr23" draw:text-style-name="P12" draw:layer="layout" svg:width="0.251cm" svg:height="0.251cm" svg:x="14.039cm" svg:y="2.581cm" svg:viewBox="0 0 252 252" svg:d="M0 127c0-69 56-127 127-127 68 0 125 58 125 127s-57 125-125 125c-71 0-127-56-127-125z">
          <text:p/>
        </draw:path>
        <draw:path draw:style-name="gr24" draw:text-style-name="P2" draw:layer="layout" svg:width="0.251cm" svg:height="0.251cm" svg:x="14.039cm" svg:y="2.581cm" svg:viewBox="0 0 252 252" svg:d="M0 127c0-69 56-127 127-127 68 0 125 58 125 127s-57 125-125 125c-71 0-127-56-127-125z">
          <text:p/>
        </draw:path>
        <draw:path draw:style-name="gr111" draw:text-style-name="P56" draw:layer="layout" svg:width="0.25cm" svg:height="0.251cm" svg:x="13.184cm" svg:y="4.135cm" svg:viewBox="0 0 251 252" svg:d="M0 125c0-69 56-125 125-125 70 0 126 56 126 125s-56 127-126 127c-69 0-125-58-125-127z">
          <text:p/>
        </draw:path>
        <draw:path draw:style-name="gr112" draw:text-style-name="P2" draw:layer="layout" svg:width="0.25cm" svg:height="0.251cm" svg:x="13.184cm" svg:y="4.135cm" svg:viewBox="0 0 251 252" svg:d="M0 125c0-69 56-125 125-125 70 0 126 56 126 125s-56 127-126 127c-69 0-125-58-125-127z">
          <text:p/>
        </draw:path>
        <draw:path draw:style-name="gr75" draw:text-style-name="P38" draw:layer="layout" svg:width="0.251cm" svg:height="0.251cm" svg:x="12.783cm" svg:y="4.011cm" svg:viewBox="0 0 252 252" svg:d="M0 126c0-70 57-126 126-126s126 56 126 126c0 69-57 126-126 126s-126-57-126-126z">
          <text:p/>
        </draw:path>
        <draw:path draw:style-name="gr76" draw:text-style-name="P2" draw:layer="layout" svg:width="0.251cm" svg:height="0.251cm" svg:x="12.783cm" svg:y="4.011cm" svg:viewBox="0 0 252 252" svg:d="M0 126c0-70 57-126 126-126s126 56 126 126c0 69-57 126-126 126s-126-57-126-126z">
          <text:p/>
        </draw:path>
        <draw:path draw:style-name="gr75" draw:text-style-name="P38" draw:layer="layout" svg:width="0.251cm" svg:height="0.251cm" svg:x="12.783cm" svg:y="3.925cm" svg:viewBox="0 0 252 252" svg:d="M0 125c0-69 57-125 126-125s126 56 126 125c0 70-57 127-126 127s-126-57-126-127z">
          <text:p/>
        </draw:path>
        <draw:path draw:style-name="gr76" draw:text-style-name="P2" draw:layer="layout" svg:width="0.251cm" svg:height="0.251cm" svg:x="12.783cm" svg:y="3.925cm" svg:viewBox="0 0 252 252" svg:d="M0 125c0-69 57-125 126-125s126 56 126 125c0 70-57 127-126 127s-126-57-126-127z">
          <text:p/>
        </draw:path>
        <draw:path draw:style-name="gr75" draw:text-style-name="P38" draw:layer="layout" svg:width="0.251cm" svg:height="0.251cm" svg:x="12.783cm" svg:y="4.106cm" svg:viewBox="0 0 252 252" svg:d="M0 126c0-68 57-126 126-126s126 58 126 126c0 70-57 126-126 126s-126-56-126-126z">
          <text:p/>
        </draw:path>
        <draw:path draw:style-name="gr76" draw:text-style-name="P2" draw:layer="layout" svg:width="0.251cm" svg:height="0.251cm" svg:x="12.783cm" svg:y="4.106cm" svg:viewBox="0 0 252 252" svg:d="M0 126c0-68 57-126 126-126s126 58 126 126c0 70-57 126-126 126s-126-56-126-126z">
          <text:p/>
        </draw:path>
        <draw:path draw:style-name="gr111" draw:text-style-name="P56" draw:layer="layout" svg:width="0.25cm" svg:height="0.25cm" svg:x="13.184cm" svg:y="4.259cm" svg:viewBox="0 0 251 251" svg:d="M0 126c0-70 56-126 125-126 70 0 126 56 126 126 0 69-56 125-126 125-69 0-125-56-125-125z">
          <text:p/>
        </draw:path>
        <draw:path draw:style-name="gr112" draw:text-style-name="P2" draw:layer="layout" svg:width="0.25cm" svg:height="0.25cm" svg:x="13.184cm" svg:y="4.259cm" svg:viewBox="0 0 251 251" svg:d="M0 126c0-70 56-126 125-126 70 0 126 56 126 126 0 69-56 125-126 125-69 0-125-56-125-125z">
          <text:p/>
        </draw:path>
        <draw:path draw:style-name="gr111" draw:text-style-name="P56" draw:layer="layout" svg:width="0.25cm" svg:height="0.251cm" svg:x="13.184cm" svg:y="4.106cm" svg:viewBox="0 0 251 252" svg:d="M0 126c0-68 56-126 125-126 70 0 126 58 126 126 0 70-56 126-126 126-69 0-125-56-125-126z">
          <text:p/>
        </draw:path>
        <draw:path draw:style-name="gr112" draw:text-style-name="P2" draw:layer="layout" svg:width="0.25cm" svg:height="0.251cm" svg:x="13.184cm" svg:y="4.106cm" svg:viewBox="0 0 251 252" svg:d="M0 126c0-68 56-126 125-126 70 0 126 58 126 126 0 70-56 126-126 126-69 0-125-56-125-126z">
          <text:p/>
        </draw:path>
        <draw:path draw:style-name="gr115" draw:text-style-name="P58" draw:layer="layout" svg:width="0.251cm" svg:height="0.251cm" svg:x="13.782cm" svg:y="4.106cm" svg:viewBox="0 0 252 252" svg:d="M0 126c0-68 56-126 126-126 69 0 126 58 126 126 0 70-57 126-126 126-70 0-126-56-126-126z">
          <text:p/>
        </draw:path>
        <draw:path draw:style-name="gr116" draw:text-style-name="P2" draw:layer="layout" svg:width="0.251cm" svg:height="0.251cm" svg:x="13.782cm" svg:y="4.106cm" svg:viewBox="0 0 252 252" svg:d="M0 126c0-68 56-126 126-126 69 0 126 58 126 126 0 70-57 126-126 126-70 0-126-56-126-126z">
          <text:p/>
        </draw:path>
        <draw:path draw:style-name="gr115" draw:text-style-name="P58" draw:layer="layout" svg:width="0.251cm" svg:height="0.251cm" svg:x="13.782cm" svg:y="3.963cm" svg:viewBox="0 0 252 252" svg:d="M0 126c0-69 56-126 126-126 69 0 126 57 126 126 0 70-57 126-126 126-70 0-126-56-126-126z">
          <text:p/>
        </draw:path>
        <draw:path draw:style-name="gr116" draw:text-style-name="P2" draw:layer="layout" svg:width="0.251cm" svg:height="0.251cm" svg:x="13.782cm" svg:y="3.963cm" svg:viewBox="0 0 252 252" svg:d="M0 126c0-69 56-126 126-126 69 0 126 57 126 126 0 70-57 126-126 126-70 0-126-56-126-126z">
          <text:p/>
        </draw:path>
        <draw:path draw:style-name="gr115" draw:text-style-name="P58" draw:layer="layout" svg:width="0.251cm" svg:height="0.252cm" svg:x="13.782cm" svg:y="3.934cm" svg:viewBox="0 0 252 253" svg:d="M0 126c0-69 56-126 126-126 69 0 126 57 126 126s-57 127-126 127c-70 0-126-58-126-127z">
          <text:p/>
        </draw:path>
        <draw:path draw:style-name="gr116" draw:text-style-name="P2" draw:layer="layout" svg:width="0.251cm" svg:height="0.252cm" svg:x="13.782cm" svg:y="3.934cm" svg:viewBox="0 0 252 253" svg:d="M0 126c0-69 56-126 126-126 69 0 126 57 126 126s-57 127-126 127c-70 0-126-58-126-127z">
          <text:p/>
        </draw:path>
        <draw:path draw:style-name="gr115" draw:text-style-name="P58" draw:layer="layout" svg:width="0.251cm" svg:height="0.251cm" svg:x="13.782cm" svg:y="4.211cm" svg:viewBox="0 0 252 252" svg:d="M0 125c0-69 56-125 126-125 69 0 126 56 126 125 0 70-57 127-126 127-70 0-126-57-126-127z">
          <text:p/>
        </draw:path>
        <draw:path draw:style-name="gr116" draw:text-style-name="P2" draw:layer="layout" svg:width="0.251cm" svg:height="0.251cm" svg:x="13.782cm" svg:y="4.211cm" svg:viewBox="0 0 252 252" svg:d="M0 125c0-69 56-125 126-125 69 0 126 56 126 125 0 70-57 127-126 127-70 0-126-57-126-127z">
          <text:p/>
        </draw:path>
        <draw:path draw:style-name="gr111" draw:text-style-name="P56" draw:layer="layout" svg:width="0.25cm" svg:height="0.251cm" svg:x="13.184cm" svg:y="3.944cm" svg:viewBox="0 0 251 252" svg:d="M0 125c0-69 56-125 125-125 70 0 126 56 126 125 0 70-56 127-126 127-69 0-125-57-125-127z">
          <text:p/>
        </draw:path>
        <draw:path draw:style-name="gr112" draw:text-style-name="P2" draw:layer="layout" svg:width="0.25cm" svg:height="0.251cm" svg:x="13.184cm" svg:y="3.944cm" svg:viewBox="0 0 251 252" svg:d="M0 125c0-69 56-125 125-125 70 0 126 56 126 125 0 70-56 127-126 127-69 0-125-57-125-127z">
          <text:p/>
        </draw:path>
        <draw:path draw:style-name="gr45" draw:text-style-name="P23" draw:layer="layout" svg:width="0.251cm" svg:height="0.251cm" svg:x="13.869cm" svg:y="3.029cm" svg:viewBox="0 0 252 252" svg:d="M0 126c0-69 58-126 127-126s125 57 125 126c0 70-56 126-125 126s-127-56-127-126z">
          <text:p/>
        </draw:path>
        <draw:path draw:style-name="gr46" draw:text-style-name="P2" draw:layer="layout" svg:width="0.251cm" svg:height="0.251cm" svg:x="13.869cm" svg:y="3.029cm" svg:viewBox="0 0 252 252" svg:d="M0 126c0-69 58-126 127-126s125 57 125 126c0 70-56 126-125 126s-127-56-127-126z">
          <text:p/>
        </draw:path>
        <draw:path draw:style-name="gr89" draw:text-style-name="P45" draw:layer="layout" svg:width="0.251cm" svg:height="0.25cm" svg:x="13.957cm" svg:y="3.182cm" svg:viewBox="0 0 252 251" svg:d="M0 125c0-69 56-125 125-125 70 0 127 56 127 125 0 70-57 126-127 126-69 0-125-56-125-126z">
          <text:p/>
        </draw:path>
        <draw:path draw:style-name="gr90" draw:text-style-name="P2" draw:layer="layout" svg:width="0.251cm" svg:height="0.25cm" svg:x="13.957cm" svg:y="3.182cm" svg:viewBox="0 0 252 251" svg:d="M0 125c0-69 56-125 125-125 70 0 127 56 127 125 0 70-57 126-127 126-69 0-125-56-125-126z">
          <text:p/>
        </draw:path>
        <draw:path draw:style-name="gr109" draw:text-style-name="P55" draw:layer="layout" svg:width="0.25cm" svg:height="0.251cm" svg:x="12.532cm" svg:y="2.877cm" svg:viewBox="0 0 251 252" svg:d="M0 125c0-69 56-125 126-125 69 0 125 56 125 125s-56 127-125 127c-70 0-126-58-126-127z">
          <text:p/>
        </draw:path>
        <draw:path draw:style-name="gr110" draw:text-style-name="P2" draw:layer="layout" svg:width="0.25cm" svg:height="0.251cm" svg:x="12.532cm" svg:y="2.877cm" svg:viewBox="0 0 251 252" svg:d="M0 125c0-69 56-125 126-125 69 0 125 56 125 125s-56 127-125 127c-70 0-126-58-126-127z">
          <text:p/>
        </draw:path>
        <draw:path draw:style-name="gr117" draw:text-style-name="P59" draw:layer="layout" svg:width="0.251cm" svg:height="0.251cm" svg:x="14.453cm" svg:y="2.676cm" svg:viewBox="0 0 252 252" svg:d="M0 126c0-69 57-126 125-126 71 0 127 57 127 126s-56 126-127 126c-68 0-125-57-125-126z">
          <text:p/>
        </draw:path>
        <draw:path draw:style-name="gr118" draw:text-style-name="P2" draw:layer="layout" svg:width="0.251cm" svg:height="0.251cm" svg:x="14.453cm" svg:y="2.676cm" svg:viewBox="0 0 252 252" svg:d="M0 126c0-69 57-126 125-126 71 0 127 57 127 126s-56 126-127 126c-68 0-125-57-125-126z">
          <text:p/>
        </draw:path>
        <draw:path draw:style-name="gr113" draw:text-style-name="P57" draw:layer="layout" svg:width="0.251cm" svg:height="0.251cm" svg:x="16.238cm" svg:y="3.772cm" svg:viewBox="0 0 252 252" svg:d="M0 127c0-70 57-127 126-127 70 0 126 57 126 127 0 69-56 125-126 125-69 0-126-56-126-125z">
          <text:p/>
        </draw:path>
        <draw:path draw:style-name="gr114" draw:text-style-name="P2" draw:layer="layout" svg:width="0.251cm" svg:height="0.251cm" svg:x="16.238cm" svg:y="3.772cm" svg:viewBox="0 0 252 252" svg:d="M0 127c0-70 57-127 126-127 70 0 126 57 126 127 0 69-56 125-126 125-69 0-126-56-126-125z">
          <text:p/>
        </draw:path>
        <draw:path draw:style-name="gr119" draw:text-style-name="P60" draw:layer="layout" svg:width="0.251cm" svg:height="0.251cm" svg:x="13.066cm" svg:y="4.335cm" svg:viewBox="0 0 252 252" svg:d="M0 126c0-69 57-126 127-126 69 0 125 57 125 126s-56 126-125 126c-70 0-127-57-127-126z">
          <text:p/>
        </draw:path>
        <draw:path draw:style-name="gr120" draw:text-style-name="P2" draw:layer="layout" svg:width="0.251cm" svg:height="0.251cm" svg:x="13.066cm" svg:y="4.335cm" svg:viewBox="0 0 252 252" svg:d="M0 126c0-69 57-126 127-126 69 0 125 57 125 126s-56 126-125 126c-70 0-127-57-127-126z">
          <text:p/>
        </draw:path>
        <draw:path draw:style-name="gr121" draw:text-style-name="P61" draw:layer="layout" svg:width="0.251cm" svg:height="0.251cm" svg:x="12.767cm" svg:y="3.134cm" svg:viewBox="0 0 252 252" svg:d="M0 126c0-70 57-126 127-126 69 0 125 56 125 126 0 68-56 126-125 126-70 0-127-58-127-126z">
          <text:p/>
        </draw:path>
        <draw:path draw:style-name="gr122" draw:text-style-name="P2" draw:layer="layout" svg:width="0.251cm" svg:height="0.251cm" svg:x="12.767cm" svg:y="3.134cm" svg:viewBox="0 0 252 252" svg:d="M0 126c0-70 57-126 127-126 69 0 125 56 125 126 0 68-56 126-125 126-70 0-127-58-127-126z">
          <text:p/>
        </draw:path>
        <draw:path draw:style-name="gr119" draw:text-style-name="P60" draw:layer="layout" svg:width="0.251cm" svg:height="0.251cm" svg:x="13.066cm" svg:y="4.335cm" svg:viewBox="0 0 252 252" svg:d="M0 126c0-69 57-126 127-126 69 0 125 57 125 126s-56 126-125 126c-70 0-127-57-127-126z">
          <text:p/>
        </draw:path>
        <draw:path draw:style-name="gr120" draw:text-style-name="P2" draw:layer="layout" svg:width="0.251cm" svg:height="0.251cm" svg:x="13.066cm" svg:y="4.335cm" svg:viewBox="0 0 252 252" svg:d="M0 126c0-69 57-126 127-126 69 0 125 57 125 126s-56 126-125 126c-70 0-127-57-127-126z">
          <text:p/>
        </draw:path>
        <draw:path draw:style-name="gr119" draw:text-style-name="P60" draw:layer="layout" svg:width="0.251cm" svg:height="0.251cm" svg:x="13.066cm" svg:y="4.325cm" svg:viewBox="0 0 252 252" svg:d="M0 127c0-69 57-127 127-127 69 0 125 58 125 127s-56 125-125 125c-70 0-127-56-127-125z">
          <text:p/>
        </draw:path>
        <draw:path draw:style-name="gr120" draw:text-style-name="P2" draw:layer="layout" svg:width="0.251cm" svg:height="0.251cm" svg:x="13.066cm" svg:y="4.325cm" svg:viewBox="0 0 252 252" svg:d="M0 127c0-69 57-127 127-127 69 0 125 58 125 127s-56 125-125 125c-70 0-127-56-127-125z">
          <text:p/>
        </draw:path>
        <draw:path draw:style-name="gr117" draw:text-style-name="P59" draw:layer="layout" svg:width="0.251cm" svg:height="0.251cm" svg:x="14.453cm" svg:y="2.714cm" svg:viewBox="0 0 252 252" svg:d="M0 126c0-69 57-126 125-126 71 0 127 57 127 126 0 70-56 126-127 126-68 0-125-56-125-126z">
          <text:p/>
        </draw:path>
        <draw:path draw:style-name="gr118" draw:text-style-name="P2" draw:layer="layout" svg:width="0.251cm" svg:height="0.251cm" svg:x="14.453cm" svg:y="2.714cm" svg:viewBox="0 0 252 252" svg:d="M0 126c0-69 57-126 125-126 71 0 127 57 127 126 0 70-56 126-127 126-68 0-125-56-125-126z">
          <text:p/>
        </draw:path>
        <draw:path draw:style-name="gr117" draw:text-style-name="P59" draw:layer="layout" svg:width="0.251cm" svg:height="0.251cm" svg:x="14.453cm" svg:y="2.467cm" svg:viewBox="0 0 252 252" svg:d="M0 125c0-69 57-125 125-125 71 0 127 56 127 125 0 70-56 127-127 127-68 0-125-57-125-127z">
          <text:p/>
        </draw:path>
        <draw:path draw:style-name="gr118" draw:text-style-name="P2" draw:layer="layout" svg:width="0.251cm" svg:height="0.251cm" svg:x="14.453cm" svg:y="2.467cm" svg:viewBox="0 0 252 252" svg:d="M0 125c0-69 57-125 125-125 71 0 127 56 127 125 0 70-56 127-127 127-68 0-125-57-125-127z">
          <text:p/>
        </draw:path>
        <draw:path draw:style-name="gr29" draw:text-style-name="P15" draw:layer="layout" svg:width="0.251cm" svg:height="0.251cm" svg:x="12.57cm" svg:y="2.295cm" svg:viewBox="0 0 252 252" svg:d="M0 127c0-70 58-127 127-127s125 57 125 127c0 69-56 125-125 125s-127-56-127-125z">
          <text:p/>
        </draw:path>
        <draw:path draw:style-name="gr30" draw:text-style-name="P2" draw:layer="layout" svg:width="0.251cm" svg:height="0.251cm" svg:x="12.57cm" svg:y="2.295cm" svg:viewBox="0 0 252 252" svg:d="M0 127c0-70 58-127 127-127s125 57 125 127c0 69-56 125-125 125s-127-56-127-125z">
          <text:p/>
        </draw:path>
        <draw:path draw:style-name="gr65" draw:text-style-name="P33" draw:layer="layout" svg:width="0.251cm" svg:height="0.251cm" svg:x="12.57cm" svg:y="3.506cm" svg:viewBox="0 0 252 252" svg:d="M0 126c0-70 58-126 127-126s125 56 125 126c0 69-56 126-125 126s-127-57-127-126z">
          <text:p/>
        </draw:path>
        <draw:path draw:style-name="gr66" draw:text-style-name="P2" draw:layer="layout" svg:width="0.251cm" svg:height="0.251cm" svg:x="12.57cm" svg:y="3.506cm" svg:viewBox="0 0 252 252" svg:d="M0 126c0-70 58-126 127-126s125 56 125 126c0 69-56 126-125 126s-127-57-127-126z">
          <text:p/>
        </draw:path>
        <draw:path draw:style-name="gr67" draw:text-style-name="P34" draw:layer="layout" svg:width="0.25cm" svg:height="0.251cm" svg:x="13.18cm" svg:y="1.447cm" svg:viewBox="0 0 251 252" svg:d="M0 126c0-70 56-126 125-126s126 56 126 126c0 69-57 126-126 126s-125-57-125-126z">
          <text:p/>
        </draw:path>
        <draw:path draw:style-name="gr68" draw:text-style-name="P2" draw:layer="layout" svg:width="0.25cm" svg:height="0.251cm" svg:x="13.18cm" svg:y="1.447cm" svg:viewBox="0 0 251 252" svg:d="M0 126c0-70 56-126 125-126s126 56 126 126c0 69-57 126-126 126s-125-57-125-126z">
          <text:p/>
        </draw:path>
        <draw:path draw:style-name="gr67" draw:text-style-name="P34" draw:layer="layout" svg:width="0.25cm" svg:height="0.251cm" svg:x="13.18cm" svg:y="0.827cm" svg:viewBox="0 0 251 252" svg:d="M0 127c0-69 56-127 125-127s126 58 126 127-57 125-126 125-125-56-125-125z">
          <text:p/>
        </draw:path>
        <draw:path draw:style-name="gr68" draw:text-style-name="P2" draw:layer="layout" svg:width="0.25cm" svg:height="0.251cm" svg:x="13.18cm" svg:y="0.827cm" svg:viewBox="0 0 251 252" svg:d="M0 127c0-69 56-127 125-127s126 58 126 127-57 125-126 125-125-56-125-125z">
          <text:p/>
        </draw:path>
        <draw:path draw:style-name="gr67" draw:text-style-name="P34" draw:layer="layout" svg:width="0.25cm" svg:height="0.251cm" svg:x="13.18cm" svg:y="1.18cm" svg:viewBox="0 0 251 252" svg:d="M0 125c0-68 56-125 125-125s126 57 126 125c0 71-57 127-126 127s-125-56-125-127z">
          <text:p/>
        </draw:path>
        <draw:path draw:style-name="gr68" draw:text-style-name="P2" draw:layer="layout" svg:width="0.25cm" svg:height="0.251cm" svg:x="13.18cm" svg:y="1.18cm" svg:viewBox="0 0 251 252" svg:d="M0 125c0-68 56-125 125-125s126 57 126 125c0 71-57 127-126 127s-125-56-125-127z">
          <text:p/>
        </draw:path>
        <draw:path draw:style-name="gr41" draw:text-style-name="P21" draw:layer="layout" svg:width="0.251cm" svg:height="0.251cm" svg:x="13.043cm" svg:y="4.392cm" svg:viewBox="0 0 252 252" svg:d="M0 126c0-70 57-126 127-126 69 0 125 56 125 126 0 68-56 126-125 126-70 0-127-58-127-126z">
          <text:p/>
        </draw:path>
        <draw:path draw:style-name="gr42" draw:text-style-name="P2" draw:layer="layout" svg:width="0.251cm" svg:height="0.251cm" svg:x="13.043cm" svg:y="4.392cm" svg:viewBox="0 0 252 252" svg:d="M0 126c0-70 57-126 127-126 69 0 125 56 125 126 0 68-56 126-125 126-70 0-127-58-127-126z">
          <text:p/>
        </draw:path>
        <draw:path draw:style-name="gr67" draw:text-style-name="P34" draw:layer="layout" svg:width="0.25cm" svg:height="0.25cm" svg:x="13.18cm" svg:y="1.152cm" svg:viewBox="0 0 251 251" svg:d="M0 125c0-69 56-125 125-125s126 56 126 125-57 126-126 126-125-57-125-126z">
          <text:p/>
        </draw:path>
        <draw:path draw:style-name="gr68" draw:text-style-name="P2" draw:layer="layout" svg:width="0.25cm" svg:height="0.25cm" svg:x="13.18cm" svg:y="1.152cm" svg:viewBox="0 0 251 251" svg:d="M0 125c0-69 56-125 125-125s126 56 126 125-57 126-126 126-125-57-125-126z">
          <text:p/>
        </draw:path>
        <draw:path draw:style-name="gr117" draw:text-style-name="P59" draw:layer="layout" svg:width="0.251cm" svg:height="0.251cm" svg:x="14.453cm" svg:y="2.543cm" svg:viewBox="0 0 252 252" svg:d="M0 127c0-71 57-127 125-127 71 0 127 56 127 127 0 68-56 125-127 125-68 0-125-57-125-125z">
          <text:p/>
        </draw:path>
        <draw:path draw:style-name="gr118" draw:text-style-name="P2" draw:layer="layout" svg:width="0.251cm" svg:height="0.251cm" svg:x="14.453cm" svg:y="2.543cm" svg:viewBox="0 0 252 252" svg:d="M0 127c0-71 57-127 125-127 71 0 127 56 127 127 0 68-56 125-127 125-68 0-125-57-125-125z">
          <text:p/>
        </draw:path>
        <draw:path draw:style-name="gr119" draw:text-style-name="P60" draw:layer="layout" svg:width="0.251cm" svg:height="0.251cm" svg:x="13.066cm" svg:y="4.116cm" svg:viewBox="0 0 252 252" svg:d="M0 126c0-69 57-126 127-126 69 0 125 57 125 126s-56 126-125 126c-70 0-127-57-127-126z">
          <text:p/>
        </draw:path>
        <draw:path draw:style-name="gr120" draw:text-style-name="P2" draw:layer="layout" svg:width="0.251cm" svg:height="0.251cm" svg:x="13.066cm" svg:y="4.116cm" svg:viewBox="0 0 252 252" svg:d="M0 126c0-69 57-126 127-126 69 0 125 57 125 126s-56 126-125 126c-70 0-127-57-127-126z">
          <text:p/>
        </draw:path>
        <draw:path draw:style-name="gr93" draw:text-style-name="P47" draw:layer="layout" svg:width="0.252cm" svg:height="0.251cm" svg:x="13.617cm" svg:y="3.82cm" svg:viewBox="0 0 253 252" svg:d="M0 127c0-69 57-127 127-127 69 0 126 58 126 127 0 68-57 125-126 125-70 0-127-57-127-125z">
          <text:p/>
        </draw:path>
        <draw:path draw:style-name="gr94" draw:text-style-name="P2" draw:layer="layout" svg:width="0.252cm" svg:height="0.251cm" svg:x="13.617cm" svg:y="3.82cm" svg:viewBox="0 0 253 252" svg:d="M0 127c0-69 57-127 127-127 69 0 126 58 126 127 0 68-57 125-126 125-70 0-127-57-127-125z">
          <text:p/>
        </draw:path>
        <draw:path draw:style-name="gr93" draw:text-style-name="P47" draw:layer="layout" svg:width="0.252cm" svg:height="0.251cm" svg:x="13.617cm" svg:y="3.782cm" svg:viewBox="0 0 253 252" svg:d="M0 127c0-71 57-127 127-127 69 0 126 56 126 127 0 68-57 125-126 125-70 0-127-57-127-125z">
          <text:p/>
        </draw:path>
        <draw:path draw:style-name="gr94" draw:text-style-name="P2" draw:layer="layout" svg:width="0.252cm" svg:height="0.251cm" svg:x="13.617cm" svg:y="3.782cm" svg:viewBox="0 0 253 252" svg:d="M0 127c0-71 57-127 127-127 69 0 126 56 126 127 0 68-57 125-126 125-70 0-127-57-127-125z">
          <text:p/>
        </draw:path>
        <draw:path draw:style-name="gr19" draw:text-style-name="P10" draw:layer="layout" svg:width="0.251cm" svg:height="0.25cm" svg:x="12.969cm" svg:y="0.466cm" svg:viewBox="0 0 252 251" svg:d="M0 125c0-69 57-125 126-125 70 0 126 56 126 125 0 70-56 126-126 126-69 0-126-56-126-126z">
          <text:p/>
        </draw:path>
        <draw:path draw:style-name="gr20" draw:text-style-name="P2" draw:layer="layout" svg:width="0.251cm" svg:height="0.25cm" svg:x="12.969cm" svg:y="0.466cm" svg:viewBox="0 0 252 251" svg:d="M0 125c0-69 57-125 126-125 70 0 126 56 126 125 0 70-56 126-126 126-69 0-126-56-126-126z">
          <text:p/>
        </draw:path>
        <draw:path draw:style-name="gr93" draw:text-style-name="P47" draw:layer="layout" svg:width="0.252cm" svg:height="0.25cm" svg:x="13.617cm" svg:y="4.24cm" svg:viewBox="0 0 253 251" svg:d="M0 125c0-69 57-125 127-125 69 0 126 56 126 125 0 70-57 126-126 126-70 0-127-56-127-126z">
          <text:p/>
        </draw:path>
        <draw:path draw:style-name="gr94" draw:text-style-name="P2" draw:layer="layout" svg:width="0.252cm" svg:height="0.25cm" svg:x="13.617cm" svg:y="4.24cm" svg:viewBox="0 0 253 251" svg:d="M0 125c0-69 57-125 127-125 69 0 126 56 126 125 0 70-57 126-126 126-70 0-127-56-127-126z">
          <text:p/>
        </draw:path>
        <draw:path draw:style-name="gr113" draw:text-style-name="P57" draw:layer="layout" svg:width="0.251cm" svg:height="0.251cm" svg:x="16.238cm" svg:y="4.154cm" svg:viewBox="0 0 252 252" svg:d="M0 125c0-69 57-125 126-125 70 0 126 56 126 125s-56 127-126 127c-69 0-126-58-126-127z">
          <text:p/>
        </draw:path>
        <draw:path draw:style-name="gr114" draw:text-style-name="P2" draw:layer="layout" svg:width="0.251cm" svg:height="0.251cm" svg:x="16.238cm" svg:y="4.154cm" svg:viewBox="0 0 252 252" svg:d="M0 125c0-69 57-125 126-125 70 0 126 56 126 125s-56 127-126 127c-69 0-126-58-126-127z">
          <text:p/>
        </draw:path>
        <draw:path draw:style-name="gr93" draw:text-style-name="P47" draw:layer="layout" svg:width="0.252cm" svg:height="0.251cm" svg:x="13.617cm" svg:y="4.23cm" svg:viewBox="0 0 253 252" svg:d="M0 126c0-70 57-126 127-126 69 0 126 56 126 126 0 69-57 126-126 126-70 0-127-57-127-126z">
          <text:p/>
        </draw:path>
        <draw:path draw:style-name="gr94" draw:text-style-name="P2" draw:layer="layout" svg:width="0.252cm" svg:height="0.251cm" svg:x="13.617cm" svg:y="4.23cm" svg:viewBox="0 0 253 252" svg:d="M0 126c0-70 57-126 127-126 69 0 126 56 126 126 0 69-57 126-126 126-70 0-127-57-127-126z">
          <text:p/>
        </draw:path>
        <draw:path draw:style-name="gr119" draw:text-style-name="P60" draw:layer="layout" svg:width="0.251cm" svg:height="0.251cm" svg:x="13.066cm" svg:y="4.154cm" svg:viewBox="0 0 252 252" svg:d="M0 125c0-69 57-125 127-125 69 0 125 56 125 125s-56 127-125 127c-70 0-127-58-127-127z">
          <text:p/>
        </draw:path>
        <draw:path draw:style-name="gr120" draw:text-style-name="P2" draw:layer="layout" svg:width="0.251cm" svg:height="0.251cm" svg:x="13.066cm" svg:y="4.154cm" svg:viewBox="0 0 252 252" svg:d="M0 125c0-69 57-125 127-125 69 0 125 56 125 125s-56 127-125 127c-70 0-127-58-127-127z">
          <text:p/>
        </draw:path>
        <draw:path draw:style-name="gr123" draw:text-style-name="P62" draw:layer="layout" svg:width="0.251cm" svg:height="0.25cm" svg:x="13.306cm" svg:y="3.182cm" svg:viewBox="0 0 252 251" svg:d="M0 125c0-69 56-125 127-125 68 0 125 56 125 125 0 70-57 126-125 126-71 0-127-56-127-126z">
          <text:p/>
        </draw:path>
        <draw:path draw:style-name="gr124" draw:text-style-name="P2" draw:layer="layout" svg:width="0.251cm" svg:height="0.25cm" svg:x="13.306cm" svg:y="3.182cm" svg:viewBox="0 0 252 251" svg:d="M0 125c0-69 56-125 127-125 68 0 125 56 125 125 0 70-57 126-125 126-71 0-127-56-127-126z">
          <text:p/>
        </draw:path>
        <draw:path draw:style-name="gr123" draw:text-style-name="P62" draw:layer="layout" svg:width="0.251cm" svg:height="0.252cm" svg:x="13.306cm" svg:y="3.124cm" svg:viewBox="0 0 252 253" svg:d="M0 127c0-69 56-127 127-127 68 0 125 58 125 127s-57 126-125 126c-71 0-127-57-127-126z">
          <text:p/>
        </draw:path>
        <draw:path draw:style-name="gr124" draw:text-style-name="P2" draw:layer="layout" svg:width="0.251cm" svg:height="0.252cm" svg:x="13.306cm" svg:y="3.124cm" svg:viewBox="0 0 252 253" svg:d="M0 127c0-69 56-127 127-127 68 0 125 58 125 127s-57 126-125 126c-71 0-127-57-127-126z">
          <text:p/>
        </draw:path>
        <draw:path draw:style-name="gr123" draw:text-style-name="P62" draw:layer="layout" svg:width="0.251cm" svg:height="0.25cm" svg:x="13.306cm" svg:y="3.163cm" svg:viewBox="0 0 252 251" svg:d="M0 125c0-69 56-125 127-125 68 0 125 56 125 125s-57 126-125 126c-71 0-127-57-127-126z">
          <text:p/>
        </draw:path>
        <draw:path draw:style-name="gr124" draw:text-style-name="P2" draw:layer="layout" svg:width="0.251cm" svg:height="0.25cm" svg:x="13.306cm" svg:y="3.163cm" svg:viewBox="0 0 252 251" svg:d="M0 125c0-69 56-125 127-125 68 0 125 56 125 125s-57 126-125 126c-71 0-127-57-127-126z">
          <text:p/>
        </draw:path>
        <draw:path draw:style-name="gr125" draw:text-style-name="P63" draw:layer="layout" svg:width="0.251cm" svg:height="0.251cm" svg:x="15.589cm" svg:y="3.296cm" svg:viewBox="0 0 252 252" svg:d="M0 126c0-70 57-126 126-126s126 56 126 126c0 69-57 126-126 126s-126-57-126-126z">
          <text:p/>
        </draw:path>
        <draw:path draw:style-name="gr126" draw:text-style-name="P2" draw:layer="layout" svg:width="0.251cm" svg:height="0.251cm" svg:x="15.589cm" svg:y="3.296cm" svg:viewBox="0 0 252 252" svg:d="M0 126c0-70 57-126 126-126s126 56 126 126c0 69-57 126-126 126s-126-57-126-126z">
          <text:p/>
        </draw:path>
        <draw:path draw:style-name="gr115" draw:text-style-name="P58" draw:layer="layout" svg:width="0.251cm" svg:height="0.251cm" svg:x="13.782cm" svg:y="4.02cm" svg:viewBox="0 0 252 252" svg:d="M0 127c0-70 56-127 126-127 69 0 126 57 126 127 0 69-57 125-126 125-70 0-126-56-126-125z">
          <text:p/>
        </draw:path>
        <draw:path draw:style-name="gr116" draw:text-style-name="P2" draw:layer="layout" svg:width="0.251cm" svg:height="0.251cm" svg:x="13.782cm" svg:y="4.02cm" svg:viewBox="0 0 252 252" svg:d="M0 127c0-70 56-127 126-127 69 0 126 57 126 127 0 69-57 125-126 125-70 0-126-56-126-125z">
          <text:p/>
        </draw:path>
        <draw:path draw:style-name="gr125" draw:text-style-name="P63" draw:layer="layout" svg:width="0.251cm" svg:height="0.25cm" svg:x="15.589cm" svg:y="3.22cm" svg:viewBox="0 0 252 251" svg:d="M0 125c0-69 57-125 126-125s126 56 126 125c0 70-57 126-126 126s-126-56-126-126z">
          <text:p/>
        </draw:path>
        <draw:path draw:style-name="gr126" draw:text-style-name="P2" draw:layer="layout" svg:width="0.251cm" svg:height="0.25cm" svg:x="15.589cm" svg:y="3.22cm" svg:viewBox="0 0 252 251" svg:d="M0 125c0-69 57-125 126-125s126 56 126 125c0 70-57 126-126 126s-126-56-126-126z">
          <text:p/>
        </draw:path>
        <draw:path draw:style-name="gr125" draw:text-style-name="P63" draw:layer="layout" svg:width="0.251cm" svg:height="0.251cm" svg:x="15.589cm" svg:y="2.791cm" svg:viewBox="0 0 252 252" svg:d="M0 126c0-70 57-126 126-126s126 56 126 126c0 69-57 126-126 126s-126-57-126-126z">
          <text:p/>
        </draw:path>
        <draw:path draw:style-name="gr126" draw:text-style-name="P2" draw:layer="layout" svg:width="0.251cm" svg:height="0.251cm" svg:x="15.589cm" svg:y="2.791cm" svg:viewBox="0 0 252 252" svg:d="M0 126c0-70 57-126 126-126s126 56 126 126c0 69-57 126-126 126s-126-57-126-126z">
          <text:p/>
        </draw:path>
        <draw:path draw:style-name="gr103" draw:text-style-name="P52" draw:layer="layout" svg:width="0.25cm" svg:height="0.251cm" svg:x="13.265cm" svg:y="3.925cm" svg:viewBox="0 0 251 252" svg:d="M0 125c0-69 56-125 126-125 69 0 125 56 125 125 0 70-56 127-125 127-70 0-126-57-126-127z">
          <text:p/>
        </draw:path>
        <draw:path draw:style-name="gr104" draw:text-style-name="P2" draw:layer="layout" svg:width="0.25cm" svg:height="0.251cm" svg:x="13.265cm" svg:y="3.925cm" svg:viewBox="0 0 251 252" svg:d="M0 125c0-69 56-125 126-125 69 0 125 56 125 125 0 70-56 127-125 127-70 0-126-57-126-127z">
          <text:p/>
        </draw:path>
        <draw:path draw:style-name="gr125" draw:text-style-name="P63" draw:layer="layout" svg:width="0.251cm" svg:height="0.251cm" svg:x="15.589cm" svg:y="2.886cm" svg:viewBox="0 0 252 252" svg:d="M0 126c0-69 57-126 126-126s126 57 126 126-57 126-126 126-126-57-126-126z">
          <text:p/>
        </draw:path>
        <draw:path draw:style-name="gr126" draw:text-style-name="P2" draw:layer="layout" svg:width="0.251cm" svg:height="0.251cm" svg:x="15.589cm" svg:y="2.886cm" svg:viewBox="0 0 252 252" svg:d="M0 126c0-69 57-126 126-126s126 57 126 126-57 126-126 126-126-57-126-126z">
          <text:p/>
        </draw:path>
        <draw:path draw:style-name="gr113" draw:text-style-name="P57" draw:layer="layout" svg:width="0.251cm" svg:height="0.251cm" svg:x="16.238cm" svg:y="3.487cm" svg:viewBox="0 0 252 252" svg:d="M0 125c0-69 57-125 126-125 70 0 126 56 126 125 0 70-56 127-126 127-69 0-126-57-126-127z">
          <text:p/>
        </draw:path>
        <draw:path draw:style-name="gr114" draw:text-style-name="P2" draw:layer="layout" svg:width="0.251cm" svg:height="0.251cm" svg:x="16.238cm" svg:y="3.487cm" svg:viewBox="0 0 252 252" svg:d="M0 125c0-69 57-125 126-125 70 0 126 56 126 125 0 70-56 127-126 127-69 0-126-57-126-127z">
          <text:p/>
        </draw:path>
        <draw:path draw:style-name="gr113" draw:text-style-name="P57" draw:layer="layout" svg:width="0.251cm" svg:height="0.251cm" svg:x="16.238cm" svg:y="3.534cm" svg:viewBox="0 0 252 252" svg:d="M0 127c0-70 57-127 126-127 70 0 126 57 126 127 0 69-56 125-126 125-69 0-126-56-126-125z">
          <text:p/>
        </draw:path>
        <draw:path draw:style-name="gr114" draw:text-style-name="P2" draw:layer="layout" svg:width="0.251cm" svg:height="0.251cm" svg:x="16.238cm" svg:y="3.534cm" svg:viewBox="0 0 252 252" svg:d="M0 127c0-70 57-127 126-127 70 0 126 57 126 127 0 69-56 125-126 125-69 0-126-56-126-125z">
          <text:p/>
        </draw:path>
        <draw:path draw:style-name="gr55" draw:text-style-name="P28" draw:layer="layout" svg:width="0.251cm" svg:height="0.25cm" svg:x="13.409cm" svg:y="3.201cm" svg:viewBox="0 0 252 251" svg:d="M0 125c0-69 57-125 126-125s126 56 126 125c0 70-57 126-126 126s-126-56-126-126z">
          <text:p/>
        </draw:path>
        <draw:path draw:style-name="gr56" draw:text-style-name="P2" draw:layer="layout" svg:width="0.251cm" svg:height="0.25cm" svg:x="13.409cm" svg:y="3.201cm" svg:viewBox="0 0 252 251" svg:d="M0 125c0-69 57-125 126-125s126 56 126 125c0 70-57 126-126 126s-126-56-126-126z">
          <text:p/>
        </draw:path>
        <draw:path draw:style-name="gr113" draw:text-style-name="P57" draw:layer="layout" svg:width="0.251cm" svg:height="0.251cm" svg:x="16.238cm" svg:y="3.382cm" svg:viewBox="0 0 252 252" svg:d="M0 125c0-69 57-125 126-125 70 0 126 56 126 125s-56 127-126 127c-69 0-126-58-126-127z">
          <text:p/>
        </draw:path>
        <draw:path draw:style-name="gr114" draw:text-style-name="P2" draw:layer="layout" svg:width="0.251cm" svg:height="0.251cm" svg:x="16.238cm" svg:y="3.382cm" svg:viewBox="0 0 252 252" svg:d="M0 125c0-69 57-125 126-125 70 0 126 56 126 125s-56 127-126 127c-69 0-126-58-126-127z">
          <text:p/>
        </draw:path>
        <draw:path draw:style-name="gr113" draw:text-style-name="P57" draw:layer="layout" svg:width="0.251cm" svg:height="0.251cm" svg:x="16.238cm" svg:y="3.296cm" svg:viewBox="0 0 252 252" svg:d="M0 126c0-70 57-126 126-126 70 0 126 56 126 126 0 69-56 126-126 126-69 0-126-57-126-126z">
          <text:p/>
        </draw:path>
        <draw:path draw:style-name="gr114" draw:text-style-name="P2" draw:layer="layout" svg:width="0.251cm" svg:height="0.251cm" svg:x="16.238cm" svg:y="3.296cm" svg:viewBox="0 0 252 252" svg:d="M0 126c0-70 57-126 126-126 70 0 126 56 126 126 0 69-56 126-126 126-69 0-126-57-126-126z">
          <text:p/>
        </draw:path>
        <draw:path draw:style-name="gr41" draw:text-style-name="P21" draw:layer="layout" svg:width="0.251cm" svg:height="0.251cm" svg:x="13.043cm" svg:y="4.154cm" svg:viewBox="0 0 252 252" svg:d="M0 125c0-69 57-125 127-125 69 0 125 56 125 125s-56 127-125 127c-70 0-127-58-127-127z">
          <text:p/>
        </draw:path>
        <draw:path draw:style-name="gr42" draw:text-style-name="P2" draw:layer="layout" svg:width="0.251cm" svg:height="0.251cm" svg:x="13.043cm" svg:y="4.154cm" svg:viewBox="0 0 252 252" svg:d="M0 125c0-69 57-125 127-125 69 0 125 56 125 125s-56 127-125 127c-70 0-127-58-127-127z">
          <text:p/>
        </draw:path>
        <draw:path draw:style-name="gr127" draw:text-style-name="P64" draw:layer="layout" svg:width="0.251cm" svg:height="0.251cm" svg:x="14.111cm" svg:y="1.819cm" svg:viewBox="0 0 252 252" svg:d="M0 126c0-69 57-126 127-126 68 0 125 57 125 126s-57 126-125 126c-70 0-127-57-127-126z">
          <text:p/>
        </draw:path>
        <draw:path draw:style-name="gr128" draw:text-style-name="P2" draw:layer="layout" svg:width="0.251cm" svg:height="0.251cm" svg:x="14.111cm" svg:y="1.819cm" svg:viewBox="0 0 252 252" svg:d="M0 126c0-69 57-126 127-126 68 0 125 57 125 126s-57 126-125 126c-70 0-127-57-127-126z">
          <text:p/>
        </draw:path>
        <draw:path draw:style-name="gr127" draw:text-style-name="P64" draw:layer="layout" svg:width="0.251cm" svg:height="0.251cm" svg:x="14.111cm" svg:y="1.685cm" svg:viewBox="0 0 252 252" svg:d="M0 126c0-69 57-126 127-126 68 0 125 57 125 126 0 70-57 126-125 126-70 0-127-56-127-126z">
          <text:p/>
        </draw:path>
        <draw:path draw:style-name="gr128" draw:text-style-name="P2" draw:layer="layout" svg:width="0.251cm" svg:height="0.251cm" svg:x="14.111cm" svg:y="1.685cm" svg:viewBox="0 0 252 252" svg:d="M0 126c0-69 57-126 127-126 68 0 125 57 125 126 0 70-57 126-125 126-70 0-127-56-127-126z">
          <text:p/>
        </draw:path>
        <draw:path draw:style-name="gr127" draw:text-style-name="P64" draw:layer="layout" svg:width="0.251cm" svg:height="0.251cm" svg:x="14.111cm" svg:y="1.619cm" svg:viewBox="0 0 252 252" svg:d="M0 126c0-69 57-126 127-126 68 0 125 57 125 126s-57 126-125 126c-70 0-127-57-127-126z">
          <text:p/>
        </draw:path>
        <draw:path draw:style-name="gr128" draw:text-style-name="P2" draw:layer="layout" svg:width="0.251cm" svg:height="0.251cm" svg:x="14.111cm" svg:y="1.619cm" svg:viewBox="0 0 252 252" svg:d="M0 126c0-69 57-126 127-126 68 0 125 57 125 126s-57 126-125 126c-70 0-127-57-127-126z">
          <text:p/>
        </draw:path>
        <draw:path draw:style-name="gr127" draw:text-style-name="P64" draw:layer="layout" svg:width="0.251cm" svg:height="0.251cm" svg:x="14.111cm" svg:y="1.714cm" svg:viewBox="0 0 252 252" svg:d="M0 125c0-69 57-125 127-125 68 0 125 56 125 125 0 70-57 127-125 127-70 0-127-57-127-127z">
          <text:p/>
        </draw:path>
        <draw:path draw:style-name="gr128" draw:text-style-name="P2" draw:layer="layout" svg:width="0.251cm" svg:height="0.251cm" svg:x="14.111cm" svg:y="1.714cm" svg:viewBox="0 0 252 252" svg:d="M0 125c0-69 57-125 127-125 68 0 125 56 125 125 0 70-57 127-125 127-70 0-127-57-127-127z">
          <text:p/>
        </draw:path>
        <draw:path draw:style-name="gr127" draw:text-style-name="P64" draw:layer="layout" svg:width="0.251cm" svg:height="0.251cm" svg:x="14.111cm" svg:y="1.571cm" svg:viewBox="0 0 252 252" svg:d="M0 126c0-70 57-126 127-126 68 0 125 56 125 126s-57 126-125 126c-70 0-127-56-127-126z">
          <text:p/>
        </draw:path>
        <draw:path draw:style-name="gr128" draw:text-style-name="P2" draw:layer="layout" svg:width="0.251cm" svg:height="0.251cm" svg:x="14.111cm" svg:y="1.571cm" svg:viewBox="0 0 252 252" svg:d="M0 126c0-70 57-126 127-126 68 0 125 56 125 126s-57 126-125 126c-70 0-127-56-127-126z">
          <text:p/>
        </draw:path>
        <draw:path draw:style-name="gr117" draw:text-style-name="P59" draw:layer="layout" svg:width="0.251cm" svg:height="0.251cm" svg:x="14.453cm" svg:y="2.314cm" svg:viewBox="0 0 252 252" svg:d="M0 127c0-70 57-127 125-127 71 0 127 57 127 127 0 69-56 125-127 125-68 0-125-56-125-125z">
          <text:p/>
        </draw:path>
        <draw:path draw:style-name="gr118" draw:text-style-name="P2" draw:layer="layout" svg:width="0.251cm" svg:height="0.251cm" svg:x="14.453cm" svg:y="2.314cm" svg:viewBox="0 0 252 252" svg:d="M0 127c0-70 57-127 125-127 71 0 127 57 127 127 0 69-56 125-127 125-68 0-125-56-125-125z">
          <text:p/>
        </draw:path>
        <draw:path draw:style-name="gr41" draw:text-style-name="P21" draw:layer="layout" svg:width="0.251cm" svg:height="0.251cm" svg:x="13.043cm" svg:y="4.297cm" svg:viewBox="0 0 252 252" svg:d="M0 126c0-70 57-126 127-126 69 0 125 56 125 126 0 69-56 126-125 126-70 0-127-57-127-126z">
          <text:p/>
        </draw:path>
        <draw:path draw:style-name="gr42" draw:text-style-name="P2" draw:layer="layout" svg:width="0.251cm" svg:height="0.251cm" svg:x="13.043cm" svg:y="4.297cm" svg:viewBox="0 0 252 252" svg:d="M0 126c0-70 57-126 127-126 69 0 125 56 125 126 0 69-56 126-125 126-70 0-127-57-127-126z">
          <text:p/>
        </draw:path>
        <draw:path draw:style-name="gr101" draw:text-style-name="P51" draw:layer="layout" svg:width="0.25cm" svg:height="0.251cm" svg:x="14.092cm" svg:y="2.085cm" svg:viewBox="0 0 251 252" svg:d="M0 127c0-69 57-127 126-127s125 58 125 127-56 125-125 125-126-56-126-125z">
          <text:p/>
        </draw:path>
        <draw:path draw:style-name="gr102" draw:text-style-name="P2" draw:layer="layout" svg:width="0.25cm" svg:height="0.251cm" svg:x="14.092cm" svg:y="2.085cm" svg:viewBox="0 0 251 252" svg:d="M0 127c0-69 57-127 126-127s125 58 125 127-56 125-125 125-126-56-126-125z">
          <text:p/>
        </draw:path>
        <draw:path draw:style-name="gr101" draw:text-style-name="P51" draw:layer="layout" svg:width="0.25cm" svg:height="0.251cm" svg:x="14.092cm" svg:y="1.99cm" svg:viewBox="0 0 251 252" svg:d="M0 126c0-69 57-126 126-126s125 57 125 126c0 70-56 126-125 126s-126-56-126-126z">
          <text:p/>
        </draw:path>
        <draw:path draw:style-name="gr102" draw:text-style-name="P2" draw:layer="layout" svg:width="0.25cm" svg:height="0.251cm" svg:x="14.092cm" svg:y="1.99cm" svg:viewBox="0 0 251 252" svg:d="M0 126c0-69 57-126 126-126s125 57 125 126c0 70-56 126-125 126s-126-56-126-126z">
          <text:p/>
        </draw:path>
        <draw:path draw:style-name="gr101" draw:text-style-name="P51" draw:layer="layout" svg:width="0.25cm" svg:height="0.251cm" svg:x="14.092cm" svg:y="1.838cm" svg:viewBox="0 0 251 252" svg:d="M0 126c0-69 57-126 126-126s125 57 125 126-56 126-125 126-126-57-126-126z">
          <text:p/>
        </draw:path>
        <draw:path draw:style-name="gr102" draw:text-style-name="P2" draw:layer="layout" svg:width="0.25cm" svg:height="0.251cm" svg:x="14.092cm" svg:y="1.838cm" svg:viewBox="0 0 251 252" svg:d="M0 126c0-69 57-126 126-126s125 57 125 126-56 126-125 126-126-57-126-126z">
          <text:p/>
        </draw:path>
        <draw:path draw:style-name="gr101" draw:text-style-name="P51" draw:layer="layout" svg:width="0.25cm" svg:height="0.251cm" svg:x="14.092cm" svg:y="1.857cm" svg:viewBox="0 0 251 252" svg:d="M0 126c0-69 57-126 126-126s125 57 125 126-56 126-125 126-126-57-126-126z">
          <text:p/>
        </draw:path>
        <draw:path draw:style-name="gr102" draw:text-style-name="P2" draw:layer="layout" svg:width="0.25cm" svg:height="0.251cm" svg:x="14.092cm" svg:y="1.857cm" svg:viewBox="0 0 251 252" svg:d="M0 126c0-69 57-126 126-126s125 57 125 126-56 126-125 126-126-57-126-126z">
          <text:p/>
        </draw:path>
        <draw:path draw:style-name="gr129" draw:text-style-name="P65" draw:layer="layout" svg:width="0.251cm" svg:height="0.251cm" svg:x="12.267cm" svg:y="2.943cm" svg:viewBox="0 0 252 252" svg:d="M0 126c0-69 56-126 126-126 69 0 126 57 126 126 0 70-57 126-126 126-70 0-126-56-126-126z">
          <text:p/>
        </draw:path>
        <draw:path draw:style-name="gr130" draw:text-style-name="P2" draw:layer="layout" svg:width="0.251cm" svg:height="0.251cm" svg:x="12.267cm" svg:y="2.943cm" svg:viewBox="0 0 252 252" svg:d="M0 126c0-69 56-126 126-126 69 0 126 57 126 126 0 70-57 126-126 126-70 0-126-56-126-126z">
          <text:p/>
        </draw:path>
        <draw:path draw:style-name="gr129" draw:text-style-name="P65" draw:layer="layout" svg:width="0.251cm" svg:height="0.251cm" svg:x="12.267cm" svg:y="2.753cm" svg:viewBox="0 0 252 252" svg:d="M0 125c0-69 56-125 126-125 69 0 126 56 126 125 0 70-57 127-126 127-70 0-126-57-126-127z">
          <text:p/>
        </draw:path>
        <draw:path draw:style-name="gr130" draw:text-style-name="P2" draw:layer="layout" svg:width="0.251cm" svg:height="0.251cm" svg:x="12.267cm" svg:y="2.753cm" svg:viewBox="0 0 252 252" svg:d="M0 125c0-69 56-125 126-125 69 0 126 56 126 125 0 70-57 127-126 127-70 0-126-57-126-127z">
          <text:p/>
        </draw:path>
        <draw:polygon draw:style-name="gr138" draw:text-style-name="P70" draw:layer="layout" svg:width="2.487cm" svg:height="1.947cm" svg:x="12.103cm" svg:y="2.52cm" svg:viewBox="0 0 2488 1948" draw:points="0,0 32,24 63,47 94,70 126,93 158,117 189,139 220,162 252,185 284,208 315,231 346,254 378,277 410,299 441,322 472,344 504,367 535,389 567,412 598,434 630,456 661,478 693,499 724,521 756,542 787,563 818,584 850,604 882,624 913,644 944,664 976,683 1007,702 1039,721 1070,739 1102,757 1133,774 1165,791 1196,808 1228,824 1259,840 1291,855 1322,870 1354,884 1385,899 1417,912 1448,926 1480,939 1511,952 1543,965 1575,977 1606,989 1638,1001 1669,1013 1701,1025 1732,1036 1764,1047 1795,1059 1827,1070 1858,1081 1890,1092 1921,1102 1953,1113 1984,1124 2016,1134 2047,1145 2078,1155 2110,1166 2142,1176 2173,1186 2204,1196 2236,1207 2268,1216 2299,1227 2330,1237 2362,1247 2393,1257 2425,1267 2456,1276 2488,1286 2488,1948 2456,1924 2425,1901 2393,1878 2362,1854 2330,1831 2299,1808 2268,1784 2236,1761 2204,1738 2173,1715 2142,1692 2110,1669 2078,1646 2047,1623 2016,1600 1984,1578 1953,1555 1921,1532 1890,1510 1858,1487 1827,1465 1795,1443 1764,1421 1732,1399 1701,1377 1669,1355 1638,1334 1606,1313 1575,1292 1543,1271 1511,1250 1480,1230 1448,1210 1417,1190 1385,1170 1354,1151 1322,1132 1291,1114 1259,1096 1228,1078 1196,1061 1165,1045 1133,1028 1102,1012 1070,997 1039,982 1007,967 976,953 944,939 913,925 882,912 850,899 818,886 787,873 756,861 724,849 693,837 661,825 630,814 598,802 567,791 535,780 504,769 472,758 441,747 410,736 378,726 346,715 315,705 284,694 252,684 220,673 189,663 158,653 126,643 94,633 63,623 32,612 0,603">
          <text:p/>
        </draw:polygon>
        <draw:polyline draw:style-name="gr137" draw:text-style-name="P2" draw:layer="layout" svg:width="2.487cm" svg:height="1.315cm" svg:x="12.103cm" svg:y="2.821cm" svg:viewBox="0 0 2488 1316" draw:points="0,0 32,17 63,33 94,50 126,67 158,83 189,100 220,116 252,133 284,150 315,167 346,183 378,200 410,216 441,233 472,250 504,266 535,283 567,300 598,316 630,333 661,350 693,366 724,383 756,399 787,416 818,433 850,449 882,466 913,484 944,500 976,517 1007,534 1039,550 1070,567 1102,583 1133,600 1165,617 1196,634 1228,650 1259,667 1291,683 1322,700 1354,717 1385,733 1417,750 1448,767 1480,783 1511,800 1543,817 1575,833 1606,850 1638,867 1669,883 1701,900 1732,916 1764,933 1795,950 1827,967 1858,983 1890,1000 1921,1016 1953,1033 1984,1050 2016,1066 2047,1083 2078,1100 2110,1116 2142,1133 2173,1150 2204,1166 2236,1183 2268,1199 2299,1216 2330,1233 2362,1249 2393,1266 2425,1283 2456,1299 2488,1316">
          <text:p/>
        </draw:polyline>
        <draw:polygon draw:style-name="gr136" draw:text-style-name="P69" draw:layer="layout" svg:width="2.664cm" svg:height="1.312cm" svg:x="13.7cm" svg:y="2.408cm" svg:viewBox="0 0 2665 1313" draw:points="0,0 33,14 67,28 101,42 134,56 168,70 202,84 236,97 269,111 303,124 337,137 370,151 404,163 438,176 472,189 505,201 539,214 573,226 606,238 640,249 674,261 708,272 742,283 775,294 809,304 842,315 876,325 910,335 944,345 979,354 1012,364 1046,373 1080,382 1113,390 1147,399 1181,407 1215,415 1248,423 1282,431 1316,439 1349,447 1383,454 1417,461 1451,468 1484,475 1518,483 1552,490 1585,496 1619,503 1653,510 1687,516 1720,523 1754,529 1788,535 1822,542 1855,548 1889,554 1923,560 1956,567 1990,573 2024,579 2058,585 2091,591 2125,597 2159,603 2192,608 2226,614 2260,620 2294,626 2328,632 2361,637 2395,643 2428,649 2462,655 2496,660 2530,666 2564,672 2597,677 2631,683 2665,689 2665,1313 2631,1298 2597,1283 2564,1268 2530,1253 2496,1237 2462,1222 2428,1207 2395,1192 2361,1177 2328,1162 2294,1147 2260,1132 2226,1117 2192,1102 2159,1087 2125,1072 2091,1057 2058,1042 2024,1027 1990,1013 1956,998 1923,983 1889,969 1855,954 1822,940 1788,925 1754,911 1720,896 1687,882 1653,867 1619,853 1585,838 1552,824 1518,811 1484,797 1451,783 1417,769 1383,756 1349,743 1316,729 1282,716 1248,703 1215,691 1181,678 1147,666 1113,653 1080,641 1046,629 1012,617 979,606 944,595 910,583 876,573 842,562 809,552 775,541 742,532 708,522 674,512 640,503 606,494 573,485 539,476 505,468 472,459 438,451 404,443 370,435 337,427 303,420 269,412 236,405 202,398 168,391 134,384 101,377 67,370 33,363 0,357">
          <text:p/>
        </draw:polygon>
        <draw:polyline draw:style-name="gr137" draw:text-style-name="P2" draw:layer="layout" svg:width="2.664cm" svg:height="0.822cm" svg:x="13.7cm" svg:y="2.586cm" svg:viewBox="0 0 2665 823" draw:points="0,0 33,11 67,21 101,31 134,42 168,52 202,63 236,73 269,84 303,94 337,104 370,115 404,125 438,136 472,146 505,156 539,167 573,177 606,188 640,198 674,209 708,219 742,229 775,240 809,250 842,260 876,271 910,281 944,293 979,303 1012,314 1046,324 1080,334 1113,345 1147,355 1181,365 1215,376 1248,386 1282,397 1316,407 1349,418 1383,428 1417,439 1451,449 1484,459 1518,470 1552,480 1585,490 1619,501 1653,511 1687,522 1720,532 1754,543 1788,553 1822,563 1855,574 1889,584 1923,594 1956,605 1990,615 2024,626 2058,636 2091,647 2125,657 2159,667 2192,678 2226,688 2260,699 2294,709 2328,719 2361,730 2395,740 2428,750 2462,761 2496,771 2530,782 2564,792 2597,803 2631,813 2665,823">
          <text:p/>
        </draw:polyline>
        <draw:polygon draw:style-name="gr133" draw:text-style-name="P2" draw:layer="layout" svg:width="4.687cm" svg:height="4.927cm" svg:x="11.89cm" svg:y="0.205cm" svg:viewBox="0 0 4688 4928" draw:points="0,4928 4688,4928 4688,0 0,0">
          <text:p/>
        </draw:polygon>
        <draw:line draw:style-name="gr135" draw:text-style-name="P2" draw:layer="layout" svg:x1="11.785cm" svg:y1="4.908cm" svg:x2="11.89cm" svg:y2="4.908cm">
          <text:p/>
        </draw:line>
        <draw:line draw:style-name="gr135" draw:text-style-name="P2" draw:layer="layout" svg:x1="11.785cm" svg:y1="3.955cm" svg:x2="11.89cm" svg:y2="3.955cm">
          <text:p/>
        </draw:line>
        <draw:line draw:style-name="gr135" draw:text-style-name="P2" draw:layer="layout" svg:x1="11.785cm" svg:y1="3.002cm" svg:x2="11.89cm" svg:y2="3.002cm">
          <text:p/>
        </draw:line>
        <draw:line draw:style-name="gr135" draw:text-style-name="P2" draw:layer="layout" svg:x1="11.785cm" svg:y1="2.049cm" svg:x2="11.89cm" svg:y2="2.049cm">
          <text:p/>
        </draw:line>
        <draw:line draw:style-name="gr135" draw:text-style-name="P2" draw:layer="layout" svg:x1="11.785cm" svg:y1="1.096cm" svg:x2="11.89cm" svg:y2="1.096cm">
          <text:p/>
        </draw:line>
        <draw:line draw:style-name="gr135" draw:text-style-name="P2" draw:layer="layout" svg:x1="12.822cm" svg:y1="5.238cm" svg:x2="12.822cm" svg:y2="5.132cm">
          <text:p/>
        </draw:line>
        <draw:line draw:style-name="gr135" draw:text-style-name="P2" draw:layer="layout" svg:x1="14.878cm" svg:y1="5.238cm" svg:x2="14.878cm" svg:y2="5.132cm">
          <text:p/>
        </draw:line>
        <draw:polygon draw:style-name="gr1" draw:text-style-name="P1" draw:layer="layout" svg:width="5.214cm" svg:height="5.455cm" svg:x="16.787cm" svg:y="-0.006cm" svg:viewBox="0 0 5215 5456" draw:points="0,5456 5215,5456 5215,0 0,0">
          <text:p/>
        </draw:polygon>
        <draw:polygon draw:style-name="gr2" draw:text-style-name="P1" draw:layer="layout" svg:width="4.687cm" svg:height="4.927cm" svg:x="17.104cm" svg:y="0.205cm" svg:viewBox="0 0 4688 4928" draw:points="0,4928 4688,4928 4688,0 0,0">
          <text:p/>
        </draw:polygon>
        <draw:line draw:style-name="gr3" draw:text-style-name="P2" draw:layer="layout" svg:x1="17.104cm" svg:y1="4.432cm" svg:x2="21.79cm" svg:y2="4.432cm">
          <text:p/>
        </draw:line>
        <draw:line draw:style-name="gr3" draw:text-style-name="P2" draw:layer="layout" svg:x1="17.104cm" svg:y1="3.479cm" svg:x2="21.79cm" svg:y2="3.479cm">
          <text:p/>
        </draw:line>
        <draw:line draw:style-name="gr3" draw:text-style-name="P2" draw:layer="layout" svg:x1="17.104cm" svg:y1="2.525cm" svg:x2="21.79cm" svg:y2="2.525cm">
          <text:p/>
        </draw:line>
        <draw:line draw:style-name="gr3" draw:text-style-name="P2" draw:layer="layout" svg:x1="17.104cm" svg:y1="1.573cm" svg:x2="21.79cm" svg:y2="1.573cm">
          <text:p/>
        </draw:line>
        <draw:line draw:style-name="gr3" draw:text-style-name="P2" draw:layer="layout" svg:x1="17.104cm" svg:y1="0.619cm" svg:x2="21.79cm" svg:y2="0.619cm">
          <text:p/>
        </draw:line>
        <draw:line draw:style-name="gr3" draw:text-style-name="P2" draw:layer="layout" svg:x1="18.36cm" svg:y1="5.132cm" svg:x2="18.36cm" svg:y2="0.205cm">
          <text:p/>
        </draw:line>
        <draw:line draw:style-name="gr3" draw:text-style-name="P2" draw:layer="layout" svg:x1="19.681cm" svg:y1="5.132cm" svg:x2="19.681cm" svg:y2="0.205cm">
          <text:p/>
        </draw:line>
        <draw:line draw:style-name="gr3" draw:text-style-name="P2" draw:layer="layout" svg:x1="21.001cm" svg:y1="5.132cm" svg:x2="21.001cm" svg:y2="0.205cm">
          <text:p/>
        </draw:line>
        <draw:line draw:style-name="gr4" draw:text-style-name="P2" draw:layer="layout" svg:x1="17.104cm" svg:y1="4.908cm" svg:x2="21.79cm" svg:y2="4.908cm">
          <text:p/>
        </draw:line>
        <draw:line draw:style-name="gr4" draw:text-style-name="P2" draw:layer="layout" svg:x1="17.104cm" svg:y1="3.955cm" svg:x2="21.79cm" svg:y2="3.955cm">
          <text:p/>
        </draw:line>
        <draw:line draw:style-name="gr4" draw:text-style-name="P2" draw:layer="layout" svg:x1="17.104cm" svg:y1="3.002cm" svg:x2="21.79cm" svg:y2="3.002cm">
          <text:p/>
        </draw:line>
        <draw:line draw:style-name="gr4" draw:text-style-name="P2" draw:layer="layout" svg:x1="17.104cm" svg:y1="2.049cm" svg:x2="21.79cm" svg:y2="2.049cm">
          <text:p/>
        </draw:line>
        <draw:line draw:style-name="gr4" draw:text-style-name="P2" draw:layer="layout" svg:x1="17.104cm" svg:y1="1.096cm" svg:x2="21.79cm" svg:y2="1.096cm">
          <text:p/>
        </draw:line>
        <draw:line draw:style-name="gr4" draw:text-style-name="P2" draw:layer="layout" svg:x1="17.7cm" svg:y1="5.132cm" svg:x2="17.7cm" svg:y2="0.205cm">
          <text:p/>
        </draw:line>
        <draw:line draw:style-name="gr4" draw:text-style-name="P2" draw:layer="layout" svg:x1="19.021cm" svg:y1="5.132cm" svg:x2="19.021cm" svg:y2="0.205cm">
          <text:p/>
        </draw:line>
        <draw:line draw:style-name="gr4" draw:text-style-name="P2" draw:layer="layout" svg:x1="20.341cm" svg:y1="5.132cm" svg:x2="20.341cm" svg:y2="0.205cm">
          <text:p/>
        </draw:line>
        <draw:line draw:style-name="gr4" draw:text-style-name="P2" draw:layer="layout" svg:x1="21.662cm" svg:y1="5.132cm" svg:x2="21.662cm" svg:y2="0.205cm">
          <text:p/>
        </draw:line>
        <draw:path draw:style-name="gr5" draw:text-style-name="P3" draw:layer="layout" svg:width="0.251cm" svg:height="0.25cm" svg:x="20.459cm" svg:y="3.83cm" svg:viewBox="0 0 252 251" svg:d="M0 126c0-69 56-126 125-126 70 0 127 57 127 126s-57 125-127 125c-69 0-125-56-125-125z">
          <text:p/>
        </draw:path>
        <draw:path draw:style-name="gr6" draw:text-style-name="P2" draw:layer="layout" svg:width="0.251cm" svg:height="0.25cm" svg:x="20.459cm" svg:y="3.83cm" svg:viewBox="0 0 252 251" svg:d="M0 126c0-69 56-126 125-126 70 0 127 57 127 126s-57 125-127 125c-69 0-125-56-125-125z">
          <text:p/>
        </draw:path>
        <draw:path draw:style-name="gr5" draw:text-style-name="P3" draw:layer="layout" svg:width="0.251cm" svg:height="0.251cm" svg:x="20.459cm" svg:y="3.734cm" svg:viewBox="0 0 252 252" svg:d="M0 126c0-69 56-126 125-126 70 0 127 57 127 126 0 70-57 126-127 126-69 0-125-56-125-126z">
          <text:p/>
        </draw:path>
        <draw:path draw:style-name="gr6" draw:text-style-name="P2" draw:layer="layout" svg:width="0.251cm" svg:height="0.251cm" svg:x="20.459cm" svg:y="3.734cm" svg:viewBox="0 0 252 252" svg:d="M0 126c0-69 56-126 125-126 70 0 127 57 127 126 0 70-57 126-127 126-69 0-125-56-125-126z">
          <text:p/>
        </draw:path>
        <draw:path draw:style-name="gr5" draw:text-style-name="P3" draw:layer="layout" svg:width="0.251cm" svg:height="0.251cm" svg:x="20.459cm" svg:y="3.782cm" svg:viewBox="0 0 252 252" svg:d="M0 127c0-71 56-127 125-127 70 0 127 56 127 127 0 68-57 125-127 125-69 0-125-57-125-125z">
          <text:p/>
        </draw:path>
        <draw:path draw:style-name="gr6" draw:text-style-name="P2" draw:layer="layout" svg:width="0.251cm" svg:height="0.251cm" svg:x="20.459cm" svg:y="3.782cm" svg:viewBox="0 0 252 252" svg:d="M0 127c0-71 56-127 125-127 70 0 127 56 127 127 0 68-57 125-127 125-69 0-125-57-125-125z">
          <text:p/>
        </draw:path>
        <draw:path draw:style-name="gr5" draw:text-style-name="P3" draw:layer="layout" svg:width="0.251cm" svg:height="0.251cm" svg:x="20.459cm" svg:y="3.563cm" svg:viewBox="0 0 252 252" svg:d="M0 126c0-70 56-126 125-126 70 0 127 56 127 126 0 69-57 126-127 126-69 0-125-57-125-126z">
          <text:p/>
        </draw:path>
        <draw:path draw:style-name="gr6" draw:text-style-name="P2" draw:layer="layout" svg:width="0.251cm" svg:height="0.251cm" svg:x="20.459cm" svg:y="3.563cm" svg:viewBox="0 0 252 252" svg:d="M0 126c0-70 56-126 125-126 70 0 127 56 127 126 0 69-57 126-127 126-69 0-125-57-125-126z">
          <text:p/>
        </draw:path>
        <draw:path draw:style-name="gr7" draw:text-style-name="P4" draw:layer="layout" svg:width="0.25cm" svg:height="0.251cm" svg:x="21.294cm" svg:y="4.049cm" svg:viewBox="0 0 251 252" svg:d="M0 126c0-70 56-126 126-126 69 0 125 56 125 126 0 69-56 126-125 126-70 0-126-57-126-126z">
          <text:p/>
        </draw:path>
        <draw:path draw:style-name="gr8" draw:text-style-name="P2" draw:layer="layout" svg:width="0.25cm" svg:height="0.251cm" svg:x="21.294cm" svg:y="4.049cm" svg:viewBox="0 0 251 252" svg:d="M0 126c0-70 56-126 126-126 69 0 125 56 125 126 0 69-56 126-125 126-70 0-126-57-126-126z">
          <text:p/>
        </draw:path>
        <draw:path draw:style-name="gr7" draw:text-style-name="P4" draw:layer="layout" svg:width="0.25cm" svg:height="0.251cm" svg:x="21.294cm" svg:y="3.963cm" svg:viewBox="0 0 251 252" svg:d="M0 126c0-69 56-126 126-126 69 0 125 57 125 126 0 70-56 126-125 126-70 0-126-56-126-126z">
          <text:p/>
        </draw:path>
        <draw:path draw:style-name="gr8" draw:text-style-name="P2" draw:layer="layout" svg:width="0.25cm" svg:height="0.251cm" svg:x="21.294cm" svg:y="3.963cm" svg:viewBox="0 0 251 252" svg:d="M0 126c0-69 56-126 126-126 69 0 125 57 125 126 0 70-56 126-125 126-70 0-126-56-126-126z">
          <text:p/>
        </draw:path>
        <draw:path draw:style-name="gr9" draw:text-style-name="P5" draw:layer="layout" svg:width="0.251cm" svg:height="0.252cm" svg:x="21.336cm" svg:y="3.124cm" svg:viewBox="0 0 252 253" svg:d="M0 127c0-69 56-127 126-127 69 0 126 58 126 127s-57 126-126 126c-70 0-126-57-126-126z">
          <text:p/>
        </draw:path>
        <draw:path draw:style-name="gr10" draw:text-style-name="P2" draw:layer="layout" svg:width="0.251cm" svg:height="0.252cm" svg:x="21.336cm" svg:y="3.124cm" svg:viewBox="0 0 252 253" svg:d="M0 127c0-69 56-127 126-127 69 0 126 58 126 127s-57 126-126 126c-70 0-126-57-126-126z">
          <text:p/>
        </draw:path>
        <draw:path draw:style-name="gr9" draw:text-style-name="P5" draw:layer="layout" svg:width="0.251cm" svg:height="0.251cm" svg:x="21.336cm" svg:y="3.191cm" svg:viewBox="0 0 252 252" svg:d="M0 126c0-69 56-126 126-126 69 0 126 57 126 126s-57 126-126 126c-70 0-126-57-126-126z">
          <text:p/>
        </draw:path>
        <draw:path draw:style-name="gr10" draw:text-style-name="P2" draw:layer="layout" svg:width="0.251cm" svg:height="0.251cm" svg:x="21.336cm" svg:y="3.191cm" svg:viewBox="0 0 252 252" svg:d="M0 126c0-69 56-126 126-126 69 0 126 57 126 126s-57 126-126 126c-70 0-126-57-126-126z">
          <text:p/>
        </draw:path>
        <draw:path draw:style-name="gr9" draw:text-style-name="P5" draw:layer="layout" svg:width="0.251cm" svg:height="0.251cm" svg:x="21.336cm" svg:y="3.401cm" svg:viewBox="0 0 252 252" svg:d="M0 125c0-69 56-125 126-125 69 0 126 56 126 125s-57 127-126 127c-70 0-126-58-126-127z">
          <text:p/>
        </draw:path>
        <draw:path draw:style-name="gr10" draw:text-style-name="P2" draw:layer="layout" svg:width="0.251cm" svg:height="0.251cm" svg:x="21.336cm" svg:y="3.401cm" svg:viewBox="0 0 252 252" svg:d="M0 125c0-69 56-125 126-125 69 0 126 56 126 125s-57 127-126 127c-70 0-126-58-126-127z">
          <text:p/>
        </draw:path>
        <draw:path draw:style-name="gr9" draw:text-style-name="P5" draw:layer="layout" svg:width="0.251cm" svg:height="0.251cm" svg:x="21.336cm" svg:y="3.248cm" svg:viewBox="0 0 252 252" svg:d="M0 126c0-69 56-126 126-126 69 0 126 57 126 126 0 70-57 126-126 126-70 0-126-56-126-126z">
          <text:p/>
        </draw:path>
        <draw:path draw:style-name="gr10" draw:text-style-name="P2" draw:layer="layout" svg:width="0.251cm" svg:height="0.251cm" svg:x="21.336cm" svg:y="3.248cm" svg:viewBox="0 0 252 252" svg:d="M0 126c0-69 56-126 126-126 69 0 126 57 126 126 0 70-57 126-126 126-70 0-126-56-126-126z">
          <text:p/>
        </draw:path>
        <draw:path draw:style-name="gr11" draw:text-style-name="P6" draw:layer="layout" svg:width="0.25cm" svg:height="0.251cm" svg:x="21.27cm" svg:y="4.011cm" svg:viewBox="0 0 251 252" svg:d="M0 126c0-70 56-126 126-126 69 0 125 56 125 126 0 69-56 126-125 126-70 0-126-57-126-126z">
          <text:p/>
        </draw:path>
        <draw:path draw:style-name="gr12" draw:text-style-name="P2" draw:layer="layout" svg:width="0.25cm" svg:height="0.251cm" svg:x="21.27cm" svg:y="4.011cm" svg:viewBox="0 0 251 252" svg:d="M0 126c0-70 56-126 126-126 69 0 125 56 125 126 0 69-56 126-125 126-70 0-126-57-126-126z">
          <text:p/>
        </draw:path>
        <draw:path draw:style-name="gr11" draw:text-style-name="P6" draw:layer="layout" svg:width="0.25cm" svg:height="0.251cm" svg:x="21.27cm" svg:y="4.087cm" svg:viewBox="0 0 251 252" svg:d="M0 126c0-68 56-126 126-126 69 0 125 58 125 126 0 70-56 126-125 126-70 0-126-56-126-126z">
          <text:p/>
        </draw:path>
        <draw:path draw:style-name="gr12" draw:text-style-name="P2" draw:layer="layout" svg:width="0.25cm" svg:height="0.251cm" svg:x="21.27cm" svg:y="4.087cm" svg:viewBox="0 0 251 252" svg:d="M0 126c0-68 56-126 126-126 69 0 125 58 125 126 0 70-56 126-125 126-70 0-126-56-126-126z">
          <text:p/>
        </draw:path>
        <draw:path draw:style-name="gr11" draw:text-style-name="P6" draw:layer="layout" svg:width="0.25cm" svg:height="0.25cm" svg:x="21.27cm" svg:y="4.059cm" svg:viewBox="0 0 251 251" svg:d="M0 126c0-70 56-126 126-126 69 0 125 56 125 126 0 69-56 125-125 125-70 0-126-56-126-125z">
          <text:p/>
        </draw:path>
        <draw:path draw:style-name="gr12" draw:text-style-name="P2" draw:layer="layout" svg:width="0.25cm" svg:height="0.25cm" svg:x="21.27cm" svg:y="4.059cm" svg:viewBox="0 0 251 251" svg:d="M0 126c0-70 56-126 126-126 69 0 125 56 125 126 0 69-56 125-125 125-70 0-126-56-126-125z">
          <text:p/>
        </draw:path>
        <draw:path draw:style-name="gr11" draw:text-style-name="P6" draw:layer="layout" svg:width="0.25cm" svg:height="0.25cm" svg:x="21.27cm" svg:y="4.097cm" svg:viewBox="0 0 251 251" svg:d="M0 126c0-69 56-126 126-126 69 0 125 57 125 126s-56 125-125 125c-70 0-126-56-126-125z">
          <text:p/>
        </draw:path>
        <draw:path draw:style-name="gr12" draw:text-style-name="P2" draw:layer="layout" svg:width="0.25cm" svg:height="0.25cm" svg:x="21.27cm" svg:y="4.097cm" svg:viewBox="0 0 251 251" svg:d="M0 126c0-69 56-126 126-126 69 0 125 57 125 126s-56 125-125 125c-70 0-126-56-126-125z">
          <text:p/>
        </draw:path>
        <draw:path draw:style-name="gr11" draw:text-style-name="P6" draw:layer="layout" svg:width="0.25cm" svg:height="0.251cm" svg:x="21.27cm" svg:y="4.049cm" svg:viewBox="0 0 251 252" svg:d="M0 126c0-70 56-126 126-126 69 0 125 56 125 126 0 69-56 126-125 126-70 0-126-57-126-126z">
          <text:p/>
        </draw:path>
        <draw:path draw:style-name="gr12" draw:text-style-name="P2" draw:layer="layout" svg:width="0.25cm" svg:height="0.251cm" svg:x="21.27cm" svg:y="4.049cm" svg:viewBox="0 0 251 252" svg:d="M0 126c0-70 56-126 126-126 69 0 125 56 125 126 0 69-56 126-125 126-70 0-126-57-126-126z">
          <text:p/>
        </draw:path>
        <draw:path draw:style-name="gr13" draw:text-style-name="P7" draw:layer="layout" svg:width="0.251cm" svg:height="0.251cm" svg:x="21.206cm" svg:y="3.296cm" svg:viewBox="0 0 252 252" svg:d="M0 126c0-70 57-126 126-126 70 0 126 56 126 126 0 69-56 126-126 126-69 0-126-57-126-126z">
          <text:p/>
        </draw:path>
        <draw:path draw:style-name="gr14" draw:text-style-name="P2" draw:layer="layout" svg:width="0.251cm" svg:height="0.251cm" svg:x="21.206cm" svg:y="3.296cm" svg:viewBox="0 0 252 252" svg:d="M0 126c0-70 57-126 126-126 70 0 126 56 126 126 0 69-56 126-126 126-69 0-126-57-126-126z">
          <text:p/>
        </draw:path>
        <draw:path draw:style-name="gr15" draw:text-style-name="P8" draw:layer="layout" svg:width="0.251cm" svg:height="0.251cm" svg:x="21.019cm" svg:y="4.22cm" svg:viewBox="0 0 252 252" svg:d="M0 126c0-69 56-126 126-126 69 0 126 57 126 126 0 70-57 126-126 126-70 0-126-56-126-126z">
          <text:p/>
        </draw:path>
        <draw:path draw:style-name="gr16" draw:text-style-name="P2" draw:layer="layout" svg:width="0.251cm" svg:height="0.251cm" svg:x="21.019cm" svg:y="4.22cm" svg:viewBox="0 0 252 252" svg:d="M0 126c0-69 56-126 126-126 69 0 126 57 126 126 0 70-57 126-126 126-70 0-126-56-126-126z">
          <text:p/>
        </draw:path>
        <draw:path draw:style-name="gr15" draw:text-style-name="P8" draw:layer="layout" svg:width="0.251cm" svg:height="0.251cm" svg:x="21.019cm" svg:y="4.22cm" svg:viewBox="0 0 252 252" svg:d="M0 126c0-69 56-126 126-126 69 0 126 57 126 126 0 70-57 126-126 126-70 0-126-56-126-126z">
          <text:p/>
        </draw:path>
        <draw:path draw:style-name="gr16" draw:text-style-name="P2" draw:layer="layout" svg:width="0.251cm" svg:height="0.251cm" svg:x="21.019cm" svg:y="4.22cm" svg:viewBox="0 0 252 252" svg:d="M0 126c0-69 56-126 126-126 69 0 126 57 126 126 0 70-57 126-126 126-70 0-126-56-126-126z">
          <text:p/>
        </draw:path>
        <draw:path draw:style-name="gr15" draw:text-style-name="P8" draw:layer="layout" svg:width="0.251cm" svg:height="0.251cm" svg:x="21.019cm" svg:y="4.144cm" svg:viewBox="0 0 252 252" svg:d="M0 126c0-69 56-126 126-126 69 0 126 57 126 126s-57 126-126 126c-70 0-126-57-126-126z">
          <text:p/>
        </draw:path>
        <draw:path draw:style-name="gr16" draw:text-style-name="P2" draw:layer="layout" svg:width="0.251cm" svg:height="0.251cm" svg:x="21.019cm" svg:y="4.144cm" svg:viewBox="0 0 252 252" svg:d="M0 126c0-69 56-126 126-126 69 0 126 57 126 126s-57 126-126 126c-70 0-126-57-126-126z">
          <text:p/>
        </draw:path>
        <draw:path draw:style-name="gr15" draw:text-style-name="P8" draw:layer="layout" svg:width="0.251cm" svg:height="0.251cm" svg:x="21.019cm" svg:y="3.973cm" svg:viewBox="0 0 252 252" svg:d="M0 125c0-69 56-125 126-125 69 0 126 56 126 125 0 70-57 127-126 127-70 0-126-57-126-127z">
          <text:p/>
        </draw:path>
        <draw:path draw:style-name="gr16" draw:text-style-name="P2" draw:layer="layout" svg:width="0.251cm" svg:height="0.251cm" svg:x="21.019cm" svg:y="3.973cm" svg:viewBox="0 0 252 252" svg:d="M0 125c0-69 56-125 126-125 69 0 126 56 126 125 0 70-57 127-126 127-70 0-126-57-126-127z">
          <text:p/>
        </draw:path>
        <draw:path draw:style-name="gr17" draw:text-style-name="P9" draw:layer="layout" svg:width="0.251cm" svg:height="0.251cm" svg:x="18.43cm" svg:y="2.314cm" svg:viewBox="0 0 252 252" svg:d="M0 127c0-70 57-127 126-127 70 0 126 57 126 127 0 69-56 125-126 125-69 0-126-56-126-125z">
          <text:p/>
        </draw:path>
        <draw:path draw:style-name="gr18" draw:text-style-name="P2" draw:layer="layout" svg:width="0.251cm" svg:height="0.251cm" svg:x="18.43cm" svg:y="2.314cm" svg:viewBox="0 0 252 252" svg:d="M0 127c0-70 57-127 126-127 70 0 126 57 126 127 0 69-56 125-126 125-69 0-126-56-126-125z">
          <text:p/>
        </draw:path>
        <draw:path draw:style-name="gr19" draw:text-style-name="P10" draw:layer="layout" svg:width="0.251cm" svg:height="0.25cm" svg:x="19.429cm" svg:y="3.02cm" svg:viewBox="0 0 252 251" svg:d="M0 126c0-70 56-126 125-126s127 56 127 126c0 69-58 125-127 125s-125-56-125-125z">
          <text:p/>
        </draw:path>
        <draw:path draw:style-name="gr20" draw:text-style-name="P2" draw:layer="layout" svg:width="0.251cm" svg:height="0.25cm" svg:x="19.429cm" svg:y="3.02cm" svg:viewBox="0 0 252 251" svg:d="M0 126c0-70 56-126 125-126s127 56 127 126c0 69-58 125-127 125s-125-56-125-125z">
          <text:p/>
        </draw:path>
        <draw:path draw:style-name="gr21" draw:text-style-name="P11" draw:layer="layout" svg:width="0.25cm" svg:height="0.251cm" svg:x="21.373cm" svg:y="3.582cm" svg:viewBox="0 0 251 252" svg:d="M0 126c0-69 57-126 126-126s125 57 125 126-56 126-125 126-126-57-126-126z">
          <text:p/>
        </draw:path>
        <draw:path draw:style-name="gr22" draw:text-style-name="P2" draw:layer="layout" svg:width="0.25cm" svg:height="0.251cm" svg:x="21.373cm" svg:y="3.582cm" svg:viewBox="0 0 251 252" svg:d="M0 126c0-69 57-126 126-126s125 57 125 126-56 126-125 126-126-57-126-126z">
          <text:p/>
        </draw:path>
        <draw:path draw:style-name="gr23" draw:text-style-name="P12" draw:layer="layout" svg:width="0.25cm" svg:height="0.25cm" svg:x="18.494cm" svg:y="2.572cm" svg:viewBox="0 0 251 251" svg:d="M0 126c0-69 56-126 125-126 70 0 126 57 126 126s-56 125-126 125c-69 0-125-56-125-125z">
          <text:p/>
        </draw:path>
        <draw:path draw:style-name="gr24" draw:text-style-name="P2" draw:layer="layout" svg:width="0.25cm" svg:height="0.25cm" svg:x="18.494cm" svg:y="2.572cm" svg:viewBox="0 0 251 251" svg:d="M0 126c0-69 56-126 125-126 70 0 126 57 126 126s-56 125-126 125c-69 0-125-56-125-125z">
          <text:p/>
        </draw:path>
        <draw:path draw:style-name="gr25" draw:text-style-name="P13" draw:layer="layout" svg:width="0.251cm" svg:height="0.251cm" svg:x="17.989cm" svg:y="2.667cm" svg:viewBox="0 0 252 252" svg:d="M0 125c0-69 56-125 126-125 69 0 126 56 126 125s-57 127-126 127c-70 0-126-58-126-127z">
          <text:p/>
        </draw:path>
        <draw:path draw:style-name="gr26" draw:text-style-name="P2" draw:layer="layout" svg:width="0.251cm" svg:height="0.251cm" svg:x="17.989cm" svg:y="2.667cm" svg:viewBox="0 0 252 252" svg:d="M0 125c0-69 56-125 126-125 69 0 126 56 126 125s-57 127-126 127c-70 0-126-58-126-127z">
          <text:p/>
        </draw:path>
        <draw:path draw:style-name="gr27" draw:text-style-name="P14" draw:layer="layout" svg:width="0.251cm" svg:height="0.251cm" svg:x="21.14cm" svg:y="4.125cm" svg:viewBox="0 0 252 252" svg:d="M0 125c0-68 57-125 126-125s126 57 126 125c0 70-57 127-126 127s-126-57-126-127z">
          <text:p/>
        </draw:path>
        <draw:path draw:style-name="gr28" draw:text-style-name="P2" draw:layer="layout" svg:width="0.251cm" svg:height="0.251cm" svg:x="21.14cm" svg:y="4.125cm" svg:viewBox="0 0 252 252" svg:d="M0 125c0-68 57-125 126-125s126 57 126 125c0 70-57 127-126 127s-126-57-126-127z">
          <text:p/>
        </draw:path>
        <draw:path draw:style-name="gr29" draw:text-style-name="P15" draw:layer="layout" svg:width="0.251cm" svg:height="0.251cm" svg:x="20.802cm" svg:y="2.219cm" svg:viewBox="0 0 252 252" svg:d="M0 125c0-68 57-125 127-125 68 0 125 57 125 125 0 71-57 127-125 127-70 0-127-56-127-127z">
          <text:p/>
        </draw:path>
        <draw:path draw:style-name="gr30" draw:text-style-name="P2" draw:layer="layout" svg:width="0.251cm" svg:height="0.251cm" svg:x="20.802cm" svg:y="2.219cm" svg:viewBox="0 0 252 252" svg:d="M0 125c0-68 57-125 127-125 68 0 125 57 125 125 0 71-57 127-125 127-70 0-127-56-127-127z">
          <text:p/>
        </draw:path>
        <draw:path draw:style-name="gr31" draw:text-style-name="P16" draw:layer="layout" svg:width="0.251cm" svg:height="0.25cm" svg:x="20.797cm" svg:y="4.097cm" svg:viewBox="0 0 252 251" svg:d="M0 126c0-69 56-126 126-126 69 0 126 57 126 126s-57 125-126 125c-70 0-126-56-126-125z">
          <text:p/>
        </draw:path>
        <draw:path draw:style-name="gr32" draw:text-style-name="P2" draw:layer="layout" svg:width="0.251cm" svg:height="0.25cm" svg:x="20.797cm" svg:y="4.097cm" svg:viewBox="0 0 252 251" svg:d="M0 126c0-69 56-126 126-126 69 0 126 57 126 126s-57 125-126 125c-70 0-126-56-126-125z">
          <text:p/>
        </draw:path>
        <draw:path draw:style-name="gr9" draw:text-style-name="P5" draw:layer="layout" svg:width="0.251cm" svg:height="0.251cm" svg:x="21.336cm" svg:y="3.353cm" svg:viewBox="0 0 252 252" svg:d="M0 127c0-70 56-127 126-127 69 0 126 57 126 127 0 69-57 125-126 125-70 0-126-56-126-125z">
          <text:p/>
        </draw:path>
        <draw:path draw:style-name="gr10" draw:text-style-name="P2" draw:layer="layout" svg:width="0.251cm" svg:height="0.251cm" svg:x="21.336cm" svg:y="3.353cm" svg:viewBox="0 0 252 252" svg:d="M0 127c0-70 56-127 126-127 69 0 126 57 126 127 0 69-57 125-126 125-70 0-126-56-126-125z">
          <text:p/>
        </draw:path>
        <draw:path draw:style-name="gr33" draw:text-style-name="P17" draw:layer="layout" svg:width="0.251cm" svg:height="0.25cm" svg:x="19.46cm" svg:y="2.534cm" svg:viewBox="0 0 252 251" svg:d="M0 126c0-70 57-126 126-126 70 0 126 56 126 126 0 69-56 125-126 125-69 0-126-56-126-125z">
          <text:p/>
        </draw:path>
        <draw:path draw:style-name="gr34" draw:text-style-name="P2" draw:layer="layout" svg:width="0.251cm" svg:height="0.25cm" svg:x="19.46cm" svg:y="2.534cm" svg:viewBox="0 0 252 251" svg:d="M0 126c0-70 57-126 126-126 70 0 126 56 126 126 0 69-56 125-126 125-69 0-126-56-126-125z">
          <text:p/>
        </draw:path>
        <draw:path draw:style-name="gr7" draw:text-style-name="P4" draw:layer="layout" svg:width="0.25cm" svg:height="0.251cm" svg:x="21.294cm" svg:y="4.116cm" svg:viewBox="0 0 251 252" svg:d="M0 126c0-69 56-126 126-126 69 0 125 57 125 126s-56 126-125 126c-70 0-126-57-126-126z">
          <text:p/>
        </draw:path>
        <draw:path draw:style-name="gr8" draw:text-style-name="P2" draw:layer="layout" svg:width="0.25cm" svg:height="0.251cm" svg:x="21.294cm" svg:y="4.116cm" svg:viewBox="0 0 251 252" svg:d="M0 126c0-69 56-126 126-126 69 0 125 57 125 126s-56 126-125 126c-70 0-126-57-126-126z">
          <text:p/>
        </draw:path>
        <draw:path draw:style-name="gr35" draw:text-style-name="P18" draw:layer="layout" svg:width="0.251cm" svg:height="0.25cm" svg:x="19.244cm" svg:y="3.02cm" svg:viewBox="0 0 252 251" svg:d="M0 126c0-70 56-126 125-126 70 0 127 56 127 126 0 69-57 125-127 125-69 0-125-56-125-125z">
          <text:p/>
        </draw:path>
        <draw:path draw:style-name="gr36" draw:text-style-name="P2" draw:layer="layout" svg:width="0.251cm" svg:height="0.25cm" svg:x="19.244cm" svg:y="3.02cm" svg:viewBox="0 0 252 251" svg:d="M0 126c0-70 56-126 125-126 70 0 127 56 127 126 0 69-57 125-127 125-69 0-125-56-125-125z">
          <text:p/>
        </draw:path>
        <draw:path draw:style-name="gr35" draw:text-style-name="P18" draw:layer="layout" svg:width="0.251cm" svg:height="0.251cm" svg:x="19.244cm" svg:y="3.382cm" svg:viewBox="0 0 252 252" svg:d="M0 125c0-69 56-125 125-125 70 0 127 56 127 125s-57 127-127 127c-69 0-125-58-125-127z">
          <text:p/>
        </draw:path>
        <draw:path draw:style-name="gr36" draw:text-style-name="P2" draw:layer="layout" svg:width="0.251cm" svg:height="0.251cm" svg:x="19.244cm" svg:y="3.382cm" svg:viewBox="0 0 252 252" svg:d="M0 125c0-69 56-125 125-125 70 0 127 56 127 125s-57 127-127 127c-69 0-125-58-125-127z">
          <text:p/>
        </draw:path>
        <draw:path draw:style-name="gr7" draw:text-style-name="P4" draw:layer="layout" svg:width="0.25cm" svg:height="0.25cm" svg:x="21.294cm" svg:y="3.849cm" svg:viewBox="0 0 251 251" svg:d="M0 126c0-69 56-126 126-126 69 0 125 57 125 126s-56 125-125 125c-70 0-126-56-126-125z">
          <text:p/>
        </draw:path>
        <draw:path draw:style-name="gr8" draw:text-style-name="P2" draw:layer="layout" svg:width="0.25cm" svg:height="0.25cm" svg:x="21.294cm" svg:y="3.849cm" svg:viewBox="0 0 251 251" svg:d="M0 126c0-69 56-126 126-126 69 0 125 57 125 126s-56 125-125 125c-70 0-126-56-126-125z">
          <text:p/>
        </draw:path>
        <draw:path draw:style-name="gr37" draw:text-style-name="P19" draw:layer="layout" svg:width="0.251cm" svg:height="0.251cm" svg:x="20.48cm" svg:y="2.877cm" svg:viewBox="0 0 252 252" svg:d="M0 125c0-69 56-125 125-125 70 0 127 56 127 125s-57 127-127 127c-69 0-125-58-125-127z">
          <text:p/>
        </draw:path>
        <draw:path draw:style-name="gr38" draw:text-style-name="P2" draw:layer="layout" svg:width="0.251cm" svg:height="0.251cm" svg:x="20.48cm" svg:y="2.877cm" svg:viewBox="0 0 252 252" svg:d="M0 125c0-69 56-125 125-125 70 0 127 56 127 125s-57 127-127 127c-69 0-125-58-125-127z">
          <text:p/>
        </draw:path>
        <draw:path draw:style-name="gr37" draw:text-style-name="P19" draw:layer="layout" svg:width="0.251cm" svg:height="0.25cm" svg:x="20.48cm" svg:y="2.982cm" svg:viewBox="0 0 252 251" svg:d="M0 125c0-69 56-125 125-125 70 0 127 56 127 125 0 70-57 126-127 126-69 0-125-56-125-126z">
          <text:p/>
        </draw:path>
        <draw:path draw:style-name="gr38" draw:text-style-name="P2" draw:layer="layout" svg:width="0.251cm" svg:height="0.25cm" svg:x="20.48cm" svg:y="2.982cm" svg:viewBox="0 0 252 251" svg:d="M0 125c0-69 56-125 125-125 70 0 127 56 127 125 0 70-57 126-127 126-69 0-125-56-125-126z">
          <text:p/>
        </draw:path>
        <draw:path draw:style-name="gr37" draw:text-style-name="P19" draw:layer="layout" svg:width="0.251cm" svg:height="0.251cm" svg:x="20.48cm" svg:y="2.772cm" svg:viewBox="0 0 252 252" svg:d="M0 126c0-70 56-126 125-126 70 0 127 56 127 126 0 69-57 126-127 126-69 0-125-57-125-126z">
          <text:p/>
        </draw:path>
        <draw:path draw:style-name="gr38" draw:text-style-name="P2" draw:layer="layout" svg:width="0.251cm" svg:height="0.251cm" svg:x="20.48cm" svg:y="2.772cm" svg:viewBox="0 0 252 252" svg:d="M0 126c0-70 56-126 125-126 70 0 127 56 127 126 0 69-57 126-127 126-69 0-125-57-125-126z">
          <text:p/>
        </draw:path>
        <draw:path draw:style-name="gr39" draw:text-style-name="P20" draw:layer="layout" svg:width="0.25cm" svg:height="0.251cm" svg:x="20.57cm" svg:y="2.886cm" svg:viewBox="0 0 251 252" svg:d="M0 126c0-69 57-126 126-126s125 57 125 126-56 126-125 126-126-57-126-126z">
          <text:p/>
        </draw:path>
        <draw:path draw:style-name="gr40" draw:text-style-name="P2" draw:layer="layout" svg:width="0.25cm" svg:height="0.251cm" svg:x="20.57cm" svg:y="2.886cm" svg:viewBox="0 0 251 252" svg:d="M0 126c0-69 57-126 126-126s125 57 125 126-56 126-125 126-126-57-126-126z">
          <text:p/>
        </draw:path>
        <draw:path draw:style-name="gr41" draw:text-style-name="P21" draw:layer="layout" svg:width="0.251cm" svg:height="0.25cm" svg:x="21.346cm" svg:y="4.44cm" svg:viewBox="0 0 252 251" svg:d="M0 125c0-69 58-125 127-125s125 56 125 125c0 70-56 126-125 126s-127-56-127-126z">
          <text:p/>
        </draw:path>
        <draw:path draw:style-name="gr42" draw:text-style-name="P2" draw:layer="layout" svg:width="0.251cm" svg:height="0.25cm" svg:x="21.346cm" svg:y="4.44cm" svg:viewBox="0 0 252 251" svg:d="M0 125c0-69 58-125 127-125s125 56 125 125c0 70-56 126-125 126s-127-56-127-126z">
          <text:p/>
        </draw:path>
        <draw:path draw:style-name="gr13" draw:text-style-name="P7" draw:layer="layout" svg:width="0.251cm" svg:height="0.251cm" svg:x="21.206cm" svg:y="3.229cm" svg:viewBox="0 0 252 252" svg:d="M0 126c0-69 57-126 126-126 70 0 126 57 126 126 0 70-56 126-126 126-69 0-126-56-126-126z">
          <text:p/>
        </draw:path>
        <draw:path draw:style-name="gr14" draw:text-style-name="P2" draw:layer="layout" svg:width="0.251cm" svg:height="0.251cm" svg:x="21.206cm" svg:y="3.229cm" svg:viewBox="0 0 252 252" svg:d="M0 126c0-69 57-126 126-126 70 0 126 57 126 126 0 70-56 126-126 126-69 0-126-56-126-126z">
          <text:p/>
        </draw:path>
        <draw:path draw:style-name="gr13" draw:text-style-name="P7" draw:layer="layout" svg:width="0.251cm" svg:height="0.251cm" svg:x="21.206cm" svg:y="3.391cm" svg:viewBox="0 0 252 252" svg:d="M0 126c0-69 57-126 126-126 70 0 126 57 126 126s-56 126-126 126c-69 0-126-57-126-126z">
          <text:p/>
        </draw:path>
        <draw:path draw:style-name="gr14" draw:text-style-name="P2" draw:layer="layout" svg:width="0.251cm" svg:height="0.251cm" svg:x="21.206cm" svg:y="3.391cm" svg:viewBox="0 0 252 252" svg:d="M0 126c0-69 57-126 126-126 70 0 126 57 126 126s-56 126-126 126c-69 0-126-57-126-126z">
          <text:p/>
        </draw:path>
        <draw:path draw:style-name="gr13" draw:text-style-name="P7" draw:layer="layout" svg:width="0.251cm" svg:height="0.252cm" svg:x="21.206cm" svg:y="3.343cm" svg:viewBox="0 0 252 253" svg:d="M0 127c0-69 57-127 126-127 70 0 126 58 126 127s-56 126-126 126c-69 0-126-57-126-126z">
          <text:p/>
        </draw:path>
        <draw:path draw:style-name="gr14" draw:text-style-name="P2" draw:layer="layout" svg:width="0.251cm" svg:height="0.252cm" svg:x="21.206cm" svg:y="3.343cm" svg:viewBox="0 0 252 253" svg:d="M0 127c0-69 57-127 126-127 70 0 126 58 126 127s-56 126-126 126c-69 0-126-57-126-126z">
          <text:p/>
        </draw:path>
        <draw:path draw:style-name="gr13" draw:text-style-name="P7" draw:layer="layout" svg:width="0.251cm" svg:height="0.252cm" svg:x="21.206cm" svg:y="3.324cm" svg:viewBox="0 0 252 253" svg:d="M0 127c0-70 57-127 126-127 70 0 126 57 126 127 0 69-56 126-126 126-69 0-126-57-126-126z">
          <text:p/>
        </draw:path>
        <draw:path draw:style-name="gr14" draw:text-style-name="P2" draw:layer="layout" svg:width="0.251cm" svg:height="0.252cm" svg:x="21.206cm" svg:y="3.324cm" svg:viewBox="0 0 252 253" svg:d="M0 127c0-70 57-127 126-127 70 0 126 57 126 127 0 69-56 126-126 126-69 0-126-57-126-126z">
          <text:p/>
        </draw:path>
        <draw:path draw:style-name="gr43" draw:text-style-name="P22" draw:layer="layout" svg:width="0.251cm" svg:height="0.251cm" svg:x="17.331cm" svg:y="2.457cm" svg:viewBox="0 0 252 252" svg:d="M0 126c0-69 58-126 127-126s125 57 125 126c0 70-56 126-125 126s-127-56-127-126z">
          <text:p/>
        </draw:path>
        <draw:path draw:style-name="gr44" draw:text-style-name="P2" draw:layer="layout" svg:width="0.251cm" svg:height="0.251cm" svg:x="17.331cm" svg:y="2.457cm" svg:viewBox="0 0 252 252" svg:d="M0 126c0-69 58-126 127-126s125 57 125 126c0 70-56 126-125 126s-127-56-127-126z">
          <text:p/>
        </draw:path>
        <draw:path draw:style-name="gr45" draw:text-style-name="P23" draw:layer="layout" svg:width="0.251cm" svg:height="0.251cm" svg:x="18.314cm" svg:y="3.229cm" svg:viewBox="0 0 252 252" svg:d="M0 126c0-69 56-126 127-126 68 0 125 57 125 126 0 70-57 126-125 126-71 0-127-56-127-126z">
          <text:p/>
        </draw:path>
        <draw:path draw:style-name="gr46" draw:text-style-name="P2" draw:layer="layout" svg:width="0.251cm" svg:height="0.251cm" svg:x="18.314cm" svg:y="3.229cm" svg:viewBox="0 0 252 252" svg:d="M0 126c0-69 56-126 127-126 68 0 125 57 125 126 0 70-57 126-125 126-71 0-127-56-127-126z">
          <text:p/>
        </draw:path>
        <draw:path draw:style-name="gr47" draw:text-style-name="P24" draw:layer="layout" svg:width="0.251cm" svg:height="0.251cm" svg:x="20.068cm" svg:y="3.858cm" svg:viewBox="0 0 252 252" svg:d="M0 127c0-69 56-127 126-127 69 0 126 58 126 127s-57 125-126 125c-70 0-126-56-126-125z">
          <text:p/>
        </draw:path>
        <draw:path draw:style-name="gr48" draw:text-style-name="P2" draw:layer="layout" svg:width="0.251cm" svg:height="0.251cm" svg:x="20.068cm" svg:y="3.858cm" svg:viewBox="0 0 252 252" svg:d="M0 127c0-69 56-127 126-127 69 0 126 58 126 127s-57 125-126 125c-70 0-126-56-126-125z">
          <text:p/>
        </draw:path>
        <draw:path draw:style-name="gr45" draw:text-style-name="P23" draw:layer="layout" svg:width="0.251cm" svg:height="0.25cm" svg:x="18.314cm" svg:y="3.163cm" svg:viewBox="0 0 252 251" svg:d="M0 125c0-69 56-125 127-125 68 0 125 56 125 125s-57 126-125 126c-71 0-127-57-127-126z">
          <text:p/>
        </draw:path>
        <draw:path draw:style-name="gr46" draw:text-style-name="P2" draw:layer="layout" svg:width="0.251cm" svg:height="0.25cm" svg:x="18.314cm" svg:y="3.163cm" svg:viewBox="0 0 252 251" svg:d="M0 125c0-69 56-125 127-125 68 0 125 56 125 125s-57 126-125 126c-71 0-127-57-127-126z">
          <text:p/>
        </draw:path>
        <draw:path draw:style-name="gr43" draw:text-style-name="P22" draw:layer="layout" svg:width="0.251cm" svg:height="0.251cm" svg:x="17.331cm" svg:y="2.686cm" svg:viewBox="0 0 252 252" svg:d="M0 125c0-69 58-125 127-125s125 56 125 125c0 70-56 127-125 127s-127-57-127-127z">
          <text:p/>
        </draw:path>
        <draw:path draw:style-name="gr44" draw:text-style-name="P2" draw:layer="layout" svg:width="0.251cm" svg:height="0.251cm" svg:x="17.331cm" svg:y="2.686cm" svg:viewBox="0 0 252 252" svg:d="M0 125c0-69 58-125 127-125s125 56 125 125c0 70-56 127-125 127s-127-57-127-127z">
          <text:p/>
        </draw:path>
        <draw:path draw:style-name="gr45" draw:text-style-name="P23" draw:layer="layout" svg:width="0.251cm" svg:height="0.251cm" svg:x="18.314cm" svg:y="3.077cm" svg:viewBox="0 0 252 252" svg:d="M0 126c0-69 56-126 127-126 68 0 125 57 125 126s-57 126-125 126c-71 0-127-57-127-126z">
          <text:p/>
        </draw:path>
        <draw:path draw:style-name="gr46" draw:text-style-name="P2" draw:layer="layout" svg:width="0.251cm" svg:height="0.251cm" svg:x="18.314cm" svg:y="3.077cm" svg:viewBox="0 0 252 252" svg:d="M0 126c0-69 56-126 127-126 68 0 125 57 125 126s-57 126-125 126c-71 0-127-57-127-126z">
          <text:p/>
        </draw:path>
        <draw:path draw:style-name="gr45" draw:text-style-name="P23" draw:layer="layout" svg:width="0.251cm" svg:height="0.251cm" svg:x="18.314cm" svg:y="2.972cm" svg:viewBox="0 0 252 252" svg:d="M0 125c0-69 56-125 127-125 68 0 125 56 125 125 0 70-57 127-125 127-71 0-127-57-127-127z">
          <text:p/>
        </draw:path>
        <draw:path draw:style-name="gr46" draw:text-style-name="P2" draw:layer="layout" svg:width="0.251cm" svg:height="0.251cm" svg:x="18.314cm" svg:y="2.972cm" svg:viewBox="0 0 252 252" svg:d="M0 125c0-69 56-125 127-125 68 0 125 56 125 125 0 70-57 127-125 127-71 0-127-57-127-127z">
          <text:p/>
        </draw:path>
        <draw:path draw:style-name="gr49" draw:text-style-name="P25" draw:layer="layout" svg:width="0.251cm" svg:height="0.251cm" svg:x="21.399cm" svg:y="4.287cm" svg:viewBox="0 0 252 252" svg:d="M0 127c0-70 56-127 126-127 68 0 126 57 126 127 0 69-58 125-126 125-70 0-126-56-126-125z">
          <text:p/>
        </draw:path>
        <draw:path draw:style-name="gr50" draw:text-style-name="P2" draw:layer="layout" svg:width="0.251cm" svg:height="0.251cm" svg:x="21.399cm" svg:y="4.287cm" svg:viewBox="0 0 252 252" svg:d="M0 127c0-70 56-127 126-127 68 0 126 57 126 127 0 69-58 125-126 125-70 0-126-56-126-125z">
          <text:p/>
        </draw:path>
        <draw:path draw:style-name="gr49" draw:text-style-name="P25" draw:layer="layout" svg:width="0.251cm" svg:height="0.251cm" svg:x="21.399cm" svg:y="4.144cm" svg:viewBox="0 0 252 252" svg:d="M0 126c0-69 56-126 126-126 68 0 126 57 126 126s-58 126-126 126c-70 0-126-57-126-126z">
          <text:p/>
        </draw:path>
        <draw:path draw:style-name="gr50" draw:text-style-name="P2" draw:layer="layout" svg:width="0.251cm" svg:height="0.251cm" svg:x="21.399cm" svg:y="4.144cm" svg:viewBox="0 0 252 252" svg:d="M0 126c0-69 56-126 126-126 68 0 126 57 126 126s-58 126-126 126c-70 0-126-57-126-126z">
          <text:p/>
        </draw:path>
        <draw:path draw:style-name="gr33" draw:text-style-name="P17" draw:layer="layout" svg:width="0.251cm" svg:height="0.251cm" svg:x="19.46cm" svg:y="2.667cm" svg:viewBox="0 0 252 252" svg:d="M0 125c0-69 57-125 126-125 70 0 126 56 126 125s-56 127-126 127c-69 0-126-58-126-127z">
          <text:p/>
        </draw:path>
        <draw:path draw:style-name="gr34" draw:text-style-name="P2" draw:layer="layout" svg:width="0.251cm" svg:height="0.251cm" svg:x="19.46cm" svg:y="2.667cm" svg:viewBox="0 0 252 252" svg:d="M0 125c0-69 57-125 126-125 70 0 126 56 126 125s-56 127-126 127c-69 0-126-58-126-127z">
          <text:p/>
        </draw:path>
        <draw:path draw:style-name="gr51" draw:text-style-name="P26" draw:layer="layout" svg:width="0.251cm" svg:height="0.251cm" svg:x="20.21cm" svg:y="2.467cm" svg:viewBox="0 0 252 252" svg:d="M0 125c0-69 57-125 126-125 70 0 126 56 126 125 0 70-56 127-126 127-69 0-126-57-126-127z">
          <text:p/>
        </draw:path>
        <draw:path draw:style-name="gr52" draw:text-style-name="P2" draw:layer="layout" svg:width="0.251cm" svg:height="0.251cm" svg:x="20.21cm" svg:y="2.467cm" svg:viewBox="0 0 252 252" svg:d="M0 125c0-69 57-125 126-125 70 0 126 56 126 125 0 70-56 127-126 127-69 0-126-57-126-127z">
          <text:p/>
        </draw:path>
        <draw:path draw:style-name="gr49" draw:text-style-name="P25" draw:layer="layout" svg:width="0.251cm" svg:height="0.25cm" svg:x="21.399cm" svg:y="4.24cm" svg:viewBox="0 0 252 251" svg:d="M0 125c0-69 56-125 126-125 68 0 126 56 126 125 0 70-58 126-126 126-70 0-126-56-126-126z">
          <text:p/>
        </draw:path>
        <draw:path draw:style-name="gr50" draw:text-style-name="P2" draw:layer="layout" svg:width="0.251cm" svg:height="0.25cm" svg:x="21.399cm" svg:y="4.24cm" svg:viewBox="0 0 252 251" svg:d="M0 125c0-69 56-125 126-125 68 0 126 56 126 125 0 70-58 126-126 126-70 0-126-56-126-126z">
          <text:p/>
        </draw:path>
        <draw:path draw:style-name="gr49" draw:text-style-name="P25" draw:layer="layout" svg:width="0.251cm" svg:height="0.25cm" svg:x="21.399cm" svg:y="4.059cm" svg:viewBox="0 0 252 251" svg:d="M0 126c0-70 56-126 126-126 68 0 126 56 126 126 0 69-58 125-126 125-70 0-126-56-126-125z">
          <text:p/>
        </draw:path>
        <draw:path draw:style-name="gr50" draw:text-style-name="P2" draw:layer="layout" svg:width="0.251cm" svg:height="0.25cm" svg:x="21.399cm" svg:y="4.059cm" svg:viewBox="0 0 252 251" svg:d="M0 126c0-70 56-126 126-126 68 0 126 56 126 126 0 69-58 125-126 125-70 0-126-56-126-125z">
          <text:p/>
        </draw:path>
        <draw:path draw:style-name="gr49" draw:text-style-name="P25" draw:layer="layout" svg:width="0.251cm" svg:height="0.251cm" svg:x="21.399cm" svg:y="3.982cm" svg:viewBox="0 0 252 252" svg:d="M0 126c0-69 56-126 126-126 68 0 126 57 126 126 0 70-58 126-126 126-70 0-126-56-126-126z">
          <text:p/>
        </draw:path>
        <draw:path draw:style-name="gr50" draw:text-style-name="P2" draw:layer="layout" svg:width="0.251cm" svg:height="0.251cm" svg:x="21.399cm" svg:y="3.982cm" svg:viewBox="0 0 252 252" svg:d="M0 126c0-69 56-126 126-126 68 0 126 57 126 126 0 70-58 126-126 126-70 0-126-56-126-126z">
          <text:p/>
        </draw:path>
        <draw:path draw:style-name="gr19" draw:text-style-name="P10" draw:layer="layout" svg:width="0.251cm" svg:height="0.251cm" svg:x="19.429cm" svg:y="0.932cm" svg:viewBox="0 0 252 252" svg:d="M0 126c0-69 56-126 125-126s127 57 127 126c0 70-58 126-127 126s-125-56-125-126z">
          <text:p/>
        </draw:path>
        <draw:path draw:style-name="gr20" draw:text-style-name="P2" draw:layer="layout" svg:width="0.251cm" svg:height="0.251cm" svg:x="19.429cm" svg:y="0.932cm" svg:viewBox="0 0 252 252" svg:d="M0 126c0-69 56-126 125-126s127 57 127 126c0 70-58 126-127 126s-125-56-125-126z">
          <text:p/>
        </draw:path>
        <draw:path draw:style-name="gr53" draw:text-style-name="P27" draw:layer="layout" svg:width="0.251cm" svg:height="0.251cm" svg:x="19.529cm" svg:y="2.524cm" svg:viewBox="0 0 252 252" svg:d="M0 127c0-71 56-127 127-127 68 0 125 56 125 127 0 68-57 125-125 125-71 0-127-57-127-125z">
          <text:p/>
        </draw:path>
        <draw:path draw:style-name="gr54" draw:text-style-name="P2" draw:layer="layout" svg:width="0.251cm" svg:height="0.251cm" svg:x="19.529cm" svg:y="2.524cm" svg:viewBox="0 0 252 252" svg:d="M0 127c0-71 56-127 127-127 68 0 125 56 125 127 0 68-57 125-125 125-71 0-127-57-127-125z">
          <text:p/>
        </draw:path>
        <draw:path draw:style-name="gr53" draw:text-style-name="P27" draw:layer="layout" svg:width="0.251cm" svg:height="0.251cm" svg:x="19.529cm" svg:y="2.896cm" svg:viewBox="0 0 252 252" svg:d="M0 125c0-69 56-125 127-125 68 0 125 56 125 125s-57 127-125 127c-71 0-127-58-127-127z">
          <text:p/>
        </draw:path>
        <draw:path draw:style-name="gr54" draw:text-style-name="P2" draw:layer="layout" svg:width="0.251cm" svg:height="0.251cm" svg:x="19.529cm" svg:y="2.896cm" svg:viewBox="0 0 252 252" svg:d="M0 125c0-69 56-125 127-125 68 0 125 56 125 125s-57 127-125 127c-71 0-127-58-127-127z">
          <text:p/>
        </draw:path>
        <draw:path draw:style-name="gr53" draw:text-style-name="P27" draw:layer="layout" svg:width="0.251cm" svg:height="0.25cm" svg:x="19.529cm" svg:y="2.534cm" svg:viewBox="0 0 252 251" svg:d="M0 126c0-70 56-126 127-126 68 0 125 56 125 126 0 69-57 125-125 125-71 0-127-56-127-125z">
          <text:p/>
        </draw:path>
        <draw:path draw:style-name="gr54" draw:text-style-name="P2" draw:layer="layout" svg:width="0.251cm" svg:height="0.25cm" svg:x="19.529cm" svg:y="2.534cm" svg:viewBox="0 0 252 251" svg:d="M0 126c0-70 56-126 127-126 68 0 125 56 125 126 0 69-57 125-125 125-71 0-127-56-127-125z">
          <text:p/>
        </draw:path>
        <draw:path draw:style-name="gr55" draw:text-style-name="P28" draw:layer="layout" svg:width="0.251cm" svg:height="0.251cm" svg:x="19.883cm" svg:y="3.105cm" svg:viewBox="0 0 252 252" svg:d="M0 127c0-69 57-127 125-127 69 0 127 58 127 127s-58 125-127 125c-68 0-125-56-125-125z">
          <text:p/>
        </draw:path>
        <draw:path draw:style-name="gr56" draw:text-style-name="P2" draw:layer="layout" svg:width="0.251cm" svg:height="0.251cm" svg:x="19.883cm" svg:y="3.105cm" svg:viewBox="0 0 252 252" svg:d="M0 127c0-69 57-127 125-127 69 0 127 58 127 127s-58 125-127 125c-68 0-125-56-125-125z">
          <text:p/>
        </draw:path>
        <draw:path draw:style-name="gr25" draw:text-style-name="P13" draw:layer="layout" svg:width="0.251cm" svg:height="0.25cm" svg:x="17.989cm" svg:y="2.553cm" svg:viewBox="0 0 252 251" svg:d="M0 126c0-70 56-126 126-126 69 0 126 56 126 126 0 69-57 125-126 125-70 0-126-56-126-125z">
          <text:p/>
        </draw:path>
        <draw:path draw:style-name="gr26" draw:text-style-name="P2" draw:layer="layout" svg:width="0.251cm" svg:height="0.25cm" svg:x="17.989cm" svg:y="2.553cm" svg:viewBox="0 0 252 251" svg:d="M0 126c0-70 56-126 126-126 69 0 126 56 126 126 0 69-57 125-126 125-70 0-126-56-126-125z">
          <text:p/>
        </draw:path>
        <draw:path draw:style-name="gr57" draw:text-style-name="P29" draw:layer="layout" svg:width="0.25cm" svg:height="0.251cm" svg:x="21.204cm" svg:y="4.144cm" svg:viewBox="0 0 251 252" svg:d="M0 126c0-69 56-126 125-126 70 0 126 57 126 126s-56 126-126 126c-69 0-125-57-125-126z">
          <text:p/>
        </draw:path>
        <draw:path draw:style-name="gr58" draw:text-style-name="P2" draw:layer="layout" svg:width="0.25cm" svg:height="0.251cm" svg:x="21.204cm" svg:y="4.144cm" svg:viewBox="0 0 251 252" svg:d="M0 126c0-69 56-126 125-126 70 0 126 57 126 126s-56 126-126 126c-69 0-125-57-125-126z">
          <text:p/>
        </draw:path>
        <draw:path draw:style-name="gr55" draw:text-style-name="P28" draw:layer="layout" svg:width="0.251cm" svg:height="0.251cm" svg:x="19.883cm" svg:y="3.067cm" svg:viewBox="0 0 252 252" svg:d="M0 127c0-70 57-127 125-127 69 0 127 57 127 127 0 69-58 125-127 125-68 0-125-56-125-125z">
          <text:p/>
        </draw:path>
        <draw:path draw:style-name="gr56" draw:text-style-name="P2" draw:layer="layout" svg:width="0.251cm" svg:height="0.251cm" svg:x="19.883cm" svg:y="3.067cm" svg:viewBox="0 0 252 252" svg:d="M0 127c0-70 57-127 125-127 69 0 127 57 127 127 0 69-58 125-127 125-68 0-125-56-125-125z">
          <text:p/>
        </draw:path>
        <draw:path draw:style-name="gr25" draw:text-style-name="P13" draw:layer="layout" svg:width="0.251cm" svg:height="0.251cm" svg:x="17.989cm" svg:y="2.762cm" svg:viewBox="0 0 252 252" svg:d="M0 127c0-70 56-127 126-127 69 0 126 57 126 127 0 69-57 125-126 125-70 0-126-56-126-125z">
          <text:p/>
        </draw:path>
        <draw:path draw:style-name="gr26" draw:text-style-name="P2" draw:layer="layout" svg:width="0.251cm" svg:height="0.251cm" svg:x="17.989cm" svg:y="2.762cm" svg:viewBox="0 0 252 252" svg:d="M0 127c0-70 56-127 126-127 69 0 126 57 126 127 0 69-57 125-126 125-70 0-126-56-126-125z">
          <text:p/>
        </draw:path>
        <draw:path draw:style-name="gr57" draw:text-style-name="P29" draw:layer="layout" svg:width="0.25cm" svg:height="0.251cm" svg:x="21.204cm" svg:y="4.363cm" svg:viewBox="0 0 251 252" svg:d="M0 127c0-69 56-127 125-127 70 0 126 58 126 127s-56 125-126 125c-69 0-125-56-125-125z">
          <text:p/>
        </draw:path>
        <draw:path draw:style-name="gr58" draw:text-style-name="P2" draw:layer="layout" svg:width="0.25cm" svg:height="0.251cm" svg:x="21.204cm" svg:y="4.363cm" svg:viewBox="0 0 251 252" svg:d="M0 127c0-69 56-127 125-127 70 0 126 58 126 127s-56 125-126 125c-69 0-125-56-125-125z">
          <text:p/>
        </draw:path>
        <draw:path draw:style-name="gr25" draw:text-style-name="P13" draw:layer="layout" svg:width="0.251cm" svg:height="0.25cm" svg:x="17.989cm" svg:y="2.591cm" svg:viewBox="0 0 252 251" svg:d="M0 126c0-69 56-126 126-126 69 0 126 57 126 126s-57 125-126 125c-70 0-126-56-126-125z">
          <text:p/>
        </draw:path>
        <draw:path draw:style-name="gr26" draw:text-style-name="P2" draw:layer="layout" svg:width="0.251cm" svg:height="0.25cm" svg:x="17.989cm" svg:y="2.591cm" svg:viewBox="0 0 252 251" svg:d="M0 126c0-69 56-126 126-126 69 0 126 57 126 126s-57 125-126 125c-70 0-126-56-126-125z">
          <text:p/>
        </draw:path>
        <draw:path draw:style-name="gr57" draw:text-style-name="P29" draw:layer="layout" svg:width="0.25cm" svg:height="0.251cm" svg:x="21.204cm" svg:y="4.268cm" svg:viewBox="0 0 251 252" svg:d="M0 127c0-70 56-127 125-127 70 0 126 57 126 127 0 68-56 125-126 125-69 0-125-57-125-125z">
          <text:p/>
        </draw:path>
        <draw:path draw:style-name="gr58" draw:text-style-name="P2" draw:layer="layout" svg:width="0.25cm" svg:height="0.251cm" svg:x="21.204cm" svg:y="4.268cm" svg:viewBox="0 0 251 252" svg:d="M0 127c0-70 56-127 125-127 70 0 126 57 126 127 0 68-56 125-126 125-69 0-125-57-125-125z">
          <text:p/>
        </draw:path>
        <draw:path draw:style-name="gr59" draw:text-style-name="P30" draw:layer="layout" svg:width="0.251cm" svg:height="0.251cm" svg:x="19.495cm" svg:y="2.743cm" svg:viewBox="0 0 252 252" svg:d="M0 126c0-70 56-126 125-126 70 0 127 56 127 126s-57 126-127 126c-69 0-125-56-125-126z">
          <text:p/>
        </draw:path>
        <draw:path draw:style-name="gr60" draw:text-style-name="P2" draw:layer="layout" svg:width="0.251cm" svg:height="0.251cm" svg:x="19.495cm" svg:y="2.743cm" svg:viewBox="0 0 252 252" svg:d="M0 126c0-70 56-126 125-126 70 0 127 56 127 126s-57 126-127 126c-69 0-125-56-125-126z">
          <text:p/>
        </draw:path>
        <draw:path draw:style-name="gr19" draw:text-style-name="P10" draw:layer="layout" svg:width="0.251cm" svg:height="0.251cm" svg:x="19.429cm" svg:y="0.961cm" svg:viewBox="0 0 252 252" svg:d="M0 125c0-69 56-125 125-125s127 56 127 125c0 71-58 127-127 127s-125-56-125-127z">
          <text:p/>
        </draw:path>
        <draw:path draw:style-name="gr20" draw:text-style-name="P2" draw:layer="layout" svg:width="0.251cm" svg:height="0.251cm" svg:x="19.429cm" svg:y="0.961cm" svg:viewBox="0 0 252 252" svg:d="M0 125c0-69 56-125 125-125s127 56 127 125c0 71-58 127-127 127s-125-56-125-127z">
          <text:p/>
        </draw:path>
        <draw:path draw:style-name="gr61" draw:text-style-name="P31" draw:layer="layout" svg:width="0.251cm" svg:height="0.251cm" svg:x="19.476cm" svg:y="0.542cm" svg:viewBox="0 0 252 252" svg:d="M0 126c0-70 56-126 126-126s126 56 126 126c0 69-56 126-126 126s-126-57-126-126z">
          <text:p/>
        </draw:path>
        <draw:path draw:style-name="gr62" draw:text-style-name="P2" draw:layer="layout" svg:width="0.251cm" svg:height="0.251cm" svg:x="19.476cm" svg:y="0.542cm" svg:viewBox="0 0 252 252" svg:d="M0 126c0-70 56-126 126-126s126 56 126 126c0 69-56 126-126 126s-126-57-126-126z">
          <text:p/>
        </draw:path>
        <draw:path draw:style-name="gr63" draw:text-style-name="P32" draw:layer="layout" svg:width="0.25cm" svg:height="0.25cm" svg:x="21.294cm" svg:y="4.097cm" svg:viewBox="0 0 251 251" svg:d="M0 126c0-69 56-126 126-126 69 0 125 57 125 126s-56 125-125 125c-70 0-126-56-126-125z">
          <text:p/>
        </draw:path>
        <draw:path draw:style-name="gr64" draw:text-style-name="P2" draw:layer="layout" svg:width="0.25cm" svg:height="0.25cm" svg:x="21.294cm" svg:y="4.097cm" svg:viewBox="0 0 251 251" svg:d="M0 126c0-69 56-126 126-126 69 0 125 57 125 126s-56 125-125 125c-70 0-126-56-126-125z">
          <text:p/>
        </draw:path>
        <draw:path draw:style-name="gr63" draw:text-style-name="P32" draw:layer="layout" svg:width="0.25cm" svg:height="0.251cm" svg:x="21.294cm" svg:y="4.297cm" svg:viewBox="0 0 251 252" svg:d="M0 126c0-70 56-126 126-126 69 0 125 56 125 126 0 69-56 126-125 126-70 0-126-57-126-126z">
          <text:p/>
        </draw:path>
        <draw:path draw:style-name="gr64" draw:text-style-name="P2" draw:layer="layout" svg:width="0.25cm" svg:height="0.251cm" svg:x="21.294cm" svg:y="4.297cm" svg:viewBox="0 0 251 252" svg:d="M0 126c0-70 56-126 126-126 69 0 125 56 125 126 0 69-56 126-125 126-70 0-126-57-126-126z">
          <text:p/>
        </draw:path>
        <draw:path draw:style-name="gr65" draw:text-style-name="P33" draw:layer="layout" svg:width="0.251cm" svg:height="0.251cm" svg:x="20.802cm" svg:y="3.315cm" svg:viewBox="0 0 252 252" svg:d="M0 126c0-70 57-126 127-126 68 0 125 56 125 126s-57 126-125 126c-70 0-127-56-127-126z">
          <text:p/>
        </draw:path>
        <draw:path draw:style-name="gr66" draw:text-style-name="P2" draw:layer="layout" svg:width="0.251cm" svg:height="0.251cm" svg:x="20.802cm" svg:y="3.315cm" svg:viewBox="0 0 252 252" svg:d="M0 126c0-70 57-126 127-126 68 0 125 56 125 126s-57 126-125 126c-70 0-127-56-127-126z">
          <text:p/>
        </draw:path>
        <draw:path draw:style-name="gr63" draw:text-style-name="P32" draw:layer="layout" svg:width="0.25cm" svg:height="0.251cm" svg:x="21.294cm" svg:y="4.173cm" svg:viewBox="0 0 251 252" svg:d="M0 125c0-69 56-125 126-125 69 0 125 56 125 125s-56 127-125 127c-70 0-126-58-126-127z">
          <text:p/>
        </draw:path>
        <draw:path draw:style-name="gr64" draw:text-style-name="P2" draw:layer="layout" svg:width="0.25cm" svg:height="0.251cm" svg:x="21.294cm" svg:y="4.173cm" svg:viewBox="0 0 251 252" svg:d="M0 125c0-69 56-125 126-125 69 0 125 56 125 125s-56 127-125 127c-70 0-126-58-126-127z">
          <text:p/>
        </draw:path>
        <draw:path draw:style-name="gr67" draw:text-style-name="P34" draw:layer="layout" svg:width="0.251cm" svg:height="0.251cm" svg:x="19.978cm" svg:y="1.142cm" svg:viewBox="0 0 252 252" svg:d="M0 125c0-68 56-125 126-125 69 0 126 57 126 125 0 70-57 127-126 127-70 0-126-57-126-127z">
          <text:p/>
        </draw:path>
        <draw:path draw:style-name="gr68" draw:text-style-name="P2" draw:layer="layout" svg:width="0.251cm" svg:height="0.251cm" svg:x="19.978cm" svg:y="1.142cm" svg:viewBox="0 0 252 252" svg:d="M0 125c0-68 56-125 126-125 69 0 126 57 126 125 0 70-57 127-126 127-70 0-126-57-126-127z">
          <text:p/>
        </draw:path>
        <draw:path draw:style-name="gr69" draw:text-style-name="P35" draw:layer="layout" svg:width="0.251cm" svg:height="0.25cm" svg:x="19.698cm" svg:y="4.097cm" svg:viewBox="0 0 252 251" svg:d="M0 126c0-69 56-126 125-126 70 0 127 57 127 126s-57 125-127 125c-69 0-125-56-125-125z">
          <text:p/>
        </draw:path>
        <draw:path draw:style-name="gr70" draw:text-style-name="P2" draw:layer="layout" svg:width="0.251cm" svg:height="0.25cm" svg:x="19.698cm" svg:y="4.097cm" svg:viewBox="0 0 252 251" svg:d="M0 126c0-69 56-126 125-126 70 0 127 57 127 126s-57 125-127 125c-69 0-125-56-125-125z">
          <text:p/>
        </draw:path>
        <draw:path draw:style-name="gr69" draw:text-style-name="P35" draw:layer="layout" svg:width="0.251cm" svg:height="0.251cm" svg:x="19.698cm" svg:y="4.087cm" svg:viewBox="0 0 252 252" svg:d="M0 126c0-68 56-126 125-126 70 0 127 58 127 126 0 70-57 126-127 126-69 0-125-56-125-126z">
          <text:p/>
        </draw:path>
        <draw:path draw:style-name="gr70" draw:text-style-name="P2" draw:layer="layout" svg:width="0.251cm" svg:height="0.251cm" svg:x="19.698cm" svg:y="4.087cm" svg:viewBox="0 0 252 252" svg:d="M0 126c0-68 56-126 125-126 70 0 127 58 127 126 0 70-57 126-127 126-69 0-125-56-125-126z">
          <text:p/>
        </draw:path>
        <draw:path draw:style-name="gr71" draw:text-style-name="P36" draw:layer="layout" svg:width="0.251cm" svg:height="0.251cm" svg:x="21.019cm" svg:y="3.305cm" svg:viewBox="0 0 252 252" svg:d="M0 127c0-70 56-127 126-127 69 0 126 57 126 127 0 69-57 125-126 125-70 0-126-56-126-125z">
          <text:p/>
        </draw:path>
        <draw:path draw:style-name="gr72" draw:text-style-name="P2" draw:layer="layout" svg:width="0.251cm" svg:height="0.251cm" svg:x="21.019cm" svg:y="3.305cm" svg:viewBox="0 0 252 252" svg:d="M0 127c0-70 56-127 126-127 69 0 126 57 126 127 0 69-57 125-126 125-70 0-126-56-126-125z">
          <text:p/>
        </draw:path>
        <draw:path draw:style-name="gr73" draw:text-style-name="P37" draw:layer="layout" svg:width="0.251cm" svg:height="0.251cm" svg:x="21.312cm" svg:y="3.21cm" svg:viewBox="0 0 252 252" svg:d="M0 126c0-69 56-126 126-126 69 0 126 57 126 126 0 70-57 126-126 126-70 0-126-56-126-126z">
          <text:p/>
        </draw:path>
        <draw:path draw:style-name="gr74" draw:text-style-name="P2" draw:layer="layout" svg:width="0.251cm" svg:height="0.251cm" svg:x="21.312cm" svg:y="3.21cm" svg:viewBox="0 0 252 252" svg:d="M0 126c0-69 56-126 126-126 69 0 126 57 126 126 0 70-57 126-126 126-70 0-126-56-126-126z">
          <text:p/>
        </draw:path>
        <draw:path draw:style-name="gr73" draw:text-style-name="P37" draw:layer="layout" svg:width="0.251cm" svg:height="0.251cm" svg:x="21.312cm" svg:y="3.229cm" svg:viewBox="0 0 252 252" svg:d="M0 126c0-69 56-126 126-126 69 0 126 57 126 126 0 70-57 126-126 126-70 0-126-56-126-126z">
          <text:p/>
        </draw:path>
        <draw:path draw:style-name="gr74" draw:text-style-name="P2" draw:layer="layout" svg:width="0.251cm" svg:height="0.251cm" svg:x="21.312cm" svg:y="3.229cm" svg:viewBox="0 0 252 252" svg:d="M0 126c0-69 56-126 126-126 69 0 126 57 126 126 0 70-57 126-126 126-70 0-126-56-126-126z">
          <text:p/>
        </draw:path>
        <draw:path draw:style-name="gr73" draw:text-style-name="P37" draw:layer="layout" svg:width="0.251cm" svg:height="0.251cm" svg:x="21.312cm" svg:y="3.534cm" svg:viewBox="0 0 252 252" svg:d="M0 127c0-70 56-127 126-127 69 0 126 57 126 127 0 69-57 125-126 125-70 0-126-56-126-125z">
          <text:p/>
        </draw:path>
        <draw:path draw:style-name="gr74" draw:text-style-name="P2" draw:layer="layout" svg:width="0.251cm" svg:height="0.251cm" svg:x="21.312cm" svg:y="3.534cm" svg:viewBox="0 0 252 252" svg:d="M0 127c0-70 56-127 126-127 69 0 126 57 126 127 0 69-57 125-126 125-70 0-126-56-126-125z">
          <text:p/>
        </draw:path>
        <draw:path draw:style-name="gr73" draw:text-style-name="P37" draw:layer="layout" svg:width="0.251cm" svg:height="0.251cm" svg:x="21.312cm" svg:y="3.239cm" svg:viewBox="0 0 252 252" svg:d="M0 125c0-69 56-125 126-125 69 0 126 56 126 125 0 70-57 127-126 127-70 0-126-57-126-127z">
          <text:p/>
        </draw:path>
        <draw:path draw:style-name="gr74" draw:text-style-name="P2" draw:layer="layout" svg:width="0.251cm" svg:height="0.251cm" svg:x="21.312cm" svg:y="3.239cm" svg:viewBox="0 0 252 252" svg:d="M0 125c0-69 56-125 126-125 69 0 126 56 126 125 0 70-57 127-126 127-70 0-126-57-126-127z">
          <text:p/>
        </draw:path>
        <draw:path draw:style-name="gr73" draw:text-style-name="P37" draw:layer="layout" svg:width="0.251cm" svg:height="0.251cm" svg:x="21.312cm" svg:y="3.506cm" svg:viewBox="0 0 252 252" svg:d="M0 126c0-70 56-126 126-126 69 0 126 56 126 126 0 69-57 126-126 126-70 0-126-57-126-126z">
          <text:p/>
        </draw:path>
        <draw:path draw:style-name="gr74" draw:text-style-name="P2" draw:layer="layout" svg:width="0.251cm" svg:height="0.251cm" svg:x="21.312cm" svg:y="3.506cm" svg:viewBox="0 0 252 252" svg:d="M0 126c0-70 56-126 126-126 69 0 126 56 126 126 0 69-57 126-126 126-70 0-126-57-126-126z">
          <text:p/>
        </draw:path>
        <draw:path draw:style-name="gr53" draw:text-style-name="P27" draw:layer="layout" svg:width="0.251cm" svg:height="0.251cm" svg:x="19.529cm" svg:y="2.6cm" svg:viewBox="0 0 252 252" svg:d="M0 127c0-69 56-127 127-127 68 0 125 58 125 127s-57 125-125 125c-71 0-127-56-127-125z">
          <text:p/>
        </draw:path>
        <draw:path draw:style-name="gr54" draw:text-style-name="P2" draw:layer="layout" svg:width="0.251cm" svg:height="0.251cm" svg:x="19.529cm" svg:y="2.6cm" svg:viewBox="0 0 252 252" svg:d="M0 127c0-69 56-127 127-127 68 0 125 58 125 127s-57 125-125 125c-71 0-127-56-127-125z">
          <text:p/>
        </draw:path>
        <draw:path draw:style-name="gr75" draw:text-style-name="P38" draw:layer="layout" svg:width="0.251cm" svg:height="0.251cm" svg:x="21.135cm" svg:y="3.591cm" svg:viewBox="0 0 252 252" svg:d="M0 127c0-69 56-127 126-127s126 58 126 127-56 125-126 125-126-56-126-125z">
          <text:p/>
        </draw:path>
        <draw:path draw:style-name="gr76" draw:text-style-name="P2" draw:layer="layout" svg:width="0.251cm" svg:height="0.251cm" svg:x="21.135cm" svg:y="3.591cm" svg:viewBox="0 0 252 252" svg:d="M0 127c0-69 56-127 126-127s126 58 126 127-56 125-126 125-126-56-126-125z">
          <text:p/>
        </draw:path>
        <draw:path draw:style-name="gr75" draw:text-style-name="P38" draw:layer="layout" svg:width="0.251cm" svg:height="0.251cm" svg:x="21.135cm" svg:y="3.563cm" svg:viewBox="0 0 252 252" svg:d="M0 126c0-70 56-126 126-126s126 56 126 126c0 69-56 126-126 126s-126-57-126-126z">
          <text:p/>
        </draw:path>
        <draw:path draw:style-name="gr76" draw:text-style-name="P2" draw:layer="layout" svg:width="0.251cm" svg:height="0.251cm" svg:x="21.135cm" svg:y="3.563cm" svg:viewBox="0 0 252 252" svg:d="M0 126c0-70 56-126 126-126s126 56 126 126c0 69-56 126-126 126s-126-57-126-126z">
          <text:p/>
        </draw:path>
        <draw:path draw:style-name="gr75" draw:text-style-name="P38" draw:layer="layout" svg:width="0.251cm" svg:height="0.251cm" svg:x="21.135cm" svg:y="3.601cm" svg:viewBox="0 0 252 252" svg:d="M0 126c0-69 56-126 126-126s126 57 126 126-56 126-126 126-126-57-126-126z">
          <text:p/>
        </draw:path>
        <draw:path draw:style-name="gr76" draw:text-style-name="P2" draw:layer="layout" svg:width="0.251cm" svg:height="0.251cm" svg:x="21.135cm" svg:y="3.601cm" svg:viewBox="0 0 252 252" svg:d="M0 126c0-69 56-126 126-126s126 57 126 126-56 126-126 126-126-57-126-126z">
          <text:p/>
        </draw:path>
        <draw:path draw:style-name="gr53" draw:text-style-name="P27" draw:layer="layout" svg:width="0.251cm" svg:height="0.251cm" svg:x="19.529cm" svg:y="2.61cm" svg:viewBox="0 0 252 252" svg:d="M0 126c0-69 56-126 127-126 68 0 125 57 125 126s-57 126-125 126c-71 0-127-57-127-126z">
          <text:p/>
        </draw:path>
        <draw:path draw:style-name="gr54" draw:text-style-name="P2" draw:layer="layout" svg:width="0.251cm" svg:height="0.251cm" svg:x="19.529cm" svg:y="2.61cm" svg:viewBox="0 0 252 252" svg:d="M0 126c0-69 56-126 127-126 68 0 125 57 125 126s-57 126-125 126c-71 0-127-57-127-126z">
          <text:p/>
        </draw:path>
        <draw:path draw:style-name="gr75" draw:text-style-name="P38" draw:layer="layout" svg:width="0.251cm" svg:height="0.25cm" svg:x="21.135cm" svg:y="3.201cm" svg:viewBox="0 0 252 251" svg:d="M0 125c0-69 56-125 126-125s126 56 126 125c0 70-56 126-126 126s-126-56-126-126z">
          <text:p/>
        </draw:path>
        <draw:path draw:style-name="gr76" draw:text-style-name="P2" draw:layer="layout" svg:width="0.251cm" svg:height="0.25cm" svg:x="21.135cm" svg:y="3.201cm" svg:viewBox="0 0 252 251" svg:d="M0 125c0-69 56-125 126-125s126 56 126 125c0 70-56 126-126 126s-126-56-126-126z">
          <text:p/>
        </draw:path>
        <draw:path draw:style-name="gr75" draw:text-style-name="P38" draw:layer="layout" svg:width="0.251cm" svg:height="0.251cm" svg:x="21.135cm" svg:y="3.772cm" svg:viewBox="0 0 252 252" svg:d="M0 127c0-70 56-127 126-127s126 57 126 127c0 69-56 125-126 125s-126-56-126-125z">
          <text:p/>
        </draw:path>
        <draw:path draw:style-name="gr76" draw:text-style-name="P2" draw:layer="layout" svg:width="0.251cm" svg:height="0.251cm" svg:x="21.135cm" svg:y="3.772cm" svg:viewBox="0 0 252 252" svg:d="M0 127c0-70 56-127 126-127s126 57 126 127c0 69-56 125-126 125s-126-56-126-125z">
          <text:p/>
        </draw:path>
        <draw:path draw:style-name="gr77" draw:text-style-name="P39" draw:layer="layout" svg:width="0.251cm" svg:height="0.251cm" svg:x="21.013cm" svg:y="3.877cm" svg:viewBox="0 0 252 252" svg:d="M0 126c0-69 57-126 127-126 69 0 125 57 125 126s-56 126-125 126c-70 0-127-57-127-126z">
          <text:p/>
        </draw:path>
        <draw:path draw:style-name="gr78" draw:text-style-name="P2" draw:layer="layout" svg:width="0.251cm" svg:height="0.251cm" svg:x="21.013cm" svg:y="3.877cm" svg:viewBox="0 0 252 252" svg:d="M0 126c0-69 57-126 127-126 69 0 125 57 125 126s-56 126-125 126c-70 0-127-57-127-126z">
          <text:p/>
        </draw:path>
        <draw:path draw:style-name="gr79" draw:text-style-name="P40" draw:layer="layout" svg:width="0.251cm" svg:height="0.251cm" svg:x="17.696cm" svg:y="2.943cm" svg:viewBox="0 0 252 252" svg:d="M0 126c0-69 56-126 125-126 70 0 127 57 127 126 0 70-57 126-127 126-69 0-125-56-125-126z">
          <text:p/>
        </draw:path>
        <draw:path draw:style-name="gr80" draw:text-style-name="P2" draw:layer="layout" svg:width="0.251cm" svg:height="0.251cm" svg:x="17.696cm" svg:y="2.943cm" svg:viewBox="0 0 252 252" svg:d="M0 126c0-69 56-126 125-126 70 0 127 57 127 126 0 70-57 126-127 126-69 0-125-56-125-126z">
          <text:p/>
        </draw:path>
        <draw:path draw:style-name="gr29" draw:text-style-name="P15" draw:layer="layout" svg:width="0.251cm" svg:height="0.251cm" svg:x="20.802cm" svg:y="2.295cm" svg:viewBox="0 0 252 252" svg:d="M0 127c0-70 57-127 127-127 68 0 125 57 125 127 0 69-57 125-125 125-70 0-127-56-127-125z">
          <text:p/>
        </draw:path>
        <draw:path draw:style-name="gr30" draw:text-style-name="P2" draw:layer="layout" svg:width="0.251cm" svg:height="0.251cm" svg:x="20.802cm" svg:y="2.295cm" svg:viewBox="0 0 252 252" svg:d="M0 127c0-70 57-127 127-127 68 0 125 57 125 127 0 69-57 125-125 125-70 0-127-56-127-125z">
          <text:p/>
        </draw:path>
        <draw:path draw:style-name="gr15" draw:text-style-name="P8" draw:layer="layout" svg:width="0.251cm" svg:height="0.251cm" svg:x="21.019cm" svg:y="4.049cm" svg:viewBox="0 0 252 252" svg:d="M0 126c0-70 56-126 126-126 69 0 126 56 126 126 0 69-57 126-126 126-70 0-126-57-126-126z">
          <text:p/>
        </draw:path>
        <draw:path draw:style-name="gr16" draw:text-style-name="P2" draw:layer="layout" svg:width="0.251cm" svg:height="0.251cm" svg:x="21.019cm" svg:y="4.049cm" svg:viewBox="0 0 252 252" svg:d="M0 126c0-70 56-126 126-126 69 0 126 56 126 126 0 69-57 126-126 126-70 0-126-57-126-126z">
          <text:p/>
        </draw:path>
        <draw:path draw:style-name="gr77" draw:text-style-name="P39" draw:layer="layout" svg:width="0.251cm" svg:height="0.251cm" svg:x="21.013cm" svg:y="3.734cm" svg:viewBox="0 0 252 252" svg:d="M0 126c0-69 57-126 127-126 69 0 125 57 125 126 0 70-56 126-125 126-70 0-127-56-127-126z">
          <text:p/>
        </draw:path>
        <draw:path draw:style-name="gr78" draw:text-style-name="P2" draw:layer="layout" svg:width="0.251cm" svg:height="0.251cm" svg:x="21.013cm" svg:y="3.734cm" svg:viewBox="0 0 252 252" svg:d="M0 126c0-69 57-126 127-126 69 0 125 57 125 126 0 70-56 126-125 126-70 0-127-56-127-126z">
          <text:p/>
        </draw:path>
        <draw:path draw:style-name="gr77" draw:text-style-name="P39" draw:layer="layout" svg:width="0.251cm" svg:height="0.25cm" svg:x="21.013cm" svg:y="3.83cm" svg:viewBox="0 0 252 251" svg:d="M0 126c0-69 57-126 127-126 69 0 125 57 125 126s-56 125-125 125c-70 0-127-56-127-125z">
          <text:p/>
        </draw:path>
        <draw:path draw:style-name="gr78" draw:text-style-name="P2" draw:layer="layout" svg:width="0.251cm" svg:height="0.25cm" svg:x="21.013cm" svg:y="3.83cm" svg:viewBox="0 0 252 251" svg:d="M0 126c0-69 57-126 127-126 69 0 125 57 125 126s-56 125-125 125c-70 0-127-56-127-125z">
          <text:p/>
        </draw:path>
        <draw:path draw:style-name="gr77" draw:text-style-name="P39" draw:layer="layout" svg:width="0.251cm" svg:height="0.251cm" svg:x="21.013cm" svg:y="3.868cm" svg:viewBox="0 0 252 252" svg:d="M0 126c0-69 57-126 127-126 69 0 125 57 125 126s-56 126-125 126c-70 0-127-57-127-126z">
          <text:p/>
        </draw:path>
        <draw:path draw:style-name="gr78" draw:text-style-name="P2" draw:layer="layout" svg:width="0.251cm" svg:height="0.251cm" svg:x="21.013cm" svg:y="3.868cm" svg:viewBox="0 0 252 252" svg:d="M0 126c0-69 57-126 127-126 69 0 125 57 125 126s-56 126-125 126c-70 0-127-57-127-126z">
          <text:p/>
        </draw:path>
        <draw:path draw:style-name="gr23" draw:text-style-name="P12" draw:layer="layout" svg:width="0.25cm" svg:height="0.251cm" svg:x="18.494cm" svg:y="2.438cm" svg:viewBox="0 0 251 252" svg:d="M0 125c0-68 56-125 125-125 70 0 126 57 126 125 0 71-56 127-126 127-69 0-125-56-125-127z">
          <text:p/>
        </draw:path>
        <draw:path draw:style-name="gr24" draw:text-style-name="P2" draw:layer="layout" svg:width="0.25cm" svg:height="0.251cm" svg:x="18.494cm" svg:y="2.438cm" svg:viewBox="0 0 251 252" svg:d="M0 125c0-68 56-125 125-125 70 0 126 57 126 125 0 71-56 127-126 127-69 0-125-56-125-127z">
          <text:p/>
        </draw:path>
        <draw:path draw:style-name="gr81" draw:text-style-name="P41" draw:layer="layout" svg:width="0.251cm" svg:height="0.251cm" svg:x="19.392cm" svg:y="2.905cm" svg:viewBox="0 0 252 252" svg:d="M0 126c0-69 56-126 125-126s127 57 127 126-58 126-127 126-125-57-125-126z">
          <text:p/>
        </draw:path>
        <draw:path draw:style-name="gr82" draw:text-style-name="P2" draw:layer="layout" svg:width="0.251cm" svg:height="0.251cm" svg:x="19.392cm" svg:y="2.905cm" svg:viewBox="0 0 252 252" svg:d="M0 126c0-69 56-126 125-126s127 57 127 126-58 126-127 126-125-57-125-126z">
          <text:p/>
        </draw:path>
        <draw:path draw:style-name="gr83" draw:text-style-name="P42" draw:layer="layout" svg:width="0.251cm" svg:height="0.251cm" svg:x="18.985cm" svg:y="2.019cm" svg:viewBox="0 0 252 252" svg:d="M0 126c0-70 56-126 125-126 70 0 127 56 127 126 0 69-57 126-127 126-69 0-125-57-125-126z">
          <text:p/>
        </draw:path>
        <draw:path draw:style-name="gr84" draw:text-style-name="P2" draw:layer="layout" svg:width="0.251cm" svg:height="0.251cm" svg:x="18.985cm" svg:y="2.019cm" svg:viewBox="0 0 252 252" svg:d="M0 126c0-70 56-126 125-126 70 0 127 56 127 126 0 69-57 126-127 126-69 0-125-57-125-126z">
          <text:p/>
        </draw:path>
        <draw:path draw:style-name="gr25" draw:text-style-name="P13" draw:layer="layout" svg:width="0.251cm" svg:height="0.251cm" svg:x="17.989cm" svg:y="2.362cm" svg:viewBox="0 0 252 252" svg:d="M0 126c0-69 56-126 126-126 69 0 126 57 126 126s-57 126-126 126c-70 0-126-57-126-126z">
          <text:p/>
        </draw:path>
        <draw:path draw:style-name="gr26" draw:text-style-name="P2" draw:layer="layout" svg:width="0.251cm" svg:height="0.251cm" svg:x="17.989cm" svg:y="2.362cm" svg:viewBox="0 0 252 252" svg:d="M0 126c0-69 56-126 126-126 69 0 126 57 126 126s-57 126-126 126c-70 0-126-57-126-126z">
          <text:p/>
        </draw:path>
        <draw:path draw:style-name="gr55" draw:text-style-name="P28" draw:layer="layout" svg:width="0.251cm" svg:height="0.251cm" svg:x="19.883cm" svg:y="3.477cm" svg:viewBox="0 0 252 252" svg:d="M0 125c0-68 57-125 125-125 69 0 127 57 127 125 0 71-58 127-127 127-68 0-125-56-125-127z">
          <text:p/>
        </draw:path>
        <draw:path draw:style-name="gr56" draw:text-style-name="P2" draw:layer="layout" svg:width="0.251cm" svg:height="0.251cm" svg:x="19.883cm" svg:y="3.477cm" svg:viewBox="0 0 252 252" svg:d="M0 125c0-68 57-125 125-125 69 0 127 57 127 125 0 71-58 127-127 127-68 0-125-56-125-127z">
          <text:p/>
        </draw:path>
        <draw:path draw:style-name="gr55" draw:text-style-name="P28" draw:layer="layout" svg:width="0.251cm" svg:height="0.251cm" svg:x="19.883cm" svg:y="3.391cm" svg:viewBox="0 0 252 252" svg:d="M0 126c0-69 57-126 125-126 69 0 127 57 127 126s-58 126-127 126c-68 0-125-57-125-126z">
          <text:p/>
        </draw:path>
        <draw:path draw:style-name="gr56" draw:text-style-name="P2" draw:layer="layout" svg:width="0.251cm" svg:height="0.251cm" svg:x="19.883cm" svg:y="3.391cm" svg:viewBox="0 0 252 252" svg:d="M0 126c0-69 57-126 125-126 69 0 127 57 127 126s-58 126-127 126c-68 0-125-57-125-126z">
          <text:p/>
        </draw:path>
        <draw:path draw:style-name="gr55" draw:text-style-name="P28" draw:layer="layout" svg:width="0.251cm" svg:height="0.251cm" svg:x="19.883cm" svg:y="3.391cm" svg:viewBox="0 0 252 252" svg:d="M0 126c0-69 57-126 125-126 69 0 127 57 127 126s-58 126-127 126c-68 0-125-57-125-126z">
          <text:p/>
        </draw:path>
        <draw:path draw:style-name="gr56" draw:text-style-name="P2" draw:layer="layout" svg:width="0.251cm" svg:height="0.251cm" svg:x="19.883cm" svg:y="3.391cm" svg:viewBox="0 0 252 252" svg:d="M0 126c0-69 57-126 125-126 69 0 127 57 127 126s-58 126-127 126c-68 0-125-57-125-126z">
          <text:p/>
        </draw:path>
        <draw:path draw:style-name="gr55" draw:text-style-name="P28" draw:layer="layout" svg:width="0.251cm" svg:height="0.251cm" svg:x="19.883cm" svg:y="3.458cm" svg:viewBox="0 0 252 252" svg:d="M0 125c0-68 57-125 125-125 69 0 127 57 127 125 0 71-58 127-127 127-68 0-125-56-125-127z">
          <text:p/>
        </draw:path>
        <draw:path draw:style-name="gr56" draw:text-style-name="P2" draw:layer="layout" svg:width="0.251cm" svg:height="0.251cm" svg:x="19.883cm" svg:y="3.458cm" svg:viewBox="0 0 252 252" svg:d="M0 125c0-68 57-125 125-125 69 0 127 57 127 125 0 71-58 127-127 127-68 0-125-56-125-127z">
          <text:p/>
        </draw:path>
        <draw:path draw:style-name="gr55" draw:text-style-name="P28" draw:layer="layout" svg:width="0.251cm" svg:height="0.251cm" svg:x="19.883cm" svg:y="3.515cm" svg:viewBox="0 0 252 252" svg:d="M0 127c0-70 57-127 125-127 69 0 127 57 127 127 0 69-58 125-127 125-68 0-125-56-125-125z">
          <text:p/>
        </draw:path>
        <draw:path draw:style-name="gr56" draw:text-style-name="P2" draw:layer="layout" svg:width="0.251cm" svg:height="0.251cm" svg:x="19.883cm" svg:y="3.515cm" svg:viewBox="0 0 252 252" svg:d="M0 127c0-70 57-127 125-127 69 0 127 57 127 127 0 69-58 125-127 125-68 0-125-56-125-125z">
          <text:p/>
        </draw:path>
        <draw:path draw:style-name="gr85" draw:text-style-name="P43" draw:layer="layout" svg:width="0.251cm" svg:height="0.251cm" svg:x="19.434cm" svg:y="3.62cm" svg:viewBox="0 0 252 252" svg:d="M0 126c0-68 56-126 125-126 70 0 127 58 127 126 0 69-57 126-127 126-69 0-125-57-125-126z">
          <text:p/>
        </draw:path>
        <draw:path draw:style-name="gr86" draw:text-style-name="P2" draw:layer="layout" svg:width="0.251cm" svg:height="0.251cm" svg:x="19.434cm" svg:y="3.62cm" svg:viewBox="0 0 252 252" svg:d="M0 126c0-68 56-126 125-126 70 0 127 58 127 126 0 69-57 126-127 126-69 0-125-57-125-126z">
          <text:p/>
        </draw:path>
        <draw:path draw:style-name="gr85" draw:text-style-name="P43" draw:layer="layout" svg:width="0.251cm" svg:height="0.251cm" svg:x="19.434cm" svg:y="3.439cm" svg:viewBox="0 0 252 252" svg:d="M0 125c0-68 56-125 125-125 70 0 127 57 127 125 0 70-57 127-127 127-69 0-125-57-125-127z">
          <text:p/>
        </draw:path>
        <draw:path draw:style-name="gr86" draw:text-style-name="P2" draw:layer="layout" svg:width="0.251cm" svg:height="0.251cm" svg:x="19.434cm" svg:y="3.439cm" svg:viewBox="0 0 252 252" svg:d="M0 125c0-68 56-125 125-125 70 0 127 57 127 125 0 70-57 127-127 127-69 0-125-57-125-127z">
          <text:p/>
        </draw:path>
        <draw:path draw:style-name="gr85" draw:text-style-name="P43" draw:layer="layout" svg:width="0.251cm" svg:height="0.251cm" svg:x="19.434cm" svg:y="3.677cm" svg:viewBox="0 0 252 252" svg:d="M0 126c0-69 56-126 125-126 70 0 127 57 127 126s-57 126-127 126c-69 0-125-57-125-126z">
          <text:p/>
        </draw:path>
        <draw:path draw:style-name="gr86" draw:text-style-name="P2" draw:layer="layout" svg:width="0.251cm" svg:height="0.251cm" svg:x="19.434cm" svg:y="3.677cm" svg:viewBox="0 0 252 252" svg:d="M0 126c0-69 56-126 125-126 70 0 127 57 127 126s-57 126-127 126c-69 0-125-57-125-126z">
          <text:p/>
        </draw:path>
        <draw:path draw:style-name="gr85" draw:text-style-name="P43" draw:layer="layout" svg:width="0.251cm" svg:height="0.25cm" svg:x="19.434cm" svg:y="3.792cm" svg:viewBox="0 0 252 251" svg:d="M0 126c0-70 56-126 125-126 70 0 127 56 127 126 0 69-57 125-127 125-69 0-125-56-125-125z">
          <text:p/>
        </draw:path>
        <draw:path draw:style-name="gr86" draw:text-style-name="P2" draw:layer="layout" svg:width="0.251cm" svg:height="0.25cm" svg:x="19.434cm" svg:y="3.792cm" svg:viewBox="0 0 252 251" svg:d="M0 126c0-70 56-126 125-126 70 0 127 56 127 126 0 69-57 125-127 125-69 0-125-56-125-125z">
          <text:p/>
        </draw:path>
        <draw:path draw:style-name="gr85" draw:text-style-name="P43" draw:layer="layout" svg:width="0.251cm" svg:height="0.25cm" svg:x="19.434cm" svg:y="3.63cm" svg:viewBox="0 0 252 251" svg:d="M0 125c0-69 56-125 125-125 70 0 127 56 127 125s-57 126-127 126c-69 0-125-57-125-126z">
          <text:p/>
        </draw:path>
        <draw:path draw:style-name="gr86" draw:text-style-name="P2" draw:layer="layout" svg:width="0.251cm" svg:height="0.25cm" svg:x="19.434cm" svg:y="3.63cm" svg:viewBox="0 0 252 251" svg:d="M0 125c0-69 56-125 125-125 70 0 127 56 127 125s-57 126-127 126c-69 0-125-57-125-126z">
          <text:p/>
        </draw:path>
        <draw:path draw:style-name="gr57" draw:text-style-name="P29" draw:layer="layout" svg:width="0.25cm" svg:height="0.25cm" svg:x="21.204cm" svg:y="4.421cm" svg:viewBox="0 0 251 251" svg:d="M0 125c0-69 56-125 125-125 70 0 126 56 126 125s-56 126-126 126c-69 0-125-57-125-126z">
          <text:p/>
        </draw:path>
        <draw:path draw:style-name="gr58" draw:text-style-name="P2" draw:layer="layout" svg:width="0.25cm" svg:height="0.25cm" svg:x="21.204cm" svg:y="4.421cm" svg:viewBox="0 0 251 251" svg:d="M0 125c0-69 56-125 125-125 70 0 126 56 126 125s-56 126-126 126c-69 0-125-57-125-126z">
          <text:p/>
        </draw:path>
        <draw:path draw:style-name="gr51" draw:text-style-name="P26" draw:layer="layout" svg:width="0.251cm" svg:height="0.25cm" svg:x="20.21cm" svg:y="2.782cm" svg:viewBox="0 0 252 251" svg:d="M0 126c0-70 57-126 126-126 70 0 126 56 126 126 0 69-56 125-126 125-69 0-126-56-126-125z">
          <text:p/>
        </draw:path>
        <draw:path draw:style-name="gr52" draw:text-style-name="P2" draw:layer="layout" svg:width="0.251cm" svg:height="0.25cm" svg:x="20.21cm" svg:y="2.782cm" svg:viewBox="0 0 252 251" svg:d="M0 126c0-70 57-126 126-126 70 0 126 56 126 126 0 69-56 125-126 125-69 0-126-56-126-125z">
          <text:p/>
        </draw:path>
        <draw:path draw:style-name="gr19" draw:text-style-name="P10" draw:layer="layout" svg:width="0.251cm" svg:height="0.25cm" svg:x="19.429cm" svg:y="0.523cm" svg:viewBox="0 0 252 251" svg:d="M0 126c0-70 56-126 125-126s127 56 127 126c0 69-58 125-127 125s-125-56-125-125z">
          <text:p/>
        </draw:path>
        <draw:path draw:style-name="gr20" draw:text-style-name="P2" draw:layer="layout" svg:width="0.251cm" svg:height="0.25cm" svg:x="19.429cm" svg:y="0.523cm" svg:viewBox="0 0 252 251" svg:d="M0 126c0-70 56-126 125-126s127 56 127 126c0 69-58 125-127 125s-125-56-125-125z">
          <text:p/>
        </draw:path>
        <draw:path draw:style-name="gr87" draw:text-style-name="P44" draw:layer="layout" svg:width="0.251cm" svg:height="0.251cm" svg:x="20.459cm" svg:y="3.477cm" svg:viewBox="0 0 252 252" svg:d="M0 125c0-68 56-125 125-125 70 0 127 57 127 125 0 71-57 127-127 127-69 0-125-56-125-127z">
          <text:p/>
        </draw:path>
        <draw:path draw:style-name="gr88" draw:text-style-name="P2" draw:layer="layout" svg:width="0.251cm" svg:height="0.251cm" svg:x="20.459cm" svg:y="3.477cm" svg:viewBox="0 0 252 252" svg:d="M0 125c0-68 56-125 125-125 70 0 127 57 127 125 0 71-57 127-127 127-69 0-125-56-125-127z">
          <text:p/>
        </draw:path>
        <draw:path draw:style-name="gr87" draw:text-style-name="P44" draw:layer="layout" svg:width="0.251cm" svg:height="0.251cm" svg:x="20.459cm" svg:y="3.372cm" svg:viewBox="0 0 252 252" svg:d="M0 127c0-69 56-127 125-127 70 0 127 58 127 127s-57 125-127 125c-69 0-125-56-125-125z">
          <text:p/>
        </draw:path>
        <draw:path draw:style-name="gr88" draw:text-style-name="P2" draw:layer="layout" svg:width="0.251cm" svg:height="0.251cm" svg:x="20.459cm" svg:y="3.372cm" svg:viewBox="0 0 252 252" svg:d="M0 127c0-69 56-127 125-127 70 0 127 58 127 127s-57 125-127 125c-69 0-125-56-125-125z">
          <text:p/>
        </draw:path>
        <draw:path draw:style-name="gr87" draw:text-style-name="P44" draw:layer="layout" svg:width="0.251cm" svg:height="0.251cm" svg:x="20.459cm" svg:y="3.553cm" svg:viewBox="0 0 252 252" svg:d="M0 127c0-70 56-127 125-127 70 0 127 57 127 127 0 69-57 125-127 125-69 0-125-56-125-125z">
          <text:p/>
        </draw:path>
        <draw:path draw:style-name="gr88" draw:text-style-name="P2" draw:layer="layout" svg:width="0.251cm" svg:height="0.251cm" svg:x="20.459cm" svg:y="3.553cm" svg:viewBox="0 0 252 252" svg:d="M0 127c0-70 56-127 125-127 70 0 127 57 127 127 0 69-57 125-127 125-69 0-125-56-125-125z">
          <text:p/>
        </draw:path>
        <draw:path draw:style-name="gr87" draw:text-style-name="P44" draw:layer="layout" svg:width="0.251cm" svg:height="0.251cm" svg:x="20.459cm" svg:y="3.601cm" svg:viewBox="0 0 252 252" svg:d="M0 126c0-69 56-126 125-126 70 0 127 57 127 126s-57 126-127 126c-69 0-125-57-125-126z">
          <text:p/>
        </draw:path>
        <draw:path draw:style-name="gr88" draw:text-style-name="P2" draw:layer="layout" svg:width="0.251cm" svg:height="0.251cm" svg:x="20.459cm" svg:y="3.601cm" svg:viewBox="0 0 252 252" svg:d="M0 126c0-69 56-126 125-126 70 0 127 57 127 126s-57 126-127 126c-69 0-125-57-125-126z">
          <text:p/>
        </draw:path>
        <draw:path draw:style-name="gr87" draw:text-style-name="P44" draw:layer="layout" svg:width="0.251cm" svg:height="0.251cm" svg:x="20.459cm" svg:y="3.525cm" svg:viewBox="0 0 252 252" svg:d="M0 126c0-70 56-126 125-126 70 0 127 56 127 126 0 69-57 126-127 126-69 0-125-57-125-126z">
          <text:p/>
        </draw:path>
        <draw:path draw:style-name="gr88" draw:text-style-name="P2" draw:layer="layout" svg:width="0.251cm" svg:height="0.251cm" svg:x="20.459cm" svg:y="3.525cm" svg:viewBox="0 0 252 252" svg:d="M0 126c0-70 56-126 125-126 70 0 127 56 127 126 0 69-57 126-127 126-69 0-125-57-125-126z">
          <text:p/>
        </draw:path>
        <draw:path draw:style-name="gr89" draw:text-style-name="P45" draw:layer="layout" svg:width="0.251cm" svg:height="0.251cm" svg:x="18.829cm" svg:y="2.877cm" svg:viewBox="0 0 252 252" svg:d="M0 125c0-69 57-125 127-125 68 0 125 56 125 125s-57 127-125 127c-70 0-127-58-127-127z">
          <text:p/>
        </draw:path>
        <draw:path draw:style-name="gr90" draw:text-style-name="P2" draw:layer="layout" svg:width="0.251cm" svg:height="0.251cm" svg:x="18.829cm" svg:y="2.877cm" svg:viewBox="0 0 252 252" svg:d="M0 125c0-69 57-125 127-125 68 0 125 56 125 125s-57 127-125 127c-70 0-127-58-127-127z">
          <text:p/>
        </draw:path>
        <draw:path draw:style-name="gr89" draw:text-style-name="P45" draw:layer="layout" svg:width="0.251cm" svg:height="0.251cm" svg:x="18.829cm" svg:y="3.086cm" svg:viewBox="0 0 252 252" svg:d="M0 127c0-69 57-127 127-127 68 0 125 58 125 127s-57 125-125 125c-70 0-127-56-127-125z">
          <text:p/>
        </draw:path>
        <draw:path draw:style-name="gr90" draw:text-style-name="P2" draw:layer="layout" svg:width="0.251cm" svg:height="0.251cm" svg:x="18.829cm" svg:y="3.086cm" svg:viewBox="0 0 252 252" svg:d="M0 127c0-69 57-127 127-127 68 0 125 58 125 127s-57 125-125 125c-70 0-127-56-127-125z">
          <text:p/>
        </draw:path>
        <draw:path draw:style-name="gr89" draw:text-style-name="P45" draw:layer="layout" svg:width="0.251cm" svg:height="0.251cm" svg:x="18.829cm" svg:y="3.029cm" svg:viewBox="0 0 252 252" svg:d="M0 126c0-69 57-126 127-126 68 0 125 57 125 126 0 70-57 126-125 126-70 0-127-56-127-126z">
          <text:p/>
        </draw:path>
        <draw:path draw:style-name="gr90" draw:text-style-name="P2" draw:layer="layout" svg:width="0.251cm" svg:height="0.251cm" svg:x="18.829cm" svg:y="3.029cm" svg:viewBox="0 0 252 252" svg:d="M0 126c0-69 57-126 127-126 68 0 125 57 125 126 0 70-57 126-125 126-70 0-127-56-127-126z">
          <text:p/>
        </draw:path>
        <draw:path draw:style-name="gr55" draw:text-style-name="P28" draw:layer="layout" svg:width="0.251cm" svg:height="0.251cm" svg:x="19.883cm" svg:y="3.258cm" svg:viewBox="0 0 252 252" svg:d="M0 126c0-70 57-126 125-126 69 0 127 56 127 126 0 69-58 126-127 126-68 0-125-57-125-126z">
          <text:p/>
        </draw:path>
        <draw:path draw:style-name="gr56" draw:text-style-name="P2" draw:layer="layout" svg:width="0.251cm" svg:height="0.251cm" svg:x="19.883cm" svg:y="3.258cm" svg:viewBox="0 0 252 252" svg:d="M0 126c0-70 57-126 125-126 69 0 127 56 127 126 0 69-58 126-127 126-68 0-125-57-125-126z">
          <text:p/>
        </draw:path>
        <draw:path draw:style-name="gr89" draw:text-style-name="P45" draw:layer="layout" svg:width="0.251cm" svg:height="0.251cm" svg:x="18.829cm" svg:y="2.81cm" svg:viewBox="0 0 252 252" svg:d="M0 126c0-69 57-126 127-126 68 0 125 57 125 126s-57 126-125 126c-70 0-127-57-127-126z">
          <text:p/>
        </draw:path>
        <draw:path draw:style-name="gr90" draw:text-style-name="P2" draw:layer="layout" svg:width="0.251cm" svg:height="0.251cm" svg:x="18.829cm" svg:y="2.81cm" svg:viewBox="0 0 252 252" svg:d="M0 126c0-69 57-126 127-126 68 0 125 57 125 126s-57 126-125 126c-70 0-127-57-127-126z">
          <text:p/>
        </draw:path>
        <draw:path draw:style-name="gr89" draw:text-style-name="P45" draw:layer="layout" svg:width="0.251cm" svg:height="0.251cm" svg:x="18.829cm" svg:y="2.896cm" svg:viewBox="0 0 252 252" svg:d="M0 125c0-69 57-125 127-125 68 0 125 56 125 125s-57 127-125 127c-70 0-127-58-127-127z">
          <text:p/>
        </draw:path>
        <draw:path draw:style-name="gr90" draw:text-style-name="P2" draw:layer="layout" svg:width="0.251cm" svg:height="0.251cm" svg:x="18.829cm" svg:y="2.896cm" svg:viewBox="0 0 252 252" svg:d="M0 125c0-69 57-125 127-125 68 0 125 56 125 125s-57 127-125 127c-70 0-127-58-127-127z">
          <text:p/>
        </draw:path>
        <draw:path draw:style-name="gr39" draw:text-style-name="P20" draw:layer="layout" svg:width="0.25cm" svg:height="0.25cm" svg:x="20.57cm" svg:y="2.801cm" svg:viewBox="0 0 251 251" svg:d="M0 126c0-70 57-126 126-126s125 56 125 126c0 69-56 125-125 125s-126-56-126-125z">
          <text:p/>
        </draw:path>
        <draw:path draw:style-name="gr40" draw:text-style-name="P2" draw:layer="layout" svg:width="0.25cm" svg:height="0.25cm" svg:x="20.57cm" svg:y="2.801cm" svg:viewBox="0 0 251 251" svg:d="M0 126c0-70 57-126 126-126s125 56 125 126c0 69-56 125-125 125s-126-56-126-125z">
          <text:p/>
        </draw:path>
        <draw:path draw:style-name="gr39" draw:text-style-name="P20" draw:layer="layout" svg:width="0.25cm" svg:height="0.251cm" svg:x="20.57cm" svg:y="2.915cm" svg:viewBox="0 0 251 252" svg:d="M0 125c0-69 57-125 126-125s125 56 125 125-56 127-125 127-126-58-126-127z">
          <text:p/>
        </draw:path>
        <draw:path draw:style-name="gr40" draw:text-style-name="P2" draw:layer="layout" svg:width="0.25cm" svg:height="0.251cm" svg:x="20.57cm" svg:y="2.915cm" svg:viewBox="0 0 251 252" svg:d="M0 125c0-69 57-125 126-125s125 56 125 125-56 127-125 127-126-58-126-127z">
          <text:p/>
        </draw:path>
        <draw:path draw:style-name="gr39" draw:text-style-name="P20" draw:layer="layout" svg:width="0.25cm" svg:height="0.251cm" svg:x="20.57cm" svg:y="2.791cm" svg:viewBox="0 0 251 252" svg:d="M0 126c0-70 57-126 126-126s125 56 125 126c0 69-56 126-125 126s-126-57-126-126z">
          <text:p/>
        </draw:path>
        <draw:path draw:style-name="gr40" draw:text-style-name="P2" draw:layer="layout" svg:width="0.25cm" svg:height="0.251cm" svg:x="20.57cm" svg:y="2.791cm" svg:viewBox="0 0 251 252" svg:d="M0 126c0-70 57-126 126-126s125 56 125 126c0 69-56 126-125 126s-126-57-126-126z">
          <text:p/>
        </draw:path>
        <draw:path draw:style-name="gr39" draw:text-style-name="P20" draw:layer="layout" svg:width="0.25cm" svg:height="0.25cm" svg:x="20.57cm" svg:y="2.553cm" svg:viewBox="0 0 251 251" svg:d="M0 126c0-70 57-126 126-126s125 56 125 126c0 69-56 125-125 125s-126-56-126-125z">
          <text:p/>
        </draw:path>
        <draw:path draw:style-name="gr40" draw:text-style-name="P2" draw:layer="layout" svg:width="0.25cm" svg:height="0.25cm" svg:x="20.57cm" svg:y="2.553cm" svg:viewBox="0 0 251 251" svg:d="M0 126c0-70 57-126 126-126s125 56 125 126c0 69-56 125-125 125s-126-56-126-125z">
          <text:p/>
        </draw:path>
        <draw:path draw:style-name="gr91" draw:text-style-name="P46" draw:layer="layout" svg:width="0.251cm" svg:height="0.251cm" svg:x="19.339cm" svg:y="3.515cm" svg:viewBox="0 0 252 252" svg:d="M0 127c0-70 57-127 126-127s126 57 126 127c0 69-57 125-126 125s-126-56-126-125z">
          <text:p/>
        </draw:path>
        <draw:path draw:style-name="gr92" draw:text-style-name="P2" draw:layer="layout" svg:width="0.251cm" svg:height="0.251cm" svg:x="19.339cm" svg:y="3.515cm" svg:viewBox="0 0 252 252" svg:d="M0 127c0-70 57-127 126-127s126 57 126 127c0 69-57 125-126 125s-126-56-126-125z">
          <text:p/>
        </draw:path>
        <draw:path draw:style-name="gr93" draw:text-style-name="P47" draw:layer="layout" svg:width="0.25cm" svg:height="0.251cm" svg:x="21.278cm" svg:y="3.954cm" svg:viewBox="0 0 251 252" svg:d="M0 125c0-69 56-125 126-125 69 0 125 56 125 125 0 70-56 127-125 127-70 0-126-57-126-127z">
          <text:p/>
        </draw:path>
        <draw:path draw:style-name="gr94" draw:text-style-name="P2" draw:layer="layout" svg:width="0.25cm" svg:height="0.251cm" svg:x="21.278cm" svg:y="3.954cm" svg:viewBox="0 0 251 252" svg:d="M0 125c0-69 56-125 126-125 69 0 125 56 125 125 0 70-56 127-125 127-70 0-126-57-126-127z">
          <text:p/>
        </draw:path>
        <draw:path draw:style-name="gr95" draw:text-style-name="P48" draw:layer="layout" svg:width="0.25cm" svg:height="0.251cm" svg:x="21.151cm" svg:y="3.267cm" svg:viewBox="0 0 251 252" svg:d="M0 127c0-70 56-127 125-127s126 57 126 127c0 69-57 125-126 125s-125-56-125-125z">
          <text:p/>
        </draw:path>
        <draw:path draw:style-name="gr96" draw:text-style-name="P2" draw:layer="layout" svg:width="0.25cm" svg:height="0.251cm" svg:x="21.151cm" svg:y="3.267cm" svg:viewBox="0 0 251 252" svg:d="M0 127c0-70 56-127 125-127s126 57 126 127c0 69-57 125-126 125s-125-56-125-125z">
          <text:p/>
        </draw:path>
        <draw:path draw:style-name="gr95" draw:text-style-name="P48" draw:layer="layout" svg:width="0.25cm" svg:height="0.25cm" svg:x="21.151cm" svg:y="3.182cm" svg:viewBox="0 0 251 251" svg:d="M0 125c0-69 56-125 125-125s126 56 126 125c0 70-57 126-126 126s-125-56-125-126z">
          <text:p/>
        </draw:path>
        <draw:path draw:style-name="gr96" draw:text-style-name="P2" draw:layer="layout" svg:width="0.25cm" svg:height="0.25cm" svg:x="21.151cm" svg:y="3.182cm" svg:viewBox="0 0 251 251" svg:d="M0 125c0-69 56-125 125-125s126 56 126 125c0 70-57 126-126 126s-125-56-125-126z">
          <text:p/>
        </draw:path>
        <draw:path draw:style-name="gr95" draw:text-style-name="P48" draw:layer="layout" svg:width="0.25cm" svg:height="0.251cm" svg:x="21.151cm" svg:y="3.305cm" svg:viewBox="0 0 251 252" svg:d="M0 127c0-70 56-127 125-127s126 57 126 127c0 69-57 125-126 125s-125-56-125-125z">
          <text:p/>
        </draw:path>
        <draw:path draw:style-name="gr96" draw:text-style-name="P2" draw:layer="layout" svg:width="0.25cm" svg:height="0.251cm" svg:x="21.151cm" svg:y="3.305cm" svg:viewBox="0 0 251 252" svg:d="M0 127c0-70 56-127 125-127s126 57 126 127c0 69-57 125-126 125s-125-56-125-125z">
          <text:p/>
        </draw:path>
        <draw:path draw:style-name="gr95" draw:text-style-name="P48" draw:layer="layout" svg:width="0.25cm" svg:height="0.251cm" svg:x="21.151cm" svg:y="3.296cm" svg:viewBox="0 0 251 252" svg:d="M0 126c0-70 56-126 125-126s126 56 126 126c0 69-57 126-126 126s-125-57-125-126z">
          <text:p/>
        </draw:path>
        <draw:path draw:style-name="gr96" draw:text-style-name="P2" draw:layer="layout" svg:width="0.25cm" svg:height="0.251cm" svg:x="21.151cm" svg:y="3.296cm" svg:viewBox="0 0 251 252" svg:d="M0 126c0-70 56-126 125-126s126 56 126 126c0 69-57 126-126 126s-125-57-125-126z">
          <text:p/>
        </draw:path>
        <draw:path draw:style-name="gr95" draw:text-style-name="P48" draw:layer="layout" svg:width="0.25cm" svg:height="0.25cm" svg:x="21.151cm" svg:y="3.163cm" svg:viewBox="0 0 251 251" svg:d="M0 125c0-69 56-125 125-125s126 56 126 125-57 126-126 126-125-57-125-126z">
          <text:p/>
        </draw:path>
        <draw:path draw:style-name="gr96" draw:text-style-name="P2" draw:layer="layout" svg:width="0.25cm" svg:height="0.25cm" svg:x="21.151cm" svg:y="3.163cm" svg:viewBox="0 0 251 251" svg:d="M0 125c0-69 56-125 125-125s126 56 126 125-57 126-126 126-125-57-125-126z">
          <text:p/>
        </draw:path>
        <draw:path draw:style-name="gr51" draw:text-style-name="P26" draw:layer="layout" svg:width="0.251cm" svg:height="0.251cm" svg:x="20.21cm" svg:y="2.562cm" svg:viewBox="0 0 252 252" svg:d="M0 127c0-70 57-127 126-127 70 0 126 57 126 127 0 68-56 125-126 125-69 0-126-57-126-125z">
          <text:p/>
        </draw:path>
        <draw:path draw:style-name="gr52" draw:text-style-name="P2" draw:layer="layout" svg:width="0.251cm" svg:height="0.251cm" svg:x="20.21cm" svg:y="2.562cm" svg:viewBox="0 0 252 252" svg:d="M0 127c0-70 57-127 126-127 70 0 126 57 126 127 0 68-56 125-126 125-69 0-126-57-126-125z">
          <text:p/>
        </draw:path>
        <draw:path draw:style-name="gr19" draw:text-style-name="P10" draw:layer="layout" svg:width="0.251cm" svg:height="0.251cm" svg:x="19.429cm" svg:y="1.171cm" svg:viewBox="0 0 252 252" svg:d="M0 125c0-69 56-125 125-125s127 56 127 125-58 127-127 127-125-58-125-127z">
          <text:p/>
        </draw:path>
        <draw:path draw:style-name="gr20" draw:text-style-name="P2" draw:layer="layout" svg:width="0.251cm" svg:height="0.251cm" svg:x="19.429cm" svg:y="1.171cm" svg:viewBox="0 0 252 252" svg:d="M0 125c0-69 56-125 125-125s127 56 127 125-58 127-127 127-125-58-125-127z">
          <text:p/>
        </draw:path>
        <draw:path draw:style-name="gr19" draw:text-style-name="P10" draw:layer="layout" svg:width="0.251cm" svg:height="0.25cm" svg:x="19.429cm" svg:y="1.133cm" svg:viewBox="0 0 252 251" svg:d="M0 125c0-69 56-125 125-125s127 56 127 125-58 126-127 126-125-57-125-126z">
          <text:p/>
        </draw:path>
        <draw:path draw:style-name="gr20" draw:text-style-name="P2" draw:layer="layout" svg:width="0.251cm" svg:height="0.25cm" svg:x="19.429cm" svg:y="1.133cm" svg:viewBox="0 0 252 251" svg:d="M0 125c0-69 56-125 125-125s127 56 127 125-58 126-127 126-125-57-125-126z">
          <text:p/>
        </draw:path>
        <draw:path draw:style-name="gr47" draw:text-style-name="P24" draw:layer="layout" svg:width="0.251cm" svg:height="0.25cm" svg:x="20.068cm" svg:y="3.811cm" svg:viewBox="0 0 252 251" svg:d="M0 126c0-70 56-126 126-126 69 0 126 56 126 126 0 69-57 125-126 125-70 0-126-56-126-125z">
          <text:p/>
        </draw:path>
        <draw:path draw:style-name="gr48" draw:text-style-name="P2" draw:layer="layout" svg:width="0.251cm" svg:height="0.25cm" svg:x="20.068cm" svg:y="3.811cm" svg:viewBox="0 0 252 251" svg:d="M0 126c0-70 56-126 126-126 69 0 126 56 126 126 0 69-57 125-126 125-70 0-126-56-126-125z">
          <text:p/>
        </draw:path>
        <draw:path draw:style-name="gr19" draw:text-style-name="P10" draw:layer="layout" svg:width="0.251cm" svg:height="0.251cm" svg:x="19.429cm" svg:y="1.018cm" svg:viewBox="0 0 252 252" svg:d="M0 127c0-70 56-127 125-127s127 57 127 127c0 69-58 125-127 125s-125-56-125-125z">
          <text:p/>
        </draw:path>
        <draw:path draw:style-name="gr20" draw:text-style-name="P2" draw:layer="layout" svg:width="0.251cm" svg:height="0.251cm" svg:x="19.429cm" svg:y="1.018cm" svg:viewBox="0 0 252 252" svg:d="M0 127c0-70 56-127 125-127s127 57 127 127c0 69-58 125-127 125s-125-56-125-125z">
          <text:p/>
        </draw:path>
        <draw:path draw:style-name="gr19" draw:text-style-name="P10" draw:layer="layout" svg:width="0.251cm" svg:height="0.251cm" svg:x="19.429cm" svg:y="0.799cm" svg:viewBox="0 0 252 252" svg:d="M0 126c0-70 56-126 125-126s127 56 127 126c0 69-58 126-127 126s-125-57-125-126z">
          <text:p/>
        </draw:path>
        <draw:path draw:style-name="gr20" draw:text-style-name="P2" draw:layer="layout" svg:width="0.251cm" svg:height="0.251cm" svg:x="19.429cm" svg:y="0.799cm" svg:viewBox="0 0 252 252" svg:d="M0 126c0-70 56-126 125-126s127 56 127 126c0 69-58 126-127 126s-125-57-125-126z">
          <text:p/>
        </draw:path>
        <draw:path draw:style-name="gr51" draw:text-style-name="P26" draw:layer="layout" svg:width="0.251cm" svg:height="0.251cm" svg:x="20.21cm" svg:y="2.695cm" svg:viewBox="0 0 252 252" svg:d="M0 126c0-69 57-126 126-126 70 0 126 57 126 126 0 70-56 126-126 126-69 0-126-56-126-126z">
          <text:p/>
        </draw:path>
        <draw:path draw:style-name="gr52" draw:text-style-name="P2" draw:layer="layout" svg:width="0.251cm" svg:height="0.251cm" svg:x="20.21cm" svg:y="2.695cm" svg:viewBox="0 0 252 252" svg:d="M0 126c0-69 57-126 126-126 70 0 126 57 126 126 0 70-56 126-126 126-69 0-126-56-126-126z">
          <text:p/>
        </draw:path>
        <draw:path draw:style-name="gr51" draw:text-style-name="P26" draw:layer="layout" svg:width="0.251cm" svg:height="0.25cm" svg:x="20.21cm" svg:y="2.534cm" svg:viewBox="0 0 252 251" svg:d="M0 126c0-70 57-126 126-126 70 0 126 56 126 126 0 69-56 125-126 125-69 0-126-56-126-125z">
          <text:p/>
        </draw:path>
        <draw:path draw:style-name="gr52" draw:text-style-name="P2" draw:layer="layout" svg:width="0.251cm" svg:height="0.25cm" svg:x="20.21cm" svg:y="2.534cm" svg:viewBox="0 0 252 251" svg:d="M0 126c0-70 57-126 126-126 70 0 126 56 126 126 0 69-56 125-126 125-69 0-126-56-126-125z">
          <text:p/>
        </draw:path>
        <draw:path draw:style-name="gr97" draw:text-style-name="P49" draw:layer="layout" svg:width="0.251cm" svg:height="0.251cm" svg:x="20.525cm" svg:y="2.2cm" svg:viewBox="0 0 252 252" svg:d="M0 125c0-68 56-125 126-125 69 0 126 57 126 125 0 71-57 127-126 127-70 0-126-56-126-127z">
          <text:p/>
        </draw:path>
        <draw:path draw:style-name="gr98" draw:text-style-name="P2" draw:layer="layout" svg:width="0.251cm" svg:height="0.251cm" svg:x="20.525cm" svg:y="2.2cm" svg:viewBox="0 0 252 252" svg:d="M0 125c0-68 56-125 126-125 69 0 126 57 126 125 0 71-57 127-126 127-70 0-126-56-126-127z">
          <text:p/>
        </draw:path>
        <draw:path draw:style-name="gr97" draw:text-style-name="P49" draw:layer="layout" svg:width="0.251cm" svg:height="0.251cm" svg:x="20.525cm" svg:y="2.133cm" svg:viewBox="0 0 252 252" svg:d="M0 126c0-69 56-126 126-126 69 0 126 57 126 126s-57 126-126 126c-70 0-126-57-126-126z">
          <text:p/>
        </draw:path>
        <draw:path draw:style-name="gr98" draw:text-style-name="P2" draw:layer="layout" svg:width="0.251cm" svg:height="0.251cm" svg:x="20.525cm" svg:y="2.133cm" svg:viewBox="0 0 252 252" svg:d="M0 126c0-69 56-126 126-126 69 0 126 57 126 126s-57 126-126 126c-70 0-126-57-126-126z">
          <text:p/>
        </draw:path>
        <draw:path draw:style-name="gr97" draw:text-style-name="P49" draw:layer="layout" svg:width="0.251cm" svg:height="0.251cm" svg:x="20.525cm" svg:y="2.133cm" svg:viewBox="0 0 252 252" svg:d="M0 126c0-69 56-126 126-126 69 0 126 57 126 126s-57 126-126 126c-70 0-126-57-126-126z">
          <text:p/>
        </draw:path>
        <draw:path draw:style-name="gr98" draw:text-style-name="P2" draw:layer="layout" svg:width="0.251cm" svg:height="0.251cm" svg:x="20.525cm" svg:y="2.133cm" svg:viewBox="0 0 252 252" svg:d="M0 126c0-69 56-126 126-126 69 0 126 57 126 126s-57 126-126 126c-70 0-126-57-126-126z">
          <text:p/>
        </draw:path>
        <draw:path draw:style-name="gr97" draw:text-style-name="P49" draw:layer="layout" svg:width="0.251cm" svg:height="0.251cm" svg:x="20.525cm" svg:y="2.305cm" svg:viewBox="0 0 252 252" svg:d="M0 126c0-70 56-126 126-126 69 0 126 56 126 126 0 69-57 126-126 126-70 0-126-57-126-126z">
          <text:p/>
        </draw:path>
        <draw:path draw:style-name="gr98" draw:text-style-name="P2" draw:layer="layout" svg:width="0.251cm" svg:height="0.251cm" svg:x="20.525cm" svg:y="2.305cm" svg:viewBox="0 0 252 252" svg:d="M0 126c0-70 56-126 126-126 69 0 126 56 126 126 0 69-57 126-126 126-70 0-126-57-126-126z">
          <text:p/>
        </draw:path>
        <draw:path draw:style-name="gr97" draw:text-style-name="P49" draw:layer="layout" svg:width="0.251cm" svg:height="0.251cm" svg:x="20.525cm" svg:y="2.028cm" svg:viewBox="0 0 252 252" svg:d="M0 127c0-70 56-127 126-127 69 0 126 57 126 127 0 69-57 125-126 125-70 0-126-56-126-125z">
          <text:p/>
        </draw:path>
        <draw:path draw:style-name="gr98" draw:text-style-name="P2" draw:layer="layout" svg:width="0.251cm" svg:height="0.251cm" svg:x="20.525cm" svg:y="2.028cm" svg:viewBox="0 0 252 252" svg:d="M0 127c0-70 56-127 126-127 69 0 126 57 126 127 0 69-57 125-126 125-70 0-126-56-126-125z">
          <text:p/>
        </draw:path>
        <draw:path draw:style-name="gr63" draw:text-style-name="P32" draw:layer="layout" svg:width="0.25cm" svg:height="0.251cm" svg:x="21.294cm" svg:y="4.287cm" svg:viewBox="0 0 251 252" svg:d="M0 127c0-70 56-127 126-127 69 0 125 57 125 127 0 69-56 125-125 125-70 0-126-56-126-125z">
          <text:p/>
        </draw:path>
        <draw:path draw:style-name="gr64" draw:text-style-name="P2" draw:layer="layout" svg:width="0.25cm" svg:height="0.251cm" svg:x="21.294cm" svg:y="4.287cm" svg:viewBox="0 0 251 252" svg:d="M0 127c0-70 56-127 126-127 69 0 125 57 125 127 0 69-56 125-125 125-70 0-126-56-126-125z">
          <text:p/>
        </draw:path>
        <draw:path draw:style-name="gr7" draw:text-style-name="P4" draw:layer="layout" svg:width="0.25cm" svg:height="0.251cm" svg:x="21.294cm" svg:y="4.316cm" svg:viewBox="0 0 251 252" svg:d="M0 126c0-70 56-126 126-126 69 0 125 56 125 126 0 69-56 126-125 126-70 0-126-57-126-126z">
          <text:p/>
        </draw:path>
        <draw:path draw:style-name="gr8" draw:text-style-name="P2" draw:layer="layout" svg:width="0.25cm" svg:height="0.251cm" svg:x="21.294cm" svg:y="4.316cm" svg:viewBox="0 0 251 252" svg:d="M0 126c0-70 56-126 126-126 69 0 125 56 125 126 0 69-56 126-125 126-70 0-126-57-126-126z">
          <text:p/>
        </draw:path>
        <draw:path draw:style-name="gr57" draw:text-style-name="P29" draw:layer="layout" svg:width="0.25cm" svg:height="0.25cm" svg:x="21.204cm" svg:y="4.24cm" svg:viewBox="0 0 251 251" svg:d="M0 125c0-69 56-125 125-125 70 0 126 56 126 125 0 70-56 126-126 126-69 0-125-56-125-126z">
          <text:p/>
        </draw:path>
        <draw:path draw:style-name="gr58" draw:text-style-name="P2" draw:layer="layout" svg:width="0.25cm" svg:height="0.25cm" svg:x="21.204cm" svg:y="4.24cm" svg:viewBox="0 0 251 251" svg:d="M0 125c0-69 56-125 125-125 70 0 126 56 126 125 0 70-56 126-126 126-69 0-125-56-125-126z">
          <text:p/>
        </draw:path>
        <draw:path draw:style-name="gr55" draw:text-style-name="P28" draw:layer="layout" svg:width="0.251cm" svg:height="0.251cm" svg:x="19.883cm" svg:y="3.058cm" svg:viewBox="0 0 252 252" svg:d="M0 126c0-70 57-126 125-126 69 0 127 56 127 126 0 69-58 126-127 126-68 0-125-57-125-126z">
          <text:p/>
        </draw:path>
        <draw:path draw:style-name="gr56" draw:text-style-name="P2" draw:layer="layout" svg:width="0.251cm" svg:height="0.251cm" svg:x="19.883cm" svg:y="3.058cm" svg:viewBox="0 0 252 252" svg:d="M0 126c0-70 57-126 125-126 69 0 127 56 127 126 0 69-58 126-127 126-68 0-125-57-125-126z">
          <text:p/>
        </draw:path>
        <draw:path draw:style-name="gr99" draw:text-style-name="P50" draw:layer="layout" svg:width="0.251cm" svg:height="0.251cm" svg:x="21.145cm" svg:y="3.973cm" svg:viewBox="0 0 252 252" svg:d="M0 125c0-69 57-125 126-125s126 56 126 125c0 70-57 127-126 127s-126-57-126-127z">
          <text:p/>
        </draw:path>
        <draw:path draw:style-name="gr100" draw:text-style-name="P2" draw:layer="layout" svg:width="0.251cm" svg:height="0.251cm" svg:x="21.145cm" svg:y="3.973cm" svg:viewBox="0 0 252 252" svg:d="M0 125c0-69 57-125 126-125s126 56 126 125c0 70-57 127-126 127s-126-57-126-127z">
          <text:p/>
        </draw:path>
        <draw:path draw:style-name="gr99" draw:text-style-name="P50" draw:layer="layout" svg:width="0.251cm" svg:height="0.25cm" svg:x="21.145cm" svg:y="4.097cm" svg:viewBox="0 0 252 251" svg:d="M0 126c0-69 57-126 126-126s126 57 126 126-57 125-126 125-126-56-126-125z">
          <text:p/>
        </draw:path>
        <draw:path draw:style-name="gr100" draw:text-style-name="P2" draw:layer="layout" svg:width="0.251cm" svg:height="0.25cm" svg:x="21.145cm" svg:y="4.097cm" svg:viewBox="0 0 252 251" svg:d="M0 126c0-69 57-126 126-126s126 57 126 126-57 125-126 125-126-56-126-125z">
          <text:p/>
        </draw:path>
        <draw:path draw:style-name="gr99" draw:text-style-name="P50" draw:layer="layout" svg:width="0.251cm" svg:height="0.251cm" svg:x="21.145cm" svg:y="3.954cm" svg:viewBox="0 0 252 252" svg:d="M0 125c0-69 57-125 126-125s126 56 126 125c0 70-57 127-126 127s-126-57-126-127z">
          <text:p/>
        </draw:path>
        <draw:path draw:style-name="gr100" draw:text-style-name="P2" draw:layer="layout" svg:width="0.251cm" svg:height="0.251cm" svg:x="21.145cm" svg:y="3.954cm" svg:viewBox="0 0 252 252" svg:d="M0 125c0-69 57-125 126-125s126 56 126 125c0 70-57 127-126 127s-126-57-126-127z">
          <text:p/>
        </draw:path>
        <draw:path draw:style-name="gr99" draw:text-style-name="P50" draw:layer="layout" svg:width="0.251cm" svg:height="0.251cm" svg:x="21.145cm" svg:y="3.725cm" svg:viewBox="0 0 252 252" svg:d="M0 125c0-69 57-125 126-125s126 56 126 125c0 70-57 127-126 127s-126-57-126-127z">
          <text:p/>
        </draw:path>
        <draw:path draw:style-name="gr100" draw:text-style-name="P2" draw:layer="layout" svg:width="0.251cm" svg:height="0.251cm" svg:x="21.145cm" svg:y="3.725cm" svg:viewBox="0 0 252 252" svg:d="M0 125c0-69 57-125 126-125s126 56 126 125c0 70-57 127-126 127s-126-57-126-127z">
          <text:p/>
        </draw:path>
        <draw:path draw:style-name="gr99" draw:text-style-name="P50" draw:layer="layout" svg:width="0.251cm" svg:height="0.251cm" svg:x="21.145cm" svg:y="3.763cm" svg:viewBox="0 0 252 252" svg:d="M0 127c0-71 57-127 126-127s126 56 126 127c0 68-57 125-126 125s-126-57-126-125z">
          <text:p/>
        </draw:path>
        <draw:path draw:style-name="gr100" draw:text-style-name="P2" draw:layer="layout" svg:width="0.251cm" svg:height="0.251cm" svg:x="21.145cm" svg:y="3.763cm" svg:viewBox="0 0 252 252" svg:d="M0 127c0-71 57-127 126-127s126 56 126 127c0 68-57 125-126 125s-126-57-126-125z">
          <text:p/>
        </draw:path>
        <draw:path draw:style-name="gr101" draw:text-style-name="P51" draw:layer="layout" svg:width="0.25cm" svg:height="0.25cm" svg:x="18.415cm" svg:y="1.905cm" svg:viewBox="0 0 251 251" svg:d="M0 125c0-69 56-125 125-125s126 56 126 125-57 126-126 126-125-57-125-126z">
          <text:p/>
        </draw:path>
        <draw:path draw:style-name="gr102" draw:text-style-name="P2" draw:layer="layout" svg:width="0.25cm" svg:height="0.25cm" svg:x="18.415cm" svg:y="1.905cm" svg:viewBox="0 0 251 251" svg:d="M0 125c0-69 56-125 125-125s126 56 126 125-57 126-126 126-125-57-125-126z">
          <text:p/>
        </draw:path>
        <draw:path draw:style-name="gr103" draw:text-style-name="P52" draw:layer="layout" svg:width="0.251cm" svg:height="0.251cm" svg:x="21.291cm" svg:y="4.173cm" svg:viewBox="0 0 252 252" svg:d="M0 125c0-69 56-125 126-125 69 0 126 56 126 125s-57 127-126 127c-70 0-126-58-126-127z">
          <text:p/>
        </draw:path>
        <draw:path draw:style-name="gr104" draw:text-style-name="P2" draw:layer="layout" svg:width="0.251cm" svg:height="0.251cm" svg:x="21.291cm" svg:y="4.173cm" svg:viewBox="0 0 252 252" svg:d="M0 125c0-69 56-125 126-125 69 0 126 56 126 125s-57 127-126 127c-70 0-126-58-126-127z">
          <text:p/>
        </draw:path>
        <draw:path draw:style-name="gr105" draw:text-style-name="P53" draw:layer="layout" svg:width="0.251cm" svg:height="0.251cm" svg:x="21.346cm" svg:y="3.534cm" svg:viewBox="0 0 252 252" svg:d="M0 127c0-70 58-127 127-127s125 57 125 127c0 69-56 125-125 125s-127-56-127-125z">
          <text:p/>
        </draw:path>
        <draw:path draw:style-name="gr106" draw:text-style-name="P2" draw:layer="layout" svg:width="0.251cm" svg:height="0.251cm" svg:x="21.346cm" svg:y="3.534cm" svg:viewBox="0 0 252 252" svg:d="M0 127c0-70 58-127 127-127s125 57 125 127c0 69-56 125-125 125s-127-56-127-125z">
          <text:p/>
        </draw:path>
        <draw:path draw:style-name="gr105" draw:text-style-name="P53" draw:layer="layout" svg:width="0.251cm" svg:height="0.251cm" svg:x="21.346cm" svg:y="3.382cm" svg:viewBox="0 0 252 252" svg:d="M0 125c0-69 58-125 127-125s125 56 125 125-56 127-125 127-127-58-127-127z">
          <text:p/>
        </draw:path>
        <draw:path draw:style-name="gr106" draw:text-style-name="P2" draw:layer="layout" svg:width="0.251cm" svg:height="0.251cm" svg:x="21.346cm" svg:y="3.382cm" svg:viewBox="0 0 252 252" svg:d="M0 125c0-69 58-125 127-125s125 56 125 125-56 127-125 127-127-58-127-127z">
          <text:p/>
        </draw:path>
        <draw:path draw:style-name="gr105" draw:text-style-name="P53" draw:layer="layout" svg:width="0.251cm" svg:height="0.25cm" svg:x="21.346cm" svg:y="3.468cm" svg:viewBox="0 0 252 251" svg:d="M0 125c0-69 58-125 127-125s125 56 125 125c0 70-56 126-125 126s-127-56-127-126z">
          <text:p/>
        </draw:path>
        <draw:path draw:style-name="gr106" draw:text-style-name="P2" draw:layer="layout" svg:width="0.251cm" svg:height="0.25cm" svg:x="21.346cm" svg:y="3.468cm" svg:viewBox="0 0 252 251" svg:d="M0 125c0-69 58-125 127-125s125 56 125 125c0 70-56 126-125 126s-127-56-127-126z">
          <text:p/>
        </draw:path>
        <draw:path draw:style-name="gr105" draw:text-style-name="P53" draw:layer="layout" svg:width="0.251cm" svg:height="0.25cm" svg:x="21.346cm" svg:y="3.449cm" svg:viewBox="0 0 252 251" svg:d="M0 125c0-69 58-125 127-125s125 56 125 125c0 70-56 126-125 126s-127-56-127-126z">
          <text:p/>
        </draw:path>
        <draw:path draw:style-name="gr106" draw:text-style-name="P2" draw:layer="layout" svg:width="0.251cm" svg:height="0.25cm" svg:x="21.346cm" svg:y="3.449cm" svg:viewBox="0 0 252 251" svg:d="M0 125c0-69 58-125 127-125s125 56 125 125c0 70-56 126-125 126s-127-56-127-126z">
          <text:p/>
        </draw:path>
        <draw:path draw:style-name="gr105" draw:text-style-name="P53" draw:layer="layout" svg:width="0.251cm" svg:height="0.251cm" svg:x="21.346cm" svg:y="3.382cm" svg:viewBox="0 0 252 252" svg:d="M0 125c0-69 58-125 127-125s125 56 125 125-56 127-125 127-127-58-127-127z">
          <text:p/>
        </draw:path>
        <draw:path draw:style-name="gr106" draw:text-style-name="P2" draw:layer="layout" svg:width="0.251cm" svg:height="0.251cm" svg:x="21.346cm" svg:y="3.382cm" svg:viewBox="0 0 252 252" svg:d="M0 125c0-69 58-125 127-125s125 56 125 125-56 127-125 127-127-58-127-127z">
          <text:p/>
        </draw:path>
        <draw:path draw:style-name="gr43" draw:text-style-name="P22" draw:layer="layout" svg:width="0.251cm" svg:height="0.251cm" svg:x="17.331cm" svg:y="2.686cm" svg:viewBox="0 0 252 252" svg:d="M0 125c0-69 58-125 127-125s125 56 125 125c0 70-56 127-125 127s-127-57-127-127z">
          <text:p/>
        </draw:path>
        <draw:path draw:style-name="gr44" draw:text-style-name="P2" draw:layer="layout" svg:width="0.251cm" svg:height="0.251cm" svg:x="17.331cm" svg:y="2.686cm" svg:viewBox="0 0 252 252" svg:d="M0 125c0-69 58-125 127-125s125 56 125 125c0 70-56 127-125 127s-127-57-127-127z">
          <text:p/>
        </draw:path>
        <draw:path draw:style-name="gr107" draw:text-style-name="P54" draw:layer="layout" svg:width="0.251cm" svg:height="0.251cm" svg:x="19.476cm" svg:y="0.98cm" svg:viewBox="0 0 252 252" svg:d="M0 125c0-69 56-125 126-125s126 56 126 125c0 71-56 127-126 127s-126-56-126-127z">
          <text:p/>
        </draw:path>
        <draw:path draw:style-name="gr108" draw:text-style-name="P2" draw:layer="layout" svg:width="0.251cm" svg:height="0.251cm" svg:x="19.476cm" svg:y="0.98cm" svg:viewBox="0 0 252 252" svg:d="M0 125c0-69 56-125 126-125s126 56 126 125c0 71-56 127-126 127s-126-56-126-127z">
          <text:p/>
        </draw:path>
        <draw:path draw:style-name="gr107" draw:text-style-name="P54" draw:layer="layout" svg:width="0.251cm" svg:height="0.25cm" svg:x="19.476cm" svg:y="0.885cm" svg:viewBox="0 0 252 251" svg:d="M0 125c0-69 56-125 126-125s126 56 126 125-56 126-126 126-126-57-126-126z">
          <text:p/>
        </draw:path>
        <draw:path draw:style-name="gr108" draw:text-style-name="P2" draw:layer="layout" svg:width="0.251cm" svg:height="0.25cm" svg:x="19.476cm" svg:y="0.885cm" svg:viewBox="0 0 252 251" svg:d="M0 125c0-69 56-125 126-125s126 56 126 125-56 126-126 126-126-57-126-126z">
          <text:p/>
        </draw:path>
        <draw:path draw:style-name="gr59" draw:text-style-name="P30" draw:layer="layout" svg:width="0.251cm" svg:height="0.251cm" svg:x="19.495cm" svg:y="3.687cm" svg:viewBox="0 0 252 252" svg:d="M0 125c0-69 56-125 125-125 70 0 127 56 127 125 0 70-57 127-127 127-69 0-125-57-125-127z">
          <text:p/>
        </draw:path>
        <draw:path draw:style-name="gr60" draw:text-style-name="P2" draw:layer="layout" svg:width="0.251cm" svg:height="0.251cm" svg:x="19.495cm" svg:y="3.687cm" svg:viewBox="0 0 252 252" svg:d="M0 125c0-69 56-125 125-125 70 0 127 56 127 125 0 70-57 127-127 127-69 0-125-57-125-127z">
          <text:p/>
        </draw:path>
        <draw:path draw:style-name="gr103" draw:text-style-name="P52" draw:layer="layout" svg:width="0.251cm" svg:height="0.251cm" svg:x="21.291cm" svg:y="4.316cm" svg:viewBox="0 0 252 252" svg:d="M0 126c0-70 56-126 126-126 69 0 126 56 126 126 0 69-57 126-126 126-70 0-126-57-126-126z">
          <text:p/>
        </draw:path>
        <draw:path draw:style-name="gr104" draw:text-style-name="P2" draw:layer="layout" svg:width="0.251cm" svg:height="0.251cm" svg:x="21.291cm" svg:y="4.316cm" svg:viewBox="0 0 252 252" svg:d="M0 126c0-70 56-126 126-126 69 0 126 56 126 126 0 69-57 126-126 126-70 0-126-57-126-126z">
          <text:p/>
        </draw:path>
        <draw:path draw:style-name="gr107" draw:text-style-name="P54" draw:layer="layout" svg:width="0.251cm" svg:height="0.25cm" svg:x="19.476cm" svg:y="0.847cm" svg:viewBox="0 0 252 251" svg:d="M0 126c0-69 56-126 126-126s126 57 126 126-56 125-126 125-126-56-126-125z">
          <text:p/>
        </draw:path>
        <draw:path draw:style-name="gr108" draw:text-style-name="P2" draw:layer="layout" svg:width="0.251cm" svg:height="0.25cm" svg:x="19.476cm" svg:y="0.847cm" svg:viewBox="0 0 252 251" svg:d="M0 126c0-69 56-126 126-126s126 57 126 126-56 125-126 125-126-56-126-125z">
          <text:p/>
        </draw:path>
        <draw:path draw:style-name="gr63" draw:text-style-name="P32" draw:layer="layout" svg:width="0.25cm" svg:height="0.251cm" svg:x="21.294cm" svg:y="4.363cm" svg:viewBox="0 0 251 252" svg:d="M0 127c0-69 56-127 126-127 69 0 125 58 125 127s-56 125-125 125c-70 0-126-56-126-125z">
          <text:p/>
        </draw:path>
        <draw:path draw:style-name="gr64" draw:text-style-name="P2" draw:layer="layout" svg:width="0.25cm" svg:height="0.251cm" svg:x="21.294cm" svg:y="4.363cm" svg:viewBox="0 0 251 252" svg:d="M0 127c0-69 56-127 126-127 69 0 125 58 125 127s-56 125-125 125c-70 0-126-56-126-125z">
          <text:p/>
        </draw:path>
        <draw:path draw:style-name="gr107" draw:text-style-name="P54" draw:layer="layout" svg:width="0.251cm" svg:height="0.25cm" svg:x="19.476cm" svg:y="0.704cm" svg:viewBox="0 0 252 251" svg:d="M0 125c0-69 56-125 126-125s126 56 126 125c0 70-56 126-126 126s-126-56-126-126z">
          <text:p/>
        </draw:path>
        <draw:path draw:style-name="gr108" draw:text-style-name="P2" draw:layer="layout" svg:width="0.251cm" svg:height="0.25cm" svg:x="19.476cm" svg:y="0.704cm" svg:viewBox="0 0 252 251" svg:d="M0 125c0-69 56-125 126-125s126 56 126 125c0 70-56 126-126 126s-126-56-126-126z">
          <text:p/>
        </draw:path>
        <draw:path draw:style-name="gr107" draw:text-style-name="P54" draw:layer="layout" svg:width="0.251cm" svg:height="0.251cm" svg:x="19.476cm" svg:y="1.028cm" svg:viewBox="0 0 252 252" svg:d="M0 126c0-70 56-126 126-126s126 56 126 126c0 69-56 126-126 126s-126-57-126-126z">
          <text:p/>
        </draw:path>
        <draw:path draw:style-name="gr108" draw:text-style-name="P2" draw:layer="layout" svg:width="0.251cm" svg:height="0.251cm" svg:x="19.476cm" svg:y="1.028cm" svg:viewBox="0 0 252 252" svg:d="M0 126c0-70 56-126 126-126s126 56 126 126c0 69-56 126-126 126s-126-57-126-126z">
          <text:p/>
        </draw:path>
        <draw:path draw:style-name="gr31" draw:text-style-name="P16" draw:layer="layout" svg:width="0.251cm" svg:height="0.252cm" svg:x="20.797cm" svg:y="3.915cm" svg:viewBox="0 0 252 253" svg:d="M0 126c0-69 56-126 126-126 69 0 126 57 126 126s-57 127-126 127c-70 0-126-58-126-127z">
          <text:p/>
        </draw:path>
        <draw:path draw:style-name="gr32" draw:text-style-name="P2" draw:layer="layout" svg:width="0.251cm" svg:height="0.252cm" svg:x="20.797cm" svg:y="3.915cm" svg:viewBox="0 0 252 253" svg:d="M0 126c0-69 56-126 126-126 69 0 126 57 126 126s-57 127-126 127c-70 0-126-58-126-127z">
          <text:p/>
        </draw:path>
        <draw:path draw:style-name="gr31" draw:text-style-name="P16" draw:layer="layout" svg:width="0.251cm" svg:height="0.251cm" svg:x="20.797cm" svg:y="3.982cm" svg:viewBox="0 0 252 252" svg:d="M0 126c0-69 56-126 126-126 69 0 126 57 126 126 0 70-57 126-126 126-70 0-126-56-126-126z">
          <text:p/>
        </draw:path>
        <draw:path draw:style-name="gr32" draw:text-style-name="P2" draw:layer="layout" svg:width="0.251cm" svg:height="0.251cm" svg:x="20.797cm" svg:y="3.982cm" svg:viewBox="0 0 252 252" svg:d="M0 126c0-69 56-126 126-126 69 0 126 57 126 126 0 70-57 126-126 126-70 0-126-56-126-126z">
          <text:p/>
        </draw:path>
        <draw:path draw:style-name="gr31" draw:text-style-name="P16" draw:layer="layout" svg:width="0.251cm" svg:height="0.251cm" svg:x="20.797cm" svg:y="4.125cm" svg:viewBox="0 0 252 252" svg:d="M0 125c0-68 56-125 126-125 69 0 126 57 126 125 0 70-57 127-126 127-70 0-126-57-126-127z">
          <text:p/>
        </draw:path>
        <draw:path draw:style-name="gr32" draw:text-style-name="P2" draw:layer="layout" svg:width="0.251cm" svg:height="0.251cm" svg:x="20.797cm" svg:y="4.125cm" svg:viewBox="0 0 252 252" svg:d="M0 125c0-68 56-125 126-125 69 0 126 57 126 125 0 70-57 127-126 127-70 0-126-57-126-127z">
          <text:p/>
        </draw:path>
        <draw:path draw:style-name="gr31" draw:text-style-name="P16" draw:layer="layout" svg:width="0.251cm" svg:height="0.25cm" svg:x="20.797cm" svg:y="4.097cm" svg:viewBox="0 0 252 251" svg:d="M0 126c0-69 56-126 126-126 69 0 126 57 126 126s-57 125-126 125c-70 0-126-56-126-125z">
          <text:p/>
        </draw:path>
        <draw:path draw:style-name="gr32" draw:text-style-name="P2" draw:layer="layout" svg:width="0.251cm" svg:height="0.25cm" svg:x="20.797cm" svg:y="4.097cm" svg:viewBox="0 0 252 251" svg:d="M0 126c0-69 56-126 126-126 69 0 126 57 126 126s-57 125-126 125c-70 0-126-56-126-125z">
          <text:p/>
        </draw:path>
        <draw:path draw:style-name="gr43" draw:text-style-name="P22" draw:layer="layout" svg:width="0.251cm" svg:height="0.251cm" svg:x="17.331cm" svg:y="2.495cm" svg:viewBox="0 0 252 252" svg:d="M0 126c0-69 58-126 127-126s125 57 125 126c0 70-56 126-125 126s-127-56-127-126z">
          <text:p/>
        </draw:path>
        <draw:path draw:style-name="gr44" draw:text-style-name="P2" draw:layer="layout" svg:width="0.251cm" svg:height="0.251cm" svg:x="17.331cm" svg:y="2.495cm" svg:viewBox="0 0 252 252" svg:d="M0 126c0-69 58-126 127-126s125 57 125 126c0 70-56 126-125 126s-127-56-127-126z">
          <text:p/>
        </draw:path>
        <draw:path draw:style-name="gr29" draw:text-style-name="P15" draw:layer="layout" svg:width="0.251cm" svg:height="0.251cm" svg:x="20.802cm" svg:y="2.505cm" svg:viewBox="0 0 252 252" svg:d="M0 127c0-71 57-127 127-127 68 0 125 56 125 127 0 68-57 125-125 125-70 0-127-57-127-125z">
          <text:p/>
        </draw:path>
        <draw:path draw:style-name="gr30" draw:text-style-name="P2" draw:layer="layout" svg:width="0.251cm" svg:height="0.251cm" svg:x="20.802cm" svg:y="2.505cm" svg:viewBox="0 0 252 252" svg:d="M0 127c0-71 57-127 127-127 68 0 125 56 125 127 0 68-57 125-125 125-70 0-127-57-127-125z">
          <text:p/>
        </draw:path>
        <draw:path draw:style-name="gr33" draw:text-style-name="P17" draw:layer="layout" svg:width="0.251cm" svg:height="0.251cm" svg:x="19.46cm" svg:y="2.829cm" svg:viewBox="0 0 252 252" svg:d="M0 126c0-68 57-126 126-126 70 0 126 58 126 126 0 70-56 126-126 126-69 0-126-56-126-126z">
          <text:p/>
        </draw:path>
        <draw:path draw:style-name="gr34" draw:text-style-name="P2" draw:layer="layout" svg:width="0.251cm" svg:height="0.251cm" svg:x="19.46cm" svg:y="2.829cm" svg:viewBox="0 0 252 252" svg:d="M0 126c0-68 57-126 126-126 70 0 126 58 126 126 0 70-56 126-126 126-69 0-126-56-126-126z">
          <text:p/>
        </draw:path>
        <draw:path draw:style-name="gr33" draw:text-style-name="P17" draw:layer="layout" svg:width="0.251cm" svg:height="0.251cm" svg:x="19.46cm" svg:y="2.724cm" svg:viewBox="0 0 252 252" svg:d="M0 126c0-70 57-126 126-126 70 0 126 56 126 126s-56 126-126 126c-69 0-126-56-126-126z">
          <text:p/>
        </draw:path>
        <draw:path draw:style-name="gr34" draw:text-style-name="P2" draw:layer="layout" svg:width="0.251cm" svg:height="0.251cm" svg:x="19.46cm" svg:y="2.724cm" svg:viewBox="0 0 252 252" svg:d="M0 126c0-70 57-126 126-126 70 0 126 56 126 126s-56 126-126 126c-69 0-126-56-126-126z">
          <text:p/>
        </draw:path>
        <draw:path draw:style-name="gr43" draw:text-style-name="P22" draw:layer="layout" svg:width="0.251cm" svg:height="0.251cm" svg:x="17.331cm" svg:y="2.181cm" svg:viewBox="0 0 252 252" svg:d="M0 125c0-68 58-125 127-125s125 57 125 125c0 70-56 127-125 127s-127-57-127-127z">
          <text:p/>
        </draw:path>
        <draw:path draw:style-name="gr44" draw:text-style-name="P2" draw:layer="layout" svg:width="0.251cm" svg:height="0.251cm" svg:x="17.331cm" svg:y="2.181cm" svg:viewBox="0 0 252 252" svg:d="M0 125c0-68 58-125 127-125s125 57 125 125c0 70-56 127-125 127s-127-57-127-127z">
          <text:p/>
        </draw:path>
        <draw:path draw:style-name="gr41" draw:text-style-name="P21" draw:layer="layout" svg:width="0.251cm" svg:height="0.251cm" svg:x="21.346cm" svg:y="4.173cm" svg:viewBox="0 0 252 252" svg:d="M0 125c0-69 58-125 127-125s125 56 125 125-56 127-125 127-127-58-127-127z">
          <text:p/>
        </draw:path>
        <draw:path draw:style-name="gr42" draw:text-style-name="P2" draw:layer="layout" svg:width="0.251cm" svg:height="0.251cm" svg:x="21.346cm" svg:y="4.173cm" svg:viewBox="0 0 252 252" svg:d="M0 125c0-69 58-125 127-125s125 56 125 125-56 127-125 127-127-58-127-127z">
          <text:p/>
        </draw:path>
        <draw:path draw:style-name="gr79" draw:text-style-name="P40" draw:layer="layout" svg:width="0.251cm" svg:height="0.251cm" svg:x="17.696cm" svg:y="3.029cm" svg:viewBox="0 0 252 252" svg:d="M0 126c0-69 56-126 125-126 70 0 127 57 127 126 0 70-57 126-127 126-69 0-125-56-125-126z">
          <text:p/>
        </draw:path>
        <draw:path draw:style-name="gr80" draw:text-style-name="P2" draw:layer="layout" svg:width="0.251cm" svg:height="0.251cm" svg:x="17.696cm" svg:y="3.029cm" svg:viewBox="0 0 252 252" svg:d="M0 126c0-69 56-126 125-126 70 0 127 57 127 126 0 70-57 126-127 126-69 0-125-56-125-126z">
          <text:p/>
        </draw:path>
        <draw:path draw:style-name="gr79" draw:text-style-name="P40" draw:layer="layout" svg:width="0.251cm" svg:height="0.25cm" svg:x="17.696cm" svg:y="2.839cm" svg:viewBox="0 0 252 251" svg:d="M0 126c0-69 56-126 125-126 70 0 127 57 127 126s-57 125-127 125c-69 0-125-56-125-125z">
          <text:p/>
        </draw:path>
        <draw:path draw:style-name="gr80" draw:text-style-name="P2" draw:layer="layout" svg:width="0.251cm" svg:height="0.25cm" svg:x="17.696cm" svg:y="2.839cm" svg:viewBox="0 0 252 251" svg:d="M0 126c0-69 56-126 125-126 70 0 127 57 127 126s-57 125-127 125c-69 0-125-56-125-125z">
          <text:p/>
        </draw:path>
        <draw:path draw:style-name="gr33" draw:text-style-name="P17" draw:layer="layout" svg:width="0.251cm" svg:height="0.251cm" svg:x="19.46cm" svg:y="2.848cm" svg:viewBox="0 0 252 252" svg:d="M0 126c0-68 57-126 126-126 70 0 126 58 126 126 0 70-56 126-126 126-69 0-126-56-126-126z">
          <text:p/>
        </draw:path>
        <draw:path draw:style-name="gr34" draw:text-style-name="P2" draw:layer="layout" svg:width="0.251cm" svg:height="0.251cm" svg:x="19.46cm" svg:y="2.848cm" svg:viewBox="0 0 252 252" svg:d="M0 126c0-68 57-126 126-126 70 0 126 58 126 126 0 70-56 126-126 126-69 0-126-56-126-126z">
          <text:p/>
        </draw:path>
        <draw:path draw:style-name="gr79" draw:text-style-name="P40" draw:layer="layout" svg:width="0.251cm" svg:height="0.251cm" svg:x="17.696cm" svg:y="2.915cm" svg:viewBox="0 0 252 252" svg:d="M0 125c0-69 56-125 125-125 70 0 127 56 127 125s-57 127-127 127c-69 0-125-58-125-127z">
          <text:p/>
        </draw:path>
        <draw:path draw:style-name="gr80" draw:text-style-name="P2" draw:layer="layout" svg:width="0.251cm" svg:height="0.251cm" svg:x="17.696cm" svg:y="2.915cm" svg:viewBox="0 0 252 252" svg:d="M0 125c0-69 56-125 125-125 70 0 127 56 127 125s-57 127-127 127c-69 0-125-58-125-127z">
          <text:p/>
        </draw:path>
        <draw:path draw:style-name="gr109" draw:text-style-name="P55" draw:layer="layout" svg:width="0.251cm" svg:height="0.251cm" svg:x="20.976cm" svg:y="3.039cm" svg:viewBox="0 0 252 252" svg:d="M0 126c0-70 57-126 126-126 70 0 126 56 126 126 0 69-56 126-126 126-69 0-126-57-126-126z">
          <text:p/>
        </draw:path>
        <draw:path draw:style-name="gr110" draw:text-style-name="P2" draw:layer="layout" svg:width="0.251cm" svg:height="0.251cm" svg:x="20.976cm" svg:y="3.039cm" svg:viewBox="0 0 252 252" svg:d="M0 126c0-70 57-126 126-126 70 0 126 56 126 126 0 69-56 126-126 126-69 0-126-57-126-126z">
          <text:p/>
        </draw:path>
        <draw:path draw:style-name="gr111" draw:text-style-name="P56" draw:layer="layout" svg:width="0.251cm" svg:height="0.251cm" svg:x="21.32cm" svg:y="4.211cm" svg:viewBox="0 0 252 252" svg:d="M0 125c0-69 57-125 126-125s126 56 126 125c0 70-57 127-126 127s-126-57-126-127z">
          <text:p/>
        </draw:path>
        <draw:path draw:style-name="gr112" draw:text-style-name="P2" draw:layer="layout" svg:width="0.251cm" svg:height="0.251cm" svg:x="21.32cm" svg:y="4.211cm" svg:viewBox="0 0 252 252" svg:d="M0 125c0-69 57-125 126-125s126 56 126 125c0 70-57 127-126 127s-126-57-126-127z">
          <text:p/>
        </draw:path>
        <draw:path draw:style-name="gr109" draw:text-style-name="P55" draw:layer="layout" svg:width="0.251cm" svg:height="0.251cm" svg:x="20.976cm" svg:y="3.086cm" svg:viewBox="0 0 252 252" svg:d="M0 127c0-69 57-127 126-127 70 0 126 58 126 127s-56 125-126 125c-69 0-126-56-126-125z">
          <text:p/>
        </draw:path>
        <draw:path draw:style-name="gr110" draw:text-style-name="P2" draw:layer="layout" svg:width="0.251cm" svg:height="0.251cm" svg:x="20.976cm" svg:y="3.086cm" svg:viewBox="0 0 252 252" svg:d="M0 127c0-69 57-127 126-127 70 0 126 58 126 127s-56 125-126 125c-69 0-126-56-126-125z">
          <text:p/>
        </draw:path>
        <draw:path draw:style-name="gr109" draw:text-style-name="P55" draw:layer="layout" svg:width="0.251cm" svg:height="0.251cm" svg:x="20.976cm" svg:y="3.086cm" svg:viewBox="0 0 252 252" svg:d="M0 127c0-69 57-127 126-127 70 0 126 58 126 127s-56 125-126 125c-69 0-126-56-126-125z">
          <text:p/>
        </draw:path>
        <draw:path draw:style-name="gr110" draw:text-style-name="P2" draw:layer="layout" svg:width="0.251cm" svg:height="0.251cm" svg:x="20.976cm" svg:y="3.086cm" svg:viewBox="0 0 252 252" svg:d="M0 127c0-69 57-127 126-127 70 0 126 58 126 127s-56 125-126 125c-69 0-126-56-126-125z">
          <text:p/>
        </draw:path>
        <draw:path draw:style-name="gr109" draw:text-style-name="P55" draw:layer="layout" svg:width="0.251cm" svg:height="0.251cm" svg:x="20.976cm" svg:y="3.153cm" svg:viewBox="0 0 252 252" svg:d="M0 126c0-70 57-126 126-126 70 0 126 56 126 126 0 68-56 126-126 126-69 0-126-58-126-126z">
          <text:p/>
        </draw:path>
        <draw:path draw:style-name="gr110" draw:text-style-name="P2" draw:layer="layout" svg:width="0.251cm" svg:height="0.251cm" svg:x="20.976cm" svg:y="3.153cm" svg:viewBox="0 0 252 252" svg:d="M0 126c0-70 57-126 126-126 70 0 126 56 126 126 0 68-56 126-126 126-69 0-126-58-126-126z">
          <text:p/>
        </draw:path>
        <draw:path draw:style-name="gr103" draw:text-style-name="P52" draw:layer="layout" svg:width="0.251cm" svg:height="0.251cm" svg:x="21.291cm" svg:y="4.249cm" svg:viewBox="0 0 252 252" svg:d="M0 127c0-70 56-127 126-127 69 0 126 57 126 127 0 68-57 125-126 125-70 0-126-57-126-125z">
          <text:p/>
        </draw:path>
        <draw:path draw:style-name="gr104" draw:text-style-name="P2" draw:layer="layout" svg:width="0.251cm" svg:height="0.251cm" svg:x="21.291cm" svg:y="4.249cm" svg:viewBox="0 0 252 252" svg:d="M0 127c0-70 56-127 126-127 69 0 126 57 126 127 0 68-57 125-126 125-70 0-126-57-126-125z">
          <text:p/>
        </draw:path>
        <draw:path draw:style-name="gr113" draw:text-style-name="P57" draw:layer="layout" svg:width="0.251cm" svg:height="0.25cm" svg:x="17.191cm" svg:y="3.449cm" svg:viewBox="0 0 252 251" svg:d="M0 125c0-69 57-125 126-125 70 0 126 56 126 125 0 70-56 126-126 126-69 0-126-56-126-126z">
          <text:p/>
        </draw:path>
        <draw:path draw:style-name="gr114" draw:text-style-name="P2" draw:layer="layout" svg:width="0.251cm" svg:height="0.25cm" svg:x="17.191cm" svg:y="3.449cm" svg:viewBox="0 0 252 251" svg:d="M0 125c0-69 57-125 126-125 70 0 126 56 126 125 0 70-56 126-126 126-69 0-126-56-126-126z">
          <text:p/>
        </draw:path>
        <draw:path draw:style-name="gr29" draw:text-style-name="P15" draw:layer="layout" svg:width="0.251cm" svg:height="0.251cm" svg:x="20.802cm" svg:y="2.276cm" svg:viewBox="0 0 252 252" svg:d="M0 127c0-70 57-127 127-127 68 0 125 57 125 127 0 69-57 125-125 125-70 0-127-56-127-125z">
          <text:p/>
        </draw:path>
        <draw:path draw:style-name="gr30" draw:text-style-name="P2" draw:layer="layout" svg:width="0.251cm" svg:height="0.251cm" svg:x="20.802cm" svg:y="2.276cm" svg:viewBox="0 0 252 252" svg:d="M0 127c0-70 57-127 127-127 68 0 125 57 125 127 0 69-57 125-125 125-70 0-127-56-127-125z">
          <text:p/>
        </draw:path>
        <draw:path draw:style-name="gr75" draw:text-style-name="P38" draw:layer="layout" svg:width="0.251cm" svg:height="0.251cm" svg:x="21.143cm" svg:y="3.677cm" svg:viewBox="0 0 252 252" svg:d="M0 126c0-69 56-126 125-126s127 57 127 126-58 126-127 126-125-57-125-126z">
          <text:p/>
        </draw:path>
        <draw:path draw:style-name="gr76" draw:text-style-name="P2" draw:layer="layout" svg:width="0.251cm" svg:height="0.251cm" svg:x="21.143cm" svg:y="3.677cm" svg:viewBox="0 0 252 252" svg:d="M0 126c0-69 56-126 125-126s127 57 127 126-58 126-127 126-125-57-125-126z">
          <text:p/>
        </draw:path>
        <draw:path draw:style-name="gr75" draw:text-style-name="P38" draw:layer="layout" svg:width="0.251cm" svg:height="0.251cm" svg:x="21.143cm" svg:y="3.868cm" svg:viewBox="0 0 252 252" svg:d="M0 126c0-69 56-126 125-126s127 57 127 126-58 126-127 126-125-57-125-126z">
          <text:p/>
        </draw:path>
        <draw:path draw:style-name="gr76" draw:text-style-name="P2" draw:layer="layout" svg:width="0.251cm" svg:height="0.251cm" svg:x="21.143cm" svg:y="3.868cm" svg:viewBox="0 0 252 252" svg:d="M0 126c0-69 56-126 125-126s127 57 127 126-58 126-127 126-125-57-125-126z">
          <text:p/>
        </draw:path>
        <draw:path draw:style-name="gr23" draw:text-style-name="P12" draw:layer="layout" svg:width="0.25cm" svg:height="0.251cm" svg:x="18.494cm" svg:y="2.581cm" svg:viewBox="0 0 251 252" svg:d="M0 127c0-69 56-127 125-127 70 0 126 58 126 127s-56 125-126 125c-69 0-125-56-125-125z">
          <text:p/>
        </draw:path>
        <draw:path draw:style-name="gr24" draw:text-style-name="P2" draw:layer="layout" svg:width="0.25cm" svg:height="0.251cm" svg:x="18.494cm" svg:y="2.581cm" svg:viewBox="0 0 251 252" svg:d="M0 127c0-69 56-127 125-127 70 0 126 58 126 127s-56 125-126 125c-69 0-125-56-125-125z">
          <text:p/>
        </draw:path>
        <draw:path draw:style-name="gr111" draw:text-style-name="P56" draw:layer="layout" svg:width="0.251cm" svg:height="0.251cm" svg:x="21.32cm" svg:y="4.135cm" svg:viewBox="0 0 252 252" svg:d="M0 125c0-69 57-125 126-125s126 56 126 125-57 127-126 127-126-58-126-127z">
          <text:p/>
        </draw:path>
        <draw:path draw:style-name="gr112" draw:text-style-name="P2" draw:layer="layout" svg:width="0.251cm" svg:height="0.251cm" svg:x="21.32cm" svg:y="4.135cm" svg:viewBox="0 0 252 252" svg:d="M0 125c0-69 57-125 126-125s126 56 126 125-57 127-126 127-126-58-126-127z">
          <text:p/>
        </draw:path>
        <draw:path draw:style-name="gr75" draw:text-style-name="P38" draw:layer="layout" svg:width="0.251cm" svg:height="0.251cm" svg:x="21.143cm" svg:y="4.011cm" svg:viewBox="0 0 252 252" svg:d="M0 126c0-70 56-126 125-126s127 56 127 126c0 69-58 126-127 126s-125-57-125-126z">
          <text:p/>
        </draw:path>
        <draw:path draw:style-name="gr76" draw:text-style-name="P2" draw:layer="layout" svg:width="0.251cm" svg:height="0.251cm" svg:x="21.143cm" svg:y="4.011cm" svg:viewBox="0 0 252 252" svg:d="M0 126c0-70 56-126 125-126s127 56 127 126c0 69-58 126-127 126s-125-57-125-126z">
          <text:p/>
        </draw:path>
        <draw:path draw:style-name="gr75" draw:text-style-name="P38" draw:layer="layout" svg:width="0.251cm" svg:height="0.251cm" svg:x="21.143cm" svg:y="3.925cm" svg:viewBox="0 0 252 252" svg:d="M0 125c0-69 56-125 125-125s127 56 127 125c0 70-58 127-127 127s-125-57-125-127z">
          <text:p/>
        </draw:path>
        <draw:path draw:style-name="gr76" draw:text-style-name="P2" draw:layer="layout" svg:width="0.251cm" svg:height="0.251cm" svg:x="21.143cm" svg:y="3.925cm" svg:viewBox="0 0 252 252" svg:d="M0 125c0-69 56-125 125-125s127 56 127 125c0 70-58 127-127 127s-125-57-125-127z">
          <text:p/>
        </draw:path>
        <draw:path draw:style-name="gr75" draw:text-style-name="P38" draw:layer="layout" svg:width="0.251cm" svg:height="0.251cm" svg:x="21.143cm" svg:y="4.106cm" svg:viewBox="0 0 252 252" svg:d="M0 126c0-68 56-126 125-126s127 58 127 126c0 70-58 126-127 126s-125-56-125-126z">
          <text:p/>
        </draw:path>
        <draw:path draw:style-name="gr76" draw:text-style-name="P2" draw:layer="layout" svg:width="0.251cm" svg:height="0.251cm" svg:x="21.143cm" svg:y="4.106cm" svg:viewBox="0 0 252 252" svg:d="M0 126c0-68 56-126 125-126s127 58 127 126c0 70-58 126-127 126s-125-56-125-126z">
          <text:p/>
        </draw:path>
        <draw:path draw:style-name="gr111" draw:text-style-name="P56" draw:layer="layout" svg:width="0.251cm" svg:height="0.25cm" svg:x="21.32cm" svg:y="4.259cm" svg:viewBox="0 0 252 251" svg:d="M0 126c0-70 57-126 126-126s126 56 126 126c0 69-57 125-126 125s-126-56-126-125z">
          <text:p/>
        </draw:path>
        <draw:path draw:style-name="gr112" draw:text-style-name="P2" draw:layer="layout" svg:width="0.251cm" svg:height="0.25cm" svg:x="21.32cm" svg:y="4.259cm" svg:viewBox="0 0 252 251" svg:d="M0 126c0-70 57-126 126-126s126 56 126 126c0 69-57 125-126 125s-126-56-126-125z">
          <text:p/>
        </draw:path>
        <draw:path draw:style-name="gr111" draw:text-style-name="P56" draw:layer="layout" svg:width="0.251cm" svg:height="0.251cm" svg:x="21.32cm" svg:y="4.106cm" svg:viewBox="0 0 252 252" svg:d="M0 126c0-68 57-126 126-126s126 58 126 126c0 70-57 126-126 126s-126-56-126-126z">
          <text:p/>
        </draw:path>
        <draw:path draw:style-name="gr112" draw:text-style-name="P2" draw:layer="layout" svg:width="0.251cm" svg:height="0.251cm" svg:x="21.32cm" svg:y="4.106cm" svg:viewBox="0 0 252 252" svg:d="M0 126c0-68 57-126 126-126s126 58 126 126c0 70-57 126-126 126s-126-56-126-126z">
          <text:p/>
        </draw:path>
        <draw:path draw:style-name="gr115" draw:text-style-name="P58" draw:layer="layout" svg:width="0.251cm" svg:height="0.251cm" svg:x="20.575cm" svg:y="4.106cm" svg:viewBox="0 0 252 252" svg:d="M0 126c0-68 57-126 127-126 68 0 125 58 125 126 0 70-57 126-125 126-70 0-127-56-127-126z">
          <text:p/>
        </draw:path>
        <draw:path draw:style-name="gr116" draw:text-style-name="P2" draw:layer="layout" svg:width="0.251cm" svg:height="0.251cm" svg:x="20.575cm" svg:y="4.106cm" svg:viewBox="0 0 252 252" svg:d="M0 126c0-68 57-126 127-126 68 0 125 58 125 126 0 70-57 126-125 126-70 0-127-56-127-126z">
          <text:p/>
        </draw:path>
        <draw:path draw:style-name="gr115" draw:text-style-name="P58" draw:layer="layout" svg:width="0.251cm" svg:height="0.251cm" svg:x="20.575cm" svg:y="3.963cm" svg:viewBox="0 0 252 252" svg:d="M0 126c0-69 57-126 127-126 68 0 125 57 125 126 0 70-57 126-125 126-70 0-127-56-127-126z">
          <text:p/>
        </draw:path>
        <draw:path draw:style-name="gr116" draw:text-style-name="P2" draw:layer="layout" svg:width="0.251cm" svg:height="0.251cm" svg:x="20.575cm" svg:y="3.963cm" svg:viewBox="0 0 252 252" svg:d="M0 126c0-69 57-126 127-126 68 0 125 57 125 126 0 70-57 126-125 126-70 0-127-56-127-126z">
          <text:p/>
        </draw:path>
        <draw:path draw:style-name="gr115" draw:text-style-name="P58" draw:layer="layout" svg:width="0.251cm" svg:height="0.252cm" svg:x="20.575cm" svg:y="3.934cm" svg:viewBox="0 0 252 253" svg:d="M0 126c0-69 57-126 127-126 68 0 125 57 125 126s-57 127-125 127c-70 0-127-58-127-127z">
          <text:p/>
        </draw:path>
        <draw:path draw:style-name="gr116" draw:text-style-name="P2" draw:layer="layout" svg:width="0.251cm" svg:height="0.252cm" svg:x="20.575cm" svg:y="3.934cm" svg:viewBox="0 0 252 253" svg:d="M0 126c0-69 57-126 127-126 68 0 125 57 125 126s-57 127-125 127c-70 0-127-58-127-127z">
          <text:p/>
        </draw:path>
        <draw:path draw:style-name="gr115" draw:text-style-name="P58" draw:layer="layout" svg:width="0.251cm" svg:height="0.251cm" svg:x="20.575cm" svg:y="4.211cm" svg:viewBox="0 0 252 252" svg:d="M0 125c0-69 57-125 127-125 68 0 125 56 125 125 0 70-57 127-125 127-70 0-127-57-127-127z">
          <text:p/>
        </draw:path>
        <draw:path draw:style-name="gr116" draw:text-style-name="P2" draw:layer="layout" svg:width="0.251cm" svg:height="0.251cm" svg:x="20.575cm" svg:y="4.211cm" svg:viewBox="0 0 252 252" svg:d="M0 125c0-69 57-125 127-125 68 0 125 56 125 125 0 70-57 127-125 127-70 0-127-57-127-127z">
          <text:p/>
        </draw:path>
        <draw:path draw:style-name="gr111" draw:text-style-name="P56" draw:layer="layout" svg:width="0.251cm" svg:height="0.251cm" svg:x="21.32cm" svg:y="3.944cm" svg:viewBox="0 0 252 252" svg:d="M0 125c0-69 57-125 126-125s126 56 126 125c0 70-57 127-126 127s-126-57-126-127z">
          <text:p/>
        </draw:path>
        <draw:path draw:style-name="gr112" draw:text-style-name="P2" draw:layer="layout" svg:width="0.251cm" svg:height="0.251cm" svg:x="21.32cm" svg:y="3.944cm" svg:viewBox="0 0 252 252" svg:d="M0 125c0-69 57-125 126-125s126 56 126 125c0 70-57 127-126 127s-126-57-126-127z">
          <text:p/>
        </draw:path>
        <draw:path draw:style-name="gr45" draw:text-style-name="P23" draw:layer="layout" svg:width="0.251cm" svg:height="0.251cm" svg:x="18.314cm" svg:y="3.029cm" svg:viewBox="0 0 252 252" svg:d="M0 126c0-69 56-126 127-126 68 0 125 57 125 126 0 70-57 126-125 126-71 0-127-56-127-126z">
          <text:p/>
        </draw:path>
        <draw:path draw:style-name="gr46" draw:text-style-name="P2" draw:layer="layout" svg:width="0.251cm" svg:height="0.251cm" svg:x="18.314cm" svg:y="3.029cm" svg:viewBox="0 0 252 252" svg:d="M0 126c0-69 56-126 127-126 68 0 125 57 125 126 0 70-57 126-125 126-71 0-127-56-127-126z">
          <text:p/>
        </draw:path>
        <draw:path draw:style-name="gr89" draw:text-style-name="P45" draw:layer="layout" svg:width="0.251cm" svg:height="0.25cm" svg:x="18.673cm" svg:y="3.182cm" svg:viewBox="0 0 252 251" svg:d="M0 125c0-69 57-125 126-125 68 0 126 56 126 125 0 70-58 126-126 126-69 0-126-56-126-126z">
          <text:p/>
        </draw:path>
        <draw:path draw:style-name="gr90" draw:text-style-name="P2" draw:layer="layout" svg:width="0.251cm" svg:height="0.25cm" svg:x="18.673cm" svg:y="3.182cm" svg:viewBox="0 0 252 251" svg:d="M0 125c0-69 57-125 126-125 68 0 126 56 126 125 0 70-58 126-126 126-69 0-126-56-126-126z">
          <text:p/>
        </draw:path>
        <draw:path draw:style-name="gr109" draw:text-style-name="P55" draw:layer="layout" svg:width="0.251cm" svg:height="0.251cm" svg:x="20.976cm" svg:y="2.877cm" svg:viewBox="0 0 252 252" svg:d="M0 125c0-69 57-125 126-125 70 0 126 56 126 125s-56 127-126 127c-69 0-126-58-126-127z">
          <text:p/>
        </draw:path>
        <draw:path draw:style-name="gr110" draw:text-style-name="P2" draw:layer="layout" svg:width="0.251cm" svg:height="0.251cm" svg:x="20.976cm" svg:y="2.877cm" svg:viewBox="0 0 252 252" svg:d="M0 125c0-69 57-125 126-125 70 0 126 56 126 125s-56 127-126 127c-69 0-126-58-126-127z">
          <text:p/>
        </draw:path>
        <draw:path draw:style-name="gr117" draw:text-style-name="P59" draw:layer="layout" svg:width="0.25cm" svg:height="0.251cm" svg:x="17.369cm" svg:y="2.676cm" svg:viewBox="0 0 251 252" svg:d="M0 126c0-69 57-126 126-126s125 57 125 126-56 126-125 126-126-57-126-126z">
          <text:p/>
        </draw:path>
        <draw:path draw:style-name="gr118" draw:text-style-name="P2" draw:layer="layout" svg:width="0.25cm" svg:height="0.251cm" svg:x="17.369cm" svg:y="2.676cm" svg:viewBox="0 0 251 252" svg:d="M0 126c0-69 57-126 126-126s125 57 125 126-56 126-125 126-126-57-126-126z">
          <text:p/>
        </draw:path>
        <draw:path draw:style-name="gr113" draw:text-style-name="P57" draw:layer="layout" svg:width="0.251cm" svg:height="0.251cm" svg:x="17.191cm" svg:y="3.772cm" svg:viewBox="0 0 252 252" svg:d="M0 127c0-70 57-127 126-127 70 0 126 57 126 127 0 69-56 125-126 125-69 0-126-56-126-125z">
          <text:p/>
        </draw:path>
        <draw:path draw:style-name="gr114" draw:text-style-name="P2" draw:layer="layout" svg:width="0.251cm" svg:height="0.251cm" svg:x="17.191cm" svg:y="3.772cm" svg:viewBox="0 0 252 252" svg:d="M0 127c0-70 57-127 126-127 70 0 126 57 126 127 0 69-56 125-126 125-69 0-126-56-126-125z">
          <text:p/>
        </draw:path>
        <draw:path draw:style-name="gr119" draw:text-style-name="P60" draw:layer="layout" svg:width="0.251cm" svg:height="0.251cm" svg:x="21.209cm" svg:y="4.335cm" svg:viewBox="0 0 252 252" svg:d="M0 126c0-69 56-126 125-126 70 0 127 57 127 126s-57 126-127 126c-69 0-125-57-125-126z">
          <text:p/>
        </draw:path>
        <draw:path draw:style-name="gr120" draw:text-style-name="P2" draw:layer="layout" svg:width="0.251cm" svg:height="0.251cm" svg:x="21.209cm" svg:y="4.335cm" svg:viewBox="0 0 252 252" svg:d="M0 126c0-69 56-126 125-126 70 0 127 57 127 126s-57 126-127 126c-69 0-125-57-125-126z">
          <text:p/>
        </draw:path>
        <draw:path draw:style-name="gr121" draw:text-style-name="P61" draw:layer="layout" svg:width="0.251cm" svg:height="0.251cm" svg:x="19.476cm" svg:y="3.134cm" svg:viewBox="0 0 252 252" svg:d="M0 126c0-70 56-126 126-126s126 56 126 126c0 68-56 126-126 126s-126-58-126-126z">
          <text:p/>
        </draw:path>
        <draw:path draw:style-name="gr122" draw:text-style-name="P2" draw:layer="layout" svg:width="0.251cm" svg:height="0.251cm" svg:x="19.476cm" svg:y="3.134cm" svg:viewBox="0 0 252 252" svg:d="M0 126c0-70 56-126 126-126s126 56 126 126c0 68-56 126-126 126s-126-58-126-126z">
          <text:p/>
        </draw:path>
        <draw:path draw:style-name="gr119" draw:text-style-name="P60" draw:layer="layout" svg:width="0.251cm" svg:height="0.251cm" svg:x="21.209cm" svg:y="4.335cm" svg:viewBox="0 0 252 252" svg:d="M0 126c0-69 56-126 125-126 70 0 127 57 127 126s-57 126-127 126c-69 0-125-57-125-126z">
          <text:p/>
        </draw:path>
        <draw:path draw:style-name="gr120" draw:text-style-name="P2" draw:layer="layout" svg:width="0.251cm" svg:height="0.251cm" svg:x="21.209cm" svg:y="4.335cm" svg:viewBox="0 0 252 252" svg:d="M0 126c0-69 56-126 125-126 70 0 127 57 127 126s-57 126-127 126c-69 0-125-57-125-126z">
          <text:p/>
        </draw:path>
        <draw:path draw:style-name="gr119" draw:text-style-name="P60" draw:layer="layout" svg:width="0.251cm" svg:height="0.251cm" svg:x="21.209cm" svg:y="4.325cm" svg:viewBox="0 0 252 252" svg:d="M0 127c0-69 56-127 125-127 70 0 127 58 127 127s-57 125-127 125c-69 0-125-56-125-125z">
          <text:p/>
        </draw:path>
        <draw:path draw:style-name="gr120" draw:text-style-name="P2" draw:layer="layout" svg:width="0.251cm" svg:height="0.251cm" svg:x="21.209cm" svg:y="4.325cm" svg:viewBox="0 0 252 252" svg:d="M0 127c0-69 56-127 125-127 70 0 127 58 127 127s-57 125-127 125c-69 0-125-56-125-125z">
          <text:p/>
        </draw:path>
        <draw:path draw:style-name="gr117" draw:text-style-name="P59" draw:layer="layout" svg:width="0.25cm" svg:height="0.251cm" svg:x="17.369cm" svg:y="2.714cm" svg:viewBox="0 0 251 252" svg:d="M0 126c0-69 57-126 126-126s125 57 125 126c0 70-56 126-125 126s-126-56-126-126z">
          <text:p/>
        </draw:path>
        <draw:path draw:style-name="gr118" draw:text-style-name="P2" draw:layer="layout" svg:width="0.25cm" svg:height="0.251cm" svg:x="17.369cm" svg:y="2.714cm" svg:viewBox="0 0 251 252" svg:d="M0 126c0-69 57-126 126-126s125 57 125 126c0 70-56 126-125 126s-126-56-126-126z">
          <text:p/>
        </draw:path>
        <draw:path draw:style-name="gr117" draw:text-style-name="P59" draw:layer="layout" svg:width="0.25cm" svg:height="0.251cm" svg:x="17.369cm" svg:y="2.467cm" svg:viewBox="0 0 251 252" svg:d="M0 125c0-69 57-125 126-125s125 56 125 125c0 70-56 127-125 127s-126-57-126-127z">
          <text:p/>
        </draw:path>
        <draw:path draw:style-name="gr118" draw:text-style-name="P2" draw:layer="layout" svg:width="0.25cm" svg:height="0.251cm" svg:x="17.369cm" svg:y="2.467cm" svg:viewBox="0 0 251 252" svg:d="M0 125c0-69 57-125 126-125s125 56 125 125c0 70-56 127-125 127s-126-57-126-127z">
          <text:p/>
        </draw:path>
        <draw:path draw:style-name="gr29" draw:text-style-name="P15" draw:layer="layout" svg:width="0.251cm" svg:height="0.251cm" svg:x="20.802cm" svg:y="2.295cm" svg:viewBox="0 0 252 252" svg:d="M0 127c0-70 57-127 127-127 68 0 125 57 125 127 0 69-57 125-125 125-70 0-127-56-127-125z">
          <text:p/>
        </draw:path>
        <draw:path draw:style-name="gr30" draw:text-style-name="P2" draw:layer="layout" svg:width="0.251cm" svg:height="0.251cm" svg:x="20.802cm" svg:y="2.295cm" svg:viewBox="0 0 252 252" svg:d="M0 127c0-70 57-127 127-127 68 0 125 57 125 127 0 69-57 125-125 125-70 0-127-56-127-125z">
          <text:p/>
        </draw:path>
        <draw:path draw:style-name="gr65" draw:text-style-name="P33" draw:layer="layout" svg:width="0.251cm" svg:height="0.251cm" svg:x="20.802cm" svg:y="3.506cm" svg:viewBox="0 0 252 252" svg:d="M0 126c0-70 57-126 127-126 68 0 125 56 125 126 0 69-57 126-125 126-70 0-127-57-127-126z">
          <text:p/>
        </draw:path>
        <draw:path draw:style-name="gr66" draw:text-style-name="P2" draw:layer="layout" svg:width="0.251cm" svg:height="0.251cm" svg:x="20.802cm" svg:y="3.506cm" svg:viewBox="0 0 252 252" svg:d="M0 126c0-70 57-126 127-126 68 0 125 56 125 126 0 69-57 126-125 126-70 0-127-57-127-126z">
          <text:p/>
        </draw:path>
        <draw:path draw:style-name="gr67" draw:text-style-name="P34" draw:layer="layout" svg:width="0.251cm" svg:height="0.251cm" svg:x="19.978cm" svg:y="1.447cm" svg:viewBox="0 0 252 252" svg:d="M0 126c0-70 56-126 126-126 69 0 126 56 126 126 0 69-57 126-126 126-70 0-126-57-126-126z">
          <text:p/>
        </draw:path>
        <draw:path draw:style-name="gr68" draw:text-style-name="P2" draw:layer="layout" svg:width="0.251cm" svg:height="0.251cm" svg:x="19.978cm" svg:y="1.447cm" svg:viewBox="0 0 252 252" svg:d="M0 126c0-70 56-126 126-126 69 0 126 56 126 126 0 69-57 126-126 126-70 0-126-57-126-126z">
          <text:p/>
        </draw:path>
        <draw:path draw:style-name="gr67" draw:text-style-name="P34" draw:layer="layout" svg:width="0.251cm" svg:height="0.251cm" svg:x="19.978cm" svg:y="0.827cm" svg:viewBox="0 0 252 252" svg:d="M0 127c0-69 56-127 126-127 69 0 126 58 126 127s-57 125-126 125c-70 0-126-56-126-125z">
          <text:p/>
        </draw:path>
        <draw:path draw:style-name="gr68" draw:text-style-name="P2" draw:layer="layout" svg:width="0.251cm" svg:height="0.251cm" svg:x="19.978cm" svg:y="0.827cm" svg:viewBox="0 0 252 252" svg:d="M0 127c0-69 56-127 126-127 69 0 126 58 126 127s-57 125-126 125c-70 0-126-56-126-125z">
          <text:p/>
        </draw:path>
        <draw:path draw:style-name="gr67" draw:text-style-name="P34" draw:layer="layout" svg:width="0.251cm" svg:height="0.251cm" svg:x="19.978cm" svg:y="1.18cm" svg:viewBox="0 0 252 252" svg:d="M0 125c0-68 56-125 126-125 69 0 126 57 126 125 0 71-57 127-126 127-70 0-126-56-126-127z">
          <text:p/>
        </draw:path>
        <draw:path draw:style-name="gr68" draw:text-style-name="P2" draw:layer="layout" svg:width="0.251cm" svg:height="0.251cm" svg:x="19.978cm" svg:y="1.18cm" svg:viewBox="0 0 252 252" svg:d="M0 125c0-68 56-125 126-125 69 0 126 57 126 125 0 71-57 127-126 127-70 0-126-56-126-127z">
          <text:p/>
        </draw:path>
        <draw:path draw:style-name="gr41" draw:text-style-name="P21" draw:layer="layout" svg:width="0.251cm" svg:height="0.251cm" svg:x="21.346cm" svg:y="4.392cm" svg:viewBox="0 0 252 252" svg:d="M0 126c0-70 58-126 127-126s125 56 125 126c0 68-56 126-125 126s-127-58-127-126z">
          <text:p/>
        </draw:path>
        <draw:path draw:style-name="gr42" draw:text-style-name="P2" draw:layer="layout" svg:width="0.251cm" svg:height="0.251cm" svg:x="21.346cm" svg:y="4.392cm" svg:viewBox="0 0 252 252" svg:d="M0 126c0-70 58-126 127-126s125 56 125 126c0 68-56 126-125 126s-127-58-127-126z">
          <text:p/>
        </draw:path>
        <draw:path draw:style-name="gr67" draw:text-style-name="P34" draw:layer="layout" svg:width="0.251cm" svg:height="0.25cm" svg:x="19.978cm" svg:y="1.152cm" svg:viewBox="0 0 252 251" svg:d="M0 125c0-69 56-125 126-125 69 0 126 56 126 125s-57 126-126 126c-70 0-126-57-126-126z">
          <text:p/>
        </draw:path>
        <draw:path draw:style-name="gr68" draw:text-style-name="P2" draw:layer="layout" svg:width="0.251cm" svg:height="0.25cm" svg:x="19.978cm" svg:y="1.152cm" svg:viewBox="0 0 252 251" svg:d="M0 125c0-69 56-125 126-125 69 0 126 56 126 125s-57 126-126 126c-70 0-126-57-126-126z">
          <text:p/>
        </draw:path>
        <draw:path draw:style-name="gr117" draw:text-style-name="P59" draw:layer="layout" svg:width="0.25cm" svg:height="0.251cm" svg:x="17.369cm" svg:y="2.543cm" svg:viewBox="0 0 251 252" svg:d="M0 127c0-71 57-127 126-127s125 56 125 127c0 68-56 125-125 125s-126-57-126-125z">
          <text:p/>
        </draw:path>
        <draw:path draw:style-name="gr118" draw:text-style-name="P2" draw:layer="layout" svg:width="0.25cm" svg:height="0.251cm" svg:x="17.369cm" svg:y="2.543cm" svg:viewBox="0 0 251 252" svg:d="M0 127c0-71 57-127 126-127s125 56 125 127c0 68-56 125-125 125s-126-57-126-125z">
          <text:p/>
        </draw:path>
        <draw:path draw:style-name="gr119" draw:text-style-name="P60" draw:layer="layout" svg:width="0.251cm" svg:height="0.251cm" svg:x="21.209cm" svg:y="4.116cm" svg:viewBox="0 0 252 252" svg:d="M0 126c0-69 56-126 125-126 70 0 127 57 127 126s-57 126-127 126c-69 0-125-57-125-126z">
          <text:p/>
        </draw:path>
        <draw:path draw:style-name="gr120" draw:text-style-name="P2" draw:layer="layout" svg:width="0.251cm" svg:height="0.251cm" svg:x="21.209cm" svg:y="4.116cm" svg:viewBox="0 0 252 252" svg:d="M0 126c0-69 56-126 125-126 70 0 127 57 127 126s-57 126-127 126c-69 0-125-57-125-126z">
          <text:p/>
        </draw:path>
        <draw:path draw:style-name="gr93" draw:text-style-name="P47" draw:layer="layout" svg:width="0.25cm" svg:height="0.251cm" svg:x="21.278cm" svg:y="3.82cm" svg:viewBox="0 0 251 252" svg:d="M0 127c0-69 56-127 126-127 69 0 125 58 125 127 0 68-56 125-125 125-70 0-126-57-126-125z">
          <text:p/>
        </draw:path>
        <draw:path draw:style-name="gr94" draw:text-style-name="P2" draw:layer="layout" svg:width="0.25cm" svg:height="0.251cm" svg:x="21.278cm" svg:y="3.82cm" svg:viewBox="0 0 251 252" svg:d="M0 127c0-69 56-127 126-127 69 0 125 58 125 127 0 68-56 125-125 125-70 0-126-57-126-125z">
          <text:p/>
        </draw:path>
        <draw:path draw:style-name="gr93" draw:text-style-name="P47" draw:layer="layout" svg:width="0.25cm" svg:height="0.251cm" svg:x="21.278cm" svg:y="3.782cm" svg:viewBox="0 0 251 252" svg:d="M0 127c0-71 56-127 126-127 69 0 125 56 125 127 0 68-56 125-125 125-70 0-126-57-126-125z">
          <text:p/>
        </draw:path>
        <draw:path draw:style-name="gr94" draw:text-style-name="P2" draw:layer="layout" svg:width="0.25cm" svg:height="0.251cm" svg:x="21.278cm" svg:y="3.782cm" svg:viewBox="0 0 251 252" svg:d="M0 127c0-71 56-127 126-127 69 0 125 56 125 127 0 68-56 125-125 125-70 0-126-57-126-125z">
          <text:p/>
        </draw:path>
        <draw:path draw:style-name="gr19" draw:text-style-name="P10" draw:layer="layout" svg:width="0.251cm" svg:height="0.25cm" svg:x="19.429cm" svg:y="0.466cm" svg:viewBox="0 0 252 251" svg:d="M0 125c0-69 56-125 125-125s127 56 127 125c0 70-58 126-127 126s-125-56-125-126z">
          <text:p/>
        </draw:path>
        <draw:path draw:style-name="gr20" draw:text-style-name="P2" draw:layer="layout" svg:width="0.251cm" svg:height="0.25cm" svg:x="19.429cm" svg:y="0.466cm" svg:viewBox="0 0 252 251" svg:d="M0 125c0-69 56-125 125-125s127 56 127 125c0 70-58 126-127 126s-125-56-125-126z">
          <text:p/>
        </draw:path>
        <draw:path draw:style-name="gr93" draw:text-style-name="P47" draw:layer="layout" svg:width="0.25cm" svg:height="0.25cm" svg:x="21.278cm" svg:y="4.24cm" svg:viewBox="0 0 251 251" svg:d="M0 125c0-69 56-125 126-125 69 0 125 56 125 125 0 70-56 126-125 126-70 0-126-56-126-126z">
          <text:p/>
        </draw:path>
        <draw:path draw:style-name="gr94" draw:text-style-name="P2" draw:layer="layout" svg:width="0.25cm" svg:height="0.25cm" svg:x="21.278cm" svg:y="4.24cm" svg:viewBox="0 0 251 251" svg:d="M0 125c0-69 56-125 126-125 69 0 125 56 125 125 0 70-56 126-125 126-70 0-126-56-126-126z">
          <text:p/>
        </draw:path>
        <draw:path draw:style-name="gr113" draw:text-style-name="P57" draw:layer="layout" svg:width="0.251cm" svg:height="0.251cm" svg:x="17.191cm" svg:y="4.154cm" svg:viewBox="0 0 252 252" svg:d="M0 125c0-69 57-125 126-125 70 0 126 56 126 125s-56 127-126 127c-69 0-126-58-126-127z">
          <text:p/>
        </draw:path>
        <draw:path draw:style-name="gr114" draw:text-style-name="P2" draw:layer="layout" svg:width="0.251cm" svg:height="0.251cm" svg:x="17.191cm" svg:y="4.154cm" svg:viewBox="0 0 252 252" svg:d="M0 125c0-69 57-125 126-125 70 0 126 56 126 125s-56 127-126 127c-69 0-126-58-126-127z">
          <text:p/>
        </draw:path>
        <draw:path draw:style-name="gr93" draw:text-style-name="P47" draw:layer="layout" svg:width="0.25cm" svg:height="0.251cm" svg:x="21.278cm" svg:y="4.23cm" svg:viewBox="0 0 251 252" svg:d="M0 126c0-70 56-126 126-126 69 0 125 56 125 126 0 69-56 126-125 126-70 0-126-57-126-126z">
          <text:p/>
        </draw:path>
        <draw:path draw:style-name="gr94" draw:text-style-name="P2" draw:layer="layout" svg:width="0.25cm" svg:height="0.251cm" svg:x="21.278cm" svg:y="4.23cm" svg:viewBox="0 0 251 252" svg:d="M0 126c0-70 56-126 126-126 69 0 125 56 125 126 0 69-56 126-125 126-70 0-126-57-126-126z">
          <text:p/>
        </draw:path>
        <draw:path draw:style-name="gr119" draw:text-style-name="P60" draw:layer="layout" svg:width="0.251cm" svg:height="0.251cm" svg:x="21.209cm" svg:y="4.154cm" svg:viewBox="0 0 252 252" svg:d="M0 125c0-69 56-125 125-125 70 0 127 56 127 125s-57 127-127 127c-69 0-125-58-125-127z">
          <text:p/>
        </draw:path>
        <draw:path draw:style-name="gr120" draw:text-style-name="P2" draw:layer="layout" svg:width="0.251cm" svg:height="0.251cm" svg:x="21.209cm" svg:y="4.154cm" svg:viewBox="0 0 252 252" svg:d="M0 125c0-69 56-125 125-125 70 0 127 56 127 125s-57 127-127 127c-69 0-125-58-125-127z">
          <text:p/>
        </draw:path>
        <draw:path draw:style-name="gr123" draw:text-style-name="P62" draw:layer="layout" svg:width="0.251cm" svg:height="0.25cm" svg:x="21.452cm" svg:y="3.182cm" svg:viewBox="0 0 252 251" svg:d="M0 125c0-69 56-125 125-125 70 0 127 56 127 125 0 70-57 126-127 126-69 0-125-56-125-126z">
          <text:p/>
        </draw:path>
        <draw:path draw:style-name="gr124" draw:text-style-name="P2" draw:layer="layout" svg:width="0.251cm" svg:height="0.25cm" svg:x="21.452cm" svg:y="3.182cm" svg:viewBox="0 0 252 251" svg:d="M0 125c0-69 56-125 125-125 70 0 127 56 127 125 0 70-57 126-127 126-69 0-125-56-125-126z">
          <text:p/>
        </draw:path>
        <draw:path draw:style-name="gr123" draw:text-style-name="P62" draw:layer="layout" svg:width="0.251cm" svg:height="0.252cm" svg:x="21.452cm" svg:y="3.124cm" svg:viewBox="0 0 252 253" svg:d="M0 127c0-69 56-127 125-127 70 0 127 58 127 127s-57 126-127 126c-69 0-125-57-125-126z">
          <text:p/>
        </draw:path>
        <draw:path draw:style-name="gr124" draw:text-style-name="P2" draw:layer="layout" svg:width="0.251cm" svg:height="0.252cm" svg:x="21.452cm" svg:y="3.124cm" svg:viewBox="0 0 252 253" svg:d="M0 127c0-69 56-127 125-127 70 0 127 58 127 127s-57 126-127 126c-69 0-125-57-125-126z">
          <text:p/>
        </draw:path>
        <draw:path draw:style-name="gr123" draw:text-style-name="P62" draw:layer="layout" svg:width="0.251cm" svg:height="0.25cm" svg:x="21.452cm" svg:y="3.163cm" svg:viewBox="0 0 252 251" svg:d="M0 125c0-69 56-125 125-125 70 0 127 56 127 125s-57 126-127 126c-69 0-125-57-125-126z">
          <text:p/>
        </draw:path>
        <draw:path draw:style-name="gr124" draw:text-style-name="P2" draw:layer="layout" svg:width="0.251cm" svg:height="0.25cm" svg:x="21.452cm" svg:y="3.163cm" svg:viewBox="0 0 252 251" svg:d="M0 125c0-69 56-125 125-125 70 0 127 56 127 125s-57 126-127 126c-69 0-125-57-125-126z">
          <text:p/>
        </draw:path>
        <draw:path draw:style-name="gr125" draw:text-style-name="P63" draw:layer="layout" svg:width="0.251cm" svg:height="0.251cm" svg:x="17.22cm" svg:y="3.296cm" svg:viewBox="0 0 252 252" svg:d="M0 126c0-70 57-126 126-126 70 0 126 56 126 126 0 69-56 126-126 126-69 0-126-57-126-126z">
          <text:p/>
        </draw:path>
        <draw:path draw:style-name="gr126" draw:text-style-name="P2" draw:layer="layout" svg:width="0.251cm" svg:height="0.251cm" svg:x="17.22cm" svg:y="3.296cm" svg:viewBox="0 0 252 252" svg:d="M0 126c0-70 57-126 126-126 70 0 126 56 126 126 0 69-56 126-126 126-69 0-126-57-126-126z">
          <text:p/>
        </draw:path>
        <draw:path draw:style-name="gr115" draw:text-style-name="P58" draw:layer="layout" svg:width="0.251cm" svg:height="0.251cm" svg:x="20.575cm" svg:y="4.02cm" svg:viewBox="0 0 252 252" svg:d="M0 127c0-70 57-127 127-127 68 0 125 57 125 127 0 69-57 125-125 125-70 0-127-56-127-125z">
          <text:p/>
        </draw:path>
        <draw:path draw:style-name="gr116" draw:text-style-name="P2" draw:layer="layout" svg:width="0.251cm" svg:height="0.251cm" svg:x="20.575cm" svg:y="4.02cm" svg:viewBox="0 0 252 252" svg:d="M0 127c0-70 57-127 127-127 68 0 125 57 125 127 0 69-57 125-125 125-70 0-127-56-127-125z">
          <text:p/>
        </draw:path>
        <draw:path draw:style-name="gr125" draw:text-style-name="P63" draw:layer="layout" svg:width="0.251cm" svg:height="0.25cm" svg:x="17.22cm" svg:y="3.22cm" svg:viewBox="0 0 252 251" svg:d="M0 125c0-69 57-125 126-125 70 0 126 56 126 125 0 70-56 126-126 126-69 0-126-56-126-126z">
          <text:p/>
        </draw:path>
        <draw:path draw:style-name="gr126" draw:text-style-name="P2" draw:layer="layout" svg:width="0.251cm" svg:height="0.25cm" svg:x="17.22cm" svg:y="3.22cm" svg:viewBox="0 0 252 251" svg:d="M0 125c0-69 57-125 126-125 70 0 126 56 126 125 0 70-56 126-126 126-69 0-126-56-126-126z">
          <text:p/>
        </draw:path>
        <draw:path draw:style-name="gr125" draw:text-style-name="P63" draw:layer="layout" svg:width="0.251cm" svg:height="0.251cm" svg:x="17.22cm" svg:y="2.791cm" svg:viewBox="0 0 252 252" svg:d="M0 126c0-70 57-126 126-126 70 0 126 56 126 126 0 69-56 126-126 126-69 0-126-57-126-126z">
          <text:p/>
        </draw:path>
        <draw:path draw:style-name="gr126" draw:text-style-name="P2" draw:layer="layout" svg:width="0.251cm" svg:height="0.251cm" svg:x="17.22cm" svg:y="2.791cm" svg:viewBox="0 0 252 252" svg:d="M0 126c0-70 57-126 126-126 70 0 126 56 126 126 0 69-56 126-126 126-69 0-126-57-126-126z">
          <text:p/>
        </draw:path>
        <draw:path draw:style-name="gr103" draw:text-style-name="P52" draw:layer="layout" svg:width="0.251cm" svg:height="0.251cm" svg:x="21.291cm" svg:y="3.925cm" svg:viewBox="0 0 252 252" svg:d="M0 125c0-69 56-125 126-125 69 0 126 56 126 125 0 70-57 127-126 127-70 0-126-57-126-127z">
          <text:p/>
        </draw:path>
        <draw:path draw:style-name="gr104" draw:text-style-name="P2" draw:layer="layout" svg:width="0.251cm" svg:height="0.251cm" svg:x="21.291cm" svg:y="3.925cm" svg:viewBox="0 0 252 252" svg:d="M0 125c0-69 56-125 126-125 69 0 126 56 126 125 0 70-57 127-126 127-70 0-126-57-126-127z">
          <text:p/>
        </draw:path>
        <draw:path draw:style-name="gr125" draw:text-style-name="P63" draw:layer="layout" svg:width="0.251cm" svg:height="0.251cm" svg:x="17.22cm" svg:y="2.886cm" svg:viewBox="0 0 252 252" svg:d="M0 126c0-69 57-126 126-126 70 0 126 57 126 126s-56 126-126 126c-69 0-126-57-126-126z">
          <text:p/>
        </draw:path>
        <draw:path draw:style-name="gr126" draw:text-style-name="P2" draw:layer="layout" svg:width="0.251cm" svg:height="0.251cm" svg:x="17.22cm" svg:y="2.886cm" svg:viewBox="0 0 252 252" svg:d="M0 126c0-69 57-126 126-126 70 0 126 57 126 126s-56 126-126 126c-69 0-126-57-126-126z">
          <text:p/>
        </draw:path>
        <draw:path draw:style-name="gr113" draw:text-style-name="P57" draw:layer="layout" svg:width="0.251cm" svg:height="0.251cm" svg:x="17.191cm" svg:y="3.487cm" svg:viewBox="0 0 252 252" svg:d="M0 125c0-69 57-125 126-125 70 0 126 56 126 125 0 70-56 127-126 127-69 0-126-57-126-127z">
          <text:p/>
        </draw:path>
        <draw:path draw:style-name="gr114" draw:text-style-name="P2" draw:layer="layout" svg:width="0.251cm" svg:height="0.251cm" svg:x="17.191cm" svg:y="3.487cm" svg:viewBox="0 0 252 252" svg:d="M0 125c0-69 57-125 126-125 70 0 126 56 126 125 0 70-56 127-126 127-69 0-126-57-126-127z">
          <text:p/>
        </draw:path>
        <draw:path draw:style-name="gr113" draw:text-style-name="P57" draw:layer="layout" svg:width="0.251cm" svg:height="0.251cm" svg:x="17.191cm" svg:y="3.534cm" svg:viewBox="0 0 252 252" svg:d="M0 127c0-70 57-127 126-127 70 0 126 57 126 127 0 69-56 125-126 125-69 0-126-56-126-125z">
          <text:p/>
        </draw:path>
        <draw:path draw:style-name="gr114" draw:text-style-name="P2" draw:layer="layout" svg:width="0.251cm" svg:height="0.251cm" svg:x="17.191cm" svg:y="3.534cm" svg:viewBox="0 0 252 252" svg:d="M0 127c0-70 57-127 126-127 70 0 126 57 126 127 0 69-56 125-126 125-69 0-126-56-126-125z">
          <text:p/>
        </draw:path>
        <draw:path draw:style-name="gr55" draw:text-style-name="P28" draw:layer="layout" svg:width="0.251cm" svg:height="0.25cm" svg:x="19.883cm" svg:y="3.201cm" svg:viewBox="0 0 252 251" svg:d="M0 125c0-69 57-125 125-125 69 0 127 56 127 125 0 70-58 126-127 126-68 0-125-56-125-126z">
          <text:p/>
        </draw:path>
        <draw:path draw:style-name="gr56" draw:text-style-name="P2" draw:layer="layout" svg:width="0.251cm" svg:height="0.25cm" svg:x="19.883cm" svg:y="3.201cm" svg:viewBox="0 0 252 251" svg:d="M0 125c0-69 57-125 125-125 69 0 127 56 127 125 0 70-58 126-127 126-68 0-125-56-125-126z">
          <text:p/>
        </draw:path>
        <draw:path draw:style-name="gr113" draw:text-style-name="P57" draw:layer="layout" svg:width="0.251cm" svg:height="0.251cm" svg:x="17.191cm" svg:y="3.382cm" svg:viewBox="0 0 252 252" svg:d="M0 125c0-69 57-125 126-125 70 0 126 56 126 125s-56 127-126 127c-69 0-126-58-126-127z">
          <text:p/>
        </draw:path>
        <draw:path draw:style-name="gr114" draw:text-style-name="P2" draw:layer="layout" svg:width="0.251cm" svg:height="0.251cm" svg:x="17.191cm" svg:y="3.382cm" svg:viewBox="0 0 252 252" svg:d="M0 125c0-69 57-125 126-125 70 0 126 56 126 125s-56 127-126 127c-69 0-126-58-126-127z">
          <text:p/>
        </draw:path>
        <draw:path draw:style-name="gr113" draw:text-style-name="P57" draw:layer="layout" svg:width="0.251cm" svg:height="0.251cm" svg:x="17.191cm" svg:y="3.296cm" svg:viewBox="0 0 252 252" svg:d="M0 126c0-70 57-126 126-126 70 0 126 56 126 126 0 69-56 126-126 126-69 0-126-57-126-126z">
          <text:p/>
        </draw:path>
        <draw:path draw:style-name="gr114" draw:text-style-name="P2" draw:layer="layout" svg:width="0.251cm" svg:height="0.251cm" svg:x="17.191cm" svg:y="3.296cm" svg:viewBox="0 0 252 252" svg:d="M0 126c0-70 57-126 126-126 70 0 126 56 126 126 0 69-56 126-126 126-69 0-126-57-126-126z">
          <text:p/>
        </draw:path>
        <draw:path draw:style-name="gr41" draw:text-style-name="P21" draw:layer="layout" svg:width="0.251cm" svg:height="0.251cm" svg:x="21.346cm" svg:y="4.154cm" svg:viewBox="0 0 252 252" svg:d="M0 125c0-69 58-125 127-125s125 56 125 125-56 127-125 127-127-58-127-127z">
          <text:p/>
        </draw:path>
        <draw:path draw:style-name="gr42" draw:text-style-name="P2" draw:layer="layout" svg:width="0.251cm" svg:height="0.251cm" svg:x="21.346cm" svg:y="4.154cm" svg:viewBox="0 0 252 252" svg:d="M0 125c0-69 58-125 127-125s125 56 125 125-56 127-125 127-127-58-127-127z">
          <text:p/>
        </draw:path>
        <draw:path draw:style-name="gr127" draw:text-style-name="P64" draw:layer="layout" svg:width="0.251cm" svg:height="0.251cm" svg:x="18.224cm" svg:y="1.819cm" svg:viewBox="0 0 252 252" svg:d="M0 126c0-69 57-126 126-126 70 0 126 57 126 126s-56 126-126 126c-69 0-126-57-126-126z">
          <text:p/>
        </draw:path>
        <draw:path draw:style-name="gr128" draw:text-style-name="P2" draw:layer="layout" svg:width="0.251cm" svg:height="0.251cm" svg:x="18.224cm" svg:y="1.819cm" svg:viewBox="0 0 252 252" svg:d="M0 126c0-69 57-126 126-126 70 0 126 57 126 126s-56 126-126 126c-69 0-126-57-126-126z">
          <text:p/>
        </draw:path>
        <draw:path draw:style-name="gr127" draw:text-style-name="P64" draw:layer="layout" svg:width="0.251cm" svg:height="0.251cm" svg:x="18.224cm" svg:y="1.685cm" svg:viewBox="0 0 252 252" svg:d="M0 126c0-69 57-126 126-126 70 0 126 57 126 126 0 70-56 126-126 126-69 0-126-56-126-126z">
          <text:p/>
        </draw:path>
        <draw:path draw:style-name="gr128" draw:text-style-name="P2" draw:layer="layout" svg:width="0.251cm" svg:height="0.251cm" svg:x="18.224cm" svg:y="1.685cm" svg:viewBox="0 0 252 252" svg:d="M0 126c0-69 57-126 126-126 70 0 126 57 126 126 0 70-56 126-126 126-69 0-126-56-126-126z">
          <text:p/>
        </draw:path>
        <draw:path draw:style-name="gr127" draw:text-style-name="P64" draw:layer="layout" svg:width="0.251cm" svg:height="0.251cm" svg:x="18.224cm" svg:y="1.619cm" svg:viewBox="0 0 252 252" svg:d="M0 126c0-69 57-126 126-126 70 0 126 57 126 126s-56 126-126 126c-69 0-126-57-126-126z">
          <text:p/>
        </draw:path>
        <draw:path draw:style-name="gr128" draw:text-style-name="P2" draw:layer="layout" svg:width="0.251cm" svg:height="0.251cm" svg:x="18.224cm" svg:y="1.619cm" svg:viewBox="0 0 252 252" svg:d="M0 126c0-69 57-126 126-126 70 0 126 57 126 126s-56 126-126 126c-69 0-126-57-126-126z">
          <text:p/>
        </draw:path>
        <draw:path draw:style-name="gr127" draw:text-style-name="P64" draw:layer="layout" svg:width="0.251cm" svg:height="0.251cm" svg:x="18.224cm" svg:y="1.714cm" svg:viewBox="0 0 252 252" svg:d="M0 125c0-69 57-125 126-125 70 0 126 56 126 125 0 70-56 127-126 127-69 0-126-57-126-127z">
          <text:p/>
        </draw:path>
        <draw:path draw:style-name="gr128" draw:text-style-name="P2" draw:layer="layout" svg:width="0.251cm" svg:height="0.251cm" svg:x="18.224cm" svg:y="1.714cm" svg:viewBox="0 0 252 252" svg:d="M0 125c0-69 57-125 126-125 70 0 126 56 126 125 0 70-56 127-126 127-69 0-126-57-126-127z">
          <text:p/>
        </draw:path>
        <draw:path draw:style-name="gr127" draw:text-style-name="P64" draw:layer="layout" svg:width="0.251cm" svg:height="0.251cm" svg:x="18.224cm" svg:y="1.571cm" svg:viewBox="0 0 252 252" svg:d="M0 126c0-70 57-126 126-126 70 0 126 56 126 126s-56 126-126 126c-69 0-126-56-126-126z">
          <text:p/>
        </draw:path>
        <draw:path draw:style-name="gr128" draw:text-style-name="P2" draw:layer="layout" svg:width="0.251cm" svg:height="0.251cm" svg:x="18.224cm" svg:y="1.571cm" svg:viewBox="0 0 252 252" svg:d="M0 126c0-70 57-126 126-126 70 0 126 56 126 126s-56 126-126 126c-69 0-126-56-126-126z">
          <text:p/>
        </draw:path>
        <draw:path draw:style-name="gr117" draw:text-style-name="P59" draw:layer="layout" svg:width="0.25cm" svg:height="0.251cm" svg:x="17.369cm" svg:y="2.314cm" svg:viewBox="0 0 251 252" svg:d="M0 127c0-70 57-127 126-127s125 57 125 127c0 69-56 125-125 125s-126-56-126-125z">
          <text:p/>
        </draw:path>
        <draw:path draw:style-name="gr118" draw:text-style-name="P2" draw:layer="layout" svg:width="0.25cm" svg:height="0.251cm" svg:x="17.369cm" svg:y="2.314cm" svg:viewBox="0 0 251 252" svg:d="M0 127c0-70 57-127 126-127s125 57 125 127c0 69-56 125-125 125s-126-56-126-125z">
          <text:p/>
        </draw:path>
        <draw:path draw:style-name="gr41" draw:text-style-name="P21" draw:layer="layout" svg:width="0.251cm" svg:height="0.251cm" svg:x="21.346cm" svg:y="4.297cm" svg:viewBox="0 0 252 252" svg:d="M0 126c0-70 58-126 127-126s125 56 125 126c0 69-56 126-125 126s-127-57-127-126z">
          <text:p/>
        </draw:path>
        <draw:path draw:style-name="gr42" draw:text-style-name="P2" draw:layer="layout" svg:width="0.251cm" svg:height="0.251cm" svg:x="21.346cm" svg:y="4.297cm" svg:viewBox="0 0 252 252" svg:d="M0 126c0-70 58-126 127-126s125 56 125 126c0 69-56 126-125 126s-127-57-127-126z">
          <text:p/>
        </draw:path>
        <draw:path draw:style-name="gr101" draw:text-style-name="P51" draw:layer="layout" svg:width="0.25cm" svg:height="0.251cm" svg:x="18.415cm" svg:y="2.085cm" svg:viewBox="0 0 251 252" svg:d="M0 127c0-69 56-127 125-127s126 58 126 127-57 125-126 125-125-56-125-125z">
          <text:p/>
        </draw:path>
        <draw:path draw:style-name="gr102" draw:text-style-name="P2" draw:layer="layout" svg:width="0.25cm" svg:height="0.251cm" svg:x="18.415cm" svg:y="2.085cm" svg:viewBox="0 0 251 252" svg:d="M0 127c0-69 56-127 125-127s126 58 126 127-57 125-126 125-125-56-125-125z">
          <text:p/>
        </draw:path>
        <draw:path draw:style-name="gr101" draw:text-style-name="P51" draw:layer="layout" svg:width="0.25cm" svg:height="0.251cm" svg:x="18.415cm" svg:y="1.99cm" svg:viewBox="0 0 251 252" svg:d="M0 126c0-69 56-126 125-126s126 57 126 126c0 70-57 126-126 126s-125-56-125-126z">
          <text:p/>
        </draw:path>
        <draw:path draw:style-name="gr102" draw:text-style-name="P2" draw:layer="layout" svg:width="0.25cm" svg:height="0.251cm" svg:x="18.415cm" svg:y="1.99cm" svg:viewBox="0 0 251 252" svg:d="M0 126c0-69 56-126 125-126s126 57 126 126c0 70-57 126-126 126s-125-56-125-126z">
          <text:p/>
        </draw:path>
        <draw:path draw:style-name="gr101" draw:text-style-name="P51" draw:layer="layout" svg:width="0.25cm" svg:height="0.251cm" svg:x="18.415cm" svg:y="1.838cm" svg:viewBox="0 0 251 252" svg:d="M0 126c0-69 56-126 125-126s126 57 126 126-57 126-126 126-125-57-125-126z">
          <text:p/>
        </draw:path>
        <draw:path draw:style-name="gr102" draw:text-style-name="P2" draw:layer="layout" svg:width="0.25cm" svg:height="0.251cm" svg:x="18.415cm" svg:y="1.838cm" svg:viewBox="0 0 251 252" svg:d="M0 126c0-69 56-126 125-126s126 57 126 126-57 126-126 126-125-57-125-126z">
          <text:p/>
        </draw:path>
        <draw:path draw:style-name="gr101" draw:text-style-name="P51" draw:layer="layout" svg:width="0.25cm" svg:height="0.251cm" svg:x="18.415cm" svg:y="1.857cm" svg:viewBox="0 0 251 252" svg:d="M0 126c0-69 56-126 125-126s126 57 126 126-57 126-126 126-125-57-125-126z">
          <text:p/>
        </draw:path>
        <draw:path draw:style-name="gr102" draw:text-style-name="P2" draw:layer="layout" svg:width="0.25cm" svg:height="0.251cm" svg:x="18.415cm" svg:y="1.857cm" svg:viewBox="0 0 251 252" svg:d="M0 126c0-69 56-126 125-126s126 57 126 126-57 126-126 126-125-57-125-126z">
          <text:p/>
        </draw:path>
        <draw:path draw:style-name="gr129" draw:text-style-name="P65" draw:layer="layout" svg:width="0.251cm" svg:height="0.251cm" svg:x="19.529cm" svg:y="2.943cm" svg:viewBox="0 0 252 252" svg:d="M0 126c0-69 56-126 127-126 68 0 125 57 125 126 0 70-57 126-125 126-71 0-127-56-127-126z">
          <text:p/>
        </draw:path>
        <draw:path draw:style-name="gr130" draw:text-style-name="P2" draw:layer="layout" svg:width="0.251cm" svg:height="0.251cm" svg:x="19.529cm" svg:y="2.943cm" svg:viewBox="0 0 252 252" svg:d="M0 126c0-69 56-126 127-126 68 0 125 57 125 126 0 70-57 126-125 126-71 0-127-56-127-126z">
          <text:p/>
        </draw:path>
        <draw:path draw:style-name="gr129" draw:text-style-name="P65" draw:layer="layout" svg:width="0.251cm" svg:height="0.251cm" svg:x="19.529cm" svg:y="2.753cm" svg:viewBox="0 0 252 252" svg:d="M0 125c0-69 56-125 127-125 68 0 125 56 125 125 0 70-57 127-125 127-71 0-127-57-127-127z">
          <text:p/>
        </draw:path>
        <draw:path draw:style-name="gr130" draw:text-style-name="P2" draw:layer="layout" svg:width="0.251cm" svg:height="0.251cm" svg:x="19.529cm" svg:y="2.753cm" svg:viewBox="0 0 252 252" svg:d="M0 125c0-69 56-125 127-125 68 0 125 56 125 125 0 70-57 127-125 127-71 0-127-57-127-127z">
          <text:p/>
        </draw:path>
        <draw:polygon draw:style-name="gr138" draw:text-style-name="P70" draw:layer="layout" svg:width="2.113cm" svg:height="2.281cm" svg:x="19.464cm" svg:y="1.994cm" svg:viewBox="0 0 2114 2282" draw:points="0,0 27,28 54,56 80,83 107,111 134,139 161,166 187,194 214,221 241,249 268,276 295,303 321,331 348,359 375,386 401,413 428,440 455,468 482,495 508,522 535,549 562,577 589,604 617,631 643,658 670,684 697,711 724,738 750,765 777,792 804,818 830,845 857,871 884,898 911,924 937,950 964,976 991,1002 1018,1028 1045,1054 1071,1080 1098,1105 1125,1131 1151,1156 1178,1181 1205,1206 1232,1231 1258,1256 1285,1280 1312,1305 1339,1329 1365,1353 1392,1377 1419,1401 1446,1424 1472,1449 1499,1472 1526,1495 1553,1518 1579,1541 1606,1564 1633,1586 1660,1609 1686,1632 1713,1654 1740,1676 1767,1698 1793,1720 1820,1742 1847,1764 1874,1785 1900,1807 1927,1828 1954,1850 1980,1871 2007,1893 2034,1914 2061,1935 2088,1956 2114,1977 2114,2282 2088,2255 2061,2228 2034,2201 2007,2174 1980,2147 1954,2121 1927,2094 1900,2067 1874,2041 1847,2014 1820,1988 1793,1962 1767,1936 1740,1910 1713,1884 1686,1858 1660,1832 1633,1806 1606,1781 1579,1755 1553,1730 1526,1705 1499,1680 1472,1655 1446,1631 1419,1606 1392,1582 1365,1558 1339,1534 1312,1510 1285,1486 1258,1462 1232,1439 1205,1415 1178,1392 1151,1369 1125,1346 1098,1323 1071,1300 1045,1278 1018,1256 991,1233 964,1212 937,1189 911,1167 884,1146 857,1124 830,1102 804,1081 777,1059 750,1038 724,1016 697,995 670,974 643,953 617,931 589,910 562,889 535,868 508,847 482,826 455,805 428,785 401,764 375,743 348,722 321,701 295,681 268,660 241,640 214,619 187,598 161,578 134,557 107,537 80,516 54,495 27,475 0,454">
          <text:p/>
        </draw:polygon>
        <draw:polyline draw:style-name="gr137" draw:text-style-name="P2" draw:layer="layout" svg:width="2.113cm" svg:height="1.901cm" svg:x="19.464cm" svg:y="2.222cm" svg:viewBox="0 0 2114 1902" draw:points="0,0 27,24 54,48 80,72 107,96 134,120 161,144 187,168 214,192 241,216 268,240 295,264 321,288 348,312 375,337 401,361 428,385 455,409 482,433 508,457 535,481 562,505 589,529 617,553 643,577 670,601 697,625 724,650 750,674 777,698 804,722 830,746 857,771 884,795 911,819 937,843 964,867 991,891 1018,915 1045,939 1071,963 1098,987 1125,1011 1151,1035 1178,1059 1205,1083 1232,1108 1258,1132 1285,1156 1312,1180 1339,1204 1365,1228 1392,1252 1419,1276 1446,1300 1472,1324 1499,1348 1526,1372 1553,1396 1579,1420 1606,1445 1633,1469 1660,1493 1686,1517 1713,1541 1740,1565 1767,1589 1793,1613 1820,1637 1847,1661 1874,1685 1900,1709 1927,1733 1954,1757 1980,1781 2007,1805 2034,1829 2061,1853 2088,1878 2114,1902">
          <text:p/>
        </draw:polyline>
        <draw:polygon draw:style-name="gr136" draw:text-style-name="P69" draw:layer="layout" svg:width="2.338cm" svg:height="0.814cm" svg:x="17.317cm" svg:y="2.371cm" svg:viewBox="0 0 2339 815" draw:points="0,378 29,379 59,379 89,379 118,379 148,379 177,379 207,378 238,378 267,378 297,377 326,377 356,376 386,376 415,375 445,374 474,373 504,372 533,370 563,369 593,367 622,365 652,364 682,361 711,359 740,357 770,354 800,351 829,348 859,345 889,342 918,338 948,334 977,330 1007,326 1036,321 1066,317 1096,312 1125,307 1155,301 1185,296 1214,291 1243,285 1273,279 1303,273 1332,266 1362,260 1392,253 1421,246 1451,240 1480,233 1510,226 1539,219 1569,211 1599,204 1628,196 1658,189 1688,181 1717,173 1747,166 1776,158 1806,150 1835,142 1865,134 1895,126 1924,118 1954,109 1983,101 2013,93 2043,85 2072,76 2102,68 2131,59 2161,51 2190,43 2220,34 2250,25 2279,17 2309,8 2339,0 2339,570 2309,569 2279,568 2250,567 2220,567 2190,566 2161,566 2131,565 2102,565 2072,564 2043,564 2013,563 1983,563 1954,562 1924,562 1895,562 1865,562 1835,562 1806,562 1776,562 1747,562 1717,562 1688,562 1658,562 1628,562 1599,563 1569,564 1539,564 1510,565 1480,566 1451,567 1421,568 1392,569 1362,570 1332,572 1303,573 1273,575 1243,577 1214,579 1185,582 1155,584 1125,586 1096,589 1066,592 1036,596 1007,599 977,603 948,607 918,611 889,615 859,619 829,624 800,629 770,634 740,639 711,645 682,650 652,656 622,662 593,668 563,675 533,681 504,688 474,694 445,701 415,708 386,715 356,723 326,730 297,737 267,745 238,752 207,760 177,768 148,776 118,783 89,791 59,799 29,807 0,815">
          <text:p/>
        </draw:polygon>
        <draw:polyline draw:style-name="gr137" draw:text-style-name="P2" draw:layer="layout" svg:width="2.338cm" svg:height="0.312cm" svg:x="17.317cm" svg:y="2.655cm" svg:viewBox="0 0 2339 313" draw:points="0,313 29,310 59,305 89,300 118,297 148,293 177,289 207,285 238,281 267,277 297,273 326,269 356,265 386,261 415,257 445,253 474,249 504,245 533,241 563,237 593,233 622,230 652,225 682,221 711,218 740,214 770,210 800,206 829,202 859,198 889,194 918,190 948,186 977,182 1007,178 1036,174 1066,170 1096,166 1125,162 1155,158 1185,154 1214,150 1243,146 1273,142 1303,139 1332,135 1362,131 1392,127 1421,123 1451,119 1480,115 1510,111 1539,107 1569,103 1599,99 1628,95 1658,91 1688,87 1717,83 1747,79 1776,75 1806,71 1835,67 1865,63 1895,59 1924,56 1954,51 1983,47 2013,44 2043,40 2072,36 2102,32 2131,28 2161,24 2190,20 2220,16 2250,12 2279,8 2309,4 2339,0">
          <text:p/>
        </draw:polyline>
        <draw:polygon draw:style-name="gr133" draw:text-style-name="P2" draw:layer="layout" svg:width="4.687cm" svg:height="4.927cm" svg:x="17.104cm" svg:y="0.205cm" svg:viewBox="0 0 4688 4928" draw:points="0,4928 4688,4928 4688,0 0,0">
          <text:p/>
        </draw:polygon>
        <draw:line draw:style-name="gr135" draw:text-style-name="P2" draw:layer="layout" svg:x1="16.998cm" svg:y1="4.908cm" svg:x2="17.104cm" svg:y2="4.908cm">
          <text:p/>
        </draw:line>
        <draw:line draw:style-name="gr135" draw:text-style-name="P2" draw:layer="layout" svg:x1="16.998cm" svg:y1="3.955cm" svg:x2="17.104cm" svg:y2="3.955cm">
          <text:p/>
        </draw:line>
        <draw:line draw:style-name="gr135" draw:text-style-name="P2" draw:layer="layout" svg:x1="16.998cm" svg:y1="3.002cm" svg:x2="17.104cm" svg:y2="3.002cm">
          <text:p/>
        </draw:line>
        <draw:line draw:style-name="gr135" draw:text-style-name="P2" draw:layer="layout" svg:x1="16.998cm" svg:y1="2.049cm" svg:x2="17.104cm" svg:y2="2.049cm">
          <text:p/>
        </draw:line>
        <draw:line draw:style-name="gr135" draw:text-style-name="P2" draw:layer="layout" svg:x1="16.998cm" svg:y1="1.096cm" svg:x2="17.104cm" svg:y2="1.096cm">
          <text:p/>
        </draw:line>
        <draw:line draw:style-name="gr135" draw:text-style-name="P2" draw:layer="layout" svg:x1="17.7cm" svg:y1="5.238cm" svg:x2="17.7cm" svg:y2="5.132cm">
          <text:p/>
        </draw:line>
        <draw:line draw:style-name="gr135" draw:text-style-name="P2" draw:layer="layout" svg:x1="19.021cm" svg:y1="5.238cm" svg:x2="19.021cm" svg:y2="5.132cm">
          <text:p/>
        </draw:line>
        <draw:line draw:style-name="gr135" draw:text-style-name="P2" draw:layer="layout" svg:x1="20.341cm" svg:y1="5.238cm" svg:x2="20.341cm" svg:y2="5.132cm">
          <text:p/>
        </draw:line>
        <draw:line draw:style-name="gr135" draw:text-style-name="P2" draw:layer="layout" svg:x1="21.662cm" svg:y1="5.238cm" svg:x2="21.662cm" svg:y2="5.132cm">
          <text:p/>
        </draw:line>
        <draw:polygon draw:style-name="gr1" draw:text-style-name="P1" draw:layer="layout" svg:width="5.214cm" svg:height="5.455cm" svg:x="22.001cm" svg:y="-0.006cm" svg:viewBox="0 0 5215 5456" draw:points="0,5456 5215,5456 5215,0 0,0">
          <text:p/>
        </draw:polygon>
        <draw:polygon draw:style-name="gr2" draw:text-style-name="P1" draw:layer="layout" svg:width="4.686cm" svg:height="4.927cm" svg:x="22.318cm" svg:y="0.205cm" svg:viewBox="0 0 4687 4928" draw:points="0,4928 4687,4928 4687,0 0,0">
          <text:p/>
        </draw:polygon>
        <draw:line draw:style-name="gr3" draw:text-style-name="P2" draw:layer="layout" svg:x1="22.318cm" svg:y1="4.432cm" svg:x2="27.004cm" svg:y2="4.432cm">
          <text:p/>
        </draw:line>
        <draw:line draw:style-name="gr3" draw:text-style-name="P2" draw:layer="layout" svg:x1="22.318cm" svg:y1="3.479cm" svg:x2="27.004cm" svg:y2="3.479cm">
          <text:p/>
        </draw:line>
        <draw:line draw:style-name="gr3" draw:text-style-name="P2" draw:layer="layout" svg:x1="22.318cm" svg:y1="2.525cm" svg:x2="27.004cm" svg:y2="2.525cm">
          <text:p/>
        </draw:line>
        <draw:line draw:style-name="gr3" draw:text-style-name="P2" draw:layer="layout" svg:x1="22.318cm" svg:y1="1.573cm" svg:x2="27.004cm" svg:y2="1.573cm">
          <text:p/>
        </draw:line>
        <draw:line draw:style-name="gr3" draw:text-style-name="P2" draw:layer="layout" svg:x1="22.318cm" svg:y1="0.619cm" svg:x2="27.004cm" svg:y2="0.619cm">
          <text:p/>
        </draw:line>
        <draw:line draw:style-name="gr3" draw:text-style-name="P2" draw:layer="layout" svg:x1="23.066cm" svg:y1="5.132cm" svg:x2="23.066cm" svg:y2="0.205cm">
          <text:p/>
        </draw:line>
        <draw:line draw:style-name="gr3" draw:text-style-name="P2" draw:layer="layout" svg:x1="24.146cm" svg:y1="5.132cm" svg:x2="24.146cm" svg:y2="0.205cm">
          <text:p/>
        </draw:line>
        <draw:line draw:style-name="gr3" draw:text-style-name="P2" draw:layer="layout" svg:x1="25.227cm" svg:y1="5.132cm" svg:x2="25.227cm" svg:y2="0.205cm">
          <text:p/>
        </draw:line>
        <draw:line draw:style-name="gr3" draw:text-style-name="P2" draw:layer="layout" svg:x1="26.308cm" svg:y1="5.132cm" svg:x2="26.308cm" svg:y2="0.205cm">
          <text:p/>
        </draw:line>
        <draw:line draw:style-name="gr4" draw:text-style-name="P2" draw:layer="layout" svg:x1="22.318cm" svg:y1="4.908cm" svg:x2="27.004cm" svg:y2="4.908cm">
          <text:p/>
        </draw:line>
        <draw:line draw:style-name="gr4" draw:text-style-name="P2" draw:layer="layout" svg:x1="22.318cm" svg:y1="3.955cm" svg:x2="27.004cm" svg:y2="3.955cm">
          <text:p/>
        </draw:line>
        <draw:line draw:style-name="gr4" draw:text-style-name="P2" draw:layer="layout" svg:x1="22.318cm" svg:y1="3.002cm" svg:x2="27.004cm" svg:y2="3.002cm">
          <text:p/>
        </draw:line>
        <draw:line draw:style-name="gr4" draw:text-style-name="P2" draw:layer="layout" svg:x1="22.318cm" svg:y1="2.049cm" svg:x2="27.004cm" svg:y2="2.049cm">
          <text:p/>
        </draw:line>
        <draw:line draw:style-name="gr4" draw:text-style-name="P2" draw:layer="layout" svg:x1="22.318cm" svg:y1="1.096cm" svg:x2="27.004cm" svg:y2="1.096cm">
          <text:p/>
        </draw:line>
        <draw:line draw:style-name="gr4" draw:text-style-name="P2" draw:layer="layout" svg:x1="22.525cm" svg:y1="5.132cm" svg:x2="22.525cm" svg:y2="0.205cm">
          <text:p/>
        </draw:line>
        <draw:line draw:style-name="gr4" draw:text-style-name="P2" draw:layer="layout" svg:x1="23.606cm" svg:y1="5.132cm" svg:x2="23.606cm" svg:y2="0.205cm">
          <text:p/>
        </draw:line>
        <draw:line draw:style-name="gr4" draw:text-style-name="P2" draw:layer="layout" svg:x1="24.687cm" svg:y1="5.132cm" svg:x2="24.687cm" svg:y2="0.205cm">
          <text:p/>
        </draw:line>
        <draw:line draw:style-name="gr4" draw:text-style-name="P2" draw:layer="layout" svg:x1="25.767cm" svg:y1="5.132cm" svg:x2="25.767cm" svg:y2="0.205cm">
          <text:p/>
        </draw:line>
        <draw:line draw:style-name="gr4" draw:text-style-name="P2" draw:layer="layout" svg:x1="26.848cm" svg:y1="5.132cm" svg:x2="26.848cm" svg:y2="0.205cm">
          <text:p/>
        </draw:line>
        <draw:path draw:style-name="gr17" draw:text-style-name="P9" draw:layer="layout" svg:width="0.251cm" svg:height="0.251cm" svg:x="22.729cm" svg:y="2.314cm" svg:viewBox="0 0 252 252" svg:d="M0 127c0-70 57-127 126-127 70 0 126 57 126 127 0 69-56 125-126 125-69 0-126-56-126-125z">
          <text:p/>
        </draw:path>
        <draw:path draw:style-name="gr18" draw:text-style-name="P2" draw:layer="layout" svg:width="0.251cm" svg:height="0.251cm" svg:x="22.729cm" svg:y="2.314cm" svg:viewBox="0 0 252 252" svg:d="M0 127c0-70 57-127 126-127 70 0 126 57 126 127 0 69-56 125-126 125-69 0-126-56-126-125z">
          <text:p/>
        </draw:path>
        <draw:path draw:style-name="gr23" draw:text-style-name="P12" draw:layer="layout" svg:width="0.251cm" svg:height="0.25cm" svg:x="22.589cm" svg:y="2.572cm" svg:viewBox="0 0 252 251" svg:d="M0 126c0-69 58-126 127-126s125 57 125 126-56 125-125 125-127-56-127-125z">
          <text:p/>
        </draw:path>
        <draw:path draw:style-name="gr24" draw:text-style-name="P2" draw:layer="layout" svg:width="0.251cm" svg:height="0.25cm" svg:x="22.589cm" svg:y="2.572cm" svg:viewBox="0 0 252 251" svg:d="M0 126c0-69 58-126 127-126s125 57 125 126-56 125-125 125-127-56-127-125z">
          <text:p/>
        </draw:path>
        <draw:path draw:style-name="gr25" draw:text-style-name="P13" draw:layer="layout" svg:width="0.251cm" svg:height="0.251cm" svg:x="22.962cm" svg:y="2.667cm" svg:viewBox="0 0 252 252" svg:d="M0 125c0-69 57-125 125-125 71 0 127 56 127 125s-56 127-127 127c-68 0-125-58-125-127z">
          <text:p/>
        </draw:path>
        <draw:path draw:style-name="gr26" draw:text-style-name="P2" draw:layer="layout" svg:width="0.251cm" svg:height="0.251cm" svg:x="22.962cm" svg:y="2.667cm" svg:viewBox="0 0 252 252" svg:d="M0 125c0-69 57-125 125-125 71 0 127 56 127 125s-56 127-127 127c-68 0-125-58-125-127z">
          <text:p/>
        </draw:path>
        <draw:path draw:style-name="gr35" draw:text-style-name="P18" draw:layer="layout" svg:width="0.251cm" svg:height="0.25cm" svg:x="22.468cm" svg:y="3.02cm" svg:viewBox="0 0 252 251" svg:d="M0 126c0-70 57-126 126-126 70 0 126 56 126 126 0 69-56 125-126 125-69 0-126-56-126-125z">
          <text:p/>
        </draw:path>
        <draw:path draw:style-name="gr36" draw:text-style-name="P2" draw:layer="layout" svg:width="0.251cm" svg:height="0.25cm" svg:x="22.468cm" svg:y="3.02cm" svg:viewBox="0 0 252 251" svg:d="M0 126c0-70 57-126 126-126 70 0 126 56 126 126 0 69-56 125-126 125-69 0-126-56-126-125z">
          <text:p/>
        </draw:path>
        <draw:path draw:style-name="gr35" draw:text-style-name="P18" draw:layer="layout" svg:width="0.251cm" svg:height="0.251cm" svg:x="22.468cm" svg:y="3.382cm" svg:viewBox="0 0 252 252" svg:d="M0 125c0-69 57-125 126-125 70 0 126 56 126 125s-56 127-126 127c-69 0-126-58-126-127z">
          <text:p/>
        </draw:path>
        <draw:path draw:style-name="gr36" draw:text-style-name="P2" draw:layer="layout" svg:width="0.251cm" svg:height="0.251cm" svg:x="22.468cm" svg:y="3.382cm" svg:viewBox="0 0 252 252" svg:d="M0 125c0-69 57-125 126-125 70 0 126 56 126 125s-56 127-126 127c-69 0-126-58-126-127z">
          <text:p/>
        </draw:path>
        <draw:path draw:style-name="gr43" draw:text-style-name="P22" draw:layer="layout" svg:width="0.251cm" svg:height="0.251cm" svg:x="23.942cm" svg:y="2.457cm" svg:viewBox="0 0 252 252" svg:d="M0 126c0-69 57-126 125-126 71 0 127 57 127 126 0 70-56 126-127 126-68 0-125-56-125-126z">
          <text:p/>
        </draw:path>
        <draw:path draw:style-name="gr44" draw:text-style-name="P2" draw:layer="layout" svg:width="0.251cm" svg:height="0.251cm" svg:x="23.942cm" svg:y="2.457cm" svg:viewBox="0 0 252 252" svg:d="M0 126c0-69 57-126 125-126 71 0 127 57 127 126 0 70-56 126-127 126-68 0-125-56-125-126z">
          <text:p/>
        </draw:path>
        <draw:path draw:style-name="gr45" draw:text-style-name="P23" draw:layer="layout" svg:width="0.25cm" svg:height="0.251cm" svg:x="22.673cm" svg:y="3.229cm" svg:viewBox="0 0 251 252" svg:d="M0 126c0-69 56-126 125-126s126 57 126 126c0 70-57 126-126 126s-125-56-125-126z">
          <text:p/>
        </draw:path>
        <draw:path draw:style-name="gr46" draw:text-style-name="P2" draw:layer="layout" svg:width="0.25cm" svg:height="0.251cm" svg:x="22.673cm" svg:y="3.229cm" svg:viewBox="0 0 251 252" svg:d="M0 126c0-69 56-126 125-126s126 57 126 126c0 70-57 126-126 126s-125-56-125-126z">
          <text:p/>
        </draw:path>
        <draw:path draw:style-name="gr45" draw:text-style-name="P23" draw:layer="layout" svg:width="0.25cm" svg:height="0.25cm" svg:x="22.673cm" svg:y="3.163cm" svg:viewBox="0 0 251 251" svg:d="M0 125c0-69 56-125 125-125s126 56 126 125-57 126-126 126-125-57-125-126z">
          <text:p/>
        </draw:path>
        <draw:path draw:style-name="gr46" draw:text-style-name="P2" draw:layer="layout" svg:width="0.25cm" svg:height="0.25cm" svg:x="22.673cm" svg:y="3.163cm" svg:viewBox="0 0 251 251" svg:d="M0 125c0-69 56-125 125-125s126 56 126 125-57 126-126 126-125-57-125-126z">
          <text:p/>
        </draw:path>
        <draw:path draw:style-name="gr43" draw:text-style-name="P22" draw:layer="layout" svg:width="0.251cm" svg:height="0.251cm" svg:x="23.942cm" svg:y="2.686cm" svg:viewBox="0 0 252 252" svg:d="M0 125c0-69 57-125 125-125 71 0 127 56 127 125 0 70-56 127-127 127-68 0-125-57-125-127z">
          <text:p/>
        </draw:path>
        <draw:path draw:style-name="gr44" draw:text-style-name="P2" draw:layer="layout" svg:width="0.251cm" svg:height="0.251cm" svg:x="23.942cm" svg:y="2.686cm" svg:viewBox="0 0 252 252" svg:d="M0 125c0-69 57-125 125-125 71 0 127 56 127 125 0 70-56 127-127 127-68 0-125-57-125-127z">
          <text:p/>
        </draw:path>
        <draw:path draw:style-name="gr45" draw:text-style-name="P23" draw:layer="layout" svg:width="0.25cm" svg:height="0.251cm" svg:x="22.673cm" svg:y="3.077cm" svg:viewBox="0 0 251 252" svg:d="M0 126c0-69 56-126 125-126s126 57 126 126-57 126-126 126-125-57-125-126z">
          <text:p/>
        </draw:path>
        <draw:path draw:style-name="gr46" draw:text-style-name="P2" draw:layer="layout" svg:width="0.25cm" svg:height="0.251cm" svg:x="22.673cm" svg:y="3.077cm" svg:viewBox="0 0 251 252" svg:d="M0 126c0-69 56-126 125-126s126 57 126 126-57 126-126 126-125-57-125-126z">
          <text:p/>
        </draw:path>
        <draw:path draw:style-name="gr45" draw:text-style-name="P23" draw:layer="layout" svg:width="0.25cm" svg:height="0.251cm" svg:x="22.673cm" svg:y="2.972cm" svg:viewBox="0 0 251 252" svg:d="M0 125c0-69 56-125 125-125s126 56 126 125c0 70-57 127-126 127s-125-57-125-127z">
          <text:p/>
        </draw:path>
        <draw:path draw:style-name="gr46" draw:text-style-name="P2" draw:layer="layout" svg:width="0.25cm" svg:height="0.251cm" svg:x="22.673cm" svg:y="2.972cm" svg:viewBox="0 0 251 252" svg:d="M0 125c0-69 56-125 125-125s126 56 126 125c0 70-57 127-126 127s-125-57-125-127z">
          <text:p/>
        </draw:path>
        <draw:path draw:style-name="gr53" draw:text-style-name="P27" draw:layer="layout" svg:width="0.251cm" svg:height="0.251cm" svg:x="22.43cm" svg:y="2.524cm" svg:viewBox="0 0 252 252" svg:d="M0 127c0-71 56-127 125-127s127 56 127 127c0 68-58 125-127 125s-125-57-125-125z">
          <text:p/>
        </draw:path>
        <draw:path draw:style-name="gr54" draw:text-style-name="P2" draw:layer="layout" svg:width="0.251cm" svg:height="0.251cm" svg:x="22.43cm" svg:y="2.524cm" svg:viewBox="0 0 252 252" svg:d="M0 127c0-71 56-127 125-127s127 56 127 127c0 68-58 125-127 125s-125-57-125-125z">
          <text:p/>
        </draw:path>
        <draw:path draw:style-name="gr53" draw:text-style-name="P27" draw:layer="layout" svg:width="0.251cm" svg:height="0.251cm" svg:x="22.43cm" svg:y="2.896cm" svg:viewBox="0 0 252 252" svg:d="M0 125c0-69 56-125 125-125s127 56 127 125-58 127-127 127-125-58-125-127z">
          <text:p/>
        </draw:path>
        <draw:path draw:style-name="gr54" draw:text-style-name="P2" draw:layer="layout" svg:width="0.251cm" svg:height="0.251cm" svg:x="22.43cm" svg:y="2.896cm" svg:viewBox="0 0 252 252" svg:d="M0 125c0-69 56-125 125-125s127 56 127 125-58 127-127 127-125-58-125-127z">
          <text:p/>
        </draw:path>
        <draw:path draw:style-name="gr53" draw:text-style-name="P27" draw:layer="layout" svg:width="0.251cm" svg:height="0.25cm" svg:x="22.43cm" svg:y="2.534cm" svg:viewBox="0 0 252 251" svg:d="M0 126c0-70 56-126 125-126s127 56 127 126c0 69-58 125-127 125s-125-56-125-125z">
          <text:p/>
        </draw:path>
        <draw:path draw:style-name="gr54" draw:text-style-name="P2" draw:layer="layout" svg:width="0.251cm" svg:height="0.25cm" svg:x="22.43cm" svg:y="2.534cm" svg:viewBox="0 0 252 251" svg:d="M0 126c0-70 56-126 125-126s127 56 127 126c0 69-58 125-127 125s-125-56-125-125z">
          <text:p/>
        </draw:path>
        <draw:path draw:style-name="gr25" draw:text-style-name="P13" draw:layer="layout" svg:width="0.251cm" svg:height="0.25cm" svg:x="22.962cm" svg:y="2.553cm" svg:viewBox="0 0 252 251" svg:d="M0 126c0-70 57-126 125-126 71 0 127 56 127 126 0 69-56 125-127 125-68 0-125-56-125-125z">
          <text:p/>
        </draw:path>
        <draw:path draw:style-name="gr26" draw:text-style-name="P2" draw:layer="layout" svg:width="0.251cm" svg:height="0.25cm" svg:x="22.962cm" svg:y="2.553cm" svg:viewBox="0 0 252 251" svg:d="M0 126c0-70 57-126 125-126 71 0 127 56 127 126 0 69-56 125-127 125-68 0-125-56-125-125z">
          <text:p/>
        </draw:path>
        <draw:path draw:style-name="gr25" draw:text-style-name="P13" draw:layer="layout" svg:width="0.251cm" svg:height="0.251cm" svg:x="22.962cm" svg:y="2.762cm" svg:viewBox="0 0 252 252" svg:d="M0 127c0-70 57-127 125-127 71 0 127 57 127 127 0 69-56 125-127 125-68 0-125-56-125-125z">
          <text:p/>
        </draw:path>
        <draw:path draw:style-name="gr26" draw:text-style-name="P2" draw:layer="layout" svg:width="0.251cm" svg:height="0.251cm" svg:x="22.962cm" svg:y="2.762cm" svg:viewBox="0 0 252 252" svg:d="M0 127c0-70 57-127 125-127 71 0 127 57 127 127 0 69-56 125-127 125-68 0-125-56-125-125z">
          <text:p/>
        </draw:path>
        <draw:path draw:style-name="gr25" draw:text-style-name="P13" draw:layer="layout" svg:width="0.251cm" svg:height="0.25cm" svg:x="22.962cm" svg:y="2.591cm" svg:viewBox="0 0 252 251" svg:d="M0 126c0-69 57-126 125-126 71 0 127 57 127 126s-56 125-127 125c-68 0-125-56-125-125z">
          <text:p/>
        </draw:path>
        <draw:path draw:style-name="gr26" draw:text-style-name="P2" draw:layer="layout" svg:width="0.251cm" svg:height="0.25cm" svg:x="22.962cm" svg:y="2.591cm" svg:viewBox="0 0 252 251" svg:d="M0 126c0-69 57-126 125-126 71 0 127 57 127 126s-56 125-127 125c-68 0-125-56-125-125z">
          <text:p/>
        </draw:path>
        <draw:path draw:style-name="gr59" draw:text-style-name="P30" draw:layer="layout" svg:width="0.251cm" svg:height="0.251cm" svg:x="22.405cm" svg:y="2.743cm" svg:viewBox="0 0 252 252" svg:d="M0 126c0-70 57-126 126-126s126 56 126 126-57 126-126 126-126-56-126-126z">
          <text:p/>
        </draw:path>
        <draw:path draw:style-name="gr60" draw:text-style-name="P2" draw:layer="layout" svg:width="0.251cm" svg:height="0.251cm" svg:x="22.405cm" svg:y="2.743cm" svg:viewBox="0 0 252 252" svg:d="M0 126c0-70 57-126 126-126s126 56 126 126-57 126-126 126-126-56-126-126z">
          <text:p/>
        </draw:path>
        <draw:path draw:style-name="gr53" draw:text-style-name="P27" draw:layer="layout" svg:width="0.251cm" svg:height="0.251cm" svg:x="22.43cm" svg:y="2.6cm" svg:viewBox="0 0 252 252" svg:d="M0 127c0-69 56-127 125-127s127 58 127 127-58 125-127 125-125-56-125-125z">
          <text:p/>
        </draw:path>
        <draw:path draw:style-name="gr54" draw:text-style-name="P2" draw:layer="layout" svg:width="0.251cm" svg:height="0.251cm" svg:x="22.43cm" svg:y="2.6cm" svg:viewBox="0 0 252 252" svg:d="M0 127c0-69 56-127 125-127s127 58 127 127-58 125-127 125-125-56-125-125z">
          <text:p/>
        </draw:path>
        <draw:path draw:style-name="gr53" draw:text-style-name="P27" draw:layer="layout" svg:width="0.251cm" svg:height="0.251cm" svg:x="22.43cm" svg:y="2.61cm" svg:viewBox="0 0 252 252" svg:d="M0 126c0-69 56-126 125-126s127 57 127 126-58 126-127 126-125-57-125-126z">
          <text:p/>
        </draw:path>
        <draw:path draw:style-name="gr54" draw:text-style-name="P2" draw:layer="layout" svg:width="0.251cm" svg:height="0.251cm" svg:x="22.43cm" svg:y="2.61cm" svg:viewBox="0 0 252 252" svg:d="M0 126c0-69 56-126 125-126s127 57 127 126-58 126-127 126-125-57-125-126z">
          <text:p/>
        </draw:path>
        <draw:path draw:style-name="gr79" draw:text-style-name="P40" draw:layer="layout" svg:width="0.25cm" svg:height="0.251cm" svg:x="23.091cm" svg:y="2.943cm" svg:viewBox="0 0 251 252" svg:d="M0 126c0-69 57-126 126-126s125 57 125 126c0 70-56 126-125 126s-126-56-126-126z">
          <text:p/>
        </draw:path>
        <draw:path draw:style-name="gr80" draw:text-style-name="P2" draw:layer="layout" svg:width="0.25cm" svg:height="0.251cm" svg:x="23.091cm" svg:y="2.943cm" svg:viewBox="0 0 251 252" svg:d="M0 126c0-69 57-126 126-126s125 57 125 126c0 70-56 126-125 126s-126-56-126-126z">
          <text:p/>
        </draw:path>
        <draw:path draw:style-name="gr23" draw:text-style-name="P12" draw:layer="layout" svg:width="0.251cm" svg:height="0.251cm" svg:x="22.589cm" svg:y="2.438cm" svg:viewBox="0 0 252 252" svg:d="M0 125c0-68 58-125 127-125s125 57 125 125c0 71-56 127-125 127s-127-56-127-127z">
          <text:p/>
        </draw:path>
        <draw:path draw:style-name="gr24" draw:text-style-name="P2" draw:layer="layout" svg:width="0.251cm" svg:height="0.251cm" svg:x="22.589cm" svg:y="2.438cm" svg:viewBox="0 0 252 252" svg:d="M0 125c0-68 58-125 127-125s125 57 125 125c0 71-56 127-125 127s-127-56-127-127z">
          <text:p/>
        </draw:path>
        <draw:path draw:style-name="gr83" draw:text-style-name="P42" draw:layer="layout" svg:width="0.251cm" svg:height="0.251cm" svg:x="22.486cm" svg:y="2.019cm" svg:viewBox="0 0 252 252" svg:d="M0 126c0-70 57-126 126-126 70 0 126 56 126 126 0 69-56 126-126 126-69 0-126-57-126-126z">
          <text:p/>
        </draw:path>
        <draw:path draw:style-name="gr84" draw:text-style-name="P2" draw:layer="layout" svg:width="0.251cm" svg:height="0.251cm" svg:x="22.486cm" svg:y="2.019cm" svg:viewBox="0 0 252 252" svg:d="M0 126c0-70 57-126 126-126 70 0 126 56 126 126 0 69-56 126-126 126-69 0-126-57-126-126z">
          <text:p/>
        </draw:path>
        <draw:path draw:style-name="gr25" draw:text-style-name="P13" draw:layer="layout" svg:width="0.251cm" svg:height="0.251cm" svg:x="22.962cm" svg:y="2.362cm" svg:viewBox="0 0 252 252" svg:d="M0 126c0-69 57-126 125-126 71 0 127 57 127 126s-56 126-127 126c-68 0-125-57-125-126z">
          <text:p/>
        </draw:path>
        <draw:path draw:style-name="gr26" draw:text-style-name="P2" draw:layer="layout" svg:width="0.251cm" svg:height="0.251cm" svg:x="22.962cm" svg:y="2.362cm" svg:viewBox="0 0 252 252" svg:d="M0 126c0-69 57-126 125-126 71 0 127 57 127 126s-56 126-127 126c-68 0-125-57-125-126z">
          <text:p/>
        </draw:path>
        <draw:path draw:style-name="gr89" draw:text-style-name="P45" draw:layer="layout" svg:width="0.251cm" svg:height="0.251cm" svg:x="22.53cm" svg:y="2.877cm" svg:viewBox="0 0 252 252" svg:d="M0 125c0-69 56-125 126-125s126 56 126 125-56 127-126 127-126-58-126-127z">
          <text:p/>
        </draw:path>
        <draw:path draw:style-name="gr90" draw:text-style-name="P2" draw:layer="layout" svg:width="0.251cm" svg:height="0.251cm" svg:x="22.53cm" svg:y="2.877cm" svg:viewBox="0 0 252 252" svg:d="M0 125c0-69 56-125 126-125s126 56 126 125-56 127-126 127-126-58-126-127z">
          <text:p/>
        </draw:path>
        <draw:path draw:style-name="gr89" draw:text-style-name="P45" draw:layer="layout" svg:width="0.251cm" svg:height="0.251cm" svg:x="22.53cm" svg:y="3.086cm" svg:viewBox="0 0 252 252" svg:d="M0 127c0-69 56-127 126-127s126 58 126 127-56 125-126 125-126-56-126-125z">
          <text:p/>
        </draw:path>
        <draw:path draw:style-name="gr90" draw:text-style-name="P2" draw:layer="layout" svg:width="0.251cm" svg:height="0.251cm" svg:x="22.53cm" svg:y="3.086cm" svg:viewBox="0 0 252 252" svg:d="M0 127c0-69 56-127 126-127s126 58 126 127-56 125-126 125-126-56-126-125z">
          <text:p/>
        </draw:path>
        <draw:path draw:style-name="gr89" draw:text-style-name="P45" draw:layer="layout" svg:width="0.251cm" svg:height="0.251cm" svg:x="22.53cm" svg:y="3.029cm" svg:viewBox="0 0 252 252" svg:d="M0 126c0-69 56-126 126-126s126 57 126 126c0 70-56 126-126 126s-126-56-126-126z">
          <text:p/>
        </draw:path>
        <draw:path draw:style-name="gr90" draw:text-style-name="P2" draw:layer="layout" svg:width="0.251cm" svg:height="0.251cm" svg:x="22.53cm" svg:y="3.029cm" svg:viewBox="0 0 252 252" svg:d="M0 126c0-69 56-126 126-126s126 57 126 126c0 70-56 126-126 126s-126-56-126-126z">
          <text:p/>
        </draw:path>
        <draw:path draw:style-name="gr89" draw:text-style-name="P45" draw:layer="layout" svg:width="0.251cm" svg:height="0.251cm" svg:x="22.53cm" svg:y="2.81cm" svg:viewBox="0 0 252 252" svg:d="M0 126c0-69 56-126 126-126s126 57 126 126-56 126-126 126-126-57-126-126z">
          <text:p/>
        </draw:path>
        <draw:path draw:style-name="gr90" draw:text-style-name="P2" draw:layer="layout" svg:width="0.251cm" svg:height="0.251cm" svg:x="22.53cm" svg:y="2.81cm" svg:viewBox="0 0 252 252" svg:d="M0 126c0-69 56-126 126-126s126 57 126 126-56 126-126 126-126-57-126-126z">
          <text:p/>
        </draw:path>
        <draw:path draw:style-name="gr89" draw:text-style-name="P45" draw:layer="layout" svg:width="0.251cm" svg:height="0.251cm" svg:x="22.53cm" svg:y="2.896cm" svg:viewBox="0 0 252 252" svg:d="M0 125c0-69 56-125 126-125s126 56 126 125-56 127-126 127-126-58-126-127z">
          <text:p/>
        </draw:path>
        <draw:path draw:style-name="gr90" draw:text-style-name="P2" draw:layer="layout" svg:width="0.251cm" svg:height="0.251cm" svg:x="22.53cm" svg:y="2.896cm" svg:viewBox="0 0 252 252" svg:d="M0 125c0-69 56-125 126-125s126 56 126 125-56 127-126 127-126-58-126-127z">
          <text:p/>
        </draw:path>
        <draw:path draw:style-name="gr101" draw:text-style-name="P51" draw:layer="layout" svg:width="0.25cm" svg:height="0.25cm" svg:x="22.727cm" svg:y="1.905cm" svg:viewBox="0 0 251 251" svg:d="M0 125c0-69 56-125 125-125 70 0 126 56 126 125s-56 126-126 126c-69 0-125-57-125-126z">
          <text:p/>
        </draw:path>
        <draw:path draw:style-name="gr102" draw:text-style-name="P2" draw:layer="layout" svg:width="0.25cm" svg:height="0.25cm" svg:x="22.727cm" svg:y="1.905cm" svg:viewBox="0 0 251 251" svg:d="M0 125c0-69 56-125 125-125 70 0 126 56 126 125s-56 126-126 126c-69 0-125-57-125-126z">
          <text:p/>
        </draw:path>
        <draw:path draw:style-name="gr43" draw:text-style-name="P22" draw:layer="layout" svg:width="0.251cm" svg:height="0.251cm" svg:x="23.942cm" svg:y="2.686cm" svg:viewBox="0 0 252 252" svg:d="M0 125c0-69 57-125 125-125 71 0 127 56 127 125 0 70-56 127-127 127-68 0-125-57-125-127z">
          <text:p/>
        </draw:path>
        <draw:path draw:style-name="gr44" draw:text-style-name="P2" draw:layer="layout" svg:width="0.251cm" svg:height="0.251cm" svg:x="23.942cm" svg:y="2.686cm" svg:viewBox="0 0 252 252" svg:d="M0 125c0-69 57-125 125-125 71 0 127 56 127 125 0 70-56 127-127 127-68 0-125-57-125-127z">
          <text:p/>
        </draw:path>
        <draw:path draw:style-name="gr59" draw:text-style-name="P30" draw:layer="layout" svg:width="0.251cm" svg:height="0.251cm" svg:x="22.417cm" svg:y="3.687cm" svg:viewBox="0 0 252 252" svg:d="M0 125c0-69 57-125 126-125s126 56 126 125c0 70-57 127-126 127s-126-57-126-127z">
          <text:p/>
        </draw:path>
        <draw:path draw:style-name="gr60" draw:text-style-name="P2" draw:layer="layout" svg:width="0.251cm" svg:height="0.251cm" svg:x="22.417cm" svg:y="3.687cm" svg:viewBox="0 0 252 252" svg:d="M0 125c0-69 57-125 126-125s126 56 126 125c0 70-57 127-126 127s-126-57-126-127z">
          <text:p/>
        </draw:path>
        <draw:path draw:style-name="gr43" draw:text-style-name="P22" draw:layer="layout" svg:width="0.251cm" svg:height="0.251cm" svg:x="23.942cm" svg:y="2.495cm" svg:viewBox="0 0 252 252" svg:d="M0 126c0-69 57-126 125-126 71 0 127 57 127 126 0 70-56 126-127 126-68 0-125-56-125-126z">
          <text:p/>
        </draw:path>
        <draw:path draw:style-name="gr44" draw:text-style-name="P2" draw:layer="layout" svg:width="0.251cm" svg:height="0.251cm" svg:x="23.942cm" svg:y="2.495cm" svg:viewBox="0 0 252 252" svg:d="M0 126c0-69 57-126 125-126 71 0 127 57 127 126 0 70-56 126-127 126-68 0-125-56-125-126z">
          <text:p/>
        </draw:path>
        <draw:path draw:style-name="gr43" draw:text-style-name="P22" draw:layer="layout" svg:width="0.251cm" svg:height="0.251cm" svg:x="23.942cm" svg:y="2.181cm" svg:viewBox="0 0 252 252" svg:d="M0 125c0-68 57-125 125-125 71 0 127 57 127 125 0 70-56 127-127 127-68 0-125-57-125-127z">
          <text:p/>
        </draw:path>
        <draw:path draw:style-name="gr44" draw:text-style-name="P2" draw:layer="layout" svg:width="0.251cm" svg:height="0.251cm" svg:x="23.942cm" svg:y="2.181cm" svg:viewBox="0 0 252 252" svg:d="M0 125c0-68 57-125 125-125 71 0 127 57 127 125 0 70-56 127-127 127-68 0-125-57-125-127z">
          <text:p/>
        </draw:path>
        <draw:path draw:style-name="gr79" draw:text-style-name="P40" draw:layer="layout" svg:width="0.25cm" svg:height="0.251cm" svg:x="23.091cm" svg:y="3.029cm" svg:viewBox="0 0 251 252" svg:d="M0 126c0-69 57-126 126-126s125 57 125 126c0 70-56 126-125 126s-126-56-126-126z">
          <text:p/>
        </draw:path>
        <draw:path draw:style-name="gr80" draw:text-style-name="P2" draw:layer="layout" svg:width="0.25cm" svg:height="0.251cm" svg:x="23.091cm" svg:y="3.029cm" svg:viewBox="0 0 251 252" svg:d="M0 126c0-69 57-126 126-126s125 57 125 126c0 70-56 126-125 126s-126-56-126-126z">
          <text:p/>
        </draw:path>
        <draw:path draw:style-name="gr79" draw:text-style-name="P40" draw:layer="layout" svg:width="0.25cm" svg:height="0.25cm" svg:x="23.091cm" svg:y="2.839cm" svg:viewBox="0 0 251 251" svg:d="M0 126c0-69 57-126 126-126s125 57 125 126-56 125-125 125-126-56-126-125z">
          <text:p/>
        </draw:path>
        <draw:path draw:style-name="gr80" draw:text-style-name="P2" draw:layer="layout" svg:width="0.25cm" svg:height="0.25cm" svg:x="23.091cm" svg:y="2.839cm" svg:viewBox="0 0 251 251" svg:d="M0 126c0-69 57-126 126-126s125 57 125 126-56 125-125 125-126-56-126-125z">
          <text:p/>
        </draw:path>
        <draw:path draw:style-name="gr79" draw:text-style-name="P40" draw:layer="layout" svg:width="0.25cm" svg:height="0.251cm" svg:x="23.091cm" svg:y="2.915cm" svg:viewBox="0 0 251 252" svg:d="M0 125c0-69 57-125 126-125s125 56 125 125-56 127-125 127-126-58-126-127z">
          <text:p/>
        </draw:path>
        <draw:path draw:style-name="gr80" draw:text-style-name="P2" draw:layer="layout" svg:width="0.25cm" svg:height="0.251cm" svg:x="23.091cm" svg:y="2.915cm" svg:viewBox="0 0 251 252" svg:d="M0 125c0-69 57-125 126-125s125 56 125 125-56 127-125 127-126-58-126-127z">
          <text:p/>
        </draw:path>
        <draw:path draw:style-name="gr113" draw:text-style-name="P57" draw:layer="layout" svg:width="0.25cm" svg:height="0.25cm" svg:x="26.666cm" svg:y="3.449cm" svg:viewBox="0 0 251 251" svg:d="M0 125c0-69 56-125 125-125s126 56 126 125c0 70-57 126-126 126s-125-56-125-126z">
          <text:p/>
        </draw:path>
        <draw:path draw:style-name="gr114" draw:text-style-name="P2" draw:layer="layout" svg:width="0.25cm" svg:height="0.25cm" svg:x="26.666cm" svg:y="3.449cm" svg:viewBox="0 0 251 251" svg:d="M0 125c0-69 56-125 125-125s126 56 126 125c0 70-57 126-126 126s-125-56-125-126z">
          <text:p/>
        </draw:path>
        <draw:path draw:style-name="gr23" draw:text-style-name="P12" draw:layer="layout" svg:width="0.251cm" svg:height="0.251cm" svg:x="22.589cm" svg:y="2.581cm" svg:viewBox="0 0 252 252" svg:d="M0 127c0-69 58-127 127-127s125 58 125 127-56 125-125 125-127-56-127-125z">
          <text:p/>
        </draw:path>
        <draw:path draw:style-name="gr24" draw:text-style-name="P2" draw:layer="layout" svg:width="0.251cm" svg:height="0.251cm" svg:x="22.589cm" svg:y="2.581cm" svg:viewBox="0 0 252 252" svg:d="M0 127c0-69 58-127 127-127s125 58 125 127-56 125-125 125-127-56-127-125z">
          <text:p/>
        </draw:path>
        <draw:path draw:style-name="gr45" draw:text-style-name="P23" draw:layer="layout" svg:width="0.25cm" svg:height="0.251cm" svg:x="22.673cm" svg:y="3.029cm" svg:viewBox="0 0 251 252" svg:d="M0 126c0-69 56-126 125-126s126 57 126 126c0 70-57 126-126 126s-125-56-125-126z">
          <text:p/>
        </draw:path>
        <draw:path draw:style-name="gr46" draw:text-style-name="P2" draw:layer="layout" svg:width="0.25cm" svg:height="0.251cm" svg:x="22.673cm" svg:y="3.029cm" svg:viewBox="0 0 251 252" svg:d="M0 126c0-69 56-126 125-126s126 57 126 126c0 70-57 126-126 126s-125-56-125-126z">
          <text:p/>
        </draw:path>
        <draw:path draw:style-name="gr89" draw:text-style-name="P45" draw:layer="layout" svg:width="0.25cm" svg:height="0.25cm" svg:x="22.56cm" svg:y="3.182cm" svg:viewBox="0 0 251 251" svg:d="M0 125c0-69 56-125 126-125 69 0 125 56 125 125 0 70-56 126-125 126-70 0-126-56-126-126z">
          <text:p/>
        </draw:path>
        <draw:path draw:style-name="gr90" draw:text-style-name="P2" draw:layer="layout" svg:width="0.25cm" svg:height="0.25cm" svg:x="22.56cm" svg:y="3.182cm" svg:viewBox="0 0 251 251" svg:d="M0 125c0-69 56-125 126-125 69 0 125 56 125 125 0 70-56 126-125 126-70 0-126-56-126-126z">
          <text:p/>
        </draw:path>
        <draw:path draw:style-name="gr117" draw:text-style-name="P59" draw:layer="layout" svg:width="0.251cm" svg:height="0.251cm" svg:x="23.244cm" svg:y="2.676cm" svg:viewBox="0 0 252 252" svg:d="M0 126c0-69 57-126 126-126 70 0 126 57 126 126s-56 126-126 126c-69 0-126-57-126-126z">
          <text:p/>
        </draw:path>
        <draw:path draw:style-name="gr118" draw:text-style-name="P2" draw:layer="layout" svg:width="0.251cm" svg:height="0.251cm" svg:x="23.244cm" svg:y="2.676cm" svg:viewBox="0 0 252 252" svg:d="M0 126c0-69 57-126 126-126 70 0 126 57 126 126s-56 126-126 126c-69 0-126-57-126-126z">
          <text:p/>
        </draw:path>
        <draw:path draw:style-name="gr113" draw:text-style-name="P57" draw:layer="layout" svg:width="0.25cm" svg:height="0.251cm" svg:x="26.666cm" svg:y="3.772cm" svg:viewBox="0 0 251 252" svg:d="M0 127c0-70 56-127 125-127s126 57 126 127c0 69-57 125-126 125s-125-56-125-125z">
          <text:p/>
        </draw:path>
        <draw:path draw:style-name="gr114" draw:text-style-name="P2" draw:layer="layout" svg:width="0.25cm" svg:height="0.251cm" svg:x="26.666cm" svg:y="3.772cm" svg:viewBox="0 0 251 252" svg:d="M0 127c0-70 56-127 125-127s126 57 126 127c0 69-57 125-126 125s-125-56-125-125z">
          <text:p/>
        </draw:path>
        <draw:path draw:style-name="gr117" draw:text-style-name="P59" draw:layer="layout" svg:width="0.251cm" svg:height="0.251cm" svg:x="23.244cm" svg:y="2.714cm" svg:viewBox="0 0 252 252" svg:d="M0 126c0-69 57-126 126-126 70 0 126 57 126 126 0 70-56 126-126 126-69 0-126-56-126-126z">
          <text:p/>
        </draw:path>
        <draw:path draw:style-name="gr118" draw:text-style-name="P2" draw:layer="layout" svg:width="0.251cm" svg:height="0.251cm" svg:x="23.244cm" svg:y="2.714cm" svg:viewBox="0 0 252 252" svg:d="M0 126c0-69 57-126 126-126 70 0 126 57 126 126 0 70-56 126-126 126-69 0-126-56-126-126z">
          <text:p/>
        </draw:path>
        <draw:path draw:style-name="gr117" draw:text-style-name="P59" draw:layer="layout" svg:width="0.251cm" svg:height="0.251cm" svg:x="23.244cm" svg:y="2.467cm" svg:viewBox="0 0 252 252" svg:d="M0 125c0-69 57-125 126-125 70 0 126 56 126 125 0 70-56 127-126 127-69 0-126-57-126-127z">
          <text:p/>
        </draw:path>
        <draw:path draw:style-name="gr118" draw:text-style-name="P2" draw:layer="layout" svg:width="0.251cm" svg:height="0.251cm" svg:x="23.244cm" svg:y="2.467cm" svg:viewBox="0 0 252 252" svg:d="M0 125c0-69 57-125 126-125 70 0 126 56 126 125 0 70-56 127-126 127-69 0-126-57-126-127z">
          <text:p/>
        </draw:path>
        <draw:path draw:style-name="gr117" draw:text-style-name="P59" draw:layer="layout" svg:width="0.251cm" svg:height="0.251cm" svg:x="23.244cm" svg:y="2.543cm" svg:viewBox="0 0 252 252" svg:d="M0 127c0-71 57-127 126-127 70 0 126 56 126 127 0 68-56 125-126 125-69 0-126-57-126-125z">
          <text:p/>
        </draw:path>
        <draw:path draw:style-name="gr118" draw:text-style-name="P2" draw:layer="layout" svg:width="0.251cm" svg:height="0.251cm" svg:x="23.244cm" svg:y="2.543cm" svg:viewBox="0 0 252 252" svg:d="M0 127c0-71 57-127 126-127 70 0 126 56 126 127 0 68-56 125-126 125-69 0-126-57-126-125z">
          <text:p/>
        </draw:path>
        <draw:path draw:style-name="gr113" draw:text-style-name="P57" draw:layer="layout" svg:width="0.25cm" svg:height="0.251cm" svg:x="26.666cm" svg:y="4.154cm" svg:viewBox="0 0 251 252" svg:d="M0 125c0-69 56-125 125-125s126 56 126 125-57 127-126 127-125-58-125-127z">
          <text:p/>
        </draw:path>
        <draw:path draw:style-name="gr114" draw:text-style-name="P2" draw:layer="layout" svg:width="0.25cm" svg:height="0.251cm" svg:x="26.666cm" svg:y="4.154cm" svg:viewBox="0 0 251 252" svg:d="M0 125c0-69 56-125 125-125s126 56 126 125-57 127-126 127-125-58-125-127z">
          <text:p/>
        </draw:path>
        <draw:path draw:style-name="gr125" draw:text-style-name="P63" draw:layer="layout" svg:width="0.251cm" svg:height="0.251cm" svg:x="24.792cm" svg:y="3.296cm" svg:viewBox="0 0 252 252" svg:d="M0 126c0-70 57-126 127-126 69 0 125 56 125 126 0 69-56 126-125 126-70 0-127-57-127-126z">
          <text:p/>
        </draw:path>
        <draw:path draw:style-name="gr126" draw:text-style-name="P2" draw:layer="layout" svg:width="0.251cm" svg:height="0.251cm" svg:x="24.792cm" svg:y="3.296cm" svg:viewBox="0 0 252 252" svg:d="M0 126c0-70 57-126 127-126 69 0 125 56 125 126 0 69-56 126-125 126-70 0-127-57-127-126z">
          <text:p/>
        </draw:path>
        <draw:path draw:style-name="gr125" draw:text-style-name="P63" draw:layer="layout" svg:width="0.251cm" svg:height="0.25cm" svg:x="24.792cm" svg:y="3.22cm" svg:viewBox="0 0 252 251" svg:d="M0 125c0-69 57-125 127-125 69 0 125 56 125 125 0 70-56 126-125 126-70 0-127-56-127-126z">
          <text:p/>
        </draw:path>
        <draw:path draw:style-name="gr126" draw:text-style-name="P2" draw:layer="layout" svg:width="0.251cm" svg:height="0.25cm" svg:x="24.792cm" svg:y="3.22cm" svg:viewBox="0 0 252 251" svg:d="M0 125c0-69 57-125 127-125 69 0 125 56 125 125 0 70-56 126-125 126-70 0-127-56-127-126z">
          <text:p/>
        </draw:path>
        <draw:path draw:style-name="gr125" draw:text-style-name="P63" draw:layer="layout" svg:width="0.251cm" svg:height="0.251cm" svg:x="24.792cm" svg:y="2.791cm" svg:viewBox="0 0 252 252" svg:d="M0 126c0-70 57-126 127-126 69 0 125 56 125 126 0 69-56 126-125 126-70 0-127-57-127-126z">
          <text:p/>
        </draw:path>
        <draw:path draw:style-name="gr126" draw:text-style-name="P2" draw:layer="layout" svg:width="0.251cm" svg:height="0.251cm" svg:x="24.792cm" svg:y="2.791cm" svg:viewBox="0 0 252 252" svg:d="M0 126c0-70 57-126 127-126 69 0 125 56 125 126 0 69-56 126-125 126-70 0-127-57-127-126z">
          <text:p/>
        </draw:path>
        <draw:path draw:style-name="gr125" draw:text-style-name="P63" draw:layer="layout" svg:width="0.251cm" svg:height="0.251cm" svg:x="24.792cm" svg:y="2.886cm" svg:viewBox="0 0 252 252" svg:d="M0 126c0-69 57-126 127-126 69 0 125 57 125 126s-56 126-125 126c-70 0-127-57-127-126z">
          <text:p/>
        </draw:path>
        <draw:path draw:style-name="gr126" draw:text-style-name="P2" draw:layer="layout" svg:width="0.251cm" svg:height="0.251cm" svg:x="24.792cm" svg:y="2.886cm" svg:viewBox="0 0 252 252" svg:d="M0 126c0-69 57-126 127-126 69 0 125 57 125 126s-56 126-125 126c-70 0-127-57-127-126z">
          <text:p/>
        </draw:path>
        <draw:path draw:style-name="gr113" draw:text-style-name="P57" draw:layer="layout" svg:width="0.25cm" svg:height="0.251cm" svg:x="26.666cm" svg:y="3.487cm" svg:viewBox="0 0 251 252" svg:d="M0 125c0-69 56-125 125-125s126 56 126 125c0 70-57 127-126 127s-125-57-125-127z">
          <text:p/>
        </draw:path>
        <draw:path draw:style-name="gr114" draw:text-style-name="P2" draw:layer="layout" svg:width="0.25cm" svg:height="0.251cm" svg:x="26.666cm" svg:y="3.487cm" svg:viewBox="0 0 251 252" svg:d="M0 125c0-69 56-125 125-125s126 56 126 125c0 70-57 127-126 127s-125-57-125-127z">
          <text:p/>
        </draw:path>
        <draw:path draw:style-name="gr113" draw:text-style-name="P57" draw:layer="layout" svg:width="0.25cm" svg:height="0.251cm" svg:x="26.666cm" svg:y="3.534cm" svg:viewBox="0 0 251 252" svg:d="M0 127c0-70 56-127 125-127s126 57 126 127c0 69-57 125-126 125s-125-56-125-125z">
          <text:p/>
        </draw:path>
        <draw:path draw:style-name="gr114" draw:text-style-name="P2" draw:layer="layout" svg:width="0.25cm" svg:height="0.251cm" svg:x="26.666cm" svg:y="3.534cm" svg:viewBox="0 0 251 252" svg:d="M0 127c0-70 56-127 125-127s126 57 126 127c0 69-57 125-126 125s-125-56-125-125z">
          <text:p/>
        </draw:path>
        <draw:path draw:style-name="gr113" draw:text-style-name="P57" draw:layer="layout" svg:width="0.25cm" svg:height="0.251cm" svg:x="26.666cm" svg:y="3.382cm" svg:viewBox="0 0 251 252" svg:d="M0 125c0-69 56-125 125-125s126 56 126 125-57 127-126 127-125-58-125-127z">
          <text:p/>
        </draw:path>
        <draw:path draw:style-name="gr114" draw:text-style-name="P2" draw:layer="layout" svg:width="0.25cm" svg:height="0.251cm" svg:x="26.666cm" svg:y="3.382cm" svg:viewBox="0 0 251 252" svg:d="M0 125c0-69 56-125 125-125s126 56 126 125-57 127-126 127-125-58-125-127z">
          <text:p/>
        </draw:path>
        <draw:path draw:style-name="gr113" draw:text-style-name="P57" draw:layer="layout" svg:width="0.25cm" svg:height="0.251cm" svg:x="26.666cm" svg:y="3.296cm" svg:viewBox="0 0 251 252" svg:d="M0 126c0-70 56-126 125-126s126 56 126 126c0 69-57 126-126 126s-125-57-125-126z">
          <text:p/>
        </draw:path>
        <draw:path draw:style-name="gr114" draw:text-style-name="P2" draw:layer="layout" svg:width="0.25cm" svg:height="0.251cm" svg:x="26.666cm" svg:y="3.296cm" svg:viewBox="0 0 251 252" svg:d="M0 126c0-70 56-126 125-126s126 56 126 126c0 69-57 126-126 126s-125-57-125-126z">
          <text:p/>
        </draw:path>
        <draw:path draw:style-name="gr127" draw:text-style-name="P64" draw:layer="layout" svg:width="0.251cm" svg:height="0.251cm" svg:x="22.791cm" svg:y="1.819cm" svg:viewBox="0 0 252 252" svg:d="M0 126c0-69 56-126 126-126 69 0 126 57 126 126s-57 126-126 126c-70 0-126-57-126-126z">
          <text:p/>
        </draw:path>
        <draw:path draw:style-name="gr128" draw:text-style-name="P2" draw:layer="layout" svg:width="0.251cm" svg:height="0.251cm" svg:x="22.791cm" svg:y="1.819cm" svg:viewBox="0 0 252 252" svg:d="M0 126c0-69 56-126 126-126 69 0 126 57 126 126s-57 126-126 126c-70 0-126-57-126-126z">
          <text:p/>
        </draw:path>
        <draw:path draw:style-name="gr127" draw:text-style-name="P64" draw:layer="layout" svg:width="0.251cm" svg:height="0.251cm" svg:x="22.791cm" svg:y="1.685cm" svg:viewBox="0 0 252 252" svg:d="M0 126c0-69 56-126 126-126 69 0 126 57 126 126 0 70-57 126-126 126-70 0-126-56-126-126z">
          <text:p/>
        </draw:path>
        <draw:path draw:style-name="gr128" draw:text-style-name="P2" draw:layer="layout" svg:width="0.251cm" svg:height="0.251cm" svg:x="22.791cm" svg:y="1.685cm" svg:viewBox="0 0 252 252" svg:d="M0 126c0-69 56-126 126-126 69 0 126 57 126 126 0 70-57 126-126 126-70 0-126-56-126-126z">
          <text:p/>
        </draw:path>
        <draw:path draw:style-name="gr127" draw:text-style-name="P64" draw:layer="layout" svg:width="0.251cm" svg:height="0.251cm" svg:x="22.791cm" svg:y="1.619cm" svg:viewBox="0 0 252 252" svg:d="M0 126c0-69 56-126 126-126 69 0 126 57 126 126s-57 126-126 126c-70 0-126-57-126-126z">
          <text:p/>
        </draw:path>
        <draw:path draw:style-name="gr128" draw:text-style-name="P2" draw:layer="layout" svg:width="0.251cm" svg:height="0.251cm" svg:x="22.791cm" svg:y="1.619cm" svg:viewBox="0 0 252 252" svg:d="M0 126c0-69 56-126 126-126 69 0 126 57 126 126s-57 126-126 126c-70 0-126-57-126-126z">
          <text:p/>
        </draw:path>
        <draw:path draw:style-name="gr127" draw:text-style-name="P64" draw:layer="layout" svg:width="0.251cm" svg:height="0.251cm" svg:x="22.791cm" svg:y="1.714cm" svg:viewBox="0 0 252 252" svg:d="M0 125c0-69 56-125 126-125 69 0 126 56 126 125 0 70-57 127-126 127-70 0-126-57-126-127z">
          <text:p/>
        </draw:path>
        <draw:path draw:style-name="gr128" draw:text-style-name="P2" draw:layer="layout" svg:width="0.251cm" svg:height="0.251cm" svg:x="22.791cm" svg:y="1.714cm" svg:viewBox="0 0 252 252" svg:d="M0 125c0-69 56-125 126-125 69 0 126 56 126 125 0 70-57 127-126 127-70 0-126-57-126-127z">
          <text:p/>
        </draw:path>
        <draw:path draw:style-name="gr127" draw:text-style-name="P64" draw:layer="layout" svg:width="0.251cm" svg:height="0.251cm" svg:x="22.791cm" svg:y="1.571cm" svg:viewBox="0 0 252 252" svg:d="M0 126c0-70 56-126 126-126 69 0 126 56 126 126s-57 126-126 126c-70 0-126-56-126-126z">
          <text:p/>
        </draw:path>
        <draw:path draw:style-name="gr128" draw:text-style-name="P2" draw:layer="layout" svg:width="0.251cm" svg:height="0.251cm" svg:x="22.791cm" svg:y="1.571cm" svg:viewBox="0 0 252 252" svg:d="M0 126c0-70 56-126 126-126 69 0 126 56 126 126s-57 126-126 126c-70 0-126-56-126-126z">
          <text:p/>
        </draw:path>
        <draw:path draw:style-name="gr117" draw:text-style-name="P59" draw:layer="layout" svg:width="0.251cm" svg:height="0.251cm" svg:x="23.244cm" svg:y="2.314cm" svg:viewBox="0 0 252 252" svg:d="M0 127c0-70 57-127 126-127 70 0 126 57 126 127 0 69-56 125-126 125-69 0-126-56-126-125z">
          <text:p/>
        </draw:path>
        <draw:path draw:style-name="gr118" draw:text-style-name="P2" draw:layer="layout" svg:width="0.251cm" svg:height="0.251cm" svg:x="23.244cm" svg:y="2.314cm" svg:viewBox="0 0 252 252" svg:d="M0 127c0-70 57-127 126-127 70 0 126 57 126 127 0 69-56 125-126 125-69 0-126-56-126-125z">
          <text:p/>
        </draw:path>
        <draw:path draw:style-name="gr101" draw:text-style-name="P51" draw:layer="layout" svg:width="0.25cm" svg:height="0.251cm" svg:x="22.727cm" svg:y="2.085cm" svg:viewBox="0 0 251 252" svg:d="M0 127c0-69 56-127 125-127 70 0 126 58 126 127s-56 125-126 125c-69 0-125-56-125-125z">
          <text:p/>
        </draw:path>
        <draw:path draw:style-name="gr102" draw:text-style-name="P2" draw:layer="layout" svg:width="0.25cm" svg:height="0.251cm" svg:x="22.727cm" svg:y="2.085cm" svg:viewBox="0 0 251 252" svg:d="M0 127c0-69 56-127 125-127 70 0 126 58 126 127s-56 125-126 125c-69 0-125-56-125-125z">
          <text:p/>
        </draw:path>
        <draw:path draw:style-name="gr101" draw:text-style-name="P51" draw:layer="layout" svg:width="0.25cm" svg:height="0.251cm" svg:x="22.727cm" svg:y="1.99cm" svg:viewBox="0 0 251 252" svg:d="M0 126c0-69 56-126 125-126 70 0 126 57 126 126 0 70-56 126-126 126-69 0-125-56-125-126z">
          <text:p/>
        </draw:path>
        <draw:path draw:style-name="gr102" draw:text-style-name="P2" draw:layer="layout" svg:width="0.25cm" svg:height="0.251cm" svg:x="22.727cm" svg:y="1.99cm" svg:viewBox="0 0 251 252" svg:d="M0 126c0-69 56-126 125-126 70 0 126 57 126 126 0 70-56 126-126 126-69 0-125-56-125-126z">
          <text:p/>
        </draw:path>
        <draw:path draw:style-name="gr101" draw:text-style-name="P51" draw:layer="layout" svg:width="0.25cm" svg:height="0.251cm" svg:x="22.727cm" svg:y="1.838cm" svg:viewBox="0 0 251 252" svg:d="M0 126c0-69 56-126 125-126 70 0 126 57 126 126s-56 126-126 126c-69 0-125-57-125-126z">
          <text:p/>
        </draw:path>
        <draw:path draw:style-name="gr102" draw:text-style-name="P2" draw:layer="layout" svg:width="0.25cm" svg:height="0.251cm" svg:x="22.727cm" svg:y="1.838cm" svg:viewBox="0 0 251 252" svg:d="M0 126c0-69 56-126 125-126 70 0 126 57 126 126s-56 126-126 126c-69 0-125-57-125-126z">
          <text:p/>
        </draw:path>
        <draw:path draw:style-name="gr101" draw:text-style-name="P51" draw:layer="layout" svg:width="0.25cm" svg:height="0.251cm" svg:x="22.727cm" svg:y="1.857cm" svg:viewBox="0 0 251 252" svg:d="M0 126c0-69 56-126 125-126 70 0 126 57 126 126s-56 126-126 126c-69 0-125-57-125-126z">
          <text:p/>
        </draw:path>
        <draw:path draw:style-name="gr102" draw:text-style-name="P2" draw:layer="layout" svg:width="0.25cm" svg:height="0.251cm" svg:x="22.727cm" svg:y="1.857cm" svg:viewBox="0 0 251 252" svg:d="M0 126c0-69 56-126 125-126 70 0 126 57 126 126s-56 126-126 126c-69 0-125-57-125-126z">
          <text:p/>
        </draw:path>
        <draw:polygon draw:style-name="gr136" draw:text-style-name="P69" draw:layer="layout" svg:width="4.26cm" svg:height="1.418cm" svg:x="22.531cm" svg:y="2.475cm" svg:viewBox="0 0 4261 1419" draw:points="0,0 53,15 107,30 161,44 215,59 269,73 323,88 377,102 431,116 485,130 539,144 593,157 647,170 701,183 755,196 809,209 862,222 917,234 971,246 1025,258 1079,270 1133,281 1187,293 1241,304 1295,315 1349,326 1403,336 1457,347 1511,357 1565,367 1619,377 1673,387 1726,396 1780,406 1834,415 1888,425 1942,434 1996,443 2050,452 2104,461 2158,469 2212,478 2266,486 2320,495 2373,504 2427,512 2481,520 2535,528 2589,537 2643,545 2697,553 2751,561 2805,569 2859,577 2913,585 2967,593 3020,601 3074,609 3128,617 3182,624 3236,632 3290,640 3344,648 3398,655 3452,663 3506,671 3560,678 3614,686 3668,694 3722,701 3776,709 3829,716 3883,724 3937,731 3991,739 4045,746 4099,754 4153,761 4207,769 4261,776 4261,1419 4207,1403 4153,1386 4099,1370 4045,1353 3991,1337 3937,1320 3883,1304 3829,1287 3776,1271 3722,1254 3668,1238 3614,1221 3560,1205 3506,1188 3452,1172 3398,1156 3344,1139 3290,1123 3236,1107 3182,1090 3128,1074 3074,1057 3020,1041 2967,1025 2913,1009 2859,992 2805,976 2751,960 2697,944 2643,928 2589,913 2535,897 2481,881 2427,865 2373,849 2320,834 2266,818 2212,803 2158,788 2104,772 2050,757 1996,742 1942,727 1888,712 1834,697 1780,683 1726,668 1673,654 1619,639 1565,625 1511,611 1457,598 1403,584 1349,570 1295,557 1241,544 1187,531 1133,518 1079,506 1025,493 971,481 917,469 862,458 809,446 755,435 701,424 647,413 593,402 539,392 485,382 431,371 377,361 323,351 269,342 215,332 161,323 107,313 53,304 0,295">
          <text:p/>
        </draw:polygon>
        <draw:polyline draw:style-name="gr137" draw:text-style-name="P2" draw:layer="layout" svg:width="4.26cm" svg:height="0.95cm" svg:x="22.531cm" svg:y="2.622cm" svg:viewBox="0 0 4261 951" draw:points="0,0 53,12 107,24 161,36 215,48 269,61 323,73 377,85 431,97 485,109 539,121 593,133 647,145 701,157 755,169 809,181 862,193 917,205 971,217 1025,229 1079,241 1133,253 1187,265 1241,277 1295,289 1349,301 1403,313 1457,325 1511,337 1565,349 1619,361 1673,373 1726,385 1780,397 1834,409 1888,421 1942,433 1996,445 2050,457 2104,469 2158,482 2212,494 2266,506 2320,518 2373,530 2427,542 2481,554 2535,566 2589,578 2643,590 2697,602 2751,614 2805,626 2859,638 2913,650 2967,662 3020,674 3074,686 3128,698 3182,711 3236,723 3290,735 3344,747 3398,759 3452,771 3506,783 3560,795 3614,807 3668,819 3722,831 3776,843 3829,855 3883,867 3937,879 3991,891 4045,903 4099,915 4153,927 4207,939 4261,951">
          <text:p/>
        </draw:polyline>
        <draw:polygon draw:style-name="gr133" draw:text-style-name="P2" draw:layer="layout" svg:width="4.686cm" svg:height="4.927cm" svg:x="22.318cm" svg:y="0.205cm" svg:viewBox="0 0 4687 4928" draw:points="0,4928 4687,4928 4687,0 0,0">
          <text:p/>
        </draw:polygon>
        <draw:line draw:style-name="gr135" draw:text-style-name="P2" draw:layer="layout" svg:x1="22.212cm" svg:y1="4.908cm" svg:x2="22.318cm" svg:y2="4.908cm">
          <text:p/>
        </draw:line>
        <draw:line draw:style-name="gr135" draw:text-style-name="P2" draw:layer="layout" svg:x1="22.212cm" svg:y1="3.955cm" svg:x2="22.318cm" svg:y2="3.955cm">
          <text:p/>
        </draw:line>
        <draw:line draw:style-name="gr135" draw:text-style-name="P2" draw:layer="layout" svg:x1="22.212cm" svg:y1="3.002cm" svg:x2="22.318cm" svg:y2="3.002cm">
          <text:p/>
        </draw:line>
        <draw:line draw:style-name="gr135" draw:text-style-name="P2" draw:layer="layout" svg:x1="22.212cm" svg:y1="2.049cm" svg:x2="22.318cm" svg:y2="2.049cm">
          <text:p/>
        </draw:line>
        <draw:line draw:style-name="gr135" draw:text-style-name="P2" draw:layer="layout" svg:x1="22.212cm" svg:y1="1.096cm" svg:x2="22.318cm" svg:y2="1.096cm">
          <text:p/>
        </draw:line>
        <draw:line draw:style-name="gr135" draw:text-style-name="P2" draw:layer="layout" svg:x1="22.525cm" svg:y1="5.238cm" svg:x2="22.525cm" svg:y2="5.132cm">
          <text:p/>
        </draw:line>
        <draw:line draw:style-name="gr135" draw:text-style-name="P2" draw:layer="layout" svg:x1="23.606cm" svg:y1="5.238cm" svg:x2="23.606cm" svg:y2="5.132cm">
          <text:p/>
        </draw:line>
        <draw:line draw:style-name="gr135" draw:text-style-name="P2" draw:layer="layout" svg:x1="24.687cm" svg:y1="5.238cm" svg:x2="24.687cm" svg:y2="5.132cm">
          <text:p/>
        </draw:line>
        <draw:line draw:style-name="gr135" draw:text-style-name="P2" draw:layer="layout" svg:x1="25.767cm" svg:y1="5.238cm" svg:x2="25.767cm" svg:y2="5.132cm">
          <text:p/>
        </draw:line>
        <draw:line draw:style-name="gr135" draw:text-style-name="P2" draw:layer="layout" svg:x1="26.848cm" svg:y1="5.238cm" svg:x2="26.848cm" svg:y2="5.132cm">
          <text:p/>
        </draw:line>
        <draw:polygon draw:style-name="gr1" draw:text-style-name="P1" draw:layer="layout" svg:width="9.384cm" svg:height="5.455cm" svg:x="27.215cm" svg:y="-0.006cm" svg:viewBox="0 0 9385 5456" draw:points="0,5456 9385,5456 9385,0 0,0">
          <text:p/>
        </draw:polygon>
        <draw:polygon draw:style-name="gr2" draw:text-style-name="P1" draw:layer="layout" svg:width="5.063cm" svg:height="4.927cm" svg:x="27.531cm" svg:y="0.205cm" svg:viewBox="0 0 5064 4928" draw:points="0,4928 5064,4928 5064,0 0,0">
          <text:p/>
        </draw:polygon>
        <draw:line draw:style-name="gr3" draw:text-style-name="P2" draw:layer="layout" svg:x1="27.531cm" svg:y1="4.432cm" svg:x2="32.594cm" svg:y2="4.432cm">
          <text:p/>
        </draw:line>
        <draw:line draw:style-name="gr3" draw:text-style-name="P2" draw:layer="layout" svg:x1="27.531cm" svg:y1="3.479cm" svg:x2="32.594cm" svg:y2="3.479cm">
          <text:p/>
        </draw:line>
        <draw:line draw:style-name="gr3" draw:text-style-name="P2" draw:layer="layout" svg:x1="27.531cm" svg:y1="2.525cm" svg:x2="32.594cm" svg:y2="2.525cm">
          <text:p/>
        </draw:line>
        <draw:line draw:style-name="gr3" draw:text-style-name="P2" draw:layer="layout" svg:x1="27.531cm" svg:y1="1.573cm" svg:x2="32.594cm" svg:y2="1.573cm">
          <text:p/>
        </draw:line>
        <draw:line draw:style-name="gr3" draw:text-style-name="P2" draw:layer="layout" svg:x1="27.531cm" svg:y1="0.619cm" svg:x2="32.594cm" svg:y2="0.619cm">
          <text:p/>
        </draw:line>
        <draw:line draw:style-name="gr3" draw:text-style-name="P2" draw:layer="layout" svg:x1="28.806cm" svg:y1="5.132cm" svg:x2="28.806cm" svg:y2="0.205cm">
          <text:p/>
        </draw:line>
        <draw:line draw:style-name="gr3" draw:text-style-name="P2" draw:layer="layout" svg:x1="30.489cm" svg:y1="5.132cm" svg:x2="30.489cm" svg:y2="0.205cm">
          <text:p/>
        </draw:line>
        <draw:line draw:style-name="gr3" draw:text-style-name="P2" draw:layer="layout" svg:x1="31.824cm" svg:y1="5.132cm" svg:x2="31.824cm" svg:y2="0.205cm">
          <text:p/>
        </draw:line>
        <draw:line draw:style-name="gr4" draw:text-style-name="P2" draw:layer="layout" svg:x1="27.531cm" svg:y1="4.908cm" svg:x2="32.594cm" svg:y2="4.908cm">
          <text:p/>
        </draw:line>
        <draw:line draw:style-name="gr4" draw:text-style-name="P2" draw:layer="layout" svg:x1="27.531cm" svg:y1="3.955cm" svg:x2="32.594cm" svg:y2="3.955cm">
          <text:p/>
        </draw:line>
        <draw:line draw:style-name="gr4" draw:text-style-name="P2" draw:layer="layout" svg:x1="27.531cm" svg:y1="3.002cm" svg:x2="32.594cm" svg:y2="3.002cm">
          <text:p/>
        </draw:line>
        <draw:line draw:style-name="gr4" draw:text-style-name="P2" draw:layer="layout" svg:x1="27.531cm" svg:y1="2.049cm" svg:x2="32.594cm" svg:y2="2.049cm">
          <text:p/>
        </draw:line>
        <draw:line draw:style-name="gr4" draw:text-style-name="P2" draw:layer="layout" svg:x1="27.531cm" svg:y1="1.096cm" svg:x2="32.594cm" svg:y2="1.096cm">
          <text:p/>
        </draw:line>
        <draw:line draw:style-name="gr4" draw:text-style-name="P2" draw:layer="layout" svg:x1="27.964cm" svg:y1="5.132cm" svg:x2="27.964cm" svg:y2="0.205cm">
          <text:p/>
        </draw:line>
        <draw:line draw:style-name="gr4" draw:text-style-name="P2" draw:layer="layout" svg:x1="29.648cm" svg:y1="5.132cm" svg:x2="29.648cm" svg:y2="0.205cm">
          <text:p/>
        </draw:line>
        <draw:line draw:style-name="gr4" draw:text-style-name="P2" draw:layer="layout" svg:x1="31.331cm" svg:y1="5.132cm" svg:x2="31.331cm" svg:y2="0.205cm">
          <text:p/>
        </draw:line>
        <draw:line draw:style-name="gr4" draw:text-style-name="P2" draw:layer="layout" svg:x1="32.316cm" svg:y1="5.132cm" svg:x2="32.316cm" svg:y2="0.205cm">
          <text:p/>
        </draw:line>
        <draw:path draw:style-name="gr5" draw:text-style-name="P3" draw:layer="layout" svg:width="0.25cm" svg:height="0.25cm" svg:x="30.542cm" svg:y="3.83cm" svg:viewBox="0 0 251 251" svg:d="M0 126c0-69 56-126 126-126 69 0 125 57 125 126s-56 125-125 125c-70 0-126-56-126-125z">
          <text:p/>
        </draw:path>
        <draw:path draw:style-name="gr6" draw:text-style-name="P2" draw:layer="layout" svg:width="0.25cm" svg:height="0.25cm" svg:x="30.542cm" svg:y="3.83cm" svg:viewBox="0 0 251 251" svg:d="M0 126c0-69 56-126 126-126 69 0 125 57 125 126s-56 125-125 125c-70 0-126-56-126-125z">
          <text:p/>
        </draw:path>
        <draw:path draw:style-name="gr5" draw:text-style-name="P3" draw:layer="layout" svg:width="0.25cm" svg:height="0.251cm" svg:x="30.542cm" svg:y="3.734cm" svg:viewBox="0 0 251 252" svg:d="M0 126c0-69 56-126 126-126 69 0 125 57 125 126 0 70-56 126-125 126-70 0-126-56-126-126z">
          <text:p/>
        </draw:path>
        <draw:path draw:style-name="gr6" draw:text-style-name="P2" draw:layer="layout" svg:width="0.25cm" svg:height="0.251cm" svg:x="30.542cm" svg:y="3.734cm" svg:viewBox="0 0 251 252" svg:d="M0 126c0-69 56-126 126-126 69 0 125 57 125 126 0 70-56 126-125 126-70 0-126-56-126-126z">
          <text:p/>
        </draw:path>
        <draw:path draw:style-name="gr5" draw:text-style-name="P3" draw:layer="layout" svg:width="0.25cm" svg:height="0.251cm" svg:x="30.542cm" svg:y="3.782cm" svg:viewBox="0 0 251 252" svg:d="M0 127c0-71 56-127 126-127 69 0 125 56 125 127 0 68-56 125-125 125-70 0-126-57-126-125z">
          <text:p/>
        </draw:path>
        <draw:path draw:style-name="gr6" draw:text-style-name="P2" draw:layer="layout" svg:width="0.25cm" svg:height="0.251cm" svg:x="30.542cm" svg:y="3.782cm" svg:viewBox="0 0 251 252" svg:d="M0 127c0-71 56-127 126-127 69 0 125 56 125 127 0 68-56 125-125 125-70 0-126-57-126-125z">
          <text:p/>
        </draw:path>
        <draw:path draw:style-name="gr5" draw:text-style-name="P3" draw:layer="layout" svg:width="0.25cm" svg:height="0.251cm" svg:x="30.542cm" svg:y="3.563cm" svg:viewBox="0 0 251 252" svg:d="M0 126c0-70 56-126 126-126 69 0 125 56 125 126 0 69-56 126-125 126-70 0-126-57-126-126z">
          <text:p/>
        </draw:path>
        <draw:path draw:style-name="gr6" draw:text-style-name="P2" draw:layer="layout" svg:width="0.25cm" svg:height="0.251cm" svg:x="30.542cm" svg:y="3.563cm" svg:viewBox="0 0 251 252" svg:d="M0 126c0-70 56-126 126-126 69 0 125 56 125 126 0 69-56 126-125 126-70 0-126-57-126-126z">
          <text:p/>
        </draw:path>
        <draw:path draw:style-name="gr7" draw:text-style-name="P4" draw:layer="layout" svg:width="0.251cm" svg:height="0.251cm" svg:x="29.795cm" svg:y="4.049cm" svg:viewBox="0 0 252 252" svg:d="M0 126c0-70 57-126 127-126 68 0 125 56 125 126 0 69-57 126-125 126-70 0-127-57-127-126z">
          <text:p/>
        </draw:path>
        <draw:path draw:style-name="gr8" draw:text-style-name="P2" draw:layer="layout" svg:width="0.251cm" svg:height="0.251cm" svg:x="29.795cm" svg:y="4.049cm" svg:viewBox="0 0 252 252" svg:d="M0 126c0-70 57-126 127-126 68 0 125 56 125 126 0 69-57 126-125 126-70 0-127-57-127-126z">
          <text:p/>
        </draw:path>
        <draw:path draw:style-name="gr7" draw:text-style-name="P4" draw:layer="layout" svg:width="0.251cm" svg:height="0.251cm" svg:x="29.795cm" svg:y="3.963cm" svg:viewBox="0 0 252 252" svg:d="M0 126c0-69 57-126 127-126 68 0 125 57 125 126 0 70-57 126-125 126-70 0-127-56-127-126z">
          <text:p/>
        </draw:path>
        <draw:path draw:style-name="gr8" draw:text-style-name="P2" draw:layer="layout" svg:width="0.251cm" svg:height="0.251cm" svg:x="29.795cm" svg:y="3.963cm" svg:viewBox="0 0 252 252" svg:d="M0 126c0-69 57-126 127-126 68 0 125 57 125 126 0 70-57 126-125 126-70 0-127-56-127-126z">
          <text:p/>
        </draw:path>
        <draw:path draw:style-name="gr9" draw:text-style-name="P5" draw:layer="layout" svg:width="0.251cm" svg:height="0.252cm" svg:x="29.967cm" svg:y="3.124cm" svg:viewBox="0 0 252 253" svg:d="M0 127c0-69 57-127 126-127s126 58 126 127-57 126-126 126-126-57-126-126z">
          <text:p/>
        </draw:path>
        <draw:path draw:style-name="gr10" draw:text-style-name="P2" draw:layer="layout" svg:width="0.251cm" svg:height="0.252cm" svg:x="29.967cm" svg:y="3.124cm" svg:viewBox="0 0 252 253" svg:d="M0 127c0-69 57-127 126-127s126 58 126 127-57 126-126 126-126-57-126-126z">
          <text:p/>
        </draw:path>
        <draw:path draw:style-name="gr9" draw:text-style-name="P5" draw:layer="layout" svg:width="0.251cm" svg:height="0.251cm" svg:x="29.967cm" svg:y="3.191cm" svg:viewBox="0 0 252 252" svg:d="M0 126c0-69 57-126 126-126s126 57 126 126-57 126-126 126-126-57-126-126z">
          <text:p/>
        </draw:path>
        <draw:path draw:style-name="gr10" draw:text-style-name="P2" draw:layer="layout" svg:width="0.251cm" svg:height="0.251cm" svg:x="29.967cm" svg:y="3.191cm" svg:viewBox="0 0 252 252" svg:d="M0 126c0-69 57-126 126-126s126 57 126 126-57 126-126 126-126-57-126-126z">
          <text:p/>
        </draw:path>
        <draw:path draw:style-name="gr9" draw:text-style-name="P5" draw:layer="layout" svg:width="0.251cm" svg:height="0.251cm" svg:x="29.967cm" svg:y="3.401cm" svg:viewBox="0 0 252 252" svg:d="M0 125c0-69 57-125 126-125s126 56 126 125-57 127-126 127-126-58-126-127z">
          <text:p/>
        </draw:path>
        <draw:path draw:style-name="gr10" draw:text-style-name="P2" draw:layer="layout" svg:width="0.251cm" svg:height="0.251cm" svg:x="29.967cm" svg:y="3.401cm" svg:viewBox="0 0 252 252" svg:d="M0 125c0-69 57-125 126-125s126 56 126 125-57 127-126 127-126-58-126-127z">
          <text:p/>
        </draw:path>
        <draw:path draw:style-name="gr9" draw:text-style-name="P5" draw:layer="layout" svg:width="0.251cm" svg:height="0.251cm" svg:x="29.967cm" svg:y="3.248cm" svg:viewBox="0 0 252 252" svg:d="M0 126c0-69 57-126 126-126s126 57 126 126c0 70-57 126-126 126s-126-56-126-126z">
          <text:p/>
        </draw:path>
        <draw:path draw:style-name="gr10" draw:text-style-name="P2" draw:layer="layout" svg:width="0.251cm" svg:height="0.251cm" svg:x="29.967cm" svg:y="3.248cm" svg:viewBox="0 0 252 252" svg:d="M0 126c0-69 57-126 126-126s126 57 126 126c0 70-57 126-126 126s-126-56-126-126z">
          <text:p/>
        </draw:path>
        <draw:path draw:style-name="gr11" draw:text-style-name="P6" draw:layer="layout" svg:width="0.251cm" svg:height="0.251cm" svg:x="29.986cm" svg:y="4.011cm" svg:viewBox="0 0 252 252" svg:d="M0 126c0-70 56-126 126-126 69 0 126 56 126 126 0 69-57 126-126 126-70 0-126-57-126-126z">
          <text:p/>
        </draw:path>
        <draw:path draw:style-name="gr12" draw:text-style-name="P2" draw:layer="layout" svg:width="0.251cm" svg:height="0.251cm" svg:x="29.986cm" svg:y="4.011cm" svg:viewBox="0 0 252 252" svg:d="M0 126c0-70 56-126 126-126 69 0 126 56 126 126 0 69-57 126-126 126-70 0-126-57-126-126z">
          <text:p/>
        </draw:path>
        <draw:path draw:style-name="gr11" draw:text-style-name="P6" draw:layer="layout" svg:width="0.251cm" svg:height="0.251cm" svg:x="29.986cm" svg:y="4.087cm" svg:viewBox="0 0 252 252" svg:d="M0 126c0-68 56-126 126-126 69 0 126 58 126 126 0 70-57 126-126 126-70 0-126-56-126-126z">
          <text:p/>
        </draw:path>
        <draw:path draw:style-name="gr12" draw:text-style-name="P2" draw:layer="layout" svg:width="0.251cm" svg:height="0.251cm" svg:x="29.986cm" svg:y="4.087cm" svg:viewBox="0 0 252 252" svg:d="M0 126c0-68 56-126 126-126 69 0 126 58 126 126 0 70-57 126-126 126-70 0-126-56-126-126z">
          <text:p/>
        </draw:path>
        <draw:path draw:style-name="gr11" draw:text-style-name="P6" draw:layer="layout" svg:width="0.251cm" svg:height="0.25cm" svg:x="29.986cm" svg:y="4.059cm" svg:viewBox="0 0 252 251" svg:d="M0 126c0-70 56-126 126-126 69 0 126 56 126 126 0 69-57 125-126 125-70 0-126-56-126-125z">
          <text:p/>
        </draw:path>
        <draw:path draw:style-name="gr12" draw:text-style-name="P2" draw:layer="layout" svg:width="0.251cm" svg:height="0.25cm" svg:x="29.986cm" svg:y="4.059cm" svg:viewBox="0 0 252 251" svg:d="M0 126c0-70 56-126 126-126 69 0 126 56 126 126 0 69-57 125-126 125-70 0-126-56-126-125z">
          <text:p/>
        </draw:path>
        <draw:path draw:style-name="gr11" draw:text-style-name="P6" draw:layer="layout" svg:width="0.251cm" svg:height="0.25cm" svg:x="29.986cm" svg:y="4.097cm" svg:viewBox="0 0 252 251" svg:d="M0 126c0-69 56-126 126-126 69 0 126 57 126 126s-57 125-126 125c-70 0-126-56-126-125z">
          <text:p/>
        </draw:path>
        <draw:path draw:style-name="gr12" draw:text-style-name="P2" draw:layer="layout" svg:width="0.251cm" svg:height="0.25cm" svg:x="29.986cm" svg:y="4.097cm" svg:viewBox="0 0 252 251" svg:d="M0 126c0-69 56-126 126-126 69 0 126 57 126 126s-57 125-126 125c-70 0-126-56-126-125z">
          <text:p/>
        </draw:path>
        <draw:path draw:style-name="gr11" draw:text-style-name="P6" draw:layer="layout" svg:width="0.251cm" svg:height="0.251cm" svg:x="29.986cm" svg:y="4.049cm" svg:viewBox="0 0 252 252" svg:d="M0 126c0-70 56-126 126-126 69 0 126 56 126 126 0 69-57 126-126 126-70 0-126-57-126-126z">
          <text:p/>
        </draw:path>
        <draw:path draw:style-name="gr12" draw:text-style-name="P2" draw:layer="layout" svg:width="0.251cm" svg:height="0.251cm" svg:x="29.986cm" svg:y="4.049cm" svg:viewBox="0 0 252 252" svg:d="M0 126c0-70 56-126 126-126 69 0 126 56 126 126 0 69-57 126-126 126-70 0-126-57-126-126z">
          <text:p/>
        </draw:path>
        <draw:path draw:style-name="gr13" draw:text-style-name="P7" draw:layer="layout" svg:width="0.251cm" svg:height="0.251cm" svg:x="30.077cm" svg:y="3.296cm" svg:viewBox="0 0 252 252" svg:d="M0 126c0-70 57-126 126-126s126 56 126 126c0 69-57 126-126 126s-126-57-126-126z">
          <text:p/>
        </draw:path>
        <draw:path draw:style-name="gr14" draw:text-style-name="P2" draw:layer="layout" svg:width="0.251cm" svg:height="0.251cm" svg:x="30.077cm" svg:y="3.296cm" svg:viewBox="0 0 252 252" svg:d="M0 126c0-70 57-126 126-126s126 56 126 126c0 69-57 126-126 126s-126-57-126-126z">
          <text:p/>
        </draw:path>
        <draw:path draw:style-name="gr15" draw:text-style-name="P8" draw:layer="layout" svg:width="0.251cm" svg:height="0.251cm" svg:x="30.283cm" svg:y="4.22cm" svg:viewBox="0 0 252 252" svg:d="M0 126c0-69 57-126 127-126 69 0 125 57 125 126 0 70-56 126-125 126-70 0-127-56-127-126z">
          <text:p/>
        </draw:path>
        <draw:path draw:style-name="gr16" draw:text-style-name="P2" draw:layer="layout" svg:width="0.251cm" svg:height="0.251cm" svg:x="30.283cm" svg:y="4.22cm" svg:viewBox="0 0 252 252" svg:d="M0 126c0-69 57-126 127-126 69 0 125 57 125 126 0 70-56 126-125 126-70 0-127-56-127-126z">
          <text:p/>
        </draw:path>
        <draw:path draw:style-name="gr15" draw:text-style-name="P8" draw:layer="layout" svg:width="0.251cm" svg:height="0.251cm" svg:x="30.283cm" svg:y="4.22cm" svg:viewBox="0 0 252 252" svg:d="M0 126c0-69 57-126 127-126 69 0 125 57 125 126 0 70-56 126-125 126-70 0-127-56-127-126z">
          <text:p/>
        </draw:path>
        <draw:path draw:style-name="gr16" draw:text-style-name="P2" draw:layer="layout" svg:width="0.251cm" svg:height="0.251cm" svg:x="30.283cm" svg:y="4.22cm" svg:viewBox="0 0 252 252" svg:d="M0 126c0-69 57-126 127-126 69 0 125 57 125 126 0 70-56 126-125 126-70 0-127-56-127-126z">
          <text:p/>
        </draw:path>
        <draw:path draw:style-name="gr15" draw:text-style-name="P8" draw:layer="layout" svg:width="0.251cm" svg:height="0.251cm" svg:x="30.283cm" svg:y="4.144cm" svg:viewBox="0 0 252 252" svg:d="M0 126c0-69 57-126 127-126 69 0 125 57 125 126s-56 126-125 126c-70 0-127-57-127-126z">
          <text:p/>
        </draw:path>
        <draw:path draw:style-name="gr16" draw:text-style-name="P2" draw:layer="layout" svg:width="0.251cm" svg:height="0.251cm" svg:x="30.283cm" svg:y="4.144cm" svg:viewBox="0 0 252 252" svg:d="M0 126c0-69 57-126 127-126 69 0 125 57 125 126s-56 126-125 126c-70 0-127-57-127-126z">
          <text:p/>
        </draw:path>
        <draw:path draw:style-name="gr15" draw:text-style-name="P8" draw:layer="layout" svg:width="0.251cm" svg:height="0.251cm" svg:x="30.283cm" svg:y="3.973cm" svg:viewBox="0 0 252 252" svg:d="M0 125c0-69 57-125 127-125 69 0 125 56 125 125 0 70-56 127-125 127-70 0-127-57-127-127z">
          <text:p/>
        </draw:path>
        <draw:path draw:style-name="gr16" draw:text-style-name="P2" draw:layer="layout" svg:width="0.251cm" svg:height="0.251cm" svg:x="30.283cm" svg:y="3.973cm" svg:viewBox="0 0 252 252" svg:d="M0 125c0-69 57-125 127-125 69 0 125 56 125 125 0 70-56 127-125 127-70 0-127-57-127-127z">
          <text:p/>
        </draw:path>
        <draw:path draw:style-name="gr17" draw:text-style-name="P9" draw:layer="layout" svg:width="0.251cm" svg:height="0.251cm" svg:x="31.89cm" svg:y="2.314cm" svg:viewBox="0 0 252 252" svg:d="M0 127c0-70 56-127 125-127s127 57 127 127c0 69-58 125-127 125s-125-56-125-125z">
          <text:p/>
        </draw:path>
        <draw:path draw:style-name="gr18" draw:text-style-name="P2" draw:layer="layout" svg:width="0.251cm" svg:height="0.251cm" svg:x="31.89cm" svg:y="2.314cm" svg:viewBox="0 0 252 252" svg:d="M0 127c0-70 56-127 125-127s127 57 127 127c0 69-58 125-127 125s-125-56-125-125z">
          <text:p/>
        </draw:path>
        <draw:path draw:style-name="gr19" draw:text-style-name="P10" draw:layer="layout" svg:width="0.251cm" svg:height="0.25cm" svg:x="27.636cm" svg:y="3.02cm" svg:viewBox="0 0 252 251" svg:d="M0 126c0-70 56-126 126-126 69 0 126 56 126 126 0 69-57 125-126 125-70 0-126-56-126-125z">
          <text:p/>
        </draw:path>
        <draw:path draw:style-name="gr20" draw:text-style-name="P2" draw:layer="layout" svg:width="0.251cm" svg:height="0.25cm" svg:x="27.636cm" svg:y="3.02cm" svg:viewBox="0 0 252 251" svg:d="M0 126c0-70 56-126 126-126 69 0 126 56 126 126 0 69-57 125-126 125-70 0-126-56-126-125z">
          <text:p/>
        </draw:path>
        <draw:path draw:style-name="gr21" draw:text-style-name="P11" draw:layer="layout" svg:width="0.251cm" svg:height="0.251cm" svg:x="30.036cm" svg:y="3.582cm" svg:viewBox="0 0 252 252" svg:d="M0 126c0-69 57-126 126-126s126 57 126 126-57 126-126 126-126-57-126-126z">
          <text:p/>
        </draw:path>
        <draw:path draw:style-name="gr22" draw:text-style-name="P2" draw:layer="layout" svg:width="0.251cm" svg:height="0.251cm" svg:x="30.036cm" svg:y="3.582cm" svg:viewBox="0 0 252 252" svg:d="M0 126c0-69 57-126 126-126s126 57 126 126-57 126-126 126-126-57-126-126z">
          <text:p/>
        </draw:path>
        <draw:path draw:style-name="gr23" draw:text-style-name="P12" draw:layer="layout" svg:width="0.251cm" svg:height="0.25cm" svg:x="31.659cm" svg:y="2.572cm" svg:viewBox="0 0 252 251" svg:d="M0 126c0-69 57-126 126-126s126 57 126 126-57 125-126 125-126-56-126-125z">
          <text:p/>
        </draw:path>
        <draw:path draw:style-name="gr24" draw:text-style-name="P2" draw:layer="layout" svg:width="0.251cm" svg:height="0.25cm" svg:x="31.659cm" svg:y="2.572cm" svg:viewBox="0 0 252 251" svg:d="M0 126c0-69 57-126 126-126s126 57 126 126-57 125-126 125-126-56-126-125z">
          <text:p/>
        </draw:path>
        <draw:path draw:style-name="gr25" draw:text-style-name="P13" draw:layer="layout" svg:width="0.251cm" svg:height="0.251cm" svg:x="32.239cm" svg:y="2.667cm" svg:viewBox="0 0 252 252" svg:d="M0 125c0-69 56-125 125-125 70 0 127 56 127 125s-57 127-127 127c-69 0-125-58-125-127z">
          <text:p/>
        </draw:path>
        <draw:path draw:style-name="gr26" draw:text-style-name="P2" draw:layer="layout" svg:width="0.251cm" svg:height="0.251cm" svg:x="32.239cm" svg:y="2.667cm" svg:viewBox="0 0 252 252" svg:d="M0 125c0-69 56-125 125-125 70 0 127 56 127 125s-57 127-127 127c-69 0-125-58-125-127z">
          <text:p/>
        </draw:path>
        <draw:path draw:style-name="gr27" draw:text-style-name="P14" draw:layer="layout" svg:width="0.251cm" svg:height="0.251cm" svg:x="29.642cm" svg:y="4.125cm" svg:viewBox="0 0 252 252" svg:d="M0 125c0-68 56-125 125-125s127 57 127 125c0 70-58 127-127 127s-125-57-125-127z">
          <text:p/>
        </draw:path>
        <draw:path draw:style-name="gr28" draw:text-style-name="P2" draw:layer="layout" svg:width="0.251cm" svg:height="0.251cm" svg:x="29.642cm" svg:y="4.125cm" svg:viewBox="0 0 252 252" svg:d="M0 125c0-68 56-125 125-125s127 57 127 125c0 70-58 127-127 127s-125-57-125-127z">
          <text:p/>
        </draw:path>
        <draw:path draw:style-name="gr29" draw:text-style-name="P15" draw:layer="layout" svg:width="0.25cm" svg:height="0.251cm" svg:x="29.151cm" svg:y="2.219cm" svg:viewBox="0 0 251 252" svg:d="M0 125c0-68 56-125 125-125s126 57 126 125c0 71-57 127-126 127s-125-56-125-127z">
          <text:p/>
        </draw:path>
        <draw:path draw:style-name="gr30" draw:text-style-name="P2" draw:layer="layout" svg:width="0.25cm" svg:height="0.251cm" svg:x="29.151cm" svg:y="2.219cm" svg:viewBox="0 0 251 252" svg:d="M0 125c0-68 56-125 125-125s126 57 126 125c0 71-57 127-126 127s-125-56-125-127z">
          <text:p/>
        </draw:path>
        <draw:path draw:style-name="gr31" draw:text-style-name="P16" draw:layer="layout" svg:width="0.25cm" svg:height="0.25cm" svg:x="30.386cm" svg:y="4.097cm" svg:viewBox="0 0 251 251" svg:d="M0 126c0-69 56-126 125-126s126 57 126 126-57 125-126 125-125-56-125-125z">
          <text:p/>
        </draw:path>
        <draw:path draw:style-name="gr32" draw:text-style-name="P2" draw:layer="layout" svg:width="0.25cm" svg:height="0.25cm" svg:x="30.386cm" svg:y="4.097cm" svg:viewBox="0 0 251 251" svg:d="M0 126c0-69 56-126 125-126s126 57 126 126-57 125-126 125-125-56-125-125z">
          <text:p/>
        </draw:path>
        <draw:path draw:style-name="gr9" draw:text-style-name="P5" draw:layer="layout" svg:width="0.251cm" svg:height="0.251cm" svg:x="29.967cm" svg:y="3.353cm" svg:viewBox="0 0 252 252" svg:d="M0 127c0-70 57-127 126-127s126 57 126 127c0 69-57 125-126 125s-126-56-126-125z">
          <text:p/>
        </draw:path>
        <draw:path draw:style-name="gr10" draw:text-style-name="P2" draw:layer="layout" svg:width="0.251cm" svg:height="0.251cm" svg:x="29.967cm" svg:y="3.353cm" svg:viewBox="0 0 252 252" svg:d="M0 127c0-70 57-127 126-127s126 57 126 127c0 69-57 125-126 125s-126-56-126-125z">
          <text:p/>
        </draw:path>
        <draw:path draw:style-name="gr33" draw:text-style-name="P17" draw:layer="layout" svg:width="0.251cm" svg:height="0.25cm" svg:x="31.09cm" svg:y="2.534cm" svg:viewBox="0 0 252 251" svg:d="M0 126c0-70 58-126 126-126 70 0 126 56 126 126 0 69-56 125-126 125-68 0-126-56-126-125z">
          <text:p/>
        </draw:path>
        <draw:path draw:style-name="gr34" draw:text-style-name="P2" draw:layer="layout" svg:width="0.251cm" svg:height="0.25cm" svg:x="31.09cm" svg:y="2.534cm" svg:viewBox="0 0 252 251" svg:d="M0 126c0-70 58-126 126-126 70 0 126 56 126 126 0 69-56 125-126 125-68 0-126-56-126-125z">
          <text:p/>
        </draw:path>
        <draw:path draw:style-name="gr7" draw:text-style-name="P4" draw:layer="layout" svg:width="0.251cm" svg:height="0.251cm" svg:x="29.795cm" svg:y="4.116cm" svg:viewBox="0 0 252 252" svg:d="M0 126c0-69 57-126 127-126 68 0 125 57 125 126s-57 126-125 126c-70 0-127-57-127-126z">
          <text:p/>
        </draw:path>
        <draw:path draw:style-name="gr8" draw:text-style-name="P2" draw:layer="layout" svg:width="0.251cm" svg:height="0.251cm" svg:x="29.795cm" svg:y="4.116cm" svg:viewBox="0 0 252 252" svg:d="M0 126c0-69 57-126 127-126 68 0 125 57 125 126s-57 126-125 126c-70 0-127-57-127-126z">
          <text:p/>
        </draw:path>
        <draw:path draw:style-name="gr35" draw:text-style-name="P18" draw:layer="layout" svg:width="0.251cm" svg:height="0.25cm" svg:x="31.36cm" svg:y="3.02cm" svg:viewBox="0 0 252 251" svg:d="M0 126c0-70 57-126 127-126 68 0 125 56 125 126 0 69-57 125-125 125-70 0-127-56-127-125z">
          <text:p/>
        </draw:path>
        <draw:path draw:style-name="gr36" draw:text-style-name="P2" draw:layer="layout" svg:width="0.251cm" svg:height="0.25cm" svg:x="31.36cm" svg:y="3.02cm" svg:viewBox="0 0 252 251" svg:d="M0 126c0-70 57-126 127-126 68 0 125 56 125 126 0 69-57 125-125 125-70 0-127-56-127-125z">
          <text:p/>
        </draw:path>
        <draw:path draw:style-name="gr35" draw:text-style-name="P18" draw:layer="layout" svg:width="0.251cm" svg:height="0.251cm" svg:x="31.36cm" svg:y="3.382cm" svg:viewBox="0 0 252 252" svg:d="M0 125c0-69 57-125 127-125 68 0 125 56 125 125s-57 127-125 127c-70 0-127-58-127-127z">
          <text:p/>
        </draw:path>
        <draw:path draw:style-name="gr36" draw:text-style-name="P2" draw:layer="layout" svg:width="0.251cm" svg:height="0.251cm" svg:x="31.36cm" svg:y="3.382cm" svg:viewBox="0 0 252 252" svg:d="M0 125c0-69 57-125 127-125 68 0 125 56 125 125s-57 127-125 127c-70 0-127-58-127-127z">
          <text:p/>
        </draw:path>
        <draw:path draw:style-name="gr7" draw:text-style-name="P4" draw:layer="layout" svg:width="0.251cm" svg:height="0.25cm" svg:x="29.795cm" svg:y="3.849cm" svg:viewBox="0 0 252 251" svg:d="M0 126c0-69 57-126 127-126 68 0 125 57 125 126s-57 125-125 125c-70 0-127-56-127-125z">
          <text:p/>
        </draw:path>
        <draw:path draw:style-name="gr8" draw:text-style-name="P2" draw:layer="layout" svg:width="0.251cm" svg:height="0.25cm" svg:x="29.795cm" svg:y="3.849cm" svg:viewBox="0 0 252 251" svg:d="M0 126c0-69 57-126 127-126 68 0 125 57 125 126s-57 125-125 125c-70 0-127-56-127-125z">
          <text:p/>
        </draw:path>
        <draw:path draw:style-name="gr37" draw:text-style-name="P19" draw:layer="layout" svg:width="0.251cm" svg:height="0.251cm" svg:x="28.687cm" svg:y="2.877cm" svg:viewBox="0 0 252 252" svg:d="M0 125c0-69 57-125 126-125 70 0 126 56 126 125s-56 127-126 127c-69 0-126-58-126-127z">
          <text:p/>
        </draw:path>
        <draw:path draw:style-name="gr38" draw:text-style-name="P2" draw:layer="layout" svg:width="0.251cm" svg:height="0.251cm" svg:x="28.687cm" svg:y="2.877cm" svg:viewBox="0 0 252 252" svg:d="M0 125c0-69 57-125 126-125 70 0 126 56 126 125s-56 127-126 127c-69 0-126-58-126-127z">
          <text:p/>
        </draw:path>
        <draw:path draw:style-name="gr37" draw:text-style-name="P19" draw:layer="layout" svg:width="0.251cm" svg:height="0.25cm" svg:x="28.687cm" svg:y="2.982cm" svg:viewBox="0 0 252 251" svg:d="M0 125c0-69 57-125 126-125 70 0 126 56 126 125 0 70-56 126-126 126-69 0-126-56-126-126z">
          <text:p/>
        </draw:path>
        <draw:path draw:style-name="gr38" draw:text-style-name="P2" draw:layer="layout" svg:width="0.251cm" svg:height="0.25cm" svg:x="28.687cm" svg:y="2.982cm" svg:viewBox="0 0 252 251" svg:d="M0 125c0-69 57-125 126-125 70 0 126 56 126 125 0 70-56 126-126 126-69 0-126-56-126-126z">
          <text:p/>
        </draw:path>
        <draw:path draw:style-name="gr37" draw:text-style-name="P19" draw:layer="layout" svg:width="0.251cm" svg:height="0.251cm" svg:x="28.687cm" svg:y="2.772cm" svg:viewBox="0 0 252 252" svg:d="M0 126c0-70 57-126 126-126 70 0 126 56 126 126 0 69-56 126-126 126-69 0-126-57-126-126z">
          <text:p/>
        </draw:path>
        <draw:path draw:style-name="gr38" draw:text-style-name="P2" draw:layer="layout" svg:width="0.251cm" svg:height="0.251cm" svg:x="28.687cm" svg:y="2.772cm" svg:viewBox="0 0 252 252" svg:d="M0 126c0-70 57-126 126-126 70 0 126 56 126 126 0 69-56 126-126 126-69 0-126-57-126-126z">
          <text:p/>
        </draw:path>
        <draw:path draw:style-name="gr39" draw:text-style-name="P20" draw:layer="layout" svg:width="0.251cm" svg:height="0.251cm" svg:x="28.981cm" svg:y="2.886cm" svg:viewBox="0 0 252 252" svg:d="M0 126c0-69 57-126 126-126 70 0 126 57 126 126s-56 126-126 126c-69 0-126-57-126-126z">
          <text:p/>
        </draw:path>
        <draw:path draw:style-name="gr40" draw:text-style-name="P2" draw:layer="layout" svg:width="0.251cm" svg:height="0.251cm" svg:x="28.981cm" svg:y="2.886cm" svg:viewBox="0 0 252 252" svg:d="M0 126c0-69 57-126 126-126 70 0 126 57 126 126s-56 126-126 126c-69 0-126-57-126-126z">
          <text:p/>
        </draw:path>
        <draw:path draw:style-name="gr41" draw:text-style-name="P21" draw:layer="layout" svg:width="0.251cm" svg:height="0.25cm" svg:x="29.946cm" svg:y="4.44cm" svg:viewBox="0 0 252 251" svg:d="M0 125c0-69 57-125 125-125 70 0 127 56 127 125 0 70-57 126-127 126-68 0-125-56-125-126z">
          <text:p/>
        </draw:path>
        <draw:path draw:style-name="gr42" draw:text-style-name="P2" draw:layer="layout" svg:width="0.251cm" svg:height="0.25cm" svg:x="29.946cm" svg:y="4.44cm" svg:viewBox="0 0 252 251" svg:d="M0 125c0-69 57-125 125-125 70 0 127 56 127 125 0 70-57 126-127 126-68 0-125-56-125-126z">
          <text:p/>
        </draw:path>
        <draw:path draw:style-name="gr13" draw:text-style-name="P7" draw:layer="layout" svg:width="0.251cm" svg:height="0.251cm" svg:x="30.077cm" svg:y="3.229cm" svg:viewBox="0 0 252 252" svg:d="M0 126c0-69 57-126 126-126s126 57 126 126c0 70-57 126-126 126s-126-56-126-126z">
          <text:p/>
        </draw:path>
        <draw:path draw:style-name="gr14" draw:text-style-name="P2" draw:layer="layout" svg:width="0.251cm" svg:height="0.251cm" svg:x="30.077cm" svg:y="3.229cm" svg:viewBox="0 0 252 252" svg:d="M0 126c0-69 57-126 126-126s126 57 126 126c0 70-57 126-126 126s-126-56-126-126z">
          <text:p/>
        </draw:path>
        <draw:path draw:style-name="gr13" draw:text-style-name="P7" draw:layer="layout" svg:width="0.251cm" svg:height="0.251cm" svg:x="30.077cm" svg:y="3.391cm" svg:viewBox="0 0 252 252" svg:d="M0 126c0-69 57-126 126-126s126 57 126 126-57 126-126 126-126-57-126-126z">
          <text:p/>
        </draw:path>
        <draw:path draw:style-name="gr14" draw:text-style-name="P2" draw:layer="layout" svg:width="0.251cm" svg:height="0.251cm" svg:x="30.077cm" svg:y="3.391cm" svg:viewBox="0 0 252 252" svg:d="M0 126c0-69 57-126 126-126s126 57 126 126-57 126-126 126-126-57-126-126z">
          <text:p/>
        </draw:path>
        <draw:path draw:style-name="gr13" draw:text-style-name="P7" draw:layer="layout" svg:width="0.251cm" svg:height="0.252cm" svg:x="30.077cm" svg:y="3.343cm" svg:viewBox="0 0 252 253" svg:d="M0 127c0-69 57-127 126-127s126 58 126 127-57 126-126 126-126-57-126-126z">
          <text:p/>
        </draw:path>
        <draw:path draw:style-name="gr14" draw:text-style-name="P2" draw:layer="layout" svg:width="0.251cm" svg:height="0.252cm" svg:x="30.077cm" svg:y="3.343cm" svg:viewBox="0 0 252 253" svg:d="M0 127c0-69 57-127 126-127s126 58 126 127-57 126-126 126-126-57-126-126z">
          <text:p/>
        </draw:path>
        <draw:path draw:style-name="gr13" draw:text-style-name="P7" draw:layer="layout" svg:width="0.251cm" svg:height="0.252cm" svg:x="30.077cm" svg:y="3.324cm" svg:viewBox="0 0 252 253" svg:d="M0 127c0-70 57-127 126-127s126 57 126 127c0 69-57 126-126 126s-126-57-126-126z">
          <text:p/>
        </draw:path>
        <draw:path draw:style-name="gr14" draw:text-style-name="P2" draw:layer="layout" svg:width="0.251cm" svg:height="0.252cm" svg:x="30.077cm" svg:y="3.324cm" svg:viewBox="0 0 252 253" svg:d="M0 127c0-70 57-127 126-127s126 57 126 127c0 69-57 126-126 126s-126-57-126-126z">
          <text:p/>
        </draw:path>
        <draw:path draw:style-name="gr43" draw:text-style-name="P22" draw:layer="layout" svg:width="0.251cm" svg:height="0.251cm" svg:x="32.048cm" svg:y="2.457cm" svg:viewBox="0 0 252 252" svg:d="M0 126c0-69 57-126 127-126 69 0 125 57 125 126 0 70-56 126-125 126-70 0-127-56-127-126z">
          <text:p/>
        </draw:path>
        <draw:path draw:style-name="gr44" draw:text-style-name="P2" draw:layer="layout" svg:width="0.251cm" svg:height="0.251cm" svg:x="32.048cm" svg:y="2.457cm" svg:viewBox="0 0 252 252" svg:d="M0 126c0-69 57-126 127-126 69 0 125 57 125 126 0 70-56 126-125 126-70 0-127-56-127-126z">
          <text:p/>
        </draw:path>
        <draw:path draw:style-name="gr45" draw:text-style-name="P23" draw:layer="layout" svg:width="0.251cm" svg:height="0.251cm" svg:x="31.786cm" svg:y="3.229cm" svg:viewBox="0 0 252 252" svg:d="M0 126c0-69 57-126 127-126 69 0 125 57 125 126 0 70-56 126-125 126-70 0-127-56-127-126z">
          <text:p/>
        </draw:path>
        <draw:path draw:style-name="gr46" draw:text-style-name="P2" draw:layer="layout" svg:width="0.251cm" svg:height="0.251cm" svg:x="31.786cm" svg:y="3.229cm" svg:viewBox="0 0 252 252" svg:d="M0 126c0-69 57-126 127-126 69 0 125 57 125 126 0 70-56 126-125 126-70 0-127-56-127-126z">
          <text:p/>
        </draw:path>
        <draw:path draw:style-name="gr47" draw:text-style-name="P24" draw:layer="layout" svg:width="0.251cm" svg:height="0.251cm" svg:x="30.575cm" svg:y="3.858cm" svg:viewBox="0 0 252 252" svg:d="M0 127c0-69 58-127 127-127s125 58 125 127-56 125-125 125-127-56-127-125z">
          <text:p/>
        </draw:path>
        <draw:path draw:style-name="gr48" draw:text-style-name="P2" draw:layer="layout" svg:width="0.251cm" svg:height="0.251cm" svg:x="30.575cm" svg:y="3.858cm" svg:viewBox="0 0 252 252" svg:d="M0 127c0-69 58-127 127-127s125 58 125 127-56 125-125 125-127-56-127-125z">
          <text:p/>
        </draw:path>
        <draw:path draw:style-name="gr45" draw:text-style-name="P23" draw:layer="layout" svg:width="0.251cm" svg:height="0.25cm" svg:x="31.786cm" svg:y="3.163cm" svg:viewBox="0 0 252 251" svg:d="M0 125c0-69 57-125 127-125 69 0 125 56 125 125s-56 126-125 126c-70 0-127-57-127-126z">
          <text:p/>
        </draw:path>
        <draw:path draw:style-name="gr46" draw:text-style-name="P2" draw:layer="layout" svg:width="0.251cm" svg:height="0.25cm" svg:x="31.786cm" svg:y="3.163cm" svg:viewBox="0 0 252 251" svg:d="M0 125c0-69 57-125 127-125 69 0 125 56 125 125s-56 126-125 126c-70 0-127-57-127-126z">
          <text:p/>
        </draw:path>
        <draw:path draw:style-name="gr43" draw:text-style-name="P22" draw:layer="layout" svg:width="0.251cm" svg:height="0.251cm" svg:x="32.048cm" svg:y="2.686cm" svg:viewBox="0 0 252 252" svg:d="M0 125c0-69 57-125 127-125 69 0 125 56 125 125 0 70-56 127-125 127-70 0-127-57-127-127z">
          <text:p/>
        </draw:path>
        <draw:path draw:style-name="gr44" draw:text-style-name="P2" draw:layer="layout" svg:width="0.251cm" svg:height="0.251cm" svg:x="32.048cm" svg:y="2.686cm" svg:viewBox="0 0 252 252" svg:d="M0 125c0-69 57-125 127-125 69 0 125 56 125 125 0 70-56 127-125 127-70 0-127-57-127-127z">
          <text:p/>
        </draw:path>
        <draw:path draw:style-name="gr45" draw:text-style-name="P23" draw:layer="layout" svg:width="0.251cm" svg:height="0.251cm" svg:x="31.786cm" svg:y="3.077cm" svg:viewBox="0 0 252 252" svg:d="M0 126c0-69 57-126 127-126 69 0 125 57 125 126s-56 126-125 126c-70 0-127-57-127-126z">
          <text:p/>
        </draw:path>
        <draw:path draw:style-name="gr46" draw:text-style-name="P2" draw:layer="layout" svg:width="0.251cm" svg:height="0.251cm" svg:x="31.786cm" svg:y="3.077cm" svg:viewBox="0 0 252 252" svg:d="M0 126c0-69 57-126 127-126 69 0 125 57 125 126s-56 126-125 126c-70 0-127-57-127-126z">
          <text:p/>
        </draw:path>
        <draw:path draw:style-name="gr45" draw:text-style-name="P23" draw:layer="layout" svg:width="0.251cm" svg:height="0.251cm" svg:x="31.786cm" svg:y="2.972cm" svg:viewBox="0 0 252 252" svg:d="M0 125c0-69 57-125 127-125 69 0 125 56 125 125 0 70-56 127-125 127-70 0-127-57-127-127z">
          <text:p/>
        </draw:path>
        <draw:path draw:style-name="gr46" draw:text-style-name="P2" draw:layer="layout" svg:width="0.251cm" svg:height="0.251cm" svg:x="31.786cm" svg:y="2.972cm" svg:viewBox="0 0 252 252" svg:d="M0 125c0-69 57-125 127-125 69 0 125 56 125 125 0 70-56 127-125 127-70 0-127-57-127-127z">
          <text:p/>
        </draw:path>
        <draw:path draw:style-name="gr49" draw:text-style-name="P25" draw:layer="layout" svg:width="0.251cm" svg:height="0.251cm" svg:x="30.106cm" svg:y="4.287cm" svg:viewBox="0 0 252 252" svg:d="M0 127c0-70 58-127 127-127s125 57 125 127c0 69-56 125-125 125s-127-56-127-125z">
          <text:p/>
        </draw:path>
        <draw:path draw:style-name="gr50" draw:text-style-name="P2" draw:layer="layout" svg:width="0.251cm" svg:height="0.251cm" svg:x="30.106cm" svg:y="4.287cm" svg:viewBox="0 0 252 252" svg:d="M0 127c0-70 58-127 127-127s125 57 125 127c0 69-56 125-125 125s-127-56-127-125z">
          <text:p/>
        </draw:path>
        <draw:path draw:style-name="gr49" draw:text-style-name="P25" draw:layer="layout" svg:width="0.251cm" svg:height="0.251cm" svg:x="30.106cm" svg:y="4.144cm" svg:viewBox="0 0 252 252" svg:d="M0 126c0-69 58-126 127-126s125 57 125 126-56 126-125 126-127-57-127-126z">
          <text:p/>
        </draw:path>
        <draw:path draw:style-name="gr50" draw:text-style-name="P2" draw:layer="layout" svg:width="0.251cm" svg:height="0.251cm" svg:x="30.106cm" svg:y="4.144cm" svg:viewBox="0 0 252 252" svg:d="M0 126c0-69 58-126 127-126s125 57 125 126-56 126-125 126-127-57-127-126z">
          <text:p/>
        </draw:path>
        <draw:path draw:style-name="gr33" draw:text-style-name="P17" draw:layer="layout" svg:width="0.251cm" svg:height="0.251cm" svg:x="31.09cm" svg:y="2.667cm" svg:viewBox="0 0 252 252" svg:d="M0 125c0-69 58-125 126-125 70 0 126 56 126 125s-56 127-126 127c-68 0-126-58-126-127z">
          <text:p/>
        </draw:path>
        <draw:path draw:style-name="gr34" draw:text-style-name="P2" draw:layer="layout" svg:width="0.251cm" svg:height="0.251cm" svg:x="31.09cm" svg:y="2.667cm" svg:viewBox="0 0 252 252" svg:d="M0 125c0-69 58-125 126-125 70 0 126 56 126 125s-56 127-126 127c-68 0-126-58-126-127z">
          <text:p/>
        </draw:path>
        <draw:path draw:style-name="gr51" draw:text-style-name="P26" draw:layer="layout" svg:width="0.251cm" svg:height="0.251cm" svg:x="28.633cm" svg:y="2.467cm" svg:viewBox="0 0 252 252" svg:d="M0 125c0-69 57-125 126-125s126 56 126 125c0 70-57 127-126 127s-126-57-126-127z">
          <text:p/>
        </draw:path>
        <draw:path draw:style-name="gr52" draw:text-style-name="P2" draw:layer="layout" svg:width="0.251cm" svg:height="0.251cm" svg:x="28.633cm" svg:y="2.467cm" svg:viewBox="0 0 252 252" svg:d="M0 125c0-69 57-125 126-125s126 56 126 125c0 70-57 127-126 127s-126-57-126-127z">
          <text:p/>
        </draw:path>
        <draw:path draw:style-name="gr49" draw:text-style-name="P25" draw:layer="layout" svg:width="0.251cm" svg:height="0.25cm" svg:x="30.106cm" svg:y="4.24cm" svg:viewBox="0 0 252 251" svg:d="M0 125c0-69 58-125 127-125s125 56 125 125c0 70-56 126-125 126s-127-56-127-126z">
          <text:p/>
        </draw:path>
        <draw:path draw:style-name="gr50" draw:text-style-name="P2" draw:layer="layout" svg:width="0.251cm" svg:height="0.25cm" svg:x="30.106cm" svg:y="4.24cm" svg:viewBox="0 0 252 251" svg:d="M0 125c0-69 58-125 127-125s125 56 125 125c0 70-56 126-125 126s-127-56-127-126z">
          <text:p/>
        </draw:path>
        <draw:path draw:style-name="gr49" draw:text-style-name="P25" draw:layer="layout" svg:width="0.251cm" svg:height="0.25cm" svg:x="30.106cm" svg:y="4.059cm" svg:viewBox="0 0 252 251" svg:d="M0 126c0-70 58-126 127-126s125 56 125 126c0 69-56 125-125 125s-127-56-127-125z">
          <text:p/>
        </draw:path>
        <draw:path draw:style-name="gr50" draw:text-style-name="P2" draw:layer="layout" svg:width="0.251cm" svg:height="0.25cm" svg:x="30.106cm" svg:y="4.059cm" svg:viewBox="0 0 252 251" svg:d="M0 126c0-70 58-126 127-126s125 56 125 126c0 69-56 125-125 125s-127-56-127-125z">
          <text:p/>
        </draw:path>
        <draw:path draw:style-name="gr49" draw:text-style-name="P25" draw:layer="layout" svg:width="0.251cm" svg:height="0.251cm" svg:x="30.106cm" svg:y="3.982cm" svg:viewBox="0 0 252 252" svg:d="M0 126c0-69 58-126 127-126s125 57 125 126c0 70-56 126-125 126s-127-56-127-126z">
          <text:p/>
        </draw:path>
        <draw:path draw:style-name="gr50" draw:text-style-name="P2" draw:layer="layout" svg:width="0.251cm" svg:height="0.251cm" svg:x="30.106cm" svg:y="3.982cm" svg:viewBox="0 0 252 252" svg:d="M0 126c0-69 58-126 127-126s125 57 125 126c0 70-56 126-125 126s-127-56-127-126z">
          <text:p/>
        </draw:path>
        <draw:path draw:style-name="gr19" draw:text-style-name="P10" draw:layer="layout" svg:width="0.251cm" svg:height="0.251cm" svg:x="27.636cm" svg:y="0.932cm" svg:viewBox="0 0 252 252" svg:d="M0 126c0-69 56-126 126-126 69 0 126 57 126 126 0 70-57 126-126 126-70 0-126-56-126-126z">
          <text:p/>
        </draw:path>
        <draw:path draw:style-name="gr20" draw:text-style-name="P2" draw:layer="layout" svg:width="0.251cm" svg:height="0.251cm" svg:x="27.636cm" svg:y="0.932cm" svg:viewBox="0 0 252 252" svg:d="M0 126c0-69 56-126 126-126 69 0 126 57 126 126 0 70-57 126-126 126-70 0-126-56-126-126z">
          <text:p/>
        </draw:path>
        <draw:path draw:style-name="gr53" draw:text-style-name="P27" draw:layer="layout" svg:width="0.251cm" svg:height="0.251cm" svg:x="31.277cm" svg:y="2.524cm" svg:viewBox="0 0 252 252" svg:d="M0 127c0-71 57-127 126-127 70 0 126 56 126 127 0 68-56 125-126 125-69 0-126-57-126-125z">
          <text:p/>
        </draw:path>
        <draw:path draw:style-name="gr54" draw:text-style-name="P2" draw:layer="layout" svg:width="0.251cm" svg:height="0.251cm" svg:x="31.277cm" svg:y="2.524cm" svg:viewBox="0 0 252 252" svg:d="M0 127c0-71 57-127 126-127 70 0 126 56 126 127 0 68-56 125-126 125-69 0-126-57-126-125z">
          <text:p/>
        </draw:path>
        <draw:path draw:style-name="gr53" draw:text-style-name="P27" draw:layer="layout" svg:width="0.251cm" svg:height="0.251cm" svg:x="31.277cm" svg:y="2.896cm" svg:viewBox="0 0 252 252" svg:d="M0 125c0-69 57-125 126-125 70 0 126 56 126 125s-56 127-126 127c-69 0-126-58-126-127z">
          <text:p/>
        </draw:path>
        <draw:path draw:style-name="gr54" draw:text-style-name="P2" draw:layer="layout" svg:width="0.251cm" svg:height="0.251cm" svg:x="31.277cm" svg:y="2.896cm" svg:viewBox="0 0 252 252" svg:d="M0 125c0-69 57-125 126-125 70 0 126 56 126 125s-56 127-126 127c-69 0-126-58-126-127z">
          <text:p/>
        </draw:path>
        <draw:path draw:style-name="gr53" draw:text-style-name="P27" draw:layer="layout" svg:width="0.251cm" svg:height="0.25cm" svg:x="31.277cm" svg:y="2.534cm" svg:viewBox="0 0 252 251" svg:d="M0 126c0-70 57-126 126-126 70 0 126 56 126 126 0 69-56 125-126 125-69 0-126-56-126-125z">
          <text:p/>
        </draw:path>
        <draw:path draw:style-name="gr54" draw:text-style-name="P2" draw:layer="layout" svg:width="0.251cm" svg:height="0.25cm" svg:x="31.277cm" svg:y="2.534cm" svg:viewBox="0 0 252 251" svg:d="M0 126c0-70 57-126 126-126 70 0 126 56 126 126 0 69-56 125-126 125-69 0-126-56-126-125z">
          <text:p/>
        </draw:path>
        <draw:path draw:style-name="gr55" draw:text-style-name="P28" draw:layer="layout" svg:width="0.251cm" svg:height="0.251cm" svg:x="30.666cm" svg:y="3.105cm" svg:viewBox="0 0 252 252" svg:d="M0 127c0-69 56-127 125-127s127 58 127 127-58 125-127 125-125-56-125-125z">
          <text:p/>
        </draw:path>
        <draw:path draw:style-name="gr56" draw:text-style-name="P2" draw:layer="layout" svg:width="0.251cm" svg:height="0.251cm" svg:x="30.666cm" svg:y="3.105cm" svg:viewBox="0 0 252 252" svg:d="M0 127c0-69 56-127 125-127s127 58 127 127-58 125-127 125-125-56-125-125z">
          <text:p/>
        </draw:path>
        <draw:path draw:style-name="gr25" draw:text-style-name="P13" draw:layer="layout" svg:width="0.251cm" svg:height="0.25cm" svg:x="32.239cm" svg:y="2.553cm" svg:viewBox="0 0 252 251" svg:d="M0 126c0-70 56-126 125-126 70 0 127 56 127 126 0 69-57 125-127 125-69 0-125-56-125-125z">
          <text:p/>
        </draw:path>
        <draw:path draw:style-name="gr26" draw:text-style-name="P2" draw:layer="layout" svg:width="0.251cm" svg:height="0.25cm" svg:x="32.239cm" svg:y="2.553cm" svg:viewBox="0 0 252 251" svg:d="M0 126c0-70 56-126 125-126 70 0 127 56 127 126 0 69-57 125-127 125-69 0-125-56-125-125z">
          <text:p/>
        </draw:path>
        <draw:path draw:style-name="gr57" draw:text-style-name="P29" draw:layer="layout" svg:width="0.251cm" svg:height="0.251cm" svg:x="30.033cm" svg:y="4.144cm" svg:viewBox="0 0 252 252" svg:d="M0 126c0-69 56-126 126-126 69 0 126 57 126 126s-57 126-126 126c-70 0-126-57-126-126z">
          <text:p/>
        </draw:path>
        <draw:path draw:style-name="gr58" draw:text-style-name="P2" draw:layer="layout" svg:width="0.251cm" svg:height="0.251cm" svg:x="30.033cm" svg:y="4.144cm" svg:viewBox="0 0 252 252" svg:d="M0 126c0-69 56-126 126-126 69 0 126 57 126 126s-57 126-126 126c-70 0-126-57-126-126z">
          <text:p/>
        </draw:path>
        <draw:path draw:style-name="gr55" draw:text-style-name="P28" draw:layer="layout" svg:width="0.251cm" svg:height="0.251cm" svg:x="30.666cm" svg:y="3.067cm" svg:viewBox="0 0 252 252" svg:d="M0 127c0-70 56-127 125-127s127 57 127 127c0 69-58 125-127 125s-125-56-125-125z">
          <text:p/>
        </draw:path>
        <draw:path draw:style-name="gr56" draw:text-style-name="P2" draw:layer="layout" svg:width="0.251cm" svg:height="0.251cm" svg:x="30.666cm" svg:y="3.067cm" svg:viewBox="0 0 252 252" svg:d="M0 127c0-70 56-127 125-127s127 57 127 127c0 69-58 125-127 125s-125-56-125-125z">
          <text:p/>
        </draw:path>
        <draw:path draw:style-name="gr25" draw:text-style-name="P13" draw:layer="layout" svg:width="0.251cm" svg:height="0.251cm" svg:x="32.239cm" svg:y="2.762cm" svg:viewBox="0 0 252 252" svg:d="M0 127c0-70 56-127 125-127 70 0 127 57 127 127 0 69-57 125-127 125-69 0-125-56-125-125z">
          <text:p/>
        </draw:path>
        <draw:path draw:style-name="gr26" draw:text-style-name="P2" draw:layer="layout" svg:width="0.251cm" svg:height="0.251cm" svg:x="32.239cm" svg:y="2.762cm" svg:viewBox="0 0 252 252" svg:d="M0 127c0-70 56-127 125-127 70 0 127 57 127 127 0 69-57 125-127 125-69 0-125-56-125-125z">
          <text:p/>
        </draw:path>
        <draw:path draw:style-name="gr57" draw:text-style-name="P29" draw:layer="layout" svg:width="0.251cm" svg:height="0.251cm" svg:x="30.033cm" svg:y="4.363cm" svg:viewBox="0 0 252 252" svg:d="M0 127c0-69 56-127 126-127 69 0 126 58 126 127s-57 125-126 125c-70 0-126-56-126-125z">
          <text:p/>
        </draw:path>
        <draw:path draw:style-name="gr58" draw:text-style-name="P2" draw:layer="layout" svg:width="0.251cm" svg:height="0.251cm" svg:x="30.033cm" svg:y="4.363cm" svg:viewBox="0 0 252 252" svg:d="M0 127c0-69 56-127 126-127 69 0 126 58 126 127s-57 125-126 125c-70 0-126-56-126-125z">
          <text:p/>
        </draw:path>
        <draw:path draw:style-name="gr25" draw:text-style-name="P13" draw:layer="layout" svg:width="0.251cm" svg:height="0.25cm" svg:x="32.239cm" svg:y="2.591cm" svg:viewBox="0 0 252 251" svg:d="M0 126c0-69 56-126 125-126 70 0 127 57 127 126s-57 125-127 125c-69 0-125-56-125-125z">
          <text:p/>
        </draw:path>
        <draw:path draw:style-name="gr26" draw:text-style-name="P2" draw:layer="layout" svg:width="0.251cm" svg:height="0.25cm" svg:x="32.239cm" svg:y="2.591cm" svg:viewBox="0 0 252 251" svg:d="M0 126c0-69 56-126 125-126 70 0 127 57 127 126s-57 125-127 125c-69 0-125-56-125-125z">
          <text:p/>
        </draw:path>
        <draw:path draw:style-name="gr57" draw:text-style-name="P29" draw:layer="layout" svg:width="0.251cm" svg:height="0.251cm" svg:x="30.033cm" svg:y="4.268cm" svg:viewBox="0 0 252 252" svg:d="M0 127c0-70 56-127 126-127 69 0 126 57 126 127 0 68-57 125-126 125-70 0-126-57-126-125z">
          <text:p/>
        </draw:path>
        <draw:path draw:style-name="gr58" draw:text-style-name="P2" draw:layer="layout" svg:width="0.251cm" svg:height="0.251cm" svg:x="30.033cm" svg:y="4.268cm" svg:viewBox="0 0 252 252" svg:d="M0 127c0-70 56-127 126-127 69 0 126 57 126 127 0 68-57 125-126 125-70 0-126-57-126-125z">
          <text:p/>
        </draw:path>
        <draw:path draw:style-name="gr59" draw:text-style-name="P30" draw:layer="layout" svg:width="0.25cm" svg:height="0.251cm" svg:x="31.172cm" svg:y="2.743cm" svg:viewBox="0 0 251 252" svg:d="M0 126c0-70 56-126 125-126s126 56 126 126-57 126-126 126-125-56-125-126z">
          <text:p/>
        </draw:path>
        <draw:path draw:style-name="gr60" draw:text-style-name="P2" draw:layer="layout" svg:width="0.25cm" svg:height="0.251cm" svg:x="31.172cm" svg:y="2.743cm" svg:viewBox="0 0 251 252" svg:d="M0 126c0-70 56-126 125-126s126 56 126 126-57 126-126 126-125-56-125-126z">
          <text:p/>
        </draw:path>
        <draw:path draw:style-name="gr19" draw:text-style-name="P10" draw:layer="layout" svg:width="0.251cm" svg:height="0.251cm" svg:x="27.636cm" svg:y="0.961cm" svg:viewBox="0 0 252 252" svg:d="M0 125c0-69 56-125 126-125 69 0 126 56 126 125 0 71-57 127-126 127-70 0-126-56-126-127z">
          <text:p/>
        </draw:path>
        <draw:path draw:style-name="gr20" draw:text-style-name="P2" draw:layer="layout" svg:width="0.251cm" svg:height="0.251cm" svg:x="27.636cm" svg:y="0.961cm" svg:viewBox="0 0 252 252" svg:d="M0 125c0-69 56-125 126-125 69 0 126 56 126 125 0 71-57 127-126 127-70 0-126-56-126-127z">
          <text:p/>
        </draw:path>
        <draw:path draw:style-name="gr61" draw:text-style-name="P31" draw:layer="layout" svg:width="0.251cm" svg:height="0.251cm" svg:x="28.208cm" svg:y="0.542cm" svg:viewBox="0 0 252 252" svg:d="M0 126c0-70 57-126 126-126 70 0 126 56 126 126 0 69-56 126-126 126-69 0-126-57-126-126z">
          <text:p/>
        </draw:path>
        <draw:path draw:style-name="gr62" draw:text-style-name="P2" draw:layer="layout" svg:width="0.251cm" svg:height="0.251cm" svg:x="28.208cm" svg:y="0.542cm" svg:viewBox="0 0 252 252" svg:d="M0 126c0-70 57-126 126-126 70 0 126 56 126 126 0 69-56 126-126 126-69 0-126-57-126-126z">
          <text:p/>
        </draw:path>
        <draw:path draw:style-name="gr63" draw:text-style-name="P32" draw:layer="layout" svg:width="0.251cm" svg:height="0.25cm" svg:x="29.834cm" svg:y="4.097cm" svg:viewBox="0 0 252 251" svg:d="M0 126c0-69 58-126 127-126s125 57 125 126-56 125-125 125-127-56-127-125z">
          <text:p/>
        </draw:path>
        <draw:path draw:style-name="gr64" draw:text-style-name="P2" draw:layer="layout" svg:width="0.251cm" svg:height="0.25cm" svg:x="29.834cm" svg:y="4.097cm" svg:viewBox="0 0 252 251" svg:d="M0 126c0-69 58-126 127-126s125 57 125 126-56 125-125 125-127-56-127-125z">
          <text:p/>
        </draw:path>
        <draw:path draw:style-name="gr63" draw:text-style-name="P32" draw:layer="layout" svg:width="0.251cm" svg:height="0.251cm" svg:x="29.834cm" svg:y="4.297cm" svg:viewBox="0 0 252 252" svg:d="M0 126c0-70 58-126 127-126s125 56 125 126c0 69-56 126-125 126s-127-57-127-126z">
          <text:p/>
        </draw:path>
        <draw:path draw:style-name="gr64" draw:text-style-name="P2" draw:layer="layout" svg:width="0.251cm" svg:height="0.251cm" svg:x="29.834cm" svg:y="4.297cm" svg:viewBox="0 0 252 252" svg:d="M0 126c0-70 58-126 127-126s125 56 125 126c0 69-56 126-125 126s-127-57-127-126z">
          <text:p/>
        </draw:path>
        <draw:path draw:style-name="gr65" draw:text-style-name="P33" draw:layer="layout" svg:width="0.251cm" svg:height="0.251cm" svg:x="29.088cm" svg:y="3.315cm" svg:viewBox="0 0 252 252" svg:d="M0 126c0-70 58-126 127-126s125 56 125 126-56 126-125 126-127-56-127-126z">
          <text:p/>
        </draw:path>
        <draw:path draw:style-name="gr66" draw:text-style-name="P2" draw:layer="layout" svg:width="0.251cm" svg:height="0.251cm" svg:x="29.088cm" svg:y="3.315cm" svg:viewBox="0 0 252 252" svg:d="M0 126c0-70 58-126 127-126s125 56 125 126-56 126-125 126-127-56-127-126z">
          <text:p/>
        </draw:path>
        <draw:path draw:style-name="gr63" draw:text-style-name="P32" draw:layer="layout" svg:width="0.251cm" svg:height="0.251cm" svg:x="29.834cm" svg:y="4.173cm" svg:viewBox="0 0 252 252" svg:d="M0 125c0-69 58-125 127-125s125 56 125 125-56 127-125 127-127-58-127-127z">
          <text:p/>
        </draw:path>
        <draw:path draw:style-name="gr64" draw:text-style-name="P2" draw:layer="layout" svg:width="0.251cm" svg:height="0.251cm" svg:x="29.834cm" svg:y="4.173cm" svg:viewBox="0 0 252 252" svg:d="M0 125c0-69 58-125 127-125s125 56 125 125-56 127-125 127-127-58-127-127z">
          <text:p/>
        </draw:path>
        <draw:path draw:style-name="gr67" draw:text-style-name="P34" draw:layer="layout" svg:width="0.251cm" svg:height="0.251cm" svg:x="28.416cm" svg:y="1.142cm" svg:viewBox="0 0 252 252" svg:d="M0 125c0-68 57-125 126-125s126 57 126 125c0 70-57 127-126 127s-126-57-126-127z">
          <text:p/>
        </draw:path>
        <draw:path draw:style-name="gr68" draw:text-style-name="P2" draw:layer="layout" svg:width="0.251cm" svg:height="0.251cm" svg:x="28.416cm" svg:y="1.142cm" svg:viewBox="0 0 252 252" svg:d="M0 125c0-68 57-125 126-125s126 57 126 125c0 70-57 127-126 127s-126-57-126-127z">
          <text:p/>
        </draw:path>
        <draw:path draw:style-name="gr69" draw:text-style-name="P35" draw:layer="layout" svg:width="0.25cm" svg:height="0.25cm" svg:x="30.779cm" svg:y="4.097cm" svg:viewBox="0 0 251 251" svg:d="M0 126c0-69 56-126 126-126 69 0 125 57 125 126s-56 125-125 125c-70 0-126-56-126-125z">
          <text:p/>
        </draw:path>
        <draw:path draw:style-name="gr70" draw:text-style-name="P2" draw:layer="layout" svg:width="0.25cm" svg:height="0.25cm" svg:x="30.779cm" svg:y="4.097cm" svg:viewBox="0 0 251 251" svg:d="M0 126c0-69 56-126 126-126 69 0 125 57 125 126s-56 125-125 125c-70 0-126-56-126-125z">
          <text:p/>
        </draw:path>
        <draw:path draw:style-name="gr69" draw:text-style-name="P35" draw:layer="layout" svg:width="0.25cm" svg:height="0.251cm" svg:x="30.779cm" svg:y="4.087cm" svg:viewBox="0 0 251 252" svg:d="M0 126c0-68 56-126 126-126 69 0 125 58 125 126 0 70-56 126-125 126-70 0-126-56-126-126z">
          <text:p/>
        </draw:path>
        <draw:path draw:style-name="gr70" draw:text-style-name="P2" draw:layer="layout" svg:width="0.25cm" svg:height="0.251cm" svg:x="30.779cm" svg:y="4.087cm" svg:viewBox="0 0 251 252" svg:d="M0 126c0-68 56-126 126-126 69 0 125 58 125 126 0 70-56 126-125 126-70 0-126-56-126-126z">
          <text:p/>
        </draw:path>
        <draw:path draw:style-name="gr71" draw:text-style-name="P36" draw:layer="layout" svg:width="0.251cm" svg:height="0.251cm" svg:x="30.321cm" svg:y="3.305cm" svg:viewBox="0 0 252 252" svg:d="M0 127c0-70 58-127 127-127s125 57 125 127c0 69-56 125-125 125s-127-56-127-125z">
          <text:p/>
        </draw:path>
        <draw:path draw:style-name="gr72" draw:text-style-name="P2" draw:layer="layout" svg:width="0.251cm" svg:height="0.251cm" svg:x="30.321cm" svg:y="3.305cm" svg:viewBox="0 0 252 252" svg:d="M0 127c0-70 58-127 127-127s125 57 125 127c0 69-56 125-125 125s-127-56-127-125z">
          <text:p/>
        </draw:path>
        <draw:path draw:style-name="gr73" draw:text-style-name="P37" draw:layer="layout" svg:width="0.251cm" svg:height="0.251cm" svg:x="30.194cm" svg:y="3.21cm" svg:viewBox="0 0 252 252" svg:d="M0 126c0-69 57-126 126-126s126 57 126 126c0 70-57 126-126 126s-126-56-126-126z">
          <text:p/>
        </draw:path>
        <draw:path draw:style-name="gr74" draw:text-style-name="P2" draw:layer="layout" svg:width="0.251cm" svg:height="0.251cm" svg:x="30.194cm" svg:y="3.21cm" svg:viewBox="0 0 252 252" svg:d="M0 126c0-69 57-126 126-126s126 57 126 126c0 70-57 126-126 126s-126-56-126-126z">
          <text:p/>
        </draw:path>
        <draw:path draw:style-name="gr73" draw:text-style-name="P37" draw:layer="layout" svg:width="0.251cm" svg:height="0.251cm" svg:x="30.194cm" svg:y="3.229cm" svg:viewBox="0 0 252 252" svg:d="M0 126c0-69 57-126 126-126s126 57 126 126c0 70-57 126-126 126s-126-56-126-126z">
          <text:p/>
        </draw:path>
        <draw:path draw:style-name="gr74" draw:text-style-name="P2" draw:layer="layout" svg:width="0.251cm" svg:height="0.251cm" svg:x="30.194cm" svg:y="3.229cm" svg:viewBox="0 0 252 252" svg:d="M0 126c0-69 57-126 126-126s126 57 126 126c0 70-57 126-126 126s-126-56-126-126z">
          <text:p/>
        </draw:path>
        <draw:path draw:style-name="gr73" draw:text-style-name="P37" draw:layer="layout" svg:width="0.251cm" svg:height="0.251cm" svg:x="30.194cm" svg:y="3.534cm" svg:viewBox="0 0 252 252" svg:d="M0 127c0-70 57-127 126-127s126 57 126 127c0 69-57 125-126 125s-126-56-126-125z">
          <text:p/>
        </draw:path>
        <draw:path draw:style-name="gr74" draw:text-style-name="P2" draw:layer="layout" svg:width="0.251cm" svg:height="0.251cm" svg:x="30.194cm" svg:y="3.534cm" svg:viewBox="0 0 252 252" svg:d="M0 127c0-70 57-127 126-127s126 57 126 127c0 69-57 125-126 125s-126-56-126-125z">
          <text:p/>
        </draw:path>
        <draw:path draw:style-name="gr73" draw:text-style-name="P37" draw:layer="layout" svg:width="0.251cm" svg:height="0.251cm" svg:x="30.194cm" svg:y="3.239cm" svg:viewBox="0 0 252 252" svg:d="M0 125c0-69 57-125 126-125s126 56 126 125c0 70-57 127-126 127s-126-57-126-127z">
          <text:p/>
        </draw:path>
        <draw:path draw:style-name="gr74" draw:text-style-name="P2" draw:layer="layout" svg:width="0.251cm" svg:height="0.251cm" svg:x="30.194cm" svg:y="3.239cm" svg:viewBox="0 0 252 252" svg:d="M0 125c0-69 57-125 126-125s126 56 126 125c0 70-57 127-126 127s-126-57-126-127z">
          <text:p/>
        </draw:path>
        <draw:path draw:style-name="gr73" draw:text-style-name="P37" draw:layer="layout" svg:width="0.251cm" svg:height="0.251cm" svg:x="30.194cm" svg:y="3.506cm" svg:viewBox="0 0 252 252" svg:d="M0 126c0-70 57-126 126-126s126 56 126 126c0 69-57 126-126 126s-126-57-126-126z">
          <text:p/>
        </draw:path>
        <draw:path draw:style-name="gr74" draw:text-style-name="P2" draw:layer="layout" svg:width="0.251cm" svg:height="0.251cm" svg:x="30.194cm" svg:y="3.506cm" svg:viewBox="0 0 252 252" svg:d="M0 126c0-70 57-126 126-126s126 56 126 126c0 69-57 126-126 126s-126-57-126-126z">
          <text:p/>
        </draw:path>
        <draw:path draw:style-name="gr53" draw:text-style-name="P27" draw:layer="layout" svg:width="0.251cm" svg:height="0.251cm" svg:x="31.277cm" svg:y="2.6cm" svg:viewBox="0 0 252 252" svg:d="M0 127c0-69 57-127 126-127 70 0 126 58 126 127s-56 125-126 125c-69 0-126-56-126-125z">
          <text:p/>
        </draw:path>
        <draw:path draw:style-name="gr54" draw:text-style-name="P2" draw:layer="layout" svg:width="0.251cm" svg:height="0.251cm" svg:x="31.277cm" svg:y="2.6cm" svg:viewBox="0 0 252 252" svg:d="M0 127c0-69 57-127 126-127 70 0 126 58 126 127s-56 125-126 125c-69 0-126-56-126-125z">
          <text:p/>
        </draw:path>
        <draw:path draw:style-name="gr75" draw:text-style-name="P38" draw:layer="layout" svg:width="0.251cm" svg:height="0.251cm" svg:x="29.582cm" svg:y="3.591cm" svg:viewBox="0 0 252 252" svg:d="M0 127c0-69 58-127 127-127s125 58 125 127-56 125-125 125-127-56-127-125z">
          <text:p/>
        </draw:path>
        <draw:path draw:style-name="gr76" draw:text-style-name="P2" draw:layer="layout" svg:width="0.251cm" svg:height="0.251cm" svg:x="29.582cm" svg:y="3.591cm" svg:viewBox="0 0 252 252" svg:d="M0 127c0-69 58-127 127-127s125 58 125 127-56 125-125 125-127-56-127-125z">
          <text:p/>
        </draw:path>
        <draw:path draw:style-name="gr75" draw:text-style-name="P38" draw:layer="layout" svg:width="0.251cm" svg:height="0.251cm" svg:x="29.582cm" svg:y="3.563cm" svg:viewBox="0 0 252 252" svg:d="M0 126c0-70 58-126 127-126s125 56 125 126c0 69-56 126-125 126s-127-57-127-126z">
          <text:p/>
        </draw:path>
        <draw:path draw:style-name="gr76" draw:text-style-name="P2" draw:layer="layout" svg:width="0.251cm" svg:height="0.251cm" svg:x="29.582cm" svg:y="3.563cm" svg:viewBox="0 0 252 252" svg:d="M0 126c0-70 58-126 127-126s125 56 125 126c0 69-56 126-125 126s-127-57-127-126z">
          <text:p/>
        </draw:path>
        <draw:path draw:style-name="gr75" draw:text-style-name="P38" draw:layer="layout" svg:width="0.251cm" svg:height="0.251cm" svg:x="29.582cm" svg:y="3.601cm" svg:viewBox="0 0 252 252" svg:d="M0 126c0-69 58-126 127-126s125 57 125 126-56 126-125 126-127-57-127-126z">
          <text:p/>
        </draw:path>
        <draw:path draw:style-name="gr76" draw:text-style-name="P2" draw:layer="layout" svg:width="0.251cm" svg:height="0.251cm" svg:x="29.582cm" svg:y="3.601cm" svg:viewBox="0 0 252 252" svg:d="M0 126c0-69 58-126 127-126s125 57 125 126-56 126-125 126-127-57-127-126z">
          <text:p/>
        </draw:path>
        <draw:path draw:style-name="gr53" draw:text-style-name="P27" draw:layer="layout" svg:width="0.251cm" svg:height="0.251cm" svg:x="31.277cm" svg:y="2.61cm" svg:viewBox="0 0 252 252" svg:d="M0 126c0-69 57-126 126-126 70 0 126 57 126 126s-56 126-126 126c-69 0-126-57-126-126z">
          <text:p/>
        </draw:path>
        <draw:path draw:style-name="gr54" draw:text-style-name="P2" draw:layer="layout" svg:width="0.251cm" svg:height="0.251cm" svg:x="31.277cm" svg:y="2.61cm" svg:viewBox="0 0 252 252" svg:d="M0 126c0-69 57-126 126-126 70 0 126 57 126 126s-56 126-126 126c-69 0-126-57-126-126z">
          <text:p/>
        </draw:path>
        <draw:path draw:style-name="gr75" draw:text-style-name="P38" draw:layer="layout" svg:width="0.251cm" svg:height="0.25cm" svg:x="29.582cm" svg:y="3.201cm" svg:viewBox="0 0 252 251" svg:d="M0 125c0-69 58-125 127-125s125 56 125 125c0 70-56 126-125 126s-127-56-127-126z">
          <text:p/>
        </draw:path>
        <draw:path draw:style-name="gr76" draw:text-style-name="P2" draw:layer="layout" svg:width="0.251cm" svg:height="0.25cm" svg:x="29.582cm" svg:y="3.201cm" svg:viewBox="0 0 252 251" svg:d="M0 125c0-69 58-125 127-125s125 56 125 125c0 70-56 126-125 126s-127-56-127-126z">
          <text:p/>
        </draw:path>
        <draw:path draw:style-name="gr75" draw:text-style-name="P38" draw:layer="layout" svg:width="0.251cm" svg:height="0.251cm" svg:x="29.582cm" svg:y="3.772cm" svg:viewBox="0 0 252 252" svg:d="M0 127c0-70 58-127 127-127s125 57 125 127c0 69-56 125-125 125s-127-56-127-125z">
          <text:p/>
        </draw:path>
        <draw:path draw:style-name="gr76" draw:text-style-name="P2" draw:layer="layout" svg:width="0.251cm" svg:height="0.251cm" svg:x="29.582cm" svg:y="3.772cm" svg:viewBox="0 0 252 252" svg:d="M0 127c0-70 58-127 127-127s125 57 125 127c0 69-56 125-125 125s-127-56-127-125z">
          <text:p/>
        </draw:path>
        <draw:path draw:style-name="gr77" draw:text-style-name="P39" draw:layer="layout" svg:width="0.251cm" svg:height="0.251cm" svg:x="29.373cm" svg:y="3.877cm" svg:viewBox="0 0 252 252" svg:d="M0 126c0-69 58-126 127-126s125 57 125 126-56 126-125 126-127-57-127-126z">
          <text:p/>
        </draw:path>
        <draw:path draw:style-name="gr78" draw:text-style-name="P2" draw:layer="layout" svg:width="0.251cm" svg:height="0.251cm" svg:x="29.373cm" svg:y="3.877cm" svg:viewBox="0 0 252 252" svg:d="M0 126c0-69 58-126 127-126s125 57 125 126-56 126-125 126-127-57-127-126z">
          <text:p/>
        </draw:path>
        <draw:path draw:style-name="gr79" draw:text-style-name="P40" draw:layer="layout" svg:width="0.251cm" svg:height="0.251cm" svg:x="32.228cm" svg:y="2.943cm" svg:viewBox="0 0 252 252" svg:d="M0 126c0-69 56-126 125-126 70 0 127 57 127 126 0 70-57 126-127 126-69 0-125-56-125-126z">
          <text:p/>
        </draw:path>
        <draw:path draw:style-name="gr80" draw:text-style-name="P2" draw:layer="layout" svg:width="0.251cm" svg:height="0.251cm" svg:x="32.228cm" svg:y="2.943cm" svg:viewBox="0 0 252 252" svg:d="M0 126c0-69 56-126 125-126 70 0 127 57 127 126 0 70-57 126-127 126-69 0-125-56-125-126z">
          <text:p/>
        </draw:path>
        <draw:path draw:style-name="gr29" draw:text-style-name="P15" draw:layer="layout" svg:width="0.25cm" svg:height="0.251cm" svg:x="29.151cm" svg:y="2.295cm" svg:viewBox="0 0 251 252" svg:d="M0 127c0-70 56-127 125-127s126 57 126 127c0 69-57 125-126 125s-125-56-125-125z">
          <text:p/>
        </draw:path>
        <draw:path draw:style-name="gr30" draw:text-style-name="P2" draw:layer="layout" svg:width="0.25cm" svg:height="0.251cm" svg:x="29.151cm" svg:y="2.295cm" svg:viewBox="0 0 251 252" svg:d="M0 127c0-70 56-127 125-127s126 57 126 127c0 69-57 125-126 125s-125-56-125-125z">
          <text:p/>
        </draw:path>
        <draw:path draw:style-name="gr15" draw:text-style-name="P8" draw:layer="layout" svg:width="0.251cm" svg:height="0.251cm" svg:x="30.283cm" svg:y="4.049cm" svg:viewBox="0 0 252 252" svg:d="M0 126c0-70 57-126 127-126 69 0 125 56 125 126 0 69-56 126-125 126-70 0-127-57-127-126z">
          <text:p/>
        </draw:path>
        <draw:path draw:style-name="gr16" draw:text-style-name="P2" draw:layer="layout" svg:width="0.251cm" svg:height="0.251cm" svg:x="30.283cm" svg:y="4.049cm" svg:viewBox="0 0 252 252" svg:d="M0 126c0-70 57-126 127-126 69 0 125 56 125 126 0 69-56 126-125 126-70 0-127-57-127-126z">
          <text:p/>
        </draw:path>
        <draw:path draw:style-name="gr77" draw:text-style-name="P39" draw:layer="layout" svg:width="0.251cm" svg:height="0.251cm" svg:x="29.373cm" svg:y="3.734cm" svg:viewBox="0 0 252 252" svg:d="M0 126c0-69 58-126 127-126s125 57 125 126c0 70-56 126-125 126s-127-56-127-126z">
          <text:p/>
        </draw:path>
        <draw:path draw:style-name="gr78" draw:text-style-name="P2" draw:layer="layout" svg:width="0.251cm" svg:height="0.251cm" svg:x="29.373cm" svg:y="3.734cm" svg:viewBox="0 0 252 252" svg:d="M0 126c0-69 58-126 127-126s125 57 125 126c0 70-56 126-125 126s-127-56-127-126z">
          <text:p/>
        </draw:path>
        <draw:path draw:style-name="gr77" draw:text-style-name="P39" draw:layer="layout" svg:width="0.251cm" svg:height="0.25cm" svg:x="29.373cm" svg:y="3.83cm" svg:viewBox="0 0 252 251" svg:d="M0 126c0-69 58-126 127-126s125 57 125 126-56 125-125 125-127-56-127-125z">
          <text:p/>
        </draw:path>
        <draw:path draw:style-name="gr78" draw:text-style-name="P2" draw:layer="layout" svg:width="0.251cm" svg:height="0.25cm" svg:x="29.373cm" svg:y="3.83cm" svg:viewBox="0 0 252 251" svg:d="M0 126c0-69 58-126 127-126s125 57 125 126-56 125-125 125-127-56-127-125z">
          <text:p/>
        </draw:path>
        <draw:path draw:style-name="gr77" draw:text-style-name="P39" draw:layer="layout" svg:width="0.251cm" svg:height="0.251cm" svg:x="29.373cm" svg:y="3.868cm" svg:viewBox="0 0 252 252" svg:d="M0 126c0-69 58-126 127-126s125 57 125 126-56 126-125 126-127-57-127-126z">
          <text:p/>
        </draw:path>
        <draw:path draw:style-name="gr78" draw:text-style-name="P2" draw:layer="layout" svg:width="0.251cm" svg:height="0.251cm" svg:x="29.373cm" svg:y="3.868cm" svg:viewBox="0 0 252 252" svg:d="M0 126c0-69 58-126 127-126s125 57 125 126-56 126-125 126-127-57-127-126z">
          <text:p/>
        </draw:path>
        <draw:path draw:style-name="gr23" draw:text-style-name="P12" draw:layer="layout" svg:width="0.251cm" svg:height="0.251cm" svg:x="31.659cm" svg:y="2.438cm" svg:viewBox="0 0 252 252" svg:d="M0 125c0-68 57-125 126-125s126 57 126 125c0 71-57 127-126 127s-126-56-126-127z">
          <text:p/>
        </draw:path>
        <draw:path draw:style-name="gr24" draw:text-style-name="P2" draw:layer="layout" svg:width="0.251cm" svg:height="0.251cm" svg:x="31.659cm" svg:y="2.438cm" svg:viewBox="0 0 252 252" svg:d="M0 125c0-68 57-125 126-125s126 57 126 125c0 71-57 127-126 127s-126-56-126-127z">
          <text:p/>
        </draw:path>
        <draw:path draw:style-name="gr81" draw:text-style-name="P41" draw:layer="layout" svg:width="0.25cm" svg:height="0.251cm" svg:x="31.031cm" svg:y="2.905cm" svg:viewBox="0 0 251 252" svg:d="M0 126c0-69 56-126 126-126 69 0 125 57 125 126s-56 126-125 126c-70 0-126-57-126-126z">
          <text:p/>
        </draw:path>
        <draw:path draw:style-name="gr82" draw:text-style-name="P2" draw:layer="layout" svg:width="0.25cm" svg:height="0.251cm" svg:x="31.031cm" svg:y="2.905cm" svg:viewBox="0 0 251 252" svg:d="M0 126c0-69 56-126 126-126 69 0 125 57 125 126s-56 126-125 126c-70 0-126-57-126-126z">
          <text:p/>
        </draw:path>
        <draw:path draw:style-name="gr83" draw:text-style-name="P42" draw:layer="layout" svg:width="0.251cm" svg:height="0.251cm" svg:x="31.419cm" svg:y="2.019cm" svg:viewBox="0 0 252 252" svg:d="M0 126c0-70 56-126 125-126s127 56 127 126c0 69-58 126-127 126s-125-57-125-126z">
          <text:p/>
        </draw:path>
        <draw:path draw:style-name="gr84" draw:text-style-name="P2" draw:layer="layout" svg:width="0.251cm" svg:height="0.251cm" svg:x="31.419cm" svg:y="2.019cm" svg:viewBox="0 0 252 252" svg:d="M0 126c0-70 56-126 125-126s127 56 127 126c0 69-58 126-127 126s-125-57-125-126z">
          <text:p/>
        </draw:path>
        <draw:path draw:style-name="gr25" draw:text-style-name="P13" draw:layer="layout" svg:width="0.251cm" svg:height="0.251cm" svg:x="32.239cm" svg:y="2.362cm" svg:viewBox="0 0 252 252" svg:d="M0 126c0-69 56-126 125-126 70 0 127 57 127 126s-57 126-127 126c-69 0-125-57-125-126z">
          <text:p/>
        </draw:path>
        <draw:path draw:style-name="gr26" draw:text-style-name="P2" draw:layer="layout" svg:width="0.251cm" svg:height="0.251cm" svg:x="32.239cm" svg:y="2.362cm" svg:viewBox="0 0 252 252" svg:d="M0 126c0-69 56-126 125-126 70 0 127 57 127 126s-57 126-127 126c-69 0-125-57-125-126z">
          <text:p/>
        </draw:path>
        <draw:path draw:style-name="gr55" draw:text-style-name="P28" draw:layer="layout" svg:width="0.251cm" svg:height="0.251cm" svg:x="30.666cm" svg:y="3.477cm" svg:viewBox="0 0 252 252" svg:d="M0 125c0-68 56-125 125-125s127 57 127 125c0 71-58 127-127 127s-125-56-125-127z">
          <text:p/>
        </draw:path>
        <draw:path draw:style-name="gr56" draw:text-style-name="P2" draw:layer="layout" svg:width="0.251cm" svg:height="0.251cm" svg:x="30.666cm" svg:y="3.477cm" svg:viewBox="0 0 252 252" svg:d="M0 125c0-68 56-125 125-125s127 57 127 125c0 71-58 127-127 127s-125-56-125-127z">
          <text:p/>
        </draw:path>
        <draw:path draw:style-name="gr55" draw:text-style-name="P28" draw:layer="layout" svg:width="0.251cm" svg:height="0.251cm" svg:x="30.666cm" svg:y="3.391cm" svg:viewBox="0 0 252 252" svg:d="M0 126c0-69 56-126 125-126s127 57 127 126-58 126-127 126-125-57-125-126z">
          <text:p/>
        </draw:path>
        <draw:path draw:style-name="gr56" draw:text-style-name="P2" draw:layer="layout" svg:width="0.251cm" svg:height="0.251cm" svg:x="30.666cm" svg:y="3.391cm" svg:viewBox="0 0 252 252" svg:d="M0 126c0-69 56-126 125-126s127 57 127 126-58 126-127 126-125-57-125-126z">
          <text:p/>
        </draw:path>
        <draw:path draw:style-name="gr55" draw:text-style-name="P28" draw:layer="layout" svg:width="0.251cm" svg:height="0.251cm" svg:x="30.666cm" svg:y="3.391cm" svg:viewBox="0 0 252 252" svg:d="M0 126c0-69 56-126 125-126s127 57 127 126-58 126-127 126-125-57-125-126z">
          <text:p/>
        </draw:path>
        <draw:path draw:style-name="gr56" draw:text-style-name="P2" draw:layer="layout" svg:width="0.251cm" svg:height="0.251cm" svg:x="30.666cm" svg:y="3.391cm" svg:viewBox="0 0 252 252" svg:d="M0 126c0-69 56-126 125-126s127 57 127 126-58 126-127 126-125-57-125-126z">
          <text:p/>
        </draw:path>
        <draw:path draw:style-name="gr55" draw:text-style-name="P28" draw:layer="layout" svg:width="0.251cm" svg:height="0.251cm" svg:x="30.666cm" svg:y="3.458cm" svg:viewBox="0 0 252 252" svg:d="M0 125c0-68 56-125 125-125s127 57 127 125c0 71-58 127-127 127s-125-56-125-127z">
          <text:p/>
        </draw:path>
        <draw:path draw:style-name="gr56" draw:text-style-name="P2" draw:layer="layout" svg:width="0.251cm" svg:height="0.251cm" svg:x="30.666cm" svg:y="3.458cm" svg:viewBox="0 0 252 252" svg:d="M0 125c0-68 56-125 125-125s127 57 127 125c0 71-58 127-127 127s-125-56-125-127z">
          <text:p/>
        </draw:path>
        <draw:path draw:style-name="gr55" draw:text-style-name="P28" draw:layer="layout" svg:width="0.251cm" svg:height="0.251cm" svg:x="30.666cm" svg:y="3.515cm" svg:viewBox="0 0 252 252" svg:d="M0 127c0-70 56-127 125-127s127 57 127 127c0 69-58 125-127 125s-125-56-125-125z">
          <text:p/>
        </draw:path>
        <draw:path draw:style-name="gr56" draw:text-style-name="P2" draw:layer="layout" svg:width="0.251cm" svg:height="0.251cm" svg:x="30.666cm" svg:y="3.515cm" svg:viewBox="0 0 252 252" svg:d="M0 127c0-70 56-127 125-127s127 57 127 127c0 69-58 125-127 125s-125-56-125-125z">
          <text:p/>
        </draw:path>
        <draw:path draw:style-name="gr85" draw:text-style-name="P43" draw:layer="layout" svg:width="0.251cm" svg:height="0.251cm" svg:x="30.896cm" svg:y="3.62cm" svg:viewBox="0 0 252 252" svg:d="M0 126c0-68 57-126 125-126 70 0 127 58 127 126 0 69-57 126-127 126-68 0-125-57-125-126z">
          <text:p/>
        </draw:path>
        <draw:path draw:style-name="gr86" draw:text-style-name="P2" draw:layer="layout" svg:width="0.251cm" svg:height="0.251cm" svg:x="30.896cm" svg:y="3.62cm" svg:viewBox="0 0 252 252" svg:d="M0 126c0-68 57-126 125-126 70 0 127 58 127 126 0 69-57 126-127 126-68 0-125-57-125-126z">
          <text:p/>
        </draw:path>
        <draw:path draw:style-name="gr85" draw:text-style-name="P43" draw:layer="layout" svg:width="0.251cm" svg:height="0.251cm" svg:x="30.896cm" svg:y="3.439cm" svg:viewBox="0 0 252 252" svg:d="M0 125c0-68 57-125 125-125 70 0 127 57 127 125 0 70-57 127-127 127-68 0-125-57-125-127z">
          <text:p/>
        </draw:path>
        <draw:path draw:style-name="gr86" draw:text-style-name="P2" draw:layer="layout" svg:width="0.251cm" svg:height="0.251cm" svg:x="30.896cm" svg:y="3.439cm" svg:viewBox="0 0 252 252" svg:d="M0 125c0-68 57-125 125-125 70 0 127 57 127 125 0 70-57 127-127 127-68 0-125-57-125-127z">
          <text:p/>
        </draw:path>
        <draw:path draw:style-name="gr85" draw:text-style-name="P43" draw:layer="layout" svg:width="0.251cm" svg:height="0.251cm" svg:x="30.896cm" svg:y="3.677cm" svg:viewBox="0 0 252 252" svg:d="M0 126c0-69 57-126 125-126 70 0 127 57 127 126s-57 126-127 126c-68 0-125-57-125-126z">
          <text:p/>
        </draw:path>
        <draw:path draw:style-name="gr86" draw:text-style-name="P2" draw:layer="layout" svg:width="0.251cm" svg:height="0.251cm" svg:x="30.896cm" svg:y="3.677cm" svg:viewBox="0 0 252 252" svg:d="M0 126c0-69 57-126 125-126 70 0 127 57 127 126s-57 126-127 126c-68 0-125-57-125-126z">
          <text:p/>
        </draw:path>
        <draw:path draw:style-name="gr85" draw:text-style-name="P43" draw:layer="layout" svg:width="0.251cm" svg:height="0.25cm" svg:x="30.896cm" svg:y="3.792cm" svg:viewBox="0 0 252 251" svg:d="M0 126c0-70 57-126 125-126 70 0 127 56 127 126 0 69-57 125-127 125-68 0-125-56-125-125z">
          <text:p/>
        </draw:path>
        <draw:path draw:style-name="gr86" draw:text-style-name="P2" draw:layer="layout" svg:width="0.251cm" svg:height="0.25cm" svg:x="30.896cm" svg:y="3.792cm" svg:viewBox="0 0 252 251" svg:d="M0 126c0-70 57-126 125-126 70 0 127 56 127 126 0 69-57 125-127 125-68 0-125-56-125-125z">
          <text:p/>
        </draw:path>
        <draw:path draw:style-name="gr85" draw:text-style-name="P43" draw:layer="layout" svg:width="0.251cm" svg:height="0.25cm" svg:x="30.896cm" svg:y="3.63cm" svg:viewBox="0 0 252 251" svg:d="M0 125c0-69 57-125 125-125 70 0 127 56 127 125s-57 126-127 126c-68 0-125-57-125-126z">
          <text:p/>
        </draw:path>
        <draw:path draw:style-name="gr86" draw:text-style-name="P2" draw:layer="layout" svg:width="0.251cm" svg:height="0.25cm" svg:x="30.896cm" svg:y="3.63cm" svg:viewBox="0 0 252 251" svg:d="M0 125c0-69 57-125 125-125 70 0 127 56 127 125s-57 126-127 126c-68 0-125-57-125-126z">
          <text:p/>
        </draw:path>
        <draw:path draw:style-name="gr57" draw:text-style-name="P29" draw:layer="layout" svg:width="0.251cm" svg:height="0.25cm" svg:x="30.033cm" svg:y="4.421cm" svg:viewBox="0 0 252 251" svg:d="M0 125c0-69 56-125 126-125 69 0 126 56 126 125s-57 126-126 126c-70 0-126-57-126-126z">
          <text:p/>
        </draw:path>
        <draw:path draw:style-name="gr58" draw:text-style-name="P2" draw:layer="layout" svg:width="0.251cm" svg:height="0.25cm" svg:x="30.033cm" svg:y="4.421cm" svg:viewBox="0 0 252 251" svg:d="M0 125c0-69 56-125 126-125 69 0 126 56 126 125s-57 126-126 126c-70 0-126-57-126-126z">
          <text:p/>
        </draw:path>
        <draw:path draw:style-name="gr51" draw:text-style-name="P26" draw:layer="layout" svg:width="0.251cm" svg:height="0.25cm" svg:x="28.633cm" svg:y="2.782cm" svg:viewBox="0 0 252 251" svg:d="M0 126c0-70 57-126 126-126s126 56 126 126c0 69-57 125-126 125s-126-56-126-125z">
          <text:p/>
        </draw:path>
        <draw:path draw:style-name="gr52" draw:text-style-name="P2" draw:layer="layout" svg:width="0.251cm" svg:height="0.25cm" svg:x="28.633cm" svg:y="2.782cm" svg:viewBox="0 0 252 251" svg:d="M0 126c0-70 57-126 126-126s126 56 126 126c0 69-57 125-126 125s-126-56-126-125z">
          <text:p/>
        </draw:path>
        <draw:path draw:style-name="gr19" draw:text-style-name="P10" draw:layer="layout" svg:width="0.251cm" svg:height="0.25cm" svg:x="27.636cm" svg:y="0.523cm" svg:viewBox="0 0 252 251" svg:d="M0 126c0-70 56-126 126-126 69 0 126 56 126 126 0 69-57 125-126 125-70 0-126-56-126-125z">
          <text:p/>
        </draw:path>
        <draw:path draw:style-name="gr20" draw:text-style-name="P2" draw:layer="layout" svg:width="0.251cm" svg:height="0.25cm" svg:x="27.636cm" svg:y="0.523cm" svg:viewBox="0 0 252 251" svg:d="M0 126c0-70 56-126 126-126 69 0 126 56 126 126 0 69-57 125-126 125-70 0-126-56-126-125z">
          <text:p/>
        </draw:path>
        <draw:path draw:style-name="gr87" draw:text-style-name="P44" draw:layer="layout" svg:width="0.251cm" svg:height="0.251cm" svg:x="30.47cm" svg:y="3.477cm" svg:viewBox="0 0 252 252" svg:d="M0 125c0-68 57-125 126-125 70 0 126 57 126 125 0 71-56 127-126 127-69 0-126-56-126-127z">
          <text:p/>
        </draw:path>
        <draw:path draw:style-name="gr88" draw:text-style-name="P2" draw:layer="layout" svg:width="0.251cm" svg:height="0.251cm" svg:x="30.47cm" svg:y="3.477cm" svg:viewBox="0 0 252 252" svg:d="M0 125c0-68 57-125 126-125 70 0 126 57 126 125 0 71-56 127-126 127-69 0-126-56-126-127z">
          <text:p/>
        </draw:path>
        <draw:path draw:style-name="gr87" draw:text-style-name="P44" draw:layer="layout" svg:width="0.251cm" svg:height="0.251cm" svg:x="30.47cm" svg:y="3.372cm" svg:viewBox="0 0 252 252" svg:d="M0 127c0-69 57-127 126-127 70 0 126 58 126 127s-56 125-126 125c-69 0-126-56-126-125z">
          <text:p/>
        </draw:path>
        <draw:path draw:style-name="gr88" draw:text-style-name="P2" draw:layer="layout" svg:width="0.251cm" svg:height="0.251cm" svg:x="30.47cm" svg:y="3.372cm" svg:viewBox="0 0 252 252" svg:d="M0 127c0-69 57-127 126-127 70 0 126 58 126 127s-56 125-126 125c-69 0-126-56-126-125z">
          <text:p/>
        </draw:path>
        <draw:path draw:style-name="gr87" draw:text-style-name="P44" draw:layer="layout" svg:width="0.251cm" svg:height="0.251cm" svg:x="30.47cm" svg:y="3.553cm" svg:viewBox="0 0 252 252" svg:d="M0 127c0-70 57-127 126-127 70 0 126 57 126 127 0 69-56 125-126 125-69 0-126-56-126-125z">
          <text:p/>
        </draw:path>
        <draw:path draw:style-name="gr88" draw:text-style-name="P2" draw:layer="layout" svg:width="0.251cm" svg:height="0.251cm" svg:x="30.47cm" svg:y="3.553cm" svg:viewBox="0 0 252 252" svg:d="M0 127c0-70 57-127 126-127 70 0 126 57 126 127 0 69-56 125-126 125-69 0-126-56-126-125z">
          <text:p/>
        </draw:path>
        <draw:path draw:style-name="gr87" draw:text-style-name="P44" draw:layer="layout" svg:width="0.251cm" svg:height="0.251cm" svg:x="30.47cm" svg:y="3.601cm" svg:viewBox="0 0 252 252" svg:d="M0 126c0-69 57-126 126-126 70 0 126 57 126 126s-56 126-126 126c-69 0-126-57-126-126z">
          <text:p/>
        </draw:path>
        <draw:path draw:style-name="gr88" draw:text-style-name="P2" draw:layer="layout" svg:width="0.251cm" svg:height="0.251cm" svg:x="30.47cm" svg:y="3.601cm" svg:viewBox="0 0 252 252" svg:d="M0 126c0-69 57-126 126-126 70 0 126 57 126 126s-56 126-126 126c-69 0-126-57-126-126z">
          <text:p/>
        </draw:path>
        <draw:path draw:style-name="gr87" draw:text-style-name="P44" draw:layer="layout" svg:width="0.251cm" svg:height="0.251cm" svg:x="30.47cm" svg:y="3.525cm" svg:viewBox="0 0 252 252" svg:d="M0 126c0-70 57-126 126-126 70 0 126 56 126 126 0 69-56 126-126 126-69 0-126-57-126-126z">
          <text:p/>
        </draw:path>
        <draw:path draw:style-name="gr88" draw:text-style-name="P2" draw:layer="layout" svg:width="0.251cm" svg:height="0.251cm" svg:x="30.47cm" svg:y="3.525cm" svg:viewBox="0 0 252 252" svg:d="M0 126c0-70 57-126 126-126 70 0 126 56 126 126 0 69-56 126-126 126-69 0-126-57-126-126z">
          <text:p/>
        </draw:path>
        <draw:path draw:style-name="gr89" draw:text-style-name="P45" draw:layer="layout" svg:width="0.251cm" svg:height="0.251cm" svg:x="31.524cm" svg:y="2.877cm" svg:viewBox="0 0 252 252" svg:d="M0 125c0-69 57-125 127-125 68 0 125 56 125 125s-57 127-125 127c-70 0-127-58-127-127z">
          <text:p/>
        </draw:path>
        <draw:path draw:style-name="gr90" draw:text-style-name="P2" draw:layer="layout" svg:width="0.251cm" svg:height="0.251cm" svg:x="31.524cm" svg:y="2.877cm" svg:viewBox="0 0 252 252" svg:d="M0 125c0-69 57-125 127-125 68 0 125 56 125 125s-57 127-125 127c-70 0-127-58-127-127z">
          <text:p/>
        </draw:path>
        <draw:path draw:style-name="gr89" draw:text-style-name="P45" draw:layer="layout" svg:width="0.251cm" svg:height="0.251cm" svg:x="31.524cm" svg:y="3.086cm" svg:viewBox="0 0 252 252" svg:d="M0 127c0-69 57-127 127-127 68 0 125 58 125 127s-57 125-125 125c-70 0-127-56-127-125z">
          <text:p/>
        </draw:path>
        <draw:path draw:style-name="gr90" draw:text-style-name="P2" draw:layer="layout" svg:width="0.251cm" svg:height="0.251cm" svg:x="31.524cm" svg:y="3.086cm" svg:viewBox="0 0 252 252" svg:d="M0 127c0-69 57-127 127-127 68 0 125 58 125 127s-57 125-125 125c-70 0-127-56-127-125z">
          <text:p/>
        </draw:path>
        <draw:path draw:style-name="gr89" draw:text-style-name="P45" draw:layer="layout" svg:width="0.251cm" svg:height="0.251cm" svg:x="31.524cm" svg:y="3.029cm" svg:viewBox="0 0 252 252" svg:d="M0 126c0-69 57-126 127-126 68 0 125 57 125 126 0 70-57 126-125 126-70 0-127-56-127-126z">
          <text:p/>
        </draw:path>
        <draw:path draw:style-name="gr90" draw:text-style-name="P2" draw:layer="layout" svg:width="0.251cm" svg:height="0.251cm" svg:x="31.524cm" svg:y="3.029cm" svg:viewBox="0 0 252 252" svg:d="M0 126c0-69 57-126 127-126 68 0 125 57 125 126 0 70-57 126-125 126-70 0-127-56-127-126z">
          <text:p/>
        </draw:path>
        <draw:path draw:style-name="gr55" draw:text-style-name="P28" draw:layer="layout" svg:width="0.251cm" svg:height="0.251cm" svg:x="30.666cm" svg:y="3.258cm" svg:viewBox="0 0 252 252" svg:d="M0 126c0-70 56-126 125-126s127 56 127 126c0 69-58 126-127 126s-125-57-125-126z">
          <text:p/>
        </draw:path>
        <draw:path draw:style-name="gr56" draw:text-style-name="P2" draw:layer="layout" svg:width="0.251cm" svg:height="0.251cm" svg:x="30.666cm" svg:y="3.258cm" svg:viewBox="0 0 252 252" svg:d="M0 126c0-70 56-126 125-126s127 56 127 126c0 69-58 126-127 126s-125-57-125-126z">
          <text:p/>
        </draw:path>
        <draw:path draw:style-name="gr89" draw:text-style-name="P45" draw:layer="layout" svg:width="0.251cm" svg:height="0.251cm" svg:x="31.524cm" svg:y="2.81cm" svg:viewBox="0 0 252 252" svg:d="M0 126c0-69 57-126 127-126 68 0 125 57 125 126s-57 126-125 126c-70 0-127-57-127-126z">
          <text:p/>
        </draw:path>
        <draw:path draw:style-name="gr90" draw:text-style-name="P2" draw:layer="layout" svg:width="0.251cm" svg:height="0.251cm" svg:x="31.524cm" svg:y="2.81cm" svg:viewBox="0 0 252 252" svg:d="M0 126c0-69 57-126 127-126 68 0 125 57 125 126s-57 126-125 126c-70 0-127-57-127-126z">
          <text:p/>
        </draw:path>
        <draw:path draw:style-name="gr89" draw:text-style-name="P45" draw:layer="layout" svg:width="0.251cm" svg:height="0.251cm" svg:x="31.524cm" svg:y="2.896cm" svg:viewBox="0 0 252 252" svg:d="M0 125c0-69 57-125 127-125 68 0 125 56 125 125s-57 127-125 127c-70 0-127-58-127-127z">
          <text:p/>
        </draw:path>
        <draw:path draw:style-name="gr90" draw:text-style-name="P2" draw:layer="layout" svg:width="0.251cm" svg:height="0.251cm" svg:x="31.524cm" svg:y="2.896cm" svg:viewBox="0 0 252 252" svg:d="M0 125c0-69 57-125 127-125 68 0 125 56 125 125s-57 127-125 127c-70 0-127-58-127-127z">
          <text:p/>
        </draw:path>
        <draw:path draw:style-name="gr39" draw:text-style-name="P20" draw:layer="layout" svg:width="0.251cm" svg:height="0.25cm" svg:x="28.981cm" svg:y="2.801cm" svg:viewBox="0 0 252 251" svg:d="M0 126c0-70 57-126 126-126 70 0 126 56 126 126 0 69-56 125-126 125-69 0-126-56-126-125z">
          <text:p/>
        </draw:path>
        <draw:path draw:style-name="gr40" draw:text-style-name="P2" draw:layer="layout" svg:width="0.251cm" svg:height="0.25cm" svg:x="28.981cm" svg:y="2.801cm" svg:viewBox="0 0 252 251" svg:d="M0 126c0-70 57-126 126-126 70 0 126 56 126 126 0 69-56 125-126 125-69 0-126-56-126-125z">
          <text:p/>
        </draw:path>
        <draw:path draw:style-name="gr39" draw:text-style-name="P20" draw:layer="layout" svg:width="0.251cm" svg:height="0.251cm" svg:x="28.981cm" svg:y="2.915cm" svg:viewBox="0 0 252 252" svg:d="M0 125c0-69 57-125 126-125 70 0 126 56 126 125s-56 127-126 127c-69 0-126-58-126-127z">
          <text:p/>
        </draw:path>
        <draw:path draw:style-name="gr40" draw:text-style-name="P2" draw:layer="layout" svg:width="0.251cm" svg:height="0.251cm" svg:x="28.981cm" svg:y="2.915cm" svg:viewBox="0 0 252 252" svg:d="M0 125c0-69 57-125 126-125 70 0 126 56 126 125s-56 127-126 127c-69 0-126-58-126-127z">
          <text:p/>
        </draw:path>
        <draw:path draw:style-name="gr39" draw:text-style-name="P20" draw:layer="layout" svg:width="0.251cm" svg:height="0.251cm" svg:x="28.981cm" svg:y="2.791cm" svg:viewBox="0 0 252 252" svg:d="M0 126c0-70 57-126 126-126 70 0 126 56 126 126 0 69-56 126-126 126-69 0-126-57-126-126z">
          <text:p/>
        </draw:path>
        <draw:path draw:style-name="gr40" draw:text-style-name="P2" draw:layer="layout" svg:width="0.251cm" svg:height="0.251cm" svg:x="28.981cm" svg:y="2.791cm" svg:viewBox="0 0 252 252" svg:d="M0 126c0-70 57-126 126-126 70 0 126 56 126 126 0 69-56 126-126 126-69 0-126-57-126-126z">
          <text:p/>
        </draw:path>
        <draw:path draw:style-name="gr39" draw:text-style-name="P20" draw:layer="layout" svg:width="0.251cm" svg:height="0.25cm" svg:x="28.981cm" svg:y="2.553cm" svg:viewBox="0 0 252 251" svg:d="M0 126c0-70 57-126 126-126 70 0 126 56 126 126 0 69-56 125-126 125-69 0-126-56-126-125z">
          <text:p/>
        </draw:path>
        <draw:path draw:style-name="gr40" draw:text-style-name="P2" draw:layer="layout" svg:width="0.251cm" svg:height="0.25cm" svg:x="28.981cm" svg:y="2.553cm" svg:viewBox="0 0 252 251" svg:d="M0 126c0-70 57-126 126-126 70 0 126 56 126 126 0 69-56 125-126 125-69 0-126-56-126-125z">
          <text:p/>
        </draw:path>
        <draw:path draw:style-name="gr91" draw:text-style-name="P46" draw:layer="layout" svg:width="0.251cm" svg:height="0.251cm" svg:x="30.962cm" svg:y="3.515cm" svg:viewBox="0 0 252 252" svg:d="M0 127c0-70 57-127 125-127 70 0 127 57 127 127 0 69-57 125-127 125-68 0-125-56-125-125z">
          <text:p/>
        </draw:path>
        <draw:path draw:style-name="gr92" draw:text-style-name="P2" draw:layer="layout" svg:width="0.251cm" svg:height="0.251cm" svg:x="30.962cm" svg:y="3.515cm" svg:viewBox="0 0 252 252" svg:d="M0 127c0-70 57-127 125-127 70 0 127 57 127 127 0 69-57 125-127 125-68 0-125-56-125-125z">
          <text:p/>
        </draw:path>
        <draw:path draw:style-name="gr93" draw:text-style-name="P47" draw:layer="layout" svg:width="0.251cm" svg:height="0.251cm" svg:x="30.245cm" svg:y="3.954cm" svg:viewBox="0 0 252 252" svg:d="M0 125c0-69 56-125 125-125 70 0 127 56 127 125 0 70-57 127-127 127-69 0-125-57-125-127z">
          <text:p/>
        </draw:path>
        <draw:path draw:style-name="gr94" draw:text-style-name="P2" draw:layer="layout" svg:width="0.251cm" svg:height="0.251cm" svg:x="30.245cm" svg:y="3.954cm" svg:viewBox="0 0 252 252" svg:d="M0 125c0-69 56-125 125-125 70 0 127 56 127 125 0 70-57 127-127 127-69 0-125-57-125-127z">
          <text:p/>
        </draw:path>
        <draw:path draw:style-name="gr95" draw:text-style-name="P48" draw:layer="layout" svg:width="0.251cm" svg:height="0.251cm" svg:x="29.414cm" svg:y="3.267cm" svg:viewBox="0 0 252 252" svg:d="M0 127c0-70 57-127 126-127s126 57 126 127c0 69-57 125-126 125s-126-56-126-125z">
          <text:p/>
        </draw:path>
        <draw:path draw:style-name="gr96" draw:text-style-name="P2" draw:layer="layout" svg:width="0.251cm" svg:height="0.251cm" svg:x="29.414cm" svg:y="3.267cm" svg:viewBox="0 0 252 252" svg:d="M0 127c0-70 57-127 126-127s126 57 126 127c0 69-57 125-126 125s-126-56-126-125z">
          <text:p/>
        </draw:path>
        <draw:path draw:style-name="gr95" draw:text-style-name="P48" draw:layer="layout" svg:width="0.251cm" svg:height="0.25cm" svg:x="29.414cm" svg:y="3.182cm" svg:viewBox="0 0 252 251" svg:d="M0 125c0-69 57-125 126-125s126 56 126 125c0 70-57 126-126 126s-126-56-126-126z">
          <text:p/>
        </draw:path>
        <draw:path draw:style-name="gr96" draw:text-style-name="P2" draw:layer="layout" svg:width="0.251cm" svg:height="0.25cm" svg:x="29.414cm" svg:y="3.182cm" svg:viewBox="0 0 252 251" svg:d="M0 125c0-69 57-125 126-125s126 56 126 125c0 70-57 126-126 126s-126-56-126-126z">
          <text:p/>
        </draw:path>
        <draw:path draw:style-name="gr95" draw:text-style-name="P48" draw:layer="layout" svg:width="0.251cm" svg:height="0.251cm" svg:x="29.414cm" svg:y="3.305cm" svg:viewBox="0 0 252 252" svg:d="M0 127c0-70 57-127 126-127s126 57 126 127c0 69-57 125-126 125s-126-56-126-125z">
          <text:p/>
        </draw:path>
        <draw:path draw:style-name="gr96" draw:text-style-name="P2" draw:layer="layout" svg:width="0.251cm" svg:height="0.251cm" svg:x="29.414cm" svg:y="3.305cm" svg:viewBox="0 0 252 252" svg:d="M0 127c0-70 57-127 126-127s126 57 126 127c0 69-57 125-126 125s-126-56-126-125z">
          <text:p/>
        </draw:path>
        <draw:path draw:style-name="gr95" draw:text-style-name="P48" draw:layer="layout" svg:width="0.251cm" svg:height="0.251cm" svg:x="29.414cm" svg:y="3.296cm" svg:viewBox="0 0 252 252" svg:d="M0 126c0-70 57-126 126-126s126 56 126 126c0 69-57 126-126 126s-126-57-126-126z">
          <text:p/>
        </draw:path>
        <draw:path draw:style-name="gr96" draw:text-style-name="P2" draw:layer="layout" svg:width="0.251cm" svg:height="0.251cm" svg:x="29.414cm" svg:y="3.296cm" svg:viewBox="0 0 252 252" svg:d="M0 126c0-70 57-126 126-126s126 56 126 126c0 69-57 126-126 126s-126-57-126-126z">
          <text:p/>
        </draw:path>
        <draw:path draw:style-name="gr95" draw:text-style-name="P48" draw:layer="layout" svg:width="0.251cm" svg:height="0.25cm" svg:x="29.414cm" svg:y="3.163cm" svg:viewBox="0 0 252 251" svg:d="M0 125c0-69 57-125 126-125s126 56 126 125-57 126-126 126-126-57-126-126z">
          <text:p/>
        </draw:path>
        <draw:path draw:style-name="gr96" draw:text-style-name="P2" draw:layer="layout" svg:width="0.251cm" svg:height="0.25cm" svg:x="29.414cm" svg:y="3.163cm" svg:viewBox="0 0 252 251" svg:d="M0 125c0-69 57-125 126-125s126 56 126 125-57 126-126 126-126-57-126-126z">
          <text:p/>
        </draw:path>
        <draw:path draw:style-name="gr51" draw:text-style-name="P26" draw:layer="layout" svg:width="0.251cm" svg:height="0.251cm" svg:x="28.633cm" svg:y="2.562cm" svg:viewBox="0 0 252 252" svg:d="M0 127c0-70 57-127 126-127s126 57 126 127c0 68-57 125-126 125s-126-57-126-125z">
          <text:p/>
        </draw:path>
        <draw:path draw:style-name="gr52" draw:text-style-name="P2" draw:layer="layout" svg:width="0.251cm" svg:height="0.251cm" svg:x="28.633cm" svg:y="2.562cm" svg:viewBox="0 0 252 252" svg:d="M0 127c0-70 57-127 126-127s126 57 126 127c0 68-57 125-126 125s-126-57-126-125z">
          <text:p/>
        </draw:path>
        <draw:path draw:style-name="gr19" draw:text-style-name="P10" draw:layer="layout" svg:width="0.251cm" svg:height="0.251cm" svg:x="27.636cm" svg:y="1.171cm" svg:viewBox="0 0 252 252" svg:d="M0 125c0-69 56-125 126-125 69 0 126 56 126 125s-57 127-126 127c-70 0-126-58-126-127z">
          <text:p/>
        </draw:path>
        <draw:path draw:style-name="gr20" draw:text-style-name="P2" draw:layer="layout" svg:width="0.251cm" svg:height="0.251cm" svg:x="27.636cm" svg:y="1.171cm" svg:viewBox="0 0 252 252" svg:d="M0 125c0-69 56-125 126-125 69 0 126 56 126 125s-57 127-126 127c-70 0-126-58-126-127z">
          <text:p/>
        </draw:path>
        <draw:path draw:style-name="gr19" draw:text-style-name="P10" draw:layer="layout" svg:width="0.251cm" svg:height="0.25cm" svg:x="27.636cm" svg:y="1.133cm" svg:viewBox="0 0 252 251" svg:d="M0 125c0-69 56-125 126-125 69 0 126 56 126 125s-57 126-126 126c-70 0-126-57-126-126z">
          <text:p/>
        </draw:path>
        <draw:path draw:style-name="gr20" draw:text-style-name="P2" draw:layer="layout" svg:width="0.251cm" svg:height="0.25cm" svg:x="27.636cm" svg:y="1.133cm" svg:viewBox="0 0 252 251" svg:d="M0 125c0-69 56-125 126-125 69 0 126 56 126 125s-57 126-126 126c-70 0-126-57-126-126z">
          <text:p/>
        </draw:path>
        <draw:path draw:style-name="gr47" draw:text-style-name="P24" draw:layer="layout" svg:width="0.251cm" svg:height="0.25cm" svg:x="30.575cm" svg:y="3.811cm" svg:viewBox="0 0 252 251" svg:d="M0 126c0-70 58-126 127-126s125 56 125 126c0 69-56 125-125 125s-127-56-127-125z">
          <text:p/>
        </draw:path>
        <draw:path draw:style-name="gr48" draw:text-style-name="P2" draw:layer="layout" svg:width="0.251cm" svg:height="0.25cm" svg:x="30.575cm" svg:y="3.811cm" svg:viewBox="0 0 252 251" svg:d="M0 126c0-70 58-126 127-126s125 56 125 126c0 69-56 125-125 125s-127-56-127-125z">
          <text:p/>
        </draw:path>
        <draw:path draw:style-name="gr19" draw:text-style-name="P10" draw:layer="layout" svg:width="0.251cm" svg:height="0.251cm" svg:x="27.636cm" svg:y="1.018cm" svg:viewBox="0 0 252 252" svg:d="M0 127c0-70 56-127 126-127 69 0 126 57 126 127 0 69-57 125-126 125-70 0-126-56-126-125z">
          <text:p/>
        </draw:path>
        <draw:path draw:style-name="gr20" draw:text-style-name="P2" draw:layer="layout" svg:width="0.251cm" svg:height="0.251cm" svg:x="27.636cm" svg:y="1.018cm" svg:viewBox="0 0 252 252" svg:d="M0 127c0-70 56-127 126-127 69 0 126 57 126 127 0 69-57 125-126 125-70 0-126-56-126-125z">
          <text:p/>
        </draw:path>
        <draw:path draw:style-name="gr19" draw:text-style-name="P10" draw:layer="layout" svg:width="0.251cm" svg:height="0.251cm" svg:x="27.636cm" svg:y="0.799cm" svg:viewBox="0 0 252 252" svg:d="M0 126c0-70 56-126 126-126 69 0 126 56 126 126 0 69-57 126-126 126-70 0-126-57-126-126z">
          <text:p/>
        </draw:path>
        <draw:path draw:style-name="gr20" draw:text-style-name="P2" draw:layer="layout" svg:width="0.251cm" svg:height="0.251cm" svg:x="27.636cm" svg:y="0.799cm" svg:viewBox="0 0 252 252" svg:d="M0 126c0-70 56-126 126-126 69 0 126 56 126 126 0 69-57 126-126 126-70 0-126-57-126-126z">
          <text:p/>
        </draw:path>
        <draw:path draw:style-name="gr51" draw:text-style-name="P26" draw:layer="layout" svg:width="0.251cm" svg:height="0.251cm" svg:x="28.633cm" svg:y="2.695cm" svg:viewBox="0 0 252 252" svg:d="M0 126c0-69 57-126 126-126s126 57 126 126c0 70-57 126-126 126s-126-56-126-126z">
          <text:p/>
        </draw:path>
        <draw:path draw:style-name="gr52" draw:text-style-name="P2" draw:layer="layout" svg:width="0.251cm" svg:height="0.251cm" svg:x="28.633cm" svg:y="2.695cm" svg:viewBox="0 0 252 252" svg:d="M0 126c0-69 57-126 126-126s126 57 126 126c0 70-57 126-126 126s-126-56-126-126z">
          <text:p/>
        </draw:path>
        <draw:path draw:style-name="gr51" draw:text-style-name="P26" draw:layer="layout" svg:width="0.251cm" svg:height="0.25cm" svg:x="28.633cm" svg:y="2.534cm" svg:viewBox="0 0 252 251" svg:d="M0 126c0-70 57-126 126-126s126 56 126 126c0 69-57 125-126 125s-126-56-126-125z">
          <text:p/>
        </draw:path>
        <draw:path draw:style-name="gr52" draw:text-style-name="P2" draw:layer="layout" svg:width="0.251cm" svg:height="0.25cm" svg:x="28.633cm" svg:y="2.534cm" svg:viewBox="0 0 252 251" svg:d="M0 126c0-70 57-126 126-126s126 56 126 126c0 69-57 125-126 125s-126-56-126-125z">
          <text:p/>
        </draw:path>
        <draw:path draw:style-name="gr97" draw:text-style-name="P49" draw:layer="layout" svg:width="0.251cm" svg:height="0.251cm" svg:x="28.799cm" svg:y="2.2cm" svg:viewBox="0 0 252 252" svg:d="M0 125c0-68 56-125 126-125 69 0 126 57 126 125 0 71-57 127-126 127-70 0-126-56-126-127z">
          <text:p/>
        </draw:path>
        <draw:path draw:style-name="gr98" draw:text-style-name="P2" draw:layer="layout" svg:width="0.251cm" svg:height="0.251cm" svg:x="28.799cm" svg:y="2.2cm" svg:viewBox="0 0 252 252" svg:d="M0 125c0-68 56-125 126-125 69 0 126 57 126 125 0 71-57 127-126 127-70 0-126-56-126-127z">
          <text:p/>
        </draw:path>
        <draw:path draw:style-name="gr97" draw:text-style-name="P49" draw:layer="layout" svg:width="0.251cm" svg:height="0.251cm" svg:x="28.799cm" svg:y="2.133cm" svg:viewBox="0 0 252 252" svg:d="M0 126c0-69 56-126 126-126 69 0 126 57 126 126s-57 126-126 126c-70 0-126-57-126-126z">
          <text:p/>
        </draw:path>
        <draw:path draw:style-name="gr98" draw:text-style-name="P2" draw:layer="layout" svg:width="0.251cm" svg:height="0.251cm" svg:x="28.799cm" svg:y="2.133cm" svg:viewBox="0 0 252 252" svg:d="M0 126c0-69 56-126 126-126 69 0 126 57 126 126s-57 126-126 126c-70 0-126-57-126-126z">
          <text:p/>
        </draw:path>
        <draw:path draw:style-name="gr97" draw:text-style-name="P49" draw:layer="layout" svg:width="0.251cm" svg:height="0.251cm" svg:x="28.799cm" svg:y="2.133cm" svg:viewBox="0 0 252 252" svg:d="M0 126c0-69 56-126 126-126 69 0 126 57 126 126s-57 126-126 126c-70 0-126-57-126-126z">
          <text:p/>
        </draw:path>
        <draw:path draw:style-name="gr98" draw:text-style-name="P2" draw:layer="layout" svg:width="0.251cm" svg:height="0.251cm" svg:x="28.799cm" svg:y="2.133cm" svg:viewBox="0 0 252 252" svg:d="M0 126c0-69 56-126 126-126 69 0 126 57 126 126s-57 126-126 126c-70 0-126-57-126-126z">
          <text:p/>
        </draw:path>
        <draw:path draw:style-name="gr97" draw:text-style-name="P49" draw:layer="layout" svg:width="0.251cm" svg:height="0.251cm" svg:x="28.799cm" svg:y="2.305cm" svg:viewBox="0 0 252 252" svg:d="M0 126c0-70 56-126 126-126 69 0 126 56 126 126 0 69-57 126-126 126-70 0-126-57-126-126z">
          <text:p/>
        </draw:path>
        <draw:path draw:style-name="gr98" draw:text-style-name="P2" draw:layer="layout" svg:width="0.251cm" svg:height="0.251cm" svg:x="28.799cm" svg:y="2.305cm" svg:viewBox="0 0 252 252" svg:d="M0 126c0-70 56-126 126-126 69 0 126 56 126 126 0 69-57 126-126 126-70 0-126-57-126-126z">
          <text:p/>
        </draw:path>
        <draw:path draw:style-name="gr97" draw:text-style-name="P49" draw:layer="layout" svg:width="0.251cm" svg:height="0.251cm" svg:x="28.799cm" svg:y="2.028cm" svg:viewBox="0 0 252 252" svg:d="M0 127c0-70 56-127 126-127 69 0 126 57 126 127 0 69-57 125-126 125-70 0-126-56-126-125z">
          <text:p/>
        </draw:path>
        <draw:path draw:style-name="gr98" draw:text-style-name="P2" draw:layer="layout" svg:width="0.251cm" svg:height="0.251cm" svg:x="28.799cm" svg:y="2.028cm" svg:viewBox="0 0 252 252" svg:d="M0 127c0-70 56-127 126-127 69 0 126 57 126 127 0 69-57 125-126 125-70 0-126-56-126-125z">
          <text:p/>
        </draw:path>
        <draw:path draw:style-name="gr63" draw:text-style-name="P32" draw:layer="layout" svg:width="0.251cm" svg:height="0.251cm" svg:x="29.834cm" svg:y="4.287cm" svg:viewBox="0 0 252 252" svg:d="M0 127c0-70 58-127 127-127s125 57 125 127c0 69-56 125-125 125s-127-56-127-125z">
          <text:p/>
        </draw:path>
        <draw:path draw:style-name="gr64" draw:text-style-name="P2" draw:layer="layout" svg:width="0.251cm" svg:height="0.251cm" svg:x="29.834cm" svg:y="4.287cm" svg:viewBox="0 0 252 252" svg:d="M0 127c0-70 58-127 127-127s125 57 125 127c0 69-56 125-125 125s-127-56-127-125z">
          <text:p/>
        </draw:path>
        <draw:path draw:style-name="gr7" draw:text-style-name="P4" draw:layer="layout" svg:width="0.251cm" svg:height="0.251cm" svg:x="29.795cm" svg:y="4.316cm" svg:viewBox="0 0 252 252" svg:d="M0 126c0-70 57-126 127-126 68 0 125 56 125 126 0 69-57 126-125 126-70 0-127-57-127-126z">
          <text:p/>
        </draw:path>
        <draw:path draw:style-name="gr8" draw:text-style-name="P2" draw:layer="layout" svg:width="0.251cm" svg:height="0.251cm" svg:x="29.795cm" svg:y="4.316cm" svg:viewBox="0 0 252 252" svg:d="M0 126c0-70 57-126 127-126 68 0 125 56 125 126 0 69-57 126-125 126-70 0-127-57-127-126z">
          <text:p/>
        </draw:path>
        <draw:path draw:style-name="gr57" draw:text-style-name="P29" draw:layer="layout" svg:width="0.251cm" svg:height="0.25cm" svg:x="30.033cm" svg:y="4.24cm" svg:viewBox="0 0 252 251" svg:d="M0 125c0-69 56-125 126-125 69 0 126 56 126 125 0 70-57 126-126 126-70 0-126-56-126-126z">
          <text:p/>
        </draw:path>
        <draw:path draw:style-name="gr58" draw:text-style-name="P2" draw:layer="layout" svg:width="0.251cm" svg:height="0.25cm" svg:x="30.033cm" svg:y="4.24cm" svg:viewBox="0 0 252 251" svg:d="M0 125c0-69 56-125 126-125 69 0 126 56 126 125 0 70-57 126-126 126-70 0-126-56-126-126z">
          <text:p/>
        </draw:path>
        <draw:path draw:style-name="gr55" draw:text-style-name="P28" draw:layer="layout" svg:width="0.251cm" svg:height="0.251cm" svg:x="30.666cm" svg:y="3.058cm" svg:viewBox="0 0 252 252" svg:d="M0 126c0-70 56-126 125-126s127 56 127 126c0 69-58 126-127 126s-125-57-125-126z">
          <text:p/>
        </draw:path>
        <draw:path draw:style-name="gr56" draw:text-style-name="P2" draw:layer="layout" svg:width="0.251cm" svg:height="0.251cm" svg:x="30.666cm" svg:y="3.058cm" svg:viewBox="0 0 252 252" svg:d="M0 126c0-70 56-126 125-126s127 56 127 126c0 69-58 126-127 126s-125-57-125-126z">
          <text:p/>
        </draw:path>
        <draw:path draw:style-name="gr99" draw:text-style-name="P50" draw:layer="layout" svg:width="0.25cm" svg:height="0.251cm" svg:x="29.718cm" svg:y="3.973cm" svg:viewBox="0 0 251 252" svg:d="M0 125c0-69 56-125 125-125 70 0 126 56 126 125 0 70-56 127-126 127-69 0-125-57-125-127z">
          <text:p/>
        </draw:path>
        <draw:path draw:style-name="gr100" draw:text-style-name="P2" draw:layer="layout" svg:width="0.25cm" svg:height="0.251cm" svg:x="29.718cm" svg:y="3.973cm" svg:viewBox="0 0 251 252" svg:d="M0 125c0-69 56-125 125-125 70 0 126 56 126 125 0 70-56 127-126 127-69 0-125-57-125-127z">
          <text:p/>
        </draw:path>
        <draw:path draw:style-name="gr99" draw:text-style-name="P50" draw:layer="layout" svg:width="0.25cm" svg:height="0.25cm" svg:x="29.718cm" svg:y="4.097cm" svg:viewBox="0 0 251 251" svg:d="M0 126c0-69 56-126 125-126 70 0 126 57 126 126s-56 125-126 125c-69 0-125-56-125-125z">
          <text:p/>
        </draw:path>
        <draw:path draw:style-name="gr100" draw:text-style-name="P2" draw:layer="layout" svg:width="0.25cm" svg:height="0.25cm" svg:x="29.718cm" svg:y="4.097cm" svg:viewBox="0 0 251 251" svg:d="M0 126c0-69 56-126 125-126 70 0 126 57 126 126s-56 125-126 125c-69 0-125-56-125-125z">
          <text:p/>
        </draw:path>
        <draw:path draw:style-name="gr99" draw:text-style-name="P50" draw:layer="layout" svg:width="0.25cm" svg:height="0.251cm" svg:x="29.718cm" svg:y="3.954cm" svg:viewBox="0 0 251 252" svg:d="M0 125c0-69 56-125 125-125 70 0 126 56 126 125 0 70-56 127-126 127-69 0-125-57-125-127z">
          <text:p/>
        </draw:path>
        <draw:path draw:style-name="gr100" draw:text-style-name="P2" draw:layer="layout" svg:width="0.25cm" svg:height="0.251cm" svg:x="29.718cm" svg:y="3.954cm" svg:viewBox="0 0 251 252" svg:d="M0 125c0-69 56-125 125-125 70 0 126 56 126 125 0 70-56 127-126 127-69 0-125-57-125-127z">
          <text:p/>
        </draw:path>
        <draw:path draw:style-name="gr99" draw:text-style-name="P50" draw:layer="layout" svg:width="0.25cm" svg:height="0.251cm" svg:x="29.718cm" svg:y="3.725cm" svg:viewBox="0 0 251 252" svg:d="M0 125c0-69 56-125 125-125 70 0 126 56 126 125 0 70-56 127-126 127-69 0-125-57-125-127z">
          <text:p/>
        </draw:path>
        <draw:path draw:style-name="gr100" draw:text-style-name="P2" draw:layer="layout" svg:width="0.25cm" svg:height="0.251cm" svg:x="29.718cm" svg:y="3.725cm" svg:viewBox="0 0 251 252" svg:d="M0 125c0-69 56-125 125-125 70 0 126 56 126 125 0 70-56 127-126 127-69 0-125-57-125-127z">
          <text:p/>
        </draw:path>
        <draw:path draw:style-name="gr99" draw:text-style-name="P50" draw:layer="layout" svg:width="0.25cm" svg:height="0.251cm" svg:x="29.718cm" svg:y="3.763cm" svg:viewBox="0 0 251 252" svg:d="M0 127c0-71 56-127 125-127 70 0 126 56 126 127 0 68-56 125-126 125-69 0-125-57-125-125z">
          <text:p/>
        </draw:path>
        <draw:path draw:style-name="gr100" draw:text-style-name="P2" draw:layer="layout" svg:width="0.25cm" svg:height="0.251cm" svg:x="29.718cm" svg:y="3.763cm" svg:viewBox="0 0 251 252" svg:d="M0 127c0-71 56-127 125-127 70 0 126 56 126 127 0 68-56 125-126 125-69 0-125-57-125-125z">
          <text:p/>
        </draw:path>
        <draw:path draw:style-name="gr101" draw:text-style-name="P51" draw:layer="layout" svg:width="0.251cm" svg:height="0.25cm" svg:x="32.001cm" svg:y="1.905cm" svg:viewBox="0 0 252 251" svg:d="M0 125c0-69 56-125 126-125 69 0 126 56 126 125s-57 126-126 126c-70 0-126-57-126-126z">
          <text:p/>
        </draw:path>
        <draw:path draw:style-name="gr102" draw:text-style-name="P2" draw:layer="layout" svg:width="0.251cm" svg:height="0.25cm" svg:x="32.001cm" svg:y="1.905cm" svg:viewBox="0 0 252 251" svg:d="M0 125c0-69 56-125 126-125 69 0 126 56 126 125s-57 126-126 126c-70 0-126-57-126-126z">
          <text:p/>
        </draw:path>
        <draw:path draw:style-name="gr103" draw:text-style-name="P52" draw:layer="layout" svg:width="0.251cm" svg:height="0.251cm" svg:x="30.026cm" svg:y="4.173cm" svg:viewBox="0 0 252 252" svg:d="M0 125c0-69 56-125 126-125 69 0 126 56 126 125s-57 127-126 127c-70 0-126-58-126-127z">
          <text:p/>
        </draw:path>
        <draw:path draw:style-name="gr104" draw:text-style-name="P2" draw:layer="layout" svg:width="0.251cm" svg:height="0.251cm" svg:x="30.026cm" svg:y="4.173cm" svg:viewBox="0 0 252 252" svg:d="M0 125c0-69 56-125 126-125 69 0 126 56 126 125s-57 127-126 127c-70 0-126-58-126-127z">
          <text:p/>
        </draw:path>
        <draw:path draw:style-name="gr105" draw:text-style-name="P53" draw:layer="layout" svg:width="0.251cm" svg:height="0.251cm" svg:x="30.16cm" svg:y="3.534cm" svg:viewBox="0 0 252 252" svg:d="M0 127c0-70 56-127 125-127s127 57 127 127c0 69-58 125-127 125s-125-56-125-125z">
          <text:p/>
        </draw:path>
        <draw:path draw:style-name="gr106" draw:text-style-name="P2" draw:layer="layout" svg:width="0.251cm" svg:height="0.251cm" svg:x="30.16cm" svg:y="3.534cm" svg:viewBox="0 0 252 252" svg:d="M0 127c0-70 56-127 125-127s127 57 127 127c0 69-58 125-127 125s-125-56-125-125z">
          <text:p/>
        </draw:path>
        <draw:path draw:style-name="gr105" draw:text-style-name="P53" draw:layer="layout" svg:width="0.251cm" svg:height="0.251cm" svg:x="30.16cm" svg:y="3.382cm" svg:viewBox="0 0 252 252" svg:d="M0 125c0-69 56-125 125-125s127 56 127 125-58 127-127 127-125-58-125-127z">
          <text:p/>
        </draw:path>
        <draw:path draw:style-name="gr106" draw:text-style-name="P2" draw:layer="layout" svg:width="0.251cm" svg:height="0.251cm" svg:x="30.16cm" svg:y="3.382cm" svg:viewBox="0 0 252 252" svg:d="M0 125c0-69 56-125 125-125s127 56 127 125-58 127-127 127-125-58-125-127z">
          <text:p/>
        </draw:path>
        <draw:path draw:style-name="gr105" draw:text-style-name="P53" draw:layer="layout" svg:width="0.251cm" svg:height="0.25cm" svg:x="30.16cm" svg:y="3.468cm" svg:viewBox="0 0 252 251" svg:d="M0 125c0-69 56-125 125-125s127 56 127 125c0 70-58 126-127 126s-125-56-125-126z">
          <text:p/>
        </draw:path>
        <draw:path draw:style-name="gr106" draw:text-style-name="P2" draw:layer="layout" svg:width="0.251cm" svg:height="0.25cm" svg:x="30.16cm" svg:y="3.468cm" svg:viewBox="0 0 252 251" svg:d="M0 125c0-69 56-125 125-125s127 56 127 125c0 70-58 126-127 126s-125-56-125-126z">
          <text:p/>
        </draw:path>
        <draw:path draw:style-name="gr105" draw:text-style-name="P53" draw:layer="layout" svg:width="0.251cm" svg:height="0.25cm" svg:x="30.16cm" svg:y="3.449cm" svg:viewBox="0 0 252 251" svg:d="M0 125c0-69 56-125 125-125s127 56 127 125c0 70-58 126-127 126s-125-56-125-126z">
          <text:p/>
        </draw:path>
        <draw:path draw:style-name="gr106" draw:text-style-name="P2" draw:layer="layout" svg:width="0.251cm" svg:height="0.25cm" svg:x="30.16cm" svg:y="3.449cm" svg:viewBox="0 0 252 251" svg:d="M0 125c0-69 56-125 125-125s127 56 127 125c0 70-58 126-127 126s-125-56-125-126z">
          <text:p/>
        </draw:path>
        <draw:path draw:style-name="gr105" draw:text-style-name="P53" draw:layer="layout" svg:width="0.251cm" svg:height="0.251cm" svg:x="30.16cm" svg:y="3.382cm" svg:viewBox="0 0 252 252" svg:d="M0 125c0-69 56-125 125-125s127 56 127 125-58 127-127 127-125-58-125-127z">
          <text:p/>
        </draw:path>
        <draw:path draw:style-name="gr106" draw:text-style-name="P2" draw:layer="layout" svg:width="0.251cm" svg:height="0.251cm" svg:x="30.16cm" svg:y="3.382cm" svg:viewBox="0 0 252 252" svg:d="M0 125c0-69 56-125 125-125s127 56 127 125-58 127-127 127-125-58-125-127z">
          <text:p/>
        </draw:path>
        <draw:path draw:style-name="gr43" draw:text-style-name="P22" draw:layer="layout" svg:width="0.251cm" svg:height="0.251cm" svg:x="32.048cm" svg:y="2.686cm" svg:viewBox="0 0 252 252" svg:d="M0 125c0-69 57-125 127-125 69 0 125 56 125 125 0 70-56 127-125 127-70 0-127-57-127-127z">
          <text:p/>
        </draw:path>
        <draw:path draw:style-name="gr44" draw:text-style-name="P2" draw:layer="layout" svg:width="0.251cm" svg:height="0.251cm" svg:x="32.048cm" svg:y="2.686cm" svg:viewBox="0 0 252 252" svg:d="M0 125c0-69 57-125 127-125 69 0 125 56 125 125 0 70-56 127-125 127-70 0-127-57-127-127z">
          <text:p/>
        </draw:path>
        <draw:path draw:style-name="gr107" draw:text-style-name="P54" draw:layer="layout" svg:width="0.251cm" svg:height="0.251cm" svg:x="28.208cm" svg:y="0.98cm" svg:viewBox="0 0 252 252" svg:d="M0 125c0-69 57-125 126-125 70 0 126 56 126 125 0 71-56 127-126 127-69 0-126-56-126-127z">
          <text:p/>
        </draw:path>
        <draw:path draw:style-name="gr108" draw:text-style-name="P2" draw:layer="layout" svg:width="0.251cm" svg:height="0.251cm" svg:x="28.208cm" svg:y="0.98cm" svg:viewBox="0 0 252 252" svg:d="M0 125c0-69 57-125 126-125 70 0 126 56 126 125 0 71-56 127-126 127-69 0-126-56-126-127z">
          <text:p/>
        </draw:path>
        <draw:path draw:style-name="gr107" draw:text-style-name="P54" draw:layer="layout" svg:width="0.251cm" svg:height="0.25cm" svg:x="28.208cm" svg:y="0.885cm" svg:viewBox="0 0 252 251" svg:d="M0 125c0-69 57-125 126-125 70 0 126 56 126 125s-56 126-126 126c-69 0-126-57-126-126z">
          <text:p/>
        </draw:path>
        <draw:path draw:style-name="gr108" draw:text-style-name="P2" draw:layer="layout" svg:width="0.251cm" svg:height="0.25cm" svg:x="28.208cm" svg:y="0.885cm" svg:viewBox="0 0 252 251" svg:d="M0 125c0-69 57-125 126-125 70 0 126 56 126 125s-56 126-126 126c-69 0-126-57-126-126z">
          <text:p/>
        </draw:path>
        <draw:path draw:style-name="gr59" draw:text-style-name="P30" draw:layer="layout" svg:width="0.251cm" svg:height="0.251cm" svg:x="31.225cm" svg:y="3.687cm" svg:viewBox="0 0 252 252" svg:d="M0 125c0-69 56-125 125-125 70 0 127 56 127 125 0 70-57 127-127 127-69 0-125-57-125-127z">
          <text:p/>
        </draw:path>
        <draw:path draw:style-name="gr60" draw:text-style-name="P2" draw:layer="layout" svg:width="0.251cm" svg:height="0.251cm" svg:x="31.225cm" svg:y="3.687cm" svg:viewBox="0 0 252 252" svg:d="M0 125c0-69 56-125 125-125 70 0 127 56 127 125 0 70-57 127-127 127-69 0-125-57-125-127z">
          <text:p/>
        </draw:path>
        <draw:path draw:style-name="gr103" draw:text-style-name="P52" draw:layer="layout" svg:width="0.251cm" svg:height="0.251cm" svg:x="30.026cm" svg:y="4.316cm" svg:viewBox="0 0 252 252" svg:d="M0 126c0-70 56-126 126-126 69 0 126 56 126 126 0 69-57 126-126 126-70 0-126-57-126-126z">
          <text:p/>
        </draw:path>
        <draw:path draw:style-name="gr104" draw:text-style-name="P2" draw:layer="layout" svg:width="0.251cm" svg:height="0.251cm" svg:x="30.026cm" svg:y="4.316cm" svg:viewBox="0 0 252 252" svg:d="M0 126c0-70 56-126 126-126 69 0 126 56 126 126 0 69-57 126-126 126-70 0-126-57-126-126z">
          <text:p/>
        </draw:path>
        <draw:path draw:style-name="gr107" draw:text-style-name="P54" draw:layer="layout" svg:width="0.251cm" svg:height="0.25cm" svg:x="28.208cm" svg:y="0.847cm" svg:viewBox="0 0 252 251" svg:d="M0 126c0-69 57-126 126-126 70 0 126 57 126 126s-56 125-126 125c-69 0-126-56-126-125z">
          <text:p/>
        </draw:path>
        <draw:path draw:style-name="gr108" draw:text-style-name="P2" draw:layer="layout" svg:width="0.251cm" svg:height="0.25cm" svg:x="28.208cm" svg:y="0.847cm" svg:viewBox="0 0 252 251" svg:d="M0 126c0-69 57-126 126-126 70 0 126 57 126 126s-56 125-126 125c-69 0-126-56-126-125z">
          <text:p/>
        </draw:path>
        <draw:path draw:style-name="gr63" draw:text-style-name="P32" draw:layer="layout" svg:width="0.251cm" svg:height="0.251cm" svg:x="29.834cm" svg:y="4.363cm" svg:viewBox="0 0 252 252" svg:d="M0 127c0-69 58-127 127-127s125 58 125 127-56 125-125 125-127-56-127-125z">
          <text:p/>
        </draw:path>
        <draw:path draw:style-name="gr64" draw:text-style-name="P2" draw:layer="layout" svg:width="0.251cm" svg:height="0.251cm" svg:x="29.834cm" svg:y="4.363cm" svg:viewBox="0 0 252 252" svg:d="M0 127c0-69 58-127 127-127s125 58 125 127-56 125-125 125-127-56-127-125z">
          <text:p/>
        </draw:path>
        <draw:path draw:style-name="gr107" draw:text-style-name="P54" draw:layer="layout" svg:width="0.251cm" svg:height="0.25cm" svg:x="28.208cm" svg:y="0.704cm" svg:viewBox="0 0 252 251" svg:d="M0 125c0-69 57-125 126-125 70 0 126 56 126 125 0 70-56 126-126 126-69 0-126-56-126-126z">
          <text:p/>
        </draw:path>
        <draw:path draw:style-name="gr108" draw:text-style-name="P2" draw:layer="layout" svg:width="0.251cm" svg:height="0.25cm" svg:x="28.208cm" svg:y="0.704cm" svg:viewBox="0 0 252 251" svg:d="M0 125c0-69 57-125 126-125 70 0 126 56 126 125 0 70-56 126-126 126-69 0-126-56-126-126z">
          <text:p/>
        </draw:path>
        <draw:path draw:style-name="gr107" draw:text-style-name="P54" draw:layer="layout" svg:width="0.251cm" svg:height="0.251cm" svg:x="28.208cm" svg:y="1.028cm" svg:viewBox="0 0 252 252" svg:d="M0 126c0-70 57-126 126-126 70 0 126 56 126 126 0 69-56 126-126 126-69 0-126-57-126-126z">
          <text:p/>
        </draw:path>
        <draw:path draw:style-name="gr108" draw:text-style-name="P2" draw:layer="layout" svg:width="0.251cm" svg:height="0.251cm" svg:x="28.208cm" svg:y="1.028cm" svg:viewBox="0 0 252 252" svg:d="M0 126c0-70 57-126 126-126 70 0 126 56 126 126 0 69-56 126-126 126-69 0-126-57-126-126z">
          <text:p/>
        </draw:path>
        <draw:path draw:style-name="gr31" draw:text-style-name="P16" draw:layer="layout" svg:width="0.25cm" svg:height="0.252cm" svg:x="30.386cm" svg:y="3.915cm" svg:viewBox="0 0 251 253" svg:d="M0 126c0-69 56-126 125-126s126 57 126 126-57 127-126 127-125-58-125-127z">
          <text:p/>
        </draw:path>
        <draw:path draw:style-name="gr32" draw:text-style-name="P2" draw:layer="layout" svg:width="0.25cm" svg:height="0.252cm" svg:x="30.386cm" svg:y="3.915cm" svg:viewBox="0 0 251 253" svg:d="M0 126c0-69 56-126 125-126s126 57 126 126-57 127-126 127-125-58-125-127z">
          <text:p/>
        </draw:path>
        <draw:path draw:style-name="gr31" draw:text-style-name="P16" draw:layer="layout" svg:width="0.25cm" svg:height="0.251cm" svg:x="30.386cm" svg:y="3.982cm" svg:viewBox="0 0 251 252" svg:d="M0 126c0-69 56-126 125-126s126 57 126 126c0 70-57 126-126 126s-125-56-125-126z">
          <text:p/>
        </draw:path>
        <draw:path draw:style-name="gr32" draw:text-style-name="P2" draw:layer="layout" svg:width="0.25cm" svg:height="0.251cm" svg:x="30.386cm" svg:y="3.982cm" svg:viewBox="0 0 251 252" svg:d="M0 126c0-69 56-126 125-126s126 57 126 126c0 70-57 126-126 126s-125-56-125-126z">
          <text:p/>
        </draw:path>
        <draw:path draw:style-name="gr31" draw:text-style-name="P16" draw:layer="layout" svg:width="0.25cm" svg:height="0.251cm" svg:x="30.386cm" svg:y="4.125cm" svg:viewBox="0 0 251 252" svg:d="M0 125c0-68 56-125 125-125s126 57 126 125c0 70-57 127-126 127s-125-57-125-127z">
          <text:p/>
        </draw:path>
        <draw:path draw:style-name="gr32" draw:text-style-name="P2" draw:layer="layout" svg:width="0.25cm" svg:height="0.251cm" svg:x="30.386cm" svg:y="4.125cm" svg:viewBox="0 0 251 252" svg:d="M0 125c0-68 56-125 125-125s126 57 126 125c0 70-57 127-126 127s-125-57-125-127z">
          <text:p/>
        </draw:path>
        <draw:path draw:style-name="gr31" draw:text-style-name="P16" draw:layer="layout" svg:width="0.25cm" svg:height="0.25cm" svg:x="30.386cm" svg:y="4.097cm" svg:viewBox="0 0 251 251" svg:d="M0 126c0-69 56-126 125-126s126 57 126 126-57 125-126 125-125-56-125-125z">
          <text:p/>
        </draw:path>
        <draw:path draw:style-name="gr32" draw:text-style-name="P2" draw:layer="layout" svg:width="0.25cm" svg:height="0.25cm" svg:x="30.386cm" svg:y="4.097cm" svg:viewBox="0 0 251 251" svg:d="M0 126c0-69 56-126 125-126s126 57 126 126-57 125-126 125-125-56-125-125z">
          <text:p/>
        </draw:path>
        <draw:path draw:style-name="gr43" draw:text-style-name="P22" draw:layer="layout" svg:width="0.251cm" svg:height="0.251cm" svg:x="32.048cm" svg:y="2.495cm" svg:viewBox="0 0 252 252" svg:d="M0 126c0-69 57-126 127-126 69 0 125 57 125 126 0 70-56 126-125 126-70 0-127-56-127-126z">
          <text:p/>
        </draw:path>
        <draw:path draw:style-name="gr44" draw:text-style-name="P2" draw:layer="layout" svg:width="0.251cm" svg:height="0.251cm" svg:x="32.048cm" svg:y="2.495cm" svg:viewBox="0 0 252 252" svg:d="M0 126c0-69 57-126 127-126 69 0 125 57 125 126 0 70-56 126-125 126-70 0-127-56-127-126z">
          <text:p/>
        </draw:path>
        <draw:path draw:style-name="gr29" draw:text-style-name="P15" draw:layer="layout" svg:width="0.25cm" svg:height="0.251cm" svg:x="29.151cm" svg:y="2.505cm" svg:viewBox="0 0 251 252" svg:d="M0 127c0-71 56-127 125-127s126 56 126 127c0 68-57 125-126 125s-125-57-125-125z">
          <text:p/>
        </draw:path>
        <draw:path draw:style-name="gr30" draw:text-style-name="P2" draw:layer="layout" svg:width="0.25cm" svg:height="0.251cm" svg:x="29.151cm" svg:y="2.505cm" svg:viewBox="0 0 251 252" svg:d="M0 127c0-71 56-127 125-127s126 56 126 127c0 68-57 125-126 125s-125-57-125-125z">
          <text:p/>
        </draw:path>
        <draw:path draw:style-name="gr33" draw:text-style-name="P17" draw:layer="layout" svg:width="0.251cm" svg:height="0.251cm" svg:x="31.09cm" svg:y="2.829cm" svg:viewBox="0 0 252 252" svg:d="M0 126c0-68 58-126 126-126 70 0 126 58 126 126 0 70-56 126-126 126-68 0-126-56-126-126z">
          <text:p/>
        </draw:path>
        <draw:path draw:style-name="gr34" draw:text-style-name="P2" draw:layer="layout" svg:width="0.251cm" svg:height="0.251cm" svg:x="31.09cm" svg:y="2.829cm" svg:viewBox="0 0 252 252" svg:d="M0 126c0-68 58-126 126-126 70 0 126 58 126 126 0 70-56 126-126 126-68 0-126-56-126-126z">
          <text:p/>
        </draw:path>
        <draw:path draw:style-name="gr33" draw:text-style-name="P17" draw:layer="layout" svg:width="0.251cm" svg:height="0.251cm" svg:x="31.09cm" svg:y="2.724cm" svg:viewBox="0 0 252 252" svg:d="M0 126c0-70 58-126 126-126 70 0 126 56 126 126s-56 126-126 126c-68 0-126-56-126-126z">
          <text:p/>
        </draw:path>
        <draw:path draw:style-name="gr34" draw:text-style-name="P2" draw:layer="layout" svg:width="0.251cm" svg:height="0.251cm" svg:x="31.09cm" svg:y="2.724cm" svg:viewBox="0 0 252 252" svg:d="M0 126c0-70 58-126 126-126 70 0 126 56 126 126s-56 126-126 126c-68 0-126-56-126-126z">
          <text:p/>
        </draw:path>
        <draw:path draw:style-name="gr43" draw:text-style-name="P22" draw:layer="layout" svg:width="0.251cm" svg:height="0.251cm" svg:x="32.048cm" svg:y="2.181cm" svg:viewBox="0 0 252 252" svg:d="M0 125c0-68 57-125 127-125 69 0 125 57 125 125 0 70-56 127-125 127-70 0-127-57-127-127z">
          <text:p/>
        </draw:path>
        <draw:path draw:style-name="gr44" draw:text-style-name="P2" draw:layer="layout" svg:width="0.251cm" svg:height="0.251cm" svg:x="32.048cm" svg:y="2.181cm" svg:viewBox="0 0 252 252" svg:d="M0 125c0-68 57-125 127-125 69 0 125 57 125 125 0 70-56 127-125 127-70 0-127-57-127-127z">
          <text:p/>
        </draw:path>
        <draw:path draw:style-name="gr41" draw:text-style-name="P21" draw:layer="layout" svg:width="0.251cm" svg:height="0.251cm" svg:x="29.946cm" svg:y="4.173cm" svg:viewBox="0 0 252 252" svg:d="M0 125c0-69 57-125 125-125 70 0 127 56 127 125s-57 127-127 127c-68 0-125-58-125-127z">
          <text:p/>
        </draw:path>
        <draw:path draw:style-name="gr42" draw:text-style-name="P2" draw:layer="layout" svg:width="0.251cm" svg:height="0.251cm" svg:x="29.946cm" svg:y="4.173cm" svg:viewBox="0 0 252 252" svg:d="M0 125c0-69 57-125 125-125 70 0 127 56 127 125s-57 127-127 127c-68 0-125-58-125-127z">
          <text:p/>
        </draw:path>
        <draw:path draw:style-name="gr79" draw:text-style-name="P40" draw:layer="layout" svg:width="0.251cm" svg:height="0.251cm" svg:x="32.228cm" svg:y="3.029cm" svg:viewBox="0 0 252 252" svg:d="M0 126c0-69 56-126 125-126 70 0 127 57 127 126 0 70-57 126-127 126-69 0-125-56-125-126z">
          <text:p/>
        </draw:path>
        <draw:path draw:style-name="gr80" draw:text-style-name="P2" draw:layer="layout" svg:width="0.251cm" svg:height="0.251cm" svg:x="32.228cm" svg:y="3.029cm" svg:viewBox="0 0 252 252" svg:d="M0 126c0-69 56-126 125-126 70 0 127 57 127 126 0 70-57 126-127 126-69 0-125-56-125-126z">
          <text:p/>
        </draw:path>
        <draw:path draw:style-name="gr79" draw:text-style-name="P40" draw:layer="layout" svg:width="0.251cm" svg:height="0.25cm" svg:x="32.228cm" svg:y="2.839cm" svg:viewBox="0 0 252 251" svg:d="M0 126c0-69 56-126 125-126 70 0 127 57 127 126s-57 125-127 125c-69 0-125-56-125-125z">
          <text:p/>
        </draw:path>
        <draw:path draw:style-name="gr80" draw:text-style-name="P2" draw:layer="layout" svg:width="0.251cm" svg:height="0.25cm" svg:x="32.228cm" svg:y="2.839cm" svg:viewBox="0 0 252 251" svg:d="M0 126c0-69 56-126 125-126 70 0 127 57 127 126s-57 125-127 125c-69 0-125-56-125-125z">
          <text:p/>
        </draw:path>
        <draw:path draw:style-name="gr33" draw:text-style-name="P17" draw:layer="layout" svg:width="0.251cm" svg:height="0.251cm" svg:x="31.09cm" svg:y="2.848cm" svg:viewBox="0 0 252 252" svg:d="M0 126c0-68 58-126 126-126 70 0 126 58 126 126 0 70-56 126-126 126-68 0-126-56-126-126z">
          <text:p/>
        </draw:path>
        <draw:path draw:style-name="gr34" draw:text-style-name="P2" draw:layer="layout" svg:width="0.251cm" svg:height="0.251cm" svg:x="31.09cm" svg:y="2.848cm" svg:viewBox="0 0 252 252" svg:d="M0 126c0-68 58-126 126-126 70 0 126 58 126 126 0 70-56 126-126 126-68 0-126-56-126-126z">
          <text:p/>
        </draw:path>
        <draw:path draw:style-name="gr79" draw:text-style-name="P40" draw:layer="layout" svg:width="0.251cm" svg:height="0.251cm" svg:x="32.228cm" svg:y="2.915cm" svg:viewBox="0 0 252 252" svg:d="M0 125c0-69 56-125 125-125 70 0 127 56 127 125s-57 127-127 127c-69 0-125-58-125-127z">
          <text:p/>
        </draw:path>
        <draw:path draw:style-name="gr80" draw:text-style-name="P2" draw:layer="layout" svg:width="0.251cm" svg:height="0.251cm" svg:x="32.228cm" svg:y="2.915cm" svg:viewBox="0 0 252 252" svg:d="M0 125c0-69 56-125 125-125 70 0 127 56 127 125s-57 127-127 127c-69 0-125-58-125-127z">
          <text:p/>
        </draw:path>
        <draw:path draw:style-name="gr109" draw:text-style-name="P55" draw:layer="layout" svg:width="0.25cm" svg:height="0.251cm" svg:x="29.273cm" svg:y="3.039cm" svg:viewBox="0 0 251 252" svg:d="M0 126c0-70 56-126 126-126 69 0 125 56 125 126 0 69-56 126-125 126-70 0-126-57-126-126z">
          <text:p/>
        </draw:path>
        <draw:path draw:style-name="gr110" draw:text-style-name="P2" draw:layer="layout" svg:width="0.25cm" svg:height="0.251cm" svg:x="29.273cm" svg:y="3.039cm" svg:viewBox="0 0 251 252" svg:d="M0 126c0-70 56-126 126-126 69 0 125 56 125 126 0 69-56 126-125 126-70 0-126-57-126-126z">
          <text:p/>
        </draw:path>
        <draw:path draw:style-name="gr111" draw:text-style-name="P56" draw:layer="layout" svg:width="0.251cm" svg:height="0.251cm" svg:x="29.891cm" svg:y="4.211cm" svg:viewBox="0 0 252 252" svg:d="M0 125c0-69 57-125 126-125s126 56 126 125c0 70-57 127-126 127s-126-57-126-127z">
          <text:p/>
        </draw:path>
        <draw:path draw:style-name="gr112" draw:text-style-name="P2" draw:layer="layout" svg:width="0.251cm" svg:height="0.251cm" svg:x="29.891cm" svg:y="4.211cm" svg:viewBox="0 0 252 252" svg:d="M0 125c0-69 57-125 126-125s126 56 126 125c0 70-57 127-126 127s-126-57-126-127z">
          <text:p/>
        </draw:path>
        <draw:path draw:style-name="gr109" draw:text-style-name="P55" draw:layer="layout" svg:width="0.25cm" svg:height="0.251cm" svg:x="29.273cm" svg:y="3.086cm" svg:viewBox="0 0 251 252" svg:d="M0 127c0-69 56-127 126-127 69 0 125 58 125 127s-56 125-125 125c-70 0-126-56-126-125z">
          <text:p/>
        </draw:path>
        <draw:path draw:style-name="gr110" draw:text-style-name="P2" draw:layer="layout" svg:width="0.25cm" svg:height="0.251cm" svg:x="29.273cm" svg:y="3.086cm" svg:viewBox="0 0 251 252" svg:d="M0 127c0-69 56-127 126-127 69 0 125 58 125 127s-56 125-125 125c-70 0-126-56-126-125z">
          <text:p/>
        </draw:path>
        <draw:path draw:style-name="gr109" draw:text-style-name="P55" draw:layer="layout" svg:width="0.25cm" svg:height="0.251cm" svg:x="29.273cm" svg:y="3.086cm" svg:viewBox="0 0 251 252" svg:d="M0 127c0-69 56-127 126-127 69 0 125 58 125 127s-56 125-125 125c-70 0-126-56-126-125z">
          <text:p/>
        </draw:path>
        <draw:path draw:style-name="gr110" draw:text-style-name="P2" draw:layer="layout" svg:width="0.25cm" svg:height="0.251cm" svg:x="29.273cm" svg:y="3.086cm" svg:viewBox="0 0 251 252" svg:d="M0 127c0-69 56-127 126-127 69 0 125 58 125 127s-56 125-125 125c-70 0-126-56-126-125z">
          <text:p/>
        </draw:path>
        <draw:path draw:style-name="gr109" draw:text-style-name="P55" draw:layer="layout" svg:width="0.25cm" svg:height="0.251cm" svg:x="29.273cm" svg:y="3.153cm" svg:viewBox="0 0 251 252" svg:d="M0 126c0-70 56-126 126-126 69 0 125 56 125 126 0 68-56 126-125 126-70 0-126-58-126-126z">
          <text:p/>
        </draw:path>
        <draw:path draw:style-name="gr110" draw:text-style-name="P2" draw:layer="layout" svg:width="0.25cm" svg:height="0.251cm" svg:x="29.273cm" svg:y="3.153cm" svg:viewBox="0 0 251 252" svg:d="M0 126c0-70 56-126 126-126 69 0 125 56 125 126 0 68-56 126-125 126-70 0-126-58-126-126z">
          <text:p/>
        </draw:path>
        <draw:path draw:style-name="gr103" draw:text-style-name="P52" draw:layer="layout" svg:width="0.251cm" svg:height="0.251cm" svg:x="30.026cm" svg:y="4.249cm" svg:viewBox="0 0 252 252" svg:d="M0 127c0-70 56-127 126-127 69 0 126 57 126 127 0 68-57 125-126 125-70 0-126-57-126-125z">
          <text:p/>
        </draw:path>
        <draw:path draw:style-name="gr104" draw:text-style-name="P2" draw:layer="layout" svg:width="0.251cm" svg:height="0.251cm" svg:x="30.026cm" svg:y="4.249cm" svg:viewBox="0 0 252 252" svg:d="M0 127c0-70 56-127 126-127 69 0 126 57 126 127 0 68-57 125-126 125-70 0-126-57-126-125z">
          <text:p/>
        </draw:path>
        <draw:path draw:style-name="gr113" draw:text-style-name="P57" draw:layer="layout" svg:width="0.251cm" svg:height="0.25cm" svg:x="31.665cm" svg:y="3.449cm" svg:viewBox="0 0 252 251" svg:d="M0 125c0-69 56-125 125-125s127 56 127 125c0 70-58 126-127 126s-125-56-125-126z">
          <text:p/>
        </draw:path>
        <draw:path draw:style-name="gr114" draw:text-style-name="P2" draw:layer="layout" svg:width="0.251cm" svg:height="0.25cm" svg:x="31.665cm" svg:y="3.449cm" svg:viewBox="0 0 252 251" svg:d="M0 125c0-69 56-125 125-125s127 56 127 125c0 70-58 126-127 126s-125-56-125-126z">
          <text:p/>
        </draw:path>
        <draw:path draw:style-name="gr29" draw:text-style-name="P15" draw:layer="layout" svg:width="0.25cm" svg:height="0.251cm" svg:x="29.151cm" svg:y="2.276cm" svg:viewBox="0 0 251 252" svg:d="M0 127c0-70 56-127 125-127s126 57 126 127c0 69-57 125-126 125s-125-56-125-125z">
          <text:p/>
        </draw:path>
        <draw:path draw:style-name="gr30" draw:text-style-name="P2" draw:layer="layout" svg:width="0.25cm" svg:height="0.251cm" svg:x="29.151cm" svg:y="2.276cm" svg:viewBox="0 0 251 252" svg:d="M0 127c0-70 56-127 125-127s126 57 126 127c0 69-57 125-126 125s-125-56-125-125z">
          <text:p/>
        </draw:path>
        <draw:path draw:style-name="gr75" draw:text-style-name="P38" draw:layer="layout" svg:width="0.251cm" svg:height="0.251cm" svg:x="29.522cm" svg:y="3.677cm" svg:viewBox="0 0 252 252" svg:d="M0 126c0-69 56-126 126-126 69 0 126 57 126 126s-57 126-126 126c-70 0-126-57-126-126z">
          <text:p/>
        </draw:path>
        <draw:path draw:style-name="gr76" draw:text-style-name="P2" draw:layer="layout" svg:width="0.251cm" svg:height="0.251cm" svg:x="29.522cm" svg:y="3.677cm" svg:viewBox="0 0 252 252" svg:d="M0 126c0-69 56-126 126-126 69 0 126 57 126 126s-57 126-126 126c-70 0-126-57-126-126z">
          <text:p/>
        </draw:path>
        <draw:path draw:style-name="gr75" draw:text-style-name="P38" draw:layer="layout" svg:width="0.251cm" svg:height="0.251cm" svg:x="29.522cm" svg:y="3.868cm" svg:viewBox="0 0 252 252" svg:d="M0 126c0-69 56-126 126-126 69 0 126 57 126 126s-57 126-126 126c-70 0-126-57-126-126z">
          <text:p/>
        </draw:path>
        <draw:path draw:style-name="gr76" draw:text-style-name="P2" draw:layer="layout" svg:width="0.251cm" svg:height="0.251cm" svg:x="29.522cm" svg:y="3.868cm" svg:viewBox="0 0 252 252" svg:d="M0 126c0-69 56-126 126-126 69 0 126 57 126 126s-57 126-126 126c-70 0-126-57-126-126z">
          <text:p/>
        </draw:path>
        <draw:path draw:style-name="gr23" draw:text-style-name="P12" draw:layer="layout" svg:width="0.251cm" svg:height="0.251cm" svg:x="31.659cm" svg:y="2.581cm" svg:viewBox="0 0 252 252" svg:d="M0 127c0-69 57-127 126-127s126 58 126 127-57 125-126 125-126-56-126-125z">
          <text:p/>
        </draw:path>
        <draw:path draw:style-name="gr24" draw:text-style-name="P2" draw:layer="layout" svg:width="0.251cm" svg:height="0.251cm" svg:x="31.659cm" svg:y="2.581cm" svg:viewBox="0 0 252 252" svg:d="M0 127c0-69 57-127 126-127s126 58 126 127-57 125-126 125-126-56-126-125z">
          <text:p/>
        </draw:path>
        <draw:path draw:style-name="gr111" draw:text-style-name="P56" draw:layer="layout" svg:width="0.251cm" svg:height="0.251cm" svg:x="29.891cm" svg:y="4.135cm" svg:viewBox="0 0 252 252" svg:d="M0 125c0-69 57-125 126-125s126 56 126 125-57 127-126 127-126-58-126-127z">
          <text:p/>
        </draw:path>
        <draw:path draw:style-name="gr112" draw:text-style-name="P2" draw:layer="layout" svg:width="0.251cm" svg:height="0.251cm" svg:x="29.891cm" svg:y="4.135cm" svg:viewBox="0 0 252 252" svg:d="M0 125c0-69 57-125 126-125s126 56 126 125-57 127-126 127-126-58-126-127z">
          <text:p/>
        </draw:path>
        <draw:path draw:style-name="gr75" draw:text-style-name="P38" draw:layer="layout" svg:width="0.251cm" svg:height="0.251cm" svg:x="29.522cm" svg:y="4.011cm" svg:viewBox="0 0 252 252" svg:d="M0 126c0-70 56-126 126-126 69 0 126 56 126 126 0 69-57 126-126 126-70 0-126-57-126-126z">
          <text:p/>
        </draw:path>
        <draw:path draw:style-name="gr76" draw:text-style-name="P2" draw:layer="layout" svg:width="0.251cm" svg:height="0.251cm" svg:x="29.522cm" svg:y="4.011cm" svg:viewBox="0 0 252 252" svg:d="M0 126c0-70 56-126 126-126 69 0 126 56 126 126 0 69-57 126-126 126-70 0-126-57-126-126z">
          <text:p/>
        </draw:path>
        <draw:path draw:style-name="gr75" draw:text-style-name="P38" draw:layer="layout" svg:width="0.251cm" svg:height="0.251cm" svg:x="29.522cm" svg:y="3.925cm" svg:viewBox="0 0 252 252" svg:d="M0 125c0-69 56-125 126-125 69 0 126 56 126 125 0 70-57 127-126 127-70 0-126-57-126-127z">
          <text:p/>
        </draw:path>
        <draw:path draw:style-name="gr76" draw:text-style-name="P2" draw:layer="layout" svg:width="0.251cm" svg:height="0.251cm" svg:x="29.522cm" svg:y="3.925cm" svg:viewBox="0 0 252 252" svg:d="M0 125c0-69 56-125 126-125 69 0 126 56 126 125 0 70-57 127-126 127-70 0-126-57-126-127z">
          <text:p/>
        </draw:path>
        <draw:path draw:style-name="gr75" draw:text-style-name="P38" draw:layer="layout" svg:width="0.251cm" svg:height="0.251cm" svg:x="29.522cm" svg:y="4.106cm" svg:viewBox="0 0 252 252" svg:d="M0 126c0-68 56-126 126-126 69 0 126 58 126 126 0 70-57 126-126 126-70 0-126-56-126-126z">
          <text:p/>
        </draw:path>
        <draw:path draw:style-name="gr76" draw:text-style-name="P2" draw:layer="layout" svg:width="0.251cm" svg:height="0.251cm" svg:x="29.522cm" svg:y="4.106cm" svg:viewBox="0 0 252 252" svg:d="M0 126c0-68 56-126 126-126 69 0 126 58 126 126 0 70-57 126-126 126-70 0-126-56-126-126z">
          <text:p/>
        </draw:path>
        <draw:path draw:style-name="gr111" draw:text-style-name="P56" draw:layer="layout" svg:width="0.251cm" svg:height="0.25cm" svg:x="29.891cm" svg:y="4.259cm" svg:viewBox="0 0 252 251" svg:d="M0 126c0-70 57-126 126-126s126 56 126 126c0 69-57 125-126 125s-126-56-126-125z">
          <text:p/>
        </draw:path>
        <draw:path draw:style-name="gr112" draw:text-style-name="P2" draw:layer="layout" svg:width="0.251cm" svg:height="0.25cm" svg:x="29.891cm" svg:y="4.259cm" svg:viewBox="0 0 252 251" svg:d="M0 126c0-70 57-126 126-126s126 56 126 126c0 69-57 125-126 125s-126-56-126-125z">
          <text:p/>
        </draw:path>
        <draw:path draw:style-name="gr111" draw:text-style-name="P56" draw:layer="layout" svg:width="0.251cm" svg:height="0.251cm" svg:x="29.891cm" svg:y="4.106cm" svg:viewBox="0 0 252 252" svg:d="M0 126c0-68 57-126 126-126s126 58 126 126c0 70-57 126-126 126s-126-56-126-126z">
          <text:p/>
        </draw:path>
        <draw:path draw:style-name="gr112" draw:text-style-name="P2" draw:layer="layout" svg:width="0.251cm" svg:height="0.251cm" svg:x="29.891cm" svg:y="4.106cm" svg:viewBox="0 0 252 252" svg:d="M0 126c0-68 57-126 126-126s126 58 126 126c0 70-57 126-126 126s-126-56-126-126z">
          <text:p/>
        </draw:path>
        <draw:path draw:style-name="gr115" draw:text-style-name="P58" draw:layer="layout" svg:width="0.251cm" svg:height="0.251cm" svg:x="30.409cm" svg:y="4.106cm" svg:viewBox="0 0 252 252" svg:d="M0 126c0-68 56-126 126-126 68 0 126 58 126 126 0 70-58 126-126 126-70 0-126-56-126-126z">
          <text:p/>
        </draw:path>
        <draw:path draw:style-name="gr116" draw:text-style-name="P2" draw:layer="layout" svg:width="0.251cm" svg:height="0.251cm" svg:x="30.409cm" svg:y="4.106cm" svg:viewBox="0 0 252 252" svg:d="M0 126c0-68 56-126 126-126 68 0 126 58 126 126 0 70-58 126-126 126-70 0-126-56-126-126z">
          <text:p/>
        </draw:path>
        <draw:path draw:style-name="gr115" draw:text-style-name="P58" draw:layer="layout" svg:width="0.251cm" svg:height="0.251cm" svg:x="30.409cm" svg:y="3.963cm" svg:viewBox="0 0 252 252" svg:d="M0 126c0-69 56-126 126-126 68 0 126 57 126 126 0 70-58 126-126 126-70 0-126-56-126-126z">
          <text:p/>
        </draw:path>
        <draw:path draw:style-name="gr116" draw:text-style-name="P2" draw:layer="layout" svg:width="0.251cm" svg:height="0.251cm" svg:x="30.409cm" svg:y="3.963cm" svg:viewBox="0 0 252 252" svg:d="M0 126c0-69 56-126 126-126 68 0 126 57 126 126 0 70-58 126-126 126-70 0-126-56-126-126z">
          <text:p/>
        </draw:path>
        <draw:path draw:style-name="gr115" draw:text-style-name="P58" draw:layer="layout" svg:width="0.251cm" svg:height="0.252cm" svg:x="30.409cm" svg:y="3.934cm" svg:viewBox="0 0 252 253" svg:d="M0 126c0-69 56-126 126-126 68 0 126 57 126 126s-58 127-126 127c-70 0-126-58-126-127z">
          <text:p/>
        </draw:path>
        <draw:path draw:style-name="gr116" draw:text-style-name="P2" draw:layer="layout" svg:width="0.251cm" svg:height="0.252cm" svg:x="30.409cm" svg:y="3.934cm" svg:viewBox="0 0 252 253" svg:d="M0 126c0-69 56-126 126-126 68 0 126 57 126 126s-58 127-126 127c-70 0-126-58-126-127z">
          <text:p/>
        </draw:path>
        <draw:path draw:style-name="gr115" draw:text-style-name="P58" draw:layer="layout" svg:width="0.251cm" svg:height="0.251cm" svg:x="30.409cm" svg:y="4.211cm" svg:viewBox="0 0 252 252" svg:d="M0 125c0-69 56-125 126-125 68 0 126 56 126 125 0 70-58 127-126 127-70 0-126-57-126-127z">
          <text:p/>
        </draw:path>
        <draw:path draw:style-name="gr116" draw:text-style-name="P2" draw:layer="layout" svg:width="0.251cm" svg:height="0.251cm" svg:x="30.409cm" svg:y="4.211cm" svg:viewBox="0 0 252 252" svg:d="M0 125c0-69 56-125 126-125 68 0 126 56 126 125 0 70-58 127-126 127-70 0-126-57-126-127z">
          <text:p/>
        </draw:path>
        <draw:path draw:style-name="gr111" draw:text-style-name="P56" draw:layer="layout" svg:width="0.251cm" svg:height="0.251cm" svg:x="29.891cm" svg:y="3.944cm" svg:viewBox="0 0 252 252" svg:d="M0 125c0-69 57-125 126-125s126 56 126 125c0 70-57 127-126 127s-126-57-126-127z">
          <text:p/>
        </draw:path>
        <draw:path draw:style-name="gr112" draw:text-style-name="P2" draw:layer="layout" svg:width="0.251cm" svg:height="0.251cm" svg:x="29.891cm" svg:y="3.944cm" svg:viewBox="0 0 252 252" svg:d="M0 125c0-69 57-125 126-125s126 56 126 125c0 70-57 127-126 127s-126-57-126-127z">
          <text:p/>
        </draw:path>
        <draw:path draw:style-name="gr45" draw:text-style-name="P23" draw:layer="layout" svg:width="0.251cm" svg:height="0.251cm" svg:x="31.786cm" svg:y="3.029cm" svg:viewBox="0 0 252 252" svg:d="M0 126c0-69 57-126 127-126 69 0 125 57 125 126 0 70-56 126-125 126-70 0-127-56-127-126z">
          <text:p/>
        </draw:path>
        <draw:path draw:style-name="gr46" draw:text-style-name="P2" draw:layer="layout" svg:width="0.251cm" svg:height="0.251cm" svg:x="31.786cm" svg:y="3.029cm" svg:viewBox="0 0 252 252" svg:d="M0 126c0-69 57-126 127-126 69 0 125 57 125 126 0 70-56 126-125 126-70 0-127-56-127-126z">
          <text:p/>
        </draw:path>
        <draw:path draw:style-name="gr89" draw:text-style-name="P45" draw:layer="layout" svg:width="0.251cm" svg:height="0.25cm" svg:x="31.593cm" svg:y="3.182cm" svg:viewBox="0 0 252 251" svg:d="M0 125c0-69 56-125 125-125 70 0 127 56 127 125 0 70-57 126-127 126-69 0-125-56-125-126z">
          <text:p/>
        </draw:path>
        <draw:path draw:style-name="gr90" draw:text-style-name="P2" draw:layer="layout" svg:width="0.251cm" svg:height="0.25cm" svg:x="31.593cm" svg:y="3.182cm" svg:viewBox="0 0 252 251" svg:d="M0 125c0-69 56-125 125-125 70 0 127 56 127 125 0 70-57 126-127 126-69 0-125-56-125-126z">
          <text:p/>
        </draw:path>
        <draw:path draw:style-name="gr109" draw:text-style-name="P55" draw:layer="layout" svg:width="0.25cm" svg:height="0.251cm" svg:x="29.273cm" svg:y="2.877cm" svg:viewBox="0 0 251 252" svg:d="M0 125c0-69 56-125 126-125 69 0 125 56 125 125s-56 127-125 127c-70 0-126-58-126-127z">
          <text:p/>
        </draw:path>
        <draw:path draw:style-name="gr110" draw:text-style-name="P2" draw:layer="layout" svg:width="0.25cm" svg:height="0.251cm" svg:x="29.273cm" svg:y="2.877cm" svg:viewBox="0 0 251 252" svg:d="M0 125c0-69 56-125 126-125 69 0 125 56 125 125s-56 127-125 127c-70 0-126-58-126-127z">
          <text:p/>
        </draw:path>
        <draw:path draw:style-name="gr117" draw:text-style-name="P59" draw:layer="layout" svg:width="0.251cm" svg:height="0.251cm" svg:x="32.169cm" svg:y="2.676cm" svg:viewBox="0 0 252 252" svg:d="M0 126c0-69 57-126 126-126s126 57 126 126-57 126-126 126-126-57-126-126z">
          <text:p/>
        </draw:path>
        <draw:path draw:style-name="gr118" draw:text-style-name="P2" draw:layer="layout" svg:width="0.251cm" svg:height="0.251cm" svg:x="32.169cm" svg:y="2.676cm" svg:viewBox="0 0 252 252" svg:d="M0 126c0-69 57-126 126-126s126 57 126 126-57 126-126 126-126-57-126-126z">
          <text:p/>
        </draw:path>
        <draw:path draw:style-name="gr113" draw:text-style-name="P57" draw:layer="layout" svg:width="0.251cm" svg:height="0.251cm" svg:x="31.665cm" svg:y="3.772cm" svg:viewBox="0 0 252 252" svg:d="M0 127c0-70 56-127 125-127s127 57 127 127c0 69-58 125-127 125s-125-56-125-125z">
          <text:p/>
        </draw:path>
        <draw:path draw:style-name="gr114" draw:text-style-name="P2" draw:layer="layout" svg:width="0.251cm" svg:height="0.251cm" svg:x="31.665cm" svg:y="3.772cm" svg:viewBox="0 0 252 252" svg:d="M0 127c0-70 56-127 125-127s127 57 127 127c0 69-58 125-127 125s-125-56-125-125z">
          <text:p/>
        </draw:path>
        <draw:path draw:style-name="gr119" draw:text-style-name="P60" draw:layer="layout" svg:width="0.251cm" svg:height="0.251cm" svg:x="30.093cm" svg:y="4.335cm" svg:viewBox="0 0 252 252" svg:d="M0 126c0-69 56-126 125-126 71 0 127 57 127 126s-56 126-127 126c-69 0-125-57-125-126z">
          <text:p/>
        </draw:path>
        <draw:path draw:style-name="gr120" draw:text-style-name="P2" draw:layer="layout" svg:width="0.251cm" svg:height="0.251cm" svg:x="30.093cm" svg:y="4.335cm" svg:viewBox="0 0 252 252" svg:d="M0 126c0-69 56-126 125-126 71 0 127 57 127 126s-56 126-127 126c-69 0-125-57-125-126z">
          <text:p/>
        </draw:path>
        <draw:path draw:style-name="gr121" draw:text-style-name="P61" draw:layer="layout" svg:width="0.25cm" svg:height="0.251cm" svg:x="28.315cm" svg:y="3.134cm" svg:viewBox="0 0 251 252" svg:d="M0 126c0-70 56-126 126-126 69 0 125 56 125 126 0 68-56 126-125 126-70 0-126-58-126-126z">
          <text:p/>
        </draw:path>
        <draw:path draw:style-name="gr122" draw:text-style-name="P2" draw:layer="layout" svg:width="0.25cm" svg:height="0.251cm" svg:x="28.315cm" svg:y="3.134cm" svg:viewBox="0 0 251 252" svg:d="M0 126c0-70 56-126 126-126 69 0 125 56 125 126 0 68-56 126-125 126-70 0-126-58-126-126z">
          <text:p/>
        </draw:path>
        <draw:path draw:style-name="gr119" draw:text-style-name="P60" draw:layer="layout" svg:width="0.251cm" svg:height="0.251cm" svg:x="30.093cm" svg:y="4.335cm" svg:viewBox="0 0 252 252" svg:d="M0 126c0-69 56-126 125-126 71 0 127 57 127 126s-56 126-127 126c-69 0-125-57-125-126z">
          <text:p/>
        </draw:path>
        <draw:path draw:style-name="gr120" draw:text-style-name="P2" draw:layer="layout" svg:width="0.251cm" svg:height="0.251cm" svg:x="30.093cm" svg:y="4.335cm" svg:viewBox="0 0 252 252" svg:d="M0 126c0-69 56-126 125-126 71 0 127 57 127 126s-56 126-127 126c-69 0-125-57-125-126z">
          <text:p/>
        </draw:path>
        <draw:path draw:style-name="gr119" draw:text-style-name="P60" draw:layer="layout" svg:width="0.251cm" svg:height="0.251cm" svg:x="30.093cm" svg:y="4.325cm" svg:viewBox="0 0 252 252" svg:d="M0 127c0-69 56-127 125-127 71 0 127 58 127 127s-56 125-127 125c-69 0-125-56-125-125z">
          <text:p/>
        </draw:path>
        <draw:path draw:style-name="gr120" draw:text-style-name="P2" draw:layer="layout" svg:width="0.251cm" svg:height="0.251cm" svg:x="30.093cm" svg:y="4.325cm" svg:viewBox="0 0 252 252" svg:d="M0 127c0-69 56-127 125-127 71 0 127 58 127 127s-56 125-127 125c-69 0-125-56-125-125z">
          <text:p/>
        </draw:path>
        <draw:path draw:style-name="gr117" draw:text-style-name="P59" draw:layer="layout" svg:width="0.251cm" svg:height="0.251cm" svg:x="32.169cm" svg:y="2.714cm" svg:viewBox="0 0 252 252" svg:d="M0 126c0-69 57-126 126-126s126 57 126 126c0 70-57 126-126 126s-126-56-126-126z">
          <text:p/>
        </draw:path>
        <draw:path draw:style-name="gr118" draw:text-style-name="P2" draw:layer="layout" svg:width="0.251cm" svg:height="0.251cm" svg:x="32.169cm" svg:y="2.714cm" svg:viewBox="0 0 252 252" svg:d="M0 126c0-69 57-126 126-126s126 57 126 126c0 70-57 126-126 126s-126-56-126-126z">
          <text:p/>
        </draw:path>
        <draw:path draw:style-name="gr117" draw:text-style-name="P59" draw:layer="layout" svg:width="0.251cm" svg:height="0.251cm" svg:x="32.169cm" svg:y="2.467cm" svg:viewBox="0 0 252 252" svg:d="M0 125c0-69 57-125 126-125s126 56 126 125c0 70-57 127-126 127s-126-57-126-127z">
          <text:p/>
        </draw:path>
        <draw:path draw:style-name="gr118" draw:text-style-name="P2" draw:layer="layout" svg:width="0.251cm" svg:height="0.251cm" svg:x="32.169cm" svg:y="2.467cm" svg:viewBox="0 0 252 252" svg:d="M0 125c0-69 57-125 126-125s126 56 126 125c0 70-57 127-126 127s-126-57-126-127z">
          <text:p/>
        </draw:path>
        <draw:path draw:style-name="gr29" draw:text-style-name="P15" draw:layer="layout" svg:width="0.25cm" svg:height="0.251cm" svg:x="29.151cm" svg:y="2.295cm" svg:viewBox="0 0 251 252" svg:d="M0 127c0-70 56-127 125-127s126 57 126 127c0 69-57 125-126 125s-125-56-125-125z">
          <text:p/>
        </draw:path>
        <draw:path draw:style-name="gr30" draw:text-style-name="P2" draw:layer="layout" svg:width="0.25cm" svg:height="0.251cm" svg:x="29.151cm" svg:y="2.295cm" svg:viewBox="0 0 251 252" svg:d="M0 127c0-70 56-127 125-127s126 57 126 127c0 69-57 125-126 125s-125-56-125-125z">
          <text:p/>
        </draw:path>
        <draw:path draw:style-name="gr65" draw:text-style-name="P33" draw:layer="layout" svg:width="0.251cm" svg:height="0.251cm" svg:x="29.088cm" svg:y="3.506cm" svg:viewBox="0 0 252 252" svg:d="M0 126c0-70 58-126 127-126s125 56 125 126c0 69-56 126-125 126s-127-57-127-126z">
          <text:p/>
        </draw:path>
        <draw:path draw:style-name="gr66" draw:text-style-name="P2" draw:layer="layout" svg:width="0.251cm" svg:height="0.251cm" svg:x="29.088cm" svg:y="3.506cm" svg:viewBox="0 0 252 252" svg:d="M0 126c0-70 58-126 127-126s125 56 125 126c0 69-56 126-125 126s-127-57-127-126z">
          <text:p/>
        </draw:path>
        <draw:path draw:style-name="gr67" draw:text-style-name="P34" draw:layer="layout" svg:width="0.251cm" svg:height="0.251cm" svg:x="28.416cm" svg:y="1.447cm" svg:viewBox="0 0 252 252" svg:d="M0 126c0-70 57-126 126-126s126 56 126 126c0 69-57 126-126 126s-126-57-126-126z">
          <text:p/>
        </draw:path>
        <draw:path draw:style-name="gr68" draw:text-style-name="P2" draw:layer="layout" svg:width="0.251cm" svg:height="0.251cm" svg:x="28.416cm" svg:y="1.447cm" svg:viewBox="0 0 252 252" svg:d="M0 126c0-70 57-126 126-126s126 56 126 126c0 69-57 126-126 126s-126-57-126-126z">
          <text:p/>
        </draw:path>
        <draw:path draw:style-name="gr67" draw:text-style-name="P34" draw:layer="layout" svg:width="0.251cm" svg:height="0.251cm" svg:x="28.416cm" svg:y="0.827cm" svg:viewBox="0 0 252 252" svg:d="M0 127c0-69 57-127 126-127s126 58 126 127-57 125-126 125-126-56-126-125z">
          <text:p/>
        </draw:path>
        <draw:path draw:style-name="gr68" draw:text-style-name="P2" draw:layer="layout" svg:width="0.251cm" svg:height="0.251cm" svg:x="28.416cm" svg:y="0.827cm" svg:viewBox="0 0 252 252" svg:d="M0 127c0-69 57-127 126-127s126 58 126 127-57 125-126 125-126-56-126-125z">
          <text:p/>
        </draw:path>
        <draw:path draw:style-name="gr67" draw:text-style-name="P34" draw:layer="layout" svg:width="0.251cm" svg:height="0.251cm" svg:x="28.416cm" svg:y="1.18cm" svg:viewBox="0 0 252 252" svg:d="M0 125c0-68 57-125 126-125s126 57 126 125c0 71-57 127-126 127s-126-56-126-127z">
          <text:p/>
        </draw:path>
        <draw:path draw:style-name="gr68" draw:text-style-name="P2" draw:layer="layout" svg:width="0.251cm" svg:height="0.251cm" svg:x="28.416cm" svg:y="1.18cm" svg:viewBox="0 0 252 252" svg:d="M0 125c0-68 57-125 126-125s126 57 126 125c0 71-57 127-126 127s-126-56-126-127z">
          <text:p/>
        </draw:path>
        <draw:path draw:style-name="gr41" draw:text-style-name="P21" draw:layer="layout" svg:width="0.251cm" svg:height="0.251cm" svg:x="29.946cm" svg:y="4.392cm" svg:viewBox="0 0 252 252" svg:d="M0 126c0-70 57-126 125-126 70 0 127 56 127 126 0 68-57 126-127 126-68 0-125-58-125-126z">
          <text:p/>
        </draw:path>
        <draw:path draw:style-name="gr42" draw:text-style-name="P2" draw:layer="layout" svg:width="0.251cm" svg:height="0.251cm" svg:x="29.946cm" svg:y="4.392cm" svg:viewBox="0 0 252 252" svg:d="M0 126c0-70 57-126 125-126 70 0 127 56 127 126 0 68-57 126-127 126-68 0-125-58-125-126z">
          <text:p/>
        </draw:path>
        <draw:path draw:style-name="gr67" draw:text-style-name="P34" draw:layer="layout" svg:width="0.251cm" svg:height="0.25cm" svg:x="28.416cm" svg:y="1.152cm" svg:viewBox="0 0 252 251" svg:d="M0 125c0-69 57-125 126-125s126 56 126 125-57 126-126 126-126-57-126-126z">
          <text:p/>
        </draw:path>
        <draw:path draw:style-name="gr68" draw:text-style-name="P2" draw:layer="layout" svg:width="0.251cm" svg:height="0.25cm" svg:x="28.416cm" svg:y="1.152cm" svg:viewBox="0 0 252 251" svg:d="M0 125c0-69 57-125 126-125s126 56 126 125-57 126-126 126-126-57-126-126z">
          <text:p/>
        </draw:path>
        <draw:path draw:style-name="gr117" draw:text-style-name="P59" draw:layer="layout" svg:width="0.251cm" svg:height="0.251cm" svg:x="32.169cm" svg:y="2.543cm" svg:viewBox="0 0 252 252" svg:d="M0 127c0-71 57-127 126-127s126 56 126 127c0 68-57 125-126 125s-126-57-126-125z">
          <text:p/>
        </draw:path>
        <draw:path draw:style-name="gr118" draw:text-style-name="P2" draw:layer="layout" svg:width="0.251cm" svg:height="0.251cm" svg:x="32.169cm" svg:y="2.543cm" svg:viewBox="0 0 252 252" svg:d="M0 127c0-71 57-127 126-127s126 56 126 127c0 68-57 125-126 125s-126-57-126-125z">
          <text:p/>
        </draw:path>
        <draw:path draw:style-name="gr119" draw:text-style-name="P60" draw:layer="layout" svg:width="0.251cm" svg:height="0.251cm" svg:x="30.093cm" svg:y="4.116cm" svg:viewBox="0 0 252 252" svg:d="M0 126c0-69 56-126 125-126 71 0 127 57 127 126s-56 126-127 126c-69 0-125-57-125-126z">
          <text:p/>
        </draw:path>
        <draw:path draw:style-name="gr120" draw:text-style-name="P2" draw:layer="layout" svg:width="0.251cm" svg:height="0.251cm" svg:x="30.093cm" svg:y="4.116cm" svg:viewBox="0 0 252 252" svg:d="M0 126c0-69 56-126 125-126 71 0 127 57 127 126s-56 126-127 126c-69 0-125-57-125-126z">
          <text:p/>
        </draw:path>
        <draw:path draw:style-name="gr93" draw:text-style-name="P47" draw:layer="layout" svg:width="0.251cm" svg:height="0.251cm" svg:x="30.245cm" svg:y="3.82cm" svg:viewBox="0 0 252 252" svg:d="M0 127c0-69 56-127 125-127 70 0 127 58 127 127 0 68-57 125-127 125-69 0-125-57-125-125z">
          <text:p/>
        </draw:path>
        <draw:path draw:style-name="gr94" draw:text-style-name="P2" draw:layer="layout" svg:width="0.251cm" svg:height="0.251cm" svg:x="30.245cm" svg:y="3.82cm" svg:viewBox="0 0 252 252" svg:d="M0 127c0-69 56-127 125-127 70 0 127 58 127 127 0 68-57 125-127 125-69 0-125-57-125-125z">
          <text:p/>
        </draw:path>
        <draw:path draw:style-name="gr93" draw:text-style-name="P47" draw:layer="layout" svg:width="0.251cm" svg:height="0.251cm" svg:x="30.245cm" svg:y="3.782cm" svg:viewBox="0 0 252 252" svg:d="M0 127c0-71 56-127 125-127 70 0 127 56 127 127 0 68-57 125-127 125-69 0-125-57-125-125z">
          <text:p/>
        </draw:path>
        <draw:path draw:style-name="gr94" draw:text-style-name="P2" draw:layer="layout" svg:width="0.251cm" svg:height="0.251cm" svg:x="30.245cm" svg:y="3.782cm" svg:viewBox="0 0 252 252" svg:d="M0 127c0-71 56-127 125-127 70 0 127 56 127 127 0 68-57 125-127 125-69 0-125-57-125-125z">
          <text:p/>
        </draw:path>
        <draw:path draw:style-name="gr19" draw:text-style-name="P10" draw:layer="layout" svg:width="0.251cm" svg:height="0.25cm" svg:x="27.636cm" svg:y="0.466cm" svg:viewBox="0 0 252 251" svg:d="M0 125c0-69 56-125 126-125 69 0 126 56 126 125 0 70-57 126-126 126-70 0-126-56-126-126z">
          <text:p/>
        </draw:path>
        <draw:path draw:style-name="gr20" draw:text-style-name="P2" draw:layer="layout" svg:width="0.251cm" svg:height="0.25cm" svg:x="27.636cm" svg:y="0.466cm" svg:viewBox="0 0 252 251" svg:d="M0 125c0-69 56-125 126-125 69 0 126 56 126 125 0 70-57 126-126 126-70 0-126-56-126-126z">
          <text:p/>
        </draw:path>
        <draw:path draw:style-name="gr93" draw:text-style-name="P47" draw:layer="layout" svg:width="0.251cm" svg:height="0.25cm" svg:x="30.245cm" svg:y="4.24cm" svg:viewBox="0 0 252 251" svg:d="M0 125c0-69 56-125 125-125 70 0 127 56 127 125 0 70-57 126-127 126-69 0-125-56-125-126z">
          <text:p/>
        </draw:path>
        <draw:path draw:style-name="gr94" draw:text-style-name="P2" draw:layer="layout" svg:width="0.251cm" svg:height="0.25cm" svg:x="30.245cm" svg:y="4.24cm" svg:viewBox="0 0 252 251" svg:d="M0 125c0-69 56-125 125-125 70 0 127 56 127 125 0 70-57 126-127 126-69 0-125-56-125-126z">
          <text:p/>
        </draw:path>
        <draw:path draw:style-name="gr113" draw:text-style-name="P57" draw:layer="layout" svg:width="0.251cm" svg:height="0.251cm" svg:x="31.665cm" svg:y="4.154cm" svg:viewBox="0 0 252 252" svg:d="M0 125c0-69 56-125 125-125s127 56 127 125-58 127-127 127-125-58-125-127z">
          <text:p/>
        </draw:path>
        <draw:path draw:style-name="gr114" draw:text-style-name="P2" draw:layer="layout" svg:width="0.251cm" svg:height="0.251cm" svg:x="31.665cm" svg:y="4.154cm" svg:viewBox="0 0 252 252" svg:d="M0 125c0-69 56-125 125-125s127 56 127 125-58 127-127 127-125-58-125-127z">
          <text:p/>
        </draw:path>
        <draw:path draw:style-name="gr93" draw:text-style-name="P47" draw:layer="layout" svg:width="0.251cm" svg:height="0.251cm" svg:x="30.245cm" svg:y="4.23cm" svg:viewBox="0 0 252 252" svg:d="M0 126c0-70 56-126 125-126 70 0 127 56 127 126 0 69-57 126-127 126-69 0-125-57-125-126z">
          <text:p/>
        </draw:path>
        <draw:path draw:style-name="gr94" draw:text-style-name="P2" draw:layer="layout" svg:width="0.251cm" svg:height="0.251cm" svg:x="30.245cm" svg:y="4.23cm" svg:viewBox="0 0 252 252" svg:d="M0 126c0-70 56-126 125-126 70 0 127 56 127 126 0 69-57 126-127 126-69 0-125-57-125-126z">
          <text:p/>
        </draw:path>
        <draw:path draw:style-name="gr119" draw:text-style-name="P60" draw:layer="layout" svg:width="0.251cm" svg:height="0.251cm" svg:x="30.093cm" svg:y="4.154cm" svg:viewBox="0 0 252 252" svg:d="M0 125c0-69 56-125 125-125 71 0 127 56 127 125s-56 127-127 127c-69 0-125-58-125-127z">
          <text:p/>
        </draw:path>
        <draw:path draw:style-name="gr120" draw:text-style-name="P2" draw:layer="layout" svg:width="0.251cm" svg:height="0.251cm" svg:x="30.093cm" svg:y="4.154cm" svg:viewBox="0 0 252 252" svg:d="M0 125c0-69 56-125 125-125 71 0 127 56 127 125s-56 127-127 127c-69 0-125-58-125-127z">
          <text:p/>
        </draw:path>
        <draw:path draw:style-name="gr123" draw:text-style-name="P62" draw:layer="layout" svg:width="0.251cm" svg:height="0.25cm" svg:x="30.072cm" svg:y="3.182cm" svg:viewBox="0 0 252 251" svg:d="M0 125c0-69 57-125 126-125s126 56 126 125c0 70-57 126-126 126s-126-56-126-126z">
          <text:p/>
        </draw:path>
        <draw:path draw:style-name="gr124" draw:text-style-name="P2" draw:layer="layout" svg:width="0.251cm" svg:height="0.25cm" svg:x="30.072cm" svg:y="3.182cm" svg:viewBox="0 0 252 251" svg:d="M0 125c0-69 57-125 126-125s126 56 126 125c0 70-57 126-126 126s-126-56-126-126z">
          <text:p/>
        </draw:path>
        <draw:path draw:style-name="gr123" draw:text-style-name="P62" draw:layer="layout" svg:width="0.251cm" svg:height="0.252cm" svg:x="30.072cm" svg:y="3.124cm" svg:viewBox="0 0 252 253" svg:d="M0 127c0-69 57-127 126-127s126 58 126 127-57 126-126 126-126-57-126-126z">
          <text:p/>
        </draw:path>
        <draw:path draw:style-name="gr124" draw:text-style-name="P2" draw:layer="layout" svg:width="0.251cm" svg:height="0.252cm" svg:x="30.072cm" svg:y="3.124cm" svg:viewBox="0 0 252 253" svg:d="M0 127c0-69 57-127 126-127s126 58 126 127-57 126-126 126-126-57-126-126z">
          <text:p/>
        </draw:path>
        <draw:path draw:style-name="gr123" draw:text-style-name="P62" draw:layer="layout" svg:width="0.251cm" svg:height="0.25cm" svg:x="30.072cm" svg:y="3.163cm" svg:viewBox="0 0 252 251" svg:d="M0 125c0-69 57-125 126-125s126 56 126 125-57 126-126 126-126-57-126-126z">
          <text:p/>
        </draw:path>
        <draw:path draw:style-name="gr124" draw:text-style-name="P2" draw:layer="layout" svg:width="0.251cm" svg:height="0.25cm" svg:x="30.072cm" svg:y="3.163cm" svg:viewBox="0 0 252 251" svg:d="M0 125c0-69 57-125 126-125s126 56 126 125-57 126-126 126-126-57-126-126z">
          <text:p/>
        </draw:path>
        <draw:path draw:style-name="gr125" draw:text-style-name="P63" draw:layer="layout" svg:width="0.25cm" svg:height="0.251cm" svg:x="31.946cm" svg:y="3.296cm" svg:viewBox="0 0 251 252" svg:d="M0 126c0-70 56-126 125-126 70 0 126 56 126 126 0 69-56 126-126 126-69 0-125-57-125-126z">
          <text:p/>
        </draw:path>
        <draw:path draw:style-name="gr126" draw:text-style-name="P2" draw:layer="layout" svg:width="0.25cm" svg:height="0.251cm" svg:x="31.946cm" svg:y="3.296cm" svg:viewBox="0 0 251 252" svg:d="M0 126c0-70 56-126 125-126 70 0 126 56 126 126 0 69-56 126-126 126-69 0-125-57-125-126z">
          <text:p/>
        </draw:path>
        <draw:path draw:style-name="gr115" draw:text-style-name="P58" draw:layer="layout" svg:width="0.251cm" svg:height="0.251cm" svg:x="30.409cm" svg:y="4.02cm" svg:viewBox="0 0 252 252" svg:d="M0 127c0-70 56-127 126-127 68 0 126 57 126 127 0 69-58 125-126 125-70 0-126-56-126-125z">
          <text:p/>
        </draw:path>
        <draw:path draw:style-name="gr116" draw:text-style-name="P2" draw:layer="layout" svg:width="0.251cm" svg:height="0.251cm" svg:x="30.409cm" svg:y="4.02cm" svg:viewBox="0 0 252 252" svg:d="M0 127c0-70 56-127 126-127 68 0 126 57 126 127 0 69-58 125-126 125-70 0-126-56-126-125z">
          <text:p/>
        </draw:path>
        <draw:path draw:style-name="gr125" draw:text-style-name="P63" draw:layer="layout" svg:width="0.25cm" svg:height="0.25cm" svg:x="31.946cm" svg:y="3.22cm" svg:viewBox="0 0 251 251" svg:d="M0 125c0-69 56-125 125-125 70 0 126 56 126 125 0 70-56 126-126 126-69 0-125-56-125-126z">
          <text:p/>
        </draw:path>
        <draw:path draw:style-name="gr126" draw:text-style-name="P2" draw:layer="layout" svg:width="0.25cm" svg:height="0.25cm" svg:x="31.946cm" svg:y="3.22cm" svg:viewBox="0 0 251 251" svg:d="M0 125c0-69 56-125 125-125 70 0 126 56 126 125 0 70-56 126-126 126-69 0-125-56-125-126z">
          <text:p/>
        </draw:path>
        <draw:path draw:style-name="gr125" draw:text-style-name="P63" draw:layer="layout" svg:width="0.25cm" svg:height="0.251cm" svg:x="31.946cm" svg:y="2.791cm" svg:viewBox="0 0 251 252" svg:d="M0 126c0-70 56-126 125-126 70 0 126 56 126 126 0 69-56 126-126 126-69 0-125-57-125-126z">
          <text:p/>
        </draw:path>
        <draw:path draw:style-name="gr126" draw:text-style-name="P2" draw:layer="layout" svg:width="0.25cm" svg:height="0.251cm" svg:x="31.946cm" svg:y="2.791cm" svg:viewBox="0 0 251 252" svg:d="M0 126c0-70 56-126 125-126 70 0 126 56 126 126 0 69-56 126-126 126-69 0-125-57-125-126z">
          <text:p/>
        </draw:path>
        <draw:path draw:style-name="gr103" draw:text-style-name="P52" draw:layer="layout" svg:width="0.251cm" svg:height="0.251cm" svg:x="30.026cm" svg:y="3.925cm" svg:viewBox="0 0 252 252" svg:d="M0 125c0-69 56-125 126-125 69 0 126 56 126 125 0 70-57 127-126 127-70 0-126-57-126-127z">
          <text:p/>
        </draw:path>
        <draw:path draw:style-name="gr104" draw:text-style-name="P2" draw:layer="layout" svg:width="0.251cm" svg:height="0.251cm" svg:x="30.026cm" svg:y="3.925cm" svg:viewBox="0 0 252 252" svg:d="M0 125c0-69 56-125 126-125 69 0 126 56 126 125 0 70-57 127-126 127-70 0-126-57-126-127z">
          <text:p/>
        </draw:path>
        <draw:path draw:style-name="gr125" draw:text-style-name="P63" draw:layer="layout" svg:width="0.25cm" svg:height="0.251cm" svg:x="31.946cm" svg:y="2.886cm" svg:viewBox="0 0 251 252" svg:d="M0 126c0-69 56-126 125-126 70 0 126 57 126 126s-56 126-126 126c-69 0-125-57-125-126z">
          <text:p/>
        </draw:path>
        <draw:path draw:style-name="gr126" draw:text-style-name="P2" draw:layer="layout" svg:width="0.25cm" svg:height="0.251cm" svg:x="31.946cm" svg:y="2.886cm" svg:viewBox="0 0 251 252" svg:d="M0 126c0-69 56-126 125-126 70 0 126 57 126 126s-56 126-126 126c-69 0-125-57-125-126z">
          <text:p/>
        </draw:path>
        <draw:path draw:style-name="gr113" draw:text-style-name="P57" draw:layer="layout" svg:width="0.251cm" svg:height="0.251cm" svg:x="31.665cm" svg:y="3.487cm" svg:viewBox="0 0 252 252" svg:d="M0 125c0-69 56-125 125-125s127 56 127 125c0 70-58 127-127 127s-125-57-125-127z">
          <text:p/>
        </draw:path>
        <draw:path draw:style-name="gr114" draw:text-style-name="P2" draw:layer="layout" svg:width="0.251cm" svg:height="0.251cm" svg:x="31.665cm" svg:y="3.487cm" svg:viewBox="0 0 252 252" svg:d="M0 125c0-69 56-125 125-125s127 56 127 125c0 70-58 127-127 127s-125-57-125-127z">
          <text:p/>
        </draw:path>
        <draw:path draw:style-name="gr113" draw:text-style-name="P57" draw:layer="layout" svg:width="0.251cm" svg:height="0.251cm" svg:x="31.665cm" svg:y="3.534cm" svg:viewBox="0 0 252 252" svg:d="M0 127c0-70 56-127 125-127s127 57 127 127c0 69-58 125-127 125s-125-56-125-125z">
          <text:p/>
        </draw:path>
        <draw:path draw:style-name="gr114" draw:text-style-name="P2" draw:layer="layout" svg:width="0.251cm" svg:height="0.251cm" svg:x="31.665cm" svg:y="3.534cm" svg:viewBox="0 0 252 252" svg:d="M0 127c0-70 56-127 125-127s127 57 127 127c0 69-58 125-127 125s-125-56-125-125z">
          <text:p/>
        </draw:path>
        <draw:path draw:style-name="gr55" draw:text-style-name="P28" draw:layer="layout" svg:width="0.251cm" svg:height="0.25cm" svg:x="30.666cm" svg:y="3.201cm" svg:viewBox="0 0 252 251" svg:d="M0 125c0-69 56-125 125-125s127 56 127 125c0 70-58 126-127 126s-125-56-125-126z">
          <text:p/>
        </draw:path>
        <draw:path draw:style-name="gr56" draw:text-style-name="P2" draw:layer="layout" svg:width="0.251cm" svg:height="0.25cm" svg:x="30.666cm" svg:y="3.201cm" svg:viewBox="0 0 252 251" svg:d="M0 125c0-69 56-125 125-125s127 56 127 125c0 70-58 126-127 126s-125-56-125-126z">
          <text:p/>
        </draw:path>
        <draw:path draw:style-name="gr113" draw:text-style-name="P57" draw:layer="layout" svg:width="0.251cm" svg:height="0.251cm" svg:x="31.665cm" svg:y="3.382cm" svg:viewBox="0 0 252 252" svg:d="M0 125c0-69 56-125 125-125s127 56 127 125-58 127-127 127-125-58-125-127z">
          <text:p/>
        </draw:path>
        <draw:path draw:style-name="gr114" draw:text-style-name="P2" draw:layer="layout" svg:width="0.251cm" svg:height="0.251cm" svg:x="31.665cm" svg:y="3.382cm" svg:viewBox="0 0 252 252" svg:d="M0 125c0-69 56-125 125-125s127 56 127 125-58 127-127 127-125-58-125-127z">
          <text:p/>
        </draw:path>
        <draw:path draw:style-name="gr113" draw:text-style-name="P57" draw:layer="layout" svg:width="0.251cm" svg:height="0.251cm" svg:x="31.665cm" svg:y="3.296cm" svg:viewBox="0 0 252 252" svg:d="M0 126c0-70 56-126 125-126s127 56 127 126c0 69-58 126-127 126s-125-57-125-126z">
          <text:p/>
        </draw:path>
        <draw:path draw:style-name="gr114" draw:text-style-name="P2" draw:layer="layout" svg:width="0.251cm" svg:height="0.251cm" svg:x="31.665cm" svg:y="3.296cm" svg:viewBox="0 0 252 252" svg:d="M0 126c0-70 56-126 125-126s127 56 127 126c0 69-58 126-127 126s-125-57-125-126z">
          <text:p/>
        </draw:path>
        <draw:path draw:style-name="gr41" draw:text-style-name="P21" draw:layer="layout" svg:width="0.251cm" svg:height="0.251cm" svg:x="29.946cm" svg:y="4.154cm" svg:viewBox="0 0 252 252" svg:d="M0 125c0-69 57-125 125-125 70 0 127 56 127 125s-57 127-127 127c-68 0-125-58-125-127z">
          <text:p/>
        </draw:path>
        <draw:path draw:style-name="gr42" draw:text-style-name="P2" draw:layer="layout" svg:width="0.251cm" svg:height="0.251cm" svg:x="29.946cm" svg:y="4.154cm" svg:viewBox="0 0 252 252" svg:d="M0 125c0-69 57-125 125-125 70 0 127 56 127 125s-57 127-127 127c-68 0-125-58-125-127z">
          <text:p/>
        </draw:path>
        <draw:path draw:style-name="gr127" draw:text-style-name="P64" draw:layer="layout" svg:width="0.251cm" svg:height="0.251cm" svg:x="32.148cm" svg:y="1.819cm" svg:viewBox="0 0 252 252" svg:d="M0 126c0-69 56-126 125-126s127 57 127 126-58 126-127 126-125-57-125-126z">
          <text:p/>
        </draw:path>
        <draw:path draw:style-name="gr128" draw:text-style-name="P2" draw:layer="layout" svg:width="0.251cm" svg:height="0.251cm" svg:x="32.148cm" svg:y="1.819cm" svg:viewBox="0 0 252 252" svg:d="M0 126c0-69 56-126 125-126s127 57 127 126-58 126-127 126-125-57-125-126z">
          <text:p/>
        </draw:path>
        <draw:path draw:style-name="gr127" draw:text-style-name="P64" draw:layer="layout" svg:width="0.251cm" svg:height="0.251cm" svg:x="32.148cm" svg:y="1.685cm" svg:viewBox="0 0 252 252" svg:d="M0 126c0-69 56-126 125-126s127 57 127 126c0 70-58 126-127 126s-125-56-125-126z">
          <text:p/>
        </draw:path>
        <draw:path draw:style-name="gr128" draw:text-style-name="P2" draw:layer="layout" svg:width="0.251cm" svg:height="0.251cm" svg:x="32.148cm" svg:y="1.685cm" svg:viewBox="0 0 252 252" svg:d="M0 126c0-69 56-126 125-126s127 57 127 126c0 70-58 126-127 126s-125-56-125-126z">
          <text:p/>
        </draw:path>
        <draw:path draw:style-name="gr127" draw:text-style-name="P64" draw:layer="layout" svg:width="0.251cm" svg:height="0.251cm" svg:x="32.148cm" svg:y="1.619cm" svg:viewBox="0 0 252 252" svg:d="M0 126c0-69 56-126 125-126s127 57 127 126-58 126-127 126-125-57-125-126z">
          <text:p/>
        </draw:path>
        <draw:path draw:style-name="gr128" draw:text-style-name="P2" draw:layer="layout" svg:width="0.251cm" svg:height="0.251cm" svg:x="32.148cm" svg:y="1.619cm" svg:viewBox="0 0 252 252" svg:d="M0 126c0-69 56-126 125-126s127 57 127 126-58 126-127 126-125-57-125-126z">
          <text:p/>
        </draw:path>
        <draw:path draw:style-name="gr127" draw:text-style-name="P64" draw:layer="layout" svg:width="0.251cm" svg:height="0.251cm" svg:x="32.148cm" svg:y="1.714cm" svg:viewBox="0 0 252 252" svg:d="M0 125c0-69 56-125 125-125s127 56 127 125c0 70-58 127-127 127s-125-57-125-127z">
          <text:p/>
        </draw:path>
        <draw:path draw:style-name="gr128" draw:text-style-name="P2" draw:layer="layout" svg:width="0.251cm" svg:height="0.251cm" svg:x="32.148cm" svg:y="1.714cm" svg:viewBox="0 0 252 252" svg:d="M0 125c0-69 56-125 125-125s127 56 127 125c0 70-58 127-127 127s-125-57-125-127z">
          <text:p/>
        </draw:path>
        <draw:path draw:style-name="gr127" draw:text-style-name="P64" draw:layer="layout" svg:width="0.251cm" svg:height="0.251cm" svg:x="32.148cm" svg:y="1.571cm" svg:viewBox="0 0 252 252" svg:d="M0 126c0-70 56-126 125-126s127 56 127 126-58 126-127 126-125-56-125-126z">
          <text:p/>
        </draw:path>
        <draw:path draw:style-name="gr128" draw:text-style-name="P2" draw:layer="layout" svg:width="0.251cm" svg:height="0.251cm" svg:x="32.148cm" svg:y="1.571cm" svg:viewBox="0 0 252 252" svg:d="M0 126c0-70 56-126 125-126s127 56 127 126-58 126-127 126-125-56-125-126z">
          <text:p/>
        </draw:path>
        <draw:path draw:style-name="gr117" draw:text-style-name="P59" draw:layer="layout" svg:width="0.251cm" svg:height="0.251cm" svg:x="32.169cm" svg:y="2.314cm" svg:viewBox="0 0 252 252" svg:d="M0 127c0-70 57-127 126-127s126 57 126 127c0 69-57 125-126 125s-126-56-126-125z">
          <text:p/>
        </draw:path>
        <draw:path draw:style-name="gr118" draw:text-style-name="P2" draw:layer="layout" svg:width="0.251cm" svg:height="0.251cm" svg:x="32.169cm" svg:y="2.314cm" svg:viewBox="0 0 252 252" svg:d="M0 127c0-70 57-127 126-127s126 57 126 127c0 69-57 125-126 125s-126-56-126-125z">
          <text:p/>
        </draw:path>
        <draw:path draw:style-name="gr41" draw:text-style-name="P21" draw:layer="layout" svg:width="0.251cm" svg:height="0.251cm" svg:x="29.946cm" svg:y="4.297cm" svg:viewBox="0 0 252 252" svg:d="M0 126c0-70 57-126 125-126 70 0 127 56 127 126 0 69-57 126-127 126-68 0-125-57-125-126z">
          <text:p/>
        </draw:path>
        <draw:path draw:style-name="gr42" draw:text-style-name="P2" draw:layer="layout" svg:width="0.251cm" svg:height="0.251cm" svg:x="29.946cm" svg:y="4.297cm" svg:viewBox="0 0 252 252" svg:d="M0 126c0-70 57-126 125-126 70 0 127 56 127 126 0 69-57 126-127 126-68 0-125-57-125-126z">
          <text:p/>
        </draw:path>
        <draw:path draw:style-name="gr101" draw:text-style-name="P51" draw:layer="layout" svg:width="0.251cm" svg:height="0.251cm" svg:x="32.001cm" svg:y="2.085cm" svg:viewBox="0 0 252 252" svg:d="M0 127c0-69 56-127 126-127 69 0 126 58 126 127s-57 125-126 125c-70 0-126-56-126-125z">
          <text:p/>
        </draw:path>
        <draw:path draw:style-name="gr102" draw:text-style-name="P2" draw:layer="layout" svg:width="0.251cm" svg:height="0.251cm" svg:x="32.001cm" svg:y="2.085cm" svg:viewBox="0 0 252 252" svg:d="M0 127c0-69 56-127 126-127 69 0 126 58 126 127s-57 125-126 125c-70 0-126-56-126-125z">
          <text:p/>
        </draw:path>
        <draw:path draw:style-name="gr101" draw:text-style-name="P51" draw:layer="layout" svg:width="0.251cm" svg:height="0.251cm" svg:x="32.001cm" svg:y="1.99cm" svg:viewBox="0 0 252 252" svg:d="M0 126c0-69 56-126 126-126 69 0 126 57 126 126 0 70-57 126-126 126-70 0-126-56-126-126z">
          <text:p/>
        </draw:path>
        <draw:path draw:style-name="gr102" draw:text-style-name="P2" draw:layer="layout" svg:width="0.251cm" svg:height="0.251cm" svg:x="32.001cm" svg:y="1.99cm" svg:viewBox="0 0 252 252" svg:d="M0 126c0-69 56-126 126-126 69 0 126 57 126 126 0 70-57 126-126 126-70 0-126-56-126-126z">
          <text:p/>
        </draw:path>
        <draw:path draw:style-name="gr101" draw:text-style-name="P51" draw:layer="layout" svg:width="0.251cm" svg:height="0.251cm" svg:x="32.001cm" svg:y="1.838cm" svg:viewBox="0 0 252 252" svg:d="M0 126c0-69 56-126 126-126 69 0 126 57 126 126s-57 126-126 126c-70 0-126-57-126-126z">
          <text:p/>
        </draw:path>
        <draw:path draw:style-name="gr102" draw:text-style-name="P2" draw:layer="layout" svg:width="0.251cm" svg:height="0.251cm" svg:x="32.001cm" svg:y="1.838cm" svg:viewBox="0 0 252 252" svg:d="M0 126c0-69 56-126 126-126 69 0 126 57 126 126s-57 126-126 126c-70 0-126-57-126-126z">
          <text:p/>
        </draw:path>
        <draw:path draw:style-name="gr101" draw:text-style-name="P51" draw:layer="layout" svg:width="0.251cm" svg:height="0.251cm" svg:x="32.001cm" svg:y="1.857cm" svg:viewBox="0 0 252 252" svg:d="M0 126c0-69 56-126 126-126 69 0 126 57 126 126s-57 126-126 126c-70 0-126-57-126-126z">
          <text:p/>
        </draw:path>
        <draw:path draw:style-name="gr102" draw:text-style-name="P2" draw:layer="layout" svg:width="0.251cm" svg:height="0.251cm" svg:x="32.001cm" svg:y="1.857cm" svg:viewBox="0 0 252 252" svg:d="M0 126c0-69 56-126 126-126 69 0 126 57 126 126s-57 126-126 126c-70 0-126-57-126-126z">
          <text:p/>
        </draw:path>
        <draw:path draw:style-name="gr129" draw:text-style-name="P65" draw:layer="layout" svg:width="0.251cm" svg:height="0.251cm" svg:x="30.851cm" svg:y="2.943cm" svg:viewBox="0 0 252 252" svg:d="M0 126c0-69 58-126 127-126s125 57 125 126c0 70-56 126-125 126s-127-56-127-126z">
          <text:p/>
        </draw:path>
        <draw:path draw:style-name="gr130" draw:text-style-name="P2" draw:layer="layout" svg:width="0.251cm" svg:height="0.251cm" svg:x="30.851cm" svg:y="2.943cm" svg:viewBox="0 0 252 252" svg:d="M0 126c0-69 58-126 127-126s125 57 125 126c0 70-56 126-125 126s-127-56-127-126z">
          <text:p/>
        </draw:path>
        <draw:path draw:style-name="gr129" draw:text-style-name="P65" draw:layer="layout" svg:width="0.251cm" svg:height="0.251cm" svg:x="30.851cm" svg:y="2.753cm" svg:viewBox="0 0 252 252" svg:d="M0 125c0-69 58-125 127-125s125 56 125 125c0 70-56 127-125 127s-127-57-127-127z">
          <text:p/>
        </draw:path>
        <draw:path draw:style-name="gr130" draw:text-style-name="P2" draw:layer="layout" svg:width="0.251cm" svg:height="0.251cm" svg:x="30.851cm" svg:y="2.753cm" svg:viewBox="0 0 252 252" svg:d="M0 125c0-69 58-125 127-125s125 56 125 125c0 70-56 127-125 127s-127-57-127-127z">
          <text:p/>
        </draw:path>
        <draw:polygon draw:style-name="gr138" draw:text-style-name="P70" draw:layer="layout" svg:width="3.454cm" svg:height="3.232cm" svg:x="27.761cm" svg:y="1.469cm" svg:viewBox="0 0 3455 3233" draw:points="0,0 44,40 88,80 132,120 175,161 219,201 263,241 307,281 350,320 394,360 437,400 481,440 525,480 569,519 612,559 656,599 700,639 744,678 787,718 831,758 875,797 919,837 962,876 1006,915 1050,955 1093,994 1137,1033 1181,1072 1224,1111 1268,1150 1312,1189 1356,1228 1399,1267 1443,1305 1487,1343 1531,1382 1574,1420 1619,1458 1663,1496 1707,1534 1750,1571 1794,1608 1838,1645 1881,1683 1925,1719 1969,1755 2013,1792 2056,1828 2100,1863 2144,1898 2188,1933 2231,1968 2275,2003 2319,2037 2362,2071 2406,2105 2450,2139 2494,2172 2537,2205 2581,2238 2625,2271 2668,2304 2712,2336 2756,2369 2800,2401 2843,2433 2887,2465 2931,2497 2975,2529 3018,2561 3062,2592 3106,2624 3150,2655 3193,2687 3237,2718 3281,2749 3324,2781 3368,2812 3412,2843 3455,2874 3455,3233 3412,3193 3368,3154 3324,3114 3281,3075 3237,3035 3193,2996 3150,2957 3106,2918 3062,2878 3018,2839 2975,2800 2931,2762 2887,2723 2843,2684 2800,2646 2756,2607 2712,2569 2668,2531 2625,2492 2581,2455 2537,2417 2494,2379 2450,2342 2406,2305 2362,2268 2319,2231 2275,2195 2231,2159 2188,2123 2144,2088 2100,2052 2056,2017 2013,1982 1969,1947 1925,1913 1881,1879 1838,1845 1794,1812 1750,1778 1707,1745 1663,1712 1619,1679 1574,1646 1531,1614 1487,1581 1443,1549 1399,1517 1356,1485 1312,1453 1268,1421 1224,1389 1181,1358 1137,1326 1093,1295 1050,1263 1006,1232 962,1201 919,1169 875,1138 831,1107 787,1076 744,1045 700,1014 656,983 612,952 569,921 525,889 481,859 437,828 394,797 350,766 307,735 263,704 219,674 175,643 132,612 88,581 44,550 0,520">
          <text:p/>
        </draw:polygon>
        <draw:polyline draw:style-name="gr137" draw:text-style-name="P2" draw:layer="layout" svg:width="3.454cm" svg:height="2.793cm" svg:x="27.761cm" svg:y="1.728cm" svg:viewBox="0 0 3455 2794" draw:points="0,0 44,36 88,71 132,106 175,142 219,177 263,212 307,248 350,283 394,319 437,354 481,389 525,425 569,460 612,495 656,531 700,566 744,602 787,637 831,672 875,707 919,743 962,778 1006,814 1050,849 1093,884 1137,920 1181,955 1224,990 1268,1026 1312,1061 1356,1097 1399,1132 1443,1167 1487,1202 1531,1238 1574,1273 1619,1309 1663,1344 1707,1379 1750,1415 1794,1450 1838,1485 1881,1521 1925,1556 1969,1591 2013,1627 2056,1662 2100,1697 2144,1733 2188,1768 2231,1804 2275,1839 2319,1874 2362,1910 2406,1945 2450,1980 2494,2016 2537,2051 2581,2086 2625,2122 2668,2157 2712,2193 2756,2228 2800,2263 2843,2298 2887,2334 2931,2369 2975,2405 3018,2440 3062,2476 3106,2512 3150,2547 3193,2582 3237,2618 3281,2653 3324,2689 3368,2724 3412,2759 3455,2794">
          <text:p/>
        </draw:polyline>
        <draw:polygon draw:style-name="gr136" draw:text-style-name="P69" draw:layer="layout" svg:width="1.067cm" svg:height="1.223cm" svg:x="31.297cm" svg:y="2.362cm" svg:viewBox="0 0 1068 1224" draw:points="0,644 14,639 27,635 40,630 54,626 68,621 81,617 94,612 108,607 122,603 135,598 149,593 162,588 176,584 190,579 204,574 217,569 231,564 244,559 258,554 271,549 285,544 298,538 312,533 325,528 339,522 352,517 366,511 379,506 393,500 406,494 420,488 433,482 447,476 460,469 474,463 487,456 501,449 514,442 528,435 541,428 555,421 569,413 582,405 595,397 609,389 622,380 636,372 649,363 663,354 676,344 690,335 704,325 717,315 730,305 744,295 758,284 771,273 784,262 798,251 812,240 825,228 838,216 852,204 866,192 879,180 893,168 906,156 920,143 933,131 947,118 960,105 973,92 987,79 1001,66 1014,53 1028,40 1041,27 1055,13 1068,0 1068,405 1055,410 1041,416 1028,421 1014,426 1001,432 987,437 973,442 960,448 947,454 933,460 920,465 906,472 893,478 879,484 866,490 852,497 838,503 825,510 812,517 798,524 784,532 771,539 758,547 744,555 730,563 717,571 704,580 690,588 676,597 663,606 649,616 636,626 622,635 609,646 595,656 582,666 569,677 555,688 541,700 528,711 514,722 501,734 487,746 474,758 460,770 447,782 433,794 420,806 406,819 393,832 379,845 366,857 352,870 339,883 325,896 312,909 298,923 285,936 271,949 258,962 244,976 231,990 217,1003 204,1017 190,1030 176,1044 162,1058 149,1071 135,1085 122,1099 108,1113 94,1126 81,1141 68,1154 54,1168 40,1182 27,1196 14,1210 0,1224">
          <text:p/>
        </draw:polygon>
        <draw:polyline draw:style-name="gr137" draw:text-style-name="P2" draw:layer="layout" svg:width="1.067cm" svg:height="0.731cm" svg:x="31.297cm" svg:y="2.565cm" svg:viewBox="0 0 1068 732" draw:points="0,732 14,722 27,712 40,703 54,693 68,684 81,675 94,666 108,656 122,647 135,638 149,629 162,619 176,610 190,601 204,592 217,582 231,573 244,564 258,555 271,545 285,536 298,527 312,518 325,509 339,499 352,490 366,481 379,472 393,462 406,453 420,444 433,435 447,425 460,416 474,407 487,397 501,388 514,379 528,370 541,360 555,351 569,342 582,333 595,323 609,314 622,305 636,296 649,286 663,277 676,268 690,258 704,249 717,240 730,231 744,222 758,212 771,203 784,194 798,185 812,175 825,166 838,157 852,148 866,139 879,129 893,120 906,111 920,102 933,92 947,83 960,74 973,64 987,55 1001,46 1014,37 1028,27 1041,18 1055,9 1068,0">
          <text:p/>
        </draw:polyline>
        <draw:polygon draw:style-name="gr133" draw:text-style-name="P2" draw:layer="layout" svg:width="5.063cm" svg:height="4.927cm" svg:x="27.531cm" svg:y="0.205cm" svg:viewBox="0 0 5064 4928" draw:points="0,4928 5064,4928 5064,0 0,0">
          <text:p/>
        </draw:polygon>
        <draw:line draw:style-name="gr135" draw:text-style-name="P2" draw:layer="layout" svg:x1="27.426cm" svg:y1="4.908cm" svg:x2="27.531cm" svg:y2="4.908cm">
          <text:p/>
        </draw:line>
        <draw:line draw:style-name="gr135" draw:text-style-name="P2" draw:layer="layout" svg:x1="27.426cm" svg:y1="3.955cm" svg:x2="27.531cm" svg:y2="3.955cm">
          <text:p/>
        </draw:line>
        <draw:line draw:style-name="gr135" draw:text-style-name="P2" draw:layer="layout" svg:x1="27.426cm" svg:y1="3.002cm" svg:x2="27.531cm" svg:y2="3.002cm">
          <text:p/>
        </draw:line>
        <draw:line draw:style-name="gr135" draw:text-style-name="P2" draw:layer="layout" svg:x1="27.426cm" svg:y1="2.049cm" svg:x2="27.531cm" svg:y2="2.049cm">
          <text:p/>
        </draw:line>
        <draw:line draw:style-name="gr135" draw:text-style-name="P2" draw:layer="layout" svg:x1="27.426cm" svg:y1="1.096cm" svg:x2="27.531cm" svg:y2="1.096cm">
          <text:p/>
        </draw:line>
        <draw:line draw:style-name="gr135" draw:text-style-name="P2" draw:layer="layout" svg:x1="27.964cm" svg:y1="5.238cm" svg:x2="27.964cm" svg:y2="5.132cm">
          <text:p/>
        </draw:line>
        <draw:line draw:style-name="gr135" draw:text-style-name="P2" draw:layer="layout" svg:x1="29.648cm" svg:y1="5.238cm" svg:x2="29.648cm" svg:y2="5.132cm">
          <text:p/>
        </draw:line>
        <draw:line draw:style-name="gr135" draw:text-style-name="P2" draw:layer="layout" svg:x1="31.331cm" svg:y1="5.238cm" svg:x2="31.331cm" svg:y2="5.132cm">
          <text:p/>
        </draw:line>
        <draw:line draw:style-name="gr135" draw:text-style-name="P2" draw:layer="layout" svg:x1="32.316cm" svg:y1="5.238cm" svg:x2="32.316cm" svg:y2="5.132cm">
          <text:p/>
        </draw:line>
        <draw:frame draw:style-name="gr139" draw:text-style-name="P71" draw:layer="layout" svg:width="3.054cm" svg:height="0.424cm" draw:transform="rotate (1.5707963267949) translate (0.273cm 4.191cm)">
          <draw:text-box>
            <text:p text:style-name="P67"><text:span text:style-name="T2">Observed OTUs</text:span></text:p>
          </draw:text-box>
        </draw:frame>
        <draw:frame draw:style-name="gr134" draw:text-style-name="P72" draw:layer="layout" svg:width="0.352cm" svg:height="0.352cm" svg:x="34.061cm" svg:y="4.393cm">
          <draw:text-box>
            <text:p text:style-name="P67"><text:span text:style-name="T1">1</text:span></text:p>
          </draw:text-box>
        </draw:frame>
        <draw:line draw:style-name="gr140" draw:text-style-name="P2" draw:layer="layout" svg:x1="33.044cm" svg:y1="4.538cm" svg:x2="33.207cm" svg:y2="4.538cm">
          <text:p/>
        </draw:line>
        <draw:line draw:style-name="gr140" draw:text-style-name="P2" draw:layer="layout" svg:x1="33.695cm" svg:y1="4.538cm" svg:x2="33.857cm" svg:y2="4.538cm">
          <text:p/>
        </draw:line>
        <draw:polygon draw:style-name="gr1" draw:text-style-name="P1" draw:layer="layout" svg:width="6.36cm" svg:height="6.545cm" svg:x="0cm" svg:y="5.334cm" svg:viewBox="0 0 6361 6546" draw:points="0,6546 6361,6546 6361,0 0,0">
          <text:p/>
        </draw:polygon>
        <draw:polygon draw:style-name="gr2" draw:text-style-name="P1" draw:layer="layout" svg:width="4.533cm" svg:height="4.718cm" svg:x="1.616cm" svg:y="5.544cm" svg:viewBox="0 0 4534 4719" draw:points="0,4719 4534,4719 4534,0 0,0">
          <text:p/>
        </draw:polygon>
        <draw:line draw:style-name="gr3" draw:text-style-name="P2" draw:layer="layout" svg:x1="1.616cm" svg:y1="9.511cm" svg:x2="6.149cm" svg:y2="9.511cm">
          <text:p/>
        </draw:line>
        <draw:line draw:style-name="gr3" draw:text-style-name="P2" draw:layer="layout" svg:x1="1.616cm" svg:y1="8.439cm" svg:x2="6.149cm" svg:y2="8.439cm">
          <text:p/>
        </draw:line>
        <draw:line draw:style-name="gr3" draw:text-style-name="P2" draw:layer="layout" svg:x1="1.616cm" svg:y1="7.367cm" svg:x2="6.149cm" svg:y2="7.367cm">
          <text:p/>
        </draw:line>
        <draw:line draw:style-name="gr3" draw:text-style-name="P2" draw:layer="layout" svg:x1="1.616cm" svg:y1="6.295cm" svg:x2="6.149cm" svg:y2="6.295cm">
          <text:p/>
        </draw:line>
        <draw:line draw:style-name="gr3" draw:text-style-name="P2" draw:layer="layout" svg:x1="2.337cm" svg:y1="10.262cm" svg:x2="2.337cm" svg:y2="5.544cm">
          <text:p/>
        </draw:line>
        <draw:line draw:style-name="gr3" draw:text-style-name="P2" draw:layer="layout" svg:x1="3.368cm" svg:y1="10.262cm" svg:x2="3.368cm" svg:y2="5.544cm">
          <text:p/>
        </draw:line>
        <draw:line draw:style-name="gr3" draw:text-style-name="P2" draw:layer="layout" svg:x1="4.398cm" svg:y1="10.262cm" svg:x2="4.398cm" svg:y2="5.544cm">
          <text:p/>
        </draw:line>
        <draw:line draw:style-name="gr3" draw:text-style-name="P2" draw:layer="layout" svg:x1="5.428cm" svg:y1="10.262cm" svg:x2="5.428cm" svg:y2="5.544cm">
          <text:p/>
        </draw:line>
        <draw:line draw:style-name="gr4" draw:text-style-name="P2" draw:layer="layout" svg:x1="1.616cm" svg:y1="10.048cm" svg:x2="6.149cm" svg:y2="10.048cm">
          <text:p/>
        </draw:line>
        <draw:line draw:style-name="gr4" draw:text-style-name="P2" draw:layer="layout" svg:x1="1.616cm" svg:y1="8.976cm" svg:x2="6.149cm" svg:y2="8.976cm">
          <text:p/>
        </draw:line>
        <draw:line draw:style-name="gr4" draw:text-style-name="P2" draw:layer="layout" svg:x1="1.616cm" svg:y1="7.903cm" svg:x2="6.149cm" svg:y2="7.903cm">
          <text:p/>
        </draw:line>
        <draw:line draw:style-name="gr4" draw:text-style-name="P2" draw:layer="layout" svg:x1="1.616cm" svg:y1="6.831cm" svg:x2="6.149cm" svg:y2="6.831cm">
          <text:p/>
        </draw:line>
        <draw:line draw:style-name="gr4" draw:text-style-name="P2" draw:layer="layout" svg:x1="1.616cm" svg:y1="5.759cm" svg:x2="6.149cm" svg:y2="5.759cm">
          <text:p/>
        </draw:line>
        <draw:line draw:style-name="gr4" draw:text-style-name="P2" draw:layer="layout" svg:x1="1.822cm" svg:y1="10.262cm" svg:x2="1.822cm" svg:y2="5.544cm">
          <text:p/>
        </draw:line>
        <draw:line draw:style-name="gr4" draw:text-style-name="P2" draw:layer="layout" svg:x1="2.852cm" svg:y1="10.262cm" svg:x2="2.852cm" svg:y2="5.544cm">
          <text:p/>
        </draw:line>
        <draw:line draw:style-name="gr4" draw:text-style-name="P2" draw:layer="layout" svg:x1="3.883cm" svg:y1="10.262cm" svg:x2="3.883cm" svg:y2="5.544cm">
          <text:p/>
        </draw:line>
        <draw:line draw:style-name="gr4" draw:text-style-name="P2" draw:layer="layout" svg:x1="4.913cm" svg:y1="10.262cm" svg:x2="4.913cm" svg:y2="5.544cm">
          <text:p/>
        </draw:line>
        <draw:line draw:style-name="gr4" draw:text-style-name="P2" draw:layer="layout" svg:x1="5.943cm" svg:y1="10.262cm" svg:x2="5.943cm" svg:y2="5.544cm">
          <text:p/>
        </draw:line>
        <draw:path draw:style-name="gr5" draw:text-style-name="P3" draw:layer="layout" svg:width="0.251cm" svg:height="0.251cm" svg:x="3.886cm" svg:y="8.078cm" svg:viewBox="0 0 252 252" svg:d="M0 125c0-69 56-125 126-125 68 0 126 56 126 125 0 70-58 127-126 127-70 0-126-57-126-127z">
          <text:p/>
        </draw:path>
        <draw:path draw:style-name="gr6" draw:text-style-name="P2" draw:layer="layout" svg:width="0.251cm" svg:height="0.251cm" svg:x="3.886cm" svg:y="8.078cm" svg:viewBox="0 0 252 252" svg:d="M0 125c0-69 56-125 126-125 68 0 126 56 126 125 0 70-58 127-126 127-70 0-126-57-126-127z">
          <text:p/>
        </draw:path>
        <draw:path draw:style-name="gr5" draw:text-style-name="P3" draw:layer="layout" svg:width="0.251cm" svg:height="0.251cm" svg:x="3.886cm" svg:y="8.043cm" svg:viewBox="0 0 252 252" svg:d="M0 125c0-69 56-125 126-125 68 0 126 56 126 125s-58 127-126 127c-70 0-126-58-126-127z">
          <text:p/>
        </draw:path>
        <draw:path draw:style-name="gr6" draw:text-style-name="P2" draw:layer="layout" svg:width="0.251cm" svg:height="0.251cm" svg:x="3.886cm" svg:y="8.043cm" svg:viewBox="0 0 252 252" svg:d="M0 125c0-69 56-125 126-125 68 0 126 56 126 125s-58 127-126 127c-70 0-126-58-126-127z">
          <text:p/>
        </draw:path>
        <draw:path draw:style-name="gr5" draw:text-style-name="P3" draw:layer="layout" svg:width="0.251cm" svg:height="0.251cm" svg:x="3.886cm" svg:y="7.975cm" svg:viewBox="0 0 252 252" svg:d="M0 126c0-68 56-126 126-126 68 0 126 58 126 126 0 69-58 126-126 126-70 0-126-57-126-126z">
          <text:p/>
        </draw:path>
        <draw:path draw:style-name="gr6" draw:text-style-name="P2" draw:layer="layout" svg:width="0.251cm" svg:height="0.251cm" svg:x="3.886cm" svg:y="7.975cm" svg:viewBox="0 0 252 252" svg:d="M0 126c0-68 56-126 126-126 68 0 126 58 126 126 0 69-58 126-126 126-70 0-126-57-126-126z">
          <text:p/>
        </draw:path>
        <draw:path draw:style-name="gr5" draw:text-style-name="P3" draw:layer="layout" svg:width="0.251cm" svg:height="0.251cm" svg:x="3.886cm" svg:y="8.241cm" svg:viewBox="0 0 252 252" svg:d="M0 127c0-69 56-127 126-127 68 0 126 58 126 127s-58 125-126 125c-70 0-126-56-126-125z">
          <text:p/>
        </draw:path>
        <draw:path draw:style-name="gr6" draw:text-style-name="P2" draw:layer="layout" svg:width="0.251cm" svg:height="0.251cm" svg:x="3.886cm" svg:y="8.241cm" svg:viewBox="0 0 252 252" svg:d="M0 127c0-69 56-127 126-127 68 0 126 58 126 127s-58 125-126 125c-70 0-126-56-126-125z">
          <text:p/>
        </draw:path>
        <draw:path draw:style-name="gr7" draw:text-style-name="P4" draw:layer="layout" svg:width="0.251cm" svg:height="0.251cm" svg:x="4.902cm" svg:y="8.109cm" svg:viewBox="0 0 252 252" svg:d="M0 126c0-69 56-126 126-126 68 0 126 57 126 126 0 70-58 126-126 126-70 0-126-56-126-126z">
          <text:p/>
        </draw:path>
        <draw:path draw:style-name="gr8" draw:text-style-name="P2" draw:layer="layout" svg:width="0.251cm" svg:height="0.251cm" svg:x="4.902cm" svg:y="8.109cm" svg:viewBox="0 0 252 252" svg:d="M0 126c0-69 56-126 126-126 68 0 126 57 126 126 0 70-58 126-126 126-70 0-126-56-126-126z">
          <text:p/>
        </draw:path>
        <draw:path draw:style-name="gr7" draw:text-style-name="P4" draw:layer="layout" svg:width="0.251cm" svg:height="0.251cm" svg:x="4.902cm" svg:y="8.235cm" svg:viewBox="0 0 252 252" svg:d="M0 126c0-68 56-126 126-126 68 0 126 58 126 126 0 69-58 126-126 126-70 0-126-57-126-126z">
          <text:p/>
        </draw:path>
        <draw:path draw:style-name="gr8" draw:text-style-name="P2" draw:layer="layout" svg:width="0.251cm" svg:height="0.251cm" svg:x="4.902cm" svg:y="8.235cm" svg:viewBox="0 0 252 252" svg:d="M0 126c0-68 56-126 126-126 68 0 126 58 126 126 0 69-58 126-126 126-70 0-126-57-126-126z">
          <text:p/>
        </draw:path>
        <draw:path draw:style-name="gr9" draw:text-style-name="P5" draw:layer="layout" svg:width="0.251cm" svg:height="0.251cm" svg:x="4.708cm" svg:y="9.368cm" svg:viewBox="0 0 252 252" svg:d="M0 125c0-69 57-125 126-125 70 0 126 56 126 125 0 70-56 127-126 127-69 0-126-57-126-127z">
          <text:p/>
        </draw:path>
        <draw:path draw:style-name="gr10" draw:text-style-name="P2" draw:layer="layout" svg:width="0.251cm" svg:height="0.251cm" svg:x="4.708cm" svg:y="9.368cm" svg:viewBox="0 0 252 252" svg:d="M0 125c0-69 57-125 126-125 70 0 126 56 126 125 0 70-56 127-126 127-69 0-126-57-126-127z">
          <text:p/>
        </draw:path>
        <draw:path draw:style-name="gr9" draw:text-style-name="P5" draw:layer="layout" svg:width="0.251cm" svg:height="0.251cm" svg:x="4.708cm" svg:y="9.243cm" svg:viewBox="0 0 252 252" svg:d="M0 126c0-69 57-126 126-126 70 0 126 57 126 126s-56 126-126 126c-69 0-126-57-126-126z">
          <text:p/>
        </draw:path>
        <draw:path draw:style-name="gr10" draw:text-style-name="P2" draw:layer="layout" svg:width="0.251cm" svg:height="0.251cm" svg:x="4.708cm" svg:y="9.243cm" svg:viewBox="0 0 252 252" svg:d="M0 126c0-69 57-126 126-126 70 0 126 57 126 126s-56 126-126 126c-69 0-126-57-126-126z">
          <text:p/>
        </draw:path>
        <draw:path draw:style-name="gr9" draw:text-style-name="P5" draw:layer="layout" svg:width="0.251cm" svg:height="0.251cm" svg:x="4.708cm" svg:y="9.199cm" svg:viewBox="0 0 252 252" svg:d="M0 126c0-70 57-126 126-126 70 0 126 56 126 126 0 69-56 126-126 126-69 0-126-57-126-126z">
          <text:p/>
        </draw:path>
        <draw:path draw:style-name="gr10" draw:text-style-name="P2" draw:layer="layout" svg:width="0.251cm" svg:height="0.251cm" svg:x="4.708cm" svg:y="9.199cm" svg:viewBox="0 0 252 252" svg:d="M0 126c0-70 57-126 126-126 70 0 126 56 126 126 0 69-56 126-126 126-69 0-126-57-126-126z">
          <text:p/>
        </draw:path>
        <draw:path draw:style-name="gr9" draw:text-style-name="P5" draw:layer="layout" svg:width="0.251cm" svg:height="0.251cm" svg:x="4.708cm" svg:y="9.195cm" svg:viewBox="0 0 252 252" svg:d="M0 127c0-70 57-127 126-127 70 0 126 57 126 127 0 69-56 125-126 125-69 0-126-56-126-125z">
          <text:p/>
        </draw:path>
        <draw:path draw:style-name="gr10" draw:text-style-name="P2" draw:layer="layout" svg:width="0.251cm" svg:height="0.251cm" svg:x="4.708cm" svg:y="9.195cm" svg:viewBox="0 0 252 252" svg:d="M0 127c0-70 57-127 126-127 70 0 126 57 126 127 0 69-56 125-126 125-69 0-126-56-126-125z">
          <text:p/>
        </draw:path>
        <draw:path draw:style-name="gr11" draw:text-style-name="P6" draw:layer="layout" svg:width="0.251cm" svg:height="0.251cm" svg:x="4.659cm" svg:y="9.02cm" svg:viewBox="0 0 252 252" svg:d="M0 126c0-69 56-126 125-126s127 57 127 126-58 126-127 126-125-57-125-126z">
          <text:p/>
        </draw:path>
        <draw:path draw:style-name="gr12" draw:text-style-name="P2" draw:layer="layout" svg:width="0.251cm" svg:height="0.251cm" svg:x="4.659cm" svg:y="9.02cm" svg:viewBox="0 0 252 252" svg:d="M0 126c0-69 56-126 125-126s127 57 127 126-58 126-127 126-125-57-125-126z">
          <text:p/>
        </draw:path>
        <draw:path draw:style-name="gr11" draw:text-style-name="P6" draw:layer="layout" svg:width="0.251cm" svg:height="0.25cm" svg:x="4.659cm" svg:y="8.959cm" svg:viewBox="0 0 252 251" svg:d="M0 126c0-69 56-126 125-126s127 57 127 126-58 125-127 125-125-56-125-125z">
          <text:p/>
        </draw:path>
        <draw:path draw:style-name="gr12" draw:text-style-name="P2" draw:layer="layout" svg:width="0.251cm" svg:height="0.25cm" svg:x="4.659cm" svg:y="8.959cm" svg:viewBox="0 0 252 251" svg:d="M0 126c0-69 56-126 125-126s127 57 127 126-58 125-127 125-125-56-125-125z">
          <text:p/>
        </draw:path>
        <draw:path draw:style-name="gr11" draw:text-style-name="P6" draw:layer="layout" svg:width="0.251cm" svg:height="0.251cm" svg:x="4.659cm" svg:y="8.968cm" svg:viewBox="0 0 252 252" svg:d="M0 127c0-69 56-127 125-127s127 58 127 127-58 125-127 125-125-56-125-125z">
          <text:p/>
        </draw:path>
        <draw:path draw:style-name="gr12" draw:text-style-name="P2" draw:layer="layout" svg:width="0.251cm" svg:height="0.251cm" svg:x="4.659cm" svg:y="8.968cm" svg:viewBox="0 0 252 252" svg:d="M0 127c0-69 56-127 125-127s127 58 127 127-58 125-127 125-125-56-125-125z">
          <text:p/>
        </draw:path>
        <draw:path draw:style-name="gr11" draw:text-style-name="P6" draw:layer="layout" svg:width="0.251cm" svg:height="0.251cm" svg:x="4.659cm" svg:y="8.996cm" svg:viewBox="0 0 252 252" svg:d="M0 126c0-69 56-126 125-126s127 57 127 126-58 126-127 126-125-57-125-126z">
          <text:p/>
        </draw:path>
        <draw:path draw:style-name="gr12" draw:text-style-name="P2" draw:layer="layout" svg:width="0.251cm" svg:height="0.251cm" svg:x="4.659cm" svg:y="8.996cm" svg:viewBox="0 0 252 252" svg:d="M0 126c0-69 56-126 125-126s127 57 127 126-58 126-127 126-125-57-125-126z">
          <text:p/>
        </draw:path>
        <draw:path draw:style-name="gr11" draw:text-style-name="P6" draw:layer="layout" svg:width="0.251cm" svg:height="0.251cm" svg:x="4.659cm" svg:y="9.003cm" svg:viewBox="0 0 252 252" svg:d="M0 126c0-69 56-126 125-126s127 57 127 126-58 126-127 126-125-57-125-126z">
          <text:p/>
        </draw:path>
        <draw:path draw:style-name="gr12" draw:text-style-name="P2" draw:layer="layout" svg:width="0.251cm" svg:height="0.251cm" svg:x="4.659cm" svg:y="9.003cm" svg:viewBox="0 0 252 252" svg:d="M0 126c0-69 56-126 125-126s127 57 127 126-58 126-127 126-125-57-125-126z">
          <text:p/>
        </draw:path>
        <draw:path draw:style-name="gr13" draw:text-style-name="P7" draw:layer="layout" svg:width="0.251cm" svg:height="0.251cm" svg:x="4.55cm" svg:y="9.023cm" svg:viewBox="0 0 252 252" svg:d="M0 125c0-69 56-125 126-125 69 0 126 56 126 125s-57 127-126 127c-70 0-126-58-126-127z">
          <text:p/>
        </draw:path>
        <draw:path draw:style-name="gr14" draw:text-style-name="P2" draw:layer="layout" svg:width="0.251cm" svg:height="0.251cm" svg:x="4.55cm" svg:y="9.023cm" svg:viewBox="0 0 252 252" svg:d="M0 125c0-69 56-125 126-125 69 0 126 56 126 125s-57 127-126 127c-70 0-126-58-126-127z">
          <text:p/>
        </draw:path>
        <draw:path draw:style-name="gr15" draw:text-style-name="P8" draw:layer="layout" svg:width="0.251cm" svg:height="0.25cm" svg:x="4.139cm" svg:y="7.978cm" svg:viewBox="0 0 252 251" svg:d="M0 126c0-69 56-126 125-126s127 57 127 126-58 125-127 125-125-56-125-125z">
          <text:p/>
        </draw:path>
        <draw:path draw:style-name="gr16" draw:text-style-name="P2" draw:layer="layout" svg:width="0.251cm" svg:height="0.25cm" svg:x="4.139cm" svg:y="7.978cm" svg:viewBox="0 0 252 251" svg:d="M0 126c0-69 56-126 125-126s127 57 127 126-58 125-127 125-125-56-125-125z">
          <text:p/>
        </draw:path>
        <draw:path draw:style-name="gr15" draw:text-style-name="P8" draw:layer="layout" svg:width="0.251cm" svg:height="0.251cm" svg:x="4.139cm" svg:y="7.922cm" svg:viewBox="0 0 252 252" svg:d="M0 127c0-70 56-127 125-127s127 57 127 127c0 69-58 125-127 125s-125-56-125-125z">
          <text:p/>
        </draw:path>
        <draw:path draw:style-name="gr16" draw:text-style-name="P2" draw:layer="layout" svg:width="0.251cm" svg:height="0.251cm" svg:x="4.139cm" svg:y="7.922cm" svg:viewBox="0 0 252 252" svg:d="M0 127c0-70 56-127 125-127s127 57 127 127c0 69-58 125-127 125s-125-56-125-125z">
          <text:p/>
        </draw:path>
        <draw:path draw:style-name="gr15" draw:text-style-name="P8" draw:layer="layout" svg:width="0.251cm" svg:height="0.251cm" svg:x="4.139cm" svg:y="8.116cm" svg:viewBox="0 0 252 252" svg:d="M0 125c0-69 56-125 125-125s127 56 127 125c0 70-58 127-127 127s-125-57-125-127z">
          <text:p/>
        </draw:path>
        <draw:path draw:style-name="gr16" draw:text-style-name="P2" draw:layer="layout" svg:width="0.251cm" svg:height="0.251cm" svg:x="4.139cm" svg:y="8.116cm" svg:viewBox="0 0 252 252" svg:d="M0 125c0-69 56-125 125-125s127 56 127 125c0 70-58 127-127 127s-125-57-125-127z">
          <text:p/>
        </draw:path>
        <draw:path draw:style-name="gr15" draw:text-style-name="P8" draw:layer="layout" svg:width="0.251cm" svg:height="0.251cm" svg:x="4.139cm" svg:y="8.162cm" svg:viewBox="0 0 252 252" svg:d="M0 127c0-70 56-127 125-127s127 57 127 127c0 69-58 125-127 125s-125-56-125-125z">
          <text:p/>
        </draw:path>
        <draw:path draw:style-name="gr16" draw:text-style-name="P2" draw:layer="layout" svg:width="0.251cm" svg:height="0.251cm" svg:x="4.139cm" svg:y="8.162cm" svg:viewBox="0 0 252 252" svg:d="M0 127c0-70 56-127 125-127s127 57 127 127c0 69-58 125-127 125s-125-56-125-125z">
          <text:p/>
        </draw:path>
        <draw:path draw:style-name="gr17" draw:text-style-name="P9" draw:layer="layout" svg:width="0.251cm" svg:height="0.251cm" svg:x="2.918cm" svg:y="6.25cm" svg:viewBox="0 0 252 252" svg:d="M0 126c0-69 56-126 125-126s127 57 127 126-58 126-127 126-125-57-125-126z">
          <text:p/>
        </draw:path>
        <draw:path draw:style-name="gr18" draw:text-style-name="P2" draw:layer="layout" svg:width="0.251cm" svg:height="0.251cm" svg:x="2.918cm" svg:y="6.25cm" svg:viewBox="0 0 252 252" svg:d="M0 126c0-69 56-126 125-126s127 57 127 126-58 126-127 126-125-57-125-126z">
          <text:p/>
        </draw:path>
        <draw:path draw:style-name="gr19" draw:text-style-name="P10" draw:layer="layout" svg:width="0.251cm" svg:height="0.251cm" svg:x="5.818cm" svg:y="8.731cm" svg:viewBox="0 0 252 252" svg:d="M0 127c0-69 56-127 126-127 69 0 126 58 126 127s-57 125-126 125c-70 0-126-56-126-125z">
          <text:p/>
        </draw:path>
        <draw:path draw:style-name="gr20" draw:text-style-name="P2" draw:layer="layout" svg:width="0.251cm" svg:height="0.251cm" svg:x="5.818cm" svg:y="8.731cm" svg:viewBox="0 0 252 252" svg:d="M0 127c0-69 56-127 126-127 69 0 126 58 126 127s-57 125-126 125c-70 0-126-56-126-125z">
          <text:p/>
        </draw:path>
        <draw:path draw:style-name="gr21" draw:text-style-name="P11" draw:layer="layout" svg:width="0.251cm" svg:height="0.251cm" svg:x="4.401cm" svg:y="8.996cm" svg:viewBox="0 0 252 252" svg:d="M0 127c0-69 57-127 126-127s126 58 126 127-57 125-126 125-126-56-126-125z">
          <text:p/>
        </draw:path>
        <draw:path draw:style-name="gr22" draw:text-style-name="P2" draw:layer="layout" svg:width="0.251cm" svg:height="0.251cm" svg:x="4.401cm" svg:y="8.996cm" svg:viewBox="0 0 252 252" svg:d="M0 127c0-69 57-127 126-127s126 58 126 127-57 125-126 125-126-56-126-125z">
          <text:p/>
        </draw:path>
        <draw:path draw:style-name="gr23" draw:text-style-name="P12" draw:layer="layout" svg:width="0.251cm" svg:height="0.251cm" svg:x="3.07cm" svg:y="6.302cm" svg:viewBox="0 0 252 252" svg:d="M0 125c0-69 58-125 127-125s125 56 125 125-56 127-125 127-127-58-127-127z">
          <text:p/>
        </draw:path>
        <draw:path draw:style-name="gr24" draw:text-style-name="P2" draw:layer="layout" svg:width="0.251cm" svg:height="0.251cm" svg:x="3.07cm" svg:y="6.302cm" svg:viewBox="0 0 252 252" svg:d="M0 125c0-69 58-125 127-125s125 56 125 125-56 127-125 127-127-58-127-127z">
          <text:p/>
        </draw:path>
        <draw:path draw:style-name="gr25" draw:text-style-name="P13" draw:layer="layout" svg:width="0.251cm" svg:height="0.25cm" svg:x="2.46cm" svg:y="8.178cm" svg:viewBox="0 0 252 251" svg:d="M0 126c0-70 57-126 125-126 71 0 127 56 127 126 0 69-56 125-127 125-68 0-125-56-125-125z">
          <text:p/>
        </draw:path>
        <draw:path draw:style-name="gr26" draw:text-style-name="P2" draw:layer="layout" svg:width="0.251cm" svg:height="0.25cm" svg:x="2.46cm" svg:y="8.178cm" svg:viewBox="0 0 252 251" svg:d="M0 126c0-70 57-126 125-126 71 0 127 56 127 126 0 69-56 125-127 125-68 0-125-56-125-125z">
          <text:p/>
        </draw:path>
        <draw:path draw:style-name="gr27" draw:text-style-name="P14" draw:layer="layout" svg:width="0.25cm" svg:height="0.251cm" svg:x="5.026cm" svg:y="9.374cm" svg:viewBox="0 0 251 252" svg:d="M0 125c0-68 56-125 126-125 69 0 125 57 125 125 0 71-56 127-125 127-70 0-126-56-126-127z">
          <text:p/>
        </draw:path>
        <draw:path draw:style-name="gr28" draw:text-style-name="P2" draw:layer="layout" svg:width="0.25cm" svg:height="0.251cm" svg:x="5.026cm" svg:y="9.374cm" svg:viewBox="0 0 251 252" svg:d="M0 125c0-68 56-125 126-125 69 0 125 57 125 125 0 71-56 127-125 127-70 0-126-56-126-127z">
          <text:p/>
        </draw:path>
        <draw:path draw:style-name="gr29" draw:text-style-name="P15" draw:layer="layout" svg:width="0.251cm" svg:height="0.251cm" svg:x="5.303cm" svg:y="7.594cm" svg:viewBox="0 0 252 252" svg:d="M0 126c0-69 56-126 126-126 69 0 126 57 126 126 0 70-57 126-126 126-70 0-126-56-126-126z">
          <text:p/>
        </draw:path>
        <draw:path draw:style-name="gr30" draw:text-style-name="P2" draw:layer="layout" svg:width="0.251cm" svg:height="0.251cm" svg:x="5.303cm" svg:y="7.594cm" svg:viewBox="0 0 252 252" svg:d="M0 126c0-69 56-126 126-126 69 0 126 57 126 126 0 70-57 126-126 126-70 0-126-56-126-126z">
          <text:p/>
        </draw:path>
        <draw:path draw:style-name="gr31" draw:text-style-name="P16" draw:layer="layout" svg:width="0.251cm" svg:height="0.251cm" svg:x="4.015cm" svg:y="8.665cm" svg:viewBox="0 0 252 252" svg:d="M0 127c0-70 56-127 126-127 69 0 126 57 126 127 0 69-57 125-126 125-70 0-126-56-126-125z">
          <text:p/>
        </draw:path>
        <draw:path draw:style-name="gr32" draw:text-style-name="P2" draw:layer="layout" svg:width="0.251cm" svg:height="0.251cm" svg:x="4.015cm" svg:y="8.665cm" svg:viewBox="0 0 252 252" svg:d="M0 127c0-70 56-127 126-127 69 0 126 57 126 127 0 69-57 125-126 125-70 0-126-56-126-125z">
          <text:p/>
        </draw:path>
        <draw:path draw:style-name="gr9" draw:text-style-name="P5" draw:layer="layout" svg:width="0.251cm" svg:height="0.251cm" svg:x="4.708cm" svg:y="9.165cm" svg:viewBox="0 0 252 252" svg:d="M0 127c0-71 57-127 126-127 70 0 126 56 126 127 0 68-56 125-126 125-69 0-126-57-126-125z">
          <text:p/>
        </draw:path>
        <draw:path draw:style-name="gr10" draw:text-style-name="P2" draw:layer="layout" svg:width="0.251cm" svg:height="0.251cm" svg:x="4.708cm" svg:y="9.165cm" svg:viewBox="0 0 252 252" svg:d="M0 127c0-71 57-127 126-127 70 0 126 56 126 127 0 68-56 125-126 125-69 0-126-57-126-125z">
          <text:p/>
        </draw:path>
        <draw:path draw:style-name="gr33" draw:text-style-name="P17" draw:layer="layout" svg:width="0.251cm" svg:height="0.251cm" svg:x="3.44cm" svg:y="8.993cm" svg:viewBox="0 0 252 252" svg:d="M0 126c0-68 57-126 126-126 70 0 126 58 126 126 0 70-56 126-126 126-69 0-126-56-126-126z">
          <text:p/>
        </draw:path>
        <draw:path draw:style-name="gr34" draw:text-style-name="P2" draw:layer="layout" svg:width="0.251cm" svg:height="0.251cm" svg:x="3.44cm" svg:y="8.993cm" svg:viewBox="0 0 252 252" svg:d="M0 126c0-68 57-126 126-126 70 0 126 58 126 126 0 70-56 126-126 126-69 0-126-56-126-126z">
          <text:p/>
        </draw:path>
        <draw:path draw:style-name="gr7" draw:text-style-name="P4" draw:layer="layout" svg:width="0.251cm" svg:height="0.251cm" svg:x="4.902cm" svg:y="8.107cm" svg:viewBox="0 0 252 252" svg:d="M0 126c0-69 56-126 126-126 68 0 126 57 126 126 0 70-58 126-126 126-70 0-126-56-126-126z">
          <text:p/>
        </draw:path>
        <draw:path draw:style-name="gr8" draw:text-style-name="P2" draw:layer="layout" svg:width="0.251cm" svg:height="0.251cm" svg:x="4.902cm" svg:y="8.107cm" svg:viewBox="0 0 252 252" svg:d="M0 126c0-69 56-126 126-126 68 0 126 57 126 126 0 70-58 126-126 126-70 0-126-56-126-126z">
          <text:p/>
        </draw:path>
        <draw:path draw:style-name="gr35" draw:text-style-name="P18" draw:layer="layout" svg:width="0.251cm" svg:height="0.251cm" svg:x="3.242cm" svg:y="7.742cm" svg:viewBox="0 0 252 252" svg:d="M0 126c0-69 57-126 126-126 70 0 126 57 126 126s-56 126-126 126c-69 0-126-57-126-126z">
          <text:p/>
        </draw:path>
        <draw:path draw:style-name="gr36" draw:text-style-name="P2" draw:layer="layout" svg:width="0.251cm" svg:height="0.251cm" svg:x="3.242cm" svg:y="7.742cm" svg:viewBox="0 0 252 252" svg:d="M0 126c0-69 57-126 126-126 70 0 126 57 126 126s-56 126-126 126c-69 0-126-57-126-126z">
          <text:p/>
        </draw:path>
        <draw:path draw:style-name="gr35" draw:text-style-name="P18" draw:layer="layout" svg:width="0.251cm" svg:height="0.251cm" svg:x="3.242cm" svg:y="7.467cm" svg:viewBox="0 0 252 252" svg:d="M0 126c0-69 57-126 126-126 70 0 126 57 126 126s-56 126-126 126c-69 0-126-57-126-126z">
          <text:p/>
        </draw:path>
        <draw:path draw:style-name="gr36" draw:text-style-name="P2" draw:layer="layout" svg:width="0.251cm" svg:height="0.251cm" svg:x="3.242cm" svg:y="7.467cm" svg:viewBox="0 0 252 252" svg:d="M0 126c0-69 57-126 126-126 70 0 126 57 126 126s-56 126-126 126c-69 0-126-57-126-126z">
          <text:p/>
        </draw:path>
        <draw:path draw:style-name="gr7" draw:text-style-name="P4" draw:layer="layout" svg:width="0.251cm" svg:height="0.251cm" svg:x="4.902cm" svg:y="8.194cm" svg:viewBox="0 0 252 252" svg:d="M0 126c0-70 56-126 126-126 68 0 126 56 126 126 0 69-58 126-126 126-70 0-126-57-126-126z">
          <text:p/>
        </draw:path>
        <draw:path draw:style-name="gr8" draw:text-style-name="P2" draw:layer="layout" svg:width="0.251cm" svg:height="0.251cm" svg:x="4.902cm" svg:y="8.194cm" svg:viewBox="0 0 252 252" svg:d="M0 126c0-70 56-126 126-126 68 0 126 56 126 126 0 69-58 126-126 126-70 0-126-57-126-126z">
          <text:p/>
        </draw:path>
        <draw:path draw:style-name="gr37" draw:text-style-name="P19" draw:layer="layout" svg:width="0.251cm" svg:height="0.251cm" svg:x="5.501cm" svg:y="8.816cm" svg:viewBox="0 0 252 252" svg:d="M0 125c0-69 56-125 126-125 69 0 126 56 126 125 0 70-57 127-126 127-70 0-126-57-126-127z">
          <text:p/>
        </draw:path>
        <draw:path draw:style-name="gr38" draw:text-style-name="P2" draw:layer="layout" svg:width="0.251cm" svg:height="0.251cm" svg:x="5.501cm" svg:y="8.816cm" svg:viewBox="0 0 252 252" svg:d="M0 125c0-69 56-125 126-125 69 0 126 56 126 125 0 70-57 127-126 127-70 0-126-57-126-127z">
          <text:p/>
        </draw:path>
        <draw:path draw:style-name="gr37" draw:text-style-name="P19" draw:layer="layout" svg:width="0.251cm" svg:height="0.251cm" svg:x="5.501cm" svg:y="8.804cm" svg:viewBox="0 0 252 252" svg:d="M0 125c0-68 56-125 126-125 69 0 126 57 126 125 0 70-57 127-126 127-70 0-126-57-126-127z">
          <text:p/>
        </draw:path>
        <draw:path draw:style-name="gr38" draw:text-style-name="P2" draw:layer="layout" svg:width="0.251cm" svg:height="0.251cm" svg:x="5.501cm" svg:y="8.804cm" svg:viewBox="0 0 252 252" svg:d="M0 125c0-68 56-125 126-125 69 0 126 57 126 125 0 70-57 127-126 127-70 0-126-57-126-127z">
          <text:p/>
        </draw:path>
        <draw:path draw:style-name="gr37" draw:text-style-name="P19" draw:layer="layout" svg:width="0.251cm" svg:height="0.251cm" svg:x="5.501cm" svg:y="8.936cm" svg:viewBox="0 0 252 252" svg:d="M0 126c0-70 56-126 126-126 69 0 126 56 126 126 0 69-57 126-126 126-70 0-126-57-126-126z">
          <text:p/>
        </draw:path>
        <draw:path draw:style-name="gr38" draw:text-style-name="P2" draw:layer="layout" svg:width="0.251cm" svg:height="0.251cm" svg:x="5.501cm" svg:y="8.936cm" svg:viewBox="0 0 252 252" svg:d="M0 126c0-70 56-126 126-126 69 0 126 56 126 126 0 69-57 126-126 126-70 0-126-57-126-126z">
          <text:p/>
        </draw:path>
        <draw:path draw:style-name="gr39" draw:text-style-name="P20" draw:layer="layout" svg:width="0.251cm" svg:height="0.251cm" svg:x="5.36cm" svg:y="8.522cm" svg:viewBox="0 0 252 252" svg:d="M0 126c0-69 57-126 127-126 68 0 125 57 125 126s-57 126-125 126c-70 0-127-57-127-126z">
          <text:p/>
        </draw:path>
        <draw:path draw:style-name="gr40" draw:text-style-name="P2" draw:layer="layout" svg:width="0.251cm" svg:height="0.251cm" svg:x="5.36cm" svg:y="8.522cm" svg:viewBox="0 0 252 252" svg:d="M0 126c0-69 57-126 127-126 68 0 125 57 125 126s-57 126-125 126c-70 0-127-57-127-126z">
          <text:p/>
        </draw:path>
        <draw:path draw:style-name="gr41" draw:text-style-name="P21" draw:layer="layout" svg:width="0.251cm" svg:height="0.251cm" svg:x="4.749cm" svg:y="8.12cm" svg:viewBox="0 0 252 252" svg:d="M0 125c0-69 57-125 126-125 70 0 126 56 126 125 0 70-56 127-126 127-69 0-126-57-126-127z">
          <text:p/>
        </draw:path>
        <draw:path draw:style-name="gr42" draw:text-style-name="P2" draw:layer="layout" svg:width="0.251cm" svg:height="0.251cm" svg:x="4.749cm" svg:y="8.12cm" svg:viewBox="0 0 252 252" svg:d="M0 125c0-69 57-125 126-125 70 0 126 56 126 125 0 70-56 127-126 127-69 0-126-57-126-127z">
          <text:p/>
        </draw:path>
        <draw:path draw:style-name="gr13" draw:text-style-name="P7" draw:layer="layout" svg:width="0.251cm" svg:height="0.251cm" svg:x="4.55cm" svg:y="9.082cm" svg:viewBox="0 0 252 252" svg:d="M0 126c0-69 56-126 126-126 69 0 126 57 126 126 0 70-57 126-126 126-70 0-126-56-126-126z">
          <text:p/>
        </draw:path>
        <draw:path draw:style-name="gr14" draw:text-style-name="P2" draw:layer="layout" svg:width="0.251cm" svg:height="0.251cm" svg:x="4.55cm" svg:y="9.082cm" svg:viewBox="0 0 252 252" svg:d="M0 126c0-69 56-126 126-126 69 0 126 57 126 126 0 70-57 126-126 126-70 0-126-56-126-126z">
          <text:p/>
        </draw:path>
        <draw:path draw:style-name="gr13" draw:text-style-name="P7" draw:layer="layout" svg:width="0.251cm" svg:height="0.251cm" svg:x="4.55cm" svg:y="9.04cm" svg:viewBox="0 0 252 252" svg:d="M0 126c0-69 56-126 126-126 69 0 126 57 126 126s-57 126-126 126c-70 0-126-57-126-126z">
          <text:p/>
        </draw:path>
        <draw:path draw:style-name="gr14" draw:text-style-name="P2" draw:layer="layout" svg:width="0.251cm" svg:height="0.251cm" svg:x="4.55cm" svg:y="9.04cm" svg:viewBox="0 0 252 252" svg:d="M0 126c0-69 56-126 126-126 69 0 126 57 126 126s-57 126-126 126c-70 0-126-57-126-126z">
          <text:p/>
        </draw:path>
        <draw:path draw:style-name="gr13" draw:text-style-name="P7" draw:layer="layout" svg:width="0.251cm" svg:height="0.251cm" svg:x="4.55cm" svg:y="9.073cm" svg:viewBox="0 0 252 252" svg:d="M0 126c0-69 56-126 126-126 69 0 126 57 126 126 0 70-57 126-126 126-70 0-126-56-126-126z">
          <text:p/>
        </draw:path>
        <draw:path draw:style-name="gr14" draw:text-style-name="P2" draw:layer="layout" svg:width="0.251cm" svg:height="0.251cm" svg:x="4.55cm" svg:y="9.073cm" svg:viewBox="0 0 252 252" svg:d="M0 126c0-69 56-126 126-126 69 0 126 57 126 126 0 70-57 126-126 126-70 0-126-56-126-126z">
          <text:p/>
        </draw:path>
        <draw:path draw:style-name="gr13" draw:text-style-name="P7" draw:layer="layout" svg:width="0.251cm" svg:height="0.251cm" svg:x="4.55cm" svg:y="9.106cm" svg:viewBox="0 0 252 252" svg:d="M0 125c0-69 56-125 126-125 69 0 126 56 126 125 0 70-57 127-126 127-70 0-126-57-126-127z">
          <text:p/>
        </draw:path>
        <draw:path draw:style-name="gr14" draw:text-style-name="P2" draw:layer="layout" svg:width="0.251cm" svg:height="0.251cm" svg:x="4.55cm" svg:y="9.106cm" svg:viewBox="0 0 252 252" svg:d="M0 125c0-69 56-125 126-125 69 0 126 56 126 125 0 70-57 127-126 127-70 0-126-57-126-127z">
          <text:p/>
        </draw:path>
        <draw:path draw:style-name="gr43" draw:text-style-name="P22" draw:layer="layout" svg:width="0.251cm" svg:height="0.251cm" svg:x="2.002cm" svg:y="6.779cm" svg:viewBox="0 0 252 252" svg:d="M0 125c0-69 57-125 126-125 70 0 126 56 126 125s-56 127-126 127c-69 0-126-58-126-127z">
          <text:p/>
        </draw:path>
        <draw:path draw:style-name="gr44" draw:text-style-name="P2" draw:layer="layout" svg:width="0.251cm" svg:height="0.251cm" svg:x="2.002cm" svg:y="6.779cm" svg:viewBox="0 0 252 252" svg:d="M0 125c0-69 57-125 126-125 70 0 126 56 126 125s-56 127-126 127c-69 0-126-58-126-127z">
          <text:p/>
        </draw:path>
        <draw:path draw:style-name="gr45" draw:text-style-name="P23" draw:layer="layout" svg:width="0.251cm" svg:height="0.25cm" svg:x="2.965cm" svg:y="8.812cm" svg:viewBox="0 0 252 251" svg:d="M0 125c0-69 56-125 125-125 70 0 127 56 127 125s-57 126-127 126c-69 0-125-57-125-126z">
          <text:p/>
        </draw:path>
        <draw:path draw:style-name="gr46" draw:text-style-name="P2" draw:layer="layout" svg:width="0.251cm" svg:height="0.25cm" svg:x="2.965cm" svg:y="8.812cm" svg:viewBox="0 0 252 251" svg:d="M0 125c0-69 56-125 125-125 70 0 127 56 127 125s-57 126-127 126c-69 0-125-57-125-126z">
          <text:p/>
        </draw:path>
        <draw:path draw:style-name="gr47" draw:text-style-name="P24" draw:layer="layout" svg:width="0.251cm" svg:height="0.251cm" svg:x="3.834cm" svg:y="7.146cm" svg:viewBox="0 0 252 252" svg:d="M0 127c0-70 57-127 126-127s126 57 126 127c0 69-57 125-126 125s-126-56-126-125z">
          <text:p/>
        </draw:path>
        <draw:path draw:style-name="gr48" draw:text-style-name="P2" draw:layer="layout" svg:width="0.251cm" svg:height="0.251cm" svg:x="3.834cm" svg:y="7.146cm" svg:viewBox="0 0 252 252" svg:d="M0 127c0-70 57-127 126-127s126 57 126 127c0 69-57 125-126 125s-126-56-126-125z">
          <text:p/>
        </draw:path>
        <draw:path draw:style-name="gr45" draw:text-style-name="P23" draw:layer="layout" svg:width="0.251cm" svg:height="0.251cm" svg:x="2.965cm" svg:y="8.763cm" svg:viewBox="0 0 252 252" svg:d="M0 126c0-69 56-126 125-126 70 0 127 57 127 126s-57 126-127 126c-69 0-125-57-125-126z">
          <text:p/>
        </draw:path>
        <draw:path draw:style-name="gr46" draw:text-style-name="P2" draw:layer="layout" svg:width="0.251cm" svg:height="0.251cm" svg:x="2.965cm" svg:y="8.763cm" svg:viewBox="0 0 252 252" svg:d="M0 126c0-69 56-126 125-126 70 0 127 57 127 126s-57 126-127 126c-69 0-125-57-125-126z">
          <text:p/>
        </draw:path>
        <draw:path draw:style-name="gr43" draw:text-style-name="P22" draw:layer="layout" svg:width="0.251cm" svg:height="0.251cm" svg:x="2.002cm" svg:y="6.311cm" svg:viewBox="0 0 252 252" svg:d="M0 125c0-69 57-125 126-125 70 0 126 56 126 125s-56 127-126 127c-69 0-126-58-126-127z">
          <text:p/>
        </draw:path>
        <draw:path draw:style-name="gr44" draw:text-style-name="P2" draw:layer="layout" svg:width="0.251cm" svg:height="0.251cm" svg:x="2.002cm" svg:y="6.311cm" svg:viewBox="0 0 252 252" svg:d="M0 125c0-69 57-125 126-125 70 0 126 56 126 125s-56 127-126 127c-69 0-126-58-126-127z">
          <text:p/>
        </draw:path>
        <draw:path draw:style-name="gr45" draw:text-style-name="P23" draw:layer="layout" svg:width="0.251cm" svg:height="0.25cm" svg:x="2.965cm" svg:y="8.885cm" svg:viewBox="0 0 252 251" svg:d="M0 126c0-70 56-126 125-126 70 0 127 56 127 126 0 69-57 125-127 125-69 0-125-56-125-125z">
          <text:p/>
        </draw:path>
        <draw:path draw:style-name="gr46" draw:text-style-name="P2" draw:layer="layout" svg:width="0.251cm" svg:height="0.25cm" svg:x="2.965cm" svg:y="8.885cm" svg:viewBox="0 0 252 251" svg:d="M0 126c0-70 56-126 125-126 70 0 127 56 127 126 0 69-57 125-127 125-69 0-125-56-125-125z">
          <text:p/>
        </draw:path>
        <draw:path draw:style-name="gr45" draw:text-style-name="P23" draw:layer="layout" svg:width="0.251cm" svg:height="0.251cm" svg:x="2.965cm" svg:y="8.784cm" svg:viewBox="0 0 252 252" svg:d="M0 125c0-69 56-125 125-125 70 0 127 56 127 125s-57 127-127 127c-69 0-125-58-125-127z">
          <text:p/>
        </draw:path>
        <draw:path draw:style-name="gr46" draw:text-style-name="P2" draw:layer="layout" svg:width="0.251cm" svg:height="0.251cm" svg:x="2.965cm" svg:y="8.784cm" svg:viewBox="0 0 252 252" svg:d="M0 125c0-69 56-125 125-125 70 0 127 56 127 125s-57 127-127 127c-69 0-125-58-125-127z">
          <text:p/>
        </draw:path>
        <draw:path draw:style-name="gr49" draw:text-style-name="P25" draw:layer="layout" svg:width="0.251cm" svg:height="0.251cm" svg:x="4.292cm" svg:y="6.631cm" svg:viewBox="0 0 252 252" svg:d="M0 126c0-69 56-126 126-126 69 0 126 57 126 126 0 70-57 126-126 126-70 0-126-56-126-126z">
          <text:p/>
        </draw:path>
        <draw:path draw:style-name="gr50" draw:text-style-name="P2" draw:layer="layout" svg:width="0.251cm" svg:height="0.251cm" svg:x="4.292cm" svg:y="6.631cm" svg:viewBox="0 0 252 252" svg:d="M0 126c0-69 56-126 126-126 69 0 126 57 126 126 0 70-57 126-126 126-70 0-126-56-126-126z">
          <text:p/>
        </draw:path>
        <draw:path draw:style-name="gr49" draw:text-style-name="P25" draw:layer="layout" svg:width="0.251cm" svg:height="0.251cm" svg:x="4.292cm" svg:y="6.722cm" svg:viewBox="0 0 252 252" svg:d="M0 126c0-69 56-126 126-126 69 0 126 57 126 126s-57 126-126 126c-70 0-126-57-126-126z">
          <text:p/>
        </draw:path>
        <draw:path draw:style-name="gr50" draw:text-style-name="P2" draw:layer="layout" svg:width="0.251cm" svg:height="0.251cm" svg:x="4.292cm" svg:y="6.722cm" svg:viewBox="0 0 252 252" svg:d="M0 126c0-69 56-126 126-126 69 0 126 57 126 126s-57 126-126 126c-70 0-126-57-126-126z">
          <text:p/>
        </draw:path>
        <draw:path draw:style-name="gr33" draw:text-style-name="P17" draw:layer="layout" svg:width="0.251cm" svg:height="0.251cm" svg:x="3.44cm" svg:y="9.016cm" svg:viewBox="0 0 252 252" svg:d="M0 126c0-69 57-126 126-126 70 0 126 57 126 126s-56 126-126 126c-69 0-126-57-126-126z">
          <text:p/>
        </draw:path>
        <draw:path draw:style-name="gr34" draw:text-style-name="P2" draw:layer="layout" svg:width="0.251cm" svg:height="0.251cm" svg:x="3.44cm" svg:y="9.016cm" svg:viewBox="0 0 252 252" svg:d="M0 126c0-69 57-126 126-126 70 0 126 57 126 126s-56 126-126 126c-69 0-126-57-126-126z">
          <text:p/>
        </draw:path>
        <draw:path draw:style-name="gr51" draw:text-style-name="P26" draw:layer="layout" svg:width="0.251cm" svg:height="0.251cm" svg:x="5.513cm" svg:y="8.861cm" svg:viewBox="0 0 252 252" svg:d="M0 126c0-70 56-126 126-126 69 0 126 56 126 126 0 69-57 126-126 126-70 0-126-57-126-126z">
          <text:p/>
        </draw:path>
        <draw:path draw:style-name="gr52" draw:text-style-name="P2" draw:layer="layout" svg:width="0.251cm" svg:height="0.251cm" svg:x="5.513cm" svg:y="8.861cm" svg:viewBox="0 0 252 252" svg:d="M0 126c0-70 56-126 126-126 69 0 126 56 126 126 0 69-57 126-126 126-70 0-126-57-126-126z">
          <text:p/>
        </draw:path>
        <draw:path draw:style-name="gr49" draw:text-style-name="P25" draw:layer="layout" svg:width="0.251cm" svg:height="0.251cm" svg:x="4.292cm" svg:y="6.705cm" svg:viewBox="0 0 252 252" svg:d="M0 126c0-69 56-126 126-126 69 0 126 57 126 126s-57 126-126 126c-70 0-126-57-126-126z">
          <text:p/>
        </draw:path>
        <draw:path draw:style-name="gr50" draw:text-style-name="P2" draw:layer="layout" svg:width="0.251cm" svg:height="0.251cm" svg:x="4.292cm" svg:y="6.705cm" svg:viewBox="0 0 252 252" svg:d="M0 126c0-69 56-126 126-126 69 0 126 57 126 126s-57 126-126 126c-70 0-126-57-126-126z">
          <text:p/>
        </draw:path>
        <draw:path draw:style-name="gr49" draw:text-style-name="P25" draw:layer="layout" svg:width="0.251cm" svg:height="0.251cm" svg:x="4.292cm" svg:y="6.3cm" svg:viewBox="0 0 252 252" svg:d="M0 126c0-69 56-126 126-126 69 0 126 57 126 126s-57 126-126 126c-70 0-126-57-126-126z">
          <text:p/>
        </draw:path>
        <draw:path draw:style-name="gr50" draw:text-style-name="P2" draw:layer="layout" svg:width="0.251cm" svg:height="0.251cm" svg:x="4.292cm" svg:y="6.3cm" svg:viewBox="0 0 252 252" svg:d="M0 126c0-69 56-126 126-126 69 0 126 57 126 126s-57 126-126 126c-70 0-126-57-126-126z">
          <text:p/>
        </draw:path>
        <draw:path draw:style-name="gr49" draw:text-style-name="P25" draw:layer="layout" svg:width="0.251cm" svg:height="0.25cm" svg:x="4.292cm" svg:y="6.623cm" svg:viewBox="0 0 252 251" svg:d="M0 125c0-69 56-125 126-125 69 0 126 56 126 125 0 70-57 126-126 126-70 0-126-56-126-126z">
          <text:p/>
        </draw:path>
        <draw:path draw:style-name="gr50" draw:text-style-name="P2" draw:layer="layout" svg:width="0.251cm" svg:height="0.25cm" svg:x="4.292cm" svg:y="6.623cm" svg:viewBox="0 0 252 251" svg:d="M0 125c0-69 56-125 126-125 69 0 126 56 126 125 0 70-57 126-126 126-70 0-126-56-126-126z">
          <text:p/>
        </draw:path>
        <draw:path draw:style-name="gr19" draw:text-style-name="P10" draw:layer="layout" svg:width="0.251cm" svg:height="0.251cm" svg:x="5.818cm" svg:y="8.404cm" svg:viewBox="0 0 252 252" svg:d="M0 127c0-70 56-127 126-127 69 0 126 57 126 127 0 69-57 125-126 125-70 0-126-56-126-125z">
          <text:p/>
        </draw:path>
        <draw:path draw:style-name="gr20" draw:text-style-name="P2" draw:layer="layout" svg:width="0.251cm" svg:height="0.251cm" svg:x="5.818cm" svg:y="8.404cm" svg:viewBox="0 0 252 252" svg:d="M0 127c0-70 56-127 126-127 69 0 126 57 126 127 0 69-57 125-126 125-70 0-126-56-126-125z">
          <text:p/>
        </draw:path>
        <draw:path draw:style-name="gr53" draw:text-style-name="P27" draw:layer="layout" svg:width="0.251cm" svg:height="0.251cm" svg:x="3.282cm" svg:y="8.644cm" svg:viewBox="0 0 252 252" svg:d="M0 127c0-70 56-127 126-127 69 0 126 57 126 127 0 69-57 125-126 125-70 0-126-56-126-125z">
          <text:p/>
        </draw:path>
        <draw:path draw:style-name="gr54" draw:text-style-name="P2" draw:layer="layout" svg:width="0.251cm" svg:height="0.251cm" svg:x="3.282cm" svg:y="8.644cm" svg:viewBox="0 0 252 252" svg:d="M0 127c0-70 56-127 126-127 69 0 126 57 126 127 0 69-57 125-126 125-70 0-126-56-126-125z">
          <text:p/>
        </draw:path>
        <draw:path draw:style-name="gr53" draw:text-style-name="P27" draw:layer="layout" svg:width="0.251cm" svg:height="0.251cm" svg:x="3.282cm" svg:y="8.58cm" svg:viewBox="0 0 252 252" svg:d="M0 126c0-69 56-126 126-126 69 0 126 57 126 126 0 70-57 126-126 126-70 0-126-56-126-126z">
          <text:p/>
        </draw:path>
        <draw:path draw:style-name="gr54" draw:text-style-name="P2" draw:layer="layout" svg:width="0.251cm" svg:height="0.251cm" svg:x="3.282cm" svg:y="8.58cm" svg:viewBox="0 0 252 252" svg:d="M0 126c0-69 56-126 126-126 69 0 126 57 126 126 0 70-57 126-126 126-70 0-126-56-126-126z">
          <text:p/>
        </draw:path>
        <draw:path draw:style-name="gr53" draw:text-style-name="P27" draw:layer="layout" svg:width="0.251cm" svg:height="0.25cm" svg:x="3.282cm" svg:y="8.703cm" svg:viewBox="0 0 252 251" svg:d="M0 126c0-70 56-126 126-126 69 0 126 56 126 126 0 69-57 125-126 125-70 0-126-56-126-125z">
          <text:p/>
        </draw:path>
        <draw:path draw:style-name="gr54" draw:text-style-name="P2" draw:layer="layout" svg:width="0.251cm" svg:height="0.25cm" svg:x="3.282cm" svg:y="8.703cm" svg:viewBox="0 0 252 251" svg:d="M0 126c0-70 56-126 126-126 69 0 126 56 126 126 0 69-57 125-126 125-70 0-126-56-126-125z">
          <text:p/>
        </draw:path>
        <draw:path draw:style-name="gr55" draw:text-style-name="P28" draw:layer="layout" svg:width="0.251cm" svg:height="0.251cm" svg:x="3.757cm" svg:y="8.763cm" svg:viewBox="0 0 252 252" svg:d="M0 126c0-69 57-126 127-126 69 0 125 57 125 126 0 70-56 126-125 126-70 0-127-56-127-126z">
          <text:p/>
        </draw:path>
        <draw:path draw:style-name="gr56" draw:text-style-name="P2" draw:layer="layout" svg:width="0.251cm" svg:height="0.251cm" svg:x="3.757cm" svg:y="8.763cm" svg:viewBox="0 0 252 252" svg:d="M0 126c0-69 57-126 127-126 69 0 125 57 125 126 0 70-56 126-125 126-70 0-127-56-127-126z">
          <text:p/>
        </draw:path>
        <draw:path draw:style-name="gr25" draw:text-style-name="P13" draw:layer="layout" svg:width="0.251cm" svg:height="0.25cm" svg:x="2.46cm" svg:y="8.378cm" svg:viewBox="0 0 252 251" svg:d="M0 125c0-69 57-125 125-125 71 0 127 56 127 125 0 70-56 126-127 126-68 0-125-56-125-126z">
          <text:p/>
        </draw:path>
        <draw:path draw:style-name="gr26" draw:text-style-name="P2" draw:layer="layout" svg:width="0.251cm" svg:height="0.25cm" svg:x="2.46cm" svg:y="8.378cm" svg:viewBox="0 0 252 251" svg:d="M0 125c0-69 57-125 125-125 71 0 127 56 127 125 0 70-56 126-127 126-68 0-125-56-125-126z">
          <text:p/>
        </draw:path>
        <draw:path draw:style-name="gr57" draw:text-style-name="P29" draw:layer="layout" svg:width="0.251cm" svg:height="0.251cm" svg:x="4.597cm" svg:y="7.979cm" svg:viewBox="0 0 252 252" svg:d="M0 127c0-70 57-127 126-127s126 57 126 127c0 68-57 125-126 125s-126-57-126-125z">
          <text:p/>
        </draw:path>
        <draw:path draw:style-name="gr58" draw:text-style-name="P2" draw:layer="layout" svg:width="0.251cm" svg:height="0.251cm" svg:x="4.597cm" svg:y="7.979cm" svg:viewBox="0 0 252 252" svg:d="M0 127c0-70 57-127 126-127s126 57 126 127c0 68-57 125-126 125s-126-57-126-125z">
          <text:p/>
        </draw:path>
        <draw:path draw:style-name="gr55" draw:text-style-name="P28" draw:layer="layout" svg:width="0.251cm" svg:height="0.251cm" svg:x="3.757cm" svg:y="8.714cm" svg:viewBox="0 0 252 252" svg:d="M0 127c0-69 57-127 127-127 69 0 125 58 125 127s-56 125-125 125c-70 0-127-56-127-125z">
          <text:p/>
        </draw:path>
        <draw:path draw:style-name="gr56" draw:text-style-name="P2" draw:layer="layout" svg:width="0.251cm" svg:height="0.251cm" svg:x="3.757cm" svg:y="8.714cm" svg:viewBox="0 0 252 252" svg:d="M0 127c0-69 57-127 127-127 69 0 125 58 125 127s-56 125-125 125c-70 0-127-56-127-125z">
          <text:p/>
        </draw:path>
        <draw:path draw:style-name="gr25" draw:text-style-name="P13" draw:layer="layout" svg:width="0.251cm" svg:height="0.251cm" svg:x="2.46cm" svg:y="8.171cm" svg:viewBox="0 0 252 252" svg:d="M0 127c0-70 57-127 125-127 71 0 127 57 127 127 0 69-56 125-127 125-68 0-125-56-125-125z">
          <text:p/>
        </draw:path>
        <draw:path draw:style-name="gr26" draw:text-style-name="P2" draw:layer="layout" svg:width="0.251cm" svg:height="0.251cm" svg:x="2.46cm" svg:y="8.171cm" svg:viewBox="0 0 252 252" svg:d="M0 127c0-70 57-127 125-127 71 0 127 57 127 127 0 69-56 125-127 125-68 0-125-56-125-125z">
          <text:p/>
        </draw:path>
        <draw:path draw:style-name="gr57" draw:text-style-name="P29" draw:layer="layout" svg:width="0.251cm" svg:height="0.251cm" svg:x="4.597cm" svg:y="7.761cm" svg:viewBox="0 0 252 252" svg:d="M0 126c0-69 57-126 126-126s126 57 126 126-57 126-126 126-126-57-126-126z">
          <text:p/>
        </draw:path>
        <draw:path draw:style-name="gr58" draw:text-style-name="P2" draw:layer="layout" svg:width="0.251cm" svg:height="0.251cm" svg:x="4.597cm" svg:y="7.761cm" svg:viewBox="0 0 252 252" svg:d="M0 126c0-69 57-126 126-126s126 57 126 126-57 126-126 126-126-57-126-126z">
          <text:p/>
        </draw:path>
        <draw:path draw:style-name="gr25" draw:text-style-name="P13" draw:layer="layout" svg:width="0.251cm" svg:height="0.251cm" svg:x="2.46cm" svg:y="8.262cm" svg:viewBox="0 0 252 252" svg:d="M0 126c0-69 57-126 125-126 71 0 127 57 127 126s-56 126-127 126c-68 0-125-57-125-126z">
          <text:p/>
        </draw:path>
        <draw:path draw:style-name="gr26" draw:text-style-name="P2" draw:layer="layout" svg:width="0.251cm" svg:height="0.251cm" svg:x="2.46cm" svg:y="8.262cm" svg:viewBox="0 0 252 252" svg:d="M0 126c0-69 57-126 125-126 71 0 127 57 127 126s-56 126-127 126c-68 0-125-57-125-126z">
          <text:p/>
        </draw:path>
        <draw:path draw:style-name="gr57" draw:text-style-name="P29" draw:layer="layout" svg:width="0.251cm" svg:height="0.25cm" svg:x="4.597cm" svg:y="7.798cm" svg:viewBox="0 0 252 251" svg:d="M0 125c0-69 57-125 126-125s126 56 126 125-57 126-126 126-126-57-126-126z">
          <text:p/>
        </draw:path>
        <draw:path draw:style-name="gr58" draw:text-style-name="P2" draw:layer="layout" svg:width="0.251cm" svg:height="0.25cm" svg:x="4.597cm" svg:y="7.798cm" svg:viewBox="0 0 252 251" svg:d="M0 125c0-69 57-125 126-125s126 56 126 125-57 126-126 126-126-57-126-126z">
          <text:p/>
        </draw:path>
        <draw:path draw:style-name="gr59" draw:text-style-name="P30" draw:layer="layout" svg:width="0.251cm" svg:height="0.251cm" svg:x="3.376cm" svg:y="6.658cm" svg:viewBox="0 0 252 252" svg:d="M0 126c0-70 56-126 125-126s127 56 127 126c0 69-58 126-127 126s-125-57-125-126z">
          <text:p/>
        </draw:path>
        <draw:path draw:style-name="gr60" draw:text-style-name="P2" draw:layer="layout" svg:width="0.251cm" svg:height="0.251cm" svg:x="3.376cm" svg:y="6.658cm" svg:viewBox="0 0 252 252" svg:d="M0 126c0-70 56-126 125-126s127 56 127 126c0 69-58 126-127 126s-125-57-125-126z">
          <text:p/>
        </draw:path>
        <draw:path draw:style-name="gr19" draw:text-style-name="P10" draw:layer="layout" svg:width="0.251cm" svg:height="0.251cm" svg:x="5.818cm" svg:y="8.409cm" svg:viewBox="0 0 252 252" svg:d="M0 127c0-71 56-127 126-127 69 0 126 56 126 127 0 68-57 125-126 125-70 0-126-57-126-125z">
          <text:p/>
        </draw:path>
        <draw:path draw:style-name="gr20" draw:text-style-name="P2" draw:layer="layout" svg:width="0.251cm" svg:height="0.251cm" svg:x="5.818cm" svg:y="8.409cm" svg:viewBox="0 0 252 252" svg:d="M0 127c0-71 56-127 126-127 69 0 126 56 126 127 0 68-57 125-126 125-70 0-126-57-126-125z">
          <text:p/>
        </draw:path>
        <draw:path draw:style-name="gr61" draw:text-style-name="P31" draw:layer="layout" svg:width="0.251cm" svg:height="0.251cm" svg:x="5.665cm" svg:y="5.866cm" svg:viewBox="0 0 252 252" svg:d="M0 125c0-69 57-125 126-125 68 0 126 56 126 125 0 70-58 127-126 127-69 0-126-57-126-127z">
          <text:p/>
        </draw:path>
        <draw:path draw:style-name="gr62" draw:text-style-name="P2" draw:layer="layout" svg:width="0.251cm" svg:height="0.251cm" svg:x="5.665cm" svg:y="5.866cm" svg:viewBox="0 0 252 252" svg:d="M0 125c0-69 57-125 126-125 68 0 126 56 126 125 0 70-58 127-126 127-69 0-126-57-126-127z">
          <text:p/>
        </draw:path>
        <draw:path draw:style-name="gr63" draw:text-style-name="P32" draw:layer="layout" svg:width="0.251cm" svg:height="0.251cm" svg:x="4.867cm" svg:y="9.334cm" svg:viewBox="0 0 252 252" svg:d="M0 126c0-69 57-126 126-126s126 57 126 126c0 70-57 126-126 126s-126-56-126-126z">
          <text:p/>
        </draw:path>
        <draw:path draw:style-name="gr64" draw:text-style-name="P2" draw:layer="layout" svg:width="0.251cm" svg:height="0.251cm" svg:x="4.867cm" svg:y="9.334cm" svg:viewBox="0 0 252 252" svg:d="M0 126c0-69 57-126 126-126s126 57 126 126c0 70-57 126-126 126s-126-56-126-126z">
          <text:p/>
        </draw:path>
        <draw:path draw:style-name="gr63" draw:text-style-name="P32" draw:layer="layout" svg:width="0.251cm" svg:height="0.251cm" svg:x="4.867cm" svg:y="9.132cm" svg:viewBox="0 0 252 252" svg:d="M0 126c0-69 57-126 126-126s126 57 126 126c0 70-57 126-126 126s-126-56-126-126z">
          <text:p/>
        </draw:path>
        <draw:path draw:style-name="gr64" draw:text-style-name="P2" draw:layer="layout" svg:width="0.251cm" svg:height="0.251cm" svg:x="4.867cm" svg:y="9.132cm" svg:viewBox="0 0 252 252" svg:d="M0 126c0-69 57-126 126-126s126 57 126 126c0 70-57 126-126 126s-126-56-126-126z">
          <text:p/>
        </draw:path>
        <draw:path draw:style-name="gr65" draw:text-style-name="P33" draw:layer="layout" svg:width="0.251cm" svg:height="0.251cm" svg:x="5.342cm" svg:y="9.285cm" svg:viewBox="0 0 252 252" svg:d="M0 126c0-69 58-126 127-126s125 57 125 126-56 126-125 126-127-57-127-126z">
          <text:p/>
        </draw:path>
        <draw:path draw:style-name="gr66" draw:text-style-name="P2" draw:layer="layout" svg:width="0.251cm" svg:height="0.251cm" svg:x="5.342cm" svg:y="9.285cm" svg:viewBox="0 0 252 252" svg:d="M0 126c0-69 58-126 127-126s125 57 125 126-56 126-125 126-127-57-127-126z">
          <text:p/>
        </draw:path>
        <draw:path draw:style-name="gr63" draw:text-style-name="P32" draw:layer="layout" svg:width="0.251cm" svg:height="0.251cm" svg:x="4.867cm" svg:y="9.12cm" svg:viewBox="0 0 252 252" svg:d="M0 126c0-69 57-126 126-126s126 57 126 126c0 70-57 126-126 126s-126-56-126-126z">
          <text:p/>
        </draw:path>
        <draw:path draw:style-name="gr64" draw:text-style-name="P2" draw:layer="layout" svg:width="0.251cm" svg:height="0.251cm" svg:x="4.867cm" svg:y="9.12cm" svg:viewBox="0 0 252 252" svg:d="M0 126c0-69 57-126 126-126s126 57 126 126c0 70-57 126-126 126s-126-56-126-126z">
          <text:p/>
        </draw:path>
        <draw:path draw:style-name="gr67" draw:text-style-name="P34" draw:layer="layout" svg:width="0.251cm" svg:height="0.251cm" svg:x="5.56cm" svg:y="7.225cm" svg:viewBox="0 0 252 252" svg:d="M0 126c0-69 57-126 127-126 69 0 125 57 125 126s-56 126-125 126c-70 0-127-57-127-126z">
          <text:p/>
        </draw:path>
        <draw:path draw:style-name="gr68" draw:text-style-name="P2" draw:layer="layout" svg:width="0.251cm" svg:height="0.251cm" svg:x="5.56cm" svg:y="7.225cm" svg:viewBox="0 0 252 252" svg:d="M0 126c0-69 57-126 127-126 69 0 125 57 125 126s-56 126-125 126c-70 0-127-57-127-126z">
          <text:p/>
        </draw:path>
        <draw:path draw:style-name="gr69" draw:text-style-name="P35" draw:layer="layout" svg:width="0.251cm" svg:height="0.251cm" svg:x="3.681cm" svg:y="6.584cm" svg:viewBox="0 0 252 252" svg:d="M0 125c0-68 57-125 125-125 70 0 127 57 127 125 0 70-57 127-127 127-68 0-125-57-125-127z">
          <text:p/>
        </draw:path>
        <draw:path draw:style-name="gr70" draw:text-style-name="P2" draw:layer="layout" svg:width="0.251cm" svg:height="0.251cm" svg:x="3.681cm" svg:y="6.584cm" svg:viewBox="0 0 252 252" svg:d="M0 125c0-68 57-125 125-125 70 0 127 57 127 125 0 70-57 127-127 127-68 0-125-57-125-127z">
          <text:p/>
        </draw:path>
        <draw:path draw:style-name="gr69" draw:text-style-name="P35" draw:layer="layout" svg:width="0.251cm" svg:height="0.251cm" svg:x="3.681cm" svg:y="6.336cm" svg:viewBox="0 0 252 252" svg:d="M0 125c0-69 57-125 125-125 70 0 127 56 127 125 0 70-57 127-127 127-68 0-125-57-125-127z">
          <text:p/>
        </draw:path>
        <draw:path draw:style-name="gr70" draw:text-style-name="P2" draw:layer="layout" svg:width="0.251cm" svg:height="0.251cm" svg:x="3.681cm" svg:y="6.336cm" svg:viewBox="0 0 252 252" svg:d="M0 125c0-69 57-125 125-125 70 0 127 56 127 125 0 70-57 127-127 127-68 0-125-57-125-127z">
          <text:p/>
        </draw:path>
        <draw:path draw:style-name="gr71" draw:text-style-name="P36" draw:layer="layout" svg:width="0.251cm" svg:height="0.251cm" svg:x="4.074cm" svg:y="9.693cm" svg:viewBox="0 0 252 252" svg:d="M0 127c0-70 58-127 127-127s125 57 125 127c0 69-56 125-125 125s-127-56-127-125z">
          <text:p/>
        </draw:path>
        <draw:path draw:style-name="gr72" draw:text-style-name="P2" draw:layer="layout" svg:width="0.251cm" svg:height="0.251cm" svg:x="4.074cm" svg:y="9.693cm" svg:viewBox="0 0 252 252" svg:d="M0 127c0-70 58-127 127-127s125 57 125 127c0 69-56 125-125 125s-127-56-127-125z">
          <text:p/>
        </draw:path>
        <draw:path draw:style-name="gr73" draw:text-style-name="P37" draw:layer="layout" svg:width="0.251cm" svg:height="0.251cm" svg:x="4.233cm" svg:y="8.474cm" svg:viewBox="0 0 252 252" svg:d="M0 127c0-69 56-127 125-127 70 0 127 58 127 127s-57 125-127 125c-69 0-125-56-125-125z">
          <text:p/>
        </draw:path>
        <draw:path draw:style-name="gr74" draw:text-style-name="P2" draw:layer="layout" svg:width="0.251cm" svg:height="0.251cm" svg:x="4.233cm" svg:y="8.474cm" svg:viewBox="0 0 252 252" svg:d="M0 127c0-69 56-127 125-127 70 0 127 58 127 127s-57 125-127 125c-69 0-125-56-125-125z">
          <text:p/>
        </draw:path>
        <draw:path draw:style-name="gr73" draw:text-style-name="P37" draw:layer="layout" svg:width="0.251cm" svg:height="0.251cm" svg:x="4.233cm" svg:y="8.702cm" svg:viewBox="0 0 252 252" svg:d="M0 126c0-70 56-126 125-126 70 0 127 56 127 126 0 69-57 126-127 126-69 0-125-57-125-126z">
          <text:p/>
        </draw:path>
        <draw:path draw:style-name="gr74" draw:text-style-name="P2" draw:layer="layout" svg:width="0.251cm" svg:height="0.251cm" svg:x="4.233cm" svg:y="8.702cm" svg:viewBox="0 0 252 252" svg:d="M0 126c0-70 56-126 125-126 70 0 127 56 127 126 0 69-57 126-127 126-69 0-125-57-125-126z">
          <text:p/>
        </draw:path>
        <draw:path draw:style-name="gr73" draw:text-style-name="P37" draw:layer="layout" svg:width="0.251cm" svg:height="0.251cm" svg:x="4.233cm" svg:y="9.392cm" svg:viewBox="0 0 252 252" svg:d="M0 126c0-70 56-126 125-126 70 0 127 56 127 126 0 69-57 126-127 126-69 0-125-57-125-126z">
          <text:p/>
        </draw:path>
        <draw:path draw:style-name="gr74" draw:text-style-name="P2" draw:layer="layout" svg:width="0.251cm" svg:height="0.251cm" svg:x="4.233cm" svg:y="9.392cm" svg:viewBox="0 0 252 252" svg:d="M0 126c0-70 56-126 125-126 70 0 127 56 127 126 0 69-57 126-127 126-69 0-125-57-125-126z">
          <text:p/>
        </draw:path>
        <draw:path draw:style-name="gr73" draw:text-style-name="P37" draw:layer="layout" svg:width="0.251cm" svg:height="0.25cm" svg:x="4.233cm" svg:y="8.698cm" svg:viewBox="0 0 252 251" svg:d="M0 126c0-70 56-126 125-126 70 0 127 56 127 126 0 69-57 125-127 125-69 0-125-56-125-125z">
          <text:p/>
        </draw:path>
        <draw:path draw:style-name="gr74" draw:text-style-name="P2" draw:layer="layout" svg:width="0.251cm" svg:height="0.25cm" svg:x="4.233cm" svg:y="8.698cm" svg:viewBox="0 0 252 251" svg:d="M0 126c0-70 56-126 125-126 70 0 127 56 127 126 0 69-57 125-127 125-69 0-125-56-125-125z">
          <text:p/>
        </draw:path>
        <draw:path draw:style-name="gr73" draw:text-style-name="P37" draw:layer="layout" svg:width="0.251cm" svg:height="0.25cm" svg:x="4.233cm" svg:y="9.404cm" svg:viewBox="0 0 252 251" svg:d="M0 126c0-70 56-126 125-126 70 0 127 56 127 126 0 69-57 125-127 125-69 0-125-56-125-125z">
          <text:p/>
        </draw:path>
        <draw:path draw:style-name="gr74" draw:text-style-name="P2" draw:layer="layout" svg:width="0.251cm" svg:height="0.25cm" svg:x="4.233cm" svg:y="9.404cm" svg:viewBox="0 0 252 251" svg:d="M0 126c0-70 56-126 125-126 70 0 127 56 127 126 0 69-57 125-127 125-69 0-125-56-125-125z">
          <text:p/>
        </draw:path>
        <draw:path draw:style-name="gr53" draw:text-style-name="P27" draw:layer="layout" svg:width="0.251cm" svg:height="0.251cm" svg:x="3.282cm" svg:y="8.738cm" svg:viewBox="0 0 252 252" svg:d="M0 127c0-69 56-127 126-127 69 0 126 58 126 127s-57 125-126 125c-70 0-126-56-126-125z">
          <text:p/>
        </draw:path>
        <draw:path draw:style-name="gr54" draw:text-style-name="P2" draw:layer="layout" svg:width="0.251cm" svg:height="0.251cm" svg:x="3.282cm" svg:y="8.738cm" svg:viewBox="0 0 252 252" svg:d="M0 127c0-69 56-127 126-127 69 0 126 58 126 127s-57 125-126 125c-70 0-126-56-126-125z">
          <text:p/>
        </draw:path>
        <draw:path draw:style-name="gr75" draw:text-style-name="P38" draw:layer="layout" svg:width="0.251cm" svg:height="0.251cm" svg:x="5.045cm" svg:y="9.471cm" svg:viewBox="0 0 252 252" svg:d="M0 126c0-69 57-126 127-126 69 0 125 57 125 126s-56 126-125 126c-70 0-127-57-127-126z">
          <text:p/>
        </draw:path>
        <draw:path draw:style-name="gr76" draw:text-style-name="P2" draw:layer="layout" svg:width="0.251cm" svg:height="0.251cm" svg:x="5.045cm" svg:y="9.471cm" svg:viewBox="0 0 252 252" svg:d="M0 126c0-69 57-126 127-126 69 0 125 57 125 126s-56 126-125 126c-70 0-127-57-127-126z">
          <text:p/>
        </draw:path>
        <draw:path draw:style-name="gr75" draw:text-style-name="P38" draw:layer="layout" svg:width="0.251cm" svg:height="0.251cm" svg:x="5.045cm" svg:y="9.574cm" svg:viewBox="0 0 252 252" svg:d="M0 125c0-68 57-125 127-125 69 0 125 57 125 125 0 71-56 127-125 127-70 0-127-56-127-127z">
          <text:p/>
        </draw:path>
        <draw:path draw:style-name="gr76" draw:text-style-name="P2" draw:layer="layout" svg:width="0.251cm" svg:height="0.251cm" svg:x="5.045cm" svg:y="9.574cm" svg:viewBox="0 0 252 252" svg:d="M0 125c0-68 57-125 127-125 69 0 125 57 125 125 0 71-56 127-125 127-70 0-127-56-127-127z">
          <text:p/>
        </draw:path>
        <draw:path draw:style-name="gr75" draw:text-style-name="P38" draw:layer="layout" svg:width="0.251cm" svg:height="0.251cm" svg:x="5.045cm" svg:y="9.517cm" svg:viewBox="0 0 252 252" svg:d="M0 126c0-69 57-126 127-126 69 0 125 57 125 126s-56 126-125 126c-70 0-127-57-127-126z">
          <text:p/>
        </draw:path>
        <draw:path draw:style-name="gr76" draw:text-style-name="P2" draw:layer="layout" svg:width="0.251cm" svg:height="0.251cm" svg:x="5.045cm" svg:y="9.517cm" svg:viewBox="0 0 252 252" svg:d="M0 126c0-69 57-126 127-126 69 0 125 57 125 126s-56 126-125 126c-70 0-127-57-127-126z">
          <text:p/>
        </draw:path>
        <draw:path draw:style-name="gr53" draw:text-style-name="P27" draw:layer="layout" svg:width="0.251cm" svg:height="0.251cm" svg:x="3.282cm" svg:y="8.615cm" svg:viewBox="0 0 252 252" svg:d="M0 125c0-69 56-125 126-125 69 0 126 56 126 125 0 70-57 127-126 127-70 0-126-57-126-127z">
          <text:p/>
        </draw:path>
        <draw:path draw:style-name="gr54" draw:text-style-name="P2" draw:layer="layout" svg:width="0.251cm" svg:height="0.251cm" svg:x="3.282cm" svg:y="8.615cm" svg:viewBox="0 0 252 252" svg:d="M0 125c0-69 56-125 126-125 69 0 126 56 126 125 0 70-57 127-126 127-70 0-126-57-126-127z">
          <text:p/>
        </draw:path>
        <draw:path draw:style-name="gr75" draw:text-style-name="P38" draw:layer="layout" svg:width="0.251cm" svg:height="0.251cm" svg:x="5.045cm" svg:y="8.811cm" svg:viewBox="0 0 252 252" svg:d="M0 125c0-69 57-125 127-125 69 0 125 56 125 125s-56 127-125 127c-70 0-127-58-127-127z">
          <text:p/>
        </draw:path>
        <draw:path draw:style-name="gr76" draw:text-style-name="P2" draw:layer="layout" svg:width="0.251cm" svg:height="0.251cm" svg:x="5.045cm" svg:y="8.811cm" svg:viewBox="0 0 252 252" svg:d="M0 125c0-69 57-125 127-125 69 0 125 56 125 125s-56 127-125 127c-70 0-127-58-127-127z">
          <text:p/>
        </draw:path>
        <draw:path draw:style-name="gr75" draw:text-style-name="P38" draw:layer="layout" svg:width="0.251cm" svg:height="0.251cm" svg:x="5.045cm" svg:y="9.396cm" svg:viewBox="0 0 252 252" svg:d="M0 126c0-70 57-126 127-126 69 0 125 56 125 126 0 69-56 126-125 126-70 0-127-57-127-126z">
          <text:p/>
        </draw:path>
        <draw:path draw:style-name="gr76" draw:text-style-name="P2" draw:layer="layout" svg:width="0.251cm" svg:height="0.251cm" svg:x="5.045cm" svg:y="9.396cm" svg:viewBox="0 0 252 252" svg:d="M0 126c0-70 57-126 127-126 69 0 125 56 125 126 0 69-56 126-125 126-70 0-127-57-127-126z">
          <text:p/>
        </draw:path>
        <draw:path draw:style-name="gr77" draw:text-style-name="P39" draw:layer="layout" svg:width="0.251cm" svg:height="0.251cm" svg:x="5.184cm" svg:y="9.441cm" svg:viewBox="0 0 252 252" svg:d="M0 126c0-70 56-126 125-126 70 0 127 56 127 126 0 69-57 126-127 126-69 0-125-57-125-126z">
          <text:p/>
        </draw:path>
        <draw:path draw:style-name="gr78" draw:text-style-name="P2" draw:layer="layout" svg:width="0.251cm" svg:height="0.251cm" svg:x="5.184cm" svg:y="9.441cm" svg:viewBox="0 0 252 252" svg:d="M0 126c0-70 56-126 125-126 70 0 127 56 127 126 0 69-57 126-127 126-69 0-125-57-125-126z">
          <text:p/>
        </draw:path>
        <draw:path draw:style-name="gr79" draw:text-style-name="P40" draw:layer="layout" svg:width="0.251cm" svg:height="0.251cm" svg:x="2.307cm" svg:y="7.778cm" svg:viewBox="0 0 252 252" svg:d="M0 125c0-69 57-125 127-125 69 0 125 56 125 125s-56 127-125 127c-70 0-127-58-127-127z">
          <text:p/>
        </draw:path>
        <draw:path draw:style-name="gr80" draw:text-style-name="P2" draw:layer="layout" svg:width="0.251cm" svg:height="0.251cm" svg:x="2.307cm" svg:y="7.778cm" svg:viewBox="0 0 252 252" svg:d="M0 125c0-69 57-125 127-125 69 0 125 56 125 125s-56 127-125 127c-70 0-127-58-127-127z">
          <text:p/>
        </draw:path>
        <draw:path draw:style-name="gr29" draw:text-style-name="P15" draw:layer="layout" svg:width="0.251cm" svg:height="0.251cm" svg:x="5.303cm" svg:y="7.81cm" svg:viewBox="0 0 252 252" svg:d="M0 126c0-70 56-126 126-126 69 0 126 56 126 126 0 68-57 126-126 126-70 0-126-58-126-126z">
          <text:p/>
        </draw:path>
        <draw:path draw:style-name="gr30" draw:text-style-name="P2" draw:layer="layout" svg:width="0.251cm" svg:height="0.251cm" svg:x="5.303cm" svg:y="7.81cm" svg:viewBox="0 0 252 252" svg:d="M0 126c0-70 56-126 126-126 69 0 126 56 126 126 0 68-57 126-126 126-70 0-126-58-126-126z">
          <text:p/>
        </draw:path>
        <draw:path draw:style-name="gr15" draw:text-style-name="P8" draw:layer="layout" svg:width="0.251cm" svg:height="0.251cm" svg:x="4.139cm" svg:y="7.884cm" svg:viewBox="0 0 252 252" svg:d="M0 127c0-70 56-127 125-127s127 57 127 127c0 69-58 125-127 125s-125-56-125-125z">
          <text:p/>
        </draw:path>
        <draw:path draw:style-name="gr16" draw:text-style-name="P2" draw:layer="layout" svg:width="0.251cm" svg:height="0.251cm" svg:x="4.139cm" svg:y="7.884cm" svg:viewBox="0 0 252 252" svg:d="M0 127c0-70 56-127 125-127s127 57 127 127c0 69-58 125-127 125s-125-56-125-125z">
          <text:p/>
        </draw:path>
        <draw:path draw:style-name="gr77" draw:text-style-name="P39" draw:layer="layout" svg:width="0.251cm" svg:height="0.251cm" svg:x="5.184cm" svg:y="9.115cm" svg:viewBox="0 0 252 252" svg:d="M0 125c0-69 56-125 125-125 70 0 127 56 127 125 0 70-57 127-127 127-69 0-125-57-125-127z">
          <text:p/>
        </draw:path>
        <draw:path draw:style-name="gr78" draw:text-style-name="P2" draw:layer="layout" svg:width="0.251cm" svg:height="0.251cm" svg:x="5.184cm" svg:y="9.115cm" svg:viewBox="0 0 252 252" svg:d="M0 125c0-69 56-125 125-125 70 0 127 56 127 125 0 70-57 127-127 127-69 0-125-57-125-127z">
          <text:p/>
        </draw:path>
        <draw:path draw:style-name="gr77" draw:text-style-name="P39" draw:layer="layout" svg:width="0.251cm" svg:height="0.251cm" svg:x="5.184cm" svg:y="9.105cm" svg:viewBox="0 0 252 252" svg:d="M0 125c0-69 56-125 125-125 70 0 127 56 127 125 0 70-57 127-127 127-69 0-125-57-125-127z">
          <text:p/>
        </draw:path>
        <draw:path draw:style-name="gr78" draw:text-style-name="P2" draw:layer="layout" svg:width="0.251cm" svg:height="0.251cm" svg:x="5.184cm" svg:y="9.105cm" svg:viewBox="0 0 252 252" svg:d="M0 125c0-69 56-125 125-125 70 0 127 56 127 125 0 70-57 127-127 127-69 0-125-57-125-127z">
          <text:p/>
        </draw:path>
        <draw:path draw:style-name="gr77" draw:text-style-name="P39" draw:layer="layout" svg:width="0.251cm" svg:height="0.251cm" svg:x="5.184cm" svg:y="9.543cm" svg:viewBox="0 0 252 252" svg:d="M0 125c0-69 56-125 125-125 70 0 127 56 127 125s-57 127-127 127c-69 0-125-58-125-127z">
          <text:p/>
        </draw:path>
        <draw:path draw:style-name="gr78" draw:text-style-name="P2" draw:layer="layout" svg:width="0.251cm" svg:height="0.251cm" svg:x="5.184cm" svg:y="9.543cm" svg:viewBox="0 0 252 252" svg:d="M0 125c0-69 56-125 125-125 70 0 127 56 127 125s-57 127-127 127c-69 0-125-58-125-127z">
          <text:p/>
        </draw:path>
        <draw:path draw:style-name="gr23" draw:text-style-name="P12" draw:layer="layout" svg:width="0.251cm" svg:height="0.251cm" svg:x="3.07cm" svg:y="6.582cm" svg:viewBox="0 0 252 252" svg:d="M0 126c0-69 58-126 127-126s125 57 125 126c0 70-56 126-125 126s-127-56-127-126z">
          <text:p/>
        </draw:path>
        <draw:path draw:style-name="gr24" draw:text-style-name="P2" draw:layer="layout" svg:width="0.251cm" svg:height="0.251cm" svg:x="3.07cm" svg:y="6.582cm" svg:viewBox="0 0 252 252" svg:d="M0 126c0-69 58-126 127-126s125 57 125 126c0 70-56 126-125 126s-127-56-127-126z">
          <text:p/>
        </draw:path>
        <draw:path draw:style-name="gr81" draw:text-style-name="P41" draw:layer="layout" svg:width="0.251cm" svg:height="0.251cm" svg:x="3.5cm" svg:y="8.063cm" svg:viewBox="0 0 252 252" svg:d="M0 126c0-70 56-126 126-126 69 0 126 56 126 126 0 69-57 126-126 126-70 0-126-57-126-126z">
          <text:p/>
        </draw:path>
        <draw:path draw:style-name="gr82" draw:text-style-name="P2" draw:layer="layout" svg:width="0.251cm" svg:height="0.251cm" svg:x="3.5cm" svg:y="8.063cm" svg:viewBox="0 0 252 252" svg:d="M0 126c0-70 56-126 126-126 69 0 126 56 126 126 0 69-57 126-126 126-70 0-126-57-126-126z">
          <text:p/>
        </draw:path>
        <draw:path draw:style-name="gr83" draw:text-style-name="P42" draw:layer="layout" svg:width="0.251cm" svg:height="0.25cm" svg:x="3.223cm" svg:y="6.926cm" svg:viewBox="0 0 252 251" svg:d="M0 126c0-70 57-126 126-126 70 0 126 56 126 126 0 69-56 125-126 125-69 0-126-56-126-125z">
          <text:p/>
        </draw:path>
        <draw:path draw:style-name="gr84" draw:text-style-name="P2" draw:layer="layout" svg:width="0.251cm" svg:height="0.25cm" svg:x="3.223cm" svg:y="6.926cm" svg:viewBox="0 0 252 251" svg:d="M0 126c0-70 57-126 126-126 70 0 126 56 126 126 0 69-56 125-126 125-69 0-126-56-126-125z">
          <text:p/>
        </draw:path>
        <draw:path draw:style-name="gr25" draw:text-style-name="P13" draw:layer="layout" svg:width="0.251cm" svg:height="0.251cm" svg:x="2.46cm" svg:y="6.988cm" svg:viewBox="0 0 252 252" svg:d="M0 127c0-69 57-127 125-127 71 0 127 58 127 127s-56 125-127 125c-68 0-125-56-125-125z">
          <text:p/>
        </draw:path>
        <draw:path draw:style-name="gr26" draw:text-style-name="P2" draw:layer="layout" svg:width="0.251cm" svg:height="0.251cm" svg:x="2.46cm" svg:y="6.988cm" svg:viewBox="0 0 252 252" svg:d="M0 127c0-69 57-127 125-127 71 0 127 58 127 127s-56 125-127 125c-68 0-125-56-125-125z">
          <text:p/>
        </draw:path>
        <draw:path draw:style-name="gr55" draw:text-style-name="P28" draw:layer="layout" svg:width="0.251cm" svg:height="0.251cm" svg:x="3.757cm" svg:y="9.176cm" svg:viewBox="0 0 252 252" svg:d="M0 126c0-70 57-126 127-126 69 0 125 56 125 126 0 69-56 126-125 126-70 0-127-57-127-126z">
          <text:p/>
        </draw:path>
        <draw:path draw:style-name="gr56" draw:text-style-name="P2" draw:layer="layout" svg:width="0.251cm" svg:height="0.251cm" svg:x="3.757cm" svg:y="9.176cm" svg:viewBox="0 0 252 252" svg:d="M0 126c0-70 57-126 127-126 69 0 125 56 125 126 0 69-56 126-125 126-70 0-127-57-127-126z">
          <text:p/>
        </draw:path>
        <draw:path draw:style-name="gr55" draw:text-style-name="P28" draw:layer="layout" svg:width="0.251cm" svg:height="0.25cm" svg:x="3.757cm" svg:y="9.163cm" svg:viewBox="0 0 252 251" svg:d="M0 126c0-70 57-126 127-126 69 0 125 56 125 126 0 69-56 125-125 125-70 0-127-56-127-125z">
          <text:p/>
        </draw:path>
        <draw:path draw:style-name="gr56" draw:text-style-name="P2" draw:layer="layout" svg:width="0.251cm" svg:height="0.25cm" svg:x="3.757cm" svg:y="9.163cm" svg:viewBox="0 0 252 251" svg:d="M0 126c0-70 57-126 127-126 69 0 125 56 125 126 0 69-56 125-125 125-70 0-127-56-127-125z">
          <text:p/>
        </draw:path>
        <draw:path draw:style-name="gr55" draw:text-style-name="P28" draw:layer="layout" svg:width="0.251cm" svg:height="0.25cm" svg:x="3.757cm" svg:y="9.225cm" svg:viewBox="0 0 252 251" svg:d="M0 126c0-69 57-126 127-126 69 0 125 57 125 126s-56 125-125 125c-70 0-127-56-127-125z">
          <text:p/>
        </draw:path>
        <draw:path draw:style-name="gr56" draw:text-style-name="P2" draw:layer="layout" svg:width="0.251cm" svg:height="0.25cm" svg:x="3.757cm" svg:y="9.225cm" svg:viewBox="0 0 252 251" svg:d="M0 126c0-69 57-126 127-126 69 0 125 57 125 126s-56 125-125 125c-70 0-127-56-127-125z">
          <text:p/>
        </draw:path>
        <draw:path draw:style-name="gr55" draw:text-style-name="P28" draw:layer="layout" svg:width="0.251cm" svg:height="0.25cm" svg:x="3.757cm" svg:y="9.122cm" svg:viewBox="0 0 252 251" svg:d="M0 125c0-69 57-125 127-125 69 0 125 56 125 125 0 70-56 126-125 126-70 0-127-56-127-126z">
          <text:p/>
        </draw:path>
        <draw:path draw:style-name="gr56" draw:text-style-name="P2" draw:layer="layout" svg:width="0.251cm" svg:height="0.25cm" svg:x="3.757cm" svg:y="9.122cm" svg:viewBox="0 0 252 251" svg:d="M0 125c0-69 57-125 127-125 69 0 125 56 125 125 0 70-56 126-125 126-70 0-127-56-127-126z">
          <text:p/>
        </draw:path>
        <draw:path draw:style-name="gr55" draw:text-style-name="P28" draw:layer="layout" svg:width="0.251cm" svg:height="0.251cm" svg:x="3.757cm" svg:y="9.132cm" svg:viewBox="0 0 252 252" svg:d="M0 126c0-69 57-126 127-126 69 0 125 57 125 126 0 70-56 126-125 126-70 0-127-56-127-126z">
          <text:p/>
        </draw:path>
        <draw:path draw:style-name="gr56" draw:text-style-name="P2" draw:layer="layout" svg:width="0.251cm" svg:height="0.251cm" svg:x="3.757cm" svg:y="9.132cm" svg:viewBox="0 0 252 252" svg:d="M0 126c0-69 57-126 127-126 69 0 125 57 125 126 0 70-56 126-125 126-70 0-127-56-127-126z">
          <text:p/>
        </draw:path>
        <draw:path draw:style-name="gr85" draw:text-style-name="P43" draw:layer="layout" svg:width="0.251cm" svg:height="0.251cm" svg:x="3.599cm" svg:y="8.92cm" svg:viewBox="0 0 252 252" svg:d="M0 126c0-70 57-126 126-126s126 56 126 126c0 69-57 126-126 126s-126-57-126-126z">
          <text:p/>
        </draw:path>
        <draw:path draw:style-name="gr86" draw:text-style-name="P2" draw:layer="layout" svg:width="0.251cm" svg:height="0.251cm" svg:x="3.599cm" svg:y="8.92cm" svg:viewBox="0 0 252 252" svg:d="M0 126c0-70 57-126 126-126s126 56 126 126c0 69-57 126-126 126s-126-57-126-126z">
          <text:p/>
        </draw:path>
        <draw:path draw:style-name="gr85" draw:text-style-name="P43" draw:layer="layout" svg:width="0.251cm" svg:height="0.251cm" svg:x="3.599cm" svg:y="9.077cm" svg:viewBox="0 0 252 252" svg:d="M0 126c0-69 57-126 126-126s126 57 126 126-57 126-126 126-126-57-126-126z">
          <text:p/>
        </draw:path>
        <draw:path draw:style-name="gr86" draw:text-style-name="P2" draw:layer="layout" svg:width="0.251cm" svg:height="0.251cm" svg:x="3.599cm" svg:y="9.077cm" svg:viewBox="0 0 252 252" svg:d="M0 126c0-69 57-126 126-126s126 57 126 126-57 126-126 126-126-57-126-126z">
          <text:p/>
        </draw:path>
        <draw:path draw:style-name="gr85" draw:text-style-name="P43" draw:layer="layout" svg:width="0.251cm" svg:height="0.25cm" svg:x="3.599cm" svg:y="8.933cm" svg:viewBox="0 0 252 251" svg:d="M0 126c0-70 57-126 126-126s126 56 126 126c0 69-57 125-126 125s-126-56-126-125z">
          <text:p/>
        </draw:path>
        <draw:path draw:style-name="gr86" draw:text-style-name="P2" draw:layer="layout" svg:width="0.251cm" svg:height="0.25cm" svg:x="3.599cm" svg:y="8.933cm" svg:viewBox="0 0 252 251" svg:d="M0 126c0-70 57-126 126-126s126 56 126 126c0 69-57 125-126 125s-126-56-126-125z">
          <text:p/>
        </draw:path>
        <draw:path draw:style-name="gr85" draw:text-style-name="P43" draw:layer="layout" svg:width="0.251cm" svg:height="0.251cm" svg:x="3.599cm" svg:y="9.092cm" svg:viewBox="0 0 252 252" svg:d="M0 126c0-69 57-126 126-126s126 57 126 126c0 70-57 126-126 126s-126-56-126-126z">
          <text:p/>
        </draw:path>
        <draw:path draw:style-name="gr86" draw:text-style-name="P2" draw:layer="layout" svg:width="0.251cm" svg:height="0.251cm" svg:x="3.599cm" svg:y="9.092cm" svg:viewBox="0 0 252 252" svg:d="M0 126c0-69 57-126 126-126s126 57 126 126c0 70-57 126-126 126s-126-56-126-126z">
          <text:p/>
        </draw:path>
        <draw:path draw:style-name="gr85" draw:text-style-name="P43" draw:layer="layout" svg:width="0.251cm" svg:height="0.251cm" svg:x="3.599cm" svg:y="9.106cm" svg:viewBox="0 0 252 252" svg:d="M0 125c0-68 57-125 126-125s126 57 126 125c0 70-57 127-126 127s-126-57-126-127z">
          <text:p/>
        </draw:path>
        <draw:path draw:style-name="gr86" draw:text-style-name="P2" draw:layer="layout" svg:width="0.251cm" svg:height="0.251cm" svg:x="3.599cm" svg:y="9.106cm" svg:viewBox="0 0 252 252" svg:d="M0 125c0-68 57-125 126-125s126 57 126 125c0 70-57 127-126 127s-126-57-126-127z">
          <text:p/>
        </draw:path>
        <draw:path draw:style-name="gr57" draw:text-style-name="P29" draw:layer="layout" svg:width="0.251cm" svg:height="0.251cm" svg:x="4.597cm" svg:y="7.865cm" svg:viewBox="0 0 252 252" svg:d="M0 126c0-70 57-126 126-126s126 56 126 126c0 69-57 126-126 126s-126-57-126-126z">
          <text:p/>
        </draw:path>
        <draw:path draw:style-name="gr58" draw:text-style-name="P2" draw:layer="layout" svg:width="0.251cm" svg:height="0.251cm" svg:x="4.597cm" svg:y="7.865cm" svg:viewBox="0 0 252 252" svg:d="M0 126c0-70 57-126 126-126s126 56 126 126c0 69-57 126-126 126s-126-57-126-126z">
          <text:p/>
        </draw:path>
        <draw:path draw:style-name="gr51" draw:text-style-name="P26" draw:layer="layout" svg:width="0.251cm" svg:height="0.251cm" svg:x="5.513cm" svg:y="8.718cm" svg:viewBox="0 0 252 252" svg:d="M0 126c0-68 56-126 126-126 69 0 126 58 126 126 0 69-57 126-126 126-70 0-126-57-126-126z">
          <text:p/>
        </draw:path>
        <draw:path draw:style-name="gr52" draw:text-style-name="P2" draw:layer="layout" svg:width="0.251cm" svg:height="0.251cm" svg:x="5.513cm" svg:y="8.718cm" svg:viewBox="0 0 252 252" svg:d="M0 126c0-68 56-126 126-126 69 0 126 58 126 126 0 69-57 126-126 126-70 0-126-57-126-126z">
          <text:p/>
        </draw:path>
        <draw:path draw:style-name="gr19" draw:text-style-name="P10" draw:layer="layout" svg:width="0.251cm" svg:height="0.25cm" svg:x="5.818cm" svg:y="6.437cm" svg:viewBox="0 0 252 251" svg:d="M0 126c0-70 56-126 126-126 69 0 126 56 126 126 0 69-57 125-126 125-70 0-126-56-126-125z">
          <text:p/>
        </draw:path>
        <draw:path draw:style-name="gr20" draw:text-style-name="P2" draw:layer="layout" svg:width="0.251cm" svg:height="0.25cm" svg:x="5.818cm" svg:y="6.437cm" svg:viewBox="0 0 252 251" svg:d="M0 126c0-70 56-126 126-126 69 0 126 56 126 126 0 69-57 125-126 125-70 0-126-56-126-125z">
          <text:p/>
        </draw:path>
        <draw:path draw:style-name="gr87" draw:text-style-name="P44" draw:layer="layout" svg:width="0.251cm" svg:height="0.251cm" svg:x="3.916cm" svg:y="9.536cm" svg:viewBox="0 0 252 252" svg:d="M0 125c0-69 56-125 125-125s127 56 127 125-58 127-127 127-125-58-125-127z">
          <text:p/>
        </draw:path>
        <draw:path draw:style-name="gr88" draw:text-style-name="P2" draw:layer="layout" svg:width="0.251cm" svg:height="0.251cm" svg:x="3.916cm" svg:y="9.536cm" svg:viewBox="0 0 252 252" svg:d="M0 125c0-69 56-125 125-125s127 56 127 125-58 127-127 127-125-58-125-127z">
          <text:p/>
        </draw:path>
        <draw:path draw:style-name="gr87" draw:text-style-name="P44" draw:layer="layout" svg:width="0.251cm" svg:height="0.251cm" svg:x="3.916cm" svg:y="9.642cm" svg:viewBox="0 0 252 252" svg:d="M0 127c0-70 56-127 125-127s127 57 127 127c0 69-58 125-127 125s-125-56-125-125z">
          <text:p/>
        </draw:path>
        <draw:path draw:style-name="gr88" draw:text-style-name="P2" draw:layer="layout" svg:width="0.251cm" svg:height="0.251cm" svg:x="3.916cm" svg:y="9.642cm" svg:viewBox="0 0 252 252" svg:d="M0 127c0-70 56-127 125-127s127 57 127 127c0 69-58 125-127 125s-125-56-125-125z">
          <text:p/>
        </draw:path>
        <draw:path draw:style-name="gr87" draw:text-style-name="P44" draw:layer="layout" svg:width="0.251cm" svg:height="0.251cm" svg:x="3.916cm" svg:y="9.525cm" svg:viewBox="0 0 252 252" svg:d="M0 125c0-69 56-125 125-125s127 56 127 125-58 127-127 127-125-58-125-127z">
          <text:p/>
        </draw:path>
        <draw:path draw:style-name="gr88" draw:text-style-name="P2" draw:layer="layout" svg:width="0.251cm" svg:height="0.251cm" svg:x="3.916cm" svg:y="9.525cm" svg:viewBox="0 0 252 252" svg:d="M0 125c0-69 56-125 125-125s127 56 127 125-58 127-127 127-125-58-125-127z">
          <text:p/>
        </draw:path>
        <draw:path draw:style-name="gr87" draw:text-style-name="P44" draw:layer="layout" svg:width="0.251cm" svg:height="0.251cm" svg:x="3.916cm" svg:y="9.628cm" svg:viewBox="0 0 252 252" svg:d="M0 125c0-68 56-125 125-125s127 57 127 125c0 71-58 127-127 127s-125-56-125-127z">
          <text:p/>
        </draw:path>
        <draw:path draw:style-name="gr88" draw:text-style-name="P2" draw:layer="layout" svg:width="0.251cm" svg:height="0.251cm" svg:x="3.916cm" svg:y="9.628cm" svg:viewBox="0 0 252 252" svg:d="M0 125c0-68 56-125 125-125s127 57 127 125c0 71-58 127-127 127s-125-56-125-127z">
          <text:p/>
        </draw:path>
        <draw:path draw:style-name="gr87" draw:text-style-name="P44" draw:layer="layout" svg:width="0.251cm" svg:height="0.251cm" svg:x="3.916cm" svg:y="9.584cm" svg:viewBox="0 0 252 252" svg:d="M0 126c0-69 56-126 125-126s127 57 127 126c0 70-58 126-127 126s-125-56-125-126z">
          <text:p/>
        </draw:path>
        <draw:path draw:style-name="gr88" draw:text-style-name="P2" draw:layer="layout" svg:width="0.251cm" svg:height="0.251cm" svg:x="3.916cm" svg:y="9.584cm" svg:viewBox="0 0 252 252" svg:d="M0 126c0-69 56-126 125-126s127 57 127 126c0 70-58 126-127 126s-125-56-125-126z">
          <text:p/>
        </draw:path>
        <draw:path draw:style-name="gr89" draw:text-style-name="P45" draw:layer="layout" svg:width="0.251cm" svg:height="0.251cm" svg:x="3.123cm" svg:y="8.688cm" svg:viewBox="0 0 252 252" svg:d="M0 126c0-70 58-126 127-126s125 56 125 126c0 69-56 126-125 126s-127-57-127-126z">
          <text:p/>
        </draw:path>
        <draw:path draw:style-name="gr90" draw:text-style-name="P2" draw:layer="layout" svg:width="0.251cm" svg:height="0.251cm" svg:x="3.123cm" svg:y="8.688cm" svg:viewBox="0 0 252 252" svg:d="M0 126c0-70 58-126 127-126s125 56 125 126c0 69-56 126-125 126s-127-57-127-126z">
          <text:p/>
        </draw:path>
        <draw:path draw:style-name="gr89" draw:text-style-name="P45" draw:layer="layout" svg:width="0.251cm" svg:height="0.251cm" svg:x="3.123cm" svg:y="8.569cm" svg:viewBox="0 0 252 252" svg:d="M0 125c0-68 58-125 127-125s125 57 125 125c0 71-56 127-125 127s-127-56-127-127z">
          <text:p/>
        </draw:path>
        <draw:path draw:style-name="gr90" draw:text-style-name="P2" draw:layer="layout" svg:width="0.251cm" svg:height="0.251cm" svg:x="3.123cm" svg:y="8.569cm" svg:viewBox="0 0 252 252" svg:d="M0 125c0-68 58-125 127-125s125 57 125 125c0 71-56 127-125 127s-127-56-127-127z">
          <text:p/>
        </draw:path>
        <draw:path draw:style-name="gr89" draw:text-style-name="P45" draw:layer="layout" svg:width="0.251cm" svg:height="0.251cm" svg:x="3.123cm" svg:y="8.768cm" svg:viewBox="0 0 252 252" svg:d="M0 126c0-69 58-126 127-126s125 57 125 126-56 126-125 126-127-57-127-126z">
          <text:p/>
        </draw:path>
        <draw:path draw:style-name="gr90" draw:text-style-name="P2" draw:layer="layout" svg:width="0.251cm" svg:height="0.251cm" svg:x="3.123cm" svg:y="8.768cm" svg:viewBox="0 0 252 252" svg:d="M0 126c0-69 58-126 127-126s125 57 125 126-56 126-125 126-127-57-127-126z">
          <text:p/>
        </draw:path>
        <draw:path draw:style-name="gr55" draw:text-style-name="P28" draw:layer="layout" svg:width="0.251cm" svg:height="0.251cm" svg:x="3.757cm" svg:y="8.734cm" svg:viewBox="0 0 252 252" svg:d="M0 127c0-69 57-127 127-127 69 0 125 58 125 127s-56 125-125 125c-70 0-127-56-127-125z">
          <text:p/>
        </draw:path>
        <draw:path draw:style-name="gr56" draw:text-style-name="P2" draw:layer="layout" svg:width="0.251cm" svg:height="0.251cm" svg:x="3.757cm" svg:y="8.734cm" svg:viewBox="0 0 252 252" svg:d="M0 127c0-69 57-127 127-127 69 0 125 58 125 127s-56 125-125 125c-70 0-127-56-127-125z">
          <text:p/>
        </draw:path>
        <draw:path draw:style-name="gr89" draw:text-style-name="P45" draw:layer="layout" svg:width="0.251cm" svg:height="0.25cm" svg:x="3.123cm" svg:y="8.675cm" svg:viewBox="0 0 252 251" svg:d="M0 126c0-70 58-126 127-126s125 56 125 126c0 69-56 125-125 125s-127-56-127-125z">
          <text:p/>
        </draw:path>
        <draw:path draw:style-name="gr90" draw:text-style-name="P2" draw:layer="layout" svg:width="0.251cm" svg:height="0.25cm" svg:x="3.123cm" svg:y="8.675cm" svg:viewBox="0 0 252 251" svg:d="M0 126c0-70 58-126 127-126s125 56 125 126c0 69-56 125-125 125s-127-56-127-125z">
          <text:p/>
        </draw:path>
        <draw:path draw:style-name="gr89" draw:text-style-name="P45" draw:layer="layout" svg:width="0.251cm" svg:height="0.251cm" svg:x="3.123cm" svg:y="8.62cm" svg:viewBox="0 0 252 252" svg:d="M0 125c0-69 58-125 127-125s125 56 125 125c0 70-56 127-125 127s-127-57-127-127z">
          <text:p/>
        </draw:path>
        <draw:path draw:style-name="gr90" draw:text-style-name="P2" draw:layer="layout" svg:width="0.251cm" svg:height="0.251cm" svg:x="3.123cm" svg:y="8.62cm" svg:viewBox="0 0 252 252" svg:d="M0 125c0-69 58-125 127-125s125 56 125 125c0 70-56 127-125 127s-127-57-127-127z">
          <text:p/>
        </draw:path>
        <draw:path draw:style-name="gr39" draw:text-style-name="P20" draw:layer="layout" svg:width="0.251cm" svg:height="0.251cm" svg:x="5.36cm" svg:y="8.5cm" svg:viewBox="0 0 252 252" svg:d="M0 126c0-69 57-126 127-126 68 0 125 57 125 126s-57 126-125 126c-70 0-127-57-127-126z">
          <text:p/>
        </draw:path>
        <draw:path draw:style-name="gr40" draw:text-style-name="P2" draw:layer="layout" svg:width="0.251cm" svg:height="0.251cm" svg:x="5.36cm" svg:y="8.5cm" svg:viewBox="0 0 252 252" svg:d="M0 126c0-69 57-126 127-126 68 0 125 57 125 126s-57 126-125 126c-70 0-127-57-127-126z">
          <text:p/>
        </draw:path>
        <draw:path draw:style-name="gr39" draw:text-style-name="P20" draw:layer="layout" svg:width="0.251cm" svg:height="0.251cm" svg:x="5.36cm" svg:y="8.622cm" svg:viewBox="0 0 252 252" svg:d="M0 126c0-69 57-126 127-126 68 0 125 57 125 126 0 70-57 126-125 126-70 0-127-56-127-126z">
          <text:p/>
        </draw:path>
        <draw:path draw:style-name="gr40" draw:text-style-name="P2" draw:layer="layout" svg:width="0.251cm" svg:height="0.251cm" svg:x="5.36cm" svg:y="8.622cm" svg:viewBox="0 0 252 252" svg:d="M0 126c0-69 57-126 127-126 68 0 125 57 125 126 0 70-57 126-125 126-70 0-127-56-127-126z">
          <text:p/>
        </draw:path>
        <draw:path draw:style-name="gr39" draw:text-style-name="P20" draw:layer="layout" svg:width="0.251cm" svg:height="0.251cm" svg:x="5.36cm" svg:y="8.721cm" svg:viewBox="0 0 252 252" svg:d="M0 127c0-70 57-127 127-127 68 0 125 57 125 127 0 69-57 125-125 125-70 0-127-56-127-125z">
          <text:p/>
        </draw:path>
        <draw:path draw:style-name="gr40" draw:text-style-name="P2" draw:layer="layout" svg:width="0.251cm" svg:height="0.251cm" svg:x="5.36cm" svg:y="8.721cm" svg:viewBox="0 0 252 252" svg:d="M0 127c0-70 57-127 127-127 68 0 125 57 125 127 0 69-57 125-125 125-70 0-127-56-127-125z">
          <text:p/>
        </draw:path>
        <draw:path draw:style-name="gr39" draw:text-style-name="P20" draw:layer="layout" svg:width="0.251cm" svg:height="0.251cm" svg:x="5.36cm" svg:y="8.642cm" svg:viewBox="0 0 252 252" svg:d="M0 126c0-70 57-126 127-126 68 0 125 56 125 126 0 69-57 126-125 126-70 0-127-57-127-126z">
          <text:p/>
        </draw:path>
        <draw:path draw:style-name="gr40" draw:text-style-name="P2" draw:layer="layout" svg:width="0.251cm" svg:height="0.251cm" svg:x="5.36cm" svg:y="8.642cm" svg:viewBox="0 0 252 252" svg:d="M0 126c0-70 57-126 127-126 68 0 125 56 125 126 0 69-57 126-125 126-70 0-127-57-127-126z">
          <text:p/>
        </draw:path>
        <draw:path draw:style-name="gr91" draw:text-style-name="P46" draw:layer="layout" svg:width="0.251cm" svg:height="0.251cm" svg:x="3.528cm" svg:y="6.266cm" svg:viewBox="0 0 252 252" svg:d="M0 125c0-69 57-125 127-125 69 0 125 56 125 125s-56 127-125 127c-70 0-127-58-127-127z">
          <text:p/>
        </draw:path>
        <draw:path draw:style-name="gr92" draw:text-style-name="P2" draw:layer="layout" svg:width="0.251cm" svg:height="0.251cm" svg:x="3.528cm" svg:y="6.266cm" svg:viewBox="0 0 252 252" svg:d="M0 125c0-69 57-125 127-125 69 0 125 56 125 125s-56 127-125 127c-70 0-127-58-127-127z">
          <text:p/>
        </draw:path>
        <draw:path draw:style-name="gr93" draw:text-style-name="P47" draw:layer="layout" svg:width="0.25cm" svg:height="0.251cm" svg:x="4.144cm" svg:y="8.737cm" svg:viewBox="0 0 251 252" svg:d="M0 127c0-69 56-127 125-127s126 58 126 127-57 125-126 125-125-56-125-125z">
          <text:p/>
        </draw:path>
        <draw:path draw:style-name="gr94" draw:text-style-name="P2" draw:layer="layout" svg:width="0.25cm" svg:height="0.251cm" svg:x="4.144cm" svg:y="8.737cm" svg:viewBox="0 0 251 252" svg:d="M0 127c0-69 56-127 125-127s126 58 126 127-57 125-126 125-125-56-125-125z">
          <text:p/>
        </draw:path>
        <draw:path draw:style-name="gr95" draw:text-style-name="P48" draw:layer="layout" svg:width="0.251cm" svg:height="0.251cm" svg:x="5.174cm" svg:y="7.986cm" svg:viewBox="0 0 252 252" svg:d="M0 126c0-69 56-126 125-126s127 57 127 126-58 126-127 126-125-57-125-126z">
          <text:p/>
        </draw:path>
        <draw:path draw:style-name="gr96" draw:text-style-name="P2" draw:layer="layout" svg:width="0.251cm" svg:height="0.251cm" svg:x="5.174cm" svg:y="7.986cm" svg:viewBox="0 0 252 252" svg:d="M0 126c0-69 56-126 125-126s127 57 127 126-58 126-127 126-125-57-125-126z">
          <text:p/>
        </draw:path>
        <draw:path draw:style-name="gr95" draw:text-style-name="P48" draw:layer="layout" svg:width="0.251cm" svg:height="0.251cm" svg:x="5.174cm" svg:y="8.144cm" svg:viewBox="0 0 252 252" svg:d="M0 126c0-69 56-126 125-126s127 57 127 126c0 70-58 126-127 126s-125-56-125-126z">
          <text:p/>
        </draw:path>
        <draw:path draw:style-name="gr96" draw:text-style-name="P2" draw:layer="layout" svg:width="0.251cm" svg:height="0.251cm" svg:x="5.174cm" svg:y="8.144cm" svg:viewBox="0 0 252 252" svg:d="M0 126c0-69 56-126 125-126s127 57 127 126c0 70-58 126-127 126s-125-56-125-126z">
          <text:p/>
        </draw:path>
        <draw:path draw:style-name="gr95" draw:text-style-name="P48" draw:layer="layout" svg:width="0.251cm" svg:height="0.251cm" svg:x="5.174cm" svg:y="7.976cm" svg:viewBox="0 0 252 252" svg:d="M0 126c0-68 56-126 125-126s127 58 127 126c0 70-58 126-127 126s-125-56-125-126z">
          <text:p/>
        </draw:path>
        <draw:path draw:style-name="gr96" draw:text-style-name="P2" draw:layer="layout" svg:width="0.251cm" svg:height="0.251cm" svg:x="5.174cm" svg:y="7.976cm" svg:viewBox="0 0 252 252" svg:d="M0 126c0-68 56-126 125-126s127 58 127 126c0 70-58 126-127 126s-125-56-125-126z">
          <text:p/>
        </draw:path>
        <draw:path draw:style-name="gr95" draw:text-style-name="P48" draw:layer="layout" svg:width="0.251cm" svg:height="0.25cm" svg:x="5.174cm" svg:y="8.255cm" svg:viewBox="0 0 252 251" svg:d="M0 126c0-69 56-126 125-126s127 57 127 126-58 125-127 125-125-56-125-125z">
          <text:p/>
        </draw:path>
        <draw:path draw:style-name="gr96" draw:text-style-name="P2" draw:layer="layout" svg:width="0.251cm" svg:height="0.25cm" svg:x="5.174cm" svg:y="8.255cm" svg:viewBox="0 0 252 251" svg:d="M0 126c0-69 56-126 125-126s127 57 127 126-58 125-127 125-125-56-125-125z">
          <text:p/>
        </draw:path>
        <draw:path draw:style-name="gr95" draw:text-style-name="P48" draw:layer="layout" svg:width="0.251cm" svg:height="0.251cm" svg:x="5.174cm" svg:y="8.122cm" svg:viewBox="0 0 252 252" svg:d="M0 125c0-69 56-125 125-125s127 56 127 125c0 70-58 127-127 127s-125-57-125-127z">
          <text:p/>
        </draw:path>
        <draw:path draw:style-name="gr96" draw:text-style-name="P2" draw:layer="layout" svg:width="0.251cm" svg:height="0.251cm" svg:x="5.174cm" svg:y="8.122cm" svg:viewBox="0 0 252 252" svg:d="M0 125c0-69 56-125 125-125s127 56 127 125c0 70-58 127-127 127s-125-57-125-127z">
          <text:p/>
        </draw:path>
        <draw:path draw:style-name="gr51" draw:text-style-name="P26" draw:layer="layout" svg:width="0.251cm" svg:height="0.251cm" svg:x="5.513cm" svg:y="8.662cm" svg:viewBox="0 0 252 252" svg:d="M0 126c0-69 56-126 126-126 69 0 126 57 126 126 0 70-57 126-126 126-70 0-126-56-126-126z">
          <text:p/>
        </draw:path>
        <draw:path draw:style-name="gr52" draw:text-style-name="P2" draw:layer="layout" svg:width="0.251cm" svg:height="0.251cm" svg:x="5.513cm" svg:y="8.662cm" svg:viewBox="0 0 252 252" svg:d="M0 126c0-69 56-126 126-126 69 0 126 57 126 126 0 70-57 126-126 126-70 0-126-56-126-126z">
          <text:p/>
        </draw:path>
        <draw:path draw:style-name="gr19" draw:text-style-name="P10" draw:layer="layout" svg:width="0.251cm" svg:height="0.25cm" svg:x="5.818cm" svg:y="8.534cm" svg:viewBox="0 0 252 251" svg:d="M0 125c0-69 56-125 126-125 69 0 126 56 126 125s-57 126-126 126c-70 0-126-57-126-126z">
          <text:p/>
        </draw:path>
        <draw:path draw:style-name="gr20" draw:text-style-name="P2" draw:layer="layout" svg:width="0.251cm" svg:height="0.25cm" svg:x="5.818cm" svg:y="8.534cm" svg:viewBox="0 0 252 251" svg:d="M0 125c0-69 56-125 126-125 69 0 126 56 126 125s-57 126-126 126c-70 0-126-57-126-126z">
          <text:p/>
        </draw:path>
        <draw:path draw:style-name="gr19" draw:text-style-name="P10" draw:layer="layout" svg:width="0.251cm" svg:height="0.25cm" svg:x="5.818cm" svg:y="8.583cm" svg:viewBox="0 0 252 251" svg:d="M0 125c0-69 56-125 126-125 69 0 126 56 126 125 0 70-57 126-126 126-70 0-126-56-126-126z">
          <text:p/>
        </draw:path>
        <draw:path draw:style-name="gr20" draw:text-style-name="P2" draw:layer="layout" svg:width="0.251cm" svg:height="0.25cm" svg:x="5.818cm" svg:y="8.583cm" svg:viewBox="0 0 252 251" svg:d="M0 125c0-69 56-125 126-125 69 0 126 56 126 125 0 70-57 126-126 126-70 0-126-56-126-126z">
          <text:p/>
        </draw:path>
        <draw:path draw:style-name="gr47" draw:text-style-name="P24" draw:layer="layout" svg:width="0.251cm" svg:height="0.251cm" svg:x="3.834cm" svg:y="7.122cm" svg:viewBox="0 0 252 252" svg:d="M0 126c0-69 57-126 126-126s126 57 126 126c0 70-57 126-126 126s-126-56-126-126z">
          <text:p/>
        </draw:path>
        <draw:path draw:style-name="gr48" draw:text-style-name="P2" draw:layer="layout" svg:width="0.251cm" svg:height="0.251cm" svg:x="3.834cm" svg:y="7.122cm" svg:viewBox="0 0 252 252" svg:d="M0 126c0-69 57-126 126-126s126 57 126 126c0 70-57 126-126 126s-126-56-126-126z">
          <text:p/>
        </draw:path>
        <draw:path draw:style-name="gr19" draw:text-style-name="P10" draw:layer="layout" svg:width="0.251cm" svg:height="0.252cm" svg:x="5.818cm" svg:y="8.259cm" svg:viewBox="0 0 252 253" svg:d="M0 126c0-68 56-126 126-126 69 0 126 58 126 126 0 69-57 127-126 127-70 0-126-58-126-127z">
          <text:p/>
        </draw:path>
        <draw:path draw:style-name="gr20" draw:text-style-name="P2" draw:layer="layout" svg:width="0.251cm" svg:height="0.252cm" svg:x="5.818cm" svg:y="8.259cm" svg:viewBox="0 0 252 253" svg:d="M0 126c0-68 56-126 126-126 69 0 126 58 126 126 0 69-57 127-126 127-70 0-126-58-126-127z">
          <text:p/>
        </draw:path>
        <draw:path draw:style-name="gr19" draw:text-style-name="P10" draw:layer="layout" svg:width="0.251cm" svg:height="0.251cm" svg:x="5.818cm" svg:y="8.372cm" svg:viewBox="0 0 252 252" svg:d="M0 125c0-69 56-125 126-125 69 0 126 56 126 125 0 70-57 127-126 127-70 0-126-57-126-127z">
          <text:p/>
        </draw:path>
        <draw:path draw:style-name="gr20" draw:text-style-name="P2" draw:layer="layout" svg:width="0.251cm" svg:height="0.251cm" svg:x="5.818cm" svg:y="8.372cm" svg:viewBox="0 0 252 252" svg:d="M0 125c0-69 56-125 126-125 69 0 126 56 126 125 0 70-57 127-126 127-70 0-126-57-126-127z">
          <text:p/>
        </draw:path>
        <draw:path draw:style-name="gr51" draw:text-style-name="P26" draw:layer="layout" svg:width="0.251cm" svg:height="0.251cm" svg:x="5.513cm" svg:y="8.651cm" svg:viewBox="0 0 252 252" svg:d="M0 127c0-71 56-127 126-127 69 0 126 56 126 127 0 68-57 125-126 125-70 0-126-57-126-125z">
          <text:p/>
        </draw:path>
        <draw:path draw:style-name="gr52" draw:text-style-name="P2" draw:layer="layout" svg:width="0.251cm" svg:height="0.251cm" svg:x="5.513cm" svg:y="8.651cm" svg:viewBox="0 0 252 252" svg:d="M0 127c0-71 56-127 126-127 69 0 126 56 126 127 0 68-57 125-126 125-70 0-126-57-126-125z">
          <text:p/>
        </draw:path>
        <draw:path draw:style-name="gr51" draw:text-style-name="P26" draw:layer="layout" svg:width="0.251cm" svg:height="0.25cm" svg:x="5.513cm" svg:y="8.739cm" svg:viewBox="0 0 252 251" svg:d="M0 126c0-69 56-126 126-126 69 0 126 57 126 126s-57 125-126 125c-70 0-126-56-126-125z">
          <text:p/>
        </draw:path>
        <draw:path draw:style-name="gr52" draw:text-style-name="P2" draw:layer="layout" svg:width="0.251cm" svg:height="0.25cm" svg:x="5.513cm" svg:y="8.739cm" svg:viewBox="0 0 252 251" svg:d="M0 126c0-69 56-126 126-126 69 0 126 57 126 126s-57 125-126 125c-70 0-126-56-126-125z">
          <text:p/>
        </draw:path>
        <draw:path draw:style-name="gr97" draw:text-style-name="P49" draw:layer="layout" svg:width="0.25cm" svg:height="0.251cm" svg:x="5.432cm" svg:y="7.876cm" svg:viewBox="0 0 251 252" svg:d="M0 125c0-69 56-125 125-125 70 0 126 56 126 125 0 70-56 127-126 127-69 0-125-57-125-127z">
          <text:p/>
        </draw:path>
        <draw:path draw:style-name="gr98" draw:text-style-name="P2" draw:layer="layout" svg:width="0.25cm" svg:height="0.251cm" svg:x="5.432cm" svg:y="7.876cm" svg:viewBox="0 0 251 252" svg:d="M0 125c0-69 56-125 125-125 70 0 126 56 126 125 0 70-56 127-126 127-69 0-125-57-125-127z">
          <text:p/>
        </draw:path>
        <draw:path draw:style-name="gr97" draw:text-style-name="P49" draw:layer="layout" svg:width="0.25cm" svg:height="0.251cm" svg:x="5.432cm" svg:y="8.036cm" svg:viewBox="0 0 251 252" svg:d="M0 125c0-69 56-125 125-125 70 0 126 56 126 125s-56 127-126 127c-69 0-125-58-125-127z">
          <text:p/>
        </draw:path>
        <draw:path draw:style-name="gr98" draw:text-style-name="P2" draw:layer="layout" svg:width="0.25cm" svg:height="0.251cm" svg:x="5.432cm" svg:y="8.036cm" svg:viewBox="0 0 251 252" svg:d="M0 125c0-69 56-125 125-125 70 0 126 56 126 125s-56 127-126 127c-69 0-125-58-125-127z">
          <text:p/>
        </draw:path>
        <draw:path draw:style-name="gr97" draw:text-style-name="P49" draw:layer="layout" svg:width="0.25cm" svg:height="0.251cm" svg:x="5.432cm" svg:y="7.985cm" svg:viewBox="0 0 251 252" svg:d="M0 127c0-71 56-127 125-127 70 0 126 56 126 127 0 69-56 125-126 125-69 0-125-56-125-125z">
          <text:p/>
        </draw:path>
        <draw:path draw:style-name="gr98" draw:text-style-name="P2" draw:layer="layout" svg:width="0.25cm" svg:height="0.251cm" svg:x="5.432cm" svg:y="7.985cm" svg:viewBox="0 0 251 252" svg:d="M0 127c0-71 56-127 125-127 70 0 126 56 126 127 0 69-56 125-126 125-69 0-125-56-125-125z">
          <text:p/>
        </draw:path>
        <draw:path draw:style-name="gr97" draw:text-style-name="P49" draw:layer="layout" svg:width="0.25cm" svg:height="0.251cm" svg:x="5.432cm" svg:y="7.868cm" svg:viewBox="0 0 251 252" svg:d="M0 126c0-69 56-126 125-126 70 0 126 57 126 126 0 70-56 126-126 126-69 0-125-56-125-126z">
          <text:p/>
        </draw:path>
        <draw:path draw:style-name="gr98" draw:text-style-name="P2" draw:layer="layout" svg:width="0.25cm" svg:height="0.251cm" svg:x="5.432cm" svg:y="7.868cm" svg:viewBox="0 0 251 252" svg:d="M0 126c0-69 56-126 125-126 70 0 126 57 126 126 0 70-56 126-126 126-69 0-125-56-125-126z">
          <text:p/>
        </draw:path>
        <draw:path draw:style-name="gr97" draw:text-style-name="P49" draw:layer="layout" svg:width="0.25cm" svg:height="0.251cm" svg:x="5.432cm" svg:y="8.035cm" svg:viewBox="0 0 251 252" svg:d="M0 126c0-69 56-126 125-126 70 0 126 57 126 126s-56 126-126 126c-69 0-125-57-125-126z">
          <text:p/>
        </draw:path>
        <draw:path draw:style-name="gr98" draw:text-style-name="P2" draw:layer="layout" svg:width="0.25cm" svg:height="0.251cm" svg:x="5.432cm" svg:y="8.035cm" svg:viewBox="0 0 251 252" svg:d="M0 126c0-69 56-126 125-126 70 0 126 57 126 126s-56 126-126 126c-69 0-125-57-125-126z">
          <text:p/>
        </draw:path>
        <draw:path draw:style-name="gr63" draw:text-style-name="P32" draw:layer="layout" svg:width="0.251cm" svg:height="0.251cm" svg:x="4.867cm" svg:y="9.081cm" svg:viewBox="0 0 252 252" svg:d="M0 126c0-69 57-126 126-126s126 57 126 126c0 70-57 126-126 126s-126-56-126-126z">
          <text:p/>
        </draw:path>
        <draw:path draw:style-name="gr64" draw:text-style-name="P2" draw:layer="layout" svg:width="0.251cm" svg:height="0.251cm" svg:x="4.867cm" svg:y="9.081cm" svg:viewBox="0 0 252 252" svg:d="M0 126c0-69 57-126 126-126s126 57 126 126c0 70-57 126-126 126s-126-56-126-126z">
          <text:p/>
        </draw:path>
        <draw:path draw:style-name="gr7" draw:text-style-name="P4" draw:layer="layout" svg:width="0.251cm" svg:height="0.251cm" svg:x="4.902cm" svg:y="8.69cm" svg:viewBox="0 0 252 252" svg:d="M0 126c0-70 56-126 126-126 68 0 126 56 126 126 0 69-58 126-126 126-70 0-126-57-126-126z">
          <text:p/>
        </draw:path>
        <draw:path draw:style-name="gr8" draw:text-style-name="P2" draw:layer="layout" svg:width="0.251cm" svg:height="0.251cm" svg:x="4.902cm" svg:y="8.69cm" svg:viewBox="0 0 252 252" svg:d="M0 126c0-70 56-126 126-126 68 0 126 56 126 126 0 69-58 126-126 126-70 0-126-57-126-126z">
          <text:p/>
        </draw:path>
        <draw:path draw:style-name="gr57" draw:text-style-name="P29" draw:layer="layout" svg:width="0.251cm" svg:height="0.251cm" svg:x="4.597cm" svg:y="7.841cm" svg:viewBox="0 0 252 252" svg:d="M0 126c0-69 57-126 126-126s126 57 126 126c0 70-57 126-126 126s-126-56-126-126z">
          <text:p/>
        </draw:path>
        <draw:path draw:style-name="gr58" draw:text-style-name="P2" draw:layer="layout" svg:width="0.251cm" svg:height="0.251cm" svg:x="4.597cm" svg:y="7.841cm" svg:viewBox="0 0 252 252" svg:d="M0 126c0-69 57-126 126-126s126 57 126 126c0 70-57 126-126 126s-126-56-126-126z">
          <text:p/>
        </draw:path>
        <draw:path draw:style-name="gr55" draw:text-style-name="P28" draw:layer="layout" svg:width="0.251cm" svg:height="0.25cm" svg:x="3.757cm" svg:y="8.763cm" svg:viewBox="0 0 252 251" svg:d="M0 125c0-69 57-125 127-125 69 0 125 56 125 125s-56 126-125 126c-70 0-127-57-127-126z">
          <text:p/>
        </draw:path>
        <draw:path draw:style-name="gr56" draw:text-style-name="P2" draw:layer="layout" svg:width="0.251cm" svg:height="0.25cm" svg:x="3.757cm" svg:y="8.763cm" svg:viewBox="0 0 252 251" svg:d="M0 125c0-69 57-125 127-125 69 0 125 56 125 125s-56 126-125 126c-70 0-127-57-127-126z">
          <text:p/>
        </draw:path>
        <draw:path draw:style-name="gr99" draw:text-style-name="P50" draw:layer="layout" svg:width="0.25cm" svg:height="0.251cm" svg:x="4.917cm" svg:y="9.445cm" svg:viewBox="0 0 251 252" svg:d="M0 127c0-70 56-127 125-127s126 57 126 127c0 69-57 125-126 125s-125-56-125-125z">
          <text:p/>
        </draw:path>
        <draw:path draw:style-name="gr100" draw:text-style-name="P2" draw:layer="layout" svg:width="0.25cm" svg:height="0.251cm" svg:x="4.917cm" svg:y="9.445cm" svg:viewBox="0 0 251 252" svg:d="M0 127c0-70 56-127 125-127s126 57 126 127c0 69-57 125-126 125s-125-56-125-125z">
          <text:p/>
        </draw:path>
        <draw:path draw:style-name="gr99" draw:text-style-name="P50" draw:layer="layout" svg:width="0.25cm" svg:height="0.251cm" svg:x="4.917cm" svg:y="9.39cm" svg:viewBox="0 0 251 252" svg:d="M0 127c0-70 56-127 125-127s126 57 126 127c0 69-57 125-126 125s-125-56-125-125z">
          <text:p/>
        </draw:path>
        <draw:path draw:style-name="gr100" draw:text-style-name="P2" draw:layer="layout" svg:width="0.25cm" svg:height="0.251cm" svg:x="4.917cm" svg:y="9.39cm" svg:viewBox="0 0 251 252" svg:d="M0 127c0-70 56-127 125-127s126 57 126 127c0 69-57 125-126 125s-125-56-125-125z">
          <text:p/>
        </draw:path>
        <draw:path draw:style-name="gr99" draw:text-style-name="P50" draw:layer="layout" svg:width="0.25cm" svg:height="0.251cm" svg:x="4.917cm" svg:y="9.429cm" svg:viewBox="0 0 251 252" svg:d="M0 126c0-69 56-126 125-126s126 57 126 126c0 70-57 126-126 126s-125-56-125-126z">
          <text:p/>
        </draw:path>
        <draw:path draw:style-name="gr100" draw:text-style-name="P2" draw:layer="layout" svg:width="0.25cm" svg:height="0.251cm" svg:x="4.917cm" svg:y="9.429cm" svg:viewBox="0 0 251 252" svg:d="M0 126c0-69 56-126 125-126s126 57 126 126c0 70-57 126-126 126s-125-56-125-126z">
          <text:p/>
        </draw:path>
        <draw:path draw:style-name="gr99" draw:text-style-name="P50" draw:layer="layout" svg:width="0.25cm" svg:height="0.251cm" svg:x="4.917cm" svg:y="9.557cm" svg:viewBox="0 0 251 252" svg:d="M0 126c0-69 56-126 125-126s126 57 126 126-57 126-126 126-125-57-125-126z">
          <text:p/>
        </draw:path>
        <draw:path draw:style-name="gr100" draw:text-style-name="P2" draw:layer="layout" svg:width="0.25cm" svg:height="0.251cm" svg:x="4.917cm" svg:y="9.557cm" svg:viewBox="0 0 251 252" svg:d="M0 126c0-69 56-126 125-126s126 57 126 126-57 126-126 126-125-57-125-126z">
          <text:p/>
        </draw:path>
        <draw:path draw:style-name="gr99" draw:text-style-name="P50" draw:layer="layout" svg:width="0.25cm" svg:height="0.251cm" svg:x="4.917cm" svg:y="8.989cm" svg:viewBox="0 0 251 252" svg:d="M0 126c0-69 56-126 125-126s126 57 126 126-57 126-126 126-125-57-125-126z">
          <text:p/>
        </draw:path>
        <draw:path draw:style-name="gr100" draw:text-style-name="P2" draw:layer="layout" svg:width="0.25cm" svg:height="0.251cm" svg:x="4.917cm" svg:y="8.989cm" svg:viewBox="0 0 251 252" svg:d="M0 126c0-69 56-126 125-126s126 57 126 126-57 126-126 126-125-57-125-126z">
          <text:p/>
        </draw:path>
        <draw:path draw:style-name="gr101" draw:text-style-name="P51" draw:layer="layout" svg:width="0.251cm" svg:height="0.251cm" svg:x="2.765cm" svg:y="7.314cm" svg:viewBox="0 0 252 252" svg:d="M0 126c0-69 57-126 127-126 69 0 125 57 125 126s-56 126-125 126c-70 0-127-57-127-126z">
          <text:p/>
        </draw:path>
        <draw:path draw:style-name="gr102" draw:text-style-name="P2" draw:layer="layout" svg:width="0.251cm" svg:height="0.251cm" svg:x="2.765cm" svg:y="7.314cm" svg:viewBox="0 0 252 252" svg:d="M0 126c0-69 57-126 127-126 69 0 125 57 125 126s-56 126-125 126c-70 0-127-57-127-126z">
          <text:p/>
        </draw:path>
        <draw:path draw:style-name="gr103" draw:text-style-name="P52" draw:layer="layout" svg:width="0.251cm" svg:height="0.251cm" svg:x="4.444cm" svg:y="7.05cm" svg:viewBox="0 0 252 252" svg:d="M0 125c0-69 57-125 126-125 70 0 126 56 126 125s-56 127-126 127c-69 0-126-58-126-127z">
          <text:p/>
        </draw:path>
        <draw:path draw:style-name="gr104" draw:text-style-name="P2" draw:layer="layout" svg:width="0.251cm" svg:height="0.251cm" svg:x="4.444cm" svg:y="7.05cm" svg:viewBox="0 0 252 252" svg:d="M0 125c0-69 57-125 126-125 70 0 126 56 126 125s-56 127-126 127c-69 0-126-58-126-127z">
          <text:p/>
        </draw:path>
        <draw:path draw:style-name="gr105" draw:text-style-name="P53" draw:layer="layout" svg:width="0.251cm" svg:height="0.251cm" svg:x="4.272cm" svg:y="8.465cm" svg:viewBox="0 0 252 252" svg:d="M0 126c0-69 57-126 127-126 69 0 125 57 125 126s-56 126-125 126c-70 0-127-57-127-126z">
          <text:p/>
        </draw:path>
        <draw:path draw:style-name="gr106" draw:text-style-name="P2" draw:layer="layout" svg:width="0.251cm" svg:height="0.251cm" svg:x="4.272cm" svg:y="8.465cm" svg:viewBox="0 0 252 252" svg:d="M0 126c0-69 57-126 127-126 69 0 125 57 125 126s-56 126-125 126c-70 0-127-57-127-126z">
          <text:p/>
        </draw:path>
        <draw:path draw:style-name="gr105" draw:text-style-name="P53" draw:layer="layout" svg:width="0.251cm" svg:height="0.251cm" svg:x="4.272cm" svg:y="8.552cm" svg:viewBox="0 0 252 252" svg:d="M0 125c0-68 57-125 127-125 69 0 125 57 125 125 0 70-56 127-125 127-70 0-127-57-127-127z">
          <text:p/>
        </draw:path>
        <draw:path draw:style-name="gr106" draw:text-style-name="P2" draw:layer="layout" svg:width="0.251cm" svg:height="0.251cm" svg:x="4.272cm" svg:y="8.552cm" svg:viewBox="0 0 252 252" svg:d="M0 125c0-68 57-125 127-125 69 0 125 57 125 125 0 70-56 127-125 127-70 0-127-57-127-127z">
          <text:p/>
        </draw:path>
        <draw:path draw:style-name="gr105" draw:text-style-name="P53" draw:layer="layout" svg:width="0.251cm" svg:height="0.251cm" svg:x="4.272cm" svg:y="8.55cm" svg:viewBox="0 0 252 252" svg:d="M0 125c0-69 57-125 127-125 69 0 125 56 125 125s-56 127-125 127c-70 0-127-58-127-127z">
          <text:p/>
        </draw:path>
        <draw:path draw:style-name="gr106" draw:text-style-name="P2" draw:layer="layout" svg:width="0.251cm" svg:height="0.251cm" svg:x="4.272cm" svg:y="8.55cm" svg:viewBox="0 0 252 252" svg:d="M0 125c0-69 57-125 127-125 69 0 125 56 125 125s-56 127-125 127c-70 0-127-58-127-127z">
          <text:p/>
        </draw:path>
        <draw:path draw:style-name="gr105" draw:text-style-name="P53" draw:layer="layout" svg:width="0.251cm" svg:height="0.251cm" svg:x="4.272cm" svg:y="8.504cm" svg:viewBox="0 0 252 252" svg:d="M0 127c0-69 57-127 127-127 69 0 125 58 125 127s-56 125-125 125c-70 0-127-56-127-125z">
          <text:p/>
        </draw:path>
        <draw:path draw:style-name="gr106" draw:text-style-name="P2" draw:layer="layout" svg:width="0.251cm" svg:height="0.251cm" svg:x="4.272cm" svg:y="8.504cm" svg:viewBox="0 0 252 252" svg:d="M0 127c0-69 57-127 127-127 69 0 125 58 125 127s-56 125-125 125c-70 0-127-56-127-125z">
          <text:p/>
        </draw:path>
        <draw:path draw:style-name="gr105" draw:text-style-name="P53" draw:layer="layout" svg:width="0.251cm" svg:height="0.251cm" svg:x="4.272cm" svg:y="8.559cm" svg:viewBox="0 0 252 252" svg:d="M0 126c0-69 57-126 127-126 69 0 125 57 125 126s-56 126-125 126c-70 0-127-57-127-126z">
          <text:p/>
        </draw:path>
        <draw:path draw:style-name="gr106" draw:text-style-name="P2" draw:layer="layout" svg:width="0.251cm" svg:height="0.251cm" svg:x="4.272cm" svg:y="8.559cm" svg:viewBox="0 0 252 252" svg:d="M0 126c0-69 57-126 127-126 69 0 125 57 125 126s-56 126-125 126c-70 0-127-57-127-126z">
          <text:p/>
        </draw:path>
        <draw:path draw:style-name="gr43" draw:text-style-name="P22" draw:layer="layout" svg:width="0.251cm" svg:height="0.251cm" svg:x="2.002cm" svg:y="6.429cm" svg:viewBox="0 0 252 252" svg:d="M0 126c0-70 57-126 126-126 70 0 126 56 126 126s-56 126-126 126c-69 0-126-56-126-126z">
          <text:p/>
        </draw:path>
        <draw:path draw:style-name="gr44" draw:text-style-name="P2" draw:layer="layout" svg:width="0.251cm" svg:height="0.251cm" svg:x="2.002cm" svg:y="6.429cm" svg:viewBox="0 0 252 252" svg:d="M0 126c0-70 57-126 126-126 70 0 126 56 126 126s-56 126-126 126c-69 0-126-56-126-126z">
          <text:p/>
        </draw:path>
        <draw:path draw:style-name="gr107" draw:text-style-name="P54" draw:layer="layout" svg:width="0.251cm" svg:height="0.25cm" svg:x="5.689cm" svg:y="7.017cm" svg:viewBox="0 0 252 251" svg:d="M0 125c0-69 57-125 125-125 70 0 127 56 127 125s-57 126-127 126c-68 0-125-57-125-126z">
          <text:p/>
        </draw:path>
        <draw:path draw:style-name="gr108" draw:text-style-name="P2" draw:layer="layout" svg:width="0.251cm" svg:height="0.25cm" svg:x="5.689cm" svg:y="7.017cm" svg:viewBox="0 0 252 251" svg:d="M0 125c0-69 57-125 125-125 70 0 127 56 127 125s-57 126-127 126c-68 0-125-57-125-126z">
          <text:p/>
        </draw:path>
        <draw:path draw:style-name="gr107" draw:text-style-name="P54" draw:layer="layout" svg:width="0.251cm" svg:height="0.25cm" svg:x="5.689cm" svg:y="7.137cm" svg:viewBox="0 0 252 251" svg:d="M0 126c0-70 57-126 125-126 70 0 127 56 127 126 0 69-57 125-127 125-68 0-125-56-125-125z">
          <text:p/>
        </draw:path>
        <draw:path draw:style-name="gr108" draw:text-style-name="P2" draw:layer="layout" svg:width="0.251cm" svg:height="0.25cm" svg:x="5.689cm" svg:y="7.137cm" svg:viewBox="0 0 252 251" svg:d="M0 126c0-70 57-126 125-126 70 0 127 56 127 126 0 69-57 125-127 125-68 0-125-56-125-125z">
          <text:p/>
        </draw:path>
        <draw:path draw:style-name="gr59" draw:text-style-name="P30" draw:layer="layout" svg:width="0.251cm" svg:height="0.251cm" svg:x="3.371cm" svg:y="7.265cm" svg:viewBox="0 0 252 252" svg:d="M0 126c0-69 57-126 127-126 68 0 125 57 125 126s-57 126-125 126c-70 0-127-57-127-126z">
          <text:p/>
        </draw:path>
        <draw:path draw:style-name="gr60" draw:text-style-name="P2" draw:layer="layout" svg:width="0.251cm" svg:height="0.251cm" svg:x="3.371cm" svg:y="7.265cm" svg:viewBox="0 0 252 252" svg:d="M0 126c0-69 57-126 127-126 68 0 125 57 125 126s-57 126-125 126c-70 0-127-57-127-126z">
          <text:p/>
        </draw:path>
        <draw:path draw:style-name="gr103" draw:text-style-name="P52" draw:layer="layout" svg:width="0.251cm" svg:height="0.251cm" svg:x="4.444cm" svg:y="6.872cm" svg:viewBox="0 0 252 252" svg:d="M0 125c0-69 57-125 126-125 70 0 126 56 126 125 0 70-56 127-126 127-69 0-126-57-126-127z">
          <text:p/>
        </draw:path>
        <draw:path draw:style-name="gr104" draw:text-style-name="P2" draw:layer="layout" svg:width="0.251cm" svg:height="0.251cm" svg:x="4.444cm" svg:y="6.872cm" svg:viewBox="0 0 252 252" svg:d="M0 125c0-69 57-125 126-125 70 0 126 56 126 125 0 70-56 127-126 127-69 0-126-57-126-127z">
          <text:p/>
        </draw:path>
        <draw:path draw:style-name="gr107" draw:text-style-name="P54" draw:layer="layout" svg:width="0.251cm" svg:height="0.251cm" svg:x="5.689cm" svg:y="6.851cm" svg:viewBox="0 0 252 252" svg:d="M0 125c0-68 57-125 125-125 70 0 127 57 127 125 0 71-57 127-127 127-68 0-125-56-125-127z">
          <text:p/>
        </draw:path>
        <draw:path draw:style-name="gr108" draw:text-style-name="P2" draw:layer="layout" svg:width="0.251cm" svg:height="0.251cm" svg:x="5.689cm" svg:y="6.851cm" svg:viewBox="0 0 252 252" svg:d="M0 125c0-68 57-125 125-125 70 0 127 57 127 125 0 71-57 127-127 127-68 0-125-56-125-127z">
          <text:p/>
        </draw:path>
        <draw:path draw:style-name="gr63" draw:text-style-name="P32" draw:layer="layout" svg:width="0.251cm" svg:height="0.25cm" svg:x="4.867cm" svg:y="9.236cm" svg:viewBox="0 0 252 251" svg:d="M0 126c0-69 57-126 126-126s126 57 126 126-57 125-126 125-126-56-126-125z">
          <text:p/>
        </draw:path>
        <draw:path draw:style-name="gr64" draw:text-style-name="P2" draw:layer="layout" svg:width="0.251cm" svg:height="0.25cm" svg:x="4.867cm" svg:y="9.236cm" svg:viewBox="0 0 252 251" svg:d="M0 126c0-69 57-126 126-126s126 57 126 126-57 125-126 125-126-56-126-125z">
          <text:p/>
        </draw:path>
        <draw:path draw:style-name="gr107" draw:text-style-name="P54" draw:layer="layout" svg:width="0.251cm" svg:height="0.251cm" svg:x="5.689cm" svg:y="6.909cm" svg:viewBox="0 0 252 252" svg:d="M0 126c0-70 57-126 125-126 70 0 127 56 127 126 0 69-57 126-127 126-68 0-125-57-125-126z">
          <text:p/>
        </draw:path>
        <draw:path draw:style-name="gr108" draw:text-style-name="P2" draw:layer="layout" svg:width="0.251cm" svg:height="0.251cm" svg:x="5.689cm" svg:y="6.909cm" svg:viewBox="0 0 252 252" svg:d="M0 126c0-70 57-126 125-126 70 0 127 56 127 126 0 69-57 126-127 126-68 0-125-57-125-126z">
          <text:p/>
        </draw:path>
        <draw:path draw:style-name="gr107" draw:text-style-name="P54" draw:layer="layout" svg:width="0.251cm" svg:height="0.251cm" svg:x="5.689cm" svg:y="6.628cm" svg:viewBox="0 0 252 252" svg:d="M0 125c0-69 57-125 125-125 70 0 127 56 127 125 0 70-57 127-127 127-68 0-125-57-125-127z">
          <text:p/>
        </draw:path>
        <draw:path draw:style-name="gr108" draw:text-style-name="P2" draw:layer="layout" svg:width="0.251cm" svg:height="0.251cm" svg:x="5.689cm" svg:y="6.628cm" svg:viewBox="0 0 252 252" svg:d="M0 125c0-69 57-125 125-125 70 0 127 56 127 125 0 70-57 127-127 127-68 0-125-57-125-127z">
          <text:p/>
        </draw:path>
        <draw:path draw:style-name="gr31" draw:text-style-name="P16" draw:layer="layout" svg:width="0.251cm" svg:height="0.251cm" svg:x="4.015cm" svg:y="8.624cm" svg:viewBox="0 0 252 252" svg:d="M0 125c0-69 56-125 126-125 69 0 126 56 126 125 0 70-57 127-126 127-70 0-126-57-126-127z">
          <text:p/>
        </draw:path>
        <draw:path draw:style-name="gr32" draw:text-style-name="P2" draw:layer="layout" svg:width="0.251cm" svg:height="0.251cm" svg:x="4.015cm" svg:y="8.624cm" svg:viewBox="0 0 252 252" svg:d="M0 125c0-69 56-125 126-125 69 0 126 56 126 125 0 70-57 127-126 127-70 0-126-57-126-127z">
          <text:p/>
        </draw:path>
        <draw:path draw:style-name="gr31" draw:text-style-name="P16" draw:layer="layout" svg:width="0.251cm" svg:height="0.251cm" svg:x="4.015cm" svg:y="8.687cm" svg:viewBox="0 0 252 252" svg:d="M0 127c0-70 56-127 126-127 69 0 126 57 126 127 0 69-57 125-126 125-70 0-126-56-126-125z">
          <text:p/>
        </draw:path>
        <draw:path draw:style-name="gr32" draw:text-style-name="P2" draw:layer="layout" svg:width="0.251cm" svg:height="0.251cm" svg:x="4.015cm" svg:y="8.687cm" svg:viewBox="0 0 252 252" svg:d="M0 127c0-70 56-127 126-127 69 0 126 57 126 127 0 69-57 125-126 125-70 0-126-56-126-125z">
          <text:p/>
        </draw:path>
        <draw:path draw:style-name="gr31" draw:text-style-name="P16" draw:layer="layout" svg:width="0.251cm" svg:height="0.251cm" svg:x="4.015cm" svg:y="8.534cm" svg:viewBox="0 0 252 252" svg:d="M0 125c0-69 56-125 126-125 69 0 126 56 126 125s-57 127-126 127c-70 0-126-58-126-127z">
          <text:p/>
        </draw:path>
        <draw:path draw:style-name="gr32" draw:text-style-name="P2" draw:layer="layout" svg:width="0.251cm" svg:height="0.251cm" svg:x="4.015cm" svg:y="8.534cm" svg:viewBox="0 0 252 252" svg:d="M0 125c0-69 56-125 126-125 69 0 126 56 126 125s-57 127-126 127c-70 0-126-58-126-127z">
          <text:p/>
        </draw:path>
        <draw:path draw:style-name="gr31" draw:text-style-name="P16" draw:layer="layout" svg:width="0.251cm" svg:height="0.251cm" svg:x="4.015cm" svg:y="8.73cm" svg:viewBox="0 0 252 252" svg:d="M0 127c0-70 56-127 126-127 69 0 126 57 126 127 0 68-57 125-126 125-70 0-126-57-126-125z">
          <text:p/>
        </draw:path>
        <draw:path draw:style-name="gr32" draw:text-style-name="P2" draw:layer="layout" svg:width="0.251cm" svg:height="0.251cm" svg:x="4.015cm" svg:y="8.73cm" svg:viewBox="0 0 252 252" svg:d="M0 127c0-70 56-127 126-127 69 0 126 57 126 127 0 68-57 125-126 125-70 0-126-57-126-125z">
          <text:p/>
        </draw:path>
        <draw:path draw:style-name="gr43" draw:text-style-name="P22" draw:layer="layout" svg:width="0.251cm" svg:height="0.251cm" svg:x="2.002cm" svg:y="6.753cm" svg:viewBox="0 0 252 252" svg:d="M0 126c0-68 57-126 126-126 70 0 126 58 126 126 0 69-56 126-126 126-69 0-126-57-126-126z">
          <text:p/>
        </draw:path>
        <draw:path draw:style-name="gr44" draw:text-style-name="P2" draw:layer="layout" svg:width="0.251cm" svg:height="0.251cm" svg:x="2.002cm" svg:y="6.753cm" svg:viewBox="0 0 252 252" svg:d="M0 126c0-68 57-126 126-126 70 0 126 58 126 126 0 69-56 126-126 126-69 0-126-57-126-126z">
          <text:p/>
        </draw:path>
        <draw:path draw:style-name="gr29" draw:text-style-name="P15" draw:layer="layout" svg:width="0.251cm" svg:height="0.251cm" svg:x="5.303cm" svg:y="7.647cm" svg:viewBox="0 0 252 252" svg:d="M0 127c0-71 56-127 126-127 69 0 126 56 126 127 0 68-57 125-126 125-70 0-126-57-126-125z">
          <text:p/>
        </draw:path>
        <draw:path draw:style-name="gr30" draw:text-style-name="P2" draw:layer="layout" svg:width="0.251cm" svg:height="0.251cm" svg:x="5.303cm" svg:y="7.647cm" svg:viewBox="0 0 252 252" svg:d="M0 127c0-71 56-127 126-127 69 0 126 56 126 127 0 68-57 125-126 125-70 0-126-57-126-125z">
          <text:p/>
        </draw:path>
        <draw:path draw:style-name="gr33" draw:text-style-name="P17" draw:layer="layout" svg:width="0.251cm" svg:height="0.25cm" svg:x="3.44cm" svg:y="8.86cm" svg:viewBox="0 0 252 251" svg:d="M0 125c0-69 57-125 126-125 70 0 126 56 126 125 0 70-56 126-126 126-69 0-126-56-126-126z">
          <text:p/>
        </draw:path>
        <draw:path draw:style-name="gr34" draw:text-style-name="P2" draw:layer="layout" svg:width="0.251cm" svg:height="0.25cm" svg:x="3.44cm" svg:y="8.86cm" svg:viewBox="0 0 252 251" svg:d="M0 125c0-69 57-125 126-125 70 0 126 56 126 125 0 70-56 126-126 126-69 0-126-56-126-126z">
          <text:p/>
        </draw:path>
        <draw:path draw:style-name="gr33" draw:text-style-name="P17" draw:layer="layout" svg:width="0.251cm" svg:height="0.25cm" svg:x="3.44cm" svg:y="8.939cm" svg:viewBox="0 0 252 251" svg:d="M0 126c0-70 57-126 126-126 70 0 126 56 126 126 0 69-56 125-126 125-69 0-126-56-126-125z">
          <text:p/>
        </draw:path>
        <draw:path draw:style-name="gr34" draw:text-style-name="P2" draw:layer="layout" svg:width="0.251cm" svg:height="0.25cm" svg:x="3.44cm" svg:y="8.939cm" svg:viewBox="0 0 252 251" svg:d="M0 126c0-70 57-126 126-126 70 0 126 56 126 126 0 69-56 125-126 125-69 0-126-56-126-125z">
          <text:p/>
        </draw:path>
        <draw:path draw:style-name="gr43" draw:text-style-name="P22" draw:layer="layout" svg:width="0.251cm" svg:height="0.251cm" svg:x="2.002cm" svg:y="6.7cm" svg:viewBox="0 0 252 252" svg:d="M0 126c0-69 57-126 126-126 70 0 126 57 126 126 0 70-56 126-126 126-69 0-126-56-126-126z">
          <text:p/>
        </draw:path>
        <draw:path draw:style-name="gr44" draw:text-style-name="P2" draw:layer="layout" svg:width="0.251cm" svg:height="0.251cm" svg:x="2.002cm" svg:y="6.7cm" svg:viewBox="0 0 252 252" svg:d="M0 126c0-69 57-126 126-126 70 0 126 57 126 126 0 70-56 126-126 126-69 0-126-56-126-126z">
          <text:p/>
        </draw:path>
        <draw:path draw:style-name="gr41" draw:text-style-name="P21" draw:layer="layout" svg:width="0.251cm" svg:height="0.251cm" svg:x="4.749cm" svg:y="8.32cm" svg:viewBox="0 0 252 252" svg:d="M0 126c0-69 57-126 126-126 70 0 126 57 126 126 0 70-56 126-126 126-69 0-126-56-126-126z">
          <text:p/>
        </draw:path>
        <draw:path draw:style-name="gr42" draw:text-style-name="P2" draw:layer="layout" svg:width="0.251cm" svg:height="0.251cm" svg:x="4.749cm" svg:y="8.32cm" svg:viewBox="0 0 252 252" svg:d="M0 126c0-69 57-126 126-126 70 0 126 57 126 126 0 70-56 126-126 126-69 0-126-56-126-126z">
          <text:p/>
        </draw:path>
        <draw:path draw:style-name="gr79" draw:text-style-name="P40" draw:layer="layout" svg:width="0.251cm" svg:height="0.251cm" svg:x="2.307cm" svg:y="7.449cm" svg:viewBox="0 0 252 252" svg:d="M0 126c0-69 57-126 127-126 69 0 125 57 125 126s-56 126-125 126c-70 0-127-57-127-126z">
          <text:p/>
        </draw:path>
        <draw:path draw:style-name="gr80" draw:text-style-name="P2" draw:layer="layout" svg:width="0.251cm" svg:height="0.251cm" svg:x="2.307cm" svg:y="7.449cm" svg:viewBox="0 0 252 252" svg:d="M0 126c0-69 57-126 127-126 69 0 125 57 125 126s-56 126-125 126c-70 0-127-57-127-126z">
          <text:p/>
        </draw:path>
        <draw:path draw:style-name="gr79" draw:text-style-name="P40" draw:layer="layout" svg:width="0.251cm" svg:height="0.251cm" svg:x="2.307cm" svg:y="8.023cm" svg:viewBox="0 0 252 252" svg:d="M0 126c0-69 57-126 127-126 69 0 125 57 125 126s-56 126-125 126c-70 0-127-57-127-126z">
          <text:p/>
        </draw:path>
        <draw:path draw:style-name="gr80" draw:text-style-name="P2" draw:layer="layout" svg:width="0.251cm" svg:height="0.251cm" svg:x="2.307cm" svg:y="8.023cm" svg:viewBox="0 0 252 252" svg:d="M0 126c0-69 57-126 127-126 69 0 125 57 125 126s-56 126-125 126c-70 0-127-57-127-126z">
          <text:p/>
        </draw:path>
        <draw:path draw:style-name="gr33" draw:text-style-name="P17" draw:layer="layout" svg:width="0.251cm" svg:height="0.251cm" svg:x="3.44cm" svg:y="8.94cm" svg:viewBox="0 0 252 252" svg:d="M0 127c0-70 57-127 126-127 70 0 126 57 126 127 0 69-56 125-126 125-69 0-126-56-126-125z">
          <text:p/>
        </draw:path>
        <draw:path draw:style-name="gr34" draw:text-style-name="P2" draw:layer="layout" svg:width="0.251cm" svg:height="0.251cm" svg:x="3.44cm" svg:y="8.94cm" svg:viewBox="0 0 252 252" svg:d="M0 127c0-70 57-127 126-127 70 0 126 57 126 127 0 69-56 125-126 125-69 0-126-56-126-125z">
          <text:p/>
        </draw:path>
        <draw:path draw:style-name="gr79" draw:text-style-name="P40" draw:layer="layout" svg:width="0.251cm" svg:height="0.251cm" svg:x="2.307cm" svg:y="6.783cm" svg:viewBox="0 0 252 252" svg:d="M0 125c0-69 57-125 127-125 69 0 125 56 125 125s-56 127-125 127c-70 0-127-58-127-127z">
          <text:p/>
        </draw:path>
        <draw:path draw:style-name="gr80" draw:text-style-name="P2" draw:layer="layout" svg:width="0.251cm" svg:height="0.251cm" svg:x="2.307cm" svg:y="6.783cm" svg:viewBox="0 0 252 252" svg:d="M0 125c0-69 57-125 127-125 69 0 125 56 125 125s-56 127-125 127c-70 0-127-58-127-127z">
          <text:p/>
        </draw:path>
        <draw:path draw:style-name="gr109" draw:text-style-name="P55" draw:layer="layout" svg:width="0.251cm" svg:height="0.25cm" svg:x="5.207cm" svg:y="8.498cm" svg:viewBox="0 0 252 251" svg:d="M0 126c0-69 57-126 126-126 70 0 126 57 126 126s-56 125-126 125c-69 0-126-56-126-125z">
          <text:p/>
        </draw:path>
        <draw:path draw:style-name="gr110" draw:text-style-name="P2" draw:layer="layout" svg:width="0.251cm" svg:height="0.25cm" svg:x="5.207cm" svg:y="8.498cm" svg:viewBox="0 0 252 251" svg:d="M0 126c0-69 57-126 126-126 70 0 126 57 126 126s-56 125-126 125c-69 0-126-56-126-125z">
          <text:p/>
        </draw:path>
        <draw:path draw:style-name="gr111" draw:text-style-name="P56" draw:layer="layout" svg:width="0.251cm" svg:height="0.251cm" svg:x="4.788cm" svg:y="9.214cm" svg:viewBox="0 0 252 252" svg:d="M0 126c0-69 56-126 126-126 69 0 126 57 126 126s-57 126-126 126c-70 0-126-57-126-126z">
          <text:p/>
        </draw:path>
        <draw:path draw:style-name="gr112" draw:text-style-name="P2" draw:layer="layout" svg:width="0.251cm" svg:height="0.251cm" svg:x="4.788cm" svg:y="9.214cm" svg:viewBox="0 0 252 252" svg:d="M0 126c0-69 56-126 126-126 69 0 126 57 126 126s-57 126-126 126c-70 0-126-57-126-126z">
          <text:p/>
        </draw:path>
        <draw:path draw:style-name="gr109" draw:text-style-name="P55" draw:layer="layout" svg:width="0.251cm" svg:height="0.251cm" svg:x="5.207cm" svg:y="8.419cm" svg:viewBox="0 0 252 252" svg:d="M0 126c0-69 57-126 126-126 70 0 126 57 126 126 0 70-56 126-126 126-69 0-126-56-126-126z">
          <text:p/>
        </draw:path>
        <draw:path draw:style-name="gr110" draw:text-style-name="P2" draw:layer="layout" svg:width="0.251cm" svg:height="0.251cm" svg:x="5.207cm" svg:y="8.419cm" svg:viewBox="0 0 252 252" svg:d="M0 126c0-69 57-126 126-126 70 0 126 57 126 126 0 70-56 126-126 126-69 0-126-56-126-126z">
          <text:p/>
        </draw:path>
        <draw:path draw:style-name="gr109" draw:text-style-name="P55" draw:layer="layout" svg:width="0.251cm" svg:height="0.251cm" svg:x="5.207cm" svg:y="8.417cm" svg:viewBox="0 0 252 252" svg:d="M0 125c0-69 57-125 126-125 70 0 126 56 126 125 0 71-56 127-126 127-69 0-126-56-126-127z">
          <text:p/>
        </draw:path>
        <draw:path draw:style-name="gr110" draw:text-style-name="P2" draw:layer="layout" svg:width="0.251cm" svg:height="0.251cm" svg:x="5.207cm" svg:y="8.417cm" svg:viewBox="0 0 252 252" svg:d="M0 125c0-69 57-125 126-125 70 0 126 56 126 125 0 71-56 127-126 127-69 0-126-56-126-127z">
          <text:p/>
        </draw:path>
        <draw:path draw:style-name="gr109" draw:text-style-name="P55" draw:layer="layout" svg:width="0.251cm" svg:height="0.251cm" svg:x="5.207cm" svg:y="8.5cm" svg:viewBox="0 0 252 252" svg:d="M0 126c0-69 57-126 126-126 70 0 126 57 126 126s-56 126-126 126c-69 0-126-57-126-126z">
          <text:p/>
        </draw:path>
        <draw:path draw:style-name="gr110" draw:text-style-name="P2" draw:layer="layout" svg:width="0.251cm" svg:height="0.251cm" svg:x="5.207cm" svg:y="8.5cm" svg:viewBox="0 0 252 252" svg:d="M0 126c0-69 57-126 126-126 70 0 126 57 126 126s-56 126-126 126c-69 0-126-57-126-126z">
          <text:p/>
        </draw:path>
        <draw:path draw:style-name="gr103" draw:text-style-name="P52" draw:layer="layout" svg:width="0.251cm" svg:height="0.251cm" svg:x="4.444cm" svg:y="7.004cm" svg:viewBox="0 0 252 252" svg:d="M0 126c0-69 57-126 126-126 70 0 126 57 126 126s-56 126-126 126c-69 0-126-57-126-126z">
          <text:p/>
        </draw:path>
        <draw:path draw:style-name="gr104" draw:text-style-name="P2" draw:layer="layout" svg:width="0.251cm" svg:height="0.251cm" svg:x="4.444cm" svg:y="7.004cm" svg:viewBox="0 0 252 252" svg:d="M0 126c0-69 57-126 126-126 70 0 126 57 126 126s-56 126-126 126c-69 0-126-57-126-126z">
          <text:p/>
        </draw:path>
        <draw:path draw:style-name="gr113" draw:text-style-name="P57" draw:layer="layout" svg:width="0.251cm" svg:height="0.251cm" svg:x="1.697cm" svg:y="6.341cm" svg:viewBox="0 0 252 252" svg:d="M0 125c0-69 57-125 125-125 70 0 127 56 127 125 0 70-57 127-127 127-68 0-125-57-125-127z">
          <text:p/>
        </draw:path>
        <draw:path draw:style-name="gr114" draw:text-style-name="P2" draw:layer="layout" svg:width="0.251cm" svg:height="0.251cm" svg:x="1.697cm" svg:y="6.341cm" svg:viewBox="0 0 252 252" svg:d="M0 125c0-69 57-125 125-125 70 0 127 56 127 125 0 70-57 127-127 127-68 0-125-57-125-127z">
          <text:p/>
        </draw:path>
        <draw:path draw:style-name="gr29" draw:text-style-name="P15" draw:layer="layout" svg:width="0.251cm" svg:height="0.251cm" svg:x="5.303cm" svg:y="7.684cm" svg:viewBox="0 0 252 252" svg:d="M0 127c0-70 56-127 126-127 69 0 126 57 126 127 0 68-57 125-126 125-70 0-126-57-126-125z">
          <text:p/>
        </draw:path>
        <draw:path draw:style-name="gr30" draw:text-style-name="P2" draw:layer="layout" svg:width="0.251cm" svg:height="0.251cm" svg:x="5.303cm" svg:y="7.684cm" svg:viewBox="0 0 252 252" svg:d="M0 127c0-70 56-127 126-127 69 0 126 57 126 127 0 68-57 125-126 125-70 0-126-57-126-125z">
          <text:p/>
        </draw:path>
        <draw:path draw:style-name="gr75" draw:text-style-name="P38" draw:layer="layout" svg:width="0.251cm" svg:height="0.25cm" svg:x="5.055cm" svg:y="7.815cm" svg:viewBox="0 0 252 251" svg:d="M0 125c0-69 56-125 126-125 69 0 126 56 126 125s-57 126-126 126c-70 0-126-57-126-126z">
          <text:p/>
        </draw:path>
        <draw:path draw:style-name="gr76" draw:text-style-name="P2" draw:layer="layout" svg:width="0.251cm" svg:height="0.25cm" svg:x="5.055cm" svg:y="7.815cm" svg:viewBox="0 0 252 251" svg:d="M0 125c0-69 56-125 126-125 69 0 126 56 126 125s-57 126-126 126c-70 0-126-57-126-126z">
          <text:p/>
        </draw:path>
        <draw:path draw:style-name="gr75" draw:text-style-name="P38" draw:layer="layout" svg:width="0.251cm" svg:height="0.251cm" svg:x="5.055cm" svg:y="7.859cm" svg:viewBox="0 0 252 252" svg:d="M0 125c0-69 56-125 126-125 69 0 126 56 126 125 0 70-57 127-126 127-70 0-126-57-126-127z">
          <text:p/>
        </draw:path>
        <draw:path draw:style-name="gr76" draw:text-style-name="P2" draw:layer="layout" svg:width="0.251cm" svg:height="0.251cm" svg:x="5.055cm" svg:y="7.859cm" svg:viewBox="0 0 252 252" svg:d="M0 125c0-69 56-125 126-125 69 0 126 56 126 125 0 70-57 127-126 127-70 0-126-57-126-127z">
          <text:p/>
        </draw:path>
        <draw:path draw:style-name="gr23" draw:text-style-name="P12" draw:layer="layout" svg:width="0.251cm" svg:height="0.251cm" svg:x="3.07cm" svg:y="6.432cm" svg:viewBox="0 0 252 252" svg:d="M0 127c0-70 58-127 127-127s125 57 125 127c0 68-56 125-125 125s-127-57-127-125z">
          <text:p/>
        </draw:path>
        <draw:path draw:style-name="gr24" draw:text-style-name="P2" draw:layer="layout" svg:width="0.251cm" svg:height="0.251cm" svg:x="3.07cm" svg:y="6.432cm" svg:viewBox="0 0 252 252" svg:d="M0 127c0-70 58-127 127-127s125 57 125 127c0 68-56 125-125 125s-127-57-127-125z">
          <text:p/>
        </draw:path>
        <draw:path draw:style-name="gr111" draw:text-style-name="P56" draw:layer="layout" svg:width="0.251cm" svg:height="0.25cm" svg:x="4.788cm" svg:y="9.189cm" svg:viewBox="0 0 252 251" svg:d="M0 126c0-70 56-126 126-126 69 0 126 56 126 126 0 69-57 125-126 125-70 0-126-56-126-125z">
          <text:p/>
        </draw:path>
        <draw:path draw:style-name="gr112" draw:text-style-name="P2" draw:layer="layout" svg:width="0.251cm" svg:height="0.25cm" svg:x="4.788cm" svg:y="9.189cm" svg:viewBox="0 0 252 251" svg:d="M0 126c0-70 56-126 126-126 69 0 126 56 126 126 0 69-57 125-126 125-70 0-126-56-126-125z">
          <text:p/>
        </draw:path>
        <draw:path draw:style-name="gr75" draw:text-style-name="P38" draw:layer="layout" svg:width="0.251cm" svg:height="0.251cm" svg:x="5.055cm" svg:y="9.001cm" svg:viewBox="0 0 252 252" svg:d="M0 127c0-69 56-127 126-127 69 0 126 58 126 127s-57 125-126 125c-70 0-126-56-126-125z">
          <text:p/>
        </draw:path>
        <draw:path draw:style-name="gr76" draw:text-style-name="P2" draw:layer="layout" svg:width="0.251cm" svg:height="0.251cm" svg:x="5.055cm" svg:y="9.001cm" svg:viewBox="0 0 252 252" svg:d="M0 127c0-69 56-127 126-127 69 0 126 58 126 127s-57 125-126 125c-70 0-126-56-126-125z">
          <text:p/>
        </draw:path>
        <draw:path draw:style-name="gr75" draw:text-style-name="P38" draw:layer="layout" svg:width="0.251cm" svg:height="0.251cm" svg:x="5.055cm" svg:y="9.019cm" svg:viewBox="0 0 252 252" svg:d="M0 126c0-70 56-126 126-126 69 0 126 56 126 126 0 68-57 126-126 126-70 0-126-58-126-126z">
          <text:p/>
        </draw:path>
        <draw:path draw:style-name="gr76" draw:text-style-name="P2" draw:layer="layout" svg:width="0.251cm" svg:height="0.251cm" svg:x="5.055cm" svg:y="9.019cm" svg:viewBox="0 0 252 252" svg:d="M0 126c0-70 56-126 126-126 69 0 126 56 126 126 0 68-57 126-126 126-70 0-126-58-126-126z">
          <text:p/>
        </draw:path>
        <draw:path draw:style-name="gr75" draw:text-style-name="P38" draw:layer="layout" svg:width="0.251cm" svg:height="0.251cm" svg:x="5.055cm" svg:y="8.781cm" svg:viewBox="0 0 252 252" svg:d="M0 125c0-69 56-125 126-125 69 0 126 56 126 125s-57 127-126 127c-70 0-126-58-126-127z">
          <text:p/>
        </draw:path>
        <draw:path draw:style-name="gr76" draw:text-style-name="P2" draw:layer="layout" svg:width="0.251cm" svg:height="0.251cm" svg:x="5.055cm" svg:y="8.781cm" svg:viewBox="0 0 252 252" svg:d="M0 125c0-69 56-125 126-125 69 0 126 56 126 125s-57 127-126 127c-70 0-126-58-126-127z">
          <text:p/>
        </draw:path>
        <draw:path draw:style-name="gr111" draw:text-style-name="P56" draw:layer="layout" svg:width="0.251cm" svg:height="0.251cm" svg:x="4.788cm" svg:y="9.109cm" svg:viewBox="0 0 252 252" svg:d="M0 126c0-70 56-126 126-126 69 0 126 56 126 126 0 69-57 126-126 126-70 0-126-57-126-126z">
          <text:p/>
        </draw:path>
        <draw:path draw:style-name="gr112" draw:text-style-name="P2" draw:layer="layout" svg:width="0.251cm" svg:height="0.251cm" svg:x="4.788cm" svg:y="9.109cm" svg:viewBox="0 0 252 252" svg:d="M0 126c0-70 56-126 126-126 69 0 126 56 126 126 0 69-57 126-126 126-70 0-126-57-126-126z">
          <text:p/>
        </draw:path>
        <draw:path draw:style-name="gr111" draw:text-style-name="P56" draw:layer="layout" svg:width="0.251cm" svg:height="0.251cm" svg:x="4.788cm" svg:y="9.142cm" svg:viewBox="0 0 252 252" svg:d="M0 126c0-70 56-126 126-126 69 0 126 56 126 126 0 69-57 126-126 126-70 0-126-57-126-126z">
          <text:p/>
        </draw:path>
        <draw:path draw:style-name="gr112" draw:text-style-name="P2" draw:layer="layout" svg:width="0.251cm" svg:height="0.251cm" svg:x="4.788cm" svg:y="9.142cm" svg:viewBox="0 0 252 252" svg:d="M0 126c0-70 56-126 126-126 69 0 126 56 126 126 0 69-57 126-126 126-70 0-126-57-126-126z">
          <text:p/>
        </draw:path>
        <draw:path draw:style-name="gr115" draw:text-style-name="P58" draw:layer="layout" svg:width="0.251cm" svg:height="0.251cm" svg:x="3.986cm" svg:y="7.676cm" svg:viewBox="0 0 252 252" svg:d="M0 127c0-71 57-127 126-127 70 0 126 56 126 127 0 68-56 125-126 125-69 0-126-57-126-125z">
          <text:p/>
        </draw:path>
        <draw:path draw:style-name="gr116" draw:text-style-name="P2" draw:layer="layout" svg:width="0.251cm" svg:height="0.251cm" svg:x="3.986cm" svg:y="7.676cm" svg:viewBox="0 0 252 252" svg:d="M0 127c0-71 57-127 126-127 70 0 126 56 126 127 0 68-56 125-126 125-69 0-126-57-126-125z">
          <text:p/>
        </draw:path>
        <draw:path draw:style-name="gr115" draw:text-style-name="P58" draw:layer="layout" svg:width="0.251cm" svg:height="0.25cm" svg:x="3.986cm" svg:y="6.611cm" svg:viewBox="0 0 252 251" svg:d="M0 125c0-69 57-125 126-125 70 0 126 56 126 125 0 70-56 126-126 126-69 0-126-56-126-126z">
          <text:p/>
        </draw:path>
        <draw:path draw:style-name="gr116" draw:text-style-name="P2" draw:layer="layout" svg:width="0.251cm" svg:height="0.25cm" svg:x="3.986cm" svg:y="6.611cm" svg:viewBox="0 0 252 251" svg:d="M0 125c0-69 57-125 126-125 70 0 126 56 126 125 0 70-56 126-126 126-69 0-126-56-126-126z">
          <text:p/>
        </draw:path>
        <draw:path draw:style-name="gr115" draw:text-style-name="P58" draw:layer="layout" svg:width="0.251cm" svg:height="0.251cm" svg:x="3.986cm" svg:y="7.66cm" svg:viewBox="0 0 252 252" svg:d="M0 126c0-70 57-126 126-126 70 0 126 56 126 126 0 69-56 126-126 126-69 0-126-57-126-126z">
          <text:p/>
        </draw:path>
        <draw:path draw:style-name="gr116" draw:text-style-name="P2" draw:layer="layout" svg:width="0.251cm" svg:height="0.251cm" svg:x="3.986cm" svg:y="7.66cm" svg:viewBox="0 0 252 252" svg:d="M0 126c0-70 57-126 126-126 70 0 126 56 126 126 0 69-56 126-126 126-69 0-126-57-126-126z">
          <text:p/>
        </draw:path>
        <draw:path draw:style-name="gr115" draw:text-style-name="P58" draw:layer="layout" svg:width="0.251cm" svg:height="0.251cm" svg:x="3.986cm" svg:y="7.863cm" svg:viewBox="0 0 252 252" svg:d="M0 126c0-69 57-126 126-126 70 0 126 57 126 126 0 70-56 126-126 126-69 0-126-56-126-126z">
          <text:p/>
        </draw:path>
        <draw:path draw:style-name="gr116" draw:text-style-name="P2" draw:layer="layout" svg:width="0.251cm" svg:height="0.251cm" svg:x="3.986cm" svg:y="7.863cm" svg:viewBox="0 0 252 252" svg:d="M0 126c0-69 57-126 126-126 70 0 126 57 126 126 0 70-56 126-126 126-69 0-126-56-126-126z">
          <text:p/>
        </draw:path>
        <draw:path draw:style-name="gr111" draw:text-style-name="P56" draw:layer="layout" svg:width="0.251cm" svg:height="0.25cm" svg:x="4.788cm" svg:y="9.236cm" svg:viewBox="0 0 252 251" svg:d="M0 126c0-69 56-126 126-126 69 0 126 57 126 126s-57 125-126 125c-70 0-126-56-126-125z">
          <text:p/>
        </draw:path>
        <draw:path draw:style-name="gr112" draw:text-style-name="P2" draw:layer="layout" svg:width="0.251cm" svg:height="0.25cm" svg:x="4.788cm" svg:y="9.236cm" svg:viewBox="0 0 252 251" svg:d="M0 126c0-69 56-126 126-126 69 0 126 57 126 126s-57 125-126 125c-70 0-126-56-126-125z">
          <text:p/>
        </draw:path>
        <draw:path draw:style-name="gr45" draw:text-style-name="P23" draw:layer="layout" svg:width="0.251cm" svg:height="0.251cm" svg:x="2.965cm" svg:y="8.969cm" svg:viewBox="0 0 252 252" svg:d="M0 126c0-68 56-126 125-126 70 0 127 58 127 126 0 70-57 126-127 126-69 0-125-56-125-126z">
          <text:p/>
        </draw:path>
        <draw:path draw:style-name="gr46" draw:text-style-name="P2" draw:layer="layout" svg:width="0.251cm" svg:height="0.251cm" svg:x="2.965cm" svg:y="8.969cm" svg:viewBox="0 0 252 252" svg:d="M0 126c0-68 56-126 125-126 70 0 127 58 127 126 0 70-57 126-127 126-69 0-125-56-125-126z">
          <text:p/>
        </draw:path>
        <draw:path draw:style-name="gr89" draw:text-style-name="P45" draw:layer="layout" svg:width="0.251cm" svg:height="0.251cm" svg:x="3.113cm" svg:y="7.548cm" svg:viewBox="0 0 252 252" svg:d="M0 125c0-69 58-125 127-125s125 56 125 125-56 127-125 127-127-58-127-127z">
          <text:p/>
        </draw:path>
        <draw:path draw:style-name="gr90" draw:text-style-name="P2" draw:layer="layout" svg:width="0.251cm" svg:height="0.251cm" svg:x="3.113cm" svg:y="7.548cm" svg:viewBox="0 0 252 252" svg:d="M0 125c0-69 58-125 127-125s125 56 125 125-56 127-125 127-127-58-127-127z">
          <text:p/>
        </draw:path>
        <draw:path draw:style-name="gr109" draw:text-style-name="P55" draw:layer="layout" svg:width="0.251cm" svg:height="0.251cm" svg:x="5.207cm" svg:y="8.446cm" svg:viewBox="0 0 252 252" svg:d="M0 127c0-70 57-127 126-127 70 0 126 57 126 127 0 69-56 125-126 125-69 0-126-56-126-125z">
          <text:p/>
        </draw:path>
        <draw:path draw:style-name="gr110" draw:text-style-name="P2" draw:layer="layout" svg:width="0.251cm" svg:height="0.251cm" svg:x="5.207cm" svg:y="8.446cm" svg:viewBox="0 0 252 252" svg:d="M0 127c0-70 57-127 126-127 70 0 126 57 126 127 0 69-56 125-126 125-69 0-126-56-126-125z">
          <text:p/>
        </draw:path>
        <draw:path draw:style-name="gr117" draw:text-style-name="P59" draw:layer="layout" svg:width="0.251cm" svg:height="0.251cm" svg:x="2.155cm" svg:y="7.03cm" svg:viewBox="0 0 252 252" svg:d="M0 126c0-70 56-126 125-126s127 56 127 126c0 68-58 126-127 126s-125-58-125-126z">
          <text:p/>
        </draw:path>
        <draw:path draw:style-name="gr118" draw:text-style-name="P2" draw:layer="layout" svg:width="0.251cm" svg:height="0.251cm" svg:x="2.155cm" svg:y="7.03cm" svg:viewBox="0 0 252 252" svg:d="M0 126c0-70 56-126 125-126s127 56 127 126c0 68-58 126-127 126s-125-58-125-126z">
          <text:p/>
        </draw:path>
        <draw:path draw:style-name="gr113" draw:text-style-name="P57" draw:layer="layout" svg:width="0.251cm" svg:height="0.25cm" svg:x="1.697cm" svg:y="7.326cm" svg:viewBox="0 0 252 251" svg:d="M0 125c0-69 57-125 125-125 70 0 127 56 127 125 0 70-57 126-127 126-68 0-125-56-125-126z">
          <text:p/>
        </draw:path>
        <draw:path draw:style-name="gr114" draw:text-style-name="P2" draw:layer="layout" svg:width="0.251cm" svg:height="0.25cm" svg:x="1.697cm" svg:y="7.326cm" svg:viewBox="0 0 252 251" svg:d="M0 125c0-69 57-125 125-125 70 0 127 56 127 125 0 70-57 126-127 126-68 0-125-56-125-126z">
          <text:p/>
        </draw:path>
        <draw:path draw:style-name="gr119" draw:text-style-name="P60" draw:layer="layout" svg:width="0.251cm" svg:height="0.25cm" svg:x="4.53cm" svg:y="8.957cm" svg:viewBox="0 0 252 251" svg:d="M0 126c0-69 57-126 126-126 70 0 126 57 126 126s-56 125-126 125c-69 0-126-56-126-125z">
          <text:p/>
        </draw:path>
        <draw:path draw:style-name="gr120" draw:text-style-name="P2" draw:layer="layout" svg:width="0.251cm" svg:height="0.25cm" svg:x="4.53cm" svg:y="8.957cm" svg:viewBox="0 0 252 251" svg:d="M0 126c0-69 57-126 126-126 70 0 126 57 126 126s-56 125-126 125c-69 0-126-56-126-125z">
          <text:p/>
        </draw:path>
        <draw:path draw:style-name="gr121" draw:text-style-name="P61" draw:layer="layout" svg:width="0.251cm" svg:height="0.251cm" svg:x="5.659cm" svg:y="8.685cm" svg:viewBox="0 0 252 252" svg:d="M0 126c0-70 57-126 126-126s126 56 126 126c0 69-57 126-126 126s-126-57-126-126z">
          <text:p/>
        </draw:path>
        <draw:path draw:style-name="gr122" draw:text-style-name="P2" draw:layer="layout" svg:width="0.251cm" svg:height="0.251cm" svg:x="5.659cm" svg:y="8.685cm" svg:viewBox="0 0 252 252" svg:d="M0 126c0-70 57-126 126-126s126 56 126 126c0 69-57 126-126 126s-126-57-126-126z">
          <text:p/>
        </draw:path>
        <draw:path draw:style-name="gr119" draw:text-style-name="P60" draw:layer="layout" svg:width="0.251cm" svg:height="0.251cm" svg:x="4.53cm" svg:y="9.034cm" svg:viewBox="0 0 252 252" svg:d="M0 126c0-69 57-126 126-126 70 0 126 57 126 126s-56 126-126 126c-69 0-126-57-126-126z">
          <text:p/>
        </draw:path>
        <draw:path draw:style-name="gr120" draw:text-style-name="P2" draw:layer="layout" svg:width="0.251cm" svg:height="0.251cm" svg:x="4.53cm" svg:y="9.034cm" svg:viewBox="0 0 252 252" svg:d="M0 126c0-69 57-126 126-126 70 0 126 57 126 126s-56 126-126 126c-69 0-126-57-126-126z">
          <text:p/>
        </draw:path>
        <draw:path draw:style-name="gr119" draw:text-style-name="P60" draw:layer="layout" svg:width="0.251cm" svg:height="0.25cm" svg:x="4.53cm" svg:y="8.916cm" svg:viewBox="0 0 252 251" svg:d="M0 126c0-70 57-126 126-126 70 0 126 56 126 126 0 69-56 125-126 125-69 0-126-56-126-125z">
          <text:p/>
        </draw:path>
        <draw:path draw:style-name="gr120" draw:text-style-name="P2" draw:layer="layout" svg:width="0.251cm" svg:height="0.25cm" svg:x="4.53cm" svg:y="8.916cm" svg:viewBox="0 0 252 251" svg:d="M0 126c0-70 57-126 126-126 70 0 126 56 126 126 0 69-56 125-126 125-69 0-126-56-126-125z">
          <text:p/>
        </draw:path>
        <draw:path draw:style-name="gr117" draw:text-style-name="P59" draw:layer="layout" svg:width="0.251cm" svg:height="0.251cm" svg:x="2.155cm" svg:y="6.426cm" svg:viewBox="0 0 252 252" svg:d="M0 127c0-70 56-127 125-127s127 57 127 127c0 69-58 125-127 125s-125-56-125-125z">
          <text:p/>
        </draw:path>
        <draw:path draw:style-name="gr118" draw:text-style-name="P2" draw:layer="layout" svg:width="0.251cm" svg:height="0.251cm" svg:x="2.155cm" svg:y="6.426cm" svg:viewBox="0 0 252 252" svg:d="M0 127c0-70 56-127 125-127s127 57 127 127c0 69-58 125-127 125s-125-56-125-125z">
          <text:p/>
        </draw:path>
        <draw:path draw:style-name="gr117" draw:text-style-name="P59" draw:layer="layout" svg:width="0.251cm" svg:height="0.251cm" svg:x="2.155cm" svg:y="6.339cm" svg:viewBox="0 0 252 252" svg:d="M0 126c0-69 56-126 125-126s127 57 127 126c0 70-58 126-127 126s-125-56-125-126z">
          <text:p/>
        </draw:path>
        <draw:path draw:style-name="gr118" draw:text-style-name="P2" draw:layer="layout" svg:width="0.251cm" svg:height="0.251cm" svg:x="2.155cm" svg:y="6.339cm" svg:viewBox="0 0 252 252" svg:d="M0 126c0-69 56-126 125-126s127 57 127 126c0 70-58 126-127 126s-125-56-125-126z">
          <text:p/>
        </draw:path>
        <draw:path draw:style-name="gr29" draw:text-style-name="P15" draw:layer="layout" svg:width="0.251cm" svg:height="0.251cm" svg:x="5.303cm" svg:y="7.873cm" svg:viewBox="0 0 252 252" svg:d="M0 125c0-69 56-125 126-125 69 0 126 56 126 125 0 70-57 127-126 127-70 0-126-57-126-127z">
          <text:p/>
        </draw:path>
        <draw:path draw:style-name="gr30" draw:text-style-name="P2" draw:layer="layout" svg:width="0.251cm" svg:height="0.251cm" svg:x="5.303cm" svg:y="7.873cm" svg:viewBox="0 0 252 252" svg:d="M0 125c0-69 56-125 126-125 69 0 126 56 126 125 0 70-57 127-126 127-70 0-126-57-126-127z">
          <text:p/>
        </draw:path>
        <draw:path draw:style-name="gr65" draw:text-style-name="P33" draw:layer="layout" svg:width="0.251cm" svg:height="0.251cm" svg:x="5.342cm" svg:y="9.133cm" svg:viewBox="0 0 252 252" svg:d="M0 126c0-70 58-126 127-126s125 56 125 126c0 69-56 126-125 126s-127-57-127-126z">
          <text:p/>
        </draw:path>
        <draw:path draw:style-name="gr66" draw:text-style-name="P2" draw:layer="layout" svg:width="0.251cm" svg:height="0.251cm" svg:x="5.342cm" svg:y="9.133cm" svg:viewBox="0 0 252 252" svg:d="M0 126c0-70 58-126 127-126s125 56 125 126c0 69-56 126-125 126s-127-57-127-126z">
          <text:p/>
        </draw:path>
        <draw:path draw:style-name="gr67" draw:text-style-name="P34" draw:layer="layout" svg:width="0.251cm" svg:height="0.251cm" svg:x="5.56cm" svg:y="7.107cm" svg:viewBox="0 0 252 252" svg:d="M0 125c0-69 57-125 127-125 69 0 125 56 125 125 0 70-56 127-125 127-70 0-127-57-127-127z">
          <text:p/>
        </draw:path>
        <draw:path draw:style-name="gr68" draw:text-style-name="P2" draw:layer="layout" svg:width="0.251cm" svg:height="0.251cm" svg:x="5.56cm" svg:y="7.107cm" svg:viewBox="0 0 252 252" svg:d="M0 125c0-69 57-125 127-125 69 0 125 56 125 125 0 70-56 127-125 127-70 0-127-57-127-127z">
          <text:p/>
        </draw:path>
        <draw:path draw:style-name="gr67" draw:text-style-name="P34" draw:layer="layout" svg:width="0.251cm" svg:height="0.25cm" svg:x="5.56cm" svg:y="7.349cm" svg:viewBox="0 0 252 251" svg:d="M0 125c0-69 57-125 127-125 69 0 125 56 125 125 0 70-56 126-125 126-70 0-127-56-127-126z">
          <text:p/>
        </draw:path>
        <draw:path draw:style-name="gr68" draw:text-style-name="P2" draw:layer="layout" svg:width="0.251cm" svg:height="0.25cm" svg:x="5.56cm" svg:y="7.349cm" svg:viewBox="0 0 252 251" svg:d="M0 125c0-69 57-125 127-125 69 0 125 56 125 125 0 70-56 126-125 126-70 0-127-56-127-126z">
          <text:p/>
        </draw:path>
        <draw:path draw:style-name="gr67" draw:text-style-name="P34" draw:layer="layout" svg:width="0.251cm" svg:height="0.251cm" svg:x="5.56cm" svg:y="7.173cm" svg:viewBox="0 0 252 252" svg:d="M0 127c0-70 57-127 127-127 69 0 125 57 125 127 0 69-56 125-125 125-70 0-127-56-127-125z">
          <text:p/>
        </draw:path>
        <draw:path draw:style-name="gr68" draw:text-style-name="P2" draw:layer="layout" svg:width="0.251cm" svg:height="0.251cm" svg:x="5.56cm" svg:y="7.173cm" svg:viewBox="0 0 252 252" svg:d="M0 127c0-70 57-127 127-127 69 0 125 57 125 127 0 69-56 125-125 125-70 0-127-56-127-125z">
          <text:p/>
        </draw:path>
        <draw:path draw:style-name="gr41" draw:text-style-name="P21" draw:layer="layout" svg:width="0.251cm" svg:height="0.251cm" svg:x="4.749cm" svg:y="8.402cm" svg:viewBox="0 0 252 252" svg:d="M0 126c0-70 57-126 126-126 70 0 126 56 126 126 0 69-56 126-126 126-69 0-126-57-126-126z">
          <text:p/>
        </draw:path>
        <draw:path draw:style-name="gr42" draw:text-style-name="P2" draw:layer="layout" svg:width="0.251cm" svg:height="0.251cm" svg:x="4.749cm" svg:y="8.402cm" svg:viewBox="0 0 252 252" svg:d="M0 126c0-70 57-126 126-126 70 0 126 56 126 126 0 69-56 126-126 126-69 0-126-57-126-126z">
          <text:p/>
        </draw:path>
        <draw:path draw:style-name="gr67" draw:text-style-name="P34" draw:layer="layout" svg:width="0.251cm" svg:height="0.251cm" svg:x="5.56cm" svg:y="7.22cm" svg:viewBox="0 0 252 252" svg:d="M0 127c0-69 57-127 127-127 69 0 125 58 125 127s-56 125-125 125c-70 0-127-56-127-125z">
          <text:p/>
        </draw:path>
        <draw:path draw:style-name="gr68" draw:text-style-name="P2" draw:layer="layout" svg:width="0.251cm" svg:height="0.251cm" svg:x="5.56cm" svg:y="7.22cm" svg:viewBox="0 0 252 252" svg:d="M0 127c0-69 57-127 127-127 69 0 125 58 125 127s-56 125-125 125c-70 0-127-56-127-125z">
          <text:p/>
        </draw:path>
        <draw:path draw:style-name="gr117" draw:text-style-name="P59" draw:layer="layout" svg:width="0.251cm" svg:height="0.251cm" svg:x="2.155cm" svg:y="6.655cm" svg:viewBox="0 0 252 252" svg:d="M0 126c0-70 56-126 125-126s127 56 127 126c0 69-58 126-127 126s-125-57-125-126z">
          <text:p/>
        </draw:path>
        <draw:path draw:style-name="gr118" draw:text-style-name="P2" draw:layer="layout" svg:width="0.251cm" svg:height="0.251cm" svg:x="2.155cm" svg:y="6.655cm" svg:viewBox="0 0 252 252" svg:d="M0 126c0-70 56-126 125-126s127 56 127 126c0 69-58 126-127 126s-125-57-125-126z">
          <text:p/>
        </draw:path>
        <draw:path draw:style-name="gr119" draw:text-style-name="P60" draw:layer="layout" svg:width="0.251cm" svg:height="0.251cm" svg:x="4.53cm" svg:y="9.11cm" svg:viewBox="0 0 252 252" svg:d="M0 126c0-70 57-126 126-126 70 0 126 56 126 126 0 69-56 126-126 126-69 0-126-57-126-126z">
          <text:p/>
        </draw:path>
        <draw:path draw:style-name="gr120" draw:text-style-name="P2" draw:layer="layout" svg:width="0.251cm" svg:height="0.251cm" svg:x="4.53cm" svg:y="9.11cm" svg:viewBox="0 0 252 252" svg:d="M0 126c0-70 57-126 126-126 70 0 126 56 126 126 0 69-56 126-126 126-69 0-126-57-126-126z">
          <text:p/>
        </draw:path>
        <draw:path draw:style-name="gr93" draw:text-style-name="P47" draw:layer="layout" svg:width="0.25cm" svg:height="0.251cm" svg:x="4.144cm" svg:y="8.285cm" svg:viewBox="0 0 251 252" svg:d="M0 125c0-68 56-125 125-125s126 57 126 125c0 70-57 127-126 127s-125-57-125-127z">
          <text:p/>
        </draw:path>
        <draw:path draw:style-name="gr94" draw:text-style-name="P2" draw:layer="layout" svg:width="0.25cm" svg:height="0.251cm" svg:x="4.144cm" svg:y="8.285cm" svg:viewBox="0 0 251 252" svg:d="M0 125c0-68 56-125 125-125s126 57 126 125c0 70-57 127-126 127s-125-57-125-127z">
          <text:p/>
        </draw:path>
        <draw:path draw:style-name="gr93" draw:text-style-name="P47" draw:layer="layout" svg:width="0.25cm" svg:height="0.251cm" svg:x="4.144cm" svg:y="8.235cm" svg:viewBox="0 0 251 252" svg:d="M0 126c0-69 56-126 125-126s126 57 126 126-57 126-126 126-125-57-125-126z">
          <text:p/>
        </draw:path>
        <draw:path draw:style-name="gr94" draw:text-style-name="P2" draw:layer="layout" svg:width="0.25cm" svg:height="0.251cm" svg:x="4.144cm" svg:y="8.235cm" svg:viewBox="0 0 251 252" svg:d="M0 126c0-69 56-126 125-126s126 57 126 126-57 126-126 126-125-57-125-126z">
          <text:p/>
        </draw:path>
        <draw:path draw:style-name="gr19" draw:text-style-name="P10" draw:layer="layout" svg:width="0.251cm" svg:height="0.25cm" svg:x="5.818cm" svg:y="6.727cm" svg:viewBox="0 0 252 251" svg:d="M0 126c0-69 56-126 126-126 69 0 126 57 126 126s-57 125-126 125c-70 0-126-56-126-125z">
          <text:p/>
        </draw:path>
        <draw:path draw:style-name="gr20" draw:text-style-name="P2" draw:layer="layout" svg:width="0.251cm" svg:height="0.25cm" svg:x="5.818cm" svg:y="6.727cm" svg:viewBox="0 0 252 251" svg:d="M0 126c0-69 56-126 126-126 69 0 126 57 126 126s-57 125-126 125c-70 0-126-56-126-125z">
          <text:p/>
        </draw:path>
        <draw:path draw:style-name="gr93" draw:text-style-name="P47" draw:layer="layout" svg:width="0.25cm" svg:height="0.251cm" svg:x="4.144cm" svg:y="8.687cm" svg:viewBox="0 0 251 252" svg:d="M0 127c0-70 56-127 125-127s126 57 126 127c0 69-57 125-126 125s-125-56-125-125z">
          <text:p/>
        </draw:path>
        <draw:path draw:style-name="gr94" draw:text-style-name="P2" draw:layer="layout" svg:width="0.25cm" svg:height="0.251cm" svg:x="4.144cm" svg:y="8.687cm" svg:viewBox="0 0 251 252" svg:d="M0 127c0-70 56-127 125-127s126 57 126 127c0 69-57 125-126 125s-125-56-125-125z">
          <text:p/>
        </draw:path>
        <draw:path draw:style-name="gr113" draw:text-style-name="P57" draw:layer="layout" svg:width="0.251cm" svg:height="0.251cm" svg:x="1.697cm" svg:y="7.36cm" svg:viewBox="0 0 252 252" svg:d="M0 125c0-68 57-125 125-125 70 0 127 57 127 125 0 71-57 127-127 127-68 0-125-56-125-127z">
          <text:p/>
        </draw:path>
        <draw:path draw:style-name="gr114" draw:text-style-name="P2" draw:layer="layout" svg:width="0.251cm" svg:height="0.251cm" svg:x="1.697cm" svg:y="7.36cm" svg:viewBox="0 0 252 252" svg:d="M0 125c0-68 57-125 125-125 70 0 127 57 127 125 0 71-57 127-127 127-68 0-125-56-125-127z">
          <text:p/>
        </draw:path>
        <draw:path draw:style-name="gr93" draw:text-style-name="P47" draw:layer="layout" svg:width="0.25cm" svg:height="0.25cm" svg:x="4.144cm" svg:y="8.589cm" svg:viewBox="0 0 251 251" svg:d="M0 125c0-69 56-125 125-125s126 56 126 125c0 70-57 126-126 126s-125-56-125-126z">
          <text:p/>
        </draw:path>
        <draw:path draw:style-name="gr94" draw:text-style-name="P2" draw:layer="layout" svg:width="0.25cm" svg:height="0.25cm" svg:x="4.144cm" svg:y="8.589cm" svg:viewBox="0 0 251 251" svg:d="M0 125c0-69 56-125 125-125s126 56 126 125c0 70-57 126-126 126s-125-56-125-126z">
          <text:p/>
        </draw:path>
        <draw:path draw:style-name="gr119" draw:text-style-name="P60" draw:layer="layout" svg:width="0.251cm" svg:height="0.251cm" svg:x="4.53cm" svg:y="9.082cm" svg:viewBox="0 0 252 252" svg:d="M0 125c0-69 57-125 126-125 70 0 126 56 126 125 0 70-56 127-126 127-69 0-126-57-126-127z">
          <text:p/>
        </draw:path>
        <draw:path draw:style-name="gr120" draw:text-style-name="P2" draw:layer="layout" svg:width="0.251cm" svg:height="0.251cm" svg:x="4.53cm" svg:y="9.082cm" svg:viewBox="0 0 252 252" svg:d="M0 125c0-69 57-125 126-125 70 0 126 56 126 125 0 70-56 127-126 127-69 0-126-57-126-127z">
          <text:p/>
        </draw:path>
        <draw:path draw:style-name="gr123" draw:text-style-name="P62" draw:layer="layout" svg:width="0.251cm" svg:height="0.251cm" svg:x="4.391cm" svg:y="9.046cm" svg:viewBox="0 0 252 252" svg:d="M0 125c0-69 57-125 126-125s126 56 126 125-57 127-126 127-126-58-126-127z">
          <text:p/>
        </draw:path>
        <draw:path draw:style-name="gr124" draw:text-style-name="P2" draw:layer="layout" svg:width="0.251cm" svg:height="0.251cm" svg:x="4.391cm" svg:y="9.046cm" svg:viewBox="0 0 252 252" svg:d="M0 125c0-69 57-125 126-125s126 56 126 125-57 127-126 127-126-58-126-127z">
          <text:p/>
        </draw:path>
        <draw:path draw:style-name="gr123" draw:text-style-name="P62" draw:layer="layout" svg:width="0.251cm" svg:height="0.251cm" svg:x="4.391cm" svg:y="9.018cm" svg:viewBox="0 0 252 252" svg:d="M0 126c0-69 57-126 126-126s126 57 126 126-57 126-126 126-126-57-126-126z">
          <text:p/>
        </draw:path>
        <draw:path draw:style-name="gr124" draw:text-style-name="P2" draw:layer="layout" svg:width="0.251cm" svg:height="0.251cm" svg:x="4.391cm" svg:y="9.018cm" svg:viewBox="0 0 252 252" svg:d="M0 126c0-69 57-126 126-126s126 57 126 126-57 126-126 126-126-57-126-126z">
          <text:p/>
        </draw:path>
        <draw:path draw:style-name="gr123" draw:text-style-name="P62" draw:layer="layout" svg:width="0.251cm" svg:height="0.251cm" svg:x="4.391cm" svg:y="9.034cm" svg:viewBox="0 0 252 252" svg:d="M0 126c0-69 57-126 126-126s126 57 126 126-57 126-126 126-126-57-126-126z">
          <text:p/>
        </draw:path>
        <draw:path draw:style-name="gr124" draw:text-style-name="P2" draw:layer="layout" svg:width="0.251cm" svg:height="0.251cm" svg:x="4.391cm" svg:y="9.034cm" svg:viewBox="0 0 252 252" svg:d="M0 126c0-69 57-126 126-126s126 57 126 126-57 126-126 126-126-57-126-126z">
          <text:p/>
        </draw:path>
        <draw:path draw:style-name="gr125" draw:text-style-name="P63" draw:layer="layout" svg:width="0.251cm" svg:height="0.251cm" svg:x="1.849cm" svg:y="7.067cm" svg:viewBox="0 0 252 252" svg:d="M0 125c0-69 58-125 127-125s125 56 125 125c0 70-56 127-125 127s-127-57-127-127z">
          <text:p/>
        </draw:path>
        <draw:path draw:style-name="gr126" draw:text-style-name="P2" draw:layer="layout" svg:width="0.251cm" svg:height="0.251cm" svg:x="1.849cm" svg:y="7.067cm" svg:viewBox="0 0 252 252" svg:d="M0 125c0-69 58-125 127-125s125 56 125 125c0 70-56 127-125 127s-127-57-127-127z">
          <text:p/>
        </draw:path>
        <draw:path draw:style-name="gr115" draw:text-style-name="P58" draw:layer="layout" svg:width="0.251cm" svg:height="0.251cm" svg:x="3.986cm" svg:y="7.005cm" svg:viewBox="0 0 252 252" svg:d="M0 126c0-69 57-126 126-126 70 0 126 57 126 126s-56 126-126 126c-69 0-126-57-126-126z">
          <text:p/>
        </draw:path>
        <draw:path draw:style-name="gr116" draw:text-style-name="P2" draw:layer="layout" svg:width="0.251cm" svg:height="0.251cm" svg:x="3.986cm" svg:y="7.005cm" svg:viewBox="0 0 252 252" svg:d="M0 126c0-69 57-126 126-126 70 0 126 57 126 126s-56 126-126 126c-69 0-126-57-126-126z">
          <text:p/>
        </draw:path>
        <draw:path draw:style-name="gr125" draw:text-style-name="P63" draw:layer="layout" svg:width="0.251cm" svg:height="0.251cm" svg:x="1.849cm" svg:y="7.177cm" svg:viewBox="0 0 252 252" svg:d="M0 127c0-70 58-127 127-127s125 57 125 127c0 69-56 125-125 125s-127-56-127-125z">
          <text:p/>
        </draw:path>
        <draw:path draw:style-name="gr126" draw:text-style-name="P2" draw:layer="layout" svg:width="0.251cm" svg:height="0.251cm" svg:x="1.849cm" svg:y="7.177cm" svg:viewBox="0 0 252 252" svg:d="M0 127c0-70 58-127 127-127s125 57 125 127c0 69-56 125-125 125s-127-56-127-125z">
          <text:p/>
        </draw:path>
        <draw:path draw:style-name="gr125" draw:text-style-name="P63" draw:layer="layout" svg:width="0.251cm" svg:height="0.25cm" svg:x="1.849cm" svg:y="7.487cm" svg:viewBox="0 0 252 251" svg:d="M0 126c0-69 58-126 127-126s125 57 125 126-56 125-125 125-127-56-127-125z">
          <text:p/>
        </draw:path>
        <draw:path draw:style-name="gr126" draw:text-style-name="P2" draw:layer="layout" svg:width="0.251cm" svg:height="0.25cm" svg:x="1.849cm" svg:y="7.487cm" svg:viewBox="0 0 252 251" svg:d="M0 126c0-69 58-126 127-126s125 57 125 126-56 125-125 125-127-56-127-125z">
          <text:p/>
        </draw:path>
        <draw:path draw:style-name="gr103" draw:text-style-name="P52" draw:layer="layout" svg:width="0.251cm" svg:height="0.25cm" svg:x="4.444cm" svg:y="7.826cm" svg:viewBox="0 0 252 251" svg:d="M0 125c0-69 57-125 126-125 70 0 126 56 126 125 0 70-56 126-126 126-69 0-126-56-126-126z">
          <text:p/>
        </draw:path>
        <draw:path draw:style-name="gr104" draw:text-style-name="P2" draw:layer="layout" svg:width="0.251cm" svg:height="0.25cm" svg:x="4.444cm" svg:y="7.826cm" svg:viewBox="0 0 252 251" svg:d="M0 125c0-69 57-125 126-125 70 0 126 56 126 125 0 70-56 126-126 126-69 0-126-56-126-126z">
          <text:p/>
        </draw:path>
        <draw:path draw:style-name="gr125" draw:text-style-name="P63" draw:layer="layout" svg:width="0.251cm" svg:height="0.251cm" svg:x="1.849cm" svg:y="7.391cm" svg:viewBox="0 0 252 252" svg:d="M0 126c0-69 58-126 127-126s125 57 125 126c0 70-56 126-125 126s-127-56-127-126z">
          <text:p/>
        </draw:path>
        <draw:path draw:style-name="gr126" draw:text-style-name="P2" draw:layer="layout" svg:width="0.251cm" svg:height="0.251cm" svg:x="1.849cm" svg:y="7.391cm" svg:viewBox="0 0 252 252" svg:d="M0 126c0-69 58-126 127-126s125 57 125 126c0 70-56 126-125 126s-127-56-127-126z">
          <text:p/>
        </draw:path>
        <draw:path draw:style-name="gr113" draw:text-style-name="P57" draw:layer="layout" svg:width="0.251cm" svg:height="0.251cm" svg:x="1.697cm" svg:y="6.203cm" svg:viewBox="0 0 252 252" svg:d="M0 127c0-69 57-127 125-127 70 0 127 58 127 127 0 68-57 125-127 125-68 0-125-57-125-125z">
          <text:p/>
        </draw:path>
        <draw:path draw:style-name="gr114" draw:text-style-name="P2" draw:layer="layout" svg:width="0.251cm" svg:height="0.251cm" svg:x="1.697cm" svg:y="6.203cm" svg:viewBox="0 0 252 252" svg:d="M0 127c0-69 57-127 125-127 70 0 127 58 127 127 0 68-57 125-127 125-68 0-125-57-125-125z">
          <text:p/>
        </draw:path>
        <draw:path draw:style-name="gr113" draw:text-style-name="P57" draw:layer="layout" svg:width="0.251cm" svg:height="0.251cm" svg:x="1.697cm" svg:y="6.355cm" svg:viewBox="0 0 252 252" svg:d="M0 125c0-69 57-125 125-125 70 0 127 56 127 125 0 70-57 127-127 127-68 0-125-57-125-127z">
          <text:p/>
        </draw:path>
        <draw:path draw:style-name="gr114" draw:text-style-name="P2" draw:layer="layout" svg:width="0.251cm" svg:height="0.251cm" svg:x="1.697cm" svg:y="6.355cm" svg:viewBox="0 0 252 252" svg:d="M0 125c0-69 57-125 125-125 70 0 127 56 127 125 0 70-57 127-127 127-68 0-125-57-125-127z">
          <text:p/>
        </draw:path>
        <draw:path draw:style-name="gr55" draw:text-style-name="P28" draw:layer="layout" svg:width="0.251cm" svg:height="0.251cm" svg:x="3.757cm" svg:y="8.744cm" svg:viewBox="0 0 252 252" svg:d="M0 126c0-68 57-126 127-126 69 0 125 58 125 126 0 70-56 126-125 126-70 0-127-56-127-126z">
          <text:p/>
        </draw:path>
        <draw:path draw:style-name="gr56" draw:text-style-name="P2" draw:layer="layout" svg:width="0.251cm" svg:height="0.251cm" svg:x="3.757cm" svg:y="8.744cm" svg:viewBox="0 0 252 252" svg:d="M0 126c0-68 57-126 127-126 69 0 125 58 125 126 0 70-56 126-125 126-70 0-127-56-127-126z">
          <text:p/>
        </draw:path>
        <draw:path draw:style-name="gr113" draw:text-style-name="P57" draw:layer="layout" svg:width="0.251cm" svg:height="0.25cm" svg:x="1.697cm" svg:y="6.346cm" svg:viewBox="0 0 252 251" svg:d="M0 125c0-69 57-125 125-125 70 0 127 56 127 125 0 70-57 126-127 126-68 0-125-56-125-126z">
          <text:p/>
        </draw:path>
        <draw:path draw:style-name="gr114" draw:text-style-name="P2" draw:layer="layout" svg:width="0.251cm" svg:height="0.25cm" svg:x="1.697cm" svg:y="6.346cm" svg:viewBox="0 0 252 251" svg:d="M0 125c0-69 57-125 125-125 70 0 127 56 127 125 0 70-57 126-127 126-68 0-125-56-125-126z">
          <text:p/>
        </draw:path>
        <draw:path draw:style-name="gr113" draw:text-style-name="P57" draw:layer="layout" svg:width="0.251cm" svg:height="0.251cm" svg:x="1.697cm" svg:y="6.386cm" svg:viewBox="0 0 252 252" svg:d="M0 126c0-69 57-126 125-126 70 0 127 57 127 126 0 70-57 126-127 126-68 0-125-56-125-126z">
          <text:p/>
        </draw:path>
        <draw:path draw:style-name="gr114" draw:text-style-name="P2" draw:layer="layout" svg:width="0.251cm" svg:height="0.251cm" svg:x="1.697cm" svg:y="6.386cm" svg:viewBox="0 0 252 252" svg:d="M0 126c0-69 57-126 125-126 70 0 127 57 127 126 0 70-57 126-127 126-68 0-125-56-125-126z">
          <text:p/>
        </draw:path>
        <draw:path draw:style-name="gr41" draw:text-style-name="P21" draw:layer="layout" svg:width="0.251cm" svg:height="0.251cm" svg:x="4.749cm" svg:y="8.241cm" svg:viewBox="0 0 252 252" svg:d="M0 126c0-68 57-126 126-126 70 0 126 58 126 126 0 69-56 126-126 126-69 0-126-57-126-126z">
          <text:p/>
        </draw:path>
        <draw:path draw:style-name="gr42" draw:text-style-name="P2" draw:layer="layout" svg:width="0.251cm" svg:height="0.251cm" svg:x="4.749cm" svg:y="8.241cm" svg:viewBox="0 0 252 252" svg:d="M0 126c0-68 57-126 126-126 70 0 126 58 126 126 0 69-56 126-126 126-69 0-126-57-126-126z">
          <text:p/>
        </draw:path>
        <draw:path draw:style-name="gr127" draw:text-style-name="P64" draw:layer="layout" svg:width="0.251cm" svg:height="0.251cm" svg:x="2.613cm" svg:y="6.99cm" svg:viewBox="0 0 252 252" svg:d="M0 126c0-68 57-126 126-126s126 58 126 126c0 70-57 126-126 126s-126-56-126-126z">
          <text:p/>
        </draw:path>
        <draw:path draw:style-name="gr128" draw:text-style-name="P2" draw:layer="layout" svg:width="0.251cm" svg:height="0.251cm" svg:x="2.613cm" svg:y="6.99cm" svg:viewBox="0 0 252 252" svg:d="M0 126c0-68 57-126 126-126s126 58 126 126c0 70-57 126-126 126s-126-56-126-126z">
          <text:p/>
        </draw:path>
        <draw:path draw:style-name="gr127" draw:text-style-name="P64" draw:layer="layout" svg:width="0.251cm" svg:height="0.25cm" svg:x="2.613cm" svg:y="7.241cm" svg:viewBox="0 0 252 251" svg:d="M0 126c0-69 57-126 126-126s126 57 126 126-57 125-126 125-126-56-126-125z">
          <text:p/>
        </draw:path>
        <draw:path draw:style-name="gr128" draw:text-style-name="P2" draw:layer="layout" svg:width="0.251cm" svg:height="0.25cm" svg:x="2.613cm" svg:y="7.241cm" svg:viewBox="0 0 252 251" svg:d="M0 126c0-69 57-126 126-126s126 57 126 126-57 125-126 125-126-56-126-125z">
          <text:p/>
        </draw:path>
        <draw:path draw:style-name="gr127" draw:text-style-name="P64" draw:layer="layout" svg:width="0.251cm" svg:height="0.251cm" svg:x="2.613cm" svg:y="6.976cm" svg:viewBox="0 0 252 252" svg:d="M0 126c0-69 57-126 126-126s126 57 126 126-57 126-126 126-126-57-126-126z">
          <text:p/>
        </draw:path>
        <draw:path draw:style-name="gr128" draw:text-style-name="P2" draw:layer="layout" svg:width="0.251cm" svg:height="0.251cm" svg:x="2.613cm" svg:y="6.976cm" svg:viewBox="0 0 252 252" svg:d="M0 126c0-69 57-126 126-126s126 57 126 126-57 126-126 126-126-57-126-126z">
          <text:p/>
        </draw:path>
        <draw:path draw:style-name="gr127" draw:text-style-name="P64" draw:layer="layout" svg:width="0.251cm" svg:height="0.251cm" svg:x="2.613cm" svg:y="6.902cm" svg:viewBox="0 0 252 252" svg:d="M0 127c0-70 57-127 126-127s126 57 126 127c0 69-57 125-126 125s-126-56-126-125z">
          <text:p/>
        </draw:path>
        <draw:path draw:style-name="gr128" draw:text-style-name="P2" draw:layer="layout" svg:width="0.251cm" svg:height="0.251cm" svg:x="2.613cm" svg:y="6.902cm" svg:viewBox="0 0 252 252" svg:d="M0 127c0-70 57-127 126-127s126 57 126 127c0 69-57 125-126 125s-126-56-126-125z">
          <text:p/>
        </draw:path>
        <draw:path draw:style-name="gr127" draw:text-style-name="P64" draw:layer="layout" svg:width="0.251cm" svg:height="0.251cm" svg:x="2.613cm" svg:y="7.381cm" svg:viewBox="0 0 252 252" svg:d="M0 125c0-69 57-125 126-125s126 56 126 125c0 70-57 127-126 127s-126-57-126-127z">
          <text:p/>
        </draw:path>
        <draw:path draw:style-name="gr128" draw:text-style-name="P2" draw:layer="layout" svg:width="0.251cm" svg:height="0.251cm" svg:x="2.613cm" svg:y="7.381cm" svg:viewBox="0 0 252 252" svg:d="M0 125c0-69 57-125 126-125s126 56 126 125c0 70-57 127-126 127s-126-57-126-127z">
          <text:p/>
        </draw:path>
        <draw:path draw:style-name="gr117" draw:text-style-name="P59" draw:layer="layout" svg:width="0.251cm" svg:height="0.251cm" svg:x="2.155cm" svg:y="7.045cm" svg:viewBox="0 0 252 252" svg:d="M0 125c0-68 56-125 125-125s127 57 127 125c0 70-58 127-127 127s-125-57-125-127z">
          <text:p/>
        </draw:path>
        <draw:path draw:style-name="gr118" draw:text-style-name="P2" draw:layer="layout" svg:width="0.251cm" svg:height="0.251cm" svg:x="2.155cm" svg:y="7.045cm" svg:viewBox="0 0 252 252" svg:d="M0 125c0-68 56-125 125-125s127 57 127 125c0 70-58 127-127 127s-125-57-125-127z">
          <text:p/>
        </draw:path>
        <draw:path draw:style-name="gr41" draw:text-style-name="P21" draw:layer="layout" svg:width="0.251cm" svg:height="0.251cm" svg:x="4.749cm" svg:y="8.459cm" svg:viewBox="0 0 252 252" svg:d="M0 127c0-69 57-127 126-127 70 0 126 58 126 127 0 68-56 125-126 125-69 0-126-57-126-125z">
          <text:p/>
        </draw:path>
        <draw:path draw:style-name="gr42" draw:text-style-name="P2" draw:layer="layout" svg:width="0.251cm" svg:height="0.251cm" svg:x="4.749cm" svg:y="8.459cm" svg:viewBox="0 0 252 252" svg:d="M0 127c0-69 57-127 126-127 70 0 126 58 126 127 0 68-56 125-126 125-69 0-126-57-126-125z">
          <text:p/>
        </draw:path>
        <draw:path draw:style-name="gr101" draw:text-style-name="P51" draw:layer="layout" svg:width="0.251cm" svg:height="0.251cm" svg:x="2.765cm" svg:y="7.124cm" svg:viewBox="0 0 252 252" svg:d="M0 125c0-69 57-125 127-125 69 0 125 56 125 125 0 70-56 127-125 127-70 0-127-57-127-127z">
          <text:p/>
        </draw:path>
        <draw:path draw:style-name="gr102" draw:text-style-name="P2" draw:layer="layout" svg:width="0.251cm" svg:height="0.251cm" svg:x="2.765cm" svg:y="7.124cm" svg:viewBox="0 0 252 252" svg:d="M0 125c0-69 57-125 127-125 69 0 125 56 125 125 0 70-56 127-125 127-70 0-127-57-127-127z">
          <text:p/>
        </draw:path>
        <draw:path draw:style-name="gr101" draw:text-style-name="P51" draw:layer="layout" svg:width="0.251cm" svg:height="0.251cm" svg:x="2.765cm" svg:y="7.276cm" svg:viewBox="0 0 252 252" svg:d="M0 125c0-68 57-125 127-125 69 0 125 57 125 125 0 70-56 127-125 127-70 0-127-57-127-127z">
          <text:p/>
        </draw:path>
        <draw:path draw:style-name="gr102" draw:text-style-name="P2" draw:layer="layout" svg:width="0.251cm" svg:height="0.251cm" svg:x="2.765cm" svg:y="7.276cm" svg:viewBox="0 0 252 252" svg:d="M0 125c0-68 57-125 127-125 69 0 125 57 125 125 0 70-56 127-125 127-70 0-127-57-127-127z">
          <text:p/>
        </draw:path>
        <draw:path draw:style-name="gr101" draw:text-style-name="P51" draw:layer="layout" svg:width="0.251cm" svg:height="0.251cm" svg:x="2.765cm" svg:y="7.252cm" svg:viewBox="0 0 252 252" svg:d="M0 126c0-69 57-126 127-126 69 0 125 57 125 126s-56 126-125 126c-70 0-127-57-127-126z">
          <text:p/>
        </draw:path>
        <draw:path draw:style-name="gr102" draw:text-style-name="P2" draw:layer="layout" svg:width="0.251cm" svg:height="0.251cm" svg:x="2.765cm" svg:y="7.252cm" svg:viewBox="0 0 252 252" svg:d="M0 126c0-69 57-126 127-126 69 0 125 57 125 126s-56 126-125 126c-70 0-127-57-127-126z">
          <text:p/>
        </draw:path>
        <draw:path draw:style-name="gr101" draw:text-style-name="P51" draw:layer="layout" svg:width="0.251cm" svg:height="0.25cm" svg:x="2.765cm" svg:y="7.368cm" svg:viewBox="0 0 252 251" svg:d="M0 125c0-69 57-125 127-125 69 0 125 56 125 125 0 70-56 126-125 126-70 0-127-56-127-126z">
          <text:p/>
        </draw:path>
        <draw:path draw:style-name="gr102" draw:text-style-name="P2" draw:layer="layout" svg:width="0.251cm" svg:height="0.25cm" svg:x="2.765cm" svg:y="7.368cm" svg:viewBox="0 0 252 251" svg:d="M0 125c0-69 57-125 127-125 69 0 125 56 125 125 0 70-56 126-125 126-70 0-127-56-127-126z">
          <text:p/>
        </draw:path>
        <draw:path draw:style-name="gr129" draw:text-style-name="P65" draw:layer="layout" svg:width="0.25cm" svg:height="0.251cm" svg:x="3.629cm" svg:y="8.521cm" svg:viewBox="0 0 251 252" svg:d="M0 125c0-69 56-125 125-125s126 56 126 125-57 127-126 127-125-58-125-127z">
          <text:p/>
        </draw:path>
        <draw:path draw:style-name="gr130" draw:text-style-name="P2" draw:layer="layout" svg:width="0.25cm" svg:height="0.251cm" svg:x="3.629cm" svg:y="8.521cm" svg:viewBox="0 0 251 252" svg:d="M0 125c0-69 56-125 125-125s126 56 126 125-57 127-126 127-125-58-125-127z">
          <text:p/>
        </draw:path>
        <draw:path draw:style-name="gr129" draw:text-style-name="P65" draw:layer="layout" svg:width="0.25cm" svg:height="0.251cm" svg:x="3.629cm" svg:y="8.518cm" svg:viewBox="0 0 251 252" svg:d="M0 125c0-69 56-125 125-125s126 56 126 125-57 127-126 127-125-58-125-127z">
          <text:p/>
        </draw:path>
        <draw:path draw:style-name="gr130" draw:text-style-name="P2" draw:layer="layout" svg:width="0.25cm" svg:height="0.251cm" svg:x="3.629cm" svg:y="8.518cm" svg:viewBox="0 0 251 252" svg:d="M0 125c0-69 56-125 125-125s126 56 126 125-57 127-126 127-125-58-125-127z">
          <text:p/>
        </draw:path>
        <draw:polygon draw:style-name="gr131" draw:text-style-name="P66" draw:layer="layout" svg:width="4.121cm" svg:height="2.702cm" svg:x="1.822cm" svg:y="6.292cm" svg:viewBox="0 0 4122 2703" draw:points="0,0 53,95 105,188 157,278 209,365 262,449 314,530 366,607 419,682 471,754 523,823 575,888 627,951 679,1011 732,1069 784,1124 836,1177 888,1228 940,1277 993,1325 1044,1373 1097,1420 1149,1466 1201,1511 1253,1555 1306,1598 1358,1639 1410,1679 1462,1717 1514,1754 1566,1789 1618,1822 1671,1854 1723,1883 1775,1908 1827,1928 1879,1943 1931,1955 1984,1964 2036,1971 2088,1978 2140,1987 2192,2000 2244,2015 2296,2028 2349,2038 2401,2045 2453,2051 2505,2057 2558,2067 2609,2086 2662,2121 2714,2167 2766,2216 2818,2262 2870,2301 2923,2329 2975,2343 3027,2355 3079,2365 3131,2372 3183,2374 3236,2369 3288,2355 3340,2333 3392,2303 3444,2268 3496,2227 3548,2180 3601,2125 3653,2061 3705,1987 3757,1904 3809,1810 3861,1706 3914,1592 3966,1468 4018,1335 4070,1192 4122,1040 4122,1725 4070,1809 4018,1889 3966,1966 3914,2041 3861,2113 3809,2183 3757,2251 3705,2316 3653,2378 3601,2435 3548,2487 3496,2534 3444,2577 3392,2616 3340,2650 3288,2676 3236,2692 3183,2700 3131,2703 3079,2702 3027,2696 2975,2688 2923,2673 2870,2639 2818,2595 2766,2548 2714,2503 2662,2464 2609,2434 2558,2416 2505,2402 2453,2390 2401,2382 2349,2377 2296,2372 2244,2365 2192,2353 2140,2338 2088,2325 2036,2316 1984,2307 1931,2300 1879,2293 1827,2284 1775,2271 1723,2253 1671,2227 1618,2196 1566,2163 1514,2128 1462,2092 1410,2054 1358,2014 1306,1974 1253,1932 1201,1888 1149,1844 1097,1799 1044,1752 993,1704 940,1656 888,1606 836,1556 784,1505 732,1454 679,1403 627,1351 575,1301 523,1251 471,1201 419,1152 366,1104 314,1057 262,1010 209,964 157,919 105,874 53,830 0,787">
          <text:p/>
        </draw:polygon>
        <draw:polyline draw:style-name="gr132" draw:text-style-name="P2" draw:layer="layout" svg:width="4.121cm" svg:height="2.144cm" svg:x="1.822cm" svg:y="6.685cm" svg:viewBox="0 0 4122 2145" draw:points="0,0 53,69 105,138 157,205 209,271 262,335 314,399 366,462 419,523 471,583 523,643 575,702 627,758 679,814 732,868 784,921 836,973 888,1024 940,1073 993,1122 1044,1169 1097,1216 1149,1262 1201,1307 1253,1350 1306,1393 1358,1434 1410,1473 1462,1512 1514,1548 1566,1583 1618,1616 1671,1647 1723,1675 1775,1696 1827,1713 1879,1725 1931,1735 1984,1742 2036,1750 2088,1759 2140,1769 2192,1783 2244,1797 2296,1807 2349,1814 2401,1821 2453,1828 2505,1836 2558,1848 2609,1867 2662,1900 2714,1942 2766,1989 2818,2036 2870,2077 2923,2108 2975,2123 3027,2132 3079,2140 3131,2145 3183,2144 3236,2137 3288,2123 3340,2099 3392,2066 3444,2029 3496,1988 3548,1941 3601,1887 3653,1826 3705,1759 3757,1684 3809,1604 3861,1517 3914,1423 3966,1324 4018,1219 4070,1107 4122,990">
          <text:p/>
        </draw:polyline>
        <draw:polygon draw:style-name="gr133" draw:text-style-name="P2" draw:layer="layout" svg:width="4.533cm" svg:height="4.718cm" svg:x="1.616cm" svg:y="5.544cm" svg:viewBox="0 0 4534 4719" draw:points="0,4719 4534,4719 4534,0 0,0">
          <text:p/>
        </draw:polygon>
        <draw:frame draw:style-name="gr134" draw:text-style-name="P72" draw:layer="layout" svg:width="0.688cm" svg:height="0.352cm" svg:x="0.74cm" svg:y="9.903cm">
          <draw:text-box>
            <text:p text:style-name="P67"><text:span text:style-name="T1">0.01</text:span></text:p>
          </draw:text-box>
        </draw:frame>
        <draw:frame draw:style-name="gr134" draw:text-style-name="P72" draw:layer="layout" svg:width="0.688cm" svg:height="0.352cm" svg:x="0.74cm" svg:y="8.831cm">
          <draw:text-box>
            <text:p text:style-name="P67"><text:span text:style-name="T1">0.02</text:span></text:p>
          </draw:text-box>
        </draw:frame>
        <draw:frame draw:style-name="gr134" draw:text-style-name="P72" draw:layer="layout" svg:width="0.688cm" svg:height="0.352cm" svg:x="0.74cm" svg:y="7.759cm">
          <draw:text-box>
            <text:p text:style-name="P67"><text:span text:style-name="T1">0.03</text:span></text:p>
          </draw:text-box>
        </draw:frame>
        <draw:frame draw:style-name="gr134" draw:text-style-name="P72" draw:layer="layout" svg:width="0.688cm" svg:height="0.352cm" svg:x="0.74cm" svg:y="6.687cm">
          <draw:text-box>
            <text:p text:style-name="P67"><text:span text:style-name="T1">0.04</text:span></text:p>
          </draw:text-box>
        </draw:frame>
        <draw:line draw:style-name="gr135" draw:text-style-name="P2" draw:layer="layout" svg:x1="1.511cm" svg:y1="10.048cm" svg:x2="1.616cm" svg:y2="10.048cm">
          <text:p/>
        </draw:line>
        <draw:line draw:style-name="gr135" draw:text-style-name="P2" draw:layer="layout" svg:x1="1.511cm" svg:y1="8.976cm" svg:x2="1.616cm" svg:y2="8.976cm">
          <text:p/>
        </draw:line>
        <draw:line draw:style-name="gr135" draw:text-style-name="P2" draw:layer="layout" svg:x1="1.511cm" svg:y1="7.903cm" svg:x2="1.616cm" svg:y2="7.903cm">
          <text:p/>
        </draw:line>
        <draw:line draw:style-name="gr135" draw:text-style-name="P2" draw:layer="layout" svg:x1="1.511cm" svg:y1="6.831cm" svg:x2="1.616cm" svg:y2="6.831cm">
          <text:p/>
        </draw:line>
        <draw:line draw:style-name="gr135" draw:text-style-name="P2" draw:layer="layout" svg:x1="1.511cm" svg:y1="5.759cm" svg:x2="1.616cm" svg:y2="5.759cm">
          <text:p/>
        </draw:line>
        <draw:line draw:style-name="gr135" draw:text-style-name="P2" draw:layer="layout" svg:x1="1.822cm" svg:y1="10.368cm" svg:x2="1.822cm" svg:y2="10.262cm">
          <text:p/>
        </draw:line>
        <draw:line draw:style-name="gr135" draw:text-style-name="P2" draw:layer="layout" svg:x1="2.852cm" svg:y1="10.368cm" svg:x2="2.852cm" svg:y2="10.262cm">
          <text:p/>
        </draw:line>
        <draw:line draw:style-name="gr135" draw:text-style-name="P2" draw:layer="layout" svg:x1="3.883cm" svg:y1="10.368cm" svg:x2="3.883cm" svg:y2="10.262cm">
          <text:p/>
        </draw:line>
        <draw:line draw:style-name="gr135" draw:text-style-name="P2" draw:layer="layout" svg:x1="4.913cm" svg:y1="10.368cm" svg:x2="4.913cm" svg:y2="10.262cm">
          <text:p/>
        </draw:line>
        <draw:line draw:style-name="gr135" draw:text-style-name="P2" draw:layer="layout" svg:x1="5.943cm" svg:y1="10.368cm" svg:x2="5.943cm" svg:y2="10.262cm">
          <text:p/>
        </draw:line>
        <draw:frame draw:style-name="gr134" draw:text-style-name="P72" draw:layer="layout" svg:width="0.688cm" svg:height="0.352cm" svg:x="0.74cm" svg:y="5.614cm">
          <draw:text-box>
            <text:p text:style-name="P67"><text:span text:style-name="T1">0.05</text:span></text:p>
          </draw:text-box>
        </draw:frame>
        <draw:frame draw:style-name="gr134" draw:text-style-name="P72" draw:layer="layout" svg:width="0.688cm" svg:height="0.352cm" draw:transform="rotate (-1.5707963267949) translate (1.968cm 10.452cm)">
          <draw:text-box>
            <text:p text:style-name="P67"><text:span text:style-name="T1">0.00</text:span></text:p>
          </draw:text-box>
        </draw:frame>
        <draw:frame draw:style-name="gr134" draw:text-style-name="P72" draw:layer="layout" svg:width="0.688cm" svg:height="0.352cm" draw:transform="rotate (-1.5707963267949) translate (2.998cm 10.452cm)">
          <draw:text-box>
            <text:p text:style-name="P67"><text:span text:style-name="T1">0.25</text:span></text:p>
          </draw:text-box>
        </draw:frame>
        <draw:frame draw:style-name="gr134" draw:text-style-name="P72" draw:layer="layout" svg:width="0.688cm" svg:height="0.352cm" draw:transform="rotate (-1.5707963267949) translate (4.028cm 10.452cm)">
          <draw:text-box>
            <text:p text:style-name="P67"><text:span text:style-name="T1">0.50</text:span></text:p>
          </draw:text-box>
        </draw:frame>
        <draw:frame draw:style-name="gr134" draw:text-style-name="P72" draw:layer="layout" svg:width="0.688cm" svg:height="0.352cm" draw:transform="rotate (-1.5707963267949) translate (5.058cm 10.452cm)">
          <draw:text-box>
            <text:p text:style-name="P67"><text:span text:style-name="T1">0.75</text:span></text:p>
          </draw:text-box>
        </draw:frame>
        <draw:frame draw:style-name="gr134" draw:text-style-name="P72" draw:layer="layout" svg:width="0.688cm" svg:height="0.352cm" draw:transform="rotate (-1.5707963267949) translate (6.089cm 10.452cm)">
          <draw:text-box>
            <text:p text:style-name="P67"><text:span text:style-name="T1">1.00</text:span></text:p>
          </draw:text-box>
        </draw:frame>
        <draw:frame draw:style-name="gr139" draw:text-style-name="P73" draw:layer="layout" svg:width="3.761cm" svg:height="0.424cm" svg:x="2.006cm" svg:y="11.258cm">
          <draw:text-box>
            <text:p text:style-name="P67"><text:span text:style-name="T2">Relative Depth (r.u.)</text:span></text:p>
          </draw:text-box>
        </draw:frame>
        <draw:polygon draw:style-name="gr1" draw:text-style-name="P1" draw:layer="layout" svg:width="5.214cm" svg:height="6.545cm" svg:x="6.36cm" svg:y="5.334cm" svg:viewBox="0 0 5215 6546" draw:points="0,6546 5215,6546 5215,0 0,0">
          <text:p/>
        </draw:polygon>
        <draw:polygon draw:style-name="gr2" draw:text-style-name="P1" draw:layer="layout" svg:width="4.686cm" svg:height="4.808cm" svg:x="6.677cm" svg:y="5.544cm" svg:viewBox="0 0 4687 4809" draw:points="0,4809 4687,4809 4687,0 0,0">
          <text:p/>
        </draw:polygon>
        <draw:line draw:style-name="gr3" draw:text-style-name="P2" draw:layer="layout" svg:x1="6.677cm" svg:y1="9.587cm" svg:x2="11.363cm" svg:y2="9.587cm">
          <text:p/>
        </draw:line>
        <draw:line draw:style-name="gr3" draw:text-style-name="P2" draw:layer="layout" svg:x1="6.677cm" svg:y1="8.495cm" svg:x2="11.363cm" svg:y2="8.495cm">
          <text:p/>
        </draw:line>
        <draw:line draw:style-name="gr3" draw:text-style-name="P2" draw:layer="layout" svg:x1="6.677cm" svg:y1="7.402cm" svg:x2="11.363cm" svg:y2="7.402cm">
          <text:p/>
        </draw:line>
        <draw:line draw:style-name="gr3" draw:text-style-name="P2" draw:layer="layout" svg:x1="6.677cm" svg:y1="6.309cm" svg:x2="11.363cm" svg:y2="6.309cm">
          <text:p/>
        </draw:line>
        <draw:line draw:style-name="gr3" draw:text-style-name="P2" draw:layer="layout" svg:x1="7.681cm" svg:y1="10.352cm" svg:x2="7.681cm" svg:y2="5.544cm">
          <text:p/>
        </draw:line>
        <draw:line draw:style-name="gr3" draw:text-style-name="P2" draw:layer="layout" svg:x1="9.335cm" svg:y1="10.352cm" svg:x2="9.335cm" svg:y2="5.544cm">
          <text:p/>
        </draw:line>
        <draw:line draw:style-name="gr3" draw:text-style-name="P2" draw:layer="layout" svg:x1="10.989cm" svg:y1="10.352cm" svg:x2="10.989cm" svg:y2="5.544cm">
          <text:p/>
        </draw:line>
        <draw:line draw:style-name="gr4" draw:text-style-name="P2" draw:layer="layout" svg:x1="6.677cm" svg:y1="10.134cm" svg:x2="11.363cm" svg:y2="10.134cm">
          <text:p/>
        </draw:line>
        <draw:line draw:style-name="gr4" draw:text-style-name="P2" draw:layer="layout" svg:x1="6.677cm" svg:y1="9.041cm" svg:x2="11.363cm" svg:y2="9.041cm">
          <text:p/>
        </draw:line>
        <draw:line draw:style-name="gr4" draw:text-style-name="P2" draw:layer="layout" svg:x1="6.677cm" svg:y1="7.948cm" svg:x2="11.363cm" svg:y2="7.948cm">
          <text:p/>
        </draw:line>
        <draw:line draw:style-name="gr4" draw:text-style-name="P2" draw:layer="layout" svg:x1="6.677cm" svg:y1="6.856cm" svg:x2="11.363cm" svg:y2="6.856cm">
          <text:p/>
        </draw:line>
        <draw:line draw:style-name="gr4" draw:text-style-name="P2" draw:layer="layout" svg:x1="6.677cm" svg:y1="5.763cm" svg:x2="11.363cm" svg:y2="5.763cm">
          <text:p/>
        </draw:line>
        <draw:line draw:style-name="gr4" draw:text-style-name="P2" draw:layer="layout" svg:x1="6.854cm" svg:y1="10.352cm" svg:x2="6.854cm" svg:y2="5.544cm">
          <text:p/>
        </draw:line>
        <draw:line draw:style-name="gr4" draw:text-style-name="P2" draw:layer="layout" svg:x1="8.508cm" svg:y1="10.352cm" svg:x2="8.508cm" svg:y2="5.544cm">
          <text:p/>
        </draw:line>
        <draw:line draw:style-name="gr4" draw:text-style-name="P2" draw:layer="layout" svg:x1="10.162cm" svg:y1="10.352cm" svg:x2="10.162cm" svg:y2="5.544cm">
          <text:p/>
        </draw:line>
        <draw:path draw:style-name="gr25" draw:text-style-name="P13" draw:layer="layout" svg:width="0.251cm" svg:height="0.251cm" svg:x="6.945cm" svg:y="8.23cm" svg:viewBox="0 0 252 252" svg:d="M0 127c0-69 56-127 125-127 70 0 127 58 127 127s-57 125-127 125c-69 0-125-56-125-125z">
          <text:p/>
        </draw:path>
        <draw:path draw:style-name="gr26" draw:text-style-name="P2" draw:layer="layout" svg:width="0.251cm" svg:height="0.251cm" svg:x="6.945cm" svg:y="8.23cm" svg:viewBox="0 0 252 252" svg:d="M0 127c0-69 56-127 125-127 70 0 127 58 127 127s-57 125-127 125c-69 0-125-56-125-125z">
          <text:p/>
        </draw:path>
        <draw:path draw:style-name="gr43" draw:text-style-name="P22" draw:layer="layout" svg:width="0.251cm" svg:height="0.25cm" svg:x="9.457cm" svg:y="6.805cm" svg:viewBox="0 0 252 251" svg:d="M0 125c0-69 57-125 126-125 70 0 126 56 126 125s-56 126-126 126c-69 0-126-57-126-126z">
          <text:p/>
        </draw:path>
        <draw:path draw:style-name="gr44" draw:text-style-name="P2" draw:layer="layout" svg:width="0.251cm" svg:height="0.25cm" svg:x="9.457cm" svg:y="6.805cm" svg:viewBox="0 0 252 251" svg:d="M0 125c0-69 57-125 126-125 70 0 126 56 126 125s-56 126-126 126c-69 0-126-57-126-126z">
          <text:p/>
        </draw:path>
        <draw:path draw:style-name="gr43" draw:text-style-name="P22" draw:layer="layout" svg:width="0.251cm" svg:height="0.25cm" svg:x="9.457cm" svg:y="6.328cm" svg:viewBox="0 0 252 251" svg:d="M0 125c0-69 57-125 126-125 70 0 126 56 126 125 0 70-56 126-126 126-69 0-126-56-126-126z">
          <text:p/>
        </draw:path>
        <draw:path draw:style-name="gr44" draw:text-style-name="P2" draw:layer="layout" svg:width="0.251cm" svg:height="0.25cm" svg:x="9.457cm" svg:y="6.328cm" svg:viewBox="0 0 252 251" svg:d="M0 125c0-69 57-125 126-125 70 0 126 56 126 125 0 70-56 126-126 126-69 0-126-56-126-126z">
          <text:p/>
        </draw:path>
        <draw:path draw:style-name="gr25" draw:text-style-name="P13" draw:layer="layout" svg:width="0.251cm" svg:height="0.251cm" svg:x="6.945cm" svg:y="8.434cm" svg:viewBox="0 0 252 252" svg:d="M0 126c0-69 56-126 125-126 70 0 127 57 127 126s-57 126-127 126c-69 0-125-57-125-126z">
          <text:p/>
        </draw:path>
        <draw:path draw:style-name="gr26" draw:text-style-name="P2" draw:layer="layout" svg:width="0.251cm" svg:height="0.251cm" svg:x="6.945cm" svg:y="8.434cm" svg:viewBox="0 0 252 252" svg:d="M0 126c0-69 56-126 125-126 70 0 127 57 127 126s-57 126-127 126c-69 0-125-57-125-126z">
          <text:p/>
        </draw:path>
        <draw:path draw:style-name="gr25" draw:text-style-name="P13" draw:layer="layout" svg:width="0.251cm" svg:height="0.251cm" svg:x="6.945cm" svg:y="8.224cm" svg:viewBox="0 0 252 252" svg:d="M0 126c0-69 56-126 125-126 70 0 127 57 127 126s-57 126-127 126c-69 0-125-57-125-126z">
          <text:p/>
        </draw:path>
        <draw:path draw:style-name="gr26" draw:text-style-name="P2" draw:layer="layout" svg:width="0.251cm" svg:height="0.251cm" svg:x="6.945cm" svg:y="8.224cm" svg:viewBox="0 0 252 252" svg:d="M0 126c0-69 56-126 125-126 70 0 127 57 127 126s-57 126-127 126c-69 0-125-57-125-126z">
          <text:p/>
        </draw:path>
        <draw:path draw:style-name="gr25" draw:text-style-name="P13" draw:layer="layout" svg:width="0.251cm" svg:height="0.25cm" svg:x="6.945cm" svg:y="8.317cm" svg:viewBox="0 0 252 251" svg:d="M0 125c0-69 56-125 125-125 70 0 127 56 127 125 0 70-57 126-127 126-69 0-125-56-125-126z">
          <text:p/>
        </draw:path>
        <draw:path draw:style-name="gr26" draw:text-style-name="P2" draw:layer="layout" svg:width="0.251cm" svg:height="0.25cm" svg:x="6.945cm" svg:y="8.317cm" svg:viewBox="0 0 252 251" svg:d="M0 125c0-69 56-125 125-125 70 0 127 56 127 125 0 70-57 126-127 126-69 0-125-56-125-126z">
          <text:p/>
        </draw:path>
        <draw:path draw:style-name="gr79" draw:text-style-name="P40" draw:layer="layout" svg:width="0.251cm" svg:height="0.251cm" svg:x="7.267cm" svg:y="7.823cm" svg:viewBox="0 0 252 252" svg:d="M0 126c0-69 57-126 127-126 69 0 125 57 125 126s-56 126-125 126c-70 0-127-57-127-126z">
          <text:p/>
        </draw:path>
        <draw:path draw:style-name="gr80" draw:text-style-name="P2" draw:layer="layout" svg:width="0.251cm" svg:height="0.251cm" svg:x="7.267cm" svg:y="7.823cm" svg:viewBox="0 0 252 252" svg:d="M0 126c0-69 57-126 127-126 69 0 125 57 125 126s-56 126-125 126c-70 0-127-57-127-126z">
          <text:p/>
        </draw:path>
        <draw:path draw:style-name="gr25" draw:text-style-name="P13" draw:layer="layout" svg:width="0.251cm" svg:height="0.251cm" svg:x="6.945cm" svg:y="7.018cm" svg:viewBox="0 0 252 252" svg:d="M0 126c0-69 56-126 125-126 70 0 127 57 127 126s-57 126-127 126c-69 0-125-57-125-126z">
          <text:p/>
        </draw:path>
        <draw:path draw:style-name="gr26" draw:text-style-name="P2" draw:layer="layout" svg:width="0.251cm" svg:height="0.251cm" svg:x="6.945cm" svg:y="7.018cm" svg:viewBox="0 0 252 252" svg:d="M0 126c0-69 56-126 125-126 70 0 127 57 127 126s-57 126-127 126c-69 0-125-57-125-126z">
          <text:p/>
        </draw:path>
        <draw:path draw:style-name="gr101" draw:text-style-name="P51" draw:layer="layout" svg:width="0.251cm" svg:height="0.251cm" svg:x="6.764cm" svg:y="7.351cm" svg:viewBox="0 0 252 252" svg:d="M0 125c0-69 56-125 127-125 68 0 125 56 125 125 0 70-57 127-125 127-71 0-127-57-127-127z">
          <text:p/>
        </draw:path>
        <draw:path draw:style-name="gr102" draw:text-style-name="P2" draw:layer="layout" svg:width="0.251cm" svg:height="0.251cm" svg:x="6.764cm" svg:y="7.351cm" svg:viewBox="0 0 252 252" svg:d="M0 125c0-69 56-125 127-125 68 0 125 56 125 125 0 70-57 127-125 127-71 0-127-57-127-127z">
          <text:p/>
        </draw:path>
        <draw:path draw:style-name="gr43" draw:text-style-name="P22" draw:layer="layout" svg:width="0.251cm" svg:height="0.251cm" svg:x="9.457cm" svg:y="6.448cm" svg:viewBox="0 0 252 252" svg:d="M0 127c0-70 57-127 126-127 70 0 126 57 126 127 0 69-56 125-126 125-69 0-126-56-126-125z">
          <text:p/>
        </draw:path>
        <draw:path draw:style-name="gr44" draw:text-style-name="P2" draw:layer="layout" svg:width="0.251cm" svg:height="0.251cm" svg:x="9.457cm" svg:y="6.448cm" svg:viewBox="0 0 252 252" svg:d="M0 127c0-70 57-127 126-127 70 0 126 57 126 127 0 69-56 125-126 125-69 0-126-56-126-125z">
          <text:p/>
        </draw:path>
        <draw:path draw:style-name="gr43" draw:text-style-name="P22" draw:layer="layout" svg:width="0.251cm" svg:height="0.251cm" svg:x="9.457cm" svg:y="6.778cm" svg:viewBox="0 0 252 252" svg:d="M0 126c0-69 57-126 126-126 70 0 126 57 126 126s-56 126-126 126c-69 0-126-57-126-126z">
          <text:p/>
        </draw:path>
        <draw:path draw:style-name="gr44" draw:text-style-name="P2" draw:layer="layout" svg:width="0.251cm" svg:height="0.251cm" svg:x="9.457cm" svg:y="6.778cm" svg:viewBox="0 0 252 252" svg:d="M0 126c0-69 57-126 126-126 70 0 126 57 126 126s-56 126-126 126c-69 0-126-57-126-126z">
          <text:p/>
        </draw:path>
        <draw:path draw:style-name="gr43" draw:text-style-name="P22" draw:layer="layout" svg:width="0.251cm" svg:height="0.25cm" svg:x="9.457cm" svg:y="6.725cm" svg:viewBox="0 0 252 251" svg:d="M0 126c0-69 57-126 126-126 70 0 126 57 126 126s-56 125-126 125c-69 0-126-56-126-125z">
          <text:p/>
        </draw:path>
        <draw:path draw:style-name="gr44" draw:text-style-name="P2" draw:layer="layout" svg:width="0.251cm" svg:height="0.25cm" svg:x="9.457cm" svg:y="6.725cm" svg:viewBox="0 0 252 251" svg:d="M0 126c0-69 57-126 126-126 70 0 126 57 126 126s-56 125-126 125c-69 0-126-56-126-125z">
          <text:p/>
        </draw:path>
        <draw:path draw:style-name="gr79" draw:text-style-name="P40" draw:layer="layout" svg:width="0.251cm" svg:height="0.251cm" svg:x="7.267cm" svg:y="7.488cm" svg:viewBox="0 0 252 252" svg:d="M0 126c0-69 57-126 127-126 69 0 125 57 125 126s-56 126-125 126c-70 0-127-57-127-126z">
          <text:p/>
        </draw:path>
        <draw:path draw:style-name="gr80" draw:text-style-name="P2" draw:layer="layout" svg:width="0.251cm" svg:height="0.251cm" svg:x="7.267cm" svg:y="7.488cm" svg:viewBox="0 0 252 252" svg:d="M0 126c0-69 57-126 127-126 69 0 125 57 125 126s-56 126-125 126c-70 0-127-57-127-126z">
          <text:p/>
        </draw:path>
        <draw:path draw:style-name="gr79" draw:text-style-name="P40" draw:layer="layout" svg:width="0.251cm" svg:height="0.251cm" svg:x="7.267cm" svg:y="8.073cm" svg:viewBox="0 0 252 252" svg:d="M0 125c0-68 57-125 127-125 69 0 125 57 125 125 0 71-56 127-125 127-70 0-127-56-127-127z">
          <text:p/>
        </draw:path>
        <draw:path draw:style-name="gr80" draw:text-style-name="P2" draw:layer="layout" svg:width="0.251cm" svg:height="0.251cm" svg:x="7.267cm" svg:y="8.073cm" svg:viewBox="0 0 252 252" svg:d="M0 125c0-68 57-125 127-125 69 0 125 57 125 125 0 71-56 127-125 127-70 0-127-56-127-127z">
          <text:p/>
        </draw:path>
        <draw:path draw:style-name="gr79" draw:text-style-name="P40" draw:layer="layout" svg:width="0.251cm" svg:height="0.251cm" svg:x="7.267cm" svg:y="6.809cm" svg:viewBox="0 0 252 252" svg:d="M0 125c0-69 57-125 127-125 69 0 125 56 125 125s-56 127-125 127c-70 0-127-58-127-127z">
          <text:p/>
        </draw:path>
        <draw:path draw:style-name="gr80" draw:text-style-name="P2" draw:layer="layout" svg:width="0.251cm" svg:height="0.251cm" svg:x="7.267cm" svg:y="6.809cm" svg:viewBox="0 0 252 252" svg:d="M0 125c0-69 57-125 127-125 69 0 125 56 125 125s-56 127-125 127c-70 0-127-58-127-127z">
          <text:p/>
        </draw:path>
        <draw:path draw:style-name="gr113" draw:text-style-name="P57" draw:layer="layout" svg:width="0.251cm" svg:height="0.251cm" svg:x="9.777cm" svg:y="6.359cm" svg:viewBox="0 0 252 252" svg:d="M0 125c0-69 57-125 127-125 69 0 125 56 125 125 0 70-56 127-125 127-70 0-127-57-127-127z">
          <text:p/>
        </draw:path>
        <draw:path draw:style-name="gr114" draw:text-style-name="P2" draw:layer="layout" svg:width="0.251cm" svg:height="0.251cm" svg:x="9.777cm" svg:y="6.359cm" svg:viewBox="0 0 252 252" svg:d="M0 125c0-69 57-125 127-125 69 0 125 56 125 125 0 70-56 127-125 127-70 0-127-57-127-127z">
          <text:p/>
        </draw:path>
        <draw:path draw:style-name="gr117" draw:text-style-name="P59" draw:layer="layout" svg:width="0.25cm" svg:height="0.251cm" svg:x="7.59cm" svg:y="7.061cm" svg:viewBox="0 0 251 252" svg:d="M0 125c0-68 57-125 126-125s125 57 125 125c0 69-56 127-125 127s-126-58-126-127z">
          <text:p/>
        </draw:path>
        <draw:path draw:style-name="gr118" draw:text-style-name="P2" draw:layer="layout" svg:width="0.25cm" svg:height="0.251cm" svg:x="7.59cm" svg:y="7.061cm" svg:viewBox="0 0 251 252" svg:d="M0 125c0-68 57-125 126-125s125 57 125 125c0 69-56 127-125 127s-126-58-126-127z">
          <text:p/>
        </draw:path>
        <draw:path draw:style-name="gr113" draw:text-style-name="P57" draw:layer="layout" svg:width="0.251cm" svg:height="0.251cm" svg:x="9.777cm" svg:y="7.362cm" svg:viewBox="0 0 252 252" svg:d="M0 126c0-70 57-126 127-126 69 0 125 56 125 126 0 69-56 126-125 126-70 0-127-57-127-126z">
          <text:p/>
        </draw:path>
        <draw:path draw:style-name="gr114" draw:text-style-name="P2" draw:layer="layout" svg:width="0.251cm" svg:height="0.251cm" svg:x="9.777cm" svg:y="7.362cm" svg:viewBox="0 0 252 252" svg:d="M0 126c0-70 57-126 127-126 69 0 125 56 125 126 0 69-56 126-125 126-70 0-127-57-127-126z">
          <text:p/>
        </draw:path>
        <draw:path draw:style-name="gr117" draw:text-style-name="P59" draw:layer="layout" svg:width="0.25cm" svg:height="0.251cm" svg:x="7.59cm" svg:y="6.446cm" svg:viewBox="0 0 251 252" svg:d="M0 126c0-70 57-126 126-126s125 56 125 126c0 69-56 126-125 126s-126-57-126-126z">
          <text:p/>
        </draw:path>
        <draw:path draw:style-name="gr118" draw:text-style-name="P2" draw:layer="layout" svg:width="0.25cm" svg:height="0.251cm" svg:x="7.59cm" svg:y="6.446cm" svg:viewBox="0 0 251 252" svg:d="M0 126c0-70 57-126 126-126s125 56 125 126c0 69-56 126-125 126s-126-57-126-126z">
          <text:p/>
        </draw:path>
        <draw:path draw:style-name="gr117" draw:text-style-name="P59" draw:layer="layout" svg:width="0.25cm" svg:height="0.251cm" svg:x="7.59cm" svg:y="6.357cm" svg:viewBox="0 0 251 252" svg:d="M0 125c0-69 57-125 126-125s125 56 125 125c0 70-56 127-125 127s-126-57-126-127z">
          <text:p/>
        </draw:path>
        <draw:path draw:style-name="gr118" draw:text-style-name="P2" draw:layer="layout" svg:width="0.25cm" svg:height="0.251cm" svg:x="7.59cm" svg:y="6.357cm" svg:viewBox="0 0 251 252" svg:d="M0 125c0-69 57-125 126-125s125 56 125 125c0 70-56 127-125 127s-126-57-126-127z">
          <text:p/>
        </draw:path>
        <draw:path draw:style-name="gr117" draw:text-style-name="P59" draw:layer="layout" svg:width="0.25cm" svg:height="0.251cm" svg:x="7.59cm" svg:y="6.678cm" svg:viewBox="0 0 251 252" svg:d="M0 127c0-70 57-127 126-127s125 57 125 127c0 69-56 125-125 125s-126-56-126-125z">
          <text:p/>
        </draw:path>
        <draw:path draw:style-name="gr118" draw:text-style-name="P2" draw:layer="layout" svg:width="0.25cm" svg:height="0.251cm" svg:x="7.59cm" svg:y="6.678cm" svg:viewBox="0 0 251 252" svg:d="M0 127c0-70 57-127 126-127s125 57 125 127c0 69-56 125-125 125s-126-56-126-125z">
          <text:p/>
        </draw:path>
        <draw:path draw:style-name="gr113" draw:text-style-name="P57" draw:layer="layout" svg:width="0.251cm" svg:height="0.251cm" svg:x="9.777cm" svg:y="7.397cm" svg:viewBox="0 0 252 252" svg:d="M0 126c0-69 57-126 127-126 69 0 125 57 125 126 0 70-56 126-125 126-70 0-127-56-127-126z">
          <text:p/>
        </draw:path>
        <draw:path draw:style-name="gr114" draw:text-style-name="P2" draw:layer="layout" svg:width="0.251cm" svg:height="0.251cm" svg:x="9.777cm" svg:y="7.397cm" svg:viewBox="0 0 252 252" svg:d="M0 126c0-69 57-126 127-126 69 0 125 57 125 126 0 70-56 126-125 126-70 0-127-56-127-126z">
          <text:p/>
        </draw:path>
        <draw:path draw:style-name="gr125" draw:text-style-name="P63" draw:layer="layout" svg:width="0.25cm" svg:height="0.251cm" svg:x="11.025cm" svg:y="7.098cm" svg:viewBox="0 0 251 252" svg:d="M0 125c0-68 56-125 126-125 69 0 125 57 125 125 0 70-56 127-125 127-70 0-126-57-126-127z">
          <text:p/>
        </draw:path>
        <draw:path draw:style-name="gr126" draw:text-style-name="P2" draw:layer="layout" svg:width="0.25cm" svg:height="0.251cm" svg:x="11.025cm" svg:y="7.098cm" svg:viewBox="0 0 251 252" svg:d="M0 125c0-68 56-125 126-125 69 0 125 57 125 125 0 70-56 127-125 127-70 0-126-57-126-127z">
          <text:p/>
        </draw:path>
        <draw:path draw:style-name="gr125" draw:text-style-name="P63" draw:layer="layout" svg:width="0.25cm" svg:height="0.25cm" svg:x="11.025cm" svg:y="7.211cm" svg:viewBox="0 0 251 251" svg:d="M0 126c0-69 56-126 126-126 69 0 125 57 125 126s-56 125-125 125c-70 0-126-56-126-125z">
          <text:p/>
        </draw:path>
        <draw:path draw:style-name="gr126" draw:text-style-name="P2" draw:layer="layout" svg:width="0.25cm" svg:height="0.25cm" svg:x="11.025cm" svg:y="7.211cm" svg:viewBox="0 0 251 251" svg:d="M0 126c0-69 56-126 126-126 69 0 125 57 125 126s-56 125-125 125c-70 0-126-56-126-125z">
          <text:p/>
        </draw:path>
        <draw:path draw:style-name="gr125" draw:text-style-name="P63" draw:layer="layout" svg:width="0.25cm" svg:height="0.251cm" svg:x="11.025cm" svg:y="7.526cm" svg:viewBox="0 0 251 252" svg:d="M0 125c0-69 56-125 126-125 69 0 125 56 125 125s-56 127-125 127c-70 0-126-58-126-127z">
          <text:p/>
        </draw:path>
        <draw:path draw:style-name="gr126" draw:text-style-name="P2" draw:layer="layout" svg:width="0.25cm" svg:height="0.251cm" svg:x="11.025cm" svg:y="7.526cm" svg:viewBox="0 0 251 252" svg:d="M0 125c0-69 56-125 126-125 69 0 125 56 125 125s-56 127-125 127c-70 0-126-58-126-127z">
          <text:p/>
        </draw:path>
        <draw:path draw:style-name="gr125" draw:text-style-name="P63" draw:layer="layout" svg:width="0.25cm" svg:height="0.251cm" svg:x="11.025cm" svg:y="7.429cm" svg:viewBox="0 0 251 252" svg:d="M0 126c0-70 56-126 126-126 69 0 125 56 125 126 0 69-56 126-125 126-70 0-126-57-126-126z">
          <text:p/>
        </draw:path>
        <draw:path draw:style-name="gr126" draw:text-style-name="P2" draw:layer="layout" svg:width="0.25cm" svg:height="0.251cm" svg:x="11.025cm" svg:y="7.429cm" svg:viewBox="0 0 251 252" svg:d="M0 126c0-70 56-126 126-126 69 0 125 56 125 126 0 69-56 126-125 126-70 0-126-57-126-126z">
          <text:p/>
        </draw:path>
        <draw:path draw:style-name="gr113" draw:text-style-name="P57" draw:layer="layout" svg:width="0.251cm" svg:height="0.251cm" svg:x="9.777cm" svg:y="6.218cm" svg:viewBox="0 0 252 252" svg:d="M0 127c0-69 57-127 127-127 69 0 125 58 125 127s-56 125-125 125c-70 0-127-56-127-125z">
          <text:p/>
        </draw:path>
        <draw:path draw:style-name="gr114" draw:text-style-name="P2" draw:layer="layout" svg:width="0.251cm" svg:height="0.251cm" svg:x="9.777cm" svg:y="6.218cm" svg:viewBox="0 0 252 252" svg:d="M0 127c0-69 57-127 127-127 69 0 125 58 125 127s-56 125-125 125c-70 0-127-56-127-125z">
          <text:p/>
        </draw:path>
        <draw:path draw:style-name="gr113" draw:text-style-name="P57" draw:layer="layout" svg:width="0.251cm" svg:height="0.251cm" svg:x="9.777cm" svg:y="6.373cm" svg:viewBox="0 0 252 252" svg:d="M0 125c0-69 57-125 127-125 69 0 125 56 125 125 0 70-56 127-125 127-70 0-127-57-127-127z">
          <text:p/>
        </draw:path>
        <draw:path draw:style-name="gr114" draw:text-style-name="P2" draw:layer="layout" svg:width="0.251cm" svg:height="0.251cm" svg:x="9.777cm" svg:y="6.373cm" svg:viewBox="0 0 252 252" svg:d="M0 125c0-69 57-125 127-125 69 0 125 56 125 125 0 70-56 127-125 127-70 0-127-57-127-127z">
          <text:p/>
        </draw:path>
        <draw:path draw:style-name="gr113" draw:text-style-name="P57" draw:layer="layout" svg:width="0.251cm" svg:height="0.25cm" svg:x="9.777cm" svg:y="6.364cm" svg:viewBox="0 0 252 251" svg:d="M0 125c0-69 57-125 127-125 69 0 125 56 125 125 0 70-56 126-125 126-70 0-127-56-127-126z">
          <text:p/>
        </draw:path>
        <draw:path draw:style-name="gr114" draw:text-style-name="P2" draw:layer="layout" svg:width="0.251cm" svg:height="0.25cm" svg:x="9.777cm" svg:y="6.364cm" svg:viewBox="0 0 252 251" svg:d="M0 125c0-69 57-125 127-125 69 0 125 56 125 125 0 70-56 126-125 126-70 0-127-56-127-126z">
          <text:p/>
        </draw:path>
        <draw:path draw:style-name="gr113" draw:text-style-name="P57" draw:layer="layout" svg:width="0.251cm" svg:height="0.251cm" svg:x="9.777cm" svg:y="6.405cm" svg:viewBox="0 0 252 252" svg:d="M0 126c0-70 57-126 127-126 69 0 125 56 125 126 0 69-56 126-125 126-70 0-127-57-127-126z">
          <text:p/>
        </draw:path>
        <draw:path draw:style-name="gr114" draw:text-style-name="P2" draw:layer="layout" svg:width="0.251cm" svg:height="0.251cm" svg:x="9.777cm" svg:y="6.405cm" svg:viewBox="0 0 252 252" svg:d="M0 126c0-70 57-126 127-126 69 0 125 56 125 126 0 69-56 126-125 126-70 0-127-57-127-126z">
          <text:p/>
        </draw:path>
        <draw:path draw:style-name="gr127" draw:text-style-name="P64" draw:layer="layout" svg:width="0.25cm" svg:height="0.251cm" svg:x="6.842cm" svg:y="7.02cm" svg:viewBox="0 0 251 252" svg:d="M0 125c0-68 57-125 126-125s125 57 125 125c0 70-56 127-125 127s-126-57-126-127z">
          <text:p/>
        </draw:path>
        <draw:path draw:style-name="gr128" draw:text-style-name="P2" draw:layer="layout" svg:width="0.25cm" svg:height="0.251cm" svg:x="6.842cm" svg:y="7.02cm" svg:viewBox="0 0 251 252" svg:d="M0 125c0-68 57-125 126-125s125 57 125 125c0 70-56 127-125 127s-126-57-126-127z">
          <text:p/>
        </draw:path>
        <draw:path draw:style-name="gr127" draw:text-style-name="P64" draw:layer="layout" svg:width="0.25cm" svg:height="0.251cm" svg:x="6.842cm" svg:y="7.275cm" svg:viewBox="0 0 251 252" svg:d="M0 126c0-69 57-126 126-126s125 57 125 126-56 126-125 126-126-57-126-126z">
          <text:p/>
        </draw:path>
        <draw:path draw:style-name="gr128" draw:text-style-name="P2" draw:layer="layout" svg:width="0.25cm" svg:height="0.251cm" svg:x="6.842cm" svg:y="7.275cm" svg:viewBox="0 0 251 252" svg:d="M0 126c0-69 57-126 126-126s125 57 125 126-56 126-125 126-126-57-126-126z">
          <text:p/>
        </draw:path>
        <draw:path draw:style-name="gr127" draw:text-style-name="P64" draw:layer="layout" svg:width="0.25cm" svg:height="0.25cm" svg:x="6.842cm" svg:y="7.006cm" svg:viewBox="0 0 251 251" svg:d="M0 126c0-69 57-126 126-126s125 57 125 126-56 125-125 125-126-56-126-125z">
          <text:p/>
        </draw:path>
        <draw:path draw:style-name="gr128" draw:text-style-name="P2" draw:layer="layout" svg:width="0.25cm" svg:height="0.25cm" svg:x="6.842cm" svg:y="7.006cm" svg:viewBox="0 0 251 251" svg:d="M0 126c0-69 57-126 126-126s125 57 125 126-56 125-125 125-126-56-126-125z">
          <text:p/>
        </draw:path>
        <draw:path draw:style-name="gr127" draw:text-style-name="P64" draw:layer="layout" svg:width="0.25cm" svg:height="0.25cm" svg:x="6.842cm" svg:y="6.931cm" svg:viewBox="0 0 251 251" svg:d="M0 126c0-70 57-126 126-126s125 56 125 126c0 69-56 125-125 125s-126-56-126-125z">
          <text:p/>
        </draw:path>
        <draw:path draw:style-name="gr128" draw:text-style-name="P2" draw:layer="layout" svg:width="0.25cm" svg:height="0.25cm" svg:x="6.842cm" svg:y="6.931cm" svg:viewBox="0 0 251 251" svg:d="M0 126c0-70 57-126 126-126s125 56 125 126c0 69-56 125-125 125s-126-56-126-125z">
          <text:p/>
        </draw:path>
        <draw:path draw:style-name="gr127" draw:text-style-name="P64" draw:layer="layout" svg:width="0.25cm" svg:height="0.251cm" svg:x="6.842cm" svg:y="7.418cm" svg:viewBox="0 0 251 252" svg:d="M0 127c0-70 57-127 126-127s125 57 125 127c0 68-56 125-125 125s-126-57-126-125z">
          <text:p/>
        </draw:path>
        <draw:path draw:style-name="gr128" draw:text-style-name="P2" draw:layer="layout" svg:width="0.25cm" svg:height="0.251cm" svg:x="6.842cm" svg:y="7.418cm" svg:viewBox="0 0 251 252" svg:d="M0 127c0-70 57-127 126-127s125 57 125 127c0 68-56 125-125 125s-126-57-126-125z">
          <text:p/>
        </draw:path>
        <draw:path draw:style-name="gr117" draw:text-style-name="P59" draw:layer="layout" svg:width="0.25cm" svg:height="0.251cm" svg:x="7.59cm" svg:y="7.076cm" svg:viewBox="0 0 251 252" svg:d="M0 125c0-68 57-125 126-125s125 57 125 125c0 71-56 127-125 127s-126-56-126-127z">
          <text:p/>
        </draw:path>
        <draw:path draw:style-name="gr118" draw:text-style-name="P2" draw:layer="layout" svg:width="0.25cm" svg:height="0.251cm" svg:x="7.59cm" svg:y="7.076cm" svg:viewBox="0 0 251 252" svg:d="M0 125c0-68 57-125 126-125s125 57 125 125c0 71-56 127-125 127s-126-56-126-127z">
          <text:p/>
        </draw:path>
        <draw:path draw:style-name="gr101" draw:text-style-name="P51" draw:layer="layout" svg:width="0.251cm" svg:height="0.251cm" svg:x="6.764cm" svg:y="7.156cm" svg:viewBox="0 0 252 252" svg:d="M0 127c0-70 56-127 127-127 68 0 125 57 125 127 0 69-57 125-125 125-71 0-127-56-127-125z">
          <text:p/>
        </draw:path>
        <draw:path draw:style-name="gr102" draw:text-style-name="P2" draw:layer="layout" svg:width="0.251cm" svg:height="0.251cm" svg:x="6.764cm" svg:y="7.156cm" svg:viewBox="0 0 252 252" svg:d="M0 127c0-70 56-127 127-127 68 0 125 57 125 127 0 69-57 125-125 125-71 0-127-56-127-125z">
          <text:p/>
        </draw:path>
        <draw:path draw:style-name="gr101" draw:text-style-name="P51" draw:layer="layout" svg:width="0.251cm" svg:height="0.25cm" svg:x="6.764cm" svg:y="7.312cm" svg:viewBox="0 0 252 251" svg:d="M0 125c0-69 56-125 127-125 68 0 125 56 125 125s-57 126-125 126c-71 0-127-57-127-126z">
          <text:p/>
        </draw:path>
        <draw:path draw:style-name="gr102" draw:text-style-name="P2" draw:layer="layout" svg:width="0.251cm" svg:height="0.25cm" svg:x="6.764cm" svg:y="7.312cm" svg:viewBox="0 0 252 251" svg:d="M0 125c0-69 56-125 127-125 68 0 125 56 125 125s-57 126-125 126c-71 0-127-57-127-126z">
          <text:p/>
        </draw:path>
        <draw:path draw:style-name="gr101" draw:text-style-name="P51" draw:layer="layout" svg:width="0.251cm" svg:height="0.251cm" svg:x="6.764cm" svg:y="7.287cm" svg:viewBox="0 0 252 252" svg:d="M0 125c0-69 56-125 127-125 68 0 125 56 125 125s-57 127-125 127c-71 0-127-58-127-127z">
          <text:p/>
        </draw:path>
        <draw:path draw:style-name="gr102" draw:text-style-name="P2" draw:layer="layout" svg:width="0.251cm" svg:height="0.251cm" svg:x="6.764cm" svg:y="7.287cm" svg:viewBox="0 0 252 252" svg:d="M0 125c0-69 56-125 127-125 68 0 125 56 125 125s-57 127-125 127c-71 0-127-58-127-127z">
          <text:p/>
        </draw:path>
        <draw:path draw:style-name="gr101" draw:text-style-name="P51" draw:layer="layout" svg:width="0.251cm" svg:height="0.25cm" svg:x="6.764cm" svg:y="7.405cm" svg:viewBox="0 0 252 251" svg:d="M0 126c0-70 56-126 127-126 68 0 125 56 125 126 0 69-57 125-125 125-71 0-127-56-127-125z">
          <text:p/>
        </draw:path>
        <draw:path draw:style-name="gr102" draw:text-style-name="P2" draw:layer="layout" svg:width="0.251cm" svg:height="0.25cm" svg:x="6.764cm" svg:y="7.405cm" svg:viewBox="0 0 252 251" svg:d="M0 126c0-70 56-126 127-126 68 0 125 56 125 126 0 69-57 125-125 125-71 0-127-56-127-125z">
          <text:p/>
        </draw:path>
        <draw:polygon draw:style-name="gr136" draw:text-style-name="P69" draw:layer="layout" svg:width="4.26cm" svg:height="1.277cm" svg:x="6.89cm" svg:y="6.449cm" svg:viewBox="0 0 4261 1278" draw:points="0,781 54,777 108,774 161,769 215,765 269,761 323,757 377,752 431,748 485,743 539,738 593,733 647,728 701,723 755,717 809,711 862,706 916,700 970,694 1024,687 1078,681 1132,674 1186,667 1240,660 1294,653 1348,645 1402,637 1456,629 1509,620 1563,612 1617,603 1671,594 1725,585 1779,575 1833,566 1887,556 1941,546 1995,535 2049,525 2103,514 2157,504 2210,492 2264,481 2318,470 2372,458 2426,446 2480,434 2534,422 2588,410 2642,398 2696,386 2750,374 2804,361 2858,349 2912,336 2966,323 3020,310 3073,297 3127,284 3181,271 3235,258 3289,245 3343,232 3397,218 3451,205 3505,192 3559,178 3613,165 3667,151 3721,138 3776,124 3830,110 3884,97 3937,83 3991,69 4045,55 4099,42 4153,28 4207,14 4261,0 4261,748 4207,751 4153,753 4099,756 4045,759 3991,762 3937,765 3884,768 3830,770 3776,774 3721,776 3667,780 3613,782 3559,786 3505,789 3451,792 3397,795 3343,799 3289,802 3235,805 3181,809 3127,812 3073,816 3020,819 2966,823 2912,827 2858,831 2804,835 2750,839 2696,843 2642,848 2588,852 2534,857 2480,861 2426,866 2372,871 2318,876 2264,882 2210,887 2157,892 2103,898 2049,904 1995,910 1941,917 1887,923 1833,930 1779,937 1725,944 1671,951 1617,959 1563,967 1509,975 1456,983 1402,992 1348,1000 1294,1009 1240,1018 1186,1028 1132,1037 1078,1047 1024,1057 970,1067 916,1078 862,1088 809,1099 755,1110 701,1121 647,1133 593,1144 539,1156 485,1167 431,1179 377,1191 323,1203 269,1216 215,1228 161,1240 108,1253 54,1266 0,1278">
          <text:p/>
        </draw:polygon>
        <draw:polyline draw:style-name="gr137" draw:text-style-name="P2" draw:layer="layout" svg:width="4.26cm" svg:height="0.655cm" svg:x="6.89cm" svg:y="6.823cm" svg:viewBox="0 0 4261 656" draw:points="0,656 54,648 108,639 161,631 215,623 269,614 323,606 377,598 431,588 485,580 539,572 593,564 647,555 701,547 755,539 809,531 862,522 916,514 970,505 1024,497 1078,489 1132,481 1186,472 1240,464 1294,456 1348,448 1402,439 1456,431 1509,423 1563,414 1617,406 1671,398 1725,389 1779,381 1833,373 1887,365 1941,356 1995,348 2049,340 2103,331 2157,323 2210,315 2264,306 2318,298 2372,290 2426,281 2480,273 2534,265 2588,257 2642,248 2696,240 2750,232 2804,224 2858,215 2912,207 2966,199 3020,190 3073,182 3127,174 3181,165 3235,157 3289,149 3343,141 3397,132 3451,124 3505,116 3559,108 3613,99 3667,91 3721,82 3776,74 3830,66 3884,58 3937,49 3991,41 4045,33 4099,25 4153,16 4207,8 4261,0">
          <text:p/>
        </draw:polyline>
        <draw:polygon draw:style-name="gr133" draw:text-style-name="P2" draw:layer="layout" svg:width="4.686cm" svg:height="4.808cm" svg:x="6.677cm" svg:y="5.544cm" svg:viewBox="0 0 4687 4809" draw:points="0,4809 4687,4809 4687,0 0,0">
          <text:p/>
        </draw:polygon>
        <draw:line draw:style-name="gr135" draw:text-style-name="P2" draw:layer="layout" svg:x1="6.571cm" svg:y1="10.134cm" svg:x2="6.677cm" svg:y2="10.134cm">
          <text:p/>
        </draw:line>
        <draw:line draw:style-name="gr135" draw:text-style-name="P2" draw:layer="layout" svg:x1="6.571cm" svg:y1="9.041cm" svg:x2="6.677cm" svg:y2="9.041cm">
          <text:p/>
        </draw:line>
        <draw:line draw:style-name="gr135" draw:text-style-name="P2" draw:layer="layout" svg:x1="6.571cm" svg:y1="7.948cm" svg:x2="6.677cm" svg:y2="7.948cm">
          <text:p/>
        </draw:line>
        <draw:line draw:style-name="gr135" draw:text-style-name="P2" draw:layer="layout" svg:x1="6.571cm" svg:y1="6.856cm" svg:x2="6.677cm" svg:y2="6.856cm">
          <text:p/>
        </draw:line>
        <draw:line draw:style-name="gr135" draw:text-style-name="P2" draw:layer="layout" svg:x1="6.571cm" svg:y1="5.763cm" svg:x2="6.677cm" svg:y2="5.763cm">
          <text:p/>
        </draw:line>
        <draw:line draw:style-name="gr135" draw:text-style-name="P2" draw:layer="layout" svg:x1="6.854cm" svg:y1="10.458cm" svg:x2="6.854cm" svg:y2="10.352cm">
          <text:p/>
        </draw:line>
        <draw:line draw:style-name="gr135" draw:text-style-name="P2" draw:layer="layout" svg:x1="8.508cm" svg:y1="10.458cm" svg:x2="8.508cm" svg:y2="10.352cm">
          <text:p/>
        </draw:line>
        <draw:line draw:style-name="gr135" draw:text-style-name="P2" draw:layer="layout" svg:x1="10.162cm" svg:y1="10.458cm" svg:x2="10.162cm" svg:y2="10.352cm">
          <text:p/>
        </draw:line>
        <draw:frame draw:style-name="gr139" draw:text-style-name="P73" draw:layer="layout" svg:width="1.856cm" svg:height="0.424cm" draw:transform="rotate (1.5707963267949) translate (0.273cm 8.828cm)">
          <draw:text-box>
            <text:p text:style-name="P67"><text:span text:style-name="T2">Evenness</text:span></text:p>
          </draw:text-box>
        </draw:frame>
        <draw:frame draw:style-name="gr134" draw:text-style-name="P72" draw:layer="layout" svg:width="0.352cm" svg:height="0.352cm" draw:transform="rotate (-1.5707963267949) translate (6.999cm 10.542cm)">
          <draw:text-box>
            <text:p text:style-name="P67"><text:span text:style-name="T1">0</text:span></text:p>
          </draw:text-box>
        </draw:frame>
        <draw:frame draw:style-name="gr134" draw:text-style-name="P72" draw:layer="layout" svg:width="0.352cm" svg:height="0.352cm" draw:transform="rotate (-1.5707963267949) translate (8.653cm 10.542cm)">
          <draw:text-box>
            <text:p text:style-name="P67"><text:span text:style-name="T1">5</text:span></text:p>
          </draw:text-box>
        </draw:frame>
        <draw:frame draw:style-name="gr134" draw:text-style-name="P72" draw:layer="layout" svg:width="0.391cm" svg:height="0.352cm" draw:transform="rotate (-1.5707963267949) translate (10.307cm 10.542cm)">
          <draw:text-box>
            <text:p text:style-name="P67"><text:span text:style-name="T1">10</text:span></text:p>
          </draw:text-box>
        </draw:frame>
        <draw:frame draw:style-name="gr139" draw:text-style-name="P73" draw:layer="layout" svg:width="2.665cm" svg:height="0.424cm" svg:x="7.01cm" svg:y="11.171cm">
          <draw:text-box>
            <text:p text:style-name="P67"><text:span text:style-name="T2">Gross PS (µM</text:span></text:p>
          </draw:text-box>
        </draw:frame>
        <draw:frame draw:style-name="gr139" draw:text-style-name="P73" draw:layer="layout" svg:width="0.422cm" svg:height="0.424cm" svg:x="9.668cm" svg:y="11.2cm">
          <draw:text-box>
            <text:p text:style-name="P67"><text:span text:style-name="T3"><text:s/></text:span></text:p>
          </draw:text-box>
        </draw:frame>
        <draw:frame draw:style-name="gr139" draw:text-style-name="P73" draw:layer="layout" svg:width="0.422cm" svg:height="0.424cm" svg:x="9.774cm" svg:y="11.171cm">
          <draw:text-box>
            <text:p text:style-name="P67"><text:span text:style-name="T2">O</text:span></text:p>
          </draw:text-box>
        </draw:frame>
        <draw:frame draw:style-name="gr141" draw:text-style-name="P74" draw:layer="layout" svg:width="0.281cm" svg:height="0.281cm" svg:x="10.103cm" svg:y="11.357cm">
          <draw:text-box>
            <text:p text:style-name="P67"><text:span text:style-name="T4">2</text:span></text:p>
          </draw:text-box>
        </draw:frame>
        <draw:frame draw:style-name="gr139" draw:text-style-name="P73" draw:layer="layout" svg:width="0.422cm" svg:height="0.424cm" svg:x="10.26cm" svg:y="11.2cm">
          <draw:text-box>
            <text:p text:style-name="P67"><text:span text:style-name="T3"><text:s/></text:span></text:p>
          </draw:text-box>
        </draw:frame>
        <draw:frame draw:style-name="gr139" draw:text-style-name="P73" draw:layer="layout" svg:width="0.422cm" svg:height="0.424cm" svg:x="10.366cm" svg:y="11.171cm">
          <draw:text-box>
            <text:p text:style-name="P67"><text:span text:style-name="T2">s</text:span></text:p>
          </draw:text-box>
        </draw:frame>
        <draw:frame draw:style-name="gr141" draw:text-style-name="P74" draw:layer="layout" svg:width="0.281cm" svg:height="0.285cm" svg:x="10.578cm" svg:y="11.089cm">
          <draw:text-box>
            <text:p text:style-name="P67"><text:span text:style-name="T5">−</text:span></text:p>
          </draw:text-box>
        </draw:frame>
        <draw:frame draw:style-name="gr141" draw:text-style-name="P74" draw:layer="layout" svg:width="0.281cm" svg:height="0.281cm" svg:x="10.733cm" svg:y="11.069cm">
          <draw:text-box>
            <text:p text:style-name="P67"><text:span text:style-name="T4">1</text:span></text:p>
          </draw:text-box>
        </draw:frame>
        <draw:polygon draw:style-name="gr1" draw:text-style-name="P1" draw:layer="layout" svg:width="5.213cm" svg:height="6.545cm" svg:x="11.574cm" svg:y="5.334cm" svg:viewBox="0 0 5214 6546" draw:points="0,6546 5214,6546 5214,0 0,0">
          <text:p/>
        </draw:polygon>
        <draw:polygon draw:style-name="gr2" draw:text-style-name="P1" draw:layer="layout" svg:width="4.687cm" svg:height="4.805cm" svg:x="11.89cm" svg:y="5.544cm" svg:viewBox="0 0 4688 4806" draw:points="0,4806 4688,4806 4688,0 0,0">
          <text:p/>
        </draw:polygon>
        <draw:line draw:style-name="gr3" draw:text-style-name="P2" draw:layer="layout" svg:x1="11.89cm" svg:y1="9.585cm" svg:x2="16.577cm" svg:y2="9.585cm">
          <text:p/>
        </draw:line>
        <draw:line draw:style-name="gr3" draw:text-style-name="P2" draw:layer="layout" svg:x1="11.89cm" svg:y1="8.493cm" svg:x2="16.577cm" svg:y2="8.493cm">
          <text:p/>
        </draw:line>
        <draw:line draw:style-name="gr3" draw:text-style-name="P2" draw:layer="layout" svg:x1="11.89cm" svg:y1="7.401cm" svg:x2="16.577cm" svg:y2="7.401cm">
          <text:p/>
        </draw:line>
        <draw:line draw:style-name="gr3" draw:text-style-name="P2" draw:layer="layout" svg:x1="11.89cm" svg:y1="6.309cm" svg:x2="16.577cm" svg:y2="6.309cm">
          <text:p/>
        </draw:line>
        <draw:line draw:style-name="gr3" draw:text-style-name="P2" draw:layer="layout" svg:x1="13.85cm" svg:y1="10.349cm" svg:x2="13.85cm" svg:y2="5.544cm">
          <text:p/>
        </draw:line>
        <draw:line draw:style-name="gr3" draw:text-style-name="P2" draw:layer="layout" svg:x1="15.905cm" svg:y1="10.349cm" svg:x2="15.905cm" svg:y2="5.544cm">
          <text:p/>
        </draw:line>
        <draw:line draw:style-name="gr4" draw:text-style-name="P2" draw:layer="layout" svg:x1="11.89cm" svg:y1="10.131cm" svg:x2="16.577cm" svg:y2="10.131cm">
          <text:p/>
        </draw:line>
        <draw:line draw:style-name="gr4" draw:text-style-name="P2" draw:layer="layout" svg:x1="11.89cm" svg:y1="9.039cm" svg:x2="16.577cm" svg:y2="9.039cm">
          <text:p/>
        </draw:line>
        <draw:line draw:style-name="gr4" draw:text-style-name="P2" draw:layer="layout" svg:x1="11.89cm" svg:y1="7.947cm" svg:x2="16.577cm" svg:y2="7.947cm">
          <text:p/>
        </draw:line>
        <draw:line draw:style-name="gr4" draw:text-style-name="P2" draw:layer="layout" svg:x1="11.89cm" svg:y1="6.855cm" svg:x2="16.577cm" svg:y2="6.855cm">
          <text:p/>
        </draw:line>
        <draw:line draw:style-name="gr4" draw:text-style-name="P2" draw:layer="layout" svg:x1="11.89cm" svg:y1="5.763cm" svg:x2="16.577cm" svg:y2="5.763cm">
          <text:p/>
        </draw:line>
        <draw:line draw:style-name="gr4" draw:text-style-name="P2" draw:layer="layout" svg:x1="12.822cm" svg:y1="10.349cm" svg:x2="12.822cm" svg:y2="5.544cm">
          <text:p/>
        </draw:line>
        <draw:line draw:style-name="gr4" draw:text-style-name="P2" draw:layer="layout" svg:x1="14.878cm" svg:y1="10.349cm" svg:x2="14.878cm" svg:y2="5.544cm">
          <text:p/>
        </draw:line>
        <draw:path draw:style-name="gr5" draw:text-style-name="P3" draw:layer="layout" svg:width="0.251cm" svg:height="0.251cm" svg:x="13.736cm" svg:y="8.127cm" svg:viewBox="0 0 252 252" svg:d="M0 125c0-69 56-125 126-125s126 56 126 125c0 70-56 127-126 127s-126-57-126-127z">
          <text:p/>
        </draw:path>
        <draw:path draw:style-name="gr6" draw:text-style-name="P2" draw:layer="layout" svg:width="0.251cm" svg:height="0.251cm" svg:x="13.736cm" svg:y="8.127cm" svg:viewBox="0 0 252 252" svg:d="M0 125c0-69 56-125 126-125s126 56 126 125c0 70-56 127-126 127s-126-57-126-127z">
          <text:p/>
        </draw:path>
        <draw:path draw:style-name="gr5" draw:text-style-name="P3" draw:layer="layout" svg:width="0.251cm" svg:height="0.251cm" svg:x="13.736cm" svg:y="8.091cm" svg:viewBox="0 0 252 252" svg:d="M0 126c0-69 56-126 126-126s126 57 126 126c0 70-56 126-126 126s-126-56-126-126z">
          <text:p/>
        </draw:path>
        <draw:path draw:style-name="gr6" draw:text-style-name="P2" draw:layer="layout" svg:width="0.251cm" svg:height="0.251cm" svg:x="13.736cm" svg:y="8.091cm" svg:viewBox="0 0 252 252" svg:d="M0 126c0-69 56-126 126-126s126 57 126 126c0 70-56 126-126 126s-126-56-126-126z">
          <text:p/>
        </draw:path>
        <draw:path draw:style-name="gr5" draw:text-style-name="P3" draw:layer="layout" svg:width="0.251cm" svg:height="0.251cm" svg:x="13.736cm" svg:y="8.022cm" svg:viewBox="0 0 252 252" svg:d="M0 127c0-70 56-127 126-127s126 57 126 127c0 69-56 125-126 125s-126-56-126-125z">
          <text:p/>
        </draw:path>
        <draw:path draw:style-name="gr6" draw:text-style-name="P2" draw:layer="layout" svg:width="0.251cm" svg:height="0.251cm" svg:x="13.736cm" svg:y="8.022cm" svg:viewBox="0 0 252 252" svg:d="M0 127c0-70 56-127 126-127s126 57 126 127c0 69-56 125-126 125s-126-56-126-125z">
          <text:p/>
        </draw:path>
        <draw:path draw:style-name="gr5" draw:text-style-name="P3" draw:layer="layout" svg:width="0.251cm" svg:height="0.25cm" svg:x="13.736cm" svg:y="8.294cm" svg:viewBox="0 0 252 251" svg:d="M0 125c0-69 56-125 126-125s126 56 126 125-56 126-126 126-126-57-126-126z">
          <text:p/>
        </draw:path>
        <draw:path draw:style-name="gr6" draw:text-style-name="P2" draw:layer="layout" svg:width="0.251cm" svg:height="0.25cm" svg:x="13.736cm" svg:y="8.294cm" svg:viewBox="0 0 252 251" svg:d="M0 125c0-69 56-125 126-125s126 56 126 125-56 126-126 126-126-57-126-126z">
          <text:p/>
        </draw:path>
        <draw:path draw:style-name="gr7" draw:text-style-name="P4" draw:layer="layout" svg:width="0.251cm" svg:height="0.251cm" svg:x="12.751cm" svg:y="8.159cm" svg:viewBox="0 0 252 252" svg:d="M0 126c0-70 56-126 127-126 68 0 125 56 125 126 0 69-57 126-125 126-71 0-127-57-127-126z">
          <text:p/>
        </draw:path>
        <draw:path draw:style-name="gr8" draw:text-style-name="P2" draw:layer="layout" svg:width="0.251cm" svg:height="0.251cm" svg:x="12.751cm" svg:y="8.159cm" svg:viewBox="0 0 252 252" svg:d="M0 126c0-70 56-126 127-126 68 0 125 56 125 126 0 69-57 126-125 126-71 0-127-57-127-126z">
          <text:p/>
        </draw:path>
        <draw:path draw:style-name="gr7" draw:text-style-name="P4" draw:layer="layout" svg:width="0.251cm" svg:height="0.251cm" svg:x="12.751cm" svg:y="8.287cm" svg:viewBox="0 0 252 252" svg:d="M0 127c0-70 56-127 127-127 68 0 125 57 125 127 0 69-57 125-125 125-71 0-127-56-127-125z">
          <text:p/>
        </draw:path>
        <draw:path draw:style-name="gr8" draw:text-style-name="P2" draw:layer="layout" svg:width="0.251cm" svg:height="0.251cm" svg:x="12.751cm" svg:y="8.287cm" svg:viewBox="0 0 252 252" svg:d="M0 127c0-70 56-127 127-127 68 0 125 57 125 127 0 69-57 125-125 125-71 0-127-56-127-125z">
          <text:p/>
        </draw:path>
        <draw:path draw:style-name="gr9" draw:text-style-name="P5" draw:layer="layout" svg:width="0.251cm" svg:height="0.251cm" svg:x="12.561cm" svg:y="9.441cm" svg:viewBox="0 0 252 252" svg:d="M0 126c0-70 56-126 126-126 69 0 126 56 126 126 0 69-57 126-126 126-70 0-126-57-126-126z">
          <text:p/>
        </draw:path>
        <draw:path draw:style-name="gr10" draw:text-style-name="P2" draw:layer="layout" svg:width="0.251cm" svg:height="0.251cm" svg:x="12.561cm" svg:y="9.441cm" svg:viewBox="0 0 252 252" svg:d="M0 126c0-70 56-126 126-126 69 0 126 56 126 126 0 69-57 126-126 126-70 0-126-57-126-126z">
          <text:p/>
        </draw:path>
        <draw:path draw:style-name="gr9" draw:text-style-name="P5" draw:layer="layout" svg:width="0.251cm" svg:height="0.25cm" svg:x="12.561cm" svg:y="9.314cm" svg:viewBox="0 0 252 251" svg:d="M0 125c0-69 56-125 126-125 69 0 126 56 126 125s-57 126-126 126c-70 0-126-57-126-126z">
          <text:p/>
        </draw:path>
        <draw:path draw:style-name="gr10" draw:text-style-name="P2" draw:layer="layout" svg:width="0.251cm" svg:height="0.25cm" svg:x="12.561cm" svg:y="9.314cm" svg:viewBox="0 0 252 251" svg:d="M0 125c0-69 56-125 126-125 69 0 126 56 126 125s-57 126-126 126c-70 0-126-57-126-126z">
          <text:p/>
        </draw:path>
        <draw:path draw:style-name="gr9" draw:text-style-name="P5" draw:layer="layout" svg:width="0.251cm" svg:height="0.251cm" svg:x="12.561cm" svg:y="9.269cm" svg:viewBox="0 0 252 252" svg:d="M0 125c0-69 56-125 126-125 69 0 126 56 126 125s-57 127-126 127c-70 0-126-58-126-127z">
          <text:p/>
        </draw:path>
        <draw:path draw:style-name="gr10" draw:text-style-name="P2" draw:layer="layout" svg:width="0.251cm" svg:height="0.251cm" svg:x="12.561cm" svg:y="9.269cm" svg:viewBox="0 0 252 252" svg:d="M0 125c0-69 56-125 126-125 69 0 126 56 126 125s-57 127-126 127c-70 0-126-58-126-127z">
          <text:p/>
        </draw:path>
        <draw:path draw:style-name="gr9" draw:text-style-name="P5" draw:layer="layout" svg:width="0.251cm" svg:height="0.251cm" svg:x="12.561cm" svg:y="9.265cm" svg:viewBox="0 0 252 252" svg:d="M0 126c0-69 56-126 126-126 69 0 126 57 126 126s-57 126-126 126c-70 0-126-57-126-126z">
          <text:p/>
        </draw:path>
        <draw:path draw:style-name="gr10" draw:text-style-name="P2" draw:layer="layout" svg:width="0.251cm" svg:height="0.251cm" svg:x="12.561cm" svg:y="9.265cm" svg:viewBox="0 0 252 252" svg:d="M0 126c0-69 56-126 126-126 69 0 126 57 126 126s-57 126-126 126c-70 0-126-57-126-126z">
          <text:p/>
        </draw:path>
        <draw:path draw:style-name="gr11" draw:text-style-name="P6" draw:layer="layout" svg:width="0.251cm" svg:height="0.251cm" svg:x="12.873cm" svg:y="9.087cm" svg:viewBox="0 0 252 252" svg:d="M0 125c0-69 58-125 127-125s125 56 125 125c0 70-56 127-125 127s-127-57-127-127z">
          <text:p/>
        </draw:path>
        <draw:path draw:style-name="gr12" draw:text-style-name="P2" draw:layer="layout" svg:width="0.251cm" svg:height="0.251cm" svg:x="12.873cm" svg:y="9.087cm" svg:viewBox="0 0 252 252" svg:d="M0 125c0-69 58-125 127-125s125 56 125 125c0 70-56 127-125 127s-127-57-127-127z">
          <text:p/>
        </draw:path>
        <draw:path draw:style-name="gr11" draw:text-style-name="P6" draw:layer="layout" svg:width="0.251cm" svg:height="0.251cm" svg:x="12.873cm" svg:y="9.024cm" svg:viewBox="0 0 252 252" svg:d="M0 126c0-70 58-126 127-126s125 56 125 126c0 68-56 126-125 126s-127-58-127-126z">
          <text:p/>
        </draw:path>
        <draw:path draw:style-name="gr12" draw:text-style-name="P2" draw:layer="layout" svg:width="0.251cm" svg:height="0.251cm" svg:x="12.873cm" svg:y="9.024cm" svg:viewBox="0 0 252 252" svg:d="M0 126c0-70 58-126 127-126s125 56 125 126c0 68-56 126-125 126s-127-58-127-126z">
          <text:p/>
        </draw:path>
        <draw:path draw:style-name="gr11" draw:text-style-name="P6" draw:layer="layout" svg:width="0.251cm" svg:height="0.251cm" svg:x="12.873cm" svg:y="9.034cm" svg:viewBox="0 0 252 252" svg:d="M0 125c0-69 58-125 127-125s125 56 125 125-56 127-125 127-127-58-127-127z">
          <text:p/>
        </draw:path>
        <draw:path draw:style-name="gr12" draw:text-style-name="P2" draw:layer="layout" svg:width="0.251cm" svg:height="0.251cm" svg:x="12.873cm" svg:y="9.034cm" svg:viewBox="0 0 252 252" svg:d="M0 125c0-69 58-125 127-125s125 56 125 125-56 127-125 127-127-58-127-127z">
          <text:p/>
        </draw:path>
        <draw:path draw:style-name="gr11" draw:text-style-name="P6" draw:layer="layout" svg:width="0.251cm" svg:height="0.251cm" svg:x="12.873cm" svg:y="9.062cm" svg:viewBox="0 0 252 252" svg:d="M0 125c0-69 58-125 127-125s125 56 125 125-56 127-125 127-127-58-127-127z">
          <text:p/>
        </draw:path>
        <draw:path draw:style-name="gr12" draw:text-style-name="P2" draw:layer="layout" svg:width="0.251cm" svg:height="0.251cm" svg:x="12.873cm" svg:y="9.062cm" svg:viewBox="0 0 252 252" svg:d="M0 125c0-69 58-125 127-125s125 56 125 125-56 127-125 127-127-58-127-127z">
          <text:p/>
        </draw:path>
        <draw:path draw:style-name="gr11" draw:text-style-name="P6" draw:layer="layout" svg:width="0.251cm" svg:height="0.251cm" svg:x="12.873cm" svg:y="9.069cm" svg:viewBox="0 0 252 252" svg:d="M0 125c0-68 58-125 127-125s125 57 125 125c0 70-56 127-125 127s-127-57-127-127z">
          <text:p/>
        </draw:path>
        <draw:path draw:style-name="gr12" draw:text-style-name="P2" draw:layer="layout" svg:width="0.251cm" svg:height="0.251cm" svg:x="12.873cm" svg:y="9.069cm" svg:viewBox="0 0 252 252" svg:d="M0 125c0-68 58-125 127-125s125 57 125 125c0 70-56 127-125 127s-127-57-127-127z">
          <text:p/>
        </draw:path>
        <draw:path draw:style-name="gr13" draw:text-style-name="P7" draw:layer="layout" svg:width="0.251cm" svg:height="0.25cm" svg:x="13.086cm" svg:y="9.09cm" svg:viewBox="0 0 252 251" svg:d="M0 125c0-69 57-125 126-125s126 56 126 125c0 70-57 126-126 126s-126-56-126-126z">
          <text:p/>
        </draw:path>
        <draw:path draw:style-name="gr14" draw:text-style-name="P2" draw:layer="layout" svg:width="0.251cm" svg:height="0.25cm" svg:x="13.086cm" svg:y="9.09cm" svg:viewBox="0 0 252 251" svg:d="M0 125c0-69 57-125 126-125s126 56 126 125c0 70-57 126-126 126s-126-56-126-126z">
          <text:p/>
        </draw:path>
        <draw:path draw:style-name="gr15" draw:text-style-name="P8" draw:layer="layout" svg:width="0.251cm" svg:height="0.251cm" svg:x="13.753cm" svg:y="8.025cm" svg:viewBox="0 0 252 252" svg:d="M0 125c0-69 57-125 127-125 69 0 125 56 125 125s-56 127-125 127c-70 0-127-58-127-127z">
          <text:p/>
        </draw:path>
        <draw:path draw:style-name="gr16" draw:text-style-name="P2" draw:layer="layout" svg:width="0.251cm" svg:height="0.251cm" svg:x="13.753cm" svg:y="8.025cm" svg:viewBox="0 0 252 252" svg:d="M0 125c0-69 57-125 127-125 69 0 125 56 125 125s-56 127-125 127c-70 0-127-58-127-127z">
          <text:p/>
        </draw:path>
        <draw:path draw:style-name="gr15" draw:text-style-name="P8" draw:layer="layout" svg:width="0.251cm" svg:height="0.251cm" svg:x="13.753cm" svg:y="7.968cm" svg:viewBox="0 0 252 252" svg:d="M0 127c0-69 57-127 127-127 69 0 125 58 125 127s-56 125-125 125c-70 0-127-56-127-125z">
          <text:p/>
        </draw:path>
        <draw:path draw:style-name="gr16" draw:text-style-name="P2" draw:layer="layout" svg:width="0.251cm" svg:height="0.251cm" svg:x="13.753cm" svg:y="7.968cm" svg:viewBox="0 0 252 252" svg:d="M0 127c0-69 57-127 127-127 69 0 125 58 125 127s-56 125-125 125c-70 0-127-56-127-125z">
          <text:p/>
        </draw:path>
        <draw:path draw:style-name="gr15" draw:text-style-name="P8" draw:layer="layout" svg:width="0.251cm" svg:height="0.25cm" svg:x="13.753cm" svg:y="8.166cm" svg:viewBox="0 0 252 251" svg:d="M0 126c0-70 57-126 127-126 69 0 125 56 125 126 0 69-56 125-125 125-70 0-127-56-127-125z">
          <text:p/>
        </draw:path>
        <draw:path draw:style-name="gr16" draw:text-style-name="P2" draw:layer="layout" svg:width="0.251cm" svg:height="0.25cm" svg:x="13.753cm" svg:y="8.166cm" svg:viewBox="0 0 252 251" svg:d="M0 126c0-70 57-126 127-126 69 0 125 56 125 126 0 69-56 125-125 125-70 0-127-56-127-125z">
          <text:p/>
        </draw:path>
        <draw:path draw:style-name="gr15" draw:text-style-name="P8" draw:layer="layout" svg:width="0.251cm" svg:height="0.251cm" svg:x="13.753cm" svg:y="8.213cm" svg:viewBox="0 0 252 252" svg:d="M0 126c0-68 57-126 127-126 69 0 125 58 125 126 0 70-56 126-125 126-70 0-127-56-127-126z">
          <text:p/>
        </draw:path>
        <draw:path draw:style-name="gr16" draw:text-style-name="P2" draw:layer="layout" svg:width="0.251cm" svg:height="0.251cm" svg:x="13.753cm" svg:y="8.213cm" svg:viewBox="0 0 252 252" svg:d="M0 126c0-68 57-126 127-126 69 0 125 58 125 126 0 70-56 126-125 126-70 0-127-56-127-126z">
          <text:p/>
        </draw:path>
        <draw:path draw:style-name="gr17" draw:text-style-name="P9" draw:layer="layout" svg:width="0.251cm" svg:height="0.251cm" svg:x="13.987cm" svg:y="6.265cm" svg:viewBox="0 0 252 252" svg:d="M0 126c0-69 57-126 126-126 70 0 126 57 126 126s-56 126-126 126c-69 0-126-57-126-126z">
          <text:p/>
        </draw:path>
        <draw:path draw:style-name="gr18" draw:text-style-name="P2" draw:layer="layout" svg:width="0.251cm" svg:height="0.251cm" svg:x="13.987cm" svg:y="6.265cm" svg:viewBox="0 0 252 252" svg:d="M0 126c0-69 57-126 126-126 70 0 126 57 126 126s-56 126-126 126c-69 0-126-57-126-126z">
          <text:p/>
        </draw:path>
        <draw:path draw:style-name="gr19" draw:text-style-name="P10" draw:layer="layout" svg:width="0.251cm" svg:height="0.251cm" svg:x="12.969cm" svg:y="8.793cm" svg:viewBox="0 0 252 252" svg:d="M0 125c0-69 57-125 126-125 70 0 126 56 126 125s-56 127-126 127c-69 0-126-58-126-127z">
          <text:p/>
        </draw:path>
        <draw:path draw:style-name="gr20" draw:text-style-name="P2" draw:layer="layout" svg:width="0.251cm" svg:height="0.251cm" svg:x="12.969cm" svg:y="8.793cm" svg:viewBox="0 0 252 252" svg:d="M0 125c0-69 57-125 126-125 70 0 126 56 126 125s-56 127-126 127c-69 0-126-58-126-127z">
          <text:p/>
        </draw:path>
        <draw:path draw:style-name="gr21" draw:text-style-name="P11" draw:layer="layout" svg:width="0.25cm" svg:height="0.251cm" svg:x="13.19cm" svg:y="9.063cm" svg:viewBox="0 0 251 252" svg:d="M0 125c0-69 56-125 125-125 70 0 126 56 126 125s-56 127-126 127c-69 0-125-58-125-127z">
          <text:p/>
        </draw:path>
        <draw:path draw:style-name="gr22" draw:text-style-name="P2" draw:layer="layout" svg:width="0.25cm" svg:height="0.251cm" svg:x="13.19cm" svg:y="9.063cm" svg:viewBox="0 0 251 252" svg:d="M0 125c0-69 56-125 125-125 70 0 126 56 126 125s-56 127-126 127c-69 0-125-58-125-127z">
          <text:p/>
        </draw:path>
        <draw:path draw:style-name="gr23" draw:text-style-name="P12" draw:layer="layout" svg:width="0.251cm" svg:height="0.251cm" svg:x="14.039cm" svg:y="6.318cm" svg:viewBox="0 0 252 252" svg:d="M0 125c0-68 56-125 127-125 68 0 125 57 125 125 0 70-57 127-125 127-71 0-127-57-127-127z">
          <text:p/>
        </draw:path>
        <draw:path draw:style-name="gr24" draw:text-style-name="P2" draw:layer="layout" svg:width="0.251cm" svg:height="0.251cm" svg:x="14.039cm" svg:y="6.318cm" svg:viewBox="0 0 252 252" svg:d="M0 125c0-68 56-125 127-125 68 0 125 57 125 125 0 70-57 127-125 127-71 0-127-57-127-127z">
          <text:p/>
        </draw:path>
        <draw:path draw:style-name="gr25" draw:text-style-name="P13" draw:layer="layout" svg:width="0.251cm" svg:height="0.251cm" svg:x="14.301cm" svg:y="8.229cm" svg:viewBox="0 0 252 252" svg:d="M0 126c0-69 57-126 127-126 69 0 125 57 125 126s-56 126-125 126c-70 0-127-57-127-126z">
          <text:p/>
        </draw:path>
        <draw:path draw:style-name="gr26" draw:text-style-name="P2" draw:layer="layout" svg:width="0.251cm" svg:height="0.251cm" svg:x="14.301cm" svg:y="8.229cm" svg:viewBox="0 0 252 252" svg:d="M0 126c0-69 57-126 127-126 69 0 125 57 125 126s-56 126-125 126c-70 0-127-57-127-126z">
          <text:p/>
        </draw:path>
        <draw:path draw:style-name="gr27" draw:text-style-name="P14" draw:layer="layout" svg:width="0.251cm" svg:height="0.251cm" svg:x="12.622cm" svg:y="9.447cm" svg:viewBox="0 0 252 252" svg:d="M0 126c0-69 58-126 126-126 70 0 126 57 126 126 0 70-56 126-126 126-68 0-126-56-126-126z">
          <text:p/>
        </draw:path>
        <draw:path draw:style-name="gr28" draw:text-style-name="P2" draw:layer="layout" svg:width="0.251cm" svg:height="0.251cm" svg:x="12.622cm" svg:y="9.447cm" svg:viewBox="0 0 252 252" svg:d="M0 126c0-69 58-126 126-126 70 0 126 57 126 126 0 70-56 126-126 126-68 0-126-56-126-126z">
          <text:p/>
        </draw:path>
        <draw:path draw:style-name="gr29" draw:text-style-name="P15" draw:layer="layout" svg:width="0.251cm" svg:height="0.251cm" svg:x="12.57cm" svg:y="7.635cm" svg:viewBox="0 0 252 252" svg:d="M0 126c0-70 58-126 127-126s125 56 125 126c0 69-56 126-125 126s-127-57-127-126z">
          <text:p/>
        </draw:path>
        <draw:path draw:style-name="gr30" draw:text-style-name="P2" draw:layer="layout" svg:width="0.251cm" svg:height="0.251cm" svg:x="12.57cm" svg:y="7.635cm" svg:viewBox="0 0 252 252" svg:d="M0 126c0-70 58-126 127-126s125 56 125 126c0 69-56 126-125 126s-127-57-127-126z">
          <text:p/>
        </draw:path>
        <draw:path draw:style-name="gr31" draw:text-style-name="P16" draw:layer="layout" svg:width="0.251cm" svg:height="0.251cm" svg:x="13.822cm" svg:y="8.725cm" svg:viewBox="0 0 252 252" svg:d="M0 127c0-70 57-127 126-127s126 57 126 127c0 69-57 125-126 125s-126-56-126-125z">
          <text:p/>
        </draw:path>
        <draw:path draw:style-name="gr32" draw:text-style-name="P2" draw:layer="layout" svg:width="0.251cm" svg:height="0.251cm" svg:x="13.822cm" svg:y="8.725cm" svg:viewBox="0 0 252 252" svg:d="M0 127c0-70 57-127 126-127s126 57 126 127c0 69-57 125-126 125s-126-56-126-125z">
          <text:p/>
        </draw:path>
        <draw:path draw:style-name="gr9" draw:text-style-name="P5" draw:layer="layout" svg:width="0.251cm" svg:height="0.251cm" svg:x="12.561cm" svg:y="9.234cm" svg:viewBox="0 0 252 252" svg:d="M0 127c0-69 56-127 126-127 69 0 126 58 126 127s-57 125-126 125c-70 0-126-56-126-125z">
          <text:p/>
        </draw:path>
        <draw:path draw:style-name="gr10" draw:text-style-name="P2" draw:layer="layout" svg:width="0.251cm" svg:height="0.251cm" svg:x="12.561cm" svg:y="9.234cm" svg:viewBox="0 0 252 252" svg:d="M0 127c0-69 56-127 126-127 69 0 126 58 126 127s-57 125-126 125c-70 0-126-56-126-125z">
          <text:p/>
        </draw:path>
        <draw:path draw:style-name="gr33" draw:text-style-name="P17" draw:layer="layout" svg:width="0.251cm" svg:height="0.251cm" svg:x="13.919cm" svg:y="9.059cm" svg:viewBox="0 0 252 252" svg:d="M0 125c0-68 56-125 125-125s127 57 127 125c0 70-58 127-127 127s-125-57-125-127z">
          <text:p/>
        </draw:path>
        <draw:path draw:style-name="gr34" draw:text-style-name="P2" draw:layer="layout" svg:width="0.251cm" svg:height="0.251cm" svg:x="13.919cm" svg:y="9.059cm" svg:viewBox="0 0 252 252" svg:d="M0 125c0-68 56-125 125-125s127 57 127 125c0 70-58 127-127 127s-125-57-125-127z">
          <text:p/>
        </draw:path>
        <draw:path draw:style-name="gr7" draw:text-style-name="P4" draw:layer="layout" svg:width="0.251cm" svg:height="0.251cm" svg:x="12.751cm" svg:y="8.157cm" svg:viewBox="0 0 252 252" svg:d="M0 127c0-70 56-127 127-127 68 0 125 57 125 127 0 69-57 125-125 125-71 0-127-56-127-125z">
          <text:p/>
        </draw:path>
        <draw:path draw:style-name="gr8" draw:text-style-name="P2" draw:layer="layout" svg:width="0.251cm" svg:height="0.251cm" svg:x="12.751cm" svg:y="8.157cm" svg:viewBox="0 0 252 252" svg:d="M0 127c0-70 56-127 127-127 68 0 125 57 125 127 0 69-57 125-125 125-71 0-127-56-127-125z">
          <text:p/>
        </draw:path>
        <draw:path draw:style-name="gr35" draw:text-style-name="P18" draw:layer="layout" svg:width="0.251cm" svg:height="0.251cm" svg:x="13.793cm" svg:y="7.785cm" svg:viewBox="0 0 252 252" svg:d="M0 125c0-69 57-125 126-125s126 56 126 125-57 127-126 127-126-58-126-127z">
          <text:p/>
        </draw:path>
        <draw:path draw:style-name="gr36" draw:text-style-name="P2" draw:layer="layout" svg:width="0.251cm" svg:height="0.251cm" svg:x="13.793cm" svg:y="7.785cm" svg:viewBox="0 0 252 252" svg:d="M0 125c0-69 57-125 126-125s126 56 126 125-57 127-126 127-126-58-126-127z">
          <text:p/>
        </draw:path>
        <draw:path draw:style-name="gr35" draw:text-style-name="P18" draw:layer="layout" svg:width="0.251cm" svg:height="0.251cm" svg:x="13.793cm" svg:y="7.505cm" svg:viewBox="0 0 252 252" svg:d="M0 126c0-69 57-126 126-126s126 57 126 126-57 126-126 126-126-57-126-126z">
          <text:p/>
        </draw:path>
        <draw:path draw:style-name="gr36" draw:text-style-name="P2" draw:layer="layout" svg:width="0.251cm" svg:height="0.251cm" svg:x="13.793cm" svg:y="7.505cm" svg:viewBox="0 0 252 252" svg:d="M0 126c0-69 57-126 126-126s126 57 126 126-57 126-126 126-126-57-126-126z">
          <text:p/>
        </draw:path>
        <draw:path draw:style-name="gr7" draw:text-style-name="P4" draw:layer="layout" svg:width="0.251cm" svg:height="0.251cm" svg:x="12.751cm" svg:y="8.245cm" svg:viewBox="0 0 252 252" svg:d="M0 127c0-69 56-127 127-127 68 0 125 58 125 127s-57 125-125 125c-71 0-127-56-127-125z">
          <text:p/>
        </draw:path>
        <draw:path draw:style-name="gr8" draw:text-style-name="P2" draw:layer="layout" svg:width="0.251cm" svg:height="0.251cm" svg:x="12.751cm" svg:y="8.245cm" svg:viewBox="0 0 252 252" svg:d="M0 127c0-69 56-127 127-127 68 0 125 58 125 127s-57 125-125 125c-71 0-127-56-127-125z">
          <text:p/>
        </draw:path>
        <draw:path draw:style-name="gr37" draw:text-style-name="P19" draw:layer="layout" svg:width="0.251cm" svg:height="0.25cm" svg:x="13.229cm" svg:y="8.879cm" svg:viewBox="0 0 252 251" svg:d="M0 125c0-69 56-125 125-125 70 0 127 56 127 125 0 70-57 126-127 126-69 0-125-56-125-126z">
          <text:p/>
        </draw:path>
        <draw:path draw:style-name="gr38" draw:text-style-name="P2" draw:layer="layout" svg:width="0.251cm" svg:height="0.25cm" svg:x="13.229cm" svg:y="8.879cm" svg:viewBox="0 0 252 251" svg:d="M0 125c0-69 56-125 125-125 70 0 127 56 127 125 0 70-57 126-127 126-69 0-125-56-125-126z">
          <text:p/>
        </draw:path>
        <draw:path draw:style-name="gr37" draw:text-style-name="P19" draw:layer="layout" svg:width="0.251cm" svg:height="0.25cm" svg:x="13.229cm" svg:y="8.867cm" svg:viewBox="0 0 252 251" svg:d="M0 125c0-69 56-125 125-125 70 0 127 56 127 125 0 70-57 126-127 126-69 0-125-56-125-126z">
          <text:p/>
        </draw:path>
        <draw:path draw:style-name="gr38" draw:text-style-name="P2" draw:layer="layout" svg:width="0.251cm" svg:height="0.25cm" svg:x="13.229cm" svg:y="8.867cm" svg:viewBox="0 0 252 251" svg:d="M0 125c0-69 56-125 125-125 70 0 127 56 127 125 0 70-57 126-127 126-69 0-125-56-125-126z">
          <text:p/>
        </draw:path>
        <draw:path draw:style-name="gr37" draw:text-style-name="P19" draw:layer="layout" svg:width="0.251cm" svg:height="0.25cm" svg:x="13.229cm" svg:y="9.001cm" svg:viewBox="0 0 252 251" svg:d="M0 126c0-69 56-126 125-126 70 0 127 57 127 126s-57 125-127 125c-69 0-125-56-125-125z">
          <text:p/>
        </draw:path>
        <draw:path draw:style-name="gr38" draw:text-style-name="P2" draw:layer="layout" svg:width="0.251cm" svg:height="0.25cm" svg:x="13.229cm" svg:y="9.001cm" svg:viewBox="0 0 252 251" svg:d="M0 126c0-69 56-126 125-126 70 0 127 57 127 126s-57 125-127 125c-69 0-125-56-125-125z">
          <text:p/>
        </draw:path>
        <draw:path draw:style-name="gr39" draw:text-style-name="P20" draw:layer="layout" svg:width="0.251cm" svg:height="0.251cm" svg:x="12.608cm" svg:y="8.58cm" svg:viewBox="0 0 252 252" svg:d="M0 125c0-69 57-125 126-125s126 56 126 125c0 70-57 127-126 127s-126-57-126-127z">
          <text:p/>
        </draw:path>
        <draw:path draw:style-name="gr40" draw:text-style-name="P2" draw:layer="layout" svg:width="0.251cm" svg:height="0.251cm" svg:x="12.608cm" svg:y="8.58cm" svg:viewBox="0 0 252 252" svg:d="M0 125c0-69 57-125 126-125s126 56 126 125c0 70-57 127-126 127s-126-57-126-127z">
          <text:p/>
        </draw:path>
        <draw:path draw:style-name="gr41" draw:text-style-name="P21" draw:layer="layout" svg:width="0.251cm" svg:height="0.251cm" svg:x="13.043cm" svg:y="8.169cm" svg:viewBox="0 0 252 252" svg:d="M0 127c0-70 57-127 127-127 69 0 125 57 125 127 0 69-56 125-125 125-70 0-127-56-127-125z">
          <text:p/>
        </draw:path>
        <draw:path draw:style-name="gr42" draw:text-style-name="P2" draw:layer="layout" svg:width="0.251cm" svg:height="0.251cm" svg:x="13.043cm" svg:y="8.169cm" svg:viewBox="0 0 252 252" svg:d="M0 127c0-70 57-127 127-127 69 0 125 57 125 127 0 69-56 125-125 125-70 0-127-56-127-125z">
          <text:p/>
        </draw:path>
        <draw:path draw:style-name="gr13" draw:text-style-name="P7" draw:layer="layout" svg:width="0.251cm" svg:height="0.251cm" svg:x="13.086cm" svg:y="9.15cm" svg:viewBox="0 0 252 252" svg:d="M0 126c0-69 57-126 126-126s126 57 126 126c0 70-57 126-126 126s-126-56-126-126z">
          <text:p/>
        </draw:path>
        <draw:path draw:style-name="gr14" draw:text-style-name="P2" draw:layer="layout" svg:width="0.251cm" svg:height="0.251cm" svg:x="13.086cm" svg:y="9.15cm" svg:viewBox="0 0 252 252" svg:d="M0 126c0-69 57-126 126-126s126 57 126 126c0 70-57 126-126 126s-126-56-126-126z">
          <text:p/>
        </draw:path>
        <draw:path draw:style-name="gr13" draw:text-style-name="P7" draw:layer="layout" svg:width="0.251cm" svg:height="0.25cm" svg:x="13.086cm" svg:y="9.108cm" svg:viewBox="0 0 252 251" svg:d="M0 125c0-69 57-125 126-125s126 56 126 125c0 70-57 126-126 126s-126-56-126-126z">
          <text:p/>
        </draw:path>
        <draw:path draw:style-name="gr14" draw:text-style-name="P2" draw:layer="layout" svg:width="0.251cm" svg:height="0.25cm" svg:x="13.086cm" svg:y="9.108cm" svg:viewBox="0 0 252 251" svg:d="M0 125c0-69 57-125 126-125s126 56 126 125c0 70-57 126-126 126s-126-56-126-126z">
          <text:p/>
        </draw:path>
        <draw:path draw:style-name="gr13" draw:text-style-name="P7" draw:layer="layout" svg:width="0.251cm" svg:height="0.251cm" svg:x="13.086cm" svg:y="9.141cm" svg:viewBox="0 0 252 252" svg:d="M0 126c0-70 57-126 126-126s126 56 126 126c0 69-57 126-126 126s-126-57-126-126z">
          <text:p/>
        </draw:path>
        <draw:path draw:style-name="gr14" draw:text-style-name="P2" draw:layer="layout" svg:width="0.251cm" svg:height="0.251cm" svg:x="13.086cm" svg:y="9.141cm" svg:viewBox="0 0 252 252" svg:d="M0 126c0-70 57-126 126-126s126 56 126 126c0 69-57 126-126 126s-126-57-126-126z">
          <text:p/>
        </draw:path>
        <draw:path draw:style-name="gr13" draw:text-style-name="P7" draw:layer="layout" svg:width="0.251cm" svg:height="0.251cm" svg:x="13.086cm" svg:y="9.174cm" svg:viewBox="0 0 252 252" svg:d="M0 126c0-70 57-126 126-126s126 56 126 126c0 69-57 126-126 126s-126-57-126-126z">
          <text:p/>
        </draw:path>
        <draw:path draw:style-name="gr14" draw:text-style-name="P2" draw:layer="layout" svg:width="0.251cm" svg:height="0.251cm" svg:x="13.086cm" svg:y="9.174cm" svg:viewBox="0 0 252 252" svg:d="M0 126c0-70 57-126 126-126s126 56 126 126c0 69-57 126-126 126s-126-57-126-126z">
          <text:p/>
        </draw:path>
        <draw:path draw:style-name="gr43" draw:text-style-name="P22" draw:layer="layout" svg:width="0.251cm" svg:height="0.251cm" svg:x="14.69cm" svg:y="6.804cm" svg:viewBox="0 0 252 252" svg:d="M0 125c0-69 57-125 126-125 70 0 126 56 126 125s-56 127-126 127c-69 0-126-58-126-127z">
          <text:p/>
        </draw:path>
        <draw:path draw:style-name="gr44" draw:text-style-name="P2" draw:layer="layout" svg:width="0.251cm" svg:height="0.251cm" svg:x="14.69cm" svg:y="6.804cm" svg:viewBox="0 0 252 252" svg:d="M0 125c0-69 57-125 126-125 70 0 126 56 126 125s-56 127-126 127c-69 0-126-58-126-127z">
          <text:p/>
        </draw:path>
        <draw:path draw:style-name="gr45" draw:text-style-name="P23" draw:layer="layout" svg:width="0.251cm" svg:height="0.251cm" svg:x="13.869cm" svg:y="8.874cm" svg:viewBox="0 0 252 252" svg:d="M0 126c0-70 58-126 127-126s125 56 125 126c0 69-56 126-125 126s-127-57-127-126z">
          <text:p/>
        </draw:path>
        <draw:path draw:style-name="gr46" draw:text-style-name="P2" draw:layer="layout" svg:width="0.251cm" svg:height="0.251cm" svg:x="13.869cm" svg:y="8.874cm" svg:viewBox="0 0 252 252" svg:d="M0 126c0-70 58-126 127-126s125 56 125 126c0 69-56 126-125 126s-127-57-127-126z">
          <text:p/>
        </draw:path>
        <draw:path draw:style-name="gr47" draw:text-style-name="P24" draw:layer="layout" svg:width="0.251cm" svg:height="0.251cm" svg:x="14.464cm" svg:y="7.178cm" svg:viewBox="0 0 252 252" svg:d="M0 127c0-70 57-127 126-127 70 0 126 57 126 127 0 69-56 125-126 125-69 0-126-56-126-125z">
          <text:p/>
        </draw:path>
        <draw:path draw:style-name="gr48" draw:text-style-name="P2" draw:layer="layout" svg:width="0.251cm" svg:height="0.251cm" svg:x="14.464cm" svg:y="7.178cm" svg:viewBox="0 0 252 252" svg:d="M0 127c0-70 57-127 126-127 70 0 126 57 126 127 0 69-56 125-126 125-69 0-126-56-126-125z">
          <text:p/>
        </draw:path>
        <draw:path draw:style-name="gr45" draw:text-style-name="P23" draw:layer="layout" svg:width="0.251cm" svg:height="0.251cm" svg:x="13.869cm" svg:y="8.825cm" svg:viewBox="0 0 252 252" svg:d="M0 126c0-70 58-126 127-126s125 56 125 126c0 69-56 126-125 126s-127-57-127-126z">
          <text:p/>
        </draw:path>
        <draw:path draw:style-name="gr46" draw:text-style-name="P2" draw:layer="layout" svg:width="0.251cm" svg:height="0.251cm" svg:x="13.869cm" svg:y="8.825cm" svg:viewBox="0 0 252 252" svg:d="M0 126c0-70 58-126 127-126s125 56 125 126c0 69-56 126-125 126s-127-57-127-126z">
          <text:p/>
        </draw:path>
        <draw:path draw:style-name="gr43" draw:text-style-name="P22" draw:layer="layout" svg:width="0.251cm" svg:height="0.251cm" svg:x="14.69cm" svg:y="6.327cm" svg:viewBox="0 0 252 252" svg:d="M0 126c0-69 57-126 126-126 70 0 126 57 126 126 0 70-56 126-126 126-69 0-126-56-126-126z">
          <text:p/>
        </draw:path>
        <draw:path draw:style-name="gr44" draw:text-style-name="P2" draw:layer="layout" svg:width="0.251cm" svg:height="0.251cm" svg:x="14.69cm" svg:y="6.327cm" svg:viewBox="0 0 252 252" svg:d="M0 126c0-69 57-126 126-126 70 0 126 57 126 126 0 70-56 126-126 126-69 0-126-56-126-126z">
          <text:p/>
        </draw:path>
        <draw:path draw:style-name="gr45" draw:text-style-name="P23" draw:layer="layout" svg:width="0.251cm" svg:height="0.251cm" svg:x="13.869cm" svg:y="8.949cm" svg:viewBox="0 0 252 252" svg:d="M0 126c0-70 58-126 127-126s125 56 125 126c0 69-56 126-125 126s-127-57-127-126z">
          <text:p/>
        </draw:path>
        <draw:path draw:style-name="gr46" draw:text-style-name="P2" draw:layer="layout" svg:width="0.251cm" svg:height="0.251cm" svg:x="13.869cm" svg:y="8.949cm" svg:viewBox="0 0 252 252" svg:d="M0 126c0-70 58-126 127-126s125 56 125 126c0 69-56 126-125 126s-127-57-127-126z">
          <text:p/>
        </draw:path>
        <draw:path draw:style-name="gr45" draw:text-style-name="P23" draw:layer="layout" svg:width="0.251cm" svg:height="0.251cm" svg:x="13.869cm" svg:y="8.846cm" svg:viewBox="0 0 252 252" svg:d="M0 126c0-69 58-126 127-126s125 57 125 126-56 126-125 126-127-57-127-126z">
          <text:p/>
        </draw:path>
        <draw:path draw:style-name="gr46" draw:text-style-name="P2" draw:layer="layout" svg:width="0.251cm" svg:height="0.251cm" svg:x="13.869cm" svg:y="8.846cm" svg:viewBox="0 0 252 252" svg:d="M0 126c0-69 58-126 127-126s125 57 125 126-56 126-125 126-127-57-127-126z">
          <text:p/>
        </draw:path>
        <draw:path draw:style-name="gr49" draw:text-style-name="P25" draw:layer="layout" svg:width="0.251cm" svg:height="0.25cm" svg:x="13.409cm" svg:y="6.654cm" svg:viewBox="0 0 252 251" svg:d="M0 126c0-70 56-126 126-126 68 0 126 56 126 126 0 69-58 125-126 125-70 0-126-56-126-125z">
          <text:p/>
        </draw:path>
        <draw:path draw:style-name="gr50" draw:text-style-name="P2" draw:layer="layout" svg:width="0.251cm" svg:height="0.25cm" svg:x="13.409cm" svg:y="6.654cm" svg:viewBox="0 0 252 251" svg:d="M0 126c0-70 56-126 126-126 68 0 126 56 126 126 0 69-58 125-126 125-70 0-126-56-126-125z">
          <text:p/>
        </draw:path>
        <draw:path draw:style-name="gr49" draw:text-style-name="P25" draw:layer="layout" svg:width="0.251cm" svg:height="0.251cm" svg:x="13.409cm" svg:y="6.746cm" svg:viewBox="0 0 252 252" svg:d="M0 126c0-69 56-126 126-126 68 0 126 57 126 126s-58 126-126 126c-70 0-126-57-126-126z">
          <text:p/>
        </draw:path>
        <draw:path draw:style-name="gr50" draw:text-style-name="P2" draw:layer="layout" svg:width="0.251cm" svg:height="0.251cm" svg:x="13.409cm" svg:y="6.746cm" svg:viewBox="0 0 252 252" svg:d="M0 126c0-69 56-126 126-126 68 0 126 57 126 126s-58 126-126 126c-70 0-126-57-126-126z">
          <text:p/>
        </draw:path>
        <draw:path draw:style-name="gr33" draw:text-style-name="P17" draw:layer="layout" svg:width="0.251cm" svg:height="0.251cm" svg:x="13.919cm" svg:y="9.083cm" svg:viewBox="0 0 252 252" svg:d="M0 125c0-69 56-125 125-125s127 56 127 125c0 70-58 127-127 127s-125-57-125-127z">
          <text:p/>
        </draw:path>
        <draw:path draw:style-name="gr34" draw:text-style-name="P2" draw:layer="layout" svg:width="0.251cm" svg:height="0.251cm" svg:x="13.919cm" svg:y="9.083cm" svg:viewBox="0 0 252 252" svg:d="M0 125c0-69 56-125 125-125s127 56 127 125c0 70-58 127-127 127s-125-57-125-127z">
          <text:p/>
        </draw:path>
        <draw:path draw:style-name="gr51" draw:text-style-name="P26" draw:layer="layout" svg:width="0.251cm" svg:height="0.251cm" svg:x="13.017cm" svg:y="8.924cm" svg:viewBox="0 0 252 252" svg:d="M0 127c0-70 56-127 126-127 69 0 126 57 126 127 0 69-57 125-126 125-70 0-126-56-126-125z">
          <text:p/>
        </draw:path>
        <draw:path draw:style-name="gr52" draw:text-style-name="P2" draw:layer="layout" svg:width="0.251cm" svg:height="0.251cm" svg:x="13.017cm" svg:y="8.924cm" svg:viewBox="0 0 252 252" svg:d="M0 127c0-70 56-127 126-127 69 0 126 57 126 127 0 69-57 125-126 125-70 0-126-56-126-125z">
          <text:p/>
        </draw:path>
        <draw:path draw:style-name="gr49" draw:text-style-name="P25" draw:layer="layout" svg:width="0.251cm" svg:height="0.251cm" svg:x="13.409cm" svg:y="6.728cm" svg:viewBox="0 0 252 252" svg:d="M0 127c0-69 56-127 126-127 68 0 126 58 126 127s-58 125-126 125c-70 0-126-56-126-125z">
          <text:p/>
        </draw:path>
        <draw:path draw:style-name="gr50" draw:text-style-name="P2" draw:layer="layout" svg:width="0.251cm" svg:height="0.251cm" svg:x="13.409cm" svg:y="6.728cm" svg:viewBox="0 0 252 252" svg:d="M0 127c0-69 56-127 126-127 68 0 126 58 126 127s-58 125-126 125c-70 0-126-56-126-125z">
          <text:p/>
        </draw:path>
        <draw:path draw:style-name="gr49" draw:text-style-name="P25" draw:layer="layout" svg:width="0.251cm" svg:height="0.251cm" svg:x="13.409cm" svg:y="6.317cm" svg:viewBox="0 0 252 252" svg:d="M0 125c0-69 56-125 126-125 68 0 126 56 126 125 0 70-58 127-126 127-70 0-126-57-126-127z">
          <text:p/>
        </draw:path>
        <draw:path draw:style-name="gr50" draw:text-style-name="P2" draw:layer="layout" svg:width="0.251cm" svg:height="0.251cm" svg:x="13.409cm" svg:y="6.317cm" svg:viewBox="0 0 252 252" svg:d="M0 125c0-69 56-125 126-125 68 0 126 56 126 125 0 70-58 127-126 127-70 0-126-57-126-127z">
          <text:p/>
        </draw:path>
        <draw:path draw:style-name="gr49" draw:text-style-name="P25" draw:layer="layout" svg:width="0.251cm" svg:height="0.251cm" svg:x="13.409cm" svg:y="6.645cm" svg:viewBox="0 0 252 252" svg:d="M0 126c0-70 56-126 126-126 68 0 126 56 126 126 0 69-58 126-126 126-70 0-126-57-126-126z">
          <text:p/>
        </draw:path>
        <draw:path draw:style-name="gr50" draw:text-style-name="P2" draw:layer="layout" svg:width="0.251cm" svg:height="0.251cm" svg:x="13.409cm" svg:y="6.645cm" svg:viewBox="0 0 252 252" svg:d="M0 126c0-70 56-126 126-126 68 0 126 56 126 126 0 69-58 126-126 126-70 0-126-57-126-126z">
          <text:p/>
        </draw:path>
        <draw:path draw:style-name="gr19" draw:text-style-name="P10" draw:layer="layout" svg:width="0.251cm" svg:height="0.251cm" svg:x="12.969cm" svg:y="8.459cm" svg:viewBox="0 0 252 252" svg:d="M0 127c0-69 57-127 126-127 70 0 126 58 126 127s-56 125-126 125c-69 0-126-56-126-125z">
          <text:p/>
        </draw:path>
        <draw:path draw:style-name="gr20" draw:text-style-name="P2" draw:layer="layout" svg:width="0.251cm" svg:height="0.251cm" svg:x="12.969cm" svg:y="8.459cm" svg:viewBox="0 0 252 252" svg:d="M0 127c0-69 57-127 126-127 70 0 126 58 126 127s-56 125-126 125c-69 0-126-56-126-125z">
          <text:p/>
        </draw:path>
        <draw:path draw:style-name="gr53" draw:text-style-name="P27" draw:layer="layout" svg:width="0.251cm" svg:height="0.251cm" svg:x="13.606cm" svg:y="8.704cm" svg:viewBox="0 0 252 252" svg:d="M0 127c0-70 58-127 126-127 70 0 126 57 126 127 0 68-56 125-126 125-68 0-126-57-126-125z">
          <text:p/>
        </draw:path>
        <draw:path draw:style-name="gr54" draw:text-style-name="P2" draw:layer="layout" svg:width="0.251cm" svg:height="0.251cm" svg:x="13.606cm" svg:y="8.704cm" svg:viewBox="0 0 252 252" svg:d="M0 127c0-70 58-127 126-127 70 0 126 57 126 127 0 68-56 125-126 125-68 0-126-57-126-125z">
          <text:p/>
        </draw:path>
        <draw:path draw:style-name="gr53" draw:text-style-name="P27" draw:layer="layout" svg:width="0.251cm" svg:height="0.251cm" svg:x="13.606cm" svg:y="8.639cm" svg:viewBox="0 0 252 252" svg:d="M0 126c0-70 58-126 126-126 70 0 126 56 126 126 0 69-56 126-126 126-68 0-126-57-126-126z">
          <text:p/>
        </draw:path>
        <draw:path draw:style-name="gr54" draw:text-style-name="P2" draw:layer="layout" svg:width="0.251cm" svg:height="0.251cm" svg:x="13.606cm" svg:y="8.639cm" svg:viewBox="0 0 252 252" svg:d="M0 126c0-70 58-126 126-126 70 0 126 56 126 126 0 69-56 126-126 126-68 0-126-57-126-126z">
          <text:p/>
        </draw:path>
        <draw:path draw:style-name="gr53" draw:text-style-name="P27" draw:layer="layout" svg:width="0.251cm" svg:height="0.251cm" svg:x="13.606cm" svg:y="8.763cm" svg:viewBox="0 0 252 252" svg:d="M0 125c0-68 58-125 126-125 70 0 126 57 126 125 0 70-56 127-126 127-68 0-126-57-126-127z">
          <text:p/>
        </draw:path>
        <draw:path draw:style-name="gr54" draw:text-style-name="P2" draw:layer="layout" svg:width="0.251cm" svg:height="0.251cm" svg:x="13.606cm" svg:y="8.763cm" svg:viewBox="0 0 252 252" svg:d="M0 125c0-68 58-125 126-125 70 0 126 57 126 125 0 70-56 127-126 127-68 0-126-57-126-127z">
          <text:p/>
        </draw:path>
        <draw:path draw:style-name="gr55" draw:text-style-name="P28" draw:layer="layout" svg:width="0.251cm" svg:height="0.251cm" svg:x="13.409cm" svg:y="8.825cm" svg:viewBox="0 0 252 252" svg:d="M0 125c0-69 57-125 126-125s126 56 126 125c0 70-57 127-126 127s-126-57-126-127z">
          <text:p/>
        </draw:path>
        <draw:path draw:style-name="gr56" draw:text-style-name="P2" draw:layer="layout" svg:width="0.251cm" svg:height="0.251cm" svg:x="13.409cm" svg:y="8.825cm" svg:viewBox="0 0 252 252" svg:d="M0 125c0-69 57-125 126-125s126 56 126 125c0 70-57 127-126 127s-126-57-126-127z">
          <text:p/>
        </draw:path>
        <draw:path draw:style-name="gr25" draw:text-style-name="P13" draw:layer="layout" svg:width="0.251cm" svg:height="0.251cm" svg:x="14.301cm" svg:y="8.432cm" svg:viewBox="0 0 252 252" svg:d="M0 127c0-70 57-127 127-127 69 0 125 57 125 127 0 69-56 125-125 125-70 0-127-56-127-125z">
          <text:p/>
        </draw:path>
        <draw:path draw:style-name="gr26" draw:text-style-name="P2" draw:layer="layout" svg:width="0.251cm" svg:height="0.251cm" svg:x="14.301cm" svg:y="8.432cm" svg:viewBox="0 0 252 252" svg:d="M0 127c0-70 57-127 127-127 69 0 125 57 125 127 0 69-56 125-125 125-70 0-127-56-127-125z">
          <text:p/>
        </draw:path>
        <draw:path draw:style-name="gr57" draw:text-style-name="P29" draw:layer="layout" svg:width="0.251cm" svg:height="0.251cm" svg:x="13.104cm" svg:y="8.026cm" svg:viewBox="0 0 252 252" svg:d="M0 127c0-69 58-127 127-127s125 58 125 127-56 125-125 125-127-56-127-125z">
          <text:p/>
        </draw:path>
        <draw:path draw:style-name="gr58" draw:text-style-name="P2" draw:layer="layout" svg:width="0.251cm" svg:height="0.251cm" svg:x="13.104cm" svg:y="8.026cm" svg:viewBox="0 0 252 252" svg:d="M0 127c0-69 58-127 127-127s125 58 125 127-56 125-125 125-127-56-127-125z">
          <text:p/>
        </draw:path>
        <draw:path draw:style-name="gr55" draw:text-style-name="P28" draw:layer="layout" svg:width="0.251cm" svg:height="0.251cm" svg:x="13.409cm" svg:y="8.775cm" svg:viewBox="0 0 252 252" svg:d="M0 125c0-68 57-125 126-125s126 57 126 125c0 70-57 127-126 127s-126-57-126-127z">
          <text:p/>
        </draw:path>
        <draw:path draw:style-name="gr56" draw:text-style-name="P2" draw:layer="layout" svg:width="0.251cm" svg:height="0.251cm" svg:x="13.409cm" svg:y="8.775cm" svg:viewBox="0 0 252 252" svg:d="M0 125c0-68 57-125 126-125s126 57 126 125c0 70-57 127-126 127s-126-57-126-127z">
          <text:p/>
        </draw:path>
        <draw:path draw:style-name="gr25" draw:text-style-name="P13" draw:layer="layout" svg:width="0.251cm" svg:height="0.251cm" svg:x="14.301cm" svg:y="8.222cm" svg:viewBox="0 0 252 252" svg:d="M0 127c0-70 57-127 127-127 69 0 125 57 125 127 0 68-56 125-125 125-70 0-127-57-127-125z">
          <text:p/>
        </draw:path>
        <draw:path draw:style-name="gr26" draw:text-style-name="P2" draw:layer="layout" svg:width="0.251cm" svg:height="0.251cm" svg:x="14.301cm" svg:y="8.222cm" svg:viewBox="0 0 252 252" svg:d="M0 127c0-70 57-127 127-127 69 0 125 57 125 127 0 68-56 125-125 125-70 0-127-57-127-125z">
          <text:p/>
        </draw:path>
        <draw:path draw:style-name="gr57" draw:text-style-name="P29" draw:layer="layout" svg:width="0.251cm" svg:height="0.251cm" svg:x="13.104cm" svg:y="7.804cm" svg:viewBox="0 0 252 252" svg:d="M0 126c0-70 58-126 127-126s125 56 125 126c0 68-56 126-125 126s-127-58-127-126z">
          <text:p/>
        </draw:path>
        <draw:path draw:style-name="gr58" draw:text-style-name="P2" draw:layer="layout" svg:width="0.251cm" svg:height="0.251cm" svg:x="13.104cm" svg:y="7.804cm" svg:viewBox="0 0 252 252" svg:d="M0 126c0-70 58-126 127-126s125 56 125 126c0 68-56 126-125 126s-127-58-127-126z">
          <text:p/>
        </draw:path>
        <draw:path draw:style-name="gr25" draw:text-style-name="P13" draw:layer="layout" svg:width="0.251cm" svg:height="0.251cm" svg:x="14.301cm" svg:y="8.315cm" svg:viewBox="0 0 252 252" svg:d="M0 125c0-69 57-125 127-125 69 0 125 56 125 125s-56 127-125 127c-70 0-127-58-127-127z">
          <text:p/>
        </draw:path>
        <draw:path draw:style-name="gr26" draw:text-style-name="P2" draw:layer="layout" svg:width="0.251cm" svg:height="0.251cm" svg:x="14.301cm" svg:y="8.315cm" svg:viewBox="0 0 252 252" svg:d="M0 125c0-69 57-125 127-125 69 0 125 56 125 125s-56 127-125 127c-70 0-127-58-127-127z">
          <text:p/>
        </draw:path>
        <draw:path draw:style-name="gr57" draw:text-style-name="P29" draw:layer="layout" svg:width="0.251cm" svg:height="0.251cm" svg:x="13.104cm" svg:y="7.841cm" svg:viewBox="0 0 252 252" svg:d="M0 126c0-69 58-126 127-126s125 57 125 126c0 70-56 126-125 126s-127-56-127-126z">
          <text:p/>
        </draw:path>
        <draw:path draw:style-name="gr58" draw:text-style-name="P2" draw:layer="layout" svg:width="0.251cm" svg:height="0.251cm" svg:x="13.104cm" svg:y="7.841cm" svg:viewBox="0 0 252 252" svg:d="M0 126c0-69 58-126 127-126s125 57 125 126c0 70-56 126-125 126s-127-56-127-126z">
          <text:p/>
        </draw:path>
        <draw:path draw:style-name="gr59" draw:text-style-name="P30" draw:layer="layout" svg:width="0.251cm" svg:height="0.251cm" svg:x="13.574cm" svg:y="6.681cm" svg:viewBox="0 0 252 252" svg:d="M0 126c0-70 57-126 127-126 68 0 125 56 125 126 0 69-57 126-125 126-70 0-127-57-127-126z">
          <text:p/>
        </draw:path>
        <draw:path draw:style-name="gr60" draw:text-style-name="P2" draw:layer="layout" svg:width="0.251cm" svg:height="0.251cm" svg:x="13.574cm" svg:y="6.681cm" svg:viewBox="0 0 252 252" svg:d="M0 126c0-70 57-126 127-126 68 0 125 56 125 126 0 69-57 126-125 126-70 0-127-57-127-126z">
          <text:p/>
        </draw:path>
        <draw:path draw:style-name="gr19" draw:text-style-name="P10" draw:layer="layout" svg:width="0.251cm" svg:height="0.251cm" svg:x="12.969cm" svg:y="8.464cm" svg:viewBox="0 0 252 252" svg:d="M0 127c0-69 57-127 126-127 70 0 126 58 126 127s-56 125-126 125c-69 0-126-56-126-125z">
          <text:p/>
        </draw:path>
        <draw:path draw:style-name="gr20" draw:text-style-name="P2" draw:layer="layout" svg:width="0.251cm" svg:height="0.251cm" svg:x="12.969cm" svg:y="8.464cm" svg:viewBox="0 0 252 252" svg:d="M0 127c0-69 57-127 126-127 70 0 126 58 126 127s-56 125-126 125c-69 0-126-56-126-125z">
          <text:p/>
        </draw:path>
        <draw:path draw:style-name="gr61" draw:text-style-name="P31" draw:layer="layout" svg:width="0.251cm" svg:height="0.251cm" svg:x="11.978cm" svg:y="5.874cm" svg:viewBox="0 0 252 252" svg:d="M0 126c0-70 56-126 125-126 70 0 127 56 127 126 0 69-57 126-127 126-69 0-125-57-125-126z">
          <text:p/>
        </draw:path>
        <draw:path draw:style-name="gr62" draw:text-style-name="P2" draw:layer="layout" svg:width="0.251cm" svg:height="0.251cm" svg:x="11.978cm" svg:y="5.874cm" svg:viewBox="0 0 252 252" svg:d="M0 126c0-70 56-126 125-126 70 0 127 56 127 126 0 69-57 126-127 126-69 0-125-57-125-126z">
          <text:p/>
        </draw:path>
        <draw:path draw:style-name="gr63" draw:text-style-name="P32" draw:layer="layout" svg:width="0.251cm" svg:height="0.251cm" svg:x="12.29cm" svg:y="9.407cm" svg:viewBox="0 0 252 252" svg:d="M0 126c0-70 57-126 127-126 69 0 125 56 125 126 0 69-56 126-125 126-70 0-127-57-127-126z">
          <text:p/>
        </draw:path>
        <draw:path draw:style-name="gr64" draw:text-style-name="P2" draw:layer="layout" svg:width="0.251cm" svg:height="0.251cm" svg:x="12.29cm" svg:y="9.407cm" svg:viewBox="0 0 252 252" svg:d="M0 126c0-70 57-126 127-126 69 0 125 56 125 126 0 69-56 126-125 126-70 0-127-57-127-126z">
          <text:p/>
        </draw:path>
        <draw:path draw:style-name="gr63" draw:text-style-name="P32" draw:layer="layout" svg:width="0.251cm" svg:height="0.251cm" svg:x="12.29cm" svg:y="9.201cm" svg:viewBox="0 0 252 252" svg:d="M0 126c0-70 57-126 127-126 69 0 125 56 125 126 0 69-56 126-125 126-70 0-127-57-127-126z">
          <text:p/>
        </draw:path>
        <draw:path draw:style-name="gr64" draw:text-style-name="P2" draw:layer="layout" svg:width="0.251cm" svg:height="0.251cm" svg:x="12.29cm" svg:y="9.201cm" svg:viewBox="0 0 252 252" svg:d="M0 126c0-70 57-126 127-126 69 0 125 56 125 126 0 69-56 126-125 126-70 0-127-57-127-126z">
          <text:p/>
        </draw:path>
        <draw:path draw:style-name="gr65" draw:text-style-name="P33" draw:layer="layout" svg:width="0.251cm" svg:height="0.25cm" svg:x="12.57cm" svg:y="9.357cm" svg:viewBox="0 0 252 251" svg:d="M0 125c0-69 58-125 127-125s125 56 125 125c0 70-56 126-125 126s-127-56-127-126z">
          <text:p/>
        </draw:path>
        <draw:path draw:style-name="gr66" draw:text-style-name="P2" draw:layer="layout" svg:width="0.251cm" svg:height="0.25cm" svg:x="12.57cm" svg:y="9.357cm" svg:viewBox="0 0 252 251" svg:d="M0 125c0-69 58-125 127-125s125 56 125 125c0 70-56 126-125 126s-127-56-127-126z">
          <text:p/>
        </draw:path>
        <draw:path draw:style-name="gr63" draw:text-style-name="P32" draw:layer="layout" svg:width="0.251cm" svg:height="0.25cm" svg:x="12.29cm" svg:y="9.189cm" svg:viewBox="0 0 252 251" svg:d="M0 126c0-70 57-126 127-126 69 0 125 56 125 126 0 69-56 125-125 125-70 0-127-56-127-125z">
          <text:p/>
        </draw:path>
        <draw:path draw:style-name="gr64" draw:text-style-name="P2" draw:layer="layout" svg:width="0.251cm" svg:height="0.25cm" svg:x="12.29cm" svg:y="9.189cm" svg:viewBox="0 0 252 251" svg:d="M0 126c0-70 57-126 127-126 69 0 125 56 125 126 0 69-56 125-125 125-70 0-127-56-127-125z">
          <text:p/>
        </draw:path>
        <draw:path draw:style-name="gr67" draw:text-style-name="P34" draw:layer="layout" svg:width="0.25cm" svg:height="0.251cm" svg:x="13.18cm" svg:y="7.258cm" svg:viewBox="0 0 251 252" svg:d="M0 126c0-69 56-126 125-126s126 57 126 126-57 126-126 126-125-57-125-126z">
          <text:p/>
        </draw:path>
        <draw:path draw:style-name="gr68" draw:text-style-name="P2" draw:layer="layout" svg:width="0.25cm" svg:height="0.251cm" svg:x="13.18cm" svg:y="7.258cm" svg:viewBox="0 0 251 252" svg:d="M0 126c0-69 56-126 125-126s126 57 126 126-57 126-126 126-125-57-125-126z">
          <text:p/>
        </draw:path>
        <draw:path draw:style-name="gr69" draw:text-style-name="P35" draw:layer="layout" svg:width="0.251cm" svg:height="0.25cm" svg:x="14.227cm" svg:y="6.606cm" svg:viewBox="0 0 252 251" svg:d="M0 125c0-69 57-125 126-125 70 0 126 56 126 125 0 70-56 126-126 126-69 0-126-56-126-126z">
          <text:p/>
        </draw:path>
        <draw:path draw:style-name="gr70" draw:text-style-name="P2" draw:layer="layout" svg:width="0.251cm" svg:height="0.25cm" svg:x="14.227cm" svg:y="6.606cm" svg:viewBox="0 0 252 251" svg:d="M0 125c0-69 57-125 126-125 70 0 126 56 126 125 0 70-56 126-126 126-69 0-126-56-126-126z">
          <text:p/>
        </draw:path>
        <draw:path draw:style-name="gr69" draw:text-style-name="P35" draw:layer="layout" svg:width="0.251cm" svg:height="0.251cm" svg:x="14.227cm" svg:y="6.353cm" svg:viewBox="0 0 252 252" svg:d="M0 125c0-69 57-125 126-125 70 0 126 56 126 125 0 70-56 127-126 127-69 0-126-57-126-127z">
          <text:p/>
        </draw:path>
        <draw:path draw:style-name="gr70" draw:text-style-name="P2" draw:layer="layout" svg:width="0.251cm" svg:height="0.251cm" svg:x="14.227cm" svg:y="6.353cm" svg:viewBox="0 0 252 252" svg:d="M0 125c0-69 57-125 126-125 70 0 126 56 126 125 0 70-56 127-126 127-69 0-126-57-126-127z">
          <text:p/>
        </draw:path>
        <draw:path draw:style-name="gr71" draw:text-style-name="P36" draw:layer="layout" svg:width="0.251cm" svg:height="0.25cm" svg:x="13.871cm" svg:y="9.773cm" svg:viewBox="0 0 252 251" svg:d="M0 125c0-69 58-125 126-125 69 0 126 56 126 125s-57 126-126 126c-68 0-126-57-126-126z">
          <text:p/>
        </draw:path>
        <draw:path draw:style-name="gr72" draw:text-style-name="P2" draw:layer="layout" svg:width="0.251cm" svg:height="0.25cm" svg:x="13.871cm" svg:y="9.773cm" svg:viewBox="0 0 252 251" svg:d="M0 125c0-69 58-125 126-125 69 0 126 56 126 125s-57 126-126 126c-68 0-126-57-126-126z">
          <text:p/>
        </draw:path>
        <draw:path draw:style-name="gr73" draw:text-style-name="P37" draw:layer="layout" svg:width="0.251cm" svg:height="0.251cm" svg:x="13.782cm" svg:y="8.531cm" svg:viewBox="0 0 252 252" svg:d="M0 126c0-69 56-126 126-126 69 0 126 57 126 126s-57 126-126 126c-70 0-126-57-126-126z">
          <text:p/>
        </draw:path>
        <draw:path draw:style-name="gr74" draw:text-style-name="P2" draw:layer="layout" svg:width="0.251cm" svg:height="0.251cm" svg:x="13.782cm" svg:y="8.531cm" svg:viewBox="0 0 252 252" svg:d="M0 126c0-69 56-126 126-126 69 0 126 57 126 126s-57 126-126 126c-70 0-126-57-126-126z">
          <text:p/>
        </draw:path>
        <draw:path draw:style-name="gr73" draw:text-style-name="P37" draw:layer="layout" svg:width="0.251cm" svg:height="0.25cm" svg:x="13.782cm" svg:y="8.763cm" svg:viewBox="0 0 252 251" svg:d="M0 125c0-69 56-125 126-125 69 0 126 56 126 125s-57 126-126 126c-70 0-126-57-126-126z">
          <text:p/>
        </draw:path>
        <draw:path draw:style-name="gr74" draw:text-style-name="P2" draw:layer="layout" svg:width="0.251cm" svg:height="0.25cm" svg:x="13.782cm" svg:y="8.763cm" svg:viewBox="0 0 252 251" svg:d="M0 125c0-69 56-125 126-125 69 0 126 56 126 125s-57 126-126 126c-70 0-126-57-126-126z">
          <text:p/>
        </draw:path>
        <draw:path draw:style-name="gr73" draw:text-style-name="P37" draw:layer="layout" svg:width="0.251cm" svg:height="0.251cm" svg:x="13.782cm" svg:y="9.465cm" svg:viewBox="0 0 252 252" svg:d="M0 126c0-68 56-126 126-126 69 0 126 58 126 126 0 70-57 126-126 126-70 0-126-56-126-126z">
          <text:p/>
        </draw:path>
        <draw:path draw:style-name="gr74" draw:text-style-name="P2" draw:layer="layout" svg:width="0.251cm" svg:height="0.251cm" svg:x="13.782cm" svg:y="9.465cm" svg:viewBox="0 0 252 252" svg:d="M0 126c0-68 56-126 126-126 69 0 126 58 126 126 0 70-57 126-126 126-70 0-126-56-126-126z">
          <text:p/>
        </draw:path>
        <draw:path draw:style-name="gr73" draw:text-style-name="P37" draw:layer="layout" svg:width="0.251cm" svg:height="0.251cm" svg:x="13.782cm" svg:y="8.758cm" svg:viewBox="0 0 252 252" svg:d="M0 127c0-69 56-127 126-127 69 0 126 58 126 127s-57 125-126 125c-70 0-126-56-126-125z">
          <text:p/>
        </draw:path>
        <draw:path draw:style-name="gr74" draw:text-style-name="P2" draw:layer="layout" svg:width="0.251cm" svg:height="0.251cm" svg:x="13.782cm" svg:y="8.758cm" svg:viewBox="0 0 252 252" svg:d="M0 127c0-69 56-127 126-127 69 0 126 58 126 127s-57 125-126 125c-70 0-126-56-126-125z">
          <text:p/>
        </draw:path>
        <draw:path draw:style-name="gr73" draw:text-style-name="P37" draw:layer="layout" svg:width="0.251cm" svg:height="0.251cm" svg:x="13.782cm" svg:y="9.477cm" svg:viewBox="0 0 252 252" svg:d="M0 126c0-70 56-126 126-126 69 0 126 56 126 126s-57 126-126 126c-70 0-126-56-126-126z">
          <text:p/>
        </draw:path>
        <draw:path draw:style-name="gr74" draw:text-style-name="P2" draw:layer="layout" svg:width="0.251cm" svg:height="0.251cm" svg:x="13.782cm" svg:y="9.477cm" svg:viewBox="0 0 252 252" svg:d="M0 126c0-70 56-126 126-126 69 0 126 56 126 126s-57 126-126 126c-70 0-126-56-126-126z">
          <text:p/>
        </draw:path>
        <draw:path draw:style-name="gr53" draw:text-style-name="P27" draw:layer="layout" svg:width="0.251cm" svg:height="0.25cm" svg:x="13.606cm" svg:y="8.8cm" svg:viewBox="0 0 252 251" svg:d="M0 125c0-69 58-125 126-125 70 0 126 56 126 125s-56 126-126 126c-68 0-126-57-126-126z">
          <text:p/>
        </draw:path>
        <draw:path draw:style-name="gr54" draw:text-style-name="P2" draw:layer="layout" svg:width="0.251cm" svg:height="0.25cm" svg:x="13.606cm" svg:y="8.8cm" svg:viewBox="0 0 252 251" svg:d="M0 125c0-69 58-125 126-125 70 0 126 56 126 125s-56 126-126 126c-68 0-126-57-126-126z">
          <text:p/>
        </draw:path>
        <draw:path draw:style-name="gr75" draw:text-style-name="P38" draw:layer="layout" svg:width="0.251cm" svg:height="0.25cm" svg:x="12.706cm" svg:y="9.546cm" svg:viewBox="0 0 252 251" svg:d="M0 125c0-69 57-125 125-125 71 0 127 56 127 125s-56 126-127 126c-68 0-125-57-125-126z">
          <text:p/>
        </draw:path>
        <draw:path draw:style-name="gr76" draw:text-style-name="P2" draw:layer="layout" svg:width="0.251cm" svg:height="0.25cm" svg:x="12.706cm" svg:y="9.546cm" svg:viewBox="0 0 252 251" svg:d="M0 125c0-69 57-125 125-125 71 0 127 56 127 125s-56 126-127 126c-68 0-125-57-125-126z">
          <text:p/>
        </draw:path>
        <draw:path draw:style-name="gr75" draw:text-style-name="P38" draw:layer="layout" svg:width="0.251cm" svg:height="0.251cm" svg:x="12.706cm" svg:y="9.651cm" svg:viewBox="0 0 252 252" svg:d="M0 125c0-69 57-125 125-125 71 0 127 56 127 125 0 71-56 127-127 127-68 0-125-56-125-127z">
          <text:p/>
        </draw:path>
        <draw:path draw:style-name="gr76" draw:text-style-name="P2" draw:layer="layout" svg:width="0.251cm" svg:height="0.251cm" svg:x="12.706cm" svg:y="9.651cm" svg:viewBox="0 0 252 252" svg:d="M0 125c0-69 57-125 125-125 71 0 127 56 127 125 0 71-56 127-127 127-68 0-125-56-125-127z">
          <text:p/>
        </draw:path>
        <draw:path draw:style-name="gr75" draw:text-style-name="P38" draw:layer="layout" svg:width="0.251cm" svg:height="0.251cm" svg:x="12.706cm" svg:y="9.593cm" svg:viewBox="0 0 252 252" svg:d="M0 126c0-69 57-126 125-126 71 0 127 57 127 126 0 70-56 126-127 126-68 0-125-56-125-126z">
          <text:p/>
        </draw:path>
        <draw:path draw:style-name="gr76" draw:text-style-name="P2" draw:layer="layout" svg:width="0.251cm" svg:height="0.251cm" svg:x="12.706cm" svg:y="9.593cm" svg:viewBox="0 0 252 252" svg:d="M0 126c0-69 57-126 125-126 71 0 127 57 127 126 0 70-56 126-127 126-68 0-125-56-125-126z">
          <text:p/>
        </draw:path>
        <draw:path draw:style-name="gr53" draw:text-style-name="P27" draw:layer="layout" svg:width="0.251cm" svg:height="0.25cm" svg:x="13.606cm" svg:y="8.674cm" svg:viewBox="0 0 252 251" svg:d="M0 126c0-70 58-126 126-126 70 0 126 56 126 126 0 69-56 125-126 125-68 0-126-56-126-125z">
          <text:p/>
        </draw:path>
        <draw:path draw:style-name="gr54" draw:text-style-name="P2" draw:layer="layout" svg:width="0.251cm" svg:height="0.25cm" svg:x="13.606cm" svg:y="8.674cm" svg:viewBox="0 0 252 251" svg:d="M0 126c0-70 58-126 126-126 70 0 126 56 126 126 0 69-56 125-126 125-68 0-126-56-126-125z">
          <text:p/>
        </draw:path>
        <draw:path draw:style-name="gr75" draw:text-style-name="P38" draw:layer="layout" svg:width="0.251cm" svg:height="0.25cm" svg:x="12.706cm" svg:y="8.874cm" svg:viewBox="0 0 252 251" svg:d="M0 125c0-69 57-125 125-125 71 0 127 56 127 125 0 70-56 126-127 126-68 0-125-56-125-126z">
          <text:p/>
        </draw:path>
        <draw:path draw:style-name="gr76" draw:text-style-name="P2" draw:layer="layout" svg:width="0.251cm" svg:height="0.25cm" svg:x="12.706cm" svg:y="8.874cm" svg:viewBox="0 0 252 251" svg:d="M0 125c0-69 57-125 125-125 71 0 127 56 127 125 0 70-56 126-127 126-68 0-125-56-125-126z">
          <text:p/>
        </draw:path>
        <draw:path draw:style-name="gr75" draw:text-style-name="P38" draw:layer="layout" svg:width="0.251cm" svg:height="0.251cm" svg:x="12.706cm" svg:y="9.469cm" svg:viewBox="0 0 252 252" svg:d="M0 127c0-69 57-127 125-127 71 0 127 58 127 127s-56 125-127 125c-68 0-125-56-125-125z">
          <text:p/>
        </draw:path>
        <draw:path draw:style-name="gr76" draw:text-style-name="P2" draw:layer="layout" svg:width="0.251cm" svg:height="0.251cm" svg:x="12.706cm" svg:y="9.469cm" svg:viewBox="0 0 252 252" svg:d="M0 127c0-69 57-127 125-127 71 0 127 58 127 127s-56 125-127 125c-68 0-125-56-125-125z">
          <text:p/>
        </draw:path>
        <draw:path draw:style-name="gr77" draw:text-style-name="P39" draw:layer="layout" svg:width="0.251cm" svg:height="0.251cm" svg:x="12.558cm" svg:y="9.515cm" svg:viewBox="0 0 252 252" svg:d="M0 126c0-69 56-126 126-126 69 0 126 57 126 126s-57 126-126 126c-70 0-126-57-126-126z">
          <text:p/>
        </draw:path>
        <draw:path draw:style-name="gr78" draw:text-style-name="P2" draw:layer="layout" svg:width="0.251cm" svg:height="0.251cm" svg:x="12.558cm" svg:y="9.515cm" svg:viewBox="0 0 252 252" svg:d="M0 126c0-69 56-126 126-126 69 0 126 57 126 126s-57 126-126 126c-70 0-126-57-126-126z">
          <text:p/>
        </draw:path>
        <draw:path draw:style-name="gr79" draw:text-style-name="P40" draw:layer="layout" svg:width="0.251cm" svg:height="0.25cm" svg:x="14.276cm" svg:y="7.822cm" svg:viewBox="0 0 252 251" svg:d="M0 125c0-69 57-125 127-125 69 0 125 56 125 125 0 70-56 126-125 126-70 0-127-56-127-126z">
          <text:p/>
        </draw:path>
        <draw:path draw:style-name="gr80" draw:text-style-name="P2" draw:layer="layout" svg:width="0.251cm" svg:height="0.25cm" svg:x="14.276cm" svg:y="7.822cm" svg:viewBox="0 0 252 251" svg:d="M0 125c0-69 57-125 127-125 69 0 125 56 125 125 0 70-56 126-125 126-70 0-127-56-127-126z">
          <text:p/>
        </draw:path>
        <draw:path draw:style-name="gr29" draw:text-style-name="P15" draw:layer="layout" svg:width="0.251cm" svg:height="0.251cm" svg:x="12.57cm" svg:y="7.854cm" svg:viewBox="0 0 252 252" svg:d="M0 126c0-69 58-126 127-126s125 57 125 126-56 126-125 126-127-57-127-126z">
          <text:p/>
        </draw:path>
        <draw:path draw:style-name="gr30" draw:text-style-name="P2" draw:layer="layout" svg:width="0.251cm" svg:height="0.251cm" svg:x="12.57cm" svg:y="7.854cm" svg:viewBox="0 0 252 252" svg:d="M0 126c0-69 58-126 127-126s125 57 125 126-56 126-125 126-127-57-127-126z">
          <text:p/>
        </draw:path>
        <draw:path draw:style-name="gr15" draw:text-style-name="P8" draw:layer="layout" svg:width="0.251cm" svg:height="0.251cm" svg:x="13.753cm" svg:y="7.93cm" svg:viewBox="0 0 252 252" svg:d="M0 127c0-71 57-127 127-127 69 0 125 56 125 127 0 68-56 125-125 125-70 0-127-57-127-125z">
          <text:p/>
        </draw:path>
        <draw:path draw:style-name="gr16" draw:text-style-name="P2" draw:layer="layout" svg:width="0.251cm" svg:height="0.251cm" svg:x="13.753cm" svg:y="7.93cm" svg:viewBox="0 0 252 252" svg:d="M0 127c0-71 57-127 127-127 69 0 125 56 125 127 0 68-56 125-125 125-70 0-127-57-127-125z">
          <text:p/>
        </draw:path>
        <draw:path draw:style-name="gr77" draw:text-style-name="P39" draw:layer="layout" svg:width="0.251cm" svg:height="0.251cm" svg:x="12.558cm" svg:y="9.183cm" svg:viewBox="0 0 252 252" svg:d="M0 127c0-71 56-127 126-127 69 0 126 56 126 127 0 68-57 125-126 125-70 0-126-57-126-125z">
          <text:p/>
        </draw:path>
        <draw:path draw:style-name="gr78" draw:text-style-name="P2" draw:layer="layout" svg:width="0.251cm" svg:height="0.251cm" svg:x="12.558cm" svg:y="9.183cm" svg:viewBox="0 0 252 252" svg:d="M0 127c0-71 56-127 126-127 69 0 126 56 126 127 0 68-57 125-126 125-70 0-126-57-126-125z">
          <text:p/>
        </draw:path>
        <draw:path draw:style-name="gr77" draw:text-style-name="P39" draw:layer="layout" svg:width="0.251cm" svg:height="0.251cm" svg:x="12.558cm" svg:y="9.173cm" svg:viewBox="0 0 252 252" svg:d="M0 126c0-70 56-126 126-126 69 0 126 56 126 126 0 69-57 126-126 126-70 0-126-57-126-126z">
          <text:p/>
        </draw:path>
        <draw:path draw:style-name="gr78" draw:text-style-name="P2" draw:layer="layout" svg:width="0.251cm" svg:height="0.251cm" svg:x="12.558cm" svg:y="9.173cm" svg:viewBox="0 0 252 252" svg:d="M0 126c0-70 56-126 126-126 69 0 126 56 126 126 0 69-57 126-126 126-70 0-126-57-126-126z">
          <text:p/>
        </draw:path>
        <draw:path draw:style-name="gr77" draw:text-style-name="P39" draw:layer="layout" svg:width="0.251cm" svg:height="0.251cm" svg:x="12.558cm" svg:y="9.619cm" svg:viewBox="0 0 252 252" svg:d="M0 125c0-69 56-125 126-125 69 0 126 56 126 125 0 70-57 127-126 127-70 0-126-57-126-127z">
          <text:p/>
        </draw:path>
        <draw:path draw:style-name="gr78" draw:text-style-name="P2" draw:layer="layout" svg:width="0.251cm" svg:height="0.251cm" svg:x="12.558cm" svg:y="9.619cm" svg:viewBox="0 0 252 252" svg:d="M0 125c0-69 56-125 126-125 69 0 126 56 126 125 0 70-57 127-126 127-70 0-126-57-126-127z">
          <text:p/>
        </draw:path>
        <draw:path draw:style-name="gr23" draw:text-style-name="P12" draw:layer="layout" svg:width="0.251cm" svg:height="0.251cm" svg:x="14.039cm" svg:y="6.604cm" svg:viewBox="0 0 252 252" svg:d="M0 125c0-69 56-125 127-125 68 0 125 56 125 125 0 70-57 127-125 127-71 0-127-57-127-127z">
          <text:p/>
        </draw:path>
        <draw:path draw:style-name="gr24" draw:text-style-name="P2" draw:layer="layout" svg:width="0.251cm" svg:height="0.251cm" svg:x="14.039cm" svg:y="6.604cm" svg:viewBox="0 0 252 252" svg:d="M0 125c0-69 56-125 127-125 68 0 125 56 125 125 0 70-57 127-125 127-71 0-127-57-127-127z">
          <text:p/>
        </draw:path>
        <draw:path draw:style-name="gr81" draw:text-style-name="P41" draw:layer="layout" svg:width="0.251cm" svg:height="0.251cm" svg:x="14.147cm" svg:y="8.112cm" svg:viewBox="0 0 252 252" svg:d="M0 126c0-70 57-126 126-126s126 56 126 126c0 69-57 126-126 126s-126-57-126-126z">
          <text:p/>
        </draw:path>
        <draw:path draw:style-name="gr82" draw:text-style-name="P2" draw:layer="layout" svg:width="0.251cm" svg:height="0.251cm" svg:x="14.147cm" svg:y="8.112cm" svg:viewBox="0 0 252 252" svg:d="M0 126c0-70 57-126 126-126s126 56 126 126c0 69-57 126-126 126s-126-57-126-126z">
          <text:p/>
        </draw:path>
        <draw:path draw:style-name="gr83" draw:text-style-name="P42" draw:layer="layout" svg:width="0.25cm" svg:height="0.251cm" svg:x="13.948cm" svg:y="6.953cm" svg:viewBox="0 0 251 252" svg:d="M0 127c0-69 56-127 125-127 70 0 126 58 126 127s-56 125-126 125c-69 0-125-56-125-125z">
          <text:p/>
        </draw:path>
        <draw:path draw:style-name="gr84" draw:text-style-name="P2" draw:layer="layout" svg:width="0.25cm" svg:height="0.251cm" svg:x="13.948cm" svg:y="6.953cm" svg:viewBox="0 0 251 252" svg:d="M0 127c0-69 56-127 125-127 70 0 126 58 126 127s-56 125-126 125c-69 0-125-56-125-125z">
          <text:p/>
        </draw:path>
        <draw:path draw:style-name="gr25" draw:text-style-name="P13" draw:layer="layout" svg:width="0.251cm" svg:height="0.251cm" svg:x="14.301cm" svg:y="7.017cm" svg:viewBox="0 0 252 252" svg:d="M0 126c0-69 57-126 127-126 69 0 125 57 125 126s-56 126-125 126c-70 0-127-57-127-126z">
          <text:p/>
        </draw:path>
        <draw:path draw:style-name="gr26" draw:text-style-name="P2" draw:layer="layout" svg:width="0.251cm" svg:height="0.251cm" svg:x="14.301cm" svg:y="7.017cm" svg:viewBox="0 0 252 252" svg:d="M0 126c0-69 57-126 127-126 69 0 125 57 125 126s-56 126-125 126c-70 0-127-57-127-126z">
          <text:p/>
        </draw:path>
        <draw:path draw:style-name="gr55" draw:text-style-name="P28" draw:layer="layout" svg:width="0.251cm" svg:height="0.251cm" svg:x="13.409cm" svg:y="9.245cm" svg:viewBox="0 0 252 252" svg:d="M0 127c0-69 57-127 126-127s126 58 126 127c0 68-57 125-126 125s-126-57-126-125z">
          <text:p/>
        </draw:path>
        <draw:path draw:style-name="gr56" draw:text-style-name="P2" draw:layer="layout" svg:width="0.251cm" svg:height="0.251cm" svg:x="13.409cm" svg:y="9.245cm" svg:viewBox="0 0 252 252" svg:d="M0 127c0-69 57-127 126-127s126 58 126 127c0 68-57 125-126 125s-126-57-126-125z">
          <text:p/>
        </draw:path>
        <draw:path draw:style-name="gr55" draw:text-style-name="P28" draw:layer="layout" svg:width="0.251cm" svg:height="0.251cm" svg:x="13.409cm" svg:y="9.232cm" svg:viewBox="0 0 252 252" svg:d="M0 126c0-69 57-126 126-126s126 57 126 126-57 126-126 126-126-57-126-126z">
          <text:p/>
        </draw:path>
        <draw:path draw:style-name="gr56" draw:text-style-name="P2" draw:layer="layout" svg:width="0.251cm" svg:height="0.251cm" svg:x="13.409cm" svg:y="9.232cm" svg:viewBox="0 0 252 252" svg:d="M0 126c0-69 57-126 126-126s126 57 126 126-57 126-126 126-126-57-126-126z">
          <text:p/>
        </draw:path>
        <draw:path draw:style-name="gr55" draw:text-style-name="P28" draw:layer="layout" svg:width="0.251cm" svg:height="0.251cm" svg:x="13.409cm" svg:y="9.295cm" svg:viewBox="0 0 252 252" svg:d="M0 125c0-69 57-125 126-125s126 56 126 125-57 127-126 127-126-58-126-127z">
          <text:p/>
        </draw:path>
        <draw:path draw:style-name="gr56" draw:text-style-name="P2" draw:layer="layout" svg:width="0.251cm" svg:height="0.251cm" svg:x="13.409cm" svg:y="9.295cm" svg:viewBox="0 0 252 252" svg:d="M0 125c0-69 57-125 126-125s126 56 126 125-57 127-126 127-126-58-126-127z">
          <text:p/>
        </draw:path>
        <draw:path draw:style-name="gr55" draw:text-style-name="P28" draw:layer="layout" svg:width="0.251cm" svg:height="0.251cm" svg:x="13.409cm" svg:y="9.19cm" svg:viewBox="0 0 252 252" svg:d="M0 127c0-70 57-127 126-127s126 57 126 127c0 68-57 125-126 125s-126-57-126-125z">
          <text:p/>
        </draw:path>
        <draw:path draw:style-name="gr56" draw:text-style-name="P2" draw:layer="layout" svg:width="0.251cm" svg:height="0.251cm" svg:x="13.409cm" svg:y="9.19cm" svg:viewBox="0 0 252 252" svg:d="M0 127c0-70 57-127 126-127s126 57 126 127c0 68-57 125-126 125s-126-57-126-125z">
          <text:p/>
        </draw:path>
        <draw:path draw:style-name="gr55" draw:text-style-name="P28" draw:layer="layout" svg:width="0.251cm" svg:height="0.251cm" svg:x="13.409cm" svg:y="9.201cm" svg:viewBox="0 0 252 252" svg:d="M0 126c0-70 57-126 126-126s126 56 126 126c0 69-57 126-126 126s-126-57-126-126z">
          <text:p/>
        </draw:path>
        <draw:path draw:style-name="gr56" draw:text-style-name="P2" draw:layer="layout" svg:width="0.251cm" svg:height="0.251cm" svg:x="13.409cm" svg:y="9.201cm" svg:viewBox="0 0 252 252" svg:d="M0 126c0-70 57-126 126-126s126 56 126 126c0 69-57 126-126 126s-126-57-126-126z">
          <text:p/>
        </draw:path>
        <draw:path draw:style-name="gr85" draw:text-style-name="P43" draw:layer="layout" svg:width="0.251cm" svg:height="0.251cm" svg:x="14.346cm" svg:y="8.984cm" svg:viewBox="0 0 252 252" svg:d="M0 127c0-69 57-127 126-127s126 58 126 127-57 125-126 125-126-56-126-125z">
          <text:p/>
        </draw:path>
        <draw:path draw:style-name="gr86" draw:text-style-name="P2" draw:layer="layout" svg:width="0.251cm" svg:height="0.251cm" svg:x="14.346cm" svg:y="8.984cm" svg:viewBox="0 0 252 252" svg:d="M0 127c0-69 57-127 126-127s126 58 126 127-57 125-126 125-126-56-126-125z">
          <text:p/>
        </draw:path>
        <draw:path draw:style-name="gr85" draw:text-style-name="P43" draw:layer="layout" svg:width="0.251cm" svg:height="0.251cm" svg:x="14.346cm" svg:y="9.145cm" svg:viewBox="0 0 252 252" svg:d="M0 127c0-71 57-127 126-127s126 56 126 127c0 68-57 125-126 125s-126-57-126-125z">
          <text:p/>
        </draw:path>
        <draw:path draw:style-name="gr86" draw:text-style-name="P2" draw:layer="layout" svg:width="0.251cm" svg:height="0.251cm" svg:x="14.346cm" svg:y="9.145cm" svg:viewBox="0 0 252 252" svg:d="M0 127c0-71 57-127 126-127s126 56 126 127c0 68-57 125-126 125s-126-57-126-125z">
          <text:p/>
        </draw:path>
        <draw:path draw:style-name="gr85" draw:text-style-name="P43" draw:layer="layout" svg:width="0.251cm" svg:height="0.251cm" svg:x="14.346cm" svg:y="8.997cm" svg:viewBox="0 0 252 252" svg:d="M0 127c0-69 57-127 126-127s126 58 126 127-57 125-126 125-126-56-126-125z">
          <text:p/>
        </draw:path>
        <draw:path draw:style-name="gr86" draw:text-style-name="P2" draw:layer="layout" svg:width="0.251cm" svg:height="0.251cm" svg:x="14.346cm" svg:y="8.997cm" svg:viewBox="0 0 252 252" svg:d="M0 127c0-69 57-127 126-127s126 58 126 127-57 125-126 125-126-56-126-125z">
          <text:p/>
        </draw:path>
        <draw:path draw:style-name="gr85" draw:text-style-name="P43" draw:layer="layout" svg:width="0.251cm" svg:height="0.251cm" svg:x="14.346cm" svg:y="9.16cm" svg:viewBox="0 0 252 252" svg:d="M0 127c0-70 57-127 126-127s126 57 126 127c0 69-57 125-126 125s-126-56-126-125z">
          <text:p/>
        </draw:path>
        <draw:path draw:style-name="gr86" draw:text-style-name="P2" draw:layer="layout" svg:width="0.251cm" svg:height="0.251cm" svg:x="14.346cm" svg:y="9.16cm" svg:viewBox="0 0 252 252" svg:d="M0 127c0-70 57-127 126-127s126 57 126 127c0 69-57 125-126 125s-126-56-126-125z">
          <text:p/>
        </draw:path>
        <draw:path draw:style-name="gr85" draw:text-style-name="P43" draw:layer="layout" svg:width="0.251cm" svg:height="0.251cm" svg:x="14.346cm" svg:y="9.174cm" svg:viewBox="0 0 252 252" svg:d="M0 126c0-69 57-126 126-126s126 57 126 126c0 70-57 126-126 126s-126-56-126-126z">
          <text:p/>
        </draw:path>
        <draw:path draw:style-name="gr86" draw:text-style-name="P2" draw:layer="layout" svg:width="0.251cm" svg:height="0.251cm" svg:x="14.346cm" svg:y="9.174cm" svg:viewBox="0 0 252 252" svg:d="M0 126c0-69 57-126 126-126s126 57 126 126c0 70-57 126-126 126s-126-56-126-126z">
          <text:p/>
        </draw:path>
        <draw:path draw:style-name="gr57" draw:text-style-name="P29" draw:layer="layout" svg:width="0.251cm" svg:height="0.251cm" svg:x="13.104cm" svg:y="7.91cm" svg:viewBox="0 0 252 252" svg:d="M0 127c0-70 58-127 127-127s125 57 125 127c0 69-56 125-125 125s-127-56-127-125z">
          <text:p/>
        </draw:path>
        <draw:path draw:style-name="gr58" draw:text-style-name="P2" draw:layer="layout" svg:width="0.251cm" svg:height="0.251cm" svg:x="13.104cm" svg:y="7.91cm" svg:viewBox="0 0 252 252" svg:d="M0 127c0-70 58-127 127-127s125 57 125 127c0 69-56 125-125 125s-127-56-127-125z">
          <text:p/>
        </draw:path>
        <draw:path draw:style-name="gr51" draw:text-style-name="P26" draw:layer="layout" svg:width="0.251cm" svg:height="0.251cm" svg:x="13.017cm" svg:y="8.779cm" svg:viewBox="0 0 252 252" svg:d="M0 126c0-69 56-126 126-126 69 0 126 57 126 126s-57 126-126 126c-70 0-126-57-126-126z">
          <text:p/>
        </draw:path>
        <draw:path draw:style-name="gr52" draw:text-style-name="P2" draw:layer="layout" svg:width="0.251cm" svg:height="0.251cm" svg:x="13.017cm" svg:y="8.779cm" svg:viewBox="0 0 252 252" svg:d="M0 126c0-69 56-126 126-126 69 0 126 57 126 126s-57 126-126 126c-70 0-126-57-126-126z">
          <text:p/>
        </draw:path>
        <draw:path draw:style-name="gr19" draw:text-style-name="P10" draw:layer="layout" svg:width="0.251cm" svg:height="0.251cm" svg:x="12.969cm" svg:y="6.456cm" svg:viewBox="0 0 252 252" svg:d="M0 126c0-69 57-126 126-126 70 0 126 57 126 126s-56 126-126 126c-69 0-126-57-126-126z">
          <text:p/>
        </draw:path>
        <draw:path draw:style-name="gr20" draw:text-style-name="P2" draw:layer="layout" svg:width="0.251cm" svg:height="0.251cm" svg:x="12.969cm" svg:y="6.456cm" svg:viewBox="0 0 252 252" svg:d="M0 126c0-69 57-126 126-126 70 0 126 57 126 126s-56 126-126 126c-69 0-126-57-126-126z">
          <text:p/>
        </draw:path>
        <draw:path draw:style-name="gr87" draw:text-style-name="P44" draw:layer="layout" svg:width="0.251cm" svg:height="0.251cm" svg:x="13.74cm" svg:y="9.612cm" svg:viewBox="0 0 252 252" svg:d="M0 126c0-70 57-126 126-126 70 0 126 56 126 126 0 69-56 126-126 126-69 0-126-57-126-126z">
          <text:p/>
        </draw:path>
        <draw:path draw:style-name="gr88" draw:text-style-name="P2" draw:layer="layout" svg:width="0.251cm" svg:height="0.251cm" svg:x="13.74cm" svg:y="9.612cm" svg:viewBox="0 0 252 252" svg:d="M0 126c0-70 57-126 126-126 70 0 126 56 126 126 0 69-56 126-126 126-69 0-126-57-126-126z">
          <text:p/>
        </draw:path>
        <draw:path draw:style-name="gr87" draw:text-style-name="P44" draw:layer="layout" svg:width="0.251cm" svg:height="0.25cm" svg:x="13.74cm" svg:y="9.721cm" svg:viewBox="0 0 252 251" svg:d="M0 126c0-69 57-126 126-126 70 0 126 57 126 126s-56 125-126 125c-69 0-126-56-126-125z">
          <text:p/>
        </draw:path>
        <draw:path draw:style-name="gr88" draw:text-style-name="P2" draw:layer="layout" svg:width="0.251cm" svg:height="0.25cm" svg:x="13.74cm" svg:y="9.721cm" svg:viewBox="0 0 252 251" svg:d="M0 126c0-69 57-126 126-126 70 0 126 57 126 126s-56 125-126 125c-69 0-126-56-126-125z">
          <text:p/>
        </draw:path>
        <draw:path draw:style-name="gr87" draw:text-style-name="P44" draw:layer="layout" svg:width="0.251cm" svg:height="0.251cm" svg:x="13.74cm" svg:y="9.601cm" svg:viewBox="0 0 252 252" svg:d="M0 125c0-69 57-125 126-125 70 0 126 56 126 125 0 70-56 127-126 127-69 0-126-57-126-127z">
          <text:p/>
        </draw:path>
        <draw:path draw:style-name="gr88" draw:text-style-name="P2" draw:layer="layout" svg:width="0.251cm" svg:height="0.251cm" svg:x="13.74cm" svg:y="9.601cm" svg:viewBox="0 0 252 252" svg:d="M0 125c0-69 57-125 126-125 70 0 126 56 126 125 0 70-56 127-126 127-69 0-126-57-126-127z">
          <text:p/>
        </draw:path>
        <draw:path draw:style-name="gr87" draw:text-style-name="P44" draw:layer="layout" svg:width="0.251cm" svg:height="0.251cm" svg:x="13.74cm" svg:y="9.706cm" svg:viewBox="0 0 252 252" svg:d="M0 126c0-69 57-126 126-126 70 0 126 57 126 126s-56 126-126 126c-69 0-126-57-126-126z">
          <text:p/>
        </draw:path>
        <draw:path draw:style-name="gr88" draw:text-style-name="P2" draw:layer="layout" svg:width="0.251cm" svg:height="0.251cm" svg:x="13.74cm" svg:y="9.706cm" svg:viewBox="0 0 252 252" svg:d="M0 126c0-69 57-126 126-126 70 0 126 57 126 126s-56 126-126 126c-69 0-126-57-126-126z">
          <text:p/>
        </draw:path>
        <draw:path draw:style-name="gr87" draw:text-style-name="P44" draw:layer="layout" svg:width="0.251cm" svg:height="0.251cm" svg:x="13.74cm" svg:y="9.661cm" svg:viewBox="0 0 252 252" svg:d="M0 127c0-70 57-127 126-127 70 0 126 57 126 127 0 69-56 125-126 125-69 0-126-56-126-125z">
          <text:p/>
        </draw:path>
        <draw:path draw:style-name="gr88" draw:text-style-name="P2" draw:layer="layout" svg:width="0.251cm" svg:height="0.251cm" svg:x="13.74cm" svg:y="9.661cm" svg:viewBox="0 0 252 252" svg:d="M0 127c0-70 57-127 126-127 70 0 126 57 126 127 0 69-56 125-126 125-69 0-126-56-126-125z">
          <text:p/>
        </draw:path>
        <draw:path draw:style-name="gr89" draw:text-style-name="P45" draw:layer="layout" svg:width="0.251cm" svg:height="0.251cm" svg:x="13.683cm" svg:y="8.748cm" svg:viewBox="0 0 252 252" svg:d="M0 127c0-69 56-127 125-127 70 0 127 58 127 127s-57 125-127 125c-69 0-125-56-125-125z">
          <text:p/>
        </draw:path>
        <draw:path draw:style-name="gr90" draw:text-style-name="P2" draw:layer="layout" svg:width="0.251cm" svg:height="0.251cm" svg:x="13.683cm" svg:y="8.748cm" svg:viewBox="0 0 252 252" svg:d="M0 127c0-69 56-127 125-127 70 0 127 58 127 127s-57 125-127 125c-69 0-125-56-125-125z">
          <text:p/>
        </draw:path>
        <draw:path draw:style-name="gr89" draw:text-style-name="P45" draw:layer="layout" svg:width="0.251cm" svg:height="0.251cm" svg:x="13.683cm" svg:y="8.627cm" svg:viewBox="0 0 252 252" svg:d="M0 126c0-69 56-126 125-126 70 0 127 57 127 126 0 70-57 126-127 126-69 0-125-56-125-126z">
          <text:p/>
        </draw:path>
        <draw:path draw:style-name="gr90" draw:text-style-name="P2" draw:layer="layout" svg:width="0.251cm" svg:height="0.251cm" svg:x="13.683cm" svg:y="8.627cm" svg:viewBox="0 0 252 252" svg:d="M0 126c0-69 56-126 125-126 70 0 127 57 127 126 0 70-57 126-127 126-69 0-125-56-125-126z">
          <text:p/>
        </draw:path>
        <draw:path draw:style-name="gr89" draw:text-style-name="P45" draw:layer="layout" svg:width="0.251cm" svg:height="0.251cm" svg:x="13.683cm" svg:y="8.83cm" svg:viewBox="0 0 252 252" svg:d="M0 125c0-69 56-125 125-125 70 0 127 56 127 125 0 70-57 127-127 127-69 0-125-57-125-127z">
          <text:p/>
        </draw:path>
        <draw:path draw:style-name="gr90" draw:text-style-name="P2" draw:layer="layout" svg:width="0.251cm" svg:height="0.251cm" svg:x="13.683cm" svg:y="8.83cm" svg:viewBox="0 0 252 252" svg:d="M0 125c0-69 56-125 125-125 70 0 127 56 127 125 0 70-57 127-127 127-69 0-125-57-125-127z">
          <text:p/>
        </draw:path>
        <draw:path draw:style-name="gr55" draw:text-style-name="P28" draw:layer="layout" svg:width="0.251cm" svg:height="0.251cm" svg:x="13.409cm" svg:y="8.795cm" svg:viewBox="0 0 252 252" svg:d="M0 126c0-69 57-126 126-126s126 57 126 126-57 126-126 126-126-57-126-126z">
          <text:p/>
        </draw:path>
        <draw:path draw:style-name="gr56" draw:text-style-name="P2" draw:layer="layout" svg:width="0.251cm" svg:height="0.251cm" svg:x="13.409cm" svg:y="8.795cm" svg:viewBox="0 0 252 252" svg:d="M0 126c0-69 57-126 126-126s126 57 126 126-57 126-126 126-126-57-126-126z">
          <text:p/>
        </draw:path>
        <draw:path draw:style-name="gr89" draw:text-style-name="P45" draw:layer="layout" svg:width="0.251cm" svg:height="0.251cm" svg:x="13.683cm" svg:y="8.735cm" svg:viewBox="0 0 252 252" svg:d="M0 126c0-69 56-126 125-126 70 0 127 57 127 126s-57 126-127 126c-69 0-125-57-125-126z">
          <text:p/>
        </draw:path>
        <draw:path draw:style-name="gr90" draw:text-style-name="P2" draw:layer="layout" svg:width="0.251cm" svg:height="0.251cm" svg:x="13.683cm" svg:y="8.735cm" svg:viewBox="0 0 252 252" svg:d="M0 126c0-69 56-126 125-126 70 0 127 57 127 126s-57 126-127 126c-69 0-125-57-125-126z">
          <text:p/>
        </draw:path>
        <draw:path draw:style-name="gr89" draw:text-style-name="P45" draw:layer="layout" svg:width="0.251cm" svg:height="0.251cm" svg:x="13.683cm" svg:y="8.679cm" svg:viewBox="0 0 252 252" svg:d="M0 126c0-69 56-126 125-126 70 0 127 57 127 126 0 70-57 126-127 126-69 0-125-56-125-126z">
          <text:p/>
        </draw:path>
        <draw:path draw:style-name="gr90" draw:text-style-name="P2" draw:layer="layout" svg:width="0.251cm" svg:height="0.251cm" svg:x="13.683cm" svg:y="8.679cm" svg:viewBox="0 0 252 252" svg:d="M0 126c0-69 56-126 125-126 70 0 127 57 127 126 0 70-57 126-127 126-69 0-125-56-125-126z">
          <text:p/>
        </draw:path>
        <draw:path draw:style-name="gr39" draw:text-style-name="P20" draw:layer="layout" svg:width="0.251cm" svg:height="0.251cm" svg:x="12.608cm" svg:y="8.557cm" svg:viewBox="0 0 252 252" svg:d="M0 125c0-69 57-125 126-125s126 56 126 125-57 127-126 127-126-58-126-127z">
          <text:p/>
        </draw:path>
        <draw:path draw:style-name="gr40" draw:text-style-name="P2" draw:layer="layout" svg:width="0.251cm" svg:height="0.251cm" svg:x="12.608cm" svg:y="8.557cm" svg:viewBox="0 0 252 252" svg:d="M0 125c0-69 57-125 126-125s126 56 126 125-57 127-126 127-126-58-126-127z">
          <text:p/>
        </draw:path>
        <draw:path draw:style-name="gr39" draw:text-style-name="P20" draw:layer="layout" svg:width="0.251cm" svg:height="0.251cm" svg:x="12.608cm" svg:y="8.682cm" svg:viewBox="0 0 252 252" svg:d="M0 126c0-70 57-126 126-126s126 56 126 126c0 69-57 126-126 126s-126-57-126-126z">
          <text:p/>
        </draw:path>
        <draw:path draw:style-name="gr40" draw:text-style-name="P2" draw:layer="layout" svg:width="0.251cm" svg:height="0.251cm" svg:x="12.608cm" svg:y="8.682cm" svg:viewBox="0 0 252 252" svg:d="M0 126c0-70 57-126 126-126s126 56 126 126c0 69-57 126-126 126s-126-57-126-126z">
          <text:p/>
        </draw:path>
        <draw:path draw:style-name="gr39" draw:text-style-name="P20" draw:layer="layout" svg:width="0.251cm" svg:height="0.251cm" svg:x="12.608cm" svg:y="8.782cm" svg:viewBox="0 0 252 252" svg:d="M0 127c0-69 57-127 126-127s126 58 126 127-57 125-126 125-126-56-126-125z">
          <text:p/>
        </draw:path>
        <draw:path draw:style-name="gr40" draw:text-style-name="P2" draw:layer="layout" svg:width="0.251cm" svg:height="0.251cm" svg:x="12.608cm" svg:y="8.782cm" svg:viewBox="0 0 252 252" svg:d="M0 127c0-69 57-127 126-127s126 58 126 127-57 125-126 125-126-56-126-125z">
          <text:p/>
        </draw:path>
        <draw:path draw:style-name="gr39" draw:text-style-name="P20" draw:layer="layout" svg:width="0.251cm" svg:height="0.251cm" svg:x="12.608cm" svg:y="8.701cm" svg:viewBox="0 0 252 252" svg:d="M0 127c0-70 57-127 126-127s126 57 126 127c0 69-57 125-126 125s-126-56-126-125z">
          <text:p/>
        </draw:path>
        <draw:path draw:style-name="gr40" draw:text-style-name="P2" draw:layer="layout" svg:width="0.251cm" svg:height="0.251cm" svg:x="12.608cm" svg:y="8.701cm" svg:viewBox="0 0 252 252" svg:d="M0 127c0-70 57-127 126-127s126 57 126 127c0 69-57 125-126 125s-126-56-126-125z">
          <text:p/>
        </draw:path>
        <draw:path draw:style-name="gr91" draw:text-style-name="P46" draw:layer="layout" svg:width="0.251cm" svg:height="0.251cm" svg:x="13.493cm" svg:y="6.281cm" svg:viewBox="0 0 252 252" svg:d="M0 126c0-69 57-126 126-126 70 0 126 57 126 126s-56 126-126 126c-69 0-126-57-126-126z">
          <text:p/>
        </draw:path>
        <draw:path draw:style-name="gr92" draw:text-style-name="P2" draw:layer="layout" svg:width="0.251cm" svg:height="0.251cm" svg:x="13.493cm" svg:y="6.281cm" svg:viewBox="0 0 252 252" svg:d="M0 126c0-69 57-126 126-126 70 0 126 57 126 126s-56 126-126 126c-69 0-126-57-126-126z">
          <text:p/>
        </draw:path>
        <draw:path draw:style-name="gr93" draw:text-style-name="P47" draw:layer="layout" svg:width="0.252cm" svg:height="0.251cm" svg:x="13.617cm" svg:y="8.798cm" svg:viewBox="0 0 253 252" svg:d="M0 126c0-69 57-126 127-126 69 0 126 57 126 126s-57 126-126 126c-70 0-127-57-127-126z">
          <text:p/>
        </draw:path>
        <draw:path draw:style-name="gr94" draw:text-style-name="P2" draw:layer="layout" svg:width="0.252cm" svg:height="0.251cm" svg:x="13.617cm" svg:y="8.798cm" svg:viewBox="0 0 253 252" svg:d="M0 126c0-69 57-126 127-126 69 0 126 57 126 126s-57 126-126 126c-70 0-127-57-127-126z">
          <text:p/>
        </draw:path>
        <draw:path draw:style-name="gr95" draw:text-style-name="P48" draw:layer="layout" svg:width="0.251cm" svg:height="0.251cm" svg:x="12.583cm" svg:y="8.033cm" svg:viewBox="0 0 252 252" svg:d="M0 126c0-69 58-126 127-126s125 57 125 126-56 126-125 126-127-57-127-126z">
          <text:p/>
        </draw:path>
        <draw:path draw:style-name="gr96" draw:text-style-name="P2" draw:layer="layout" svg:width="0.251cm" svg:height="0.251cm" svg:x="12.583cm" svg:y="8.033cm" svg:viewBox="0 0 252 252" svg:d="M0 126c0-69 58-126 127-126s125 57 125 126-56 126-125 126-127-57-127-126z">
          <text:p/>
        </draw:path>
        <draw:path draw:style-name="gr95" draw:text-style-name="P48" draw:layer="layout" svg:width="0.251cm" svg:height="0.25cm" svg:x="12.583cm" svg:y="8.195cm" svg:viewBox="0 0 252 251" svg:d="M0 126c0-70 58-126 127-126s125 56 125 126c0 69-56 125-125 125s-127-56-127-125z">
          <text:p/>
        </draw:path>
        <draw:path draw:style-name="gr96" draw:text-style-name="P2" draw:layer="layout" svg:width="0.251cm" svg:height="0.25cm" svg:x="12.583cm" svg:y="8.195cm" svg:viewBox="0 0 252 251" svg:d="M0 126c0-70 58-126 127-126s125 56 125 126c0 69-56 125-125 125s-127-56-127-125z">
          <text:p/>
        </draw:path>
        <draw:path draw:style-name="gr95" draw:text-style-name="P48" draw:layer="layout" svg:width="0.251cm" svg:height="0.251cm" svg:x="12.583cm" svg:y="8.023cm" svg:viewBox="0 0 252 252" svg:d="M0 126c0-69 58-126 127-126s125 57 125 126-56 126-125 126-127-57-127-126z">
          <text:p/>
        </draw:path>
        <draw:path draw:style-name="gr96" draw:text-style-name="P2" draw:layer="layout" svg:width="0.251cm" svg:height="0.251cm" svg:x="12.583cm" svg:y="8.023cm" svg:viewBox="0 0 252 252" svg:d="M0 126c0-69 58-126 127-126s125 57 125 126-56 126-125 126-127-57-127-126z">
          <text:p/>
        </draw:path>
        <draw:path draw:style-name="gr95" draw:text-style-name="P48" draw:layer="layout" svg:width="0.251cm" svg:height="0.251cm" svg:x="12.583cm" svg:y="8.307cm" svg:viewBox="0 0 252 252" svg:d="M0 125c0-69 58-125 127-125s125 56 125 125-56 127-125 127-127-58-127-127z">
          <text:p/>
        </draw:path>
        <draw:path draw:style-name="gr96" draw:text-style-name="P2" draw:layer="layout" svg:width="0.251cm" svg:height="0.251cm" svg:x="12.583cm" svg:y="8.307cm" svg:viewBox="0 0 252 252" svg:d="M0 125c0-69 58-125 127-125s125 56 125 125-56 127-125 127-127-58-127-127z">
          <text:p/>
        </draw:path>
        <draw:path draw:style-name="gr95" draw:text-style-name="P48" draw:layer="layout" svg:width="0.251cm" svg:height="0.251cm" svg:x="12.583cm" svg:y="8.172cm" svg:viewBox="0 0 252 252" svg:d="M0 126c0-70 58-126 127-126s125 56 125 126c0 69-56 126-125 126s-127-57-127-126z">
          <text:p/>
        </draw:path>
        <draw:path draw:style-name="gr96" draw:text-style-name="P2" draw:layer="layout" svg:width="0.251cm" svg:height="0.251cm" svg:x="12.583cm" svg:y="8.172cm" svg:viewBox="0 0 252 252" svg:d="M0 126c0-70 58-126 127-126s125 56 125 126c0 69-56 126-125 126s-127-57-127-126z">
          <text:p/>
        </draw:path>
        <draw:path draw:style-name="gr51" draw:text-style-name="P26" draw:layer="layout" svg:width="0.251cm" svg:height="0.251cm" svg:x="13.017cm" svg:y="8.722cm" svg:viewBox="0 0 252 252" svg:d="M0 127c0-69 56-127 126-127 69 0 126 58 126 127s-57 125-126 125c-70 0-126-56-126-125z">
          <text:p/>
        </draw:path>
        <draw:path draw:style-name="gr52" draw:text-style-name="P2" draw:layer="layout" svg:width="0.251cm" svg:height="0.251cm" svg:x="13.017cm" svg:y="8.722cm" svg:viewBox="0 0 252 252" svg:d="M0 127c0-69 56-127 126-127 69 0 126 58 126 127s-57 125-126 125c-70 0-126-56-126-125z">
          <text:p/>
        </draw:path>
        <draw:path draw:style-name="gr19" draw:text-style-name="P10" draw:layer="layout" svg:width="0.251cm" svg:height="0.251cm" svg:x="12.969cm" svg:y="8.591cm" svg:viewBox="0 0 252 252" svg:d="M0 126c0-69 57-126 126-126 70 0 126 57 126 126s-56 126-126 126c-69 0-126-57-126-126z">
          <text:p/>
        </draw:path>
        <draw:path draw:style-name="gr20" draw:text-style-name="P2" draw:layer="layout" svg:width="0.251cm" svg:height="0.251cm" svg:x="12.969cm" svg:y="8.591cm" svg:viewBox="0 0 252 252" svg:d="M0 126c0-69 57-126 126-126 70 0 126 57 126 126s-56 126-126 126c-69 0-126-57-126-126z">
          <text:p/>
        </draw:path>
        <draw:path draw:style-name="gr19" draw:text-style-name="P10" draw:layer="layout" svg:width="0.251cm" svg:height="0.251cm" svg:x="12.969cm" svg:y="8.641cm" svg:viewBox="0 0 252 252" svg:d="M0 126c0-69 57-126 126-126 70 0 126 57 126 126 0 70-56 126-126 126-69 0-126-56-126-126z">
          <text:p/>
        </draw:path>
        <draw:path draw:style-name="gr20" draw:text-style-name="P2" draw:layer="layout" svg:width="0.251cm" svg:height="0.251cm" svg:x="12.969cm" svg:y="8.641cm" svg:viewBox="0 0 252 252" svg:d="M0 126c0-69 57-126 126-126 70 0 126 57 126 126 0 70-56 126-126 126-69 0-126-56-126-126z">
          <text:p/>
        </draw:path>
        <draw:path draw:style-name="gr47" draw:text-style-name="P24" draw:layer="layout" svg:width="0.251cm" svg:height="0.251cm" svg:x="14.464cm" svg:y="7.154cm" svg:viewBox="0 0 252 252" svg:d="M0 125c0-69 57-125 126-125 70 0 126 56 126 125 0 71-56 127-126 127-69 0-126-56-126-127z">
          <text:p/>
        </draw:path>
        <draw:path draw:style-name="gr48" draw:text-style-name="P2" draw:layer="layout" svg:width="0.251cm" svg:height="0.251cm" svg:x="14.464cm" svg:y="7.154cm" svg:viewBox="0 0 252 252" svg:d="M0 125c0-69 57-125 126-125 70 0 126 56 126 125 0 71-56 127-126 127-69 0-126-56-126-127z">
          <text:p/>
        </draw:path>
        <draw:path draw:style-name="gr19" draw:text-style-name="P10" draw:layer="layout" svg:width="0.251cm" svg:height="0.251cm" svg:x="12.969cm" svg:y="8.311cm" svg:viewBox="0 0 252 252" svg:d="M0 126c0-69 57-126 126-126 70 0 126 57 126 126s-56 126-126 126c-69 0-126-57-126-126z">
          <text:p/>
        </draw:path>
        <draw:path draw:style-name="gr20" draw:text-style-name="P2" draw:layer="layout" svg:width="0.251cm" svg:height="0.251cm" svg:x="12.969cm" svg:y="8.311cm" svg:viewBox="0 0 252 252" svg:d="M0 126c0-69 57-126 126-126 70 0 126 57 126 126s-56 126-126 126c-69 0-126-57-126-126z">
          <text:p/>
        </draw:path>
        <draw:path draw:style-name="gr19" draw:text-style-name="P10" draw:layer="layout" svg:width="0.251cm" svg:height="0.251cm" svg:x="12.969cm" svg:y="8.426cm" svg:viewBox="0 0 252 252" svg:d="M0 127c0-70 57-127 126-127 70 0 126 57 126 127 0 69-56 125-126 125-69 0-126-56-126-125z">
          <text:p/>
        </draw:path>
        <draw:path draw:style-name="gr20" draw:text-style-name="P2" draw:layer="layout" svg:width="0.251cm" svg:height="0.251cm" svg:x="12.969cm" svg:y="8.426cm" svg:viewBox="0 0 252 252" svg:d="M0 127c0-70 57-127 126-127 70 0 126 57 126 127 0 69-56 125-126 125-69 0-126-56-126-125z">
          <text:p/>
        </draw:path>
        <draw:path draw:style-name="gr51" draw:text-style-name="P26" draw:layer="layout" svg:width="0.251cm" svg:height="0.251cm" svg:x="13.017cm" svg:y="8.711cm" svg:viewBox="0 0 252 252" svg:d="M0 126c0-69 56-126 126-126 69 0 126 57 126 126s-57 126-126 126c-70 0-126-57-126-126z">
          <text:p/>
        </draw:path>
        <draw:path draw:style-name="gr52" draw:text-style-name="P2" draw:layer="layout" svg:width="0.251cm" svg:height="0.251cm" svg:x="13.017cm" svg:y="8.711cm" svg:viewBox="0 0 252 252" svg:d="M0 126c0-69 56-126 126-126 69 0 126 57 126 126s-57 126-126 126c-70 0-126-57-126-126z">
          <text:p/>
        </draw:path>
        <draw:path draw:style-name="gr51" draw:text-style-name="P26" draw:layer="layout" svg:width="0.251cm" svg:height="0.251cm" svg:x="13.017cm" svg:y="8.8cm" svg:viewBox="0 0 252 252" svg:d="M0 125c0-69 56-125 126-125 69 0 126 56 126 125s-57 127-126 127c-70 0-126-58-126-127z">
          <text:p/>
        </draw:path>
        <draw:path draw:style-name="gr52" draw:text-style-name="P2" draw:layer="layout" svg:width="0.251cm" svg:height="0.251cm" svg:x="13.017cm" svg:y="8.8cm" svg:viewBox="0 0 252 252" svg:d="M0 125c0-69 56-125 126-125 69 0 126 56 126 125s-57 127-126 127c-70 0-126-58-126-127z">
          <text:p/>
        </draw:path>
        <draw:path draw:style-name="gr97" draw:text-style-name="P49" draw:layer="layout" svg:width="0.251cm" svg:height="0.251cm" svg:x="12.971cm" svg:y="7.921cm" svg:viewBox="0 0 252 252" svg:d="M0 127c0-70 57-127 126-127 70 0 126 57 126 127 0 69-56 125-126 125-69 0-126-56-126-125z">
          <text:p/>
        </draw:path>
        <draw:path draw:style-name="gr98" draw:text-style-name="P2" draw:layer="layout" svg:width="0.251cm" svg:height="0.251cm" svg:x="12.971cm" svg:y="7.921cm" svg:viewBox="0 0 252 252" svg:d="M0 127c0-70 57-127 126-127 70 0 126 57 126 127 0 69-56 125-126 125-69 0-126-56-126-125z">
          <text:p/>
        </draw:path>
        <draw:path draw:style-name="gr97" draw:text-style-name="P49" draw:layer="layout" svg:width="0.251cm" svg:height="0.251cm" svg:x="12.971cm" svg:y="8.084cm" svg:viewBox="0 0 252 252" svg:d="M0 126c0-69 57-126 126-126 70 0 126 57 126 126s-56 126-126 126c-69 0-126-57-126-126z">
          <text:p/>
        </draw:path>
        <draw:path draw:style-name="gr98" draw:text-style-name="P2" draw:layer="layout" svg:width="0.251cm" svg:height="0.251cm" svg:x="12.971cm" svg:y="8.084cm" svg:viewBox="0 0 252 252" svg:d="M0 126c0-69 57-126 126-126 70 0 126 57 126 126s-56 126-126 126c-69 0-126-57-126-126z">
          <text:p/>
        </draw:path>
        <draw:path draw:style-name="gr97" draw:text-style-name="P49" draw:layer="layout" svg:width="0.251cm" svg:height="0.25cm" svg:x="12.971cm" svg:y="8.033cm" svg:viewBox="0 0 252 251" svg:d="M0 125c0-69 57-125 126-125 70 0 126 56 126 125s-56 126-126 126c-69 0-126-57-126-126z">
          <text:p/>
        </draw:path>
        <draw:path draw:style-name="gr98" draw:text-style-name="P2" draw:layer="layout" svg:width="0.251cm" svg:height="0.25cm" svg:x="12.971cm" svg:y="8.033cm" svg:viewBox="0 0 252 251" svg:d="M0 125c0-69 57-125 126-125 70 0 126 56 126 125s-56 126-126 126c-69 0-126-57-126-126z">
          <text:p/>
        </draw:path>
        <draw:path draw:style-name="gr97" draw:text-style-name="P49" draw:layer="layout" svg:width="0.251cm" svg:height="0.251cm" svg:x="12.971cm" svg:y="7.914cm" svg:viewBox="0 0 252 252" svg:d="M0 126c0-70 57-126 126-126 70 0 126 56 126 126 0 69-56 126-126 126-69 0-126-57-126-126z">
          <text:p/>
        </draw:path>
        <draw:path draw:style-name="gr98" draw:text-style-name="P2" draw:layer="layout" svg:width="0.251cm" svg:height="0.251cm" svg:x="12.971cm" svg:y="7.914cm" svg:viewBox="0 0 252 252" svg:d="M0 126c0-70 57-126 126-126 70 0 126 56 126 126 0 69-56 126-126 126-69 0-126-57-126-126z">
          <text:p/>
        </draw:path>
        <draw:path draw:style-name="gr97" draw:text-style-name="P49" draw:layer="layout" svg:width="0.251cm" svg:height="0.251cm" svg:x="12.971cm" svg:y="8.084cm" svg:viewBox="0 0 252 252" svg:d="M0 125c0-69 57-125 126-125 70 0 126 56 126 125 0 70-56 127-126 127-69 0-126-57-126-127z">
          <text:p/>
        </draw:path>
        <draw:path draw:style-name="gr98" draw:text-style-name="P2" draw:layer="layout" svg:width="0.251cm" svg:height="0.251cm" svg:x="12.971cm" svg:y="8.084cm" svg:viewBox="0 0 252 252" svg:d="M0 125c0-69 57-125 126-125 70 0 126 56 126 125 0 70-56 127-126 127-69 0-126-57-126-127z">
          <text:p/>
        </draw:path>
        <draw:path draw:style-name="gr63" draw:text-style-name="P32" draw:layer="layout" svg:width="0.251cm" svg:height="0.251cm" svg:x="12.29cm" svg:y="9.149cm" svg:viewBox="0 0 252 252" svg:d="M0 126c0-70 57-126 127-126 69 0 125 56 125 126 0 69-56 126-125 126-70 0-127-57-127-126z">
          <text:p/>
        </draw:path>
        <draw:path draw:style-name="gr64" draw:text-style-name="P2" draw:layer="layout" svg:width="0.251cm" svg:height="0.251cm" svg:x="12.29cm" svg:y="9.149cm" svg:viewBox="0 0 252 252" svg:d="M0 126c0-70 57-126 127-126 69 0 125 56 125 126 0 69-56 126-125 126-70 0-127-57-127-126z">
          <text:p/>
        </draw:path>
        <draw:path draw:style-name="gr7" draw:text-style-name="P4" draw:layer="layout" svg:width="0.251cm" svg:height="0.251cm" svg:x="12.751cm" svg:y="8.75cm" svg:viewBox="0 0 252 252" svg:d="M0 127c0-69 56-127 127-127 68 0 125 58 125 127s-57 125-125 125c-71 0-127-56-127-125z">
          <text:p/>
        </draw:path>
        <draw:path draw:style-name="gr8" draw:text-style-name="P2" draw:layer="layout" svg:width="0.251cm" svg:height="0.251cm" svg:x="12.751cm" svg:y="8.75cm" svg:viewBox="0 0 252 252" svg:d="M0 127c0-69 56-127 127-127 68 0 125 58 125 127s-57 125-125 125c-71 0-127-56-127-125z">
          <text:p/>
        </draw:path>
        <draw:path draw:style-name="gr57" draw:text-style-name="P29" draw:layer="layout" svg:width="0.251cm" svg:height="0.251cm" svg:x="13.104cm" svg:y="7.886cm" svg:viewBox="0 0 252 252" svg:d="M0 126c0-69 58-126 127-126s125 57 125 126c0 70-56 126-125 126s-127-56-127-126z">
          <text:p/>
        </draw:path>
        <draw:path draw:style-name="gr58" draw:text-style-name="P2" draw:layer="layout" svg:width="0.251cm" svg:height="0.251cm" svg:x="13.104cm" svg:y="7.886cm" svg:viewBox="0 0 252 252" svg:d="M0 126c0-69 58-126 127-126s125 57 125 126c0 70-56 126-125 126s-127-56-127-126z">
          <text:p/>
        </draw:path>
        <draw:path draw:style-name="gr55" draw:text-style-name="P28" draw:layer="layout" svg:width="0.251cm" svg:height="0.251cm" svg:x="13.409cm" svg:y="8.824cm" svg:viewBox="0 0 252 252" svg:d="M0 125c0-68 57-125 126-125s126 57 126 125c0 71-57 127-126 127s-126-56-126-127z">
          <text:p/>
        </draw:path>
        <draw:path draw:style-name="gr56" draw:text-style-name="P2" draw:layer="layout" svg:width="0.251cm" svg:height="0.251cm" svg:x="13.409cm" svg:y="8.824cm" svg:viewBox="0 0 252 252" svg:d="M0 125c0-68 57-125 126-125s126 57 126 125c0 71-57 127-126 127s-126-56-126-127z">
          <text:p/>
        </draw:path>
        <draw:path draw:style-name="gr99" draw:text-style-name="P50" draw:layer="layout" svg:width="0.251cm" svg:height="0.251cm" svg:x="13.053cm" svg:y="9.52cm" svg:viewBox="0 0 252 252" svg:d="M0 125c0-69 57-125 127-125 69 0 125 56 125 125s-56 127-125 127c-70 0-127-58-127-127z">
          <text:p/>
        </draw:path>
        <draw:path draw:style-name="gr100" draw:text-style-name="P2" draw:layer="layout" svg:width="0.251cm" svg:height="0.251cm" svg:x="13.053cm" svg:y="9.52cm" svg:viewBox="0 0 252 252" svg:d="M0 125c0-69 57-125 127-125 69 0 125 56 125 125s-56 127-125 127c-70 0-127-58-127-127z">
          <text:p/>
        </draw:path>
        <draw:path draw:style-name="gr99" draw:text-style-name="P50" draw:layer="layout" svg:width="0.251cm" svg:height="0.251cm" svg:x="13.053cm" svg:y="9.464cm" svg:viewBox="0 0 252 252" svg:d="M0 126c0-69 57-126 127-126 69 0 125 57 125 126s-56 126-125 126c-70 0-127-57-127-126z">
          <text:p/>
        </draw:path>
        <draw:path draw:style-name="gr100" draw:text-style-name="P2" draw:layer="layout" svg:width="0.251cm" svg:height="0.251cm" svg:x="13.053cm" svg:y="9.464cm" svg:viewBox="0 0 252 252" svg:d="M0 126c0-69 57-126 127-126 69 0 125 57 125 126s-56 126-125 126c-70 0-127-57-127-126z">
          <text:p/>
        </draw:path>
        <draw:path draw:style-name="gr99" draw:text-style-name="P50" draw:layer="layout" svg:width="0.251cm" svg:height="0.251cm" svg:x="13.053cm" svg:y="9.503cm" svg:viewBox="0 0 252 252" svg:d="M0 127c0-69 57-127 127-127 69 0 125 58 125 127s-56 125-125 125c-70 0-127-56-127-125z">
          <text:p/>
        </draw:path>
        <draw:path draw:style-name="gr100" draw:text-style-name="P2" draw:layer="layout" svg:width="0.251cm" svg:height="0.251cm" svg:x="13.053cm" svg:y="9.503cm" svg:viewBox="0 0 252 252" svg:d="M0 127c0-69 57-127 127-127 69 0 125 58 125 127s-56 125-125 125c-70 0-127-56-127-125z">
          <text:p/>
        </draw:path>
        <draw:path draw:style-name="gr99" draw:text-style-name="P50" draw:layer="layout" svg:width="0.251cm" svg:height="0.251cm" svg:x="13.053cm" svg:y="9.634cm" svg:viewBox="0 0 252 252" svg:d="M0 125c0-69 57-125 127-125 69 0 125 56 125 125 0 70-56 127-125 127-70 0-127-57-127-127z">
          <text:p/>
        </draw:path>
        <draw:path draw:style-name="gr100" draw:text-style-name="P2" draw:layer="layout" svg:width="0.251cm" svg:height="0.251cm" svg:x="13.053cm" svg:y="9.634cm" svg:viewBox="0 0 252 252" svg:d="M0 125c0-69 57-125 127-125 69 0 125 56 125 125 0 70-56 127-125 127-70 0-127-57-127-127z">
          <text:p/>
        </draw:path>
        <draw:path draw:style-name="gr99" draw:text-style-name="P50" draw:layer="layout" svg:width="0.251cm" svg:height="0.251cm" svg:x="13.053cm" svg:y="9.055cm" svg:viewBox="0 0 252 252" svg:d="M0 125c0-69 57-125 127-125 69 0 125 56 125 125s-56 127-125 127c-70 0-127-58-127-127z">
          <text:p/>
        </draw:path>
        <draw:path draw:style-name="gr100" draw:text-style-name="P2" draw:layer="layout" svg:width="0.251cm" svg:height="0.251cm" svg:x="13.053cm" svg:y="9.055cm" svg:viewBox="0 0 252 252" svg:d="M0 125c0-69 57-125 127-125 69 0 125 56 125 125s-56 127-125 127c-70 0-127-58-127-127z">
          <text:p/>
        </draw:path>
        <draw:path draw:style-name="gr101" draw:text-style-name="P51" draw:layer="layout" svg:width="0.25cm" svg:height="0.25cm" svg:x="14.092cm" svg:y="7.35cm" svg:viewBox="0 0 251 251" svg:d="M0 125c0-69 57-125 126-125s125 56 125 125c0 70-56 126-125 126s-126-56-126-126z">
          <text:p/>
        </draw:path>
        <draw:path draw:style-name="gr102" draw:text-style-name="P2" draw:layer="layout" svg:width="0.25cm" svg:height="0.25cm" svg:x="14.092cm" svg:y="7.35cm" svg:viewBox="0 0 251 251" svg:d="M0 125c0-69 57-125 126-125s125 56 125 125c0 70-56 126-125 126s-126-56-126-126z">
          <text:p/>
        </draw:path>
        <draw:path draw:style-name="gr103" draw:text-style-name="P52" draw:layer="layout" svg:width="0.25cm" svg:height="0.251cm" svg:x="13.265cm" svg:y="7.08cm" svg:viewBox="0 0 251 252" svg:d="M0 125c0-69 56-125 126-125 69 0 125 56 125 125 0 70-56 127-125 127-70 0-126-57-126-127z">
          <text:p/>
        </draw:path>
        <draw:path draw:style-name="gr104" draw:text-style-name="P2" draw:layer="layout" svg:width="0.25cm" svg:height="0.251cm" svg:x="13.265cm" svg:y="7.08cm" svg:viewBox="0 0 251 252" svg:d="M0 125c0-69 56-125 126-125 69 0 125 56 125 125 0 70-56 127-125 127-70 0-126-57-126-127z">
          <text:p/>
        </draw:path>
        <draw:path draw:style-name="gr105" draw:text-style-name="P53" draw:layer="layout" svg:width="0.25cm" svg:height="0.251cm" svg:x="13.615cm" svg:y="8.521cm" svg:viewBox="0 0 251 252" svg:d="M0 125c0-68 57-125 126-125s125 57 125 125c0 70-56 127-125 127s-126-57-126-127z">
          <text:p/>
        </draw:path>
        <draw:path draw:style-name="gr106" draw:text-style-name="P2" draw:layer="layout" svg:width="0.25cm" svg:height="0.251cm" svg:x="13.615cm" svg:y="8.521cm" svg:viewBox="0 0 251 252" svg:d="M0 125c0-68 57-125 126-125s125 57 125 125c0 70-56 127-125 127s-126-57-126-127z">
          <text:p/>
        </draw:path>
        <draw:path draw:style-name="gr105" draw:text-style-name="P53" draw:layer="layout" svg:width="0.25cm" svg:height="0.251cm" svg:x="13.615cm" svg:y="8.61cm" svg:viewBox="0 0 251 252" svg:d="M0 125c0-68 57-125 126-125s125 57 125 125c0 70-56 127-125 127s-126-57-126-127z">
          <text:p/>
        </draw:path>
        <draw:path draw:style-name="gr106" draw:text-style-name="P2" draw:layer="layout" svg:width="0.25cm" svg:height="0.251cm" svg:x="13.615cm" svg:y="8.61cm" svg:viewBox="0 0 251 252" svg:d="M0 125c0-68 57-125 126-125s125 57 125 125c0 70-56 127-125 127s-126-57-126-127z">
          <text:p/>
        </draw:path>
        <draw:path draw:style-name="gr105" draw:text-style-name="P53" draw:layer="layout" svg:width="0.25cm" svg:height="0.25cm" svg:x="13.615cm" svg:y="8.608cm" svg:viewBox="0 0 251 251" svg:d="M0 125c0-69 57-125 126-125s125 56 125 125c0 70-56 126-125 126s-126-56-126-126z">
          <text:p/>
        </draw:path>
        <draw:path draw:style-name="gr106" draw:text-style-name="P2" draw:layer="layout" svg:width="0.25cm" svg:height="0.25cm" svg:x="13.615cm" svg:y="8.608cm" svg:viewBox="0 0 251 251" svg:d="M0 125c0-69 57-125 126-125s125 56 125 125c0 70-56 126-125 126s-126-56-126-126z">
          <text:p/>
        </draw:path>
        <draw:path draw:style-name="gr105" draw:text-style-name="P53" draw:layer="layout" svg:width="0.25cm" svg:height="0.251cm" svg:x="13.615cm" svg:y="8.561cm" svg:viewBox="0 0 251 252" svg:d="M0 126c0-69 57-126 126-126s125 57 125 126-56 126-125 126-126-57-126-126z">
          <text:p/>
        </draw:path>
        <draw:path draw:style-name="gr106" draw:text-style-name="P2" draw:layer="layout" svg:width="0.25cm" svg:height="0.251cm" svg:x="13.615cm" svg:y="8.561cm" svg:viewBox="0 0 251 252" svg:d="M0 126c0-69 57-126 126-126s125 57 125 126-56 126-125 126-126-57-126-126z">
          <text:p/>
        </draw:path>
        <draw:path draw:style-name="gr105" draw:text-style-name="P53" draw:layer="layout" svg:width="0.25cm" svg:height="0.251cm" svg:x="13.615cm" svg:y="8.617cm" svg:viewBox="0 0 251 252" svg:d="M0 126c0-69 57-126 126-126s125 57 125 126c0 70-56 126-125 126s-126-56-126-126z">
          <text:p/>
        </draw:path>
        <draw:path draw:style-name="gr106" draw:text-style-name="P2" draw:layer="layout" svg:width="0.25cm" svg:height="0.251cm" svg:x="13.615cm" svg:y="8.617cm" svg:viewBox="0 0 251 252" svg:d="M0 126c0-69 57-126 126-126s125 57 125 126c0 70-56 126-125 126s-126-56-126-126z">
          <text:p/>
        </draw:path>
        <draw:path draw:style-name="gr43" draw:text-style-name="P22" draw:layer="layout" svg:width="0.251cm" svg:height="0.25cm" svg:x="14.69cm" svg:y="6.448cm" svg:viewBox="0 0 252 251" svg:d="M0 126c0-70 57-126 126-126 70 0 126 56 126 126 0 69-56 125-126 125-69 0-126-56-126-125z">
          <text:p/>
        </draw:path>
        <draw:path draw:style-name="gr44" draw:text-style-name="P2" draw:layer="layout" svg:width="0.251cm" svg:height="0.25cm" svg:x="14.69cm" svg:y="6.448cm" svg:viewBox="0 0 252 251" svg:d="M0 126c0-70 57-126 126-126 70 0 126 56 126 126 0 69-56 125-126 125-69 0-126-56-126-125z">
          <text:p/>
        </draw:path>
        <draw:path draw:style-name="gr107" draw:text-style-name="P54" draw:layer="layout" svg:width="0.251cm" svg:height="0.251cm" svg:x="11.978cm" svg:y="7.046cm" svg:viewBox="0 0 252 252" svg:d="M0 126c0-69 56-126 125-126 70 0 127 57 127 126s-57 126-127 126c-69 0-125-57-125-126z">
          <text:p/>
        </draw:path>
        <draw:path draw:style-name="gr108" draw:text-style-name="P2" draw:layer="layout" svg:width="0.251cm" svg:height="0.251cm" svg:x="11.978cm" svg:y="7.046cm" svg:viewBox="0 0 252 252" svg:d="M0 126c0-69 56-126 125-126 70 0 127 57 127 126s-57 126-127 126c-69 0-125-57-125-126z">
          <text:p/>
        </draw:path>
        <draw:path draw:style-name="gr107" draw:text-style-name="P54" draw:layer="layout" svg:width="0.251cm" svg:height="0.251cm" svg:x="11.978cm" svg:y="7.168cm" svg:viewBox="0 0 252 252" svg:d="M0 127c0-70 56-127 125-127 70 0 127 57 127 127 0 69-57 125-127 125-69 0-125-56-125-125z">
          <text:p/>
        </draw:path>
        <draw:path draw:style-name="gr108" draw:text-style-name="P2" draw:layer="layout" svg:width="0.251cm" svg:height="0.251cm" svg:x="11.978cm" svg:y="7.168cm" svg:viewBox="0 0 252 252" svg:d="M0 127c0-70 56-127 125-127 70 0 127 57 127 127 0 69-57 125-127 125-69 0-125-56-125-125z">
          <text:p/>
        </draw:path>
        <draw:path draw:style-name="gr59" draw:text-style-name="P30" draw:layer="layout" svg:width="0.251cm" svg:height="0.25cm" svg:x="13.59cm" svg:y="7.3cm" svg:viewBox="0 0 252 251" svg:d="M0 125c0-69 58-125 127-125s125 56 125 125-56 126-125 126-127-57-127-126z">
          <text:p/>
        </draw:path>
        <draw:path draw:style-name="gr60" draw:text-style-name="P2" draw:layer="layout" svg:width="0.251cm" svg:height="0.25cm" svg:x="13.59cm" svg:y="7.3cm" svg:viewBox="0 0 252 251" svg:d="M0 125c0-69 58-125 127-125s125 56 125 125-56 126-125 126-127-57-127-126z">
          <text:p/>
        </draw:path>
        <draw:path draw:style-name="gr103" draw:text-style-name="P52" draw:layer="layout" svg:width="0.25cm" svg:height="0.251cm" svg:x="13.265cm" svg:y="6.899cm" svg:viewBox="0 0 251 252" svg:d="M0 126c0-70 56-126 126-126 69 0 125 56 125 126 0 69-56 126-125 126-70 0-126-57-126-126z">
          <text:p/>
        </draw:path>
        <draw:path draw:style-name="gr104" draw:text-style-name="P2" draw:layer="layout" svg:width="0.25cm" svg:height="0.251cm" svg:x="13.265cm" svg:y="6.899cm" svg:viewBox="0 0 251 252" svg:d="M0 126c0-70 56-126 126-126 69 0 125 56 125 126 0 69-56 126-125 126-70 0-126-57-126-126z">
          <text:p/>
        </draw:path>
        <draw:path draw:style-name="gr107" draw:text-style-name="P54" draw:layer="layout" svg:width="0.251cm" svg:height="0.25cm" svg:x="11.978cm" svg:y="6.878cm" svg:viewBox="0 0 252 251" svg:d="M0 125c0-69 56-125 125-125 70 0 127 56 127 125 0 70-57 126-127 126-69 0-125-56-125-126z">
          <text:p/>
        </draw:path>
        <draw:path draw:style-name="gr108" draw:text-style-name="P2" draw:layer="layout" svg:width="0.251cm" svg:height="0.25cm" svg:x="11.978cm" svg:y="6.878cm" svg:viewBox="0 0 252 251" svg:d="M0 125c0-69 56-125 125-125 70 0 127 56 127 125 0 70-57 126-127 126-69 0-125-56-125-126z">
          <text:p/>
        </draw:path>
        <draw:path draw:style-name="gr63" draw:text-style-name="P32" draw:layer="layout" svg:width="0.251cm" svg:height="0.251cm" svg:x="12.29cm" svg:y="9.306cm" svg:viewBox="0 0 252 252" svg:d="M0 126c0-69 57-126 127-126 69 0 125 57 125 126s-56 126-125 126c-70 0-127-57-127-126z">
          <text:p/>
        </draw:path>
        <draw:path draw:style-name="gr64" draw:text-style-name="P2" draw:layer="layout" svg:width="0.251cm" svg:height="0.251cm" svg:x="12.29cm" svg:y="9.306cm" svg:viewBox="0 0 252 252" svg:d="M0 126c0-69 57-126 127-126 69 0 125 57 125 126s-56 126-125 126c-70 0-127-57-127-126z">
          <text:p/>
        </draw:path>
        <draw:path draw:style-name="gr107" draw:text-style-name="P54" draw:layer="layout" svg:width="0.251cm" svg:height="0.25cm" svg:x="11.978cm" svg:y="6.937cm" svg:viewBox="0 0 252 251" svg:d="M0 126c0-70 56-126 125-126 70 0 127 56 127 126 0 69-57 125-127 125-69 0-125-56-125-125z">
          <text:p/>
        </draw:path>
        <draw:path draw:style-name="gr108" draw:text-style-name="P2" draw:layer="layout" svg:width="0.251cm" svg:height="0.25cm" svg:x="11.978cm" svg:y="6.937cm" svg:viewBox="0 0 252 251" svg:d="M0 126c0-70 56-126 125-126 70 0 127 56 127 126 0 69-57 125-127 125-69 0-125-56-125-125z">
          <text:p/>
        </draw:path>
        <draw:path draw:style-name="gr107" draw:text-style-name="P54" draw:layer="layout" svg:width="0.251cm" svg:height="0.251cm" svg:x="11.978cm" svg:y="6.65cm" svg:viewBox="0 0 252 252" svg:d="M0 127c0-70 56-127 125-127 70 0 127 57 127 127 0 68-57 125-127 125-69 0-125-57-125-125z">
          <text:p/>
        </draw:path>
        <draw:path draw:style-name="gr108" draw:text-style-name="P2" draw:layer="layout" svg:width="0.251cm" svg:height="0.251cm" svg:x="11.978cm" svg:y="6.65cm" svg:viewBox="0 0 252 252" svg:d="M0 127c0-70 56-127 125-127 70 0 127 57 127 127 0 68-57 125-127 125-69 0-125-57-125-125z">
          <text:p/>
        </draw:path>
        <draw:path draw:style-name="gr31" draw:text-style-name="P16" draw:layer="layout" svg:width="0.251cm" svg:height="0.251cm" svg:x="13.822cm" svg:y="8.683cm" svg:viewBox="0 0 252 252" svg:d="M0 127c0-70 57-127 126-127s126 57 126 127c0 69-57 125-126 125s-126-56-126-125z">
          <text:p/>
        </draw:path>
        <draw:path draw:style-name="gr32" draw:text-style-name="P2" draw:layer="layout" svg:width="0.251cm" svg:height="0.251cm" svg:x="13.822cm" svg:y="8.683cm" svg:viewBox="0 0 252 252" svg:d="M0 127c0-70 57-127 126-127s126 57 126 127c0 69-57 125-126 125s-126-56-126-125z">
          <text:p/>
        </draw:path>
        <draw:path draw:style-name="gr31" draw:text-style-name="P16" draw:layer="layout" svg:width="0.251cm" svg:height="0.251cm" svg:x="13.822cm" svg:y="8.748cm" svg:viewBox="0 0 252 252" svg:d="M0 126c0-69 57-126 126-126s126 57 126 126-57 126-126 126-126-57-126-126z">
          <text:p/>
        </draw:path>
        <draw:path draw:style-name="gr32" draw:text-style-name="P2" draw:layer="layout" svg:width="0.251cm" svg:height="0.251cm" svg:x="13.822cm" svg:y="8.748cm" svg:viewBox="0 0 252 252" svg:d="M0 126c0-69 57-126 126-126s126 57 126 126-57 126-126 126-126-57-126-126z">
          <text:p/>
        </draw:path>
        <draw:path draw:style-name="gr31" draw:text-style-name="P16" draw:layer="layout" svg:width="0.251cm" svg:height="0.251cm" svg:x="13.822cm" svg:y="8.591cm" svg:viewBox="0 0 252 252" svg:d="M0 126c0-69 57-126 126-126s126 57 126 126c0 70-57 126-126 126s-126-56-126-126z">
          <text:p/>
        </draw:path>
        <draw:path draw:style-name="gr32" draw:text-style-name="P2" draw:layer="layout" svg:width="0.251cm" svg:height="0.251cm" svg:x="13.822cm" svg:y="8.591cm" svg:viewBox="0 0 252 252" svg:d="M0 126c0-69 57-126 126-126s126 57 126 126c0 70-57 126-126 126s-126-56-126-126z">
          <text:p/>
        </draw:path>
        <draw:path draw:style-name="gr31" draw:text-style-name="P16" draw:layer="layout" svg:width="0.251cm" svg:height="0.251cm" svg:x="13.822cm" svg:y="8.791cm" svg:viewBox="0 0 252 252" svg:d="M0 126c0-69 57-126 126-126s126 57 126 126-57 126-126 126-126-57-126-126z">
          <text:p/>
        </draw:path>
        <draw:path draw:style-name="gr32" draw:text-style-name="P2" draw:layer="layout" svg:width="0.251cm" svg:height="0.251cm" svg:x="13.822cm" svg:y="8.791cm" svg:viewBox="0 0 252 252" svg:d="M0 126c0-69 57-126 126-126s126 57 126 126-57 126-126 126-126-57-126-126z">
          <text:p/>
        </draw:path>
        <draw:path draw:style-name="gr43" draw:text-style-name="P22" draw:layer="layout" svg:width="0.251cm" svg:height="0.252cm" svg:x="14.69cm" svg:y="6.777cm" svg:viewBox="0 0 252 253" svg:d="M0 127c0-69 57-127 126-127 70 0 126 58 126 127s-56 126-126 126c-69 0-126-57-126-126z">
          <text:p/>
        </draw:path>
        <draw:path draw:style-name="gr44" draw:text-style-name="P2" draw:layer="layout" svg:width="0.251cm" svg:height="0.252cm" svg:x="14.69cm" svg:y="6.777cm" svg:viewBox="0 0 252 253" svg:d="M0 127c0-69 57-127 126-127 70 0 126 58 126 127s-56 126-126 126c-69 0-126-57-126-126z">
          <text:p/>
        </draw:path>
        <draw:path draw:style-name="gr29" draw:text-style-name="P15" draw:layer="layout" svg:width="0.251cm" svg:height="0.251cm" svg:x="12.57cm" svg:y="7.688cm" svg:viewBox="0 0 252 252" svg:d="M0 127c0-70 58-127 127-127s125 57 125 127c0 69-56 125-125 125s-127-56-127-125z">
          <text:p/>
        </draw:path>
        <draw:path draw:style-name="gr30" draw:text-style-name="P2" draw:layer="layout" svg:width="0.251cm" svg:height="0.251cm" svg:x="12.57cm" svg:y="7.688cm" svg:viewBox="0 0 252 252" svg:d="M0 127c0-70 58-127 127-127s125 57 125 127c0 69-56 125-125 125s-127-56-127-125z">
          <text:p/>
        </draw:path>
        <draw:path draw:style-name="gr33" draw:text-style-name="P17" draw:layer="layout" svg:width="0.251cm" svg:height="0.251cm" svg:x="13.919cm" svg:y="8.923cm" svg:viewBox="0 0 252 252" svg:d="M0 127c0-71 56-127 125-127s127 56 127 127c0 68-58 125-127 125s-125-57-125-125z">
          <text:p/>
        </draw:path>
        <draw:path draw:style-name="gr34" draw:text-style-name="P2" draw:layer="layout" svg:width="0.251cm" svg:height="0.251cm" svg:x="13.919cm" svg:y="8.923cm" svg:viewBox="0 0 252 252" svg:d="M0 127c0-71 56-127 125-127s127 56 127 127c0 68-58 125-127 125s-125-57-125-125z">
          <text:p/>
        </draw:path>
        <draw:path draw:style-name="gr33" draw:text-style-name="P17" draw:layer="layout" svg:width="0.251cm" svg:height="0.251cm" svg:x="13.919cm" svg:y="9.003cm" svg:viewBox="0 0 252 252" svg:d="M0 127c0-69 56-127 125-127s127 58 127 127-58 125-127 125-125-56-125-125z">
          <text:p/>
        </draw:path>
        <draw:path draw:style-name="gr34" draw:text-style-name="P2" draw:layer="layout" svg:width="0.251cm" svg:height="0.251cm" svg:x="13.919cm" svg:y="9.003cm" svg:viewBox="0 0 252 252" svg:d="M0 127c0-69 56-127 125-127s127 58 127 127-58 125-127 125-125-56-125-125z">
          <text:p/>
        </draw:path>
        <draw:path draw:style-name="gr43" draw:text-style-name="P22" draw:layer="layout" svg:width="0.251cm" svg:height="0.251cm" svg:x="14.69cm" svg:y="6.724cm" svg:viewBox="0 0 252 252" svg:d="M0 126c0-69 57-126 126-126 70 0 126 57 126 126s-56 126-126 126c-69 0-126-57-126-126z">
          <text:p/>
        </draw:path>
        <draw:path draw:style-name="gr44" draw:text-style-name="P2" draw:layer="layout" svg:width="0.251cm" svg:height="0.251cm" svg:x="14.69cm" svg:y="6.724cm" svg:viewBox="0 0 252 252" svg:d="M0 126c0-69 57-126 126-126 70 0 126 57 126 126s-56 126-126 126c-69 0-126-57-126-126z">
          <text:p/>
        </draw:path>
        <draw:path draw:style-name="gr41" draw:text-style-name="P21" draw:layer="layout" svg:width="0.251cm" svg:height="0.251cm" svg:x="13.043cm" svg:y="8.374cm" svg:viewBox="0 0 252 252" svg:d="M0 125c0-69 57-125 127-125 69 0 125 56 125 125 0 70-56 127-125 127-70 0-127-57-127-127z">
          <text:p/>
        </draw:path>
        <draw:path draw:style-name="gr42" draw:text-style-name="P2" draw:layer="layout" svg:width="0.251cm" svg:height="0.251cm" svg:x="13.043cm" svg:y="8.374cm" svg:viewBox="0 0 252 252" svg:d="M0 125c0-69 57-125 127-125 69 0 125 56 125 125 0 70-56 127-125 127-70 0-127-57-127-127z">
          <text:p/>
        </draw:path>
        <draw:path draw:style-name="gr79" draw:text-style-name="P40" draw:layer="layout" svg:width="0.251cm" svg:height="0.25cm" svg:x="14.276cm" svg:y="7.487cm" svg:viewBox="0 0 252 251" svg:d="M0 126c0-69 57-126 127-126 69 0 125 57 125 126s-56 125-125 125c-70 0-127-56-127-125z">
          <text:p/>
        </draw:path>
        <draw:path draw:style-name="gr80" draw:text-style-name="P2" draw:layer="layout" svg:width="0.251cm" svg:height="0.25cm" svg:x="14.276cm" svg:y="7.487cm" svg:viewBox="0 0 252 251" svg:d="M0 126c0-69 57-126 127-126 69 0 125 57 125 126s-56 125-125 125c-70 0-127-56-127-125z">
          <text:p/>
        </draw:path>
        <draw:path draw:style-name="gr79" draw:text-style-name="P40" draw:layer="layout" svg:width="0.251cm" svg:height="0.251cm" svg:x="14.276cm" svg:y="8.071cm" svg:viewBox="0 0 252 252" svg:d="M0 126c0-69 57-126 127-126 69 0 125 57 125 126 0 70-56 126-125 126-70 0-127-56-127-126z">
          <text:p/>
        </draw:path>
        <draw:path draw:style-name="gr80" draw:text-style-name="P2" draw:layer="layout" svg:width="0.251cm" svg:height="0.251cm" svg:x="14.276cm" svg:y="8.071cm" svg:viewBox="0 0 252 252" svg:d="M0 126c0-69 57-126 127-126 69 0 125 57 125 126 0 70-56 126-125 126-70 0-127-56-127-126z">
          <text:p/>
        </draw:path>
        <draw:path draw:style-name="gr33" draw:text-style-name="P17" draw:layer="layout" svg:width="0.251cm" svg:height="0.251cm" svg:x="13.919cm" svg:y="9.005cm" svg:viewBox="0 0 252 252" svg:d="M0 127c0-69 56-127 125-127s127 58 127 127-58 125-127 125-125-56-125-125z">
          <text:p/>
        </draw:path>
        <draw:path draw:style-name="gr34" draw:text-style-name="P2" draw:layer="layout" svg:width="0.251cm" svg:height="0.251cm" svg:x="13.919cm" svg:y="9.005cm" svg:viewBox="0 0 252 252" svg:d="M0 127c0-69 56-127 125-127s127 58 127 127-58 125-127 125-125-56-125-125z">
          <text:p/>
        </draw:path>
        <draw:path draw:style-name="gr79" draw:text-style-name="P40" draw:layer="layout" svg:width="0.251cm" svg:height="0.251cm" svg:x="14.276cm" svg:y="6.808cm" svg:viewBox="0 0 252 252" svg:d="M0 125c0-68 57-125 127-125 69 0 125 57 125 125 0 69-56 127-125 127-70 0-127-58-127-127z">
          <text:p/>
        </draw:path>
        <draw:path draw:style-name="gr80" draw:text-style-name="P2" draw:layer="layout" svg:width="0.251cm" svg:height="0.251cm" svg:x="14.276cm" svg:y="6.808cm" svg:viewBox="0 0 252 252" svg:d="M0 125c0-68 57-125 127-125 69 0 125 57 125 125 0 69-56 127-125 127-70 0-127-58-127-127z">
          <text:p/>
        </draw:path>
        <draw:path draw:style-name="gr109" draw:text-style-name="P55" draw:layer="layout" svg:width="0.25cm" svg:height="0.251cm" svg:x="12.532cm" svg:y="8.555cm" svg:viewBox="0 0 251 252" svg:d="M0 125c0-69 56-125 126-125 69 0 125 56 125 125s-56 127-125 127c-70 0-126-58-126-127z">
          <text:p/>
        </draw:path>
        <draw:path draw:style-name="gr110" draw:text-style-name="P2" draw:layer="layout" svg:width="0.25cm" svg:height="0.251cm" svg:x="12.532cm" svg:y="8.555cm" svg:viewBox="0 0 251 252" svg:d="M0 125c0-69 56-125 126-125 69 0 125 56 125 125s-56 127-125 127c-70 0-126-58-126-127z">
          <text:p/>
        </draw:path>
        <draw:path draw:style-name="gr111" draw:text-style-name="P56" draw:layer="layout" svg:width="0.25cm" svg:height="0.25cm" svg:x="13.184cm" svg:y="9.284cm" svg:viewBox="0 0 251 251" svg:d="M0 125c0-69 56-125 125-125 70 0 126 56 126 125s-56 126-126 126c-69 0-125-57-125-126z">
          <text:p/>
        </draw:path>
        <draw:path draw:style-name="gr112" draw:text-style-name="P2" draw:layer="layout" svg:width="0.25cm" svg:height="0.25cm" svg:x="13.184cm" svg:y="9.284cm" svg:viewBox="0 0 251 251" svg:d="M0 125c0-69 56-125 125-125 70 0 126 56 126 125s-56 126-126 126c-69 0-125-57-125-126z">
          <text:p/>
        </draw:path>
        <draw:path draw:style-name="gr109" draw:text-style-name="P55" draw:layer="layout" svg:width="0.25cm" svg:height="0.25cm" svg:x="12.532cm" svg:y="8.475cm" svg:viewBox="0 0 251 251" svg:d="M0 126c0-69 56-126 126-126 69 0 125 57 125 126s-56 125-125 125c-70 0-126-56-126-125z">
          <text:p/>
        </draw:path>
        <draw:path draw:style-name="gr110" draw:text-style-name="P2" draw:layer="layout" svg:width="0.25cm" svg:height="0.25cm" svg:x="12.532cm" svg:y="8.475cm" svg:viewBox="0 0 251 251" svg:d="M0 126c0-69 56-126 126-126 69 0 125 57 125 126s-56 125-125 125c-70 0-126-56-126-125z">
          <text:p/>
        </draw:path>
        <draw:path draw:style-name="gr109" draw:text-style-name="P55" draw:layer="layout" svg:width="0.25cm" svg:height="0.25cm" svg:x="12.532cm" svg:y="8.473cm" svg:viewBox="0 0 251 251" svg:d="M0 126c0-69 56-126 126-126 69 0 125 57 125 126s-56 125-125 125c-70 0-126-56-126-125z">
          <text:p/>
        </draw:path>
        <draw:path draw:style-name="gr110" draw:text-style-name="P2" draw:layer="layout" svg:width="0.25cm" svg:height="0.25cm" svg:x="12.532cm" svg:y="8.473cm" svg:viewBox="0 0 251 251" svg:d="M0 126c0-69 56-126 126-126 69 0 125 57 125 126s-56 125-125 125c-70 0-126-56-126-125z">
          <text:p/>
        </draw:path>
        <draw:path draw:style-name="gr109" draw:text-style-name="P55" draw:layer="layout" svg:width="0.25cm" svg:height="0.251cm" svg:x="12.532cm" svg:y="8.557cm" svg:viewBox="0 0 251 252" svg:d="M0 125c0-69 56-125 126-125 69 0 125 56 125 125s-56 127-125 127c-70 0-126-58-126-127z">
          <text:p/>
        </draw:path>
        <draw:path draw:style-name="gr110" draw:text-style-name="P2" draw:layer="layout" svg:width="0.25cm" svg:height="0.251cm" svg:x="12.532cm" svg:y="8.557cm" svg:viewBox="0 0 251 252" svg:d="M0 125c0-69 56-125 126-125 69 0 125 56 125 125s-56 127-125 127c-70 0-126-58-126-127z">
          <text:p/>
        </draw:path>
        <draw:path draw:style-name="gr103" draw:text-style-name="P52" draw:layer="layout" svg:width="0.25cm" svg:height="0.251cm" svg:x="13.265cm" svg:y="7.033cm" svg:viewBox="0 0 251 252" svg:d="M0 126c0-69 56-126 126-126 69 0 125 57 125 126s-56 126-125 126c-70 0-126-57-126-126z">
          <text:p/>
        </draw:path>
        <draw:path draw:style-name="gr104" draw:text-style-name="P2" draw:layer="layout" svg:width="0.25cm" svg:height="0.251cm" svg:x="13.265cm" svg:y="7.033cm" svg:viewBox="0 0 251 252" svg:d="M0 126c0-69 56-126 126-126 69 0 125 57 125 126s-56 126-125 126c-70 0-126-57-126-126z">
          <text:p/>
        </draw:path>
        <draw:path draw:style-name="gr113" draw:text-style-name="P57" draw:layer="layout" svg:width="0.251cm" svg:height="0.251cm" svg:x="16.238cm" svg:y="6.358cm" svg:viewBox="0 0 252 252" svg:d="M0 125c0-69 57-125 126-125 70 0 126 56 126 125 0 70-56 127-126 127-69 0-126-57-126-127z">
          <text:p/>
        </draw:path>
        <draw:path draw:style-name="gr114" draw:text-style-name="P2" draw:layer="layout" svg:width="0.251cm" svg:height="0.251cm" svg:x="16.238cm" svg:y="6.358cm" svg:viewBox="0 0 252 252" svg:d="M0 125c0-69 57-125 126-125 70 0 126 56 126 125 0 70-56 127-126 127-69 0-126-57-126-127z">
          <text:p/>
        </draw:path>
        <draw:path draw:style-name="gr29" draw:text-style-name="P15" draw:layer="layout" svg:width="0.251cm" svg:height="0.251cm" svg:x="12.57cm" svg:y="7.726cm" svg:viewBox="0 0 252 252" svg:d="M0 126c0-69 58-126 127-126s125 57 125 126-56 126-125 126-127-57-127-126z">
          <text:p/>
        </draw:path>
        <draw:path draw:style-name="gr30" draw:text-style-name="P2" draw:layer="layout" svg:width="0.251cm" svg:height="0.251cm" svg:x="12.57cm" svg:y="7.726cm" svg:viewBox="0 0 252 252" svg:d="M0 126c0-69 58-126 127-126s125 57 125 126-56 126-125 126-127-57-127-126z">
          <text:p/>
        </draw:path>
        <draw:path draw:style-name="gr75" draw:text-style-name="P38" draw:layer="layout" svg:width="0.251cm" svg:height="0.251cm" svg:x="12.783cm" svg:y="7.859cm" svg:viewBox="0 0 252 252" svg:d="M0 125c0-69 57-125 126-125s126 56 126 125c0 70-57 127-126 127s-126-57-126-127z">
          <text:p/>
        </draw:path>
        <draw:path draw:style-name="gr76" draw:text-style-name="P2" draw:layer="layout" svg:width="0.251cm" svg:height="0.251cm" svg:x="12.783cm" svg:y="7.859cm" svg:viewBox="0 0 252 252" svg:d="M0 125c0-69 57-125 126-125s126 56 126 125c0 70-57 127-126 127s-126-57-126-127z">
          <text:p/>
        </draw:path>
        <draw:path draw:style-name="gr75" draw:text-style-name="P38" draw:layer="layout" svg:width="0.251cm" svg:height="0.251cm" svg:x="12.783cm" svg:y="7.904cm" svg:viewBox="0 0 252 252" svg:d="M0 126c0-70 57-126 126-126s126 56 126 126c0 69-57 126-126 126s-126-57-126-126z">
          <text:p/>
        </draw:path>
        <draw:path draw:style-name="gr76" draw:text-style-name="P2" draw:layer="layout" svg:width="0.251cm" svg:height="0.251cm" svg:x="12.783cm" svg:y="7.904cm" svg:viewBox="0 0 252 252" svg:d="M0 126c0-70 57-126 126-126s126 56 126 126c0 69-57 126-126 126s-126-57-126-126z">
          <text:p/>
        </draw:path>
        <draw:path draw:style-name="gr23" draw:text-style-name="P12" draw:layer="layout" svg:width="0.251cm" svg:height="0.251cm" svg:x="14.039cm" svg:y="6.451cm" svg:viewBox="0 0 252 252" svg:d="M0 126c0-70 56-126 127-126 68 0 125 56 125 126 0 69-57 126-125 126-71 0-127-57-127-126z">
          <text:p/>
        </draw:path>
        <draw:path draw:style-name="gr24" draw:text-style-name="P2" draw:layer="layout" svg:width="0.251cm" svg:height="0.251cm" svg:x="14.039cm" svg:y="6.451cm" svg:viewBox="0 0 252 252" svg:d="M0 126c0-70 56-126 127-126 68 0 125 56 125 126 0 69-57 126-125 126-71 0-127-57-127-126z">
          <text:p/>
        </draw:path>
        <draw:path draw:style-name="gr111" draw:text-style-name="P56" draw:layer="layout" svg:width="0.25cm" svg:height="0.25cm" svg:x="13.184cm" svg:y="9.259cm" svg:viewBox="0 0 251 251" svg:d="M0 126c0-69 56-126 125-126 70 0 126 57 126 126s-56 125-126 125c-69 0-125-56-125-125z">
          <text:p/>
        </draw:path>
        <draw:path draw:style-name="gr112" draw:text-style-name="P2" draw:layer="layout" svg:width="0.25cm" svg:height="0.25cm" svg:x="13.184cm" svg:y="9.259cm" svg:viewBox="0 0 251 251" svg:d="M0 126c0-69 56-126 125-126 70 0 126 57 126 126s-56 125-126 125c-69 0-125-56-125-125z">
          <text:p/>
        </draw:path>
        <draw:path draw:style-name="gr75" draw:text-style-name="P38" draw:layer="layout" svg:width="0.251cm" svg:height="0.251cm" svg:x="12.783cm" svg:y="9.067cm" svg:viewBox="0 0 252 252" svg:d="M0 126c0-69 57-126 126-126s126 57 126 126c0 70-57 126-126 126s-126-56-126-126z">
          <text:p/>
        </draw:path>
        <draw:path draw:style-name="gr76" draw:text-style-name="P2" draw:layer="layout" svg:width="0.251cm" svg:height="0.251cm" svg:x="12.783cm" svg:y="9.067cm" svg:viewBox="0 0 252 252" svg:d="M0 126c0-69 57-126 126-126s126 57 126 126c0 70-57 126-126 126s-126-56-126-126z">
          <text:p/>
        </draw:path>
        <draw:path draw:style-name="gr75" draw:text-style-name="P38" draw:layer="layout" svg:width="0.251cm" svg:height="0.25cm" svg:x="12.783cm" svg:y="9.086cm" svg:viewBox="0 0 252 251" svg:d="M0 125c0-69 57-125 126-125s126 56 126 125c0 70-57 126-126 126s-126-56-126-126z">
          <text:p/>
        </draw:path>
        <draw:path draw:style-name="gr76" draw:text-style-name="P2" draw:layer="layout" svg:width="0.251cm" svg:height="0.25cm" svg:x="12.783cm" svg:y="9.086cm" svg:viewBox="0 0 252 251" svg:d="M0 125c0-69 57-125 126-125s126 56 126 125c0 70-57 126-126 126s-126-56-126-126z">
          <text:p/>
        </draw:path>
        <draw:path draw:style-name="gr75" draw:text-style-name="P38" draw:layer="layout" svg:width="0.251cm" svg:height="0.251cm" svg:x="12.783cm" svg:y="8.843cm" svg:viewBox="0 0 252 252" svg:d="M0 126c0-70 57-126 126-126s126 56 126 126c0 69-57 126-126 126s-126-57-126-126z">
          <text:p/>
        </draw:path>
        <draw:path draw:style-name="gr76" draw:text-style-name="P2" draw:layer="layout" svg:width="0.251cm" svg:height="0.251cm" svg:x="12.783cm" svg:y="8.843cm" svg:viewBox="0 0 252 252" svg:d="M0 126c0-70 57-126 126-126s126 56 126 126c0 69-57 126-126 126s-126-57-126-126z">
          <text:p/>
        </draw:path>
        <draw:path draw:style-name="gr111" draw:text-style-name="P56" draw:layer="layout" svg:width="0.25cm" svg:height="0.251cm" svg:x="13.184cm" svg:y="9.177cm" svg:viewBox="0 0 251 252" svg:d="M0 127c0-71 56-127 125-127 70 0 126 56 126 127 0 68-56 125-126 125-69 0-125-57-125-125z">
          <text:p/>
        </draw:path>
        <draw:path draw:style-name="gr112" draw:text-style-name="P2" draw:layer="layout" svg:width="0.25cm" svg:height="0.251cm" svg:x="13.184cm" svg:y="9.177cm" svg:viewBox="0 0 251 252" svg:d="M0 127c0-71 56-127 125-127 70 0 126 56 126 127 0 68-56 125-126 125-69 0-125-57-125-125z">
          <text:p/>
        </draw:path>
        <draw:path draw:style-name="gr111" draw:text-style-name="P56" draw:layer="layout" svg:width="0.25cm" svg:height="0.25cm" svg:x="13.184cm" svg:y="9.211cm" svg:viewBox="0 0 251 251" svg:d="M0 126c0-69 56-126 125-126 70 0 126 57 126 126s-56 125-126 125c-69 0-125-56-125-125z">
          <text:p/>
        </draw:path>
        <draw:path draw:style-name="gr112" draw:text-style-name="P2" draw:layer="layout" svg:width="0.25cm" svg:height="0.25cm" svg:x="13.184cm" svg:y="9.211cm" svg:viewBox="0 0 251 251" svg:d="M0 126c0-69 56-126 125-126 70 0 126 57 126 126s-56 125-126 125c-69 0-125-56-125-125z">
          <text:p/>
        </draw:path>
        <draw:path draw:style-name="gr115" draw:text-style-name="P58" draw:layer="layout" svg:width="0.251cm" svg:height="0.25cm" svg:x="13.782cm" svg:y="7.718cm" svg:viewBox="0 0 252 251" svg:d="M0 126c0-69 56-126 126-126 69 0 126 57 126 126s-57 125-126 125c-70 0-126-56-126-125z">
          <text:p/>
        </draw:path>
        <draw:path draw:style-name="gr116" draw:text-style-name="P2" draw:layer="layout" svg:width="0.251cm" svg:height="0.25cm" svg:x="13.782cm" svg:y="7.718cm" svg:viewBox="0 0 252 251" svg:d="M0 126c0-69 56-126 126-126 69 0 126 57 126 126s-57 125-126 125c-70 0-126-56-126-125z">
          <text:p/>
        </draw:path>
        <draw:path draw:style-name="gr115" draw:text-style-name="P58" draw:layer="layout" svg:width="0.251cm" svg:height="0.251cm" svg:x="13.782cm" svg:y="6.633cm" svg:viewBox="0 0 252 252" svg:d="M0 125c0-69 56-125 126-125 69 0 126 56 126 125 0 70-57 127-126 127-70 0-126-57-126-127z">
          <text:p/>
        </draw:path>
        <draw:path draw:style-name="gr116" draw:text-style-name="P2" draw:layer="layout" svg:width="0.251cm" svg:height="0.251cm" svg:x="13.782cm" svg:y="6.633cm" svg:viewBox="0 0 252 252" svg:d="M0 125c0-69 56-125 126-125 69 0 126 56 126 125 0 70-57 127-126 127-70 0-126-57-126-127z">
          <text:p/>
        </draw:path>
        <draw:path draw:style-name="gr115" draw:text-style-name="P58" draw:layer="layout" svg:width="0.251cm" svg:height="0.251cm" svg:x="13.782cm" svg:y="7.701cm" svg:viewBox="0 0 252 252" svg:d="M0 127c0-70 56-127 126-127 69 0 126 57 126 127 0 69-57 125-126 125-70 0-126-56-126-125z">
          <text:p/>
        </draw:path>
        <draw:path draw:style-name="gr116" draw:text-style-name="P2" draw:layer="layout" svg:width="0.251cm" svg:height="0.251cm" svg:x="13.782cm" svg:y="7.701cm" svg:viewBox="0 0 252 252" svg:d="M0 127c0-70 56-127 126-127 69 0 126 57 126 127 0 69-57 125-126 125-70 0-126-56-126-125z">
          <text:p/>
        </draw:path>
        <draw:path draw:style-name="gr115" draw:text-style-name="P58" draw:layer="layout" svg:width="0.251cm" svg:height="0.251cm" svg:x="13.782cm" svg:y="7.908cm" svg:viewBox="0 0 252 252" svg:d="M0 127c0-70 56-127 126-127 69 0 126 57 126 127 0 69-57 125-126 125-70 0-126-56-126-125z">
          <text:p/>
        </draw:path>
        <draw:path draw:style-name="gr116" draw:text-style-name="P2" draw:layer="layout" svg:width="0.251cm" svg:height="0.251cm" svg:x="13.782cm" svg:y="7.908cm" svg:viewBox="0 0 252 252" svg:d="M0 127c0-70 56-127 126-127 69 0 126 57 126 127 0 69-57 125-126 125-70 0-126-56-126-125z">
          <text:p/>
        </draw:path>
        <draw:path draw:style-name="gr111" draw:text-style-name="P56" draw:layer="layout" svg:width="0.25cm" svg:height="0.251cm" svg:x="13.184cm" svg:y="9.306cm" svg:viewBox="0 0 251 252" svg:d="M0 125c0-68 56-125 125-125 70 0 126 57 126 125 0 70-56 127-126 127-69 0-125-57-125-127z">
          <text:p/>
        </draw:path>
        <draw:path draw:style-name="gr112" draw:text-style-name="P2" draw:layer="layout" svg:width="0.25cm" svg:height="0.251cm" svg:x="13.184cm" svg:y="9.306cm" svg:viewBox="0 0 251 252" svg:d="M0 125c0-68 56-125 125-125 70 0 126 57 126 125 0 70-56 127-126 127-69 0-125-57-125-127z">
          <text:p/>
        </draw:path>
        <draw:path draw:style-name="gr45" draw:text-style-name="P23" draw:layer="layout" svg:width="0.251cm" svg:height="0.251cm" svg:x="13.869cm" svg:y="9.035cm" svg:viewBox="0 0 252 252" svg:d="M0 125c0-69 58-125 127-125s125 56 125 125-56 127-125 127-127-58-127-127z">
          <text:p/>
        </draw:path>
        <draw:path draw:style-name="gr46" draw:text-style-name="P2" draw:layer="layout" svg:width="0.251cm" svg:height="0.251cm" svg:x="13.869cm" svg:y="9.035cm" svg:viewBox="0 0 252 252" svg:d="M0 125c0-69 58-125 127-125s125 56 125 125-56 127-125 127-127-58-127-127z">
          <text:p/>
        </draw:path>
        <draw:path draw:style-name="gr89" draw:text-style-name="P45" draw:layer="layout" svg:width="0.251cm" svg:height="0.251cm" svg:x="13.957cm" svg:y="7.587cm" svg:viewBox="0 0 252 252" svg:d="M0 126c0-69 56-126 125-126 70 0 127 57 127 126 0 70-57 126-127 126-69 0-125-56-125-126z">
          <text:p/>
        </draw:path>
        <draw:path draw:style-name="gr90" draw:text-style-name="P2" draw:layer="layout" svg:width="0.251cm" svg:height="0.251cm" svg:x="13.957cm" svg:y="7.587cm" svg:viewBox="0 0 252 252" svg:d="M0 126c0-69 56-126 125-126 70 0 127 57 127 126 0 70-57 126-127 126-69 0-125-56-125-126z">
          <text:p/>
        </draw:path>
        <draw:path draw:style-name="gr109" draw:text-style-name="P55" draw:layer="layout" svg:width="0.25cm" svg:height="0.251cm" svg:x="12.532cm" svg:y="8.502cm" svg:viewBox="0 0 251 252" svg:d="M0 127c0-69 56-127 126-127 69 0 125 58 125 127s-56 125-125 125c-70 0-126-56-126-125z">
          <text:p/>
        </draw:path>
        <draw:path draw:style-name="gr110" draw:text-style-name="P2" draw:layer="layout" svg:width="0.25cm" svg:height="0.251cm" svg:x="12.532cm" svg:y="8.502cm" svg:viewBox="0 0 251 252" svg:d="M0 127c0-69 56-127 126-127 69 0 125 58 125 127s-56 125-125 125c-70 0-126-56-126-125z">
          <text:p/>
        </draw:path>
        <draw:path draw:style-name="gr117" draw:text-style-name="P59" draw:layer="layout" svg:width="0.251cm" svg:height="0.251cm" svg:x="14.453cm" svg:y="7.06cm" svg:viewBox="0 0 252 252" svg:d="M0 125c0-69 57-125 125-125 71 0 127 56 127 125s-56 127-127 127c-68 0-125-58-125-127z">
          <text:p/>
        </draw:path>
        <draw:path draw:style-name="gr118" draw:text-style-name="P2" draw:layer="layout" svg:width="0.251cm" svg:height="0.251cm" svg:x="14.453cm" svg:y="7.06cm" svg:viewBox="0 0 252 252" svg:d="M0 125c0-69 57-125 125-125 71 0 127 56 127 125s-56 127-127 127c-68 0-125-58-125-127z">
          <text:p/>
        </draw:path>
        <draw:path draw:style-name="gr113" draw:text-style-name="P57" draw:layer="layout" svg:width="0.251cm" svg:height="0.251cm" svg:x="16.238cm" svg:y="7.361cm" svg:viewBox="0 0 252 252" svg:d="M0 125c0-69 57-125 126-125 70 0 126 56 126 125 0 70-56 127-126 127-69 0-126-57-126-127z">
          <text:p/>
        </draw:path>
        <draw:path draw:style-name="gr114" draw:text-style-name="P2" draw:layer="layout" svg:width="0.251cm" svg:height="0.251cm" svg:x="16.238cm" svg:y="7.361cm" svg:viewBox="0 0 252 252" svg:d="M0 125c0-69 57-125 126-125 70 0 126 56 126 125 0 70-56 127-126 127-69 0-126-57-126-127z">
          <text:p/>
        </draw:path>
        <draw:path draw:style-name="gr119" draw:text-style-name="P60" draw:layer="layout" svg:width="0.251cm" svg:height="0.251cm" svg:x="13.066cm" svg:y="9.022cm" svg:viewBox="0 0 252 252" svg:d="M0 125c0-69 57-125 127-125 69 0 125 56 125 125s-56 127-125 127c-70 0-127-58-127-127z">
          <text:p/>
        </draw:path>
        <draw:path draw:style-name="gr120" draw:text-style-name="P2" draw:layer="layout" svg:width="0.251cm" svg:height="0.251cm" svg:x="13.066cm" svg:y="9.022cm" svg:viewBox="0 0 252 252" svg:d="M0 125c0-69 57-125 127-125 69 0 125 56 125 125s-56 127-125 127c-70 0-127-58-127-127z">
          <text:p/>
        </draw:path>
        <draw:path draw:style-name="gr121" draw:text-style-name="P61" draw:layer="layout" svg:width="0.251cm" svg:height="0.251cm" svg:x="12.767cm" svg:y="8.745cm" svg:viewBox="0 0 252 252" svg:d="M0 126c0-68 57-126 127-126 69 0 125 58 125 126 0 70-56 126-125 126-70 0-127-56-127-126z">
          <text:p/>
        </draw:path>
        <draw:path draw:style-name="gr122" draw:text-style-name="P2" draw:layer="layout" svg:width="0.251cm" svg:height="0.251cm" svg:x="12.767cm" svg:y="8.745cm" svg:viewBox="0 0 252 252" svg:d="M0 126c0-68 57-126 127-126 69 0 125 58 125 126 0 70-56 126-125 126-70 0-127-56-127-126z">
          <text:p/>
        </draw:path>
        <draw:path draw:style-name="gr119" draw:text-style-name="P60" draw:layer="layout" svg:width="0.251cm" svg:height="0.251cm" svg:x="13.066cm" svg:y="9.101cm" svg:viewBox="0 0 252 252" svg:d="M0 125c0-68 57-125 127-125 69 0 125 57 125 125 0 71-56 127-125 127-70 0-127-56-127-127z">
          <text:p/>
        </draw:path>
        <draw:path draw:style-name="gr120" draw:text-style-name="P2" draw:layer="layout" svg:width="0.251cm" svg:height="0.251cm" svg:x="13.066cm" svg:y="9.101cm" svg:viewBox="0 0 252 252" svg:d="M0 125c0-68 57-125 127-125 69 0 125 57 125 125 0 71-56 127-125 127-70 0-127-56-127-127z">
          <text:p/>
        </draw:path>
        <draw:path draw:style-name="gr119" draw:text-style-name="P60" draw:layer="layout" svg:width="0.251cm" svg:height="0.251cm" svg:x="13.066cm" svg:y="8.98cm" svg:viewBox="0 0 252 252" svg:d="M0 126c0-68 57-126 127-126 69 0 125 58 125 126 0 70-56 126-125 126-70 0-127-56-127-126z">
          <text:p/>
        </draw:path>
        <draw:path draw:style-name="gr120" draw:text-style-name="P2" draw:layer="layout" svg:width="0.251cm" svg:height="0.251cm" svg:x="13.066cm" svg:y="8.98cm" svg:viewBox="0 0 252 252" svg:d="M0 126c0-68 57-126 127-126 69 0 125 58 125 126 0 70-56 126-125 126-70 0-127-56-127-126z">
          <text:p/>
        </draw:path>
        <draw:path draw:style-name="gr117" draw:text-style-name="P59" draw:layer="layout" svg:width="0.251cm" svg:height="0.251cm" svg:x="14.453cm" svg:y="6.445cm" svg:viewBox="0 0 252 252" svg:d="M0 126c0-69 57-126 125-126 71 0 127 57 127 126s-56 126-127 126c-68 0-125-57-125-126z">
          <text:p/>
        </draw:path>
        <draw:path draw:style-name="gr118" draw:text-style-name="P2" draw:layer="layout" svg:width="0.251cm" svg:height="0.251cm" svg:x="14.453cm" svg:y="6.445cm" svg:viewBox="0 0 252 252" svg:d="M0 126c0-69 57-126 125-126 71 0 127 57 127 126s-56 126-127 126c-68 0-125-57-125-126z">
          <text:p/>
        </draw:path>
        <draw:path draw:style-name="gr117" draw:text-style-name="P59" draw:layer="layout" svg:width="0.251cm" svg:height="0.251cm" svg:x="14.453cm" svg:y="6.356cm" svg:viewBox="0 0 252 252" svg:d="M0 126c0-69 57-126 125-126 71 0 127 57 127 126 0 70-56 126-127 126-68 0-125-56-125-126z">
          <text:p/>
        </draw:path>
        <draw:path draw:style-name="gr118" draw:text-style-name="P2" draw:layer="layout" svg:width="0.251cm" svg:height="0.251cm" svg:x="14.453cm" svg:y="6.356cm" svg:viewBox="0 0 252 252" svg:d="M0 126c0-69 57-126 125-126 71 0 127 57 127 126 0 70-56 126-127 126-68 0-125-56-125-126z">
          <text:p/>
        </draw:path>
        <draw:path draw:style-name="gr29" draw:text-style-name="P15" draw:layer="layout" svg:width="0.251cm" svg:height="0.251cm" svg:x="12.57cm" svg:y="7.918cm" svg:viewBox="0 0 252 252" svg:d="M0 127c0-71 58-127 127-127s125 56 125 127c0 68-56 125-125 125s-127-57-127-125z">
          <text:p/>
        </draw:path>
        <draw:path draw:style-name="gr30" draw:text-style-name="P2" draw:layer="layout" svg:width="0.251cm" svg:height="0.251cm" svg:x="12.57cm" svg:y="7.918cm" svg:viewBox="0 0 252 252" svg:d="M0 127c0-71 58-127 127-127s125 56 125 127c0 68-56 125-125 125s-127-57-127-125z">
          <text:p/>
        </draw:path>
        <draw:path draw:style-name="gr65" draw:text-style-name="P33" draw:layer="layout" svg:width="0.251cm" svg:height="0.251cm" svg:x="12.57cm" svg:y="9.202cm" svg:viewBox="0 0 252 252" svg:d="M0 126c0-70 58-126 127-126s125 56 125 126c0 69-56 126-125 126s-127-57-127-126z">
          <text:p/>
        </draw:path>
        <draw:path draw:style-name="gr66" draw:text-style-name="P2" draw:layer="layout" svg:width="0.251cm" svg:height="0.251cm" svg:x="12.57cm" svg:y="9.202cm" svg:viewBox="0 0 252 252" svg:d="M0 126c0-70 58-126 127-126s125 56 125 126c0 69-56 126-125 126s-127-57-127-126z">
          <text:p/>
        </draw:path>
        <draw:path draw:style-name="gr67" draw:text-style-name="P34" draw:layer="layout" svg:width="0.25cm" svg:height="0.251cm" svg:x="13.18cm" svg:y="7.138cm" svg:viewBox="0 0 251 252" svg:d="M0 127c0-71 56-127 125-127s126 56 126 127c0 68-57 125-126 125s-125-57-125-125z">
          <text:p/>
        </draw:path>
        <draw:path draw:style-name="gr68" draw:text-style-name="P2" draw:layer="layout" svg:width="0.25cm" svg:height="0.251cm" svg:x="13.18cm" svg:y="7.138cm" svg:viewBox="0 0 251 252" svg:d="M0 127c0-71 56-127 125-127s126 56 126 127c0 68-57 125-126 125s-125-57-125-125z">
          <text:p/>
        </draw:path>
        <draw:path draw:style-name="gr67" draw:text-style-name="P34" draw:layer="layout" svg:width="0.25cm" svg:height="0.251cm" svg:x="13.18cm" svg:y="7.384cm" svg:viewBox="0 0 251 252" svg:d="M0 127c0-70 56-127 125-127s126 57 126 127c0 69-57 125-126 125s-125-56-125-125z">
          <text:p/>
        </draw:path>
        <draw:path draw:style-name="gr68" draw:text-style-name="P2" draw:layer="layout" svg:width="0.25cm" svg:height="0.251cm" svg:x="13.18cm" svg:y="7.384cm" svg:viewBox="0 0 251 252" svg:d="M0 127c0-70 56-127 125-127s126 57 126 127c0 69-57 125-126 125s-125-56-125-125z">
          <text:p/>
        </draw:path>
        <draw:path draw:style-name="gr67" draw:text-style-name="P34" draw:layer="layout" svg:width="0.25cm" svg:height="0.251cm" svg:x="13.18cm" svg:y="7.206cm" svg:viewBox="0 0 251 252" svg:d="M0 126c0-69 56-126 125-126s126 57 126 126-57 126-126 126-125-57-125-126z">
          <text:p/>
        </draw:path>
        <draw:path draw:style-name="gr68" draw:text-style-name="P2" draw:layer="layout" svg:width="0.25cm" svg:height="0.251cm" svg:x="13.18cm" svg:y="7.206cm" svg:viewBox="0 0 251 252" svg:d="M0 126c0-69 56-126 125-126s126 57 126 126-57 126-126 126-125-57-125-126z">
          <text:p/>
        </draw:path>
        <draw:path draw:style-name="gr41" draw:text-style-name="P21" draw:layer="layout" svg:width="0.251cm" svg:height="0.251cm" svg:x="13.043cm" svg:y="8.457cm" svg:viewBox="0 0 252 252" svg:d="M0 127c0-70 57-127 127-127 69 0 125 57 125 127 0 68-56 125-125 125-70 0-127-57-127-125z">
          <text:p/>
        </draw:path>
        <draw:path draw:style-name="gr42" draw:text-style-name="P2" draw:layer="layout" svg:width="0.251cm" svg:height="0.251cm" svg:x="13.043cm" svg:y="8.457cm" svg:viewBox="0 0 252 252" svg:d="M0 127c0-70 57-127 127-127 69 0 125 57 125 127 0 68-56 125-125 125-70 0-127-57-127-125z">
          <text:p/>
        </draw:path>
        <draw:path draw:style-name="gr67" draw:text-style-name="P34" draw:layer="layout" svg:width="0.25cm" svg:height="0.251cm" svg:x="13.18cm" svg:y="7.253cm" svg:viewBox="0 0 251 252" svg:d="M0 127c0-69 56-127 125-127s126 58 126 127-57 125-126 125-125-56-125-125z">
          <text:p/>
        </draw:path>
        <draw:path draw:style-name="gr68" draw:text-style-name="P2" draw:layer="layout" svg:width="0.25cm" svg:height="0.251cm" svg:x="13.18cm" svg:y="7.253cm" svg:viewBox="0 0 251 252" svg:d="M0 127c0-69 56-127 125-127s126 58 126 127-57 125-126 125-125-56-125-125z">
          <text:p/>
        </draw:path>
        <draw:path draw:style-name="gr117" draw:text-style-name="P59" draw:layer="layout" svg:width="0.251cm" svg:height="0.25cm" svg:x="14.453cm" svg:y="6.678cm" svg:viewBox="0 0 252 251" svg:d="M0 126c0-70 57-126 125-126 71 0 127 56 127 126 0 69-56 125-127 125-68 0-125-56-125-125z">
          <text:p/>
        </draw:path>
        <draw:path draw:style-name="gr118" draw:text-style-name="P2" draw:layer="layout" svg:width="0.251cm" svg:height="0.25cm" svg:x="14.453cm" svg:y="6.678cm" svg:viewBox="0 0 252 251" svg:d="M0 126c0-70 57-126 125-126 71 0 127 56 127 126 0 69-56 125-127 125-68 0-125-56-125-125z">
          <text:p/>
        </draw:path>
        <draw:path draw:style-name="gr119" draw:text-style-name="P60" draw:layer="layout" svg:width="0.251cm" svg:height="0.251cm" svg:x="13.066cm" svg:y="9.178cm" svg:viewBox="0 0 252 252" svg:d="M0 127c0-70 57-127 127-127 69 0 125 57 125 127 0 68-56 125-125 125-70 0-127-57-127-125z">
          <text:p/>
        </draw:path>
        <draw:path draw:style-name="gr120" draw:text-style-name="P2" draw:layer="layout" svg:width="0.251cm" svg:height="0.251cm" svg:x="13.066cm" svg:y="9.178cm" svg:viewBox="0 0 252 252" svg:d="M0 127c0-70 57-127 127-127 69 0 125 57 125 127 0 68-56 125-125 125-70 0-127-57-127-125z">
          <text:p/>
        </draw:path>
        <draw:path draw:style-name="gr93" draw:text-style-name="P47" draw:layer="layout" svg:width="0.252cm" svg:height="0.251cm" svg:x="13.617cm" svg:y="8.338cm" svg:viewBox="0 0 253 252" svg:d="M0 125c0-68 57-125 127-125 69 0 126 57 126 125 0 70-57 127-126 127-70 0-127-57-127-127z">
          <text:p/>
        </draw:path>
        <draw:path draw:style-name="gr94" draw:text-style-name="P2" draw:layer="layout" svg:width="0.252cm" svg:height="0.251cm" svg:x="13.617cm" svg:y="8.338cm" svg:viewBox="0 0 253 252" svg:d="M0 125c0-68 57-125 127-125 69 0 126 57 126 125 0 70-57 127-126 127-70 0-127-57-127-127z">
          <text:p/>
        </draw:path>
        <draw:path draw:style-name="gr93" draw:text-style-name="P47" draw:layer="layout" svg:width="0.252cm" svg:height="0.25cm" svg:x="13.617cm" svg:y="8.287cm" svg:viewBox="0 0 253 251" svg:d="M0 125c0-69 57-125 127-125 69 0 126 56 126 125s-57 126-126 126c-70 0-127-57-127-126z">
          <text:p/>
        </draw:path>
        <draw:path draw:style-name="gr94" draw:text-style-name="P2" draw:layer="layout" svg:width="0.252cm" svg:height="0.25cm" svg:x="13.617cm" svg:y="8.287cm" svg:viewBox="0 0 253 251" svg:d="M0 125c0-69 57-125 127-125 69 0 126 56 126 125s-57 126-126 126c-70 0-127-57-127-126z">
          <text:p/>
        </draw:path>
        <draw:path draw:style-name="gr19" draw:text-style-name="P10" draw:layer="layout" svg:width="0.251cm" svg:height="0.25cm" svg:x="12.969cm" svg:y="6.751cm" svg:viewBox="0 0 252 251" svg:d="M0 126c0-69 57-126 126-126 70 0 126 57 126 126s-56 125-126 125c-69 0-126-56-126-125z">
          <text:p/>
        </draw:path>
        <draw:path draw:style-name="gr20" draw:text-style-name="P2" draw:layer="layout" svg:width="0.251cm" svg:height="0.25cm" svg:x="12.969cm" svg:y="6.751cm" svg:viewBox="0 0 252 251" svg:d="M0 126c0-69 57-126 126-126 70 0 126 57 126 126s-56 125-126 125c-69 0-126-56-126-125z">
          <text:p/>
        </draw:path>
        <draw:path draw:style-name="gr93" draw:text-style-name="P47" draw:layer="layout" svg:width="0.252cm" svg:height="0.251cm" svg:x="13.617cm" svg:y="8.748cm" svg:viewBox="0 0 253 252" svg:d="M0 126c0-69 57-126 127-126 69 0 126 57 126 126s-57 126-126 126c-70 0-127-57-127-126z">
          <text:p/>
        </draw:path>
        <draw:path draw:style-name="gr94" draw:text-style-name="P2" draw:layer="layout" svg:width="0.252cm" svg:height="0.251cm" svg:x="13.617cm" svg:y="8.748cm" svg:viewBox="0 0 253 252" svg:d="M0 126c0-69 57-126 127-126 69 0 126 57 126 126s-57 126-126 126c-70 0-127-57-127-126z">
          <text:p/>
        </draw:path>
        <draw:path draw:style-name="gr113" draw:text-style-name="P57" draw:layer="layout" svg:width="0.251cm" svg:height="0.251cm" svg:x="16.238cm" svg:y="7.396cm" svg:viewBox="0 0 252 252" svg:d="M0 125c0-69 57-125 126-125 70 0 126 56 126 125 0 71-56 127-126 127-69 0-126-56-126-127z">
          <text:p/>
        </draw:path>
        <draw:path draw:style-name="gr114" draw:text-style-name="P2" draw:layer="layout" svg:width="0.251cm" svg:height="0.251cm" svg:x="16.238cm" svg:y="7.396cm" svg:viewBox="0 0 252 252" svg:d="M0 125c0-69 57-125 126-125 70 0 126 56 126 125 0 71-56 127-126 127-69 0-126-56-126-127z">
          <text:p/>
        </draw:path>
        <draw:path draw:style-name="gr93" draw:text-style-name="P47" draw:layer="layout" svg:width="0.252cm" svg:height="0.251cm" svg:x="13.617cm" svg:y="8.647cm" svg:viewBox="0 0 253 252" svg:d="M0 127c0-70 57-127 127-127 69 0 126 57 126 127 0 69-57 125-126 125-70 0-127-56-127-125z">
          <text:p/>
        </draw:path>
        <draw:path draw:style-name="gr94" draw:text-style-name="P2" draw:layer="layout" svg:width="0.252cm" svg:height="0.251cm" svg:x="13.617cm" svg:y="8.647cm" svg:viewBox="0 0 253 252" svg:d="M0 127c0-70 57-127 127-127 69 0 126 57 126 127 0 69-57 125-126 125-70 0-127-56-127-125z">
          <text:p/>
        </draw:path>
        <draw:path draw:style-name="gr119" draw:text-style-name="P60" draw:layer="layout" svg:width="0.251cm" svg:height="0.25cm" svg:x="13.066cm" svg:y="9.15cm" svg:viewBox="0 0 252 251" svg:d="M0 126c0-70 57-126 127-126 69 0 125 56 125 126 0 69-56 125-125 125-70 0-127-56-127-125z">
          <text:p/>
        </draw:path>
        <draw:path draw:style-name="gr120" draw:text-style-name="P2" draw:layer="layout" svg:width="0.251cm" svg:height="0.25cm" svg:x="13.066cm" svg:y="9.15cm" svg:viewBox="0 0 252 251" svg:d="M0 126c0-70 57-126 127-126 69 0 125 56 125 126 0 69-56 125-125 125-70 0-127-56-127-125z">
          <text:p/>
        </draw:path>
        <draw:path draw:style-name="gr123" draw:text-style-name="P62" draw:layer="layout" svg:width="0.251cm" svg:height="0.251cm" svg:x="13.306cm" svg:y="9.113cm" svg:viewBox="0 0 252 252" svg:d="M0 125c0-69 56-125 127-125 68 0 125 56 125 125 0 70-57 127-125 127-71 0-127-57-127-127z">
          <text:p/>
        </draw:path>
        <draw:path draw:style-name="gr124" draw:text-style-name="P2" draw:layer="layout" svg:width="0.251cm" svg:height="0.251cm" svg:x="13.306cm" svg:y="9.113cm" svg:viewBox="0 0 252 252" svg:d="M0 125c0-69 56-125 127-125 68 0 125 56 125 125 0 70-57 127-125 127-71 0-127-57-127-127z">
          <text:p/>
        </draw:path>
        <draw:path draw:style-name="gr123" draw:text-style-name="P62" draw:layer="layout" svg:width="0.251cm" svg:height="0.251cm" svg:x="13.306cm" svg:y="9.085cm" svg:viewBox="0 0 252 252" svg:d="M0 125c0-69 56-125 127-125 68 0 125 56 125 125 0 70-57 127-125 127-71 0-127-57-127-127z">
          <text:p/>
        </draw:path>
        <draw:path draw:style-name="gr124" draw:text-style-name="P2" draw:layer="layout" svg:width="0.251cm" svg:height="0.251cm" svg:x="13.306cm" svg:y="9.085cm" svg:viewBox="0 0 252 252" svg:d="M0 125c0-69 56-125 127-125 68 0 125 56 125 125 0 70-57 127-125 127-71 0-127-57-127-127z">
          <text:p/>
        </draw:path>
        <draw:path draw:style-name="gr123" draw:text-style-name="P62" draw:layer="layout" svg:width="0.251cm" svg:height="0.251cm" svg:x="13.306cm" svg:y="9.101cm" svg:viewBox="0 0 252 252" svg:d="M0 126c0-69 56-126 127-126 68 0 125 57 125 126 0 70-57 126-125 126-71 0-127-56-127-126z">
          <text:p/>
        </draw:path>
        <draw:path draw:style-name="gr124" draw:text-style-name="P2" draw:layer="layout" svg:width="0.251cm" svg:height="0.251cm" svg:x="13.306cm" svg:y="9.101cm" svg:viewBox="0 0 252 252" svg:d="M0 126c0-69 56-126 127-126 68 0 125 57 125 126 0 70-57 126-125 126-71 0-127-56-127-126z">
          <text:p/>
        </draw:path>
        <draw:path draw:style-name="gr125" draw:text-style-name="P63" draw:layer="layout" svg:width="0.251cm" svg:height="0.251cm" svg:x="15.589cm" svg:y="7.097cm" svg:viewBox="0 0 252 252" svg:d="M0 125c0-69 57-125 126-125s126 56 126 125c0 70-57 127-126 127s-126-57-126-127z">
          <text:p/>
        </draw:path>
        <draw:path draw:style-name="gr126" draw:text-style-name="P2" draw:layer="layout" svg:width="0.251cm" svg:height="0.251cm" svg:x="15.589cm" svg:y="7.097cm" svg:viewBox="0 0 252 252" svg:d="M0 125c0-69 57-125 126-125s126 56 126 125c0 70-57 127-126 127s-126-57-126-127z">
          <text:p/>
        </draw:path>
        <draw:path draw:style-name="gr115" draw:text-style-name="P58" draw:layer="layout" svg:width="0.251cm" svg:height="0.251cm" svg:x="13.782cm" svg:y="7.034cm" svg:viewBox="0 0 252 252" svg:d="M0 125c0-68 56-125 126-125 69 0 126 57 126 125 0 70-57 127-126 127-70 0-126-57-126-127z">
          <text:p/>
        </draw:path>
        <draw:path draw:style-name="gr116" draw:text-style-name="P2" draw:layer="layout" svg:width="0.251cm" svg:height="0.251cm" svg:x="13.782cm" svg:y="7.034cm" svg:viewBox="0 0 252 252" svg:d="M0 125c0-68 56-125 126-125 69 0 126 57 126 125 0 70-57 127-126 127-70 0-126-57-126-127z">
          <text:p/>
        </draw:path>
        <draw:path draw:style-name="gr125" draw:text-style-name="P63" draw:layer="layout" svg:width="0.251cm" svg:height="0.25cm" svg:x="15.589cm" svg:y="7.21cm" svg:viewBox="0 0 252 251" svg:d="M0 126c0-69 57-126 126-126s126 57 126 126-57 125-126 125-126-56-126-125z">
          <text:p/>
        </draw:path>
        <draw:path draw:style-name="gr126" draw:text-style-name="P2" draw:layer="layout" svg:width="0.251cm" svg:height="0.25cm" svg:x="15.589cm" svg:y="7.21cm" svg:viewBox="0 0 252 251" svg:d="M0 126c0-69 57-126 126-126s126 57 126 126-57 125-126 125-126-56-126-125z">
          <text:p/>
        </draw:path>
        <draw:path draw:style-name="gr125" draw:text-style-name="P63" draw:layer="layout" svg:width="0.251cm" svg:height="0.25cm" svg:x="15.589cm" svg:y="7.525cm" svg:viewBox="0 0 252 251" svg:d="M0 125c0-69 57-125 126-125s126 56 126 125-57 126-126 126-126-57-126-126z">
          <text:p/>
        </draw:path>
        <draw:path draw:style-name="gr126" draw:text-style-name="P2" draw:layer="layout" svg:width="0.251cm" svg:height="0.25cm" svg:x="15.589cm" svg:y="7.525cm" svg:viewBox="0 0 252 251" svg:d="M0 125c0-69 57-125 126-125s126 56 126 125-57 126-126 126-126-57-126-126z">
          <text:p/>
        </draw:path>
        <draw:path draw:style-name="gr103" draw:text-style-name="P52" draw:layer="layout" svg:width="0.25cm" svg:height="0.251cm" svg:x="13.265cm" svg:y="7.87cm" svg:viewBox="0 0 251 252" svg:d="M0 126c0-70 56-126 126-126 69 0 125 56 125 126 0 69-56 126-125 126-70 0-126-57-126-126z">
          <text:p/>
        </draw:path>
        <draw:path draw:style-name="gr104" draw:text-style-name="P2" draw:layer="layout" svg:width="0.25cm" svg:height="0.251cm" svg:x="13.265cm" svg:y="7.87cm" svg:viewBox="0 0 251 252" svg:d="M0 126c0-70 56-126 126-126 69 0 125 56 125 126 0 69-56 126-125 126-70 0-126-57-126-126z">
          <text:p/>
        </draw:path>
        <draw:path draw:style-name="gr125" draw:text-style-name="P63" draw:layer="layout" svg:width="0.251cm" svg:height="0.25cm" svg:x="15.589cm" svg:y="7.428cm" svg:viewBox="0 0 252 251" svg:d="M0 126c0-70 57-126 126-126s126 56 126 126c0 69-57 125-126 125s-126-56-126-125z">
          <text:p/>
        </draw:path>
        <draw:path draw:style-name="gr126" draw:text-style-name="P2" draw:layer="layout" svg:width="0.251cm" svg:height="0.25cm" svg:x="15.589cm" svg:y="7.428cm" svg:viewBox="0 0 252 251" svg:d="M0 126c0-70 57-126 126-126s126 56 126 126c0 69-57 125-126 125s-126-56-126-125z">
          <text:p/>
        </draw:path>
        <draw:path draw:style-name="gr113" draw:text-style-name="P57" draw:layer="layout" svg:width="0.251cm" svg:height="0.25cm" svg:x="16.238cm" svg:y="6.218cm" svg:viewBox="0 0 252 251" svg:d="M0 126c0-69 57-126 126-126 70 0 126 57 126 126s-56 125-126 125c-69 0-126-56-126-125z">
          <text:p/>
        </draw:path>
        <draw:path draw:style-name="gr114" draw:text-style-name="P2" draw:layer="layout" svg:width="0.251cm" svg:height="0.25cm" svg:x="16.238cm" svg:y="6.218cm" svg:viewBox="0 0 252 251" svg:d="M0 126c0-69 57-126 126-126 70 0 126 57 126 126s-56 125-126 125c-69 0-126-56-126-125z">
          <text:p/>
        </draw:path>
        <draw:path draw:style-name="gr113" draw:text-style-name="P57" draw:layer="layout" svg:width="0.251cm" svg:height="0.251cm" svg:x="16.238cm" svg:y="6.372cm" svg:viewBox="0 0 252 252" svg:d="M0 126c0-69 57-126 126-126 70 0 126 57 126 126s-56 126-126 126c-69 0-126-57-126-126z">
          <text:p/>
        </draw:path>
        <draw:path draw:style-name="gr114" draw:text-style-name="P2" draw:layer="layout" svg:width="0.251cm" svg:height="0.251cm" svg:x="16.238cm" svg:y="6.372cm" svg:viewBox="0 0 252 252" svg:d="M0 126c0-69 57-126 126-126 70 0 126 57 126 126s-56 126-126 126c-69 0-126-57-126-126z">
          <text:p/>
        </draw:path>
        <draw:path draw:style-name="gr55" draw:text-style-name="P28" draw:layer="layout" svg:width="0.251cm" svg:height="0.25cm" svg:x="13.409cm" svg:y="8.806cm" svg:viewBox="0 0 252 251" svg:d="M0 125c0-69 57-125 126-125s126 56 126 125-57 126-126 126-126-57-126-126z">
          <text:p/>
        </draw:path>
        <draw:path draw:style-name="gr56" draw:text-style-name="P2" draw:layer="layout" svg:width="0.251cm" svg:height="0.25cm" svg:x="13.409cm" svg:y="8.806cm" svg:viewBox="0 0 252 251" svg:d="M0 125c0-69 57-125 126-125s126 56 126 125-57 126-126 126-126-57-126-126z">
          <text:p/>
        </draw:path>
        <draw:path draw:style-name="gr113" draw:text-style-name="P57" draw:layer="layout" svg:width="0.251cm" svg:height="0.251cm" svg:x="16.238cm" svg:y="6.363cm" svg:viewBox="0 0 252 252" svg:d="M0 125c0-69 57-125 126-125 70 0 126 56 126 125 0 70-56 127-126 127-69 0-126-57-126-127z">
          <text:p/>
        </draw:path>
        <draw:path draw:style-name="gr114" draw:text-style-name="P2" draw:layer="layout" svg:width="0.251cm" svg:height="0.251cm" svg:x="16.238cm" svg:y="6.363cm" svg:viewBox="0 0 252 252" svg:d="M0 125c0-69 57-125 126-125 70 0 126 56 126 125 0 70-56 127-126 127-69 0-126-57-126-127z">
          <text:p/>
        </draw:path>
        <draw:path draw:style-name="gr113" draw:text-style-name="P57" draw:layer="layout" svg:width="0.251cm" svg:height="0.251cm" svg:x="16.238cm" svg:y="6.404cm" svg:viewBox="0 0 252 252" svg:d="M0 127c0-70 57-127 126-127 70 0 126 57 126 127 0 69-56 125-126 125-69 0-126-56-126-125z">
          <text:p/>
        </draw:path>
        <draw:path draw:style-name="gr114" draw:text-style-name="P2" draw:layer="layout" svg:width="0.251cm" svg:height="0.251cm" svg:x="16.238cm" svg:y="6.404cm" svg:viewBox="0 0 252 252" svg:d="M0 127c0-70 57-127 126-127 70 0 126 57 126 127 0 69-56 125-126 125-69 0-126-56-126-125z">
          <text:p/>
        </draw:path>
        <draw:path draw:style-name="gr41" draw:text-style-name="P21" draw:layer="layout" svg:width="0.251cm" svg:height="0.251cm" svg:x="13.043cm" svg:y="8.293cm" svg:viewBox="0 0 252 252" svg:d="M0 126c0-69 57-126 127-126 69 0 125 57 125 126s-56 126-125 126c-70 0-127-57-127-126z">
          <text:p/>
        </draw:path>
        <draw:path draw:style-name="gr42" draw:text-style-name="P2" draw:layer="layout" svg:width="0.251cm" svg:height="0.251cm" svg:x="13.043cm" svg:y="8.293cm" svg:viewBox="0 0 252 252" svg:d="M0 126c0-69 57-126 127-126 69 0 125 57 125 126s-56 126-125 126c-70 0-127-57-127-126z">
          <text:p/>
        </draw:path>
        <draw:path draw:style-name="gr127" draw:text-style-name="P64" draw:layer="layout" svg:width="0.251cm" svg:height="0.251cm" svg:x="14.111cm" svg:y="7.019cm" svg:viewBox="0 0 252 252" svg:d="M0 126c0-69 57-126 127-126 68 0 125 57 125 126 0 68-57 126-125 126-70 0-127-58-127-126z">
          <text:p/>
        </draw:path>
        <draw:path draw:style-name="gr128" draw:text-style-name="P2" draw:layer="layout" svg:width="0.251cm" svg:height="0.251cm" svg:x="14.111cm" svg:y="7.019cm" svg:viewBox="0 0 252 252" svg:d="M0 126c0-69 57-126 127-126 68 0 125 57 125 126 0 68-57 126-125 126-70 0-127-58-127-126z">
          <text:p/>
        </draw:path>
        <draw:path draw:style-name="gr127" draw:text-style-name="P64" draw:layer="layout" svg:width="0.251cm" svg:height="0.251cm" svg:x="14.111cm" svg:y="7.274cm" svg:viewBox="0 0 252 252" svg:d="M0 126c0-69 57-126 127-126 68 0 125 57 125 126s-57 126-125 126c-70 0-127-57-127-126z">
          <text:p/>
        </draw:path>
        <draw:path draw:style-name="gr128" draw:text-style-name="P2" draw:layer="layout" svg:width="0.251cm" svg:height="0.251cm" svg:x="14.111cm" svg:y="7.274cm" svg:viewBox="0 0 252 252" svg:d="M0 126c0-69 57-126 127-126 68 0 125 57 125 126s-57 126-125 126c-70 0-127-57-127-126z">
          <text:p/>
        </draw:path>
        <draw:path draw:style-name="gr127" draw:text-style-name="P64" draw:layer="layout" svg:width="0.251cm" svg:height="0.25cm" svg:x="14.111cm" svg:y="7.005cm" svg:viewBox="0 0 252 251" svg:d="M0 126c0-69 57-126 127-126 68 0 125 57 125 126s-57 125-125 125c-70 0-127-56-127-125z">
          <text:p/>
        </draw:path>
        <draw:path draw:style-name="gr128" draw:text-style-name="P2" draw:layer="layout" svg:width="0.251cm" svg:height="0.25cm" svg:x="14.111cm" svg:y="7.005cm" svg:viewBox="0 0 252 251" svg:d="M0 126c0-69 57-126 127-126 68 0 125 57 125 126s-57 125-125 125c-70 0-127-56-127-125z">
          <text:p/>
        </draw:path>
        <draw:path draw:style-name="gr127" draw:text-style-name="P64" draw:layer="layout" svg:width="0.251cm" svg:height="0.251cm" svg:x="14.111cm" svg:y="6.929cm" svg:viewBox="0 0 252 252" svg:d="M0 127c0-70 57-127 127-127 68 0 125 57 125 127 0 69-57 125-125 125-70 0-127-56-127-125z">
          <text:p/>
        </draw:path>
        <draw:path draw:style-name="gr128" draw:text-style-name="P2" draw:layer="layout" svg:width="0.251cm" svg:height="0.251cm" svg:x="14.111cm" svg:y="6.929cm" svg:viewBox="0 0 252 252" svg:d="M0 127c0-70 57-127 127-127 68 0 125 57 125 127 0 69-57 125-125 125-70 0-127-56-127-125z">
          <text:p/>
        </draw:path>
        <draw:path draw:style-name="gr127" draw:text-style-name="P64" draw:layer="layout" svg:width="0.251cm" svg:height="0.251cm" svg:x="14.111cm" svg:y="7.417cm" svg:viewBox="0 0 252 252" svg:d="M0 126c0-70 57-126 127-126 68 0 125 56 125 126 0 69-57 126-125 126-70 0-127-57-127-126z">
          <text:p/>
        </draw:path>
        <draw:path draw:style-name="gr128" draw:text-style-name="P2" draw:layer="layout" svg:width="0.251cm" svg:height="0.251cm" svg:x="14.111cm" svg:y="7.417cm" svg:viewBox="0 0 252 252" svg:d="M0 126c0-70 57-126 127-126 68 0 125 56 125 126 0 69-57 126-125 126-70 0-127-57-127-126z">
          <text:p/>
        </draw:path>
        <draw:path draw:style-name="gr117" draw:text-style-name="P59" draw:layer="layout" svg:width="0.251cm" svg:height="0.251cm" svg:x="14.453cm" svg:y="7.075cm" svg:viewBox="0 0 252 252" svg:d="M0 126c0-69 57-126 125-126 71 0 127 57 127 126 0 70-56 126-127 126-68 0-125-56-125-126z">
          <text:p/>
        </draw:path>
        <draw:path draw:style-name="gr118" draw:text-style-name="P2" draw:layer="layout" svg:width="0.251cm" svg:height="0.251cm" svg:x="14.453cm" svg:y="7.075cm" svg:viewBox="0 0 252 252" svg:d="M0 126c0-69 57-126 125-126 71 0 127 57 127 126 0 70-56 126-127 126-68 0-125-56-125-126z">
          <text:p/>
        </draw:path>
        <draw:path draw:style-name="gr41" draw:text-style-name="P21" draw:layer="layout" svg:width="0.251cm" svg:height="0.251cm" svg:x="13.043cm" svg:y="8.515cm" svg:viewBox="0 0 252 252" svg:d="M0 126c0-69 57-126 127-126 69 0 125 57 125 126s-56 126-125 126c-70 0-127-57-127-126z">
          <text:p/>
        </draw:path>
        <draw:path draw:style-name="gr42" draw:text-style-name="P2" draw:layer="layout" svg:width="0.251cm" svg:height="0.251cm" svg:x="13.043cm" svg:y="8.515cm" svg:viewBox="0 0 252 252" svg:d="M0 126c0-69 57-126 127-126 69 0 125 57 125 126s-56 126-125 126c-70 0-127-57-127-126z">
          <text:p/>
        </draw:path>
        <draw:path draw:style-name="gr101" draw:text-style-name="P51" draw:layer="layout" svg:width="0.25cm" svg:height="0.251cm" svg:x="14.092cm" svg:y="7.155cm" svg:viewBox="0 0 251 252" svg:d="M0 126c0-69 57-126 126-126s125 57 125 126c0 70-56 126-125 126s-126-56-126-126z">
          <text:p/>
        </draw:path>
        <draw:path draw:style-name="gr102" draw:text-style-name="P2" draw:layer="layout" svg:width="0.25cm" svg:height="0.251cm" svg:x="14.092cm" svg:y="7.155cm" svg:viewBox="0 0 251 252" svg:d="M0 126c0-69 57-126 126-126s125 57 125 126c0 70-56 126-125 126s-126-56-126-126z">
          <text:p/>
        </draw:path>
        <draw:path draw:style-name="gr101" draw:text-style-name="P51" draw:layer="layout" svg:width="0.25cm" svg:height="0.251cm" svg:x="14.092cm" svg:y="7.31cm" svg:viewBox="0 0 251 252" svg:d="M0 126c0-69 57-126 126-126s125 57 125 126-56 126-125 126-126-57-126-126z">
          <text:p/>
        </draw:path>
        <draw:path draw:style-name="gr102" draw:text-style-name="P2" draw:layer="layout" svg:width="0.25cm" svg:height="0.251cm" svg:x="14.092cm" svg:y="7.31cm" svg:viewBox="0 0 251 252" svg:d="M0 126c0-69 57-126 126-126s125 57 125 126-56 126-125 126-126-57-126-126z">
          <text:p/>
        </draw:path>
        <draw:path draw:style-name="gr101" draw:text-style-name="P51" draw:layer="layout" svg:width="0.25cm" svg:height="0.251cm" svg:x="14.092cm" svg:y="7.286cm" svg:viewBox="0 0 251 252" svg:d="M0 125c0-69 57-125 126-125s125 56 125 125-56 127-125 127-126-58-126-127z">
          <text:p/>
        </draw:path>
        <draw:path draw:style-name="gr102" draw:text-style-name="P2" draw:layer="layout" svg:width="0.25cm" svg:height="0.251cm" svg:x="14.092cm" svg:y="7.286cm" svg:viewBox="0 0 251 252" svg:d="M0 125c0-69 57-125 126-125s125 56 125 125-56 127-125 127-126-58-126-127z">
          <text:p/>
        </draw:path>
        <draw:path draw:style-name="gr101" draw:text-style-name="P51" draw:layer="layout" svg:width="0.25cm" svg:height="0.25cm" svg:x="14.092cm" svg:y="7.404cm" svg:viewBox="0 0 251 251" svg:d="M0 126c0-70 57-126 126-126s125 56 125 126c0 69-56 125-125 125s-126-56-126-125z">
          <text:p/>
        </draw:path>
        <draw:path draw:style-name="gr102" draw:text-style-name="P2" draw:layer="layout" svg:width="0.25cm" svg:height="0.25cm" svg:x="14.092cm" svg:y="7.404cm" svg:viewBox="0 0 251 251" svg:d="M0 126c0-70 57-126 126-126s125 56 125 126c0 69-56 125-125 125s-126-56-126-125z">
          <text:p/>
        </draw:path>
        <draw:path draw:style-name="gr129" draw:text-style-name="P65" draw:layer="layout" svg:width="0.251cm" svg:height="0.251cm" svg:x="12.267cm" svg:y="8.578cm" svg:viewBox="0 0 252 252" svg:d="M0 126c0-70 56-126 126-126 69 0 126 56 126 126 0 69-57 126-126 126-70 0-126-57-126-126z">
          <text:p/>
        </draw:path>
        <draw:path draw:style-name="gr130" draw:text-style-name="P2" draw:layer="layout" svg:width="0.251cm" svg:height="0.251cm" svg:x="12.267cm" svg:y="8.578cm" svg:viewBox="0 0 252 252" svg:d="M0 126c0-70 56-126 126-126 69 0 126 56 126 126 0 69-57 126-126 126-70 0-126-57-126-126z">
          <text:p/>
        </draw:path>
        <draw:path draw:style-name="gr129" draw:text-style-name="P65" draw:layer="layout" svg:width="0.251cm" svg:height="0.251cm" svg:x="12.267cm" svg:y="8.575cm" svg:viewBox="0 0 252 252" svg:d="M0 126c0-69 56-126 126-126 69 0 126 57 126 126 0 70-57 126-126 126-70 0-126-56-126-126z">
          <text:p/>
        </draw:path>
        <draw:path draw:style-name="gr130" draw:text-style-name="P2" draw:layer="layout" svg:width="0.251cm" svg:height="0.251cm" svg:x="12.267cm" svg:y="8.575cm" svg:viewBox="0 0 252 252" svg:d="M0 126c0-69 56-126 126-126 69 0 126 57 126 126 0 70-57 126-126 126-70 0-126-56-126-126z">
          <text:p/>
        </draw:path>
        <draw:polygon draw:style-name="gr138" draw:text-style-name="P70" draw:layer="layout" svg:width="2.487cm" svg:height="0.612cm" svg:x="12.103cm" svg:y="8.306cm" svg:viewBox="0 0 2488 613" draw:points="0,39 32,45 63,51 94,57 126,63 158,68 189,74 220,80 252,86 284,91 315,97 346,103 378,108 410,114 441,119 472,124 504,129 535,134 567,139 598,144 630,149 661,153 693,158 724,162 756,166 787,170 818,174 850,177 882,180 913,183 944,186 976,188 1007,190 1039,192 1070,193 1102,194 1133,194 1165,195 1196,194 1228,194 1259,193 1291,191 1322,190 1354,188 1385,185 1417,182 1448,179 1480,176 1511,173 1543,169 1575,164 1606,160 1638,156 1669,151 1701,146 1732,141 1764,137 1795,131 1827,126 1858,121 1890,115 1921,110 1953,104 1984,98 2016,92 2047,87 2078,81 2110,75 2142,69 2173,63 2204,57 2236,50 2268,44 2299,38 2330,32 2362,26 2393,19 2425,13 2456,7 2488,0 2488,613 2456,606 2425,600 2393,594 2362,588 2330,582 2299,576 2268,570 2236,564 2204,559 2173,553 2142,547 2110,541 2078,536 2047,530 2016,525 1984,519 1953,514 1921,508 1890,503 1858,498 1827,492 1795,487 1764,483 1732,478 1701,473 1669,469 1638,465 1606,460 1575,456 1543,453 1511,449 1480,446 1448,443 1417,440 1385,436 1354,434 1322,433 1291,431 1259,430 1228,429 1196,429 1165,429 1133,429 1102,430 1070,431 1039,433 1007,435 976,437 944,441 913,444 882,447 850,450 818,454 787,458 756,462 724,466 693,471 661,475 630,480 598,485 567,491 535,496 504,501 472,507 441,512 410,517 378,523 346,529 315,535 284,541 252,547 220,553 189,559 158,565 126,571 94,577 63,583 32,589 0,596">
          <text:p/>
        </draw:polygon>
        <draw:polyline draw:style-name="gr137" draw:text-style-name="P2" draw:layer="layout" svg:width="2.487cm" svg:height="0.011cm" svg:x="12.103cm" svg:y="8.612cm" svg:viewBox="0 0 2488 12" draw:points="0,12 32,12 63,11 94,11 126,11 158,11 189,11 220,11 252,11 284,11 315,10 346,10 378,10 410,10 441,10 472,10 504,10 535,9 567,9 598,9 630,9 661,9 693,9 724,9 756,9 787,7 818,7 850,7 882,7 913,7 944,7 976,7 1007,7 1039,6 1070,6 1102,6 1133,6 1165,6 1196,6 1228,6 1259,5 1291,5 1322,5 1354,5 1385,5 1417,5 1448,4 1480,4 1511,4 1543,4 1575,4 1606,4 1638,4 1669,3 1701,3 1732,3 1764,3 1795,3 1827,3 1858,3 1890,3 1921,2 1953,2 1984,2 2016,2 2047,2 2078,2 2110,2 2142,2 2173,1 2204,1 2236,1 2268,1 2299,1 2330,1 2362,1 2393,0 2425,0 2456,0 2488,0">
          <text:p/>
        </draw:polyline>
        <draw:polygon draw:style-name="gr136" draw:text-style-name="P69" draw:layer="layout" svg:width="2.664cm" svg:height="2.271cm" svg:x="13.7cm" svg:y="6.077cm" svg:viewBox="0 0 2665 2272" draw:points="0,1725 33,1711 67,1698 101,1684 134,1670 168,1656 202,1642 236,1628 269,1613 303,1598 337,1583 370,1568 404,1553 438,1537 472,1521 505,1505 539,1489 573,1472 606,1455 640,1438 674,1420 708,1403 742,1384 775,1366 809,1347 842,1328 876,1308 910,1288 944,1268 979,1247 1012,1226 1046,1205 1080,1184 1113,1162 1147,1140 1181,1117 1215,1094 1248,1072 1282,1049 1316,1025 1349,1002 1383,978 1417,954 1451,930 1484,905 1518,881 1552,856 1585,832 1619,807 1653,782 1687,757 1720,731 1754,706 1788,681 1822,655 1855,630 1889,604 1923,578 1956,553 1990,527 2024,501 2058,475 2091,449 2125,422 2159,396 2192,370 2226,344 2260,318 2294,292 2328,265 2361,239 2395,213 2428,186 2462,160 2496,133 2530,106 2564,80 2597,53 2631,27 2665,0 2665,957 2631,969 2597,981 2564,993 2530,1004 2496,1016 2462,1028 2428,1040 2395,1052 2361,1064 2328,1076 2294,1088 2260,1101 2226,1113 2192,1125 2159,1138 2125,1150 2091,1162 2058,1175 2024,1187 1990,1200 1956,1212 1923,1225 1889,1238 1855,1250 1822,1263 1788,1277 1754,1290 1720,1303 1687,1316 1653,1329 1619,1343 1585,1356 1552,1370 1518,1384 1484,1398 1451,1412 1417,1426 1383,1441 1349,1456 1316,1471 1282,1486 1248,1501 1215,1517 1181,1532 1147,1549 1113,1565 1080,1581 1046,1598 1012,1616 979,1633 944,1651 910,1669 876,1688 842,1707 809,1726 775,1745 742,1766 708,1787 674,1807 640,1828 606,1849 573,1871 539,1892 505,1915 472,1937 438,1960 404,1983 370,2006 337,2029 303,2053 269,2076 236,2100 202,2125 168,2149 134,2173 101,2198 67,2223 33,2247 0,2272">
          <text:p/>
        </draw:polygon>
        <draw:polyline draw:style-name="gr137" draw:text-style-name="P2" draw:layer="layout" svg:width="2.664cm" svg:height="1.519cm" svg:x="13.7cm" svg:y="6.556cm" svg:viewBox="0 0 2665 1520" draw:points="0,1520 33,1501 67,1481 101,1462 134,1443 168,1424 202,1405 236,1386 269,1366 303,1347 337,1328 370,1309 404,1289 438,1270 472,1251 505,1231 539,1212 573,1193 606,1174 640,1154 674,1135 708,1116 742,1097 775,1078 809,1059 842,1039 876,1020 910,1001 944,982 979,962 1012,943 1046,924 1080,904 1113,885 1147,866 1181,847 1215,827 1248,808 1282,789 1316,770 1349,751 1383,731 1417,712 1451,693 1484,674 1518,655 1552,635 1585,616 1619,597 1653,578 1687,558 1720,539 1754,520 1788,500 1822,481 1855,462 1889,443 1923,424 1956,404 1990,385 2024,366 2058,347 2091,328 2125,308 2159,289 2192,270 2226,251 2260,231 2294,212 2328,193 2361,173 2395,153 2428,134 2462,115 2496,95 2530,76 2564,57 2597,38 2631,19 2665,0">
          <text:p/>
        </draw:polyline>
        <draw:polygon draw:style-name="gr133" draw:text-style-name="P2" draw:layer="layout" svg:width="4.687cm" svg:height="4.805cm" svg:x="11.89cm" svg:y="5.544cm" svg:viewBox="0 0 4688 4806" draw:points="0,4806 4688,4806 4688,0 0,0">
          <text:p/>
        </draw:polygon>
        <draw:line draw:style-name="gr135" draw:text-style-name="P2" draw:layer="layout" svg:x1="11.785cm" svg:y1="10.131cm" svg:x2="11.89cm" svg:y2="10.131cm">
          <text:p/>
        </draw:line>
        <draw:line draw:style-name="gr135" draw:text-style-name="P2" draw:layer="layout" svg:x1="11.785cm" svg:y1="9.039cm" svg:x2="11.89cm" svg:y2="9.039cm">
          <text:p/>
        </draw:line>
        <draw:line draw:style-name="gr135" draw:text-style-name="P2" draw:layer="layout" svg:x1="11.785cm" svg:y1="7.947cm" svg:x2="11.89cm" svg:y2="7.947cm">
          <text:p/>
        </draw:line>
        <draw:line draw:style-name="gr135" draw:text-style-name="P2" draw:layer="layout" svg:x1="11.785cm" svg:y1="6.855cm" svg:x2="11.89cm" svg:y2="6.855cm">
          <text:p/>
        </draw:line>
        <draw:line draw:style-name="gr135" draw:text-style-name="P2" draw:layer="layout" svg:x1="11.785cm" svg:y1="5.763cm" svg:x2="11.89cm" svg:y2="5.763cm">
          <text:p/>
        </draw:line>
        <draw:line draw:style-name="gr135" draw:text-style-name="P2" draw:layer="layout" svg:x1="12.822cm" svg:y1="10.455cm" svg:x2="12.822cm" svg:y2="10.349cm">
          <text:p/>
        </draw:line>
        <draw:line draw:style-name="gr135" draw:text-style-name="P2" draw:layer="layout" svg:x1="14.878cm" svg:y1="10.455cm" svg:x2="14.878cm" svg:y2="10.349cm">
          <text:p/>
        </draw:line>
        <draw:frame draw:style-name="gr139" draw:text-style-name="P73" draw:layer="layout" svg:width="0.422cm" svg:height="0.424cm" svg:x="10.89cm" svg:y="11.171cm">
          <draw:text-box>
            <text:p text:style-name="P67"><text:span text:style-name="T2">)</text:span></text:p>
          </draw:text-box>
        </draw:frame>
        <draw:frame draw:style-name="gr134" draw:text-style-name="P72" draw:layer="layout" svg:width="0.489cm" svg:height="0.352cm" draw:transform="rotate (-1.5707963267949) translate (12.968cm 10.54cm)">
          <draw:text-box>
            <text:p text:style-name="P67"><text:span text:style-name="T1">0.1</text:span></text:p>
          </draw:text-box>
        </draw:frame>
        <draw:frame draw:style-name="gr134" draw:text-style-name="P72" draw:layer="layout" svg:width="0.489cm" svg:height="0.352cm" draw:transform="rotate (-1.5707963267949) translate (15.023cm 10.54cm)">
          <draw:text-box>
            <text:p text:style-name="P67"><text:span text:style-name="T1">1.0</text:span></text:p>
          </draw:text-box>
        </draw:frame>
        <draw:frame draw:style-name="gr139" draw:text-style-name="P73" draw:layer="layout" svg:width="3.41cm" svg:height="0.424cm" svg:x="11.947cm" svg:y="11.165cm">
          <draw:text-box>
            <text:p text:style-name="P67"><text:span text:style-name="T2">%C Replaced (log</text:span></text:p>
          </draw:text-box>
        </draw:frame>
        <draw:frame draw:style-name="gr141" draw:text-style-name="P74" draw:layer="layout" svg:width="0.315cm" svg:height="0.281cm" svg:x="15.358cm" svg:y="11.351cm">
          <draw:text-box>
            <text:p text:style-name="P67"><text:span text:style-name="T4">10</text:span></text:p>
          </draw:text-box>
        </draw:frame>
        <draw:polygon draw:style-name="gr1" draw:text-style-name="P1" draw:layer="layout" svg:width="5.214cm" svg:height="6.545cm" svg:x="16.787cm" svg:y="5.334cm" svg:viewBox="0 0 5215 6546" draw:points="0,6546 5215,6546 5215,0 0,0">
          <text:p/>
        </draw:polygon>
        <draw:polygon draw:style-name="gr2" draw:text-style-name="P1" draw:layer="layout" svg:width="4.687cm" svg:height="4.718cm" svg:x="17.104cm" svg:y="5.544cm" svg:viewBox="0 0 4688 4719" draw:points="0,4719 4688,4719 4688,0 0,0">
          <text:p/>
        </draw:polygon>
        <draw:line draw:style-name="gr3" draw:text-style-name="P2" draw:layer="layout" svg:x1="17.104cm" svg:y1="9.511cm" svg:x2="21.79cm" svg:y2="9.511cm">
          <text:p/>
        </draw:line>
        <draw:line draw:style-name="gr3" draw:text-style-name="P2" draw:layer="layout" svg:x1="17.104cm" svg:y1="8.439cm" svg:x2="21.79cm" svg:y2="8.439cm">
          <text:p/>
        </draw:line>
        <draw:line draw:style-name="gr3" draw:text-style-name="P2" draw:layer="layout" svg:x1="17.104cm" svg:y1="7.367cm" svg:x2="21.79cm" svg:y2="7.367cm">
          <text:p/>
        </draw:line>
        <draw:line draw:style-name="gr3" draw:text-style-name="P2" draw:layer="layout" svg:x1="17.104cm" svg:y1="6.295cm" svg:x2="21.79cm" svg:y2="6.295cm">
          <text:p/>
        </draw:line>
        <draw:line draw:style-name="gr3" draw:text-style-name="P2" draw:layer="layout" svg:x1="18.36cm" svg:y1="10.262cm" svg:x2="18.36cm" svg:y2="5.544cm">
          <text:p/>
        </draw:line>
        <draw:line draw:style-name="gr3" draw:text-style-name="P2" draw:layer="layout" svg:x1="19.681cm" svg:y1="10.262cm" svg:x2="19.681cm" svg:y2="5.544cm">
          <text:p/>
        </draw:line>
        <draw:line draw:style-name="gr3" draw:text-style-name="P2" draw:layer="layout" svg:x1="21.001cm" svg:y1="10.262cm" svg:x2="21.001cm" svg:y2="5.544cm">
          <text:p/>
        </draw:line>
        <draw:line draw:style-name="gr4" draw:text-style-name="P2" draw:layer="layout" svg:x1="17.104cm" svg:y1="10.048cm" svg:x2="21.79cm" svg:y2="10.048cm">
          <text:p/>
        </draw:line>
        <draw:line draw:style-name="gr4" draw:text-style-name="P2" draw:layer="layout" svg:x1="17.104cm" svg:y1="8.976cm" svg:x2="21.79cm" svg:y2="8.976cm">
          <text:p/>
        </draw:line>
        <draw:line draw:style-name="gr4" draw:text-style-name="P2" draw:layer="layout" svg:x1="17.104cm" svg:y1="7.903cm" svg:x2="21.79cm" svg:y2="7.903cm">
          <text:p/>
        </draw:line>
        <draw:line draw:style-name="gr4" draw:text-style-name="P2" draw:layer="layout" svg:x1="17.104cm" svg:y1="6.831cm" svg:x2="21.79cm" svg:y2="6.831cm">
          <text:p/>
        </draw:line>
        <draw:line draw:style-name="gr4" draw:text-style-name="P2" draw:layer="layout" svg:x1="17.104cm" svg:y1="5.759cm" svg:x2="21.79cm" svg:y2="5.759cm">
          <text:p/>
        </draw:line>
        <draw:line draw:style-name="gr4" draw:text-style-name="P2" draw:layer="layout" svg:x1="17.7cm" svg:y1="10.262cm" svg:x2="17.7cm" svg:y2="5.544cm">
          <text:p/>
        </draw:line>
        <draw:line draw:style-name="gr4" draw:text-style-name="P2" draw:layer="layout" svg:x1="19.021cm" svg:y1="10.262cm" svg:x2="19.021cm" svg:y2="5.544cm">
          <text:p/>
        </draw:line>
        <draw:line draw:style-name="gr4" draw:text-style-name="P2" draw:layer="layout" svg:x1="20.341cm" svg:y1="10.262cm" svg:x2="20.341cm" svg:y2="5.544cm">
          <text:p/>
        </draw:line>
        <draw:line draw:style-name="gr4" draw:text-style-name="P2" draw:layer="layout" svg:x1="21.662cm" svg:y1="10.262cm" svg:x2="21.662cm" svg:y2="5.544cm">
          <text:p/>
        </draw:line>
        <draw:path draw:style-name="gr5" draw:text-style-name="P3" draw:layer="layout" svg:width="0.251cm" svg:height="0.251cm" svg:x="20.459cm" svg:y="8.078cm" svg:viewBox="0 0 252 252" svg:d="M0 125c0-69 56-125 125-125 70 0 127 56 127 125 0 70-57 127-127 127-69 0-125-57-125-127z">
          <text:p/>
        </draw:path>
        <draw:path draw:style-name="gr6" draw:text-style-name="P2" draw:layer="layout" svg:width="0.251cm" svg:height="0.251cm" svg:x="20.459cm" svg:y="8.078cm" svg:viewBox="0 0 252 252" svg:d="M0 125c0-69 56-125 125-125 70 0 127 56 127 125 0 70-57 127-127 127-69 0-125-57-125-127z">
          <text:p/>
        </draw:path>
        <draw:path draw:style-name="gr5" draw:text-style-name="P3" draw:layer="layout" svg:width="0.251cm" svg:height="0.251cm" svg:x="20.459cm" svg:y="8.043cm" svg:viewBox="0 0 252 252" svg:d="M0 125c0-69 56-125 125-125 70 0 127 56 127 125s-57 127-127 127c-69 0-125-58-125-127z">
          <text:p/>
        </draw:path>
        <draw:path draw:style-name="gr6" draw:text-style-name="P2" draw:layer="layout" svg:width="0.251cm" svg:height="0.251cm" svg:x="20.459cm" svg:y="8.043cm" svg:viewBox="0 0 252 252" svg:d="M0 125c0-69 56-125 125-125 70 0 127 56 127 125s-57 127-127 127c-69 0-125-58-125-127z">
          <text:p/>
        </draw:path>
        <draw:path draw:style-name="gr5" draw:text-style-name="P3" draw:layer="layout" svg:width="0.251cm" svg:height="0.251cm" svg:x="20.459cm" svg:y="7.975cm" svg:viewBox="0 0 252 252" svg:d="M0 126c0-68 56-126 125-126 70 0 127 58 127 126 0 69-57 126-127 126-69 0-125-57-125-126z">
          <text:p/>
        </draw:path>
        <draw:path draw:style-name="gr6" draw:text-style-name="P2" draw:layer="layout" svg:width="0.251cm" svg:height="0.251cm" svg:x="20.459cm" svg:y="7.975cm" svg:viewBox="0 0 252 252" svg:d="M0 126c0-68 56-126 125-126 70 0 127 58 127 126 0 69-57 126-127 126-69 0-125-57-125-126z">
          <text:p/>
        </draw:path>
        <draw:path draw:style-name="gr5" draw:text-style-name="P3" draw:layer="layout" svg:width="0.251cm" svg:height="0.251cm" svg:x="20.459cm" svg:y="8.241cm" svg:viewBox="0 0 252 252" svg:d="M0 127c0-69 56-127 125-127 70 0 127 58 127 127s-57 125-127 125c-69 0-125-56-125-125z">
          <text:p/>
        </draw:path>
        <draw:path draw:style-name="gr6" draw:text-style-name="P2" draw:layer="layout" svg:width="0.251cm" svg:height="0.251cm" svg:x="20.459cm" svg:y="8.241cm" svg:viewBox="0 0 252 252" svg:d="M0 127c0-69 56-127 125-127 70 0 127 58 127 127s-57 125-127 125c-69 0-125-56-125-125z">
          <text:p/>
        </draw:path>
        <draw:path draw:style-name="gr7" draw:text-style-name="P4" draw:layer="layout" svg:width="0.25cm" svg:height="0.251cm" svg:x="21.294cm" svg:y="8.109cm" svg:viewBox="0 0 251 252" svg:d="M0 126c0-69 56-126 126-126 69 0 125 57 125 126 0 70-56 126-125 126-70 0-126-56-126-126z">
          <text:p/>
        </draw:path>
        <draw:path draw:style-name="gr8" draw:text-style-name="P2" draw:layer="layout" svg:width="0.25cm" svg:height="0.251cm" svg:x="21.294cm" svg:y="8.109cm" svg:viewBox="0 0 251 252" svg:d="M0 126c0-69 56-126 126-126 69 0 125 57 125 126 0 70-56 126-125 126-70 0-126-56-126-126z">
          <text:p/>
        </draw:path>
        <draw:path draw:style-name="gr7" draw:text-style-name="P4" draw:layer="layout" svg:width="0.25cm" svg:height="0.251cm" svg:x="21.294cm" svg:y="8.235cm" svg:viewBox="0 0 251 252" svg:d="M0 126c0-68 56-126 126-126 69 0 125 58 125 126 0 69-56 126-125 126-70 0-126-57-126-126z">
          <text:p/>
        </draw:path>
        <draw:path draw:style-name="gr8" draw:text-style-name="P2" draw:layer="layout" svg:width="0.25cm" svg:height="0.251cm" svg:x="21.294cm" svg:y="8.235cm" svg:viewBox="0 0 251 252" svg:d="M0 126c0-68 56-126 126-126 69 0 125 58 125 126 0 69-56 126-125 126-70 0-126-57-126-126z">
          <text:p/>
        </draw:path>
        <draw:path draw:style-name="gr9" draw:text-style-name="P5" draw:layer="layout" svg:width="0.251cm" svg:height="0.251cm" svg:x="21.336cm" svg:y="9.368cm" svg:viewBox="0 0 252 252" svg:d="M0 125c0-69 56-125 126-125 69 0 126 56 126 125 0 70-57 127-126 127-70 0-126-57-126-127z">
          <text:p/>
        </draw:path>
        <draw:path draw:style-name="gr10" draw:text-style-name="P2" draw:layer="layout" svg:width="0.251cm" svg:height="0.251cm" svg:x="21.336cm" svg:y="9.368cm" svg:viewBox="0 0 252 252" svg:d="M0 125c0-69 56-125 126-125 69 0 126 56 126 125 0 70-57 127-126 127-70 0-126-57-126-127z">
          <text:p/>
        </draw:path>
        <draw:path draw:style-name="gr9" draw:text-style-name="P5" draw:layer="layout" svg:width="0.251cm" svg:height="0.251cm" svg:x="21.336cm" svg:y="9.243cm" svg:viewBox="0 0 252 252" svg:d="M0 126c0-69 56-126 126-126 69 0 126 57 126 126s-57 126-126 126c-70 0-126-57-126-126z">
          <text:p/>
        </draw:path>
        <draw:path draw:style-name="gr10" draw:text-style-name="P2" draw:layer="layout" svg:width="0.251cm" svg:height="0.251cm" svg:x="21.336cm" svg:y="9.243cm" svg:viewBox="0 0 252 252" svg:d="M0 126c0-69 56-126 126-126 69 0 126 57 126 126s-57 126-126 126c-70 0-126-57-126-126z">
          <text:p/>
        </draw:path>
        <draw:path draw:style-name="gr9" draw:text-style-name="P5" draw:layer="layout" svg:width="0.251cm" svg:height="0.251cm" svg:x="21.336cm" svg:y="9.199cm" svg:viewBox="0 0 252 252" svg:d="M0 126c0-70 56-126 126-126 69 0 126 56 126 126 0 69-57 126-126 126-70 0-126-57-126-126z">
          <text:p/>
        </draw:path>
        <draw:path draw:style-name="gr10" draw:text-style-name="P2" draw:layer="layout" svg:width="0.251cm" svg:height="0.251cm" svg:x="21.336cm" svg:y="9.199cm" svg:viewBox="0 0 252 252" svg:d="M0 126c0-70 56-126 126-126 69 0 126 56 126 126 0 69-57 126-126 126-70 0-126-57-126-126z">
          <text:p/>
        </draw:path>
        <draw:path draw:style-name="gr9" draw:text-style-name="P5" draw:layer="layout" svg:width="0.251cm" svg:height="0.251cm" svg:x="21.336cm" svg:y="9.195cm" svg:viewBox="0 0 252 252" svg:d="M0 127c0-70 56-127 126-127 69 0 126 57 126 127 0 69-57 125-126 125-70 0-126-56-126-125z">
          <text:p/>
        </draw:path>
        <draw:path draw:style-name="gr10" draw:text-style-name="P2" draw:layer="layout" svg:width="0.251cm" svg:height="0.251cm" svg:x="21.336cm" svg:y="9.195cm" svg:viewBox="0 0 252 252" svg:d="M0 127c0-70 56-127 126-127 69 0 126 57 126 127 0 69-57 125-126 125-70 0-126-56-126-125z">
          <text:p/>
        </draw:path>
        <draw:path draw:style-name="gr11" draw:text-style-name="P6" draw:layer="layout" svg:width="0.25cm" svg:height="0.251cm" svg:x="21.27cm" svg:y="9.02cm" svg:viewBox="0 0 251 252" svg:d="M0 126c0-69 56-126 126-126 69 0 125 57 125 126s-56 126-125 126c-70 0-126-57-126-126z">
          <text:p/>
        </draw:path>
        <draw:path draw:style-name="gr12" draw:text-style-name="P2" draw:layer="layout" svg:width="0.25cm" svg:height="0.251cm" svg:x="21.27cm" svg:y="9.02cm" svg:viewBox="0 0 251 252" svg:d="M0 126c0-69 56-126 126-126 69 0 125 57 125 126s-56 126-125 126c-70 0-126-57-126-126z">
          <text:p/>
        </draw:path>
        <draw:path draw:style-name="gr11" draw:text-style-name="P6" draw:layer="layout" svg:width="0.25cm" svg:height="0.25cm" svg:x="21.27cm" svg:y="8.959cm" svg:viewBox="0 0 251 251" svg:d="M0 126c0-69 56-126 126-126 69 0 125 57 125 126s-56 125-125 125c-70 0-126-56-126-125z">
          <text:p/>
        </draw:path>
        <draw:path draw:style-name="gr12" draw:text-style-name="P2" draw:layer="layout" svg:width="0.25cm" svg:height="0.25cm" svg:x="21.27cm" svg:y="8.959cm" svg:viewBox="0 0 251 251" svg:d="M0 126c0-69 56-126 126-126 69 0 125 57 125 126s-56 125-125 125c-70 0-126-56-126-125z">
          <text:p/>
        </draw:path>
        <draw:path draw:style-name="gr11" draw:text-style-name="P6" draw:layer="layout" svg:width="0.25cm" svg:height="0.251cm" svg:x="21.27cm" svg:y="8.968cm" svg:viewBox="0 0 251 252" svg:d="M0 127c0-69 56-127 126-127 69 0 125 58 125 127s-56 125-125 125c-70 0-126-56-126-125z">
          <text:p/>
        </draw:path>
        <draw:path draw:style-name="gr12" draw:text-style-name="P2" draw:layer="layout" svg:width="0.25cm" svg:height="0.251cm" svg:x="21.27cm" svg:y="8.968cm" svg:viewBox="0 0 251 252" svg:d="M0 127c0-69 56-127 126-127 69 0 125 58 125 127s-56 125-125 125c-70 0-126-56-126-125z">
          <text:p/>
        </draw:path>
        <draw:path draw:style-name="gr11" draw:text-style-name="P6" draw:layer="layout" svg:width="0.25cm" svg:height="0.251cm" svg:x="21.27cm" svg:y="8.996cm" svg:viewBox="0 0 251 252" svg:d="M0 126c0-69 56-126 126-126 69 0 125 57 125 126s-56 126-125 126c-70 0-126-57-126-126z">
          <text:p/>
        </draw:path>
        <draw:path draw:style-name="gr12" draw:text-style-name="P2" draw:layer="layout" svg:width="0.25cm" svg:height="0.251cm" svg:x="21.27cm" svg:y="8.996cm" svg:viewBox="0 0 251 252" svg:d="M0 126c0-69 56-126 126-126 69 0 125 57 125 126s-56 126-125 126c-70 0-126-57-126-126z">
          <text:p/>
        </draw:path>
        <draw:path draw:style-name="gr11" draw:text-style-name="P6" draw:layer="layout" svg:width="0.25cm" svg:height="0.251cm" svg:x="21.27cm" svg:y="9.003cm" svg:viewBox="0 0 251 252" svg:d="M0 126c0-69 56-126 126-126 69 0 125 57 125 126s-56 126-125 126c-70 0-126-57-126-126z">
          <text:p/>
        </draw:path>
        <draw:path draw:style-name="gr12" draw:text-style-name="P2" draw:layer="layout" svg:width="0.25cm" svg:height="0.251cm" svg:x="21.27cm" svg:y="9.003cm" svg:viewBox="0 0 251 252" svg:d="M0 126c0-69 56-126 126-126 69 0 125 57 125 126s-56 126-125 126c-70 0-126-57-126-126z">
          <text:p/>
        </draw:path>
        <draw:path draw:style-name="gr13" draw:text-style-name="P7" draw:layer="layout" svg:width="0.251cm" svg:height="0.251cm" svg:x="21.206cm" svg:y="9.023cm" svg:viewBox="0 0 252 252" svg:d="M0 125c0-69 57-125 126-125 70 0 126 56 126 125s-56 127-126 127c-69 0-126-58-126-127z">
          <text:p/>
        </draw:path>
        <draw:path draw:style-name="gr14" draw:text-style-name="P2" draw:layer="layout" svg:width="0.251cm" svg:height="0.251cm" svg:x="21.206cm" svg:y="9.023cm" svg:viewBox="0 0 252 252" svg:d="M0 125c0-69 57-125 126-125 70 0 126 56 126 125s-56 127-126 127c-69 0-126-58-126-127z">
          <text:p/>
        </draw:path>
        <draw:path draw:style-name="gr15" draw:text-style-name="P8" draw:layer="layout" svg:width="0.251cm" svg:height="0.25cm" svg:x="21.019cm" svg:y="7.978cm" svg:viewBox="0 0 252 251" svg:d="M0 126c0-69 56-126 126-126 69 0 126 57 126 126s-57 125-126 125c-70 0-126-56-126-125z">
          <text:p/>
        </draw:path>
        <draw:path draw:style-name="gr16" draw:text-style-name="P2" draw:layer="layout" svg:width="0.251cm" svg:height="0.25cm" svg:x="21.019cm" svg:y="7.978cm" svg:viewBox="0 0 252 251" svg:d="M0 126c0-69 56-126 126-126 69 0 126 57 126 126s-57 125-126 125c-70 0-126-56-126-125z">
          <text:p/>
        </draw:path>
        <draw:path draw:style-name="gr15" draw:text-style-name="P8" draw:layer="layout" svg:width="0.251cm" svg:height="0.251cm" svg:x="21.019cm" svg:y="7.922cm" svg:viewBox="0 0 252 252" svg:d="M0 127c0-70 56-127 126-127 69 0 126 57 126 127 0 69-57 125-126 125-70 0-126-56-126-125z">
          <text:p/>
        </draw:path>
        <draw:path draw:style-name="gr16" draw:text-style-name="P2" draw:layer="layout" svg:width="0.251cm" svg:height="0.251cm" svg:x="21.019cm" svg:y="7.922cm" svg:viewBox="0 0 252 252" svg:d="M0 127c0-70 56-127 126-127 69 0 126 57 126 127 0 69-57 125-126 125-70 0-126-56-126-125z">
          <text:p/>
        </draw:path>
        <draw:path draw:style-name="gr15" draw:text-style-name="P8" draw:layer="layout" svg:width="0.251cm" svg:height="0.251cm" svg:x="21.019cm" svg:y="8.116cm" svg:viewBox="0 0 252 252" svg:d="M0 125c0-69 56-125 126-125 69 0 126 56 126 125 0 70-57 127-126 127-70 0-126-57-126-127z">
          <text:p/>
        </draw:path>
        <draw:path draw:style-name="gr16" draw:text-style-name="P2" draw:layer="layout" svg:width="0.251cm" svg:height="0.251cm" svg:x="21.019cm" svg:y="8.116cm" svg:viewBox="0 0 252 252" svg:d="M0 125c0-69 56-125 126-125 69 0 126 56 126 125 0 70-57 127-126 127-70 0-126-57-126-127z">
          <text:p/>
        </draw:path>
        <draw:path draw:style-name="gr15" draw:text-style-name="P8" draw:layer="layout" svg:width="0.251cm" svg:height="0.251cm" svg:x="21.019cm" svg:y="8.162cm" svg:viewBox="0 0 252 252" svg:d="M0 127c0-70 56-127 126-127 69 0 126 57 126 127 0 69-57 125-126 125-70 0-126-56-126-125z">
          <text:p/>
        </draw:path>
        <draw:path draw:style-name="gr16" draw:text-style-name="P2" draw:layer="layout" svg:width="0.251cm" svg:height="0.251cm" svg:x="21.019cm" svg:y="8.162cm" svg:viewBox="0 0 252 252" svg:d="M0 127c0-70 56-127 126-127 69 0 126 57 126 127 0 69-57 125-126 125-70 0-126-56-126-125z">
          <text:p/>
        </draw:path>
        <draw:path draw:style-name="gr17" draw:text-style-name="P9" draw:layer="layout" svg:width="0.251cm" svg:height="0.251cm" svg:x="18.43cm" svg:y="6.25cm" svg:viewBox="0 0 252 252" svg:d="M0 126c0-69 57-126 126-126 70 0 126 57 126 126s-56 126-126 126c-69 0-126-57-126-126z">
          <text:p/>
        </draw:path>
        <draw:path draw:style-name="gr18" draw:text-style-name="P2" draw:layer="layout" svg:width="0.251cm" svg:height="0.251cm" svg:x="18.43cm" svg:y="6.25cm" svg:viewBox="0 0 252 252" svg:d="M0 126c0-69 57-126 126-126 70 0 126 57 126 126s-56 126-126 126c-69 0-126-57-126-126z">
          <text:p/>
        </draw:path>
        <draw:path draw:style-name="gr19" draw:text-style-name="P10" draw:layer="layout" svg:width="0.251cm" svg:height="0.251cm" svg:x="19.429cm" svg:y="8.731cm" svg:viewBox="0 0 252 252" svg:d="M0 127c0-69 56-127 125-127s127 58 127 127-58 125-127 125-125-56-125-125z">
          <text:p/>
        </draw:path>
        <draw:path draw:style-name="gr20" draw:text-style-name="P2" draw:layer="layout" svg:width="0.251cm" svg:height="0.251cm" svg:x="19.429cm" svg:y="8.731cm" svg:viewBox="0 0 252 252" svg:d="M0 127c0-69 56-127 125-127s127 58 127 127-58 125-127 125-125-56-125-125z">
          <text:p/>
        </draw:path>
        <draw:path draw:style-name="gr21" draw:text-style-name="P11" draw:layer="layout" svg:width="0.25cm" svg:height="0.251cm" svg:x="21.373cm" svg:y="8.996cm" svg:viewBox="0 0 251 252" svg:d="M0 127c0-69 57-127 126-127s125 58 125 127-56 125-125 125-126-56-126-125z">
          <text:p/>
        </draw:path>
        <draw:path draw:style-name="gr22" draw:text-style-name="P2" draw:layer="layout" svg:width="0.25cm" svg:height="0.251cm" svg:x="21.373cm" svg:y="8.996cm" svg:viewBox="0 0 251 252" svg:d="M0 127c0-69 57-127 126-127s125 58 125 127-56 125-125 125-126-56-126-125z">
          <text:p/>
        </draw:path>
        <draw:path draw:style-name="gr23" draw:text-style-name="P12" draw:layer="layout" svg:width="0.25cm" svg:height="0.251cm" svg:x="18.494cm" svg:y="6.302cm" svg:viewBox="0 0 251 252" svg:d="M0 125c0-69 56-125 125-125 70 0 126 56 126 125s-56 127-126 127c-69 0-125-58-125-127z">
          <text:p/>
        </draw:path>
        <draw:path draw:style-name="gr24" draw:text-style-name="P2" draw:layer="layout" svg:width="0.25cm" svg:height="0.251cm" svg:x="18.494cm" svg:y="6.302cm" svg:viewBox="0 0 251 252" svg:d="M0 125c0-69 56-125 125-125 70 0 126 56 126 125s-56 127-126 127c-69 0-125-58-125-127z">
          <text:p/>
        </draw:path>
        <draw:path draw:style-name="gr25" draw:text-style-name="P13" draw:layer="layout" svg:width="0.251cm" svg:height="0.25cm" svg:x="17.989cm" svg:y="8.178cm" svg:viewBox="0 0 252 251" svg:d="M0 126c0-70 56-126 126-126 69 0 126 56 126 126 0 69-57 125-126 125-70 0-126-56-126-125z">
          <text:p/>
        </draw:path>
        <draw:path draw:style-name="gr26" draw:text-style-name="P2" draw:layer="layout" svg:width="0.251cm" svg:height="0.25cm" svg:x="17.989cm" svg:y="8.178cm" svg:viewBox="0 0 252 251" svg:d="M0 126c0-70 56-126 126-126 69 0 126 56 126 126 0 69-57 125-126 125-70 0-126-56-126-125z">
          <text:p/>
        </draw:path>
        <draw:path draw:style-name="gr27" draw:text-style-name="P14" draw:layer="layout" svg:width="0.251cm" svg:height="0.251cm" svg:x="21.14cm" svg:y="9.374cm" svg:viewBox="0 0 252 252" svg:d="M0 125c0-68 57-125 126-125s126 57 126 125c0 71-57 127-126 127s-126-56-126-127z">
          <text:p/>
        </draw:path>
        <draw:path draw:style-name="gr28" draw:text-style-name="P2" draw:layer="layout" svg:width="0.251cm" svg:height="0.251cm" svg:x="21.14cm" svg:y="9.374cm" svg:viewBox="0 0 252 252" svg:d="M0 125c0-68 57-125 126-125s126 57 126 125c0 71-57 127-126 127s-126-56-126-127z">
          <text:p/>
        </draw:path>
        <draw:path draw:style-name="gr29" draw:text-style-name="P15" draw:layer="layout" svg:width="0.251cm" svg:height="0.251cm" svg:x="20.802cm" svg:y="7.594cm" svg:viewBox="0 0 252 252" svg:d="M0 126c0-69 57-126 127-126 68 0 125 57 125 126 0 70-57 126-125 126-70 0-127-56-127-126z">
          <text:p/>
        </draw:path>
        <draw:path draw:style-name="gr30" draw:text-style-name="P2" draw:layer="layout" svg:width="0.251cm" svg:height="0.251cm" svg:x="20.802cm" svg:y="7.594cm" svg:viewBox="0 0 252 252" svg:d="M0 126c0-69 57-126 127-126 68 0 125 57 125 126 0 70-57 126-125 126-70 0-127-56-127-126z">
          <text:p/>
        </draw:path>
        <draw:path draw:style-name="gr31" draw:text-style-name="P16" draw:layer="layout" svg:width="0.251cm" svg:height="0.251cm" svg:x="20.797cm" svg:y="8.665cm" svg:viewBox="0 0 252 252" svg:d="M0 127c0-70 56-127 126-127 69 0 126 57 126 127 0 69-57 125-126 125-70 0-126-56-126-125z">
          <text:p/>
        </draw:path>
        <draw:path draw:style-name="gr32" draw:text-style-name="P2" draw:layer="layout" svg:width="0.251cm" svg:height="0.251cm" svg:x="20.797cm" svg:y="8.665cm" svg:viewBox="0 0 252 252" svg:d="M0 127c0-70 56-127 126-127 69 0 126 57 126 127 0 69-57 125-126 125-70 0-126-56-126-125z">
          <text:p/>
        </draw:path>
        <draw:path draw:style-name="gr9" draw:text-style-name="P5" draw:layer="layout" svg:width="0.251cm" svg:height="0.251cm" svg:x="21.336cm" svg:y="9.165cm" svg:viewBox="0 0 252 252" svg:d="M0 127c0-71 56-127 126-127 69 0 126 56 126 127 0 68-57 125-126 125-70 0-126-57-126-125z">
          <text:p/>
        </draw:path>
        <draw:path draw:style-name="gr10" draw:text-style-name="P2" draw:layer="layout" svg:width="0.251cm" svg:height="0.251cm" svg:x="21.336cm" svg:y="9.165cm" svg:viewBox="0 0 252 252" svg:d="M0 127c0-71 56-127 126-127 69 0 126 56 126 127 0 68-57 125-126 125-70 0-126-57-126-125z">
          <text:p/>
        </draw:path>
        <draw:path draw:style-name="gr33" draw:text-style-name="P17" draw:layer="layout" svg:width="0.251cm" svg:height="0.251cm" svg:x="19.46cm" svg:y="8.993cm" svg:viewBox="0 0 252 252" svg:d="M0 126c0-68 57-126 126-126 70 0 126 58 126 126 0 70-56 126-126 126-69 0-126-56-126-126z">
          <text:p/>
        </draw:path>
        <draw:path draw:style-name="gr34" draw:text-style-name="P2" draw:layer="layout" svg:width="0.251cm" svg:height="0.251cm" svg:x="19.46cm" svg:y="8.993cm" svg:viewBox="0 0 252 252" svg:d="M0 126c0-68 57-126 126-126 70 0 126 58 126 126 0 70-56 126-126 126-69 0-126-56-126-126z">
          <text:p/>
        </draw:path>
        <draw:path draw:style-name="gr7" draw:text-style-name="P4" draw:layer="layout" svg:width="0.25cm" svg:height="0.251cm" svg:x="21.294cm" svg:y="8.107cm" svg:viewBox="0 0 251 252" svg:d="M0 126c0-69 56-126 126-126 69 0 125 57 125 126 0 70-56 126-125 126-70 0-126-56-126-126z">
          <text:p/>
        </draw:path>
        <draw:path draw:style-name="gr8" draw:text-style-name="P2" draw:layer="layout" svg:width="0.25cm" svg:height="0.251cm" svg:x="21.294cm" svg:y="8.107cm" svg:viewBox="0 0 251 252" svg:d="M0 126c0-69 56-126 126-126 69 0 125 57 125 126 0 70-56 126-125 126-70 0-126-56-126-126z">
          <text:p/>
        </draw:path>
        <draw:path draw:style-name="gr35" draw:text-style-name="P18" draw:layer="layout" svg:width="0.251cm" svg:height="0.251cm" svg:x="19.244cm" svg:y="7.742cm" svg:viewBox="0 0 252 252" svg:d="M0 126c0-69 56-126 125-126 70 0 127 57 127 126s-57 126-127 126c-69 0-125-57-125-126z">
          <text:p/>
        </draw:path>
        <draw:path draw:style-name="gr36" draw:text-style-name="P2" draw:layer="layout" svg:width="0.251cm" svg:height="0.251cm" svg:x="19.244cm" svg:y="7.742cm" svg:viewBox="0 0 252 252" svg:d="M0 126c0-69 56-126 125-126 70 0 127 57 127 126s-57 126-127 126c-69 0-125-57-125-126z">
          <text:p/>
        </draw:path>
        <draw:path draw:style-name="gr35" draw:text-style-name="P18" draw:layer="layout" svg:width="0.251cm" svg:height="0.251cm" svg:x="19.244cm" svg:y="7.467cm" svg:viewBox="0 0 252 252" svg:d="M0 126c0-69 56-126 125-126 70 0 127 57 127 126s-57 126-127 126c-69 0-125-57-125-126z">
          <text:p/>
        </draw:path>
        <draw:path draw:style-name="gr36" draw:text-style-name="P2" draw:layer="layout" svg:width="0.251cm" svg:height="0.251cm" svg:x="19.244cm" svg:y="7.467cm" svg:viewBox="0 0 252 252" svg:d="M0 126c0-69 56-126 125-126 70 0 127 57 127 126s-57 126-127 126c-69 0-125-57-125-126z">
          <text:p/>
        </draw:path>
        <draw:path draw:style-name="gr7" draw:text-style-name="P4" draw:layer="layout" svg:width="0.25cm" svg:height="0.251cm" svg:x="21.294cm" svg:y="8.194cm" svg:viewBox="0 0 251 252" svg:d="M0 126c0-70 56-126 126-126 69 0 125 56 125 126 0 69-56 126-125 126-70 0-126-57-126-126z">
          <text:p/>
        </draw:path>
        <draw:path draw:style-name="gr8" draw:text-style-name="P2" draw:layer="layout" svg:width="0.25cm" svg:height="0.251cm" svg:x="21.294cm" svg:y="8.194cm" svg:viewBox="0 0 251 252" svg:d="M0 126c0-70 56-126 126-126 69 0 125 56 125 126 0 69-56 126-125 126-70 0-126-57-126-126z">
          <text:p/>
        </draw:path>
        <draw:path draw:style-name="gr37" draw:text-style-name="P19" draw:layer="layout" svg:width="0.251cm" svg:height="0.251cm" svg:x="20.48cm" svg:y="8.816cm" svg:viewBox="0 0 252 252" svg:d="M0 125c0-69 56-125 125-125 70 0 127 56 127 125 0 70-57 127-127 127-69 0-125-57-125-127z">
          <text:p/>
        </draw:path>
        <draw:path draw:style-name="gr38" draw:text-style-name="P2" draw:layer="layout" svg:width="0.251cm" svg:height="0.251cm" svg:x="20.48cm" svg:y="8.816cm" svg:viewBox="0 0 252 252" svg:d="M0 125c0-69 56-125 125-125 70 0 127 56 127 125 0 70-57 127-127 127-69 0-125-57-125-127z">
          <text:p/>
        </draw:path>
        <draw:path draw:style-name="gr37" draw:text-style-name="P19" draw:layer="layout" svg:width="0.251cm" svg:height="0.251cm" svg:x="20.48cm" svg:y="8.804cm" svg:viewBox="0 0 252 252" svg:d="M0 125c0-68 56-125 125-125 70 0 127 57 127 125 0 70-57 127-127 127-69 0-125-57-125-127z">
          <text:p/>
        </draw:path>
        <draw:path draw:style-name="gr38" draw:text-style-name="P2" draw:layer="layout" svg:width="0.251cm" svg:height="0.251cm" svg:x="20.48cm" svg:y="8.804cm" svg:viewBox="0 0 252 252" svg:d="M0 125c0-68 56-125 125-125 70 0 127 57 127 125 0 70-57 127-127 127-69 0-125-57-125-127z">
          <text:p/>
        </draw:path>
        <draw:path draw:style-name="gr37" draw:text-style-name="P19" draw:layer="layout" svg:width="0.251cm" svg:height="0.251cm" svg:x="20.48cm" svg:y="8.936cm" svg:viewBox="0 0 252 252" svg:d="M0 126c0-70 56-126 125-126 70 0 127 56 127 126 0 69-57 126-127 126-69 0-125-57-125-126z">
          <text:p/>
        </draw:path>
        <draw:path draw:style-name="gr38" draw:text-style-name="P2" draw:layer="layout" svg:width="0.251cm" svg:height="0.251cm" svg:x="20.48cm" svg:y="8.936cm" svg:viewBox="0 0 252 252" svg:d="M0 126c0-70 56-126 125-126 70 0 127 56 127 126 0 69-57 126-127 126-69 0-125-57-125-126z">
          <text:p/>
        </draw:path>
        <draw:path draw:style-name="gr39" draw:text-style-name="P20" draw:layer="layout" svg:width="0.25cm" svg:height="0.251cm" svg:x="20.57cm" svg:y="8.522cm" svg:viewBox="0 0 251 252" svg:d="M0 126c0-69 57-126 126-126s125 57 125 126-56 126-125 126-126-57-126-126z">
          <text:p/>
        </draw:path>
        <draw:path draw:style-name="gr40" draw:text-style-name="P2" draw:layer="layout" svg:width="0.25cm" svg:height="0.251cm" svg:x="20.57cm" svg:y="8.522cm" svg:viewBox="0 0 251 252" svg:d="M0 126c0-69 57-126 126-126s125 57 125 126-56 126-125 126-126-57-126-126z">
          <text:p/>
        </draw:path>
        <draw:path draw:style-name="gr41" draw:text-style-name="P21" draw:layer="layout" svg:width="0.251cm" svg:height="0.251cm" svg:x="21.346cm" svg:y="8.12cm" svg:viewBox="0 0 252 252" svg:d="M0 125c0-69 58-125 127-125s125 56 125 125c0 70-56 127-125 127s-127-57-127-127z">
          <text:p/>
        </draw:path>
        <draw:path draw:style-name="gr42" draw:text-style-name="P2" draw:layer="layout" svg:width="0.251cm" svg:height="0.251cm" svg:x="21.346cm" svg:y="8.12cm" svg:viewBox="0 0 252 252" svg:d="M0 125c0-69 58-125 127-125s125 56 125 125c0 70-56 127-125 127s-127-57-127-127z">
          <text:p/>
        </draw:path>
        <draw:path draw:style-name="gr13" draw:text-style-name="P7" draw:layer="layout" svg:width="0.251cm" svg:height="0.251cm" svg:x="21.206cm" svg:y="9.082cm" svg:viewBox="0 0 252 252" svg:d="M0 126c0-69 57-126 126-126 70 0 126 57 126 126 0 70-56 126-126 126-69 0-126-56-126-126z">
          <text:p/>
        </draw:path>
        <draw:path draw:style-name="gr14" draw:text-style-name="P2" draw:layer="layout" svg:width="0.251cm" svg:height="0.251cm" svg:x="21.206cm" svg:y="9.082cm" svg:viewBox="0 0 252 252" svg:d="M0 126c0-69 57-126 126-126 70 0 126 57 126 126 0 70-56 126-126 126-69 0-126-56-126-126z">
          <text:p/>
        </draw:path>
        <draw:path draw:style-name="gr13" draw:text-style-name="P7" draw:layer="layout" svg:width="0.251cm" svg:height="0.251cm" svg:x="21.206cm" svg:y="9.04cm" svg:viewBox="0 0 252 252" svg:d="M0 126c0-69 57-126 126-126 70 0 126 57 126 126s-56 126-126 126c-69 0-126-57-126-126z">
          <text:p/>
        </draw:path>
        <draw:path draw:style-name="gr14" draw:text-style-name="P2" draw:layer="layout" svg:width="0.251cm" svg:height="0.251cm" svg:x="21.206cm" svg:y="9.04cm" svg:viewBox="0 0 252 252" svg:d="M0 126c0-69 57-126 126-126 70 0 126 57 126 126s-56 126-126 126c-69 0-126-57-126-126z">
          <text:p/>
        </draw:path>
        <draw:path draw:style-name="gr13" draw:text-style-name="P7" draw:layer="layout" svg:width="0.251cm" svg:height="0.251cm" svg:x="21.206cm" svg:y="9.073cm" svg:viewBox="0 0 252 252" svg:d="M0 126c0-69 57-126 126-126 70 0 126 57 126 126 0 70-56 126-126 126-69 0-126-56-126-126z">
          <text:p/>
        </draw:path>
        <draw:path draw:style-name="gr14" draw:text-style-name="P2" draw:layer="layout" svg:width="0.251cm" svg:height="0.251cm" svg:x="21.206cm" svg:y="9.073cm" svg:viewBox="0 0 252 252" svg:d="M0 126c0-69 57-126 126-126 70 0 126 57 126 126 0 70-56 126-126 126-69 0-126-56-126-126z">
          <text:p/>
        </draw:path>
        <draw:path draw:style-name="gr13" draw:text-style-name="P7" draw:layer="layout" svg:width="0.251cm" svg:height="0.251cm" svg:x="21.206cm" svg:y="9.106cm" svg:viewBox="0 0 252 252" svg:d="M0 125c0-69 57-125 126-125 70 0 126 56 126 125 0 70-56 127-126 127-69 0-126-57-126-127z">
          <text:p/>
        </draw:path>
        <draw:path draw:style-name="gr14" draw:text-style-name="P2" draw:layer="layout" svg:width="0.251cm" svg:height="0.251cm" svg:x="21.206cm" svg:y="9.106cm" svg:viewBox="0 0 252 252" svg:d="M0 125c0-69 57-125 126-125 70 0 126 56 126 125 0 70-56 127-126 127-69 0-126-57-126-127z">
          <text:p/>
        </draw:path>
        <draw:path draw:style-name="gr43" draw:text-style-name="P22" draw:layer="layout" svg:width="0.251cm" svg:height="0.251cm" svg:x="17.331cm" svg:y="6.779cm" svg:viewBox="0 0 252 252" svg:d="M0 125c0-69 58-125 127-125s125 56 125 125-56 127-125 127-127-58-127-127z">
          <text:p/>
        </draw:path>
        <draw:path draw:style-name="gr44" draw:text-style-name="P2" draw:layer="layout" svg:width="0.251cm" svg:height="0.251cm" svg:x="17.331cm" svg:y="6.779cm" svg:viewBox="0 0 252 252" svg:d="M0 125c0-69 58-125 127-125s125 56 125 125-56 127-125 127-127-58-127-127z">
          <text:p/>
        </draw:path>
        <draw:path draw:style-name="gr45" draw:text-style-name="P23" draw:layer="layout" svg:width="0.251cm" svg:height="0.25cm" svg:x="18.314cm" svg:y="8.812cm" svg:viewBox="0 0 252 251" svg:d="M0 125c0-69 56-125 127-125 68 0 125 56 125 125s-57 126-125 126c-71 0-127-57-127-126z">
          <text:p/>
        </draw:path>
        <draw:path draw:style-name="gr46" draw:text-style-name="P2" draw:layer="layout" svg:width="0.251cm" svg:height="0.25cm" svg:x="18.314cm" svg:y="8.812cm" svg:viewBox="0 0 252 251" svg:d="M0 125c0-69 56-125 127-125 68 0 125 56 125 125s-57 126-125 126c-71 0-127-57-127-126z">
          <text:p/>
        </draw:path>
        <draw:path draw:style-name="gr47" draw:text-style-name="P24" draw:layer="layout" svg:width="0.251cm" svg:height="0.251cm" svg:x="20.068cm" svg:y="7.146cm" svg:viewBox="0 0 252 252" svg:d="M0 127c0-70 56-127 126-127 69 0 126 57 126 127 0 69-57 125-126 125-70 0-126-56-126-125z">
          <text:p/>
        </draw:path>
        <draw:path draw:style-name="gr48" draw:text-style-name="P2" draw:layer="layout" svg:width="0.251cm" svg:height="0.251cm" svg:x="20.068cm" svg:y="7.146cm" svg:viewBox="0 0 252 252" svg:d="M0 127c0-70 56-127 126-127 69 0 126 57 126 127 0 69-57 125-126 125-70 0-126-56-126-125z">
          <text:p/>
        </draw:path>
        <draw:path draw:style-name="gr45" draw:text-style-name="P23" draw:layer="layout" svg:width="0.251cm" svg:height="0.251cm" svg:x="18.314cm" svg:y="8.763cm" svg:viewBox="0 0 252 252" svg:d="M0 126c0-69 56-126 127-126 68 0 125 57 125 126s-57 126-125 126c-71 0-127-57-127-126z">
          <text:p/>
        </draw:path>
        <draw:path draw:style-name="gr46" draw:text-style-name="P2" draw:layer="layout" svg:width="0.251cm" svg:height="0.251cm" svg:x="18.314cm" svg:y="8.763cm" svg:viewBox="0 0 252 252" svg:d="M0 126c0-69 56-126 127-126 68 0 125 57 125 126s-57 126-125 126c-71 0-127-57-127-126z">
          <text:p/>
        </draw:path>
        <draw:path draw:style-name="gr43" draw:text-style-name="P22" draw:layer="layout" svg:width="0.251cm" svg:height="0.251cm" svg:x="17.331cm" svg:y="6.311cm" svg:viewBox="0 0 252 252" svg:d="M0 125c0-69 58-125 127-125s125 56 125 125-56 127-125 127-127-58-127-127z">
          <text:p/>
        </draw:path>
        <draw:path draw:style-name="gr44" draw:text-style-name="P2" draw:layer="layout" svg:width="0.251cm" svg:height="0.251cm" svg:x="17.331cm" svg:y="6.311cm" svg:viewBox="0 0 252 252" svg:d="M0 125c0-69 58-125 127-125s125 56 125 125-56 127-125 127-127-58-127-127z">
          <text:p/>
        </draw:path>
        <draw:path draw:style-name="gr45" draw:text-style-name="P23" draw:layer="layout" svg:width="0.251cm" svg:height="0.25cm" svg:x="18.314cm" svg:y="8.885cm" svg:viewBox="0 0 252 251" svg:d="M0 126c0-70 56-126 127-126 68 0 125 56 125 126 0 69-57 125-125 125-71 0-127-56-127-125z">
          <text:p/>
        </draw:path>
        <draw:path draw:style-name="gr46" draw:text-style-name="P2" draw:layer="layout" svg:width="0.251cm" svg:height="0.25cm" svg:x="18.314cm" svg:y="8.885cm" svg:viewBox="0 0 252 251" svg:d="M0 126c0-70 56-126 127-126 68 0 125 56 125 126 0 69-57 125-125 125-71 0-127-56-127-125z">
          <text:p/>
        </draw:path>
        <draw:path draw:style-name="gr45" draw:text-style-name="P23" draw:layer="layout" svg:width="0.251cm" svg:height="0.251cm" svg:x="18.314cm" svg:y="8.784cm" svg:viewBox="0 0 252 252" svg:d="M0 125c0-69 56-125 127-125 68 0 125 56 125 125s-57 127-125 127c-71 0-127-58-127-127z">
          <text:p/>
        </draw:path>
        <draw:path draw:style-name="gr46" draw:text-style-name="P2" draw:layer="layout" svg:width="0.251cm" svg:height="0.251cm" svg:x="18.314cm" svg:y="8.784cm" svg:viewBox="0 0 252 252" svg:d="M0 125c0-69 56-125 127-125 68 0 125 56 125 125s-57 127-125 127c-71 0-127-58-127-127z">
          <text:p/>
        </draw:path>
        <draw:path draw:style-name="gr49" draw:text-style-name="P25" draw:layer="layout" svg:width="0.251cm" svg:height="0.251cm" svg:x="21.399cm" svg:y="6.631cm" svg:viewBox="0 0 252 252" svg:d="M0 126c0-69 56-126 126-126 68 0 126 57 126 126 0 70-58 126-126 126-70 0-126-56-126-126z">
          <text:p/>
        </draw:path>
        <draw:path draw:style-name="gr50" draw:text-style-name="P2" draw:layer="layout" svg:width="0.251cm" svg:height="0.251cm" svg:x="21.399cm" svg:y="6.631cm" svg:viewBox="0 0 252 252" svg:d="M0 126c0-69 56-126 126-126 68 0 126 57 126 126 0 70-58 126-126 126-70 0-126-56-126-126z">
          <text:p/>
        </draw:path>
        <draw:path draw:style-name="gr49" draw:text-style-name="P25" draw:layer="layout" svg:width="0.251cm" svg:height="0.251cm" svg:x="21.399cm" svg:y="6.722cm" svg:viewBox="0 0 252 252" svg:d="M0 126c0-69 56-126 126-126 68 0 126 57 126 126s-58 126-126 126c-70 0-126-57-126-126z">
          <text:p/>
        </draw:path>
        <draw:path draw:style-name="gr50" draw:text-style-name="P2" draw:layer="layout" svg:width="0.251cm" svg:height="0.251cm" svg:x="21.399cm" svg:y="6.722cm" svg:viewBox="0 0 252 252" svg:d="M0 126c0-69 56-126 126-126 68 0 126 57 126 126s-58 126-126 126c-70 0-126-57-126-126z">
          <text:p/>
        </draw:path>
        <draw:path draw:style-name="gr33" draw:text-style-name="P17" draw:layer="layout" svg:width="0.251cm" svg:height="0.251cm" svg:x="19.46cm" svg:y="9.016cm" svg:viewBox="0 0 252 252" svg:d="M0 126c0-69 57-126 126-126 70 0 126 57 126 126s-56 126-126 126c-69 0-126-57-126-126z">
          <text:p/>
        </draw:path>
        <draw:path draw:style-name="gr34" draw:text-style-name="P2" draw:layer="layout" svg:width="0.251cm" svg:height="0.251cm" svg:x="19.46cm" svg:y="9.016cm" svg:viewBox="0 0 252 252" svg:d="M0 126c0-69 57-126 126-126 70 0 126 57 126 126s-56 126-126 126c-69 0-126-57-126-126z">
          <text:p/>
        </draw:path>
        <draw:path draw:style-name="gr51" draw:text-style-name="P26" draw:layer="layout" svg:width="0.251cm" svg:height="0.251cm" svg:x="20.21cm" svg:y="8.861cm" svg:viewBox="0 0 252 252" svg:d="M0 126c0-70 57-126 126-126 70 0 126 56 126 126 0 69-56 126-126 126-69 0-126-57-126-126z">
          <text:p/>
        </draw:path>
        <draw:path draw:style-name="gr52" draw:text-style-name="P2" draw:layer="layout" svg:width="0.251cm" svg:height="0.251cm" svg:x="20.21cm" svg:y="8.861cm" svg:viewBox="0 0 252 252" svg:d="M0 126c0-70 57-126 126-126 70 0 126 56 126 126 0 69-56 126-126 126-69 0-126-57-126-126z">
          <text:p/>
        </draw:path>
        <draw:path draw:style-name="gr49" draw:text-style-name="P25" draw:layer="layout" svg:width="0.251cm" svg:height="0.251cm" svg:x="21.399cm" svg:y="6.705cm" svg:viewBox="0 0 252 252" svg:d="M0 126c0-69 56-126 126-126 68 0 126 57 126 126s-58 126-126 126c-70 0-126-57-126-126z">
          <text:p/>
        </draw:path>
        <draw:path draw:style-name="gr50" draw:text-style-name="P2" draw:layer="layout" svg:width="0.251cm" svg:height="0.251cm" svg:x="21.399cm" svg:y="6.705cm" svg:viewBox="0 0 252 252" svg:d="M0 126c0-69 56-126 126-126 68 0 126 57 126 126s-58 126-126 126c-70 0-126-57-126-126z">
          <text:p/>
        </draw:path>
        <draw:path draw:style-name="gr49" draw:text-style-name="P25" draw:layer="layout" svg:width="0.251cm" svg:height="0.251cm" svg:x="21.399cm" svg:y="6.3cm" svg:viewBox="0 0 252 252" svg:d="M0 126c0-69 56-126 126-126 68 0 126 57 126 126s-58 126-126 126c-70 0-126-57-126-126z">
          <text:p/>
        </draw:path>
        <draw:path draw:style-name="gr50" draw:text-style-name="P2" draw:layer="layout" svg:width="0.251cm" svg:height="0.251cm" svg:x="21.399cm" svg:y="6.3cm" svg:viewBox="0 0 252 252" svg:d="M0 126c0-69 56-126 126-126 68 0 126 57 126 126s-58 126-126 126c-70 0-126-57-126-126z">
          <text:p/>
        </draw:path>
        <draw:path draw:style-name="gr49" draw:text-style-name="P25" draw:layer="layout" svg:width="0.251cm" svg:height="0.25cm" svg:x="21.399cm" svg:y="6.623cm" svg:viewBox="0 0 252 251" svg:d="M0 125c0-69 56-125 126-125 68 0 126 56 126 125 0 70-58 126-126 126-70 0-126-56-126-126z">
          <text:p/>
        </draw:path>
        <draw:path draw:style-name="gr50" draw:text-style-name="P2" draw:layer="layout" svg:width="0.251cm" svg:height="0.25cm" svg:x="21.399cm" svg:y="6.623cm" svg:viewBox="0 0 252 251" svg:d="M0 125c0-69 56-125 126-125 68 0 126 56 126 125 0 70-58 126-126 126-70 0-126-56-126-126z">
          <text:p/>
        </draw:path>
        <draw:path draw:style-name="gr19" draw:text-style-name="P10" draw:layer="layout" svg:width="0.251cm" svg:height="0.251cm" svg:x="19.429cm" svg:y="8.404cm" svg:viewBox="0 0 252 252" svg:d="M0 127c0-70 56-127 125-127s127 57 127 127c0 69-58 125-127 125s-125-56-125-125z">
          <text:p/>
        </draw:path>
        <draw:path draw:style-name="gr20" draw:text-style-name="P2" draw:layer="layout" svg:width="0.251cm" svg:height="0.251cm" svg:x="19.429cm" svg:y="8.404cm" svg:viewBox="0 0 252 252" svg:d="M0 127c0-70 56-127 125-127s127 57 127 127c0 69-58 125-127 125s-125-56-125-125z">
          <text:p/>
        </draw:path>
        <draw:path draw:style-name="gr53" draw:text-style-name="P27" draw:layer="layout" svg:width="0.251cm" svg:height="0.251cm" svg:x="19.529cm" svg:y="8.644cm" svg:viewBox="0 0 252 252" svg:d="M0 127c0-70 56-127 127-127 68 0 125 57 125 127 0 69-57 125-125 125-71 0-127-56-127-125z">
          <text:p/>
        </draw:path>
        <draw:path draw:style-name="gr54" draw:text-style-name="P2" draw:layer="layout" svg:width="0.251cm" svg:height="0.251cm" svg:x="19.529cm" svg:y="8.644cm" svg:viewBox="0 0 252 252" svg:d="M0 127c0-70 56-127 127-127 68 0 125 57 125 127 0 69-57 125-125 125-71 0-127-56-127-125z">
          <text:p/>
        </draw:path>
        <draw:path draw:style-name="gr53" draw:text-style-name="P27" draw:layer="layout" svg:width="0.251cm" svg:height="0.251cm" svg:x="19.529cm" svg:y="8.58cm" svg:viewBox="0 0 252 252" svg:d="M0 126c0-69 56-126 127-126 68 0 125 57 125 126 0 70-57 126-125 126-71 0-127-56-127-126z">
          <text:p/>
        </draw:path>
        <draw:path draw:style-name="gr54" draw:text-style-name="P2" draw:layer="layout" svg:width="0.251cm" svg:height="0.251cm" svg:x="19.529cm" svg:y="8.58cm" svg:viewBox="0 0 252 252" svg:d="M0 126c0-69 56-126 127-126 68 0 125 57 125 126 0 70-57 126-125 126-71 0-127-56-127-126z">
          <text:p/>
        </draw:path>
        <draw:path draw:style-name="gr53" draw:text-style-name="P27" draw:layer="layout" svg:width="0.251cm" svg:height="0.25cm" svg:x="19.529cm" svg:y="8.703cm" svg:viewBox="0 0 252 251" svg:d="M0 126c0-70 56-126 127-126 68 0 125 56 125 126 0 69-57 125-125 125-71 0-127-56-127-125z">
          <text:p/>
        </draw:path>
        <draw:path draw:style-name="gr54" draw:text-style-name="P2" draw:layer="layout" svg:width="0.251cm" svg:height="0.25cm" svg:x="19.529cm" svg:y="8.703cm" svg:viewBox="0 0 252 251" svg:d="M0 126c0-70 56-126 127-126 68 0 125 56 125 126 0 69-57 125-125 125-71 0-127-56-127-125z">
          <text:p/>
        </draw:path>
        <draw:path draw:style-name="gr55" draw:text-style-name="P28" draw:layer="layout" svg:width="0.251cm" svg:height="0.251cm" svg:x="19.883cm" svg:y="8.763cm" svg:viewBox="0 0 252 252" svg:d="M0 126c0-69 57-126 125-126 69 0 127 57 127 126 0 70-58 126-127 126-68 0-125-56-125-126z">
          <text:p/>
        </draw:path>
        <draw:path draw:style-name="gr56" draw:text-style-name="P2" draw:layer="layout" svg:width="0.251cm" svg:height="0.251cm" svg:x="19.883cm" svg:y="8.763cm" svg:viewBox="0 0 252 252" svg:d="M0 126c0-69 57-126 125-126 69 0 127 57 127 126 0 70-58 126-127 126-68 0-125-56-125-126z">
          <text:p/>
        </draw:path>
        <draw:path draw:style-name="gr25" draw:text-style-name="P13" draw:layer="layout" svg:width="0.251cm" svg:height="0.25cm" svg:x="17.989cm" svg:y="8.378cm" svg:viewBox="0 0 252 251" svg:d="M0 125c0-69 56-125 126-125 69 0 126 56 126 125 0 70-57 126-126 126-70 0-126-56-126-126z">
          <text:p/>
        </draw:path>
        <draw:path draw:style-name="gr26" draw:text-style-name="P2" draw:layer="layout" svg:width="0.251cm" svg:height="0.25cm" svg:x="17.989cm" svg:y="8.378cm" svg:viewBox="0 0 252 251" svg:d="M0 125c0-69 56-125 126-125 69 0 126 56 126 125 0 70-57 126-126 126-70 0-126-56-126-126z">
          <text:p/>
        </draw:path>
        <draw:path draw:style-name="gr57" draw:text-style-name="P29" draw:layer="layout" svg:width="0.25cm" svg:height="0.251cm" svg:x="21.204cm" svg:y="7.979cm" svg:viewBox="0 0 251 252" svg:d="M0 127c0-70 56-127 125-127 70 0 126 57 126 127 0 68-56 125-126 125-69 0-125-57-125-125z">
          <text:p/>
        </draw:path>
        <draw:path draw:style-name="gr58" draw:text-style-name="P2" draw:layer="layout" svg:width="0.25cm" svg:height="0.251cm" svg:x="21.204cm" svg:y="7.979cm" svg:viewBox="0 0 251 252" svg:d="M0 127c0-70 56-127 125-127 70 0 126 57 126 127 0 68-56 125-126 125-69 0-125-57-125-125z">
          <text:p/>
        </draw:path>
        <draw:path draw:style-name="gr55" draw:text-style-name="P28" draw:layer="layout" svg:width="0.251cm" svg:height="0.251cm" svg:x="19.883cm" svg:y="8.714cm" svg:viewBox="0 0 252 252" svg:d="M0 127c0-69 57-127 125-127 69 0 127 58 127 127s-58 125-127 125c-68 0-125-56-125-125z">
          <text:p/>
        </draw:path>
        <draw:path draw:style-name="gr56" draw:text-style-name="P2" draw:layer="layout" svg:width="0.251cm" svg:height="0.251cm" svg:x="19.883cm" svg:y="8.714cm" svg:viewBox="0 0 252 252" svg:d="M0 127c0-69 57-127 125-127 69 0 127 58 127 127s-58 125-127 125c-68 0-125-56-125-125z">
          <text:p/>
        </draw:path>
        <draw:path draw:style-name="gr25" draw:text-style-name="P13" draw:layer="layout" svg:width="0.251cm" svg:height="0.251cm" svg:x="17.989cm" svg:y="8.171cm" svg:viewBox="0 0 252 252" svg:d="M0 127c0-70 56-127 126-127 69 0 126 57 126 127 0 69-57 125-126 125-70 0-126-56-126-125z">
          <text:p/>
        </draw:path>
        <draw:path draw:style-name="gr26" draw:text-style-name="P2" draw:layer="layout" svg:width="0.251cm" svg:height="0.251cm" svg:x="17.989cm" svg:y="8.171cm" svg:viewBox="0 0 252 252" svg:d="M0 127c0-70 56-127 126-127 69 0 126 57 126 127 0 69-57 125-126 125-70 0-126-56-126-125z">
          <text:p/>
        </draw:path>
        <draw:path draw:style-name="gr57" draw:text-style-name="P29" draw:layer="layout" svg:width="0.25cm" svg:height="0.251cm" svg:x="21.204cm" svg:y="7.761cm" svg:viewBox="0 0 251 252" svg:d="M0 126c0-69 56-126 125-126 70 0 126 57 126 126s-56 126-126 126c-69 0-125-57-125-126z">
          <text:p/>
        </draw:path>
        <draw:path draw:style-name="gr58" draw:text-style-name="P2" draw:layer="layout" svg:width="0.25cm" svg:height="0.251cm" svg:x="21.204cm" svg:y="7.761cm" svg:viewBox="0 0 251 252" svg:d="M0 126c0-69 56-126 125-126 70 0 126 57 126 126s-56 126-126 126c-69 0-125-57-125-126z">
          <text:p/>
        </draw:path>
        <draw:path draw:style-name="gr25" draw:text-style-name="P13" draw:layer="layout" svg:width="0.251cm" svg:height="0.251cm" svg:x="17.989cm" svg:y="8.262cm" svg:viewBox="0 0 252 252" svg:d="M0 126c0-69 56-126 126-126 69 0 126 57 126 126s-57 126-126 126c-70 0-126-57-126-126z">
          <text:p/>
        </draw:path>
        <draw:path draw:style-name="gr26" draw:text-style-name="P2" draw:layer="layout" svg:width="0.251cm" svg:height="0.251cm" svg:x="17.989cm" svg:y="8.262cm" svg:viewBox="0 0 252 252" svg:d="M0 126c0-69 56-126 126-126 69 0 126 57 126 126s-57 126-126 126c-70 0-126-57-126-126z">
          <text:p/>
        </draw:path>
        <draw:path draw:style-name="gr57" draw:text-style-name="P29" draw:layer="layout" svg:width="0.25cm" svg:height="0.25cm" svg:x="21.204cm" svg:y="7.798cm" svg:viewBox="0 0 251 251" svg:d="M0 125c0-69 56-125 125-125 70 0 126 56 126 125s-56 126-126 126c-69 0-125-57-125-126z">
          <text:p/>
        </draw:path>
        <draw:path draw:style-name="gr58" draw:text-style-name="P2" draw:layer="layout" svg:width="0.25cm" svg:height="0.25cm" svg:x="21.204cm" svg:y="7.798cm" svg:viewBox="0 0 251 251" svg:d="M0 125c0-69 56-125 125-125 70 0 126 56 126 125s-56 126-126 126c-69 0-125-57-125-126z">
          <text:p/>
        </draw:path>
        <draw:path draw:style-name="gr59" draw:text-style-name="P30" draw:layer="layout" svg:width="0.251cm" svg:height="0.251cm" svg:x="19.495cm" svg:y="6.658cm" svg:viewBox="0 0 252 252" svg:d="M0 126c0-70 56-126 125-126 70 0 127 56 127 126 0 69-57 126-127 126-69 0-125-57-125-126z">
          <text:p/>
        </draw:path>
        <draw:path draw:style-name="gr60" draw:text-style-name="P2" draw:layer="layout" svg:width="0.251cm" svg:height="0.251cm" svg:x="19.495cm" svg:y="6.658cm" svg:viewBox="0 0 252 252" svg:d="M0 126c0-70 56-126 125-126 70 0 127 56 127 126 0 69-57 126-127 126-69 0-125-57-125-126z">
          <text:p/>
        </draw:path>
        <draw:path draw:style-name="gr19" draw:text-style-name="P10" draw:layer="layout" svg:width="0.251cm" svg:height="0.251cm" svg:x="19.429cm" svg:y="8.409cm" svg:viewBox="0 0 252 252" svg:d="M0 127c0-71 56-127 125-127s127 56 127 127c0 68-58 125-127 125s-125-57-125-125z">
          <text:p/>
        </draw:path>
        <draw:path draw:style-name="gr20" draw:text-style-name="P2" draw:layer="layout" svg:width="0.251cm" svg:height="0.251cm" svg:x="19.429cm" svg:y="8.409cm" svg:viewBox="0 0 252 252" svg:d="M0 127c0-71 56-127 125-127s127 56 127 127c0 68-58 125-127 125s-125-57-125-125z">
          <text:p/>
        </draw:path>
        <draw:path draw:style-name="gr61" draw:text-style-name="P31" draw:layer="layout" svg:width="0.251cm" svg:height="0.251cm" svg:x="19.476cm" svg:y="5.866cm" svg:viewBox="0 0 252 252" svg:d="M0 125c0-69 56-125 126-125s126 56 126 125c0 70-56 127-126 127s-126-57-126-127z">
          <text:p/>
        </draw:path>
        <draw:path draw:style-name="gr62" draw:text-style-name="P2" draw:layer="layout" svg:width="0.251cm" svg:height="0.251cm" svg:x="19.476cm" svg:y="5.866cm" svg:viewBox="0 0 252 252" svg:d="M0 125c0-69 56-125 126-125s126 56 126 125c0 70-56 127-126 127s-126-57-126-127z">
          <text:p/>
        </draw:path>
        <draw:path draw:style-name="gr63" draw:text-style-name="P32" draw:layer="layout" svg:width="0.25cm" svg:height="0.251cm" svg:x="21.294cm" svg:y="9.334cm" svg:viewBox="0 0 251 252" svg:d="M0 126c0-69 56-126 126-126 69 0 125 57 125 126 0 70-56 126-125 126-70 0-126-56-126-126z">
          <text:p/>
        </draw:path>
        <draw:path draw:style-name="gr64" draw:text-style-name="P2" draw:layer="layout" svg:width="0.25cm" svg:height="0.251cm" svg:x="21.294cm" svg:y="9.334cm" svg:viewBox="0 0 251 252" svg:d="M0 126c0-69 56-126 126-126 69 0 125 57 125 126 0 70-56 126-125 126-70 0-126-56-126-126z">
          <text:p/>
        </draw:path>
        <draw:path draw:style-name="gr63" draw:text-style-name="P32" draw:layer="layout" svg:width="0.25cm" svg:height="0.251cm" svg:x="21.294cm" svg:y="9.132cm" svg:viewBox="0 0 251 252" svg:d="M0 126c0-69 56-126 126-126 69 0 125 57 125 126 0 70-56 126-125 126-70 0-126-56-126-126z">
          <text:p/>
        </draw:path>
        <draw:path draw:style-name="gr64" draw:text-style-name="P2" draw:layer="layout" svg:width="0.25cm" svg:height="0.251cm" svg:x="21.294cm" svg:y="9.132cm" svg:viewBox="0 0 251 252" svg:d="M0 126c0-69 56-126 126-126 69 0 125 57 125 126 0 70-56 126-125 126-70 0-126-56-126-126z">
          <text:p/>
        </draw:path>
        <draw:path draw:style-name="gr65" draw:text-style-name="P33" draw:layer="layout" svg:width="0.251cm" svg:height="0.251cm" svg:x="20.802cm" svg:y="9.285cm" svg:viewBox="0 0 252 252" svg:d="M0 126c0-69 57-126 127-126 68 0 125 57 125 126s-57 126-125 126c-70 0-127-57-127-126z">
          <text:p/>
        </draw:path>
        <draw:path draw:style-name="gr66" draw:text-style-name="P2" draw:layer="layout" svg:width="0.251cm" svg:height="0.251cm" svg:x="20.802cm" svg:y="9.285cm" svg:viewBox="0 0 252 252" svg:d="M0 126c0-69 57-126 127-126 68 0 125 57 125 126s-57 126-125 126c-70 0-127-57-127-126z">
          <text:p/>
        </draw:path>
        <draw:path draw:style-name="gr63" draw:text-style-name="P32" draw:layer="layout" svg:width="0.25cm" svg:height="0.251cm" svg:x="21.294cm" svg:y="9.12cm" svg:viewBox="0 0 251 252" svg:d="M0 126c0-69 56-126 126-126 69 0 125 57 125 126 0 70-56 126-125 126-70 0-126-56-126-126z">
          <text:p/>
        </draw:path>
        <draw:path draw:style-name="gr64" draw:text-style-name="P2" draw:layer="layout" svg:width="0.25cm" svg:height="0.251cm" svg:x="21.294cm" svg:y="9.12cm" svg:viewBox="0 0 251 252" svg:d="M0 126c0-69 56-126 126-126 69 0 125 57 125 126 0 70-56 126-125 126-70 0-126-56-126-126z">
          <text:p/>
        </draw:path>
        <draw:path draw:style-name="gr67" draw:text-style-name="P34" draw:layer="layout" svg:width="0.251cm" svg:height="0.251cm" svg:x="19.978cm" svg:y="7.225cm" svg:viewBox="0 0 252 252" svg:d="M0 126c0-69 56-126 126-126 69 0 126 57 126 126s-57 126-126 126c-70 0-126-57-126-126z">
          <text:p/>
        </draw:path>
        <draw:path draw:style-name="gr68" draw:text-style-name="P2" draw:layer="layout" svg:width="0.251cm" svg:height="0.251cm" svg:x="19.978cm" svg:y="7.225cm" svg:viewBox="0 0 252 252" svg:d="M0 126c0-69 56-126 126-126 69 0 126 57 126 126s-57 126-126 126c-70 0-126-57-126-126z">
          <text:p/>
        </draw:path>
        <draw:path draw:style-name="gr69" draw:text-style-name="P35" draw:layer="layout" svg:width="0.251cm" svg:height="0.251cm" svg:x="19.698cm" svg:y="6.584cm" svg:viewBox="0 0 252 252" svg:d="M0 125c0-68 56-125 125-125 70 0 127 57 127 125 0 70-57 127-127 127-69 0-125-57-125-127z">
          <text:p/>
        </draw:path>
        <draw:path draw:style-name="gr70" draw:text-style-name="P2" draw:layer="layout" svg:width="0.251cm" svg:height="0.251cm" svg:x="19.698cm" svg:y="6.584cm" svg:viewBox="0 0 252 252" svg:d="M0 125c0-68 56-125 125-125 70 0 127 57 127 125 0 70-57 127-127 127-69 0-125-57-125-127z">
          <text:p/>
        </draw:path>
        <draw:path draw:style-name="gr69" draw:text-style-name="P35" draw:layer="layout" svg:width="0.251cm" svg:height="0.251cm" svg:x="19.698cm" svg:y="6.336cm" svg:viewBox="0 0 252 252" svg:d="M0 125c0-69 56-125 125-125 70 0 127 56 127 125 0 70-57 127-127 127-69 0-125-57-125-127z">
          <text:p/>
        </draw:path>
        <draw:path draw:style-name="gr70" draw:text-style-name="P2" draw:layer="layout" svg:width="0.251cm" svg:height="0.251cm" svg:x="19.698cm" svg:y="6.336cm" svg:viewBox="0 0 252 252" svg:d="M0 125c0-69 56-125 125-125 70 0 127 56 127 125 0 70-57 127-127 127-69 0-125-57-125-127z">
          <text:p/>
        </draw:path>
        <draw:path draw:style-name="gr71" draw:text-style-name="P36" draw:layer="layout" svg:width="0.251cm" svg:height="0.251cm" svg:x="21.019cm" svg:y="9.693cm" svg:viewBox="0 0 252 252" svg:d="M0 127c0-70 56-127 126-127 69 0 126 57 126 127 0 69-57 125-126 125-70 0-126-56-126-125z">
          <text:p/>
        </draw:path>
        <draw:path draw:style-name="gr72" draw:text-style-name="P2" draw:layer="layout" svg:width="0.251cm" svg:height="0.251cm" svg:x="21.019cm" svg:y="9.693cm" svg:viewBox="0 0 252 252" svg:d="M0 127c0-70 56-127 126-127 69 0 126 57 126 127 0 69-57 125-126 125-70 0-126-56-126-125z">
          <text:p/>
        </draw:path>
        <draw:path draw:style-name="gr73" draw:text-style-name="P37" draw:layer="layout" svg:width="0.251cm" svg:height="0.251cm" svg:x="21.312cm" svg:y="8.474cm" svg:viewBox="0 0 252 252" svg:d="M0 127c0-69 56-127 126-127 69 0 126 58 126 127s-57 125-126 125c-70 0-126-56-126-125z">
          <text:p/>
        </draw:path>
        <draw:path draw:style-name="gr74" draw:text-style-name="P2" draw:layer="layout" svg:width="0.251cm" svg:height="0.251cm" svg:x="21.312cm" svg:y="8.474cm" svg:viewBox="0 0 252 252" svg:d="M0 127c0-69 56-127 126-127 69 0 126 58 126 127s-57 125-126 125c-70 0-126-56-126-125z">
          <text:p/>
        </draw:path>
        <draw:path draw:style-name="gr73" draw:text-style-name="P37" draw:layer="layout" svg:width="0.251cm" svg:height="0.251cm" svg:x="21.312cm" svg:y="8.702cm" svg:viewBox="0 0 252 252" svg:d="M0 126c0-70 56-126 126-126 69 0 126 56 126 126 0 69-57 126-126 126-70 0-126-57-126-126z">
          <text:p/>
        </draw:path>
        <draw:path draw:style-name="gr74" draw:text-style-name="P2" draw:layer="layout" svg:width="0.251cm" svg:height="0.251cm" svg:x="21.312cm" svg:y="8.702cm" svg:viewBox="0 0 252 252" svg:d="M0 126c0-70 56-126 126-126 69 0 126 56 126 126 0 69-57 126-126 126-70 0-126-57-126-126z">
          <text:p/>
        </draw:path>
        <draw:path draw:style-name="gr73" draw:text-style-name="P37" draw:layer="layout" svg:width="0.251cm" svg:height="0.251cm" svg:x="21.312cm" svg:y="9.392cm" svg:viewBox="0 0 252 252" svg:d="M0 126c0-70 56-126 126-126 69 0 126 56 126 126 0 69-57 126-126 126-70 0-126-57-126-126z">
          <text:p/>
        </draw:path>
        <draw:path draw:style-name="gr74" draw:text-style-name="P2" draw:layer="layout" svg:width="0.251cm" svg:height="0.251cm" svg:x="21.312cm" svg:y="9.392cm" svg:viewBox="0 0 252 252" svg:d="M0 126c0-70 56-126 126-126 69 0 126 56 126 126 0 69-57 126-126 126-70 0-126-57-126-126z">
          <text:p/>
        </draw:path>
        <draw:path draw:style-name="gr73" draw:text-style-name="P37" draw:layer="layout" svg:width="0.251cm" svg:height="0.25cm" svg:x="21.312cm" svg:y="8.698cm" svg:viewBox="0 0 252 251" svg:d="M0 126c0-70 56-126 126-126 69 0 126 56 126 126 0 69-57 125-126 125-70 0-126-56-126-125z">
          <text:p/>
        </draw:path>
        <draw:path draw:style-name="gr74" draw:text-style-name="P2" draw:layer="layout" svg:width="0.251cm" svg:height="0.25cm" svg:x="21.312cm" svg:y="8.698cm" svg:viewBox="0 0 252 251" svg:d="M0 126c0-70 56-126 126-126 69 0 126 56 126 126 0 69-57 125-126 125-70 0-126-56-126-125z">
          <text:p/>
        </draw:path>
        <draw:path draw:style-name="gr73" draw:text-style-name="P37" draw:layer="layout" svg:width="0.251cm" svg:height="0.25cm" svg:x="21.312cm" svg:y="9.404cm" svg:viewBox="0 0 252 251" svg:d="M0 126c0-70 56-126 126-126 69 0 126 56 126 126 0 69-57 125-126 125-70 0-126-56-126-125z">
          <text:p/>
        </draw:path>
        <draw:path draw:style-name="gr74" draw:text-style-name="P2" draw:layer="layout" svg:width="0.251cm" svg:height="0.25cm" svg:x="21.312cm" svg:y="9.404cm" svg:viewBox="0 0 252 251" svg:d="M0 126c0-70 56-126 126-126 69 0 126 56 126 126 0 69-57 125-126 125-70 0-126-56-126-125z">
          <text:p/>
        </draw:path>
        <draw:path draw:style-name="gr53" draw:text-style-name="P27" draw:layer="layout" svg:width="0.251cm" svg:height="0.251cm" svg:x="19.529cm" svg:y="8.738cm" svg:viewBox="0 0 252 252" svg:d="M0 127c0-69 56-127 127-127 68 0 125 58 125 127s-57 125-125 125c-71 0-127-56-127-125z">
          <text:p/>
        </draw:path>
        <draw:path draw:style-name="gr54" draw:text-style-name="P2" draw:layer="layout" svg:width="0.251cm" svg:height="0.251cm" svg:x="19.529cm" svg:y="8.738cm" svg:viewBox="0 0 252 252" svg:d="M0 127c0-69 56-127 127-127 68 0 125 58 125 127s-57 125-125 125c-71 0-127-56-127-125z">
          <text:p/>
        </draw:path>
        <draw:path draw:style-name="gr75" draw:text-style-name="P38" draw:layer="layout" svg:width="0.251cm" svg:height="0.251cm" svg:x="21.135cm" svg:y="9.471cm" svg:viewBox="0 0 252 252" svg:d="M0 126c0-69 56-126 126-126s126 57 126 126-56 126-126 126-126-57-126-126z">
          <text:p/>
        </draw:path>
        <draw:path draw:style-name="gr76" draw:text-style-name="P2" draw:layer="layout" svg:width="0.251cm" svg:height="0.251cm" svg:x="21.135cm" svg:y="9.471cm" svg:viewBox="0 0 252 252" svg:d="M0 126c0-69 56-126 126-126s126 57 126 126-56 126-126 126-126-57-126-126z">
          <text:p/>
        </draw:path>
        <draw:path draw:style-name="gr75" draw:text-style-name="P38" draw:layer="layout" svg:width="0.251cm" svg:height="0.251cm" svg:x="21.135cm" svg:y="9.574cm" svg:viewBox="0 0 252 252" svg:d="M0 125c0-68 56-125 126-125s126 57 126 125c0 71-56 127-126 127s-126-56-126-127z">
          <text:p/>
        </draw:path>
        <draw:path draw:style-name="gr76" draw:text-style-name="P2" draw:layer="layout" svg:width="0.251cm" svg:height="0.251cm" svg:x="21.135cm" svg:y="9.574cm" svg:viewBox="0 0 252 252" svg:d="M0 125c0-68 56-125 126-125s126 57 126 125c0 71-56 127-126 127s-126-56-126-127z">
          <text:p/>
        </draw:path>
        <draw:path draw:style-name="gr75" draw:text-style-name="P38" draw:layer="layout" svg:width="0.251cm" svg:height="0.251cm" svg:x="21.135cm" svg:y="9.517cm" svg:viewBox="0 0 252 252" svg:d="M0 126c0-69 56-126 126-126s126 57 126 126-56 126-126 126-126-57-126-126z">
          <text:p/>
        </draw:path>
        <draw:path draw:style-name="gr76" draw:text-style-name="P2" draw:layer="layout" svg:width="0.251cm" svg:height="0.251cm" svg:x="21.135cm" svg:y="9.517cm" svg:viewBox="0 0 252 252" svg:d="M0 126c0-69 56-126 126-126s126 57 126 126-56 126-126 126-126-57-126-126z">
          <text:p/>
        </draw:path>
        <draw:path draw:style-name="gr53" draw:text-style-name="P27" draw:layer="layout" svg:width="0.251cm" svg:height="0.251cm" svg:x="19.529cm" svg:y="8.615cm" svg:viewBox="0 0 252 252" svg:d="M0 125c0-69 56-125 127-125 68 0 125 56 125 125 0 70-57 127-125 127-71 0-127-57-127-127z">
          <text:p/>
        </draw:path>
        <draw:path draw:style-name="gr54" draw:text-style-name="P2" draw:layer="layout" svg:width="0.251cm" svg:height="0.251cm" svg:x="19.529cm" svg:y="8.615cm" svg:viewBox="0 0 252 252" svg:d="M0 125c0-69 56-125 127-125 68 0 125 56 125 125 0 70-57 127-125 127-71 0-127-57-127-127z">
          <text:p/>
        </draw:path>
        <draw:path draw:style-name="gr75" draw:text-style-name="P38" draw:layer="layout" svg:width="0.251cm" svg:height="0.251cm" svg:x="21.135cm" svg:y="8.811cm" svg:viewBox="0 0 252 252" svg:d="M0 125c0-69 56-125 126-125s126 56 126 125-56 127-126 127-126-58-126-127z">
          <text:p/>
        </draw:path>
        <draw:path draw:style-name="gr76" draw:text-style-name="P2" draw:layer="layout" svg:width="0.251cm" svg:height="0.251cm" svg:x="21.135cm" svg:y="8.811cm" svg:viewBox="0 0 252 252" svg:d="M0 125c0-69 56-125 126-125s126 56 126 125-56 127-126 127-126-58-126-127z">
          <text:p/>
        </draw:path>
        <draw:path draw:style-name="gr75" draw:text-style-name="P38" draw:layer="layout" svg:width="0.251cm" svg:height="0.251cm" svg:x="21.135cm" svg:y="9.396cm" svg:viewBox="0 0 252 252" svg:d="M0 126c0-70 56-126 126-126s126 56 126 126c0 69-56 126-126 126s-126-57-126-126z">
          <text:p/>
        </draw:path>
        <draw:path draw:style-name="gr76" draw:text-style-name="P2" draw:layer="layout" svg:width="0.251cm" svg:height="0.251cm" svg:x="21.135cm" svg:y="9.396cm" svg:viewBox="0 0 252 252" svg:d="M0 126c0-70 56-126 126-126s126 56 126 126c0 69-56 126-126 126s-126-57-126-126z">
          <text:p/>
        </draw:path>
        <draw:path draw:style-name="gr77" draw:text-style-name="P39" draw:layer="layout" svg:width="0.251cm" svg:height="0.251cm" svg:x="21.013cm" svg:y="9.441cm" svg:viewBox="0 0 252 252" svg:d="M0 126c0-70 57-126 127-126 69 0 125 56 125 126 0 69-56 126-125 126-70 0-127-57-127-126z">
          <text:p/>
        </draw:path>
        <draw:path draw:style-name="gr78" draw:text-style-name="P2" draw:layer="layout" svg:width="0.251cm" svg:height="0.251cm" svg:x="21.013cm" svg:y="9.441cm" svg:viewBox="0 0 252 252" svg:d="M0 126c0-70 57-126 127-126 69 0 125 56 125 126 0 69-56 126-125 126-70 0-127-57-127-126z">
          <text:p/>
        </draw:path>
        <draw:path draw:style-name="gr79" draw:text-style-name="P40" draw:layer="layout" svg:width="0.251cm" svg:height="0.251cm" svg:x="17.696cm" svg:y="7.778cm" svg:viewBox="0 0 252 252" svg:d="M0 125c0-69 56-125 125-125 70 0 127 56 127 125s-57 127-127 127c-69 0-125-58-125-127z">
          <text:p/>
        </draw:path>
        <draw:path draw:style-name="gr80" draw:text-style-name="P2" draw:layer="layout" svg:width="0.251cm" svg:height="0.251cm" svg:x="17.696cm" svg:y="7.778cm" svg:viewBox="0 0 252 252" svg:d="M0 125c0-69 56-125 125-125 70 0 127 56 127 125s-57 127-127 127c-69 0-125-58-125-127z">
          <text:p/>
        </draw:path>
        <draw:path draw:style-name="gr29" draw:text-style-name="P15" draw:layer="layout" svg:width="0.251cm" svg:height="0.251cm" svg:x="20.802cm" svg:y="7.81cm" svg:viewBox="0 0 252 252" svg:d="M0 126c0-70 57-126 127-126 68 0 125 56 125 126 0 68-57 126-125 126-70 0-127-58-127-126z">
          <text:p/>
        </draw:path>
        <draw:path draw:style-name="gr30" draw:text-style-name="P2" draw:layer="layout" svg:width="0.251cm" svg:height="0.251cm" svg:x="20.802cm" svg:y="7.81cm" svg:viewBox="0 0 252 252" svg:d="M0 126c0-70 57-126 127-126 68 0 125 56 125 126 0 68-57 126-125 126-70 0-127-58-127-126z">
          <text:p/>
        </draw:path>
        <draw:path draw:style-name="gr15" draw:text-style-name="P8" draw:layer="layout" svg:width="0.251cm" svg:height="0.251cm" svg:x="21.019cm" svg:y="7.884cm" svg:viewBox="0 0 252 252" svg:d="M0 127c0-70 56-127 126-127 69 0 126 57 126 127 0 69-57 125-126 125-70 0-126-56-126-125z">
          <text:p/>
        </draw:path>
        <draw:path draw:style-name="gr16" draw:text-style-name="P2" draw:layer="layout" svg:width="0.251cm" svg:height="0.251cm" svg:x="21.019cm" svg:y="7.884cm" svg:viewBox="0 0 252 252" svg:d="M0 127c0-70 56-127 126-127 69 0 126 57 126 127 0 69-57 125-126 125-70 0-126-56-126-125z">
          <text:p/>
        </draw:path>
        <draw:path draw:style-name="gr77" draw:text-style-name="P39" draw:layer="layout" svg:width="0.251cm" svg:height="0.251cm" svg:x="21.013cm" svg:y="9.115cm" svg:viewBox="0 0 252 252" svg:d="M0 125c0-69 57-125 127-125 69 0 125 56 125 125 0 70-56 127-125 127-70 0-127-57-127-127z">
          <text:p/>
        </draw:path>
        <draw:path draw:style-name="gr78" draw:text-style-name="P2" draw:layer="layout" svg:width="0.251cm" svg:height="0.251cm" svg:x="21.013cm" svg:y="9.115cm" svg:viewBox="0 0 252 252" svg:d="M0 125c0-69 57-125 127-125 69 0 125 56 125 125 0 70-56 127-125 127-70 0-127-57-127-127z">
          <text:p/>
        </draw:path>
        <draw:path draw:style-name="gr77" draw:text-style-name="P39" draw:layer="layout" svg:width="0.251cm" svg:height="0.251cm" svg:x="21.013cm" svg:y="9.105cm" svg:viewBox="0 0 252 252" svg:d="M0 125c0-69 57-125 127-125 69 0 125 56 125 125 0 70-56 127-125 127-70 0-127-57-127-127z">
          <text:p/>
        </draw:path>
        <draw:path draw:style-name="gr78" draw:text-style-name="P2" draw:layer="layout" svg:width="0.251cm" svg:height="0.251cm" svg:x="21.013cm" svg:y="9.105cm" svg:viewBox="0 0 252 252" svg:d="M0 125c0-69 57-125 127-125 69 0 125 56 125 125 0 70-56 127-125 127-70 0-127-57-127-127z">
          <text:p/>
        </draw:path>
        <draw:path draw:style-name="gr77" draw:text-style-name="P39" draw:layer="layout" svg:width="0.251cm" svg:height="0.251cm" svg:x="21.013cm" svg:y="9.543cm" svg:viewBox="0 0 252 252" svg:d="M0 125c0-69 57-125 127-125 69 0 125 56 125 125s-56 127-125 127c-70 0-127-58-127-127z">
          <text:p/>
        </draw:path>
        <draw:path draw:style-name="gr78" draw:text-style-name="P2" draw:layer="layout" svg:width="0.251cm" svg:height="0.251cm" svg:x="21.013cm" svg:y="9.543cm" svg:viewBox="0 0 252 252" svg:d="M0 125c0-69 57-125 127-125 69 0 125 56 125 125s-56 127-125 127c-70 0-127-58-127-127z">
          <text:p/>
        </draw:path>
        <draw:path draw:style-name="gr23" draw:text-style-name="P12" draw:layer="layout" svg:width="0.25cm" svg:height="0.251cm" svg:x="18.494cm" svg:y="6.582cm" svg:viewBox="0 0 251 252" svg:d="M0 126c0-69 56-126 125-126 70 0 126 57 126 126 0 70-56 126-126 126-69 0-125-56-125-126z">
          <text:p/>
        </draw:path>
        <draw:path draw:style-name="gr24" draw:text-style-name="P2" draw:layer="layout" svg:width="0.25cm" svg:height="0.251cm" svg:x="18.494cm" svg:y="6.582cm" svg:viewBox="0 0 251 252" svg:d="M0 126c0-69 56-126 125-126 70 0 126 57 126 126 0 70-56 126-126 126-69 0-125-56-125-126z">
          <text:p/>
        </draw:path>
        <draw:path draw:style-name="gr81" draw:text-style-name="P41" draw:layer="layout" svg:width="0.251cm" svg:height="0.251cm" svg:x="19.392cm" svg:y="8.063cm" svg:viewBox="0 0 252 252" svg:d="M0 126c0-70 56-126 125-126s127 56 127 126c0 69-58 126-127 126s-125-57-125-126z">
          <text:p/>
        </draw:path>
        <draw:path draw:style-name="gr82" draw:text-style-name="P2" draw:layer="layout" svg:width="0.251cm" svg:height="0.251cm" svg:x="19.392cm" svg:y="8.063cm" svg:viewBox="0 0 252 252" svg:d="M0 126c0-70 56-126 125-126s127 56 127 126c0 69-58 126-127 126s-125-57-125-126z">
          <text:p/>
        </draw:path>
        <draw:path draw:style-name="gr83" draw:text-style-name="P42" draw:layer="layout" svg:width="0.251cm" svg:height="0.25cm" svg:x="18.985cm" svg:y="6.926cm" svg:viewBox="0 0 252 251" svg:d="M0 126c0-70 56-126 125-126 70 0 127 56 127 126 0 69-57 125-127 125-69 0-125-56-125-125z">
          <text:p/>
        </draw:path>
        <draw:path draw:style-name="gr84" draw:text-style-name="P2" draw:layer="layout" svg:width="0.251cm" svg:height="0.25cm" svg:x="18.985cm" svg:y="6.926cm" svg:viewBox="0 0 252 251" svg:d="M0 126c0-70 56-126 125-126 70 0 127 56 127 126 0 69-57 125-127 125-69 0-125-56-125-125z">
          <text:p/>
        </draw:path>
        <draw:path draw:style-name="gr25" draw:text-style-name="P13" draw:layer="layout" svg:width="0.251cm" svg:height="0.251cm" svg:x="17.989cm" svg:y="6.988cm" svg:viewBox="0 0 252 252" svg:d="M0 127c0-69 56-127 126-127 69 0 126 58 126 127s-57 125-126 125c-70 0-126-56-126-125z">
          <text:p/>
        </draw:path>
        <draw:path draw:style-name="gr26" draw:text-style-name="P2" draw:layer="layout" svg:width="0.251cm" svg:height="0.251cm" svg:x="17.989cm" svg:y="6.988cm" svg:viewBox="0 0 252 252" svg:d="M0 127c0-69 56-127 126-127 69 0 126 58 126 127s-57 125-126 125c-70 0-126-56-126-125z">
          <text:p/>
        </draw:path>
        <draw:path draw:style-name="gr55" draw:text-style-name="P28" draw:layer="layout" svg:width="0.251cm" svg:height="0.251cm" svg:x="19.883cm" svg:y="9.176cm" svg:viewBox="0 0 252 252" svg:d="M0 126c0-70 57-126 125-126 69 0 127 56 127 126 0 69-58 126-127 126-68 0-125-57-125-126z">
          <text:p/>
        </draw:path>
        <draw:path draw:style-name="gr56" draw:text-style-name="P2" draw:layer="layout" svg:width="0.251cm" svg:height="0.251cm" svg:x="19.883cm" svg:y="9.176cm" svg:viewBox="0 0 252 252" svg:d="M0 126c0-70 57-126 125-126 69 0 127 56 127 126 0 69-58 126-127 126-68 0-125-57-125-126z">
          <text:p/>
        </draw:path>
        <draw:path draw:style-name="gr55" draw:text-style-name="P28" draw:layer="layout" svg:width="0.251cm" svg:height="0.25cm" svg:x="19.883cm" svg:y="9.163cm" svg:viewBox="0 0 252 251" svg:d="M0 126c0-70 57-126 125-126 69 0 127 56 127 126 0 69-58 125-127 125-68 0-125-56-125-125z">
          <text:p/>
        </draw:path>
        <draw:path draw:style-name="gr56" draw:text-style-name="P2" draw:layer="layout" svg:width="0.251cm" svg:height="0.25cm" svg:x="19.883cm" svg:y="9.163cm" svg:viewBox="0 0 252 251" svg:d="M0 126c0-70 57-126 125-126 69 0 127 56 127 126 0 69-58 125-127 125-68 0-125-56-125-125z">
          <text:p/>
        </draw:path>
        <draw:path draw:style-name="gr55" draw:text-style-name="P28" draw:layer="layout" svg:width="0.251cm" svg:height="0.25cm" svg:x="19.883cm" svg:y="9.225cm" svg:viewBox="0 0 252 251" svg:d="M0 126c0-69 57-126 125-126 69 0 127 57 127 126s-58 125-127 125c-68 0-125-56-125-125z">
          <text:p/>
        </draw:path>
        <draw:path draw:style-name="gr56" draw:text-style-name="P2" draw:layer="layout" svg:width="0.251cm" svg:height="0.25cm" svg:x="19.883cm" svg:y="9.225cm" svg:viewBox="0 0 252 251" svg:d="M0 126c0-69 57-126 125-126 69 0 127 57 127 126s-58 125-127 125c-68 0-125-56-125-125z">
          <text:p/>
        </draw:path>
        <draw:path draw:style-name="gr55" draw:text-style-name="P28" draw:layer="layout" svg:width="0.251cm" svg:height="0.25cm" svg:x="19.883cm" svg:y="9.122cm" svg:viewBox="0 0 252 251" svg:d="M0 125c0-69 57-125 125-125 69 0 127 56 127 125 0 70-58 126-127 126-68 0-125-56-125-126z">
          <text:p/>
        </draw:path>
        <draw:path draw:style-name="gr56" draw:text-style-name="P2" draw:layer="layout" svg:width="0.251cm" svg:height="0.25cm" svg:x="19.883cm" svg:y="9.122cm" svg:viewBox="0 0 252 251" svg:d="M0 125c0-69 57-125 125-125 69 0 127 56 127 125 0 70-58 126-127 126-68 0-125-56-125-126z">
          <text:p/>
        </draw:path>
        <draw:path draw:style-name="gr55" draw:text-style-name="P28" draw:layer="layout" svg:width="0.251cm" svg:height="0.251cm" svg:x="19.883cm" svg:y="9.132cm" svg:viewBox="0 0 252 252" svg:d="M0 126c0-69 57-126 125-126 69 0 127 57 127 126 0 70-58 126-127 126-68 0-125-56-125-126z">
          <text:p/>
        </draw:path>
        <draw:path draw:style-name="gr56" draw:text-style-name="P2" draw:layer="layout" svg:width="0.251cm" svg:height="0.251cm" svg:x="19.883cm" svg:y="9.132cm" svg:viewBox="0 0 252 252" svg:d="M0 126c0-69 57-126 125-126 69 0 127 57 127 126 0 70-58 126-127 126-68 0-125-56-125-126z">
          <text:p/>
        </draw:path>
        <draw:path draw:style-name="gr85" draw:text-style-name="P43" draw:layer="layout" svg:width="0.251cm" svg:height="0.251cm" svg:x="19.434cm" svg:y="8.92cm" svg:viewBox="0 0 252 252" svg:d="M0 126c0-70 56-126 125-126 70 0 127 56 127 126 0 69-57 126-127 126-69 0-125-57-125-126z">
          <text:p/>
        </draw:path>
        <draw:path draw:style-name="gr86" draw:text-style-name="P2" draw:layer="layout" svg:width="0.251cm" svg:height="0.251cm" svg:x="19.434cm" svg:y="8.92cm" svg:viewBox="0 0 252 252" svg:d="M0 126c0-70 56-126 125-126 70 0 127 56 127 126 0 69-57 126-127 126-69 0-125-57-125-126z">
          <text:p/>
        </draw:path>
        <draw:path draw:style-name="gr85" draw:text-style-name="P43" draw:layer="layout" svg:width="0.251cm" svg:height="0.251cm" svg:x="19.434cm" svg:y="9.077cm" svg:viewBox="0 0 252 252" svg:d="M0 126c0-69 56-126 125-126 70 0 127 57 127 126s-57 126-127 126c-69 0-125-57-125-126z">
          <text:p/>
        </draw:path>
        <draw:path draw:style-name="gr86" draw:text-style-name="P2" draw:layer="layout" svg:width="0.251cm" svg:height="0.251cm" svg:x="19.434cm" svg:y="9.077cm" svg:viewBox="0 0 252 252" svg:d="M0 126c0-69 56-126 125-126 70 0 127 57 127 126s-57 126-127 126c-69 0-125-57-125-126z">
          <text:p/>
        </draw:path>
        <draw:path draw:style-name="gr85" draw:text-style-name="P43" draw:layer="layout" svg:width="0.251cm" svg:height="0.25cm" svg:x="19.434cm" svg:y="8.933cm" svg:viewBox="0 0 252 251" svg:d="M0 126c0-70 56-126 125-126 70 0 127 56 127 126 0 69-57 125-127 125-69 0-125-56-125-125z">
          <text:p/>
        </draw:path>
        <draw:path draw:style-name="gr86" draw:text-style-name="P2" draw:layer="layout" svg:width="0.251cm" svg:height="0.25cm" svg:x="19.434cm" svg:y="8.933cm" svg:viewBox="0 0 252 251" svg:d="M0 126c0-70 56-126 125-126 70 0 127 56 127 126 0 69-57 125-127 125-69 0-125-56-125-125z">
          <text:p/>
        </draw:path>
        <draw:path draw:style-name="gr85" draw:text-style-name="P43" draw:layer="layout" svg:width="0.251cm" svg:height="0.251cm" svg:x="19.434cm" svg:y="9.092cm" svg:viewBox="0 0 252 252" svg:d="M0 126c0-69 56-126 125-126 70 0 127 57 127 126 0 70-57 126-127 126-69 0-125-56-125-126z">
          <text:p/>
        </draw:path>
        <draw:path draw:style-name="gr86" draw:text-style-name="P2" draw:layer="layout" svg:width="0.251cm" svg:height="0.251cm" svg:x="19.434cm" svg:y="9.092cm" svg:viewBox="0 0 252 252" svg:d="M0 126c0-69 56-126 125-126 70 0 127 57 127 126 0 70-57 126-127 126-69 0-125-56-125-126z">
          <text:p/>
        </draw:path>
        <draw:path draw:style-name="gr85" draw:text-style-name="P43" draw:layer="layout" svg:width="0.251cm" svg:height="0.251cm" svg:x="19.434cm" svg:y="9.106cm" svg:viewBox="0 0 252 252" svg:d="M0 125c0-68 56-125 125-125 70 0 127 57 127 125 0 70-57 127-127 127-69 0-125-57-125-127z">
          <text:p/>
        </draw:path>
        <draw:path draw:style-name="gr86" draw:text-style-name="P2" draw:layer="layout" svg:width="0.251cm" svg:height="0.251cm" svg:x="19.434cm" svg:y="9.106cm" svg:viewBox="0 0 252 252" svg:d="M0 125c0-68 56-125 125-125 70 0 127 57 127 125 0 70-57 127-127 127-69 0-125-57-125-127z">
          <text:p/>
        </draw:path>
        <draw:path draw:style-name="gr57" draw:text-style-name="P29" draw:layer="layout" svg:width="0.25cm" svg:height="0.251cm" svg:x="21.204cm" svg:y="7.865cm" svg:viewBox="0 0 251 252" svg:d="M0 126c0-70 56-126 125-126 70 0 126 56 126 126 0 69-56 126-126 126-69 0-125-57-125-126z">
          <text:p/>
        </draw:path>
        <draw:path draw:style-name="gr58" draw:text-style-name="P2" draw:layer="layout" svg:width="0.25cm" svg:height="0.251cm" svg:x="21.204cm" svg:y="7.865cm" svg:viewBox="0 0 251 252" svg:d="M0 126c0-70 56-126 125-126 70 0 126 56 126 126 0 69-56 126-126 126-69 0-125-57-125-126z">
          <text:p/>
        </draw:path>
        <draw:path draw:style-name="gr51" draw:text-style-name="P26" draw:layer="layout" svg:width="0.251cm" svg:height="0.251cm" svg:x="20.21cm" svg:y="8.718cm" svg:viewBox="0 0 252 252" svg:d="M0 126c0-68 57-126 126-126 70 0 126 58 126 126 0 69-56 126-126 126-69 0-126-57-126-126z">
          <text:p/>
        </draw:path>
        <draw:path draw:style-name="gr52" draw:text-style-name="P2" draw:layer="layout" svg:width="0.251cm" svg:height="0.251cm" svg:x="20.21cm" svg:y="8.718cm" svg:viewBox="0 0 252 252" svg:d="M0 126c0-68 57-126 126-126 70 0 126 58 126 126 0 69-56 126-126 126-69 0-126-57-126-126z">
          <text:p/>
        </draw:path>
        <draw:path draw:style-name="gr19" draw:text-style-name="P10" draw:layer="layout" svg:width="0.251cm" svg:height="0.25cm" svg:x="19.429cm" svg:y="6.437cm" svg:viewBox="0 0 252 251" svg:d="M0 126c0-70 56-126 125-126s127 56 127 126c0 69-58 125-127 125s-125-56-125-125z">
          <text:p/>
        </draw:path>
        <draw:path draw:style-name="gr20" draw:text-style-name="P2" draw:layer="layout" svg:width="0.251cm" svg:height="0.25cm" svg:x="19.429cm" svg:y="6.437cm" svg:viewBox="0 0 252 251" svg:d="M0 126c0-70 56-126 125-126s127 56 127 126c0 69-58 125-127 125s-125-56-125-125z">
          <text:p/>
        </draw:path>
        <draw:path draw:style-name="gr87" draw:text-style-name="P44" draw:layer="layout" svg:width="0.251cm" svg:height="0.251cm" svg:x="20.459cm" svg:y="9.536cm" svg:viewBox="0 0 252 252" svg:d="M0 125c0-69 56-125 125-125 70 0 127 56 127 125s-57 127-127 127c-69 0-125-58-125-127z">
          <text:p/>
        </draw:path>
        <draw:path draw:style-name="gr88" draw:text-style-name="P2" draw:layer="layout" svg:width="0.251cm" svg:height="0.251cm" svg:x="20.459cm" svg:y="9.536cm" svg:viewBox="0 0 252 252" svg:d="M0 125c0-69 56-125 125-125 70 0 127 56 127 125s-57 127-127 127c-69 0-125-58-125-127z">
          <text:p/>
        </draw:path>
        <draw:path draw:style-name="gr87" draw:text-style-name="P44" draw:layer="layout" svg:width="0.251cm" svg:height="0.251cm" svg:x="20.459cm" svg:y="9.642cm" svg:viewBox="0 0 252 252" svg:d="M0 127c0-70 56-127 125-127 70 0 127 57 127 127 0 69-57 125-127 125-69 0-125-56-125-125z">
          <text:p/>
        </draw:path>
        <draw:path draw:style-name="gr88" draw:text-style-name="P2" draw:layer="layout" svg:width="0.251cm" svg:height="0.251cm" svg:x="20.459cm" svg:y="9.642cm" svg:viewBox="0 0 252 252" svg:d="M0 127c0-70 56-127 125-127 70 0 127 57 127 127 0 69-57 125-127 125-69 0-125-56-125-125z">
          <text:p/>
        </draw:path>
        <draw:path draw:style-name="gr87" draw:text-style-name="P44" draw:layer="layout" svg:width="0.251cm" svg:height="0.251cm" svg:x="20.459cm" svg:y="9.525cm" svg:viewBox="0 0 252 252" svg:d="M0 125c0-69 56-125 125-125 70 0 127 56 127 125s-57 127-127 127c-69 0-125-58-125-127z">
          <text:p/>
        </draw:path>
        <draw:path draw:style-name="gr88" draw:text-style-name="P2" draw:layer="layout" svg:width="0.251cm" svg:height="0.251cm" svg:x="20.459cm" svg:y="9.525cm" svg:viewBox="0 0 252 252" svg:d="M0 125c0-69 56-125 125-125 70 0 127 56 127 125s-57 127-127 127c-69 0-125-58-125-127z">
          <text:p/>
        </draw:path>
        <draw:path draw:style-name="gr87" draw:text-style-name="P44" draw:layer="layout" svg:width="0.251cm" svg:height="0.251cm" svg:x="20.459cm" svg:y="9.628cm" svg:viewBox="0 0 252 252" svg:d="M0 125c0-68 56-125 125-125 70 0 127 57 127 125 0 71-57 127-127 127-69 0-125-56-125-127z">
          <text:p/>
        </draw:path>
        <draw:path draw:style-name="gr88" draw:text-style-name="P2" draw:layer="layout" svg:width="0.251cm" svg:height="0.251cm" svg:x="20.459cm" svg:y="9.628cm" svg:viewBox="0 0 252 252" svg:d="M0 125c0-68 56-125 125-125 70 0 127 57 127 125 0 71-57 127-127 127-69 0-125-56-125-127z">
          <text:p/>
        </draw:path>
        <draw:path draw:style-name="gr87" draw:text-style-name="P44" draw:layer="layout" svg:width="0.251cm" svg:height="0.251cm" svg:x="20.459cm" svg:y="9.584cm" svg:viewBox="0 0 252 252" svg:d="M0 126c0-69 56-126 125-126 70 0 127 57 127 126 0 70-57 126-127 126-69 0-125-56-125-126z">
          <text:p/>
        </draw:path>
        <draw:path draw:style-name="gr88" draw:text-style-name="P2" draw:layer="layout" svg:width="0.251cm" svg:height="0.251cm" svg:x="20.459cm" svg:y="9.584cm" svg:viewBox="0 0 252 252" svg:d="M0 126c0-69 56-126 125-126 70 0 127 57 127 126 0 70-57 126-127 126-69 0-125-56-125-126z">
          <text:p/>
        </draw:path>
        <draw:path draw:style-name="gr89" draw:text-style-name="P45" draw:layer="layout" svg:width="0.251cm" svg:height="0.251cm" svg:x="18.829cm" svg:y="8.688cm" svg:viewBox="0 0 252 252" svg:d="M0 126c0-70 57-126 127-126 68 0 125 56 125 126 0 69-57 126-125 126-70 0-127-57-127-126z">
          <text:p/>
        </draw:path>
        <draw:path draw:style-name="gr90" draw:text-style-name="P2" draw:layer="layout" svg:width="0.251cm" svg:height="0.251cm" svg:x="18.829cm" svg:y="8.688cm" svg:viewBox="0 0 252 252" svg:d="M0 126c0-70 57-126 127-126 68 0 125 56 125 126 0 69-57 126-125 126-70 0-127-57-127-126z">
          <text:p/>
        </draw:path>
        <draw:path draw:style-name="gr89" draw:text-style-name="P45" draw:layer="layout" svg:width="0.251cm" svg:height="0.251cm" svg:x="18.829cm" svg:y="8.569cm" svg:viewBox="0 0 252 252" svg:d="M0 125c0-68 57-125 127-125 68 0 125 57 125 125 0 71-57 127-125 127-70 0-127-56-127-127z">
          <text:p/>
        </draw:path>
        <draw:path draw:style-name="gr90" draw:text-style-name="P2" draw:layer="layout" svg:width="0.251cm" svg:height="0.251cm" svg:x="18.829cm" svg:y="8.569cm" svg:viewBox="0 0 252 252" svg:d="M0 125c0-68 57-125 127-125 68 0 125 57 125 125 0 71-57 127-125 127-70 0-127-56-127-127z">
          <text:p/>
        </draw:path>
        <draw:path draw:style-name="gr89" draw:text-style-name="P45" draw:layer="layout" svg:width="0.251cm" svg:height="0.251cm" svg:x="18.829cm" svg:y="8.768cm" svg:viewBox="0 0 252 252" svg:d="M0 126c0-69 57-126 127-126 68 0 125 57 125 126s-57 126-125 126c-70 0-127-57-127-126z">
          <text:p/>
        </draw:path>
        <draw:path draw:style-name="gr90" draw:text-style-name="P2" draw:layer="layout" svg:width="0.251cm" svg:height="0.251cm" svg:x="18.829cm" svg:y="8.768cm" svg:viewBox="0 0 252 252" svg:d="M0 126c0-69 57-126 127-126 68 0 125 57 125 126s-57 126-125 126c-70 0-127-57-127-126z">
          <text:p/>
        </draw:path>
        <draw:path draw:style-name="gr55" draw:text-style-name="P28" draw:layer="layout" svg:width="0.251cm" svg:height="0.251cm" svg:x="19.883cm" svg:y="8.734cm" svg:viewBox="0 0 252 252" svg:d="M0 127c0-69 57-127 125-127 69 0 127 58 127 127s-58 125-127 125c-68 0-125-56-125-125z">
          <text:p/>
        </draw:path>
        <draw:path draw:style-name="gr56" draw:text-style-name="P2" draw:layer="layout" svg:width="0.251cm" svg:height="0.251cm" svg:x="19.883cm" svg:y="8.734cm" svg:viewBox="0 0 252 252" svg:d="M0 127c0-69 57-127 125-127 69 0 127 58 127 127s-58 125-127 125c-68 0-125-56-125-125z">
          <text:p/>
        </draw:path>
        <draw:path draw:style-name="gr89" draw:text-style-name="P45" draw:layer="layout" svg:width="0.251cm" svg:height="0.25cm" svg:x="18.829cm" svg:y="8.675cm" svg:viewBox="0 0 252 251" svg:d="M0 126c0-70 57-126 127-126 68 0 125 56 125 126 0 69-57 125-125 125-70 0-127-56-127-125z">
          <text:p/>
        </draw:path>
        <draw:path draw:style-name="gr90" draw:text-style-name="P2" draw:layer="layout" svg:width="0.251cm" svg:height="0.25cm" svg:x="18.829cm" svg:y="8.675cm" svg:viewBox="0 0 252 251" svg:d="M0 126c0-70 57-126 127-126 68 0 125 56 125 126 0 69-57 125-125 125-70 0-127-56-127-125z">
          <text:p/>
        </draw:path>
        <draw:path draw:style-name="gr89" draw:text-style-name="P45" draw:layer="layout" svg:width="0.251cm" svg:height="0.251cm" svg:x="18.829cm" svg:y="8.62cm" svg:viewBox="0 0 252 252" svg:d="M0 125c0-69 57-125 127-125 68 0 125 56 125 125 0 70-57 127-125 127-70 0-127-57-127-127z">
          <text:p/>
        </draw:path>
        <draw:path draw:style-name="gr90" draw:text-style-name="P2" draw:layer="layout" svg:width="0.251cm" svg:height="0.251cm" svg:x="18.829cm" svg:y="8.62cm" svg:viewBox="0 0 252 252" svg:d="M0 125c0-69 57-125 127-125 68 0 125 56 125 125 0 70-57 127-125 127-70 0-127-57-127-127z">
          <text:p/>
        </draw:path>
        <draw:path draw:style-name="gr39" draw:text-style-name="P20" draw:layer="layout" svg:width="0.25cm" svg:height="0.251cm" svg:x="20.57cm" svg:y="8.5cm" svg:viewBox="0 0 251 252" svg:d="M0 126c0-69 57-126 126-126s125 57 125 126-56 126-125 126-126-57-126-126z">
          <text:p/>
        </draw:path>
        <draw:path draw:style-name="gr40" draw:text-style-name="P2" draw:layer="layout" svg:width="0.25cm" svg:height="0.251cm" svg:x="20.57cm" svg:y="8.5cm" svg:viewBox="0 0 251 252" svg:d="M0 126c0-69 57-126 126-126s125 57 125 126-56 126-125 126-126-57-126-126z">
          <text:p/>
        </draw:path>
        <draw:path draw:style-name="gr39" draw:text-style-name="P20" draw:layer="layout" svg:width="0.25cm" svg:height="0.251cm" svg:x="20.57cm" svg:y="8.622cm" svg:viewBox="0 0 251 252" svg:d="M0 126c0-69 57-126 126-126s125 57 125 126c0 70-56 126-125 126s-126-56-126-126z">
          <text:p/>
        </draw:path>
        <draw:path draw:style-name="gr40" draw:text-style-name="P2" draw:layer="layout" svg:width="0.25cm" svg:height="0.251cm" svg:x="20.57cm" svg:y="8.622cm" svg:viewBox="0 0 251 252" svg:d="M0 126c0-69 57-126 126-126s125 57 125 126c0 70-56 126-125 126s-126-56-126-126z">
          <text:p/>
        </draw:path>
        <draw:path draw:style-name="gr39" draw:text-style-name="P20" draw:layer="layout" svg:width="0.25cm" svg:height="0.251cm" svg:x="20.57cm" svg:y="8.721cm" svg:viewBox="0 0 251 252" svg:d="M0 127c0-70 57-127 126-127s125 57 125 127c0 69-56 125-125 125s-126-56-126-125z">
          <text:p/>
        </draw:path>
        <draw:path draw:style-name="gr40" draw:text-style-name="P2" draw:layer="layout" svg:width="0.25cm" svg:height="0.251cm" svg:x="20.57cm" svg:y="8.721cm" svg:viewBox="0 0 251 252" svg:d="M0 127c0-70 57-127 126-127s125 57 125 127c0 69-56 125-125 125s-126-56-126-125z">
          <text:p/>
        </draw:path>
        <draw:path draw:style-name="gr39" draw:text-style-name="P20" draw:layer="layout" svg:width="0.25cm" svg:height="0.251cm" svg:x="20.57cm" svg:y="8.642cm" svg:viewBox="0 0 251 252" svg:d="M0 126c0-70 57-126 126-126s125 56 125 126c0 69-56 126-125 126s-126-57-126-126z">
          <text:p/>
        </draw:path>
        <draw:path draw:style-name="gr40" draw:text-style-name="P2" draw:layer="layout" svg:width="0.25cm" svg:height="0.251cm" svg:x="20.57cm" svg:y="8.642cm" svg:viewBox="0 0 251 252" svg:d="M0 126c0-70 57-126 126-126s125 56 125 126c0 69-56 126-125 126s-126-57-126-126z">
          <text:p/>
        </draw:path>
        <draw:path draw:style-name="gr91" draw:text-style-name="P46" draw:layer="layout" svg:width="0.251cm" svg:height="0.251cm" svg:x="19.339cm" svg:y="6.266cm" svg:viewBox="0 0 252 252" svg:d="M0 125c0-69 57-125 126-125s126 56 126 125-57 127-126 127-126-58-126-127z">
          <text:p/>
        </draw:path>
        <draw:path draw:style-name="gr92" draw:text-style-name="P2" draw:layer="layout" svg:width="0.251cm" svg:height="0.251cm" svg:x="19.339cm" svg:y="6.266cm" svg:viewBox="0 0 252 252" svg:d="M0 125c0-69 57-125 126-125s126 56 126 125-57 127-126 127-126-58-126-127z">
          <text:p/>
        </draw:path>
        <draw:path draw:style-name="gr93" draw:text-style-name="P47" draw:layer="layout" svg:width="0.25cm" svg:height="0.251cm" svg:x="21.278cm" svg:y="8.737cm" svg:viewBox="0 0 251 252" svg:d="M0 127c0-69 56-127 126-127 69 0 125 58 125 127s-56 125-125 125c-70 0-126-56-126-125z">
          <text:p/>
        </draw:path>
        <draw:path draw:style-name="gr94" draw:text-style-name="P2" draw:layer="layout" svg:width="0.25cm" svg:height="0.251cm" svg:x="21.278cm" svg:y="8.737cm" svg:viewBox="0 0 251 252" svg:d="M0 127c0-69 56-127 126-127 69 0 125 58 125 127s-56 125-125 125c-70 0-126-56-126-125z">
          <text:p/>
        </draw:path>
        <draw:path draw:style-name="gr95" draw:text-style-name="P48" draw:layer="layout" svg:width="0.25cm" svg:height="0.251cm" svg:x="21.151cm" svg:y="7.986cm" svg:viewBox="0 0 251 252" svg:d="M0 126c0-69 56-126 125-126s126 57 126 126-57 126-126 126-125-57-125-126z">
          <text:p/>
        </draw:path>
        <draw:path draw:style-name="gr96" draw:text-style-name="P2" draw:layer="layout" svg:width="0.25cm" svg:height="0.251cm" svg:x="21.151cm" svg:y="7.986cm" svg:viewBox="0 0 251 252" svg:d="M0 126c0-69 56-126 125-126s126 57 126 126-57 126-126 126-125-57-125-126z">
          <text:p/>
        </draw:path>
        <draw:path draw:style-name="gr95" draw:text-style-name="P48" draw:layer="layout" svg:width="0.25cm" svg:height="0.251cm" svg:x="21.151cm" svg:y="8.144cm" svg:viewBox="0 0 251 252" svg:d="M0 126c0-69 56-126 125-126s126 57 126 126c0 70-57 126-126 126s-125-56-125-126z">
          <text:p/>
        </draw:path>
        <draw:path draw:style-name="gr96" draw:text-style-name="P2" draw:layer="layout" svg:width="0.25cm" svg:height="0.251cm" svg:x="21.151cm" svg:y="8.144cm" svg:viewBox="0 0 251 252" svg:d="M0 126c0-69 56-126 125-126s126 57 126 126c0 70-57 126-126 126s-125-56-125-126z">
          <text:p/>
        </draw:path>
        <draw:path draw:style-name="gr95" draw:text-style-name="P48" draw:layer="layout" svg:width="0.25cm" svg:height="0.251cm" svg:x="21.151cm" svg:y="7.976cm" svg:viewBox="0 0 251 252" svg:d="M0 126c0-68 56-126 125-126s126 58 126 126c0 70-57 126-126 126s-125-56-125-126z">
          <text:p/>
        </draw:path>
        <draw:path draw:style-name="gr96" draw:text-style-name="P2" draw:layer="layout" svg:width="0.25cm" svg:height="0.251cm" svg:x="21.151cm" svg:y="7.976cm" svg:viewBox="0 0 251 252" svg:d="M0 126c0-68 56-126 125-126s126 58 126 126c0 70-57 126-126 126s-125-56-125-126z">
          <text:p/>
        </draw:path>
        <draw:path draw:style-name="gr95" draw:text-style-name="P48" draw:layer="layout" svg:width="0.25cm" svg:height="0.25cm" svg:x="21.151cm" svg:y="8.255cm" svg:viewBox="0 0 251 251" svg:d="M0 126c0-69 56-126 125-126s126 57 126 126-57 125-126 125-125-56-125-125z">
          <text:p/>
        </draw:path>
        <draw:path draw:style-name="gr96" draw:text-style-name="P2" draw:layer="layout" svg:width="0.25cm" svg:height="0.25cm" svg:x="21.151cm" svg:y="8.255cm" svg:viewBox="0 0 251 251" svg:d="M0 126c0-69 56-126 125-126s126 57 126 126-57 125-126 125-125-56-125-125z">
          <text:p/>
        </draw:path>
        <draw:path draw:style-name="gr95" draw:text-style-name="P48" draw:layer="layout" svg:width="0.25cm" svg:height="0.251cm" svg:x="21.151cm" svg:y="8.122cm" svg:viewBox="0 0 251 252" svg:d="M0 125c0-69 56-125 125-125s126 56 126 125c0 70-57 127-126 127s-125-57-125-127z">
          <text:p/>
        </draw:path>
        <draw:path draw:style-name="gr96" draw:text-style-name="P2" draw:layer="layout" svg:width="0.25cm" svg:height="0.251cm" svg:x="21.151cm" svg:y="8.122cm" svg:viewBox="0 0 251 252" svg:d="M0 125c0-69 56-125 125-125s126 56 126 125c0 70-57 127-126 127s-125-57-125-127z">
          <text:p/>
        </draw:path>
        <draw:path draw:style-name="gr51" draw:text-style-name="P26" draw:layer="layout" svg:width="0.251cm" svg:height="0.251cm" svg:x="20.21cm" svg:y="8.662cm" svg:viewBox="0 0 252 252" svg:d="M0 126c0-69 57-126 126-126 70 0 126 57 126 126 0 70-56 126-126 126-69 0-126-56-126-126z">
          <text:p/>
        </draw:path>
        <draw:path draw:style-name="gr52" draw:text-style-name="P2" draw:layer="layout" svg:width="0.251cm" svg:height="0.251cm" svg:x="20.21cm" svg:y="8.662cm" svg:viewBox="0 0 252 252" svg:d="M0 126c0-69 57-126 126-126 70 0 126 57 126 126 0 70-56 126-126 126-69 0-126-56-126-126z">
          <text:p/>
        </draw:path>
        <draw:path draw:style-name="gr19" draw:text-style-name="P10" draw:layer="layout" svg:width="0.251cm" svg:height="0.25cm" svg:x="19.429cm" svg:y="8.534cm" svg:viewBox="0 0 252 251" svg:d="M0 125c0-69 56-125 125-125s127 56 127 125-58 126-127 126-125-57-125-126z">
          <text:p/>
        </draw:path>
        <draw:path draw:style-name="gr20" draw:text-style-name="P2" draw:layer="layout" svg:width="0.251cm" svg:height="0.25cm" svg:x="19.429cm" svg:y="8.534cm" svg:viewBox="0 0 252 251" svg:d="M0 125c0-69 56-125 125-125s127 56 127 125-58 126-127 126-125-57-125-126z">
          <text:p/>
        </draw:path>
        <draw:path draw:style-name="gr19" draw:text-style-name="P10" draw:layer="layout" svg:width="0.251cm" svg:height="0.25cm" svg:x="19.429cm" svg:y="8.583cm" svg:viewBox="0 0 252 251" svg:d="M0 125c0-69 56-125 125-125s127 56 127 125c0 70-58 126-127 126s-125-56-125-126z">
          <text:p/>
        </draw:path>
        <draw:path draw:style-name="gr20" draw:text-style-name="P2" draw:layer="layout" svg:width="0.251cm" svg:height="0.25cm" svg:x="19.429cm" svg:y="8.583cm" svg:viewBox="0 0 252 251" svg:d="M0 125c0-69 56-125 125-125s127 56 127 125c0 70-58 126-127 126s-125-56-125-126z">
          <text:p/>
        </draw:path>
        <draw:path draw:style-name="gr47" draw:text-style-name="P24" draw:layer="layout" svg:width="0.251cm" svg:height="0.251cm" svg:x="20.068cm" svg:y="7.122cm" svg:viewBox="0 0 252 252" svg:d="M0 126c0-69 56-126 126-126 69 0 126 57 126 126 0 70-57 126-126 126-70 0-126-56-126-126z">
          <text:p/>
        </draw:path>
        <draw:path draw:style-name="gr48" draw:text-style-name="P2" draw:layer="layout" svg:width="0.251cm" svg:height="0.251cm" svg:x="20.068cm" svg:y="7.122cm" svg:viewBox="0 0 252 252" svg:d="M0 126c0-69 56-126 126-126 69 0 126 57 126 126 0 70-57 126-126 126-70 0-126-56-126-126z">
          <text:p/>
        </draw:path>
        <draw:path draw:style-name="gr19" draw:text-style-name="P10" draw:layer="layout" svg:width="0.251cm" svg:height="0.252cm" svg:x="19.429cm" svg:y="8.259cm" svg:viewBox="0 0 252 253" svg:d="M0 126c0-68 56-126 125-126s127 58 127 126c0 69-58 127-127 127s-125-58-125-127z">
          <text:p/>
        </draw:path>
        <draw:path draw:style-name="gr20" draw:text-style-name="P2" draw:layer="layout" svg:width="0.251cm" svg:height="0.252cm" svg:x="19.429cm" svg:y="8.259cm" svg:viewBox="0 0 252 253" svg:d="M0 126c0-68 56-126 125-126s127 58 127 126c0 69-58 127-127 127s-125-58-125-127z">
          <text:p/>
        </draw:path>
        <draw:path draw:style-name="gr19" draw:text-style-name="P10" draw:layer="layout" svg:width="0.251cm" svg:height="0.251cm" svg:x="19.429cm" svg:y="8.372cm" svg:viewBox="0 0 252 252" svg:d="M0 125c0-69 56-125 125-125s127 56 127 125c0 70-58 127-127 127s-125-57-125-127z">
          <text:p/>
        </draw:path>
        <draw:path draw:style-name="gr20" draw:text-style-name="P2" draw:layer="layout" svg:width="0.251cm" svg:height="0.251cm" svg:x="19.429cm" svg:y="8.372cm" svg:viewBox="0 0 252 252" svg:d="M0 125c0-69 56-125 125-125s127 56 127 125c0 70-58 127-127 127s-125-57-125-127z">
          <text:p/>
        </draw:path>
        <draw:path draw:style-name="gr51" draw:text-style-name="P26" draw:layer="layout" svg:width="0.251cm" svg:height="0.251cm" svg:x="20.21cm" svg:y="8.651cm" svg:viewBox="0 0 252 252" svg:d="M0 127c0-71 57-127 126-127 70 0 126 56 126 127 0 68-56 125-126 125-69 0-126-57-126-125z">
          <text:p/>
        </draw:path>
        <draw:path draw:style-name="gr52" draw:text-style-name="P2" draw:layer="layout" svg:width="0.251cm" svg:height="0.251cm" svg:x="20.21cm" svg:y="8.651cm" svg:viewBox="0 0 252 252" svg:d="M0 127c0-71 57-127 126-127 70 0 126 56 126 127 0 68-56 125-126 125-69 0-126-57-126-125z">
          <text:p/>
        </draw:path>
        <draw:path draw:style-name="gr51" draw:text-style-name="P26" draw:layer="layout" svg:width="0.251cm" svg:height="0.25cm" svg:x="20.21cm" svg:y="8.739cm" svg:viewBox="0 0 252 251" svg:d="M0 126c0-69 57-126 126-126 70 0 126 57 126 126s-56 125-126 125c-69 0-126-56-126-125z">
          <text:p/>
        </draw:path>
        <draw:path draw:style-name="gr52" draw:text-style-name="P2" draw:layer="layout" svg:width="0.251cm" svg:height="0.25cm" svg:x="20.21cm" svg:y="8.739cm" svg:viewBox="0 0 252 251" svg:d="M0 126c0-69 57-126 126-126 70 0 126 57 126 126s-56 125-126 125c-69 0-126-56-126-125z">
          <text:p/>
        </draw:path>
        <draw:path draw:style-name="gr97" draw:text-style-name="P49" draw:layer="layout" svg:width="0.251cm" svg:height="0.251cm" svg:x="20.525cm" svg:y="7.876cm" svg:viewBox="0 0 252 252" svg:d="M0 125c0-69 56-125 126-125 69 0 126 56 126 125 0 70-57 127-126 127-70 0-126-57-126-127z">
          <text:p/>
        </draw:path>
        <draw:path draw:style-name="gr98" draw:text-style-name="P2" draw:layer="layout" svg:width="0.251cm" svg:height="0.251cm" svg:x="20.525cm" svg:y="7.876cm" svg:viewBox="0 0 252 252" svg:d="M0 125c0-69 56-125 126-125 69 0 126 56 126 125 0 70-57 127-126 127-70 0-126-57-126-127z">
          <text:p/>
        </draw:path>
        <draw:path draw:style-name="gr97" draw:text-style-name="P49" draw:layer="layout" svg:width="0.251cm" svg:height="0.251cm" svg:x="20.525cm" svg:y="8.036cm" svg:viewBox="0 0 252 252" svg:d="M0 125c0-69 56-125 126-125 69 0 126 56 126 125s-57 127-126 127c-70 0-126-58-126-127z">
          <text:p/>
        </draw:path>
        <draw:path draw:style-name="gr98" draw:text-style-name="P2" draw:layer="layout" svg:width="0.251cm" svg:height="0.251cm" svg:x="20.525cm" svg:y="8.036cm" svg:viewBox="0 0 252 252" svg:d="M0 125c0-69 56-125 126-125 69 0 126 56 126 125s-57 127-126 127c-70 0-126-58-126-127z">
          <text:p/>
        </draw:path>
        <draw:path draw:style-name="gr97" draw:text-style-name="P49" draw:layer="layout" svg:width="0.251cm" svg:height="0.251cm" svg:x="20.525cm" svg:y="7.985cm" svg:viewBox="0 0 252 252" svg:d="M0 127c0-71 56-127 126-127 69 0 126 56 126 127 0 69-57 125-126 125-70 0-126-56-126-125z">
          <text:p/>
        </draw:path>
        <draw:path draw:style-name="gr98" draw:text-style-name="P2" draw:layer="layout" svg:width="0.251cm" svg:height="0.251cm" svg:x="20.525cm" svg:y="7.985cm" svg:viewBox="0 0 252 252" svg:d="M0 127c0-71 56-127 126-127 69 0 126 56 126 127 0 69-57 125-126 125-70 0-126-56-126-125z">
          <text:p/>
        </draw:path>
        <draw:path draw:style-name="gr97" draw:text-style-name="P49" draw:layer="layout" svg:width="0.251cm" svg:height="0.251cm" svg:x="20.525cm" svg:y="7.868cm" svg:viewBox="0 0 252 252" svg:d="M0 126c0-69 56-126 126-126 69 0 126 57 126 126 0 70-57 126-126 126-70 0-126-56-126-126z">
          <text:p/>
        </draw:path>
        <draw:path draw:style-name="gr98" draw:text-style-name="P2" draw:layer="layout" svg:width="0.251cm" svg:height="0.251cm" svg:x="20.525cm" svg:y="7.868cm" svg:viewBox="0 0 252 252" svg:d="M0 126c0-69 56-126 126-126 69 0 126 57 126 126 0 70-57 126-126 126-70 0-126-56-126-126z">
          <text:p/>
        </draw:path>
        <draw:path draw:style-name="gr97" draw:text-style-name="P49" draw:layer="layout" svg:width="0.251cm" svg:height="0.251cm" svg:x="20.525cm" svg:y="8.035cm" svg:viewBox="0 0 252 252" svg:d="M0 126c0-69 56-126 126-126 69 0 126 57 126 126s-57 126-126 126c-70 0-126-57-126-126z">
          <text:p/>
        </draw:path>
        <draw:path draw:style-name="gr98" draw:text-style-name="P2" draw:layer="layout" svg:width="0.251cm" svg:height="0.251cm" svg:x="20.525cm" svg:y="8.035cm" svg:viewBox="0 0 252 252" svg:d="M0 126c0-69 56-126 126-126 69 0 126 57 126 126s-57 126-126 126c-70 0-126-57-126-126z">
          <text:p/>
        </draw:path>
        <draw:path draw:style-name="gr63" draw:text-style-name="P32" draw:layer="layout" svg:width="0.25cm" svg:height="0.251cm" svg:x="21.294cm" svg:y="9.081cm" svg:viewBox="0 0 251 252" svg:d="M0 126c0-69 56-126 126-126 69 0 125 57 125 126 0 70-56 126-125 126-70 0-126-56-126-126z">
          <text:p/>
        </draw:path>
        <draw:path draw:style-name="gr64" draw:text-style-name="P2" draw:layer="layout" svg:width="0.25cm" svg:height="0.251cm" svg:x="21.294cm" svg:y="9.081cm" svg:viewBox="0 0 251 252" svg:d="M0 126c0-69 56-126 126-126 69 0 125 57 125 126 0 70-56 126-125 126-70 0-126-56-126-126z">
          <text:p/>
        </draw:path>
        <draw:path draw:style-name="gr7" draw:text-style-name="P4" draw:layer="layout" svg:width="0.25cm" svg:height="0.251cm" svg:x="21.294cm" svg:y="8.69cm" svg:viewBox="0 0 251 252" svg:d="M0 126c0-70 56-126 126-126 69 0 125 56 125 126 0 69-56 126-125 126-70 0-126-57-126-126z">
          <text:p/>
        </draw:path>
        <draw:path draw:style-name="gr8" draw:text-style-name="P2" draw:layer="layout" svg:width="0.25cm" svg:height="0.251cm" svg:x="21.294cm" svg:y="8.69cm" svg:viewBox="0 0 251 252" svg:d="M0 126c0-70 56-126 126-126 69 0 125 56 125 126 0 69-56 126-125 126-70 0-126-57-126-126z">
          <text:p/>
        </draw:path>
        <draw:path draw:style-name="gr57" draw:text-style-name="P29" draw:layer="layout" svg:width="0.25cm" svg:height="0.251cm" svg:x="21.204cm" svg:y="7.841cm" svg:viewBox="0 0 251 252" svg:d="M0 126c0-69 56-126 125-126 70 0 126 57 126 126 0 70-56 126-126 126-69 0-125-56-125-126z">
          <text:p/>
        </draw:path>
        <draw:path draw:style-name="gr58" draw:text-style-name="P2" draw:layer="layout" svg:width="0.25cm" svg:height="0.251cm" svg:x="21.204cm" svg:y="7.841cm" svg:viewBox="0 0 251 252" svg:d="M0 126c0-69 56-126 125-126 70 0 126 57 126 126 0 70-56 126-126 126-69 0-125-56-125-126z">
          <text:p/>
        </draw:path>
        <draw:path draw:style-name="gr55" draw:text-style-name="P28" draw:layer="layout" svg:width="0.251cm" svg:height="0.25cm" svg:x="19.883cm" svg:y="8.763cm" svg:viewBox="0 0 252 251" svg:d="M0 125c0-69 57-125 125-125 69 0 127 56 127 125s-58 126-127 126c-68 0-125-57-125-126z">
          <text:p/>
        </draw:path>
        <draw:path draw:style-name="gr56" draw:text-style-name="P2" draw:layer="layout" svg:width="0.251cm" svg:height="0.25cm" svg:x="19.883cm" svg:y="8.763cm" svg:viewBox="0 0 252 251" svg:d="M0 125c0-69 57-125 125-125 69 0 127 56 127 125s-58 126-127 126c-68 0-125-57-125-126z">
          <text:p/>
        </draw:path>
        <draw:path draw:style-name="gr99" draw:text-style-name="P50" draw:layer="layout" svg:width="0.251cm" svg:height="0.251cm" svg:x="21.145cm" svg:y="9.445cm" svg:viewBox="0 0 252 252" svg:d="M0 127c0-70 57-127 126-127s126 57 126 127c0 69-57 125-126 125s-126-56-126-125z">
          <text:p/>
        </draw:path>
        <draw:path draw:style-name="gr100" draw:text-style-name="P2" draw:layer="layout" svg:width="0.251cm" svg:height="0.251cm" svg:x="21.145cm" svg:y="9.445cm" svg:viewBox="0 0 252 252" svg:d="M0 127c0-70 57-127 126-127s126 57 126 127c0 69-57 125-126 125s-126-56-126-125z">
          <text:p/>
        </draw:path>
        <draw:path draw:style-name="gr99" draw:text-style-name="P50" draw:layer="layout" svg:width="0.251cm" svg:height="0.251cm" svg:x="21.145cm" svg:y="9.39cm" svg:viewBox="0 0 252 252" svg:d="M0 127c0-70 57-127 126-127s126 57 126 127c0 69-57 125-126 125s-126-56-126-125z">
          <text:p/>
        </draw:path>
        <draw:path draw:style-name="gr100" draw:text-style-name="P2" draw:layer="layout" svg:width="0.251cm" svg:height="0.251cm" svg:x="21.145cm" svg:y="9.39cm" svg:viewBox="0 0 252 252" svg:d="M0 127c0-70 57-127 126-127s126 57 126 127c0 69-57 125-126 125s-126-56-126-125z">
          <text:p/>
        </draw:path>
        <draw:path draw:style-name="gr99" draw:text-style-name="P50" draw:layer="layout" svg:width="0.251cm" svg:height="0.251cm" svg:x="21.145cm" svg:y="9.429cm" svg:viewBox="0 0 252 252" svg:d="M0 126c0-69 57-126 126-126s126 57 126 126c0 70-57 126-126 126s-126-56-126-126z">
          <text:p/>
        </draw:path>
        <draw:path draw:style-name="gr100" draw:text-style-name="P2" draw:layer="layout" svg:width="0.251cm" svg:height="0.251cm" svg:x="21.145cm" svg:y="9.429cm" svg:viewBox="0 0 252 252" svg:d="M0 126c0-69 57-126 126-126s126 57 126 126c0 70-57 126-126 126s-126-56-126-126z">
          <text:p/>
        </draw:path>
        <draw:path draw:style-name="gr99" draw:text-style-name="P50" draw:layer="layout" svg:width="0.251cm" svg:height="0.251cm" svg:x="21.145cm" svg:y="9.557cm" svg:viewBox="0 0 252 252" svg:d="M0 126c0-69 57-126 126-126s126 57 126 126-57 126-126 126-126-57-126-126z">
          <text:p/>
        </draw:path>
        <draw:path draw:style-name="gr100" draw:text-style-name="P2" draw:layer="layout" svg:width="0.251cm" svg:height="0.251cm" svg:x="21.145cm" svg:y="9.557cm" svg:viewBox="0 0 252 252" svg:d="M0 126c0-69 57-126 126-126s126 57 126 126-57 126-126 126-126-57-126-126z">
          <text:p/>
        </draw:path>
        <draw:path draw:style-name="gr99" draw:text-style-name="P50" draw:layer="layout" svg:width="0.251cm" svg:height="0.251cm" svg:x="21.145cm" svg:y="8.989cm" svg:viewBox="0 0 252 252" svg:d="M0 126c0-69 57-126 126-126s126 57 126 126-57 126-126 126-126-57-126-126z">
          <text:p/>
        </draw:path>
        <draw:path draw:style-name="gr100" draw:text-style-name="P2" draw:layer="layout" svg:width="0.251cm" svg:height="0.251cm" svg:x="21.145cm" svg:y="8.989cm" svg:viewBox="0 0 252 252" svg:d="M0 126c0-69 57-126 126-126s126 57 126 126-57 126-126 126-126-57-126-126z">
          <text:p/>
        </draw:path>
        <draw:path draw:style-name="gr101" draw:text-style-name="P51" draw:layer="layout" svg:width="0.25cm" svg:height="0.251cm" svg:x="18.415cm" svg:y="7.314cm" svg:viewBox="0 0 251 252" svg:d="M0 126c0-69 56-126 125-126s126 57 126 126-57 126-126 126-125-57-125-126z">
          <text:p/>
        </draw:path>
        <draw:path draw:style-name="gr102" draw:text-style-name="P2" draw:layer="layout" svg:width="0.25cm" svg:height="0.251cm" svg:x="18.415cm" svg:y="7.314cm" svg:viewBox="0 0 251 252" svg:d="M0 126c0-69 56-126 125-126s126 57 126 126-57 126-126 126-125-57-125-126z">
          <text:p/>
        </draw:path>
        <draw:path draw:style-name="gr103" draw:text-style-name="P52" draw:layer="layout" svg:width="0.251cm" svg:height="0.251cm" svg:x="21.291cm" svg:y="7.05cm" svg:viewBox="0 0 252 252" svg:d="M0 125c0-69 56-125 126-125 69 0 126 56 126 125s-57 127-126 127c-70 0-126-58-126-127z">
          <text:p/>
        </draw:path>
        <draw:path draw:style-name="gr104" draw:text-style-name="P2" draw:layer="layout" svg:width="0.251cm" svg:height="0.251cm" svg:x="21.291cm" svg:y="7.05cm" svg:viewBox="0 0 252 252" svg:d="M0 125c0-69 56-125 126-125 69 0 126 56 126 125s-57 127-126 127c-70 0-126-58-126-127z">
          <text:p/>
        </draw:path>
        <draw:path draw:style-name="gr105" draw:text-style-name="P53" draw:layer="layout" svg:width="0.251cm" svg:height="0.251cm" svg:x="21.346cm" svg:y="8.465cm" svg:viewBox="0 0 252 252" svg:d="M0 126c0-69 58-126 127-126s125 57 125 126-56 126-125 126-127-57-127-126z">
          <text:p/>
        </draw:path>
        <draw:path draw:style-name="gr106" draw:text-style-name="P2" draw:layer="layout" svg:width="0.251cm" svg:height="0.251cm" svg:x="21.346cm" svg:y="8.465cm" svg:viewBox="0 0 252 252" svg:d="M0 126c0-69 58-126 127-126s125 57 125 126-56 126-125 126-127-57-127-126z">
          <text:p/>
        </draw:path>
        <draw:path draw:style-name="gr105" draw:text-style-name="P53" draw:layer="layout" svg:width="0.251cm" svg:height="0.251cm" svg:x="21.346cm" svg:y="8.552cm" svg:viewBox="0 0 252 252" svg:d="M0 125c0-68 58-125 127-125s125 57 125 125c0 70-56 127-125 127s-127-57-127-127z">
          <text:p/>
        </draw:path>
        <draw:path draw:style-name="gr106" draw:text-style-name="P2" draw:layer="layout" svg:width="0.251cm" svg:height="0.251cm" svg:x="21.346cm" svg:y="8.552cm" svg:viewBox="0 0 252 252" svg:d="M0 125c0-68 58-125 127-125s125 57 125 125c0 70-56 127-125 127s-127-57-127-127z">
          <text:p/>
        </draw:path>
        <draw:path draw:style-name="gr105" draw:text-style-name="P53" draw:layer="layout" svg:width="0.251cm" svg:height="0.251cm" svg:x="21.346cm" svg:y="8.55cm" svg:viewBox="0 0 252 252" svg:d="M0 125c0-69 58-125 127-125s125 56 125 125-56 127-125 127-127-58-127-127z">
          <text:p/>
        </draw:path>
        <draw:path draw:style-name="gr106" draw:text-style-name="P2" draw:layer="layout" svg:width="0.251cm" svg:height="0.251cm" svg:x="21.346cm" svg:y="8.55cm" svg:viewBox="0 0 252 252" svg:d="M0 125c0-69 58-125 127-125s125 56 125 125-56 127-125 127-127-58-127-127z">
          <text:p/>
        </draw:path>
        <draw:path draw:style-name="gr105" draw:text-style-name="P53" draw:layer="layout" svg:width="0.251cm" svg:height="0.251cm" svg:x="21.346cm" svg:y="8.504cm" svg:viewBox="0 0 252 252" svg:d="M0 127c0-69 58-127 127-127s125 58 125 127-56 125-125 125-127-56-127-125z">
          <text:p/>
        </draw:path>
        <draw:path draw:style-name="gr106" draw:text-style-name="P2" draw:layer="layout" svg:width="0.251cm" svg:height="0.251cm" svg:x="21.346cm" svg:y="8.504cm" svg:viewBox="0 0 252 252" svg:d="M0 127c0-69 58-127 127-127s125 58 125 127-56 125-125 125-127-56-127-125z">
          <text:p/>
        </draw:path>
        <draw:path draw:style-name="gr105" draw:text-style-name="P53" draw:layer="layout" svg:width="0.251cm" svg:height="0.251cm" svg:x="21.346cm" svg:y="8.559cm" svg:viewBox="0 0 252 252" svg:d="M0 126c0-69 58-126 127-126s125 57 125 126-56 126-125 126-127-57-127-126z">
          <text:p/>
        </draw:path>
        <draw:path draw:style-name="gr106" draw:text-style-name="P2" draw:layer="layout" svg:width="0.251cm" svg:height="0.251cm" svg:x="21.346cm" svg:y="8.559cm" svg:viewBox="0 0 252 252" svg:d="M0 126c0-69 58-126 127-126s125 57 125 126-56 126-125 126-127-57-127-126z">
          <text:p/>
        </draw:path>
        <draw:path draw:style-name="gr43" draw:text-style-name="P22" draw:layer="layout" svg:width="0.251cm" svg:height="0.251cm" svg:x="17.331cm" svg:y="6.429cm" svg:viewBox="0 0 252 252" svg:d="M0 126c0-70 58-126 127-126s125 56 125 126-56 126-125 126-127-56-127-126z">
          <text:p/>
        </draw:path>
        <draw:path draw:style-name="gr44" draw:text-style-name="P2" draw:layer="layout" svg:width="0.251cm" svg:height="0.251cm" svg:x="17.331cm" svg:y="6.429cm" svg:viewBox="0 0 252 252" svg:d="M0 126c0-70 58-126 127-126s125 56 125 126-56 126-125 126-127-56-127-126z">
          <text:p/>
        </draw:path>
        <draw:path draw:style-name="gr107" draw:text-style-name="P54" draw:layer="layout" svg:width="0.251cm" svg:height="0.25cm" svg:x="19.476cm" svg:y="7.017cm" svg:viewBox="0 0 252 251" svg:d="M0 125c0-69 56-125 126-125s126 56 126 125-56 126-126 126-126-57-126-126z">
          <text:p/>
        </draw:path>
        <draw:path draw:style-name="gr108" draw:text-style-name="P2" draw:layer="layout" svg:width="0.251cm" svg:height="0.25cm" svg:x="19.476cm" svg:y="7.017cm" svg:viewBox="0 0 252 251" svg:d="M0 125c0-69 56-125 126-125s126 56 126 125-56 126-126 126-126-57-126-126z">
          <text:p/>
        </draw:path>
        <draw:path draw:style-name="gr107" draw:text-style-name="P54" draw:layer="layout" svg:width="0.251cm" svg:height="0.25cm" svg:x="19.476cm" svg:y="7.137cm" svg:viewBox="0 0 252 251" svg:d="M0 126c0-70 56-126 126-126s126 56 126 126c0 69-56 125-126 125s-126-56-126-125z">
          <text:p/>
        </draw:path>
        <draw:path draw:style-name="gr108" draw:text-style-name="P2" draw:layer="layout" svg:width="0.251cm" svg:height="0.25cm" svg:x="19.476cm" svg:y="7.137cm" svg:viewBox="0 0 252 251" svg:d="M0 126c0-70 56-126 126-126s126 56 126 126c0 69-56 125-126 125s-126-56-126-125z">
          <text:p/>
        </draw:path>
        <draw:path draw:style-name="gr59" draw:text-style-name="P30" draw:layer="layout" svg:width="0.251cm" svg:height="0.251cm" svg:x="19.495cm" svg:y="7.265cm" svg:viewBox="0 0 252 252" svg:d="M0 126c0-69 56-126 125-126 70 0 127 57 127 126s-57 126-127 126c-69 0-125-57-125-126z">
          <text:p/>
        </draw:path>
        <draw:path draw:style-name="gr60" draw:text-style-name="P2" draw:layer="layout" svg:width="0.251cm" svg:height="0.251cm" svg:x="19.495cm" svg:y="7.265cm" svg:viewBox="0 0 252 252" svg:d="M0 126c0-69 56-126 125-126 70 0 127 57 127 126s-57 126-127 126c-69 0-125-57-125-126z">
          <text:p/>
        </draw:path>
        <draw:path draw:style-name="gr103" draw:text-style-name="P52" draw:layer="layout" svg:width="0.251cm" svg:height="0.251cm" svg:x="21.291cm" svg:y="6.872cm" svg:viewBox="0 0 252 252" svg:d="M0 125c0-69 56-125 126-125 69 0 126 56 126 125 0 70-57 127-126 127-70 0-126-57-126-127z">
          <text:p/>
        </draw:path>
        <draw:path draw:style-name="gr104" draw:text-style-name="P2" draw:layer="layout" svg:width="0.251cm" svg:height="0.251cm" svg:x="21.291cm" svg:y="6.872cm" svg:viewBox="0 0 252 252" svg:d="M0 125c0-69 56-125 126-125 69 0 126 56 126 125 0 70-57 127-126 127-70 0-126-57-126-127z">
          <text:p/>
        </draw:path>
        <draw:path draw:style-name="gr107" draw:text-style-name="P54" draw:layer="layout" svg:width="0.251cm" svg:height="0.251cm" svg:x="19.476cm" svg:y="6.851cm" svg:viewBox="0 0 252 252" svg:d="M0 125c0-68 56-125 126-125s126 57 126 125c0 71-56 127-126 127s-126-56-126-127z">
          <text:p/>
        </draw:path>
        <draw:path draw:style-name="gr108" draw:text-style-name="P2" draw:layer="layout" svg:width="0.251cm" svg:height="0.251cm" svg:x="19.476cm" svg:y="6.851cm" svg:viewBox="0 0 252 252" svg:d="M0 125c0-68 56-125 126-125s126 57 126 125c0 71-56 127-126 127s-126-56-126-127z">
          <text:p/>
        </draw:path>
        <draw:path draw:style-name="gr63" draw:text-style-name="P32" draw:layer="layout" svg:width="0.25cm" svg:height="0.25cm" svg:x="21.294cm" svg:y="9.236cm" svg:viewBox="0 0 251 251" svg:d="M0 126c0-69 56-126 126-126 69 0 125 57 125 126s-56 125-125 125c-70 0-126-56-126-125z">
          <text:p/>
        </draw:path>
        <draw:path draw:style-name="gr64" draw:text-style-name="P2" draw:layer="layout" svg:width="0.25cm" svg:height="0.25cm" svg:x="21.294cm" svg:y="9.236cm" svg:viewBox="0 0 251 251" svg:d="M0 126c0-69 56-126 126-126 69 0 125 57 125 126s-56 125-125 125c-70 0-126-56-126-125z">
          <text:p/>
        </draw:path>
        <draw:path draw:style-name="gr107" draw:text-style-name="P54" draw:layer="layout" svg:width="0.251cm" svg:height="0.251cm" svg:x="19.476cm" svg:y="6.909cm" svg:viewBox="0 0 252 252" svg:d="M0 126c0-70 56-126 126-126s126 56 126 126c0 69-56 126-126 126s-126-57-126-126z">
          <text:p/>
        </draw:path>
        <draw:path draw:style-name="gr108" draw:text-style-name="P2" draw:layer="layout" svg:width="0.251cm" svg:height="0.251cm" svg:x="19.476cm" svg:y="6.909cm" svg:viewBox="0 0 252 252" svg:d="M0 126c0-70 56-126 126-126s126 56 126 126c0 69-56 126-126 126s-126-57-126-126z">
          <text:p/>
        </draw:path>
        <draw:path draw:style-name="gr107" draw:text-style-name="P54" draw:layer="layout" svg:width="0.251cm" svg:height="0.251cm" svg:x="19.476cm" svg:y="6.628cm" svg:viewBox="0 0 252 252" svg:d="M0 125c0-69 56-125 126-125s126 56 126 125c0 70-56 127-126 127s-126-57-126-127z">
          <text:p/>
        </draw:path>
        <draw:path draw:style-name="gr108" draw:text-style-name="P2" draw:layer="layout" svg:width="0.251cm" svg:height="0.251cm" svg:x="19.476cm" svg:y="6.628cm" svg:viewBox="0 0 252 252" svg:d="M0 125c0-69 56-125 126-125s126 56 126 125c0 70-56 127-126 127s-126-57-126-127z">
          <text:p/>
        </draw:path>
        <draw:path draw:style-name="gr31" draw:text-style-name="P16" draw:layer="layout" svg:width="0.251cm" svg:height="0.251cm" svg:x="20.797cm" svg:y="8.624cm" svg:viewBox="0 0 252 252" svg:d="M0 125c0-69 56-125 126-125 69 0 126 56 126 125 0 70-57 127-126 127-70 0-126-57-126-127z">
          <text:p/>
        </draw:path>
        <draw:path draw:style-name="gr32" draw:text-style-name="P2" draw:layer="layout" svg:width="0.251cm" svg:height="0.251cm" svg:x="20.797cm" svg:y="8.624cm" svg:viewBox="0 0 252 252" svg:d="M0 125c0-69 56-125 126-125 69 0 126 56 126 125 0 70-57 127-126 127-70 0-126-57-126-127z">
          <text:p/>
        </draw:path>
        <draw:path draw:style-name="gr31" draw:text-style-name="P16" draw:layer="layout" svg:width="0.251cm" svg:height="0.251cm" svg:x="20.797cm" svg:y="8.687cm" svg:viewBox="0 0 252 252" svg:d="M0 127c0-70 56-127 126-127 69 0 126 57 126 127 0 69-57 125-126 125-70 0-126-56-126-125z">
          <text:p/>
        </draw:path>
        <draw:path draw:style-name="gr32" draw:text-style-name="P2" draw:layer="layout" svg:width="0.251cm" svg:height="0.251cm" svg:x="20.797cm" svg:y="8.687cm" svg:viewBox="0 0 252 252" svg:d="M0 127c0-70 56-127 126-127 69 0 126 57 126 127 0 69-57 125-126 125-70 0-126-56-126-125z">
          <text:p/>
        </draw:path>
        <draw:path draw:style-name="gr31" draw:text-style-name="P16" draw:layer="layout" svg:width="0.251cm" svg:height="0.251cm" svg:x="20.797cm" svg:y="8.534cm" svg:viewBox="0 0 252 252" svg:d="M0 125c0-69 56-125 126-125 69 0 126 56 126 125s-57 127-126 127c-70 0-126-58-126-127z">
          <text:p/>
        </draw:path>
        <draw:path draw:style-name="gr32" draw:text-style-name="P2" draw:layer="layout" svg:width="0.251cm" svg:height="0.251cm" svg:x="20.797cm" svg:y="8.534cm" svg:viewBox="0 0 252 252" svg:d="M0 125c0-69 56-125 126-125 69 0 126 56 126 125s-57 127-126 127c-70 0-126-58-126-127z">
          <text:p/>
        </draw:path>
        <draw:path draw:style-name="gr31" draw:text-style-name="P16" draw:layer="layout" svg:width="0.251cm" svg:height="0.251cm" svg:x="20.797cm" svg:y="8.73cm" svg:viewBox="0 0 252 252" svg:d="M0 127c0-70 56-127 126-127 69 0 126 57 126 127 0 68-57 125-126 125-70 0-126-57-126-125z">
          <text:p/>
        </draw:path>
        <draw:path draw:style-name="gr32" draw:text-style-name="P2" draw:layer="layout" svg:width="0.251cm" svg:height="0.251cm" svg:x="20.797cm" svg:y="8.73cm" svg:viewBox="0 0 252 252" svg:d="M0 127c0-70 56-127 126-127 69 0 126 57 126 127 0 68-57 125-126 125-70 0-126-57-126-125z">
          <text:p/>
        </draw:path>
        <draw:path draw:style-name="gr43" draw:text-style-name="P22" draw:layer="layout" svg:width="0.251cm" svg:height="0.251cm" svg:x="17.331cm" svg:y="6.753cm" svg:viewBox="0 0 252 252" svg:d="M0 126c0-68 58-126 127-126s125 58 125 126c0 69-56 126-125 126s-127-57-127-126z">
          <text:p/>
        </draw:path>
        <draw:path draw:style-name="gr44" draw:text-style-name="P2" draw:layer="layout" svg:width="0.251cm" svg:height="0.251cm" svg:x="17.331cm" svg:y="6.753cm" svg:viewBox="0 0 252 252" svg:d="M0 126c0-68 58-126 127-126s125 58 125 126c0 69-56 126-125 126s-127-57-127-126z">
          <text:p/>
        </draw:path>
        <draw:path draw:style-name="gr29" draw:text-style-name="P15" draw:layer="layout" svg:width="0.251cm" svg:height="0.251cm" svg:x="20.802cm" svg:y="7.647cm" svg:viewBox="0 0 252 252" svg:d="M0 127c0-71 57-127 127-127 68 0 125 56 125 127 0 68-57 125-125 125-70 0-127-57-127-125z">
          <text:p/>
        </draw:path>
        <draw:path draw:style-name="gr30" draw:text-style-name="P2" draw:layer="layout" svg:width="0.251cm" svg:height="0.251cm" svg:x="20.802cm" svg:y="7.647cm" svg:viewBox="0 0 252 252" svg:d="M0 127c0-71 57-127 127-127 68 0 125 56 125 127 0 68-57 125-125 125-70 0-127-57-127-125z">
          <text:p/>
        </draw:path>
        <draw:path draw:style-name="gr33" draw:text-style-name="P17" draw:layer="layout" svg:width="0.251cm" svg:height="0.25cm" svg:x="19.46cm" svg:y="8.86cm" svg:viewBox="0 0 252 251" svg:d="M0 125c0-69 57-125 126-125 70 0 126 56 126 125 0 70-56 126-126 126-69 0-126-56-126-126z">
          <text:p/>
        </draw:path>
        <draw:path draw:style-name="gr34" draw:text-style-name="P2" draw:layer="layout" svg:width="0.251cm" svg:height="0.25cm" svg:x="19.46cm" svg:y="8.86cm" svg:viewBox="0 0 252 251" svg:d="M0 125c0-69 57-125 126-125 70 0 126 56 126 125 0 70-56 126-126 126-69 0-126-56-126-126z">
          <text:p/>
        </draw:path>
        <draw:path draw:style-name="gr33" draw:text-style-name="P17" draw:layer="layout" svg:width="0.251cm" svg:height="0.25cm" svg:x="19.46cm" svg:y="8.939cm" svg:viewBox="0 0 252 251" svg:d="M0 126c0-70 57-126 126-126 70 0 126 56 126 126 0 69-56 125-126 125-69 0-126-56-126-125z">
          <text:p/>
        </draw:path>
        <draw:path draw:style-name="gr34" draw:text-style-name="P2" draw:layer="layout" svg:width="0.251cm" svg:height="0.25cm" svg:x="19.46cm" svg:y="8.939cm" svg:viewBox="0 0 252 251" svg:d="M0 126c0-70 57-126 126-126 70 0 126 56 126 126 0 69-56 125-126 125-69 0-126-56-126-125z">
          <text:p/>
        </draw:path>
        <draw:path draw:style-name="gr43" draw:text-style-name="P22" draw:layer="layout" svg:width="0.251cm" svg:height="0.251cm" svg:x="17.331cm" svg:y="6.7cm" svg:viewBox="0 0 252 252" svg:d="M0 126c0-69 58-126 127-126s125 57 125 126c0 70-56 126-125 126s-127-56-127-126z">
          <text:p/>
        </draw:path>
        <draw:path draw:style-name="gr44" draw:text-style-name="P2" draw:layer="layout" svg:width="0.251cm" svg:height="0.251cm" svg:x="17.331cm" svg:y="6.7cm" svg:viewBox="0 0 252 252" svg:d="M0 126c0-69 58-126 127-126s125 57 125 126c0 70-56 126-125 126s-127-56-127-126z">
          <text:p/>
        </draw:path>
        <draw:path draw:style-name="gr41" draw:text-style-name="P21" draw:layer="layout" svg:width="0.251cm" svg:height="0.251cm" svg:x="21.346cm" svg:y="8.32cm" svg:viewBox="0 0 252 252" svg:d="M0 126c0-69 58-126 127-126s125 57 125 126c0 70-56 126-125 126s-127-56-127-126z">
          <text:p/>
        </draw:path>
        <draw:path draw:style-name="gr42" draw:text-style-name="P2" draw:layer="layout" svg:width="0.251cm" svg:height="0.251cm" svg:x="21.346cm" svg:y="8.32cm" svg:viewBox="0 0 252 252" svg:d="M0 126c0-69 58-126 127-126s125 57 125 126c0 70-56 126-125 126s-127-56-127-126z">
          <text:p/>
        </draw:path>
        <draw:path draw:style-name="gr79" draw:text-style-name="P40" draw:layer="layout" svg:width="0.251cm" svg:height="0.251cm" svg:x="17.696cm" svg:y="7.449cm" svg:viewBox="0 0 252 252" svg:d="M0 126c0-69 56-126 125-126 70 0 127 57 127 126s-57 126-127 126c-69 0-125-57-125-126z">
          <text:p/>
        </draw:path>
        <draw:path draw:style-name="gr80" draw:text-style-name="P2" draw:layer="layout" svg:width="0.251cm" svg:height="0.251cm" svg:x="17.696cm" svg:y="7.449cm" svg:viewBox="0 0 252 252" svg:d="M0 126c0-69 56-126 125-126 70 0 127 57 127 126s-57 126-127 126c-69 0-125-57-125-126z">
          <text:p/>
        </draw:path>
        <draw:path draw:style-name="gr79" draw:text-style-name="P40" draw:layer="layout" svg:width="0.251cm" svg:height="0.251cm" svg:x="17.696cm" svg:y="8.023cm" svg:viewBox="0 0 252 252" svg:d="M0 126c0-69 56-126 125-126 70 0 127 57 127 126s-57 126-127 126c-69 0-125-57-125-126z">
          <text:p/>
        </draw:path>
        <draw:path draw:style-name="gr80" draw:text-style-name="P2" draw:layer="layout" svg:width="0.251cm" svg:height="0.251cm" svg:x="17.696cm" svg:y="8.023cm" svg:viewBox="0 0 252 252" svg:d="M0 126c0-69 56-126 125-126 70 0 127 57 127 126s-57 126-127 126c-69 0-125-57-125-126z">
          <text:p/>
        </draw:path>
        <draw:path draw:style-name="gr33" draw:text-style-name="P17" draw:layer="layout" svg:width="0.251cm" svg:height="0.251cm" svg:x="19.46cm" svg:y="8.94cm" svg:viewBox="0 0 252 252" svg:d="M0 127c0-70 57-127 126-127 70 0 126 57 126 127 0 69-56 125-126 125-69 0-126-56-126-125z">
          <text:p/>
        </draw:path>
        <draw:path draw:style-name="gr34" draw:text-style-name="P2" draw:layer="layout" svg:width="0.251cm" svg:height="0.251cm" svg:x="19.46cm" svg:y="8.94cm" svg:viewBox="0 0 252 252" svg:d="M0 127c0-70 57-127 126-127 70 0 126 57 126 127 0 69-56 125-126 125-69 0-126-56-126-125z">
          <text:p/>
        </draw:path>
        <draw:path draw:style-name="gr79" draw:text-style-name="P40" draw:layer="layout" svg:width="0.251cm" svg:height="0.251cm" svg:x="17.696cm" svg:y="6.783cm" svg:viewBox="0 0 252 252" svg:d="M0 125c0-69 56-125 125-125 70 0 127 56 127 125s-57 127-127 127c-69 0-125-58-125-127z">
          <text:p/>
        </draw:path>
        <draw:path draw:style-name="gr80" draw:text-style-name="P2" draw:layer="layout" svg:width="0.251cm" svg:height="0.251cm" svg:x="17.696cm" svg:y="6.783cm" svg:viewBox="0 0 252 252" svg:d="M0 125c0-69 56-125 125-125 70 0 127 56 127 125s-57 127-127 127c-69 0-125-58-125-127z">
          <text:p/>
        </draw:path>
        <draw:path draw:style-name="gr109" draw:text-style-name="P55" draw:layer="layout" svg:width="0.251cm" svg:height="0.25cm" svg:x="20.976cm" svg:y="8.498cm" svg:viewBox="0 0 252 251" svg:d="M0 126c0-69 57-126 126-126 70 0 126 57 126 126s-56 125-126 125c-69 0-126-56-126-125z">
          <text:p/>
        </draw:path>
        <draw:path draw:style-name="gr110" draw:text-style-name="P2" draw:layer="layout" svg:width="0.251cm" svg:height="0.25cm" svg:x="20.976cm" svg:y="8.498cm" svg:viewBox="0 0 252 251" svg:d="M0 126c0-69 57-126 126-126 70 0 126 57 126 126s-56 125-126 125c-69 0-126-56-126-125z">
          <text:p/>
        </draw:path>
        <draw:path draw:style-name="gr111" draw:text-style-name="P56" draw:layer="layout" svg:width="0.251cm" svg:height="0.251cm" svg:x="21.32cm" svg:y="9.214cm" svg:viewBox="0 0 252 252" svg:d="M0 126c0-69 57-126 126-126s126 57 126 126-57 126-126 126-126-57-126-126z">
          <text:p/>
        </draw:path>
        <draw:path draw:style-name="gr112" draw:text-style-name="P2" draw:layer="layout" svg:width="0.251cm" svg:height="0.251cm" svg:x="21.32cm" svg:y="9.214cm" svg:viewBox="0 0 252 252" svg:d="M0 126c0-69 57-126 126-126s126 57 126 126-57 126-126 126-126-57-126-126z">
          <text:p/>
        </draw:path>
        <draw:path draw:style-name="gr109" draw:text-style-name="P55" draw:layer="layout" svg:width="0.251cm" svg:height="0.251cm" svg:x="20.976cm" svg:y="8.419cm" svg:viewBox="0 0 252 252" svg:d="M0 126c0-69 57-126 126-126 70 0 126 57 126 126 0 70-56 126-126 126-69 0-126-56-126-126z">
          <text:p/>
        </draw:path>
        <draw:path draw:style-name="gr110" draw:text-style-name="P2" draw:layer="layout" svg:width="0.251cm" svg:height="0.251cm" svg:x="20.976cm" svg:y="8.419cm" svg:viewBox="0 0 252 252" svg:d="M0 126c0-69 57-126 126-126 70 0 126 57 126 126 0 70-56 126-126 126-69 0-126-56-126-126z">
          <text:p/>
        </draw:path>
        <draw:path draw:style-name="gr109" draw:text-style-name="P55" draw:layer="layout" svg:width="0.251cm" svg:height="0.251cm" svg:x="20.976cm" svg:y="8.417cm" svg:viewBox="0 0 252 252" svg:d="M0 125c0-69 57-125 126-125 70 0 126 56 126 125 0 71-56 127-126 127-69 0-126-56-126-127z">
          <text:p/>
        </draw:path>
        <draw:path draw:style-name="gr110" draw:text-style-name="P2" draw:layer="layout" svg:width="0.251cm" svg:height="0.251cm" svg:x="20.976cm" svg:y="8.417cm" svg:viewBox="0 0 252 252" svg:d="M0 125c0-69 57-125 126-125 70 0 126 56 126 125 0 71-56 127-126 127-69 0-126-56-126-127z">
          <text:p/>
        </draw:path>
        <draw:path draw:style-name="gr109" draw:text-style-name="P55" draw:layer="layout" svg:width="0.251cm" svg:height="0.251cm" svg:x="20.976cm" svg:y="8.5cm" svg:viewBox="0 0 252 252" svg:d="M0 126c0-69 57-126 126-126 70 0 126 57 126 126s-56 126-126 126c-69 0-126-57-126-126z">
          <text:p/>
        </draw:path>
        <draw:path draw:style-name="gr110" draw:text-style-name="P2" draw:layer="layout" svg:width="0.251cm" svg:height="0.251cm" svg:x="20.976cm" svg:y="8.5cm" svg:viewBox="0 0 252 252" svg:d="M0 126c0-69 57-126 126-126 70 0 126 57 126 126s-56 126-126 126c-69 0-126-57-126-126z">
          <text:p/>
        </draw:path>
        <draw:path draw:style-name="gr103" draw:text-style-name="P52" draw:layer="layout" svg:width="0.251cm" svg:height="0.251cm" svg:x="21.291cm" svg:y="7.004cm" svg:viewBox="0 0 252 252" svg:d="M0 126c0-69 56-126 126-126 69 0 126 57 126 126s-57 126-126 126c-70 0-126-57-126-126z">
          <text:p/>
        </draw:path>
        <draw:path draw:style-name="gr104" draw:text-style-name="P2" draw:layer="layout" svg:width="0.251cm" svg:height="0.251cm" svg:x="21.291cm" svg:y="7.004cm" svg:viewBox="0 0 252 252" svg:d="M0 126c0-69 56-126 126-126 69 0 126 57 126 126s-57 126-126 126c-70 0-126-57-126-126z">
          <text:p/>
        </draw:path>
        <draw:path draw:style-name="gr113" draw:text-style-name="P57" draw:layer="layout" svg:width="0.251cm" svg:height="0.251cm" svg:x="17.191cm" svg:y="6.341cm" svg:viewBox="0 0 252 252" svg:d="M0 125c0-69 57-125 126-125 70 0 126 56 126 125 0 70-56 127-126 127-69 0-126-57-126-127z">
          <text:p/>
        </draw:path>
        <draw:path draw:style-name="gr114" draw:text-style-name="P2" draw:layer="layout" svg:width="0.251cm" svg:height="0.251cm" svg:x="17.191cm" svg:y="6.341cm" svg:viewBox="0 0 252 252" svg:d="M0 125c0-69 57-125 126-125 70 0 126 56 126 125 0 70-56 127-126 127-69 0-126-57-126-127z">
          <text:p/>
        </draw:path>
        <draw:path draw:style-name="gr29" draw:text-style-name="P15" draw:layer="layout" svg:width="0.251cm" svg:height="0.251cm" svg:x="20.802cm" svg:y="7.684cm" svg:viewBox="0 0 252 252" svg:d="M0 127c0-70 57-127 127-127 68 0 125 57 125 127 0 68-57 125-125 125-70 0-127-57-127-125z">
          <text:p/>
        </draw:path>
        <draw:path draw:style-name="gr30" draw:text-style-name="P2" draw:layer="layout" svg:width="0.251cm" svg:height="0.251cm" svg:x="20.802cm" svg:y="7.684cm" svg:viewBox="0 0 252 252" svg:d="M0 127c0-70 57-127 127-127 68 0 125 57 125 127 0 68-57 125-125 125-70 0-127-57-127-125z">
          <text:p/>
        </draw:path>
        <draw:path draw:style-name="gr75" draw:text-style-name="P38" draw:layer="layout" svg:width="0.251cm" svg:height="0.25cm" svg:x="21.143cm" svg:y="7.815cm" svg:viewBox="0 0 252 251" svg:d="M0 125c0-69 56-125 125-125s127 56 127 125-58 126-127 126-125-57-125-126z">
          <text:p/>
        </draw:path>
        <draw:path draw:style-name="gr76" draw:text-style-name="P2" draw:layer="layout" svg:width="0.251cm" svg:height="0.25cm" svg:x="21.143cm" svg:y="7.815cm" svg:viewBox="0 0 252 251" svg:d="M0 125c0-69 56-125 125-125s127 56 127 125-58 126-127 126-125-57-125-126z">
          <text:p/>
        </draw:path>
        <draw:path draw:style-name="gr75" draw:text-style-name="P38" draw:layer="layout" svg:width="0.251cm" svg:height="0.251cm" svg:x="21.143cm" svg:y="7.859cm" svg:viewBox="0 0 252 252" svg:d="M0 125c0-69 56-125 125-125s127 56 127 125c0 70-58 127-127 127s-125-57-125-127z">
          <text:p/>
        </draw:path>
        <draw:path draw:style-name="gr76" draw:text-style-name="P2" draw:layer="layout" svg:width="0.251cm" svg:height="0.251cm" svg:x="21.143cm" svg:y="7.859cm" svg:viewBox="0 0 252 252" svg:d="M0 125c0-69 56-125 125-125s127 56 127 125c0 70-58 127-127 127s-125-57-125-127z">
          <text:p/>
        </draw:path>
        <draw:path draw:style-name="gr23" draw:text-style-name="P12" draw:layer="layout" svg:width="0.25cm" svg:height="0.251cm" svg:x="18.494cm" svg:y="6.432cm" svg:viewBox="0 0 251 252" svg:d="M0 127c0-70 56-127 125-127 70 0 126 57 126 127 0 68-56 125-126 125-69 0-125-57-125-125z">
          <text:p/>
        </draw:path>
        <draw:path draw:style-name="gr24" draw:text-style-name="P2" draw:layer="layout" svg:width="0.25cm" svg:height="0.251cm" svg:x="18.494cm" svg:y="6.432cm" svg:viewBox="0 0 251 252" svg:d="M0 127c0-70 56-127 125-127 70 0 126 57 126 127 0 68-56 125-126 125-69 0-125-57-125-125z">
          <text:p/>
        </draw:path>
        <draw:path draw:style-name="gr111" draw:text-style-name="P56" draw:layer="layout" svg:width="0.251cm" svg:height="0.25cm" svg:x="21.32cm" svg:y="9.189cm" svg:viewBox="0 0 252 251" svg:d="M0 126c0-70 57-126 126-126s126 56 126 126c0 69-57 125-126 125s-126-56-126-125z">
          <text:p/>
        </draw:path>
        <draw:path draw:style-name="gr112" draw:text-style-name="P2" draw:layer="layout" svg:width="0.251cm" svg:height="0.25cm" svg:x="21.32cm" svg:y="9.189cm" svg:viewBox="0 0 252 251" svg:d="M0 126c0-70 57-126 126-126s126 56 126 126c0 69-57 125-126 125s-126-56-126-125z">
          <text:p/>
        </draw:path>
        <draw:path draw:style-name="gr75" draw:text-style-name="P38" draw:layer="layout" svg:width="0.251cm" svg:height="0.251cm" svg:x="21.143cm" svg:y="9.001cm" svg:viewBox="0 0 252 252" svg:d="M0 127c0-69 56-127 125-127s127 58 127 127-58 125-127 125-125-56-125-125z">
          <text:p/>
        </draw:path>
        <draw:path draw:style-name="gr76" draw:text-style-name="P2" draw:layer="layout" svg:width="0.251cm" svg:height="0.251cm" svg:x="21.143cm" svg:y="9.001cm" svg:viewBox="0 0 252 252" svg:d="M0 127c0-69 56-127 125-127s127 58 127 127-58 125-127 125-125-56-125-125z">
          <text:p/>
        </draw:path>
        <draw:path draw:style-name="gr75" draw:text-style-name="P38" draw:layer="layout" svg:width="0.251cm" svg:height="0.251cm" svg:x="21.143cm" svg:y="9.019cm" svg:viewBox="0 0 252 252" svg:d="M0 126c0-70 56-126 125-126s127 56 127 126c0 68-58 126-127 126s-125-58-125-126z">
          <text:p/>
        </draw:path>
        <draw:path draw:style-name="gr76" draw:text-style-name="P2" draw:layer="layout" svg:width="0.251cm" svg:height="0.251cm" svg:x="21.143cm" svg:y="9.019cm" svg:viewBox="0 0 252 252" svg:d="M0 126c0-70 56-126 125-126s127 56 127 126c0 68-58 126-127 126s-125-58-125-126z">
          <text:p/>
        </draw:path>
        <draw:path draw:style-name="gr75" draw:text-style-name="P38" draw:layer="layout" svg:width="0.251cm" svg:height="0.251cm" svg:x="21.143cm" svg:y="8.781cm" svg:viewBox="0 0 252 252" svg:d="M0 125c0-69 56-125 125-125s127 56 127 125-58 127-127 127-125-58-125-127z">
          <text:p/>
        </draw:path>
        <draw:path draw:style-name="gr76" draw:text-style-name="P2" draw:layer="layout" svg:width="0.251cm" svg:height="0.251cm" svg:x="21.143cm" svg:y="8.781cm" svg:viewBox="0 0 252 252" svg:d="M0 125c0-69 56-125 125-125s127 56 127 125-58 127-127 127-125-58-125-127z">
          <text:p/>
        </draw:path>
        <draw:path draw:style-name="gr111" draw:text-style-name="P56" draw:layer="layout" svg:width="0.251cm" svg:height="0.251cm" svg:x="21.32cm" svg:y="9.109cm" svg:viewBox="0 0 252 252" svg:d="M0 126c0-70 57-126 126-126s126 56 126 126c0 69-57 126-126 126s-126-57-126-126z">
          <text:p/>
        </draw:path>
        <draw:path draw:style-name="gr112" draw:text-style-name="P2" draw:layer="layout" svg:width="0.251cm" svg:height="0.251cm" svg:x="21.32cm" svg:y="9.109cm" svg:viewBox="0 0 252 252" svg:d="M0 126c0-70 57-126 126-126s126 56 126 126c0 69-57 126-126 126s-126-57-126-126z">
          <text:p/>
        </draw:path>
        <draw:path draw:style-name="gr111" draw:text-style-name="P56" draw:layer="layout" svg:width="0.251cm" svg:height="0.251cm" svg:x="21.32cm" svg:y="9.142cm" svg:viewBox="0 0 252 252" svg:d="M0 126c0-70 57-126 126-126s126 56 126 126c0 69-57 126-126 126s-126-57-126-126z">
          <text:p/>
        </draw:path>
        <draw:path draw:style-name="gr112" draw:text-style-name="P2" draw:layer="layout" svg:width="0.251cm" svg:height="0.251cm" svg:x="21.32cm" svg:y="9.142cm" svg:viewBox="0 0 252 252" svg:d="M0 126c0-70 57-126 126-126s126 56 126 126c0 69-57 126-126 126s-126-57-126-126z">
          <text:p/>
        </draw:path>
        <draw:path draw:style-name="gr115" draw:text-style-name="P58" draw:layer="layout" svg:width="0.251cm" svg:height="0.251cm" svg:x="20.575cm" svg:y="7.676cm" svg:viewBox="0 0 252 252" svg:d="M0 127c0-71 57-127 127-127 68 0 125 56 125 127 0 68-57 125-125 125-70 0-127-57-127-125z">
          <text:p/>
        </draw:path>
        <draw:path draw:style-name="gr116" draw:text-style-name="P2" draw:layer="layout" svg:width="0.251cm" svg:height="0.251cm" svg:x="20.575cm" svg:y="7.676cm" svg:viewBox="0 0 252 252" svg:d="M0 127c0-71 57-127 127-127 68 0 125 56 125 127 0 68-57 125-125 125-70 0-127-57-127-125z">
          <text:p/>
        </draw:path>
        <draw:path draw:style-name="gr115" draw:text-style-name="P58" draw:layer="layout" svg:width="0.251cm" svg:height="0.25cm" svg:x="20.575cm" svg:y="6.611cm" svg:viewBox="0 0 252 251" svg:d="M0 125c0-69 57-125 127-125 68 0 125 56 125 125 0 70-57 126-125 126-70 0-127-56-127-126z">
          <text:p/>
        </draw:path>
        <draw:path draw:style-name="gr116" draw:text-style-name="P2" draw:layer="layout" svg:width="0.251cm" svg:height="0.25cm" svg:x="20.575cm" svg:y="6.611cm" svg:viewBox="0 0 252 251" svg:d="M0 125c0-69 57-125 127-125 68 0 125 56 125 125 0 70-57 126-125 126-70 0-127-56-127-126z">
          <text:p/>
        </draw:path>
        <draw:path draw:style-name="gr115" draw:text-style-name="P58" draw:layer="layout" svg:width="0.251cm" svg:height="0.251cm" svg:x="20.575cm" svg:y="7.66cm" svg:viewBox="0 0 252 252" svg:d="M0 126c0-70 57-126 127-126 68 0 125 56 125 126 0 69-57 126-125 126-70 0-127-57-127-126z">
          <text:p/>
        </draw:path>
        <draw:path draw:style-name="gr116" draw:text-style-name="P2" draw:layer="layout" svg:width="0.251cm" svg:height="0.251cm" svg:x="20.575cm" svg:y="7.66cm" svg:viewBox="0 0 252 252" svg:d="M0 126c0-70 57-126 127-126 68 0 125 56 125 126 0 69-57 126-125 126-70 0-127-57-127-126z">
          <text:p/>
        </draw:path>
        <draw:path draw:style-name="gr115" draw:text-style-name="P58" draw:layer="layout" svg:width="0.251cm" svg:height="0.251cm" svg:x="20.575cm" svg:y="7.863cm" svg:viewBox="0 0 252 252" svg:d="M0 126c0-69 57-126 127-126 68 0 125 57 125 126 0 70-57 126-125 126-70 0-127-56-127-126z">
          <text:p/>
        </draw:path>
        <draw:path draw:style-name="gr116" draw:text-style-name="P2" draw:layer="layout" svg:width="0.251cm" svg:height="0.251cm" svg:x="20.575cm" svg:y="7.863cm" svg:viewBox="0 0 252 252" svg:d="M0 126c0-69 57-126 127-126 68 0 125 57 125 126 0 70-57 126-125 126-70 0-127-56-127-126z">
          <text:p/>
        </draw:path>
        <draw:path draw:style-name="gr111" draw:text-style-name="P56" draw:layer="layout" svg:width="0.251cm" svg:height="0.25cm" svg:x="21.32cm" svg:y="9.236cm" svg:viewBox="0 0 252 251" svg:d="M0 126c0-69 57-126 126-126s126 57 126 126-57 125-126 125-126-56-126-125z">
          <text:p/>
        </draw:path>
        <draw:path draw:style-name="gr112" draw:text-style-name="P2" draw:layer="layout" svg:width="0.251cm" svg:height="0.25cm" svg:x="21.32cm" svg:y="9.236cm" svg:viewBox="0 0 252 251" svg:d="M0 126c0-69 57-126 126-126s126 57 126 126-57 125-126 125-126-56-126-125z">
          <text:p/>
        </draw:path>
        <draw:path draw:style-name="gr45" draw:text-style-name="P23" draw:layer="layout" svg:width="0.251cm" svg:height="0.251cm" svg:x="18.314cm" svg:y="8.969cm" svg:viewBox="0 0 252 252" svg:d="M0 126c0-68 56-126 127-126 68 0 125 58 125 126 0 70-57 126-125 126-71 0-127-56-127-126z">
          <text:p/>
        </draw:path>
        <draw:path draw:style-name="gr46" draw:text-style-name="P2" draw:layer="layout" svg:width="0.251cm" svg:height="0.251cm" svg:x="18.314cm" svg:y="8.969cm" svg:viewBox="0 0 252 252" svg:d="M0 126c0-68 56-126 127-126 68 0 125 58 125 126 0 70-57 126-125 126-71 0-127-56-127-126z">
          <text:p/>
        </draw:path>
        <draw:path draw:style-name="gr89" draw:text-style-name="P45" draw:layer="layout" svg:width="0.251cm" svg:height="0.251cm" svg:x="18.673cm" svg:y="7.548cm" svg:viewBox="0 0 252 252" svg:d="M0 125c0-69 57-125 126-125 68 0 126 56 126 125s-58 127-126 127c-69 0-126-58-126-127z">
          <text:p/>
        </draw:path>
        <draw:path draw:style-name="gr90" draw:text-style-name="P2" draw:layer="layout" svg:width="0.251cm" svg:height="0.251cm" svg:x="18.673cm" svg:y="7.548cm" svg:viewBox="0 0 252 252" svg:d="M0 125c0-69 57-125 126-125 68 0 126 56 126 125s-58 127-126 127c-69 0-126-58-126-127z">
          <text:p/>
        </draw:path>
        <draw:path draw:style-name="gr109" draw:text-style-name="P55" draw:layer="layout" svg:width="0.251cm" svg:height="0.251cm" svg:x="20.976cm" svg:y="8.446cm" svg:viewBox="0 0 252 252" svg:d="M0 127c0-70 57-127 126-127 70 0 126 57 126 127 0 69-56 125-126 125-69 0-126-56-126-125z">
          <text:p/>
        </draw:path>
        <draw:path draw:style-name="gr110" draw:text-style-name="P2" draw:layer="layout" svg:width="0.251cm" svg:height="0.251cm" svg:x="20.976cm" svg:y="8.446cm" svg:viewBox="0 0 252 252" svg:d="M0 127c0-70 57-127 126-127 70 0 126 57 126 127 0 69-56 125-126 125-69 0-126-56-126-125z">
          <text:p/>
        </draw:path>
        <draw:path draw:style-name="gr117" draw:text-style-name="P59" draw:layer="layout" svg:width="0.25cm" svg:height="0.251cm" svg:x="17.369cm" svg:y="7.03cm" svg:viewBox="0 0 251 252" svg:d="M0 126c0-70 57-126 126-126s125 56 125 126c0 68-56 126-125 126s-126-58-126-126z">
          <text:p/>
        </draw:path>
        <draw:path draw:style-name="gr118" draw:text-style-name="P2" draw:layer="layout" svg:width="0.25cm" svg:height="0.251cm" svg:x="17.369cm" svg:y="7.03cm" svg:viewBox="0 0 251 252" svg:d="M0 126c0-70 57-126 126-126s125 56 125 126c0 68-56 126-125 126s-126-58-126-126z">
          <text:p/>
        </draw:path>
        <draw:path draw:style-name="gr113" draw:text-style-name="P57" draw:layer="layout" svg:width="0.251cm" svg:height="0.25cm" svg:x="17.191cm" svg:y="7.326cm" svg:viewBox="0 0 252 251" svg:d="M0 125c0-69 57-125 126-125 70 0 126 56 126 125 0 70-56 126-126 126-69 0-126-56-126-126z">
          <text:p/>
        </draw:path>
        <draw:path draw:style-name="gr114" draw:text-style-name="P2" draw:layer="layout" svg:width="0.251cm" svg:height="0.25cm" svg:x="17.191cm" svg:y="7.326cm" svg:viewBox="0 0 252 251" svg:d="M0 125c0-69 57-125 126-125 70 0 126 56 126 125 0 70-56 126-126 126-69 0-126-56-126-126z">
          <text:p/>
        </draw:path>
        <draw:path draw:style-name="gr119" draw:text-style-name="P60" draw:layer="layout" svg:width="0.251cm" svg:height="0.25cm" svg:x="21.209cm" svg:y="8.957cm" svg:viewBox="0 0 252 251" svg:d="M0 126c0-69 56-126 125-126 70 0 127 57 127 126s-57 125-127 125c-69 0-125-56-125-125z">
          <text:p/>
        </draw:path>
        <draw:path draw:style-name="gr120" draw:text-style-name="P2" draw:layer="layout" svg:width="0.251cm" svg:height="0.25cm" svg:x="21.209cm" svg:y="8.957cm" svg:viewBox="0 0 252 251" svg:d="M0 126c0-69 56-126 125-126 70 0 127 57 127 126s-57 125-127 125c-69 0-125-56-125-125z">
          <text:p/>
        </draw:path>
        <draw:path draw:style-name="gr121" draw:text-style-name="P61" draw:layer="layout" svg:width="0.251cm" svg:height="0.251cm" svg:x="19.476cm" svg:y="8.685cm" svg:viewBox="0 0 252 252" svg:d="M0 126c0-70 56-126 126-126s126 56 126 126c0 69-56 126-126 126s-126-57-126-126z">
          <text:p/>
        </draw:path>
        <draw:path draw:style-name="gr122" draw:text-style-name="P2" draw:layer="layout" svg:width="0.251cm" svg:height="0.251cm" svg:x="19.476cm" svg:y="8.685cm" svg:viewBox="0 0 252 252" svg:d="M0 126c0-70 56-126 126-126s126 56 126 126c0 69-56 126-126 126s-126-57-126-126z">
          <text:p/>
        </draw:path>
        <draw:path draw:style-name="gr119" draw:text-style-name="P60" draw:layer="layout" svg:width="0.251cm" svg:height="0.251cm" svg:x="21.209cm" svg:y="9.034cm" svg:viewBox="0 0 252 252" svg:d="M0 126c0-69 56-126 125-126 70 0 127 57 127 126s-57 126-127 126c-69 0-125-57-125-126z">
          <text:p/>
        </draw:path>
        <draw:path draw:style-name="gr120" draw:text-style-name="P2" draw:layer="layout" svg:width="0.251cm" svg:height="0.251cm" svg:x="21.209cm" svg:y="9.034cm" svg:viewBox="0 0 252 252" svg:d="M0 126c0-69 56-126 125-126 70 0 127 57 127 126s-57 126-127 126c-69 0-125-57-125-126z">
          <text:p/>
        </draw:path>
        <draw:path draw:style-name="gr119" draw:text-style-name="P60" draw:layer="layout" svg:width="0.251cm" svg:height="0.25cm" svg:x="21.209cm" svg:y="8.916cm" svg:viewBox="0 0 252 251" svg:d="M0 126c0-70 56-126 125-126 70 0 127 56 127 126 0 69-57 125-127 125-69 0-125-56-125-125z">
          <text:p/>
        </draw:path>
        <draw:path draw:style-name="gr120" draw:text-style-name="P2" draw:layer="layout" svg:width="0.251cm" svg:height="0.25cm" svg:x="21.209cm" svg:y="8.916cm" svg:viewBox="0 0 252 251" svg:d="M0 126c0-70 56-126 125-126 70 0 127 56 127 126 0 69-57 125-127 125-69 0-125-56-125-125z">
          <text:p/>
        </draw:path>
        <draw:path draw:style-name="gr117" draw:text-style-name="P59" draw:layer="layout" svg:width="0.25cm" svg:height="0.251cm" svg:x="17.369cm" svg:y="6.426cm" svg:viewBox="0 0 251 252" svg:d="M0 127c0-70 57-127 126-127s125 57 125 127c0 69-56 125-125 125s-126-56-126-125z">
          <text:p/>
        </draw:path>
        <draw:path draw:style-name="gr118" draw:text-style-name="P2" draw:layer="layout" svg:width="0.25cm" svg:height="0.251cm" svg:x="17.369cm" svg:y="6.426cm" svg:viewBox="0 0 251 252" svg:d="M0 127c0-70 57-127 126-127s125 57 125 127c0 69-56 125-125 125s-126-56-126-125z">
          <text:p/>
        </draw:path>
        <draw:path draw:style-name="gr117" draw:text-style-name="P59" draw:layer="layout" svg:width="0.25cm" svg:height="0.251cm" svg:x="17.369cm" svg:y="6.339cm" svg:viewBox="0 0 251 252" svg:d="M0 126c0-69 57-126 126-126s125 57 125 126c0 70-56 126-125 126s-126-56-126-126z">
          <text:p/>
        </draw:path>
        <draw:path draw:style-name="gr118" draw:text-style-name="P2" draw:layer="layout" svg:width="0.25cm" svg:height="0.251cm" svg:x="17.369cm" svg:y="6.339cm" svg:viewBox="0 0 251 252" svg:d="M0 126c0-69 57-126 126-126s125 57 125 126c0 70-56 126-125 126s-126-56-126-126z">
          <text:p/>
        </draw:path>
        <draw:path draw:style-name="gr29" draw:text-style-name="P15" draw:layer="layout" svg:width="0.251cm" svg:height="0.251cm" svg:x="20.802cm" svg:y="7.873cm" svg:viewBox="0 0 252 252" svg:d="M0 125c0-69 57-125 127-125 68 0 125 56 125 125 0 70-57 127-125 127-70 0-127-57-127-127z">
          <text:p/>
        </draw:path>
        <draw:path draw:style-name="gr30" draw:text-style-name="P2" draw:layer="layout" svg:width="0.251cm" svg:height="0.251cm" svg:x="20.802cm" svg:y="7.873cm" svg:viewBox="0 0 252 252" svg:d="M0 125c0-69 57-125 127-125 68 0 125 56 125 125 0 70-57 127-125 127-70 0-127-57-127-127z">
          <text:p/>
        </draw:path>
        <draw:path draw:style-name="gr65" draw:text-style-name="P33" draw:layer="layout" svg:width="0.251cm" svg:height="0.251cm" svg:x="20.802cm" svg:y="9.133cm" svg:viewBox="0 0 252 252" svg:d="M0 126c0-70 57-126 127-126 68 0 125 56 125 126 0 69-57 126-125 126-70 0-127-57-127-126z">
          <text:p/>
        </draw:path>
        <draw:path draw:style-name="gr66" draw:text-style-name="P2" draw:layer="layout" svg:width="0.251cm" svg:height="0.251cm" svg:x="20.802cm" svg:y="9.133cm" svg:viewBox="0 0 252 252" svg:d="M0 126c0-70 57-126 127-126 68 0 125 56 125 126 0 69-57 126-125 126-70 0-127-57-127-126z">
          <text:p/>
        </draw:path>
        <draw:path draw:style-name="gr67" draw:text-style-name="P34" draw:layer="layout" svg:width="0.251cm" svg:height="0.251cm" svg:x="19.978cm" svg:y="7.107cm" svg:viewBox="0 0 252 252" svg:d="M0 125c0-69 56-125 126-125 69 0 126 56 126 125 0 70-57 127-126 127-70 0-126-57-126-127z">
          <text:p/>
        </draw:path>
        <draw:path draw:style-name="gr68" draw:text-style-name="P2" draw:layer="layout" svg:width="0.251cm" svg:height="0.251cm" svg:x="19.978cm" svg:y="7.107cm" svg:viewBox="0 0 252 252" svg:d="M0 125c0-69 56-125 126-125 69 0 126 56 126 125 0 70-57 127-126 127-70 0-126-57-126-127z">
          <text:p/>
        </draw:path>
        <draw:path draw:style-name="gr67" draw:text-style-name="P34" draw:layer="layout" svg:width="0.251cm" svg:height="0.25cm" svg:x="19.978cm" svg:y="7.349cm" svg:viewBox="0 0 252 251" svg:d="M0 125c0-69 56-125 126-125 69 0 126 56 126 125 0 70-57 126-126 126-70 0-126-56-126-126z">
          <text:p/>
        </draw:path>
        <draw:path draw:style-name="gr68" draw:text-style-name="P2" draw:layer="layout" svg:width="0.251cm" svg:height="0.25cm" svg:x="19.978cm" svg:y="7.349cm" svg:viewBox="0 0 252 251" svg:d="M0 125c0-69 56-125 126-125 69 0 126 56 126 125 0 70-57 126-126 126-70 0-126-56-126-126z">
          <text:p/>
        </draw:path>
        <draw:path draw:style-name="gr67" draw:text-style-name="P34" draw:layer="layout" svg:width="0.251cm" svg:height="0.251cm" svg:x="19.978cm" svg:y="7.173cm" svg:viewBox="0 0 252 252" svg:d="M0 127c0-70 56-127 126-127 69 0 126 57 126 127 0 69-57 125-126 125-70 0-126-56-126-125z">
          <text:p/>
        </draw:path>
        <draw:path draw:style-name="gr68" draw:text-style-name="P2" draw:layer="layout" svg:width="0.251cm" svg:height="0.251cm" svg:x="19.978cm" svg:y="7.173cm" svg:viewBox="0 0 252 252" svg:d="M0 127c0-70 56-127 126-127 69 0 126 57 126 127 0 69-57 125-126 125-70 0-126-56-126-125z">
          <text:p/>
        </draw:path>
        <draw:path draw:style-name="gr41" draw:text-style-name="P21" draw:layer="layout" svg:width="0.251cm" svg:height="0.251cm" svg:x="21.346cm" svg:y="8.402cm" svg:viewBox="0 0 252 252" svg:d="M0 126c0-70 58-126 127-126s125 56 125 126c0 69-56 126-125 126s-127-57-127-126z">
          <text:p/>
        </draw:path>
        <draw:path draw:style-name="gr42" draw:text-style-name="P2" draw:layer="layout" svg:width="0.251cm" svg:height="0.251cm" svg:x="21.346cm" svg:y="8.402cm" svg:viewBox="0 0 252 252" svg:d="M0 126c0-70 58-126 127-126s125 56 125 126c0 69-56 126-125 126s-127-57-127-126z">
          <text:p/>
        </draw:path>
        <draw:path draw:style-name="gr67" draw:text-style-name="P34" draw:layer="layout" svg:width="0.251cm" svg:height="0.251cm" svg:x="19.978cm" svg:y="7.22cm" svg:viewBox="0 0 252 252" svg:d="M0 127c0-69 56-127 126-127 69 0 126 58 126 127s-57 125-126 125c-70 0-126-56-126-125z">
          <text:p/>
        </draw:path>
        <draw:path draw:style-name="gr68" draw:text-style-name="P2" draw:layer="layout" svg:width="0.251cm" svg:height="0.251cm" svg:x="19.978cm" svg:y="7.22cm" svg:viewBox="0 0 252 252" svg:d="M0 127c0-69 56-127 126-127 69 0 126 58 126 127s-57 125-126 125c-70 0-126-56-126-125z">
          <text:p/>
        </draw:path>
        <draw:path draw:style-name="gr117" draw:text-style-name="P59" draw:layer="layout" svg:width="0.25cm" svg:height="0.251cm" svg:x="17.369cm" svg:y="6.655cm" svg:viewBox="0 0 251 252" svg:d="M0 126c0-70 57-126 126-126s125 56 125 126c0 69-56 126-125 126s-126-57-126-126z">
          <text:p/>
        </draw:path>
        <draw:path draw:style-name="gr118" draw:text-style-name="P2" draw:layer="layout" svg:width="0.25cm" svg:height="0.251cm" svg:x="17.369cm" svg:y="6.655cm" svg:viewBox="0 0 251 252" svg:d="M0 126c0-70 57-126 126-126s125 56 125 126c0 69-56 126-125 126s-126-57-126-126z">
          <text:p/>
        </draw:path>
        <draw:path draw:style-name="gr119" draw:text-style-name="P60" draw:layer="layout" svg:width="0.251cm" svg:height="0.251cm" svg:x="21.209cm" svg:y="9.11cm" svg:viewBox="0 0 252 252" svg:d="M0 126c0-70 56-126 125-126 70 0 127 56 127 126 0 69-57 126-127 126-69 0-125-57-125-126z">
          <text:p/>
        </draw:path>
        <draw:path draw:style-name="gr120" draw:text-style-name="P2" draw:layer="layout" svg:width="0.251cm" svg:height="0.251cm" svg:x="21.209cm" svg:y="9.11cm" svg:viewBox="0 0 252 252" svg:d="M0 126c0-70 56-126 125-126 70 0 127 56 127 126 0 69-57 126-127 126-69 0-125-57-125-126z">
          <text:p/>
        </draw:path>
        <draw:path draw:style-name="gr93" draw:text-style-name="P47" draw:layer="layout" svg:width="0.25cm" svg:height="0.251cm" svg:x="21.278cm" svg:y="8.285cm" svg:viewBox="0 0 251 252" svg:d="M0 125c0-68 56-125 126-125 69 0 125 57 125 125 0 70-56 127-125 127-70 0-126-57-126-127z">
          <text:p/>
        </draw:path>
        <draw:path draw:style-name="gr94" draw:text-style-name="P2" draw:layer="layout" svg:width="0.25cm" svg:height="0.251cm" svg:x="21.278cm" svg:y="8.285cm" svg:viewBox="0 0 251 252" svg:d="M0 125c0-68 56-125 126-125 69 0 125 57 125 125 0 70-56 127-125 127-70 0-126-57-126-127z">
          <text:p/>
        </draw:path>
        <draw:path draw:style-name="gr93" draw:text-style-name="P47" draw:layer="layout" svg:width="0.25cm" svg:height="0.251cm" svg:x="21.278cm" svg:y="8.235cm" svg:viewBox="0 0 251 252" svg:d="M0 126c0-69 56-126 126-126 69 0 125 57 125 126s-56 126-125 126c-70 0-126-57-126-126z">
          <text:p/>
        </draw:path>
        <draw:path draw:style-name="gr94" draw:text-style-name="P2" draw:layer="layout" svg:width="0.25cm" svg:height="0.251cm" svg:x="21.278cm" svg:y="8.235cm" svg:viewBox="0 0 251 252" svg:d="M0 126c0-69 56-126 126-126 69 0 125 57 125 126s-56 126-125 126c-70 0-126-57-126-126z">
          <text:p/>
        </draw:path>
        <draw:path draw:style-name="gr19" draw:text-style-name="P10" draw:layer="layout" svg:width="0.251cm" svg:height="0.25cm" svg:x="19.429cm" svg:y="6.727cm" svg:viewBox="0 0 252 251" svg:d="M0 126c0-69 56-126 125-126s127 57 127 126-58 125-127 125-125-56-125-125z">
          <text:p/>
        </draw:path>
        <draw:path draw:style-name="gr20" draw:text-style-name="P2" draw:layer="layout" svg:width="0.251cm" svg:height="0.25cm" svg:x="19.429cm" svg:y="6.727cm" svg:viewBox="0 0 252 251" svg:d="M0 126c0-69 56-126 125-126s127 57 127 126-58 125-127 125-125-56-125-125z">
          <text:p/>
        </draw:path>
        <draw:path draw:style-name="gr93" draw:text-style-name="P47" draw:layer="layout" svg:width="0.25cm" svg:height="0.251cm" svg:x="21.278cm" svg:y="8.687cm" svg:viewBox="0 0 251 252" svg:d="M0 127c0-70 56-127 126-127 69 0 125 57 125 127 0 69-56 125-125 125-70 0-126-56-126-125z">
          <text:p/>
        </draw:path>
        <draw:path draw:style-name="gr94" draw:text-style-name="P2" draw:layer="layout" svg:width="0.25cm" svg:height="0.251cm" svg:x="21.278cm" svg:y="8.687cm" svg:viewBox="0 0 251 252" svg:d="M0 127c0-70 56-127 126-127 69 0 125 57 125 127 0 69-56 125-125 125-70 0-126-56-126-125z">
          <text:p/>
        </draw:path>
        <draw:path draw:style-name="gr113" draw:text-style-name="P57" draw:layer="layout" svg:width="0.251cm" svg:height="0.251cm" svg:x="17.191cm" svg:y="7.36cm" svg:viewBox="0 0 252 252" svg:d="M0 125c0-68 57-125 126-125 70 0 126 57 126 125 0 71-56 127-126 127-69 0-126-56-126-127z">
          <text:p/>
        </draw:path>
        <draw:path draw:style-name="gr114" draw:text-style-name="P2" draw:layer="layout" svg:width="0.251cm" svg:height="0.251cm" svg:x="17.191cm" svg:y="7.36cm" svg:viewBox="0 0 252 252" svg:d="M0 125c0-68 57-125 126-125 70 0 126 57 126 125 0 71-56 127-126 127-69 0-126-56-126-127z">
          <text:p/>
        </draw:path>
        <draw:path draw:style-name="gr93" draw:text-style-name="P47" draw:layer="layout" svg:width="0.25cm" svg:height="0.25cm" svg:x="21.278cm" svg:y="8.589cm" svg:viewBox="0 0 251 251" svg:d="M0 125c0-69 56-125 126-125 69 0 125 56 125 125 0 70-56 126-125 126-70 0-126-56-126-126z">
          <text:p/>
        </draw:path>
        <draw:path draw:style-name="gr94" draw:text-style-name="P2" draw:layer="layout" svg:width="0.25cm" svg:height="0.25cm" svg:x="21.278cm" svg:y="8.589cm" svg:viewBox="0 0 251 251" svg:d="M0 125c0-69 56-125 126-125 69 0 125 56 125 125 0 70-56 126-125 126-70 0-126-56-126-126z">
          <text:p/>
        </draw:path>
        <draw:path draw:style-name="gr119" draw:text-style-name="P60" draw:layer="layout" svg:width="0.251cm" svg:height="0.251cm" svg:x="21.209cm" svg:y="9.082cm" svg:viewBox="0 0 252 252" svg:d="M0 125c0-69 56-125 125-125 70 0 127 56 127 125 0 70-57 127-127 127-69 0-125-57-125-127z">
          <text:p/>
        </draw:path>
        <draw:path draw:style-name="gr120" draw:text-style-name="P2" draw:layer="layout" svg:width="0.251cm" svg:height="0.251cm" svg:x="21.209cm" svg:y="9.082cm" svg:viewBox="0 0 252 252" svg:d="M0 125c0-69 56-125 125-125 70 0 127 56 127 125 0 70-57 127-127 127-69 0-125-57-125-127z">
          <text:p/>
        </draw:path>
        <draw:path draw:style-name="gr123" draw:text-style-name="P62" draw:layer="layout" svg:width="0.251cm" svg:height="0.251cm" svg:x="21.452cm" svg:y="9.046cm" svg:viewBox="0 0 252 252" svg:d="M0 125c0-69 56-125 125-125 70 0 127 56 127 125s-57 127-127 127c-69 0-125-58-125-127z">
          <text:p/>
        </draw:path>
        <draw:path draw:style-name="gr124" draw:text-style-name="P2" draw:layer="layout" svg:width="0.251cm" svg:height="0.251cm" svg:x="21.452cm" svg:y="9.046cm" svg:viewBox="0 0 252 252" svg:d="M0 125c0-69 56-125 125-125 70 0 127 56 127 125s-57 127-127 127c-69 0-125-58-125-127z">
          <text:p/>
        </draw:path>
        <draw:path draw:style-name="gr123" draw:text-style-name="P62" draw:layer="layout" svg:width="0.251cm" svg:height="0.251cm" svg:x="21.452cm" svg:y="9.018cm" svg:viewBox="0 0 252 252" svg:d="M0 126c0-69 56-126 125-126 70 0 127 57 127 126s-57 126-127 126c-69 0-125-57-125-126z">
          <text:p/>
        </draw:path>
        <draw:path draw:style-name="gr124" draw:text-style-name="P2" draw:layer="layout" svg:width="0.251cm" svg:height="0.251cm" svg:x="21.452cm" svg:y="9.018cm" svg:viewBox="0 0 252 252" svg:d="M0 126c0-69 56-126 125-126 70 0 127 57 127 126s-57 126-127 126c-69 0-125-57-125-126z">
          <text:p/>
        </draw:path>
        <draw:path draw:style-name="gr123" draw:text-style-name="P62" draw:layer="layout" svg:width="0.251cm" svg:height="0.251cm" svg:x="21.452cm" svg:y="9.034cm" svg:viewBox="0 0 252 252" svg:d="M0 126c0-69 56-126 125-126 70 0 127 57 127 126s-57 126-127 126c-69 0-125-57-125-126z">
          <text:p/>
        </draw:path>
        <draw:path draw:style-name="gr124" draw:text-style-name="P2" draw:layer="layout" svg:width="0.251cm" svg:height="0.251cm" svg:x="21.452cm" svg:y="9.034cm" svg:viewBox="0 0 252 252" svg:d="M0 126c0-69 56-126 125-126 70 0 127 57 127 126s-57 126-127 126c-69 0-125-57-125-126z">
          <text:p/>
        </draw:path>
        <draw:path draw:style-name="gr125" draw:text-style-name="P63" draw:layer="layout" svg:width="0.251cm" svg:height="0.251cm" svg:x="17.22cm" svg:y="7.067cm" svg:viewBox="0 0 252 252" svg:d="M0 125c0-69 57-125 126-125 70 0 126 56 126 125 0 70-56 127-126 127-69 0-126-57-126-127z">
          <text:p/>
        </draw:path>
        <draw:path draw:style-name="gr126" draw:text-style-name="P2" draw:layer="layout" svg:width="0.251cm" svg:height="0.251cm" svg:x="17.22cm" svg:y="7.067cm" svg:viewBox="0 0 252 252" svg:d="M0 125c0-69 57-125 126-125 70 0 126 56 126 125 0 70-56 127-126 127-69 0-126-57-126-127z">
          <text:p/>
        </draw:path>
        <draw:path draw:style-name="gr115" draw:text-style-name="P58" draw:layer="layout" svg:width="0.251cm" svg:height="0.251cm" svg:x="20.575cm" svg:y="7.005cm" svg:viewBox="0 0 252 252" svg:d="M0 126c0-69 57-126 127-126 68 0 125 57 125 126s-57 126-125 126c-70 0-127-57-127-126z">
          <text:p/>
        </draw:path>
        <draw:path draw:style-name="gr116" draw:text-style-name="P2" draw:layer="layout" svg:width="0.251cm" svg:height="0.251cm" svg:x="20.575cm" svg:y="7.005cm" svg:viewBox="0 0 252 252" svg:d="M0 126c0-69 57-126 127-126 68 0 125 57 125 126s-57 126-125 126c-70 0-127-57-127-126z">
          <text:p/>
        </draw:path>
        <draw:path draw:style-name="gr125" draw:text-style-name="P63" draw:layer="layout" svg:width="0.251cm" svg:height="0.251cm" svg:x="17.22cm" svg:y="7.177cm" svg:viewBox="0 0 252 252" svg:d="M0 127c0-70 57-127 126-127 70 0 126 57 126 127 0 69-56 125-126 125-69 0-126-56-126-125z">
          <text:p/>
        </draw:path>
        <draw:path draw:style-name="gr126" draw:text-style-name="P2" draw:layer="layout" svg:width="0.251cm" svg:height="0.251cm" svg:x="17.22cm" svg:y="7.177cm" svg:viewBox="0 0 252 252" svg:d="M0 127c0-70 57-127 126-127 70 0 126 57 126 127 0 69-56 125-126 125-69 0-126-56-126-125z">
          <text:p/>
        </draw:path>
        <draw:path draw:style-name="gr125" draw:text-style-name="P63" draw:layer="layout" svg:width="0.251cm" svg:height="0.25cm" svg:x="17.22cm" svg:y="7.487cm" svg:viewBox="0 0 252 251" svg:d="M0 126c0-69 57-126 126-126 70 0 126 57 126 126s-56 125-126 125c-69 0-126-56-126-125z">
          <text:p/>
        </draw:path>
        <draw:path draw:style-name="gr126" draw:text-style-name="P2" draw:layer="layout" svg:width="0.251cm" svg:height="0.25cm" svg:x="17.22cm" svg:y="7.487cm" svg:viewBox="0 0 252 251" svg:d="M0 126c0-69 57-126 126-126 70 0 126 57 126 126s-56 125-126 125c-69 0-126-56-126-125z">
          <text:p/>
        </draw:path>
        <draw:path draw:style-name="gr103" draw:text-style-name="P52" draw:layer="layout" svg:width="0.251cm" svg:height="0.25cm" svg:x="21.291cm" svg:y="7.826cm" svg:viewBox="0 0 252 251" svg:d="M0 125c0-69 56-125 126-125 69 0 126 56 126 125 0 70-57 126-126 126-70 0-126-56-126-126z">
          <text:p/>
        </draw:path>
        <draw:path draw:style-name="gr104" draw:text-style-name="P2" draw:layer="layout" svg:width="0.251cm" svg:height="0.25cm" svg:x="21.291cm" svg:y="7.826cm" svg:viewBox="0 0 252 251" svg:d="M0 125c0-69 56-125 126-125 69 0 126 56 126 125 0 70-57 126-126 126-70 0-126-56-126-126z">
          <text:p/>
        </draw:path>
        <draw:path draw:style-name="gr125" draw:text-style-name="P63" draw:layer="layout" svg:width="0.251cm" svg:height="0.251cm" svg:x="17.22cm" svg:y="7.391cm" svg:viewBox="0 0 252 252" svg:d="M0 126c0-69 57-126 126-126 70 0 126 57 126 126 0 70-56 126-126 126-69 0-126-56-126-126z">
          <text:p/>
        </draw:path>
        <draw:path draw:style-name="gr126" draw:text-style-name="P2" draw:layer="layout" svg:width="0.251cm" svg:height="0.251cm" svg:x="17.22cm" svg:y="7.391cm" svg:viewBox="0 0 252 252" svg:d="M0 126c0-69 57-126 126-126 70 0 126 57 126 126 0 70-56 126-126 126-69 0-126-56-126-126z">
          <text:p/>
        </draw:path>
        <draw:path draw:style-name="gr113" draw:text-style-name="P57" draw:layer="layout" svg:width="0.251cm" svg:height="0.251cm" svg:x="17.191cm" svg:y="6.203cm" svg:viewBox="0 0 252 252" svg:d="M0 127c0-69 57-127 126-127 70 0 126 58 126 127 0 68-56 125-126 125-69 0-126-57-126-125z">
          <text:p/>
        </draw:path>
        <draw:path draw:style-name="gr114" draw:text-style-name="P2" draw:layer="layout" svg:width="0.251cm" svg:height="0.251cm" svg:x="17.191cm" svg:y="6.203cm" svg:viewBox="0 0 252 252" svg:d="M0 127c0-69 57-127 126-127 70 0 126 58 126 127 0 68-56 125-126 125-69 0-126-57-126-125z">
          <text:p/>
        </draw:path>
        <draw:path draw:style-name="gr113" draw:text-style-name="P57" draw:layer="layout" svg:width="0.251cm" svg:height="0.251cm" svg:x="17.191cm" svg:y="6.355cm" svg:viewBox="0 0 252 252" svg:d="M0 125c0-69 57-125 126-125 70 0 126 56 126 125 0 70-56 127-126 127-69 0-126-57-126-127z">
          <text:p/>
        </draw:path>
        <draw:path draw:style-name="gr114" draw:text-style-name="P2" draw:layer="layout" svg:width="0.251cm" svg:height="0.251cm" svg:x="17.191cm" svg:y="6.355cm" svg:viewBox="0 0 252 252" svg:d="M0 125c0-69 57-125 126-125 70 0 126 56 126 125 0 70-56 127-126 127-69 0-126-57-126-127z">
          <text:p/>
        </draw:path>
        <draw:path draw:style-name="gr55" draw:text-style-name="P28" draw:layer="layout" svg:width="0.251cm" svg:height="0.251cm" svg:x="19.883cm" svg:y="8.744cm" svg:viewBox="0 0 252 252" svg:d="M0 126c0-68 57-126 125-126 69 0 127 58 127 126 0 70-58 126-127 126-68 0-125-56-125-126z">
          <text:p/>
        </draw:path>
        <draw:path draw:style-name="gr56" draw:text-style-name="P2" draw:layer="layout" svg:width="0.251cm" svg:height="0.251cm" svg:x="19.883cm" svg:y="8.744cm" svg:viewBox="0 0 252 252" svg:d="M0 126c0-68 57-126 125-126 69 0 127 58 127 126 0 70-58 126-127 126-68 0-125-56-125-126z">
          <text:p/>
        </draw:path>
        <draw:path draw:style-name="gr113" draw:text-style-name="P57" draw:layer="layout" svg:width="0.251cm" svg:height="0.25cm" svg:x="17.191cm" svg:y="6.346cm" svg:viewBox="0 0 252 251" svg:d="M0 125c0-69 57-125 126-125 70 0 126 56 126 125 0 70-56 126-126 126-69 0-126-56-126-126z">
          <text:p/>
        </draw:path>
        <draw:path draw:style-name="gr114" draw:text-style-name="P2" draw:layer="layout" svg:width="0.251cm" svg:height="0.25cm" svg:x="17.191cm" svg:y="6.346cm" svg:viewBox="0 0 252 251" svg:d="M0 125c0-69 57-125 126-125 70 0 126 56 126 125 0 70-56 126-126 126-69 0-126-56-126-126z">
          <text:p/>
        </draw:path>
        <draw:path draw:style-name="gr113" draw:text-style-name="P57" draw:layer="layout" svg:width="0.251cm" svg:height="0.251cm" svg:x="17.191cm" svg:y="6.386cm" svg:viewBox="0 0 252 252" svg:d="M0 126c0-69 57-126 126-126 70 0 126 57 126 126 0 70-56 126-126 126-69 0-126-56-126-126z">
          <text:p/>
        </draw:path>
        <draw:path draw:style-name="gr114" draw:text-style-name="P2" draw:layer="layout" svg:width="0.251cm" svg:height="0.251cm" svg:x="17.191cm" svg:y="6.386cm" svg:viewBox="0 0 252 252" svg:d="M0 126c0-69 57-126 126-126 70 0 126 57 126 126 0 70-56 126-126 126-69 0-126-56-126-126z">
          <text:p/>
        </draw:path>
        <draw:path draw:style-name="gr41" draw:text-style-name="P21" draw:layer="layout" svg:width="0.251cm" svg:height="0.251cm" svg:x="21.346cm" svg:y="8.241cm" svg:viewBox="0 0 252 252" svg:d="M0 126c0-68 58-126 127-126s125 58 125 126c0 69-56 126-125 126s-127-57-127-126z">
          <text:p/>
        </draw:path>
        <draw:path draw:style-name="gr42" draw:text-style-name="P2" draw:layer="layout" svg:width="0.251cm" svg:height="0.251cm" svg:x="21.346cm" svg:y="8.241cm" svg:viewBox="0 0 252 252" svg:d="M0 126c0-68 58-126 127-126s125 58 125 126c0 69-56 126-125 126s-127-57-127-126z">
          <text:p/>
        </draw:path>
        <draw:path draw:style-name="gr127" draw:text-style-name="P64" draw:layer="layout" svg:width="0.251cm" svg:height="0.251cm" svg:x="18.224cm" svg:y="6.99cm" svg:viewBox="0 0 252 252" svg:d="M0 126c0-68 57-126 126-126 70 0 126 58 126 126 0 70-56 126-126 126-69 0-126-56-126-126z">
          <text:p/>
        </draw:path>
        <draw:path draw:style-name="gr128" draw:text-style-name="P2" draw:layer="layout" svg:width="0.251cm" svg:height="0.251cm" svg:x="18.224cm" svg:y="6.99cm" svg:viewBox="0 0 252 252" svg:d="M0 126c0-68 57-126 126-126 70 0 126 58 126 126 0 70-56 126-126 126-69 0-126-56-126-126z">
          <text:p/>
        </draw:path>
        <draw:path draw:style-name="gr127" draw:text-style-name="P64" draw:layer="layout" svg:width="0.251cm" svg:height="0.25cm" svg:x="18.224cm" svg:y="7.241cm" svg:viewBox="0 0 252 251" svg:d="M0 126c0-69 57-126 126-126 70 0 126 57 126 126s-56 125-126 125c-69 0-126-56-126-125z">
          <text:p/>
        </draw:path>
        <draw:path draw:style-name="gr128" draw:text-style-name="P2" draw:layer="layout" svg:width="0.251cm" svg:height="0.25cm" svg:x="18.224cm" svg:y="7.241cm" svg:viewBox="0 0 252 251" svg:d="M0 126c0-69 57-126 126-126 70 0 126 57 126 126s-56 125-126 125c-69 0-126-56-126-125z">
          <text:p/>
        </draw:path>
        <draw:path draw:style-name="gr127" draw:text-style-name="P64" draw:layer="layout" svg:width="0.251cm" svg:height="0.251cm" svg:x="18.224cm" svg:y="6.976cm" svg:viewBox="0 0 252 252" svg:d="M0 126c0-69 57-126 126-126 70 0 126 57 126 126s-56 126-126 126c-69 0-126-57-126-126z">
          <text:p/>
        </draw:path>
        <draw:path draw:style-name="gr128" draw:text-style-name="P2" draw:layer="layout" svg:width="0.251cm" svg:height="0.251cm" svg:x="18.224cm" svg:y="6.976cm" svg:viewBox="0 0 252 252" svg:d="M0 126c0-69 57-126 126-126 70 0 126 57 126 126s-56 126-126 126c-69 0-126-57-126-126z">
          <text:p/>
        </draw:path>
        <draw:path draw:style-name="gr127" draw:text-style-name="P64" draw:layer="layout" svg:width="0.251cm" svg:height="0.251cm" svg:x="18.224cm" svg:y="6.902cm" svg:viewBox="0 0 252 252" svg:d="M0 127c0-70 57-127 126-127 70 0 126 57 126 127 0 69-56 125-126 125-69 0-126-56-126-125z">
          <text:p/>
        </draw:path>
        <draw:path draw:style-name="gr128" draw:text-style-name="P2" draw:layer="layout" svg:width="0.251cm" svg:height="0.251cm" svg:x="18.224cm" svg:y="6.902cm" svg:viewBox="0 0 252 252" svg:d="M0 127c0-70 57-127 126-127 70 0 126 57 126 127 0 69-56 125-126 125-69 0-126-56-126-125z">
          <text:p/>
        </draw:path>
        <draw:path draw:style-name="gr127" draw:text-style-name="P64" draw:layer="layout" svg:width="0.251cm" svg:height="0.251cm" svg:x="18.224cm" svg:y="7.381cm" svg:viewBox="0 0 252 252" svg:d="M0 125c0-69 57-125 126-125 70 0 126 56 126 125 0 70-56 127-126 127-69 0-126-57-126-127z">
          <text:p/>
        </draw:path>
        <draw:path draw:style-name="gr128" draw:text-style-name="P2" draw:layer="layout" svg:width="0.251cm" svg:height="0.251cm" svg:x="18.224cm" svg:y="7.381cm" svg:viewBox="0 0 252 252" svg:d="M0 125c0-69 57-125 126-125 70 0 126 56 126 125 0 70-56 127-126 127-69 0-126-57-126-127z">
          <text:p/>
        </draw:path>
        <draw:path draw:style-name="gr117" draw:text-style-name="P59" draw:layer="layout" svg:width="0.25cm" svg:height="0.251cm" svg:x="17.369cm" svg:y="7.045cm" svg:viewBox="0 0 251 252" svg:d="M0 125c0-68 57-125 126-125s125 57 125 125c0 70-56 127-125 127s-126-57-126-127z">
          <text:p/>
        </draw:path>
        <draw:path draw:style-name="gr118" draw:text-style-name="P2" draw:layer="layout" svg:width="0.25cm" svg:height="0.251cm" svg:x="17.369cm" svg:y="7.045cm" svg:viewBox="0 0 251 252" svg:d="M0 125c0-68 57-125 126-125s125 57 125 125c0 70-56 127-125 127s-126-57-126-127z">
          <text:p/>
        </draw:path>
        <draw:path draw:style-name="gr41" draw:text-style-name="P21" draw:layer="layout" svg:width="0.251cm" svg:height="0.251cm" svg:x="21.346cm" svg:y="8.459cm" svg:viewBox="0 0 252 252" svg:d="M0 127c0-69 58-127 127-127s125 58 125 127c0 68-56 125-125 125s-127-57-127-125z">
          <text:p/>
        </draw:path>
        <draw:path draw:style-name="gr42" draw:text-style-name="P2" draw:layer="layout" svg:width="0.251cm" svg:height="0.251cm" svg:x="21.346cm" svg:y="8.459cm" svg:viewBox="0 0 252 252" svg:d="M0 127c0-69 58-127 127-127s125 58 125 127c0 68-56 125-125 125s-127-57-127-125z">
          <text:p/>
        </draw:path>
        <draw:path draw:style-name="gr101" draw:text-style-name="P51" draw:layer="layout" svg:width="0.25cm" svg:height="0.251cm" svg:x="18.415cm" svg:y="7.124cm" svg:viewBox="0 0 251 252" svg:d="M0 125c0-69 56-125 125-125s126 56 126 125c0 70-57 127-126 127s-125-57-125-127z">
          <text:p/>
        </draw:path>
        <draw:path draw:style-name="gr102" draw:text-style-name="P2" draw:layer="layout" svg:width="0.25cm" svg:height="0.251cm" svg:x="18.415cm" svg:y="7.124cm" svg:viewBox="0 0 251 252" svg:d="M0 125c0-69 56-125 125-125s126 56 126 125c0 70-57 127-126 127s-125-57-125-127z">
          <text:p/>
        </draw:path>
        <draw:path draw:style-name="gr101" draw:text-style-name="P51" draw:layer="layout" svg:width="0.25cm" svg:height="0.251cm" svg:x="18.415cm" svg:y="7.276cm" svg:viewBox="0 0 251 252" svg:d="M0 125c0-68 56-125 125-125s126 57 126 125c0 70-57 127-126 127s-125-57-125-127z">
          <text:p/>
        </draw:path>
        <draw:path draw:style-name="gr102" draw:text-style-name="P2" draw:layer="layout" svg:width="0.25cm" svg:height="0.251cm" svg:x="18.415cm" svg:y="7.276cm" svg:viewBox="0 0 251 252" svg:d="M0 125c0-68 56-125 125-125s126 57 126 125c0 70-57 127-126 127s-125-57-125-127z">
          <text:p/>
        </draw:path>
        <draw:path draw:style-name="gr101" draw:text-style-name="P51" draw:layer="layout" svg:width="0.25cm" svg:height="0.251cm" svg:x="18.415cm" svg:y="7.252cm" svg:viewBox="0 0 251 252" svg:d="M0 126c0-69 56-126 125-126s126 57 126 126-57 126-126 126-125-57-125-126z">
          <text:p/>
        </draw:path>
        <draw:path draw:style-name="gr102" draw:text-style-name="P2" draw:layer="layout" svg:width="0.25cm" svg:height="0.251cm" svg:x="18.415cm" svg:y="7.252cm" svg:viewBox="0 0 251 252" svg:d="M0 126c0-69 56-126 125-126s126 57 126 126-57 126-126 126-125-57-125-126z">
          <text:p/>
        </draw:path>
        <draw:path draw:style-name="gr101" draw:text-style-name="P51" draw:layer="layout" svg:width="0.25cm" svg:height="0.25cm" svg:x="18.415cm" svg:y="7.368cm" svg:viewBox="0 0 251 251" svg:d="M0 125c0-69 56-125 125-125s126 56 126 125c0 70-57 126-126 126s-125-56-125-126z">
          <text:p/>
        </draw:path>
        <draw:path draw:style-name="gr102" draw:text-style-name="P2" draw:layer="layout" svg:width="0.25cm" svg:height="0.25cm" svg:x="18.415cm" svg:y="7.368cm" svg:viewBox="0 0 251 251" svg:d="M0 125c0-69 56-125 125-125s126 56 126 125c0 70-57 126-126 126s-125-56-125-126z">
          <text:p/>
        </draw:path>
        <draw:path draw:style-name="gr129" draw:text-style-name="P65" draw:layer="layout" svg:width="0.251cm" svg:height="0.251cm" svg:x="19.529cm" svg:y="8.521cm" svg:viewBox="0 0 252 252" svg:d="M0 125c0-69 56-125 127-125 68 0 125 56 125 125s-57 127-125 127c-71 0-127-58-127-127z">
          <text:p/>
        </draw:path>
        <draw:path draw:style-name="gr130" draw:text-style-name="P2" draw:layer="layout" svg:width="0.251cm" svg:height="0.251cm" svg:x="19.529cm" svg:y="8.521cm" svg:viewBox="0 0 252 252" svg:d="M0 125c0-69 56-125 127-125 68 0 125 56 125 125s-57 127-125 127c-71 0-127-58-127-127z">
          <text:p/>
        </draw:path>
        <draw:path draw:style-name="gr129" draw:text-style-name="P65" draw:layer="layout" svg:width="0.251cm" svg:height="0.251cm" svg:x="19.529cm" svg:y="8.518cm" svg:viewBox="0 0 252 252" svg:d="M0 125c0-69 56-125 127-125 68 0 125 56 125 125s-57 127-125 127c-71 0-127-58-127-127z">
          <text:p/>
        </draw:path>
        <draw:path draw:style-name="gr130" draw:text-style-name="P2" draw:layer="layout" svg:width="0.251cm" svg:height="0.251cm" svg:x="19.529cm" svg:y="8.518cm" svg:viewBox="0 0 252 252" svg:d="M0 125c0-69 56-125 127-125 68 0 125 56 125 125s-57 127-125 127c-71 0-127-58-127-127z">
          <text:p/>
        </draw:path>
        <draw:polygon draw:style-name="gr138" draw:text-style-name="P70" draw:layer="layout" svg:width="2.113cm" svg:height="1.002cm" svg:x="19.464cm" svg:y="7.937cm" svg:viewBox="0 0 2114 1003" draw:points="0,0 27,12 54,23 80,34 107,46 134,57 161,68 187,79 214,90 241,102 268,113 295,124 321,135 348,146 375,157 401,168 428,179 455,190 482,201 508,212 535,222 562,233 589,244 617,255 643,265 670,276 697,286 724,297 750,307 777,318 804,328 830,338 857,348 884,358 911,368 937,377 964,387 991,397 1018,406 1045,415 1071,424 1098,434 1125,442 1151,451 1178,461 1205,469 1232,478 1258,486 1285,493 1312,501 1339,509 1365,516 1392,523 1419,531 1446,538 1472,544 1499,551 1526,557 1553,564 1579,570 1606,576 1633,582 1660,587 1686,593 1713,598 1740,604 1767,609 1793,614 1820,619 1847,624 1874,629 1900,633 1927,638 1954,642 1980,647 2007,651 2034,655 2061,660 2088,664 2114,668 2114,1003 2088,992 2061,982 2034,971 2007,961 1980,950 1954,940 1927,930 1900,920 1874,909 1847,900 1820,890 1793,880 1767,870 1740,860 1713,851 1686,842 1660,832 1633,823 1606,814 1579,805 1553,797 1526,788 1499,780 1472,771 1446,763 1419,756 1392,748 1365,740 1339,733 1312,726 1285,719 1258,712 1232,705 1205,698 1178,692 1151,686 1125,680 1098,674 1071,668 1045,662 1018,657 991,652 964,647 937,641 911,636 884,631 857,626 830,622 804,617 777,612 750,608 724,604 697,599 670,595 643,590 617,586 589,582 562,578 535,574 508,570 482,566 455,562 428,558 401,555 375,551 348,547 321,543 295,539 268,536 241,532 214,528 187,525 161,521 134,518 107,514 80,511 54,507 27,504 0,500">
          <text:p/>
        </draw:polygon>
        <draw:polyline draw:style-name="gr137" draw:text-style-name="P2" draw:layer="layout" svg:width="2.113cm" svg:height="0.585cm" svg:x="19.464cm" svg:y="8.187cm" svg:viewBox="0 0 2114 586" draw:points="0,0 27,7 54,15 80,22 107,29 134,37 161,44 187,52 214,59 241,66 268,74 295,81 321,89 348,96 375,103 401,111 428,118 455,125 482,133 508,140 535,148 562,155 589,162 617,171 643,178 670,186 697,193 724,200 750,208 777,215 804,223 830,230 857,237 884,245 911,252 937,260 964,267 991,275 1018,282 1045,289 1071,297 1098,304 1125,312 1151,319 1178,326 1205,334 1232,341 1258,349 1285,356 1312,363 1339,371 1365,378 1392,386 1419,393 1446,400 1472,408 1499,415 1526,423 1553,430 1579,438 1606,445 1633,452 1660,460 1686,467 1713,475 1740,482 1767,489 1793,497 1820,504 1847,512 1874,519 1900,526 1927,534 1954,541 1980,549 2007,556 2034,563 2061,571 2088,578 2114,586">
          <text:p/>
        </draw:polyline>
        <draw:polygon draw:style-name="gr136" draw:text-style-name="P69" draw:layer="layout" svg:width="2.338cm" svg:height="2.106cm" svg:x="17.317cm" svg:y="6.694cm" svg:viewBox="0 0 2339 2107" draw:points="0,0 29,24 59,47 89,71 118,94 148,118 177,141 207,164 238,187 267,210 297,233 326,256 356,278 386,300 415,323 445,345 474,367 504,389 533,410 563,432 593,453 622,474 652,495 682,516 711,536 740,556 770,577 800,596 829,616 859,635 889,653 918,672 948,690 977,708 1007,726 1036,743 1066,760 1096,777 1125,794 1155,810 1185,826 1214,842 1243,857 1273,873 1303,888 1332,903 1362,917 1392,932 1421,946 1451,960 1480,974 1510,988 1539,1002 1569,1015 1599,1029 1628,1042 1658,1055 1688,1068 1717,1081 1747,1094 1776,1107 1806,1120 1835,1133 1865,1145 1895,1158 1924,1170 1954,1182 1983,1195 2013,1207 2043,1219 2072,1231 2102,1243 2131,1255 2161,1267 2190,1279 2220,1291 2250,1303 2279,1315 2309,1326 2339,1338 2339,2107 2309,2083 2279,2059 2250,2034 2220,2010 2190,1986 2161,1962 2131,1938 2102,1914 2072,1889 2043,1865 2013,1841 1983,1818 1954,1794 1924,1770 1895,1746 1865,1722 1835,1699 1806,1675 1776,1652 1747,1629 1717,1605 1688,1582 1658,1559 1628,1536 1599,1514 1569,1491 1539,1468 1510,1446 1480,1423 1451,1401 1421,1379 1392,1358 1362,1336 1332,1315 1303,1293 1273,1272 1243,1251 1214,1231 1185,1210 1155,1190 1125,1171 1096,1151 1066,1132 1036,1113 1007,1094 977,1075 948,1057 918,1039 889,1022 859,1004 829,987 800,971 770,954 740,938 711,922 682,906 652,890 622,875 593,860 563,845 533,830 504,816 474,802 445,788 415,773 386,760 356,746 326,732 297,719 267,706 238,692 207,679 177,667 148,653 118,641 89,628 59,615 29,603 0,590">
          <text:p/>
        </draw:polygon>
        <draw:polyline draw:style-name="gr137" draw:text-style-name="P2" draw:layer="layout" svg:width="2.338cm" svg:height="1.427cm" svg:x="17.317cm" svg:y="6.989cm" svg:viewBox="0 0 2339 1428" draw:points="0,0 29,18 59,36 89,54 118,72 148,90 177,108 207,126 238,144 267,162 297,180 326,198 356,216 386,235 415,253 445,271 474,289 504,307 533,325 563,343 593,361 622,379 652,397 682,415 711,433 740,451 770,469 800,487 829,506 859,524 889,542 918,560 948,578 977,596 1007,614 1036,632 1066,650 1096,668 1125,686 1155,704 1185,722 1214,741 1243,759 1273,778 1303,796 1332,814 1362,832 1392,850 1421,868 1451,886 1480,904 1510,922 1539,940 1569,958 1599,976 1628,994 1658,1012 1688,1030 1717,1048 1747,1066 1776,1084 1806,1102 1835,1121 1865,1139 1895,1157 1924,1175 1954,1193 1983,1211 2013,1229 2043,1247 2072,1265 2102,1283 2131,1301 2161,1319 2190,1337 2220,1355 2250,1373 2279,1392 2309,1410 2339,1428">
          <text:p/>
        </draw:polyline>
        <draw:polygon draw:style-name="gr133" draw:text-style-name="P2" draw:layer="layout" svg:width="4.687cm" svg:height="4.718cm" svg:x="17.104cm" svg:y="5.544cm" svg:viewBox="0 0 4688 4719" draw:points="0,4719 4688,4719 4688,0 0,0">
          <text:p/>
        </draw:polygon>
        <draw:line draw:style-name="gr135" draw:text-style-name="P2" draw:layer="layout" svg:x1="16.998cm" svg:y1="10.048cm" svg:x2="17.104cm" svg:y2="10.048cm">
          <text:p/>
        </draw:line>
        <draw:line draw:style-name="gr135" draw:text-style-name="P2" draw:layer="layout" svg:x1="16.998cm" svg:y1="8.976cm" svg:x2="17.104cm" svg:y2="8.976cm">
          <text:p/>
        </draw:line>
        <draw:line draw:style-name="gr135" draw:text-style-name="P2" draw:layer="layout" svg:x1="16.998cm" svg:y1="7.903cm" svg:x2="17.104cm" svg:y2="7.903cm">
          <text:p/>
        </draw:line>
        <draw:line draw:style-name="gr135" draw:text-style-name="P2" draw:layer="layout" svg:x1="16.998cm" svg:y1="6.831cm" svg:x2="17.104cm" svg:y2="6.831cm">
          <text:p/>
        </draw:line>
        <draw:line draw:style-name="gr135" draw:text-style-name="P2" draw:layer="layout" svg:x1="16.998cm" svg:y1="5.759cm" svg:x2="17.104cm" svg:y2="5.759cm">
          <text:p/>
        </draw:line>
        <draw:line draw:style-name="gr135" draw:text-style-name="P2" draw:layer="layout" svg:x1="17.7cm" svg:y1="10.368cm" svg:x2="17.7cm" svg:y2="10.262cm">
          <text:p/>
        </draw:line>
        <draw:line draw:style-name="gr135" draw:text-style-name="P2" draw:layer="layout" svg:x1="19.021cm" svg:y1="10.368cm" svg:x2="19.021cm" svg:y2="10.262cm">
          <text:p/>
        </draw:line>
        <draw:line draw:style-name="gr135" draw:text-style-name="P2" draw:layer="layout" svg:x1="20.341cm" svg:y1="10.368cm" svg:x2="20.341cm" svg:y2="10.262cm">
          <text:p/>
        </draw:line>
        <draw:line draw:style-name="gr135" draw:text-style-name="P2" draw:layer="layout" svg:x1="21.662cm" svg:y1="10.368cm" svg:x2="21.662cm" svg:y2="10.262cm">
          <text:p/>
        </draw:line>
        <draw:frame draw:style-name="gr139" draw:text-style-name="P73" draw:layer="layout" svg:width="0.844cm" svg:height="0.424cm" svg:x="15.672cm" svg:y="11.165cm">
          <draw:text-box>
            <text:p text:style-name="P67"><text:span text:style-name="T2"><text:s/></text:span><text:span text:style-name="T2">r.u.)</text:span></text:p>
          </draw:text-box>
        </draw:frame>
        <draw:frame draw:style-name="gr134" draw:text-style-name="P72" draw:layer="layout" svg:width="0.688cm" svg:height="0.352cm" draw:transform="rotate (-1.5707963267949) translate (17.845cm 10.452cm)">
          <draw:text-box>
            <text:p text:style-name="P67"><text:span text:style-name="T1">0.25</text:span></text:p>
          </draw:text-box>
        </draw:frame>
        <draw:frame draw:style-name="gr134" draw:text-style-name="P72" draw:layer="layout" svg:width="0.688cm" svg:height="0.352cm" draw:transform="rotate (-1.5707963267949) translate (19.166cm 10.452cm)">
          <draw:text-box>
            <text:p text:style-name="P67"><text:span text:style-name="T1">0.50</text:span></text:p>
          </draw:text-box>
        </draw:frame>
        <draw:frame draw:style-name="gr134" draw:text-style-name="P72" draw:layer="layout" svg:width="0.688cm" svg:height="0.352cm" draw:transform="rotate (-1.5707963267949) translate (20.487cm 10.452cm)">
          <draw:text-box>
            <text:p text:style-name="P67"><text:span text:style-name="T1">0.75</text:span></text:p>
          </draw:text-box>
        </draw:frame>
        <draw:frame draw:style-name="gr134" draw:text-style-name="P72" draw:layer="layout" svg:width="0.688cm" svg:height="0.352cm" draw:transform="rotate (-1.5707963267949) translate (21.807cm 10.452cm)">
          <draw:text-box>
            <text:p text:style-name="P67"><text:span text:style-name="T1">1.00</text:span></text:p>
          </draw:text-box>
        </draw:frame>
        <draw:polygon draw:style-name="gr1" draw:text-style-name="P1" draw:layer="layout" svg:width="5.214cm" svg:height="6.545cm" svg:x="22.001cm" svg:y="5.334cm" svg:viewBox="0 0 5215 6546" draw:points="0,6546 5215,6546 5215,0 0,0">
          <text:p/>
        </draw:polygon>
        <draw:polygon draw:style-name="gr2" draw:text-style-name="P1" draw:layer="layout" svg:width="4.686cm" svg:height="4.62cm" svg:x="22.318cm" svg:y="5.544cm" svg:viewBox="0 0 4687 4621" draw:points="0,4621 4687,4621 4687,0 0,0">
          <text:p/>
        </draw:polygon>
        <draw:line draw:style-name="gr3" draw:text-style-name="P2" draw:layer="layout" svg:x1="22.318cm" svg:y1="9.429cm" svg:x2="27.004cm" svg:y2="9.429cm">
          <text:p/>
        </draw:line>
        <draw:line draw:style-name="gr3" draw:text-style-name="P2" draw:layer="layout" svg:x1="22.318cm" svg:y1="8.379cm" svg:x2="27.004cm" svg:y2="8.379cm">
          <text:p/>
        </draw:line>
        <draw:line draw:style-name="gr3" draw:text-style-name="P2" draw:layer="layout" svg:x1="22.318cm" svg:y1="7.329cm" svg:x2="27.004cm" svg:y2="7.329cm">
          <text:p/>
        </draw:line>
        <draw:line draw:style-name="gr3" draw:text-style-name="P2" draw:layer="layout" svg:x1="22.318cm" svg:y1="6.279cm" svg:x2="27.004cm" svg:y2="6.279cm">
          <text:p/>
        </draw:line>
        <draw:line draw:style-name="gr3" draw:text-style-name="P2" draw:layer="layout" svg:x1="23.066cm" svg:y1="10.164cm" svg:x2="23.066cm" svg:y2="5.544cm">
          <text:p/>
        </draw:line>
        <draw:line draw:style-name="gr3" draw:text-style-name="P2" draw:layer="layout" svg:x1="24.146cm" svg:y1="10.164cm" svg:x2="24.146cm" svg:y2="5.544cm">
          <text:p/>
        </draw:line>
        <draw:line draw:style-name="gr3" draw:text-style-name="P2" draw:layer="layout" svg:x1="25.227cm" svg:y1="10.164cm" svg:x2="25.227cm" svg:y2="5.544cm">
          <text:p/>
        </draw:line>
        <draw:line draw:style-name="gr3" draw:text-style-name="P2" draw:layer="layout" svg:x1="26.308cm" svg:y1="10.164cm" svg:x2="26.308cm" svg:y2="5.544cm">
          <text:p/>
        </draw:line>
        <draw:line draw:style-name="gr4" draw:text-style-name="P2" draw:layer="layout" svg:x1="22.318cm" svg:y1="9.954cm" svg:x2="27.004cm" svg:y2="9.954cm">
          <text:p/>
        </draw:line>
        <draw:line draw:style-name="gr4" draw:text-style-name="P2" draw:layer="layout" svg:x1="22.318cm" svg:y1="8.904cm" svg:x2="27.004cm" svg:y2="8.904cm">
          <text:p/>
        </draw:line>
        <draw:line draw:style-name="gr4" draw:text-style-name="P2" draw:layer="layout" svg:x1="22.318cm" svg:y1="7.854cm" svg:x2="27.004cm" svg:y2="7.854cm">
          <text:p/>
        </draw:line>
        <draw:line draw:style-name="gr4" draw:text-style-name="P2" draw:layer="layout" svg:x1="22.318cm" svg:y1="6.804cm" svg:x2="27.004cm" svg:y2="6.804cm">
          <text:p/>
        </draw:line>
        <draw:line draw:style-name="gr4" draw:text-style-name="P2" draw:layer="layout" svg:x1="22.318cm" svg:y1="5.754cm" svg:x2="27.004cm" svg:y2="5.754cm">
          <text:p/>
        </draw:line>
        <draw:line draw:style-name="gr4" draw:text-style-name="P2" draw:layer="layout" svg:x1="22.525cm" svg:y1="10.164cm" svg:x2="22.525cm" svg:y2="5.544cm">
          <text:p/>
        </draw:line>
        <draw:line draw:style-name="gr4" draw:text-style-name="P2" draw:layer="layout" svg:x1="23.606cm" svg:y1="10.164cm" svg:x2="23.606cm" svg:y2="5.544cm">
          <text:p/>
        </draw:line>
        <draw:line draw:style-name="gr4" draw:text-style-name="P2" draw:layer="layout" svg:x1="24.687cm" svg:y1="10.164cm" svg:x2="24.687cm" svg:y2="5.544cm">
          <text:p/>
        </draw:line>
        <draw:line draw:style-name="gr4" draw:text-style-name="P2" draw:layer="layout" svg:x1="25.767cm" svg:y1="10.164cm" svg:x2="25.767cm" svg:y2="5.544cm">
          <text:p/>
        </draw:line>
        <draw:line draw:style-name="gr4" draw:text-style-name="P2" draw:layer="layout" svg:x1="26.848cm" svg:y1="10.164cm" svg:x2="26.848cm" svg:y2="5.544cm">
          <text:p/>
        </draw:line>
        <draw:path draw:style-name="gr17" draw:text-style-name="P9" draw:layer="layout" svg:width="0.251cm" svg:height="0.251cm" svg:x="22.729cm" svg:y="6.233cm" svg:viewBox="0 0 252 252" svg:d="M0 126c0-69 57-126 126-126 70 0 126 57 126 126s-56 126-126 126c-69 0-126-57-126-126z">
          <text:p/>
        </draw:path>
        <draw:path draw:style-name="gr18" draw:text-style-name="P2" draw:layer="layout" svg:width="0.251cm" svg:height="0.251cm" svg:x="22.729cm" svg:y="6.233cm" svg:viewBox="0 0 252 252" svg:d="M0 126c0-69 57-126 126-126 70 0 126 57 126 126s-56 126-126 126c-69 0-126-57-126-126z">
          <text:p/>
        </draw:path>
        <draw:path draw:style-name="gr23" draw:text-style-name="P12" draw:layer="layout" svg:width="0.251cm" svg:height="0.251cm" svg:x="22.589cm" svg:y="6.283cm" svg:viewBox="0 0 252 252" svg:d="M0 127c0-69 58-127 127-127s125 58 125 127-56 125-125 125-127-56-127-125z">
          <text:p/>
        </draw:path>
        <draw:path draw:style-name="gr24" draw:text-style-name="P2" draw:layer="layout" svg:width="0.251cm" svg:height="0.251cm" svg:x="22.589cm" svg:y="6.283cm" svg:viewBox="0 0 252 252" svg:d="M0 127c0-69 58-127 127-127s125 58 125 127-56 125-125 125-127-56-127-125z">
          <text:p/>
        </draw:path>
        <draw:path draw:style-name="gr25" draw:text-style-name="P13" draw:layer="layout" svg:width="0.251cm" svg:height="0.251cm" svg:x="22.962cm" svg:y="8.12cm" svg:viewBox="0 0 252 252" svg:d="M0 126c0-69 57-126 125-126 71 0 127 57 127 126s-56 126-127 126c-68 0-125-57-125-126z">
          <text:p/>
        </draw:path>
        <draw:path draw:style-name="gr26" draw:text-style-name="P2" draw:layer="layout" svg:width="0.251cm" svg:height="0.251cm" svg:x="22.962cm" svg:y="8.12cm" svg:viewBox="0 0 252 252" svg:d="M0 126c0-69 57-126 125-126 71 0 127 57 127 126s-56 126-127 126c-68 0-125-57-125-126z">
          <text:p/>
        </draw:path>
        <draw:path draw:style-name="gr35" draw:text-style-name="P18" draw:layer="layout" svg:width="0.251cm" svg:height="0.25cm" svg:x="22.468cm" svg:y="7.694cm" svg:viewBox="0 0 252 251" svg:d="M0 126c0-70 57-126 126-126 70 0 126 56 126 126 0 69-56 125-126 125-69 0-126-56-126-125z">
          <text:p/>
        </draw:path>
        <draw:path draw:style-name="gr36" draw:text-style-name="P2" draw:layer="layout" svg:width="0.251cm" svg:height="0.25cm" svg:x="22.468cm" svg:y="7.694cm" svg:viewBox="0 0 252 251" svg:d="M0 126c0-70 57-126 126-126 70 0 126 56 126 126 0 69-56 125-126 125-69 0-126-56-126-125z">
          <text:p/>
        </draw:path>
        <draw:path draw:style-name="gr35" draw:text-style-name="P18" draw:layer="layout" svg:width="0.251cm" svg:height="0.251cm" svg:x="22.468cm" svg:y="7.424cm" svg:viewBox="0 0 252 252" svg:d="M0 127c0-70 57-127 126-127 70 0 126 57 126 127 0 68-56 125-126 125-69 0-126-57-126-125z">
          <text:p/>
        </draw:path>
        <draw:path draw:style-name="gr36" draw:text-style-name="P2" draw:layer="layout" svg:width="0.251cm" svg:height="0.251cm" svg:x="22.468cm" svg:y="7.424cm" svg:viewBox="0 0 252 252" svg:d="M0 127c0-70 57-127 126-127 70 0 126 57 126 127 0 68-56 125-126 125-69 0-126-57-126-125z">
          <text:p/>
        </draw:path>
        <draw:path draw:style-name="gr43" draw:text-style-name="P22" draw:layer="layout" svg:width="0.251cm" svg:height="0.251cm" svg:x="23.942cm" svg:y="6.75cm" svg:viewBox="0 0 252 252" svg:d="M0 127c0-69 57-127 125-127 71 0 127 58 127 127s-56 125-127 125c-68 0-125-56-125-125z">
          <text:p/>
        </draw:path>
        <draw:path draw:style-name="gr44" draw:text-style-name="P2" draw:layer="layout" svg:width="0.251cm" svg:height="0.251cm" svg:x="23.942cm" svg:y="6.75cm" svg:viewBox="0 0 252 252" svg:d="M0 127c0-69 57-127 125-127 71 0 127 58 127 127s-56 125-127 125c-68 0-125-56-125-125z">
          <text:p/>
        </draw:path>
        <draw:path draw:style-name="gr45" draw:text-style-name="P23" draw:layer="layout" svg:width="0.25cm" svg:height="0.25cm" svg:x="22.673cm" svg:y="8.741cm" svg:viewBox="0 0 251 251" svg:d="M0 126c0-69 56-126 125-126s126 57 126 126-57 125-126 125-125-56-125-125z">
          <text:p/>
        </draw:path>
        <draw:path draw:style-name="gr46" draw:text-style-name="P2" draw:layer="layout" svg:width="0.25cm" svg:height="0.25cm" svg:x="22.673cm" svg:y="8.741cm" svg:viewBox="0 0 251 251" svg:d="M0 126c0-69 56-126 125-126s126 57 126 126-57 125-126 125-125-56-125-125z">
          <text:p/>
        </draw:path>
        <draw:path draw:style-name="gr45" draw:text-style-name="P23" draw:layer="layout" svg:width="0.25cm" svg:height="0.251cm" svg:x="22.673cm" svg:y="8.694cm" svg:viewBox="0 0 251 252" svg:d="M0 126c0-70 56-126 125-126s126 56 126 126c0 69-57 126-126 126s-125-57-125-126z">
          <text:p/>
        </draw:path>
        <draw:path draw:style-name="gr46" draw:text-style-name="P2" draw:layer="layout" svg:width="0.25cm" svg:height="0.251cm" svg:x="22.673cm" svg:y="8.694cm" svg:viewBox="0 0 251 252" svg:d="M0 126c0-70 56-126 125-126s126 56 126 126c0 69-57 126-126 126s-125-57-125-126z">
          <text:p/>
        </draw:path>
        <draw:path draw:style-name="gr43" draw:text-style-name="P22" draw:layer="layout" svg:width="0.251cm" svg:height="0.251cm" svg:x="23.942cm" svg:y="6.292cm" svg:viewBox="0 0 252 252" svg:d="M0 126c0-70 57-126 125-126 71 0 127 56 127 126 0 69-56 126-127 126-68 0-125-57-125-126z">
          <text:p/>
        </draw:path>
        <draw:path draw:style-name="gr44" draw:text-style-name="P2" draw:layer="layout" svg:width="0.251cm" svg:height="0.251cm" svg:x="23.942cm" svg:y="6.292cm" svg:viewBox="0 0 252 252" svg:d="M0 126c0-70 57-126 125-126 71 0 127 56 127 126 0 69-56 126-127 126-68 0-125-57-125-126z">
          <text:p/>
        </draw:path>
        <draw:path draw:style-name="gr45" draw:text-style-name="P23" draw:layer="layout" svg:width="0.25cm" svg:height="0.25cm" svg:x="22.673cm" svg:y="8.813cm" svg:viewBox="0 0 251 251" svg:d="M0 125c0-69 56-125 125-125s126 56 126 125-57 126-126 126-125-57-125-126z">
          <text:p/>
        </draw:path>
        <draw:path draw:style-name="gr46" draw:text-style-name="P2" draw:layer="layout" svg:width="0.25cm" svg:height="0.25cm" svg:x="22.673cm" svg:y="8.813cm" svg:viewBox="0 0 251 251" svg:d="M0 125c0-69 56-125 125-125s126 56 126 125-57 126-126 126-125-57-125-126z">
          <text:p/>
        </draw:path>
        <draw:path draw:style-name="gr45" draw:text-style-name="P23" draw:layer="layout" svg:width="0.25cm" svg:height="0.251cm" svg:x="22.673cm" svg:y="8.714cm" svg:viewBox="0 0 251 252" svg:d="M0 126c0-69 56-126 125-126s126 57 126 126-57 126-126 126-125-57-125-126z">
          <text:p/>
        </draw:path>
        <draw:path draw:style-name="gr46" draw:text-style-name="P2" draw:layer="layout" svg:width="0.25cm" svg:height="0.251cm" svg:x="22.673cm" svg:y="8.714cm" svg:viewBox="0 0 251 252" svg:d="M0 126c0-69 56-126 125-126s126 57 126 126-57 126-126 126-125-57-125-126z">
          <text:p/>
        </draw:path>
        <draw:path draw:style-name="gr53" draw:text-style-name="P27" draw:layer="layout" svg:width="0.251cm" svg:height="0.251cm" svg:x="22.43cm" svg:y="8.577cm" svg:viewBox="0 0 252 252" svg:d="M0 126c0-69 56-126 125-126s127 57 127 126c0 70-58 126-127 126s-125-56-125-126z">
          <text:p/>
        </draw:path>
        <draw:path draw:style-name="gr54" draw:text-style-name="P2" draw:layer="layout" svg:width="0.251cm" svg:height="0.251cm" svg:x="22.43cm" svg:y="8.577cm" svg:viewBox="0 0 252 252" svg:d="M0 126c0-69 56-126 125-126s127 57 127 126c0 70-58 126-127 126s-125-56-125-126z">
          <text:p/>
        </draw:path>
        <draw:path draw:style-name="gr53" draw:text-style-name="P27" draw:layer="layout" svg:width="0.251cm" svg:height="0.251cm" svg:x="22.43cm" svg:y="8.514cm" svg:viewBox="0 0 252 252" svg:d="M0 126c0-69 56-126 125-126s127 57 127 126-58 126-127 126-125-57-125-126z">
          <text:p/>
        </draw:path>
        <draw:path draw:style-name="gr54" draw:text-style-name="P2" draw:layer="layout" svg:width="0.251cm" svg:height="0.251cm" svg:x="22.43cm" svg:y="8.514cm" svg:viewBox="0 0 252 252" svg:d="M0 126c0-69 56-126 125-126s127 57 127 126-58 126-127 126-125-57-125-126z">
          <text:p/>
        </draw:path>
        <draw:path draw:style-name="gr53" draw:text-style-name="P27" draw:layer="layout" svg:width="0.251cm" svg:height="0.251cm" svg:x="22.43cm" svg:y="8.634cm" svg:viewBox="0 0 252 252" svg:d="M0 125c0-68 56-125 125-125s127 57 127 125c0 70-58 127-127 127s-125-57-125-127z">
          <text:p/>
        </draw:path>
        <draw:path draw:style-name="gr54" draw:text-style-name="P2" draw:layer="layout" svg:width="0.251cm" svg:height="0.251cm" svg:x="22.43cm" svg:y="8.634cm" svg:viewBox="0 0 252 252" svg:d="M0 125c0-68 56-125 125-125s127 57 127 125c0 70-58 127-127 127s-125-57-125-127z">
          <text:p/>
        </draw:path>
        <draw:path draw:style-name="gr25" draw:text-style-name="P13" draw:layer="layout" svg:width="0.251cm" svg:height="0.251cm" svg:x="22.962cm" svg:y="8.316cm" svg:viewBox="0 0 252 252" svg:d="M0 125c0-69 57-125 125-125 71 0 127 56 127 125 0 70-56 127-127 127-68 0-125-57-125-127z">
          <text:p/>
        </draw:path>
        <draw:path draw:style-name="gr26" draw:text-style-name="P2" draw:layer="layout" svg:width="0.251cm" svg:height="0.251cm" svg:x="22.962cm" svg:y="8.316cm" svg:viewBox="0 0 252 252" svg:d="M0 125c0-69 57-125 125-125 71 0 127 56 127 125 0 70-56 127-127 127-68 0-125-57-125-127z">
          <text:p/>
        </draw:path>
        <draw:path draw:style-name="gr25" draw:text-style-name="P13" draw:layer="layout" svg:width="0.251cm" svg:height="0.251cm" svg:x="22.962cm" svg:y="8.114cm" svg:viewBox="0 0 252 252" svg:d="M0 125c0-68 57-125 125-125 71 0 127 57 127 125 0 70-56 127-127 127-68 0-125-57-125-127z">
          <text:p/>
        </draw:path>
        <draw:path draw:style-name="gr26" draw:text-style-name="P2" draw:layer="layout" svg:width="0.251cm" svg:height="0.251cm" svg:x="22.962cm" svg:y="8.114cm" svg:viewBox="0 0 252 252" svg:d="M0 125c0-68 57-125 125-125 71 0 127 57 127 125 0 70-56 127-127 127-68 0-125-57-125-127z">
          <text:p/>
        </draw:path>
        <draw:path draw:style-name="gr25" draw:text-style-name="P13" draw:layer="layout" svg:width="0.251cm" svg:height="0.251cm" svg:x="22.962cm" svg:y="8.203cm" svg:viewBox="0 0 252 252" svg:d="M0 127c0-71 57-127 125-127 71 0 127 56 127 127 0 68-56 125-127 125-68 0-125-57-125-125z">
          <text:p/>
        </draw:path>
        <draw:path draw:style-name="gr26" draw:text-style-name="P2" draw:layer="layout" svg:width="0.251cm" svg:height="0.251cm" svg:x="22.962cm" svg:y="8.203cm" svg:viewBox="0 0 252 252" svg:d="M0 127c0-71 57-127 125-127 71 0 127 56 127 127 0 68-56 125-127 125-68 0-125-57-125-125z">
          <text:p/>
        </draw:path>
        <draw:path draw:style-name="gr59" draw:text-style-name="P30" draw:layer="layout" svg:width="0.251cm" svg:height="0.251cm" svg:x="22.405cm" svg:y="6.632cm" svg:viewBox="0 0 252 252" svg:d="M0 125c0-68 57-125 126-125s126 57 126 125c0 70-57 127-126 127s-126-57-126-127z">
          <text:p/>
        </draw:path>
        <draw:path draw:style-name="gr60" draw:text-style-name="P2" draw:layer="layout" svg:width="0.251cm" svg:height="0.251cm" svg:x="22.405cm" svg:y="6.632cm" svg:viewBox="0 0 252 252" svg:d="M0 125c0-68 57-125 126-125s126 57 126 125c0 70-57 127-126 127s-126-57-126-127z">
          <text:p/>
        </draw:path>
        <draw:path draw:style-name="gr53" draw:text-style-name="P27" draw:layer="layout" svg:width="0.251cm" svg:height="0.251cm" svg:x="22.43cm" svg:y="8.669cm" svg:viewBox="0 0 252 252" svg:d="M0 127c0-71 56-127 125-127s127 56 127 127c0 68-58 125-127 125s-125-57-125-125z">
          <text:p/>
        </draw:path>
        <draw:path draw:style-name="gr54" draw:text-style-name="P2" draw:layer="layout" svg:width="0.251cm" svg:height="0.251cm" svg:x="22.43cm" svg:y="8.669cm" svg:viewBox="0 0 252 252" svg:d="M0 127c0-71 56-127 125-127s127 56 127 127c0 68-58 125-127 125s-125-57-125-125z">
          <text:p/>
        </draw:path>
        <draw:path draw:style-name="gr53" draw:text-style-name="P27" draw:layer="layout" svg:width="0.251cm" svg:height="0.251cm" svg:x="22.43cm" svg:y="8.548cm" svg:viewBox="0 0 252 252" svg:d="M0 125c0-69 56-125 125-125s127 56 127 125-58 127-127 127-125-58-125-127z">
          <text:p/>
        </draw:path>
        <draw:path draw:style-name="gr54" draw:text-style-name="P2" draw:layer="layout" svg:width="0.251cm" svg:height="0.251cm" svg:x="22.43cm" svg:y="8.548cm" svg:viewBox="0 0 252 252" svg:d="M0 125c0-69 56-125 125-125s127 56 127 125-58 127-127 127-125-58-125-127z">
          <text:p/>
        </draw:path>
        <draw:path draw:style-name="gr79" draw:text-style-name="P40" draw:layer="layout" svg:width="0.25cm" svg:height="0.251cm" svg:x="23.091cm" svg:y="7.729cm" svg:viewBox="0 0 251 252" svg:d="M0 126c0-69 57-126 126-126s125 57 125 126-56 126-125 126-126-57-126-126z">
          <text:p/>
        </draw:path>
        <draw:path draw:style-name="gr80" draw:text-style-name="P2" draw:layer="layout" svg:width="0.25cm" svg:height="0.251cm" svg:x="23.091cm" svg:y="7.729cm" svg:viewBox="0 0 251 252" svg:d="M0 126c0-69 57-126 126-126s125 57 125 126-56 126-125 126-126-57-126-126z">
          <text:p/>
        </draw:path>
        <draw:path draw:style-name="gr23" draw:text-style-name="P12" draw:layer="layout" svg:width="0.251cm" svg:height="0.251cm" svg:x="22.589cm" svg:y="6.558cm" svg:viewBox="0 0 252 252" svg:d="M0 126c0-70 58-126 127-126s125 56 125 126c0 68-56 126-125 126s-127-58-127-126z">
          <text:p/>
        </draw:path>
        <draw:path draw:style-name="gr24" draw:text-style-name="P2" draw:layer="layout" svg:width="0.251cm" svg:height="0.251cm" svg:x="22.589cm" svg:y="6.558cm" svg:viewBox="0 0 252 252" svg:d="M0 126c0-70 58-126 127-126s125 56 125 126c0 68-56 126-125 126s-127-58-127-126z">
          <text:p/>
        </draw:path>
        <draw:path draw:style-name="gr83" draw:text-style-name="P42" draw:layer="layout" svg:width="0.251cm" svg:height="0.251cm" svg:x="22.486cm" svg:y="6.894cm" svg:viewBox="0 0 252 252" svg:d="M0 127c0-70 57-127 126-127 70 0 126 57 126 127 0 69-56 125-126 125-69 0-126-56-126-125z">
          <text:p/>
        </draw:path>
        <draw:path draw:style-name="gr84" draw:text-style-name="P2" draw:layer="layout" svg:width="0.251cm" svg:height="0.251cm" svg:x="22.486cm" svg:y="6.894cm" svg:viewBox="0 0 252 252" svg:d="M0 127c0-70 57-127 126-127 70 0 126 57 126 127 0 69-56 125-126 125-69 0-126-56-126-125z">
          <text:p/>
        </draw:path>
        <draw:path draw:style-name="gr25" draw:text-style-name="P13" draw:layer="layout" svg:width="0.251cm" svg:height="0.25cm" svg:x="22.962cm" svg:y="6.956cm" svg:viewBox="0 0 252 251" svg:d="M0 126c0-69 57-126 125-126 71 0 127 57 127 126s-56 125-127 125c-68 0-125-56-125-125z">
          <text:p/>
        </draw:path>
        <draw:path draw:style-name="gr26" draw:text-style-name="P2" draw:layer="layout" svg:width="0.251cm" svg:height="0.25cm" svg:x="22.962cm" svg:y="6.956cm" svg:viewBox="0 0 252 251" svg:d="M0 126c0-69 57-126 125-126 71 0 127 57 127 126s-56 125-127 125c-68 0-125-56-125-125z">
          <text:p/>
        </draw:path>
        <draw:path draw:style-name="gr89" draw:text-style-name="P45" draw:layer="layout" svg:width="0.251cm" svg:height="0.25cm" svg:x="22.53cm" svg:y="8.62cm" svg:viewBox="0 0 252 251" svg:d="M0 125c0-69 56-125 126-125s126 56 126 125c0 70-56 126-126 126s-126-56-126-126z">
          <text:p/>
        </draw:path>
        <draw:path draw:style-name="gr90" draw:text-style-name="P2" draw:layer="layout" svg:width="0.251cm" svg:height="0.25cm" svg:x="22.53cm" svg:y="8.62cm" svg:viewBox="0 0 252 251" svg:d="M0 125c0-69 56-125 126-125s126 56 126 125c0 70-56 126-126 126s-126-56-126-126z">
          <text:p/>
        </draw:path>
        <draw:path draw:style-name="gr89" draw:text-style-name="P45" draw:layer="layout" svg:width="0.251cm" svg:height="0.251cm" svg:x="22.53cm" svg:y="8.503cm" svg:viewBox="0 0 252 252" svg:d="M0 127c0-69 56-127 126-127s126 58 126 127-56 125-126 125-126-56-126-125z">
          <text:p/>
        </draw:path>
        <draw:path draw:style-name="gr90" draw:text-style-name="P2" draw:layer="layout" svg:width="0.251cm" svg:height="0.251cm" svg:x="22.53cm" svg:y="8.503cm" svg:viewBox="0 0 252 252" svg:d="M0 127c0-69 56-127 126-127s126 58 126 127-56 125-126 125-126-56-126-125z">
          <text:p/>
        </draw:path>
        <draw:path draw:style-name="gr89" draw:text-style-name="P45" draw:layer="layout" svg:width="0.251cm" svg:height="0.251cm" svg:x="22.53cm" svg:y="8.698cm" svg:viewBox="0 0 252 252" svg:d="M0 127c0-70 56-127 126-127s126 57 126 127c0 69-56 125-126 125s-126-56-126-125z">
          <text:p/>
        </draw:path>
        <draw:path draw:style-name="gr90" draw:text-style-name="P2" draw:layer="layout" svg:width="0.251cm" svg:height="0.251cm" svg:x="22.53cm" svg:y="8.698cm" svg:viewBox="0 0 252 252" svg:d="M0 127c0-70 56-127 126-127s126 57 126 127c0 69-56 125-126 125s-126-56-126-125z">
          <text:p/>
        </draw:path>
        <draw:path draw:style-name="gr89" draw:text-style-name="P45" draw:layer="layout" svg:width="0.251cm" svg:height="0.251cm" svg:x="22.53cm" svg:y="8.607cm" svg:viewBox="0 0 252 252" svg:d="M0 125c0-69 56-125 126-125s126 56 126 125c0 70-56 127-126 127s-126-57-126-127z">
          <text:p/>
        </draw:path>
        <draw:path draw:style-name="gr90" draw:text-style-name="P2" draw:layer="layout" svg:width="0.251cm" svg:height="0.251cm" svg:x="22.53cm" svg:y="8.607cm" svg:viewBox="0 0 252 252" svg:d="M0 125c0-69 56-125 126-125s126 56 126 125c0 70-56 127-126 127s-126-57-126-127z">
          <text:p/>
        </draw:path>
        <draw:path draw:style-name="gr89" draw:text-style-name="P45" draw:layer="layout" svg:width="0.251cm" svg:height="0.251cm" svg:x="22.53cm" svg:y="8.553cm" svg:viewBox="0 0 252 252" svg:d="M0 126c0-69 56-126 126-126s126 57 126 126-56 126-126 126-126-57-126-126z">
          <text:p/>
        </draw:path>
        <draw:path draw:style-name="gr90" draw:text-style-name="P2" draw:layer="layout" svg:width="0.251cm" svg:height="0.251cm" svg:x="22.53cm" svg:y="8.553cm" svg:viewBox="0 0 252 252" svg:d="M0 126c0-69 56-126 126-126s126 57 126 126-56 126-126 126-126-57-126-126z">
          <text:p/>
        </draw:path>
        <draw:path draw:style-name="gr101" draw:text-style-name="P51" draw:layer="layout" svg:width="0.25cm" svg:height="0.251cm" svg:x="22.727cm" svg:y="7.275cm" svg:viewBox="0 0 251 252" svg:d="M0 125c0-69 56-125 125-125 70 0 126 56 126 125s-56 127-126 127c-69 0-125-58-125-127z">
          <text:p/>
        </draw:path>
        <draw:path draw:style-name="gr102" draw:text-style-name="P2" draw:layer="layout" svg:width="0.25cm" svg:height="0.251cm" svg:x="22.727cm" svg:y="7.275cm" svg:viewBox="0 0 251 252" svg:d="M0 125c0-69 56-125 125-125 70 0 126 56 126 125s-56 127-126 127c-69 0-125-58-125-127z">
          <text:p/>
        </draw:path>
        <draw:path draw:style-name="gr43" draw:text-style-name="P22" draw:layer="layout" svg:width="0.251cm" svg:height="0.251cm" svg:x="23.942cm" svg:y="6.408cm" svg:viewBox="0 0 252 252" svg:d="M0 126c0-69 57-126 125-126 71 0 127 57 127 126s-56 126-127 126c-68 0-125-57-125-126z">
          <text:p/>
        </draw:path>
        <draw:path draw:style-name="gr44" draw:text-style-name="P2" draw:layer="layout" svg:width="0.251cm" svg:height="0.251cm" svg:x="23.942cm" svg:y="6.408cm" svg:viewBox="0 0 252 252" svg:d="M0 126c0-69 57-126 125-126 71 0 127 57 127 126s-56 126-127 126c-68 0-125-57-125-126z">
          <text:p/>
        </draw:path>
        <draw:path draw:style-name="gr59" draw:text-style-name="P30" draw:layer="layout" svg:width="0.251cm" svg:height="0.251cm" svg:x="22.417cm" svg:y="7.227cm" svg:viewBox="0 0 252 252" svg:d="M0 126c0-69 57-126 126-126s126 57 126 126-57 126-126 126-126-57-126-126z">
          <text:p/>
        </draw:path>
        <draw:path draw:style-name="gr60" draw:text-style-name="P2" draw:layer="layout" svg:width="0.251cm" svg:height="0.251cm" svg:x="22.417cm" svg:y="7.227cm" svg:viewBox="0 0 252 252" svg:d="M0 126c0-69 57-126 126-126s126 57 126 126-57 126-126 126-126-57-126-126z">
          <text:p/>
        </draw:path>
        <draw:path draw:style-name="gr43" draw:text-style-name="P22" draw:layer="layout" svg:width="0.251cm" svg:height="0.251cm" svg:x="23.942cm" svg:y="6.725cm" svg:viewBox="0 0 252 252" svg:d="M0 126c0-68 57-126 125-126 71 0 127 58 127 126 0 70-56 126-127 126-68 0-125-56-125-126z">
          <text:p/>
        </draw:path>
        <draw:path draw:style-name="gr44" draw:text-style-name="P2" draw:layer="layout" svg:width="0.251cm" svg:height="0.251cm" svg:x="23.942cm" svg:y="6.725cm" svg:viewBox="0 0 252 252" svg:d="M0 126c0-68 57-126 125-126 71 0 127 58 127 126 0 70-56 126-127 126-68 0-125-56-125-126z">
          <text:p/>
        </draw:path>
        <draw:path draw:style-name="gr43" draw:text-style-name="P22" draw:layer="layout" svg:width="0.251cm" svg:height="0.251cm" svg:x="23.942cm" svg:y="6.673cm" svg:viewBox="0 0 252 252" svg:d="M0 127c0-70 57-127 125-127 71 0 127 57 127 127 0 69-56 125-127 125-68 0-125-56-125-125z">
          <text:p/>
        </draw:path>
        <draw:path draw:style-name="gr44" draw:text-style-name="P2" draw:layer="layout" svg:width="0.251cm" svg:height="0.251cm" svg:x="23.942cm" svg:y="6.673cm" svg:viewBox="0 0 252 252" svg:d="M0 127c0-70 57-127 125-127 71 0 127 57 127 127 0 69-56 125-127 125-68 0-125-56-125-125z">
          <text:p/>
        </draw:path>
        <draw:path draw:style-name="gr79" draw:text-style-name="P40" draw:layer="layout" svg:width="0.25cm" svg:height="0.251cm" svg:x="23.091cm" svg:y="7.407cm" svg:viewBox="0 0 251 252" svg:d="M0 126c0-70 57-126 126-126s125 56 125 126c0 69-56 126-125 126s-126-57-126-126z">
          <text:p/>
        </draw:path>
        <draw:path draw:style-name="gr80" draw:text-style-name="P2" draw:layer="layout" svg:width="0.25cm" svg:height="0.251cm" svg:x="23.091cm" svg:y="7.407cm" svg:viewBox="0 0 251 252" svg:d="M0 126c0-70 57-126 126-126s125 56 125 126c0 69-56 126-125 126s-126-57-126-126z">
          <text:p/>
        </draw:path>
        <draw:path draw:style-name="gr79" draw:text-style-name="P40" draw:layer="layout" svg:width="0.25cm" svg:height="0.251cm" svg:x="23.091cm" svg:y="7.969cm" svg:viewBox="0 0 251 252" svg:d="M0 126c0-68 57-126 126-126s125 58 125 126c0 69-56 126-125 126s-126-57-126-126z">
          <text:p/>
        </draw:path>
        <draw:path draw:style-name="gr80" draw:text-style-name="P2" draw:layer="layout" svg:width="0.25cm" svg:height="0.251cm" svg:x="23.091cm" svg:y="7.969cm" svg:viewBox="0 0 251 252" svg:d="M0 126c0-68 57-126 126-126s125 58 125 126c0 69-56 126-125 126s-126-57-126-126z">
          <text:p/>
        </draw:path>
        <draw:path draw:style-name="gr79" draw:text-style-name="P40" draw:layer="layout" svg:width="0.25cm" svg:height="0.251cm" svg:x="23.091cm" svg:y="6.754cm" svg:viewBox="0 0 251 252" svg:d="M0 127c0-69 57-127 126-127s125 58 125 127-56 125-125 125-126-56-126-125z">
          <text:p/>
        </draw:path>
        <draw:path draw:style-name="gr80" draw:text-style-name="P2" draw:layer="layout" svg:width="0.25cm" svg:height="0.251cm" svg:x="23.091cm" svg:y="6.754cm" svg:viewBox="0 0 251 252" svg:d="M0 127c0-69 57-127 126-127s125 58 125 127-56 125-125 125-126-56-126-125z">
          <text:p/>
        </draw:path>
        <draw:path draw:style-name="gr113" draw:text-style-name="P57" draw:layer="layout" svg:width="0.25cm" svg:height="0.25cm" svg:x="26.666cm" svg:y="6.322cm" svg:viewBox="0 0 251 251" svg:d="M0 125c0-69 56-125 125-125s126 56 126 125c0 70-57 126-126 126s-125-56-125-126z">
          <text:p/>
        </draw:path>
        <draw:path draw:style-name="gr114" draw:text-style-name="P2" draw:layer="layout" svg:width="0.25cm" svg:height="0.25cm" svg:x="26.666cm" svg:y="6.322cm" svg:viewBox="0 0 251 251" svg:d="M0 125c0-69 56-125 125-125s126 56 126 125c0 70-57 126-126 126s-125-56-125-126z">
          <text:p/>
        </draw:path>
        <draw:path draw:style-name="gr23" draw:text-style-name="P12" draw:layer="layout" svg:width="0.251cm" svg:height="0.251cm" svg:x="22.589cm" svg:y="6.411cm" svg:viewBox="0 0 252 252" svg:d="M0 126c0-70 58-126 127-126s125 56 125 126c0 69-56 126-125 126s-127-57-127-126z">
          <text:p/>
        </draw:path>
        <draw:path draw:style-name="gr24" draw:text-style-name="P2" draw:layer="layout" svg:width="0.251cm" svg:height="0.251cm" svg:x="22.589cm" svg:y="6.411cm" svg:viewBox="0 0 252 252" svg:d="M0 126c0-70 58-126 127-126s125 56 125 126c0 69-56 126-125 126s-127-57-127-126z">
          <text:p/>
        </draw:path>
        <draw:path draw:style-name="gr45" draw:text-style-name="P23" draw:layer="layout" svg:width="0.25cm" svg:height="0.251cm" svg:x="22.673cm" svg:y="8.895cm" svg:viewBox="0 0 251 252" svg:d="M0 126c0-69 56-126 125-126s126 57 126 126c0 70-57 126-126 126s-125-56-125-126z">
          <text:p/>
        </draw:path>
        <draw:path draw:style-name="gr46" draw:text-style-name="P2" draw:layer="layout" svg:width="0.25cm" svg:height="0.251cm" svg:x="22.673cm" svg:y="8.895cm" svg:viewBox="0 0 251 252" svg:d="M0 126c0-69 56-126 125-126s126 57 126 126c0 70-57 126-126 126s-125-56-125-126z">
          <text:p/>
        </draw:path>
        <draw:path draw:style-name="gr89" draw:text-style-name="P45" draw:layer="layout" svg:width="0.25cm" svg:height="0.251cm" svg:x="22.56cm" svg:y="7.503cm" svg:viewBox="0 0 251 252" svg:d="M0 127c0-69 56-127 126-127 69 0 125 58 125 127s-56 125-125 125c-70 0-126-56-126-125z">
          <text:p/>
        </draw:path>
        <draw:path draw:style-name="gr90" draw:text-style-name="P2" draw:layer="layout" svg:width="0.25cm" svg:height="0.251cm" svg:x="22.56cm" svg:y="7.503cm" svg:viewBox="0 0 251 252" svg:d="M0 127c0-69 56-127 126-127 69 0 125 58 125 127s-56 125-125 125c-70 0-126-56-126-125z">
          <text:p/>
        </draw:path>
        <draw:path draw:style-name="gr117" draw:text-style-name="P59" draw:layer="layout" svg:width="0.251cm" svg:height="0.25cm" svg:x="23.244cm" svg:y="6.997cm" svg:viewBox="0 0 252 251" svg:d="M0 126c0-69 57-126 126-126 70 0 126 57 126 126s-56 125-126 125c-69 0-126-56-126-125z">
          <text:p/>
        </draw:path>
        <draw:path draw:style-name="gr118" draw:text-style-name="P2" draw:layer="layout" svg:width="0.251cm" svg:height="0.25cm" svg:x="23.244cm" svg:y="6.997cm" svg:viewBox="0 0 252 251" svg:d="M0 126c0-69 57-126 126-126 70 0 126 57 126 126s-56 125-126 125c-69 0-126-56-126-125z">
          <text:p/>
        </draw:path>
        <draw:path draw:style-name="gr113" draw:text-style-name="P57" draw:layer="layout" svg:width="0.25cm" svg:height="0.251cm" svg:x="26.666cm" svg:y="7.286cm" svg:viewBox="0 0 251 252" svg:d="M0 125c0-69 56-125 125-125s126 56 126 125-57 127-126 127-125-58-125-127z">
          <text:p/>
        </draw:path>
        <draw:path draw:style-name="gr114" draw:text-style-name="P2" draw:layer="layout" svg:width="0.25cm" svg:height="0.251cm" svg:x="26.666cm" svg:y="7.286cm" svg:viewBox="0 0 251 252" svg:d="M0 125c0-69 56-125 125-125s126 56 126 125-57 127-126 127-125-58-125-127z">
          <text:p/>
        </draw:path>
        <draw:path draw:style-name="gr117" draw:text-style-name="P59" draw:layer="layout" svg:width="0.251cm" svg:height="0.25cm" svg:x="23.244cm" svg:y="6.406cm" svg:viewBox="0 0 252 251" svg:d="M0 126c0-70 57-126 126-126 70 0 126 56 126 126 0 69-56 125-126 125-69 0-126-56-126-125z">
          <text:p/>
        </draw:path>
        <draw:path draw:style-name="gr118" draw:text-style-name="P2" draw:layer="layout" svg:width="0.251cm" svg:height="0.25cm" svg:x="23.244cm" svg:y="6.406cm" svg:viewBox="0 0 252 251" svg:d="M0 126c0-70 57-126 126-126 70 0 126 56 126 126 0 69-56 125-126 125-69 0-126-56-126-125z">
          <text:p/>
        </draw:path>
        <draw:path draw:style-name="gr117" draw:text-style-name="P59" draw:layer="layout" svg:width="0.251cm" svg:height="0.251cm" svg:x="23.244cm" svg:y="6.32cm" svg:viewBox="0 0 252 252" svg:d="M0 125c0-68 57-125 126-125 70 0 126 57 126 125 0 71-56 127-126 127-69 0-126-56-126-127z">
          <text:p/>
        </draw:path>
        <draw:path draw:style-name="gr118" draw:text-style-name="P2" draw:layer="layout" svg:width="0.251cm" svg:height="0.251cm" svg:x="23.244cm" svg:y="6.32cm" svg:viewBox="0 0 252 252" svg:d="M0 125c0-68 57-125 126-125 70 0 126 57 126 125 0 71-56 127-126 127-69 0-126-56-126-127z">
          <text:p/>
        </draw:path>
        <draw:path draw:style-name="gr117" draw:text-style-name="P59" draw:layer="layout" svg:width="0.251cm" svg:height="0.251cm" svg:x="23.244cm" svg:y="6.629cm" svg:viewBox="0 0 252 252" svg:d="M0 125c0-68 57-125 126-125 70 0 126 57 126 125 0 71-56 127-126 127-69 0-126-56-126-127z">
          <text:p/>
        </draw:path>
        <draw:path draw:style-name="gr118" draw:text-style-name="P2" draw:layer="layout" svg:width="0.251cm" svg:height="0.251cm" svg:x="23.244cm" svg:y="6.629cm" svg:viewBox="0 0 252 252" svg:d="M0 125c0-68 57-125 126-125 70 0 126 57 126 125 0 71-56 127-126 127-69 0-126-56-126-127z">
          <text:p/>
        </draw:path>
        <draw:path draw:style-name="gr113" draw:text-style-name="P57" draw:layer="layout" svg:width="0.25cm" svg:height="0.25cm" svg:x="26.666cm" svg:y="7.32cm" svg:viewBox="0 0 251 251" svg:d="M0 125c0-69 56-125 125-125s126 56 126 125c0 70-57 126-126 126s-125-56-125-126z">
          <text:p/>
        </draw:path>
        <draw:path draw:style-name="gr114" draw:text-style-name="P2" draw:layer="layout" svg:width="0.25cm" svg:height="0.25cm" svg:x="26.666cm" svg:y="7.32cm" svg:viewBox="0 0 251 251" svg:d="M0 125c0-69 56-125 125-125s126 56 126 125c0 70-57 126-126 126s-125-56-125-126z">
          <text:p/>
        </draw:path>
        <draw:path draw:style-name="gr125" draw:text-style-name="P63" draw:layer="layout" svg:width="0.251cm" svg:height="0.251cm" svg:x="24.792cm" svg:y="7.032cm" svg:viewBox="0 0 252 252" svg:d="M0 126c0-69 57-126 127-126 69 0 125 57 125 126s-56 126-125 126c-70 0-127-57-127-126z">
          <text:p/>
        </draw:path>
        <draw:path draw:style-name="gr126" draw:text-style-name="P2" draw:layer="layout" svg:width="0.251cm" svg:height="0.251cm" svg:x="24.792cm" svg:y="7.032cm" svg:viewBox="0 0 252 252" svg:d="M0 126c0-69 57-126 127-126 69 0 125 57 125 126s-56 126-125 126c-70 0-127-57-127-126z">
          <text:p/>
        </draw:path>
        <draw:path draw:style-name="gr125" draw:text-style-name="P63" draw:layer="layout" svg:width="0.251cm" svg:height="0.251cm" svg:x="24.792cm" svg:y="7.14cm" svg:viewBox="0 0 252 252" svg:d="M0 127c0-70 57-127 127-127 69 0 125 57 125 127 0 69-56 125-125 125-70 0-127-56-127-125z">
          <text:p/>
        </draw:path>
        <draw:path draw:style-name="gr126" draw:text-style-name="P2" draw:layer="layout" svg:width="0.251cm" svg:height="0.251cm" svg:x="24.792cm" svg:y="7.14cm" svg:viewBox="0 0 252 252" svg:d="M0 127c0-70 57-127 127-127 69 0 125 57 125 127 0 69-56 125-125 125-70 0-127-56-127-125z">
          <text:p/>
        </draw:path>
        <draw:path draw:style-name="gr125" draw:text-style-name="P63" draw:layer="layout" svg:width="0.251cm" svg:height="0.251cm" svg:x="24.792cm" svg:y="7.443cm" svg:viewBox="0 0 252 252" svg:d="M0 127c0-70 57-127 127-127 69 0 125 57 125 127 0 69-56 125-125 125-70 0-127-56-127-125z">
          <text:p/>
        </draw:path>
        <draw:path draw:style-name="gr126" draw:text-style-name="P2" draw:layer="layout" svg:width="0.251cm" svg:height="0.251cm" svg:x="24.792cm" svg:y="7.443cm" svg:viewBox="0 0 252 252" svg:d="M0 127c0-70 57-127 127-127 69 0 125 57 125 127 0 69-56 125-125 125-70 0-127-56-127-125z">
          <text:p/>
        </draw:path>
        <draw:path draw:style-name="gr125" draw:text-style-name="P63" draw:layer="layout" svg:width="0.251cm" svg:height="0.251cm" svg:x="24.792cm" svg:y="7.35cm" svg:viewBox="0 0 252 252" svg:d="M0 126c0-70 57-126 127-126 69 0 125 56 125 126 0 69-56 126-125 126-70 0-127-57-127-126z">
          <text:p/>
        </draw:path>
        <draw:path draw:style-name="gr126" draw:text-style-name="P2" draw:layer="layout" svg:width="0.251cm" svg:height="0.251cm" svg:x="24.792cm" svg:y="7.35cm" svg:viewBox="0 0 252 252" svg:d="M0 126c0-70 57-126 127-126 69 0 125 56 125 126 0 69-56 126-125 126-70 0-127-57-127-126z">
          <text:p/>
        </draw:path>
        <draw:path draw:style-name="gr113" draw:text-style-name="P57" draw:layer="layout" svg:width="0.25cm" svg:height="0.251cm" svg:x="26.666cm" svg:y="6.187cm" svg:viewBox="0 0 251 252" svg:d="M0 126c0-70 56-126 125-126s126 56 126 126c0 69-57 126-126 126s-125-57-125-126z">
          <text:p/>
        </draw:path>
        <draw:path draw:style-name="gr114" draw:text-style-name="P2" draw:layer="layout" svg:width="0.25cm" svg:height="0.251cm" svg:x="26.666cm" svg:y="6.187cm" svg:viewBox="0 0 251 252" svg:d="M0 126c0-70 56-126 125-126s126 56 126 126c0 69-57 126-126 126s-125-57-125-126z">
          <text:p/>
        </draw:path>
        <draw:path draw:style-name="gr113" draw:text-style-name="P57" draw:layer="layout" svg:width="0.25cm" svg:height="0.251cm" svg:x="26.666cm" svg:y="6.335cm" svg:viewBox="0 0 251 252" svg:d="M0 126c0-69 56-126 125-126s126 57 126 126c0 70-57 126-126 126s-125-56-125-126z">
          <text:p/>
        </draw:path>
        <draw:path draw:style-name="gr114" draw:text-style-name="P2" draw:layer="layout" svg:width="0.25cm" svg:height="0.251cm" svg:x="26.666cm" svg:y="6.335cm" svg:viewBox="0 0 251 252" svg:d="M0 126c0-69 56-126 125-126s126 57 126 126c0 70-57 126-126 126s-125-56-125-126z">
          <text:p/>
        </draw:path>
        <draw:path draw:style-name="gr113" draw:text-style-name="P57" draw:layer="layout" svg:width="0.25cm" svg:height="0.25cm" svg:x="26.666cm" svg:y="6.327cm" svg:viewBox="0 0 251 251" svg:d="M0 125c0-69 56-125 125-125s126 56 126 125c0 70-57 126-126 126s-125-56-125-126z">
          <text:p/>
        </draw:path>
        <draw:path draw:style-name="gr114" draw:text-style-name="P2" draw:layer="layout" svg:width="0.25cm" svg:height="0.25cm" svg:x="26.666cm" svg:y="6.327cm" svg:viewBox="0 0 251 251" svg:d="M0 125c0-69 56-125 125-125s126 56 126 125c0 70-57 126-126 126s-125-56-125-126z">
          <text:p/>
        </draw:path>
        <draw:path draw:style-name="gr113" draw:text-style-name="P57" draw:layer="layout" svg:width="0.25cm" svg:height="0.251cm" svg:x="26.666cm" svg:y="6.366cm" svg:viewBox="0 0 251 252" svg:d="M0 126c0-69 56-126 125-126s126 57 126 126-57 126-126 126-125-57-125-126z">
          <text:p/>
        </draw:path>
        <draw:path draw:style-name="gr114" draw:text-style-name="P2" draw:layer="layout" svg:width="0.25cm" svg:height="0.251cm" svg:x="26.666cm" svg:y="6.366cm" svg:viewBox="0 0 251 252" svg:d="M0 126c0-69 56-126 125-126s126 57 126 126-57 126-126 126-125-57-125-126z">
          <text:p/>
        </draw:path>
        <draw:path draw:style-name="gr127" draw:text-style-name="P64" draw:layer="layout" svg:width="0.251cm" svg:height="0.251cm" svg:x="22.791cm" svg:y="6.957cm" svg:viewBox="0 0 252 252" svg:d="M0 127c0-69 56-127 126-127 69 0 126 58 126 127s-57 125-126 125c-70 0-126-56-126-125z">
          <text:p/>
        </draw:path>
        <draw:path draw:style-name="gr128" draw:text-style-name="P2" draw:layer="layout" svg:width="0.251cm" svg:height="0.251cm" svg:x="22.791cm" svg:y="6.957cm" svg:viewBox="0 0 252 252" svg:d="M0 127c0-69 56-127 126-127 69 0 126 58 126 127s-57 125-126 125c-70 0-126-56-126-125z">
          <text:p/>
        </draw:path>
        <draw:path draw:style-name="gr127" draw:text-style-name="P64" draw:layer="layout" svg:width="0.251cm" svg:height="0.25cm" svg:x="22.791cm" svg:y="7.203cm" svg:viewBox="0 0 252 251" svg:d="M0 126c0-70 56-126 126-126 69 0 126 56 126 126 0 69-57 125-126 125-70 0-126-56-126-125z">
          <text:p/>
        </draw:path>
        <draw:path draw:style-name="gr128" draw:text-style-name="P2" draw:layer="layout" svg:width="0.251cm" svg:height="0.25cm" svg:x="22.791cm" svg:y="7.203cm" svg:viewBox="0 0 252 251" svg:d="M0 126c0-70 56-126 126-126 69 0 126 56 126 126 0 69-57 125-126 125-70 0-126-56-126-125z">
          <text:p/>
        </draw:path>
        <draw:path draw:style-name="gr127" draw:text-style-name="P64" draw:layer="layout" svg:width="0.251cm" svg:height="0.25cm" svg:x="22.791cm" svg:y="6.944cm" svg:viewBox="0 0 252 251" svg:d="M0 126c0-70 56-126 126-126 69 0 126 56 126 126 0 69-57 125-126 125-70 0-126-56-126-125z">
          <text:p/>
        </draw:path>
        <draw:path draw:style-name="gr128" draw:text-style-name="P2" draw:layer="layout" svg:width="0.251cm" svg:height="0.25cm" svg:x="22.791cm" svg:y="6.944cm" svg:viewBox="0 0 252 251" svg:d="M0 126c0-70 56-126 126-126 69 0 126 56 126 126 0 69-57 125-126 125-70 0-126-56-126-125z">
          <text:p/>
        </draw:path>
        <draw:path draw:style-name="gr127" draw:text-style-name="P64" draw:layer="layout" svg:width="0.251cm" svg:height="0.251cm" svg:x="22.791cm" svg:y="6.871cm" svg:viewBox="0 0 252 252" svg:d="M0 126c0-69 56-126 126-126 69 0 126 57 126 126 0 70-57 126-126 126-70 0-126-56-126-126z">
          <text:p/>
        </draw:path>
        <draw:path draw:style-name="gr128" draw:text-style-name="P2" draw:layer="layout" svg:width="0.251cm" svg:height="0.251cm" svg:x="22.791cm" svg:y="6.871cm" svg:viewBox="0 0 252 252" svg:d="M0 126c0-69 56-126 126-126 69 0 126 57 126 126 0 70-57 126-126 126-70 0-126-56-126-126z">
          <text:p/>
        </draw:path>
        <draw:path draw:style-name="gr127" draw:text-style-name="P64" draw:layer="layout" svg:width="0.251cm" svg:height="0.251cm" svg:x="22.791cm" svg:y="7.34cm" svg:viewBox="0 0 252 252" svg:d="M0 125c0-69 56-125 126-125 69 0 126 56 126 125 0 70-57 127-126 127-70 0-126-57-126-127z">
          <text:p/>
        </draw:path>
        <draw:path draw:style-name="gr128" draw:text-style-name="P2" draw:layer="layout" svg:width="0.251cm" svg:height="0.251cm" svg:x="22.791cm" svg:y="7.34cm" svg:viewBox="0 0 252 252" svg:d="M0 125c0-69 56-125 126-125 69 0 126 56 126 125 0 70-57 127-126 127-70 0-126-57-126-127z">
          <text:p/>
        </draw:path>
        <draw:path draw:style-name="gr117" draw:text-style-name="P59" draw:layer="layout" svg:width="0.251cm" svg:height="0.251cm" svg:x="23.244cm" svg:y="7.011cm" svg:viewBox="0 0 252 252" svg:d="M0 126c0-69 57-126 126-126 70 0 126 57 126 126s-56 126-126 126c-69 0-126-57-126-126z">
          <text:p/>
        </draw:path>
        <draw:path draw:style-name="gr118" draw:text-style-name="P2" draw:layer="layout" svg:width="0.251cm" svg:height="0.251cm" svg:x="23.244cm" svg:y="7.011cm" svg:viewBox="0 0 252 252" svg:d="M0 126c0-69 57-126 126-126 70 0 126 57 126 126s-56 126-126 126c-69 0-126-57-126-126z">
          <text:p/>
        </draw:path>
        <draw:path draw:style-name="gr101" draw:text-style-name="P51" draw:layer="layout" svg:width="0.25cm" svg:height="0.251cm" svg:x="22.727cm" svg:y="7.088cm" svg:viewBox="0 0 251 252" svg:d="M0 125c0-68 56-125 125-125 70 0 126 57 126 125 0 71-56 127-126 127-69 0-125-56-125-127z">
          <text:p/>
        </draw:path>
        <draw:path draw:style-name="gr102" draw:text-style-name="P2" draw:layer="layout" svg:width="0.25cm" svg:height="0.251cm" svg:x="22.727cm" svg:y="7.088cm" svg:viewBox="0 0 251 252" svg:d="M0 125c0-68 56-125 125-125 70 0 126 57 126 125 0 71-56 127-126 127-69 0-125-56-125-127z">
          <text:p/>
        </draw:path>
        <draw:path draw:style-name="gr101" draw:text-style-name="P51" draw:layer="layout" svg:width="0.25cm" svg:height="0.251cm" svg:x="22.727cm" svg:y="7.237cm" svg:viewBox="0 0 251 252" svg:d="M0 127c0-69 56-127 125-127 70 0 126 58 126 127s-56 125-126 125c-69 0-125-56-125-125z">
          <text:p/>
        </draw:path>
        <draw:path draw:style-name="gr102" draw:text-style-name="P2" draw:layer="layout" svg:width="0.25cm" svg:height="0.251cm" svg:x="22.727cm" svg:y="7.237cm" svg:viewBox="0 0 251 252" svg:d="M0 127c0-69 56-127 125-127 70 0 126 58 126 127s-56 125-126 125c-69 0-125-56-125-125z">
          <text:p/>
        </draw:path>
        <draw:path draw:style-name="gr101" draw:text-style-name="P51" draw:layer="layout" svg:width="0.25cm" svg:height="0.251cm" svg:x="22.727cm" svg:y="7.214cm" svg:viewBox="0 0 251 252" svg:d="M0 126c0-69 56-126 125-126 70 0 126 57 126 126s-56 126-126 126c-69 0-125-57-125-126z">
          <text:p/>
        </draw:path>
        <draw:path draw:style-name="gr102" draw:text-style-name="P2" draw:layer="layout" svg:width="0.25cm" svg:height="0.251cm" svg:x="22.727cm" svg:y="7.214cm" svg:viewBox="0 0 251 252" svg:d="M0 126c0-69 56-126 125-126 70 0 126 57 126 126s-56 126-126 126c-69 0-125-57-125-126z">
          <text:p/>
        </draw:path>
        <draw:path draw:style-name="gr101" draw:text-style-name="P51" draw:layer="layout" svg:width="0.25cm" svg:height="0.251cm" svg:x="22.727cm" svg:y="7.327cm" svg:viewBox="0 0 251 252" svg:d="M0 125c0-69 56-125 125-125 70 0 126 56 126 125 0 70-56 127-126 127-69 0-125-57-125-127z">
          <text:p/>
        </draw:path>
        <draw:path draw:style-name="gr102" draw:text-style-name="P2" draw:layer="layout" svg:width="0.25cm" svg:height="0.251cm" svg:x="22.727cm" svg:y="7.327cm" svg:viewBox="0 0 251 252" svg:d="M0 125c0-69 56-125 125-125 70 0 126 56 126 125 0 70-56 127-126 127-69 0-125-57-125-127z">
          <text:p/>
        </draw:path>
        <draw:polygon draw:style-name="gr136" draw:text-style-name="P69" draw:layer="layout" svg:width="4.26cm" svg:height="2.031cm" svg:x="22.531cm" svg:y="6.025cm" svg:viewBox="0 0 4261 2032" draw:points="0,1558 53,1546 107,1535 161,1523 215,1511 269,1498 323,1486 377,1473 431,1460 485,1447 539,1434 593,1420 647,1406 701,1392 755,1377 809,1362 862,1346 917,1331 971,1315 1025,1298 1079,1282 1133,1265 1187,1248 1241,1230 1295,1212 1349,1194 1403,1175 1457,1157 1511,1138 1565,1119 1619,1099 1673,1079 1726,1059 1780,1039 1834,1018 1888,998 1942,977 1996,955 2050,934 2104,913 2158,891 2212,870 2266,848 2320,826 2373,804 2427,782 2481,760 2535,738 2589,715 2643,693 2697,671 2751,648 2805,625 2859,603 2913,580 2967,557 3020,534 3074,511 3128,489 3182,466 3236,443 3290,420 3344,396 3398,374 3452,350 3506,327 3560,304 3614,280 3668,257 3722,234 3776,211 3829,187 3883,164 3937,140 3991,117 4045,94 4099,70 4153,47 4207,23 4261,0 4261,1032 4207,1041 4153,1050 4099,1059 4045,1068 3991,1077 3937,1086 3883,1095 3829,1104 3776,1113 3722,1122 3668,1131 3614,1140 3560,1149 3506,1158 3452,1168 3398,1177 3344,1186 3290,1195 3236,1205 3182,1214 3128,1223 3074,1233 3020,1242 2967,1252 2913,1261 2859,1271 2805,1280 2751,1290 2697,1300 2643,1310 2589,1320 2535,1330 2481,1340 2427,1351 2373,1361 2320,1371 2266,1382 2212,1393 2158,1403 2104,1414 2050,1425 1996,1437 1942,1448 1888,1460 1834,1471 1780,1483 1726,1495 1673,1508 1619,1520 1565,1533 1511,1546 1457,1560 1403,1573 1349,1587 1295,1601 1241,1616 1187,1630 1133,1645 1079,1661 1025,1677 971,1693 917,1709 862,1726 809,1743 755,1760 701,1778 647,1796 593,1814 539,1833 485,1852 431,1871 377,1890 323,1910 269,1930 215,1950 161,1970 107,1991 53,2011 0,2032">
          <text:p/>
        </draw:polygon>
        <draw:polyline draw:style-name="gr137" draw:text-style-name="P2" draw:layer="layout" svg:width="4.26cm" svg:height="1.278cm" svg:x="22.531cm" svg:y="6.541cm" svg:viewBox="0 0 4261 1279" draw:points="0,1279 53,1263 107,1247 161,1230 215,1214 269,1198 323,1182 377,1166 431,1149 485,1133 539,1117 593,1101 647,1085 701,1069 755,1052 809,1036 862,1020 917,1004 971,988 1025,972 1079,955 1133,939 1187,923 1241,907 1295,891 1349,875 1403,858 1457,842 1511,826 1565,810 1619,793 1673,777 1726,761 1780,745 1834,729 1888,713 1942,696 1996,680 2050,664 2104,648 2158,632 2212,616 2266,599 2320,583 2373,567 2427,551 2481,534 2535,519 2589,502 2643,486 2697,470 2751,454 2805,437 2859,421 2913,405 2967,389 3020,372 3074,356 3128,339 3182,323 3236,307 3290,291 3344,275 3398,259 3452,242 3506,226 3560,210 3614,194 3668,178 3722,161 3776,145 3829,129 3883,113 3937,97 3991,80 4045,64 4099,48 4153,32 4207,16 4261,0">
          <text:p/>
        </draw:polyline>
        <draw:polygon draw:style-name="gr133" draw:text-style-name="P2" draw:layer="layout" svg:width="4.686cm" svg:height="4.62cm" svg:x="22.318cm" svg:y="5.544cm" svg:viewBox="0 0 4687 4621" draw:points="0,4621 4687,4621 4687,0 0,0">
          <text:p/>
        </draw:polygon>
        <draw:line draw:style-name="gr135" draw:text-style-name="P2" draw:layer="layout" svg:x1="22.212cm" svg:y1="9.954cm" svg:x2="22.318cm" svg:y2="9.954cm">
          <text:p/>
        </draw:line>
        <draw:line draw:style-name="gr135" draw:text-style-name="P2" draw:layer="layout" svg:x1="22.212cm" svg:y1="8.904cm" svg:x2="22.318cm" svg:y2="8.904cm">
          <text:p/>
        </draw:line>
        <draw:line draw:style-name="gr135" draw:text-style-name="P2" draw:layer="layout" svg:x1="22.212cm" svg:y1="7.854cm" svg:x2="22.318cm" svg:y2="7.854cm">
          <text:p/>
        </draw:line>
        <draw:line draw:style-name="gr135" draw:text-style-name="P2" draw:layer="layout" svg:x1="22.212cm" svg:y1="6.804cm" svg:x2="22.318cm" svg:y2="6.804cm">
          <text:p/>
        </draw:line>
        <draw:line draw:style-name="gr135" draw:text-style-name="P2" draw:layer="layout" svg:x1="22.212cm" svg:y1="5.754cm" svg:x2="22.318cm" svg:y2="5.754cm">
          <text:p/>
        </draw:line>
        <draw:line draw:style-name="gr135" draw:text-style-name="P2" draw:layer="layout" svg:x1="22.525cm" svg:y1="10.269cm" svg:x2="22.525cm" svg:y2="10.164cm">
          <text:p/>
        </draw:line>
        <draw:line draw:style-name="gr135" draw:text-style-name="P2" draw:layer="layout" svg:x1="23.606cm" svg:y1="10.269cm" svg:x2="23.606cm" svg:y2="10.164cm">
          <text:p/>
        </draw:line>
        <draw:line draw:style-name="gr135" draw:text-style-name="P2" draw:layer="layout" svg:x1="24.687cm" svg:y1="10.269cm" svg:x2="24.687cm" svg:y2="10.164cm">
          <text:p/>
        </draw:line>
        <draw:line draw:style-name="gr135" draw:text-style-name="P2" draw:layer="layout" svg:x1="25.767cm" svg:y1="10.269cm" svg:x2="25.767cm" svg:y2="10.164cm">
          <text:p/>
        </draw:line>
        <draw:line draw:style-name="gr135" draw:text-style-name="P2" draw:layer="layout" svg:x1="26.848cm" svg:y1="10.269cm" svg:x2="26.848cm" svg:y2="10.164cm">
          <text:p/>
        </draw:line>
        <draw:frame draw:style-name="gr139" draw:text-style-name="P73" draw:layer="layout" svg:width="2.517cm" svg:height="0.424cm" svg:x="18.198cm" svg:y="11.258cm">
          <draw:text-box>
            <text:p text:style-name="P67"><text:span text:style-name="T2">Porosity (r.u.)</text:span></text:p>
          </draw:text-box>
        </draw:frame>
        <draw:frame draw:style-name="gr134" draw:text-style-name="P72" draw:layer="layout" svg:width="0.352cm" svg:height="0.352cm" draw:transform="rotate (-1.5707963267949) translate (22.671cm 10.354cm)">
          <draw:text-box>
            <text:p text:style-name="P67"><text:span text:style-name="T1">0</text:span></text:p>
          </draw:text-box>
        </draw:frame>
        <draw:frame draw:style-name="gr134" draw:text-style-name="P72" draw:layer="layout" svg:width="0.391cm" svg:height="0.352cm" draw:transform="rotate (-1.5707963267949) translate (23.751cm 10.354cm)">
          <draw:text-box>
            <text:p text:style-name="P67"><text:span text:style-name="T1">30</text:span></text:p>
          </draw:text-box>
        </draw:frame>
        <draw:frame draw:style-name="gr134" draw:text-style-name="P72" draw:layer="layout" svg:width="0.391cm" svg:height="0.352cm" draw:transform="rotate (-1.5707963267949) translate (24.832cm 10.354cm)">
          <draw:text-box>
            <text:p text:style-name="P67"><text:span text:style-name="T1">60</text:span></text:p>
          </draw:text-box>
        </draw:frame>
        <draw:frame draw:style-name="gr134" draw:text-style-name="P72" draw:layer="layout" svg:width="0.391cm" svg:height="0.352cm" draw:transform="rotate (-1.5707963267949) translate (25.913cm 10.354cm)">
          <draw:text-box>
            <text:p text:style-name="P67"><text:span text:style-name="T1">90</text:span></text:p>
          </draw:text-box>
        </draw:frame>
        <draw:frame draw:style-name="gr134" draw:text-style-name="P72" draw:layer="layout" svg:width="0.59cm" svg:height="0.352cm" draw:transform="rotate (-1.5707963267949) translate (26.994cm 10.354cm)">
          <draw:text-box>
            <text:p text:style-name="P67"><text:span text:style-name="T1">120</text:span></text:p>
          </draw:text-box>
        </draw:frame>
        <draw:frame draw:style-name="gr139" draw:text-style-name="P73" draw:layer="layout" svg:width="4.007cm" svg:height="0.424cm" svg:x="21.893cm" svg:y="11.171cm">
          <draw:text-box>
            <text:p text:style-name="P67"><text:span text:style-name="T2">Irradiance (µmol phot</text:span></text:p>
          </draw:text-box>
        </draw:frame>
        <draw:frame draw:style-name="gr139" draw:text-style-name="P73" draw:layer="layout" svg:width="0.422cm" svg:height="0.424cm" svg:x="25.889cm" svg:y="11.2cm">
          <draw:text-box>
            <text:p text:style-name="P67"><text:span text:style-name="T3"><text:s/></text:span></text:p>
          </draw:text-box>
        </draw:frame>
        <draw:frame draw:style-name="gr139" draw:text-style-name="P73" draw:layer="layout" svg:width="0.422cm" svg:height="0.424cm" svg:x="25.994cm" svg:y="11.171cm">
          <draw:text-box>
            <text:p text:style-name="P67"><text:span text:style-name="T2">m</text:span></text:p>
          </draw:text-box>
        </draw:frame>
        <draw:line draw:style-name="gr3" draw:text-style-name="P2" draw:layer="layout" svg:x1="27.531cm" svg:y1="9.347cm" svg:x2="32.594cm" svg:y2="9.347cm">
          <text:p/>
        </draw:line>
        <draw:line draw:style-name="gr3" draw:text-style-name="P2" draw:layer="layout" svg:x1="27.531cm" svg:y1="8.319cm" svg:x2="32.594cm" svg:y2="8.319cm">
          <text:p/>
        </draw:line>
        <draw:line draw:style-name="gr3" draw:text-style-name="P2" draw:layer="layout" svg:x1="27.531cm" svg:y1="7.292cm" svg:x2="32.594cm" svg:y2="7.292cm">
          <text:p/>
        </draw:line>
        <draw:line draw:style-name="gr3" draw:text-style-name="P2" draw:layer="layout" svg:x1="27.531cm" svg:y1="6.264cm" svg:x2="32.594cm" svg:y2="6.264cm">
          <text:p/>
        </draw:line>
        <draw:line draw:style-name="gr3" draw:text-style-name="P2" draw:layer="layout" svg:x1="28.806cm" svg:y1="10.067cm" svg:x2="28.806cm" svg:y2="5.544cm">
          <text:p/>
        </draw:line>
        <draw:line draw:style-name="gr3" draw:text-style-name="P2" draw:layer="layout" svg:x1="30.489cm" svg:y1="10.067cm" svg:x2="30.489cm" svg:y2="5.544cm">
          <text:p/>
        </draw:line>
        <draw:line draw:style-name="gr3" draw:text-style-name="P2" draw:layer="layout" svg:x1="31.824cm" svg:y1="10.067cm" svg:x2="31.824cm" svg:y2="5.544cm">
          <text:p/>
        </draw:line>
        <draw:line draw:style-name="gr4" draw:text-style-name="P2" draw:layer="layout" svg:x1="27.531cm" svg:y1="9.861cm" svg:x2="32.594cm" svg:y2="9.861cm">
          <text:p/>
        </draw:line>
        <draw:line draw:style-name="gr4" draw:text-style-name="P2" draw:layer="layout" svg:x1="27.531cm" svg:y1="8.833cm" svg:x2="32.594cm" svg:y2="8.833cm">
          <text:p/>
        </draw:line>
        <draw:line draw:style-name="gr4" draw:text-style-name="P2" draw:layer="layout" svg:x1="27.531cm" svg:y1="7.805cm" svg:x2="32.594cm" svg:y2="7.805cm">
          <text:p/>
        </draw:line>
        <draw:line draw:style-name="gr4" draw:text-style-name="P2" draw:layer="layout" svg:x1="27.531cm" svg:y1="6.778cm" svg:x2="32.594cm" svg:y2="6.778cm">
          <text:p/>
        </draw:line>
        <draw:line draw:style-name="gr4" draw:text-style-name="P2" draw:layer="layout" svg:x1="27.531cm" svg:y1="5.75cm" svg:x2="32.594cm" svg:y2="5.75cm">
          <text:p/>
        </draw:line>
        <draw:line draw:style-name="gr4" draw:text-style-name="P2" draw:layer="layout" svg:x1="27.964cm" svg:y1="10.067cm" svg:x2="27.964cm" svg:y2="5.544cm">
          <text:p/>
        </draw:line>
        <draw:line draw:style-name="gr4" draw:text-style-name="P2" draw:layer="layout" svg:x1="29.648cm" svg:y1="10.067cm" svg:x2="29.648cm" svg:y2="5.544cm">
          <text:p/>
        </draw:line>
        <draw:line draw:style-name="gr4" draw:text-style-name="P2" draw:layer="layout" svg:x1="31.331cm" svg:y1="10.067cm" svg:x2="31.331cm" svg:y2="5.544cm">
          <text:p/>
        </draw:line>
        <draw:line draw:style-name="gr4" draw:text-style-name="P2" draw:layer="layout" svg:x1="32.316cm" svg:y1="10.067cm" svg:x2="32.316cm" svg:y2="5.544cm">
          <text:p/>
        </draw:line>
        <draw:path draw:style-name="gr5" draw:text-style-name="P3" draw:layer="layout" svg:width="0.25cm" svg:height="0.251cm" svg:x="30.542cm" svg:y="7.968cm" svg:viewBox="0 0 251 252" svg:d="M0 126c0-69 56-126 126-126 69 0 125 57 125 126s-56 126-125 126c-70 0-126-57-126-126z">
          <text:p/>
        </draw:path>
        <draw:path draw:style-name="gr6" draw:text-style-name="P2" draw:layer="layout" svg:width="0.25cm" svg:height="0.251cm" svg:x="30.542cm" svg:y="7.968cm" svg:viewBox="0 0 251 252" svg:d="M0 126c0-69 56-126 126-126 69 0 125 57 125 126s-56 126-125 126c-70 0-126-57-126-126z">
          <text:p/>
        </draw:path>
        <draw:path draw:style-name="gr5" draw:text-style-name="P3" draw:layer="layout" svg:width="0.25cm" svg:height="0.251cm" svg:x="30.542cm" svg:y="7.934cm" svg:viewBox="0 0 251 252" svg:d="M0 126c0-69 56-126 126-126 69 0 125 57 125 126 0 70-56 126-125 126-70 0-126-56-126-126z">
          <text:p/>
        </draw:path>
        <draw:path draw:style-name="gr6" draw:text-style-name="P2" draw:layer="layout" svg:width="0.25cm" svg:height="0.251cm" svg:x="30.542cm" svg:y="7.934cm" svg:viewBox="0 0 251 252" svg:d="M0 126c0-69 56-126 126-126 69 0 125 57 125 126 0 70-56 126-125 126-70 0-126-56-126-126z">
          <text:p/>
        </draw:path>
        <draw:path draw:style-name="gr5" draw:text-style-name="P3" draw:layer="layout" svg:width="0.25cm" svg:height="0.251cm" svg:x="30.542cm" svg:y="7.869cm" svg:viewBox="0 0 251 252" svg:d="M0 126c0-70 56-126 126-126 69 0 125 56 125 126s-56 126-125 126c-70 0-126-56-126-126z">
          <text:p/>
        </draw:path>
        <draw:path draw:style-name="gr6" draw:text-style-name="P2" draw:layer="layout" svg:width="0.25cm" svg:height="0.251cm" svg:x="30.542cm" svg:y="7.869cm" svg:viewBox="0 0 251 252" svg:d="M0 126c0-70 56-126 126-126 69 0 125 56 125 126s-56 126-125 126c-70 0-126-56-126-126z">
          <text:p/>
        </draw:path>
        <draw:path draw:style-name="gr5" draw:text-style-name="P3" draw:layer="layout" svg:width="0.25cm" svg:height="0.251cm" svg:x="30.542cm" svg:y="8.125cm" svg:viewBox="0 0 251 252" svg:d="M0 125c0-69 56-125 126-125 69 0 125 56 125 125 0 70-56 127-125 127-70 0-126-57-126-127z">
          <text:p/>
        </draw:path>
        <draw:path draw:style-name="gr6" draw:text-style-name="P2" draw:layer="layout" svg:width="0.25cm" svg:height="0.251cm" svg:x="30.542cm" svg:y="8.125cm" svg:viewBox="0 0 251 252" svg:d="M0 125c0-69 56-125 126-125 69 0 125 56 125 125 0 70-56 127-125 127-70 0-126-57-126-127z">
          <text:p/>
        </draw:path>
        <draw:path draw:style-name="gr7" draw:text-style-name="P4" draw:layer="layout" svg:width="0.251cm" svg:height="0.251cm" svg:x="29.795cm" svg:y="7.998cm" svg:viewBox="0 0 252 252" svg:d="M0 126c0-69 57-126 127-126 68 0 125 57 125 126s-57 126-125 126c-70 0-127-57-127-126z">
          <text:p/>
        </draw:path>
        <draw:path draw:style-name="gr8" draw:text-style-name="P2" draw:layer="layout" svg:width="0.251cm" svg:height="0.251cm" svg:x="29.795cm" svg:y="7.998cm" svg:viewBox="0 0 252 252" svg:d="M0 126c0-69 57-126 127-126 68 0 125 57 125 126s-57 126-125 126c-70 0-127-57-127-126z">
          <text:p/>
        </draw:path>
        <draw:path draw:style-name="gr7" draw:text-style-name="P4" draw:layer="layout" svg:width="0.251cm" svg:height="0.251cm" svg:x="29.795cm" svg:y="8.118cm" svg:viewBox="0 0 252 252" svg:d="M0 126c0-69 57-126 127-126 68 0 125 57 125 126 0 70-57 126-125 126-70 0-127-56-127-126z">
          <text:p/>
        </draw:path>
        <draw:path draw:style-name="gr8" draw:text-style-name="P2" draw:layer="layout" svg:width="0.251cm" svg:height="0.251cm" svg:x="29.795cm" svg:y="8.118cm" svg:viewBox="0 0 252 252" svg:d="M0 126c0-69 57-126 127-126 68 0 125 57 125 126 0 70-57 126-125 126-70 0-127-56-127-126z">
          <text:p/>
        </draw:path>
        <draw:path draw:style-name="gr9" draw:text-style-name="P5" draw:layer="layout" svg:width="0.251cm" svg:height="0.251cm" svg:x="29.967cm" svg:y="9.204cm" svg:viewBox="0 0 252 252" svg:d="M0 127c0-69 57-127 126-127s126 58 126 127-57 125-126 125-126-56-126-125z">
          <text:p/>
        </draw:path>
        <draw:path draw:style-name="gr10" draw:text-style-name="P2" draw:layer="layout" svg:width="0.251cm" svg:height="0.251cm" svg:x="29.967cm" svg:y="9.204cm" svg:viewBox="0 0 252 252" svg:d="M0 127c0-69 57-127 126-127s126 58 126 127-57 125-126 125-126-56-126-125z">
          <text:p/>
        </draw:path>
        <draw:path draw:style-name="gr9" draw:text-style-name="P5" draw:layer="layout" svg:width="0.251cm" svg:height="0.25cm" svg:x="29.967cm" svg:y="9.085cm" svg:viewBox="0 0 252 251" svg:d="M0 125c0-69 57-125 126-125s126 56 126 125c0 70-57 126-126 126s-126-56-126-126z">
          <text:p/>
        </draw:path>
        <draw:path draw:style-name="gr10" draw:text-style-name="P2" draw:layer="layout" svg:width="0.251cm" svg:height="0.25cm" svg:x="29.967cm" svg:y="9.085cm" svg:viewBox="0 0 252 251" svg:d="M0 125c0-69 57-125 126-125s126 56 126 125c0 70-57 126-126 126s-126-56-126-126z">
          <text:p/>
        </draw:path>
        <draw:path draw:style-name="gr9" draw:text-style-name="P5" draw:layer="layout" svg:width="0.251cm" svg:height="0.251cm" svg:x="29.967cm" svg:y="9.042cm" svg:viewBox="0 0 252 252" svg:d="M0 126c0-69 57-126 126-126s126 57 126 126-57 126-126 126-126-57-126-126z">
          <text:p/>
        </draw:path>
        <draw:path draw:style-name="gr10" draw:text-style-name="P2" draw:layer="layout" svg:width="0.251cm" svg:height="0.251cm" svg:x="29.967cm" svg:y="9.042cm" svg:viewBox="0 0 252 252" svg:d="M0 126c0-69 57-126 126-126s126 57 126 126-57 126-126 126-126-57-126-126z">
          <text:p/>
        </draw:path>
        <draw:path draw:style-name="gr9" draw:text-style-name="P5" draw:layer="layout" svg:width="0.251cm" svg:height="0.251cm" svg:x="29.967cm" svg:y="9.039cm" svg:viewBox="0 0 252 252" svg:d="M0 125c0-68 57-125 126-125s126 57 126 125c0 69-57 127-126 127s-126-58-126-127z">
          <text:p/>
        </draw:path>
        <draw:path draw:style-name="gr10" draw:text-style-name="P2" draw:layer="layout" svg:width="0.251cm" svg:height="0.251cm" svg:x="29.967cm" svg:y="9.039cm" svg:viewBox="0 0 252 252" svg:d="M0 125c0-68 57-125 126-125s126 57 126 125c0 69-57 127-126 127s-126-58-126-127z">
          <text:p/>
        </draw:path>
        <draw:path draw:style-name="gr11" draw:text-style-name="P6" draw:layer="layout" svg:width="0.251cm" svg:height="0.251cm" svg:x="29.986cm" svg:y="8.871cm" svg:viewBox="0 0 252 252" svg:d="M0 125c0-68 56-125 126-125 69 0 126 57 126 125 0 71-57 127-126 127-70 0-126-56-126-127z">
          <text:p/>
        </draw:path>
        <draw:path draw:style-name="gr12" draw:text-style-name="P2" draw:layer="layout" svg:width="0.251cm" svg:height="0.251cm" svg:x="29.986cm" svg:y="8.871cm" svg:viewBox="0 0 252 252" svg:d="M0 125c0-68 56-125 126-125 69 0 126 57 126 125 0 71-57 127-126 127-70 0-126-56-126-127z">
          <text:p/>
        </draw:path>
        <draw:path draw:style-name="gr11" draw:text-style-name="P6" draw:layer="layout" svg:width="0.251cm" svg:height="0.251cm" svg:x="29.986cm" svg:y="8.812cm" svg:viewBox="0 0 252 252" svg:d="M0 125c0-69 56-125 126-125 69 0 126 56 126 125s-57 127-126 127c-70 0-126-58-126-127z">
          <text:p/>
        </draw:path>
        <draw:path draw:style-name="gr12" draw:text-style-name="P2" draw:layer="layout" svg:width="0.251cm" svg:height="0.251cm" svg:x="29.986cm" svg:y="8.812cm" svg:viewBox="0 0 252 252" svg:d="M0 125c0-69 56-125 126-125 69 0 126 56 126 125s-57 127-126 127c-70 0-126-58-126-127z">
          <text:p/>
        </draw:path>
        <draw:path draw:style-name="gr11" draw:text-style-name="P6" draw:layer="layout" svg:width="0.251cm" svg:height="0.251cm" svg:x="29.986cm" svg:y="8.821cm" svg:viewBox="0 0 252 252" svg:d="M0 126c0-69 56-126 126-126 69 0 126 57 126 126s-57 126-126 126c-70 0-126-57-126-126z">
          <text:p/>
        </draw:path>
        <draw:path draw:style-name="gr12" draw:text-style-name="P2" draw:layer="layout" svg:width="0.251cm" svg:height="0.251cm" svg:x="29.986cm" svg:y="8.821cm" svg:viewBox="0 0 252 252" svg:d="M0 126c0-69 56-126 126-126 69 0 126 57 126 126s-57 126-126 126c-70 0-126-57-126-126z">
          <text:p/>
        </draw:path>
        <draw:path draw:style-name="gr11" draw:text-style-name="P6" draw:layer="layout" svg:width="0.251cm" svg:height="0.251cm" svg:x="29.986cm" svg:y="8.848cm" svg:viewBox="0 0 252 252" svg:d="M0 125c0-69 56-125 126-125 69 0 126 56 126 125 0 70-57 127-126 127-70 0-126-57-126-127z">
          <text:p/>
        </draw:path>
        <draw:path draw:style-name="gr12" draw:text-style-name="P2" draw:layer="layout" svg:width="0.251cm" svg:height="0.251cm" svg:x="29.986cm" svg:y="8.848cm" svg:viewBox="0 0 252 252" svg:d="M0 125c0-69 56-125 126-125 69 0 126 56 126 125 0 70-57 127-126 127-70 0-126-57-126-127z">
          <text:p/>
        </draw:path>
        <draw:path draw:style-name="gr11" draw:text-style-name="P6" draw:layer="layout" svg:width="0.251cm" svg:height="0.251cm" svg:x="29.986cm" svg:y="8.854cm" svg:viewBox="0 0 252 252" svg:d="M0 126c0-69 56-126 126-126 69 0 126 57 126 126 0 70-57 126-126 126-70 0-126-56-126-126z">
          <text:p/>
        </draw:path>
        <draw:path draw:style-name="gr12" draw:text-style-name="P2" draw:layer="layout" svg:width="0.251cm" svg:height="0.251cm" svg:x="29.986cm" svg:y="8.854cm" svg:viewBox="0 0 252 252" svg:d="M0 126c0-69 56-126 126-126 69 0 126 57 126 126 0 70-57 126-126 126-70 0-126-56-126-126z">
          <text:p/>
        </draw:path>
        <draw:path draw:style-name="gr13" draw:text-style-name="P7" draw:layer="layout" svg:width="0.251cm" svg:height="0.25cm" svg:x="30.077cm" svg:y="8.874cm" svg:viewBox="0 0 252 251" svg:d="M0 125c0-69 57-125 126-125s126 56 126 125c0 70-57 126-126 126s-126-56-126-126z">
          <text:p/>
        </draw:path>
        <draw:path draw:style-name="gr14" draw:text-style-name="P2" draw:layer="layout" svg:width="0.251cm" svg:height="0.25cm" svg:x="30.077cm" svg:y="8.874cm" svg:viewBox="0 0 252 251" svg:d="M0 125c0-69 57-125 126-125s126 56 126 125c0 70-57 126-126 126s-126-56-126-126z">
          <text:p/>
        </draw:path>
        <draw:path draw:style-name="gr15" draw:text-style-name="P8" draw:layer="layout" svg:width="0.251cm" svg:height="0.251cm" svg:x="30.283cm" svg:y="7.872cm" svg:viewBox="0 0 252 252" svg:d="M0 125c0-69 57-125 127-125 69 0 125 56 125 125 0 70-56 127-125 127-70 0-127-57-127-127z">
          <text:p/>
        </draw:path>
        <draw:path draw:style-name="gr16" draw:text-style-name="P2" draw:layer="layout" svg:width="0.251cm" svg:height="0.251cm" svg:x="30.283cm" svg:y="7.872cm" svg:viewBox="0 0 252 252" svg:d="M0 125c0-69 57-125 127-125 69 0 125 56 125 125 0 70-56 127-125 127-70 0-127-57-127-127z">
          <text:p/>
        </draw:path>
        <draw:path draw:style-name="gr15" draw:text-style-name="P8" draw:layer="layout" svg:width="0.251cm" svg:height="0.251cm" svg:x="30.283cm" svg:y="7.818cm" svg:viewBox="0 0 252 252" svg:d="M0 126c0-69 57-126 127-126 69 0 125 57 125 126 0 70-56 126-125 126-70 0-127-56-127-126z">
          <text:p/>
        </draw:path>
        <draw:path draw:style-name="gr16" draw:text-style-name="P2" draw:layer="layout" svg:width="0.251cm" svg:height="0.251cm" svg:x="30.283cm" svg:y="7.818cm" svg:viewBox="0 0 252 252" svg:d="M0 126c0-69 57-126 127-126 69 0 125 57 125 126 0 70-56 126-125 126-70 0-127-56-127-126z">
          <text:p/>
        </draw:path>
        <draw:path draw:style-name="gr15" draw:text-style-name="P8" draw:layer="layout" svg:width="0.251cm" svg:height="0.251cm" svg:x="30.283cm" svg:y="8.004cm" svg:viewBox="0 0 252 252" svg:d="M0 127c0-70 57-127 127-127 69 0 125 57 125 127 0 68-56 125-125 125-70 0-127-57-127-125z">
          <text:p/>
        </draw:path>
        <draw:path draw:style-name="gr16" draw:text-style-name="P2" draw:layer="layout" svg:width="0.251cm" svg:height="0.251cm" svg:x="30.283cm" svg:y="8.004cm" svg:viewBox="0 0 252 252" svg:d="M0 127c0-70 57-127 127-127 69 0 125 57 125 127 0 68-56 125-125 125-70 0-127-57-127-125z">
          <text:p/>
        </draw:path>
        <draw:path draw:style-name="gr15" draw:text-style-name="P8" draw:layer="layout" svg:width="0.251cm" svg:height="0.251cm" svg:x="30.283cm" svg:y="8.049cm" svg:viewBox="0 0 252 252" svg:d="M0 125c0-69 57-125 127-125 69 0 125 56 125 125s-56 127-125 127c-70 0-127-58-127-127z">
          <text:p/>
        </draw:path>
        <draw:path draw:style-name="gr16" draw:text-style-name="P2" draw:layer="layout" svg:width="0.251cm" svg:height="0.251cm" svg:x="30.283cm" svg:y="8.049cm" svg:viewBox="0 0 252 252" svg:d="M0 125c0-69 57-125 127-125 69 0 125 56 125 125s-56 127-125 127c-70 0-127-58-127-127z">
          <text:p/>
        </draw:path>
        <draw:path draw:style-name="gr17" draw:text-style-name="P9" draw:layer="layout" svg:width="0.251cm" svg:height="0.251cm" svg:x="31.89cm" svg:y="6.215cm" svg:viewBox="0 0 252 252" svg:d="M0 127c0-69 56-127 125-127s127 58 127 127-58 125-127 125-125-56-125-125z">
          <text:p/>
        </draw:path>
        <draw:path draw:style-name="gr18" draw:text-style-name="P2" draw:layer="layout" svg:width="0.251cm" svg:height="0.251cm" svg:x="31.89cm" svg:y="6.215cm" svg:viewBox="0 0 252 252" svg:d="M0 127c0-69 56-127 125-127s127 58 127 127-58 125-127 125-125-56-125-125z">
          <text:p/>
        </draw:path>
        <draw:path draw:style-name="gr19" draw:text-style-name="P10" draw:layer="layout" svg:width="0.251cm" svg:height="0.251cm" svg:x="27.636cm" svg:y="8.594cm" svg:viewBox="0 0 252 252" svg:d="M0 126c0-69 56-126 126-126 69 0 126 57 126 126 0 70-57 126-126 126-70 0-126-56-126-126z">
          <text:p/>
        </draw:path>
        <draw:path draw:style-name="gr20" draw:text-style-name="P2" draw:layer="layout" svg:width="0.251cm" svg:height="0.251cm" svg:x="27.636cm" svg:y="8.594cm" svg:viewBox="0 0 252 252" svg:d="M0 126c0-69 56-126 126-126 69 0 126 57 126 126 0 70-57 126-126 126-70 0-126-56-126-126z">
          <text:p/>
        </draw:path>
        <draw:path draw:style-name="gr21" draw:text-style-name="P11" draw:layer="layout" svg:width="0.251cm" svg:height="0.251cm" svg:x="30.036cm" svg:y="8.848cm" svg:viewBox="0 0 252 252" svg:d="M0 126c0-69 57-126 126-126s126 57 126 126c0 70-57 126-126 126s-126-56-126-126z">
          <text:p/>
        </draw:path>
        <draw:path draw:style-name="gr22" draw:text-style-name="P2" draw:layer="layout" svg:width="0.251cm" svg:height="0.251cm" svg:x="30.036cm" svg:y="8.848cm" svg:viewBox="0 0 252 252" svg:d="M0 126c0-69 57-126 126-126s126 57 126 126c0 70-57 126-126 126s-126-56-126-126z">
          <text:p/>
        </draw:path>
        <draw:path draw:style-name="gr23" draw:text-style-name="P12" draw:layer="layout" svg:width="0.251cm" svg:height="0.251cm" svg:x="31.659cm" svg:y="6.265cm" svg:viewBox="0 0 252 252" svg:d="M0 125c0-68 57-125 126-125s126 57 126 125c0 70-57 127-126 127s-126-57-126-127z">
          <text:p/>
        </draw:path>
        <draw:path draw:style-name="gr24" draw:text-style-name="P2" draw:layer="layout" svg:width="0.251cm" svg:height="0.251cm" svg:x="31.659cm" svg:y="6.265cm" svg:viewBox="0 0 252 252" svg:d="M0 125c0-68 57-125 126-125s126 57 126 125c0 70-57 127-126 127s-126-57-126-127z">
          <text:p/>
        </draw:path>
        <draw:path draw:style-name="gr25" draw:text-style-name="P13" draw:layer="layout" svg:width="0.251cm" svg:height="0.251cm" svg:x="32.239cm" svg:y="8.063cm" svg:viewBox="0 0 252 252" svg:d="M0 126c0-69 56-126 125-126 70 0 127 57 127 126s-57 126-127 126c-69 0-125-57-125-126z">
          <text:p/>
        </draw:path>
        <draw:path draw:style-name="gr26" draw:text-style-name="P2" draw:layer="layout" svg:width="0.251cm" svg:height="0.251cm" svg:x="32.239cm" svg:y="8.063cm" svg:viewBox="0 0 252 252" svg:d="M0 126c0-69 56-126 125-126 70 0 127 57 127 126s-57 126-127 126c-69 0-125-57-125-126z">
          <text:p/>
        </draw:path>
        <draw:path draw:style-name="gr27" draw:text-style-name="P14" draw:layer="layout" svg:width="0.251cm" svg:height="0.251cm" svg:x="29.642cm" svg:y="9.21cm" svg:viewBox="0 0 252 252" svg:d="M0 127c0-69 56-127 125-127s127 58 127 127-58 125-127 125-125-56-125-125z">
          <text:p/>
        </draw:path>
        <draw:path draw:style-name="gr28" draw:text-style-name="P2" draw:layer="layout" svg:width="0.251cm" svg:height="0.251cm" svg:x="29.642cm" svg:y="9.21cm" svg:viewBox="0 0 252 252" svg:d="M0 127c0-69 56-127 125-127s127 58 127 127-58 125-127 125-125-56-125-125z">
          <text:p/>
        </draw:path>
        <draw:path draw:style-name="gr29" draw:text-style-name="P15" draw:layer="layout" svg:width="0.25cm" svg:height="0.25cm" svg:x="29.151cm" svg:y="7.505cm" svg:viewBox="0 0 251 251" svg:d="M0 126c0-69 56-126 125-126s126 57 126 126-57 125-126 125-125-56-125-125z">
          <text:p/>
        </draw:path>
        <draw:path draw:style-name="gr30" draw:text-style-name="P2" draw:layer="layout" svg:width="0.25cm" svg:height="0.25cm" svg:x="29.151cm" svg:y="7.505cm" svg:viewBox="0 0 251 251" svg:d="M0 126c0-69 56-126 125-126s126 57 126 126-57 125-126 125-125-56-125-125z">
          <text:p/>
        </draw:path>
        <draw:path draw:style-name="gr31" draw:text-style-name="P16" draw:layer="layout" svg:width="0.25cm" svg:height="0.251cm" svg:x="30.386cm" svg:y="8.531cm" svg:viewBox="0 0 251 252" svg:d="M0 125c0-69 56-125 125-125s126 56 126 125-57 127-126 127-125-58-125-127z">
          <text:p/>
        </draw:path>
        <draw:path draw:style-name="gr32" draw:text-style-name="P2" draw:layer="layout" svg:width="0.25cm" svg:height="0.251cm" svg:x="30.386cm" svg:y="8.531cm" svg:viewBox="0 0 251 252" svg:d="M0 125c0-69 56-125 125-125s126 56 126 125-57 127-126 127-125-58-125-127z">
          <text:p/>
        </draw:path>
        <draw:path draw:style-name="gr9" draw:text-style-name="P5" draw:layer="layout" svg:width="0.251cm" svg:height="0.251cm" svg:x="29.967cm" svg:y="9.01cm" svg:viewBox="0 0 252 252" svg:d="M0 125c0-69 57-125 126-125s126 56 126 125-57 127-126 127-126-58-126-127z">
          <text:p/>
        </draw:path>
        <draw:path draw:style-name="gr10" draw:text-style-name="P2" draw:layer="layout" svg:width="0.251cm" svg:height="0.251cm" svg:x="29.967cm" svg:y="9.01cm" svg:viewBox="0 0 252 252" svg:d="M0 125c0-69 57-125 126-125s126 56 126 125-57 127-126 127-126-58-126-127z">
          <text:p/>
        </draw:path>
        <draw:path draw:style-name="gr33" draw:text-style-name="P17" draw:layer="layout" svg:width="0.251cm" svg:height="0.251cm" svg:x="31.09cm" svg:y="8.845cm" svg:viewBox="0 0 252 252" svg:d="M0 126c0-69 58-126 126-126 70 0 126 57 126 126s-56 126-126 126c-68 0-126-57-126-126z">
          <text:p/>
        </draw:path>
        <draw:path draw:style-name="gr34" draw:text-style-name="P2" draw:layer="layout" svg:width="0.251cm" svg:height="0.251cm" svg:x="31.09cm" svg:y="8.845cm" svg:viewBox="0 0 252 252" svg:d="M0 126c0-69 58-126 126-126 70 0 126 57 126 126s-56 126-126 126c-68 0-126-57-126-126z">
          <text:p/>
        </draw:path>
        <draw:path draw:style-name="gr7" draw:text-style-name="P4" draw:layer="layout" svg:width="0.251cm" svg:height="0.251cm" svg:x="29.795cm" svg:y="7.996cm" svg:viewBox="0 0 252 252" svg:d="M0 127c0-69 57-127 127-127 68 0 125 58 125 127s-57 125-125 125c-70 0-127-56-127-125z">
          <text:p/>
        </draw:path>
        <draw:path draw:style-name="gr8" draw:text-style-name="P2" draw:layer="layout" svg:width="0.251cm" svg:height="0.251cm" svg:x="29.795cm" svg:y="7.996cm" svg:viewBox="0 0 252 252" svg:d="M0 127c0-69 57-127 127-127 68 0 125 58 125 127s-57 125-125 125c-70 0-127-56-127-125z">
          <text:p/>
        </draw:path>
        <draw:path draw:style-name="gr35" draw:text-style-name="P18" draw:layer="layout" svg:width="0.251cm" svg:height="0.25cm" svg:x="31.36cm" svg:y="7.646cm" svg:viewBox="0 0 252 251" svg:d="M0 126c0-70 57-126 127-126 68 0 125 56 125 126 0 69-57 125-125 125-70 0-127-56-127-125z">
          <text:p/>
        </draw:path>
        <draw:path draw:style-name="gr36" draw:text-style-name="P2" draw:layer="layout" svg:width="0.251cm" svg:height="0.25cm" svg:x="31.36cm" svg:y="7.646cm" svg:viewBox="0 0 252 251" svg:d="M0 126c0-70 57-126 127-126 68 0 125 56 125 126 0 69-57 125-125 125-70 0-127-56-127-125z">
          <text:p/>
        </draw:path>
        <draw:path draw:style-name="gr35" draw:text-style-name="P18" draw:layer="layout" svg:width="0.251cm" svg:height="0.251cm" svg:x="31.36cm" svg:y="7.382cm" svg:viewBox="0 0 252 252" svg:d="M0 125c0-68 57-125 127-125 68 0 125 57 125 125 0 70-57 127-125 127-70 0-127-57-127-127z">
          <text:p/>
        </draw:path>
        <draw:path draw:style-name="gr36" draw:text-style-name="P2" draw:layer="layout" svg:width="0.251cm" svg:height="0.251cm" svg:x="31.36cm" svg:y="7.382cm" svg:viewBox="0 0 252 252" svg:d="M0 125c0-68 57-125 127-125 68 0 125 57 125 125 0 70-57 127-125 127-70 0-127-57-127-127z">
          <text:p/>
        </draw:path>
        <draw:path draw:style-name="gr7" draw:text-style-name="P4" draw:layer="layout" svg:width="0.251cm" svg:height="0.251cm" svg:x="29.795cm" svg:y="8.079cm" svg:viewBox="0 0 252 252" svg:d="M0 125c0-68 57-125 127-125 68 0 125 57 125 125 0 71-57 127-125 127-70 0-127-56-127-127z">
          <text:p/>
        </draw:path>
        <draw:path draw:style-name="gr8" draw:text-style-name="P2" draw:layer="layout" svg:width="0.251cm" svg:height="0.251cm" svg:x="29.795cm" svg:y="8.079cm" svg:viewBox="0 0 252 252" svg:d="M0 125c0-68 57-125 127-125 68 0 125 57 125 125 0 71-57 127-125 127-70 0-127-56-127-127z">
          <text:p/>
        </draw:path>
        <draw:path draw:style-name="gr37" draw:text-style-name="P19" draw:layer="layout" svg:width="0.251cm" svg:height="0.251cm" svg:x="28.687cm" svg:y="8.675cm" svg:viewBox="0 0 252 252" svg:d="M0 127c0-71 57-127 126-127 70 0 126 56 126 127 0 68-56 125-126 125-69 0-126-57-126-125z">
          <text:p/>
        </draw:path>
        <draw:path draw:style-name="gr38" draw:text-style-name="P2" draw:layer="layout" svg:width="0.251cm" svg:height="0.251cm" svg:x="28.687cm" svg:y="8.675cm" svg:viewBox="0 0 252 252" svg:d="M0 127c0-71 57-127 126-127 70 0 126 56 126 127 0 68-56 125-126 125-69 0-126-57-126-125z">
          <text:p/>
        </draw:path>
        <draw:path draw:style-name="gr37" draw:text-style-name="P19" draw:layer="layout" svg:width="0.251cm" svg:height="0.251cm" svg:x="28.687cm" svg:y="8.664cm" svg:viewBox="0 0 252 252" svg:d="M0 126c0-70 57-126 126-126 70 0 126 56 126 126 0 69-56 126-126 126-69 0-126-57-126-126z">
          <text:p/>
        </draw:path>
        <draw:path draw:style-name="gr38" draw:text-style-name="P2" draw:layer="layout" svg:width="0.251cm" svg:height="0.251cm" svg:x="28.687cm" svg:y="8.664cm" svg:viewBox="0 0 252 252" svg:d="M0 126c0-70 57-126 126-126 70 0 126 56 126 126 0 69-56 126-126 126-69 0-126-57-126-126z">
          <text:p/>
        </draw:path>
        <draw:path draw:style-name="gr37" draw:text-style-name="P19" draw:layer="layout" svg:width="0.251cm" svg:height="0.251cm" svg:x="28.687cm" svg:y="8.79cm" svg:viewBox="0 0 252 252" svg:d="M0 126c0-70 57-126 126-126 70 0 126 56 126 126 0 68-56 126-126 126-69 0-126-58-126-126z">
          <text:p/>
        </draw:path>
        <draw:path draw:style-name="gr38" draw:text-style-name="P2" draw:layer="layout" svg:width="0.251cm" svg:height="0.251cm" svg:x="28.687cm" svg:y="8.79cm" svg:viewBox="0 0 252 252" svg:d="M0 126c0-70 57-126 126-126 70 0 126 56 126 126 0 68-56 126-126 126-69 0-126-58-126-126z">
          <text:p/>
        </draw:path>
        <draw:path draw:style-name="gr39" draw:text-style-name="P20" draw:layer="layout" svg:width="0.251cm" svg:height="0.251cm" svg:x="28.981cm" svg:y="8.394cm" svg:viewBox="0 0 252 252" svg:d="M0 126c0-70 57-126 126-126 70 0 126 56 126 126 0 69-56 126-126 126-69 0-126-57-126-126z">
          <text:p/>
        </draw:path>
        <draw:path draw:style-name="gr40" draw:text-style-name="P2" draw:layer="layout" svg:width="0.251cm" svg:height="0.251cm" svg:x="28.981cm" svg:y="8.394cm" svg:viewBox="0 0 252 252" svg:d="M0 126c0-70 57-126 126-126 70 0 126 56 126 126 0 69-56 126-126 126-69 0-126-57-126-126z">
          <text:p/>
        </draw:path>
        <draw:path draw:style-name="gr41" draw:text-style-name="P21" draw:layer="layout" svg:width="0.251cm" svg:height="0.251cm" svg:x="29.946cm" svg:y="8.008cm" svg:viewBox="0 0 252 252" svg:d="M0 126c0-69 57-126 125-126 70 0 127 57 127 126s-57 126-127 126c-68 0-125-57-125-126z">
          <text:p/>
        </draw:path>
        <draw:path draw:style-name="gr42" draw:text-style-name="P2" draw:layer="layout" svg:width="0.251cm" svg:height="0.251cm" svg:x="29.946cm" svg:y="8.008cm" svg:viewBox="0 0 252 252" svg:d="M0 126c0-69 57-126 125-126 70 0 127 57 127 126s-57 126-127 126c-68 0-125-57-125-126z">
          <text:p/>
        </draw:path>
        <draw:path draw:style-name="gr13" draw:text-style-name="P7" draw:layer="layout" svg:width="0.251cm" svg:height="0.251cm" svg:x="30.077cm" svg:y="8.931cm" svg:viewBox="0 0 252 252" svg:d="M0 126c0-70 57-126 126-126s126 56 126 126c0 69-57 126-126 126s-126-57-126-126z">
          <text:p/>
        </draw:path>
        <draw:path draw:style-name="gr14" draw:text-style-name="P2" draw:layer="layout" svg:width="0.251cm" svg:height="0.251cm" svg:x="30.077cm" svg:y="8.931cm" svg:viewBox="0 0 252 252" svg:d="M0 126c0-70 57-126 126-126s126 56 126 126c0 69-57 126-126 126s-126-57-126-126z">
          <text:p/>
        </draw:path>
        <draw:path draw:style-name="gr13" draw:text-style-name="P7" draw:layer="layout" svg:width="0.251cm" svg:height="0.25cm" svg:x="30.077cm" svg:y="8.891cm" svg:viewBox="0 0 252 251" svg:d="M0 126c0-70 57-126 126-126s126 56 126 126c0 69-57 125-126 125s-126-56-126-125z">
          <text:p/>
        </draw:path>
        <draw:path draw:style-name="gr14" draw:text-style-name="P2" draw:layer="layout" svg:width="0.251cm" svg:height="0.25cm" svg:x="30.077cm" svg:y="8.891cm" svg:viewBox="0 0 252 251" svg:d="M0 126c0-70 57-126 126-126s126 56 126 126c0 69-57 125-126 125s-126-56-126-125z">
          <text:p/>
        </draw:path>
        <draw:path draw:style-name="gr13" draw:text-style-name="P7" draw:layer="layout" svg:width="0.251cm" svg:height="0.251cm" svg:x="30.077cm" svg:y="8.922cm" svg:viewBox="0 0 252 252" svg:d="M0 126c0-70 57-126 126-126s126 56 126 126c0 69-57 126-126 126s-126-57-126-126z">
          <text:p/>
        </draw:path>
        <draw:path draw:style-name="gr14" draw:text-style-name="P2" draw:layer="layout" svg:width="0.251cm" svg:height="0.251cm" svg:x="30.077cm" svg:y="8.922cm" svg:viewBox="0 0 252 252" svg:d="M0 126c0-70 57-126 126-126s126 56 126 126c0 69-57 126-126 126s-126-57-126-126z">
          <text:p/>
        </draw:path>
        <draw:path draw:style-name="gr13" draw:text-style-name="P7" draw:layer="layout" svg:width="0.251cm" svg:height="0.251cm" svg:x="30.077cm" svg:y="8.953cm" svg:viewBox="0 0 252 252" svg:d="M0 127c0-71 57-127 126-127s126 56 126 127c0 68-57 125-126 125s-126-57-126-125z">
          <text:p/>
        </draw:path>
        <draw:path draw:style-name="gr14" draw:text-style-name="P2" draw:layer="layout" svg:width="0.251cm" svg:height="0.251cm" svg:x="30.077cm" svg:y="8.953cm" svg:viewBox="0 0 252 252" svg:d="M0 127c0-71 57-127 126-127s126 56 126 127c0 68-57 125-126 125s-126-57-126-125z">
          <text:p/>
        </draw:path>
        <draw:path draw:style-name="gr43" draw:text-style-name="P22" draw:layer="layout" svg:width="0.251cm" svg:height="0.251cm" svg:x="32.048cm" svg:y="6.722cm" svg:viewBox="0 0 252 252" svg:d="M0 127c0-69 57-127 127-127 69 0 125 58 125 127s-56 125-125 125c-70 0-127-56-127-125z">
          <text:p/>
        </draw:path>
        <draw:path draw:style-name="gr44" draw:text-style-name="P2" draw:layer="layout" svg:width="0.251cm" svg:height="0.251cm" svg:x="32.048cm" svg:y="6.722cm" svg:viewBox="0 0 252 252" svg:d="M0 127c0-69 57-127 127-127 69 0 125 58 125 127s-56 125-125 125c-70 0-127-56-127-125z">
          <text:p/>
        </draw:path>
        <draw:path draw:style-name="gr45" draw:text-style-name="P23" draw:layer="layout" svg:width="0.251cm" svg:height="0.251cm" svg:x="31.786cm" svg:y="8.671cm" svg:viewBox="0 0 252 252" svg:d="M0 126c0-70 57-126 127-126 69 0 125 56 125 126 0 69-56 126-125 126-70 0-127-57-127-126z">
          <text:p/>
        </draw:path>
        <draw:path draw:style-name="gr46" draw:text-style-name="P2" draw:layer="layout" svg:width="0.251cm" svg:height="0.251cm" svg:x="31.786cm" svg:y="8.671cm" svg:viewBox="0 0 252 252" svg:d="M0 126c0-70 57-126 127-126 69 0 125 56 125 126 0 69-56 126-125 126-70 0-127-57-127-126z">
          <text:p/>
        </draw:path>
        <draw:path draw:style-name="gr47" draw:text-style-name="P24" draw:layer="layout" svg:width="0.251cm" svg:height="0.251cm" svg:x="30.575cm" svg:y="7.075cm" svg:viewBox="0 0 252 252" svg:d="M0 125c0-69 58-125 127-125s125 56 125 125c0 70-56 127-125 127s-127-57-127-127z">
          <text:p/>
        </draw:path>
        <draw:path draw:style-name="gr48" draw:text-style-name="P2" draw:layer="layout" svg:width="0.251cm" svg:height="0.251cm" svg:x="30.575cm" svg:y="7.075cm" svg:viewBox="0 0 252 252" svg:d="M0 125c0-69 58-125 127-125s125 56 125 125c0 70-56 127-125 127s-127-57-127-127z">
          <text:p/>
        </draw:path>
        <draw:path draw:style-name="gr45" draw:text-style-name="P23" draw:layer="layout" svg:width="0.251cm" svg:height="0.251cm" svg:x="31.786cm" svg:y="8.625cm" svg:viewBox="0 0 252 252" svg:d="M0 125c0-69 57-125 127-125 69 0 125 56 125 125 0 70-56 127-125 127-70 0-127-57-127-127z">
          <text:p/>
        </draw:path>
        <draw:path draw:style-name="gr46" draw:text-style-name="P2" draw:layer="layout" svg:width="0.251cm" svg:height="0.251cm" svg:x="31.786cm" svg:y="8.625cm" svg:viewBox="0 0 252 252" svg:d="M0 125c0-69 57-125 127-125 69 0 125 56 125 125 0 70-56 127-125 127-70 0-127-57-127-127z">
          <text:p/>
        </draw:path>
        <draw:path draw:style-name="gr43" draw:text-style-name="P22" draw:layer="layout" svg:width="0.251cm" svg:height="0.25cm" svg:x="32.048cm" svg:y="6.274cm" svg:viewBox="0 0 252 251" svg:d="M0 125c0-69 57-125 127-125 69 0 125 56 125 125s-56 126-125 126c-70 0-127-57-127-126z">
          <text:p/>
        </draw:path>
        <draw:path draw:style-name="gr44" draw:text-style-name="P2" draw:layer="layout" svg:width="0.251cm" svg:height="0.25cm" svg:x="32.048cm" svg:y="6.274cm" svg:viewBox="0 0 252 251" svg:d="M0 125c0-69 57-125 127-125 69 0 125 56 125 125s-56 126-125 126c-70 0-127-57-127-126z">
          <text:p/>
        </draw:path>
        <draw:path draw:style-name="gr45" draw:text-style-name="P23" draw:layer="layout" svg:width="0.251cm" svg:height="0.251cm" svg:x="31.786cm" svg:y="8.741cm" svg:viewBox="0 0 252 252" svg:d="M0 127c0-70 57-127 127-127 69 0 125 57 125 127 0 68-56 125-125 125-70 0-127-57-127-125z">
          <text:p/>
        </draw:path>
        <draw:path draw:style-name="gr46" draw:text-style-name="P2" draw:layer="layout" svg:width="0.251cm" svg:height="0.251cm" svg:x="31.786cm" svg:y="8.741cm" svg:viewBox="0 0 252 252" svg:d="M0 127c0-70 57-127 127-127 69 0 125 57 125 127 0 68-56 125-125 125-70 0-127-57-127-125z">
          <text:p/>
        </draw:path>
        <draw:path draw:style-name="gr45" draw:text-style-name="P23" draw:layer="layout" svg:width="0.251cm" svg:height="0.251cm" svg:x="31.786cm" svg:y="8.645cm" svg:viewBox="0 0 252 252" svg:d="M0 126c0-70 57-126 127-126 69 0 125 56 125 126 0 69-56 126-125 126-70 0-127-57-127-126z">
          <text:p/>
        </draw:path>
        <draw:path draw:style-name="gr46" draw:text-style-name="P2" draw:layer="layout" svg:width="0.251cm" svg:height="0.251cm" svg:x="31.786cm" svg:y="8.645cm" svg:viewBox="0 0 252 252" svg:d="M0 126c0-70 57-126 127-126 69 0 125 56 125 126 0 69-56 126-125 126-70 0-127-57-127-126z">
          <text:p/>
        </draw:path>
        <draw:path draw:style-name="gr49" draw:text-style-name="P25" draw:layer="layout" svg:width="0.251cm" svg:height="0.251cm" svg:x="30.106cm" svg:y="6.581cm" svg:viewBox="0 0 252 252" svg:d="M0 126c0-70 58-126 127-126s125 56 125 126c0 69-56 126-125 126s-127-57-127-126z">
          <text:p/>
        </draw:path>
        <draw:path draw:style-name="gr50" draw:text-style-name="P2" draw:layer="layout" svg:width="0.251cm" svg:height="0.251cm" svg:x="30.106cm" svg:y="6.581cm" svg:viewBox="0 0 252 252" svg:d="M0 126c0-70 58-126 127-126s125 56 125 126c0 69-56 126-125 126s-127-57-127-126z">
          <text:p/>
        </draw:path>
        <draw:path draw:style-name="gr49" draw:text-style-name="P25" draw:layer="layout" svg:width="0.251cm" svg:height="0.251cm" svg:x="30.106cm" svg:y="6.668cm" svg:viewBox="0 0 252 252" svg:d="M0 126c0-70 58-126 127-126s125 56 125 126c0 69-56 126-125 126s-127-57-127-126z">
          <text:p/>
        </draw:path>
        <draw:path draw:style-name="gr50" draw:text-style-name="P2" draw:layer="layout" svg:width="0.251cm" svg:height="0.251cm" svg:x="30.106cm" svg:y="6.668cm" svg:viewBox="0 0 252 252" svg:d="M0 126c0-70 58-126 127-126s125 56 125 126c0 69-56 126-125 126s-127-57-127-126z">
          <text:p/>
        </draw:path>
        <draw:path draw:style-name="gr33" draw:text-style-name="P17" draw:layer="layout" svg:width="0.251cm" svg:height="0.251cm" svg:x="31.09cm" svg:y="8.867cm" svg:viewBox="0 0 252 252" svg:d="M0 126c0-69 58-126 126-126 70 0 126 57 126 126 0 70-56 126-126 126-68 0-126-56-126-126z">
          <text:p/>
        </draw:path>
        <draw:path draw:style-name="gr34" draw:text-style-name="P2" draw:layer="layout" svg:width="0.251cm" svg:height="0.251cm" svg:x="31.09cm" svg:y="8.867cm" svg:viewBox="0 0 252 252" svg:d="M0 126c0-69 58-126 126-126 70 0 126 57 126 126 0 70-56 126-126 126-68 0-126-56-126-126z">
          <text:p/>
        </draw:path>
        <draw:path draw:style-name="gr51" draw:text-style-name="P26" draw:layer="layout" svg:width="0.251cm" svg:height="0.251cm" svg:x="28.633cm" svg:y="8.718cm" svg:viewBox="0 0 252 252" svg:d="M0 127c0-69 57-127 126-127s126 58 126 127-57 125-126 125-126-56-126-125z">
          <text:p/>
        </draw:path>
        <draw:path draw:style-name="gr52" draw:text-style-name="P2" draw:layer="layout" svg:width="0.251cm" svg:height="0.251cm" svg:x="28.633cm" svg:y="8.718cm" svg:viewBox="0 0 252 252" svg:d="M0 127c0-69 57-127 126-127s126 58 126 127-57 125-126 125-126-56-126-125z">
          <text:p/>
        </draw:path>
        <draw:path draw:style-name="gr49" draw:text-style-name="P25" draw:layer="layout" svg:width="0.251cm" svg:height="0.251cm" svg:x="30.106cm" svg:y="6.651cm" svg:viewBox="0 0 252 252" svg:d="M0 127c0-70 58-127 127-127s125 57 125 127c0 69-56 125-125 125s-127-56-127-125z">
          <text:p/>
        </draw:path>
        <draw:path draw:style-name="gr50" draw:text-style-name="P2" draw:layer="layout" svg:width="0.251cm" svg:height="0.251cm" svg:x="30.106cm" svg:y="6.651cm" svg:viewBox="0 0 252 252" svg:d="M0 127c0-70 58-127 127-127s125 57 125 127c0 69-56 125-125 125s-127-56-127-125z">
          <text:p/>
        </draw:path>
        <draw:path draw:style-name="gr49" draw:text-style-name="P25" draw:layer="layout" svg:width="0.251cm" svg:height="0.251cm" svg:x="30.106cm" svg:y="6.264cm" svg:viewBox="0 0 252 252" svg:d="M0 125c0-69 58-125 127-125s125 56 125 125-56 127-125 127-127-58-127-127z">
          <text:p/>
        </draw:path>
        <draw:path draw:style-name="gr50" draw:text-style-name="P2" draw:layer="layout" svg:width="0.251cm" svg:height="0.251cm" svg:x="30.106cm" svg:y="6.264cm" svg:viewBox="0 0 252 252" svg:d="M0 125c0-69 58-125 127-125s125 56 125 125-56 127-125 127-127-58-127-127z">
          <text:p/>
        </draw:path>
        <draw:path draw:style-name="gr49" draw:text-style-name="P25" draw:layer="layout" svg:width="0.251cm" svg:height="0.251cm" svg:x="30.106cm" svg:y="6.573cm" svg:viewBox="0 0 252 252" svg:d="M0 125c0-69 58-125 127-125s125 56 125 125c0 70-56 127-125 127s-127-57-127-127z">
          <text:p/>
        </draw:path>
        <draw:path draw:style-name="gr50" draw:text-style-name="P2" draw:layer="layout" svg:width="0.251cm" svg:height="0.251cm" svg:x="30.106cm" svg:y="6.573cm" svg:viewBox="0 0 252 252" svg:d="M0 125c0-69 58-125 127-125s125 56 125 125c0 70-56 127-125 127s-127-57-127-127z">
          <text:p/>
        </draw:path>
        <draw:path draw:style-name="gr19" draw:text-style-name="P10" draw:layer="layout" svg:width="0.251cm" svg:height="0.25cm" svg:x="27.636cm" svg:y="8.281cm" svg:viewBox="0 0 252 251" svg:d="M0 125c0-69 56-125 126-125 69 0 126 56 126 125s-57 126-126 126c-70 0-126-57-126-126z">
          <text:p/>
        </draw:path>
        <draw:path draw:style-name="gr20" draw:text-style-name="P2" draw:layer="layout" svg:width="0.251cm" svg:height="0.25cm" svg:x="27.636cm" svg:y="8.281cm" svg:viewBox="0 0 252 251" svg:d="M0 125c0-69 56-125 126-125 69 0 126 56 126 125s-57 126-126 126c-70 0-126-57-126-126z">
          <text:p/>
        </draw:path>
        <draw:path draw:style-name="gr53" draw:text-style-name="P27" draw:layer="layout" svg:width="0.251cm" svg:height="0.251cm" svg:x="31.277cm" svg:y="8.511cm" svg:viewBox="0 0 252 252" svg:d="M0 125c0-69 57-125 126-125 70 0 126 56 126 125s-56 127-126 127c-69 0-126-58-126-127z">
          <text:p/>
        </draw:path>
        <draw:path draw:style-name="gr54" draw:text-style-name="P2" draw:layer="layout" svg:width="0.251cm" svg:height="0.251cm" svg:x="31.277cm" svg:y="8.511cm" svg:viewBox="0 0 252 252" svg:d="M0 125c0-69 57-125 126-125 70 0 126 56 126 125s-56 127-126 127c-69 0-126-58-126-127z">
          <text:p/>
        </draw:path>
        <draw:path draw:style-name="gr53" draw:text-style-name="P27" draw:layer="layout" svg:width="0.251cm" svg:height="0.251cm" svg:x="31.277cm" svg:y="8.449cm" svg:viewBox="0 0 252 252" svg:d="M0 126c0-69 57-126 126-126 70 0 126 57 126 126 0 70-56 126-126 126-69 0-126-56-126-126z">
          <text:p/>
        </draw:path>
        <draw:path draw:style-name="gr54" draw:text-style-name="P2" draw:layer="layout" svg:width="0.251cm" svg:height="0.251cm" svg:x="31.277cm" svg:y="8.449cm" svg:viewBox="0 0 252 252" svg:d="M0 126c0-69 57-126 126-126 70 0 126 57 126 126 0 70-56 126-126 126-69 0-126-56-126-126z">
          <text:p/>
        </draw:path>
        <draw:path draw:style-name="gr53" draw:text-style-name="P27" draw:layer="layout" svg:width="0.251cm" svg:height="0.251cm" svg:x="31.277cm" svg:y="8.566cm" svg:viewBox="0 0 252 252" svg:d="M0 126c0-69 57-126 126-126 70 0 126 57 126 126 0 70-56 126-126 126-69 0-126-56-126-126z">
          <text:p/>
        </draw:path>
        <draw:path draw:style-name="gr54" draw:text-style-name="P2" draw:layer="layout" svg:width="0.251cm" svg:height="0.251cm" svg:x="31.277cm" svg:y="8.566cm" svg:viewBox="0 0 252 252" svg:d="M0 126c0-69 57-126 126-126 70 0 126 57 126 126 0 70-56 126-126 126-69 0-126-56-126-126z">
          <text:p/>
        </draw:path>
        <draw:path draw:style-name="gr55" draw:text-style-name="P28" draw:layer="layout" svg:width="0.251cm" svg:height="0.25cm" svg:x="30.666cm" svg:y="8.625cm" svg:viewBox="0 0 252 251" svg:d="M0 125c0-69 56-125 125-125s127 56 127 125c0 70-58 126-127 126s-125-56-125-126z">
          <text:p/>
        </draw:path>
        <draw:path draw:style-name="gr56" draw:text-style-name="P2" draw:layer="layout" svg:width="0.251cm" svg:height="0.25cm" svg:x="30.666cm" svg:y="8.625cm" svg:viewBox="0 0 252 251" svg:d="M0 125c0-69 56-125 125-125s127 56 127 125c0 70-58 126-127 126s-125-56-125-126z">
          <text:p/>
        </draw:path>
        <draw:path draw:style-name="gr25" draw:text-style-name="P13" draw:layer="layout" svg:width="0.251cm" svg:height="0.251cm" svg:x="32.239cm" svg:y="8.255cm" svg:viewBox="0 0 252 252" svg:d="M0 126c0-69 56-126 125-126 70 0 127 57 127 126 0 70-57 126-127 126-69 0-125-56-125-126z">
          <text:p/>
        </draw:path>
        <draw:path draw:style-name="gr26" draw:text-style-name="P2" draw:layer="layout" svg:width="0.251cm" svg:height="0.251cm" svg:x="32.239cm" svg:y="8.255cm" svg:viewBox="0 0 252 252" svg:d="M0 126c0-69 56-126 125-126 70 0 127 57 127 126 0 70-57 126-127 126-69 0-125-56-125-126z">
          <text:p/>
        </draw:path>
        <draw:path draw:style-name="gr57" draw:text-style-name="P29" draw:layer="layout" svg:width="0.251cm" svg:height="0.251cm" svg:x="30.033cm" svg:y="7.873cm" svg:viewBox="0 0 252 252" svg:d="M0 125c0-68 56-125 126-125 69 0 126 57 126 125 0 71-57 127-126 127-70 0-126-56-126-127z">
          <text:p/>
        </draw:path>
        <draw:path draw:style-name="gr58" draw:text-style-name="P2" draw:layer="layout" svg:width="0.251cm" svg:height="0.251cm" svg:x="30.033cm" svg:y="7.873cm" svg:viewBox="0 0 252 252" svg:d="M0 125c0-68 56-125 126-125 69 0 126 57 126 125 0 71-57 127-126 127-70 0-126-56-126-127z">
          <text:p/>
        </draw:path>
        <draw:path draw:style-name="gr55" draw:text-style-name="P28" draw:layer="layout" svg:width="0.251cm" svg:height="0.25cm" svg:x="30.666cm" svg:y="8.578cm" svg:viewBox="0 0 252 251" svg:d="M0 125c0-69 56-125 125-125s127 56 127 125c0 70-58 126-127 126s-125-56-125-126z">
          <text:p/>
        </draw:path>
        <draw:path draw:style-name="gr56" draw:text-style-name="P2" draw:layer="layout" svg:width="0.251cm" svg:height="0.25cm" svg:x="30.666cm" svg:y="8.578cm" svg:viewBox="0 0 252 251" svg:d="M0 125c0-69 56-125 125-125s127 56 127 125c0 70-58 126-127 126s-125-56-125-126z">
          <text:p/>
        </draw:path>
        <draw:path draw:style-name="gr25" draw:text-style-name="P13" draw:layer="layout" svg:width="0.251cm" svg:height="0.251cm" svg:x="32.239cm" svg:y="8.057cm" svg:viewBox="0 0 252 252" svg:d="M0 126c0-69 56-126 125-126 70 0 127 57 127 126s-57 126-127 126c-69 0-125-57-125-126z">
          <text:p/>
        </draw:path>
        <draw:path draw:style-name="gr26" draw:text-style-name="P2" draw:layer="layout" svg:width="0.251cm" svg:height="0.251cm" svg:x="32.239cm" svg:y="8.057cm" svg:viewBox="0 0 252 252" svg:d="M0 126c0-69 56-126 125-126 70 0 127 57 127 126s-57 126-127 126c-69 0-125-57-125-126z">
          <text:p/>
        </draw:path>
        <draw:path draw:style-name="gr57" draw:text-style-name="P29" draw:layer="layout" svg:width="0.251cm" svg:height="0.251cm" svg:x="30.033cm" svg:y="7.664cm" svg:viewBox="0 0 252 252" svg:d="M0 125c0-69 56-125 126-125 69 0 126 56 126 125 0 70-57 127-126 127-70 0-126-57-126-127z">
          <text:p/>
        </draw:path>
        <draw:path draw:style-name="gr58" draw:text-style-name="P2" draw:layer="layout" svg:width="0.251cm" svg:height="0.251cm" svg:x="30.033cm" svg:y="7.664cm" svg:viewBox="0 0 252 252" svg:d="M0 125c0-69 56-125 126-125 69 0 126 56 126 125 0 70-57 127-126 127-70 0-126-57-126-127z">
          <text:p/>
        </draw:path>
        <draw:path draw:style-name="gr25" draw:text-style-name="P13" draw:layer="layout" svg:width="0.251cm" svg:height="0.251cm" svg:x="32.239cm" svg:y="8.144cm" svg:viewBox="0 0 252 252" svg:d="M0 127c0-70 56-127 125-127 70 0 127 57 127 127 0 69-57 125-127 125-69 0-125-56-125-125z">
          <text:p/>
        </draw:path>
        <draw:path draw:style-name="gr26" draw:text-style-name="P2" draw:layer="layout" svg:width="0.251cm" svg:height="0.251cm" svg:x="32.239cm" svg:y="8.144cm" svg:viewBox="0 0 252 252" svg:d="M0 127c0-70 56-127 125-127 70 0 127 57 127 127 0 69-57 125-127 125-69 0-125-56-125-125z">
          <text:p/>
        </draw:path>
        <draw:path draw:style-name="gr57" draw:text-style-name="P29" draw:layer="layout" svg:width="0.251cm" svg:height="0.251cm" svg:x="30.033cm" svg:y="7.699cm" svg:viewBox="0 0 252 252" svg:d="M0 126c0-70 56-126 126-126 69 0 126 56 126 126 0 69-57 126-126 126-70 0-126-57-126-126z">
          <text:p/>
        </draw:path>
        <draw:path draw:style-name="gr58" draw:text-style-name="P2" draw:layer="layout" svg:width="0.251cm" svg:height="0.251cm" svg:x="30.033cm" svg:y="7.699cm" svg:viewBox="0 0 252 252" svg:d="M0 126c0-70 56-126 126-126 69 0 126 56 126 126 0 69-57 126-126 126-70 0-126-57-126-126z">
          <text:p/>
        </draw:path>
        <draw:path draw:style-name="gr59" draw:text-style-name="P30" draw:layer="layout" svg:width="0.25cm" svg:height="0.251cm" svg:x="31.172cm" svg:y="6.606cm" svg:viewBox="0 0 251 252" svg:d="M0 126c0-69 56-126 125-126s126 57 126 126c0 70-57 126-126 126s-125-56-125-126z">
          <text:p/>
        </draw:path>
        <draw:path draw:style-name="gr60" draw:text-style-name="P2" draw:layer="layout" svg:width="0.25cm" svg:height="0.251cm" svg:x="31.172cm" svg:y="6.606cm" svg:viewBox="0 0 251 252" svg:d="M0 126c0-69 56-126 125-126s126 57 126 126c0 70-57 126-126 126s-125-56-125-126z">
          <text:p/>
        </draw:path>
        <draw:path draw:style-name="gr19" draw:text-style-name="P10" draw:layer="layout" svg:width="0.251cm" svg:height="0.251cm" svg:x="27.636cm" svg:y="8.285cm" svg:viewBox="0 0 252 252" svg:d="M0 126c0-69 56-126 126-126 69 0 126 57 126 126s-57 126-126 126c-70 0-126-57-126-126z">
          <text:p/>
        </draw:path>
        <draw:path draw:style-name="gr20" draw:text-style-name="P2" draw:layer="layout" svg:width="0.251cm" svg:height="0.251cm" svg:x="27.636cm" svg:y="8.285cm" svg:viewBox="0 0 252 252" svg:d="M0 126c0-69 56-126 126-126 69 0 126 57 126 126s-57 126-126 126c-70 0-126-57-126-126z">
          <text:p/>
        </draw:path>
        <draw:path draw:style-name="gr61" draw:text-style-name="P31" draw:layer="layout" svg:width="0.251cm" svg:height="0.251cm" svg:x="28.208cm" svg:y="5.847cm" svg:viewBox="0 0 252 252" svg:d="M0 126c0-69 57-126 126-126 70 0 126 57 126 126 0 70-56 126-126 126-69 0-126-56-126-126z">
          <text:p/>
        </draw:path>
        <draw:path draw:style-name="gr62" draw:text-style-name="P2" draw:layer="layout" svg:width="0.251cm" svg:height="0.251cm" svg:x="28.208cm" svg:y="5.847cm" svg:viewBox="0 0 252 252" svg:d="M0 126c0-69 57-126 126-126 70 0 126 57 126 126 0 70-56 126-126 126-69 0-126-56-126-126z">
          <text:p/>
        </draw:path>
        <draw:path draw:style-name="gr63" draw:text-style-name="P32" draw:layer="layout" svg:width="0.251cm" svg:height="0.251cm" svg:x="29.834cm" svg:y="9.172cm" svg:viewBox="0 0 252 252" svg:d="M0 127c0-70 58-127 127-127s125 57 125 127c0 68-56 125-125 125s-127-57-127-125z">
          <text:p/>
        </draw:path>
        <draw:path draw:style-name="gr64" draw:text-style-name="P2" draw:layer="layout" svg:width="0.251cm" svg:height="0.251cm" svg:x="29.834cm" svg:y="9.172cm" svg:viewBox="0 0 252 252" svg:d="M0 127c0-70 58-127 127-127s125 57 125 127c0 68-56 125-125 125s-127-57-127-125z">
          <text:p/>
        </draw:path>
        <draw:path draw:style-name="gr63" draw:text-style-name="P32" draw:layer="layout" svg:width="0.251cm" svg:height="0.251cm" svg:x="29.834cm" svg:y="8.978cm" svg:viewBox="0 0 252 252" svg:d="M0 127c0-69 58-127 127-127s125 58 125 127-56 125-125 125-127-56-127-125z">
          <text:p/>
        </draw:path>
        <draw:path draw:style-name="gr64" draw:text-style-name="P2" draw:layer="layout" svg:width="0.251cm" svg:height="0.251cm" svg:x="29.834cm" svg:y="8.978cm" svg:viewBox="0 0 252 252" svg:d="M0 127c0-69 58-127 127-127s125 58 125 127-56 125-125 125-127-56-127-125z">
          <text:p/>
        </draw:path>
        <draw:path draw:style-name="gr65" draw:text-style-name="P33" draw:layer="layout" svg:width="0.251cm" svg:height="0.251cm" svg:x="29.088cm" svg:y="9.125cm" svg:viewBox="0 0 252 252" svg:d="M0 125c0-68 58-125 127-125s125 57 125 125c0 71-56 127-125 127s-127-56-127-127z">
          <text:p/>
        </draw:path>
        <draw:path draw:style-name="gr66" draw:text-style-name="P2" draw:layer="layout" svg:width="0.251cm" svg:height="0.251cm" svg:x="29.088cm" svg:y="9.125cm" svg:viewBox="0 0 252 252" svg:d="M0 125c0-68 58-125 127-125s125 57 125 125c0 71-56 127-125 127s-127-56-127-127z">
          <text:p/>
        </draw:path>
        <draw:path draw:style-name="gr63" draw:text-style-name="P32" draw:layer="layout" svg:width="0.251cm" svg:height="0.251cm" svg:x="29.834cm" svg:y="8.967cm" svg:viewBox="0 0 252 252" svg:d="M0 126c0-68 58-126 127-126s125 58 125 126c0 69-56 126-125 126s-127-57-127-126z">
          <text:p/>
        </draw:path>
        <draw:path draw:style-name="gr64" draw:text-style-name="P2" draw:layer="layout" svg:width="0.251cm" svg:height="0.251cm" svg:x="29.834cm" svg:y="8.967cm" svg:viewBox="0 0 252 252" svg:d="M0 126c0-68 58-126 127-126s125 58 125 126c0 69-56 126-125 126s-127-57-127-126z">
          <text:p/>
        </draw:path>
        <draw:path draw:style-name="gr67" draw:text-style-name="P34" draw:layer="layout" svg:width="0.251cm" svg:height="0.251cm" svg:x="28.416cm" svg:y="7.15cm" svg:viewBox="0 0 252 252" svg:d="M0 126c0-70 57-126 126-126s126 56 126 126c0 69-57 126-126 126s-126-57-126-126z">
          <text:p/>
        </draw:path>
        <draw:path draw:style-name="gr68" draw:text-style-name="P2" draw:layer="layout" svg:width="0.251cm" svg:height="0.251cm" svg:x="28.416cm" svg:y="7.15cm" svg:viewBox="0 0 252 252" svg:d="M0 126c0-70 57-126 126-126s126 56 126 126c0 69-57 126-126 126s-126-57-126-126z">
          <text:p/>
        </draw:path>
        <draw:path draw:style-name="gr69" draw:text-style-name="P35" draw:layer="layout" svg:width="0.25cm" svg:height="0.251cm" svg:x="30.779cm" svg:y="6.536cm" svg:viewBox="0 0 251 252" svg:d="M0 125c0-69 56-125 126-125 69 0 125 56 125 125s-56 127-125 127c-70 0-126-58-126-127z">
          <text:p/>
        </draw:path>
        <draw:path draw:style-name="gr70" draw:text-style-name="P2" draw:layer="layout" svg:width="0.25cm" svg:height="0.251cm" svg:x="30.779cm" svg:y="6.536cm" svg:viewBox="0 0 251 252" svg:d="M0 125c0-69 56-125 126-125 69 0 125 56 125 125s-56 127-125 127c-70 0-126-58-126-127z">
          <text:p/>
        </draw:path>
        <draw:path draw:style-name="gr69" draw:text-style-name="P35" draw:layer="layout" svg:width="0.25cm" svg:height="0.25cm" svg:x="30.779cm" svg:y="6.298cm" svg:viewBox="0 0 251 251" svg:d="M0 125c0-69 56-125 126-125 69 0 125 56 125 125s-56 126-125 126c-70 0-126-57-126-126z">
          <text:p/>
        </draw:path>
        <draw:path draw:style-name="gr70" draw:text-style-name="P2" draw:layer="layout" svg:width="0.25cm" svg:height="0.25cm" svg:x="30.779cm" svg:y="6.298cm" svg:viewBox="0 0 251 251" svg:d="M0 125c0-69 56-125 126-125 69 0 125 56 125 125s-56 126-125 126c-70 0-126-57-126-126z">
          <text:p/>
        </draw:path>
        <draw:path draw:style-name="gr71" draw:text-style-name="P36" draw:layer="layout" svg:width="0.251cm" svg:height="0.251cm" svg:x="30.321cm" svg:y="9.516cm" svg:viewBox="0 0 252 252" svg:d="M0 126c0-69 58-126 127-126s125 57 125 126-56 126-125 126-127-57-127-126z">
          <text:p/>
        </draw:path>
        <draw:path draw:style-name="gr72" draw:text-style-name="P2" draw:layer="layout" svg:width="0.251cm" svg:height="0.251cm" svg:x="30.321cm" svg:y="9.516cm" svg:viewBox="0 0 252 252" svg:d="M0 126c0-69 58-126 127-126s125 57 125 126-56 126-125 126-127-57-127-126z">
          <text:p/>
        </draw:path>
        <draw:path draw:style-name="gr73" draw:text-style-name="P37" draw:layer="layout" svg:width="0.251cm" svg:height="0.251cm" svg:x="30.194cm" svg:y="8.348cm" svg:viewBox="0 0 252 252" svg:d="M0 125c0-69 57-125 126-125s126 56 126 125c0 70-57 127-126 127s-126-57-126-127z">
          <text:p/>
        </draw:path>
        <draw:path draw:style-name="gr74" draw:text-style-name="P2" draw:layer="layout" svg:width="0.251cm" svg:height="0.251cm" svg:x="30.194cm" svg:y="8.348cm" svg:viewBox="0 0 252 252" svg:d="M0 125c0-69 57-125 126-125s126 56 126 125c0 70-57 127-126 127s-126-57-126-127z">
          <text:p/>
        </draw:path>
        <draw:path draw:style-name="gr73" draw:text-style-name="P37" draw:layer="layout" svg:width="0.251cm" svg:height="0.25cm" svg:x="30.194cm" svg:y="8.566cm" svg:viewBox="0 0 252 251" svg:d="M0 125c0-69 57-125 126-125s126 56 126 125c0 70-57 126-126 126s-126-56-126-126z">
          <text:p/>
        </draw:path>
        <draw:path draw:style-name="gr74" draw:text-style-name="P2" draw:layer="layout" svg:width="0.251cm" svg:height="0.25cm" svg:x="30.194cm" svg:y="8.566cm" svg:viewBox="0 0 252 251" svg:d="M0 125c0-69 57-125 126-125s126 56 126 125c0 70-57 126-126 126s-126-56-126-126z">
          <text:p/>
        </draw:path>
        <draw:path draw:style-name="gr73" draw:text-style-name="P37" draw:layer="layout" svg:width="0.251cm" svg:height="0.251cm" svg:x="30.194cm" svg:y="9.227cm" svg:viewBox="0 0 252 252" svg:d="M0 127c0-69 57-127 126-127s126 58 126 127c0 68-57 125-126 125s-126-57-126-125z">
          <text:p/>
        </draw:path>
        <draw:path draw:style-name="gr74" draw:text-style-name="P2" draw:layer="layout" svg:width="0.251cm" svg:height="0.251cm" svg:x="30.194cm" svg:y="9.227cm" svg:viewBox="0 0 252 252" svg:d="M0 127c0-69 57-127 126-127s126 58 126 127c0 68-57 125-126 125s-126-57-126-125z">
          <text:p/>
        </draw:path>
        <draw:path draw:style-name="gr73" draw:text-style-name="P37" draw:layer="layout" svg:width="0.251cm" svg:height="0.251cm" svg:x="30.194cm" svg:y="8.562cm" svg:viewBox="0 0 252 252" svg:d="M0 125c0-69 57-125 126-125s126 56 126 125-57 127-126 127-126-58-126-127z">
          <text:p/>
        </draw:path>
        <draw:path draw:style-name="gr74" draw:text-style-name="P2" draw:layer="layout" svg:width="0.251cm" svg:height="0.251cm" svg:x="30.194cm" svg:y="8.562cm" svg:viewBox="0 0 252 252" svg:d="M0 125c0-69 57-125 126-125s126 56 126 125-57 127-126 127-126-58-126-127z">
          <text:p/>
        </draw:path>
        <draw:path draw:style-name="gr73" draw:text-style-name="P37" draw:layer="layout" svg:width="0.251cm" svg:height="0.251cm" svg:x="30.194cm" svg:y="9.238cm" svg:viewBox="0 0 252 252" svg:d="M0 127c0-69 57-127 126-127s126 58 126 127-57 125-126 125-126-56-126-125z">
          <text:p/>
        </draw:path>
        <draw:path draw:style-name="gr74" draw:text-style-name="P2" draw:layer="layout" svg:width="0.251cm" svg:height="0.251cm" svg:x="30.194cm" svg:y="9.238cm" svg:viewBox="0 0 252 252" svg:d="M0 127c0-69 57-127 126-127s126 58 126 127-57 125-126 125-126-56-126-125z">
          <text:p/>
        </draw:path>
        <draw:path draw:style-name="gr53" draw:text-style-name="P27" draw:layer="layout" svg:width="0.251cm" svg:height="0.25cm" svg:x="31.277cm" svg:y="8.601cm" svg:viewBox="0 0 252 251" svg:d="M0 125c0-69 57-125 126-125 70 0 126 56 126 125 0 70-56 126-126 126-69 0-126-56-126-126z">
          <text:p/>
        </draw:path>
        <draw:path draw:style-name="gr54" draw:text-style-name="P2" draw:layer="layout" svg:width="0.251cm" svg:height="0.25cm" svg:x="31.277cm" svg:y="8.601cm" svg:viewBox="0 0 252 251" svg:d="M0 125c0-69 57-125 126-125 70 0 126 56 126 125 0 70-56 126-126 126-69 0-126-56-126-126z">
          <text:p/>
        </draw:path>
        <draw:path draw:style-name="gr75" draw:text-style-name="P38" draw:layer="layout" svg:width="0.251cm" svg:height="0.251cm" svg:x="29.582cm" svg:y="9.303cm" svg:viewBox="0 0 252 252" svg:d="M0 126c0-70 58-126 127-126s125 56 125 126c0 68-56 126-125 126s-127-58-127-126z">
          <text:p/>
        </draw:path>
        <draw:path draw:style-name="gr76" draw:text-style-name="P2" draw:layer="layout" svg:width="0.251cm" svg:height="0.251cm" svg:x="29.582cm" svg:y="9.303cm" svg:viewBox="0 0 252 252" svg:d="M0 126c0-70 58-126 127-126s125 56 125 126c0 68-56 126-125 126s-127-58-127-126z">
          <text:p/>
        </draw:path>
        <draw:path draw:style-name="gr75" draw:text-style-name="P38" draw:layer="layout" svg:width="0.251cm" svg:height="0.251cm" svg:x="29.582cm" svg:y="9.402cm" svg:viewBox="0 0 252 252" svg:d="M0 126c0-69 58-126 127-126s125 57 125 126-56 126-125 126-127-57-127-126z">
          <text:p/>
        </draw:path>
        <draw:path draw:style-name="gr76" draw:text-style-name="P2" draw:layer="layout" svg:width="0.251cm" svg:height="0.251cm" svg:x="29.582cm" svg:y="9.402cm" svg:viewBox="0 0 252 252" svg:d="M0 126c0-69 58-126 127-126s125 57 125 126-56 126-125 126-127-57-127-126z">
          <text:p/>
        </draw:path>
        <draw:path draw:style-name="gr75" draw:text-style-name="P38" draw:layer="layout" svg:width="0.251cm" svg:height="0.251cm" svg:x="29.582cm" svg:y="9.348cm" svg:viewBox="0 0 252 252" svg:d="M0 125c0-69 58-125 127-125s125 56 125 125c0 70-56 127-125 127s-127-57-127-127z">
          <text:p/>
        </draw:path>
        <draw:path draw:style-name="gr76" draw:text-style-name="P2" draw:layer="layout" svg:width="0.251cm" svg:height="0.251cm" svg:x="29.582cm" svg:y="9.348cm" svg:viewBox="0 0 252 252" svg:d="M0 125c0-69 58-125 127-125s125 56 125 125c0 70-56 127-125 127s-127-57-127-127z">
          <text:p/>
        </draw:path>
        <draw:path draw:style-name="gr53" draw:text-style-name="P27" draw:layer="layout" svg:width="0.251cm" svg:height="0.251cm" svg:x="31.277cm" svg:y="8.482cm" svg:viewBox="0 0 252 252" svg:d="M0 127c0-70 57-127 126-127 70 0 126 57 126 127 0 68-56 125-126 125-69 0-126-57-126-125z">
          <text:p/>
        </draw:path>
        <draw:path draw:style-name="gr54" draw:text-style-name="P2" draw:layer="layout" svg:width="0.251cm" svg:height="0.251cm" svg:x="31.277cm" svg:y="8.482cm" svg:viewBox="0 0 252 252" svg:d="M0 127c0-70 57-127 126-127 70 0 126 57 126 127 0 68-56 125-126 125-69 0-126-57-126-125z">
          <text:p/>
        </draw:path>
        <draw:path draw:style-name="gr75" draw:text-style-name="P38" draw:layer="layout" svg:width="0.251cm" svg:height="0.251cm" svg:x="29.582cm" svg:y="8.67cm" svg:viewBox="0 0 252 252" svg:d="M0 127c0-70 58-127 127-127s125 57 125 127c0 69-56 125-125 125s-127-56-127-125z">
          <text:p/>
        </draw:path>
        <draw:path draw:style-name="gr76" draw:text-style-name="P2" draw:layer="layout" svg:width="0.251cm" svg:height="0.251cm" svg:x="29.582cm" svg:y="8.67cm" svg:viewBox="0 0 252 252" svg:d="M0 127c0-70 58-127 127-127s125 57 125 127c0 69-56 125-125 125s-127-56-127-125z">
          <text:p/>
        </draw:path>
        <draw:path draw:style-name="gr75" draw:text-style-name="P38" draw:layer="layout" svg:width="0.251cm" svg:height="0.251cm" svg:x="29.582cm" svg:y="9.231cm" svg:viewBox="0 0 252 252" svg:d="M0 127c0-70 58-127 127-127s125 57 125 127c0 68-56 125-125 125s-127-57-127-125z">
          <text:p/>
        </draw:path>
        <draw:path draw:style-name="gr76" draw:text-style-name="P2" draw:layer="layout" svg:width="0.251cm" svg:height="0.251cm" svg:x="29.582cm" svg:y="9.231cm" svg:viewBox="0 0 252 252" svg:d="M0 127c0-70 58-127 127-127s125 57 125 127c0 68-56 125-125 125s-127-57-127-125z">
          <text:p/>
        </draw:path>
        <draw:path draw:style-name="gr77" draw:text-style-name="P39" draw:layer="layout" svg:width="0.251cm" svg:height="0.251cm" svg:x="29.373cm" svg:y="9.274cm" svg:viewBox="0 0 252 252" svg:d="M0 126c0-69 58-126 127-126s125 57 125 126-56 126-125 126-127-57-127-126z">
          <text:p/>
        </draw:path>
        <draw:path draw:style-name="gr78" draw:text-style-name="P2" draw:layer="layout" svg:width="0.251cm" svg:height="0.251cm" svg:x="29.373cm" svg:y="9.274cm" svg:viewBox="0 0 252 252" svg:d="M0 126c0-69 58-126 127-126s125 57 125 126-56 126-125 126-127-57-127-126z">
          <text:p/>
        </draw:path>
        <draw:path draw:style-name="gr79" draw:text-style-name="P40" draw:layer="layout" svg:width="0.251cm" svg:height="0.251cm" svg:x="32.228cm" svg:y="7.68cm" svg:viewBox="0 0 252 252" svg:d="M0 127c0-70 56-127 125-127 70 0 127 57 127 127 0 69-57 125-127 125-69 0-125-56-125-125z">
          <text:p/>
        </draw:path>
        <draw:path draw:style-name="gr80" draw:text-style-name="P2" draw:layer="layout" svg:width="0.251cm" svg:height="0.251cm" svg:x="32.228cm" svg:y="7.68cm" svg:viewBox="0 0 252 252" svg:d="M0 127c0-70 56-127 125-127 70 0 127 57 127 127 0 69-57 125-127 125-69 0-125-56-125-125z">
          <text:p/>
        </draw:path>
        <draw:path draw:style-name="gr29" draw:text-style-name="P15" draw:layer="layout" svg:width="0.25cm" svg:height="0.251cm" svg:x="29.151cm" svg:y="7.711cm" svg:viewBox="0 0 251 252" svg:d="M0 126c0-69 56-126 125-126s126 57 126 126-57 126-126 126-125-57-125-126z">
          <text:p/>
        </draw:path>
        <draw:path draw:style-name="gr30" draw:text-style-name="P2" draw:layer="layout" svg:width="0.25cm" svg:height="0.251cm" svg:x="29.151cm" svg:y="7.711cm" svg:viewBox="0 0 251 252" svg:d="M0 126c0-69 56-126 125-126s126 57 126 126-57 126-126 126-125-57-125-126z">
          <text:p/>
        </draw:path>
        <draw:path draw:style-name="gr15" draw:text-style-name="P8" draw:layer="layout" svg:width="0.251cm" svg:height="0.251cm" svg:x="30.283cm" svg:y="7.782cm" svg:viewBox="0 0 252 252" svg:d="M0 126c0-69 57-126 127-126 69 0 125 57 125 126s-56 126-125 126c-70 0-127-57-127-126z">
          <text:p/>
        </draw:path>
        <draw:path draw:style-name="gr16" draw:text-style-name="P2" draw:layer="layout" svg:width="0.251cm" svg:height="0.251cm" svg:x="30.283cm" svg:y="7.782cm" svg:viewBox="0 0 252 252" svg:d="M0 126c0-69 57-126 127-126 69 0 125 57 125 126s-56 126-125 126c-70 0-127-57-127-126z">
          <text:p/>
        </draw:path>
        <draw:path draw:style-name="gr77" draw:text-style-name="P39" draw:layer="layout" svg:width="0.251cm" svg:height="0.252cm" svg:x="29.373cm" svg:y="8.961cm" svg:viewBox="0 0 252 253" svg:d="M0 127c0-70 58-127 127-127s125 57 125 127c0 69-56 126-125 126s-127-57-127-126z">
          <text:p/>
        </draw:path>
        <draw:path draw:style-name="gr78" draw:text-style-name="P2" draw:layer="layout" svg:width="0.251cm" svg:height="0.252cm" svg:x="29.373cm" svg:y="8.961cm" svg:viewBox="0 0 252 253" svg:d="M0 127c0-70 58-127 127-127s125 57 125 127c0 69-56 126-125 126s-127-57-127-126z">
          <text:p/>
        </draw:path>
        <draw:path draw:style-name="gr77" draw:text-style-name="P39" draw:layer="layout" svg:width="0.251cm" svg:height="0.251cm" svg:x="29.373cm" svg:y="8.952cm" svg:viewBox="0 0 252 252" svg:d="M0 127c0-71 58-127 127-127s125 56 125 127c0 68-56 125-125 125s-127-57-127-125z">
          <text:p/>
        </draw:path>
        <draw:path draw:style-name="gr78" draw:text-style-name="P2" draw:layer="layout" svg:width="0.251cm" svg:height="0.251cm" svg:x="29.373cm" svg:y="8.952cm" svg:viewBox="0 0 252 252" svg:d="M0 127c0-71 58-127 127-127s125 56 125 127c0 68-56 125-125 125s-127-57-127-125z">
          <text:p/>
        </draw:path>
        <draw:path draw:style-name="gr77" draw:text-style-name="P39" draw:layer="layout" svg:width="0.251cm" svg:height="0.251cm" svg:x="29.373cm" svg:y="9.372cm" svg:viewBox="0 0 252 252" svg:d="M0 125c0-69 58-125 127-125s125 56 125 125c0 70-56 127-125 127s-127-57-127-127z">
          <text:p/>
        </draw:path>
        <draw:path draw:style-name="gr78" draw:text-style-name="P2" draw:layer="layout" svg:width="0.251cm" svg:height="0.251cm" svg:x="29.373cm" svg:y="9.372cm" svg:viewBox="0 0 252 252" svg:d="M0 125c0-69 58-125 127-125s125 56 125 125c0 70-56 127-125 127s-127-57-127-127z">
          <text:p/>
        </draw:path>
        <draw:path draw:style-name="gr23" draw:text-style-name="P12" draw:layer="layout" svg:width="0.251cm" svg:height="0.251cm" svg:x="31.659cm" svg:y="6.534cm" svg:viewBox="0 0 252 252" svg:d="M0 127c0-70 57-127 126-127s126 57 126 127c0 69-57 125-126 125s-126-56-126-125z">
          <text:p/>
        </draw:path>
        <draw:path draw:style-name="gr24" draw:text-style-name="P2" draw:layer="layout" svg:width="0.251cm" svg:height="0.251cm" svg:x="31.659cm" svg:y="6.534cm" svg:viewBox="0 0 252 252" svg:d="M0 127c0-70 57-127 126-127s126 57 126 127c0 69-57 125-126 125s-126-56-126-125z">
          <text:p/>
        </draw:path>
        <draw:path draw:style-name="gr81" draw:text-style-name="P41" draw:layer="layout" svg:width="0.25cm" svg:height="0.25cm" svg:x="31.031cm" svg:y="7.954cm" svg:viewBox="0 0 251 251" svg:d="M0 126c0-69 56-126 126-126 69 0 125 57 125 126s-56 125-125 125c-70 0-126-56-126-125z">
          <text:p/>
        </draw:path>
        <draw:path draw:style-name="gr82" draw:text-style-name="P2" draw:layer="layout" svg:width="0.25cm" svg:height="0.25cm" svg:x="31.031cm" svg:y="7.954cm" svg:viewBox="0 0 251 251" svg:d="M0 126c0-69 56-126 126-126 69 0 125 57 125 126s-56 125-125 125c-70 0-126-56-126-125z">
          <text:p/>
        </draw:path>
        <draw:path draw:style-name="gr83" draw:text-style-name="P42" draw:layer="layout" svg:width="0.251cm" svg:height="0.251cm" svg:x="31.419cm" svg:y="6.863cm" svg:viewBox="0 0 252 252" svg:d="M0 126c0-69 56-126 125-126s127 57 127 126c0 70-58 126-127 126s-125-56-125-126z">
          <text:p/>
        </draw:path>
        <draw:path draw:style-name="gr84" draw:text-style-name="P2" draw:layer="layout" svg:width="0.251cm" svg:height="0.251cm" svg:x="31.419cm" svg:y="6.863cm" svg:viewBox="0 0 252 252" svg:d="M0 126c0-69 56-126 125-126s127 57 127 126c0 70-58 126-127 126s-125-56-125-126z">
          <text:p/>
        </draw:path>
        <draw:path draw:style-name="gr25" draw:text-style-name="P13" draw:layer="layout" svg:width="0.251cm" svg:height="0.251cm" svg:x="32.239cm" svg:y="6.923cm" svg:viewBox="0 0 252 252" svg:d="M0 127c0-70 56-127 125-127 70 0 127 57 127 127 0 69-57 125-127 125-69 0-125-56-125-125z">
          <text:p/>
        </draw:path>
        <draw:path draw:style-name="gr26" draw:text-style-name="P2" draw:layer="layout" svg:width="0.251cm" svg:height="0.251cm" svg:x="32.239cm" svg:y="6.923cm" svg:viewBox="0 0 252 252" svg:d="M0 127c0-70 56-127 125-127 70 0 127 57 127 127 0 69-57 125-127 125-69 0-125-56-125-125z">
          <text:p/>
        </draw:path>
        <draw:path draw:style-name="gr55" draw:text-style-name="P28" draw:layer="layout" svg:width="0.251cm" svg:height="0.251cm" svg:x="30.666cm" svg:y="9.02cm" svg:viewBox="0 0 252 252" svg:d="M0 126c0-70 56-126 125-126s127 56 127 126c0 69-58 126-127 126s-125-57-125-126z">
          <text:p/>
        </draw:path>
        <draw:path draw:style-name="gr56" draw:text-style-name="P2" draw:layer="layout" svg:width="0.251cm" svg:height="0.251cm" svg:x="30.666cm" svg:y="9.02cm" svg:viewBox="0 0 252 252" svg:d="M0 126c0-70 56-126 125-126s127 56 127 126c0 69-58 126-127 126s-125-57-125-126z">
          <text:p/>
        </draw:path>
        <draw:path draw:style-name="gr55" draw:text-style-name="P28" draw:layer="layout" svg:width="0.251cm" svg:height="0.251cm" svg:x="30.666cm" svg:y="9.007cm" svg:viewBox="0 0 252 252" svg:d="M0 127c0-69 56-127 125-127s127 58 127 127-58 125-127 125-125-56-125-125z">
          <text:p/>
        </draw:path>
        <draw:path draw:style-name="gr56" draw:text-style-name="P2" draw:layer="layout" svg:width="0.251cm" svg:height="0.251cm" svg:x="30.666cm" svg:y="9.007cm" svg:viewBox="0 0 252 252" svg:d="M0 127c0-69 56-127 125-127s127 58 127 127-58 125-127 125-125-56-125-125z">
          <text:p/>
        </draw:path>
        <draw:path draw:style-name="gr55" draw:text-style-name="P28" draw:layer="layout" svg:width="0.251cm" svg:height="0.251cm" svg:x="30.666cm" svg:y="9.067cm" svg:viewBox="0 0 252 252" svg:d="M0 126c0-70 56-126 125-126s127 56 127 126c0 69-58 126-127 126s-125-57-125-126z">
          <text:p/>
        </draw:path>
        <draw:path draw:style-name="gr56" draw:text-style-name="P2" draw:layer="layout" svg:width="0.251cm" svg:height="0.251cm" svg:x="30.666cm" svg:y="9.067cm" svg:viewBox="0 0 252 252" svg:d="M0 126c0-70 56-126 125-126s127 56 127 126c0 69-58 126-127 126s-125-57-125-126z">
          <text:p/>
        </draw:path>
        <draw:path draw:style-name="gr55" draw:text-style-name="P28" draw:layer="layout" svg:width="0.251cm" svg:height="0.251cm" svg:x="30.666cm" svg:y="8.968cm" svg:viewBox="0 0 252 252" svg:d="M0 127c0-69 56-127 125-127s127 58 127 127-58 125-127 125-125-56-125-125z">
          <text:p/>
        </draw:path>
        <draw:path draw:style-name="gr56" draw:text-style-name="P2" draw:layer="layout" svg:width="0.251cm" svg:height="0.251cm" svg:x="30.666cm" svg:y="8.968cm" svg:viewBox="0 0 252 252" svg:d="M0 127c0-69 56-127 125-127s127 58 127 127-58 125-127 125-125-56-125-125z">
          <text:p/>
        </draw:path>
        <draw:path draw:style-name="gr55" draw:text-style-name="P28" draw:layer="layout" svg:width="0.251cm" svg:height="0.251cm" svg:x="30.666cm" svg:y="8.978cm" svg:viewBox="0 0 252 252" svg:d="M0 127c0-69 56-127 125-127s127 58 127 127-58 125-127 125-125-56-125-125z">
          <text:p/>
        </draw:path>
        <draw:path draw:style-name="gr56" draw:text-style-name="P2" draw:layer="layout" svg:width="0.251cm" svg:height="0.251cm" svg:x="30.666cm" svg:y="8.978cm" svg:viewBox="0 0 252 252" svg:d="M0 127c0-69 56-127 125-127s127 58 127 127-58 125-127 125-125-56-125-125z">
          <text:p/>
        </draw:path>
        <draw:path draw:style-name="gr85" draw:text-style-name="P43" draw:layer="layout" svg:width="0.251cm" svg:height="0.251cm" svg:x="30.896cm" svg:y="8.775cm" svg:viewBox="0 0 252 252" svg:d="M0 125c0-69 57-125 125-125 70 0 127 56 127 125s-57 127-127 127c-68 0-125-58-125-127z">
          <text:p/>
        </draw:path>
        <draw:path draw:style-name="gr86" draw:text-style-name="P2" draw:layer="layout" svg:width="0.251cm" svg:height="0.251cm" svg:x="30.896cm" svg:y="8.775cm" svg:viewBox="0 0 252 252" svg:d="M0 125c0-69 57-125 125-125 70 0 127 56 127 125s-57 127-127 127c-68 0-125-58-125-127z">
          <text:p/>
        </draw:path>
        <draw:path draw:style-name="gr85" draw:text-style-name="P43" draw:layer="layout" svg:width="0.251cm" svg:height="0.251cm" svg:x="30.896cm" svg:y="8.926cm" svg:viewBox="0 0 252 252" svg:d="M0 126c0-70 57-126 125-126 70 0 127 56 127 126 0 69-57 126-127 126-68 0-125-57-125-126z">
          <text:p/>
        </draw:path>
        <draw:path draw:style-name="gr86" draw:text-style-name="P2" draw:layer="layout" svg:width="0.251cm" svg:height="0.251cm" svg:x="30.896cm" svg:y="8.926cm" svg:viewBox="0 0 252 252" svg:d="M0 126c0-70 57-126 125-126 70 0 127 56 127 126 0 69-57 126-127 126-68 0-125-57-125-126z">
          <text:p/>
        </draw:path>
        <draw:path draw:style-name="gr85" draw:text-style-name="P43" draw:layer="layout" svg:width="0.251cm" svg:height="0.251cm" svg:x="30.896cm" svg:y="8.787cm" svg:viewBox="0 0 252 252" svg:d="M0 125c0-69 57-125 125-125 70 0 127 56 127 125s-57 127-127 127c-68 0-125-58-125-127z">
          <text:p/>
        </draw:path>
        <draw:path draw:style-name="gr86" draw:text-style-name="P2" draw:layer="layout" svg:width="0.251cm" svg:height="0.251cm" svg:x="30.896cm" svg:y="8.787cm" svg:viewBox="0 0 252 252" svg:d="M0 125c0-69 57-125 125-125 70 0 127 56 127 125s-57 127-127 127c-68 0-125-58-125-127z">
          <text:p/>
        </draw:path>
        <draw:path draw:style-name="gr85" draw:text-style-name="P43" draw:layer="layout" svg:width="0.251cm" svg:height="0.251cm" svg:x="30.896cm" svg:y="8.94cm" svg:viewBox="0 0 252 252" svg:d="M0 127c0-70 57-127 125-127 70 0 127 57 127 127 0 69-57 125-127 125-68 0-125-56-125-125z">
          <text:p/>
        </draw:path>
        <draw:path draw:style-name="gr86" draw:text-style-name="P2" draw:layer="layout" svg:width="0.251cm" svg:height="0.251cm" svg:x="30.896cm" svg:y="8.94cm" svg:viewBox="0 0 252 252" svg:d="M0 127c0-70 57-127 125-127 70 0 127 57 127 127 0 69-57 125-127 125-68 0-125-56-125-125z">
          <text:p/>
        </draw:path>
        <draw:path draw:style-name="gr85" draw:text-style-name="P43" draw:layer="layout" svg:width="0.251cm" svg:height="0.251cm" svg:x="30.896cm" svg:y="8.953cm" svg:viewBox="0 0 252 252" svg:d="M0 127c0-69 57-127 125-127 70 0 127 58 127 127s-57 125-127 125c-68 0-125-56-125-125z">
          <text:p/>
        </draw:path>
        <draw:path draw:style-name="gr86" draw:text-style-name="P2" draw:layer="layout" svg:width="0.251cm" svg:height="0.251cm" svg:x="30.896cm" svg:y="8.953cm" svg:viewBox="0 0 252 252" svg:d="M0 127c0-69 57-127 125-127 70 0 127 58 127 127s-57 125-127 125c-68 0-125-56-125-125z">
          <text:p/>
        </draw:path>
        <draw:path draw:style-name="gr57" draw:text-style-name="P29" draw:layer="layout" svg:width="0.251cm" svg:height="0.251cm" svg:x="30.033cm" svg:y="7.764cm" svg:viewBox="0 0 252 252" svg:d="M0 125c0-69 56-125 126-125 69 0 126 56 126 125s-57 127-126 127c-70 0-126-58-126-127z">
          <text:p/>
        </draw:path>
        <draw:path draw:style-name="gr58" draw:text-style-name="P2" draw:layer="layout" svg:width="0.251cm" svg:height="0.251cm" svg:x="30.033cm" svg:y="7.764cm" svg:viewBox="0 0 252 252" svg:d="M0 125c0-69 56-125 126-125 69 0 126 56 126 125s-57 127-126 127c-70 0-126-58-126-127z">
          <text:p/>
        </draw:path>
        <draw:path draw:style-name="gr51" draw:text-style-name="P26" draw:layer="layout" svg:width="0.251cm" svg:height="0.251cm" svg:x="28.633cm" svg:y="8.581cm" svg:viewBox="0 0 252 252" svg:d="M0 126c0-69 57-126 126-126s126 57 126 126c0 70-57 126-126 126s-126-56-126-126z">
          <text:p/>
        </draw:path>
        <draw:path draw:style-name="gr52" draw:text-style-name="P2" draw:layer="layout" svg:width="0.251cm" svg:height="0.251cm" svg:x="28.633cm" svg:y="8.581cm" svg:viewBox="0 0 252 252" svg:d="M0 126c0-69 57-126 126-126s126 57 126 126c0 70-57 126-126 126s-126-56-126-126z">
          <text:p/>
        </draw:path>
        <draw:path draw:style-name="gr19" draw:text-style-name="P10" draw:layer="layout" svg:width="0.251cm" svg:height="0.25cm" svg:x="27.636cm" svg:y="6.395cm" svg:viewBox="0 0 252 251" svg:d="M0 126c0-70 56-126 126-126 69 0 126 56 126 126 0 69-57 125-126 125-70 0-126-56-126-125z">
          <text:p/>
        </draw:path>
        <draw:path draw:style-name="gr20" draw:text-style-name="P2" draw:layer="layout" svg:width="0.251cm" svg:height="0.25cm" svg:x="27.636cm" svg:y="6.395cm" svg:viewBox="0 0 252 251" svg:d="M0 126c0-70 56-126 126-126 69 0 126 56 126 126 0 69-57 125-126 125-70 0-126-56-126-125z">
          <text:p/>
        </draw:path>
        <draw:path draw:style-name="gr87" draw:text-style-name="P44" draw:layer="layout" svg:width="0.251cm" svg:height="0.251cm" svg:x="30.47cm" svg:y="9.365cm" svg:viewBox="0 0 252 252" svg:d="M0 126c0-69 57-126 126-126 70 0 126 57 126 126 0 70-56 126-126 126-69 0-126-56-126-126z">
          <text:p/>
        </draw:path>
        <draw:path draw:style-name="gr88" draw:text-style-name="P2" draw:layer="layout" svg:width="0.251cm" svg:height="0.251cm" svg:x="30.47cm" svg:y="9.365cm" svg:viewBox="0 0 252 252" svg:d="M0 126c0-69 57-126 126-126 70 0 126 57 126 126 0 70-56 126-126 126-69 0-126-56-126-126z">
          <text:p/>
        </draw:path>
        <draw:path draw:style-name="gr87" draw:text-style-name="P44" draw:layer="layout" svg:width="0.251cm" svg:height="0.251cm" svg:x="30.47cm" svg:y="9.467cm" svg:viewBox="0 0 252 252" svg:d="M0 127c0-69 57-127 126-127 70 0 126 58 126 127s-56 125-126 125c-69 0-126-56-126-125z">
          <text:p/>
        </draw:path>
        <draw:path draw:style-name="gr88" draw:text-style-name="P2" draw:layer="layout" svg:width="0.251cm" svg:height="0.251cm" svg:x="30.47cm" svg:y="9.467cm" svg:viewBox="0 0 252 252" svg:d="M0 127c0-69 57-127 126-127 70 0 126 58 126 127s-56 125-126 125c-69 0-126-56-126-125z">
          <text:p/>
        </draw:path>
        <draw:path draw:style-name="gr87" draw:text-style-name="P44" draw:layer="layout" svg:width="0.251cm" svg:height="0.251cm" svg:x="30.47cm" svg:y="9.355cm" svg:viewBox="0 0 252 252" svg:d="M0 125c0-69 57-125 126-125 70 0 126 56 126 125 0 70-56 127-126 127-69 0-126-57-126-127z">
          <text:p/>
        </draw:path>
        <draw:path draw:style-name="gr88" draw:text-style-name="P2" draw:layer="layout" svg:width="0.251cm" svg:height="0.251cm" svg:x="30.47cm" svg:y="9.355cm" svg:viewBox="0 0 252 252" svg:d="M0 125c0-69 57-125 126-125 70 0 126 56 126 125 0 70-56 127-126 127-69 0-126-57-126-127z">
          <text:p/>
        </draw:path>
        <draw:path draw:style-name="gr87" draw:text-style-name="P44" draw:layer="layout" svg:width="0.251cm" svg:height="0.25cm" svg:x="30.47cm" svg:y="9.454cm" svg:viewBox="0 0 252 251" svg:d="M0 126c0-69 57-126 126-126 70 0 126 57 126 126s-56 125-126 125c-69 0-126-56-126-125z">
          <text:p/>
        </draw:path>
        <draw:path draw:style-name="gr88" draw:text-style-name="P2" draw:layer="layout" svg:width="0.251cm" svg:height="0.25cm" svg:x="30.47cm" svg:y="9.454cm" svg:viewBox="0 0 252 251" svg:d="M0 126c0-69 57-126 126-126 70 0 126 57 126 126s-56 125-126 125c-69 0-126-56-126-125z">
          <text:p/>
        </draw:path>
        <draw:path draw:style-name="gr87" draw:text-style-name="P44" draw:layer="layout" svg:width="0.251cm" svg:height="0.251cm" svg:x="30.47cm" svg:y="9.412cm" svg:viewBox="0 0 252 252" svg:d="M0 127c0-71 57-127 126-127 70 0 126 56 126 127 0 68-56 125-126 125-69 0-126-57-126-125z">
          <text:p/>
        </draw:path>
        <draw:path draw:style-name="gr88" draw:text-style-name="P2" draw:layer="layout" svg:width="0.251cm" svg:height="0.251cm" svg:x="30.47cm" svg:y="9.412cm" svg:viewBox="0 0 252 252" svg:d="M0 127c0-71 57-127 126-127 70 0 126 56 126 127 0 68-56 125-126 125-69 0-126-57-126-125z">
          <text:p/>
        </draw:path>
        <draw:path draw:style-name="gr89" draw:text-style-name="P45" draw:layer="layout" svg:width="0.251cm" svg:height="0.251cm" svg:x="31.524cm" svg:y="8.552cm" svg:viewBox="0 0 252 252" svg:d="M0 126c0-69 57-126 127-126 68 0 125 57 125 126s-57 126-125 126c-70 0-127-57-127-126z">
          <text:p/>
        </draw:path>
        <draw:path draw:style-name="gr90" draw:text-style-name="P2" draw:layer="layout" svg:width="0.251cm" svg:height="0.251cm" svg:x="31.524cm" svg:y="8.552cm" svg:viewBox="0 0 252 252" svg:d="M0 126c0-69 57-126 127-126 68 0 125 57 125 126s-57 126-125 126c-70 0-127-57-127-126z">
          <text:p/>
        </draw:path>
        <draw:path draw:style-name="gr89" draw:text-style-name="P45" draw:layer="layout" svg:width="0.251cm" svg:height="0.25cm" svg:x="31.524cm" svg:y="8.439cm" svg:viewBox="0 0 252 251" svg:d="M0 126c0-70 57-126 127-126 68 0 125 56 125 126 0 69-57 125-125 125-70 0-127-56-127-125z">
          <text:p/>
        </draw:path>
        <draw:path draw:style-name="gr90" draw:text-style-name="P2" draw:layer="layout" svg:width="0.251cm" svg:height="0.25cm" svg:x="31.524cm" svg:y="8.439cm" svg:viewBox="0 0 252 251" svg:d="M0 126c0-70 57-126 127-126 68 0 125 56 125 126 0 69-57 125-125 125-70 0-127-56-127-125z">
          <text:p/>
        </draw:path>
        <draw:path draw:style-name="gr89" draw:text-style-name="P45" draw:layer="layout" svg:width="0.251cm" svg:height="0.25cm" svg:x="31.524cm" svg:y="8.63cm" svg:viewBox="0 0 252 251" svg:d="M0 125c0-69 57-125 127-125 68 0 125 56 125 125 0 70-57 126-125 126-70 0-127-56-127-126z">
          <text:p/>
        </draw:path>
        <draw:path draw:style-name="gr90" draw:text-style-name="P2" draw:layer="layout" svg:width="0.251cm" svg:height="0.25cm" svg:x="31.524cm" svg:y="8.63cm" svg:viewBox="0 0 252 251" svg:d="M0 125c0-69 57-125 127-125 68 0 125 56 125 125 0 70-57 126-125 126-70 0-127-56-127-126z">
          <text:p/>
        </draw:path>
        <draw:path draw:style-name="gr55" draw:text-style-name="P28" draw:layer="layout" svg:width="0.251cm" svg:height="0.251cm" svg:x="30.666cm" svg:y="8.597cm" svg:viewBox="0 0 252 252" svg:d="M0 125c0-69 56-125 125-125s127 56 127 125c0 70-58 127-127 127s-125-57-125-127z">
          <text:p/>
        </draw:path>
        <draw:path draw:style-name="gr56" draw:text-style-name="P2" draw:layer="layout" svg:width="0.251cm" svg:height="0.251cm" svg:x="30.666cm" svg:y="8.597cm" svg:viewBox="0 0 252 252" svg:d="M0 125c0-69 56-125 125-125s127 56 127 125c0 70-58 127-127 127s-125-57-125-127z">
          <text:p/>
        </draw:path>
        <draw:path draw:style-name="gr89" draw:text-style-name="P45" draw:layer="layout" svg:width="0.251cm" svg:height="0.251cm" svg:x="31.524cm" svg:y="8.54cm" svg:viewBox="0 0 252 252" svg:d="M0 125c0-69 57-125 127-125 68 0 125 56 125 125s-57 127-125 127c-70 0-127-58-127-127z">
          <text:p/>
        </draw:path>
        <draw:path draw:style-name="gr90" draw:text-style-name="P2" draw:layer="layout" svg:width="0.251cm" svg:height="0.251cm" svg:x="31.524cm" svg:y="8.54cm" svg:viewBox="0 0 252 252" svg:d="M0 125c0-69 57-125 127-125 68 0 125 56 125 125s-57 127-125 127c-70 0-127-58-127-127z">
          <text:p/>
        </draw:path>
        <draw:path draw:style-name="gr89" draw:text-style-name="P45" draw:layer="layout" svg:width="0.251cm" svg:height="0.251cm" svg:x="31.524cm" svg:y="8.487cm" svg:viewBox="0 0 252 252" svg:d="M0 127c0-69 57-127 127-127 68 0 125 58 125 127s-57 125-125 125c-70 0-127-56-127-125z">
          <text:p/>
        </draw:path>
        <draw:path draw:style-name="gr90" draw:text-style-name="P2" draw:layer="layout" svg:width="0.251cm" svg:height="0.251cm" svg:x="31.524cm" svg:y="8.487cm" svg:viewBox="0 0 252 252" svg:d="M0 127c0-69 57-127 127-127 68 0 125 58 125 127s-57 125-125 125c-70 0-127-56-127-125z">
          <text:p/>
        </draw:path>
        <draw:path draw:style-name="gr39" draw:text-style-name="P20" draw:layer="layout" svg:width="0.251cm" svg:height="0.251cm" svg:x="28.981cm" svg:y="8.372cm" svg:viewBox="0 0 252 252" svg:d="M0 126c0-70 57-126 126-126 70 0 126 56 126 126s-56 126-126 126c-69 0-126-56-126-126z">
          <text:p/>
        </draw:path>
        <draw:path draw:style-name="gr40" draw:text-style-name="P2" draw:layer="layout" svg:width="0.251cm" svg:height="0.251cm" svg:x="28.981cm" svg:y="8.372cm" svg:viewBox="0 0 252 252" svg:d="M0 126c0-70 57-126 126-126 70 0 126 56 126 126s-56 126-126 126c-69 0-126-56-126-126z">
          <text:p/>
        </draw:path>
        <draw:path draw:style-name="gr39" draw:text-style-name="P20" draw:layer="layout" svg:width="0.251cm" svg:height="0.251cm" svg:x="28.981cm" svg:y="8.49cm" svg:viewBox="0 0 252 252" svg:d="M0 126c0-69 57-126 126-126 70 0 126 57 126 126s-56 126-126 126c-69 0-126-57-126-126z">
          <text:p/>
        </draw:path>
        <draw:path draw:style-name="gr40" draw:text-style-name="P2" draw:layer="layout" svg:width="0.251cm" svg:height="0.251cm" svg:x="28.981cm" svg:y="8.49cm" svg:viewBox="0 0 252 252" svg:d="M0 126c0-69 57-126 126-126 70 0 126 57 126 126s-56 126-126 126c-69 0-126-57-126-126z">
          <text:p/>
        </draw:path>
        <draw:path draw:style-name="gr39" draw:text-style-name="P20" draw:layer="layout" svg:width="0.251cm" svg:height="0.251cm" svg:x="28.981cm" svg:y="8.585cm" svg:viewBox="0 0 252 252" svg:d="M0 125c0-69 57-125 126-125 70 0 126 56 126 125 0 70-56 127-126 127-69 0-126-57-126-127z">
          <text:p/>
        </draw:path>
        <draw:path draw:style-name="gr40" draw:text-style-name="P2" draw:layer="layout" svg:width="0.251cm" svg:height="0.251cm" svg:x="28.981cm" svg:y="8.585cm" svg:viewBox="0 0 252 252" svg:d="M0 125c0-69 57-125 126-125 70 0 126 56 126 125 0 70-56 127-126 127-69 0-126-57-126-127z">
          <text:p/>
        </draw:path>
        <draw:path draw:style-name="gr39" draw:text-style-name="P20" draw:layer="layout" svg:width="0.251cm" svg:height="0.251cm" svg:x="28.981cm" svg:y="8.508cm" svg:viewBox="0 0 252 252" svg:d="M0 127c0-69 57-127 126-127 70 0 126 58 126 127s-56 125-126 125c-69 0-126-56-126-125z">
          <text:p/>
        </draw:path>
        <draw:path draw:style-name="gr40" draw:text-style-name="P2" draw:layer="layout" svg:width="0.251cm" svg:height="0.251cm" svg:x="28.981cm" svg:y="8.508cm" svg:viewBox="0 0 252 252" svg:d="M0 127c0-69 57-127 126-127 70 0 126 58 126 127s-56 125-126 125c-69 0-126-56-126-125z">
          <text:p/>
        </draw:path>
        <draw:path draw:style-name="gr91" draw:text-style-name="P46" draw:layer="layout" svg:width="0.251cm" svg:height="0.25cm" svg:x="30.962cm" svg:y="6.231cm" svg:viewBox="0 0 252 251" svg:d="M0 126c0-69 57-126 125-126 70 0 127 57 127 126s-57 125-127 125c-68 0-125-56-125-125z">
          <text:p/>
        </draw:path>
        <draw:path draw:style-name="gr92" draw:text-style-name="P2" draw:layer="layout" svg:width="0.251cm" svg:height="0.25cm" svg:x="30.962cm" svg:y="6.231cm" svg:viewBox="0 0 252 251" svg:d="M0 126c0-69 57-126 125-126 70 0 127 57 127 126s-57 125-127 125c-68 0-125-56-125-125z">
          <text:p/>
        </draw:path>
        <draw:path draw:style-name="gr93" draw:text-style-name="P47" draw:layer="layout" svg:width="0.251cm" svg:height="0.251cm" svg:x="30.245cm" svg:y="8.6cm" svg:viewBox="0 0 252 252" svg:d="M0 125c0-69 56-125 125-125 70 0 127 56 127 125 0 70-57 127-127 127-69 0-125-57-125-127z">
          <text:p/>
        </draw:path>
        <draw:path draw:style-name="gr94" draw:text-style-name="P2" draw:layer="layout" svg:width="0.251cm" svg:height="0.251cm" svg:x="30.245cm" svg:y="8.6cm" svg:viewBox="0 0 252 252" svg:d="M0 125c0-69 56-125 125-125 70 0 127 56 127 125 0 70-57 127-127 127-69 0-125-57-125-127z">
          <text:p/>
        </draw:path>
        <draw:path draw:style-name="gr95" draw:text-style-name="P48" draw:layer="layout" svg:width="0.251cm" svg:height="0.25cm" svg:x="29.414cm" svg:y="7.88cm" svg:viewBox="0 0 252 251" svg:d="M0 125c0-69 57-125 126-125s126 56 126 125c0 70-57 126-126 126s-126-56-126-126z">
          <text:p/>
        </draw:path>
        <draw:path draw:style-name="gr96" draw:text-style-name="P2" draw:layer="layout" svg:width="0.251cm" svg:height="0.25cm" svg:x="29.414cm" svg:y="7.88cm" svg:viewBox="0 0 252 251" svg:d="M0 125c0-69 57-125 126-125s126 56 126 125c0 70-57 126-126 126s-126-56-126-126z">
          <text:p/>
        </draw:path>
        <draw:path draw:style-name="gr95" draw:text-style-name="P48" draw:layer="layout" svg:width="0.251cm" svg:height="0.251cm" svg:x="29.414cm" svg:y="8.031cm" svg:viewBox="0 0 252 252" svg:d="M0 127c0-69 57-127 126-127s126 58 126 127-57 125-126 125-126-56-126-125z">
          <text:p/>
        </draw:path>
        <draw:path draw:style-name="gr96" draw:text-style-name="P2" draw:layer="layout" svg:width="0.251cm" svg:height="0.251cm" svg:x="29.414cm" svg:y="8.031cm" svg:viewBox="0 0 252 252" svg:d="M0 127c0-69 57-127 126-127s126 58 126 127-57 125-126 125-126-56-126-125z">
          <text:p/>
        </draw:path>
        <draw:path draw:style-name="gr95" draw:text-style-name="P48" draw:layer="layout" svg:width="0.251cm" svg:height="0.251cm" svg:x="29.414cm" svg:y="7.87cm" svg:viewBox="0 0 252 252" svg:d="M0 126c0-69 57-126 126-126s126 57 126 126c0 70-57 126-126 126s-126-56-126-126z">
          <text:p/>
        </draw:path>
        <draw:path draw:style-name="gr96" draw:text-style-name="P2" draw:layer="layout" svg:width="0.251cm" svg:height="0.251cm" svg:x="29.414cm" svg:y="7.87cm" svg:viewBox="0 0 252 252" svg:d="M0 126c0-69 57-126 126-126s126 57 126 126c0 70-57 126-126 126s-126-56-126-126z">
          <text:p/>
        </draw:path>
        <draw:path draw:style-name="gr95" draw:text-style-name="P48" draw:layer="layout" svg:width="0.251cm" svg:height="0.251cm" svg:x="29.414cm" svg:y="8.137cm" svg:viewBox="0 0 252 252" svg:d="M0 126c0-70 57-126 126-126s126 56 126 126c0 69-57 126-126 126s-126-57-126-126z">
          <text:p/>
        </draw:path>
        <draw:path draw:style-name="gr96" draw:text-style-name="P2" draw:layer="layout" svg:width="0.251cm" svg:height="0.251cm" svg:x="29.414cm" svg:y="8.137cm" svg:viewBox="0 0 252 252" svg:d="M0 126c0-70 57-126 126-126s126 56 126 126c0 69-57 126-126 126s-126-57-126-126z">
          <text:p/>
        </draw:path>
        <draw:path draw:style-name="gr95" draw:text-style-name="P48" draw:layer="layout" svg:width="0.251cm" svg:height="0.251cm" svg:x="29.414cm" svg:y="8.01cm" svg:viewBox="0 0 252 252" svg:d="M0 125c0-69 57-125 126-125s126 56 126 125-57 127-126 127-126-58-126-127z">
          <text:p/>
        </draw:path>
        <draw:path draw:style-name="gr96" draw:text-style-name="P2" draw:layer="layout" svg:width="0.251cm" svg:height="0.251cm" svg:x="29.414cm" svg:y="8.01cm" svg:viewBox="0 0 252 252" svg:d="M0 125c0-69 57-125 126-125s126 56 126 125-57 127-126 127-126-58-126-127z">
          <text:p/>
        </draw:path>
        <draw:path draw:style-name="gr51" draw:text-style-name="P26" draw:layer="layout" svg:width="0.251cm" svg:height="0.251cm" svg:x="28.633cm" svg:y="8.528cm" svg:viewBox="0 0 252 252" svg:d="M0 125c0-68 57-125 126-125s126 57 126 125c0 70-57 127-126 127s-126-57-126-127z">
          <text:p/>
        </draw:path>
        <draw:path draw:style-name="gr52" draw:text-style-name="P2" draw:layer="layout" svg:width="0.251cm" svg:height="0.251cm" svg:x="28.633cm" svg:y="8.528cm" svg:viewBox="0 0 252 252" svg:d="M0 125c0-68 57-125 126-125s126 57 126 125c0 70-57 127-126 127s-126-57-126-127z">
          <text:p/>
        </draw:path>
        <draw:path draw:style-name="gr19" draw:text-style-name="P10" draw:layer="layout" svg:width="0.251cm" svg:height="0.251cm" svg:x="27.636cm" svg:y="8.404cm" svg:viewBox="0 0 252 252" svg:d="M0 127c0-70 56-127 126-127 69 0 126 57 126 127 0 69-57 125-126 125-70 0-126-56-126-125z">
          <text:p/>
        </draw:path>
        <draw:path draw:style-name="gr20" draw:text-style-name="P2" draw:layer="layout" svg:width="0.251cm" svg:height="0.251cm" svg:x="27.636cm" svg:y="8.404cm" svg:viewBox="0 0 252 252" svg:d="M0 127c0-70 56-127 126-127 69 0 126 57 126 127 0 69-57 125-126 125-70 0-126-56-126-125z">
          <text:p/>
        </draw:path>
        <draw:path draw:style-name="gr19" draw:text-style-name="P10" draw:layer="layout" svg:width="0.251cm" svg:height="0.251cm" svg:x="27.636cm" svg:y="8.452cm" svg:viewBox="0 0 252 252" svg:d="M0 126c0-70 56-126 126-126 69 0 126 56 126 126 0 69-57 126-126 126-70 0-126-57-126-126z">
          <text:p/>
        </draw:path>
        <draw:path draw:style-name="gr20" draw:text-style-name="P2" draw:layer="layout" svg:width="0.251cm" svg:height="0.251cm" svg:x="27.636cm" svg:y="8.452cm" svg:viewBox="0 0 252 252" svg:d="M0 126c0-70 56-126 126-126 69 0 126 56 126 126 0 69-57 126-126 126-70 0-126-57-126-126z">
          <text:p/>
        </draw:path>
        <draw:path draw:style-name="gr47" draw:text-style-name="P24" draw:layer="layout" svg:width="0.251cm" svg:height="0.251cm" svg:x="30.575cm" svg:y="7.052cm" svg:viewBox="0 0 252 252" svg:d="M0 125c0-69 58-125 127-125s125 56 125 125-56 127-125 127-127-58-127-127z">
          <text:p/>
        </draw:path>
        <draw:path draw:style-name="gr48" draw:text-style-name="P2" draw:layer="layout" svg:width="0.251cm" svg:height="0.251cm" svg:x="30.575cm" svg:y="7.052cm" svg:viewBox="0 0 252 252" svg:d="M0 125c0-69 58-125 127-125s125 56 125 125-56 127-125 127-127-58-127-127z">
          <text:p/>
        </draw:path>
        <draw:path draw:style-name="gr19" draw:text-style-name="P10" draw:layer="layout" svg:width="0.251cm" svg:height="0.251cm" svg:x="27.636cm" svg:y="8.141cm" svg:viewBox="0 0 252 252" svg:d="M0 127c0-70 56-127 126-127 69 0 126 57 126 127 0 69-57 125-126 125-70 0-126-56-126-125z">
          <text:p/>
        </draw:path>
        <draw:path draw:style-name="gr20" draw:text-style-name="P2" draw:layer="layout" svg:width="0.251cm" svg:height="0.251cm" svg:x="27.636cm" svg:y="8.141cm" svg:viewBox="0 0 252 252" svg:d="M0 127c0-70 56-127 126-127 69 0 126 57 126 127 0 69-57 125-126 125-70 0-126-56-126-125z">
          <text:p/>
        </draw:path>
        <draw:path draw:style-name="gr19" draw:text-style-name="P10" draw:layer="layout" svg:width="0.251cm" svg:height="0.25cm" svg:x="27.636cm" svg:y="8.25cm" svg:viewBox="0 0 252 251" svg:d="M0 126c0-69 56-126 126-126 69 0 126 57 126 126s-57 125-126 125c-70 0-126-56-126-125z">
          <text:p/>
        </draw:path>
        <draw:path draw:style-name="gr20" draw:text-style-name="P2" draw:layer="layout" svg:width="0.251cm" svg:height="0.25cm" svg:x="27.636cm" svg:y="8.25cm" svg:viewBox="0 0 252 251" svg:d="M0 126c0-69 56-126 126-126 69 0 126 57 126 126s-57 125-126 125c-70 0-126-56-126-125z">
          <text:p/>
        </draw:path>
        <draw:path draw:style-name="gr51" draw:text-style-name="P26" draw:layer="layout" svg:width="0.251cm" svg:height="0.251cm" svg:x="28.633cm" svg:y="8.517cm" svg:viewBox="0 0 252 252" svg:d="M0 126c0-69 57-126 126-126s126 57 126 126-57 126-126 126-126-57-126-126z">
          <text:p/>
        </draw:path>
        <draw:path draw:style-name="gr52" draw:text-style-name="P2" draw:layer="layout" svg:width="0.251cm" svg:height="0.251cm" svg:x="28.633cm" svg:y="8.517cm" svg:viewBox="0 0 252 252" svg:d="M0 126c0-69 57-126 126-126s126 57 126 126-57 126-126 126-126-57-126-126z">
          <text:p/>
        </draw:path>
        <draw:path draw:style-name="gr51" draw:text-style-name="P26" draw:layer="layout" svg:width="0.251cm" svg:height="0.251cm" svg:x="28.633cm" svg:y="8.601cm" svg:viewBox="0 0 252 252" svg:d="M0 126c0-69 57-126 126-126s126 57 126 126c0 70-57 126-126 126s-126-56-126-126z">
          <text:p/>
        </draw:path>
        <draw:path draw:style-name="gr52" draw:text-style-name="P2" draw:layer="layout" svg:width="0.251cm" svg:height="0.251cm" svg:x="28.633cm" svg:y="8.601cm" svg:viewBox="0 0 252 252" svg:d="M0 126c0-69 57-126 126-126s126 57 126 126c0 70-57 126-126 126s-126-56-126-126z">
          <text:p/>
        </draw:path>
        <draw:path draw:style-name="gr97" draw:text-style-name="P49" draw:layer="layout" svg:width="0.251cm" svg:height="0.251cm" svg:x="28.799cm" svg:y="7.774cm" svg:viewBox="0 0 252 252" svg:d="M0 126c0-70 56-126 126-126 69 0 126 56 126 126 0 68-57 126-126 126-70 0-126-58-126-126z">
          <text:p/>
        </draw:path>
        <draw:path draw:style-name="gr98" draw:text-style-name="P2" draw:layer="layout" svg:width="0.251cm" svg:height="0.251cm" svg:x="28.799cm" svg:y="7.774cm" svg:viewBox="0 0 252 252" svg:d="M0 126c0-70 56-126 126-126 69 0 126 56 126 126 0 68-57 126-126 126-70 0-126-58-126-126z">
          <text:p/>
        </draw:path>
        <draw:path draw:style-name="gr97" draw:text-style-name="P49" draw:layer="layout" svg:width="0.251cm" svg:height="0.251cm" svg:x="28.799cm" svg:y="7.927cm" svg:viewBox="0 0 252 252" svg:d="M0 127c0-70 56-127 126-127 69 0 126 57 126 127 0 69-57 125-126 125-70 0-126-56-126-125z">
          <text:p/>
        </draw:path>
        <draw:path draw:style-name="gr98" draw:text-style-name="P2" draw:layer="layout" svg:width="0.251cm" svg:height="0.251cm" svg:x="28.799cm" svg:y="7.927cm" svg:viewBox="0 0 252 252" svg:d="M0 127c0-70 56-127 126-127 69 0 126 57 126 127 0 69-57 125-126 125-70 0-126-56-126-125z">
          <text:p/>
        </draw:path>
        <draw:path draw:style-name="gr97" draw:text-style-name="P49" draw:layer="layout" svg:width="0.251cm" svg:height="0.251cm" svg:x="28.799cm" svg:y="7.879cm" svg:viewBox="0 0 252 252" svg:d="M0 125c0-69 56-125 126-125 69 0 126 56 126 125 0 70-57 127-126 127-70 0-126-57-126-127z">
          <text:p/>
        </draw:path>
        <draw:path draw:style-name="gr98" draw:text-style-name="P2" draw:layer="layout" svg:width="0.251cm" svg:height="0.251cm" svg:x="28.799cm" svg:y="7.879cm" svg:viewBox="0 0 252 252" svg:d="M0 125c0-69 56-125 126-125 69 0 126 56 126 125 0 70-57 127-126 127-70 0-126-57-126-127z">
          <text:p/>
        </draw:path>
        <draw:path draw:style-name="gr97" draw:text-style-name="P49" draw:layer="layout" svg:width="0.251cm" svg:height="0.251cm" svg:x="28.799cm" svg:y="7.767cm" svg:viewBox="0 0 252 252" svg:d="M0 125c0-69 56-125 126-125 69 0 126 56 126 125s-57 127-126 127c-70 0-126-58-126-127z">
          <text:p/>
        </draw:path>
        <draw:path draw:style-name="gr98" draw:text-style-name="P2" draw:layer="layout" svg:width="0.251cm" svg:height="0.251cm" svg:x="28.799cm" svg:y="7.767cm" svg:viewBox="0 0 252 252" svg:d="M0 125c0-69 56-125 126-125 69 0 126 56 126 125s-57 127-126 127c-70 0-126-58-126-127z">
          <text:p/>
        </draw:path>
        <draw:path draw:style-name="gr97" draw:text-style-name="P49" draw:layer="layout" svg:width="0.251cm" svg:height="0.251cm" svg:x="28.799cm" svg:y="7.927cm" svg:viewBox="0 0 252 252" svg:d="M0 126c0-70 56-126 126-126 69 0 126 56 126 126 0 69-57 126-126 126-70 0-126-57-126-126z">
          <text:p/>
        </draw:path>
        <draw:path draw:style-name="gr98" draw:text-style-name="P2" draw:layer="layout" svg:width="0.251cm" svg:height="0.251cm" svg:x="28.799cm" svg:y="7.927cm" svg:viewBox="0 0 252 252" svg:d="M0 126c0-70 56-126 126-126 69 0 126 56 126 126 0 69-57 126-126 126-70 0-126-57-126-126z">
          <text:p/>
        </draw:path>
        <draw:path draw:style-name="gr63" draw:text-style-name="P32" draw:layer="layout" svg:width="0.251cm" svg:height="0.251cm" svg:x="29.834cm" svg:y="8.93cm" svg:viewBox="0 0 252 252" svg:d="M0 126c0-70 58-126 127-126s125 56 125 126c0 69-56 126-125 126s-127-57-127-126z">
          <text:p/>
        </draw:path>
        <draw:path draw:style-name="gr64" draw:text-style-name="P2" draw:layer="layout" svg:width="0.251cm" svg:height="0.251cm" svg:x="29.834cm" svg:y="8.93cm" svg:viewBox="0 0 252 252" svg:d="M0 126c0-70 58-126 127-126s125 56 125 126c0 69-56 126-125 126s-127-57-127-126z">
          <text:p/>
        </draw:path>
        <draw:path draw:style-name="gr7" draw:text-style-name="P4" draw:layer="layout" svg:width="0.251cm" svg:height="0.251cm" svg:x="29.795cm" svg:y="8.554cm" svg:viewBox="0 0 252 252" svg:d="M0 126c0-69 57-126 127-126 68 0 125 57 125 126s-57 126-125 126c-70 0-127-57-127-126z">
          <text:p/>
        </draw:path>
        <draw:path draw:style-name="gr8" draw:text-style-name="P2" draw:layer="layout" svg:width="0.251cm" svg:height="0.251cm" svg:x="29.795cm" svg:y="8.554cm" svg:viewBox="0 0 252 252" svg:d="M0 126c0-69 57-126 127-126 68 0 125 57 125 126s-57 126-125 126c-70 0-127-57-127-126z">
          <text:p/>
        </draw:path>
        <draw:path draw:style-name="gr57" draw:text-style-name="P29" draw:layer="layout" svg:width="0.251cm" svg:height="0.251cm" svg:x="30.033cm" svg:y="7.741cm" svg:viewBox="0 0 252 252" svg:d="M0 126c0-69 56-126 126-126 69 0 126 57 126 126s-57 126-126 126c-70 0-126-57-126-126z">
          <text:p/>
        </draw:path>
        <draw:path draw:style-name="gr58" draw:text-style-name="P2" draw:layer="layout" svg:width="0.251cm" svg:height="0.251cm" svg:x="30.033cm" svg:y="7.741cm" svg:viewBox="0 0 252 252" svg:d="M0 126c0-69 56-126 126-126 69 0 126 57 126 126s-57 126-126 126c-70 0-126-57-126-126z">
          <text:p/>
        </draw:path>
        <draw:path draw:style-name="gr55" draw:text-style-name="P28" draw:layer="layout" svg:width="0.251cm" svg:height="0.251cm" svg:x="30.666cm" svg:y="8.624cm" svg:viewBox="0 0 252 252" svg:d="M0 125c0-69 56-125 125-125s127 56 127 125c0 70-58 127-127 127s-125-57-125-127z">
          <text:p/>
        </draw:path>
        <draw:path draw:style-name="gr56" draw:text-style-name="P2" draw:layer="layout" svg:width="0.251cm" svg:height="0.251cm" svg:x="30.666cm" svg:y="8.624cm" svg:viewBox="0 0 252 252" svg:d="M0 125c0-69 56-125 125-125s127 56 127 125c0 70-58 127-127 127s-125-57-125-127z">
          <text:p/>
        </draw:path>
        <draw:path draw:style-name="gr99" draw:text-style-name="P50" draw:layer="layout" svg:width="0.25cm" svg:height="0.25cm" svg:x="29.718cm" svg:y="9.279cm" svg:viewBox="0 0 251 251" svg:d="M0 125c0-69 56-125 125-125 70 0 126 56 126 125s-56 126-126 126c-69 0-125-57-125-126z">
          <text:p/>
        </draw:path>
        <draw:path draw:style-name="gr100" draw:text-style-name="P2" draw:layer="layout" svg:width="0.25cm" svg:height="0.25cm" svg:x="29.718cm" svg:y="9.279cm" svg:viewBox="0 0 251 251" svg:d="M0 125c0-69 56-125 125-125 70 0 126 56 126 125s-56 126-126 126c-69 0-125-57-125-126z">
          <text:p/>
        </draw:path>
        <draw:path draw:style-name="gr99" draw:text-style-name="P50" draw:layer="layout" svg:width="0.25cm" svg:height="0.251cm" svg:x="29.718cm" svg:y="9.226cm" svg:viewBox="0 0 251 252" svg:d="M0 126c0-68 56-126 125-126 70 0 126 58 126 126 0 69-56 126-126 126-69 0-125-57-125-126z">
          <text:p/>
        </draw:path>
        <draw:path draw:style-name="gr100" draw:text-style-name="P2" draw:layer="layout" svg:width="0.25cm" svg:height="0.251cm" svg:x="29.718cm" svg:y="9.226cm" svg:viewBox="0 0 251 252" svg:d="M0 126c0-68 56-126 125-126 70 0 126 58 126 126 0 69-56 126-126 126-69 0-125-57-125-126z">
          <text:p/>
        </draw:path>
        <draw:path draw:style-name="gr99" draw:text-style-name="P50" draw:layer="layout" svg:width="0.25cm" svg:height="0.251cm" svg:x="29.718cm" svg:y="9.263cm" svg:viewBox="0 0 251 252" svg:d="M0 125c0-68 56-125 125-125 70 0 126 57 126 125 0 69-56 127-126 127-69 0-125-58-125-127z">
          <text:p/>
        </draw:path>
        <draw:path draw:style-name="gr100" draw:text-style-name="P2" draw:layer="layout" svg:width="0.25cm" svg:height="0.251cm" svg:x="29.718cm" svg:y="9.263cm" svg:viewBox="0 0 251 252" svg:d="M0 125c0-68 56-125 125-125 70 0 126 57 126 125 0 69-56 127-126 127-69 0-125-58-125-127z">
          <text:p/>
        </draw:path>
        <draw:path draw:style-name="gr99" draw:text-style-name="P50" draw:layer="layout" svg:width="0.25cm" svg:height="0.251cm" svg:x="29.718cm" svg:y="9.386cm" svg:viewBox="0 0 251 252" svg:d="M0 126c0-70 56-126 125-126 70 0 126 56 126 126 0 69-56 126-126 126-69 0-125-57-125-126z">
          <text:p/>
        </draw:path>
        <draw:path draw:style-name="gr100" draw:text-style-name="P2" draw:layer="layout" svg:width="0.25cm" svg:height="0.251cm" svg:x="29.718cm" svg:y="9.386cm" svg:viewBox="0 0 251 252" svg:d="M0 126c0-70 56-126 125-126 70 0 126 56 126 126 0 69-56 126-126 126-69 0-125-57-125-126z">
          <text:p/>
        </draw:path>
        <draw:path draw:style-name="gr99" draw:text-style-name="P50" draw:layer="layout" svg:width="0.25cm" svg:height="0.251cm" svg:x="29.718cm" svg:y="8.841cm" svg:viewBox="0 0 251 252" svg:d="M0 125c0-68 56-125 125-125 70 0 126 57 126 125 0 71-56 127-126 127-69 0-125-56-125-127z">
          <text:p/>
        </draw:path>
        <draw:path draw:style-name="gr100" draw:text-style-name="P2" draw:layer="layout" svg:width="0.25cm" svg:height="0.251cm" svg:x="29.718cm" svg:y="8.841cm" svg:viewBox="0 0 251 252" svg:d="M0 125c0-68 56-125 125-125 70 0 126 57 126 125 0 71-56 127-126 127-69 0-125-56-125-127z">
          <text:p/>
        </draw:path>
        <draw:path draw:style-name="gr101" draw:text-style-name="P51" draw:layer="layout" svg:width="0.251cm" svg:height="0.251cm" svg:x="32.001cm" svg:y="7.236cm" svg:viewBox="0 0 252 252" svg:d="M0 126c0-69 56-126 126-126 69 0 126 57 126 126s-57 126-126 126c-70 0-126-57-126-126z">
          <text:p/>
        </draw:path>
        <draw:path draw:style-name="gr102" draw:text-style-name="P2" draw:layer="layout" svg:width="0.251cm" svg:height="0.251cm" svg:x="32.001cm" svg:y="7.236cm" svg:viewBox="0 0 252 252" svg:d="M0 126c0-69 56-126 126-126 69 0 126 57 126 126s-57 126-126 126c-70 0-126-57-126-126z">
          <text:p/>
        </draw:path>
        <draw:path draw:style-name="gr103" draw:text-style-name="P52" draw:layer="layout" svg:width="0.251cm" svg:height="0.251cm" svg:x="30.026cm" svg:y="6.982cm" svg:viewBox="0 0 252 252" svg:d="M0 127c0-70 56-127 126-127 69 0 126 57 126 127 0 68-57 125-126 125-70 0-126-57-126-125z">
          <text:p/>
        </draw:path>
        <draw:path draw:style-name="gr104" draw:text-style-name="P2" draw:layer="layout" svg:width="0.251cm" svg:height="0.251cm" svg:x="30.026cm" svg:y="6.982cm" svg:viewBox="0 0 252 252" svg:d="M0 127c0-70 56-127 126-127 69 0 126 57 126 127 0 68-57 125-126 125-70 0-126-57-126-125z">
          <text:p/>
        </draw:path>
        <draw:path draw:style-name="gr105" draw:text-style-name="P53" draw:layer="layout" svg:width="0.251cm" svg:height="0.251cm" svg:x="30.16cm" svg:y="8.338cm" svg:viewBox="0 0 252 252" svg:d="M0 126c0-69 56-126 125-126s127 57 127 126c0 70-58 126-127 126s-125-56-125-126z">
          <text:p/>
        </draw:path>
        <draw:path draw:style-name="gr106" draw:text-style-name="P2" draw:layer="layout" svg:width="0.251cm" svg:height="0.251cm" svg:x="30.16cm" svg:y="8.338cm" svg:viewBox="0 0 252 252" svg:d="M0 126c0-69 56-126 125-126s127 57 127 126c0 70-58 126-127 126s-125-56-125-126z">
          <text:p/>
        </draw:path>
        <draw:path draw:style-name="gr105" draw:text-style-name="P53" draw:layer="layout" svg:width="0.251cm" svg:height="0.251cm" svg:x="30.16cm" svg:y="8.422cm" svg:viewBox="0 0 252 252" svg:d="M0 127c0-70 56-127 125-127s127 57 127 127c0 69-58 125-127 125s-125-56-125-125z">
          <text:p/>
        </draw:path>
        <draw:path draw:style-name="gr106" draw:text-style-name="P2" draw:layer="layout" svg:width="0.251cm" svg:height="0.251cm" svg:x="30.16cm" svg:y="8.422cm" svg:viewBox="0 0 252 252" svg:d="M0 127c0-70 56-127 125-127s127 57 127 127c0 69-58 125-127 125s-125-56-125-125z">
          <text:p/>
        </draw:path>
        <draw:path draw:style-name="gr105" draw:text-style-name="P53" draw:layer="layout" svg:width="0.251cm" svg:height="0.251cm" svg:x="30.16cm" svg:y="8.42cm" svg:viewBox="0 0 252 252" svg:d="M0 127c0-71 56-127 125-127s127 56 127 127c0 68-58 125-127 125s-125-57-125-125z">
          <text:p/>
        </draw:path>
        <draw:path draw:style-name="gr106" draw:text-style-name="P2" draw:layer="layout" svg:width="0.251cm" svg:height="0.251cm" svg:x="30.16cm" svg:y="8.42cm" svg:viewBox="0 0 252 252" svg:d="M0 127c0-71 56-127 125-127s127 56 127 127c0 68-58 125-127 125s-125-57-125-125z">
          <text:p/>
        </draw:path>
        <draw:path draw:style-name="gr105" draw:text-style-name="P53" draw:layer="layout" svg:width="0.251cm" svg:height="0.25cm" svg:x="30.16cm" svg:y="8.377cm" svg:viewBox="0 0 252 251" svg:d="M0 125c0-69 56-125 125-125s127 56 127 125c0 70-58 126-127 126s-125-56-125-126z">
          <text:p/>
        </draw:path>
        <draw:path draw:style-name="gr106" draw:text-style-name="P2" draw:layer="layout" svg:width="0.251cm" svg:height="0.25cm" svg:x="30.16cm" svg:y="8.377cm" svg:viewBox="0 0 252 251" svg:d="M0 125c0-69 56-125 125-125s127 56 127 125c0 70-58 126-127 126s-125-56-125-126z">
          <text:p/>
        </draw:path>
        <draw:path draw:style-name="gr105" draw:text-style-name="P53" draw:layer="layout" svg:width="0.251cm" svg:height="0.251cm" svg:x="30.16cm" svg:y="8.429cm" svg:viewBox="0 0 252 252" svg:d="M0 126c0-69 56-126 125-126s127 57 127 126c0 70-58 126-127 126s-125-56-125-126z">
          <text:p/>
        </draw:path>
        <draw:path draw:style-name="gr106" draw:text-style-name="P2" draw:layer="layout" svg:width="0.251cm" svg:height="0.251cm" svg:x="30.16cm" svg:y="8.429cm" svg:viewBox="0 0 252 252" svg:d="M0 126c0-69 56-126 125-126s127 57 127 126c0 70-58 126-127 126s-125-56-125-126z">
          <text:p/>
        </draw:path>
        <draw:path draw:style-name="gr43" draw:text-style-name="P22" draw:layer="layout" svg:width="0.251cm" svg:height="0.251cm" svg:x="32.048cm" svg:y="6.387cm" svg:viewBox="0 0 252 252" svg:d="M0 126c0-69 57-126 127-126 69 0 125 57 125 126 0 70-56 126-125 126-70 0-127-56-127-126z">
          <text:p/>
        </draw:path>
        <draw:path draw:style-name="gr44" draw:text-style-name="P2" draw:layer="layout" svg:width="0.251cm" svg:height="0.251cm" svg:x="32.048cm" svg:y="6.387cm" svg:viewBox="0 0 252 252" svg:d="M0 126c0-69 57-126 127-126 69 0 125 57 125 126 0 70-56 126-125 126-70 0-127-56-127-126z">
          <text:p/>
        </draw:path>
        <draw:path draw:style-name="gr107" draw:text-style-name="P54" draw:layer="layout" svg:width="0.251cm" svg:height="0.25cm" svg:x="28.208cm" svg:y="6.951cm" svg:viewBox="0 0 252 251" svg:d="M0 126c0-70 57-126 126-126 70 0 126 56 126 126 0 69-56 125-126 125-69 0-126-56-126-125z">
          <text:p/>
        </draw:path>
        <draw:path draw:style-name="gr108" draw:text-style-name="P2" draw:layer="layout" svg:width="0.251cm" svg:height="0.25cm" svg:x="28.208cm" svg:y="6.951cm" svg:viewBox="0 0 252 251" svg:d="M0 126c0-70 57-126 126-126 70 0 126 56 126 126 0 69-56 125-126 125-69 0-126-56-126-125z">
          <text:p/>
        </draw:path>
        <draw:path draw:style-name="gr107" draw:text-style-name="P54" draw:layer="layout" svg:width="0.251cm" svg:height="0.251cm" svg:x="28.208cm" svg:y="7.065cm" svg:viewBox="0 0 252 252" svg:d="M0 126c0-69 57-126 126-126 70 0 126 57 126 126 0 70-56 126-126 126-69 0-126-56-126-126z">
          <text:p/>
        </draw:path>
        <draw:path draw:style-name="gr108" draw:text-style-name="P2" draw:layer="layout" svg:width="0.251cm" svg:height="0.251cm" svg:x="28.208cm" svg:y="7.065cm" svg:viewBox="0 0 252 252" svg:d="M0 126c0-69 57-126 126-126 70 0 126 57 126 126 0 70-56 126-126 126-69 0-126-56-126-126z">
          <text:p/>
        </draw:path>
        <draw:path draw:style-name="gr59" draw:text-style-name="P30" draw:layer="layout" svg:width="0.251cm" svg:height="0.251cm" svg:x="31.225cm" svg:y="7.189cm" svg:viewBox="0 0 252 252" svg:d="M0 126c0-70 56-126 125-126 70 0 127 56 127 126 0 69-57 126-127 126-69 0-125-57-125-126z">
          <text:p/>
        </draw:path>
        <draw:path draw:style-name="gr60" draw:text-style-name="P2" draw:layer="layout" svg:width="0.251cm" svg:height="0.251cm" svg:x="31.225cm" svg:y="7.189cm" svg:viewBox="0 0 252 252" svg:d="M0 126c0-70 56-126 125-126 70 0 127 56 127 126 0 69-57 126-127 126-69 0-125-57-125-126z">
          <text:p/>
        </draw:path>
        <draw:path draw:style-name="gr103" draw:text-style-name="P52" draw:layer="layout" svg:width="0.251cm" svg:height="0.25cm" svg:x="30.026cm" svg:y="6.812cm" svg:viewBox="0 0 252 251" svg:d="M0 125c0-69 56-125 126-125 69 0 126 56 126 125s-57 126-126 126c-70 0-126-57-126-126z">
          <text:p/>
        </draw:path>
        <draw:path draw:style-name="gr104" draw:text-style-name="P2" draw:layer="layout" svg:width="0.251cm" svg:height="0.25cm" svg:x="30.026cm" svg:y="6.812cm" svg:viewBox="0 0 252 251" svg:d="M0 125c0-69 56-125 126-125 69 0 126 56 126 125s-57 126-126 126c-70 0-126-57-126-126z">
          <text:p/>
        </draw:path>
        <draw:path draw:style-name="gr107" draw:text-style-name="P54" draw:layer="layout" svg:width="0.251cm" svg:height="0.25cm" svg:x="28.208cm" svg:y="6.792cm" svg:viewBox="0 0 252 251" svg:d="M0 125c0-69 57-125 126-125 70 0 126 56 126 125s-56 126-126 126c-69 0-126-57-126-126z">
          <text:p/>
        </draw:path>
        <draw:path draw:style-name="gr108" draw:text-style-name="P2" draw:layer="layout" svg:width="0.251cm" svg:height="0.25cm" svg:x="28.208cm" svg:y="6.792cm" svg:viewBox="0 0 252 251" svg:d="M0 125c0-69 57-125 126-125 70 0 126 56 126 125s-56 126-126 126c-69 0-126-57-126-126z">
          <text:p/>
        </draw:path>
        <draw:path draw:style-name="gr63" draw:text-style-name="P32" draw:layer="layout" svg:width="0.251cm" svg:height="0.25cm" svg:x="29.834cm" svg:y="9.078cm" svg:viewBox="0 0 252 251" svg:d="M0 125c0-69 58-125 127-125s125 56 125 125c0 70-56 126-125 126s-127-56-127-126z">
          <text:p/>
        </draw:path>
        <draw:path draw:style-name="gr64" draw:text-style-name="P2" draw:layer="layout" svg:width="0.251cm" svg:height="0.25cm" svg:x="29.834cm" svg:y="9.078cm" svg:viewBox="0 0 252 251" svg:d="M0 125c0-69 58-125 127-125s125 56 125 125c0 70-56 126-125 126s-127-56-127-126z">
          <text:p/>
        </draw:path>
        <draw:path draw:style-name="gr107" draw:text-style-name="P54" draw:layer="layout" svg:width="0.251cm" svg:height="0.251cm" svg:x="28.208cm" svg:y="6.847cm" svg:viewBox="0 0 252 252" svg:d="M0 126c0-69 57-126 126-126 70 0 126 57 126 126 0 70-56 126-126 126-69 0-126-56-126-126z">
          <text:p/>
        </draw:path>
        <draw:path draw:style-name="gr108" draw:text-style-name="P2" draw:layer="layout" svg:width="0.251cm" svg:height="0.251cm" svg:x="28.208cm" svg:y="6.847cm" svg:viewBox="0 0 252 252" svg:d="M0 126c0-69 57-126 126-126 70 0 126 57 126 126 0 70-56 126-126 126-69 0-126-56-126-126z">
          <text:p/>
        </draw:path>
        <draw:path draw:style-name="gr107" draw:text-style-name="P54" draw:layer="layout" svg:width="0.251cm" svg:height="0.251cm" svg:x="28.208cm" svg:y="6.578cm" svg:viewBox="0 0 252 252" svg:d="M0 125c0-69 57-125 126-125 70 0 126 56 126 125 0 70-56 127-126 127-69 0-126-57-126-127z">
          <text:p/>
        </draw:path>
        <draw:path draw:style-name="gr108" draw:text-style-name="P2" draw:layer="layout" svg:width="0.251cm" svg:height="0.251cm" svg:x="28.208cm" svg:y="6.578cm" svg:viewBox="0 0 252 252" svg:d="M0 125c0-69 57-125 126-125 70 0 126 56 126 125 0 70-56 127-126 127-69 0-126-57-126-127z">
          <text:p/>
        </draw:path>
        <draw:path draw:style-name="gr31" draw:text-style-name="P16" draw:layer="layout" svg:width="0.25cm" svg:height="0.251cm" svg:x="30.386cm" svg:y="8.491cm" svg:viewBox="0 0 251 252" svg:d="M0 126c0-68 56-126 125-126s126 58 126 126c0 70-57 126-126 126s-125-56-125-126z">
          <text:p/>
        </draw:path>
        <draw:path draw:style-name="gr32" draw:text-style-name="P2" draw:layer="layout" svg:width="0.25cm" svg:height="0.251cm" svg:x="30.386cm" svg:y="8.491cm" svg:viewBox="0 0 251 252" svg:d="M0 126c0-68 56-126 125-126s126 58 126 126c0 70-57 126-126 126s-125-56-125-126z">
          <text:p/>
        </draw:path>
        <draw:path draw:style-name="gr31" draw:text-style-name="P16" draw:layer="layout" svg:width="0.25cm" svg:height="0.251cm" svg:x="30.386cm" svg:y="8.552cm" svg:viewBox="0 0 251 252" svg:d="M0 125c0-69 56-125 125-125s126 56 126 125-57 127-126 127-125-58-125-127z">
          <text:p/>
        </draw:path>
        <draw:path draw:style-name="gr32" draw:text-style-name="P2" draw:layer="layout" svg:width="0.25cm" svg:height="0.251cm" svg:x="30.386cm" svg:y="8.552cm" svg:viewBox="0 0 251 252" svg:d="M0 125c0-69 56-125 125-125s126 56 126 125-57 127-126 127-125-58-125-127z">
          <text:p/>
        </draw:path>
        <draw:path draw:style-name="gr31" draw:text-style-name="P16" draw:layer="layout" svg:width="0.25cm" svg:height="0.251cm" svg:x="30.386cm" svg:y="8.405cm" svg:viewBox="0 0 251 252" svg:d="M0 126c0-70 56-126 125-126s126 56 126 126c0 69-57 126-126 126s-125-57-125-126z">
          <text:p/>
        </draw:path>
        <draw:path draw:style-name="gr32" draw:text-style-name="P2" draw:layer="layout" svg:width="0.25cm" svg:height="0.251cm" svg:x="30.386cm" svg:y="8.405cm" svg:viewBox="0 0 251 252" svg:d="M0 126c0-70 56-126 125-126s126 56 126 126c0 69-57 126-126 126s-125-57-125-126z">
          <text:p/>
        </draw:path>
        <draw:path draw:style-name="gr31" draw:text-style-name="P16" draw:layer="layout" svg:width="0.25cm" svg:height="0.251cm" svg:x="30.386cm" svg:y="8.593cm" svg:viewBox="0 0 251 252" svg:d="M0 125c0-69 56-125 125-125s126 56 126 125c0 70-57 127-126 127s-125-57-125-127z">
          <text:p/>
        </draw:path>
        <draw:path draw:style-name="gr32" draw:text-style-name="P2" draw:layer="layout" svg:width="0.25cm" svg:height="0.251cm" svg:x="30.386cm" svg:y="8.593cm" svg:viewBox="0 0 251 252" svg:d="M0 125c0-69 56-125 125-125s126 56 126 125c0 70-57 127-126 127s-125-57-125-127z">
          <text:p/>
        </draw:path>
        <draw:path draw:style-name="gr43" draw:text-style-name="P22" draw:layer="layout" svg:width="0.251cm" svg:height="0.251cm" svg:x="32.048cm" svg:y="6.698cm" svg:viewBox="0 0 252 252" svg:d="M0 126c0-70 57-126 127-126 69 0 125 56 125 126 0 69-56 126-125 126-70 0-127-57-127-126z">
          <text:p/>
        </draw:path>
        <draw:path draw:style-name="gr44" draw:text-style-name="P2" draw:layer="layout" svg:width="0.251cm" svg:height="0.251cm" svg:x="32.048cm" svg:y="6.698cm" svg:viewBox="0 0 252 252" svg:d="M0 126c0-70 57-126 127-126 69 0 125 56 125 126 0 69-56 126-125 126-70 0-127-57-127-126z">
          <text:p/>
        </draw:path>
        <draw:path draw:style-name="gr29" draw:text-style-name="P15" draw:layer="layout" svg:width="0.25cm" svg:height="0.25cm" svg:x="29.151cm" svg:y="7.555cm" svg:viewBox="0 0 251 251" svg:d="M0 125c0-69 56-125 125-125s126 56 126 125-57 126-126 126-125-57-125-126z">
          <text:p/>
        </draw:path>
        <draw:path draw:style-name="gr30" draw:text-style-name="P2" draw:layer="layout" svg:width="0.25cm" svg:height="0.25cm" svg:x="29.151cm" svg:y="7.555cm" svg:viewBox="0 0 251 251" svg:d="M0 125c0-69 56-125 125-125s126 56 126 125-57 126-126 126-125-57-125-126z">
          <text:p/>
        </draw:path>
        <draw:path draw:style-name="gr33" draw:text-style-name="P17" draw:layer="layout" svg:width="0.251cm" svg:height="0.251cm" svg:x="31.09cm" svg:y="8.717cm" svg:viewBox="0 0 252 252" svg:d="M0 127c0-70 58-127 126-127 70 0 126 57 126 127 0 68-56 125-126 125-68 0-126-57-126-125z">
          <text:p/>
        </draw:path>
        <draw:path draw:style-name="gr34" draw:text-style-name="P2" draw:layer="layout" svg:width="0.251cm" svg:height="0.251cm" svg:x="31.09cm" svg:y="8.717cm" svg:viewBox="0 0 252 252" svg:d="M0 127c0-70 58-127 126-127 70 0 126 57 126 127 0 68-56 125-126 125-68 0-126-57-126-125z">
          <text:p/>
        </draw:path>
        <draw:path draw:style-name="gr33" draw:text-style-name="P17" draw:layer="layout" svg:width="0.251cm" svg:height="0.251cm" svg:x="31.09cm" svg:y="8.793cm" svg:viewBox="0 0 252 252" svg:d="M0 125c0-69 58-125 126-125 70 0 126 56 126 125s-56 127-126 127c-68 0-126-58-126-127z">
          <text:p/>
        </draw:path>
        <draw:path draw:style-name="gr34" draw:text-style-name="P2" draw:layer="layout" svg:width="0.251cm" svg:height="0.251cm" svg:x="31.09cm" svg:y="8.793cm" svg:viewBox="0 0 252 252" svg:d="M0 125c0-69 58-125 126-125 70 0 126 56 126 125s-56 127-126 127c-68 0-126-58-126-127z">
          <text:p/>
        </draw:path>
        <draw:path draw:style-name="gr43" draw:text-style-name="P22" draw:layer="layout" svg:width="0.251cm" svg:height="0.251cm" svg:x="32.048cm" svg:y="6.647cm" svg:viewBox="0 0 252 252" svg:d="M0 125c0-69 57-125 127-125 69 0 125 56 125 125 0 71-56 127-125 127-70 0-127-56-127-127z">
          <text:p/>
        </draw:path>
        <draw:path draw:style-name="gr44" draw:text-style-name="P2" draw:layer="layout" svg:width="0.251cm" svg:height="0.251cm" svg:x="32.048cm" svg:y="6.647cm" svg:viewBox="0 0 252 252" svg:d="M0 125c0-69 57-125 127-125 69 0 125 56 125 125 0 71-56 127-125 127-70 0-127-56-127-127z">
          <text:p/>
        </draw:path>
        <draw:path draw:style-name="gr41" draw:text-style-name="P21" draw:layer="layout" svg:width="0.251cm" svg:height="0.251cm" svg:x="29.946cm" svg:y="8.2cm" svg:viewBox="0 0 252 252" svg:d="M0 126c0-70 57-126 125-126 70 0 127 56 127 126s-57 126-127 126c-68 0-125-56-125-126z">
          <text:p/>
        </draw:path>
        <draw:path draw:style-name="gr42" draw:text-style-name="P2" draw:layer="layout" svg:width="0.251cm" svg:height="0.251cm" svg:x="29.946cm" svg:y="8.2cm" svg:viewBox="0 0 252 252" svg:d="M0 126c0-70 57-126 125-126 70 0 127 56 127 126s-57 126-127 126c-68 0-125-56-125-126z">
          <text:p/>
        </draw:path>
        <draw:path draw:style-name="gr79" draw:text-style-name="P40" draw:layer="layout" svg:width="0.251cm" svg:height="0.251cm" svg:x="32.228cm" svg:y="7.365cm" svg:viewBox="0 0 252 252" svg:d="M0 125c0-69 56-125 125-125 70 0 127 56 127 125 0 71-57 127-127 127-69 0-125-56-125-127z">
          <text:p/>
        </draw:path>
        <draw:path draw:style-name="gr80" draw:text-style-name="P2" draw:layer="layout" svg:width="0.251cm" svg:height="0.251cm" svg:x="32.228cm" svg:y="7.365cm" svg:viewBox="0 0 252 252" svg:d="M0 125c0-69 56-125 125-125 70 0 127 56 127 125 0 71-57 127-127 127-69 0-125-56-125-127z">
          <text:p/>
        </draw:path>
        <draw:path draw:style-name="gr79" draw:text-style-name="P40" draw:layer="layout" svg:width="0.251cm" svg:height="0.251cm" svg:x="32.228cm" svg:y="7.915cm" svg:viewBox="0 0 252 252" svg:d="M0 127c0-70 56-127 125-127 70 0 127 57 127 127 0 69-57 125-127 125-69 0-125-56-125-125z">
          <text:p/>
        </draw:path>
        <draw:path draw:style-name="gr80" draw:text-style-name="P2" draw:layer="layout" svg:width="0.251cm" svg:height="0.251cm" svg:x="32.228cm" svg:y="7.915cm" svg:viewBox="0 0 252 252" svg:d="M0 127c0-70 56-127 125-127 70 0 127 57 127 127 0 69-57 125-127 125-69 0-125-56-125-125z">
          <text:p/>
        </draw:path>
        <draw:path draw:style-name="gr33" draw:text-style-name="P17" draw:layer="layout" svg:width="0.251cm" svg:height="0.25cm" svg:x="31.09cm" svg:y="8.795cm" svg:viewBox="0 0 252 251" svg:d="M0 125c0-69 58-125 126-125 70 0 126 56 126 125s-56 126-126 126c-68 0-126-57-126-126z">
          <text:p/>
        </draw:path>
        <draw:path draw:style-name="gr34" draw:text-style-name="P2" draw:layer="layout" svg:width="0.251cm" svg:height="0.25cm" svg:x="31.09cm" svg:y="8.795cm" svg:viewBox="0 0 252 251" svg:d="M0 125c0-69 58-125 126-125 70 0 126 56 126 125s-56 126-126 126c-68 0-126-57-126-126z">
          <text:p/>
        </draw:path>
        <draw:path draw:style-name="gr79" draw:text-style-name="P40" draw:layer="layout" svg:width="0.251cm" svg:height="0.251cm" svg:x="32.228cm" svg:y="6.726cm" svg:viewBox="0 0 252 252" svg:d="M0 127c0-69 56-127 125-127 70 0 127 58 127 127s-57 125-127 125c-69 0-125-56-125-125z">
          <text:p/>
        </draw:path>
        <draw:path draw:style-name="gr80" draw:text-style-name="P2" draw:layer="layout" svg:width="0.251cm" svg:height="0.251cm" svg:x="32.228cm" svg:y="6.726cm" svg:viewBox="0 0 252 252" svg:d="M0 127c0-69 56-127 125-127 70 0 127 58 127 127s-57 125-127 125c-69 0-125-56-125-125z">
          <text:p/>
        </draw:path>
        <draw:path draw:style-name="gr109" draw:text-style-name="P55" draw:layer="layout" svg:width="0.25cm" svg:height="0.251cm" svg:x="29.273cm" svg:y="8.37cm" svg:viewBox="0 0 251 252" svg:d="M0 125c0-68 56-125 126-125 69 0 125 57 125 125 0 71-56 127-125 127-70 0-126-56-126-127z">
          <text:p/>
        </draw:path>
        <draw:path draw:style-name="gr110" draw:text-style-name="P2" draw:layer="layout" svg:width="0.25cm" svg:height="0.251cm" svg:x="29.273cm" svg:y="8.37cm" svg:viewBox="0 0 251 252" svg:d="M0 125c0-68 56-125 126-125 69 0 125 57 125 125 0 71-56 127-125 127-70 0-126-56-126-127z">
          <text:p/>
        </draw:path>
        <draw:path draw:style-name="gr111" draw:text-style-name="P56" draw:layer="layout" svg:width="0.251cm" svg:height="0.251cm" svg:x="29.891cm" svg:y="9.056cm" svg:viewBox="0 0 252 252" svg:d="M0 126c0-69 57-126 126-126s126 57 126 126-57 126-126 126-126-57-126-126z">
          <text:p/>
        </draw:path>
        <draw:path draw:style-name="gr112" draw:text-style-name="P2" draw:layer="layout" svg:width="0.251cm" svg:height="0.251cm" svg:x="29.891cm" svg:y="9.056cm" svg:viewBox="0 0 252 252" svg:d="M0 126c0-69 57-126 126-126s126 57 126 126-57 126-126 126-126-57-126-126z">
          <text:p/>
        </draw:path>
        <draw:path draw:style-name="gr109" draw:text-style-name="P55" draw:layer="layout" svg:width="0.25cm" svg:height="0.251cm" svg:x="29.273cm" svg:y="8.295cm" svg:viewBox="0 0 251 252" svg:d="M0 125c0-69 56-125 126-125 69 0 125 56 125 125s-56 127-125 127c-70 0-126-58-126-127z">
          <text:p/>
        </draw:path>
        <draw:path draw:style-name="gr110" draw:text-style-name="P2" draw:layer="layout" svg:width="0.25cm" svg:height="0.251cm" svg:x="29.273cm" svg:y="8.295cm" svg:viewBox="0 0 251 252" svg:d="M0 125c0-69 56-125 126-125 69 0 125 56 125 125s-56 127-125 127c-70 0-126-58-126-127z">
          <text:p/>
        </draw:path>
        <draw:path draw:style-name="gr109" draw:text-style-name="P55" draw:layer="layout" svg:width="0.25cm" svg:height="0.251cm" svg:x="29.273cm" svg:y="8.293cm" svg:viewBox="0 0 251 252" svg:d="M0 126c0-69 56-126 126-126 69 0 125 57 125 126s-56 126-125 126c-70 0-126-57-126-126z">
          <text:p/>
        </draw:path>
        <draw:path draw:style-name="gr110" draw:text-style-name="P2" draw:layer="layout" svg:width="0.25cm" svg:height="0.251cm" svg:x="29.273cm" svg:y="8.293cm" svg:viewBox="0 0 251 252" svg:d="M0 126c0-69 56-126 126-126 69 0 125 57 125 126s-56 126-125 126c-70 0-126-57-126-126z">
          <text:p/>
        </draw:path>
        <draw:path draw:style-name="gr109" draw:text-style-name="P55" draw:layer="layout" svg:width="0.25cm" svg:height="0.251cm" svg:x="29.273cm" svg:y="8.372cm" svg:viewBox="0 0 251 252" svg:d="M0 126c0-69 56-126 126-126 69 0 125 57 125 126 0 70-56 126-125 126-70 0-126-56-126-126z">
          <text:p/>
        </draw:path>
        <draw:path draw:style-name="gr110" draw:text-style-name="P2" draw:layer="layout" svg:width="0.25cm" svg:height="0.251cm" svg:x="29.273cm" svg:y="8.372cm" svg:viewBox="0 0 251 252" svg:d="M0 126c0-69 56-126 126-126 69 0 125 57 125 126 0 70-56 126-125 126-70 0-126-56-126-126z">
          <text:p/>
        </draw:path>
        <draw:path draw:style-name="gr103" draw:text-style-name="P52" draw:layer="layout" svg:width="0.251cm" svg:height="0.251cm" svg:x="30.026cm" svg:y="6.938cm" svg:viewBox="0 0 252 252" svg:d="M0 127c0-70 56-127 126-127 69 0 126 57 126 127 0 69-57 125-126 125-70 0-126-56-126-125z">
          <text:p/>
        </draw:path>
        <draw:path draw:style-name="gr104" draw:text-style-name="P2" draw:layer="layout" svg:width="0.251cm" svg:height="0.251cm" svg:x="30.026cm" svg:y="6.938cm" svg:viewBox="0 0 252 252" svg:d="M0 127c0-70 56-127 126-127 69 0 126 57 126 127 0 69-57 125-126 125-70 0-126-56-126-125z">
          <text:p/>
        </draw:path>
        <draw:path draw:style-name="gr113" draw:text-style-name="P57" draw:layer="layout" svg:width="0.251cm" svg:height="0.25cm" svg:x="31.665cm" svg:y="6.303cm" svg:viewBox="0 0 252 251" svg:d="M0 125c0-69 56-125 125-125s127 56 127 125-58 126-127 126-125-57-125-126z">
          <text:p/>
        </draw:path>
        <draw:path draw:style-name="gr114" draw:text-style-name="P2" draw:layer="layout" svg:width="0.251cm" svg:height="0.25cm" svg:x="31.665cm" svg:y="6.303cm" svg:viewBox="0 0 252 251" svg:d="M0 125c0-69 56-125 125-125s127 56 127 125-58 126-127 126-125-57-125-126z">
          <text:p/>
        </draw:path>
        <draw:path draw:style-name="gr29" draw:text-style-name="P15" draw:layer="layout" svg:width="0.25cm" svg:height="0.251cm" svg:x="29.151cm" svg:y="7.59cm" svg:viewBox="0 0 251 252" svg:d="M0 126c0-69 56-126 125-126s126 57 126 126c0 70-57 126-126 126s-125-56-125-126z">
          <text:p/>
        </draw:path>
        <draw:path draw:style-name="gr30" draw:text-style-name="P2" draw:layer="layout" svg:width="0.25cm" svg:height="0.251cm" svg:x="29.151cm" svg:y="7.59cm" svg:viewBox="0 0 251 252" svg:d="M0 126c0-69 56-126 125-126s126 57 126 126c0 70-57 126-126 126s-125-56-125-126z">
          <text:p/>
        </draw:path>
        <draw:path draw:style-name="gr75" draw:text-style-name="P38" draw:layer="layout" svg:width="0.251cm" svg:height="0.251cm" svg:x="29.522cm" svg:y="7.715cm" svg:viewBox="0 0 252 252" svg:d="M0 127c0-69 56-127 126-127 69 0 126 58 126 127 0 68-57 125-126 125-70 0-126-57-126-125z">
          <text:p/>
        </draw:path>
        <draw:path draw:style-name="gr76" draw:text-style-name="P2" draw:layer="layout" svg:width="0.251cm" svg:height="0.251cm" svg:x="29.522cm" svg:y="7.715cm" svg:viewBox="0 0 252 252" svg:d="M0 127c0-69 56-127 126-127 69 0 126 58 126 127 0 68-57 125-126 125-70 0-126-57-126-125z">
          <text:p/>
        </draw:path>
        <draw:path draw:style-name="gr75" draw:text-style-name="P38" draw:layer="layout" svg:width="0.251cm" svg:height="0.251cm" svg:x="29.522cm" svg:y="7.757cm" svg:viewBox="0 0 252 252" svg:d="M0 127c0-69 56-127 126-127 69 0 126 58 126 127s-57 125-126 125c-70 0-126-56-126-125z">
          <text:p/>
        </draw:path>
        <draw:path draw:style-name="gr76" draw:text-style-name="P2" draw:layer="layout" svg:width="0.251cm" svg:height="0.251cm" svg:x="29.522cm" svg:y="7.757cm" svg:viewBox="0 0 252 252" svg:d="M0 127c0-69 56-127 126-127 69 0 126 58 126 127s-57 125-126 125c-70 0-126-56-126-125z">
          <text:p/>
        </draw:path>
        <draw:path draw:style-name="gr23" draw:text-style-name="P12" draw:layer="layout" svg:width="0.251cm" svg:height="0.251cm" svg:x="31.659cm" svg:y="6.39cm" svg:viewBox="0 0 252 252" svg:d="M0 127c0-70 57-127 126-127s126 57 126 127c0 68-57 125-126 125s-126-57-126-125z">
          <text:p/>
        </draw:path>
        <draw:path draw:style-name="gr24" draw:text-style-name="P2" draw:layer="layout" svg:width="0.251cm" svg:height="0.251cm" svg:x="31.659cm" svg:y="6.39cm" svg:viewBox="0 0 252 252" svg:d="M0 127c0-70 57-127 126-127s126 57 126 127c0 68-57 125-126 125s-126-57-126-125z">
          <text:p/>
        </draw:path>
        <draw:path draw:style-name="gr111" draw:text-style-name="P56" draw:layer="layout" svg:width="0.251cm" svg:height="0.251cm" svg:x="29.891cm" svg:y="9.032cm" svg:viewBox="0 0 252 252" svg:d="M0 126c0-69 57-126 126-126s126 57 126 126-57 126-126 126-126-57-126-126z">
          <text:p/>
        </draw:path>
        <draw:path draw:style-name="gr112" draw:text-style-name="P2" draw:layer="layout" svg:width="0.251cm" svg:height="0.251cm" svg:x="29.891cm" svg:y="9.032cm" svg:viewBox="0 0 252 252" svg:d="M0 126c0-69 57-126 126-126s126 57 126 126-57 126-126 126-126-57-126-126z">
          <text:p/>
        </draw:path>
        <draw:path draw:style-name="gr75" draw:text-style-name="P38" draw:layer="layout" svg:width="0.251cm" svg:height="0.251cm" svg:x="29.522cm" svg:y="8.853cm" svg:viewBox="0 0 252 252" svg:d="M0 125c0-69 56-125 126-125 69 0 126 56 126 125 0 70-57 127-126 127-70 0-126-57-126-127z">
          <text:p/>
        </draw:path>
        <draw:path draw:style-name="gr76" draw:text-style-name="P2" draw:layer="layout" svg:width="0.251cm" svg:height="0.251cm" svg:x="29.522cm" svg:y="8.853cm" svg:viewBox="0 0 252 252" svg:d="M0 125c0-69 56-125 126-125 69 0 126 56 126 125 0 70-57 127-126 127-70 0-126-57-126-127z">
          <text:p/>
        </draw:path>
        <draw:path draw:style-name="gr75" draw:text-style-name="P38" draw:layer="layout" svg:width="0.251cm" svg:height="0.251cm" svg:x="29.522cm" svg:y="8.87cm" svg:viewBox="0 0 252 252" svg:d="M0 125c0-68 56-125 126-125 69 0 126 57 126 125 0 70-57 127-126 127-70 0-126-57-126-127z">
          <text:p/>
        </draw:path>
        <draw:path draw:style-name="gr76" draw:text-style-name="P2" draw:layer="layout" svg:width="0.251cm" svg:height="0.251cm" svg:x="29.522cm" svg:y="8.87cm" svg:viewBox="0 0 252 252" svg:d="M0 125c0-68 56-125 126-125 69 0 126 57 126 125 0 70-57 127-126 127-70 0-126-57-126-127z">
          <text:p/>
        </draw:path>
        <draw:path draw:style-name="gr75" draw:text-style-name="P38" draw:layer="layout" svg:width="0.251cm" svg:height="0.25cm" svg:x="29.522cm" svg:y="8.642cm" svg:viewBox="0 0 252 251" svg:d="M0 126c0-70 56-126 126-126 69 0 126 56 126 126 0 69-57 125-126 125-70 0-126-56-126-125z">
          <text:p/>
        </draw:path>
        <draw:path draw:style-name="gr76" draw:text-style-name="P2" draw:layer="layout" svg:width="0.251cm" svg:height="0.25cm" svg:x="29.522cm" svg:y="8.642cm" svg:viewBox="0 0 252 251" svg:d="M0 126c0-70 56-126 126-126 69 0 126 56 126 126 0 69-57 125-126 125-70 0-126-56-126-125z">
          <text:p/>
        </draw:path>
        <draw:path draw:style-name="gr111" draw:text-style-name="P56" draw:layer="layout" svg:width="0.251cm" svg:height="0.251cm" svg:x="29.891cm" svg:y="8.956cm" svg:viewBox="0 0 252 252" svg:d="M0 126c0-68 57-126 126-126s126 58 126 126c0 70-57 126-126 126s-126-56-126-126z">
          <text:p/>
        </draw:path>
        <draw:path draw:style-name="gr112" draw:text-style-name="P2" draw:layer="layout" svg:width="0.251cm" svg:height="0.251cm" svg:x="29.891cm" svg:y="8.956cm" svg:viewBox="0 0 252 252" svg:d="M0 126c0-68 57-126 126-126s126 58 126 126c0 70-57 126-126 126s-126-56-126-126z">
          <text:p/>
        </draw:path>
        <draw:path draw:style-name="gr111" draw:text-style-name="P56" draw:layer="layout" svg:width="0.251cm" svg:height="0.25cm" svg:x="29.891cm" svg:y="8.988cm" svg:viewBox="0 0 252 251" svg:d="M0 126c0-69 57-126 126-126s126 57 126 126-57 125-126 125-126-56-126-125z">
          <text:p/>
        </draw:path>
        <draw:path draw:style-name="gr112" draw:text-style-name="P2" draw:layer="layout" svg:width="0.251cm" svg:height="0.25cm" svg:x="29.891cm" svg:y="8.988cm" svg:viewBox="0 0 252 251" svg:d="M0 126c0-69 57-126 126-126s126 57 126 126-57 125-126 125-126-56-126-125z">
          <text:p/>
        </draw:path>
        <draw:path draw:style-name="gr115" draw:text-style-name="P58" draw:layer="layout" svg:width="0.251cm" svg:height="0.251cm" svg:x="30.409cm" svg:y="7.582cm" svg:viewBox="0 0 252 252" svg:d="M0 126c0-69 56-126 126-126 68 0 126 57 126 126 0 70-58 126-126 126-70 0-126-56-126-126z">
          <text:p/>
        </draw:path>
        <draw:path draw:style-name="gr116" draw:text-style-name="P2" draw:layer="layout" svg:width="0.251cm" svg:height="0.251cm" svg:x="30.409cm" svg:y="7.582cm" svg:viewBox="0 0 252 252" svg:d="M0 126c0-69 56-126 126-126 68 0 126 57 126 126 0 70-58 126-126 126-70 0-126-56-126-126z">
          <text:p/>
        </draw:path>
        <draw:path draw:style-name="gr115" draw:text-style-name="P58" draw:layer="layout" svg:width="0.251cm" svg:height="0.251cm" svg:x="30.409cm" svg:y="6.561cm" svg:viewBox="0 0 252 252" svg:d="M0 126c0-69 56-126 126-126 68 0 126 57 126 126s-58 126-126 126c-70 0-126-57-126-126z">
          <text:p/>
        </draw:path>
        <draw:path draw:style-name="gr116" draw:text-style-name="P2" draw:layer="layout" svg:width="0.251cm" svg:height="0.251cm" svg:x="30.409cm" svg:y="6.561cm" svg:viewBox="0 0 252 252" svg:d="M0 126c0-69 56-126 126-126 68 0 126 57 126 126s-58 126-126 126c-70 0-126-57-126-126z">
          <text:p/>
        </draw:path>
        <draw:path draw:style-name="gr115" draw:text-style-name="P58" draw:layer="layout" svg:width="0.251cm" svg:height="0.251cm" svg:x="30.409cm" svg:y="7.567cm" svg:viewBox="0 0 252 252" svg:d="M0 126c0-70 56-126 126-126 68 0 126 56 126 126 0 69-58 126-126 126-70 0-126-57-126-126z">
          <text:p/>
        </draw:path>
        <draw:path draw:style-name="gr116" draw:text-style-name="P2" draw:layer="layout" svg:width="0.251cm" svg:height="0.251cm" svg:x="30.409cm" svg:y="7.567cm" svg:viewBox="0 0 252 252" svg:d="M0 126c0-70 56-126 126-126 68 0 126 56 126 126 0 69-58 126-126 126-70 0-126-57-126-126z">
          <text:p/>
        </draw:path>
        <draw:path draw:style-name="gr115" draw:text-style-name="P58" draw:layer="layout" svg:width="0.251cm" svg:height="0.251cm" svg:x="30.409cm" svg:y="7.762cm" svg:viewBox="0 0 252 252" svg:d="M0 126c0-70 56-126 126-126 68 0 126 56 126 126 0 68-58 126-126 126-70 0-126-58-126-126z">
          <text:p/>
        </draw:path>
        <draw:path draw:style-name="gr116" draw:text-style-name="P2" draw:layer="layout" svg:width="0.251cm" svg:height="0.251cm" svg:x="30.409cm" svg:y="7.762cm" svg:viewBox="0 0 252 252" svg:d="M0 126c0-70 56-126 126-126 68 0 126 56 126 126 0 68-58 126-126 126-70 0-126-58-126-126z">
          <text:p/>
        </draw:path>
        <draw:path draw:style-name="gr111" draw:text-style-name="P56" draw:layer="layout" svg:width="0.251cm" svg:height="0.25cm" svg:x="29.891cm" svg:y="9.078cm" svg:viewBox="0 0 252 251" svg:d="M0 125c0-69 57-125 126-125s126 56 126 125c0 70-57 126-126 126s-126-56-126-126z">
          <text:p/>
        </draw:path>
        <draw:path draw:style-name="gr112" draw:text-style-name="P2" draw:layer="layout" svg:width="0.251cm" svg:height="0.25cm" svg:x="29.891cm" svg:y="9.078cm" svg:viewBox="0 0 252 251" svg:d="M0 125c0-69 57-125 126-125s126 56 126 125c0 70-57 126-126 126s-126-56-126-126z">
          <text:p/>
        </draw:path>
        <draw:path draw:style-name="gr45" draw:text-style-name="P23" draw:layer="layout" svg:width="0.251cm" svg:height="0.251cm" svg:x="31.786cm" svg:y="8.822cm" svg:viewBox="0 0 252 252" svg:d="M0 125c0-68 57-125 127-125 69 0 125 57 125 125 0 71-56 127-125 127-70 0-127-56-127-127z">
          <text:p/>
        </draw:path>
        <draw:path draw:style-name="gr46" draw:text-style-name="P2" draw:layer="layout" svg:width="0.251cm" svg:height="0.251cm" svg:x="31.786cm" svg:y="8.822cm" svg:viewBox="0 0 252 252" svg:d="M0 125c0-68 57-125 127-125 69 0 125 57 125 125 0 71-56 127-125 127-70 0-127-56-127-127z">
          <text:p/>
        </draw:path>
        <draw:path draw:style-name="gr89" draw:text-style-name="P45" draw:layer="layout" svg:width="0.251cm" svg:height="0.251cm" svg:x="31.593cm" svg:y="7.46cm" svg:viewBox="0 0 252 252" svg:d="M0 126c0-69 56-126 125-126 70 0 127 57 127 126s-57 126-127 126c-69 0-125-57-125-126z">
          <text:p/>
        </draw:path>
        <draw:path draw:style-name="gr90" draw:text-style-name="P2" draw:layer="layout" svg:width="0.251cm" svg:height="0.251cm" svg:x="31.593cm" svg:y="7.46cm" svg:viewBox="0 0 252 252" svg:d="M0 126c0-69 56-126 125-126 70 0 127 57 127 126s-57 126-127 126c-69 0-125-57-125-126z">
          <text:p/>
        </draw:path>
        <draw:path draw:style-name="gr109" draw:text-style-name="P55" draw:layer="layout" svg:width="0.25cm" svg:height="0.251cm" svg:x="29.273cm" svg:y="8.321cm" svg:viewBox="0 0 251 252" svg:d="M0 125c0-69 56-125 126-125 69 0 125 56 125 125 0 70-56 127-125 127-70 0-126-57-126-127z">
          <text:p/>
        </draw:path>
        <draw:path draw:style-name="gr110" draw:text-style-name="P2" draw:layer="layout" svg:width="0.25cm" svg:height="0.251cm" svg:x="29.273cm" svg:y="8.321cm" svg:viewBox="0 0 251 252" svg:d="M0 125c0-69 56-125 126-125 69 0 125 56 125 125 0 70-56 127-125 127-70 0-126-57-126-127z">
          <text:p/>
        </draw:path>
        <draw:path draw:style-name="gr117" draw:text-style-name="P59" draw:layer="layout" svg:width="0.251cm" svg:height="0.251cm" svg:x="32.169cm" svg:y="6.963cm" svg:viewBox="0 0 252 252" svg:d="M0 127c0-69 57-127 126-127s126 58 126 127-57 125-126 125-126-56-126-125z">
          <text:p/>
        </draw:path>
        <draw:path draw:style-name="gr118" draw:text-style-name="P2" draw:layer="layout" svg:width="0.251cm" svg:height="0.251cm" svg:x="32.169cm" svg:y="6.963cm" svg:viewBox="0 0 252 252" svg:d="M0 127c0-69 57-127 126-127s126 58 126 127-57 125-126 125-126-56-126-125z">
          <text:p/>
        </draw:path>
        <draw:path draw:style-name="gr113" draw:text-style-name="P57" draw:layer="layout" svg:width="0.251cm" svg:height="0.25cm" svg:x="31.665cm" svg:y="7.247cm" svg:viewBox="0 0 252 251" svg:d="M0 126c0-69 56-126 125-126s127 57 127 126-58 125-127 125-125-56-125-125z">
          <text:p/>
        </draw:path>
        <draw:path draw:style-name="gr114" draw:text-style-name="P2" draw:layer="layout" svg:width="0.251cm" svg:height="0.25cm" svg:x="31.665cm" svg:y="7.247cm" svg:viewBox="0 0 252 251" svg:d="M0 126c0-69 56-126 125-126s127 57 127 126-58 125-127 125-125-56-125-125z">
          <text:p/>
        </draw:path>
        <draw:path draw:style-name="gr119" draw:text-style-name="P60" draw:layer="layout" svg:width="0.251cm" svg:height="0.251cm" svg:x="30.093cm" svg:y="8.81cm" svg:viewBox="0 0 252 252" svg:d="M0 125c0-68 56-125 125-125 71 0 127 57 127 125 0 70-56 127-127 127-69 0-125-57-125-127z">
          <text:p/>
        </draw:path>
        <draw:path draw:style-name="gr120" draw:text-style-name="P2" draw:layer="layout" svg:width="0.251cm" svg:height="0.251cm" svg:x="30.093cm" svg:y="8.81cm" svg:viewBox="0 0 252 252" svg:d="M0 125c0-68 56-125 125-125 71 0 127 57 127 125 0 70-56 127-127 127-69 0-125-57-125-127z">
          <text:p/>
        </draw:path>
        <draw:path draw:style-name="gr121" draw:text-style-name="P61" draw:layer="layout" svg:width="0.25cm" svg:height="0.251cm" svg:x="28.315cm" svg:y="8.549cm" svg:viewBox="0 0 251 252" svg:d="M0 126c0-69 56-126 126-126 69 0 125 57 125 126s-56 126-125 126c-70 0-126-57-126-126z">
          <text:p/>
        </draw:path>
        <draw:path draw:style-name="gr122" draw:text-style-name="P2" draw:layer="layout" svg:width="0.25cm" svg:height="0.251cm" svg:x="28.315cm" svg:y="8.549cm" svg:viewBox="0 0 251 252" svg:d="M0 126c0-69 56-126 126-126 69 0 125 57 125 126s-56 126-125 126c-70 0-126-57-126-126z">
          <text:p/>
        </draw:path>
        <draw:path draw:style-name="gr119" draw:text-style-name="P60" draw:layer="layout" svg:width="0.251cm" svg:height="0.25cm" svg:x="30.093cm" svg:y="8.885cm" svg:viewBox="0 0 252 251" svg:d="M0 126c0-70 56-126 125-126 71 0 127 56 127 126 0 69-56 125-127 125-69 0-125-56-125-125z">
          <text:p/>
        </draw:path>
        <draw:path draw:style-name="gr120" draw:text-style-name="P2" draw:layer="layout" svg:width="0.251cm" svg:height="0.25cm" svg:x="30.093cm" svg:y="8.885cm" svg:viewBox="0 0 252 251" svg:d="M0 126c0-70 56-126 125-126 71 0 127 56 127 126 0 69-56 125-127 125-69 0-125-56-125-125z">
          <text:p/>
        </draw:path>
        <draw:path draw:style-name="gr119" draw:text-style-name="P60" draw:layer="layout" svg:width="0.251cm" svg:height="0.25cm" svg:x="30.093cm" svg:y="8.771cm" svg:viewBox="0 0 252 251" svg:d="M0 125c0-69 56-125 125-125 71 0 127 56 127 125s-56 126-127 126c-69 0-125-57-125-126z">
          <text:p/>
        </draw:path>
        <draw:path draw:style-name="gr120" draw:text-style-name="P2" draw:layer="layout" svg:width="0.251cm" svg:height="0.25cm" svg:x="30.093cm" svg:y="8.771cm" svg:viewBox="0 0 252 251" svg:d="M0 125c0-69 56-125 125-125 71 0 127 56 127 125s-56 126-127 126c-69 0-125-57-125-126z">
          <text:p/>
        </draw:path>
        <draw:path draw:style-name="gr117" draw:text-style-name="P59" draw:layer="layout" svg:width="0.251cm" svg:height="0.251cm" svg:x="32.169cm" svg:y="6.385cm" svg:viewBox="0 0 252 252" svg:d="M0 126c0-70 57-126 126-126s126 56 126 126c0 69-57 126-126 126s-126-57-126-126z">
          <text:p/>
        </draw:path>
        <draw:path draw:style-name="gr118" draw:text-style-name="P2" draw:layer="layout" svg:width="0.251cm" svg:height="0.251cm" svg:x="32.169cm" svg:y="6.385cm" svg:viewBox="0 0 252 252" svg:d="M0 126c0-70 57-126 126-126s126 56 126 126c0 69-57 126-126 126s-126-57-126-126z">
          <text:p/>
        </draw:path>
        <draw:path draw:style-name="gr117" draw:text-style-name="P59" draw:layer="layout" svg:width="0.251cm" svg:height="0.251cm" svg:x="32.169cm" svg:y="6.301cm" svg:viewBox="0 0 252 252" svg:d="M0 125c0-68 57-125 126-125s126 57 126 125c0 70-57 127-126 127s-126-57-126-127z">
          <text:p/>
        </draw:path>
        <draw:path draw:style-name="gr118" draw:text-style-name="P2" draw:layer="layout" svg:width="0.251cm" svg:height="0.251cm" svg:x="32.169cm" svg:y="6.301cm" svg:viewBox="0 0 252 252" svg:d="M0 125c0-68 57-125 126-125s126 57 126 125c0 70-57 127-126 127s-126-57-126-127z">
          <text:p/>
        </draw:path>
        <draw:path draw:style-name="gr29" draw:text-style-name="P15" draw:layer="layout" svg:width="0.25cm" svg:height="0.251cm" svg:x="29.151cm" svg:y="7.771cm" svg:viewBox="0 0 251 252" svg:d="M0 125c0-68 56-125 125-125s126 57 126 125c0 70-57 127-126 127s-125-57-125-127z">
          <text:p/>
        </draw:path>
        <draw:path draw:style-name="gr30" draw:text-style-name="P2" draw:layer="layout" svg:width="0.25cm" svg:height="0.251cm" svg:x="29.151cm" svg:y="7.771cm" svg:viewBox="0 0 251 252" svg:d="M0 125c0-68 56-125 125-125s126 57 126 125c0 70-57 127-126 127s-125-57-125-127z">
          <text:p/>
        </draw:path>
        <draw:path draw:style-name="gr65" draw:text-style-name="P33" draw:layer="layout" svg:width="0.251cm" svg:height="0.251cm" svg:x="29.088cm" svg:y="8.979cm" svg:viewBox="0 0 252 252" svg:d="M0 127c0-69 58-127 127-127s125 58 125 127c0 68-56 125-125 125s-127-57-127-125z">
          <text:p/>
        </draw:path>
        <draw:path draw:style-name="gr66" draw:text-style-name="P2" draw:layer="layout" svg:width="0.251cm" svg:height="0.251cm" svg:x="29.088cm" svg:y="8.979cm" svg:viewBox="0 0 252 252" svg:d="M0 127c0-69 58-127 127-127s125 58 125 127c0 68-56 125-125 125s-127-57-127-125z">
          <text:p/>
        </draw:path>
        <draw:path draw:style-name="gr67" draw:text-style-name="P34" draw:layer="layout" svg:width="0.251cm" svg:height="0.251cm" svg:x="28.416cm" svg:y="7.037cm" svg:viewBox="0 0 252 252" svg:d="M0 126c0-69 57-126 126-126s126 57 126 126-57 126-126 126-126-57-126-126z">
          <text:p/>
        </draw:path>
        <draw:path draw:style-name="gr68" draw:text-style-name="P2" draw:layer="layout" svg:width="0.251cm" svg:height="0.251cm" svg:x="28.416cm" svg:y="7.037cm" svg:viewBox="0 0 252 252" svg:d="M0 126c0-69 57-126 126-126s126 57 126 126-57 126-126 126-126-57-126-126z">
          <text:p/>
        </draw:path>
        <draw:path draw:style-name="gr67" draw:text-style-name="P34" draw:layer="layout" svg:width="0.251cm" svg:height="0.251cm" svg:x="28.416cm" svg:y="7.269cm" svg:viewBox="0 0 252 252" svg:d="M0 125c0-69 57-125 126-125s126 56 126 125-57 127-126 127-126-58-126-127z">
          <text:p/>
        </draw:path>
        <draw:path draw:style-name="gr68" draw:text-style-name="P2" draw:layer="layout" svg:width="0.251cm" svg:height="0.251cm" svg:x="28.416cm" svg:y="7.269cm" svg:viewBox="0 0 252 252" svg:d="M0 125c0-69 57-125 126-125s126 56 126 125-57 127-126 127-126-58-126-127z">
          <text:p/>
        </draw:path>
        <draw:path draw:style-name="gr67" draw:text-style-name="P34" draw:layer="layout" svg:width="0.251cm" svg:height="0.25cm" svg:x="28.416cm" svg:y="7.101cm" svg:viewBox="0 0 252 251" svg:d="M0 125c0-69 57-125 126-125s126 56 126 125c0 70-57 126-126 126s-126-56-126-126z">
          <text:p/>
        </draw:path>
        <draw:path draw:style-name="gr68" draw:text-style-name="P2" draw:layer="layout" svg:width="0.251cm" svg:height="0.25cm" svg:x="28.416cm" svg:y="7.101cm" svg:viewBox="0 0 252 251" svg:d="M0 125c0-69 57-125 126-125s126 56 126 125c0 70-57 126-126 126s-126-56-126-126z">
          <text:p/>
        </draw:path>
        <draw:path draw:style-name="gr41" draw:text-style-name="P21" draw:layer="layout" svg:width="0.251cm" svg:height="0.251cm" svg:x="29.946cm" svg:y="8.278cm" svg:viewBox="0 0 252 252" svg:d="M0 126c0-69 57-126 125-126 70 0 127 57 127 126s-57 126-127 126c-68 0-125-57-125-126z">
          <text:p/>
        </draw:path>
        <draw:path draw:style-name="gr42" draw:text-style-name="P2" draw:layer="layout" svg:width="0.251cm" svg:height="0.251cm" svg:x="29.946cm" svg:y="8.278cm" svg:viewBox="0 0 252 252" svg:d="M0 126c0-69 57-126 125-126 70 0 127 57 127 126s-57 126-127 126c-68 0-125-57-125-126z">
          <text:p/>
        </draw:path>
        <draw:path draw:style-name="gr67" draw:text-style-name="P34" draw:layer="layout" svg:width="0.251cm" svg:height="0.252cm" svg:x="28.416cm" svg:y="7.145cm" svg:viewBox="0 0 252 253" svg:d="M0 126c0-69 57-126 126-126s126 57 126 126c0 70-57 127-126 127s-126-57-126-127z">
          <text:p/>
        </draw:path>
        <draw:path draw:style-name="gr68" draw:text-style-name="P2" draw:layer="layout" svg:width="0.251cm" svg:height="0.252cm" svg:x="28.416cm" svg:y="7.145cm" svg:viewBox="0 0 252 253" svg:d="M0 126c0-69 57-126 126-126s126 57 126 126c0 70-57 127-126 127s-126-57-126-127z">
          <text:p/>
        </draw:path>
        <draw:path draw:style-name="gr117" draw:text-style-name="P59" draw:layer="layout" svg:width="0.251cm" svg:height="0.25cm" svg:x="32.169cm" svg:y="6.604cm" svg:viewBox="0 0 252 251" svg:d="M0 125c0-69 57-125 126-125s126 56 126 125c0 70-57 126-126 126s-126-56-126-126z">
          <text:p/>
        </draw:path>
        <draw:path draw:style-name="gr118" draw:text-style-name="P2" draw:layer="layout" svg:width="0.251cm" svg:height="0.25cm" svg:x="32.169cm" svg:y="6.604cm" svg:viewBox="0 0 252 251" svg:d="M0 125c0-69 57-125 126-125s126 56 126 125c0 70-57 126-126 126s-126-56-126-126z">
          <text:p/>
        </draw:path>
        <draw:path draw:style-name="gr119" draw:text-style-name="P60" draw:layer="layout" svg:width="0.251cm" svg:height="0.251cm" svg:x="30.093cm" svg:y="8.957cm" svg:viewBox="0 0 252 252" svg:d="M0 126c0-68 56-126 125-126 71 0 127 58 127 126 0 70-56 126-127 126-69 0-125-56-125-126z">
          <text:p/>
        </draw:path>
        <draw:path draw:style-name="gr120" draw:text-style-name="P2" draw:layer="layout" svg:width="0.251cm" svg:height="0.251cm" svg:x="30.093cm" svg:y="8.957cm" svg:viewBox="0 0 252 252" svg:d="M0 126c0-68 56-126 125-126 71 0 127 58 127 126 0 70-56 126-127 126-69 0-125-56-125-126z">
          <text:p/>
        </draw:path>
        <draw:path draw:style-name="gr93" draw:text-style-name="P47" draw:layer="layout" svg:width="0.251cm" svg:height="0.251cm" svg:x="30.245cm" svg:y="8.166cm" svg:viewBox="0 0 252 252" svg:d="M0 127c0-70 56-127 125-127 70 0 127 57 127 127 0 69-57 125-127 125-69 0-125-56-125-125z">
          <text:p/>
        </draw:path>
        <draw:path draw:style-name="gr94" draw:text-style-name="P2" draw:layer="layout" svg:width="0.251cm" svg:height="0.251cm" svg:x="30.245cm" svg:y="8.166cm" svg:viewBox="0 0 252 252" svg:d="M0 127c0-70 56-127 125-127 70 0 127 57 127 127 0 69-57 125-127 125-69 0-125-56-125-125z">
          <text:p/>
        </draw:path>
        <draw:path draw:style-name="gr93" draw:text-style-name="P47" draw:layer="layout" svg:width="0.251cm" svg:height="0.251cm" svg:x="30.245cm" svg:y="8.118cm" svg:viewBox="0 0 252 252" svg:d="M0 126c0-70 56-126 125-126 70 0 127 56 127 126 0 69-57 126-127 126-69 0-125-57-125-126z">
          <text:p/>
        </draw:path>
        <draw:path draw:style-name="gr94" draw:text-style-name="P2" draw:layer="layout" svg:width="0.251cm" svg:height="0.251cm" svg:x="30.245cm" svg:y="8.118cm" svg:viewBox="0 0 252 252" svg:d="M0 126c0-70 56-126 125-126 70 0 127 56 127 126 0 69-57 126-127 126-69 0-125-57-125-126z">
          <text:p/>
        </draw:path>
        <draw:path draw:style-name="gr19" draw:text-style-name="P10" draw:layer="layout" svg:width="0.251cm" svg:height="0.251cm" svg:x="27.636cm" svg:y="6.672cm" svg:viewBox="0 0 252 252" svg:d="M0 127c0-70 56-127 126-127 69 0 126 57 126 127 0 69-57 125-126 125-70 0-126-56-126-125z">
          <text:p/>
        </draw:path>
        <draw:path draw:style-name="gr20" draw:text-style-name="P2" draw:layer="layout" svg:width="0.251cm" svg:height="0.251cm" svg:x="27.636cm" svg:y="6.672cm" svg:viewBox="0 0 252 252" svg:d="M0 127c0-70 56-127 126-127 69 0 126 57 126 127 0 69-57 125-126 125-70 0-126-56-126-125z">
          <text:p/>
        </draw:path>
        <draw:path draw:style-name="gr93" draw:text-style-name="P47" draw:layer="layout" svg:width="0.251cm" svg:height="0.251cm" svg:x="30.245cm" svg:y="8.552cm" svg:viewBox="0 0 252 252" svg:d="M0 125c0-69 56-125 125-125 70 0 127 56 127 125s-57 127-127 127c-69 0-125-58-125-127z">
          <text:p/>
        </draw:path>
        <draw:path draw:style-name="gr94" draw:text-style-name="P2" draw:layer="layout" svg:width="0.251cm" svg:height="0.251cm" svg:x="30.245cm" svg:y="8.552cm" svg:viewBox="0 0 252 252" svg:d="M0 125c0-69 56-125 125-125 70 0 127 56 127 125s-57 127-127 127c-69 0-125-58-125-127z">
          <text:p/>
        </draw:path>
        <draw:path draw:style-name="gr113" draw:text-style-name="P57" draw:layer="layout" svg:width="0.251cm" svg:height="0.251cm" svg:x="31.665cm" svg:y="7.28cm" svg:viewBox="0 0 252 252" svg:d="M0 125c0-69 56-125 125-125s127 56 127 125-58 127-127 127-125-58-125-127z">
          <text:p/>
        </draw:path>
        <draw:path draw:style-name="gr114" draw:text-style-name="P2" draw:layer="layout" svg:width="0.251cm" svg:height="0.251cm" svg:x="31.665cm" svg:y="7.28cm" svg:viewBox="0 0 252 252" svg:d="M0 125c0-69 56-125 125-125s127 56 127 125-58 127-127 127-125-58-125-127z">
          <text:p/>
        </draw:path>
        <draw:path draw:style-name="gr93" draw:text-style-name="P47" draw:layer="layout" svg:width="0.251cm" svg:height="0.251cm" svg:x="30.245cm" svg:y="8.457cm" svg:viewBox="0 0 252 252" svg:d="M0 127c0-69 56-127 125-127 70 0 127 58 127 127s-57 125-127 125c-69 0-125-56-125-125z">
          <text:p/>
        </draw:path>
        <draw:path draw:style-name="gr94" draw:text-style-name="P2" draw:layer="layout" svg:width="0.251cm" svg:height="0.251cm" svg:x="30.245cm" svg:y="8.457cm" svg:viewBox="0 0 252 252" svg:d="M0 127c0-69 56-127 125-127 70 0 127 58 127 127s-57 125-127 125c-69 0-125-56-125-125z">
          <text:p/>
        </draw:path>
        <draw:path draw:style-name="gr119" draw:text-style-name="P60" draw:layer="layout" svg:width="0.251cm" svg:height="0.251cm" svg:x="30.093cm" svg:y="8.93cm" svg:viewBox="0 0 252 252" svg:d="M0 126c0-69 56-126 125-126 71 0 127 57 127 126s-56 126-127 126c-69 0-125-57-125-126z">
          <text:p/>
        </draw:path>
        <draw:path draw:style-name="gr120" draw:text-style-name="P2" draw:layer="layout" svg:width="0.251cm" svg:height="0.251cm" svg:x="30.093cm" svg:y="8.93cm" svg:viewBox="0 0 252 252" svg:d="M0 126c0-69 56-126 125-126 71 0 127 57 127 126s-56 126-127 126c-69 0-125-57-125-126z">
          <text:p/>
        </draw:path>
        <draw:path draw:style-name="gr123" draw:text-style-name="P62" draw:layer="layout" svg:width="0.251cm" svg:height="0.25cm" svg:x="30.072cm" svg:y="8.896cm" svg:viewBox="0 0 252 251" svg:d="M0 126c0-70 57-126 126-126s126 56 126 126c0 69-57 125-126 125s-126-56-126-125z">
          <text:p/>
        </draw:path>
        <draw:path draw:style-name="gr124" draw:text-style-name="P2" draw:layer="layout" svg:width="0.251cm" svg:height="0.25cm" svg:x="30.072cm" svg:y="8.896cm" svg:viewBox="0 0 252 251" svg:d="M0 126c0-70 57-126 126-126s126 56 126 126c0 69-57 125-126 125s-126-56-126-125z">
          <text:p/>
        </draw:path>
        <draw:path draw:style-name="gr123" draw:text-style-name="P62" draw:layer="layout" svg:width="0.251cm" svg:height="0.251cm" svg:x="30.072cm" svg:y="8.869cm" svg:viewBox="0 0 252 252" svg:d="M0 126c0-70 57-126 126-126s126 56 126 126c0 69-57 126-126 126s-126-57-126-126z">
          <text:p/>
        </draw:path>
        <draw:path draw:style-name="gr124" draw:text-style-name="P2" draw:layer="layout" svg:width="0.251cm" svg:height="0.251cm" svg:x="30.072cm" svg:y="8.869cm" svg:viewBox="0 0 252 252" svg:d="M0 126c0-70 57-126 126-126s126 56 126 126c0 69-57 126-126 126s-126-57-126-126z">
          <text:p/>
        </draw:path>
        <draw:path draw:style-name="gr123" draw:text-style-name="P62" draw:layer="layout" svg:width="0.251cm" svg:height="0.25cm" svg:x="30.072cm" svg:y="8.885cm" svg:viewBox="0 0 252 251" svg:d="M0 126c0-70 57-126 126-126s126 56 126 126c0 69-57 125-126 125s-126-56-126-125z">
          <text:p/>
        </draw:path>
        <draw:path draw:style-name="gr124" draw:text-style-name="P2" draw:layer="layout" svg:width="0.251cm" svg:height="0.25cm" svg:x="30.072cm" svg:y="8.885cm" svg:viewBox="0 0 252 251" svg:d="M0 126c0-70 57-126 126-126s126 56 126 126c0 69-57 125-126 125s-126-56-126-125z">
          <text:p/>
        </draw:path>
        <draw:path draw:style-name="gr125" draw:text-style-name="P63" draw:layer="layout" svg:width="0.25cm" svg:height="0.251cm" svg:x="31.946cm" svg:y="6.998cm" svg:viewBox="0 0 251 252" svg:d="M0 127c0-69 56-127 125-127 70 0 126 58 126 127s-56 125-126 125c-69 0-125-56-125-125z">
          <text:p/>
        </draw:path>
        <draw:path draw:style-name="gr126" draw:text-style-name="P2" draw:layer="layout" svg:width="0.25cm" svg:height="0.251cm" svg:x="31.946cm" svg:y="6.998cm" svg:viewBox="0 0 251 252" svg:d="M0 127c0-69 56-127 125-127 70 0 126 58 126 127s-56 125-126 125c-69 0-125-56-125-125z">
          <text:p/>
        </draw:path>
        <draw:path draw:style-name="gr115" draw:text-style-name="P58" draw:layer="layout" svg:width="0.251cm" svg:height="0.251cm" svg:x="30.409cm" svg:y="6.939cm" svg:viewBox="0 0 252 252" svg:d="M0 127c0-71 56-127 126-127 68 0 126 56 126 127 0 68-58 125-126 125-70 0-126-57-126-125z">
          <text:p/>
        </draw:path>
        <draw:path draw:style-name="gr116" draw:text-style-name="P2" draw:layer="layout" svg:width="0.251cm" svg:height="0.251cm" svg:x="30.409cm" svg:y="6.939cm" svg:viewBox="0 0 252 252" svg:d="M0 127c0-71 56-127 126-127 68 0 126 56 126 127 0 68-58 125-126 125-70 0-126-57-126-125z">
          <text:p/>
        </draw:path>
        <draw:path draw:style-name="gr125" draw:text-style-name="P63" draw:layer="layout" svg:width="0.25cm" svg:height="0.251cm" svg:x="31.946cm" svg:y="7.104cm" svg:viewBox="0 0 251 252" svg:d="M0 126c0-69 56-126 125-126 70 0 126 57 126 126 0 70-56 126-126 126-69 0-125-56-125-126z">
          <text:p/>
        </draw:path>
        <draw:path draw:style-name="gr126" draw:text-style-name="P2" draw:layer="layout" svg:width="0.25cm" svg:height="0.251cm" svg:x="31.946cm" svg:y="7.104cm" svg:viewBox="0 0 251 252" svg:d="M0 126c0-69 56-126 125-126 70 0 126 57 126 126 0 70-56 126-126 126-69 0-125-56-125-126z">
          <text:p/>
        </draw:path>
        <draw:path draw:style-name="gr125" draw:text-style-name="P63" draw:layer="layout" svg:width="0.25cm" svg:height="0.251cm" svg:x="31.946cm" svg:y="7.401cm" svg:viewBox="0 0 251 252" svg:d="M0 126c0-70 56-126 125-126 70 0 126 56 126 126 0 69-56 126-126 126-69 0-125-57-125-126z">
          <text:p/>
        </draw:path>
        <draw:path draw:style-name="gr126" draw:text-style-name="P2" draw:layer="layout" svg:width="0.25cm" svg:height="0.251cm" svg:x="31.946cm" svg:y="7.401cm" svg:viewBox="0 0 251 252" svg:d="M0 126c0-70 56-126 125-126 70 0 126 56 126 126 0 69-56 126-126 126-69 0-125-57-125-126z">
          <text:p/>
        </draw:path>
        <draw:path draw:style-name="gr103" draw:text-style-name="P52" draw:layer="layout" svg:width="0.251cm" svg:height="0.251cm" svg:x="30.026cm" svg:y="7.726cm" svg:viewBox="0 0 252 252" svg:d="M0 126c0-70 56-126 126-126 69 0 126 56 126 126 0 69-57 126-126 126-70 0-126-57-126-126z">
          <text:p/>
        </draw:path>
        <draw:path draw:style-name="gr104" draw:text-style-name="P2" draw:layer="layout" svg:width="0.251cm" svg:height="0.251cm" svg:x="30.026cm" svg:y="7.726cm" svg:viewBox="0 0 252 252" svg:d="M0 126c0-70 56-126 126-126 69 0 126 56 126 126 0 69-57 126-126 126-70 0-126-57-126-126z">
          <text:p/>
        </draw:path>
        <draw:path draw:style-name="gr125" draw:text-style-name="P63" draw:layer="layout" svg:width="0.25cm" svg:height="0.251cm" svg:x="31.946cm" svg:y="7.309cm" svg:viewBox="0 0 251 252" svg:d="M0 126c0-69 56-126 125-126 70 0 126 57 126 126s-56 126-126 126c-69 0-125-57-125-126z">
          <text:p/>
        </draw:path>
        <draw:path draw:style-name="gr126" draw:text-style-name="P2" draw:layer="layout" svg:width="0.25cm" svg:height="0.251cm" svg:x="31.946cm" svg:y="7.309cm" svg:viewBox="0 0 251 252" svg:d="M0 126c0-69 56-126 125-126 70 0 126 57 126 126s-56 126-126 126c-69 0-125-57-125-126z">
          <text:p/>
        </draw:path>
        <draw:path draw:style-name="gr113" draw:text-style-name="P57" draw:layer="layout" svg:width="0.251cm" svg:height="0.25cm" svg:x="31.665cm" svg:y="6.171cm" svg:viewBox="0 0 252 251" svg:d="M0 126c0-70 56-126 125-126s127 56 127 126c0 69-58 125-127 125s-125-56-125-125z">
          <text:p/>
        </draw:path>
        <draw:path draw:style-name="gr114" draw:text-style-name="P2" draw:layer="layout" svg:width="0.251cm" svg:height="0.25cm" svg:x="31.665cm" svg:y="6.171cm" svg:viewBox="0 0 252 251" svg:d="M0 126c0-70 56-126 125-126s127 56 127 126c0 69-58 125-127 125s-125-56-125-125z">
          <text:p/>
        </draw:path>
        <draw:path draw:style-name="gr113" draw:text-style-name="P57" draw:layer="layout" svg:width="0.251cm" svg:height="0.251cm" svg:x="31.665cm" svg:y="6.316cm" svg:viewBox="0 0 252 252" svg:d="M0 126c0-70 56-126 125-126s127 56 127 126c0 69-58 126-127 126s-125-57-125-126z">
          <text:p/>
        </draw:path>
        <draw:path draw:style-name="gr114" draw:text-style-name="P2" draw:layer="layout" svg:width="0.251cm" svg:height="0.251cm" svg:x="31.665cm" svg:y="6.316cm" svg:viewBox="0 0 252 252" svg:d="M0 126c0-70 56-126 125-126s127 56 127 126c0 69-58 126-127 126s-125-57-125-126z">
          <text:p/>
        </draw:path>
        <draw:path draw:style-name="gr55" draw:text-style-name="P28" draw:layer="layout" svg:width="0.251cm" svg:height="0.251cm" svg:x="30.666cm" svg:y="8.606cm" svg:viewBox="0 0 252 252" svg:d="M0 126c0-69 56-126 125-126s127 57 127 126c0 70-58 126-127 126s-125-56-125-126z">
          <text:p/>
        </draw:path>
        <draw:path draw:style-name="gr56" draw:text-style-name="P2" draw:layer="layout" svg:width="0.251cm" svg:height="0.251cm" svg:x="30.666cm" svg:y="8.606cm" svg:viewBox="0 0 252 252" svg:d="M0 126c0-69 56-126 125-126s127 57 127 126c0 70-58 126-127 126s-125-56-125-126z">
          <text:p/>
        </draw:path>
        <draw:path draw:style-name="gr113" draw:text-style-name="P57" draw:layer="layout" svg:width="0.251cm" svg:height="0.25cm" svg:x="31.665cm" svg:y="6.308cm" svg:viewBox="0 0 252 251" svg:d="M0 125c0-69 56-125 125-125s127 56 127 125-58 126-127 126-125-57-125-126z">
          <text:p/>
        </draw:path>
        <draw:path draw:style-name="gr114" draw:text-style-name="P2" draw:layer="layout" svg:width="0.251cm" svg:height="0.25cm" svg:x="31.665cm" svg:y="6.308cm" svg:viewBox="0 0 252 251" svg:d="M0 125c0-69 56-125 125-125s127 56 127 125-58 126-127 126-125-57-125-126z">
          <text:p/>
        </draw:path>
        <draw:path draw:style-name="gr113" draw:text-style-name="P57" draw:layer="layout" svg:width="0.251cm" svg:height="0.251cm" svg:x="31.665cm" svg:y="6.346cm" svg:viewBox="0 0 252 252" svg:d="M0 126c0-69 56-126 125-126s127 57 127 126c0 70-58 126-127 126s-125-56-125-126z">
          <text:p/>
        </draw:path>
        <draw:path draw:style-name="gr114" draw:text-style-name="P2" draw:layer="layout" svg:width="0.251cm" svg:height="0.251cm" svg:x="31.665cm" svg:y="6.346cm" svg:viewBox="0 0 252 252" svg:d="M0 126c0-69 56-126 125-126s127 57 127 126c0 70-58 126-127 126s-125-56-125-126z">
          <text:p/>
        </draw:path>
        <draw:path draw:style-name="gr41" draw:text-style-name="P21" draw:layer="layout" svg:width="0.251cm" svg:height="0.251cm" svg:x="29.946cm" svg:y="8.124cm" svg:viewBox="0 0 252 252" svg:d="M0 126c0-69 57-126 125-126 70 0 127 57 127 126 0 70-57 126-127 126-68 0-125-56-125-126z">
          <text:p/>
        </draw:path>
        <draw:path draw:style-name="gr42" draw:text-style-name="P2" draw:layer="layout" svg:width="0.251cm" svg:height="0.251cm" svg:x="29.946cm" svg:y="8.124cm" svg:viewBox="0 0 252 252" svg:d="M0 126c0-69 57-126 125-126 70 0 127 57 127 126 0 70-57 126-127 126-68 0-125-56-125-126z">
          <text:p/>
        </draw:path>
        <draw:path draw:style-name="gr127" draw:text-style-name="P64" draw:layer="layout" svg:width="0.251cm" svg:height="0.251cm" svg:x="32.148cm" svg:y="6.925cm" svg:viewBox="0 0 252 252" svg:d="M0 126c0-70 56-126 125-126s127 56 127 126c0 69-58 126-127 126s-125-57-125-126z">
          <text:p/>
        </draw:path>
        <draw:path draw:style-name="gr128" draw:text-style-name="P2" draw:layer="layout" svg:width="0.251cm" svg:height="0.251cm" svg:x="32.148cm" svg:y="6.925cm" svg:viewBox="0 0 252 252" svg:d="M0 126c0-70 56-126 125-126s127 56 127 126c0 69-58 126-127 126s-125-57-125-126z">
          <text:p/>
        </draw:path>
        <draw:path draw:style-name="gr127" draw:text-style-name="P64" draw:layer="layout" svg:width="0.251cm" svg:height="0.251cm" svg:x="32.148cm" svg:y="7.165cm" svg:viewBox="0 0 252 252" svg:d="M0 126c0-69 56-126 125-126s127 57 127 126c0 70-58 126-127 126s-125-56-125-126z">
          <text:p/>
        </draw:path>
        <draw:path draw:style-name="gr128" draw:text-style-name="P2" draw:layer="layout" svg:width="0.251cm" svg:height="0.251cm" svg:x="32.148cm" svg:y="7.165cm" svg:viewBox="0 0 252 252" svg:d="M0 126c0-69 56-126 125-126s127 57 127 126c0 70-58 126-127 126s-125-56-125-126z">
          <text:p/>
        </draw:path>
        <draw:path draw:style-name="gr127" draw:text-style-name="P64" draw:layer="layout" svg:width="0.251cm" svg:height="0.251cm" svg:x="32.148cm" svg:y="6.911cm" svg:viewBox="0 0 252 252" svg:d="M0 127c0-70 56-127 125-127s127 57 127 127c0 69-58 125-127 125s-125-56-125-125z">
          <text:p/>
        </draw:path>
        <draw:path draw:style-name="gr128" draw:text-style-name="P2" draw:layer="layout" svg:width="0.251cm" svg:height="0.251cm" svg:x="32.148cm" svg:y="6.911cm" svg:viewBox="0 0 252 252" svg:d="M0 127c0-70 56-127 125-127s127 57 127 127c0 69-58 125-127 125s-125-56-125-125z">
          <text:p/>
        </draw:path>
        <draw:path draw:style-name="gr127" draw:text-style-name="P64" draw:layer="layout" svg:width="0.251cm" svg:height="0.25cm" svg:x="32.148cm" svg:y="6.841cm" svg:viewBox="0 0 252 251" svg:d="M0 125c0-69 56-125 125-125s127 56 127 125c0 70-58 126-127 126s-125-56-125-126z">
          <text:p/>
        </draw:path>
        <draw:path draw:style-name="gr128" draw:text-style-name="P2" draw:layer="layout" svg:width="0.251cm" svg:height="0.25cm" svg:x="32.148cm" svg:y="6.841cm" svg:viewBox="0 0 252 251" svg:d="M0 125c0-69 56-125 125-125s127 56 127 125c0 70-58 126-127 126s-125-56-125-126z">
          <text:p/>
        </draw:path>
        <draw:path draw:style-name="gr127" draw:text-style-name="P64" draw:layer="layout" svg:width="0.251cm" svg:height="0.25cm" svg:x="32.148cm" svg:y="7.3cm" svg:viewBox="0 0 252 251" svg:d="M0 125c0-69 56-125 125-125s127 56 127 125-58 126-127 126-125-57-125-126z">
          <text:p/>
        </draw:path>
        <draw:path draw:style-name="gr128" draw:text-style-name="P2" draw:layer="layout" svg:width="0.251cm" svg:height="0.25cm" svg:x="32.148cm" svg:y="7.3cm" svg:viewBox="0 0 252 251" svg:d="M0 125c0-69 56-125 125-125s127 56 127 125-58 126-127 126-125-57-125-126z">
          <text:p/>
        </draw:path>
        <draw:path draw:style-name="gr117" draw:text-style-name="P59" draw:layer="layout" svg:width="0.251cm" svg:height="0.251cm" svg:x="32.169cm" svg:y="6.978cm" svg:viewBox="0 0 252 252" svg:d="M0 126c0-69 57-126 126-126s126 57 126 126-57 126-126 126-126-57-126-126z">
          <text:p/>
        </draw:path>
        <draw:path draw:style-name="gr118" draw:text-style-name="P2" draw:layer="layout" svg:width="0.251cm" svg:height="0.251cm" svg:x="32.169cm" svg:y="6.978cm" svg:viewBox="0 0 252 252" svg:d="M0 126c0-69 57-126 126-126s126 57 126 126-57 126-126 126-126-57-126-126z">
          <text:p/>
        </draw:path>
        <draw:path draw:style-name="gr41" draw:text-style-name="P21" draw:layer="layout" svg:width="0.251cm" svg:height="0.251cm" svg:x="29.946cm" svg:y="8.333cm" svg:viewBox="0 0 252 252" svg:d="M0 126c0-69 57-126 125-126 70 0 127 57 127 126 0 70-57 126-127 126-68 0-125-56-125-126z">
          <text:p/>
        </draw:path>
        <draw:path draw:style-name="gr42" draw:text-style-name="P2" draw:layer="layout" svg:width="0.251cm" svg:height="0.251cm" svg:x="29.946cm" svg:y="8.333cm" svg:viewBox="0 0 252 252" svg:d="M0 126c0-69 57-126 125-126 70 0 127 57 127 126 0 70-57 126-127 126-68 0-125-56-125-126z">
          <text:p/>
        </draw:path>
        <draw:path draw:style-name="gr101" draw:text-style-name="P51" draw:layer="layout" svg:width="0.251cm" svg:height="0.251cm" svg:x="32.001cm" svg:y="7.053cm" svg:viewBox="0 0 252 252" svg:d="M0 126c0-70 56-126 126-126 69 0 126 56 126 126 0 68-57 126-126 126-70 0-126-58-126-126z">
          <text:p/>
        </draw:path>
        <draw:path draw:style-name="gr102" draw:text-style-name="P2" draw:layer="layout" svg:width="0.251cm" svg:height="0.251cm" svg:x="32.001cm" svg:y="7.053cm" svg:viewBox="0 0 252 252" svg:d="M0 126c0-70 56-126 126-126 69 0 126 56 126 126 0 68-57 126-126 126-70 0-126-58-126-126z">
          <text:p/>
        </draw:path>
        <draw:path draw:style-name="gr101" draw:text-style-name="P51" draw:layer="layout" svg:width="0.251cm" svg:height="0.251cm" svg:x="32.001cm" svg:y="7.199cm" svg:viewBox="0 0 252 252" svg:d="M0 127c0-70 56-127 126-127 69 0 126 57 126 127 0 69-57 125-126 125-70 0-126-56-126-125z">
          <text:p/>
        </draw:path>
        <draw:path draw:style-name="gr102" draw:text-style-name="P2" draw:layer="layout" svg:width="0.251cm" svg:height="0.251cm" svg:x="32.001cm" svg:y="7.199cm" svg:viewBox="0 0 252 252" svg:d="M0 127c0-70 56-127 126-127 69 0 126 57 126 127 0 69-57 125-126 125-70 0-126-56-126-125z">
          <text:p/>
        </draw:path>
        <draw:path draw:style-name="gr101" draw:text-style-name="P51" draw:layer="layout" svg:width="0.251cm" svg:height="0.251cm" svg:x="32.001cm" svg:y="7.176cm" svg:viewBox="0 0 252 252" svg:d="M0 126c0-69 56-126 126-126 69 0 126 57 126 126s-57 126-126 126c-70 0-126-57-126-126z">
          <text:p/>
        </draw:path>
        <draw:path draw:style-name="gr102" draw:text-style-name="P2" draw:layer="layout" svg:width="0.251cm" svg:height="0.251cm" svg:x="32.001cm" svg:y="7.176cm" svg:viewBox="0 0 252 252" svg:d="M0 126c0-69 56-126 126-126 69 0 126 57 126 126s-57 126-126 126c-70 0-126-57-126-126z">
          <text:p/>
        </draw:path>
        <draw:path draw:style-name="gr101" draw:text-style-name="P51" draw:layer="layout" svg:width="0.251cm" svg:height="0.251cm" svg:x="32.001cm" svg:y="7.287cm" svg:viewBox="0 0 252 252" svg:d="M0 125c0-69 56-125 126-125 69 0 126 56 126 125s-57 127-126 127c-70 0-126-58-126-127z">
          <text:p/>
        </draw:path>
        <draw:path draw:style-name="gr102" draw:text-style-name="P2" draw:layer="layout" svg:width="0.251cm" svg:height="0.251cm" svg:x="32.001cm" svg:y="7.287cm" svg:viewBox="0 0 252 252" svg:d="M0 125c0-69 56-125 126-125 69 0 126 56 126 125s-57 127-126 127c-70 0-126-58-126-127z">
          <text:p/>
        </draw:path>
        <draw:path draw:style-name="gr129" draw:text-style-name="P65" draw:layer="layout" svg:width="0.251cm" svg:height="0.251cm" svg:x="30.851cm" svg:y="8.392cm" svg:viewBox="0 0 252 252" svg:d="M0 127c0-70 58-127 127-127s125 57 125 127c0 68-56 125-125 125s-127-57-127-125z">
          <text:p/>
        </draw:path>
        <draw:path draw:style-name="gr130" draw:text-style-name="P2" draw:layer="layout" svg:width="0.251cm" svg:height="0.251cm" svg:x="30.851cm" svg:y="8.392cm" svg:viewBox="0 0 252 252" svg:d="M0 127c0-70 58-127 127-127s125 57 125 127c0 68-56 125-125 125s-127-57-127-125z">
          <text:p/>
        </draw:path>
        <draw:path draw:style-name="gr129" draw:text-style-name="P65" draw:layer="layout" svg:width="0.251cm" svg:height="0.25cm" svg:x="30.851cm" svg:y="8.39cm" svg:viewBox="0 0 252 251" svg:d="M0 126c0-70 58-126 127-126s125 56 125 126c0 69-56 125-125 125s-127-56-127-125z">
          <text:p/>
        </draw:path>
        <draw:path draw:style-name="gr130" draw:text-style-name="P2" draw:layer="layout" svg:width="0.251cm" svg:height="0.25cm" svg:x="30.851cm" svg:y="8.39cm" svg:viewBox="0 0 252 251" svg:d="M0 126c0-70 58-126 127-126s125 56 125 126c0 69-56 125-125 125s-127-56-127-125z">
          <text:p/>
        </draw:path>
        <draw:polygon draw:style-name="gr138" draw:text-style-name="P70" draw:layer="layout" svg:width="3.454cm" svg:height="1.259cm" svg:x="27.761cm" svg:y="7.676cm" svg:viewBox="0 0 3455 1260" draw:points="0,0 44,14 88,29 132,44 175,59 219,74 263,89 307,103 350,118 394,133 437,148 481,163 525,177 569,192 612,206 656,221 700,236 744,250 787,265 831,279 875,293 919,308 962,322 1006,336 1050,350 1093,364 1137,378 1181,392 1224,407 1268,421 1312,435 1356,448 1399,461 1443,475 1487,488 1531,501 1574,514 1619,526 1663,539 1707,551 1750,563 1794,575 1838,587 1881,598 1925,609 1969,620 2013,630 2056,641 2100,650 2144,660 2188,669 2231,678 2275,687 2319,696 2362,704 2406,712 2450,719 2494,727 2537,734 2581,741 2625,748 2668,754 2712,761 2756,767 2800,773 2843,779 2887,785 2931,791 2975,796 3018,802 3062,807 3106,813 3150,818 3193,823 3237,828 3281,834 3324,838 3368,843 3412,848 3455,853 3455,1260 3412,1246 3368,1231 3324,1217 3281,1203 3237,1188 3193,1174 3150,1160 3106,1146 3062,1132 3018,1118 2975,1104 2931,1091 2887,1077 2843,1064 2800,1051 2756,1037 2712,1024 2668,1012 2625,999 2581,987 2537,974 2494,962 2450,950 2406,939 2362,927 2319,916 2275,905 2231,895 2188,885 2144,874 2100,865 2056,855 2013,847 1969,838 1925,829 1881,821 1838,813 1794,805 1750,798 1707,791 1663,784 1619,777 1574,770 1531,764 1487,758 1443,751 1399,745 1356,740 1312,734 1268,728 1224,723 1181,717 1137,712 1093,707 1050,701 1006,696 962,691 919,686 875,681 831,676 787,671 744,667 700,662 656,657 612,652 569,648 525,643 481,638 437,634 394,629 350,625 307,620 263,616 219,611 175,607 132,602 88,598 44,594 0,589">
          <text:p/>
        </draw:polygon>
        <draw:polyline draw:style-name="gr137" draw:text-style-name="P2" draw:layer="layout" svg:width="3.454cm" svg:height="0.761cm" svg:x="27.761cm" svg:y="7.97cm" svg:viewBox="0 0 3455 762" draw:points="0,0 44,10 88,19 132,29 175,39 219,48 263,58 307,67 350,77 394,87 437,96 481,106 525,116 569,125 612,135 656,144 700,154 744,164 787,173 831,183 875,193 919,202 962,212 1006,222 1050,231 1093,241 1137,251 1181,260 1224,270 1268,280 1312,289 1356,299 1399,308 1443,318 1487,328 1531,337 1574,347 1619,356 1663,366 1707,376 1750,385 1794,395 1838,405 1881,414 1925,424 1969,434 2013,443 2056,453 2100,463 2144,472 2188,482 2231,492 2275,501 2319,511 2362,521 2406,530 2450,540 2494,549 2537,559 2581,569 2625,578 2668,588 2712,598 2756,607 2800,617 2843,627 2887,636 2931,646 2975,656 3018,665 3062,676 3106,686 3150,695 3193,705 3237,714 3281,724 3324,734 3368,743 3412,753 3455,762">
          <text:p/>
        </draw:polyline>
        <draw:polygon draw:style-name="gr136" draw:text-style-name="P69" draw:layer="layout" svg:width="1.067cm" svg:height="1.565cm" svg:x="31.297cm" svg:y="6.866cm" svg:viewBox="0 0 1068 1566" draw:points="0,653 14,650 27,648 40,645 54,643 68,640 81,637 94,635 108,632 122,629 135,626 149,624 162,620 176,618 190,614 204,611 217,608 231,605 244,602 258,598 271,595 285,591 298,588 312,584 325,580 339,576 352,572 366,568 379,563 393,559 406,554 420,549 433,544 447,539 460,534 474,528 487,522 501,516 514,510 528,503 541,497 555,489 569,482 582,474 595,466 609,458 622,449 636,440 649,431 663,421 676,411 690,400 704,389 717,378 730,367 744,355 758,343 771,330 784,318 798,305 812,291 825,278 838,264 852,250 866,236 879,221 893,206 906,191 920,176 933,161 947,146 960,130 973,114 987,98 1001,82 1014,67 1028,49 1041,33 1055,17 1068,0 1068,640 1055,643 1041,647 1028,650 1014,654 1001,658 987,662 973,666 960,671 947,675 933,680 920,684 906,689 893,694 879,699 866,705 852,711 838,716 825,723 812,729 798,736 784,743 771,750 758,757 744,765 730,773 717,782 704,791 690,800 676,809 663,819 649,829 636,840 622,851 609,862 595,874 582,886 569,898 555,910 541,923 528,937 514,950 501,963 487,977 474,992 460,1006 447,1021 433,1035 420,1050 406,1065 393,1080 379,1096 366,1112 352,1127 339,1143 325,1159 312,1175 298,1192 285,1208 271,1224 258,1241 244,1257 231,1274 217,1291 204,1308 190,1324 176,1341 162,1358 149,1375 135,1392 122,1410 108,1427 94,1444 81,1461 68,1479 54,1496 40,1513 27,1531 14,1548 0,1566">
          <text:p/>
        </draw:polygon>
        <draw:polyline draw:style-name="gr137" draw:text-style-name="P2" draw:layer="layout" svg:width="1.067cm" svg:height="0.788cm" svg:x="31.297cm" svg:y="7.186cm" svg:viewBox="0 0 1068 789" draw:points="0,789 14,779 27,769 40,759 54,749 68,739 81,729 94,719 108,709 122,699 135,690 149,679 162,669 176,660 190,649 204,639 217,630 231,619 244,609 258,600 271,590 285,579 298,570 312,560 325,550 339,540 352,530 366,520 379,510 393,500 406,490 420,480 433,470 447,460 460,450 474,440 487,430 501,420 514,410 528,400 541,390 555,380 569,370 582,360 595,350 609,340 622,330 636,320 649,310 663,300 676,290 690,280 704,270 717,260 730,250 744,240 758,230 771,220 784,210 798,200 812,190 825,179 838,169 852,159 866,149 879,139 893,129 906,119 920,109 933,99 947,89 960,79 973,69 987,59 1001,49 1014,39 1028,29 1041,19 1055,9 1068,0">
          <text:p/>
        </draw:polyline>
        <draw:polygon draw:style-name="gr133" draw:text-style-name="P2" draw:layer="layout" svg:width="5.063cm" svg:height="4.523cm" svg:x="27.531cm" svg:y="5.544cm" svg:viewBox="0 0 5064 4524" draw:points="0,4524 5064,4524 5064,0 0,0">
          <text:p/>
        </draw:polygon>
        <draw:line draw:style-name="gr135" draw:text-style-name="P2" draw:layer="layout" svg:x1="27.426cm" svg:y1="9.861cm" svg:x2="27.531cm" svg:y2="9.861cm">
          <text:p/>
        </draw:line>
        <draw:line draw:style-name="gr135" draw:text-style-name="P2" draw:layer="layout" svg:x1="27.426cm" svg:y1="8.833cm" svg:x2="27.531cm" svg:y2="8.833cm">
          <text:p/>
        </draw:line>
        <draw:line draw:style-name="gr135" draw:text-style-name="P2" draw:layer="layout" svg:x1="27.426cm" svg:y1="7.805cm" svg:x2="27.531cm" svg:y2="7.805cm">
          <text:p/>
        </draw:line>
        <draw:line draw:style-name="gr135" draw:text-style-name="P2" draw:layer="layout" svg:x1="27.426cm" svg:y1="6.778cm" svg:x2="27.531cm" svg:y2="6.778cm">
          <text:p/>
        </draw:line>
        <draw:line draw:style-name="gr135" draw:text-style-name="P2" draw:layer="layout" svg:x1="27.426cm" svg:y1="5.75cm" svg:x2="27.531cm" svg:y2="5.75cm">
          <text:p/>
        </draw:line>
        <draw:line draw:style-name="gr135" draw:text-style-name="P2" draw:layer="layout" svg:x1="27.964cm" svg:y1="10.172cm" svg:x2="27.964cm" svg:y2="10.067cm">
          <text:p/>
        </draw:line>
        <draw:line draw:style-name="gr135" draw:text-style-name="P2" draw:layer="layout" svg:x1="29.648cm" svg:y1="10.172cm" svg:x2="29.648cm" svg:y2="10.067cm">
          <text:p/>
        </draw:line>
        <draw:line draw:style-name="gr135" draw:text-style-name="P2" draw:layer="layout" svg:x1="31.331cm" svg:y1="10.172cm" svg:x2="31.331cm" svg:y2="10.067cm">
          <text:p/>
        </draw:line>
        <draw:line draw:style-name="gr135" draw:text-style-name="P2" draw:layer="layout" svg:x1="32.316cm" svg:y1="10.172cm" svg:x2="32.316cm" svg:y2="10.067cm">
          <text:p/>
        </draw:line>
        <draw:frame draw:style-name="gr139" draw:text-style-name="P73" draw:layer="layout" svg:width="0.422cm" svg:height="0.424cm" svg:x="27.288cm" svg:y="11.171cm">
          <draw:text-box>
            <text:p text:style-name="P67"><text:span text:style-name="T2">)</text:span></text:p>
          </draw:text-box>
        </draw:frame>
        <draw:frame draw:style-name="gr134" draw:text-style-name="P72" draw:layer="layout" svg:width="0.59cm" svg:height="0.352cm" draw:transform="rotate (-1.5707963267949) translate (28.11cm 10.257cm)">
          <draw:text-box>
            <text:p text:style-name="P67"><text:span text:style-name="T1">250</text:span></text:p>
          </draw:text-box>
        </draw:frame>
        <draw:frame draw:style-name="gr134" draw:text-style-name="P72" draw:layer="layout" svg:width="0.59cm" svg:height="0.352cm" draw:transform="rotate (-1.5707963267949) translate (29.793cm 10.257cm)">
          <draw:text-box>
            <text:p text:style-name="P67"><text:span text:style-name="T1">500</text:span></text:p>
          </draw:text-box>
        </draw:frame>
        <draw:frame draw:style-name="gr134" draw:text-style-name="P72" draw:layer="layout" svg:width="0.785cm" svg:height="0.352cm" draw:transform="rotate (-1.5707963267949) translate (31.477cm 10.257cm)">
          <draw:text-box>
            <text:p text:style-name="P67"><text:span text:style-name="T1">1000</text:span></text:p>
          </draw:text-box>
        </draw:frame>
        <draw:frame draw:style-name="gr134" draw:text-style-name="P72" draw:layer="layout" svg:width="0.785cm" svg:height="0.352cm" draw:transform="rotate (-1.5707963267949) translate (32.461cm 10.257cm)">
          <draw:text-box>
            <text:p text:style-name="P67"><text:span text:style-name="T1">1500</text:span></text:p>
          </draw:text-box>
        </draw:frame>
        <draw:frame draw:style-name="gr139" draw:text-style-name="P73" draw:layer="layout" svg:width="0.565cm" svg:height="0.424cm" svg:x="28.42cm" svg:y="11.165cm">
          <draw:text-box>
            <text:p text:style-name="P67"><text:span text:style-name="T2">dO</text:span></text:p>
          </draw:text-box>
        </draw:frame>
        <draw:frame draw:style-name="gr141" draw:text-style-name="P74" draw:layer="layout" svg:width="0.281cm" svg:height="0.281cm" svg:x="28.985cm" svg:y="11.351cm">
          <draw:text-box>
            <text:p text:style-name="P67"><text:span text:style-name="T4">2</text:span></text:p>
          </draw:text-box>
        </draw:frame>
        <draw:frame draw:style-name="gr139" draw:text-style-name="P73" draw:layer="layout" svg:width="0.819cm" svg:height="0.424cm" svg:x="29.142cm" svg:y="11.165cm">
          <draw:text-box>
            <text:p text:style-name="P67"><text:span text:style-name="T2"><text:s/></text:span><text:span text:style-name="T2">(log</text:span></text:p>
          </draw:text-box>
        </draw:frame>
        <draw:frame draw:style-name="gr141" draw:text-style-name="P74" draw:layer="layout" svg:width="0.315cm" svg:height="0.281cm" svg:x="29.965cm" svg:y="11.351cm">
          <draw:text-box>
            <text:p text:style-name="P67"><text:span text:style-name="T4">10</text:span></text:p>
          </draw:text-box>
        </draw:frame>
        <draw:frame draw:style-name="gr139" draw:text-style-name="P73" draw:layer="layout" svg:width="0.422cm" svg:height="0.424cm" svg:x="30.279cm" svg:y="11.194cm">
          <draw:text-box>
            <text:p text:style-name="P67"><text:span text:style-name="T3"><text:s/></text:span></text:p>
          </draw:text-box>
        </draw:frame>
        <draw:frame draw:style-name="gr139" draw:text-style-name="P73" draw:layer="layout" svg:width="0.595cm" svg:height="0.424cm" svg:x="30.385cm" svg:y="11.165cm">
          <draw:text-box>
            <text:p text:style-name="P67"><text:span text:style-name="T2">µM</text:span></text:p>
          </draw:text-box>
        </draw:frame>
        <draw:frame draw:style-name="gr139" draw:text-style-name="P73" draw:layer="layout" svg:width="0.422cm" svg:height="0.424cm" svg:x="30.973cm" svg:y="11.194cm">
          <draw:text-box>
            <text:p text:style-name="P67"><text:span text:style-name="T3"><text:s/></text:span></text:p>
          </draw:text-box>
        </draw:frame>
        <draw:frame draw:style-name="gr139" draw:text-style-name="P73" draw:layer="layout" svg:width="0.422cm" svg:height="0.424cm" svg:x="31.079cm" svg:y="11.165cm">
          <draw:text-box>
            <text:p text:style-name="P67"><text:span text:style-name="T2">O</text:span></text:p>
          </draw:text-box>
        </draw:frame>
        <draw:frame draw:style-name="gr141" draw:text-style-name="P74" draw:layer="layout" svg:width="0.281cm" svg:height="0.281cm" svg:x="31.408cm" svg:y="11.351cm">
          <draw:text-box>
            <text:p text:style-name="P67"><text:span text:style-name="T4">2</text:span></text:p>
          </draw:text-box>
        </draw:frame>
        <draw:polygon draw:style-name="gr2" draw:text-style-name="P1" draw:layer="layout" svg:width="2.677cm" svg:height="2.431cm" svg:x="32.894cm" svg:y="2.54cm" svg:viewBox="0 0 2678 2432" draw:points="0,2432 2678,2432 2678,0 0,0">
          <text:p/>
        </draw:polygon>
        <draw:frame draw:style-name="gr139" draw:text-style-name="P73" draw:layer="layout" svg:width="0.422cm" svg:height="0.424cm" svg:x="31.565cm" svg:y="11.165cm">
          <draw:text-box>
            <text:p text:style-name="P67"><text:span text:style-name="T2">)</text:span></text:p>
          </draw:text-box>
        </draw:frame>
        <draw:polygon draw:style-name="gr142" draw:text-style-name="P1" draw:layer="layout" svg:width="0.813cm" svg:height="0.813cm" svg:x="33.044cm" svg:y="3.196cm" svg:viewBox="0 0 814 814" draw:points="0,814 814,814 814,0 0,0">
          <text:p/>
        </draw:polygon>
        <draw:polygon draw:style-name="gr138" draw:text-style-name="P70" draw:layer="layout" svg:width="0.813cm" svg:height="0.813cm" svg:x="33.044cm" svg:y="3.196cm" svg:viewBox="0 0 814 814" draw:points="0,814 814,814 814,0 0,0">
          <text:p/>
        </draw:polygon>
        <draw:line draw:style-name="gr137" draw:text-style-name="P2" draw:layer="layout" svg:x1="33.126cm" svg:y1="3.602cm" svg:x2="33.776cm" svg:y2="3.602cm">
          <text:p/>
        </draw:line>
        <draw:polygon draw:style-name="gr142" draw:text-style-name="P1" draw:layer="layout" svg:width="0.813cm" svg:height="0.812cm" svg:x="33.044cm" svg:y="4.009cm" svg:viewBox="0 0 814 813" draw:points="0,813 814,813 814,0 0,0">
          <text:p/>
        </draw:polygon>
        <draw:polygon draw:style-name="gr136" draw:text-style-name="P69" draw:layer="layout" svg:width="0.813cm" svg:height="0.812cm" svg:x="33.044cm" svg:y="4.009cm" svg:viewBox="0 0 814 813" draw:points="0,813 814,813 814,0 0,0">
          <text:p/>
        </draw:polygon>
        <draw:line draw:style-name="gr137" draw:text-style-name="P2" draw:layer="layout" svg:x1="33.126cm" svg:y1="4.415cm" svg:x2="33.776cm" svg:y2="4.415cm">
          <text:p/>
        </draw:line>
        <draw:frame draw:style-name="gr143" draw:text-style-name="P73" draw:layer="layout" svg:width="2.373cm" svg:height="0.424cm" svg:x="33.045cm" svg:y="2.668cm">
          <draw:text-box>
            <text:p text:style-name="P67"><text:span text:style-name="T2">Photic Zone:</text:span></text:p>
          </draw:text-box>
        </draw:frame>
        <draw:frame draw:style-name="gr144" draw:text-style-name="P72" draw:layer="layout" svg:width="0.747cm" svg:height="0.352cm" svg:x="33.959cm" svg:y="3.458cm">
          <draw:text-box>
            <text:p text:style-name="P67"><text:span text:style-name="T1">Dark</text:span></text:p>
          </draw:text-box>
        </draw:frame>
        <draw:polygon draw:style-name="gr2" draw:text-style-name="P1" draw:layer="layout" svg:width="3.195cm" svg:height="4.871cm" svg:x="32.894cm" svg:y="5.171cm" svg:viewBox="0 0 3196 4872" draw:points="0,4872 3196,4872 3196,0 0,0">
          <text:p/>
        </draw:polygon>
        <draw:frame draw:style-name="gr145" draw:text-style-name="P2" draw:layer="layout" svg:width="0.812cm" svg:height="4.065cm" svg:x="33.045cm" svg:y="5.827cm">
          <draw:image xlink:href="Pictures/1000000000000001000000156481E2D4.png" xlink:type="simple" xlink:show="embed" xlink:actuate="onLoad">
            <text:p/>
          </draw:image>
        </draw:frame>
        <draw:frame draw:style-name="gr146" draw:text-style-name="P72" draw:layer="layout" svg:width="0.764cm" svg:height="0.352cm" svg:x="33.959cm" svg:y="4.271cm">
          <draw:text-box>
            <text:p text:style-name="P67"><text:span text:style-name="T1">Light</text:span></text:p>
          </draw:text-box>
        </draw:frame>
        <draw:frame draw:style-name="gr134" draw:text-style-name="P72" draw:layer="layout" svg:width="0.352cm" svg:height="0.352cm" svg:x="34.061cm" svg:y="5.785cm">
          <draw:text-box>
            <text:p text:style-name="P67"><text:span text:style-name="T1">0</text:span></text:p>
          </draw:text-box>
        </draw:frame>
        <draw:frame draw:style-name="gr134" draw:text-style-name="P72" draw:layer="layout" svg:width="0.352cm" svg:height="0.352cm" svg:x="34.061cm" svg:y="9.645cm">
          <draw:text-box>
            <text:p text:style-name="P67"><text:span text:style-name="T1">1</text:span></text:p>
          </draw:text-box>
        </draw:frame>
        <draw:line draw:style-name="gr140" draw:text-style-name="P2" draw:layer="layout" svg:x1="33.044cm" svg:y1="5.929cm" svg:x2="33.207cm" svg:y2="5.929cm">
          <text:p/>
        </draw:line>
        <draw:line draw:style-name="gr140" draw:text-style-name="P2" draw:layer="layout" svg:x1="33.044cm" svg:y1="9.79cm" svg:x2="33.207cm" svg:y2="9.79cm">
          <text:p/>
        </draw:line>
        <draw:line draw:style-name="gr140" draw:text-style-name="P2" draw:layer="layout" svg:x1="33.695cm" svg:y1="5.929cm" svg:x2="33.857cm" svg:y2="5.929cm">
          <text:p/>
        </draw:line>
        <draw:line draw:style-name="gr140" draw:text-style-name="P2" draw:layer="layout" svg:x1="33.695cm" svg:y1="9.79cm" svg:x2="33.857cm" svg:y2="9.79cm">
          <text:p/>
        </draw:line>
        <draw:frame draw:style-name="gr147" draw:text-style-name="P73" draw:layer="layout" svg:width="2.893cm" svg:height="0.424cm" svg:x="33.045cm" svg:y="5.299cm">
          <draw:text-box>
            <text:p text:style-name="P67"><text:span text:style-name="T2">Relative Depth:</text:span></text:p>
          </draw:text-box>
        </draw:frame>
        <draw:frame draw:style-name="gr148" draw:text-style-name="P75" draw:layer="layout" svg:width="33.401cm" svg:height="0.945cm" svg:x="1.878cm" svg:y="0.281cm">
          <draw:text-box>
            <text:p><text:span text:style-name="T6">A </text:span><text:span text:style-name="T6"><text:tab/></text:span><text:span text:style-name="T6"><text:tab/></text:span><text:span text:style-name="T6"><text:tab/></text:span><text:span text:style-name="T6"><text:tab/></text:span><text:span text:style-name="T6">B </text:span><text:span text:style-name="T6"><text:tab/></text:span><text:span text:style-name="T6"><text:tab/></text:span><text:span text:style-name="T6"><text:tab/></text:span><text:span text:style-name="T6"><text:tab/></text:span><text:span text:style-name="T6"><text:tab/></text:span><text:span text:style-name="T6"><text:tab/></text:span><text:span text:style-name="T6"> <text:s text:c="4"/>C </text:span><text:span text:style-name="T6"><text:tab/></text:span><text:span text:style-name="T6"><text:tab/></text:span><text:span text:style-name="T6"><text:tab/></text:span><text:span text:style-name="T6"><text:tab/></text:span><text:span text:style-name="T6">D </text:span><text:span text:style-name="T6"><text:tab/></text:span><text:span text:style-name="T6"><text:tab/></text:span><text:span text:style-name="T6"><text:tab/></text:span><text:span text:style-name="T6"><text:tab/></text:span><text:span text:style-name="T6"> E </text:span><text:span text:style-name="T6"><text:tab/></text:span><text:span text:style-name="T6"><text:tab/></text:span><text:span text:style-name="T6"><text:tab/></text:span><text:span text:style-name="T6"><text:tab/></text:span><text:span text:style-name="T6"> <text:s text:c="2"/>F</text:span></text:p>
          </draw:text-box>
        </draw:frame>
        <draw:frame draw:style-name="gr141" draw:text-style-name="P74" draw:layer="layout" svg:width="0.281cm" svg:height="0.285cm" svg:x="26.347cm" svg:y="11.089cm">
          <draw:text-box>
            <text:p text:style-name="P67"><text:span text:style-name="T5">−</text:span></text:p>
          </draw:text-box>
        </draw:frame>
        <draw:frame draw:style-name="gr141" draw:text-style-name="P74" draw:layer="layout" svg:width="0.281cm" svg:height="0.281cm" svg:x="26.502cm" svg:y="11.069cm">
          <draw:text-box>
            <text:p text:style-name="P67"><text:span text:style-name="T4">2</text:span></text:p>
          </draw:text-box>
        </draw:frame>
        <draw:frame draw:style-name="gr139" draw:text-style-name="P73" draw:layer="layout" svg:width="0.422cm" svg:height="0.424cm" svg:x="26.659cm" svg:y="11.2cm">
          <draw:text-box>
            <text:p text:style-name="P67"><text:span text:style-name="T3"><text:s/></text:span></text:p>
          </draw:text-box>
        </draw:frame>
        <draw:frame draw:style-name="gr139" draw:text-style-name="P73" draw:layer="layout" svg:width="0.422cm" svg:height="0.424cm" svg:x="26.765cm" svg:y="11.171cm">
          <draw:text-box>
            <text:p text:style-name="P67"><text:span text:style-name="T2">s</text:span></text:p>
          </draw:text-box>
        </draw:frame>
        <draw:frame draw:style-name="gr141" draw:text-style-name="P74" draw:layer="layout" svg:width="0.281cm" svg:height="0.285cm" svg:x="26.977cm" svg:y="11.089cm">
          <draw:text-box>
            <text:p text:style-name="P67"><text:span text:style-name="T5">−</text:span></text:p>
          </draw:text-box>
        </draw:frame>
        <draw:frame draw:style-name="gr141" draw:text-style-name="P74" draw:layer="layout" svg:width="0.281cm" svg:height="0.281cm" svg:x="27.131cm" svg:y="11.069cm">
          <draw:text-box>
            <text:p text:style-name="P67"><text:span text:style-name="T4">1</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1" svg:font-family="Helvetica"/>
    <style:font-face style:name="Symbol1" svg:font-family="Symbol"/>
    <style:font-face style:name="Helvetica" svg:font-family="Helvetica" style:font-pitch="variable"/>
    <style:font-face style:name="Liberation Serif1" svg:font-family="'Liberation Serif'" style:font-pitch="variable"/>
    <style:font-face style:name="Symbol" svg:font-family="Symbol"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36.583cm" fo:page-height="11.99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6-03-22T15:51:38.808214000</dc:date>
    <meta:editing-duration>PT8M41S</meta:editing-duration>
    <meta:editing-cycles>2</meta:editing-cycles>
    <meta:generator>LibreOffice/5.0.0.5$MacOSX_X86_64 LibreOffice_project/1b1a90865e348b492231e1c451437d7a15bb262b</meta:generator>
    <meta:document-statistic meta:object-count="5158"/>
  </office:meta>
</office:document-meta>
</file>